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ce style:name="Tahoma1"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846cm"/>
    </style:style>
    <style:style style:name="co2" style:family="table-column">
      <style:table-column-properties fo:break-before="auto" style:column-width="1.739cm"/>
    </style:style>
    <style:style style:name="co14" style:family="table-column">
      <style:table-column-properties fo:break-before="auto" style:column-width="2.223cm"/>
    </style:style>
    <style:style style:name="co15" style:family="table-column">
      <style:table-column-properties fo:break-before="auto" style:column-width="1.73cm"/>
    </style:style>
    <style:style style:name="co4" style:family="table-column">
      <style:table-column-properties fo:break-before="auto" style:column-width="1.729cm"/>
    </style:style>
    <style:style style:name="co16" style:family="table-column">
      <style:table-column-properties fo:break-before="auto" style:column-width="6.073cm"/>
    </style:style>
    <style:style style:name="co13" style:family="table-column">
      <style:table-column-properties fo:break-before="auto" style:column-width="1.755cm"/>
    </style:style>
    <style:style style:name="co17" style:family="table-column">
      <style:table-column-properties fo:break-before="auto" style:column-width="3.101cm"/>
    </style:style>
    <style:style style:name="co18" style:family="table-column">
      <style:table-column-properties fo:break-before="auto" style:column-width="22.849cm"/>
    </style:style>
    <style:style style:name="co19" style:family="table-column">
      <style:table-column-properties fo:break-before="auto" style:column-width="2.524cm"/>
    </style:style>
    <style:style style:name="co20" style:family="table-column">
      <style:table-column-properties fo:break-before="auto" style:column-width="1.178cm"/>
    </style:style>
    <style:style style:name="co21" style:family="table-column">
      <style:table-column-properties fo:break-before="auto" style:column-width="1.069cm"/>
    </style:style>
    <style:style style:name="co22" style:family="table-column">
      <style:table-column-properties fo:break-before="auto" style:column-width="1.344cm"/>
    </style:style>
    <style:style style:name="co23" style:family="table-column">
      <style:table-column-properties fo:break-before="auto" style:column-width="1.81cm"/>
    </style:style>
    <style:style style:name="co24" style:family="table-column">
      <style:table-column-properties fo:break-before="auto" style:column-width="1.536cm"/>
    </style:style>
    <style:style style:name="co25" style:family="table-column">
      <style:table-column-properties fo:break-before="auto" style:column-width="1.152cm"/>
    </style:style>
    <style:style style:name="co26" style:family="table-column">
      <style:table-column-properties fo:break-before="auto" style:column-width="1.258cm"/>
    </style:style>
    <style:style style:name="co27" style:family="table-column">
      <style:table-column-properties fo:break-before="auto" style:column-width="1.45cm"/>
    </style:style>
    <style:style style:name="co28" style:family="table-column">
      <style:table-column-properties fo:break-before="auto" style:column-width="0.873cm"/>
    </style:style>
    <style:style style:name="co29" style:family="table-column">
      <style:table-column-properties fo:break-before="auto" style:column-width="1.617cm"/>
    </style:style>
    <style:style style:name="co30" style:family="table-column">
      <style:table-column-properties fo:break-before="auto" style:column-width="3.459cm"/>
    </style:style>
    <style:style style:name="co31" style:family="table-column">
      <style:table-column-properties fo:break-before="auto" style:column-width="1.921cm"/>
    </style:style>
    <style:style style:name="co32" style:family="table-column">
      <style:table-column-properties fo:break-before="auto" style:column-width="5.353cm"/>
    </style:style>
    <style:style style:name="co33" style:family="table-column">
      <style:table-column-properties fo:break-before="auto" style:column-width="0.63cm"/>
    </style:style>
    <style:style style:name="co34" style:family="table-column">
      <style:table-column-properties fo:break-before="auto" style:column-width="1.355cm"/>
    </style:style>
    <style:style style:name="co35" style:family="table-column">
      <style:table-column-properties fo:break-before="auto" style:column-width="1.52cm"/>
    </style:style>
    <style:style style:name="co36" style:family="table-column">
      <style:table-column-properties fo:break-before="auto" style:column-width="2.854cm"/>
    </style:style>
    <style:style style:name="co37" style:family="table-column">
      <style:table-column-properties fo:break-before="auto" style:column-width="5.366cm"/>
    </style:style>
    <style:style style:name="co38" style:family="table-column">
      <style:table-column-properties fo:break-before="auto" style:column-width="7.966cm"/>
    </style:style>
    <style:style style:name="co39" style:family="table-column">
      <style:table-column-properties fo:break-before="auto" style:column-width="1.813cm"/>
    </style:style>
    <style:style style:name="co40" style:family="table-column">
      <style:table-column-properties fo:break-before="auto" style:column-width="2.267cm"/>
    </style:style>
    <style:style style:name="co41" style:family="table-column">
      <style:table-column-properties fo:break-before="auto" style:column-width="2.258cm"/>
    </style:style>
    <style:style style:name="ro1" style:family="table-row">
      <style:table-row-properties style:row-height="3.106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691cm" fo:break-before="auto" style:use-optimal-row-height="false"/>
    </style:style>
    <style:style style:name="ro4" style:family="table-row">
      <style:table-row-properties style:row-height="2.05cm" fo:break-before="auto" style:use-optimal-row-height="false"/>
    </style:style>
    <style:style style:name="ro5" style:family="table-row">
      <style:table-row-properties style:row-height="1.503cm" fo:break-before="auto" style:use-optimal-row-height="false"/>
    </style:style>
    <style:style style:name="ro11" style:family="table-row">
      <style:table-row-properties style:row-height="0.6cm" fo:break-before="auto" style:use-optimal-row-height="true"/>
    </style:style>
    <style:style style:name="ro12" style:family="table-row">
      <style:table-row-properties style:row-height="0.18cm" fo:break-before="auto" style:use-optimal-row-height="false"/>
    </style:style>
    <style:style style:name="ro13" style:family="table-row">
      <style:table-row-properties style:row-height="1.947cm" fo:break-before="auto" style:use-optimal-row-height="true"/>
    </style:style>
    <style:style style:name="ro14" style:family="table-row">
      <style:table-row-properties style:row-height="1.2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579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2.316cm" fo:break-before="auto" style:use-optimal-row-height="true"/>
    </style:style>
    <style:style style:name="ro19" style:family="table-row">
      <style:table-row-properties style:row-height="0.953cm" fo:break-before="auto" style:use-optimal-row-height="false"/>
    </style:style>
    <style:style style:name="ro20" style:family="table-row">
      <style:table-row-properties style:row-height="0.423cm" fo:break-before="auto" style:use-optimal-row-height="false"/>
    </style:style>
    <style:style style:name="ro21" style:family="table-row">
      <style:table-row-properties style:row-height="0.42cm" fo:break-before="auto" style:use-optimal-row-height="false"/>
    </style:style>
    <style:style style:name="ro22" style:family="table-row">
      <style:table-row-properties style:row-height="0.476cm" fo:break-before="auto" style:use-optimal-row-height="false"/>
    </style:style>
    <style:style style:name="ro23" style:family="table-row">
      <style:table-row-properties style:row-height="0.526cm" fo:break-before="auto" style:use-optimal-row-height="true"/>
    </style:style>
    <style:style style:name="ro24" style:family="table-row">
      <style:table-row-properties style:row-height="0.45cm" fo:break-before="auto" style:use-optimal-row-height="false"/>
    </style:style>
    <style:style style:name="ro25" style:family="table-row">
      <style:table-row-properties style:row-height="0.556cm" fo:break-before="auto" style:use-optimal-row-height="false"/>
    </style:style>
    <style:style style:name="ro26" style:family="table-row">
      <style:table-row-properties style:row-height="0.474cm" fo:break-before="auto" style:use-optimal-row-height="true"/>
    </style:style>
    <style:style style:name="ro27" style:family="table-row">
      <style:table-row-properties style:row-height="0.452cm" fo:break-before="auto" style:use-optimal-row-height="true"/>
    </style:style>
    <style:style style:name="ta1" style:family="table" style:master-page-name="PageStyle_5f_ReadMeFirst">
      <style:table-properties table:display="true" style:writing-mode="lr-tb" tableooo:tab-color="#dd0806"/>
    </style:style>
    <style:style style:name="ta4" style:family="table" style:master-page-name="PageStyle_5f_WorkoutPatterns">
      <style:table-properties table:display="true" style:writing-mode="lr-tb" tableooo:tab-color="#99ccff"/>
    </style:style>
    <style:style style:name="ta5" style:family="table" style:master-page-name="PageStyle_5f_Workouts">
      <style:table-properties table:display="true" style:writing-mode="lr-tb" tableooo:tab-color="#99ccff"/>
    </style:style>
    <style:style style:name="ta6" style:family="table" style:master-page-name="PageStyle_5f_AnnualHrs">
      <style:table-properties table:display="true" style:writing-mode="lr-tb"/>
    </style:style>
    <style:style style:name="ta7" style:family="table" style:master-page-name="PageStyle_5f_WeeklyHrs">
      <style:table-properties table:display="true" style:writing-mode="lr-tb"/>
    </style:style>
    <style:style style:name="ta8" style:family="table" style:master-page-name="Default">
      <style:table-properties table:display="true" style:writing-mode="lr-tb"/>
    </style:style>
    <style:style style:name="ta9" style:family="table" style:master-page-name="PageStyle_5f_TrainingPlan">
      <style:table-properties table:display="true" style:writing-mode="lr-tb" tableooo:tab-color="#339966"/>
    </style:style>
    <style:style style:name="ta10" style:family="table" style:master-page-name="PageStyle_5f_WeeklySchedule">
      <style:table-properties table:display="true" style:writing-mode="lr-tb" tableooo:tab-color="#339966"/>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363"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fo:color="#ffffff"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64" style:family="table-cell" style:parent-style-name="Default">
      <style:table-cell-properties fo:padding="0.071cm"/>
    </style:style>
    <style:style style:name="ce365" style:family="table-cell" style:parent-style-name="Default">
      <style:table-cell-properties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6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4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8"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499" style:family="table-cell" style:parent-style-name="Default">
      <style:table-cell-properties fo:border-bottom="none" style:diagonal-bl-tr="none" style:diagonal-tl-br="none" fo:border-left="1.76pt solid #000000" fo:padding="0.071cm" fo:border-right="none" style:rotation-align="none" fo:border-top="none"/>
    </style:style>
    <style:style style:name="ce500" style:family="table-cell" style:parent-style-name="Default">
      <style:table-cell-properties fo:border-bottom="none" fo:background-color="#fcf305"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1" style:family="table-cell" style:parent-style-name="Default">
      <style:table-cell-properties fo:border-bottom="none" fo:background-color="#ffcc99" style:diagonal-bl-tr="none" style:diagonal-tl-br="none" fo:border-left="1.76pt solid #0000ff" fo:padding="0.071cm" fo:border-right="1.76pt solid #0000ff" style:rotation-align="none" fo:border-top="1.76pt solid #0000ff"/>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2" style:family="table-cell" style:parent-style-name="Default">
      <style:table-cell-properties fo:border-bottom="1.76pt solid #0000ff"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3" style:family="table-cell" style:parent-style-name="Default">
      <style:table-cell-properties fo:border-bottom="none"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4" style:family="table-cell" style:parent-style-name="Default">
      <style:table-cell-properties fo:border-bottom="none" fo:background-color="#c0c0c0" style:diagonal-bl-tr="none" style:diagonal-tl-br="none" fo:border-left="1.76pt solid #0000ff" fo:padding="0.071cm" fo:border-right="1.76pt solid #0000ff" style:rotation-align="none" fo:border-top="none"/>
    </style:style>
    <style:style style:name="ce505" style:family="table-cell" style:parent-style-name="Default">
      <style:table-cell-properties fo:border-bottom="1.76pt solid #0000ff" fo:background-color="#c0c0c0" style:diagonal-bl-tr="none" style:diagonal-tl-br="none" fo:border-left="1.76pt solid #0000ff" fo:padding="0.071cm" fo:border-right="1.76pt solid #0000ff" style:rotation-align="none" fo:border-top="none"/>
    </style:style>
    <style:style style:name="ce506"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7"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08" style:family="table-cell" style:parent-style-name="Default">
      <style:table-cell-properties style:diagonal-bl-tr="none" style:diagonal-tl-br="none" fo:border="none" style:rotation-align="none"/>
    </style:style>
    <style:style style:name="ce509" style:family="table-cell" style:parent-style-name="Default">
      <style:table-cell-properties fo:border-bottom="none" fo:background-color="#c0c0c0" style:diagonal-bl-tr="none" style:diagonal-tl-br="none" fo:border-left="none" fo:border-right="none" style:rotation-align="none" fo:border-top="2.49pt solid #0000ff"/>
    </style:style>
    <style:style style:name="ce510" style:family="table-cell" style:parent-style-name="Default">
      <style:table-cell-properties fo:border-bottom="2.49pt solid #0000ff" fo:background-color="#c0c0c0" style:diagonal-bl-tr="none" style:diagonal-tl-br="none" fo:border-left="none" fo:border-right="none" style:rotation-align="none" fo:border-top="none"/>
    </style:style>
    <style:style style:name="ce511" style:family="table-cell" style:parent-style-name="Default">
      <style:table-cell-properties fo:background-color="#c0c0c0" style:diagonal-bl-tr="none" style:diagonal-tl-br="none" fo:border="none" style:rotation-align="none"/>
    </style:style>
    <style:style style:name="ce512" style:family="table-cell" style:parent-style-name="Default">
      <style:table-cell-properties fo:padding="0.071cm"/>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13" style:family="table-cell" style:parent-style-name="Default">
      <style:table-cell-properties fo:border-bottom="1.76pt solid #000000" fo:background-color="#ffcc99"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1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15" style:family="table-cell" style:parent-style-name="Default">
      <style:table-cell-properties fo:border-bottom="none" style:diagonal-bl-tr="none" style:diagonal-tl-br="none" fo:background-color="transparent" fo:border-left="2.49pt solid #000000" fo:border-right="none" style:rotation-align="none" fo:border-top="2.49pt solid #000000"/>
      <style:text-properties style:use-window-font-color="true"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516" style:family="table-cell" style:parent-style-name="Default">
      <style:table-cell-properties fo:border-bottom="none" fo:background-color="#dd0806" style:diagonal-bl-tr="none" style:diagonal-tl-br="none" fo:border-left="2.49pt solid #000000" fo:border-right="none" style:rotation-align="none" fo:border-top="none"/>
    </style:style>
    <style:style style:name="ce517" style:family="table-cell" style:parent-style-name="Default">
      <style:table-cell-properties fo:border-bottom="none" fo:background-color="#ffcc99" style:diagonal-bl-tr="none" style:diagonal-tl-br="none" fo:border-left="2.49pt solid #000000" fo:border-right="none" style:rotation-align="none" fo:border-top="none"/>
    </style:style>
    <style:style style:name="ce518" style:family="table-cell" style:parent-style-name="Default">
      <style:table-cell-properties fo:border-bottom="none" fo:background-color="#339966" style:diagonal-bl-tr="none" style:diagonal-tl-br="none" fo:border-left="2.49pt solid #000000" fo:border-right="none" style:rotation-align="none" fo:border-top="none"/>
    </style:style>
    <style:style style:name="ce519" style:family="table-cell" style:parent-style-name="Default">
      <style:table-cell-properties fo:border-bottom="2.49pt solid #000000" fo:background-color="#ccffff" style:diagonal-bl-tr="none" style:diagonal-tl-br="none" fo:border-left="2.49pt solid #000000" fo:border-right="none" style:rotation-align="none" fo:border-top="none"/>
    </style:style>
    <style:style style:name="ce520" style:family="table-cell" style:parent-style-name="Default">
      <style:table-cell-properties fo:border-bottom="3pt double #000000" style:border-line-width-bottom="0.035cm 0.035cm 0.035cm" style:diagonal-bl-tr="none" style:diagonal-tl-br="none" fo:background-color="transparent" fo:border-left="none" fo:border-right="none" style:rotation-align="none" fo:border-top="none"/>
    </style:style>
    <style:style style:name="ce521" style:family="table-cell" style:parent-style-name="Default">
      <style:table-cell-properties style:diagonal-bl-tr="none" style:diagonal-tl-br="none" fo:background-color="transparent" fo:border="none" style:rotation-align="none"/>
    </style:style>
    <style:style style:name="ce522"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3" style:family="table-cell" style:parent-style-name="Default">
      <style:table-cell-properties fo:border-bottom="none" fo:background-color="#c0c0c0" style:diagonal-bl-tr="none" style:diagonal-tl-br="none" fo:border-left="none" fo:padding="0.071cm" fo:border-right="none" style:rotation-align="none" fo:border-top="1.76pt solid #0000ff"/>
    </style:style>
    <style:style style:name="ce524" style:family="table-cell" style:parent-style-name="Default">
      <style:table-cell-properties fo:border-bottom="1.76pt solid #0000ff" fo:background-color="#c0c0c0" style:diagonal-bl-tr="none" style:diagonal-tl-br="none" fo:border-left="none" fo:padding="0.071cm" fo:border-right="none" style:rotation-align="none" fo:border-top="none"/>
    </style:style>
    <style:style style:name="ce525" style:family="table-cell" style:parent-style-name="Default">
      <style:table-cell-properties fo:border-bottom="2.49pt solid #000000" style:diagonal-bl-tr="none" style:diagonal-tl-br="none" fo:border-left="2.49pt solid #000000" fo:border-right="none" style:rotation-align="none" fo:border-top="2.49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6"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7" style:family="table-cell" style:parent-style-name="Default">
      <style:table-cell-properties fo:background-color="#c0c0c0" style:diagonal-bl-tr="none" style:diagonal-tl-br="none" fo:border="none" fo:padding="0.071cm" style:rotation-align="none"/>
    </style:style>
    <style:style style:name="ce528"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9"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0" style:family="table-cell" style:parent-style-name="Default">
      <style:table-cell-properties fo:border-bottom="none" style:diagonal-bl-tr="none" style:diagonal-tl-br="none" fo:background-color="transparent" fo:border-left="none" fo:border-right="2.49pt solid #000000" style:rotation-align="none" fo:border-top="2.49pt solid #000000"/>
      <style:text-properties style:use-window-font-color="true"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531" style:family="table-cell" style:parent-style-name="Default">
      <style:table-cell-properties fo:border-bottom="none" fo:background-color="#dd0806" style:diagonal-bl-tr="none" style:diagonal-tl-br="none" fo:border-left="none" fo:border-right="2.49pt solid #000000" style:rotation-align="none" fo:border-top="none"/>
    </style:style>
    <style:style style:name="ce532" style:family="table-cell" style:parent-style-name="Default">
      <style:table-cell-properties fo:border-bottom="none" fo:background-color="#ffcc99" style:diagonal-bl-tr="none" style:diagonal-tl-br="none" fo:border-left="none" fo:border-right="2.49pt solid #000000" style:rotation-align="none" fo:border-top="none"/>
    </style:style>
    <style:style style:name="ce533" style:family="table-cell" style:parent-style-name="Default">
      <style:table-cell-properties fo:border-bottom="none" fo:background-color="#339966" style:diagonal-bl-tr="none" style:diagonal-tl-br="none" fo:border-left="none" fo:border-right="2.49pt solid #000000" style:rotation-align="none" fo:border-top="none"/>
    </style:style>
    <style:style style:name="ce534" style:family="table-cell" style:parent-style-name="Default">
      <style:table-cell-properties fo:border-bottom="2.49pt solid #000000" fo:background-color="#ccffff" style:diagonal-bl-tr="none" style:diagonal-tl-br="none" fo:border-left="none" fo:border-right="2.49pt solid #000000" style:rotation-align="none" fo:border-top="none"/>
    </style:style>
    <style:style style:name="ce535" style:family="table-cell" style:parent-style-name="Default">
      <style:table-cell-properties style:cell-protect="protected formula-hidden" style:print-content="true" style:diagonal-bl-tr="none" style:diagonal-tl-br="none" fo:border="none" style:rotation-align="none"/>
    </style:style>
    <style:style style:name="ce53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37"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38" style:family="table-cell" style:parent-style-name="Default">
      <style:table-cell-properties fo:border-bottom="none" style:diagonal-bl-tr="none" style:diagonal-tl-br="none" fo:background-color="transparent" fo:border-left="none" fo:border-right="none" style:rotation-align="none" fo:border-top="2.49pt solid #000000"/>
      <style:text-properties style:use-window-font-color="true"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539" style:family="table-cell" style:parent-style-name="Default">
      <style:table-cell-properties fo:background-color="#dd0806" style:diagonal-bl-tr="none" style:diagonal-tl-br="none" fo:border="none" style:rotation-align="none"/>
    </style:style>
    <style:style style:name="ce540" style:family="table-cell" style:parent-style-name="Default">
      <style:table-cell-properties fo:background-color="#ffcc99" style:diagonal-bl-tr="none" style:diagonal-tl-br="none" fo:border="none" style:rotation-align="none"/>
    </style:style>
    <style:style style:name="ce541" style:family="table-cell" style:parent-style-name="Default">
      <style:table-cell-properties fo:background-color="#339966" style:diagonal-bl-tr="none" style:diagonal-tl-br="none" fo:border="none" style:rotation-align="none"/>
    </style:style>
    <style:style style:name="ce542" style:family="table-cell" style:parent-style-name="Default">
      <style:table-cell-properties fo:border-bottom="2.49pt solid #000000" fo:background-color="#ccffff" style:diagonal-bl-tr="none" style:diagonal-tl-br="none" fo:border-left="none" fo:border-right="none" style:rotation-align="none" fo:border-top="none"/>
    </style:style>
    <style:style style:name="ce543" style:family="table-cell" style:parent-style-name="Default">
      <style:table-cell-properties style:cell-protect="protected formula-hidden" style:print-content="true" style:diagonal-bl-tr="none" style:diagonal-tl-br="none" fo:background-color="transparent" fo:border="none" style:rotation-align="none"/>
    </style:style>
    <style:style style:name="ce544"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45" style:family="table-cell" style:parent-style-name="Default">
      <style:table-cell-properties fo:border-bottom="none" fo:background-color="#c0c0c0" style:diagonal-bl-tr="none" style:diagonal-tl-br="none" fo:border-left="none" fo:padding="0.071cm" fo:border-right="1.76pt solid #0000ff" style:rotation-align="none" fo:border-top="1.76pt solid #0000ff"/>
    </style:style>
    <style:style style:name="ce546" style:family="table-cell" style:parent-style-name="Default">
      <style:table-cell-properties fo:border-bottom="1.76pt solid #0000ff" fo:background-color="#c0c0c0" style:diagonal-bl-tr="none" style:diagonal-tl-br="none" fo:border-left="none" fo:padding="0.071cm" fo:border-right="1.76pt solid #0000ff" style:rotation-align="none" fo:border-top="none"/>
    </style:style>
    <style:style style:name="ce547" style:family="table-cell" style:parent-style-name="Default">
      <style:table-cell-properties fo:border-bottom="none" fo:background-color="#c0c0c0" style:diagonal-bl-tr="none" style:diagonal-tl-br="none" fo:border-left="none" fo:padding="0.071cm" fo:border-right="1.76pt solid #0000ff" style:rotation-align="none" fo:border-top="none"/>
    </style:style>
    <style:style style:name="ce548" style:family="table-cell" style:parent-style-name="Default">
      <style:table-cell-properties fo:border-bottom="none" style:diagonal-bl-tr="none" style:diagonal-tl-br="none" fo:border-left="none" fo:border-right="2.49pt solid #000000" style:rotation-align="none" fo:border-top="none"/>
    </style:style>
    <style:style style:name="ce549" style:family="table-cell" style:parent-style-name="Default">
      <style:table-cell-properties fo:border-bottom="none" style:cell-protect="protected formula-hidden" style:print-content="true" style:diagonal-bl-tr="none" style:diagonal-tl-br="none" fo:border-left="none" fo:border-right="2.49pt solid #000000" style:rotation-align="none" fo:border-top="none"/>
    </style:style>
    <style:style style:name="ce55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1"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2" style:family="table-cell" style:parent-style-name="Default">
      <style:table-cell-properties fo:border="0.99pt solid #9a9a9a"/>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3" style:family="table-cell" style:parent-style-name="Default">
      <style:table-cell-properties style:text-align-source="fix" style:repeat-content="false" fo:border="0.99pt solid #9a9a9a"/>
      <style:paragraph-properties fo:text-align="end"/>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4"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55" style:family="table-cell" style:parent-style-name="Default">
      <style:table-cell-properties style:glyph-orientation-vertical="0" fo:border-bottom="0.74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6" style:family="table-cell" style:parent-style-name="Default">
      <style:table-cell-properties style:glyph-orientation-vertical="0" fo:border-bottom="1.76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7"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fo:margin-left="0cm" style:writing-mode="page"/>
    </style:style>
    <style:style style:name="ce558"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style:paragraph-properties fo:margin-left="0cm" style:writing-mode="page"/>
    </style:style>
    <style:style style:name="ce559"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fo:margin-left="0cm" style:writing-mode="page"/>
    </style:style>
    <style:style style:name="ce560"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style:paragraph-properties fo:margin-left="0cm" style:writing-mode="page"/>
    </style:style>
    <style:style style:name="ce56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562"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563"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4"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5"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566" style:family="table-cell" style:parent-style-name="Default">
      <style:table-cell-properties style:cell-protect="protected" style:print-content="true" fo:padding="0.071cm"/>
    </style:style>
    <style:style style:name="ce254" style:family="table-cell" style:parent-style-name="Default" style:data-style-name="N136"/>
    <style:style style:name="ce567" style:family="table-cell" style:parent-style-name="Default">
      <style:table-cell-properties fo:border-bottom="0.74pt solid #000000" fo:background-color="#99ccff"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8" style:family="table-cell" style:parent-style-name="Default">
      <style:table-cell-properties fo:border-bottom="none"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9" style:family="table-cell" style:parent-style-name="Default">
      <style:table-cell-properties fo:border-bottom="1.76pt solid #000000"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70" style:family="table-cell" style:parent-style-name="Default">
      <style:table-cell-properties fo:border-bottom="0.74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71" style:family="table-cell" style:parent-style-name="Default">
      <style:table-cell-properties style:diagonal-bl-tr="none" style:diagonal-tl-br="none" fo:border="none" fo:padding="0.071cm" style:rotation-align="none"/>
    </style:style>
    <style:style style:name="ce572" style:family="table-cell" style:parent-style-name="Default">
      <style:table-cell-properties fo:border-bottom="1.76pt solid #000000" style:diagonal-bl-tr="none" style:diagonal-tl-br="none" fo:border-left="none" fo:padding="0.071cm" fo:border-right="none" style:rotation-align="none" fo:border-top="none"/>
    </style:style>
    <style:style style:name="ce573" style:family="table-cell" style:parent-style-name="Default" style:data-style-name="N136">
      <style:table-cell-properties style:diagonal-bl-tr="none" style:diagonal-tl-br="none" fo:border="none" fo:padding="0.071cm" style:rotation-align="none"/>
    </style:style>
    <style:style style:name="ce574" style:family="table-cell" style:parent-style-name="Default" style:data-style-name="N136">
      <style:table-cell-properties fo:background-color="#c0c0c0" style:diagonal-bl-tr="none" style:diagonal-tl-br="none" fo:border="none" fo:padding="0.071cm" style:rotation-align="none"/>
    </style:style>
    <style:style style:name="ce575" style:family="table-cell" style:parent-style-name="Default" style:data-style-name="N136">
      <style:table-cell-properties fo:border-bottom="1.76pt solid #000000" style:diagonal-bl-tr="none" style:diagonal-tl-br="none" fo:border-left="none" fo:padding="0.071cm" fo:border-right="none" style:rotation-align="none" fo:border-top="none"/>
    </style:style>
    <style:style style:name="ce576" style:family="table-cell" style:parent-style-name="Default">
      <style:table-cell-properties fo:border-bottom="0.74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77" style:family="table-cell" style:parent-style-name="Default" style:data-style-name="N136">
      <style:table-cell-properties fo:border-bottom="none" style:diagonal-bl-tr="none" style:diagonal-tl-br="none" fo:border-left="none" fo:padding="0.071cm" fo:border-right="1.76pt solid #000000" style:rotation-align="none" fo:border-top="none"/>
    </style:style>
    <style:style style:name="ce578" style:family="table-cell" style:parent-style-name="Default" style:data-style-name="N136">
      <style:table-cell-properties fo:border-bottom="none" fo:background-color="#c0c0c0" style:diagonal-bl-tr="none" style:diagonal-tl-br="none" fo:border-left="none" fo:padding="0.071cm" fo:border-right="1.76pt solid #000000" style:rotation-align="none" fo:border-top="none"/>
    </style:style>
    <style:style style:name="ce579" style:family="table-cell" style:parent-style-name="Default" style:data-style-name="N136">
      <style:table-cell-properties fo:border-bottom="1.76pt solid #000000" style:diagonal-bl-tr="none" style:diagonal-tl-br="none" fo:border-left="none" fo:padding="0.071cm" fo:border-right="1.76pt solid #000000" style:rotation-align="none" fo:border-top="none"/>
    </style:style>
    <style:style style:name="ce580" style:family="table-cell" style:parent-style-name="Default">
      <style:table-cell-properties fo:padding="0.071cm"/>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1"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2"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83" style:family="table-cell" style:parent-style-name="Default" style:data-style-name="N136">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584"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585" style:family="table-cell" style:parent-style-name="Default" style:data-style-name="N136">
      <style:table-cell-properties style:glyph-orientation-vertical="0" fo:border-bottom="1.76pt solid #000000"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586" style:family="table-cell" style:parent-style-name="Default" style:data-style-name="N136">
      <style:table-cell-properties fo:padding="0.071cm"/>
    </style:style>
    <style:style style:name="ce587"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8"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9" style:family="table-cell" style:parent-style-name="Default" style:data-style-name="N136">
      <style:table-cell-properties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0"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1"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2"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3" style:family="table-cell" style:parent-style-name="Default" style:data-style-name="N136">
      <style:table-cell-properties fo:border-bottom="1.76pt solid #000000" fo:background-color="#99cc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4"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5"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6"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style>
    <style:style style:name="ce597"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8"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9"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00"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style>
    <style:style style:name="ce601"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2" style:family="table-cell" style:parent-style-name="Default" style:data-style-name="N1">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03"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04" style:family="table-cell" style:parent-style-name="Default">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05" style:family="table-cell" style:parent-style-name="Default" style:data-style-name="N1">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06" style:family="table-cell" style:parent-style-name="Default" style:data-style-name="N136">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7" style:family="table-cell" style:parent-style-name="Default">
      <style:table-cell-properties fo:background-color="transparent" fo:padding="0.071cm"/>
    </style:style>
    <style:style style:name="ce608"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9" style:family="table-cell" style:parent-style-name="Default">
      <style:table-cell-properties fo:border-bottom="0.99pt solid #000000" fo:background-color="#99ccff" style:diagonal-bl-tr="none" style:diagonal-tl-br="none" fo:border-left="0.06pt solid #000000" fo:padding="0.071cm" fo:border-right="0.99pt solid #000000" style:rotation-align="none" fo:border-top="0.0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0" style:family="table-cell" style:parent-style-name="Default">
      <style:table-cell-properties fo:border-bottom="none"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1" style:family="table-cell" style:parent-style-name="Default">
      <style:table-cell-properties fo:border-bottom="0.06pt solid #000000"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2" style:family="table-cell" style:parent-style-name="Default">
      <style:table-cell-properties fo:border-bottom="0.99pt solid #000000" fo:background-color="#99ccff" style:diagonal-bl-tr="none" style:diagonal-tl-br="none" fo:border-left="0.99pt solid #000000" fo:padding="0.071cm" fo:border-right="0.99pt solid #000000" style:rotation-align="none" fo:border-top="0.0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3" style:family="table-cell" style:parent-style-name="Default" style:data-style-name="N1">
      <style:table-cell-properties fo:border-bottom="none" style:diagonal-bl-tr="none" style:diagonal-tl-br="none" fo:border-left="0.06pt solid #000000" fo:padding="0.071cm" fo:border-right="none" style:rotation-align="none" fo:border-top="0.06pt solid #000000"/>
    </style:style>
    <style:style style:name="ce614" style:family="table-cell" style:parent-style-name="Default" style:data-style-name="N1">
      <style:table-cell-properties fo:border-bottom="none" fo:background-color="#c0c0c0" style:diagonal-bl-tr="none" style:diagonal-tl-br="none" fo:border-left="0.06pt solid #000000" fo:padding="0.071cm" fo:border-right="none" style:rotation-align="none" fo:border-top="none"/>
    </style:style>
    <style:style style:name="ce615" style:family="table-cell" style:parent-style-name="Default" style:data-style-name="N1">
      <style:table-cell-properties fo:border-bottom="none" style:diagonal-bl-tr="none" style:diagonal-tl-br="none" fo:border-left="0.06pt solid #000000" fo:padding="0.071cm" fo:border-right="none" style:rotation-align="none" fo:border-top="none"/>
    </style:style>
    <style:style style:name="ce616"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style>
    <style:style style:name="ce617" style:family="table-cell" style:parent-style-name="Default" style:data-style-name="N1">
      <style:table-cell-properties fo:border-bottom="none" style:diagonal-bl-tr="none" style:diagonal-tl-br="none" fo:border-left="none" fo:padding="0.071cm" fo:border-right="none" style:rotation-align="none" fo:border-top="0.06pt solid #000000"/>
    </style:style>
    <style:style style:name="ce618" style:family="table-cell" style:parent-style-name="Default" style:data-style-name="N1">
      <style:table-cell-properties fo:background-color="#c0c0c0" style:diagonal-bl-tr="none" style:diagonal-tl-br="none" fo:border="none" fo:padding="0.071cm" style:rotation-align="none"/>
    </style:style>
    <style:style style:name="ce619" style:family="table-cell" style:parent-style-name="Default" style:data-style-name="N1">
      <style:table-cell-properties style:diagonal-bl-tr="none" style:diagonal-tl-br="none" fo:border="none" fo:padding="0.071cm" style:rotation-align="none"/>
    </style:style>
    <style:style style:name="ce620" style:family="table-cell" style:parent-style-name="Default" style:data-style-name="N1">
      <style:table-cell-properties fo:border-bottom="0.06pt solid #000000" style:diagonal-bl-tr="none" style:diagonal-tl-br="none" fo:border-left="none" fo:padding="0.071cm" fo:border-right="none" style:rotation-align="none" fo:border-top="none"/>
    </style:style>
    <style:style style:name="ce621"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none"/>
    </style:style>
    <style:style style:name="ce622" style:family="table-cell" style:parent-style-name="Default" style:data-style-name="N1">
      <style:table-cell-properties fo:border-bottom="none" style:diagonal-bl-tr="none" style:diagonal-tl-br="none" fo:border-left="none" fo:padding="0.071cm" fo:border-right="0.06pt solid #000000" style:rotation-align="none" fo:border-top="0.06pt solid #000000"/>
    </style:style>
    <style:style style:name="ce623" style:family="table-cell" style:parent-style-name="Default" style:data-style-name="N1">
      <style:table-cell-properties fo:border-bottom="none" fo:background-color="#c0c0c0" style:diagonal-bl-tr="none" style:diagonal-tl-br="none" fo:border-left="none" fo:padding="0.071cm" fo:border-right="0.06pt solid #000000" style:rotation-align="none" fo:border-top="none"/>
    </style:style>
    <style:style style:name="ce624" style:family="table-cell" style:parent-style-name="Default" style:data-style-name="N1">
      <style:table-cell-properties fo:border-bottom="none" style:diagonal-bl-tr="none" style:diagonal-tl-br="none" fo:border-left="none" fo:padding="0.071cm" fo:border-right="0.06pt solid #000000" style:rotation-align="none" fo:border-top="none"/>
    </style:style>
    <style:style style:name="ce625" style:family="table-cell" style:parent-style-name="Default" style:data-style-name="N1">
      <style:table-cell-properties fo:border-bottom="0.06pt solid #000000" style:diagonal-bl-tr="none" style:diagonal-tl-br="none" fo:background-color="transparent" fo:border-left="none" fo:padding="0.071cm" fo:border-right="0.06pt solid #000000" style:rotation-align="none" fo:border-top="none"/>
    </style:style>
    <style:style style:name="ce626" style:family="table-cell" style:parent-style-name="Default" style:data-style-name="N1">
      <style:table-cell-properties style:glyph-orientation-vertical="0" fo:border-bottom="0.99pt solid #000000" style:diagonal-bl-tr="none" style:diagonal-tl-br="none" style:text-align-source="value-type" style:repeat-content="false" fo:wrap-option="wrap" fo:border-left="0.06pt solid #000000"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7" style:family="table-cell" style:parent-style-name="Default" style:data-style-name="N1">
      <style:table-cell-properties style:glyph-orientation-vertical="0" fo:border-bottom="none" fo:background-color="#99ccff"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628" style:family="table-cell" style:parent-style-name="Default" style:data-style-name="N1">
      <style:table-cell-properties style:glyph-orientation-vertical="0" fo:border-bottom="none"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629" style:family="table-cell" style:parent-style-name="Default" style:data-style-name="N1">
      <style:table-cell-properties style:glyph-orientation-vertical="0" fo:border-bottom="0.06pt solid #000000"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630" style:family="table-cell" style:parent-style-name="Default" style:data-style-name="N1">
      <style:table-cell-properties fo:padding="0.071cm"/>
    </style:style>
    <style:style style:name="ce631" style:family="table-cell" style:parent-style-name="Default" style:data-style-name="N136">
      <style:table-cell-properties style:glyph-orientation-vertical="0" fo:border-bottom="0.99pt solid #000000" style:diagonal-bl-tr="none" style:diagonal-tl-br="none" style:text-align-source="value-type" style:repeat-content="false" fo:wrap-option="wrap" fo:border-left="none"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2"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3" style:family="table-cell" style:parent-style-name="Default" style:data-style-name="N1">
      <style:table-cell-properties fo:border-bottom="none"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4"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5"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6"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7" style:family="table-cell" style:parent-style-name="Default" style:data-style-name="N1">
      <style:table-cell-properties fo:border-bottom="none" fo:background-color="#99ccff"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8" style:family="table-cell" style:parent-style-name="Default" style:data-style-name="N1">
      <style:table-cell-properties fo:border-bottom="0.0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9"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style>
    <style:style style:name="ce640" style:family="table-cell" style:parent-style-name="Default" style:data-style-name="N136">
      <style:table-cell-properties fo:border-bottom="0.99pt solid #000000" style:diagonal-bl-tr="none" style:diagonal-tl-br="none" fo:border-left="none" fo:padding="0.071cm" fo:border-right="0.06pt solid #000000" style:rotation-align="none" fo:border-top="0.06pt solid #000000"/>
    </style:style>
    <style:style style:name="ce641"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2" style:family="table-cell" style:parent-style-name="Default" style:data-style-name="N1">
      <style:table-cell-properties fo:border-bottom="none"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3"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4" style:family="table-cell" style:parent-style-name="Default" style:data-style-name="N1">
      <style:table-cell-properties fo:border-bottom="0.06pt solid #000000"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5" style:family="table-cell" style:parent-style-name="Default" style:data-style-name="N136">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6"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7" style:family="table-cell" style:parent-style-name="Default" style:data-style-name="N136">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8"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9" style:family="table-cell" style:parent-style-name="Default" style:data-style-name="N136">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1"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fo:color="#ffffff"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242" style:family="table-cell" style:parent-style-name="Default">
      <style:table-cell-properties fo:padding="0.071cm"/>
    </style:style>
    <style:style style:name="ce243" style:family="table-cell" style:parent-style-name="Default">
      <style:table-cell-properties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44"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7"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 style:family="table-cell" style:parent-style-name="Default" style:data-style-name="N100">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2.49pt solid #0000ff"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7" style:family="table-cell" style:parent-style-name="Default" style:data-style-name="N10112">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5" style:family="table-cell" style:parent-style-name="Default">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6" style:family="table-cell" style:parent-style-name="Default">
      <style:table-cell-properties style:cell-protect="none"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 style:family="table-cell" style:parent-style-name="Default">
      <style:table-cell-properties style:cell-protect="none" style:print-content="true" style:diagonal-bl-tr="none" style:diagonal-tl-br="none" style:text-align-source="fix" style:repeat-content="false" fo:background-color="transparent" fo:border="2.49pt solid #0000ff" fo:padding="0.071cm" style:rotation-align="none"/>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2" style:family="table-cell" style:parent-style-name="Default">
      <style:table-cell-properties style:cell-protect="protected"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data-style-name="N136">
      <style:table-cell-properties style:cell-protect="protected"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4"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74pt solid #000000"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8"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padding="0.071cm"/>
      <style:text-properties style:use-window-font-color="true" style:text-outline="false" style:text-line-through-style="none" style:text-line-through-typ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57" style:family="table-cell" style:parent-style-name="Default">
      <style:table-cell-properties style:glyph-orientation-vertical="0" fo:background-color="#ffcc99"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 style:family="table-cell" style:parent-style-name="Default">
      <style:table-cell-properties style:glyph-orientation-vertical="0" fo:background-color="#c5000b"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59"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8"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data-style-name="N10112">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11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112">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145">
      <style:table-cell-properties fo:border-bottom="none" fo:border-left="none" fo:border-right="2.49pt solid #000000" fo:border-top="2.49pt solid #000000"/>
    </style:style>
    <style:style style:name="ce70" style:family="table-cell" style:parent-style-name="Default" style:data-style-name="N145">
      <style:table-cell-properties fo:border-bottom="none" fo:border-left="none" fo:border-right="2.49pt solid #000000" fo:border-top="none"/>
    </style:style>
    <style:style style:name="ce71" style:family="table-cell" style:parent-style-name="Default" style:data-style-name="N145">
      <style:table-cell-properties fo:border-bottom="2.49pt solid #000000" fo:border-left="none" fo:border-right="2.49pt solid #000000" fo:border-top="none"/>
    </style:style>
    <style:style style:name="ce72" style:family="table-cell" style:parent-style-name="Default">
      <style:table-cell-properties style:cell-protect="protected" style:print-content="true" style:text-align-source="fix" style:repeat-content="false" fo:wrap-option="wrap" fo:padding="0.071cm"/>
      <style:paragraph-properties fo:text-align="center" fo:margin-left="0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data-style-name="N145">
      <style:table-cell-properties fo:border-bottom="none" fo:background-color="#ffff99" fo:border-left="none" fo:border-right="none" fo:border-top="2.49pt solid #000000"/>
    </style:style>
    <style:style style:name="ce74" style:family="table-cell" style:parent-style-name="Default" style:data-style-name="N145">
      <style:table-cell-properties fo:background-color="#ffff99" fo:border="none"/>
    </style:style>
    <style:style style:name="ce75" style:family="table-cell" style:parent-style-name="Default" style:data-style-name="N145">
      <style:table-cell-properties fo:border-bottom="none" fo:background-color="#ffff99" fo:border-left="none" fo:border-right="2.49pt solid #000000" fo:border-top="none"/>
    </style:style>
    <style:style style:name="ce76" style:family="table-cell" style:parent-style-name="Default" style:data-style-name="N145">
      <style:table-cell-properties fo:border-bottom="2.49pt solid #000000" fo:background-color="#ffff99" fo:border-left="none" fo:border-right="2.49pt solid #000000" fo:border-top="none"/>
    </style:style>
    <style:style style:name="ce314"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8" style:family="table-cell" style:parent-style-name="Default">
      <style:table-cell-properties fo:background-color="#99ccff"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data-style-name="N136">
      <style:table-cell-properties fo:border-bottom="2.49pt solid #000000" fo:background-color="#66cc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36">
      <style:table-cell-properties fo:border-bottom="none" fo:background-color="#ffff99"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36">
      <style:table-cell-properties fo:background-color="#ffff99"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36">
      <style:table-cell-properties fo:border-bottom="2.49pt solid #000000" fo:background-color="#ffff9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36">
      <style:table-cell-properties fo:border-bottom="2.49pt solid #000000"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136">
      <style:table-cell-properties fo:background-color="#66cc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136">
      <style:table-cell-properties fo:border-bottom="2.49pt solid #000000"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ackground-color="#99cc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4"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5"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6" style:family="table-cell" style:parent-style-name="Default" style:data-style-name="N136">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7" style:family="table-cell" style:parent-style-name="Default" style:data-style-name="N136">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8" style:family="table-cell" style:parent-style-name="Default" style:data-style-name="N136">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9" style:family="table-cell" style:parent-style-name="Default" style:data-style-name="N136">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100"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03" style:family="table-cell" style:parent-style-name="Default">
      <style:table-cell-properties fo:border-bottom="none" fo:border-left="none" fo:padding="0.071cm" fo:border-right="2.49pt solid #000000"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4" style:family="table-cell" style:parent-style-name="Default">
      <style:table-cell-properties fo:border-bottom="none"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5" style:family="table-cell" style:parent-style-name="Default">
      <style:table-cell-properties fo:border-bottom="2.49pt solid #000000"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4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1"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342" style:family="table-cell" style:parent-style-name="Default">
      <style:table-cell-properties fo:border-bottom="none" style:diagonal-bl-tr="none" style:diagonal-tl-br="none" fo:border-left="1.76pt solid #000000" fo:padding="0.071cm" fo:border-right="none" style:rotation-align="none" fo:border-top="none"/>
    </style:style>
    <style:style style:name="ce343" style:family="table-cell" style:parent-style-name="Default">
      <style:table-cell-properties fo:border-bottom="none" fo:background-color="#fcf305"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4" style:family="table-cell" style:parent-style-name="Default">
      <style:table-cell-properties fo:border-bottom="none" fo:background-color="#ffcc99" style:diagonal-bl-tr="none" style:diagonal-tl-br="none" fo:border-left="1.76pt solid #0000ff" fo:padding="0.071cm" fo:border-right="1.76pt solid #0000ff" style:rotation-align="none" fo:border-top="1.76pt solid #0000ff"/>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5" style:family="table-cell" style:parent-style-name="Default">
      <style:table-cell-properties fo:border-bottom="1.76pt solid #0000ff"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6" style:family="table-cell" style:parent-style-name="Default">
      <style:table-cell-properties fo:border-bottom="none"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7" style:family="table-cell" style:parent-style-name="Default">
      <style:table-cell-properties fo:border-bottom="none" fo:background-color="#c0c0c0" style:diagonal-bl-tr="none" style:diagonal-tl-br="none" fo:border-left="1.76pt solid #0000ff" fo:padding="0.071cm" fo:border-right="1.76pt solid #0000ff" style:rotation-align="none" fo:border-top="none"/>
    </style:style>
    <style:style style:name="ce348" style:family="table-cell" style:parent-style-name="Default">
      <style:table-cell-properties fo:border-bottom="1.76pt solid #0000ff" fo:background-color="#c0c0c0" style:diagonal-bl-tr="none" style:diagonal-tl-br="none" fo:border-left="1.76pt solid #0000ff" fo:padding="0.071cm" fo:border-right="1.76pt solid #0000ff" style:rotation-align="none" fo:border-top="none"/>
    </style:style>
    <style:style style:name="ce34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0"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1" style:family="table-cell" style:parent-style-name="Default">
      <style:table-cell-properties style:diagonal-bl-tr="none" style:diagonal-tl-br="none" fo:border="none" style:rotation-align="none"/>
    </style:style>
    <style:style style:name="ce352" style:family="table-cell" style:parent-style-name="Default">
      <style:table-cell-properties fo:border-bottom="none" fo:background-color="#c0c0c0" style:diagonal-bl-tr="none" style:diagonal-tl-br="none" fo:border-left="none" fo:border-right="none" style:rotation-align="none" fo:border-top="2.49pt solid #0000ff"/>
    </style:style>
    <style:style style:name="ce353" style:family="table-cell" style:parent-style-name="Default">
      <style:table-cell-properties fo:border-bottom="2.49pt solid #0000ff" fo:background-color="#c0c0c0" style:diagonal-bl-tr="none" style:diagonal-tl-br="none" fo:border-left="none" fo:border-right="none" style:rotation-align="none" fo:border-top="none"/>
    </style:style>
    <style:style style:name="ce354" style:family="table-cell" style:parent-style-name="Default">
      <style:table-cell-properties fo:background-color="#c0c0c0" style:diagonal-bl-tr="none" style:diagonal-tl-br="none" fo:border="none" style:rotation-align="none"/>
    </style:style>
    <style:style style:name="ce355" style:family="table-cell" style:parent-style-name="Default">
      <style:table-cell-properties fo:padding="0.071cm"/>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6" style:family="table-cell" style:parent-style-name="Default">
      <style:table-cell-properties fo:border-bottom="1.76pt solid #000000" fo:background-color="#ffcc99"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7"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8" style:family="table-cell" style:parent-style-name="Default">
      <style:table-cell-properties fo:border-bottom="none" style:diagonal-bl-tr="none" style:diagonal-tl-br="none" fo:background-color="transparent" fo:border-left="2.49pt solid #000000" fo:border-right="none" style:rotation-align="none" fo:border-top="2.49pt solid #000000"/>
      <style:text-properties style:use-window-font-color="true"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59" style:family="table-cell" style:parent-style-name="Default">
      <style:table-cell-properties fo:border-bottom="none" fo:background-color="#dd0806" style:diagonal-bl-tr="none" style:diagonal-tl-br="none" fo:border-left="2.49pt solid #000000" fo:border-right="none" style:rotation-align="none" fo:border-top="none"/>
    </style:style>
    <style:style style:name="ce360" style:family="table-cell" style:parent-style-name="Default">
      <style:table-cell-properties fo:border-bottom="none" fo:background-color="#ffcc99" style:diagonal-bl-tr="none" style:diagonal-tl-br="none" fo:border-left="2.49pt solid #000000" fo:border-right="none" style:rotation-align="none" fo:border-top="none"/>
    </style:style>
    <style:style style:name="ce361" style:family="table-cell" style:parent-style-name="Default">
      <style:table-cell-properties fo:border-bottom="none" fo:background-color="#339966" style:diagonal-bl-tr="none" style:diagonal-tl-br="none" fo:border-left="2.49pt solid #000000" fo:border-right="none" style:rotation-align="none" fo:border-top="none"/>
    </style:style>
    <style:style style:name="ce362" style:family="table-cell" style:parent-style-name="Default">
      <style:table-cell-properties fo:border-bottom="2.49pt solid #000000" fo:background-color="#ccffff" style:diagonal-bl-tr="none" style:diagonal-tl-br="none" fo:border-left="2.49pt solid #000000" fo:border-right="none" style:rotation-align="none" fo:border-top="none"/>
    </style:style>
    <style:style style:name="ce369" style:family="table-cell" style:parent-style-name="Default">
      <style:table-cell-properties fo:border-bottom="3pt double #000000" style:border-line-width-bottom="0.035cm 0.035cm 0.035cm" style:diagonal-bl-tr="none" style:diagonal-tl-br="none" fo:background-color="transparent" fo:border-left="none" fo:border-right="none" style:rotation-align="none" fo:border-top="none"/>
    </style:style>
    <style:style style:name="ce370" style:family="table-cell" style:parent-style-name="Default">
      <style:table-cell-properties style:diagonal-bl-tr="none" style:diagonal-tl-br="none" fo:background-color="transparent" fo:border="none" style:rotation-align="none"/>
    </style:style>
    <style:style style:name="ce371"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2" style:family="table-cell" style:parent-style-name="Default">
      <style:table-cell-properties fo:border-bottom="none" fo:background-color="#c0c0c0" style:diagonal-bl-tr="none" style:diagonal-tl-br="none" fo:border-left="none" fo:padding="0.071cm" fo:border-right="none" style:rotation-align="none" fo:border-top="1.76pt solid #0000ff"/>
    </style:style>
    <style:style style:name="ce373" style:family="table-cell" style:parent-style-name="Default">
      <style:table-cell-properties fo:border-bottom="1.76pt solid #0000ff" fo:background-color="#c0c0c0" style:diagonal-bl-tr="none" style:diagonal-tl-br="none" fo:border-left="none" fo:padding="0.071cm" fo:border-right="none" style:rotation-align="none" fo:border-top="none"/>
    </style:style>
    <style:style style:name="ce374" style:family="table-cell" style:parent-style-name="Default">
      <style:table-cell-properties fo:border-bottom="2.49pt solid #000000" style:diagonal-bl-tr="none" style:diagonal-tl-br="none" fo:border-left="2.49pt solid #000000" fo:border-right="none" style:rotation-align="none" fo:border-top="2.49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5"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6" style:family="table-cell" style:parent-style-name="Default">
      <style:table-cell-properties fo:background-color="#c0c0c0" style:diagonal-bl-tr="none" style:diagonal-tl-br="none" fo:border="none" fo:padding="0.071cm" style:rotation-align="none"/>
    </style:style>
    <style:style style:name="ce377"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8"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9" style:family="table-cell" style:parent-style-name="Default">
      <style:table-cell-properties fo:border-bottom="none" style:diagonal-bl-tr="none" style:diagonal-tl-br="none" fo:background-color="transparent" fo:border-left="none" fo:border-right="2.49pt solid #000000" style:rotation-align="none" fo:border-top="2.49pt solid #000000"/>
      <style:text-properties style:use-window-font-color="true"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80" style:family="table-cell" style:parent-style-name="Default">
      <style:table-cell-properties fo:border-bottom="none" fo:background-color="#dd0806" style:diagonal-bl-tr="none" style:diagonal-tl-br="none" fo:border-left="none" fo:border-right="2.49pt solid #000000" style:rotation-align="none" fo:border-top="none"/>
    </style:style>
    <style:style style:name="ce381" style:family="table-cell" style:parent-style-name="Default">
      <style:table-cell-properties fo:border-bottom="none" fo:background-color="#ffcc99" style:diagonal-bl-tr="none" style:diagonal-tl-br="none" fo:border-left="none" fo:border-right="2.49pt solid #000000" style:rotation-align="none" fo:border-top="none"/>
    </style:style>
    <style:style style:name="ce382" style:family="table-cell" style:parent-style-name="Default">
      <style:table-cell-properties fo:border-bottom="none" fo:background-color="#339966" style:diagonal-bl-tr="none" style:diagonal-tl-br="none" fo:border-left="none" fo:border-right="2.49pt solid #000000" style:rotation-align="none" fo:border-top="none"/>
    </style:style>
    <style:style style:name="ce383" style:family="table-cell" style:parent-style-name="Default">
      <style:table-cell-properties fo:border-bottom="2.49pt solid #000000" fo:background-color="#ccffff" style:diagonal-bl-tr="none" style:diagonal-tl-br="none" fo:border-left="none" fo:border-right="2.49pt solid #000000" style:rotation-align="none" fo:border-top="none"/>
    </style:style>
    <style:style style:name="ce384" style:family="table-cell" style:parent-style-name="Default">
      <style:table-cell-properties style:cell-protect="protected formula-hidden" style:print-content="true" style:diagonal-bl-tr="none" style:diagonal-tl-br="none" fo:border="none" style:rotation-align="none"/>
    </style:style>
    <style:style style:name="ce385"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6"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7" style:family="table-cell" style:parent-style-name="Default">
      <style:table-cell-properties fo:border-bottom="none" style:diagonal-bl-tr="none" style:diagonal-tl-br="none" fo:background-color="transparent" fo:border-left="none" fo:border-right="none" style:rotation-align="none" fo:border-top="2.49pt solid #000000"/>
      <style:text-properties style:use-window-font-color="true"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388" style:family="table-cell" style:parent-style-name="Default">
      <style:table-cell-properties fo:background-color="#dd0806" style:diagonal-bl-tr="none" style:diagonal-tl-br="none" fo:border="none" style:rotation-align="none"/>
    </style:style>
    <style:style style:name="ce389" style:family="table-cell" style:parent-style-name="Default">
      <style:table-cell-properties fo:background-color="#ffcc99" style:diagonal-bl-tr="none" style:diagonal-tl-br="none" fo:border="none" style:rotation-align="none"/>
    </style:style>
    <style:style style:name="ce390" style:family="table-cell" style:parent-style-name="Default">
      <style:table-cell-properties fo:background-color="#339966" style:diagonal-bl-tr="none" style:diagonal-tl-br="none" fo:border="none" style:rotation-align="none"/>
    </style:style>
    <style:style style:name="ce391" style:family="table-cell" style:parent-style-name="Default">
      <style:table-cell-properties fo:border-bottom="2.49pt solid #000000" fo:background-color="#ccffff" style:diagonal-bl-tr="none" style:diagonal-tl-br="none" fo:border-left="none" fo:border-right="none" style:rotation-align="none" fo:border-top="none"/>
    </style:style>
    <style:style style:name="ce392" style:family="table-cell" style:parent-style-name="Default">
      <style:table-cell-properties style:cell-protect="protected formula-hidden" style:print-content="true" style:diagonal-bl-tr="none" style:diagonal-tl-br="none" fo:background-color="transparent" fo:border="none" style:rotation-align="none"/>
    </style:style>
    <style:style style:name="ce393"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4" style:family="table-cell" style:parent-style-name="Default">
      <style:table-cell-properties fo:border-bottom="none" fo:background-color="#c0c0c0" style:diagonal-bl-tr="none" style:diagonal-tl-br="none" fo:border-left="none" fo:padding="0.071cm" fo:border-right="1.76pt solid #0000ff" style:rotation-align="none" fo:border-top="1.76pt solid #0000ff"/>
    </style:style>
    <style:style style:name="ce395" style:family="table-cell" style:parent-style-name="Default">
      <style:table-cell-properties fo:border-bottom="1.76pt solid #0000ff" fo:background-color="#c0c0c0" style:diagonal-bl-tr="none" style:diagonal-tl-br="none" fo:border-left="none" fo:padding="0.071cm" fo:border-right="1.76pt solid #0000ff" style:rotation-align="none" fo:border-top="none"/>
    </style:style>
    <style:style style:name="ce396" style:family="table-cell" style:parent-style-name="Default">
      <style:table-cell-properties fo:border-bottom="none" fo:background-color="#c0c0c0" style:diagonal-bl-tr="none" style:diagonal-tl-br="none" fo:border-left="none" fo:padding="0.071cm" fo:border-right="1.76pt solid #0000ff" style:rotation-align="none" fo:border-top="none"/>
    </style:style>
    <style:style style:name="ce397" style:family="table-cell" style:parent-style-name="Default">
      <style:table-cell-properties fo:border-bottom="none" style:diagonal-bl-tr="none" style:diagonal-tl-br="none" fo:border-left="none" fo:border-right="2.49pt solid #000000" style:rotation-align="none" fo:border-top="none"/>
    </style:style>
    <style:style style:name="ce398" style:family="table-cell" style:parent-style-name="Default">
      <style:table-cell-properties fo:border-bottom="none" style:cell-protect="protected formula-hidden" style:print-content="true" style:diagonal-bl-tr="none" style:diagonal-tl-br="none" fo:border-left="none" fo:border-right="2.49pt solid #000000" style:rotation-align="none" fo:border-top="none"/>
    </style:style>
    <style:style style:name="ce399"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0"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01" style:family="table-cell" style:parent-style-name="Default">
      <style:table-cell-properties fo:border="0.99pt solid #9a9a9a"/>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02" style:family="table-cell" style:parent-style-name="Default">
      <style:table-cell-properties style:text-align-source="fix" style:repeat-content="false" fo:border="0.99pt solid #9a9a9a"/>
      <style:paragraph-properties fo:text-align="end"/>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03"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4" style:family="table-cell" style:parent-style-name="Default">
      <style:table-cell-properties style:glyph-orientation-vertical="0" fo:border-bottom="0.74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5" style:family="table-cell" style:parent-style-name="Default">
      <style:table-cell-properties style:glyph-orientation-vertical="0" fo:border-bottom="1.76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6"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fo:margin-left="0cm" style:writing-mode="page"/>
    </style:style>
    <style:style style:name="ce407"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style:paragraph-properties fo:margin-left="0cm" style:writing-mode="page"/>
    </style:style>
    <style:style style:name="ce408"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fo:margin-left="0cm" style:writing-mode="page"/>
    </style:style>
    <style:style style:name="ce409"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style:paragraph-properties fo:margin-left="0cm" style:writing-mode="page"/>
    </style:style>
    <style:style style:name="ce41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411"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412"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3"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4"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415" style:family="table-cell" style:parent-style-name="Default">
      <style:table-cell-properties style:cell-protect="protected" style:print-content="true" fo:padding="0.071cm"/>
    </style:style>
    <style:style style:name="ce416" style:family="table-cell" style:parent-style-name="Default">
      <style:table-cell-properties fo:border-bottom="0.74pt solid #000000" fo:background-color="#99ccff"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7" style:family="table-cell" style:parent-style-name="Default">
      <style:table-cell-properties fo:border-bottom="none"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8" style:family="table-cell" style:parent-style-name="Default">
      <style:table-cell-properties fo:border-bottom="1.76pt solid #000000"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9" style:family="table-cell" style:parent-style-name="Default">
      <style:table-cell-properties fo:border-bottom="0.74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0" style:family="table-cell" style:parent-style-name="Default">
      <style:table-cell-properties style:diagonal-bl-tr="none" style:diagonal-tl-br="none" fo:border="none" fo:padding="0.071cm" style:rotation-align="none"/>
    </style:style>
    <style:style style:name="ce421" style:family="table-cell" style:parent-style-name="Default">
      <style:table-cell-properties fo:border-bottom="1.76pt solid #000000" style:diagonal-bl-tr="none" style:diagonal-tl-br="none" fo:border-left="none" fo:padding="0.071cm" fo:border-right="none" style:rotation-align="none" fo:border-top="none"/>
    </style:style>
    <style:style style:name="ce422" style:family="table-cell" style:parent-style-name="Default" style:data-style-name="N136">
      <style:table-cell-properties style:diagonal-bl-tr="none" style:diagonal-tl-br="none" fo:border="none" fo:padding="0.071cm" style:rotation-align="none"/>
    </style:style>
    <style:style style:name="ce423" style:family="table-cell" style:parent-style-name="Default" style:data-style-name="N136">
      <style:table-cell-properties fo:background-color="#c0c0c0" style:diagonal-bl-tr="none" style:diagonal-tl-br="none" fo:border="none" fo:padding="0.071cm" style:rotation-align="none"/>
    </style:style>
    <style:style style:name="ce424" style:family="table-cell" style:parent-style-name="Default" style:data-style-name="N136">
      <style:table-cell-properties fo:border-bottom="1.76pt solid #000000" style:diagonal-bl-tr="none" style:diagonal-tl-br="none" fo:border-left="none" fo:padding="0.071cm" fo:border-right="none" style:rotation-align="none" fo:border-top="none"/>
    </style:style>
    <style:style style:name="ce425" style:family="table-cell" style:parent-style-name="Default" style:data-style-name="N136"/>
    <style:style style:name="ce426" style:family="table-cell" style:parent-style-name="Default">
      <style:table-cell-properties fo:border-bottom="0.74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7" style:family="table-cell" style:parent-style-name="Default" style:data-style-name="N136">
      <style:table-cell-properties fo:border-bottom="none" style:diagonal-bl-tr="none" style:diagonal-tl-br="none" fo:border-left="none" fo:padding="0.071cm" fo:border-right="1.76pt solid #000000" style:rotation-align="none" fo:border-top="none"/>
    </style:style>
    <style:style style:name="ce428" style:family="table-cell" style:parent-style-name="Default" style:data-style-name="N136">
      <style:table-cell-properties fo:border-bottom="none" fo:background-color="#c0c0c0" style:diagonal-bl-tr="none" style:diagonal-tl-br="none" fo:border-left="none" fo:padding="0.071cm" fo:border-right="1.76pt solid #000000" style:rotation-align="none" fo:border-top="none"/>
    </style:style>
    <style:style style:name="ce429" style:family="table-cell" style:parent-style-name="Default" style:data-style-name="N136">
      <style:table-cell-properties fo:border-bottom="1.76pt solid #000000" style:diagonal-bl-tr="none" style:diagonal-tl-br="none" fo:border-left="none" fo:padding="0.071cm" fo:border-right="1.76pt solid #000000" style:rotation-align="none" fo:border-top="none"/>
    </style:style>
    <style:style style:name="ce430" style:family="table-cell" style:parent-style-name="Default">
      <style:table-cell-properties fo:padding="0.071cm"/>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31"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32"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33" style:family="table-cell" style:parent-style-name="Default" style:data-style-name="N136">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434"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435" style:family="table-cell" style:parent-style-name="Default" style:data-style-name="N136">
      <style:table-cell-properties style:glyph-orientation-vertical="0" fo:border-bottom="1.76pt solid #000000"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436" style:family="table-cell" style:parent-style-name="Default" style:data-style-name="N136">
      <style:table-cell-properties fo:padding="0.071cm"/>
    </style:style>
    <style:style style:name="ce437"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38"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9" style:family="table-cell" style:parent-style-name="Default" style:data-style-name="N136">
      <style:table-cell-properties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0"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1"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2"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3" style:family="table-cell" style:parent-style-name="Default" style:data-style-name="N136">
      <style:table-cell-properties fo:border-bottom="1.76pt solid #000000" fo:background-color="#99cc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4"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5"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6"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style>
    <style:style style:name="ce447"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8"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9"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0"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style>
    <style:style style:name="ce451"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2" style:family="table-cell" style:parent-style-name="Default" style:data-style-name="N1">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3"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4" style:family="table-cell" style:parent-style-name="Default">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5" style:family="table-cell" style:parent-style-name="Default" style:data-style-name="N1">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6" style:family="table-cell" style:parent-style-name="Default" style:data-style-name="N136">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7" style:family="table-cell" style:parent-style-name="Default">
      <style:table-cell-properties fo:background-color="transparent" fo:padding="0.071cm"/>
    </style:style>
    <style:style style:name="ce458"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9" style:family="table-cell" style:parent-style-name="Default">
      <style:table-cell-properties fo:border-bottom="0.99pt solid #000000" fo:background-color="#99ccff" style:diagonal-bl-tr="none" style:diagonal-tl-br="none" fo:border-left="0.06pt solid #000000" fo:padding="0.071cm" fo:border-right="0.99pt solid #000000" style:rotation-align="none" fo:border-top="0.0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0" style:family="table-cell" style:parent-style-name="Default">
      <style:table-cell-properties fo:border-bottom="none"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1" style:family="table-cell" style:parent-style-name="Default">
      <style:table-cell-properties fo:border-bottom="0.06pt solid #000000"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2" style:family="table-cell" style:parent-style-name="Default">
      <style:table-cell-properties fo:border-bottom="0.99pt solid #000000" fo:background-color="#99ccff" style:diagonal-bl-tr="none" style:diagonal-tl-br="none" fo:border-left="0.99pt solid #000000" fo:padding="0.071cm" fo:border-right="0.99pt solid #000000" style:rotation-align="none" fo:border-top="0.0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3" style:family="table-cell" style:parent-style-name="Default" style:data-style-name="N1">
      <style:table-cell-properties fo:border-bottom="none" style:diagonal-bl-tr="none" style:diagonal-tl-br="none" fo:border-left="0.06pt solid #000000" fo:padding="0.071cm" fo:border-right="none" style:rotation-align="none" fo:border-top="0.06pt solid #000000"/>
    </style:style>
    <style:style style:name="ce464" style:family="table-cell" style:parent-style-name="Default" style:data-style-name="N1">
      <style:table-cell-properties fo:border-bottom="none" fo:background-color="#c0c0c0" style:diagonal-bl-tr="none" style:diagonal-tl-br="none" fo:border-left="0.06pt solid #000000" fo:padding="0.071cm" fo:border-right="none" style:rotation-align="none" fo:border-top="none"/>
    </style:style>
    <style:style style:name="ce465" style:family="table-cell" style:parent-style-name="Default" style:data-style-name="N1">
      <style:table-cell-properties fo:border-bottom="none" style:diagonal-bl-tr="none" style:diagonal-tl-br="none" fo:border-left="0.06pt solid #000000" fo:padding="0.071cm" fo:border-right="none" style:rotation-align="none" fo:border-top="none"/>
    </style:style>
    <style:style style:name="ce466"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style>
    <style:style style:name="ce467" style:family="table-cell" style:parent-style-name="Default" style:data-style-name="N1">
      <style:table-cell-properties fo:border-bottom="none" style:diagonal-bl-tr="none" style:diagonal-tl-br="none" fo:border-left="none" fo:padding="0.071cm" fo:border-right="none" style:rotation-align="none" fo:border-top="0.06pt solid #000000"/>
    </style:style>
    <style:style style:name="ce468" style:family="table-cell" style:parent-style-name="Default" style:data-style-name="N1">
      <style:table-cell-properties fo:background-color="#c0c0c0" style:diagonal-bl-tr="none" style:diagonal-tl-br="none" fo:border="none" fo:padding="0.071cm" style:rotation-align="none"/>
    </style:style>
    <style:style style:name="ce469" style:family="table-cell" style:parent-style-name="Default" style:data-style-name="N1">
      <style:table-cell-properties style:diagonal-bl-tr="none" style:diagonal-tl-br="none" fo:border="none" fo:padding="0.071cm" style:rotation-align="none"/>
    </style:style>
    <style:style style:name="ce470" style:family="table-cell" style:parent-style-name="Default" style:data-style-name="N1">
      <style:table-cell-properties fo:border-bottom="0.06pt solid #000000" style:diagonal-bl-tr="none" style:diagonal-tl-br="none" fo:border-left="none" fo:padding="0.071cm" fo:border-right="none" style:rotation-align="none" fo:border-top="none"/>
    </style:style>
    <style:style style:name="ce471"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none"/>
    </style:style>
    <style:style style:name="ce472" style:family="table-cell" style:parent-style-name="Default" style:data-style-name="N1">
      <style:table-cell-properties fo:border-bottom="none" style:diagonal-bl-tr="none" style:diagonal-tl-br="none" fo:border-left="none" fo:padding="0.071cm" fo:border-right="0.06pt solid #000000" style:rotation-align="none" fo:border-top="0.06pt solid #000000"/>
    </style:style>
    <style:style style:name="ce473" style:family="table-cell" style:parent-style-name="Default" style:data-style-name="N1">
      <style:table-cell-properties fo:border-bottom="none" fo:background-color="#c0c0c0" style:diagonal-bl-tr="none" style:diagonal-tl-br="none" fo:border-left="none" fo:padding="0.071cm" fo:border-right="0.06pt solid #000000" style:rotation-align="none" fo:border-top="none"/>
    </style:style>
    <style:style style:name="ce474" style:family="table-cell" style:parent-style-name="Default" style:data-style-name="N1">
      <style:table-cell-properties fo:border-bottom="none" style:diagonal-bl-tr="none" style:diagonal-tl-br="none" fo:border-left="none" fo:padding="0.071cm" fo:border-right="0.06pt solid #000000" style:rotation-align="none" fo:border-top="none"/>
    </style:style>
    <style:style style:name="ce475" style:family="table-cell" style:parent-style-name="Default" style:data-style-name="N1">
      <style:table-cell-properties fo:border-bottom="0.06pt solid #000000" style:diagonal-bl-tr="none" style:diagonal-tl-br="none" fo:background-color="transparent" fo:border-left="none" fo:padding="0.071cm" fo:border-right="0.06pt solid #000000" style:rotation-align="none" fo:border-top="none"/>
    </style:style>
    <style:style style:name="ce476" style:family="table-cell" style:parent-style-name="Default" style:data-style-name="N1">
      <style:table-cell-properties style:glyph-orientation-vertical="0" fo:border-bottom="0.99pt solid #000000" style:diagonal-bl-tr="none" style:diagonal-tl-br="none" style:text-align-source="value-type" style:repeat-content="false" fo:wrap-option="wrap" fo:border-left="0.06pt solid #000000"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7" style:family="table-cell" style:parent-style-name="Default" style:data-style-name="N1">
      <style:table-cell-properties style:glyph-orientation-vertical="0" fo:border-bottom="none" fo:background-color="#99ccff"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78" style:family="table-cell" style:parent-style-name="Default" style:data-style-name="N1">
      <style:table-cell-properties style:glyph-orientation-vertical="0" fo:border-bottom="none"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479" style:family="table-cell" style:parent-style-name="Default" style:data-style-name="N1">
      <style:table-cell-properties style:glyph-orientation-vertical="0" fo:border-bottom="0.06pt solid #000000"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italic" fo:text-shadow="none" style:text-underline-style="none" fo:font-weight="bold" style:font-size-asian="10pt" style:font-style-asian="italic" style:font-weight-asian="bold" style:font-name-complex="Tahoma1" style:font-size-complex="10pt" style:font-style-complex="italic" style:font-weight-complex="bold"/>
    </style:style>
    <style:style style:name="ce480" style:family="table-cell" style:parent-style-name="Default" style:data-style-name="N1">
      <style:table-cell-properties fo:padding="0.071cm"/>
    </style:style>
    <style:style style:name="ce481" style:family="table-cell" style:parent-style-name="Default" style:data-style-name="N136">
      <style:table-cell-properties style:glyph-orientation-vertical="0" fo:border-bottom="0.99pt solid #000000" style:diagonal-bl-tr="none" style:diagonal-tl-br="none" style:text-align-source="value-type" style:repeat-content="false" fo:wrap-option="wrap" fo:border-left="none"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2"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3" style:family="table-cell" style:parent-style-name="Default" style:data-style-name="N1">
      <style:table-cell-properties fo:border-bottom="none"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4"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5"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6"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7" style:family="table-cell" style:parent-style-name="Default" style:data-style-name="N1">
      <style:table-cell-properties fo:border-bottom="none" fo:background-color="#99ccff"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8" style:family="table-cell" style:parent-style-name="Default" style:data-style-name="N1">
      <style:table-cell-properties fo:border-bottom="0.0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9"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style>
    <style:style style:name="ce490" style:family="table-cell" style:parent-style-name="Default" style:data-style-name="N136">
      <style:table-cell-properties fo:border-bottom="0.99pt solid #000000" style:diagonal-bl-tr="none" style:diagonal-tl-br="none" fo:border-left="none" fo:padding="0.071cm" fo:border-right="0.06pt solid #000000" style:rotation-align="none" fo:border-top="0.06pt solid #000000"/>
    </style:style>
    <style:style style:name="ce491"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2" style:family="table-cell" style:parent-style-name="Default" style:data-style-name="N1">
      <style:table-cell-properties fo:border-bottom="none"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3"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4" style:family="table-cell" style:parent-style-name="Default" style:data-style-name="N1">
      <style:table-cell-properties fo:border-bottom="0.06pt solid #000000"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5" style:family="table-cell" style:parent-style-name="Default" style:data-style-name="N136">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96"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0" style:family="table-cell" style:parent-style-name="Default" style:data-style-name="N136">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51"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52" style:family="table-cell" style:parent-style-name="Default" style:data-style-name="N136">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ext-properties fo:font-style="italic" fo:font-weight="normal" style:font-style-asian="italic" style:font-weight-asian="normal" style:font-style-complex="italic" style:font-weight-complex="normal"/>
    </style:style>
    <style:style style:name="ce217" style:family="table-cell" style:parent-style-name="Default" style:data-style-name="N145"/>
    <style:style style:name="ce218" style:family="table-cell" style:parent-style-name="Default" style:data-style-name="N145">
      <style:table-cell-properties style:text-align-source="fix" style:repeat-content="false"/>
      <style:paragraph-properties fo:text-align="start" fo:margin-left="0cm"/>
    </style:style>
    <style:style style:name="ce219" style:family="table-cell" style:parent-style-name="Default">
      <style:text-properties style:font-name="Tahoma1" style:font-name-asian="PingFang SC" style:font-name-complex="Tahoma1"/>
    </style:style>
  </office:automatic-styles>
  <office:body>
    <office:spreadsheet>
      <table:calculation-settings table:case-sensitive="false" table:automatic-find-labels="false" table:use-regular-expressions="false"/>
      <table:content-validations>
        <table:content-validation table:name="val1" table:condition="of:cell-content-is-in-list(&quot;Endurance&quot;;&quot;Strength&quot;;&quot;Speed&quot;;&quot;Muscular-Endurance&quot;;&quot;Speed-Endurance&quot;;&quot;Power&quot;)" table:allow-empty-cell="true" table:display-list="unsorted" table:base-cell-address="TrainingPlan.B4">
          <table:help-message table:title="Greatest Limiting Factor" table:display="true">
            <text:p>Select your biggest limiting factor, i.e. the factor that needs improving the most!</text:p>
            <text:p/>
            <text:p>If you don't have one(!) or don't know what it is select 'Strength'.</text:p>
          </table:help-message>
          <table:error-message table:message-type="stop" table:display="true"/>
        </table:content-validation>
        <table:content-validation table:name="val2" table:condition="of:cell-content-is-in-list(&quot;Endurance&quot;;&quot;Strength&quot;;&quot;Speed&quot;;&quot;Muscular-Endurance&quot;;&quot;Speed-Endurance&quot;;&quot;Power&quot;)" table:allow-empty-cell="true" table:display-list="unsorted" table:base-cell-address="TrainingPlan.B5">
          <table:help-message table:title="Greatest Limiting Factor" table:display="true">
            <text:p>Select your biggest limiting factor, i.e. the factor that needs improving the most!</text:p>
            <text:p/>
            <text:p>If you don't have one(!) or don't know what it is select 'Speed-Endurance'.</text:p>
          </table:help-message>
          <table:error-message table:message-type="stop" table:display="true"/>
        </table:content-validation>
        <table:content-validation table:name="val3" table:condition="of:cell-content-is-in-list(&quot;A&quot;;&quot;B&quot;;&quot;C&quot;)" table:allow-empty-cell="true" table:display-list="unsorted" table:base-cell-address="TrainingPlan.D20">
          <table:help-message table:title="Race Priority" table:display="true">
            <text:p>'A' - most important races for you. Pick 3 or 4 'A' races per season. Stage race counts as 1, 2 races in a weekend count as 1</text:p>
            <text:p>'B' - races you want to do well in, but not as critical as 'A' races. Max. 12 of these</text:p>
            <text:p>'C' - experience/hard workouts/test races</text:p>
          </table:help-message>
          <table:error-message table:message-type="stop" table:display="true"/>
        </table:content-validation>
        <table:content-validation table:name="val4" table:condition="of:cell-content-is-in-list(Phases)" table:allow-empty-cell="false" table:display-list="unsorted" table:base-cell-address="TrainingPlan.E20">
          <table:help-message table:title="Training phase?" table:display="false"/>
          <table:error-message table:message-type="stop" table:title="Incorrect Training Phase" table:display="true">
            <text:p>Select one of the training phases</text:p>
          </table:error-message>
        </table:content-validation>
        <table:content-validation table:name="val5" table:condition="of:cell-content-is-in-list(Phases)" table:allow-empty-cell="false" table:display-list="unsorted" table:base-cell-address="TrainingPlan.E21">
          <table:help-message table:title="Training phase?" table:display="true"/>
          <table:error-message table:message-type="stop" table:title="Incorrect Training Phase" table:display="true">
            <text:p>Select one of the training phases</text:p>
          </table:error-message>
        </table:content-validation>
        <table:content-validation table:name="val6" table:condition="of:cell-content-is-in-list(AnnualHrs)" table:allow-empty-cell="false" table:display-list="unsorted" table:base-cell-address="TrainingPlan.F1">
          <table:help-message table:title="Enter your annual training hours" table:display="true">
            <text:p>Racer Category <text:s text:c="2"/>Hrs per year</text:p>
            <text:p><text:s text:c="9"/>Pro <text:s text:c="15"/>800+</text:p>
            <text:p><text:s text:c="9"/>1-2 <text:s text:c="15"/>700-1000</text:p>
            <text:p><text:s text:c="11"/>3 <text:s text:c="17"/>500-700</text:p>
            <text:p><text:s text:c="11"/>4 <text:s text:c="17"/>350-500</text:p>
            <text:p><text:s text:c="6"/>5/Junior <text:s text:c="10"/>220-350</text:p>
            <text:p><text:s text:c="6"/>Masters <text:s text:c="10"/>350-650</text:p>
          </table:help-message>
          <table:error-message table:message-type="stop" table:display="true"/>
        </table:content-validation>
        <table:content-validation table:name="val7" table:condition="of:cell-content-is-in-list(AnnualTSS)" table:allow-empty-cell="false" table:display-list="unsorted" table:base-cell-address="TrainingPlan.F2">
          <table:help-message table:title="Enter your annual training TSS" table:display="true">
            <text:p>Racer Category <text:s text:c="2"/>TSS per year</text:p>
            <text:p><text:s text:c="9"/>Pro <text:s text:c="15"/>50k+</text:p>
            <text:p><text:s text:c="9"/>1-2 <text:s text:c="15"/>35k-50k</text:p>
            <text:p><text:s text:c="11"/>3 <text:s text:c="17"/>25k-35k</text:p>
            <text:p><text:s text:c="11"/>4 <text:s text:c="17"/>17.5k-25k</text:p>
            <text:p><text:s text:c="6"/>5/Junior <text:s text:c="10"/>11k-17k</text:p>
            <text:p><text:s text:c="6"/>Masters <text:s text:c="11"/>17.5k-32.5k</text:p>
          </table:help-message>
          <table:error-message table:message-type="stop" table:display="true"/>
        </table:content-validation>
        <table:content-validation table:name="val8" table:condition="of:cell-content-is-in-list(AnnualHrs)" table:allow-empty-cell="false" table:display-list="unsorted" table:base-cell-address="TrainingPlan.F3">
          <table:help-message table:title="Calculation Mode" table:display="true">
            <text:p>'TSS' to use TSS. <text:s/>Anything else uses hours.</text:p>
          </table:help-message>
          <table:error-message table:message-type="stop" table:display="true"/>
        </table:content-validation>
        <table:content-validation table:name="val9" table:condition="of:cell-content-is-in-list(AnnualHrs)" table:allow-empty-cell="false" table:display-list="unsorted" table:base-cell-address="TrainingPlan.F4">
          <table:help-message table:title="Annual Units" table:display="true">
            <text:p>Either TSS or hours depending on mode. <text:s/>Referenced from other formulas.</text:p>
          </table:help-message>
          <table:error-message table:message-type="stop" table:display="true"/>
        </table:content-validation>
        <table:content-validation table:name="val10" table:condition="of:cell-content-is-in-list(WorkoutPatternsList)" table:allow-empty-cell="true" table:display-list="unsorted" table:base-cell-address="WeeklySchedule.D55"/>
      </table:content-validations>
      <table:table table:name="ReadMeFirst" table:style-name="ta1">
        <office:forms form:automatic-focus="false" form:apply-design-mode="false"/>
        <table:table-column table:style-name="co1" table:default-cell-style-name="ce242"/>
        <table:table-column table:style-name="co2" table:number-columns-repeated="1023" table:default-cell-style-name="Default"/>
        <table:table-row table:style-name="ro1">
          <table:table-cell table:style-name="ce241" office:value-type="string" calcext:value-type="string">
            <text:p>This spreadsheet is for the personal use of the author and in no way should be used or distributed by anybody.</text:p>
            <text:p/>
            <text:p>This training plan and methodologies and are based on my understanding of "The Cyclist's Training Bible".</text:p>
            <text:p/>
            <text:p>It is not for public use nor distribution and is not endorsed by the author of "The Cyclist's Training Bible" nor this spreadsheet’s author.</text:p>
          </table:table-cell>
          <table:table-cell table:number-columns-repeated="1023"/>
        </table:table-row>
        <table:table-row table:style-name="ro2">
          <table:table-cell table:number-columns-repeated="1024"/>
        </table:table-row>
        <table:table-row table:style-name="ro2">
          <table:table-cell table:style-name="ce243" office:value-type="string" calcext:value-type="string">
            <text:p>Please note: You should have purchased and read "The Cyclist's Training Bible" to understand the training and terminology.</text:p>
          </table:table-cell>
          <table:table-cell table:number-columns-repeated="1023"/>
        </table:table-row>
        <table:table-row table:style-name="ro2">
          <table:table-cell table:style-name="ce244"/>
          <table:table-cell table:number-columns-repeated="1023"/>
        </table:table-row>
        <table:table-row table:style-name="ro3">
          <table:table-cell table:style-name="ce245" office:value-type="string" calcext:value-type="string">
            <text:p>1. Fill in the details in the blue boxes in the green worksheet "TrainingPlan". <text:s/>This is partially filled in to give an idea of how to fill it in.</text:p>
          </table:table-cell>
          <table:table-cell table:style-name="ce246" table:number-columns-repeated="1023"/>
        </table:table-row>
        <table:table-row table:style-name="ro4">
          <table:table-cell table:style-name="ce245" office:value-type="string" calcext:value-type="string">
            <text:p>2. Your exercise workouts will be selected for you in the green "TrainingPlan"(X's) and your weekly training scheduled hrs will be automatically created for you in the green worksheet "WeeklySchedule”. All you have to do is select the workout selections from the yellow dropdown and the correct pattern will be filled in for you!</text:p>
            <text:p>You can also enter your actual training hrs in the other yellow column and the difference between planned and actual will be calculated. If you go over your planned hrs it will be highlighted in red!!</text:p>
          </table:table-cell>
          <table:table-cell table:style-name="ce246" table:number-columns-repeated="1023"/>
        </table:table-row>
        <table:table-row table:style-name="ro5">
          <table:table-cell table:style-name="ce245" office:value-type="string" calcext:value-type="string">
            <text:p>3. The blue worksheets "WorkoutPatterns" and "Workouts" tell you what the workout selections are.</text:p>
          </table:table-cell>
          <table:table-cell table:style-name="ce246"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TrainingPlan" table:style-name="ta9">
        <office:forms form:automatic-focus="false" form:apply-design-mode="false"/>
        <table:table-column table:style-name="co29" table:default-cell-style-name="ce242"/>
        <table:table-column table:style-name="co4" table:default-cell-style-name="ce242"/>
        <table:table-column table:style-name="co30" table:default-cell-style-name="ce242"/>
        <table:table-column table:style-name="co4" table:default-cell-style-name="ce242"/>
        <table:table-column table:style-name="co31" table:default-cell-style-name="ce242"/>
        <table:table-column table:style-name="co4" table:default-cell-style-name="ce242"/>
        <table:table-column table:style-name="co32" table:default-cell-style-name="ce242"/>
        <table:table-column table:style-name="co33" table:number-columns-repeated="8" table:default-cell-style-name="ce242"/>
        <table:table-column table:style-name="co4" table:number-columns-repeated="49" table:default-cell-style-name="ce242"/>
        <table:table-column table:style-name="co4" table:number-columns-repeated="960" table:default-cell-style-name="Default"/>
        <table:table-row table:style-name="ro2">
          <table:table-cell table:style-name="ce7" office:value-type="string" calcext:value-type="string">
            <text:p>Athlete:</text:p>
          </table:table-cell>
          <table:table-cell table:style-name="ce17" office:value-type="string" calcext:value-type="string" table:number-columns-spanned="2" table:number-rows-spanned="1">
            <text:p>Your name</text:p>
          </table:table-cell>
          <table:covered-table-cell table:style-name="ce27"/>
          <table:table-cell table:style-name="ce7" office:value-type="string" calcext:value-type="string">
            <text:p>Annual Hours:</text:p>
          </table:table-cell>
          <table:table-cell table:style-name="ce8"/>
          <table:table-cell table:style-name="ce276" table:content-validation-name="val6" office:value-type="float" office:value="600" calcext:value-type="float">
            <text:p>600</text:p>
          </table:table-cell>
          <table:table-cell table:style-name="ce8"/>
          <table:table-cell table:style-name="ce246"/>
          <table:table-cell table:number-columns-repeated="1016"/>
        </table:table-row>
        <table:table-row table:style-name="ro2">
          <table:table-cell table:style-name="ce8" table:number-columns-repeated="3"/>
          <table:table-cell table:style-name="ce7" office:value-type="string" calcext:value-type="string">
            <text:p>Annual TSS (thousand):</text:p>
          </table:table-cell>
          <table:table-cell table:style-name="ce8"/>
          <table:table-cell table:style-name="ce276" table:content-validation-name="val7" office:value-type="float" office:value="20" calcext:value-type="float">
            <text:p>20</text:p>
          </table:table-cell>
          <table:table-cell table:style-name="ce8"/>
          <table:table-cell table:style-name="ce246"/>
          <table:table-cell table:number-columns-repeated="1016"/>
        </table:table-row>
        <table:table-row table:style-name="ro2">
          <table:table-cell table:style-name="ce9" office:value-type="string" calcext:value-type="string" table:number-columns-spanned="3" table:number-rows-spanned="1">
            <text:p>Limiting Factors</text:p>
          </table:table-cell>
          <table:covered-table-cell table:number-columns-repeated="2" table:style-name="ce18"/>
          <table:table-cell table:style-name="ce7" office:value-type="string" calcext:value-type="string">
            <text:p>Mode:</text:p>
          </table:table-cell>
          <table:table-cell table:style-name="ce8"/>
          <table:table-cell table:style-name="ce231" table:content-validation-name="val8" office:value-type="string" calcext:value-type="string">
            <text:p>TSS</text:p>
          </table:table-cell>
          <table:table-cell table:style-name="ce8"/>
          <table:table-cell table:style-name="ce246"/>
          <table:table-cell table:number-columns-repeated="1016"/>
        </table:table-row>
        <table:table-row table:style-name="ro2">
          <table:table-cell table:style-name="ce10" office:value-type="string" calcext:value-type="string">
            <text:p>1.</text:p>
          </table:table-cell>
          <table:table-cell table:style-name="ce19" table:content-validation-name="val1" office:value-type="string" calcext:value-type="string" table:number-columns-spanned="2" table:number-rows-spanned="1">
            <text:p>Strength</text:p>
          </table:table-cell>
          <table:covered-table-cell table:style-name="ce28" table:content-validation-name="val1"/>
          <table:table-cell table:style-name="ce7" office:value-type="string" calcext:value-type="string">
            <text:p>Annual Units:</text:p>
          </table:table-cell>
          <table:table-cell table:style-name="ce8"/>
          <table:table-cell table:style-name="ce232" table:content-validation-name="val9" table:formula="of:=IF([.F3]=&quot;TSS&quot;; [.F2]; [.F1])" office:value-type="float" office:value="20" calcext:value-type="float">
            <text:p>20</text:p>
          </table:table-cell>
          <table:table-cell table:style-name="ce8"/>
          <table:table-cell table:style-name="ce246"/>
          <table:table-cell table:number-columns-repeated="1016"/>
        </table:table-row>
        <table:table-row table:style-name="ro22">
          <table:table-cell table:style-name="ce10" office:value-type="string" calcext:value-type="string">
            <text:p>2.</text:p>
          </table:table-cell>
          <table:table-cell table:style-name="ce20" table:content-validation-name="val2" office:value-type="string" calcext:value-type="string" table:number-columns-spanned="2" table:number-rows-spanned="1">
            <text:p>Speed-Endurance</text:p>
          </table:table-cell>
          <table:covered-table-cell table:style-name="ce29" table:content-validation-name="val2"/>
          <table:table-cell table:style-name="ce8" table:number-columns-repeated="4"/>
          <table:table-cell table:style-name="ce246"/>
          <table:table-cell table:number-columns-repeated="1016"/>
        </table:table-row>
        <table:table-row table:style-name="ro2">
          <table:table-cell table:style-name="ce8" table:number-columns-repeated="7"/>
          <table:table-cell table:style-name="ce246"/>
          <table:table-cell table:number-columns-repeated="1016"/>
        </table:table-row>
        <table:table-row table:style-name="ro22">
          <table:table-cell table:style-name="ce9" office:value-type="string" calcext:value-type="string" table:number-columns-spanned="3" table:number-rows-spanned="1">
            <text:p>Season Goals:</text:p>
          </table:table-cell>
          <table:covered-table-cell table:number-columns-repeated="2" table:style-name="ce18"/>
          <table:table-cell table:style-name="ce8" table:number-columns-repeated="4"/>
          <table:table-cell table:style-name="ce246"/>
          <table:table-cell table:number-columns-repeated="1016"/>
        </table:table-row>
        <table:table-row table:style-name="ro2">
          <table:table-cell table:style-name="ce11" office:value-type="string" calcext:value-type="string">
            <text:p>1.</text:p>
          </table:table-cell>
          <table:table-cell table:style-name="ce21" table:number-columns-spanned="6" table:number-rows-spanned="1"/>
          <table:covered-table-cell table:number-columns-repeated="4" table:style-name="ce30"/>
          <table:covered-table-cell table:style-name="ce45"/>
          <table:table-cell table:style-name="ce246"/>
          <table:table-cell table:number-columns-repeated="1016"/>
        </table:table-row>
        <table:table-row table:style-name="ro23">
          <table:table-cell table:style-name="ce11" office:value-type="string" calcext:value-type="string">
            <text:p>2.</text:p>
          </table:table-cell>
          <table:table-cell table:style-name="ce22" table:number-columns-spanned="6" table:number-rows-spanned="1"/>
          <table:covered-table-cell table:number-columns-repeated="4" table:style-name="ce31"/>
          <table:covered-table-cell table:style-name="ce46"/>
          <table:table-cell table:style-name="ce48" office:value-type="string" calcext:value-type="string" table:number-columns-spanned="8" table:number-rows-spanned="1">
            <text:p>W O R K O U T S</text:p>
          </table:table-cell>
          <table:covered-table-cell table:number-columns-repeated="7" table:style-name="ce53"/>
          <table:table-cell table:number-columns-repeated="1009"/>
        </table:table-row>
        <table:table-row table:style-name="ro2">
          <table:table-cell table:style-name="ce11" office:value-type="string" calcext:value-type="string">
            <text:p>3.</text:p>
          </table:table-cell>
          <table:table-cell table:style-name="ce23" table:number-columns-spanned="6" table:number-rows-spanned="1"/>
          <table:covered-table-cell table:number-columns-repeated="4" table:style-name="ce32"/>
          <table:covered-table-cell table:style-name="ce47"/>
          <table:table-cell table:style-name="ce246"/>
          <table:table-cell table:number-columns-repeated="1016"/>
        </table:table-row>
        <table:table-row table:style-name="ro2">
          <table:table-cell table:style-name="ce8" table:number-columns-repeated="7"/>
          <table:table-cell table:style-name="ce284" office:value-type="string" calcext:value-type="string" table:number-columns-spanned="1" table:number-rows-spanned="9">
            <text:p>Weight Lifting</text:p>
          </table:table-cell>
          <table:table-cell table:style-name="ce288" office:value-type="string" calcext:value-type="string" table:number-columns-spanned="1" table:number-rows-spanned="9">
            <text:p>Aerobic Endurance</text:p>
          </table:table-cell>
          <table:table-cell table:style-name="ce288" office:value-type="string" calcext:value-type="string" table:number-columns-spanned="1" table:number-rows-spanned="9">
            <text:p>Muscular Force</text:p>
          </table:table-cell>
          <table:table-cell table:style-name="ce288" office:value-type="string" calcext:value-type="string" table:number-columns-spanned="1" table:number-rows-spanned="9">
            <text:p>Speed Skills</text:p>
          </table:table-cell>
          <table:table-cell table:style-name="ce288" office:value-type="string" calcext:value-type="string" table:number-columns-spanned="1" table:number-rows-spanned="9">
            <text:p>Muscular-Endurance</text:p>
          </table:table-cell>
          <table:table-cell table:style-name="ce288" office:value-type="string" calcext:value-type="string" table:number-columns-spanned="1" table:number-rows-spanned="9">
            <text:p>Anaerobic-Endurance</text:p>
          </table:table-cell>
          <table:table-cell table:style-name="ce288" office:value-type="string" calcext:value-type="string" table:number-columns-spanned="1" table:number-rows-spanned="9">
            <text:p>Sprint Power</text:p>
          </table:table-cell>
          <table:table-cell table:style-name="ce288" office:value-type="string" calcext:value-type="string" table:number-columns-spanned="1" table:number-rows-spanned="9">
            <text:p>Testing</text:p>
          </table:table-cell>
          <table:table-cell table:number-columns-repeated="1009"/>
        </table:table-row>
        <table:table-row table:style-name="ro2">
          <table:table-cell table:style-name="ce7" office:value-type="string" calcext:value-type="string">
            <text:p>Training Objectives:</text:p>
          </table:table-cell>
          <table:table-cell table:style-name="ce8" table:number-columns-repeated="6"/>
          <table:covered-table-cell table:style-name="ce50"/>
          <table:covered-table-cell table:number-columns-repeated="7" table:style-name="ce288"/>
          <table:table-cell table:number-columns-repeated="1009"/>
        </table:table-row>
        <table:table-row table:style-name="ro2">
          <table:table-cell table:style-name="ce11" office:value-type="string" calcext:value-type="string">
            <text:p>1.</text:p>
          </table:table-cell>
          <table:table-cell table:style-name="ce21" office:value-type="string" calcext:value-type="string" table:number-columns-spanned="6" table:number-rows-spanned="1">
            <text:p>Improve climbing strength: Decrease time taken to climb Col du Tourmalet on turbo to 1:45</text:p>
          </table:table-cell>
          <table:covered-table-cell table:number-columns-repeated="4" table:style-name="ce30"/>
          <table:covered-table-cell table:style-name="ce45"/>
          <table:covered-table-cell table:style-name="ce51"/>
          <table:covered-table-cell table:number-columns-repeated="7" table:style-name="ce288"/>
          <table:table-cell table:number-columns-repeated="1009"/>
        </table:table-row>
        <table:table-row table:style-name="ro2">
          <table:table-cell table:style-name="ce11" office:value-type="string" calcext:value-type="string">
            <text:p>2.</text:p>
          </table:table-cell>
          <table:table-cell table:style-name="ce22" office:value-type="string" calcext:value-type="string" table:number-columns-spanned="6" table:number-rows-spanned="1">
            <text:p>Improve muscular endurance: A sub-57-minute club <text:s/>25mile TT</text:p>
          </table:table-cell>
          <table:covered-table-cell table:number-columns-repeated="4" table:style-name="ce31"/>
          <table:covered-table-cell table:style-name="ce46"/>
          <table:covered-table-cell table:style-name="ce51"/>
          <table:covered-table-cell table:number-columns-repeated="7" table:style-name="ce288"/>
          <table:table-cell table:number-columns-repeated="1009"/>
        </table:table-row>
        <table:table-row table:style-name="ro2">
          <table:table-cell table:style-name="ce11" office:value-type="string" calcext:value-type="string">
            <text:p>3.</text:p>
          </table:table-cell>
          <table:table-cell table:style-name="ce22" office:value-type="string" calcext:value-type="string" table:number-columns-spanned="6" table:number-rows-spanned="1">
            <text:p>Improve endurance: Train on a 700-annual hour schedule</text:p>
          </table:table-cell>
          <table:covered-table-cell table:number-columns-repeated="4" table:style-name="ce31"/>
          <table:covered-table-cell table:style-name="ce46"/>
          <table:covered-table-cell table:style-name="ce51"/>
          <table:covered-table-cell table:number-columns-repeated="7" table:style-name="ce288"/>
          <table:table-cell table:number-columns-repeated="1009"/>
        </table:table-row>
        <table:table-row table:style-name="ro24">
          <table:table-cell table:style-name="ce11" office:value-type="string" calcext:value-type="string">
            <text:p>4.</text:p>
          </table:table-cell>
          <table:table-cell table:style-name="ce22" table:number-columns-spanned="6" table:number-rows-spanned="1"/>
          <table:covered-table-cell table:number-columns-repeated="4" table:style-name="ce31"/>
          <table:covered-table-cell table:style-name="ce46"/>
          <table:covered-table-cell table:style-name="ce51"/>
          <table:covered-table-cell table:number-columns-repeated="7" table:style-name="ce288"/>
          <table:table-cell table:number-columns-repeated="1009"/>
        </table:table-row>
        <table:table-row table:style-name="ro2">
          <table:table-cell table:style-name="ce11" office:value-type="string" calcext:value-type="string">
            <text:p>5.</text:p>
          </table:table-cell>
          <table:table-cell table:style-name="ce23" table:number-columns-spanned="6" table:number-rows-spanned="1"/>
          <table:covered-table-cell table:number-columns-repeated="4" table:style-name="ce32"/>
          <table:covered-table-cell table:style-name="ce47"/>
          <table:covered-table-cell table:style-name="ce51"/>
          <table:covered-table-cell table:number-columns-repeated="7" table:style-name="ce288"/>
          <table:table-cell table:number-columns-repeated="1009"/>
        </table:table-row>
        <table:table-row table:style-name="ro2">
          <table:table-cell table:style-name="ce12"/>
          <table:table-cell table:style-name="ce8" table:number-columns-repeated="6"/>
          <table:covered-table-cell table:style-name="ce50"/>
          <table:covered-table-cell table:number-columns-repeated="7" table:style-name="ce288"/>
          <table:table-cell table:number-columns-repeated="1009"/>
        </table:table-row>
        <table:table-row table:style-name="ro25">
          <table:table-cell table:style-name="ce13" office:value-type="string" calcext:value-type="string">
            <text:p>Week</text:p>
          </table:table-cell>
          <table:table-cell table:style-name="ce13" office:value-type="string" calcext:value-type="string">
            <text:p>Monday</text:p>
          </table:table-cell>
          <table:table-cell table:style-name="ce33" office:value-type="string" calcext:value-type="string">
            <text:p>Races</text:p>
          </table:table-cell>
          <table:table-cell table:style-name="ce33" office:value-type="string" calcext:value-type="string">
            <text:p>Pri</text:p>
          </table:table-cell>
          <table:table-cell table:style-name="ce33" office:value-type="string" calcext:value-type="string">
            <text:p>Period</text:p>
          </table:table-cell>
          <table:table-cell table:style-name="ce13" office:value-type="string" calcext:value-type="string">
            <text:p>Hrs/TSS</text:p>
          </table:table-cell>
          <table:table-cell table:style-name="ce33" office:value-type="string" calcext:value-type="string">
            <text:p>Details</text:p>
          </table:table-cell>
          <table:covered-table-cell table:style-name="ce284"/>
          <table:covered-table-cell table:number-columns-repeated="7" table:style-name="ce288"/>
          <table:table-cell table:number-columns-repeated="1009"/>
        </table:table-row>
        <table:table-row table:style-name="ro26">
          <table:table-cell table:style-name="ce14" office:value-type="float" office:value="1" calcext:value-type="float">
            <text:p>1</text:p>
          </table:table-cell>
          <table:table-cell table:style-name="ce237" office:value-type="date" office:date-value="2007-12-31" calcext:value-type="date">
            <text:p>31-Dec</text:p>
          </table:table-cell>
          <table:table-cell table:style-name="ce275"/>
          <table:table-cell table:style-name="ce275" table:content-validation-name="val3"/>
          <table:table-cell table:style-name="ce275" table:content-validation-name="val4" office:value-type="string" calcext:value-type="string">
            <text:p>Prep</text:p>
          </table:table-cell>
          <table:table-cell table:style-name="ce248" table:formula="of:=IF(ISBLANK([.E20]);&quot;&quot;; VLOOKUP([.E20];AnnualUnitsTable;MATCH([.$F$4];AnnualUnits;0)+2;FALSE()))" office:value-type="float" office:value="320" calcext:value-type="float">
            <text:p>320.0</text:p>
          </table:table-cell>
          <table:table-cell table:style-name="ce275" table:number-columns-repeated="2"/>
          <table:table-cell table:style-name="ce55" table:formula="of:=IF(OR([.E20]=C_Prep;[.E20]=C_Base1Wk1;[.E20]=C_Base1Wk2;[.E20]=C_Base1Wk3;[.E20]=C_Base2Wk1;[.E20]=C_Base2Wk2;[.E20]=C_Base2Wk3;[.E20]=C_Base3Wk1;[.E20]=C_Base3Wk2;[.E20]=C_Base3Wk3;[.E20]=C_Build1Wk1;[.E20]=C_Build1Wk2;[.E20]=C_Build1Wk3;[.E20]=C_Build2Wk1;[.E20]=C_Build2Wk2;[.E20]=C_Build2Wk3;[.E20]=C_Transition);&quot;X&quot;;IF(AND(OR([.E20]=C_Build1Wk1;[.E20]=C_Build1Wk2;[.E20]=C_Build1Wk3);[.$B$4]=&quot;Endurance&quot;);&quot;X&quot;;IF(AND(OR([.E20]=C_Peak1;[.E20]=C_Peak2);[.$B$5]=&quot;Endurance&quot;);&quot;X&quot;;&quot;&quot;)))" office:value-type="string" office:string-value="X" calcext:value-type="string">
            <text:p>X</text:p>
          </table:table-cell>
          <table:table-cell table:style-name="ce55" table:formula="of:=IF(OR([.E20]=C_Base3Wk1;[.E20]=C_Base3Wk2;[.E20]=C_Base3Wk3);&quot;X&quot;;IF(AND(OR([.E20]=C_Build2Wk1;[.E20]=C_Build2Wk2;[.E20]=C_Build2Wk3);OR([.$B$4]=&quot;Strength&quot;;[.$B$5]=&quot;Strength&quot;));&quot;X&quot;;IF(AND(OR([.E20]=C_Peak1;[.E20]=C_Peak2);[.$B$5]=&quot;Strength&quot;);&quot;X&quot;;&quot;&quot;)))">
            <text:p/>
          </table:table-cell>
          <table:table-cell table:style-name="ce55" table:formula="of:=IF(OR([.E20]=C_Prep;[.E20]=C_Base1Wk1;[.E20]=C_Base1Wk2;[.E20]=C_Base1Wk3;[.E20]=C_Base1Rest;[.E20]=C_Base2Wk1;[.E20]=C_Base2Wk2;[.E20]=C_Base2Wk3;[.E20]=C_Base2Rest;[.E20]=C_Base3Wk1;[.E20]=C_Base3Wk2;[.E20]=C_Base3Wk3;[.E20]=C_Base3Rest;[.E20]=C_Build1Wk1;[.E20]=C_Build1Wk2;[.E20]=C_Build1Wk3;[.E20]=C_Build2Wk1;[.E20]=C_Build2Wk2;[.E20]=C_Build2Wk3;[.E20]=C_RaceSat;[.E20]=C_RaceSun;[.E20]=C_RaceSatSun;[.E20]=C_Transition);&quot;X&quot;;IF(AND(OR([.E20]=C_Build2Wk1;[.E20]=C_Build2Wk2;[.E20]=C_Build2Wk3);OR([.$B$4]=&quot;Speed&quot;;[.$B$5]=&quot;Speed&quot;));&quot;X&quot;;IF(AND(OR([.E20]=C_Peak1;[.E20]=C_Peak2);[.$B$5]=&quot;Speed&quot;);&quot;X&quot;;&quot;&quot;)))" office:value-type="string" office:string-value="X" calcext:value-type="string">
            <text:p>X</text:p>
          </table:table-cell>
          <table:table-cell table:style-name="ce55" table:formula="of:=IF(OR([.E20]=C_Base2Wk1;[.E20]=C_Base2Wk2;[.E20]=C_Base2Wk3;[.E20]=C_Base3Wk1;[.E20]=C_Base3Wk2;[.E20]=C_Base3Wk3;[.E20]=C_Build1Wk1;[.E20]=C_Build1Wk2;[.E20]=C_Build1Wk3;[.E20]=C_Build2Wk1;[.E20]=C_Build2Wk2;[.E20]=C_Build2Wk3;[.E20]=C_Peak1;[.E20]=C_Peak2);&quot;X&quot;;IF(AND(OR([.E20]=C_Build2Wk1;[.E20]=C_Build2Wk2;[.E20]=C_Build2Wk3);OR([.$B$4]=&quot;Muscular-Endurance&quot;;[.$B$5]=&quot;Muscular-Endurance&quot;));&quot;X&quot;;IF(AND(OR([.E20]=C_Peak1;[.E20]=C_Peak2);[.$B$5]=&quot;Muscular-Endurance&quot;);&quot;X&quot;;&quot;&quot;)))">
            <text:p/>
          </table:table-cell>
          <table:table-cell table:style-name="ce55" table:formula="of:=IF(AND(OR([.E20]=C_Build1Wk1;[.E20]=C_Build1Wk2;[.E20]=C_Build1Wk3);[.$B$4]=&quot;Speed-Endurance&quot;);&quot;X&quot;;IF(AND(OR([.E20]=C_Build2Wk1;[.E20]=C_Build2Wk2;[.E20]=C_Build2Wk3);OR([.$B$4]=&quot;Speed-endurance&quot;;[.$B$5]=&quot;Speed-Endurance&quot;));&quot;X&quot;;IF(AND(OR([.E20]=C_Peak1;[.E20]=C_Peak2);[.$B$5]=&quot;Speed-Endurance&quot;);&quot;X&quot;;&quot;&quot;)))">
            <text:p/>
          </table:table-cell>
          <table:table-cell table:style-name="ce55" table:formula="of:=IF(AND(OR([.E20]=C_Build1Wk1;[.E20]=C_Build1Wk2;[.E20]=C_Build1Wk3);[.$B$4]=&quot;Power&quot;);&quot;X&quot;;IF(AND(OR([.E20]=C_Build2Wk1;[.E20]=C_Build2Wk2;[.E20]=C_Build2Wk3);OR([.$B$4]=&quot;Power&quot;;[.$B$5]=&quot;Power&quot;));&quot;X&quot;;IF(AND(OR([.E20]=C_Peak1;[.E20]=C_Peak2);[.$B$5]=&quot;Power&quot;);&quot;X&quot;;&quot;&quot;)))">
            <text:p/>
          </table:table-cell>
          <table:table-cell table:style-name="ce55" table:formula="of:=IF(OR([.E20]=C_Base1Rest;[.E20]=C_Base2Rest;[.E20]=C_Base3Rest;[.E20]=C_Build1Rest;[.E20]=C_Build2Rest);&quot;X&quot;;&quot;&quot;)">
            <text:p/>
          </table:table-cell>
          <table:table-cell table:style-name="ce56" table:number-columns-repeated="1009"/>
        </table:table-row>
        <table:table-row table:style-name="ro26">
          <table:table-cell table:style-name="ce15" office:value-type="float" office:value="2" calcext:value-type="float">
            <text:p>2</text:p>
          </table:table-cell>
          <table:table-cell table:style-name="ce237" table:formula="of:=[.B20]+7" office:value-type="date" office:date-value="2008-01-07" calcext:value-type="date">
            <text:p>07-Jan</text:p>
          </table:table-cell>
          <table:table-cell table:style-name="ce275"/>
          <table:table-cell table:style-name="ce275" table:content-validation-name="val3"/>
          <table:table-cell table:style-name="ce275" table:content-validation-name="val5" office:value-type="string" calcext:value-type="string">
            <text:p>Base 1Wk1</text:p>
          </table:table-cell>
          <table:table-cell table:style-name="ce248" table:formula="of:=IF(ISBLANK([.E21]);&quot;&quot;; VLOOKUP([.E21];AnnualUnitsTable;MATCH([.$F$4];AnnualUnits;0)+2;FALSE()))" office:value-type="float" office:value="380" calcext:value-type="float">
            <text:p>380.0</text:p>
          </table:table-cell>
          <table:table-cell table:style-name="ce275" table:number-columns-repeated="2"/>
          <table:table-cell table:style-name="ce55" table:formula="of:=IF(OR([.E21]=C_Prep;[.E21]=C_Base1Wk1;[.E21]=C_Base1Wk2;[.E21]=C_Base1Wk3;[.E21]=C_Base2Wk1;[.E21]=C_Base2Wk2;[.E21]=C_Base2Wk3;[.E21]=C_Base3Wk1;[.E21]=C_Base3Wk2;[.E21]=C_Base3Wk3;[.E21]=C_Build1Wk1;[.E21]=C_Build1Wk2;[.E21]=C_Build1Wk3;[.E21]=C_Build2Wk1;[.E21]=C_Build2Wk2;[.E21]=C_Build2Wk3;[.E21]=C_Transition);&quot;X&quot;;IF(AND(OR([.E21]=C_Build1Wk1;[.E21]=C_Build1Wk2;[.E21]=C_Build1Wk3);[.$B$4]=&quot;Endurance&quot;);&quot;X&quot;;IF(AND(OR([.E21]=C_Peak1;[.E21]=C_Peak2);[.$B$5]=&quot;Endurance&quot;);&quot;X&quot;;&quot;&quot;)))" office:value-type="string" office:string-value="X" calcext:value-type="string">
            <text:p>X</text:p>
          </table:table-cell>
          <table:table-cell table:style-name="ce55" table:formula="of:=IF(OR([.E21]=C_Base3Wk1;[.E21]=C_Base3Wk2;[.E21]=C_Base3Wk3);&quot;X&quot;;IF(AND(OR([.E21]=C_Build2Wk1;[.E21]=C_Build2Wk2;[.E21]=C_Build2Wk3);OR([.$B$4]=&quot;Strength&quot;;[.$B$5]=&quot;Strength&quot;));&quot;X&quot;;IF(AND(OR([.E21]=C_Peak1;[.E21]=C_Peak2);[.$B$5]=&quot;Strength&quot;);&quot;X&quot;;&quot;&quot;)))">
            <text:p/>
          </table:table-cell>
          <table:table-cell table:style-name="ce55" table:formula="of:=IF(OR([.E21]=C_Prep;[.E21]=C_Base1Wk1;[.E21]=C_Base1Wk2;[.E21]=C_Base1Wk3;[.E21]=C_Base1Rest;[.E21]=C_Base2Wk1;[.E21]=C_Base2Wk2;[.E21]=C_Base2Wk3;[.E21]=C_Base2Rest;[.E21]=C_Base3Wk1;[.E21]=C_Base3Wk2;[.E21]=C_Base3Wk3;[.E21]=C_Base3Rest;[.E21]=C_Build1Wk1;[.E21]=C_Build1Wk2;[.E21]=C_Build1Wk3;[.E21]=C_Build2Wk1;[.E21]=C_Build2Wk2;[.E21]=C_Build2Wk3;[.E21]=C_RaceSat;[.E21]=C_RaceSun;[.E21]=C_RaceSatSun;[.E21]=C_Transition);&quot;X&quot;;IF(AND(OR([.E21]=C_Build2Wk1;[.E21]=C_Build2Wk2;[.E21]=C_Build2Wk3);OR([.$B$4]=&quot;Speed&quot;;[.$B$5]=&quot;Speed&quot;));&quot;X&quot;;IF(AND(OR([.E21]=C_Peak1;[.E21]=C_Peak2);[.$B$5]=&quot;Speed&quot;);&quot;X&quot;;&quot;&quot;)))" office:value-type="string" office:string-value="X" calcext:value-type="string">
            <text:p>X</text:p>
          </table:table-cell>
          <table:table-cell table:style-name="ce55" table:formula="of:=IF(OR([.E21]=C_Base2Wk1;[.E21]=C_Base2Wk2;[.E21]=C_Base2Wk3;[.E21]=C_Base3Wk1;[.E21]=C_Base3Wk2;[.E21]=C_Base3Wk3;[.E21]=C_Build1Wk1;[.E21]=C_Build1Wk2;[.E21]=C_Build1Wk3;[.E21]=C_Build2Wk1;[.E21]=C_Build2Wk2;[.E21]=C_Build2Wk3;[.E21]=C_Peak1;[.E21]=C_Peak2);&quot;X&quot;;IF(AND(OR([.E21]=C_Build2Wk1;[.E21]=C_Build2Wk2;[.E21]=C_Build2Wk3);OR([.$B$4]=&quot;Muscular-Endurance&quot;;[.$B$5]=&quot;Muscular-Endurance&quot;));&quot;X&quot;;IF(AND(OR([.E21]=C_Peak1;[.E21]=C_Peak2);[.$B$5]=&quot;Muscular-Endurance&quot;);&quot;X&quot;;&quot;&quot;)))">
            <text:p/>
          </table:table-cell>
          <table:table-cell table:style-name="ce55" table:formula="of:=IF(AND(OR([.E21]=C_Build1Wk1;[.E21]=C_Build1Wk2;[.E21]=C_Build1Wk3);[.$B$4]=&quot;Speed-Endurance&quot;);&quot;X&quot;;IF(AND(OR([.E21]=C_Build2Wk1;[.E21]=C_Build2Wk2;[.E21]=C_Build2Wk3);OR([.$B$4]=&quot;Speed-endurance&quot;;[.$B$5]=&quot;Speed-Endurance&quot;));&quot;X&quot;;IF(AND(OR([.E21]=C_Peak1;[.E21]=C_Peak2);[.$B$5]=&quot;Speed-Endurance&quot;);&quot;X&quot;;&quot;&quot;)))">
            <text:p/>
          </table:table-cell>
          <table:table-cell table:style-name="ce55" table:formula="of:=IF(AND(OR([.E21]=C_Build1Wk1;[.E21]=C_Build1Wk2;[.E21]=C_Build1Wk3);[.$B$4]=&quot;Power&quot;);&quot;X&quot;;IF(AND(OR([.E21]=C_Build2Wk1;[.E21]=C_Build2Wk2;[.E21]=C_Build2Wk3);OR([.$B$4]=&quot;Power&quot;;[.$B$5]=&quot;Power&quot;));&quot;X&quot;;IF(AND(OR([.E21]=C_Peak1;[.E21]=C_Peak2);[.$B$5]=&quot;Power&quot;);&quot;X&quot;;&quot;&quot;)))">
            <text:p/>
          </table:table-cell>
          <table:table-cell table:style-name="ce55" table:formula="of:=IF(OR([.E21]=C_Base1Rest;[.E21]=C_Base2Rest;[.E21]=C_Base3Rest;[.E21]=C_Build1Rest;[.E21]=C_Build2Rest);&quot;X&quot;;&quot;&quot;)">
            <text:p/>
          </table:table-cell>
          <table:table-cell table:style-name="ce56" table:number-columns-repeated="1009"/>
        </table:table-row>
        <table:table-row table:style-name="ro26">
          <table:table-cell table:style-name="ce15" office:value-type="float" office:value="3" calcext:value-type="float">
            <text:p>3</text:p>
          </table:table-cell>
          <table:table-cell table:style-name="ce237" table:formula="of:=[.B21]+7" office:value-type="date" office:date-value="2008-01-14" calcext:value-type="date">
            <text:p>14-Jan</text:p>
          </table:table-cell>
          <table:table-cell table:style-name="ce275"/>
          <table:table-cell table:style-name="ce275" table:content-validation-name="val3"/>
          <table:table-cell table:style-name="ce275" table:content-validation-name="val5" office:value-type="string" calcext:value-type="string">
            <text:p>Base 1Wk2</text:p>
          </table:table-cell>
          <table:table-cell table:style-name="ce248" table:formula="of:=IF(ISBLANK([.E22]);&quot;&quot;; VLOOKUP([.E22];AnnualUnitsTable;MATCH([.$F$4];AnnualUnits;0)+2;FALSE()))" office:value-type="float" office:value="420" calcext:value-type="float">
            <text:p>420.0</text:p>
          </table:table-cell>
          <table:table-cell table:style-name="ce275" table:number-columns-repeated="2"/>
          <table:table-cell table:style-name="ce55" table:formula="of:=IF(OR([.E22]=C_Prep;[.E22]=C_Base1Wk1;[.E22]=C_Base1Wk2;[.E22]=C_Base1Wk3;[.E22]=C_Base2Wk1;[.E22]=C_Base2Wk2;[.E22]=C_Base2Wk3;[.E22]=C_Base3Wk1;[.E22]=C_Base3Wk2;[.E22]=C_Base3Wk3;[.E22]=C_Build1Wk1;[.E22]=C_Build1Wk2;[.E22]=C_Build1Wk3;[.E22]=C_Build2Wk1;[.E22]=C_Build2Wk2;[.E22]=C_Build2Wk3;[.E22]=C_Transition);&quot;X&quot;;IF(AND(OR([.E22]=C_Build1Wk1;[.E22]=C_Build1Wk2;[.E22]=C_Build1Wk3);[.$B$4]=&quot;Endurance&quot;);&quot;X&quot;;IF(AND(OR([.E22]=C_Peak1;[.E22]=C_Peak2);[.$B$5]=&quot;Endurance&quot;);&quot;X&quot;;&quot;&quot;)))" office:value-type="string" office:string-value="X" calcext:value-type="string">
            <text:p>X</text:p>
          </table:table-cell>
          <table:table-cell table:style-name="ce55" table:formula="of:=IF(OR([.E22]=C_Base3Wk1;[.E22]=C_Base3Wk2;[.E22]=C_Base3Wk3);&quot;X&quot;;IF(AND(OR([.E22]=C_Build2Wk1;[.E22]=C_Build2Wk2;[.E22]=C_Build2Wk3);OR([.$B$4]=&quot;Strength&quot;;[.$B$5]=&quot;Strength&quot;));&quot;X&quot;;IF(AND(OR([.E22]=C_Peak1;[.E22]=C_Peak2);[.$B$5]=&quot;Strength&quot;);&quot;X&quot;;&quot;&quot;)))">
            <text:p/>
          </table:table-cell>
          <table:table-cell table:style-name="ce55" table:formula="of:=IF(OR([.E22]=C_Prep;[.E22]=C_Base1Wk1;[.E22]=C_Base1Wk2;[.E22]=C_Base1Wk3;[.E22]=C_Base1Rest;[.E22]=C_Base2Wk1;[.E22]=C_Base2Wk2;[.E22]=C_Base2Wk3;[.E22]=C_Base2Rest;[.E22]=C_Base3Wk1;[.E22]=C_Base3Wk2;[.E22]=C_Base3Wk3;[.E22]=C_Base3Rest;[.E22]=C_Build1Wk1;[.E22]=C_Build1Wk2;[.E22]=C_Build1Wk3;[.E22]=C_Build2Wk1;[.E22]=C_Build2Wk2;[.E22]=C_Build2Wk3;[.E22]=C_RaceSat;[.E22]=C_RaceSun;[.E22]=C_RaceSatSun;[.E22]=C_Transition);&quot;X&quot;;IF(AND(OR([.E22]=C_Build2Wk1;[.E22]=C_Build2Wk2;[.E22]=C_Build2Wk3);OR([.$B$4]=&quot;Speed&quot;;[.$B$5]=&quot;Speed&quot;));&quot;X&quot;;IF(AND(OR([.E22]=C_Peak1;[.E22]=C_Peak2);[.$B$5]=&quot;Speed&quot;);&quot;X&quot;;&quot;&quot;)))" office:value-type="string" office:string-value="X" calcext:value-type="string">
            <text:p>X</text:p>
          </table:table-cell>
          <table:table-cell table:style-name="ce55" table:formula="of:=IF(OR([.E22]=C_Base2Wk1;[.E22]=C_Base2Wk2;[.E22]=C_Base2Wk3;[.E22]=C_Base3Wk1;[.E22]=C_Base3Wk2;[.E22]=C_Base3Wk3;[.E22]=C_Build1Wk1;[.E22]=C_Build1Wk2;[.E22]=C_Build1Wk3;[.E22]=C_Build2Wk1;[.E22]=C_Build2Wk2;[.E22]=C_Build2Wk3;[.E22]=C_Peak1;[.E22]=C_Peak2);&quot;X&quot;;IF(AND(OR([.E22]=C_Build2Wk1;[.E22]=C_Build2Wk2;[.E22]=C_Build2Wk3);OR([.$B$4]=&quot;Muscular-Endurance&quot;;[.$B$5]=&quot;Muscular-Endurance&quot;));&quot;X&quot;;IF(AND(OR([.E22]=C_Peak1;[.E22]=C_Peak2);[.$B$5]=&quot;Muscular-Endurance&quot;);&quot;X&quot;;&quot;&quot;)))">
            <text:p/>
          </table:table-cell>
          <table:table-cell table:style-name="ce55" table:formula="of:=IF(AND(OR([.E22]=C_Build1Wk1;[.E22]=C_Build1Wk2;[.E22]=C_Build1Wk3);[.$B$4]=&quot;Speed-Endurance&quot;);&quot;X&quot;;IF(AND(OR([.E22]=C_Build2Wk1;[.E22]=C_Build2Wk2;[.E22]=C_Build2Wk3);OR([.$B$4]=&quot;Speed-endurance&quot;;[.$B$5]=&quot;Speed-Endurance&quot;));&quot;X&quot;;IF(AND(OR([.E22]=C_Peak1;[.E22]=C_Peak2);[.$B$5]=&quot;Speed-Endurance&quot;);&quot;X&quot;;&quot;&quot;)))">
            <text:p/>
          </table:table-cell>
          <table:table-cell table:style-name="ce55" table:formula="of:=IF(AND(OR([.E22]=C_Build1Wk1;[.E22]=C_Build1Wk2;[.E22]=C_Build1Wk3);[.$B$4]=&quot;Power&quot;);&quot;X&quot;;IF(AND(OR([.E22]=C_Build2Wk1;[.E22]=C_Build2Wk2;[.E22]=C_Build2Wk3);OR([.$B$4]=&quot;Power&quot;;[.$B$5]=&quot;Power&quot;));&quot;X&quot;;IF(AND(OR([.E22]=C_Peak1;[.E22]=C_Peak2);[.$B$5]=&quot;Power&quot;);&quot;X&quot;;&quot;&quot;)))">
            <text:p/>
          </table:table-cell>
          <table:table-cell table:style-name="ce55" table:formula="of:=IF(OR([.E22]=C_Base1Rest;[.E22]=C_Base2Rest;[.E22]=C_Base3Rest;[.E22]=C_Build1Rest;[.E22]=C_Build2Rest);&quot;X&quot;;&quot;&quot;)">
            <text:p/>
          </table:table-cell>
          <table:table-cell table:style-name="ce56" table:number-columns-repeated="1009"/>
        </table:table-row>
        <table:table-row table:style-name="ro26">
          <table:table-cell table:style-name="ce15" office:value-type="float" office:value="4" calcext:value-type="float">
            <text:p>4</text:p>
          </table:table-cell>
          <table:table-cell table:style-name="ce237" table:formula="of:=[.B22]+7" office:value-type="date" office:date-value="2008-01-21" calcext:value-type="date">
            <text:p>21-Jan</text:p>
          </table:table-cell>
          <table:table-cell table:style-name="ce275"/>
          <table:table-cell table:style-name="ce275" table:content-validation-name="val3"/>
          <table:table-cell table:style-name="ce275" table:content-validation-name="val5" office:value-type="string" calcext:value-type="string">
            <text:p>Base 1Rest</text:p>
          </table:table-cell>
          <table:table-cell table:style-name="ce248" table:formula="of:=IF(ISBLANK([.E23]);&quot;&quot;; VLOOKUP([.E23];AnnualUnitsTable;MATCH([.$F$4];AnnualUnits;0)+2;FALSE()))" office:value-type="float" office:value="320" calcext:value-type="float">
            <text:p>320.0</text:p>
          </table:table-cell>
          <table:table-cell table:style-name="ce275" table:number-columns-repeated="2"/>
          <table:table-cell table:style-name="ce55" table:formula="of:=IF(OR([.E23]=C_Prep;[.E23]=C_Base1Wk1;[.E23]=C_Base1Wk2;[.E23]=C_Base1Wk3;[.E23]=C_Base2Wk1;[.E23]=C_Base2Wk2;[.E23]=C_Base2Wk3;[.E23]=C_Base3Wk1;[.E23]=C_Base3Wk2;[.E23]=C_Base3Wk3;[.E23]=C_Build1Wk1;[.E23]=C_Build1Wk2;[.E23]=C_Build1Wk3;[.E23]=C_Build2Wk1;[.E23]=C_Build2Wk2;[.E23]=C_Build2Wk3;[.E23]=C_Transition);&quot;X&quot;;IF(AND(OR([.E23]=C_Build1Wk1;[.E23]=C_Build1Wk2;[.E23]=C_Build1Wk3);[.$B$4]=&quot;Endurance&quot;);&quot;X&quot;;IF(AND(OR([.E23]=C_Peak1;[.E23]=C_Peak2);[.$B$5]=&quot;Endurance&quot;);&quot;X&quot;;&quot;&quot;)))">
            <text:p/>
          </table:table-cell>
          <table:table-cell table:style-name="ce55" table:formula="of:=IF(OR([.E23]=C_Base3Wk1;[.E23]=C_Base3Wk2;[.E23]=C_Base3Wk3);&quot;X&quot;;IF(AND(OR([.E23]=C_Build2Wk1;[.E23]=C_Build2Wk2;[.E23]=C_Build2Wk3);OR([.$B$4]=&quot;Strength&quot;;[.$B$5]=&quot;Strength&quot;));&quot;X&quot;;IF(AND(OR([.E23]=C_Peak1;[.E23]=C_Peak2);[.$B$5]=&quot;Strength&quot;);&quot;X&quot;;&quot;&quot;)))">
            <text:p/>
          </table:table-cell>
          <table:table-cell table:style-name="ce55" table:formula="of:=IF(OR([.E23]=C_Prep;[.E23]=C_Base1Wk1;[.E23]=C_Base1Wk2;[.E23]=C_Base1Wk3;[.E23]=C_Base1Rest;[.E23]=C_Base2Wk1;[.E23]=C_Base2Wk2;[.E23]=C_Base2Wk3;[.E23]=C_Base2Rest;[.E23]=C_Base3Wk1;[.E23]=C_Base3Wk2;[.E23]=C_Base3Wk3;[.E23]=C_Base3Rest;[.E23]=C_Build1Wk1;[.E23]=C_Build1Wk2;[.E23]=C_Build1Wk3;[.E23]=C_Build2Wk1;[.E23]=C_Build2Wk2;[.E23]=C_Build2Wk3;[.E23]=C_RaceSat;[.E23]=C_RaceSun;[.E23]=C_RaceSatSun;[.E23]=C_Transition);&quot;X&quot;;IF(AND(OR([.E23]=C_Build2Wk1;[.E23]=C_Build2Wk2;[.E23]=C_Build2Wk3);OR([.$B$4]=&quot;Speed&quot;;[.$B$5]=&quot;Speed&quot;));&quot;X&quot;;IF(AND(OR([.E23]=C_Peak1;[.E23]=C_Peak2);[.$B$5]=&quot;Speed&quot;);&quot;X&quot;;&quot;&quot;)))" office:value-type="string" office:string-value="X" calcext:value-type="string">
            <text:p>X</text:p>
          </table:table-cell>
          <table:table-cell table:style-name="ce55" table:formula="of:=IF(OR([.E23]=C_Base2Wk1;[.E23]=C_Base2Wk2;[.E23]=C_Base2Wk3;[.E23]=C_Base3Wk1;[.E23]=C_Base3Wk2;[.E23]=C_Base3Wk3;[.E23]=C_Build1Wk1;[.E23]=C_Build1Wk2;[.E23]=C_Build1Wk3;[.E23]=C_Build2Wk1;[.E23]=C_Build2Wk2;[.E23]=C_Build2Wk3;[.E23]=C_Peak1;[.E23]=C_Peak2);&quot;X&quot;;IF(AND(OR([.E23]=C_Build2Wk1;[.E23]=C_Build2Wk2;[.E23]=C_Build2Wk3);OR([.$B$4]=&quot;Muscular-Endurance&quot;;[.$B$5]=&quot;Muscular-Endurance&quot;));&quot;X&quot;;IF(AND(OR([.E23]=C_Peak1;[.E23]=C_Peak2);[.$B$5]=&quot;Muscular-Endurance&quot;);&quot;X&quot;;&quot;&quot;)))">
            <text:p/>
          </table:table-cell>
          <table:table-cell table:style-name="ce55" table:formula="of:=IF(AND(OR([.E23]=C_Build1Wk1;[.E23]=C_Build1Wk2;[.E23]=C_Build1Wk3);[.$B$4]=&quot;Speed-Endurance&quot;);&quot;X&quot;;IF(AND(OR([.E23]=C_Build2Wk1;[.E23]=C_Build2Wk2;[.E23]=C_Build2Wk3);OR([.$B$4]=&quot;Speed-endurance&quot;;[.$B$5]=&quot;Speed-Endurance&quot;));&quot;X&quot;;IF(AND(OR([.E23]=C_Peak1;[.E23]=C_Peak2);[.$B$5]=&quot;Speed-Endurance&quot;);&quot;X&quot;;&quot;&quot;)))">
            <text:p/>
          </table:table-cell>
          <table:table-cell table:style-name="ce55" table:formula="of:=IF(AND(OR([.E23]=C_Build1Wk1;[.E23]=C_Build1Wk2;[.E23]=C_Build1Wk3);[.$B$4]=&quot;Power&quot;);&quot;X&quot;;IF(AND(OR([.E23]=C_Build2Wk1;[.E23]=C_Build2Wk2;[.E23]=C_Build2Wk3);OR([.$B$4]=&quot;Power&quot;;[.$B$5]=&quot;Power&quot;));&quot;X&quot;;IF(AND(OR([.E23]=C_Peak1;[.E23]=C_Peak2);[.$B$5]=&quot;Power&quot;);&quot;X&quot;;&quot;&quot;)))">
            <text:p/>
          </table:table-cell>
          <table:table-cell table:style-name="ce55" table:formula="of:=IF(OR([.E23]=C_Base1Rest;[.E23]=C_Base2Rest;[.E23]=C_Base3Rest;[.E23]=C_Build1Rest;[.E23]=C_Build2Rest);&quot;X&quot;;&quot;&quot;)" office:value-type="string" office:string-value="X" calcext:value-type="string">
            <text:p>X</text:p>
          </table:table-cell>
          <table:table-cell table:style-name="ce56" table:number-columns-repeated="1009"/>
        </table:table-row>
        <table:table-row table:style-name="ro26">
          <table:table-cell table:style-name="ce15" office:value-type="float" office:value="5" calcext:value-type="float">
            <text:p>5</text:p>
          </table:table-cell>
          <table:table-cell table:style-name="ce237" table:formula="of:=[.B23]+7" office:value-type="date" office:date-value="2008-01-28" calcext:value-type="date">
            <text:p>28-Jan</text:p>
          </table:table-cell>
          <table:table-cell table:style-name="ce275"/>
          <table:table-cell table:style-name="ce275" table:content-validation-name="val3"/>
          <table:table-cell table:style-name="ce275" table:content-validation-name="val5" office:value-type="string" calcext:value-type="string">
            <text:p>Base 2Wk1</text:p>
          </table:table-cell>
          <table:table-cell table:style-name="ce248" table:formula="of:=IF(ISBLANK([.E24]);&quot;&quot;; VLOOKUP([.E24];AnnualUnitsTable;MATCH([.$F$4];AnnualUnits;0)+2;FALSE()))" office:value-type="float" office:value="380" calcext:value-type="float">
            <text:p>380.0</text:p>
          </table:table-cell>
          <table:table-cell table:style-name="ce275" table:number-columns-repeated="2"/>
          <table:table-cell table:style-name="ce55" table:formula="of:=IF(OR([.E24]=C_Prep;[.E24]=C_Base1Wk1;[.E24]=C_Base1Wk2;[.E24]=C_Base1Wk3;[.E24]=C_Base2Wk1;[.E24]=C_Base2Wk2;[.E24]=C_Base2Wk3;[.E24]=C_Base3Wk1;[.E24]=C_Base3Wk2;[.E24]=C_Base3Wk3;[.E24]=C_Build1Wk1;[.E24]=C_Build1Wk2;[.E24]=C_Build1Wk3;[.E24]=C_Build2Wk1;[.E24]=C_Build2Wk2;[.E24]=C_Build2Wk3;[.E24]=C_Transition);&quot;X&quot;;IF(AND(OR([.E24]=C_Build1Wk1;[.E24]=C_Build1Wk2;[.E24]=C_Build1Wk3);[.$B$4]=&quot;Endurance&quot;);&quot;X&quot;;IF(AND(OR([.E24]=C_Peak1;[.E24]=C_Peak2);[.$B$5]=&quot;Endurance&quot;);&quot;X&quot;;&quot;&quot;)))" office:value-type="string" office:string-value="X" calcext:value-type="string">
            <text:p>X</text:p>
          </table:table-cell>
          <table:table-cell table:style-name="ce55" table:formula="of:=IF(OR([.E24]=C_Base3Wk1;[.E24]=C_Base3Wk2;[.E24]=C_Base3Wk3);&quot;X&quot;;IF(AND(OR([.E24]=C_Build2Wk1;[.E24]=C_Build2Wk2;[.E24]=C_Build2Wk3);OR([.$B$4]=&quot;Strength&quot;;[.$B$5]=&quot;Strength&quot;));&quot;X&quot;;IF(AND(OR([.E24]=C_Peak1;[.E24]=C_Peak2);[.$B$5]=&quot;Strength&quot;);&quot;X&quot;;&quot;&quot;)))">
            <text:p/>
          </table:table-cell>
          <table:table-cell table:style-name="ce55" table:formula="of:=IF(OR([.E24]=C_Prep;[.E24]=C_Base1Wk1;[.E24]=C_Base1Wk2;[.E24]=C_Base1Wk3;[.E24]=C_Base1Rest;[.E24]=C_Base2Wk1;[.E24]=C_Base2Wk2;[.E24]=C_Base2Wk3;[.E24]=C_Base2Rest;[.E24]=C_Base3Wk1;[.E24]=C_Base3Wk2;[.E24]=C_Base3Wk3;[.E24]=C_Base3Rest;[.E24]=C_Build1Wk1;[.E24]=C_Build1Wk2;[.E24]=C_Build1Wk3;[.E24]=C_Build2Wk1;[.E24]=C_Build2Wk2;[.E24]=C_Build2Wk3;[.E24]=C_RaceSat;[.E24]=C_RaceSun;[.E24]=C_RaceSatSun;[.E24]=C_Transition);&quot;X&quot;;IF(AND(OR([.E24]=C_Build2Wk1;[.E24]=C_Build2Wk2;[.E24]=C_Build2Wk3);OR([.$B$4]=&quot;Speed&quot;;[.$B$5]=&quot;Speed&quot;));&quot;X&quot;;IF(AND(OR([.E24]=C_Peak1;[.E24]=C_Peak2);[.$B$5]=&quot;Speed&quot;);&quot;X&quot;;&quot;&quot;)))" office:value-type="string" office:string-value="X" calcext:value-type="string">
            <text:p>X</text:p>
          </table:table-cell>
          <table:table-cell table:style-name="ce55" table:formula="of:=IF(OR([.E24]=C_Base2Wk1;[.E24]=C_Base2Wk2;[.E24]=C_Base2Wk3;[.E24]=C_Base3Wk1;[.E24]=C_Base3Wk2;[.E24]=C_Base3Wk3;[.E24]=C_Build1Wk1;[.E24]=C_Build1Wk2;[.E24]=C_Build1Wk3;[.E24]=C_Build2Wk1;[.E24]=C_Build2Wk2;[.E24]=C_Build2Wk3;[.E24]=C_Peak1;[.E24]=C_Peak2);&quot;X&quot;;IF(AND(OR([.E24]=C_Build2Wk1;[.E24]=C_Build2Wk2;[.E24]=C_Build2Wk3);OR([.$B$4]=&quot;Muscular-Endurance&quot;;[.$B$5]=&quot;Muscular-Endurance&quot;));&quot;X&quot;;IF(AND(OR([.E24]=C_Peak1;[.E24]=C_Peak2);[.$B$5]=&quot;Muscular-Endurance&quot;);&quot;X&quot;;&quot;&quot;)))" office:value-type="string" office:string-value="X" calcext:value-type="string">
            <text:p>X</text:p>
          </table:table-cell>
          <table:table-cell table:style-name="ce55" table:formula="of:=IF(AND(OR([.E24]=C_Build1Wk1;[.E24]=C_Build1Wk2;[.E24]=C_Build1Wk3);[.$B$4]=&quot;Speed-Endurance&quot;);&quot;X&quot;;IF(AND(OR([.E24]=C_Build2Wk1;[.E24]=C_Build2Wk2;[.E24]=C_Build2Wk3);OR([.$B$4]=&quot;Speed-endurance&quot;;[.$B$5]=&quot;Speed-Endurance&quot;));&quot;X&quot;;IF(AND(OR([.E24]=C_Peak1;[.E24]=C_Peak2);[.$B$5]=&quot;Speed-Endurance&quot;);&quot;X&quot;;&quot;&quot;)))">
            <text:p/>
          </table:table-cell>
          <table:table-cell table:style-name="ce55" table:formula="of:=IF(AND(OR([.E24]=C_Build1Wk1;[.E24]=C_Build1Wk2;[.E24]=C_Build1Wk3);[.$B$4]=&quot;Power&quot;);&quot;X&quot;;IF(AND(OR([.E24]=C_Build2Wk1;[.E24]=C_Build2Wk2;[.E24]=C_Build2Wk3);OR([.$B$4]=&quot;Power&quot;;[.$B$5]=&quot;Power&quot;));&quot;X&quot;;IF(AND(OR([.E24]=C_Peak1;[.E24]=C_Peak2);[.$B$5]=&quot;Power&quot;);&quot;X&quot;;&quot;&quot;)))">
            <text:p/>
          </table:table-cell>
          <table:table-cell table:style-name="ce55" table:formula="of:=IF(OR([.E24]=C_Base1Rest;[.E24]=C_Base2Rest;[.E24]=C_Base3Rest;[.E24]=C_Build1Rest;[.E24]=C_Build2Rest);&quot;X&quot;;&quot;&quot;)">
            <text:p/>
          </table:table-cell>
          <table:table-cell table:style-name="ce56" table:number-columns-repeated="1009"/>
        </table:table-row>
        <table:table-row table:style-name="ro26">
          <table:table-cell table:style-name="ce15" office:value-type="float" office:value="6" calcext:value-type="float">
            <text:p>6</text:p>
          </table:table-cell>
          <table:table-cell table:style-name="ce237" table:formula="of:=[.B24]+7" office:value-type="date" office:date-value="2008-02-04" calcext:value-type="date">
            <text:p>04-Feb</text:p>
          </table:table-cell>
          <table:table-cell table:style-name="ce275"/>
          <table:table-cell table:style-name="ce275" table:content-validation-name="val3"/>
          <table:table-cell table:style-name="ce275" table:content-validation-name="val5" office:value-type="string" calcext:value-type="string">
            <text:p>Base 2Wk2</text:p>
          </table:table-cell>
          <table:table-cell table:style-name="ce248" table:formula="of:=IF(ISBLANK([.E25]);&quot;&quot;; VLOOKUP([.E25];AnnualUnitsTable;MATCH([.$F$4];AnnualUnits;0)+2;FALSE()))" office:value-type="float" office:value="440" calcext:value-type="float">
            <text:p>440.0</text:p>
          </table:table-cell>
          <table:table-cell table:style-name="ce275" table:number-columns-repeated="2"/>
          <table:table-cell table:style-name="ce55" table:formula="of:=IF(OR([.E25]=C_Prep;[.E25]=C_Base1Wk1;[.E25]=C_Base1Wk2;[.E25]=C_Base1Wk3;[.E25]=C_Base2Wk1;[.E25]=C_Base2Wk2;[.E25]=C_Base2Wk3;[.E25]=C_Base3Wk1;[.E25]=C_Base3Wk2;[.E25]=C_Base3Wk3;[.E25]=C_Build1Wk1;[.E25]=C_Build1Wk2;[.E25]=C_Build1Wk3;[.E25]=C_Build2Wk1;[.E25]=C_Build2Wk2;[.E25]=C_Build2Wk3;[.E25]=C_Transition);&quot;X&quot;;IF(AND(OR([.E25]=C_Build1Wk1;[.E25]=C_Build1Wk2;[.E25]=C_Build1Wk3);[.$B$4]=&quot;Endurance&quot;);&quot;X&quot;;IF(AND(OR([.E25]=C_Peak1;[.E25]=C_Peak2);[.$B$5]=&quot;Endurance&quot;);&quot;X&quot;;&quot;&quot;)))" office:value-type="string" office:string-value="X" calcext:value-type="string">
            <text:p>X</text:p>
          </table:table-cell>
          <table:table-cell table:style-name="ce55" table:formula="of:=IF(OR([.E25]=C_Base3Wk1;[.E25]=C_Base3Wk2;[.E25]=C_Base3Wk3);&quot;X&quot;;IF(AND(OR([.E25]=C_Build2Wk1;[.E25]=C_Build2Wk2;[.E25]=C_Build2Wk3);OR([.$B$4]=&quot;Strength&quot;;[.$B$5]=&quot;Strength&quot;));&quot;X&quot;;IF(AND(OR([.E25]=C_Peak1;[.E25]=C_Peak2);[.$B$5]=&quot;Strength&quot;);&quot;X&quot;;&quot;&quot;)))">
            <text:p/>
          </table:table-cell>
          <table:table-cell table:style-name="ce55" table:formula="of:=IF(OR([.E25]=C_Prep;[.E25]=C_Base1Wk1;[.E25]=C_Base1Wk2;[.E25]=C_Base1Wk3;[.E25]=C_Base1Rest;[.E25]=C_Base2Wk1;[.E25]=C_Base2Wk2;[.E25]=C_Base2Wk3;[.E25]=C_Base2Rest;[.E25]=C_Base3Wk1;[.E25]=C_Base3Wk2;[.E25]=C_Base3Wk3;[.E25]=C_Base3Rest;[.E25]=C_Build1Wk1;[.E25]=C_Build1Wk2;[.E25]=C_Build1Wk3;[.E25]=C_Build2Wk1;[.E25]=C_Build2Wk2;[.E25]=C_Build2Wk3;[.E25]=C_RaceSat;[.E25]=C_RaceSun;[.E25]=C_RaceSatSun;[.E25]=C_Transition);&quot;X&quot;;IF(AND(OR([.E25]=C_Build2Wk1;[.E25]=C_Build2Wk2;[.E25]=C_Build2Wk3);OR([.$B$4]=&quot;Speed&quot;;[.$B$5]=&quot;Speed&quot;));&quot;X&quot;;IF(AND(OR([.E25]=C_Peak1;[.E25]=C_Peak2);[.$B$5]=&quot;Speed&quot;);&quot;X&quot;;&quot;&quot;)))" office:value-type="string" office:string-value="X" calcext:value-type="string">
            <text:p>X</text:p>
          </table:table-cell>
          <table:table-cell table:style-name="ce55" table:formula="of:=IF(OR([.E25]=C_Base2Wk1;[.E25]=C_Base2Wk2;[.E25]=C_Base2Wk3;[.E25]=C_Base3Wk1;[.E25]=C_Base3Wk2;[.E25]=C_Base3Wk3;[.E25]=C_Build1Wk1;[.E25]=C_Build1Wk2;[.E25]=C_Build1Wk3;[.E25]=C_Build2Wk1;[.E25]=C_Build2Wk2;[.E25]=C_Build2Wk3;[.E25]=C_Peak1;[.E25]=C_Peak2);&quot;X&quot;;IF(AND(OR([.E25]=C_Build2Wk1;[.E25]=C_Build2Wk2;[.E25]=C_Build2Wk3);OR([.$B$4]=&quot;Muscular-Endurance&quot;;[.$B$5]=&quot;Muscular-Endurance&quot;));&quot;X&quot;;IF(AND(OR([.E25]=C_Peak1;[.E25]=C_Peak2);[.$B$5]=&quot;Muscular-Endurance&quot;);&quot;X&quot;;&quot;&quot;)))" office:value-type="string" office:string-value="X" calcext:value-type="string">
            <text:p>X</text:p>
          </table:table-cell>
          <table:table-cell table:style-name="ce55" table:formula="of:=IF(AND(OR([.E25]=C_Build1Wk1;[.E25]=C_Build1Wk2;[.E25]=C_Build1Wk3);[.$B$4]=&quot;Speed-Endurance&quot;);&quot;X&quot;;IF(AND(OR([.E25]=C_Build2Wk1;[.E25]=C_Build2Wk2;[.E25]=C_Build2Wk3);OR([.$B$4]=&quot;Speed-endurance&quot;;[.$B$5]=&quot;Speed-Endurance&quot;));&quot;X&quot;;IF(AND(OR([.E25]=C_Peak1;[.E25]=C_Peak2);[.$B$5]=&quot;Speed-Endurance&quot;);&quot;X&quot;;&quot;&quot;)))">
            <text:p/>
          </table:table-cell>
          <table:table-cell table:style-name="ce55" table:formula="of:=IF(AND(OR([.E25]=C_Build1Wk1;[.E25]=C_Build1Wk2;[.E25]=C_Build1Wk3);[.$B$4]=&quot;Power&quot;);&quot;X&quot;;IF(AND(OR([.E25]=C_Build2Wk1;[.E25]=C_Build2Wk2;[.E25]=C_Build2Wk3);OR([.$B$4]=&quot;Power&quot;;[.$B$5]=&quot;Power&quot;));&quot;X&quot;;IF(AND(OR([.E25]=C_Peak1;[.E25]=C_Peak2);[.$B$5]=&quot;Power&quot;);&quot;X&quot;;&quot;&quot;)))">
            <text:p/>
          </table:table-cell>
          <table:table-cell table:style-name="ce55" table:formula="of:=IF(OR([.E25]=C_Base1Rest;[.E25]=C_Base2Rest;[.E25]=C_Base3Rest;[.E25]=C_Build1Rest;[.E25]=C_Build2Rest);&quot;X&quot;;&quot;&quot;)">
            <text:p/>
          </table:table-cell>
          <table:table-cell table:style-name="ce56" table:number-columns-repeated="1009"/>
        </table:table-row>
        <table:table-row table:style-name="ro26">
          <table:table-cell table:style-name="ce15" office:value-type="float" office:value="7" calcext:value-type="float">
            <text:p>7</text:p>
          </table:table-cell>
          <table:table-cell table:style-name="ce237" table:formula="of:=[.B25]+7" office:value-type="date" office:date-value="2008-02-11" calcext:value-type="date">
            <text:p>11-Feb</text:p>
          </table:table-cell>
          <table:table-cell table:style-name="ce275"/>
          <table:table-cell table:style-name="ce275" table:content-validation-name="val3"/>
          <table:table-cell table:style-name="ce275" table:content-validation-name="val5" office:value-type="string" calcext:value-type="string">
            <text:p>Base 2Rest</text:p>
          </table:table-cell>
          <table:table-cell table:style-name="ce248" table:formula="of:=IF(ISBLANK([.E26]);&quot;&quot;; VLOOKUP([.E26];AnnualUnitsTable;MATCH([.$F$4];AnnualUnits;0)+2;FALSE()))" office:value-type="float" office:value="320" calcext:value-type="float">
            <text:p>320.0</text:p>
          </table:table-cell>
          <table:table-cell table:style-name="ce275" table:number-columns-repeated="2"/>
          <table:table-cell table:style-name="ce55" table:formula="of:=IF(OR([.E26]=C_Prep;[.E26]=C_Base1Wk1;[.E26]=C_Base1Wk2;[.E26]=C_Base1Wk3;[.E26]=C_Base2Wk1;[.E26]=C_Base2Wk2;[.E26]=C_Base2Wk3;[.E26]=C_Base3Wk1;[.E26]=C_Base3Wk2;[.E26]=C_Base3Wk3;[.E26]=C_Build1Wk1;[.E26]=C_Build1Wk2;[.E26]=C_Build1Wk3;[.E26]=C_Build2Wk1;[.E26]=C_Build2Wk2;[.E26]=C_Build2Wk3;[.E26]=C_Transition);&quot;X&quot;;IF(AND(OR([.E26]=C_Build1Wk1;[.E26]=C_Build1Wk2;[.E26]=C_Build1Wk3);[.$B$4]=&quot;Endurance&quot;);&quot;X&quot;;IF(AND(OR([.E26]=C_Peak1;[.E26]=C_Peak2);[.$B$5]=&quot;Endurance&quot;);&quot;X&quot;;&quot;&quot;)))">
            <text:p/>
          </table:table-cell>
          <table:table-cell table:style-name="ce55" table:formula="of:=IF(OR([.E26]=C_Base3Wk1;[.E26]=C_Base3Wk2;[.E26]=C_Base3Wk3);&quot;X&quot;;IF(AND(OR([.E26]=C_Build2Wk1;[.E26]=C_Build2Wk2;[.E26]=C_Build2Wk3);OR([.$B$4]=&quot;Strength&quot;;[.$B$5]=&quot;Strength&quot;));&quot;X&quot;;IF(AND(OR([.E26]=C_Peak1;[.E26]=C_Peak2);[.$B$5]=&quot;Strength&quot;);&quot;X&quot;;&quot;&quot;)))">
            <text:p/>
          </table:table-cell>
          <table:table-cell table:style-name="ce55" table:formula="of:=IF(OR([.E26]=C_Prep;[.E26]=C_Base1Wk1;[.E26]=C_Base1Wk2;[.E26]=C_Base1Wk3;[.E26]=C_Base1Rest;[.E26]=C_Base2Wk1;[.E26]=C_Base2Wk2;[.E26]=C_Base2Wk3;[.E26]=C_Base2Rest;[.E26]=C_Base3Wk1;[.E26]=C_Base3Wk2;[.E26]=C_Base3Wk3;[.E26]=C_Base3Rest;[.E26]=C_Build1Wk1;[.E26]=C_Build1Wk2;[.E26]=C_Build1Wk3;[.E26]=C_Build2Wk1;[.E26]=C_Build2Wk2;[.E26]=C_Build2Wk3;[.E26]=C_RaceSat;[.E26]=C_RaceSun;[.E26]=C_RaceSatSun;[.E26]=C_Transition);&quot;X&quot;;IF(AND(OR([.E26]=C_Build2Wk1;[.E26]=C_Build2Wk2;[.E26]=C_Build2Wk3);OR([.$B$4]=&quot;Speed&quot;;[.$B$5]=&quot;Speed&quot;));&quot;X&quot;;IF(AND(OR([.E26]=C_Peak1;[.E26]=C_Peak2);[.$B$5]=&quot;Speed&quot;);&quot;X&quot;;&quot;&quot;)))" office:value-type="string" office:string-value="X" calcext:value-type="string">
            <text:p>X</text:p>
          </table:table-cell>
          <table:table-cell table:style-name="ce55" table:formula="of:=IF(OR([.E26]=C_Base2Wk1;[.E26]=C_Base2Wk2;[.E26]=C_Base2Wk3;[.E26]=C_Base3Wk1;[.E26]=C_Base3Wk2;[.E26]=C_Base3Wk3;[.E26]=C_Build1Wk1;[.E26]=C_Build1Wk2;[.E26]=C_Build1Wk3;[.E26]=C_Build2Wk1;[.E26]=C_Build2Wk2;[.E26]=C_Build2Wk3;[.E26]=C_Peak1;[.E26]=C_Peak2);&quot;X&quot;;IF(AND(OR([.E26]=C_Build2Wk1;[.E26]=C_Build2Wk2;[.E26]=C_Build2Wk3);OR([.$B$4]=&quot;Muscular-Endurance&quot;;[.$B$5]=&quot;Muscular-Endurance&quot;));&quot;X&quot;;IF(AND(OR([.E26]=C_Peak1;[.E26]=C_Peak2);[.$B$5]=&quot;Muscular-Endurance&quot;);&quot;X&quot;;&quot;&quot;)))">
            <text:p/>
          </table:table-cell>
          <table:table-cell table:style-name="ce55" table:formula="of:=IF(AND(OR([.E26]=C_Build1Wk1;[.E26]=C_Build1Wk2;[.E26]=C_Build1Wk3);[.$B$4]=&quot;Speed-Endurance&quot;);&quot;X&quot;;IF(AND(OR([.E26]=C_Build2Wk1;[.E26]=C_Build2Wk2;[.E26]=C_Build2Wk3);OR([.$B$4]=&quot;Speed-endurance&quot;;[.$B$5]=&quot;Speed-Endurance&quot;));&quot;X&quot;;IF(AND(OR([.E26]=C_Peak1;[.E26]=C_Peak2);[.$B$5]=&quot;Speed-Endurance&quot;);&quot;X&quot;;&quot;&quot;)))">
            <text:p/>
          </table:table-cell>
          <table:table-cell table:style-name="ce55" table:formula="of:=IF(AND(OR([.E26]=C_Build1Wk1;[.E26]=C_Build1Wk2;[.E26]=C_Build1Wk3);[.$B$4]=&quot;Power&quot;);&quot;X&quot;;IF(AND(OR([.E26]=C_Build2Wk1;[.E26]=C_Build2Wk2;[.E26]=C_Build2Wk3);OR([.$B$4]=&quot;Power&quot;;[.$B$5]=&quot;Power&quot;));&quot;X&quot;;IF(AND(OR([.E26]=C_Peak1;[.E26]=C_Peak2);[.$B$5]=&quot;Power&quot;);&quot;X&quot;;&quot;&quot;)))">
            <text:p/>
          </table:table-cell>
          <table:table-cell table:style-name="ce55" table:formula="of:=IF(OR([.E26]=C_Base1Rest;[.E26]=C_Base2Rest;[.E26]=C_Base3Rest;[.E26]=C_Build1Rest;[.E26]=C_Build2Rest);&quot;X&quot;;&quot;&quot;)" office:value-type="string" office:string-value="X" calcext:value-type="string">
            <text:p>X</text:p>
          </table:table-cell>
          <table:table-cell table:style-name="ce56" table:number-columns-repeated="1009"/>
        </table:table-row>
        <table:table-row table:style-name="ro26">
          <table:table-cell table:style-name="ce15" office:value-type="float" office:value="8" calcext:value-type="float">
            <text:p>8</text:p>
          </table:table-cell>
          <table:table-cell table:style-name="ce237" table:formula="of:=[.B26]+7" office:value-type="date" office:date-value="2008-02-18" calcext:value-type="date">
            <text:p>18-Feb</text:p>
          </table:table-cell>
          <table:table-cell table:style-name="ce275"/>
          <table:table-cell table:style-name="ce275" table:content-validation-name="val3"/>
          <table:table-cell table:style-name="ce275" table:content-validation-name="val5" office:value-type="string" calcext:value-type="string">
            <text:p>Base 3Wk3</text:p>
          </table:table-cell>
          <table:table-cell table:style-name="ce248" table:formula="of:=IF(ISBLANK([.E27]);&quot;&quot;; VLOOKUP([.E27];AnnualUnitsTable;MATCH([.$F$4];AnnualUnits;0)+2;FALSE()))" office:value-type="float" office:value="540" calcext:value-type="float">
            <text:p>540.0</text:p>
          </table:table-cell>
          <table:table-cell table:style-name="ce275" table:number-columns-repeated="2"/>
          <table:table-cell table:style-name="ce55" table:formula="of:=IF(OR([.E27]=C_Prep;[.E27]=C_Base1Wk1;[.E27]=C_Base1Wk2;[.E27]=C_Base1Wk3;[.E27]=C_Base2Wk1;[.E27]=C_Base2Wk2;[.E27]=C_Base2Wk3;[.E27]=C_Base3Wk1;[.E27]=C_Base3Wk2;[.E27]=C_Base3Wk3;[.E27]=C_Build1Wk1;[.E27]=C_Build1Wk2;[.E27]=C_Build1Wk3;[.E27]=C_Build2Wk1;[.E27]=C_Build2Wk2;[.E27]=C_Build2Wk3;[.E27]=C_Transition);&quot;X&quot;;IF(AND(OR([.E27]=C_Build1Wk1;[.E27]=C_Build1Wk2;[.E27]=C_Build1Wk3);[.$B$4]=&quot;Endurance&quot;);&quot;X&quot;;IF(AND(OR([.E27]=C_Peak1;[.E27]=C_Peak2);[.$B$5]=&quot;Endurance&quot;);&quot;X&quot;;&quot;&quot;)))" office:value-type="string" office:string-value="X" calcext:value-type="string">
            <text:p>X</text:p>
          </table:table-cell>
          <table:table-cell table:style-name="ce55" table:formula="of:=IF(OR([.E27]=C_Base3Wk1;[.E27]=C_Base3Wk2;[.E27]=C_Base3Wk3);&quot;X&quot;;IF(AND(OR([.E27]=C_Build2Wk1;[.E27]=C_Build2Wk2;[.E27]=C_Build2Wk3);OR([.$B$4]=&quot;Strength&quot;;[.$B$5]=&quot;Strength&quot;));&quot;X&quot;;IF(AND(OR([.E27]=C_Peak1;[.E27]=C_Peak2);[.$B$5]=&quot;Strength&quot;);&quot;X&quot;;&quot;&quot;)))" office:value-type="string" office:string-value="X" calcext:value-type="string">
            <text:p>X</text:p>
          </table:table-cell>
          <table:table-cell table:style-name="ce55" table:formula="of:=IF(OR([.E27]=C_Prep;[.E27]=C_Base1Wk1;[.E27]=C_Base1Wk2;[.E27]=C_Base1Wk3;[.E27]=C_Base1Rest;[.E27]=C_Base2Wk1;[.E27]=C_Base2Wk2;[.E27]=C_Base2Wk3;[.E27]=C_Base2Rest;[.E27]=C_Base3Wk1;[.E27]=C_Base3Wk2;[.E27]=C_Base3Wk3;[.E27]=C_Base3Rest;[.E27]=C_Build1Wk1;[.E27]=C_Build1Wk2;[.E27]=C_Build1Wk3;[.E27]=C_Build2Wk1;[.E27]=C_Build2Wk2;[.E27]=C_Build2Wk3;[.E27]=C_RaceSat;[.E27]=C_RaceSun;[.E27]=C_RaceSatSun;[.E27]=C_Transition);&quot;X&quot;;IF(AND(OR([.E27]=C_Build2Wk1;[.E27]=C_Build2Wk2;[.E27]=C_Build2Wk3);OR([.$B$4]=&quot;Speed&quot;;[.$B$5]=&quot;Speed&quot;));&quot;X&quot;;IF(AND(OR([.E27]=C_Peak1;[.E27]=C_Peak2);[.$B$5]=&quot;Speed&quot;);&quot;X&quot;;&quot;&quot;)))" office:value-type="string" office:string-value="X" calcext:value-type="string">
            <text:p>X</text:p>
          </table:table-cell>
          <table:table-cell table:style-name="ce55" table:formula="of:=IF(OR([.E27]=C_Base2Wk1;[.E27]=C_Base2Wk2;[.E27]=C_Base2Wk3;[.E27]=C_Base3Wk1;[.E27]=C_Base3Wk2;[.E27]=C_Base3Wk3;[.E27]=C_Build1Wk1;[.E27]=C_Build1Wk2;[.E27]=C_Build1Wk3;[.E27]=C_Build2Wk1;[.E27]=C_Build2Wk2;[.E27]=C_Build2Wk3;[.E27]=C_Peak1;[.E27]=C_Peak2);&quot;X&quot;;IF(AND(OR([.E27]=C_Build2Wk1;[.E27]=C_Build2Wk2;[.E27]=C_Build2Wk3);OR([.$B$4]=&quot;Muscular-Endurance&quot;;[.$B$5]=&quot;Muscular-Endurance&quot;));&quot;X&quot;;IF(AND(OR([.E27]=C_Peak1;[.E27]=C_Peak2);[.$B$5]=&quot;Muscular-Endurance&quot;);&quot;X&quot;;&quot;&quot;)))" office:value-type="string" office:string-value="X" calcext:value-type="string">
            <text:p>X</text:p>
          </table:table-cell>
          <table:table-cell table:style-name="ce55" table:formula="of:=IF(AND(OR([.E27]=C_Build1Wk1;[.E27]=C_Build1Wk2;[.E27]=C_Build1Wk3);[.$B$4]=&quot;Speed-Endurance&quot;);&quot;X&quot;;IF(AND(OR([.E27]=C_Build2Wk1;[.E27]=C_Build2Wk2;[.E27]=C_Build2Wk3);OR([.$B$4]=&quot;Speed-endurance&quot;;[.$B$5]=&quot;Speed-Endurance&quot;));&quot;X&quot;;IF(AND(OR([.E27]=C_Peak1;[.E27]=C_Peak2);[.$B$5]=&quot;Speed-Endurance&quot;);&quot;X&quot;;&quot;&quot;)))">
            <text:p/>
          </table:table-cell>
          <table:table-cell table:style-name="ce55" table:formula="of:=IF(AND(OR([.E27]=C_Build1Wk1;[.E27]=C_Build1Wk2;[.E27]=C_Build1Wk3);[.$B$4]=&quot;Power&quot;);&quot;X&quot;;IF(AND(OR([.E27]=C_Build2Wk1;[.E27]=C_Build2Wk2;[.E27]=C_Build2Wk3);OR([.$B$4]=&quot;Power&quot;;[.$B$5]=&quot;Power&quot;));&quot;X&quot;;IF(AND(OR([.E27]=C_Peak1;[.E27]=C_Peak2);[.$B$5]=&quot;Power&quot;);&quot;X&quot;;&quot;&quot;)))">
            <text:p/>
          </table:table-cell>
          <table:table-cell table:style-name="ce55" table:formula="of:=IF(OR([.E27]=C_Base1Rest;[.E27]=C_Base2Rest;[.E27]=C_Base3Rest;[.E27]=C_Build1Rest;[.E27]=C_Build2Rest);&quot;X&quot;;&quot;&quot;)">
            <text:p/>
          </table:table-cell>
          <table:table-cell table:style-name="ce56" table:number-columns-repeated="1009"/>
        </table:table-row>
        <table:table-row table:style-name="ro26">
          <table:table-cell table:style-name="ce15" office:value-type="float" office:value="9" calcext:value-type="float">
            <text:p>9</text:p>
          </table:table-cell>
          <table:table-cell table:style-name="ce237" table:formula="of:=[.B27]+7" office:value-type="date" office:date-value="2008-02-25" calcext:value-type="date">
            <text:p>25-Feb</text:p>
          </table:table-cell>
          <table:table-cell table:style-name="ce275"/>
          <table:table-cell table:style-name="ce275" table:content-validation-name="val3"/>
          <table:table-cell table:style-name="ce275" table:content-validation-name="val5" office:value-type="string" calcext:value-type="string">
            <text:p>Base 3Rest</text:p>
          </table:table-cell>
          <table:table-cell table:style-name="ce248" table:formula="of:=IF(ISBLANK([.E28]);&quot;&quot;; VLOOKUP([.E28];AnnualUnitsTable;MATCH([.$F$4];AnnualUnits;0)+2;FALSE()))" office:value-type="float" office:value="320" calcext:value-type="float">
            <text:p>320.0</text:p>
          </table:table-cell>
          <table:table-cell table:style-name="ce275" table:number-columns-repeated="2"/>
          <table:table-cell table:style-name="ce55" table:formula="of:=IF(OR([.E28]=C_Prep;[.E28]=C_Base1Wk1;[.E28]=C_Base1Wk2;[.E28]=C_Base1Wk3;[.E28]=C_Base2Wk1;[.E28]=C_Base2Wk2;[.E28]=C_Base2Wk3;[.E28]=C_Base3Wk1;[.E28]=C_Base3Wk2;[.E28]=C_Base3Wk3;[.E28]=C_Build1Wk1;[.E28]=C_Build1Wk2;[.E28]=C_Build1Wk3;[.E28]=C_Build2Wk1;[.E28]=C_Build2Wk2;[.E28]=C_Build2Wk3;[.E28]=C_Transition);&quot;X&quot;;IF(AND(OR([.E28]=C_Build1Wk1;[.E28]=C_Build1Wk2;[.E28]=C_Build1Wk3);[.$B$4]=&quot;Endurance&quot;);&quot;X&quot;;IF(AND(OR([.E28]=C_Peak1;[.E28]=C_Peak2);[.$B$5]=&quot;Endurance&quot;);&quot;X&quot;;&quot;&quot;)))">
            <text:p/>
          </table:table-cell>
          <table:table-cell table:style-name="ce55" table:formula="of:=IF(OR([.E28]=C_Base3Wk1;[.E28]=C_Base3Wk2;[.E28]=C_Base3Wk3);&quot;X&quot;;IF(AND(OR([.E28]=C_Build2Wk1;[.E28]=C_Build2Wk2;[.E28]=C_Build2Wk3);OR([.$B$4]=&quot;Strength&quot;;[.$B$5]=&quot;Strength&quot;));&quot;X&quot;;IF(AND(OR([.E28]=C_Peak1;[.E28]=C_Peak2);[.$B$5]=&quot;Strength&quot;);&quot;X&quot;;&quot;&quot;)))">
            <text:p/>
          </table:table-cell>
          <table:table-cell table:style-name="ce55" table:formula="of:=IF(OR([.E28]=C_Prep;[.E28]=C_Base1Wk1;[.E28]=C_Base1Wk2;[.E28]=C_Base1Wk3;[.E28]=C_Base1Rest;[.E28]=C_Base2Wk1;[.E28]=C_Base2Wk2;[.E28]=C_Base2Wk3;[.E28]=C_Base2Rest;[.E28]=C_Base3Wk1;[.E28]=C_Base3Wk2;[.E28]=C_Base3Wk3;[.E28]=C_Base3Rest;[.E28]=C_Build1Wk1;[.E28]=C_Build1Wk2;[.E28]=C_Build1Wk3;[.E28]=C_Build2Wk1;[.E28]=C_Build2Wk2;[.E28]=C_Build2Wk3;[.E28]=C_RaceSat;[.E28]=C_RaceSun;[.E28]=C_RaceSatSun;[.E28]=C_Transition);&quot;X&quot;;IF(AND(OR([.E28]=C_Build2Wk1;[.E28]=C_Build2Wk2;[.E28]=C_Build2Wk3);OR([.$B$4]=&quot;Speed&quot;;[.$B$5]=&quot;Speed&quot;));&quot;X&quot;;IF(AND(OR([.E28]=C_Peak1;[.E28]=C_Peak2);[.$B$5]=&quot;Speed&quot;);&quot;X&quot;;&quot;&quot;)))" office:value-type="string" office:string-value="X" calcext:value-type="string">
            <text:p>X</text:p>
          </table:table-cell>
          <table:table-cell table:style-name="ce55" table:formula="of:=IF(OR([.E28]=C_Base2Wk1;[.E28]=C_Base2Wk2;[.E28]=C_Base2Wk3;[.E28]=C_Base3Wk1;[.E28]=C_Base3Wk2;[.E28]=C_Base3Wk3;[.E28]=C_Build1Wk1;[.E28]=C_Build1Wk2;[.E28]=C_Build1Wk3;[.E28]=C_Build2Wk1;[.E28]=C_Build2Wk2;[.E28]=C_Build2Wk3;[.E28]=C_Peak1;[.E28]=C_Peak2);&quot;X&quot;;IF(AND(OR([.E28]=C_Build2Wk1;[.E28]=C_Build2Wk2;[.E28]=C_Build2Wk3);OR([.$B$4]=&quot;Muscular-Endurance&quot;;[.$B$5]=&quot;Muscular-Endurance&quot;));&quot;X&quot;;IF(AND(OR([.E28]=C_Peak1;[.E28]=C_Peak2);[.$B$5]=&quot;Muscular-Endurance&quot;);&quot;X&quot;;&quot;&quot;)))">
            <text:p/>
          </table:table-cell>
          <table:table-cell table:style-name="ce55" table:formula="of:=IF(AND(OR([.E28]=C_Build1Wk1;[.E28]=C_Build1Wk2;[.E28]=C_Build1Wk3);[.$B$4]=&quot;Speed-Endurance&quot;);&quot;X&quot;;IF(AND(OR([.E28]=C_Build2Wk1;[.E28]=C_Build2Wk2;[.E28]=C_Build2Wk3);OR([.$B$4]=&quot;Speed-endurance&quot;;[.$B$5]=&quot;Speed-Endurance&quot;));&quot;X&quot;;IF(AND(OR([.E28]=C_Peak1;[.E28]=C_Peak2);[.$B$5]=&quot;Speed-Endurance&quot;);&quot;X&quot;;&quot;&quot;)))">
            <text:p/>
          </table:table-cell>
          <table:table-cell table:style-name="ce55" table:formula="of:=IF(AND(OR([.E28]=C_Build1Wk1;[.E28]=C_Build1Wk2;[.E28]=C_Build1Wk3);[.$B$4]=&quot;Power&quot;);&quot;X&quot;;IF(AND(OR([.E28]=C_Build2Wk1;[.E28]=C_Build2Wk2;[.E28]=C_Build2Wk3);OR([.$B$4]=&quot;Power&quot;;[.$B$5]=&quot;Power&quot;));&quot;X&quot;;IF(AND(OR([.E28]=C_Peak1;[.E28]=C_Peak2);[.$B$5]=&quot;Power&quot;);&quot;X&quot;;&quot;&quot;)))">
            <text:p/>
          </table:table-cell>
          <table:table-cell table:style-name="ce55" table:formula="of:=IF(OR([.E28]=C_Base1Rest;[.E28]=C_Base2Rest;[.E28]=C_Base3Rest;[.E28]=C_Build1Rest;[.E28]=C_Build2Rest);&quot;X&quot;;&quot;&quot;)" office:value-type="string" office:string-value="X" calcext:value-type="string">
            <text:p>X</text:p>
          </table:table-cell>
          <table:table-cell table:style-name="ce56" table:number-columns-repeated="1009"/>
        </table:table-row>
        <table:table-row table:style-name="ro26">
          <table:table-cell table:style-name="ce15" office:value-type="float" office:value="10" calcext:value-type="float">
            <text:p>10</text:p>
          </table:table-cell>
          <table:table-cell table:style-name="ce237" table:formula="of:=[.B28]+7" office:value-type="date" office:date-value="2008-03-03" calcext:value-type="date">
            <text:p>03-Mar</text:p>
          </table:table-cell>
          <table:table-cell table:style-name="ce275"/>
          <table:table-cell table:style-name="ce275" table:content-validation-name="val3"/>
          <table:table-cell table:style-name="ce275" table:content-validation-name="val5"/>
          <table:table-cell table:style-name="ce248" table:formula="of:=IF(ISBLANK([.E29]);&quot;&quot;; VLOOKUP([.E29];AnnualUnitsTable;MATCH([.$F$4];AnnualUnits;0)+2;FALSE()))">
            <text:p/>
          </table:table-cell>
          <table:table-cell table:style-name="ce275" table:number-columns-repeated="2"/>
          <table:table-cell table:style-name="ce55" table:formula="of:=IF(OR([.E29]=C_Prep;[.E29]=C_Base1Wk1;[.E29]=C_Base1Wk2;[.E29]=C_Base1Wk3;[.E29]=C_Base2Wk1;[.E29]=C_Base2Wk2;[.E29]=C_Base2Wk3;[.E29]=C_Base3Wk1;[.E29]=C_Base3Wk2;[.E29]=C_Base3Wk3;[.E29]=C_Build1Wk1;[.E29]=C_Build1Wk2;[.E29]=C_Build1Wk3;[.E29]=C_Build2Wk1;[.E29]=C_Build2Wk2;[.E29]=C_Build2Wk3;[.E29]=C_Transition);&quot;X&quot;;IF(AND(OR([.E29]=C_Build1Wk1;[.E29]=C_Build1Wk2;[.E29]=C_Build1Wk3);[.$B$4]=&quot;Endurance&quot;);&quot;X&quot;;IF(AND(OR([.E29]=C_Peak1;[.E29]=C_Peak2);[.$B$5]=&quot;Endurance&quot;);&quot;X&quot;;&quot;&quot;)))">
            <text:p/>
          </table:table-cell>
          <table:table-cell table:style-name="ce55" table:formula="of:=IF(OR([.E29]=C_Base3Wk1;[.E29]=C_Base3Wk2;[.E29]=C_Base3Wk3);&quot;X&quot;;IF(AND(OR([.E29]=C_Build2Wk1;[.E29]=C_Build2Wk2;[.E29]=C_Build2Wk3);OR([.$B$4]=&quot;Strength&quot;;[.$B$5]=&quot;Strength&quot;));&quot;X&quot;;IF(AND(OR([.E29]=C_Peak1;[.E29]=C_Peak2);[.$B$5]=&quot;Strength&quot;);&quot;X&quot;;&quot;&quot;)))">
            <text:p/>
          </table:table-cell>
          <table:table-cell table:style-name="ce55" table:formula="of:=IF(OR([.E29]=C_Prep;[.E29]=C_Base1Wk1;[.E29]=C_Base1Wk2;[.E29]=C_Base1Wk3;[.E29]=C_Base1Rest;[.E29]=C_Base2Wk1;[.E29]=C_Base2Wk2;[.E29]=C_Base2Wk3;[.E29]=C_Base2Rest;[.E29]=C_Base3Wk1;[.E29]=C_Base3Wk2;[.E29]=C_Base3Wk3;[.E29]=C_Base3Rest;[.E29]=C_Build1Wk1;[.E29]=C_Build1Wk2;[.E29]=C_Build1Wk3;[.E29]=C_Build2Wk1;[.E29]=C_Build2Wk2;[.E29]=C_Build2Wk3;[.E29]=C_RaceSat;[.E29]=C_RaceSun;[.E29]=C_RaceSatSun;[.E29]=C_Transition);&quot;X&quot;;IF(AND(OR([.E29]=C_Build2Wk1;[.E29]=C_Build2Wk2;[.E29]=C_Build2Wk3);OR([.$B$4]=&quot;Speed&quot;;[.$B$5]=&quot;Speed&quot;));&quot;X&quot;;IF(AND(OR([.E29]=C_Peak1;[.E29]=C_Peak2);[.$B$5]=&quot;Speed&quot;);&quot;X&quot;;&quot;&quot;)))">
            <text:p/>
          </table:table-cell>
          <table:table-cell table:style-name="ce55" table:formula="of:=IF(OR([.E29]=C_Base2Wk1;[.E29]=C_Base2Wk2;[.E29]=C_Base2Wk3;[.E29]=C_Base3Wk1;[.E29]=C_Base3Wk2;[.E29]=C_Base3Wk3;[.E29]=C_Build1Wk1;[.E29]=C_Build1Wk2;[.E29]=C_Build1Wk3;[.E29]=C_Build2Wk1;[.E29]=C_Build2Wk2;[.E29]=C_Build2Wk3;[.E29]=C_Peak1;[.E29]=C_Peak2);&quot;X&quot;;IF(AND(OR([.E29]=C_Build2Wk1;[.E29]=C_Build2Wk2;[.E29]=C_Build2Wk3);OR([.$B$4]=&quot;Muscular-Endurance&quot;;[.$B$5]=&quot;Muscular-Endurance&quot;));&quot;X&quot;;IF(AND(OR([.E29]=C_Peak1;[.E29]=C_Peak2);[.$B$5]=&quot;Muscular-Endurance&quot;);&quot;X&quot;;&quot;&quot;)))">
            <text:p/>
          </table:table-cell>
          <table:table-cell table:style-name="ce55" table:formula="of:=IF(AND(OR([.E29]=C_Build1Wk1;[.E29]=C_Build1Wk2;[.E29]=C_Build1Wk3);[.$B$4]=&quot;Speed-Endurance&quot;);&quot;X&quot;;IF(AND(OR([.E29]=C_Build2Wk1;[.E29]=C_Build2Wk2;[.E29]=C_Build2Wk3);OR([.$B$4]=&quot;Speed-endurance&quot;;[.$B$5]=&quot;Speed-Endurance&quot;));&quot;X&quot;;IF(AND(OR([.E29]=C_Peak1;[.E29]=C_Peak2);[.$B$5]=&quot;Speed-Endurance&quot;);&quot;X&quot;;&quot;&quot;)))">
            <text:p/>
          </table:table-cell>
          <table:table-cell table:style-name="ce55" table:formula="of:=IF(AND(OR([.E29]=C_Build1Wk1;[.E29]=C_Build1Wk2;[.E29]=C_Build1Wk3);[.$B$4]=&quot;Power&quot;);&quot;X&quot;;IF(AND(OR([.E29]=C_Build2Wk1;[.E29]=C_Build2Wk2;[.E29]=C_Build2Wk3);OR([.$B$4]=&quot;Power&quot;;[.$B$5]=&quot;Power&quot;));&quot;X&quot;;IF(AND(OR([.E29]=C_Peak1;[.E29]=C_Peak2);[.$B$5]=&quot;Power&quot;);&quot;X&quot;;&quot;&quot;)))">
            <text:p/>
          </table:table-cell>
          <table:table-cell table:style-name="ce55" table:formula="of:=IF(OR([.E29]=C_Base1Rest;[.E29]=C_Base2Rest;[.E29]=C_Base3Rest;[.E29]=C_Build1Rest;[.E29]=C_Build2Rest);&quot;X&quot;;&quot;&quot;)">
            <text:p/>
          </table:table-cell>
          <table:table-cell table:style-name="ce56" table:number-columns-repeated="1009"/>
        </table:table-row>
        <table:table-row table:style-name="ro26">
          <table:table-cell table:style-name="ce15" office:value-type="float" office:value="11" calcext:value-type="float">
            <text:p>11</text:p>
          </table:table-cell>
          <table:table-cell table:style-name="ce237" table:formula="of:=[.B29]+7" office:value-type="date" office:date-value="2008-03-10" calcext:value-type="date">
            <text:p>10-Mar</text:p>
          </table:table-cell>
          <table:table-cell table:style-name="ce275"/>
          <table:table-cell table:style-name="ce275" table:content-validation-name="val3"/>
          <table:table-cell table:style-name="ce275" table:content-validation-name="val5"/>
          <table:table-cell table:style-name="ce248" table:formula="of:=IF(ISBLANK([.E30]);&quot;&quot;; VLOOKUP([.E30];AnnualUnitsTable;MATCH([.$F$4];AnnualUnits;0)+2;FALSE()))">
            <text:p/>
          </table:table-cell>
          <table:table-cell table:style-name="ce275" table:number-columns-repeated="2"/>
          <table:table-cell table:style-name="ce55" table:formula="of:=IF(OR([.E30]=C_Prep;[.E30]=C_Base1Wk1;[.E30]=C_Base1Wk2;[.E30]=C_Base1Wk3;[.E30]=C_Base2Wk1;[.E30]=C_Base2Wk2;[.E30]=C_Base2Wk3;[.E30]=C_Base3Wk1;[.E30]=C_Base3Wk2;[.E30]=C_Base3Wk3;[.E30]=C_Build1Wk1;[.E30]=C_Build1Wk2;[.E30]=C_Build1Wk3;[.E30]=C_Build2Wk1;[.E30]=C_Build2Wk2;[.E30]=C_Build2Wk3;[.E30]=C_Transition);&quot;X&quot;;IF(AND(OR([.E30]=C_Build1Wk1;[.E30]=C_Build1Wk2;[.E30]=C_Build1Wk3);[.$B$4]=&quot;Endurance&quot;);&quot;X&quot;;IF(AND(OR([.E30]=C_Peak1;[.E30]=C_Peak2);[.$B$5]=&quot;Endurance&quot;);&quot;X&quot;;&quot;&quot;)))">
            <text:p/>
          </table:table-cell>
          <table:table-cell table:style-name="ce55" table:formula="of:=IF(OR([.E30]=C_Base3Wk1;[.E30]=C_Base3Wk2;[.E30]=C_Base3Wk3);&quot;X&quot;;IF(AND(OR([.E30]=C_Build2Wk1;[.E30]=C_Build2Wk2;[.E30]=C_Build2Wk3);OR([.$B$4]=&quot;Strength&quot;;[.$B$5]=&quot;Strength&quot;));&quot;X&quot;;IF(AND(OR([.E30]=C_Peak1;[.E30]=C_Peak2);[.$B$5]=&quot;Strength&quot;);&quot;X&quot;;&quot;&quot;)))">
            <text:p/>
          </table:table-cell>
          <table:table-cell table:style-name="ce55" table:formula="of:=IF(OR([.E30]=C_Prep;[.E30]=C_Base1Wk1;[.E30]=C_Base1Wk2;[.E30]=C_Base1Wk3;[.E30]=C_Base1Rest;[.E30]=C_Base2Wk1;[.E30]=C_Base2Wk2;[.E30]=C_Base2Wk3;[.E30]=C_Base2Rest;[.E30]=C_Base3Wk1;[.E30]=C_Base3Wk2;[.E30]=C_Base3Wk3;[.E30]=C_Base3Rest;[.E30]=C_Build1Wk1;[.E30]=C_Build1Wk2;[.E30]=C_Build1Wk3;[.E30]=C_Build2Wk1;[.E30]=C_Build2Wk2;[.E30]=C_Build2Wk3;[.E30]=C_RaceSat;[.E30]=C_RaceSun;[.E30]=C_RaceSatSun;[.E30]=C_Transition);&quot;X&quot;;IF(AND(OR([.E30]=C_Build2Wk1;[.E30]=C_Build2Wk2;[.E30]=C_Build2Wk3);OR([.$B$4]=&quot;Speed&quot;;[.$B$5]=&quot;Speed&quot;));&quot;X&quot;;IF(AND(OR([.E30]=C_Peak1;[.E30]=C_Peak2);[.$B$5]=&quot;Speed&quot;);&quot;X&quot;;&quot;&quot;)))">
            <text:p/>
          </table:table-cell>
          <table:table-cell table:style-name="ce55" table:formula="of:=IF(OR([.E30]=C_Base2Wk1;[.E30]=C_Base2Wk2;[.E30]=C_Base2Wk3;[.E30]=C_Base3Wk1;[.E30]=C_Base3Wk2;[.E30]=C_Base3Wk3;[.E30]=C_Build1Wk1;[.E30]=C_Build1Wk2;[.E30]=C_Build1Wk3;[.E30]=C_Build2Wk1;[.E30]=C_Build2Wk2;[.E30]=C_Build2Wk3;[.E30]=C_Peak1;[.E30]=C_Peak2);&quot;X&quot;;IF(AND(OR([.E30]=C_Build2Wk1;[.E30]=C_Build2Wk2;[.E30]=C_Build2Wk3);OR([.$B$4]=&quot;Muscular-Endurance&quot;;[.$B$5]=&quot;Muscular-Endurance&quot;));&quot;X&quot;;IF(AND(OR([.E30]=C_Peak1;[.E30]=C_Peak2);[.$B$5]=&quot;Muscular-Endurance&quot;);&quot;X&quot;;&quot;&quot;)))">
            <text:p/>
          </table:table-cell>
          <table:table-cell table:style-name="ce55" table:formula="of:=IF(AND(OR([.E30]=C_Build1Wk1;[.E30]=C_Build1Wk2;[.E30]=C_Build1Wk3);[.$B$4]=&quot;Speed-Endurance&quot;);&quot;X&quot;;IF(AND(OR([.E30]=C_Build2Wk1;[.E30]=C_Build2Wk2;[.E30]=C_Build2Wk3);OR([.$B$4]=&quot;Speed-endurance&quot;;[.$B$5]=&quot;Speed-Endurance&quot;));&quot;X&quot;;IF(AND(OR([.E30]=C_Peak1;[.E30]=C_Peak2);[.$B$5]=&quot;Speed-Endurance&quot;);&quot;X&quot;;&quot;&quot;)))">
            <text:p/>
          </table:table-cell>
          <table:table-cell table:style-name="ce55" table:formula="of:=IF(AND(OR([.E30]=C_Build1Wk1;[.E30]=C_Build1Wk2;[.E30]=C_Build1Wk3);[.$B$4]=&quot;Power&quot;);&quot;X&quot;;IF(AND(OR([.E30]=C_Build2Wk1;[.E30]=C_Build2Wk2;[.E30]=C_Build2Wk3);OR([.$B$4]=&quot;Power&quot;;[.$B$5]=&quot;Power&quot;));&quot;X&quot;;IF(AND(OR([.E30]=C_Peak1;[.E30]=C_Peak2);[.$B$5]=&quot;Power&quot;);&quot;X&quot;;&quot;&quot;)))">
            <text:p/>
          </table:table-cell>
          <table:table-cell table:style-name="ce55" table:formula="of:=IF(OR([.E30]=C_Base1Rest;[.E30]=C_Base2Rest;[.E30]=C_Base3Rest;[.E30]=C_Build1Rest;[.E30]=C_Build2Rest);&quot;X&quot;;&quot;&quot;)">
            <text:p/>
          </table:table-cell>
          <table:table-cell table:style-name="ce56" table:number-columns-repeated="1009"/>
        </table:table-row>
        <table:table-row table:style-name="ro26">
          <table:table-cell table:style-name="ce15" office:value-type="float" office:value="12" calcext:value-type="float">
            <text:p>12</text:p>
          </table:table-cell>
          <table:table-cell table:style-name="ce237" table:formula="of:=[.B30]+7" office:value-type="date" office:date-value="2008-03-17" calcext:value-type="date">
            <text:p>17-Mar</text:p>
          </table:table-cell>
          <table:table-cell table:style-name="ce275"/>
          <table:table-cell table:style-name="ce275" table:content-validation-name="val3"/>
          <table:table-cell table:style-name="ce275" table:content-validation-name="val5"/>
          <table:table-cell table:style-name="ce248" table:formula="of:=IF(ISBLANK([.E31]);&quot;&quot;; VLOOKUP([.E31];AnnualUnitsTable;MATCH([.$F$4];AnnualUnits;0)+2;FALSE()))">
            <text:p/>
          </table:table-cell>
          <table:table-cell table:style-name="ce275" table:number-columns-repeated="2"/>
          <table:table-cell table:style-name="ce55" table:formula="of:=IF(OR([.E31]=C_Prep;[.E31]=C_Base1Wk1;[.E31]=C_Base1Wk2;[.E31]=C_Base1Wk3;[.E31]=C_Base2Wk1;[.E31]=C_Base2Wk2;[.E31]=C_Base2Wk3;[.E31]=C_Base3Wk1;[.E31]=C_Base3Wk2;[.E31]=C_Base3Wk3;[.E31]=C_Build1Wk1;[.E31]=C_Build1Wk2;[.E31]=C_Build1Wk3;[.E31]=C_Build2Wk1;[.E31]=C_Build2Wk2;[.E31]=C_Build2Wk3;[.E31]=C_Transition);&quot;X&quot;;IF(AND(OR([.E31]=C_Build1Wk1;[.E31]=C_Build1Wk2;[.E31]=C_Build1Wk3);[.$B$4]=&quot;Endurance&quot;);&quot;X&quot;;IF(AND(OR([.E31]=C_Peak1;[.E31]=C_Peak2);[.$B$5]=&quot;Endurance&quot;);&quot;X&quot;;&quot;&quot;)))">
            <text:p/>
          </table:table-cell>
          <table:table-cell table:style-name="ce55" table:formula="of:=IF(OR([.E31]=C_Base3Wk1;[.E31]=C_Base3Wk2;[.E31]=C_Base3Wk3);&quot;X&quot;;IF(AND(OR([.E31]=C_Build2Wk1;[.E31]=C_Build2Wk2;[.E31]=C_Build2Wk3);OR([.$B$4]=&quot;Strength&quot;;[.$B$5]=&quot;Strength&quot;));&quot;X&quot;;IF(AND(OR([.E31]=C_Peak1;[.E31]=C_Peak2);[.$B$5]=&quot;Strength&quot;);&quot;X&quot;;&quot;&quot;)))">
            <text:p/>
          </table:table-cell>
          <table:table-cell table:style-name="ce55" table:formula="of:=IF(OR([.E31]=C_Prep;[.E31]=C_Base1Wk1;[.E31]=C_Base1Wk2;[.E31]=C_Base1Wk3;[.E31]=C_Base1Rest;[.E31]=C_Base2Wk1;[.E31]=C_Base2Wk2;[.E31]=C_Base2Wk3;[.E31]=C_Base2Rest;[.E31]=C_Base3Wk1;[.E31]=C_Base3Wk2;[.E31]=C_Base3Wk3;[.E31]=C_Base3Rest;[.E31]=C_Build1Wk1;[.E31]=C_Build1Wk2;[.E31]=C_Build1Wk3;[.E31]=C_Build2Wk1;[.E31]=C_Build2Wk2;[.E31]=C_Build2Wk3;[.E31]=C_RaceSat;[.E31]=C_RaceSun;[.E31]=C_RaceSatSun;[.E31]=C_Transition);&quot;X&quot;;IF(AND(OR([.E31]=C_Build2Wk1;[.E31]=C_Build2Wk2;[.E31]=C_Build2Wk3);OR([.$B$4]=&quot;Speed&quot;;[.$B$5]=&quot;Speed&quot;));&quot;X&quot;;IF(AND(OR([.E31]=C_Peak1;[.E31]=C_Peak2);[.$B$5]=&quot;Speed&quot;);&quot;X&quot;;&quot;&quot;)))">
            <text:p/>
          </table:table-cell>
          <table:table-cell table:style-name="ce55" table:formula="of:=IF(OR([.E31]=C_Base2Wk1;[.E31]=C_Base2Wk2;[.E31]=C_Base2Wk3;[.E31]=C_Base3Wk1;[.E31]=C_Base3Wk2;[.E31]=C_Base3Wk3;[.E31]=C_Build1Wk1;[.E31]=C_Build1Wk2;[.E31]=C_Build1Wk3;[.E31]=C_Build2Wk1;[.E31]=C_Build2Wk2;[.E31]=C_Build2Wk3;[.E31]=C_Peak1;[.E31]=C_Peak2);&quot;X&quot;;IF(AND(OR([.E31]=C_Build2Wk1;[.E31]=C_Build2Wk2;[.E31]=C_Build2Wk3);OR([.$B$4]=&quot;Muscular-Endurance&quot;;[.$B$5]=&quot;Muscular-Endurance&quot;));&quot;X&quot;;IF(AND(OR([.E31]=C_Peak1;[.E31]=C_Peak2);[.$B$5]=&quot;Muscular-Endurance&quot;);&quot;X&quot;;&quot;&quot;)))">
            <text:p/>
          </table:table-cell>
          <table:table-cell table:style-name="ce55" table:formula="of:=IF(AND(OR([.E31]=C_Build1Wk1;[.E31]=C_Build1Wk2;[.E31]=C_Build1Wk3);[.$B$4]=&quot;Speed-Endurance&quot;);&quot;X&quot;;IF(AND(OR([.E31]=C_Build2Wk1;[.E31]=C_Build2Wk2;[.E31]=C_Build2Wk3);OR([.$B$4]=&quot;Speed-endurance&quot;;[.$B$5]=&quot;Speed-Endurance&quot;));&quot;X&quot;;IF(AND(OR([.E31]=C_Peak1;[.E31]=C_Peak2);[.$B$5]=&quot;Speed-Endurance&quot;);&quot;X&quot;;&quot;&quot;)))">
            <text:p/>
          </table:table-cell>
          <table:table-cell table:style-name="ce55" table:formula="of:=IF(AND(OR([.E31]=C_Build1Wk1;[.E31]=C_Build1Wk2;[.E31]=C_Build1Wk3);[.$B$4]=&quot;Power&quot;);&quot;X&quot;;IF(AND(OR([.E31]=C_Build2Wk1;[.E31]=C_Build2Wk2;[.E31]=C_Build2Wk3);OR([.$B$4]=&quot;Power&quot;;[.$B$5]=&quot;Power&quot;));&quot;X&quot;;IF(AND(OR([.E31]=C_Peak1;[.E31]=C_Peak2);[.$B$5]=&quot;Power&quot;);&quot;X&quot;;&quot;&quot;)))">
            <text:p/>
          </table:table-cell>
          <table:table-cell table:style-name="ce55" table:formula="of:=IF(OR([.E31]=C_Base1Rest;[.E31]=C_Base2Rest;[.E31]=C_Base3Rest;[.E31]=C_Build1Rest;[.E31]=C_Build2Rest);&quot;X&quot;;&quot;&quot;)">
            <text:p/>
          </table:table-cell>
          <table:table-cell table:style-name="ce56" table:number-columns-repeated="1009"/>
        </table:table-row>
        <table:table-row table:style-name="ro26">
          <table:table-cell table:style-name="ce15" office:value-type="float" office:value="13" calcext:value-type="float">
            <text:p>13</text:p>
          </table:table-cell>
          <table:table-cell table:style-name="ce237" table:formula="of:=[.B31]+7" office:value-type="date" office:date-value="2008-03-24" calcext:value-type="date">
            <text:p>24-Mar</text:p>
          </table:table-cell>
          <table:table-cell table:style-name="ce275"/>
          <table:table-cell table:style-name="ce275" table:content-validation-name="val3"/>
          <table:table-cell table:style-name="ce275" table:content-validation-name="val5"/>
          <table:table-cell table:style-name="ce248" table:formula="of:=IF(ISBLANK([.E32]);&quot;&quot;; VLOOKUP([.E32];AnnualUnitsTable;MATCH([.$F$4];AnnualUnits;0)+2;FALSE()))">
            <text:p/>
          </table:table-cell>
          <table:table-cell table:style-name="ce275" table:number-columns-repeated="2"/>
          <table:table-cell table:style-name="ce55" table:formula="of:=IF(OR([.E32]=C_Prep;[.E32]=C_Base1Wk1;[.E32]=C_Base1Wk2;[.E32]=C_Base1Wk3;[.E32]=C_Base2Wk1;[.E32]=C_Base2Wk2;[.E32]=C_Base2Wk3;[.E32]=C_Base3Wk1;[.E32]=C_Base3Wk2;[.E32]=C_Base3Wk3;[.E32]=C_Build1Wk1;[.E32]=C_Build1Wk2;[.E32]=C_Build1Wk3;[.E32]=C_Build2Wk1;[.E32]=C_Build2Wk2;[.E32]=C_Build2Wk3;[.E32]=C_Transition);&quot;X&quot;;IF(AND(OR([.E32]=C_Build1Wk1;[.E32]=C_Build1Wk2;[.E32]=C_Build1Wk3);[.$B$4]=&quot;Endurance&quot;);&quot;X&quot;;IF(AND(OR([.E32]=C_Peak1;[.E32]=C_Peak2);[.$B$5]=&quot;Endurance&quot;);&quot;X&quot;;&quot;&quot;)))">
            <text:p/>
          </table:table-cell>
          <table:table-cell table:style-name="ce55" table:formula="of:=IF(OR([.E32]=C_Base3Wk1;[.E32]=C_Base3Wk2;[.E32]=C_Base3Wk3);&quot;X&quot;;IF(AND(OR([.E32]=C_Build2Wk1;[.E32]=C_Build2Wk2;[.E32]=C_Build2Wk3);OR([.$B$4]=&quot;Strength&quot;;[.$B$5]=&quot;Strength&quot;));&quot;X&quot;;IF(AND(OR([.E32]=C_Peak1;[.E32]=C_Peak2);[.$B$5]=&quot;Strength&quot;);&quot;X&quot;;&quot;&quot;)))">
            <text:p/>
          </table:table-cell>
          <table:table-cell table:style-name="ce55" table:formula="of:=IF(OR([.E32]=C_Prep;[.E32]=C_Base1Wk1;[.E32]=C_Base1Wk2;[.E32]=C_Base1Wk3;[.E32]=C_Base1Rest;[.E32]=C_Base2Wk1;[.E32]=C_Base2Wk2;[.E32]=C_Base2Wk3;[.E32]=C_Base2Rest;[.E32]=C_Base3Wk1;[.E32]=C_Base3Wk2;[.E32]=C_Base3Wk3;[.E32]=C_Base3Rest;[.E32]=C_Build1Wk1;[.E32]=C_Build1Wk2;[.E32]=C_Build1Wk3;[.E32]=C_Build2Wk1;[.E32]=C_Build2Wk2;[.E32]=C_Build2Wk3;[.E32]=C_RaceSat;[.E32]=C_RaceSun;[.E32]=C_RaceSatSun;[.E32]=C_Transition);&quot;X&quot;;IF(AND(OR([.E32]=C_Build2Wk1;[.E32]=C_Build2Wk2;[.E32]=C_Build2Wk3);OR([.$B$4]=&quot;Speed&quot;;[.$B$5]=&quot;Speed&quot;));&quot;X&quot;;IF(AND(OR([.E32]=C_Peak1;[.E32]=C_Peak2);[.$B$5]=&quot;Speed&quot;);&quot;X&quot;;&quot;&quot;)))">
            <text:p/>
          </table:table-cell>
          <table:table-cell table:style-name="ce55" table:formula="of:=IF(OR([.E32]=C_Base2Wk1;[.E32]=C_Base2Wk2;[.E32]=C_Base2Wk3;[.E32]=C_Base3Wk1;[.E32]=C_Base3Wk2;[.E32]=C_Base3Wk3;[.E32]=C_Build1Wk1;[.E32]=C_Build1Wk2;[.E32]=C_Build1Wk3;[.E32]=C_Build2Wk1;[.E32]=C_Build2Wk2;[.E32]=C_Build2Wk3;[.E32]=C_Peak1;[.E32]=C_Peak2);&quot;X&quot;;IF(AND(OR([.E32]=C_Build2Wk1;[.E32]=C_Build2Wk2;[.E32]=C_Build2Wk3);OR([.$B$4]=&quot;Muscular-Endurance&quot;;[.$B$5]=&quot;Muscular-Endurance&quot;));&quot;X&quot;;IF(AND(OR([.E32]=C_Peak1;[.E32]=C_Peak2);[.$B$5]=&quot;Muscular-Endurance&quot;);&quot;X&quot;;&quot;&quot;)))">
            <text:p/>
          </table:table-cell>
          <table:table-cell table:style-name="ce55" table:formula="of:=IF(AND(OR([.E32]=C_Build1Wk1;[.E32]=C_Build1Wk2;[.E32]=C_Build1Wk3);[.$B$4]=&quot;Speed-Endurance&quot;);&quot;X&quot;;IF(AND(OR([.E32]=C_Build2Wk1;[.E32]=C_Build2Wk2;[.E32]=C_Build2Wk3);OR([.$B$4]=&quot;Speed-endurance&quot;;[.$B$5]=&quot;Speed-Endurance&quot;));&quot;X&quot;;IF(AND(OR([.E32]=C_Peak1;[.E32]=C_Peak2);[.$B$5]=&quot;Speed-Endurance&quot;);&quot;X&quot;;&quot;&quot;)))">
            <text:p/>
          </table:table-cell>
          <table:table-cell table:style-name="ce55" table:formula="of:=IF(AND(OR([.E32]=C_Build1Wk1;[.E32]=C_Build1Wk2;[.E32]=C_Build1Wk3);[.$B$4]=&quot;Power&quot;);&quot;X&quot;;IF(AND(OR([.E32]=C_Build2Wk1;[.E32]=C_Build2Wk2;[.E32]=C_Build2Wk3);OR([.$B$4]=&quot;Power&quot;;[.$B$5]=&quot;Power&quot;));&quot;X&quot;;IF(AND(OR([.E32]=C_Peak1;[.E32]=C_Peak2);[.$B$5]=&quot;Power&quot;);&quot;X&quot;;&quot;&quot;)))">
            <text:p/>
          </table:table-cell>
          <table:table-cell table:style-name="ce55" table:formula="of:=IF(OR([.E32]=C_Base1Rest;[.E32]=C_Base2Rest;[.E32]=C_Base3Rest;[.E32]=C_Build1Rest;[.E32]=C_Build2Rest);&quot;X&quot;;&quot;&quot;)">
            <text:p/>
          </table:table-cell>
          <table:table-cell table:style-name="ce56" table:number-columns-repeated="1009"/>
        </table:table-row>
        <table:table-row table:style-name="ro26">
          <table:table-cell table:style-name="ce15" office:value-type="float" office:value="14" calcext:value-type="float">
            <text:p>14</text:p>
          </table:table-cell>
          <table:table-cell table:style-name="ce237" table:formula="of:=[.B32]+7" office:value-type="date" office:date-value="2008-03-31" calcext:value-type="date">
            <text:p>31-Mar</text:p>
          </table:table-cell>
          <table:table-cell table:style-name="ce275"/>
          <table:table-cell table:style-name="ce275" table:content-validation-name="val3"/>
          <table:table-cell table:style-name="ce275" table:content-validation-name="val5"/>
          <table:table-cell table:style-name="ce248" table:formula="of:=IF(ISBLANK([.E33]);&quot;&quot;; VLOOKUP([.E33];AnnualUnitsTable;MATCH([.$F$4];AnnualUnits;0)+2;FALSE()))">
            <text:p/>
          </table:table-cell>
          <table:table-cell table:style-name="ce275" table:number-columns-repeated="2"/>
          <table:table-cell table:style-name="ce55" table:formula="of:=IF(OR([.E33]=C_Prep;[.E33]=C_Base1Wk1;[.E33]=C_Base1Wk2;[.E33]=C_Base1Wk3;[.E33]=C_Base2Wk1;[.E33]=C_Base2Wk2;[.E33]=C_Base2Wk3;[.E33]=C_Base3Wk1;[.E33]=C_Base3Wk2;[.E33]=C_Base3Wk3;[.E33]=C_Build1Wk1;[.E33]=C_Build1Wk2;[.E33]=C_Build1Wk3;[.E33]=C_Build2Wk1;[.E33]=C_Build2Wk2;[.E33]=C_Build2Wk3;[.E33]=C_Transition);&quot;X&quot;;IF(AND(OR([.E33]=C_Build1Wk1;[.E33]=C_Build1Wk2;[.E33]=C_Build1Wk3);[.$B$4]=&quot;Endurance&quot;);&quot;X&quot;;IF(AND(OR([.E33]=C_Peak1;[.E33]=C_Peak2);[.$B$5]=&quot;Endurance&quot;);&quot;X&quot;;&quot;&quot;)))">
            <text:p/>
          </table:table-cell>
          <table:table-cell table:style-name="ce55" table:formula="of:=IF(OR([.E33]=C_Base3Wk1;[.E33]=C_Base3Wk2;[.E33]=C_Base3Wk3);&quot;X&quot;;IF(AND(OR([.E33]=C_Build2Wk1;[.E33]=C_Build2Wk2;[.E33]=C_Build2Wk3);OR([.$B$4]=&quot;Strength&quot;;[.$B$5]=&quot;Strength&quot;));&quot;X&quot;;IF(AND(OR([.E33]=C_Peak1;[.E33]=C_Peak2);[.$B$5]=&quot;Strength&quot;);&quot;X&quot;;&quot;&quot;)))">
            <text:p/>
          </table:table-cell>
          <table:table-cell table:style-name="ce55" table:formula="of:=IF(OR([.E33]=C_Prep;[.E33]=C_Base1Wk1;[.E33]=C_Base1Wk2;[.E33]=C_Base1Wk3;[.E33]=C_Base1Rest;[.E33]=C_Base2Wk1;[.E33]=C_Base2Wk2;[.E33]=C_Base2Wk3;[.E33]=C_Base2Rest;[.E33]=C_Base3Wk1;[.E33]=C_Base3Wk2;[.E33]=C_Base3Wk3;[.E33]=C_Base3Rest;[.E33]=C_Build1Wk1;[.E33]=C_Build1Wk2;[.E33]=C_Build1Wk3;[.E33]=C_Build2Wk1;[.E33]=C_Build2Wk2;[.E33]=C_Build2Wk3;[.E33]=C_RaceSat;[.E33]=C_RaceSun;[.E33]=C_RaceSatSun;[.E33]=C_Transition);&quot;X&quot;;IF(AND(OR([.E33]=C_Build2Wk1;[.E33]=C_Build2Wk2;[.E33]=C_Build2Wk3);OR([.$B$4]=&quot;Speed&quot;;[.$B$5]=&quot;Speed&quot;));&quot;X&quot;;IF(AND(OR([.E33]=C_Peak1;[.E33]=C_Peak2);[.$B$5]=&quot;Speed&quot;);&quot;X&quot;;&quot;&quot;)))">
            <text:p/>
          </table:table-cell>
          <table:table-cell table:style-name="ce55" table:formula="of:=IF(OR([.E33]=C_Base2Wk1;[.E33]=C_Base2Wk2;[.E33]=C_Base2Wk3;[.E33]=C_Base3Wk1;[.E33]=C_Base3Wk2;[.E33]=C_Base3Wk3;[.E33]=C_Build1Wk1;[.E33]=C_Build1Wk2;[.E33]=C_Build1Wk3;[.E33]=C_Build2Wk1;[.E33]=C_Build2Wk2;[.E33]=C_Build2Wk3;[.E33]=C_Peak1;[.E33]=C_Peak2);&quot;X&quot;;IF(AND(OR([.E33]=C_Build2Wk1;[.E33]=C_Build2Wk2;[.E33]=C_Build2Wk3);OR([.$B$4]=&quot;Muscular-Endurance&quot;;[.$B$5]=&quot;Muscular-Endurance&quot;));&quot;X&quot;;IF(AND(OR([.E33]=C_Peak1;[.E33]=C_Peak2);[.$B$5]=&quot;Muscular-Endurance&quot;);&quot;X&quot;;&quot;&quot;)))">
            <text:p/>
          </table:table-cell>
          <table:table-cell table:style-name="ce55" table:formula="of:=IF(AND(OR([.E33]=C_Build1Wk1;[.E33]=C_Build1Wk2;[.E33]=C_Build1Wk3);[.$B$4]=&quot;Speed-Endurance&quot;);&quot;X&quot;;IF(AND(OR([.E33]=C_Build2Wk1;[.E33]=C_Build2Wk2;[.E33]=C_Build2Wk3);OR([.$B$4]=&quot;Speed-endurance&quot;;[.$B$5]=&quot;Speed-Endurance&quot;));&quot;X&quot;;IF(AND(OR([.E33]=C_Peak1;[.E33]=C_Peak2);[.$B$5]=&quot;Speed-Endurance&quot;);&quot;X&quot;;&quot;&quot;)))">
            <text:p/>
          </table:table-cell>
          <table:table-cell table:style-name="ce55" table:formula="of:=IF(AND(OR([.E33]=C_Build1Wk1;[.E33]=C_Build1Wk2;[.E33]=C_Build1Wk3);[.$B$4]=&quot;Power&quot;);&quot;X&quot;;IF(AND(OR([.E33]=C_Build2Wk1;[.E33]=C_Build2Wk2;[.E33]=C_Build2Wk3);OR([.$B$4]=&quot;Power&quot;;[.$B$5]=&quot;Power&quot;));&quot;X&quot;;IF(AND(OR([.E33]=C_Peak1;[.E33]=C_Peak2);[.$B$5]=&quot;Power&quot;);&quot;X&quot;;&quot;&quot;)))">
            <text:p/>
          </table:table-cell>
          <table:table-cell table:style-name="ce55" table:formula="of:=IF(OR([.E33]=C_Base1Rest;[.E33]=C_Base2Rest;[.E33]=C_Base3Rest;[.E33]=C_Build1Rest;[.E33]=C_Build2Rest);&quot;X&quot;;&quot;&quot;)">
            <text:p/>
          </table:table-cell>
          <table:table-cell table:style-name="ce56" table:number-columns-repeated="1009"/>
        </table:table-row>
        <table:table-row table:style-name="ro26">
          <table:table-cell table:style-name="ce15" office:value-type="float" office:value="15" calcext:value-type="float">
            <text:p>15</text:p>
          </table:table-cell>
          <table:table-cell table:style-name="ce237" table:formula="of:=[.B33]+7" office:value-type="date" office:date-value="2008-04-07" calcext:value-type="date">
            <text:p>07-Apr</text:p>
          </table:table-cell>
          <table:table-cell table:style-name="ce275"/>
          <table:table-cell table:style-name="ce275" table:content-validation-name="val3"/>
          <table:table-cell table:style-name="ce275" table:content-validation-name="val5"/>
          <table:table-cell table:style-name="ce248" table:formula="of:=IF(ISBLANK([.E34]);&quot;&quot;; VLOOKUP([.E34];AnnualUnitsTable;MATCH([.$F$4];AnnualUnits;0)+2;FALSE()))">
            <text:p/>
          </table:table-cell>
          <table:table-cell table:style-name="ce275" table:number-columns-repeated="2"/>
          <table:table-cell table:style-name="ce55" table:formula="of:=IF(OR([.E34]=C_Prep;[.E34]=C_Base1Wk1;[.E34]=C_Base1Wk2;[.E34]=C_Base1Wk3;[.E34]=C_Base2Wk1;[.E34]=C_Base2Wk2;[.E34]=C_Base2Wk3;[.E34]=C_Base3Wk1;[.E34]=C_Base3Wk2;[.E34]=C_Base3Wk3;[.E34]=C_Build1Wk1;[.E34]=C_Build1Wk2;[.E34]=C_Build1Wk3;[.E34]=C_Build2Wk1;[.E34]=C_Build2Wk2;[.E34]=C_Build2Wk3;[.E34]=C_Transition);&quot;X&quot;;IF(AND(OR([.E34]=C_Build1Wk1;[.E34]=C_Build1Wk2;[.E34]=C_Build1Wk3);[.$B$4]=&quot;Endurance&quot;);&quot;X&quot;;IF(AND(OR([.E34]=C_Peak1;[.E34]=C_Peak2);[.$B$5]=&quot;Endurance&quot;);&quot;X&quot;;&quot;&quot;)))">
            <text:p/>
          </table:table-cell>
          <table:table-cell table:style-name="ce55" table:formula="of:=IF(OR([.E34]=C_Base3Wk1;[.E34]=C_Base3Wk2;[.E34]=C_Base3Wk3);&quot;X&quot;;IF(AND(OR([.E34]=C_Build2Wk1;[.E34]=C_Build2Wk2;[.E34]=C_Build2Wk3);OR([.$B$4]=&quot;Strength&quot;;[.$B$5]=&quot;Strength&quot;));&quot;X&quot;;IF(AND(OR([.E34]=C_Peak1;[.E34]=C_Peak2);[.$B$5]=&quot;Strength&quot;);&quot;X&quot;;&quot;&quot;)))">
            <text:p/>
          </table:table-cell>
          <table:table-cell table:style-name="ce55" table:formula="of:=IF(OR([.E34]=C_Prep;[.E34]=C_Base1Wk1;[.E34]=C_Base1Wk2;[.E34]=C_Base1Wk3;[.E34]=C_Base1Rest;[.E34]=C_Base2Wk1;[.E34]=C_Base2Wk2;[.E34]=C_Base2Wk3;[.E34]=C_Base2Rest;[.E34]=C_Base3Wk1;[.E34]=C_Base3Wk2;[.E34]=C_Base3Wk3;[.E34]=C_Base3Rest;[.E34]=C_Build1Wk1;[.E34]=C_Build1Wk2;[.E34]=C_Build1Wk3;[.E34]=C_Build2Wk1;[.E34]=C_Build2Wk2;[.E34]=C_Build2Wk3;[.E34]=C_RaceSat;[.E34]=C_RaceSun;[.E34]=C_RaceSatSun;[.E34]=C_Transition);&quot;X&quot;;IF(AND(OR([.E34]=C_Build2Wk1;[.E34]=C_Build2Wk2;[.E34]=C_Build2Wk3);OR([.$B$4]=&quot;Speed&quot;;[.$B$5]=&quot;Speed&quot;));&quot;X&quot;;IF(AND(OR([.E34]=C_Peak1;[.E34]=C_Peak2);[.$B$5]=&quot;Speed&quot;);&quot;X&quot;;&quot;&quot;)))">
            <text:p/>
          </table:table-cell>
          <table:table-cell table:style-name="ce55" table:formula="of:=IF(OR([.E34]=C_Base2Wk1;[.E34]=C_Base2Wk2;[.E34]=C_Base2Wk3;[.E34]=C_Base3Wk1;[.E34]=C_Base3Wk2;[.E34]=C_Base3Wk3;[.E34]=C_Build1Wk1;[.E34]=C_Build1Wk2;[.E34]=C_Build1Wk3;[.E34]=C_Build2Wk1;[.E34]=C_Build2Wk2;[.E34]=C_Build2Wk3;[.E34]=C_Peak1;[.E34]=C_Peak2);&quot;X&quot;;IF(AND(OR([.E34]=C_Build2Wk1;[.E34]=C_Build2Wk2;[.E34]=C_Build2Wk3);OR([.$B$4]=&quot;Muscular-Endurance&quot;;[.$B$5]=&quot;Muscular-Endurance&quot;));&quot;X&quot;;IF(AND(OR([.E34]=C_Peak1;[.E34]=C_Peak2);[.$B$5]=&quot;Muscular-Endurance&quot;);&quot;X&quot;;&quot;&quot;)))">
            <text:p/>
          </table:table-cell>
          <table:table-cell table:style-name="ce55" table:formula="of:=IF(AND(OR([.E34]=C_Build1Wk1;[.E34]=C_Build1Wk2;[.E34]=C_Build1Wk3);[.$B$4]=&quot;Speed-Endurance&quot;);&quot;X&quot;;IF(AND(OR([.E34]=C_Build2Wk1;[.E34]=C_Build2Wk2;[.E34]=C_Build2Wk3);OR([.$B$4]=&quot;Speed-endurance&quot;;[.$B$5]=&quot;Speed-Endurance&quot;));&quot;X&quot;;IF(AND(OR([.E34]=C_Peak1;[.E34]=C_Peak2);[.$B$5]=&quot;Speed-Endurance&quot;);&quot;X&quot;;&quot;&quot;)))">
            <text:p/>
          </table:table-cell>
          <table:table-cell table:style-name="ce55" table:formula="of:=IF(AND(OR([.E34]=C_Build1Wk1;[.E34]=C_Build1Wk2;[.E34]=C_Build1Wk3);[.$B$4]=&quot;Power&quot;);&quot;X&quot;;IF(AND(OR([.E34]=C_Build2Wk1;[.E34]=C_Build2Wk2;[.E34]=C_Build2Wk3);OR([.$B$4]=&quot;Power&quot;;[.$B$5]=&quot;Power&quot;));&quot;X&quot;;IF(AND(OR([.E34]=C_Peak1;[.E34]=C_Peak2);[.$B$5]=&quot;Power&quot;);&quot;X&quot;;&quot;&quot;)))">
            <text:p/>
          </table:table-cell>
          <table:table-cell table:style-name="ce55" table:formula="of:=IF(OR([.E34]=C_Base1Rest;[.E34]=C_Base2Rest;[.E34]=C_Base3Rest;[.E34]=C_Build1Rest;[.E34]=C_Build2Rest);&quot;X&quot;;&quot;&quot;)">
            <text:p/>
          </table:table-cell>
          <table:table-cell table:style-name="ce56" table:number-columns-repeated="1009"/>
        </table:table-row>
        <table:table-row table:style-name="ro26">
          <table:table-cell table:style-name="ce15" office:value-type="float" office:value="16" calcext:value-type="float">
            <text:p>16</text:p>
          </table:table-cell>
          <table:table-cell table:style-name="ce237" table:formula="of:=[.B34]+7" office:value-type="date" office:date-value="2008-04-14" calcext:value-type="date">
            <text:p>14-Apr</text:p>
          </table:table-cell>
          <table:table-cell table:style-name="ce275"/>
          <table:table-cell table:style-name="ce275" table:content-validation-name="val3"/>
          <table:table-cell table:style-name="ce275" table:content-validation-name="val5"/>
          <table:table-cell table:style-name="ce248" table:formula="of:=IF(ISBLANK([.E35]);&quot;&quot;; VLOOKUP([.E35];AnnualUnitsTable;MATCH([.$F$4];AnnualUnits;0)+2;FALSE()))">
            <text:p/>
          </table:table-cell>
          <table:table-cell table:style-name="ce275" table:number-columns-repeated="2"/>
          <table:table-cell table:style-name="ce55" table:formula="of:=IF(OR([.E35]=C_Prep;[.E35]=C_Base1Wk1;[.E35]=C_Base1Wk2;[.E35]=C_Base1Wk3;[.E35]=C_Base2Wk1;[.E35]=C_Base2Wk2;[.E35]=C_Base2Wk3;[.E35]=C_Base3Wk1;[.E35]=C_Base3Wk2;[.E35]=C_Base3Wk3;[.E35]=C_Build1Wk1;[.E35]=C_Build1Wk2;[.E35]=C_Build1Wk3;[.E35]=C_Build2Wk1;[.E35]=C_Build2Wk2;[.E35]=C_Build2Wk3;[.E35]=C_Transition);&quot;X&quot;;IF(AND(OR([.E35]=C_Build1Wk1;[.E35]=C_Build1Wk2;[.E35]=C_Build1Wk3);[.$B$4]=&quot;Endurance&quot;);&quot;X&quot;;IF(AND(OR([.E35]=C_Peak1;[.E35]=C_Peak2);[.$B$5]=&quot;Endurance&quot;);&quot;X&quot;;&quot;&quot;)))">
            <text:p/>
          </table:table-cell>
          <table:table-cell table:style-name="ce55" table:formula="of:=IF(OR([.E35]=C_Base3Wk1;[.E35]=C_Base3Wk2;[.E35]=C_Base3Wk3);&quot;X&quot;;IF(AND(OR([.E35]=C_Build2Wk1;[.E35]=C_Build2Wk2;[.E35]=C_Build2Wk3);OR([.$B$4]=&quot;Strength&quot;;[.$B$5]=&quot;Strength&quot;));&quot;X&quot;;IF(AND(OR([.E35]=C_Peak1;[.E35]=C_Peak2);[.$B$5]=&quot;Strength&quot;);&quot;X&quot;;&quot;&quot;)))">
            <text:p/>
          </table:table-cell>
          <table:table-cell table:style-name="ce55" table:formula="of:=IF(OR([.E35]=C_Prep;[.E35]=C_Base1Wk1;[.E35]=C_Base1Wk2;[.E35]=C_Base1Wk3;[.E35]=C_Base1Rest;[.E35]=C_Base2Wk1;[.E35]=C_Base2Wk2;[.E35]=C_Base2Wk3;[.E35]=C_Base2Rest;[.E35]=C_Base3Wk1;[.E35]=C_Base3Wk2;[.E35]=C_Base3Wk3;[.E35]=C_Base3Rest;[.E35]=C_Build1Wk1;[.E35]=C_Build1Wk2;[.E35]=C_Build1Wk3;[.E35]=C_Build2Wk1;[.E35]=C_Build2Wk2;[.E35]=C_Build2Wk3;[.E35]=C_RaceSat;[.E35]=C_RaceSun;[.E35]=C_RaceSatSun;[.E35]=C_Transition);&quot;X&quot;;IF(AND(OR([.E35]=C_Build2Wk1;[.E35]=C_Build2Wk2;[.E35]=C_Build2Wk3);OR([.$B$4]=&quot;Speed&quot;;[.$B$5]=&quot;Speed&quot;));&quot;X&quot;;IF(AND(OR([.E35]=C_Peak1;[.E35]=C_Peak2);[.$B$5]=&quot;Speed&quot;);&quot;X&quot;;&quot;&quot;)))">
            <text:p/>
          </table:table-cell>
          <table:table-cell table:style-name="ce55" table:formula="of:=IF(OR([.E35]=C_Base2Wk1;[.E35]=C_Base2Wk2;[.E35]=C_Base2Wk3;[.E35]=C_Base3Wk1;[.E35]=C_Base3Wk2;[.E35]=C_Base3Wk3;[.E35]=C_Build1Wk1;[.E35]=C_Build1Wk2;[.E35]=C_Build1Wk3;[.E35]=C_Build2Wk1;[.E35]=C_Build2Wk2;[.E35]=C_Build2Wk3;[.E35]=C_Peak1;[.E35]=C_Peak2);&quot;X&quot;;IF(AND(OR([.E35]=C_Build2Wk1;[.E35]=C_Build2Wk2;[.E35]=C_Build2Wk3);OR([.$B$4]=&quot;Muscular-Endurance&quot;;[.$B$5]=&quot;Muscular-Endurance&quot;));&quot;X&quot;;IF(AND(OR([.E35]=C_Peak1;[.E35]=C_Peak2);[.$B$5]=&quot;Muscular-Endurance&quot;);&quot;X&quot;;&quot;&quot;)))">
            <text:p/>
          </table:table-cell>
          <table:table-cell table:style-name="ce55" table:formula="of:=IF(AND(OR([.E35]=C_Build1Wk1;[.E35]=C_Build1Wk2;[.E35]=C_Build1Wk3);[.$B$4]=&quot;Speed-Endurance&quot;);&quot;X&quot;;IF(AND(OR([.E35]=C_Build2Wk1;[.E35]=C_Build2Wk2;[.E35]=C_Build2Wk3);OR([.$B$4]=&quot;Speed-endurance&quot;;[.$B$5]=&quot;Speed-Endurance&quot;));&quot;X&quot;;IF(AND(OR([.E35]=C_Peak1;[.E35]=C_Peak2);[.$B$5]=&quot;Speed-Endurance&quot;);&quot;X&quot;;&quot;&quot;)))">
            <text:p/>
          </table:table-cell>
          <table:table-cell table:style-name="ce55" table:formula="of:=IF(AND(OR([.E35]=C_Build1Wk1;[.E35]=C_Build1Wk2;[.E35]=C_Build1Wk3);[.$B$4]=&quot;Power&quot;);&quot;X&quot;;IF(AND(OR([.E35]=C_Build2Wk1;[.E35]=C_Build2Wk2;[.E35]=C_Build2Wk3);OR([.$B$4]=&quot;Power&quot;;[.$B$5]=&quot;Power&quot;));&quot;X&quot;;IF(AND(OR([.E35]=C_Peak1;[.E35]=C_Peak2);[.$B$5]=&quot;Power&quot;);&quot;X&quot;;&quot;&quot;)))">
            <text:p/>
          </table:table-cell>
          <table:table-cell table:style-name="ce55" table:formula="of:=IF(OR([.E35]=C_Base1Rest;[.E35]=C_Base2Rest;[.E35]=C_Base3Rest;[.E35]=C_Build1Rest;[.E35]=C_Build2Rest);&quot;X&quot;;&quot;&quot;)">
            <text:p/>
          </table:table-cell>
          <table:table-cell table:style-name="ce56" table:number-columns-repeated="1009"/>
        </table:table-row>
        <table:table-row table:style-name="ro26">
          <table:table-cell table:style-name="ce15" office:value-type="float" office:value="17" calcext:value-type="float">
            <text:p>17</text:p>
          </table:table-cell>
          <table:table-cell table:style-name="ce237" table:formula="of:=[.B35]+7" office:value-type="date" office:date-value="2008-04-21" calcext:value-type="date">
            <text:p>21-Apr</text:p>
          </table:table-cell>
          <table:table-cell table:style-name="ce275"/>
          <table:table-cell table:style-name="ce275" table:content-validation-name="val3"/>
          <table:table-cell table:style-name="ce275" table:content-validation-name="val5"/>
          <table:table-cell table:style-name="ce248" table:formula="of:=IF(ISBLANK([.E36]);&quot;&quot;; VLOOKUP([.E36];AnnualUnitsTable;MATCH([.$F$4];AnnualUnits;0)+2;FALSE()))">
            <text:p/>
          </table:table-cell>
          <table:table-cell table:style-name="ce275" table:number-columns-repeated="2"/>
          <table:table-cell table:style-name="ce55" table:formula="of:=IF(OR([.E36]=C_Prep;[.E36]=C_Base1Wk1;[.E36]=C_Base1Wk2;[.E36]=C_Base1Wk3;[.E36]=C_Base2Wk1;[.E36]=C_Base2Wk2;[.E36]=C_Base2Wk3;[.E36]=C_Base3Wk1;[.E36]=C_Base3Wk2;[.E36]=C_Base3Wk3;[.E36]=C_Build1Wk1;[.E36]=C_Build1Wk2;[.E36]=C_Build1Wk3;[.E36]=C_Build2Wk1;[.E36]=C_Build2Wk2;[.E36]=C_Build2Wk3;[.E36]=C_Transition);&quot;X&quot;;IF(AND(OR([.E36]=C_Build1Wk1;[.E36]=C_Build1Wk2;[.E36]=C_Build1Wk3);[.$B$4]=&quot;Endurance&quot;);&quot;X&quot;;IF(AND(OR([.E36]=C_Peak1;[.E36]=C_Peak2);[.$B$5]=&quot;Endurance&quot;);&quot;X&quot;;&quot;&quot;)))">
            <text:p/>
          </table:table-cell>
          <table:table-cell table:style-name="ce55" table:formula="of:=IF(OR([.E36]=C_Base3Wk1;[.E36]=C_Base3Wk2;[.E36]=C_Base3Wk3);&quot;X&quot;;IF(AND(OR([.E36]=C_Build2Wk1;[.E36]=C_Build2Wk2;[.E36]=C_Build2Wk3);OR([.$B$4]=&quot;Strength&quot;;[.$B$5]=&quot;Strength&quot;));&quot;X&quot;;IF(AND(OR([.E36]=C_Peak1;[.E36]=C_Peak2);[.$B$5]=&quot;Strength&quot;);&quot;X&quot;;&quot;&quot;)))">
            <text:p/>
          </table:table-cell>
          <table:table-cell table:style-name="ce55" table:formula="of:=IF(OR([.E36]=C_Prep;[.E36]=C_Base1Wk1;[.E36]=C_Base1Wk2;[.E36]=C_Base1Wk3;[.E36]=C_Base1Rest;[.E36]=C_Base2Wk1;[.E36]=C_Base2Wk2;[.E36]=C_Base2Wk3;[.E36]=C_Base2Rest;[.E36]=C_Base3Wk1;[.E36]=C_Base3Wk2;[.E36]=C_Base3Wk3;[.E36]=C_Base3Rest;[.E36]=C_Build1Wk1;[.E36]=C_Build1Wk2;[.E36]=C_Build1Wk3;[.E36]=C_Build2Wk1;[.E36]=C_Build2Wk2;[.E36]=C_Build2Wk3;[.E36]=C_RaceSat;[.E36]=C_RaceSun;[.E36]=C_RaceSatSun;[.E36]=C_Transition);&quot;X&quot;;IF(AND(OR([.E36]=C_Build2Wk1;[.E36]=C_Build2Wk2;[.E36]=C_Build2Wk3);OR([.$B$4]=&quot;Speed&quot;;[.$B$5]=&quot;Speed&quot;));&quot;X&quot;;IF(AND(OR([.E36]=C_Peak1;[.E36]=C_Peak2);[.$B$5]=&quot;Speed&quot;);&quot;X&quot;;&quot;&quot;)))">
            <text:p/>
          </table:table-cell>
          <table:table-cell table:style-name="ce55" table:formula="of:=IF(OR([.E36]=C_Base2Wk1;[.E36]=C_Base2Wk2;[.E36]=C_Base2Wk3;[.E36]=C_Base3Wk1;[.E36]=C_Base3Wk2;[.E36]=C_Base3Wk3;[.E36]=C_Build1Wk1;[.E36]=C_Build1Wk2;[.E36]=C_Build1Wk3;[.E36]=C_Build2Wk1;[.E36]=C_Build2Wk2;[.E36]=C_Build2Wk3;[.E36]=C_Peak1;[.E36]=C_Peak2);&quot;X&quot;;IF(AND(OR([.E36]=C_Build2Wk1;[.E36]=C_Build2Wk2;[.E36]=C_Build2Wk3);OR([.$B$4]=&quot;Muscular-Endurance&quot;;[.$B$5]=&quot;Muscular-Endurance&quot;));&quot;X&quot;;IF(AND(OR([.E36]=C_Peak1;[.E36]=C_Peak2);[.$B$5]=&quot;Muscular-Endurance&quot;);&quot;X&quot;;&quot;&quot;)))">
            <text:p/>
          </table:table-cell>
          <table:table-cell table:style-name="ce55" table:formula="of:=IF(AND(OR([.E36]=C_Build1Wk1;[.E36]=C_Build1Wk2;[.E36]=C_Build1Wk3);[.$B$4]=&quot;Speed-Endurance&quot;);&quot;X&quot;;IF(AND(OR([.E36]=C_Build2Wk1;[.E36]=C_Build2Wk2;[.E36]=C_Build2Wk3);OR([.$B$4]=&quot;Speed-endurance&quot;;[.$B$5]=&quot;Speed-Endurance&quot;));&quot;X&quot;;IF(AND(OR([.E36]=C_Peak1;[.E36]=C_Peak2);[.$B$5]=&quot;Speed-Endurance&quot;);&quot;X&quot;;&quot;&quot;)))">
            <text:p/>
          </table:table-cell>
          <table:table-cell table:style-name="ce55" table:formula="of:=IF(AND(OR([.E36]=C_Build1Wk1;[.E36]=C_Build1Wk2;[.E36]=C_Build1Wk3);[.$B$4]=&quot;Power&quot;);&quot;X&quot;;IF(AND(OR([.E36]=C_Build2Wk1;[.E36]=C_Build2Wk2;[.E36]=C_Build2Wk3);OR([.$B$4]=&quot;Power&quot;;[.$B$5]=&quot;Power&quot;));&quot;X&quot;;IF(AND(OR([.E36]=C_Peak1;[.E36]=C_Peak2);[.$B$5]=&quot;Power&quot;);&quot;X&quot;;&quot;&quot;)))">
            <text:p/>
          </table:table-cell>
          <table:table-cell table:style-name="ce55" table:formula="of:=IF(OR([.E36]=C_Base1Rest;[.E36]=C_Base2Rest;[.E36]=C_Base3Rest;[.E36]=C_Build1Rest;[.E36]=C_Build2Rest);&quot;X&quot;;&quot;&quot;)">
            <text:p/>
          </table:table-cell>
          <table:table-cell table:style-name="ce56" table:number-columns-repeated="1009"/>
        </table:table-row>
        <table:table-row table:style-name="ro26">
          <table:table-cell table:style-name="ce15" office:value-type="float" office:value="18" calcext:value-type="float">
            <text:p>18</text:p>
          </table:table-cell>
          <table:table-cell table:style-name="ce237" table:formula="of:=[.B36]+7" office:value-type="date" office:date-value="2008-04-28" calcext:value-type="date">
            <text:p>28-Apr</text:p>
          </table:table-cell>
          <table:table-cell table:style-name="ce275"/>
          <table:table-cell table:style-name="ce275" table:content-validation-name="val3"/>
          <table:table-cell table:style-name="ce275" table:content-validation-name="val5"/>
          <table:table-cell table:style-name="ce248" table:formula="of:=IF(ISBLANK([.E37]);&quot;&quot;; VLOOKUP([.E37];AnnualUnitsTable;MATCH([.$F$4];AnnualUnits;0)+2;FALSE()))">
            <text:p/>
          </table:table-cell>
          <table:table-cell table:style-name="ce275" table:number-columns-repeated="2"/>
          <table:table-cell table:style-name="ce55" table:formula="of:=IF(OR([.E37]=C_Prep;[.E37]=C_Base1Wk1;[.E37]=C_Base1Wk2;[.E37]=C_Base1Wk3;[.E37]=C_Base2Wk1;[.E37]=C_Base2Wk2;[.E37]=C_Base2Wk3;[.E37]=C_Base3Wk1;[.E37]=C_Base3Wk2;[.E37]=C_Base3Wk3;[.E37]=C_Build1Wk1;[.E37]=C_Build1Wk2;[.E37]=C_Build1Wk3;[.E37]=C_Build2Wk1;[.E37]=C_Build2Wk2;[.E37]=C_Build2Wk3;[.E37]=C_Transition);&quot;X&quot;;IF(AND(OR([.E37]=C_Build1Wk1;[.E37]=C_Build1Wk2;[.E37]=C_Build1Wk3);[.$B$4]=&quot;Endurance&quot;);&quot;X&quot;;IF(AND(OR([.E37]=C_Peak1;[.E37]=C_Peak2);[.$B$5]=&quot;Endurance&quot;);&quot;X&quot;;&quot;&quot;)))">
            <text:p/>
          </table:table-cell>
          <table:table-cell table:style-name="ce55" table:formula="of:=IF(OR([.E37]=C_Base3Wk1;[.E37]=C_Base3Wk2;[.E37]=C_Base3Wk3);&quot;X&quot;;IF(AND(OR([.E37]=C_Build2Wk1;[.E37]=C_Build2Wk2;[.E37]=C_Build2Wk3);OR([.$B$4]=&quot;Strength&quot;;[.$B$5]=&quot;Strength&quot;));&quot;X&quot;;IF(AND(OR([.E37]=C_Peak1;[.E37]=C_Peak2);[.$B$5]=&quot;Strength&quot;);&quot;X&quot;;&quot;&quot;)))">
            <text:p/>
          </table:table-cell>
          <table:table-cell table:style-name="ce55" table:formula="of:=IF(OR([.E37]=C_Prep;[.E37]=C_Base1Wk1;[.E37]=C_Base1Wk2;[.E37]=C_Base1Wk3;[.E37]=C_Base1Rest;[.E37]=C_Base2Wk1;[.E37]=C_Base2Wk2;[.E37]=C_Base2Wk3;[.E37]=C_Base2Rest;[.E37]=C_Base3Wk1;[.E37]=C_Base3Wk2;[.E37]=C_Base3Wk3;[.E37]=C_Base3Rest;[.E37]=C_Build1Wk1;[.E37]=C_Build1Wk2;[.E37]=C_Build1Wk3;[.E37]=C_Build2Wk1;[.E37]=C_Build2Wk2;[.E37]=C_Build2Wk3;[.E37]=C_RaceSat;[.E37]=C_RaceSun;[.E37]=C_RaceSatSun;[.E37]=C_Transition);&quot;X&quot;;IF(AND(OR([.E37]=C_Build2Wk1;[.E37]=C_Build2Wk2;[.E37]=C_Build2Wk3);OR([.$B$4]=&quot;Speed&quot;;[.$B$5]=&quot;Speed&quot;));&quot;X&quot;;IF(AND(OR([.E37]=C_Peak1;[.E37]=C_Peak2);[.$B$5]=&quot;Speed&quot;);&quot;X&quot;;&quot;&quot;)))">
            <text:p/>
          </table:table-cell>
          <table:table-cell table:style-name="ce55" table:formula="of:=IF(OR([.E37]=C_Base2Wk1;[.E37]=C_Base2Wk2;[.E37]=C_Base2Wk3;[.E37]=C_Base3Wk1;[.E37]=C_Base3Wk2;[.E37]=C_Base3Wk3;[.E37]=C_Build1Wk1;[.E37]=C_Build1Wk2;[.E37]=C_Build1Wk3;[.E37]=C_Build2Wk1;[.E37]=C_Build2Wk2;[.E37]=C_Build2Wk3;[.E37]=C_Peak1;[.E37]=C_Peak2);&quot;X&quot;;IF(AND(OR([.E37]=C_Build2Wk1;[.E37]=C_Build2Wk2;[.E37]=C_Build2Wk3);OR([.$B$4]=&quot;Muscular-Endurance&quot;;[.$B$5]=&quot;Muscular-Endurance&quot;));&quot;X&quot;;IF(AND(OR([.E37]=C_Peak1;[.E37]=C_Peak2);[.$B$5]=&quot;Muscular-Endurance&quot;);&quot;X&quot;;&quot;&quot;)))">
            <text:p/>
          </table:table-cell>
          <table:table-cell table:style-name="ce55" table:formula="of:=IF(AND(OR([.E37]=C_Build1Wk1;[.E37]=C_Build1Wk2;[.E37]=C_Build1Wk3);[.$B$4]=&quot;Speed-Endurance&quot;);&quot;X&quot;;IF(AND(OR([.E37]=C_Build2Wk1;[.E37]=C_Build2Wk2;[.E37]=C_Build2Wk3);OR([.$B$4]=&quot;Speed-endurance&quot;;[.$B$5]=&quot;Speed-Endurance&quot;));&quot;X&quot;;IF(AND(OR([.E37]=C_Peak1;[.E37]=C_Peak2);[.$B$5]=&quot;Speed-Endurance&quot;);&quot;X&quot;;&quot;&quot;)))">
            <text:p/>
          </table:table-cell>
          <table:table-cell table:style-name="ce55" table:formula="of:=IF(AND(OR([.E37]=C_Build1Wk1;[.E37]=C_Build1Wk2;[.E37]=C_Build1Wk3);[.$B$4]=&quot;Power&quot;);&quot;X&quot;;IF(AND(OR([.E37]=C_Build2Wk1;[.E37]=C_Build2Wk2;[.E37]=C_Build2Wk3);OR([.$B$4]=&quot;Power&quot;;[.$B$5]=&quot;Power&quot;));&quot;X&quot;;IF(AND(OR([.E37]=C_Peak1;[.E37]=C_Peak2);[.$B$5]=&quot;Power&quot;);&quot;X&quot;;&quot;&quot;)))">
            <text:p/>
          </table:table-cell>
          <table:table-cell table:style-name="ce55" table:formula="of:=IF(OR([.E37]=C_Base1Rest;[.E37]=C_Base2Rest;[.E37]=C_Base3Rest;[.E37]=C_Build1Rest;[.E37]=C_Build2Rest);&quot;X&quot;;&quot;&quot;)">
            <text:p/>
          </table:table-cell>
          <table:table-cell table:style-name="ce56" table:number-columns-repeated="1009"/>
        </table:table-row>
        <table:table-row table:style-name="ro26">
          <table:table-cell table:style-name="ce15" office:value-type="float" office:value="19" calcext:value-type="float">
            <text:p>19</text:p>
          </table:table-cell>
          <table:table-cell table:style-name="ce237" table:formula="of:=[.B37]+7" office:value-type="date" office:date-value="2008-05-05" calcext:value-type="date">
            <text:p>05-May</text:p>
          </table:table-cell>
          <table:table-cell table:style-name="ce275"/>
          <table:table-cell table:style-name="ce275" table:content-validation-name="val3"/>
          <table:table-cell table:style-name="ce275" table:content-validation-name="val5"/>
          <table:table-cell table:style-name="ce248" table:formula="of:=IF(ISBLANK([.E38]);&quot;&quot;; VLOOKUP([.E38];AnnualUnitsTable;MATCH([.$F$4];AnnualUnits;0)+2;FALSE()))">
            <text:p/>
          </table:table-cell>
          <table:table-cell table:style-name="ce275" table:number-columns-repeated="2"/>
          <table:table-cell table:style-name="ce55" table:formula="of:=IF(OR([.E38]=C_Prep;[.E38]=C_Base1Wk1;[.E38]=C_Base1Wk2;[.E38]=C_Base1Wk3;[.E38]=C_Base2Wk1;[.E38]=C_Base2Wk2;[.E38]=C_Base2Wk3;[.E38]=C_Base3Wk1;[.E38]=C_Base3Wk2;[.E38]=C_Base3Wk3;[.E38]=C_Build1Wk1;[.E38]=C_Build1Wk2;[.E38]=C_Build1Wk3;[.E38]=C_Build2Wk1;[.E38]=C_Build2Wk2;[.E38]=C_Build2Wk3;[.E38]=C_Transition);&quot;X&quot;;IF(AND(OR([.E38]=C_Build1Wk1;[.E38]=C_Build1Wk2;[.E38]=C_Build1Wk3);[.$B$4]=&quot;Endurance&quot;);&quot;X&quot;;IF(AND(OR([.E38]=C_Peak1;[.E38]=C_Peak2);[.$B$5]=&quot;Endurance&quot;);&quot;X&quot;;&quot;&quot;)))">
            <text:p/>
          </table:table-cell>
          <table:table-cell table:style-name="ce55" table:formula="of:=IF(OR([.E38]=C_Base3Wk1;[.E38]=C_Base3Wk2;[.E38]=C_Base3Wk3);&quot;X&quot;;IF(AND(OR([.E38]=C_Build2Wk1;[.E38]=C_Build2Wk2;[.E38]=C_Build2Wk3);OR([.$B$4]=&quot;Strength&quot;;[.$B$5]=&quot;Strength&quot;));&quot;X&quot;;IF(AND(OR([.E38]=C_Peak1;[.E38]=C_Peak2);[.$B$5]=&quot;Strength&quot;);&quot;X&quot;;&quot;&quot;)))">
            <text:p/>
          </table:table-cell>
          <table:table-cell table:style-name="ce55" table:formula="of:=IF(OR([.E38]=C_Prep;[.E38]=C_Base1Wk1;[.E38]=C_Base1Wk2;[.E38]=C_Base1Wk3;[.E38]=C_Base1Rest;[.E38]=C_Base2Wk1;[.E38]=C_Base2Wk2;[.E38]=C_Base2Wk3;[.E38]=C_Base2Rest;[.E38]=C_Base3Wk1;[.E38]=C_Base3Wk2;[.E38]=C_Base3Wk3;[.E38]=C_Base3Rest;[.E38]=C_Build1Wk1;[.E38]=C_Build1Wk2;[.E38]=C_Build1Wk3;[.E38]=C_Build2Wk1;[.E38]=C_Build2Wk2;[.E38]=C_Build2Wk3;[.E38]=C_RaceSat;[.E38]=C_RaceSun;[.E38]=C_RaceSatSun;[.E38]=C_Transition);&quot;X&quot;;IF(AND(OR([.E38]=C_Build2Wk1;[.E38]=C_Build2Wk2;[.E38]=C_Build2Wk3);OR([.$B$4]=&quot;Speed&quot;;[.$B$5]=&quot;Speed&quot;));&quot;X&quot;;IF(AND(OR([.E38]=C_Peak1;[.E38]=C_Peak2);[.$B$5]=&quot;Speed&quot;);&quot;X&quot;;&quot;&quot;)))">
            <text:p/>
          </table:table-cell>
          <table:table-cell table:style-name="ce55" table:formula="of:=IF(OR([.E38]=C_Base2Wk1;[.E38]=C_Base2Wk2;[.E38]=C_Base2Wk3;[.E38]=C_Base3Wk1;[.E38]=C_Base3Wk2;[.E38]=C_Base3Wk3;[.E38]=C_Build1Wk1;[.E38]=C_Build1Wk2;[.E38]=C_Build1Wk3;[.E38]=C_Build2Wk1;[.E38]=C_Build2Wk2;[.E38]=C_Build2Wk3;[.E38]=C_Peak1;[.E38]=C_Peak2);&quot;X&quot;;IF(AND(OR([.E38]=C_Build2Wk1;[.E38]=C_Build2Wk2;[.E38]=C_Build2Wk3);OR([.$B$4]=&quot;Muscular-Endurance&quot;;[.$B$5]=&quot;Muscular-Endurance&quot;));&quot;X&quot;;IF(AND(OR([.E38]=C_Peak1;[.E38]=C_Peak2);[.$B$5]=&quot;Muscular-Endurance&quot;);&quot;X&quot;;&quot;&quot;)))">
            <text:p/>
          </table:table-cell>
          <table:table-cell table:style-name="ce55" table:formula="of:=IF(AND(OR([.E38]=C_Build1Wk1;[.E38]=C_Build1Wk2;[.E38]=C_Build1Wk3);[.$B$4]=&quot;Speed-Endurance&quot;);&quot;X&quot;;IF(AND(OR([.E38]=C_Build2Wk1;[.E38]=C_Build2Wk2;[.E38]=C_Build2Wk3);OR([.$B$4]=&quot;Speed-endurance&quot;;[.$B$5]=&quot;Speed-Endurance&quot;));&quot;X&quot;;IF(AND(OR([.E38]=C_Peak1;[.E38]=C_Peak2);[.$B$5]=&quot;Speed-Endurance&quot;);&quot;X&quot;;&quot;&quot;)))">
            <text:p/>
          </table:table-cell>
          <table:table-cell table:style-name="ce55" table:formula="of:=IF(AND(OR([.E38]=C_Build1Wk1;[.E38]=C_Build1Wk2;[.E38]=C_Build1Wk3);[.$B$4]=&quot;Power&quot;);&quot;X&quot;;IF(AND(OR([.E38]=C_Build2Wk1;[.E38]=C_Build2Wk2;[.E38]=C_Build2Wk3);OR([.$B$4]=&quot;Power&quot;;[.$B$5]=&quot;Power&quot;));&quot;X&quot;;IF(AND(OR([.E38]=C_Peak1;[.E38]=C_Peak2);[.$B$5]=&quot;Power&quot;);&quot;X&quot;;&quot;&quot;)))">
            <text:p/>
          </table:table-cell>
          <table:table-cell table:style-name="ce55" table:formula="of:=IF(OR([.E38]=C_Base1Rest;[.E38]=C_Base2Rest;[.E38]=C_Base3Rest;[.E38]=C_Build1Rest;[.E38]=C_Build2Rest);&quot;X&quot;;&quot;&quot;)">
            <text:p/>
          </table:table-cell>
          <table:table-cell table:style-name="ce56" table:number-columns-repeated="1009"/>
        </table:table-row>
        <table:table-row table:style-name="ro26">
          <table:table-cell table:style-name="ce15" office:value-type="float" office:value="20" calcext:value-type="float">
            <text:p>20</text:p>
          </table:table-cell>
          <table:table-cell table:style-name="ce237" table:formula="of:=[.B38]+7" office:value-type="date" office:date-value="2008-05-12" calcext:value-type="date">
            <text:p>12-May</text:p>
          </table:table-cell>
          <table:table-cell table:style-name="ce275"/>
          <table:table-cell table:style-name="ce275" table:content-validation-name="val3"/>
          <table:table-cell table:style-name="ce275" table:content-validation-name="val5"/>
          <table:table-cell table:style-name="ce248" table:formula="of:=IF(ISBLANK([.E39]);&quot;&quot;; VLOOKUP([.E39];AnnualUnitsTable;MATCH([.$F$4];AnnualUnits;0)+2;FALSE()))">
            <text:p/>
          </table:table-cell>
          <table:table-cell table:style-name="ce275" table:number-columns-repeated="2"/>
          <table:table-cell table:style-name="ce55" table:formula="of:=IF(OR([.E39]=C_Prep;[.E39]=C_Base1Wk1;[.E39]=C_Base1Wk2;[.E39]=C_Base1Wk3;[.E39]=C_Base2Wk1;[.E39]=C_Base2Wk2;[.E39]=C_Base2Wk3;[.E39]=C_Base3Wk1;[.E39]=C_Base3Wk2;[.E39]=C_Base3Wk3;[.E39]=C_Build1Wk1;[.E39]=C_Build1Wk2;[.E39]=C_Build1Wk3;[.E39]=C_Build2Wk1;[.E39]=C_Build2Wk2;[.E39]=C_Build2Wk3;[.E39]=C_Transition);&quot;X&quot;;IF(AND(OR([.E39]=C_Build1Wk1;[.E39]=C_Build1Wk2;[.E39]=C_Build1Wk3);[.$B$4]=&quot;Endurance&quot;);&quot;X&quot;;IF(AND(OR([.E39]=C_Peak1;[.E39]=C_Peak2);[.$B$5]=&quot;Endurance&quot;);&quot;X&quot;;&quot;&quot;)))">
            <text:p/>
          </table:table-cell>
          <table:table-cell table:style-name="ce55" table:formula="of:=IF(OR([.E39]=C_Base3Wk1;[.E39]=C_Base3Wk2;[.E39]=C_Base3Wk3);&quot;X&quot;;IF(AND(OR([.E39]=C_Build2Wk1;[.E39]=C_Build2Wk2;[.E39]=C_Build2Wk3);OR([.$B$4]=&quot;Strength&quot;;[.$B$5]=&quot;Strength&quot;));&quot;X&quot;;IF(AND(OR([.E39]=C_Peak1;[.E39]=C_Peak2);[.$B$5]=&quot;Strength&quot;);&quot;X&quot;;&quot;&quot;)))">
            <text:p/>
          </table:table-cell>
          <table:table-cell table:style-name="ce55" table:formula="of:=IF(OR([.E39]=C_Prep;[.E39]=C_Base1Wk1;[.E39]=C_Base1Wk2;[.E39]=C_Base1Wk3;[.E39]=C_Base1Rest;[.E39]=C_Base2Wk1;[.E39]=C_Base2Wk2;[.E39]=C_Base2Wk3;[.E39]=C_Base2Rest;[.E39]=C_Base3Wk1;[.E39]=C_Base3Wk2;[.E39]=C_Base3Wk3;[.E39]=C_Base3Rest;[.E39]=C_Build1Wk1;[.E39]=C_Build1Wk2;[.E39]=C_Build1Wk3;[.E39]=C_Build2Wk1;[.E39]=C_Build2Wk2;[.E39]=C_Build2Wk3;[.E39]=C_RaceSat;[.E39]=C_RaceSun;[.E39]=C_RaceSatSun;[.E39]=C_Transition);&quot;X&quot;;IF(AND(OR([.E39]=C_Build2Wk1;[.E39]=C_Build2Wk2;[.E39]=C_Build2Wk3);OR([.$B$4]=&quot;Speed&quot;;[.$B$5]=&quot;Speed&quot;));&quot;X&quot;;IF(AND(OR([.E39]=C_Peak1;[.E39]=C_Peak2);[.$B$5]=&quot;Speed&quot;);&quot;X&quot;;&quot;&quot;)))">
            <text:p/>
          </table:table-cell>
          <table:table-cell table:style-name="ce55" table:formula="of:=IF(OR([.E39]=C_Base2Wk1;[.E39]=C_Base2Wk2;[.E39]=C_Base2Wk3;[.E39]=C_Base3Wk1;[.E39]=C_Base3Wk2;[.E39]=C_Base3Wk3;[.E39]=C_Build1Wk1;[.E39]=C_Build1Wk2;[.E39]=C_Build1Wk3;[.E39]=C_Build2Wk1;[.E39]=C_Build2Wk2;[.E39]=C_Build2Wk3;[.E39]=C_Peak1;[.E39]=C_Peak2);&quot;X&quot;;IF(AND(OR([.E39]=C_Build2Wk1;[.E39]=C_Build2Wk2;[.E39]=C_Build2Wk3);OR([.$B$4]=&quot;Muscular-Endurance&quot;;[.$B$5]=&quot;Muscular-Endurance&quot;));&quot;X&quot;;IF(AND(OR([.E39]=C_Peak1;[.E39]=C_Peak2);[.$B$5]=&quot;Muscular-Endurance&quot;);&quot;X&quot;;&quot;&quot;)))">
            <text:p/>
          </table:table-cell>
          <table:table-cell table:style-name="ce55" table:formula="of:=IF(AND(OR([.E39]=C_Build1Wk1;[.E39]=C_Build1Wk2;[.E39]=C_Build1Wk3);[.$B$4]=&quot;Speed-Endurance&quot;);&quot;X&quot;;IF(AND(OR([.E39]=C_Build2Wk1;[.E39]=C_Build2Wk2;[.E39]=C_Build2Wk3);OR([.$B$4]=&quot;Speed-endurance&quot;;[.$B$5]=&quot;Speed-Endurance&quot;));&quot;X&quot;;IF(AND(OR([.E39]=C_Peak1;[.E39]=C_Peak2);[.$B$5]=&quot;Speed-Endurance&quot;);&quot;X&quot;;&quot;&quot;)))">
            <text:p/>
          </table:table-cell>
          <table:table-cell table:style-name="ce55" table:formula="of:=IF(AND(OR([.E39]=C_Build1Wk1;[.E39]=C_Build1Wk2;[.E39]=C_Build1Wk3);[.$B$4]=&quot;Power&quot;);&quot;X&quot;;IF(AND(OR([.E39]=C_Build2Wk1;[.E39]=C_Build2Wk2;[.E39]=C_Build2Wk3);OR([.$B$4]=&quot;Power&quot;;[.$B$5]=&quot;Power&quot;));&quot;X&quot;;IF(AND(OR([.E39]=C_Peak1;[.E39]=C_Peak2);[.$B$5]=&quot;Power&quot;);&quot;X&quot;;&quot;&quot;)))">
            <text:p/>
          </table:table-cell>
          <table:table-cell table:style-name="ce55" table:formula="of:=IF(OR([.E39]=C_Base1Rest;[.E39]=C_Base2Rest;[.E39]=C_Base3Rest;[.E39]=C_Build1Rest;[.E39]=C_Build2Rest);&quot;X&quot;;&quot;&quot;)">
            <text:p/>
          </table:table-cell>
          <table:table-cell table:style-name="ce56" table:number-columns-repeated="1009"/>
        </table:table-row>
        <table:table-row table:style-name="ro26">
          <table:table-cell table:style-name="ce15" office:value-type="float" office:value="21" calcext:value-type="float">
            <text:p>21</text:p>
          </table:table-cell>
          <table:table-cell table:style-name="ce237" table:formula="of:=[.B39]+7" office:value-type="date" office:date-value="2008-05-19" calcext:value-type="date">
            <text:p>19-May</text:p>
          </table:table-cell>
          <table:table-cell table:style-name="ce275"/>
          <table:table-cell table:style-name="ce275" table:content-validation-name="val3"/>
          <table:table-cell table:style-name="ce275" table:content-validation-name="val5"/>
          <table:table-cell table:style-name="ce248" table:formula="of:=IF(ISBLANK([.E40]);&quot;&quot;; VLOOKUP([.E40];AnnualUnitsTable;MATCH([.$F$4];AnnualUnits;0)+2;FALSE()))">
            <text:p/>
          </table:table-cell>
          <table:table-cell table:style-name="ce275" table:number-columns-repeated="2"/>
          <table:table-cell table:style-name="ce55" table:formula="of:=IF(OR([.E40]=C_Prep;[.E40]=C_Base1Wk1;[.E40]=C_Base1Wk2;[.E40]=C_Base1Wk3;[.E40]=C_Base2Wk1;[.E40]=C_Base2Wk2;[.E40]=C_Base2Wk3;[.E40]=C_Base3Wk1;[.E40]=C_Base3Wk2;[.E40]=C_Base3Wk3;[.E40]=C_Build1Wk1;[.E40]=C_Build1Wk2;[.E40]=C_Build1Wk3;[.E40]=C_Build2Wk1;[.E40]=C_Build2Wk2;[.E40]=C_Build2Wk3;[.E40]=C_Transition);&quot;X&quot;;IF(AND(OR([.E40]=C_Build1Wk1;[.E40]=C_Build1Wk2;[.E40]=C_Build1Wk3);[.$B$4]=&quot;Endurance&quot;);&quot;X&quot;;IF(AND(OR([.E40]=C_Peak1;[.E40]=C_Peak2);[.$B$5]=&quot;Endurance&quot;);&quot;X&quot;;&quot;&quot;)))">
            <text:p/>
          </table:table-cell>
          <table:table-cell table:style-name="ce55" table:formula="of:=IF(OR([.E40]=C_Base3Wk1;[.E40]=C_Base3Wk2;[.E40]=C_Base3Wk3);&quot;X&quot;;IF(AND(OR([.E40]=C_Build2Wk1;[.E40]=C_Build2Wk2;[.E40]=C_Build2Wk3);OR([.$B$4]=&quot;Strength&quot;;[.$B$5]=&quot;Strength&quot;));&quot;X&quot;;IF(AND(OR([.E40]=C_Peak1;[.E40]=C_Peak2);[.$B$5]=&quot;Strength&quot;);&quot;X&quot;;&quot;&quot;)))">
            <text:p/>
          </table:table-cell>
          <table:table-cell table:style-name="ce55" table:formula="of:=IF(OR([.E40]=C_Prep;[.E40]=C_Base1Wk1;[.E40]=C_Base1Wk2;[.E40]=C_Base1Wk3;[.E40]=C_Base1Rest;[.E40]=C_Base2Wk1;[.E40]=C_Base2Wk2;[.E40]=C_Base2Wk3;[.E40]=C_Base2Rest;[.E40]=C_Base3Wk1;[.E40]=C_Base3Wk2;[.E40]=C_Base3Wk3;[.E40]=C_Base3Rest;[.E40]=C_Build1Wk1;[.E40]=C_Build1Wk2;[.E40]=C_Build1Wk3;[.E40]=C_Build2Wk1;[.E40]=C_Build2Wk2;[.E40]=C_Build2Wk3;[.E40]=C_RaceSat;[.E40]=C_RaceSun;[.E40]=C_RaceSatSun;[.E40]=C_Transition);&quot;X&quot;;IF(AND(OR([.E40]=C_Build2Wk1;[.E40]=C_Build2Wk2;[.E40]=C_Build2Wk3);OR([.$B$4]=&quot;Speed&quot;;[.$B$5]=&quot;Speed&quot;));&quot;X&quot;;IF(AND(OR([.E40]=C_Peak1;[.E40]=C_Peak2);[.$B$5]=&quot;Speed&quot;);&quot;X&quot;;&quot;&quot;)))">
            <text:p/>
          </table:table-cell>
          <table:table-cell table:style-name="ce55" table:formula="of:=IF(OR([.E40]=C_Base2Wk1;[.E40]=C_Base2Wk2;[.E40]=C_Base2Wk3;[.E40]=C_Base3Wk1;[.E40]=C_Base3Wk2;[.E40]=C_Base3Wk3;[.E40]=C_Build1Wk1;[.E40]=C_Build1Wk2;[.E40]=C_Build1Wk3;[.E40]=C_Build2Wk1;[.E40]=C_Build2Wk2;[.E40]=C_Build2Wk3;[.E40]=C_Peak1;[.E40]=C_Peak2);&quot;X&quot;;IF(AND(OR([.E40]=C_Build2Wk1;[.E40]=C_Build2Wk2;[.E40]=C_Build2Wk3);OR([.$B$4]=&quot;Muscular-Endurance&quot;;[.$B$5]=&quot;Muscular-Endurance&quot;));&quot;X&quot;;IF(AND(OR([.E40]=C_Peak1;[.E40]=C_Peak2);[.$B$5]=&quot;Muscular-Endurance&quot;);&quot;X&quot;;&quot;&quot;)))">
            <text:p/>
          </table:table-cell>
          <table:table-cell table:style-name="ce55" table:formula="of:=IF(AND(OR([.E40]=C_Build1Wk1;[.E40]=C_Build1Wk2;[.E40]=C_Build1Wk3);[.$B$4]=&quot;Speed-Endurance&quot;);&quot;X&quot;;IF(AND(OR([.E40]=C_Build2Wk1;[.E40]=C_Build2Wk2;[.E40]=C_Build2Wk3);OR([.$B$4]=&quot;Speed-endurance&quot;;[.$B$5]=&quot;Speed-Endurance&quot;));&quot;X&quot;;IF(AND(OR([.E40]=C_Peak1;[.E40]=C_Peak2);[.$B$5]=&quot;Speed-Endurance&quot;);&quot;X&quot;;&quot;&quot;)))">
            <text:p/>
          </table:table-cell>
          <table:table-cell table:style-name="ce55" table:formula="of:=IF(AND(OR([.E40]=C_Build1Wk1;[.E40]=C_Build1Wk2;[.E40]=C_Build1Wk3);[.$B$4]=&quot;Power&quot;);&quot;X&quot;;IF(AND(OR([.E40]=C_Build2Wk1;[.E40]=C_Build2Wk2;[.E40]=C_Build2Wk3);OR([.$B$4]=&quot;Power&quot;;[.$B$5]=&quot;Power&quot;));&quot;X&quot;;IF(AND(OR([.E40]=C_Peak1;[.E40]=C_Peak2);[.$B$5]=&quot;Power&quot;);&quot;X&quot;;&quot;&quot;)))">
            <text:p/>
          </table:table-cell>
          <table:table-cell table:style-name="ce55" table:formula="of:=IF(OR([.E40]=C_Base1Rest;[.E40]=C_Base2Rest;[.E40]=C_Base3Rest;[.E40]=C_Build1Rest;[.E40]=C_Build2Rest);&quot;X&quot;;&quot;&quot;)">
            <text:p/>
          </table:table-cell>
          <table:table-cell table:style-name="ce56" table:number-columns-repeated="1009"/>
        </table:table-row>
        <table:table-row table:style-name="ro26">
          <table:table-cell table:style-name="ce15" office:value-type="float" office:value="22" calcext:value-type="float">
            <text:p>22</text:p>
          </table:table-cell>
          <table:table-cell table:style-name="ce237" table:formula="of:=[.B40]+7" office:value-type="date" office:date-value="2008-05-26" calcext:value-type="date">
            <text:p>26-May</text:p>
          </table:table-cell>
          <table:table-cell table:style-name="ce275"/>
          <table:table-cell table:style-name="ce275" table:content-validation-name="val3"/>
          <table:table-cell table:style-name="ce275" table:content-validation-name="val5"/>
          <table:table-cell table:style-name="ce248" table:formula="of:=IF(ISBLANK([.E41]);&quot;&quot;; VLOOKUP([.E41];AnnualUnitsTable;MATCH([.$F$4];AnnualUnits;0)+2;FALSE()))">
            <text:p/>
          </table:table-cell>
          <table:table-cell table:style-name="ce275" table:number-columns-repeated="2"/>
          <table:table-cell table:style-name="ce55" table:formula="of:=IF(OR([.E41]=C_Prep;[.E41]=C_Base1Wk1;[.E41]=C_Base1Wk2;[.E41]=C_Base1Wk3;[.E41]=C_Base2Wk1;[.E41]=C_Base2Wk2;[.E41]=C_Base2Wk3;[.E41]=C_Base3Wk1;[.E41]=C_Base3Wk2;[.E41]=C_Base3Wk3;[.E41]=C_Build1Wk1;[.E41]=C_Build1Wk2;[.E41]=C_Build1Wk3;[.E41]=C_Build2Wk1;[.E41]=C_Build2Wk2;[.E41]=C_Build2Wk3;[.E41]=C_Transition);&quot;X&quot;;IF(AND(OR([.E41]=C_Build1Wk1;[.E41]=C_Build1Wk2;[.E41]=C_Build1Wk3);[.$B$4]=&quot;Endurance&quot;);&quot;X&quot;;IF(AND(OR([.E41]=C_Peak1;[.E41]=C_Peak2);[.$B$5]=&quot;Endurance&quot;);&quot;X&quot;;&quot;&quot;)))">
            <text:p/>
          </table:table-cell>
          <table:table-cell table:style-name="ce55" table:formula="of:=IF(OR([.E41]=C_Base3Wk1;[.E41]=C_Base3Wk2;[.E41]=C_Base3Wk3);&quot;X&quot;;IF(AND(OR([.E41]=C_Build2Wk1;[.E41]=C_Build2Wk2;[.E41]=C_Build2Wk3);OR([.$B$4]=&quot;Strength&quot;;[.$B$5]=&quot;Strength&quot;));&quot;X&quot;;IF(AND(OR([.E41]=C_Peak1;[.E41]=C_Peak2);[.$B$5]=&quot;Strength&quot;);&quot;X&quot;;&quot;&quot;)))">
            <text:p/>
          </table:table-cell>
          <table:table-cell table:style-name="ce55" table:formula="of:=IF(OR([.E41]=C_Prep;[.E41]=C_Base1Wk1;[.E41]=C_Base1Wk2;[.E41]=C_Base1Wk3;[.E41]=C_Base1Rest;[.E41]=C_Base2Wk1;[.E41]=C_Base2Wk2;[.E41]=C_Base2Wk3;[.E41]=C_Base2Rest;[.E41]=C_Base3Wk1;[.E41]=C_Base3Wk2;[.E41]=C_Base3Wk3;[.E41]=C_Base3Rest;[.E41]=C_Build1Wk1;[.E41]=C_Build1Wk2;[.E41]=C_Build1Wk3;[.E41]=C_Build2Wk1;[.E41]=C_Build2Wk2;[.E41]=C_Build2Wk3;[.E41]=C_RaceSat;[.E41]=C_RaceSun;[.E41]=C_RaceSatSun;[.E41]=C_Transition);&quot;X&quot;;IF(AND(OR([.E41]=C_Build2Wk1;[.E41]=C_Build2Wk2;[.E41]=C_Build2Wk3);OR([.$B$4]=&quot;Speed&quot;;[.$B$5]=&quot;Speed&quot;));&quot;X&quot;;IF(AND(OR([.E41]=C_Peak1;[.E41]=C_Peak2);[.$B$5]=&quot;Speed&quot;);&quot;X&quot;;&quot;&quot;)))">
            <text:p/>
          </table:table-cell>
          <table:table-cell table:style-name="ce55" table:formula="of:=IF(OR([.E41]=C_Base2Wk1;[.E41]=C_Base2Wk2;[.E41]=C_Base2Wk3;[.E41]=C_Base3Wk1;[.E41]=C_Base3Wk2;[.E41]=C_Base3Wk3;[.E41]=C_Build1Wk1;[.E41]=C_Build1Wk2;[.E41]=C_Build1Wk3;[.E41]=C_Build2Wk1;[.E41]=C_Build2Wk2;[.E41]=C_Build2Wk3;[.E41]=C_Peak1;[.E41]=C_Peak2);&quot;X&quot;;IF(AND(OR([.E41]=C_Build2Wk1;[.E41]=C_Build2Wk2;[.E41]=C_Build2Wk3);OR([.$B$4]=&quot;Muscular-Endurance&quot;;[.$B$5]=&quot;Muscular-Endurance&quot;));&quot;X&quot;;IF(AND(OR([.E41]=C_Peak1;[.E41]=C_Peak2);[.$B$5]=&quot;Muscular-Endurance&quot;);&quot;X&quot;;&quot;&quot;)))">
            <text:p/>
          </table:table-cell>
          <table:table-cell table:style-name="ce55" table:formula="of:=IF(AND(OR([.E41]=C_Build1Wk1;[.E41]=C_Build1Wk2;[.E41]=C_Build1Wk3);[.$B$4]=&quot;Speed-Endurance&quot;);&quot;X&quot;;IF(AND(OR([.E41]=C_Build2Wk1;[.E41]=C_Build2Wk2;[.E41]=C_Build2Wk3);OR([.$B$4]=&quot;Speed-endurance&quot;;[.$B$5]=&quot;Speed-Endurance&quot;));&quot;X&quot;;IF(AND(OR([.E41]=C_Peak1;[.E41]=C_Peak2);[.$B$5]=&quot;Speed-Endurance&quot;);&quot;X&quot;;&quot;&quot;)))">
            <text:p/>
          </table:table-cell>
          <table:table-cell table:style-name="ce55" table:formula="of:=IF(AND(OR([.E41]=C_Build1Wk1;[.E41]=C_Build1Wk2;[.E41]=C_Build1Wk3);[.$B$4]=&quot;Power&quot;);&quot;X&quot;;IF(AND(OR([.E41]=C_Build2Wk1;[.E41]=C_Build2Wk2;[.E41]=C_Build2Wk3);OR([.$B$4]=&quot;Power&quot;;[.$B$5]=&quot;Power&quot;));&quot;X&quot;;IF(AND(OR([.E41]=C_Peak1;[.E41]=C_Peak2);[.$B$5]=&quot;Power&quot;);&quot;X&quot;;&quot;&quot;)))">
            <text:p/>
          </table:table-cell>
          <table:table-cell table:style-name="ce55" table:formula="of:=IF(OR([.E41]=C_Base1Rest;[.E41]=C_Base2Rest;[.E41]=C_Base3Rest;[.E41]=C_Build1Rest;[.E41]=C_Build2Rest);&quot;X&quot;;&quot;&quot;)">
            <text:p/>
          </table:table-cell>
          <table:table-cell table:style-name="ce56" table:number-columns-repeated="1009"/>
        </table:table-row>
        <table:table-row table:style-name="ro26">
          <table:table-cell table:style-name="ce15" office:value-type="float" office:value="23" calcext:value-type="float">
            <text:p>23</text:p>
          </table:table-cell>
          <table:table-cell table:style-name="ce237" table:formula="of:=[.B41]+7" office:value-type="date" office:date-value="2008-06-02" calcext:value-type="date">
            <text:p>02-Jun</text:p>
          </table:table-cell>
          <table:table-cell table:style-name="ce275"/>
          <table:table-cell table:style-name="ce275" table:content-validation-name="val3"/>
          <table:table-cell table:style-name="ce275" table:content-validation-name="val5"/>
          <table:table-cell table:style-name="ce248" table:formula="of:=IF(ISBLANK([.E42]);&quot;&quot;; VLOOKUP([.E42];AnnualUnitsTable;MATCH([.$F$4];AnnualUnits;0)+2;FALSE()))">
            <text:p/>
          </table:table-cell>
          <table:table-cell table:style-name="ce275" table:number-columns-repeated="2"/>
          <table:table-cell table:style-name="ce55" table:formula="of:=IF(OR([.E42]=C_Prep;[.E42]=C_Base1Wk1;[.E42]=C_Base1Wk2;[.E42]=C_Base1Wk3;[.E42]=C_Base2Wk1;[.E42]=C_Base2Wk2;[.E42]=C_Base2Wk3;[.E42]=C_Base3Wk1;[.E42]=C_Base3Wk2;[.E42]=C_Base3Wk3;[.E42]=C_Build1Wk1;[.E42]=C_Build1Wk2;[.E42]=C_Build1Wk3;[.E42]=C_Build2Wk1;[.E42]=C_Build2Wk2;[.E42]=C_Build2Wk3;[.E42]=C_Transition);&quot;X&quot;;IF(AND(OR([.E42]=C_Build1Wk1;[.E42]=C_Build1Wk2;[.E42]=C_Build1Wk3);[.$B$4]=&quot;Endurance&quot;);&quot;X&quot;;IF(AND(OR([.E42]=C_Peak1;[.E42]=C_Peak2);[.$B$5]=&quot;Endurance&quot;);&quot;X&quot;;&quot;&quot;)))">
            <text:p/>
          </table:table-cell>
          <table:table-cell table:style-name="ce55" table:formula="of:=IF(OR([.E42]=C_Base3Wk1;[.E42]=C_Base3Wk2;[.E42]=C_Base3Wk3);&quot;X&quot;;IF(AND(OR([.E42]=C_Build2Wk1;[.E42]=C_Build2Wk2;[.E42]=C_Build2Wk3);OR([.$B$4]=&quot;Strength&quot;;[.$B$5]=&quot;Strength&quot;));&quot;X&quot;;IF(AND(OR([.E42]=C_Peak1;[.E42]=C_Peak2);[.$B$5]=&quot;Strength&quot;);&quot;X&quot;;&quot;&quot;)))">
            <text:p/>
          </table:table-cell>
          <table:table-cell table:style-name="ce55" table:formula="of:=IF(OR([.E42]=C_Prep;[.E42]=C_Base1Wk1;[.E42]=C_Base1Wk2;[.E42]=C_Base1Wk3;[.E42]=C_Base1Rest;[.E42]=C_Base2Wk1;[.E42]=C_Base2Wk2;[.E42]=C_Base2Wk3;[.E42]=C_Base2Rest;[.E42]=C_Base3Wk1;[.E42]=C_Base3Wk2;[.E42]=C_Base3Wk3;[.E42]=C_Base3Rest;[.E42]=C_Build1Wk1;[.E42]=C_Build1Wk2;[.E42]=C_Build1Wk3;[.E42]=C_Build2Wk1;[.E42]=C_Build2Wk2;[.E42]=C_Build2Wk3;[.E42]=C_RaceSat;[.E42]=C_RaceSun;[.E42]=C_RaceSatSun;[.E42]=C_Transition);&quot;X&quot;;IF(AND(OR([.E42]=C_Build2Wk1;[.E42]=C_Build2Wk2;[.E42]=C_Build2Wk3);OR([.$B$4]=&quot;Speed&quot;;[.$B$5]=&quot;Speed&quot;));&quot;X&quot;;IF(AND(OR([.E42]=C_Peak1;[.E42]=C_Peak2);[.$B$5]=&quot;Speed&quot;);&quot;X&quot;;&quot;&quot;)))">
            <text:p/>
          </table:table-cell>
          <table:table-cell table:style-name="ce55" table:formula="of:=IF(OR([.E42]=C_Base2Wk1;[.E42]=C_Base2Wk2;[.E42]=C_Base2Wk3;[.E42]=C_Base3Wk1;[.E42]=C_Base3Wk2;[.E42]=C_Base3Wk3;[.E42]=C_Build1Wk1;[.E42]=C_Build1Wk2;[.E42]=C_Build1Wk3;[.E42]=C_Build2Wk1;[.E42]=C_Build2Wk2;[.E42]=C_Build2Wk3;[.E42]=C_Peak1;[.E42]=C_Peak2);&quot;X&quot;;IF(AND(OR([.E42]=C_Build2Wk1;[.E42]=C_Build2Wk2;[.E42]=C_Build2Wk3);OR([.$B$4]=&quot;Muscular-Endurance&quot;;[.$B$5]=&quot;Muscular-Endurance&quot;));&quot;X&quot;;IF(AND(OR([.E42]=C_Peak1;[.E42]=C_Peak2);[.$B$5]=&quot;Muscular-Endurance&quot;);&quot;X&quot;;&quot;&quot;)))">
            <text:p/>
          </table:table-cell>
          <table:table-cell table:style-name="ce55" table:formula="of:=IF(AND(OR([.E42]=C_Build1Wk1;[.E42]=C_Build1Wk2;[.E42]=C_Build1Wk3);[.$B$4]=&quot;Speed-Endurance&quot;);&quot;X&quot;;IF(AND(OR([.E42]=C_Build2Wk1;[.E42]=C_Build2Wk2;[.E42]=C_Build2Wk3);OR([.$B$4]=&quot;Speed-endurance&quot;;[.$B$5]=&quot;Speed-Endurance&quot;));&quot;X&quot;;IF(AND(OR([.E42]=C_Peak1;[.E42]=C_Peak2);[.$B$5]=&quot;Speed-Endurance&quot;);&quot;X&quot;;&quot;&quot;)))">
            <text:p/>
          </table:table-cell>
          <table:table-cell table:style-name="ce55" table:formula="of:=IF(AND(OR([.E42]=C_Build1Wk1;[.E42]=C_Build1Wk2;[.E42]=C_Build1Wk3);[.$B$4]=&quot;Power&quot;);&quot;X&quot;;IF(AND(OR([.E42]=C_Build2Wk1;[.E42]=C_Build2Wk2;[.E42]=C_Build2Wk3);OR([.$B$4]=&quot;Power&quot;;[.$B$5]=&quot;Power&quot;));&quot;X&quot;;IF(AND(OR([.E42]=C_Peak1;[.E42]=C_Peak2);[.$B$5]=&quot;Power&quot;);&quot;X&quot;;&quot;&quot;)))">
            <text:p/>
          </table:table-cell>
          <table:table-cell table:style-name="ce55" table:formula="of:=IF(OR([.E42]=C_Base1Rest;[.E42]=C_Base2Rest;[.E42]=C_Base3Rest;[.E42]=C_Build1Rest;[.E42]=C_Build2Rest);&quot;X&quot;;&quot;&quot;)">
            <text:p/>
          </table:table-cell>
          <table:table-cell table:style-name="ce56" table:number-columns-repeated="1009"/>
        </table:table-row>
        <table:table-row table:style-name="ro26">
          <table:table-cell table:style-name="ce15" office:value-type="float" office:value="24" calcext:value-type="float">
            <text:p>24</text:p>
          </table:table-cell>
          <table:table-cell table:style-name="ce237" table:formula="of:=[.B42]+7" office:value-type="date" office:date-value="2008-06-09" calcext:value-type="date">
            <text:p>09-Jun</text:p>
          </table:table-cell>
          <table:table-cell table:style-name="ce275"/>
          <table:table-cell table:style-name="ce275" table:content-validation-name="val3"/>
          <table:table-cell table:style-name="ce275" table:content-validation-name="val5"/>
          <table:table-cell table:style-name="ce248" table:formula="of:=IF(ISBLANK([.E43]);&quot;&quot;; VLOOKUP([.E43];AnnualUnitsTable;MATCH([.$F$4];AnnualUnits;0)+2;FALSE()))">
            <text:p/>
          </table:table-cell>
          <table:table-cell table:style-name="ce275" table:number-columns-repeated="2"/>
          <table:table-cell table:style-name="ce55" table:formula="of:=IF(OR([.E43]=C_Prep;[.E43]=C_Base1Wk1;[.E43]=C_Base1Wk2;[.E43]=C_Base1Wk3;[.E43]=C_Base2Wk1;[.E43]=C_Base2Wk2;[.E43]=C_Base2Wk3;[.E43]=C_Base3Wk1;[.E43]=C_Base3Wk2;[.E43]=C_Base3Wk3;[.E43]=C_Build1Wk1;[.E43]=C_Build1Wk2;[.E43]=C_Build1Wk3;[.E43]=C_Build2Wk1;[.E43]=C_Build2Wk2;[.E43]=C_Build2Wk3;[.E43]=C_Transition);&quot;X&quot;;IF(AND(OR([.E43]=C_Build1Wk1;[.E43]=C_Build1Wk2;[.E43]=C_Build1Wk3);[.$B$4]=&quot;Endurance&quot;);&quot;X&quot;;IF(AND(OR([.E43]=C_Peak1;[.E43]=C_Peak2);[.$B$5]=&quot;Endurance&quot;);&quot;X&quot;;&quot;&quot;)))">
            <text:p/>
          </table:table-cell>
          <table:table-cell table:style-name="ce55" table:formula="of:=IF(OR([.E43]=C_Base3Wk1;[.E43]=C_Base3Wk2;[.E43]=C_Base3Wk3);&quot;X&quot;;IF(AND(OR([.E43]=C_Build2Wk1;[.E43]=C_Build2Wk2;[.E43]=C_Build2Wk3);OR([.$B$4]=&quot;Strength&quot;;[.$B$5]=&quot;Strength&quot;));&quot;X&quot;;IF(AND(OR([.E43]=C_Peak1;[.E43]=C_Peak2);[.$B$5]=&quot;Strength&quot;);&quot;X&quot;;&quot;&quot;)))">
            <text:p/>
          </table:table-cell>
          <table:table-cell table:style-name="ce55" table:formula="of:=IF(OR([.E43]=C_Prep;[.E43]=C_Base1Wk1;[.E43]=C_Base1Wk2;[.E43]=C_Base1Wk3;[.E43]=C_Base1Rest;[.E43]=C_Base2Wk1;[.E43]=C_Base2Wk2;[.E43]=C_Base2Wk3;[.E43]=C_Base2Rest;[.E43]=C_Base3Wk1;[.E43]=C_Base3Wk2;[.E43]=C_Base3Wk3;[.E43]=C_Base3Rest;[.E43]=C_Build1Wk1;[.E43]=C_Build1Wk2;[.E43]=C_Build1Wk3;[.E43]=C_Build2Wk1;[.E43]=C_Build2Wk2;[.E43]=C_Build2Wk3;[.E43]=C_RaceSat;[.E43]=C_RaceSun;[.E43]=C_RaceSatSun;[.E43]=C_Transition);&quot;X&quot;;IF(AND(OR([.E43]=C_Build2Wk1;[.E43]=C_Build2Wk2;[.E43]=C_Build2Wk3);OR([.$B$4]=&quot;Speed&quot;;[.$B$5]=&quot;Speed&quot;));&quot;X&quot;;IF(AND(OR([.E43]=C_Peak1;[.E43]=C_Peak2);[.$B$5]=&quot;Speed&quot;);&quot;X&quot;;&quot;&quot;)))">
            <text:p/>
          </table:table-cell>
          <table:table-cell table:style-name="ce55" table:formula="of:=IF(OR([.E43]=C_Base2Wk1;[.E43]=C_Base2Wk2;[.E43]=C_Base2Wk3;[.E43]=C_Base3Wk1;[.E43]=C_Base3Wk2;[.E43]=C_Base3Wk3;[.E43]=C_Build1Wk1;[.E43]=C_Build1Wk2;[.E43]=C_Build1Wk3;[.E43]=C_Build2Wk1;[.E43]=C_Build2Wk2;[.E43]=C_Build2Wk3;[.E43]=C_Peak1;[.E43]=C_Peak2);&quot;X&quot;;IF(AND(OR([.E43]=C_Build2Wk1;[.E43]=C_Build2Wk2;[.E43]=C_Build2Wk3);OR([.$B$4]=&quot;Muscular-Endurance&quot;;[.$B$5]=&quot;Muscular-Endurance&quot;));&quot;X&quot;;IF(AND(OR([.E43]=C_Peak1;[.E43]=C_Peak2);[.$B$5]=&quot;Muscular-Endurance&quot;);&quot;X&quot;;&quot;&quot;)))">
            <text:p/>
          </table:table-cell>
          <table:table-cell table:style-name="ce55" table:formula="of:=IF(AND(OR([.E43]=C_Build1Wk1;[.E43]=C_Build1Wk2;[.E43]=C_Build1Wk3);[.$B$4]=&quot;Speed-Endurance&quot;);&quot;X&quot;;IF(AND(OR([.E43]=C_Build2Wk1;[.E43]=C_Build2Wk2;[.E43]=C_Build2Wk3);OR([.$B$4]=&quot;Speed-endurance&quot;;[.$B$5]=&quot;Speed-Endurance&quot;));&quot;X&quot;;IF(AND(OR([.E43]=C_Peak1;[.E43]=C_Peak2);[.$B$5]=&quot;Speed-Endurance&quot;);&quot;X&quot;;&quot;&quot;)))">
            <text:p/>
          </table:table-cell>
          <table:table-cell table:style-name="ce55" table:formula="of:=IF(AND(OR([.E43]=C_Build1Wk1;[.E43]=C_Build1Wk2;[.E43]=C_Build1Wk3);[.$B$4]=&quot;Power&quot;);&quot;X&quot;;IF(AND(OR([.E43]=C_Build2Wk1;[.E43]=C_Build2Wk2;[.E43]=C_Build2Wk3);OR([.$B$4]=&quot;Power&quot;;[.$B$5]=&quot;Power&quot;));&quot;X&quot;;IF(AND(OR([.E43]=C_Peak1;[.E43]=C_Peak2);[.$B$5]=&quot;Power&quot;);&quot;X&quot;;&quot;&quot;)))">
            <text:p/>
          </table:table-cell>
          <table:table-cell table:style-name="ce55" table:formula="of:=IF(OR([.E43]=C_Base1Rest;[.E43]=C_Base2Rest;[.E43]=C_Base3Rest;[.E43]=C_Build1Rest;[.E43]=C_Build2Rest);&quot;X&quot;;&quot;&quot;)">
            <text:p/>
          </table:table-cell>
          <table:table-cell table:style-name="ce56" table:number-columns-repeated="1009"/>
        </table:table-row>
        <table:table-row table:style-name="ro26">
          <table:table-cell table:style-name="ce15" office:value-type="float" office:value="25" calcext:value-type="float">
            <text:p>25</text:p>
          </table:table-cell>
          <table:table-cell table:style-name="ce237" table:formula="of:=[.B43]+7" office:value-type="date" office:date-value="2008-06-16" calcext:value-type="date">
            <text:p>16-Jun</text:p>
          </table:table-cell>
          <table:table-cell table:style-name="ce275"/>
          <table:table-cell table:style-name="ce275" table:content-validation-name="val3"/>
          <table:table-cell table:style-name="ce275" table:content-validation-name="val5"/>
          <table:table-cell table:style-name="ce248" table:formula="of:=IF(ISBLANK([.E44]);&quot;&quot;; VLOOKUP([.E44];AnnualUnitsTable;MATCH([.$F$4];AnnualUnits;0)+2;FALSE()))">
            <text:p/>
          </table:table-cell>
          <table:table-cell table:style-name="ce275" table:number-columns-repeated="2"/>
          <table:table-cell table:style-name="ce55" table:formula="of:=IF(OR([.E44]=C_Prep;[.E44]=C_Base1Wk1;[.E44]=C_Base1Wk2;[.E44]=C_Base1Wk3;[.E44]=C_Base2Wk1;[.E44]=C_Base2Wk2;[.E44]=C_Base2Wk3;[.E44]=C_Base3Wk1;[.E44]=C_Base3Wk2;[.E44]=C_Base3Wk3;[.E44]=C_Build1Wk1;[.E44]=C_Build1Wk2;[.E44]=C_Build1Wk3;[.E44]=C_Build2Wk1;[.E44]=C_Build2Wk2;[.E44]=C_Build2Wk3;[.E44]=C_Transition);&quot;X&quot;;IF(AND(OR([.E44]=C_Build1Wk1;[.E44]=C_Build1Wk2;[.E44]=C_Build1Wk3);[.$B$4]=&quot;Endurance&quot;);&quot;X&quot;;IF(AND(OR([.E44]=C_Peak1;[.E44]=C_Peak2);[.$B$5]=&quot;Endurance&quot;);&quot;X&quot;;&quot;&quot;)))">
            <text:p/>
          </table:table-cell>
          <table:table-cell table:style-name="ce55" table:formula="of:=IF(OR([.E44]=C_Base3Wk1;[.E44]=C_Base3Wk2;[.E44]=C_Base3Wk3);&quot;X&quot;;IF(AND(OR([.E44]=C_Build2Wk1;[.E44]=C_Build2Wk2;[.E44]=C_Build2Wk3);OR([.$B$4]=&quot;Strength&quot;;[.$B$5]=&quot;Strength&quot;));&quot;X&quot;;IF(AND(OR([.E44]=C_Peak1;[.E44]=C_Peak2);[.$B$5]=&quot;Strength&quot;);&quot;X&quot;;&quot;&quot;)))">
            <text:p/>
          </table:table-cell>
          <table:table-cell table:style-name="ce55" table:formula="of:=IF(OR([.E44]=C_Prep;[.E44]=C_Base1Wk1;[.E44]=C_Base1Wk2;[.E44]=C_Base1Wk3;[.E44]=C_Base1Rest;[.E44]=C_Base2Wk1;[.E44]=C_Base2Wk2;[.E44]=C_Base2Wk3;[.E44]=C_Base2Rest;[.E44]=C_Base3Wk1;[.E44]=C_Base3Wk2;[.E44]=C_Base3Wk3;[.E44]=C_Base3Rest;[.E44]=C_Build1Wk1;[.E44]=C_Build1Wk2;[.E44]=C_Build1Wk3;[.E44]=C_Build2Wk1;[.E44]=C_Build2Wk2;[.E44]=C_Build2Wk3;[.E44]=C_RaceSat;[.E44]=C_RaceSun;[.E44]=C_RaceSatSun;[.E44]=C_Transition);&quot;X&quot;;IF(AND(OR([.E44]=C_Build2Wk1;[.E44]=C_Build2Wk2;[.E44]=C_Build2Wk3);OR([.$B$4]=&quot;Speed&quot;;[.$B$5]=&quot;Speed&quot;));&quot;X&quot;;IF(AND(OR([.E44]=C_Peak1;[.E44]=C_Peak2);[.$B$5]=&quot;Speed&quot;);&quot;X&quot;;&quot;&quot;)))">
            <text:p/>
          </table:table-cell>
          <table:table-cell table:style-name="ce55" table:formula="of:=IF(OR([.E44]=C_Base2Wk1;[.E44]=C_Base2Wk2;[.E44]=C_Base2Wk3;[.E44]=C_Base3Wk1;[.E44]=C_Base3Wk2;[.E44]=C_Base3Wk3;[.E44]=C_Build1Wk1;[.E44]=C_Build1Wk2;[.E44]=C_Build1Wk3;[.E44]=C_Build2Wk1;[.E44]=C_Build2Wk2;[.E44]=C_Build2Wk3;[.E44]=C_Peak1;[.E44]=C_Peak2);&quot;X&quot;;IF(AND(OR([.E44]=C_Build2Wk1;[.E44]=C_Build2Wk2;[.E44]=C_Build2Wk3);OR([.$B$4]=&quot;Muscular-Endurance&quot;;[.$B$5]=&quot;Muscular-Endurance&quot;));&quot;X&quot;;IF(AND(OR([.E44]=C_Peak1;[.E44]=C_Peak2);[.$B$5]=&quot;Muscular-Endurance&quot;);&quot;X&quot;;&quot;&quot;)))">
            <text:p/>
          </table:table-cell>
          <table:table-cell table:style-name="ce55" table:formula="of:=IF(AND(OR([.E44]=C_Build1Wk1;[.E44]=C_Build1Wk2;[.E44]=C_Build1Wk3);[.$B$4]=&quot;Speed-Endurance&quot;);&quot;X&quot;;IF(AND(OR([.E44]=C_Build2Wk1;[.E44]=C_Build2Wk2;[.E44]=C_Build2Wk3);OR([.$B$4]=&quot;Speed-endurance&quot;;[.$B$5]=&quot;Speed-Endurance&quot;));&quot;X&quot;;IF(AND(OR([.E44]=C_Peak1;[.E44]=C_Peak2);[.$B$5]=&quot;Speed-Endurance&quot;);&quot;X&quot;;&quot;&quot;)))">
            <text:p/>
          </table:table-cell>
          <table:table-cell table:style-name="ce55" table:formula="of:=IF(AND(OR([.E44]=C_Build1Wk1;[.E44]=C_Build1Wk2;[.E44]=C_Build1Wk3);[.$B$4]=&quot;Power&quot;);&quot;X&quot;;IF(AND(OR([.E44]=C_Build2Wk1;[.E44]=C_Build2Wk2;[.E44]=C_Build2Wk3);OR([.$B$4]=&quot;Power&quot;;[.$B$5]=&quot;Power&quot;));&quot;X&quot;;IF(AND(OR([.E44]=C_Peak1;[.E44]=C_Peak2);[.$B$5]=&quot;Power&quot;);&quot;X&quot;;&quot;&quot;)))">
            <text:p/>
          </table:table-cell>
          <table:table-cell table:style-name="ce55" table:formula="of:=IF(OR([.E44]=C_Base1Rest;[.E44]=C_Base2Rest;[.E44]=C_Base3Rest;[.E44]=C_Build1Rest;[.E44]=C_Build2Rest);&quot;X&quot;;&quot;&quot;)">
            <text:p/>
          </table:table-cell>
          <table:table-cell table:style-name="ce56" table:number-columns-repeated="1009"/>
        </table:table-row>
        <table:table-row table:style-name="ro26">
          <table:table-cell table:style-name="ce15" office:value-type="float" office:value="26" calcext:value-type="float">
            <text:p>26</text:p>
          </table:table-cell>
          <table:table-cell table:style-name="ce237" table:formula="of:=[.B44]+7" office:value-type="date" office:date-value="2008-06-23" calcext:value-type="date">
            <text:p>23-Jun</text:p>
          </table:table-cell>
          <table:table-cell table:style-name="ce275"/>
          <table:table-cell table:style-name="ce275" table:content-validation-name="val3"/>
          <table:table-cell table:style-name="ce275" table:content-validation-name="val5"/>
          <table:table-cell table:style-name="ce248" table:formula="of:=IF(ISBLANK([.E45]);&quot;&quot;; VLOOKUP([.E45];AnnualUnitsTable;MATCH([.$F$4];AnnualUnits;0)+2;FALSE()))">
            <text:p/>
          </table:table-cell>
          <table:table-cell table:style-name="ce275" table:number-columns-repeated="2"/>
          <table:table-cell table:style-name="ce55" table:formula="of:=IF(OR([.E45]=C_Prep;[.E45]=C_Base1Wk1;[.E45]=C_Base1Wk2;[.E45]=C_Base1Wk3;[.E45]=C_Base2Wk1;[.E45]=C_Base2Wk2;[.E45]=C_Base2Wk3;[.E45]=C_Base3Wk1;[.E45]=C_Base3Wk2;[.E45]=C_Base3Wk3;[.E45]=C_Build1Wk1;[.E45]=C_Build1Wk2;[.E45]=C_Build1Wk3;[.E45]=C_Build2Wk1;[.E45]=C_Build2Wk2;[.E45]=C_Build2Wk3;[.E45]=C_Transition);&quot;X&quot;;IF(AND(OR([.E45]=C_Build1Wk1;[.E45]=C_Build1Wk2;[.E45]=C_Build1Wk3);[.$B$4]=&quot;Endurance&quot;);&quot;X&quot;;IF(AND(OR([.E45]=C_Peak1;[.E45]=C_Peak2);[.$B$5]=&quot;Endurance&quot;);&quot;X&quot;;&quot;&quot;)))">
            <text:p/>
          </table:table-cell>
          <table:table-cell table:style-name="ce55" table:formula="of:=IF(OR([.E45]=C_Base3Wk1;[.E45]=C_Base3Wk2;[.E45]=C_Base3Wk3);&quot;X&quot;;IF(AND(OR([.E45]=C_Build2Wk1;[.E45]=C_Build2Wk2;[.E45]=C_Build2Wk3);OR([.$B$4]=&quot;Strength&quot;;[.$B$5]=&quot;Strength&quot;));&quot;X&quot;;IF(AND(OR([.E45]=C_Peak1;[.E45]=C_Peak2);[.$B$5]=&quot;Strength&quot;);&quot;X&quot;;&quot;&quot;)))">
            <text:p/>
          </table:table-cell>
          <table:table-cell table:style-name="ce55" table:formula="of:=IF(OR([.E45]=C_Prep;[.E45]=C_Base1Wk1;[.E45]=C_Base1Wk2;[.E45]=C_Base1Wk3;[.E45]=C_Base1Rest;[.E45]=C_Base2Wk1;[.E45]=C_Base2Wk2;[.E45]=C_Base2Wk3;[.E45]=C_Base2Rest;[.E45]=C_Base3Wk1;[.E45]=C_Base3Wk2;[.E45]=C_Base3Wk3;[.E45]=C_Base3Rest;[.E45]=C_Build1Wk1;[.E45]=C_Build1Wk2;[.E45]=C_Build1Wk3;[.E45]=C_Build2Wk1;[.E45]=C_Build2Wk2;[.E45]=C_Build2Wk3;[.E45]=C_RaceSat;[.E45]=C_RaceSun;[.E45]=C_RaceSatSun;[.E45]=C_Transition);&quot;X&quot;;IF(AND(OR([.E45]=C_Build2Wk1;[.E45]=C_Build2Wk2;[.E45]=C_Build2Wk3);OR([.$B$4]=&quot;Speed&quot;;[.$B$5]=&quot;Speed&quot;));&quot;X&quot;;IF(AND(OR([.E45]=C_Peak1;[.E45]=C_Peak2);[.$B$5]=&quot;Speed&quot;);&quot;X&quot;;&quot;&quot;)))">
            <text:p/>
          </table:table-cell>
          <table:table-cell table:style-name="ce55" table:formula="of:=IF(OR([.E45]=C_Base2Wk1;[.E45]=C_Base2Wk2;[.E45]=C_Base2Wk3;[.E45]=C_Base3Wk1;[.E45]=C_Base3Wk2;[.E45]=C_Base3Wk3;[.E45]=C_Build1Wk1;[.E45]=C_Build1Wk2;[.E45]=C_Build1Wk3;[.E45]=C_Build2Wk1;[.E45]=C_Build2Wk2;[.E45]=C_Build2Wk3;[.E45]=C_Peak1;[.E45]=C_Peak2);&quot;X&quot;;IF(AND(OR([.E45]=C_Build2Wk1;[.E45]=C_Build2Wk2;[.E45]=C_Build2Wk3);OR([.$B$4]=&quot;Muscular-Endurance&quot;;[.$B$5]=&quot;Muscular-Endurance&quot;));&quot;X&quot;;IF(AND(OR([.E45]=C_Peak1;[.E45]=C_Peak2);[.$B$5]=&quot;Muscular-Endurance&quot;);&quot;X&quot;;&quot;&quot;)))">
            <text:p/>
          </table:table-cell>
          <table:table-cell table:style-name="ce55" table:formula="of:=IF(AND(OR([.E45]=C_Build1Wk1;[.E45]=C_Build1Wk2;[.E45]=C_Build1Wk3);[.$B$4]=&quot;Speed-Endurance&quot;);&quot;X&quot;;IF(AND(OR([.E45]=C_Build2Wk1;[.E45]=C_Build2Wk2;[.E45]=C_Build2Wk3);OR([.$B$4]=&quot;Speed-endurance&quot;;[.$B$5]=&quot;Speed-Endurance&quot;));&quot;X&quot;;IF(AND(OR([.E45]=C_Peak1;[.E45]=C_Peak2);[.$B$5]=&quot;Speed-Endurance&quot;);&quot;X&quot;;&quot;&quot;)))">
            <text:p/>
          </table:table-cell>
          <table:table-cell table:style-name="ce55" table:formula="of:=IF(AND(OR([.E45]=C_Build1Wk1;[.E45]=C_Build1Wk2;[.E45]=C_Build1Wk3);[.$B$4]=&quot;Power&quot;);&quot;X&quot;;IF(AND(OR([.E45]=C_Build2Wk1;[.E45]=C_Build2Wk2;[.E45]=C_Build2Wk3);OR([.$B$4]=&quot;Power&quot;;[.$B$5]=&quot;Power&quot;));&quot;X&quot;;IF(AND(OR([.E45]=C_Peak1;[.E45]=C_Peak2);[.$B$5]=&quot;Power&quot;);&quot;X&quot;;&quot;&quot;)))">
            <text:p/>
          </table:table-cell>
          <table:table-cell table:style-name="ce55" table:formula="of:=IF(OR([.E45]=C_Base1Rest;[.E45]=C_Base2Rest;[.E45]=C_Base3Rest;[.E45]=C_Build1Rest;[.E45]=C_Build2Rest);&quot;X&quot;;&quot;&quot;)">
            <text:p/>
          </table:table-cell>
          <table:table-cell table:style-name="ce56" table:number-columns-repeated="1009"/>
        </table:table-row>
        <table:table-row table:style-name="ro26">
          <table:table-cell table:style-name="ce15" office:value-type="float" office:value="27" calcext:value-type="float">
            <text:p>27</text:p>
          </table:table-cell>
          <table:table-cell table:style-name="ce237" table:formula="of:=[.B45]+7" office:value-type="date" office:date-value="2008-06-30" calcext:value-type="date">
            <text:p>30-Jun</text:p>
          </table:table-cell>
          <table:table-cell table:style-name="ce275"/>
          <table:table-cell table:style-name="ce275" table:content-validation-name="val3"/>
          <table:table-cell table:style-name="ce275" table:content-validation-name="val5"/>
          <table:table-cell table:style-name="ce248" table:formula="of:=IF(ISBLANK([.E46]);&quot;&quot;; VLOOKUP([.E46];AnnualUnitsTable;MATCH([.$F$4];AnnualUnits;0)+2;FALSE()))">
            <text:p/>
          </table:table-cell>
          <table:table-cell table:style-name="ce275" table:number-columns-repeated="2"/>
          <table:table-cell table:style-name="ce55" table:formula="of:=IF(OR([.E46]=C_Prep;[.E46]=C_Base1Wk1;[.E46]=C_Base1Wk2;[.E46]=C_Base1Wk3;[.E46]=C_Base2Wk1;[.E46]=C_Base2Wk2;[.E46]=C_Base2Wk3;[.E46]=C_Base3Wk1;[.E46]=C_Base3Wk2;[.E46]=C_Base3Wk3;[.E46]=C_Build1Wk1;[.E46]=C_Build1Wk2;[.E46]=C_Build1Wk3;[.E46]=C_Build2Wk1;[.E46]=C_Build2Wk2;[.E46]=C_Build2Wk3;[.E46]=C_Transition);&quot;X&quot;;IF(AND(OR([.E46]=C_Build1Wk1;[.E46]=C_Build1Wk2;[.E46]=C_Build1Wk3);[.$B$4]=&quot;Endurance&quot;);&quot;X&quot;;IF(AND(OR([.E46]=C_Peak1;[.E46]=C_Peak2);[.$B$5]=&quot;Endurance&quot;);&quot;X&quot;;&quot;&quot;)))">
            <text:p/>
          </table:table-cell>
          <table:table-cell table:style-name="ce55" table:formula="of:=IF(OR([.E46]=C_Base3Wk1;[.E46]=C_Base3Wk2;[.E46]=C_Base3Wk3);&quot;X&quot;;IF(AND(OR([.E46]=C_Build2Wk1;[.E46]=C_Build2Wk2;[.E46]=C_Build2Wk3);OR([.$B$4]=&quot;Strength&quot;;[.$B$5]=&quot;Strength&quot;));&quot;X&quot;;IF(AND(OR([.E46]=C_Peak1;[.E46]=C_Peak2);[.$B$5]=&quot;Strength&quot;);&quot;X&quot;;&quot;&quot;)))">
            <text:p/>
          </table:table-cell>
          <table:table-cell table:style-name="ce55" table:formula="of:=IF(OR([.E46]=C_Prep;[.E46]=C_Base1Wk1;[.E46]=C_Base1Wk2;[.E46]=C_Base1Wk3;[.E46]=C_Base1Rest;[.E46]=C_Base2Wk1;[.E46]=C_Base2Wk2;[.E46]=C_Base2Wk3;[.E46]=C_Base2Rest;[.E46]=C_Base3Wk1;[.E46]=C_Base3Wk2;[.E46]=C_Base3Wk3;[.E46]=C_Base3Rest;[.E46]=C_Build1Wk1;[.E46]=C_Build1Wk2;[.E46]=C_Build1Wk3;[.E46]=C_Build2Wk1;[.E46]=C_Build2Wk2;[.E46]=C_Build2Wk3;[.E46]=C_RaceSat;[.E46]=C_RaceSun;[.E46]=C_RaceSatSun;[.E46]=C_Transition);&quot;X&quot;;IF(AND(OR([.E46]=C_Build2Wk1;[.E46]=C_Build2Wk2;[.E46]=C_Build2Wk3);OR([.$B$4]=&quot;Speed&quot;;[.$B$5]=&quot;Speed&quot;));&quot;X&quot;;IF(AND(OR([.E46]=C_Peak1;[.E46]=C_Peak2);[.$B$5]=&quot;Speed&quot;);&quot;X&quot;;&quot;&quot;)))">
            <text:p/>
          </table:table-cell>
          <table:table-cell table:style-name="ce55" table:formula="of:=IF(OR([.E46]=C_Base2Wk1;[.E46]=C_Base2Wk2;[.E46]=C_Base2Wk3;[.E46]=C_Base3Wk1;[.E46]=C_Base3Wk2;[.E46]=C_Base3Wk3;[.E46]=C_Build1Wk1;[.E46]=C_Build1Wk2;[.E46]=C_Build1Wk3;[.E46]=C_Build2Wk1;[.E46]=C_Build2Wk2;[.E46]=C_Build2Wk3;[.E46]=C_Peak1;[.E46]=C_Peak2);&quot;X&quot;;IF(AND(OR([.E46]=C_Build2Wk1;[.E46]=C_Build2Wk2;[.E46]=C_Build2Wk3);OR([.$B$4]=&quot;Muscular-Endurance&quot;;[.$B$5]=&quot;Muscular-Endurance&quot;));&quot;X&quot;;IF(AND(OR([.E46]=C_Peak1;[.E46]=C_Peak2);[.$B$5]=&quot;Muscular-Endurance&quot;);&quot;X&quot;;&quot;&quot;)))">
            <text:p/>
          </table:table-cell>
          <table:table-cell table:style-name="ce55" table:formula="of:=IF(AND(OR([.E46]=C_Build1Wk1;[.E46]=C_Build1Wk2;[.E46]=C_Build1Wk3);[.$B$4]=&quot;Speed-Endurance&quot;);&quot;X&quot;;IF(AND(OR([.E46]=C_Build2Wk1;[.E46]=C_Build2Wk2;[.E46]=C_Build2Wk3);OR([.$B$4]=&quot;Speed-endurance&quot;;[.$B$5]=&quot;Speed-Endurance&quot;));&quot;X&quot;;IF(AND(OR([.E46]=C_Peak1;[.E46]=C_Peak2);[.$B$5]=&quot;Speed-Endurance&quot;);&quot;X&quot;;&quot;&quot;)))">
            <text:p/>
          </table:table-cell>
          <table:table-cell table:style-name="ce55" table:formula="of:=IF(AND(OR([.E46]=C_Build1Wk1;[.E46]=C_Build1Wk2;[.E46]=C_Build1Wk3);[.$B$4]=&quot;Power&quot;);&quot;X&quot;;IF(AND(OR([.E46]=C_Build2Wk1;[.E46]=C_Build2Wk2;[.E46]=C_Build2Wk3);OR([.$B$4]=&quot;Power&quot;;[.$B$5]=&quot;Power&quot;));&quot;X&quot;;IF(AND(OR([.E46]=C_Peak1;[.E46]=C_Peak2);[.$B$5]=&quot;Power&quot;);&quot;X&quot;;&quot;&quot;)))">
            <text:p/>
          </table:table-cell>
          <table:table-cell table:style-name="ce55" table:formula="of:=IF(OR([.E46]=C_Base1Rest;[.E46]=C_Base2Rest;[.E46]=C_Base3Rest;[.E46]=C_Build1Rest;[.E46]=C_Build2Rest);&quot;X&quot;;&quot;&quot;)">
            <text:p/>
          </table:table-cell>
          <table:table-cell table:style-name="ce56" table:number-columns-repeated="1009"/>
        </table:table-row>
        <table:table-row table:style-name="ro26">
          <table:table-cell table:style-name="ce15" office:value-type="float" office:value="28" calcext:value-type="float">
            <text:p>28</text:p>
          </table:table-cell>
          <table:table-cell table:style-name="ce237" table:formula="of:=[.B46]+7" office:value-type="date" office:date-value="2008-07-07" calcext:value-type="date">
            <text:p>07-Jul</text:p>
          </table:table-cell>
          <table:table-cell table:style-name="ce275"/>
          <table:table-cell table:style-name="ce275" table:content-validation-name="val3"/>
          <table:table-cell table:style-name="ce275" table:content-validation-name="val5"/>
          <table:table-cell table:style-name="ce248" table:formula="of:=IF(ISBLANK([.E47]);&quot;&quot;; VLOOKUP([.E47];AnnualUnitsTable;MATCH([.$F$4];AnnualUnits;0)+2;FALSE()))">
            <text:p/>
          </table:table-cell>
          <table:table-cell table:style-name="ce275" table:number-columns-repeated="2"/>
          <table:table-cell table:style-name="ce55" table:formula="of:=IF(OR([.E47]=C_Prep;[.E47]=C_Base1Wk1;[.E47]=C_Base1Wk2;[.E47]=C_Base1Wk3;[.E47]=C_Base2Wk1;[.E47]=C_Base2Wk2;[.E47]=C_Base2Wk3;[.E47]=C_Base3Wk1;[.E47]=C_Base3Wk2;[.E47]=C_Base3Wk3;[.E47]=C_Build1Wk1;[.E47]=C_Build1Wk2;[.E47]=C_Build1Wk3;[.E47]=C_Build2Wk1;[.E47]=C_Build2Wk2;[.E47]=C_Build2Wk3;[.E47]=C_Transition);&quot;X&quot;;IF(AND(OR([.E47]=C_Build1Wk1;[.E47]=C_Build1Wk2;[.E47]=C_Build1Wk3);[.$B$4]=&quot;Endurance&quot;);&quot;X&quot;;IF(AND(OR([.E47]=C_Peak1;[.E47]=C_Peak2);[.$B$5]=&quot;Endurance&quot;);&quot;X&quot;;&quot;&quot;)))">
            <text:p/>
          </table:table-cell>
          <table:table-cell table:style-name="ce55" table:formula="of:=IF(OR([.E47]=C_Base3Wk1;[.E47]=C_Base3Wk2;[.E47]=C_Base3Wk3);&quot;X&quot;;IF(AND(OR([.E47]=C_Build2Wk1;[.E47]=C_Build2Wk2;[.E47]=C_Build2Wk3);OR([.$B$4]=&quot;Strength&quot;;[.$B$5]=&quot;Strength&quot;));&quot;X&quot;;IF(AND(OR([.E47]=C_Peak1;[.E47]=C_Peak2);[.$B$5]=&quot;Strength&quot;);&quot;X&quot;;&quot;&quot;)))">
            <text:p/>
          </table:table-cell>
          <table:table-cell table:style-name="ce55" table:formula="of:=IF(OR([.E47]=C_Prep;[.E47]=C_Base1Wk1;[.E47]=C_Base1Wk2;[.E47]=C_Base1Wk3;[.E47]=C_Base1Rest;[.E47]=C_Base2Wk1;[.E47]=C_Base2Wk2;[.E47]=C_Base2Wk3;[.E47]=C_Base2Rest;[.E47]=C_Base3Wk1;[.E47]=C_Base3Wk2;[.E47]=C_Base3Wk3;[.E47]=C_Base3Rest;[.E47]=C_Build1Wk1;[.E47]=C_Build1Wk2;[.E47]=C_Build1Wk3;[.E47]=C_Build2Wk1;[.E47]=C_Build2Wk2;[.E47]=C_Build2Wk3;[.E47]=C_RaceSat;[.E47]=C_RaceSun;[.E47]=C_RaceSatSun;[.E47]=C_Transition);&quot;X&quot;;IF(AND(OR([.E47]=C_Build2Wk1;[.E47]=C_Build2Wk2;[.E47]=C_Build2Wk3);OR([.$B$4]=&quot;Speed&quot;;[.$B$5]=&quot;Speed&quot;));&quot;X&quot;;IF(AND(OR([.E47]=C_Peak1;[.E47]=C_Peak2);[.$B$5]=&quot;Speed&quot;);&quot;X&quot;;&quot;&quot;)))">
            <text:p/>
          </table:table-cell>
          <table:table-cell table:style-name="ce55" table:formula="of:=IF(OR([.E47]=C_Base2Wk1;[.E47]=C_Base2Wk2;[.E47]=C_Base2Wk3;[.E47]=C_Base3Wk1;[.E47]=C_Base3Wk2;[.E47]=C_Base3Wk3;[.E47]=C_Build1Wk1;[.E47]=C_Build1Wk2;[.E47]=C_Build1Wk3;[.E47]=C_Build2Wk1;[.E47]=C_Build2Wk2;[.E47]=C_Build2Wk3;[.E47]=C_Peak1;[.E47]=C_Peak2);&quot;X&quot;;IF(AND(OR([.E47]=C_Build2Wk1;[.E47]=C_Build2Wk2;[.E47]=C_Build2Wk3);OR([.$B$4]=&quot;Muscular-Endurance&quot;;[.$B$5]=&quot;Muscular-Endurance&quot;));&quot;X&quot;;IF(AND(OR([.E47]=C_Peak1;[.E47]=C_Peak2);[.$B$5]=&quot;Muscular-Endurance&quot;);&quot;X&quot;;&quot;&quot;)))">
            <text:p/>
          </table:table-cell>
          <table:table-cell table:style-name="ce55" table:formula="of:=IF(AND(OR([.E47]=C_Build1Wk1;[.E47]=C_Build1Wk2;[.E47]=C_Build1Wk3);[.$B$4]=&quot;Speed-Endurance&quot;);&quot;X&quot;;IF(AND(OR([.E47]=C_Build2Wk1;[.E47]=C_Build2Wk2;[.E47]=C_Build2Wk3);OR([.$B$4]=&quot;Speed-endurance&quot;;[.$B$5]=&quot;Speed-Endurance&quot;));&quot;X&quot;;IF(AND(OR([.E47]=C_Peak1;[.E47]=C_Peak2);[.$B$5]=&quot;Speed-Endurance&quot;);&quot;X&quot;;&quot;&quot;)))">
            <text:p/>
          </table:table-cell>
          <table:table-cell table:style-name="ce55" table:formula="of:=IF(AND(OR([.E47]=C_Build1Wk1;[.E47]=C_Build1Wk2;[.E47]=C_Build1Wk3);[.$B$4]=&quot;Power&quot;);&quot;X&quot;;IF(AND(OR([.E47]=C_Build2Wk1;[.E47]=C_Build2Wk2;[.E47]=C_Build2Wk3);OR([.$B$4]=&quot;Power&quot;;[.$B$5]=&quot;Power&quot;));&quot;X&quot;;IF(AND(OR([.E47]=C_Peak1;[.E47]=C_Peak2);[.$B$5]=&quot;Power&quot;);&quot;X&quot;;&quot;&quot;)))">
            <text:p/>
          </table:table-cell>
          <table:table-cell table:style-name="ce55" table:formula="of:=IF(OR([.E47]=C_Base1Rest;[.E47]=C_Base2Rest;[.E47]=C_Base3Rest;[.E47]=C_Build1Rest;[.E47]=C_Build2Rest);&quot;X&quot;;&quot;&quot;)">
            <text:p/>
          </table:table-cell>
          <table:table-cell table:style-name="ce56" table:number-columns-repeated="1009"/>
        </table:table-row>
        <table:table-row table:style-name="ro26">
          <table:table-cell table:style-name="ce15" office:value-type="float" office:value="29" calcext:value-type="float">
            <text:p>29</text:p>
          </table:table-cell>
          <table:table-cell table:style-name="ce237" table:formula="of:=[.B47]+7" office:value-type="date" office:date-value="2008-07-14" calcext:value-type="date">
            <text:p>14-Jul</text:p>
          </table:table-cell>
          <table:table-cell table:style-name="ce275"/>
          <table:table-cell table:style-name="ce275" table:content-validation-name="val3"/>
          <table:table-cell table:style-name="ce275" table:content-validation-name="val5"/>
          <table:table-cell table:style-name="ce248" table:formula="of:=IF(ISBLANK([.E48]);&quot;&quot;; VLOOKUP([.E48];AnnualUnitsTable;MATCH([.$F$4];AnnualUnits;0)+2;FALSE()))">
            <text:p/>
          </table:table-cell>
          <table:table-cell table:style-name="ce275" table:number-columns-repeated="2"/>
          <table:table-cell table:style-name="ce55" table:formula="of:=IF(OR([.E48]=C_Prep;[.E48]=C_Base1Wk1;[.E48]=C_Base1Wk2;[.E48]=C_Base1Wk3;[.E48]=C_Base2Wk1;[.E48]=C_Base2Wk2;[.E48]=C_Base2Wk3;[.E48]=C_Base3Wk1;[.E48]=C_Base3Wk2;[.E48]=C_Base3Wk3;[.E48]=C_Build1Wk1;[.E48]=C_Build1Wk2;[.E48]=C_Build1Wk3;[.E48]=C_Build2Wk1;[.E48]=C_Build2Wk2;[.E48]=C_Build2Wk3;[.E48]=C_Transition);&quot;X&quot;;IF(AND(OR([.E48]=C_Build1Wk1;[.E48]=C_Build1Wk2;[.E48]=C_Build1Wk3);[.$B$4]=&quot;Endurance&quot;);&quot;X&quot;;IF(AND(OR([.E48]=C_Peak1;[.E48]=C_Peak2);[.$B$5]=&quot;Endurance&quot;);&quot;X&quot;;&quot;&quot;)))">
            <text:p/>
          </table:table-cell>
          <table:table-cell table:style-name="ce55" table:formula="of:=IF(OR([.E48]=C_Base3Wk1;[.E48]=C_Base3Wk2;[.E48]=C_Base3Wk3);&quot;X&quot;;IF(AND(OR([.E48]=C_Build2Wk1;[.E48]=C_Build2Wk2;[.E48]=C_Build2Wk3);OR([.$B$4]=&quot;Strength&quot;;[.$B$5]=&quot;Strength&quot;));&quot;X&quot;;IF(AND(OR([.E48]=C_Peak1;[.E48]=C_Peak2);[.$B$5]=&quot;Strength&quot;);&quot;X&quot;;&quot;&quot;)))">
            <text:p/>
          </table:table-cell>
          <table:table-cell table:style-name="ce55" table:formula="of:=IF(OR([.E48]=C_Prep;[.E48]=C_Base1Wk1;[.E48]=C_Base1Wk2;[.E48]=C_Base1Wk3;[.E48]=C_Base1Rest;[.E48]=C_Base2Wk1;[.E48]=C_Base2Wk2;[.E48]=C_Base2Wk3;[.E48]=C_Base2Rest;[.E48]=C_Base3Wk1;[.E48]=C_Base3Wk2;[.E48]=C_Base3Wk3;[.E48]=C_Base3Rest;[.E48]=C_Build1Wk1;[.E48]=C_Build1Wk2;[.E48]=C_Build1Wk3;[.E48]=C_Build2Wk1;[.E48]=C_Build2Wk2;[.E48]=C_Build2Wk3;[.E48]=C_RaceSat;[.E48]=C_RaceSun;[.E48]=C_RaceSatSun;[.E48]=C_Transition);&quot;X&quot;;IF(AND(OR([.E48]=C_Build2Wk1;[.E48]=C_Build2Wk2;[.E48]=C_Build2Wk3);OR([.$B$4]=&quot;Speed&quot;;[.$B$5]=&quot;Speed&quot;));&quot;X&quot;;IF(AND(OR([.E48]=C_Peak1;[.E48]=C_Peak2);[.$B$5]=&quot;Speed&quot;);&quot;X&quot;;&quot;&quot;)))">
            <text:p/>
          </table:table-cell>
          <table:table-cell table:style-name="ce55" table:formula="of:=IF(OR([.E48]=C_Base2Wk1;[.E48]=C_Base2Wk2;[.E48]=C_Base2Wk3;[.E48]=C_Base3Wk1;[.E48]=C_Base3Wk2;[.E48]=C_Base3Wk3;[.E48]=C_Build1Wk1;[.E48]=C_Build1Wk2;[.E48]=C_Build1Wk3;[.E48]=C_Build2Wk1;[.E48]=C_Build2Wk2;[.E48]=C_Build2Wk3;[.E48]=C_Peak1;[.E48]=C_Peak2);&quot;X&quot;;IF(AND(OR([.E48]=C_Build2Wk1;[.E48]=C_Build2Wk2;[.E48]=C_Build2Wk3);OR([.$B$4]=&quot;Muscular-Endurance&quot;;[.$B$5]=&quot;Muscular-Endurance&quot;));&quot;X&quot;;IF(AND(OR([.E48]=C_Peak1;[.E48]=C_Peak2);[.$B$5]=&quot;Muscular-Endurance&quot;);&quot;X&quot;;&quot;&quot;)))">
            <text:p/>
          </table:table-cell>
          <table:table-cell table:style-name="ce55" table:formula="of:=IF(AND(OR([.E48]=C_Build1Wk1;[.E48]=C_Build1Wk2;[.E48]=C_Build1Wk3);[.$B$4]=&quot;Speed-Endurance&quot;);&quot;X&quot;;IF(AND(OR([.E48]=C_Build2Wk1;[.E48]=C_Build2Wk2;[.E48]=C_Build2Wk3);OR([.$B$4]=&quot;Speed-endurance&quot;;[.$B$5]=&quot;Speed-Endurance&quot;));&quot;X&quot;;IF(AND(OR([.E48]=C_Peak1;[.E48]=C_Peak2);[.$B$5]=&quot;Speed-Endurance&quot;);&quot;X&quot;;&quot;&quot;)))">
            <text:p/>
          </table:table-cell>
          <table:table-cell table:style-name="ce55" table:formula="of:=IF(AND(OR([.E48]=C_Build1Wk1;[.E48]=C_Build1Wk2;[.E48]=C_Build1Wk3);[.$B$4]=&quot;Power&quot;);&quot;X&quot;;IF(AND(OR([.E48]=C_Build2Wk1;[.E48]=C_Build2Wk2;[.E48]=C_Build2Wk3);OR([.$B$4]=&quot;Power&quot;;[.$B$5]=&quot;Power&quot;));&quot;X&quot;;IF(AND(OR([.E48]=C_Peak1;[.E48]=C_Peak2);[.$B$5]=&quot;Power&quot;);&quot;X&quot;;&quot;&quot;)))">
            <text:p/>
          </table:table-cell>
          <table:table-cell table:style-name="ce55" table:formula="of:=IF(OR([.E48]=C_Base1Rest;[.E48]=C_Base2Rest;[.E48]=C_Base3Rest;[.E48]=C_Build1Rest;[.E48]=C_Build2Rest);&quot;X&quot;;&quot;&quot;)">
            <text:p/>
          </table:table-cell>
          <table:table-cell table:style-name="ce56" table:number-columns-repeated="1009"/>
        </table:table-row>
        <table:table-row table:style-name="ro26">
          <table:table-cell table:style-name="ce15" office:value-type="float" office:value="30" calcext:value-type="float">
            <text:p>30</text:p>
          </table:table-cell>
          <table:table-cell table:style-name="ce237" table:formula="of:=[.B48]+7" office:value-type="date" office:date-value="2008-07-21" calcext:value-type="date">
            <text:p>21-Jul</text:p>
          </table:table-cell>
          <table:table-cell table:style-name="ce275"/>
          <table:table-cell table:style-name="ce275" table:content-validation-name="val3"/>
          <table:table-cell table:style-name="ce275" table:content-validation-name="val5"/>
          <table:table-cell table:style-name="ce248" table:formula="of:=IF(ISBLANK([.E49]);&quot;&quot;; VLOOKUP([.E49];AnnualUnitsTable;MATCH([.$F$4];AnnualUnits;0)+2;FALSE()))">
            <text:p/>
          </table:table-cell>
          <table:table-cell table:style-name="ce275" table:number-columns-repeated="2"/>
          <table:table-cell table:style-name="ce55" table:formula="of:=IF(OR([.E49]=C_Prep;[.E49]=C_Base1Wk1;[.E49]=C_Base1Wk2;[.E49]=C_Base1Wk3;[.E49]=C_Base2Wk1;[.E49]=C_Base2Wk2;[.E49]=C_Base2Wk3;[.E49]=C_Base3Wk1;[.E49]=C_Base3Wk2;[.E49]=C_Base3Wk3;[.E49]=C_Build1Wk1;[.E49]=C_Build1Wk2;[.E49]=C_Build1Wk3;[.E49]=C_Build2Wk1;[.E49]=C_Build2Wk2;[.E49]=C_Build2Wk3;[.E49]=C_Transition);&quot;X&quot;;IF(AND(OR([.E49]=C_Build1Wk1;[.E49]=C_Build1Wk2;[.E49]=C_Build1Wk3);[.$B$4]=&quot;Endurance&quot;);&quot;X&quot;;IF(AND(OR([.E49]=C_Peak1;[.E49]=C_Peak2);[.$B$5]=&quot;Endurance&quot;);&quot;X&quot;;&quot;&quot;)))">
            <text:p/>
          </table:table-cell>
          <table:table-cell table:style-name="ce55" table:formula="of:=IF(OR([.E49]=C_Base3Wk1;[.E49]=C_Base3Wk2;[.E49]=C_Base3Wk3);&quot;X&quot;;IF(AND(OR([.E49]=C_Build2Wk1;[.E49]=C_Build2Wk2;[.E49]=C_Build2Wk3);OR([.$B$4]=&quot;Strength&quot;;[.$B$5]=&quot;Strength&quot;));&quot;X&quot;;IF(AND(OR([.E49]=C_Peak1;[.E49]=C_Peak2);[.$B$5]=&quot;Strength&quot;);&quot;X&quot;;&quot;&quot;)))">
            <text:p/>
          </table:table-cell>
          <table:table-cell table:style-name="ce55" table:formula="of:=IF(OR([.E49]=C_Prep;[.E49]=C_Base1Wk1;[.E49]=C_Base1Wk2;[.E49]=C_Base1Wk3;[.E49]=C_Base1Rest;[.E49]=C_Base2Wk1;[.E49]=C_Base2Wk2;[.E49]=C_Base2Wk3;[.E49]=C_Base2Rest;[.E49]=C_Base3Wk1;[.E49]=C_Base3Wk2;[.E49]=C_Base3Wk3;[.E49]=C_Base3Rest;[.E49]=C_Build1Wk1;[.E49]=C_Build1Wk2;[.E49]=C_Build1Wk3;[.E49]=C_Build2Wk1;[.E49]=C_Build2Wk2;[.E49]=C_Build2Wk3;[.E49]=C_RaceSat;[.E49]=C_RaceSun;[.E49]=C_RaceSatSun;[.E49]=C_Transition);&quot;X&quot;;IF(AND(OR([.E49]=C_Build2Wk1;[.E49]=C_Build2Wk2;[.E49]=C_Build2Wk3);OR([.$B$4]=&quot;Speed&quot;;[.$B$5]=&quot;Speed&quot;));&quot;X&quot;;IF(AND(OR([.E49]=C_Peak1;[.E49]=C_Peak2);[.$B$5]=&quot;Speed&quot;);&quot;X&quot;;&quot;&quot;)))">
            <text:p/>
          </table:table-cell>
          <table:table-cell table:style-name="ce55" table:formula="of:=IF(OR([.E49]=C_Base2Wk1;[.E49]=C_Base2Wk2;[.E49]=C_Base2Wk3;[.E49]=C_Base3Wk1;[.E49]=C_Base3Wk2;[.E49]=C_Base3Wk3;[.E49]=C_Build1Wk1;[.E49]=C_Build1Wk2;[.E49]=C_Build1Wk3;[.E49]=C_Build2Wk1;[.E49]=C_Build2Wk2;[.E49]=C_Build2Wk3;[.E49]=C_Peak1;[.E49]=C_Peak2);&quot;X&quot;;IF(AND(OR([.E49]=C_Build2Wk1;[.E49]=C_Build2Wk2;[.E49]=C_Build2Wk3);OR([.$B$4]=&quot;Muscular-Endurance&quot;;[.$B$5]=&quot;Muscular-Endurance&quot;));&quot;X&quot;;IF(AND(OR([.E49]=C_Peak1;[.E49]=C_Peak2);[.$B$5]=&quot;Muscular-Endurance&quot;);&quot;X&quot;;&quot;&quot;)))">
            <text:p/>
          </table:table-cell>
          <table:table-cell table:style-name="ce55" table:formula="of:=IF(AND(OR([.E49]=C_Build1Wk1;[.E49]=C_Build1Wk2;[.E49]=C_Build1Wk3);[.$B$4]=&quot;Speed-Endurance&quot;);&quot;X&quot;;IF(AND(OR([.E49]=C_Build2Wk1;[.E49]=C_Build2Wk2;[.E49]=C_Build2Wk3);OR([.$B$4]=&quot;Speed-endurance&quot;;[.$B$5]=&quot;Speed-Endurance&quot;));&quot;X&quot;;IF(AND(OR([.E49]=C_Peak1;[.E49]=C_Peak2);[.$B$5]=&quot;Speed-Endurance&quot;);&quot;X&quot;;&quot;&quot;)))">
            <text:p/>
          </table:table-cell>
          <table:table-cell table:style-name="ce55" table:formula="of:=IF(AND(OR([.E49]=C_Build1Wk1;[.E49]=C_Build1Wk2;[.E49]=C_Build1Wk3);[.$B$4]=&quot;Power&quot;);&quot;X&quot;;IF(AND(OR([.E49]=C_Build2Wk1;[.E49]=C_Build2Wk2;[.E49]=C_Build2Wk3);OR([.$B$4]=&quot;Power&quot;;[.$B$5]=&quot;Power&quot;));&quot;X&quot;;IF(AND(OR([.E49]=C_Peak1;[.E49]=C_Peak2);[.$B$5]=&quot;Power&quot;);&quot;X&quot;;&quot;&quot;)))">
            <text:p/>
          </table:table-cell>
          <table:table-cell table:style-name="ce55" table:formula="of:=IF(OR([.E49]=C_Base1Rest;[.E49]=C_Base2Rest;[.E49]=C_Base3Rest;[.E49]=C_Build1Rest;[.E49]=C_Build2Rest);&quot;X&quot;;&quot;&quot;)">
            <text:p/>
          </table:table-cell>
          <table:table-cell table:style-name="ce56" table:number-columns-repeated="1009"/>
        </table:table-row>
        <table:table-row table:style-name="ro26">
          <table:table-cell table:style-name="ce15" office:value-type="float" office:value="31" calcext:value-type="float">
            <text:p>31</text:p>
          </table:table-cell>
          <table:table-cell table:style-name="ce237" table:formula="of:=[.B49]+7" office:value-type="date" office:date-value="2008-07-28" calcext:value-type="date">
            <text:p>28-Jul</text:p>
          </table:table-cell>
          <table:table-cell table:style-name="ce275"/>
          <table:table-cell table:style-name="ce275" table:content-validation-name="val3"/>
          <table:table-cell table:style-name="ce275" table:content-validation-name="val5"/>
          <table:table-cell table:style-name="ce248" table:formula="of:=IF(ISBLANK([.E50]);&quot;&quot;; VLOOKUP([.E50];AnnualUnitsTable;MATCH([.$F$4];AnnualUnits;0)+2;FALSE()))">
            <text:p/>
          </table:table-cell>
          <table:table-cell table:style-name="ce275" table:number-columns-repeated="2"/>
          <table:table-cell table:style-name="ce55" table:formula="of:=IF(OR([.E50]=C_Prep;[.E50]=C_Base1Wk1;[.E50]=C_Base1Wk2;[.E50]=C_Base1Wk3;[.E50]=C_Base2Wk1;[.E50]=C_Base2Wk2;[.E50]=C_Base2Wk3;[.E50]=C_Base3Wk1;[.E50]=C_Base3Wk2;[.E50]=C_Base3Wk3;[.E50]=C_Build1Wk1;[.E50]=C_Build1Wk2;[.E50]=C_Build1Wk3;[.E50]=C_Build2Wk1;[.E50]=C_Build2Wk2;[.E50]=C_Build2Wk3;[.E50]=C_Transition);&quot;X&quot;;IF(AND(OR([.E50]=C_Build1Wk1;[.E50]=C_Build1Wk2;[.E50]=C_Build1Wk3);[.$B$4]=&quot;Endurance&quot;);&quot;X&quot;;IF(AND(OR([.E50]=C_Peak1;[.E50]=C_Peak2);[.$B$5]=&quot;Endurance&quot;);&quot;X&quot;;&quot;&quot;)))">
            <text:p/>
          </table:table-cell>
          <table:table-cell table:style-name="ce55" table:formula="of:=IF(OR([.E50]=C_Base3Wk1;[.E50]=C_Base3Wk2;[.E50]=C_Base3Wk3);&quot;X&quot;;IF(AND(OR([.E50]=C_Build2Wk1;[.E50]=C_Build2Wk2;[.E50]=C_Build2Wk3);OR([.$B$4]=&quot;Strength&quot;;[.$B$5]=&quot;Strength&quot;));&quot;X&quot;;IF(AND(OR([.E50]=C_Peak1;[.E50]=C_Peak2);[.$B$5]=&quot;Strength&quot;);&quot;X&quot;;&quot;&quot;)))">
            <text:p/>
          </table:table-cell>
          <table:table-cell table:style-name="ce55" table:formula="of:=IF(OR([.E50]=C_Prep;[.E50]=C_Base1Wk1;[.E50]=C_Base1Wk2;[.E50]=C_Base1Wk3;[.E50]=C_Base1Rest;[.E50]=C_Base2Wk1;[.E50]=C_Base2Wk2;[.E50]=C_Base2Wk3;[.E50]=C_Base2Rest;[.E50]=C_Base3Wk1;[.E50]=C_Base3Wk2;[.E50]=C_Base3Wk3;[.E50]=C_Base3Rest;[.E50]=C_Build1Wk1;[.E50]=C_Build1Wk2;[.E50]=C_Build1Wk3;[.E50]=C_Build2Wk1;[.E50]=C_Build2Wk2;[.E50]=C_Build2Wk3;[.E50]=C_RaceSat;[.E50]=C_RaceSun;[.E50]=C_RaceSatSun;[.E50]=C_Transition);&quot;X&quot;;IF(AND(OR([.E50]=C_Build2Wk1;[.E50]=C_Build2Wk2;[.E50]=C_Build2Wk3);OR([.$B$4]=&quot;Speed&quot;;[.$B$5]=&quot;Speed&quot;));&quot;X&quot;;IF(AND(OR([.E50]=C_Peak1;[.E50]=C_Peak2);[.$B$5]=&quot;Speed&quot;);&quot;X&quot;;&quot;&quot;)))">
            <text:p/>
          </table:table-cell>
          <table:table-cell table:style-name="ce55" table:formula="of:=IF(OR([.E50]=C_Base2Wk1;[.E50]=C_Base2Wk2;[.E50]=C_Base2Wk3;[.E50]=C_Base3Wk1;[.E50]=C_Base3Wk2;[.E50]=C_Base3Wk3;[.E50]=C_Build1Wk1;[.E50]=C_Build1Wk2;[.E50]=C_Build1Wk3;[.E50]=C_Build2Wk1;[.E50]=C_Build2Wk2;[.E50]=C_Build2Wk3;[.E50]=C_Peak1;[.E50]=C_Peak2);&quot;X&quot;;IF(AND(OR([.E50]=C_Build2Wk1;[.E50]=C_Build2Wk2;[.E50]=C_Build2Wk3);OR([.$B$4]=&quot;Muscular-Endurance&quot;;[.$B$5]=&quot;Muscular-Endurance&quot;));&quot;X&quot;;IF(AND(OR([.E50]=C_Peak1;[.E50]=C_Peak2);[.$B$5]=&quot;Muscular-Endurance&quot;);&quot;X&quot;;&quot;&quot;)))">
            <text:p/>
          </table:table-cell>
          <table:table-cell table:style-name="ce55" table:formula="of:=IF(AND(OR([.E50]=C_Build1Wk1;[.E50]=C_Build1Wk2;[.E50]=C_Build1Wk3);[.$B$4]=&quot;Speed-Endurance&quot;);&quot;X&quot;;IF(AND(OR([.E50]=C_Build2Wk1;[.E50]=C_Build2Wk2;[.E50]=C_Build2Wk3);OR([.$B$4]=&quot;Speed-endurance&quot;;[.$B$5]=&quot;Speed-Endurance&quot;));&quot;X&quot;;IF(AND(OR([.E50]=C_Peak1;[.E50]=C_Peak2);[.$B$5]=&quot;Speed-Endurance&quot;);&quot;X&quot;;&quot;&quot;)))">
            <text:p/>
          </table:table-cell>
          <table:table-cell table:style-name="ce55" table:formula="of:=IF(AND(OR([.E50]=C_Build1Wk1;[.E50]=C_Build1Wk2;[.E50]=C_Build1Wk3);[.$B$4]=&quot;Power&quot;);&quot;X&quot;;IF(AND(OR([.E50]=C_Build2Wk1;[.E50]=C_Build2Wk2;[.E50]=C_Build2Wk3);OR([.$B$4]=&quot;Power&quot;;[.$B$5]=&quot;Power&quot;));&quot;X&quot;;IF(AND(OR([.E50]=C_Peak1;[.E50]=C_Peak2);[.$B$5]=&quot;Power&quot;);&quot;X&quot;;&quot;&quot;)))">
            <text:p/>
          </table:table-cell>
          <table:table-cell table:style-name="ce55" table:formula="of:=IF(OR([.E50]=C_Base1Rest;[.E50]=C_Base2Rest;[.E50]=C_Base3Rest;[.E50]=C_Build1Rest;[.E50]=C_Build2Rest);&quot;X&quot;;&quot;&quot;)">
            <text:p/>
          </table:table-cell>
          <table:table-cell table:style-name="ce56" table:number-columns-repeated="1009"/>
        </table:table-row>
        <table:table-row table:style-name="ro26">
          <table:table-cell table:style-name="ce15" office:value-type="float" office:value="32" calcext:value-type="float">
            <text:p>32</text:p>
          </table:table-cell>
          <table:table-cell table:style-name="ce237" table:formula="of:=[.B50]+7" office:value-type="date" office:date-value="2008-08-04" calcext:value-type="date">
            <text:p>04-Aug</text:p>
          </table:table-cell>
          <table:table-cell table:style-name="ce275"/>
          <table:table-cell table:style-name="ce275" table:content-validation-name="val3"/>
          <table:table-cell table:style-name="ce275" table:content-validation-name="val5"/>
          <table:table-cell table:style-name="ce248" table:formula="of:=IF(ISBLANK([.E51]);&quot;&quot;; VLOOKUP([.E51];AnnualUnitsTable;MATCH([.$F$4];AnnualUnits;0)+2;FALSE()))">
            <text:p/>
          </table:table-cell>
          <table:table-cell table:style-name="ce275" table:number-columns-repeated="2"/>
          <table:table-cell table:style-name="ce55" table:formula="of:=IF(OR([.E51]=C_Prep;[.E51]=C_Base1Wk1;[.E51]=C_Base1Wk2;[.E51]=C_Base1Wk3;[.E51]=C_Base2Wk1;[.E51]=C_Base2Wk2;[.E51]=C_Base2Wk3;[.E51]=C_Base3Wk1;[.E51]=C_Base3Wk2;[.E51]=C_Base3Wk3;[.E51]=C_Build1Wk1;[.E51]=C_Build1Wk2;[.E51]=C_Build1Wk3;[.E51]=C_Build2Wk1;[.E51]=C_Build2Wk2;[.E51]=C_Build2Wk3;[.E51]=C_Transition);&quot;X&quot;;IF(AND(OR([.E51]=C_Build1Wk1;[.E51]=C_Build1Wk2;[.E51]=C_Build1Wk3);[.$B$4]=&quot;Endurance&quot;);&quot;X&quot;;IF(AND(OR([.E51]=C_Peak1;[.E51]=C_Peak2);[.$B$5]=&quot;Endurance&quot;);&quot;X&quot;;&quot;&quot;)))">
            <text:p/>
          </table:table-cell>
          <table:table-cell table:style-name="ce55" table:formula="of:=IF(OR([.E51]=C_Base3Wk1;[.E51]=C_Base3Wk2;[.E51]=C_Base3Wk3);&quot;X&quot;;IF(AND(OR([.E51]=C_Build2Wk1;[.E51]=C_Build2Wk2;[.E51]=C_Build2Wk3);OR([.$B$4]=&quot;Strength&quot;;[.$B$5]=&quot;Strength&quot;));&quot;X&quot;;IF(AND(OR([.E51]=C_Peak1;[.E51]=C_Peak2);[.$B$5]=&quot;Strength&quot;);&quot;X&quot;;&quot;&quot;)))">
            <text:p/>
          </table:table-cell>
          <table:table-cell table:style-name="ce55" table:formula="of:=IF(OR([.E51]=C_Prep;[.E51]=C_Base1Wk1;[.E51]=C_Base1Wk2;[.E51]=C_Base1Wk3;[.E51]=C_Base1Rest;[.E51]=C_Base2Wk1;[.E51]=C_Base2Wk2;[.E51]=C_Base2Wk3;[.E51]=C_Base2Rest;[.E51]=C_Base3Wk1;[.E51]=C_Base3Wk2;[.E51]=C_Base3Wk3;[.E51]=C_Base3Rest;[.E51]=C_Build1Wk1;[.E51]=C_Build1Wk2;[.E51]=C_Build1Wk3;[.E51]=C_Build2Wk1;[.E51]=C_Build2Wk2;[.E51]=C_Build2Wk3;[.E51]=C_RaceSat;[.E51]=C_RaceSun;[.E51]=C_RaceSatSun;[.E51]=C_Transition);&quot;X&quot;;IF(AND(OR([.E51]=C_Build2Wk1;[.E51]=C_Build2Wk2;[.E51]=C_Build2Wk3);OR([.$B$4]=&quot;Speed&quot;;[.$B$5]=&quot;Speed&quot;));&quot;X&quot;;IF(AND(OR([.E51]=C_Peak1;[.E51]=C_Peak2);[.$B$5]=&quot;Speed&quot;);&quot;X&quot;;&quot;&quot;)))">
            <text:p/>
          </table:table-cell>
          <table:table-cell table:style-name="ce55" table:formula="of:=IF(OR([.E51]=C_Base2Wk1;[.E51]=C_Base2Wk2;[.E51]=C_Base2Wk3;[.E51]=C_Base3Wk1;[.E51]=C_Base3Wk2;[.E51]=C_Base3Wk3;[.E51]=C_Build1Wk1;[.E51]=C_Build1Wk2;[.E51]=C_Build1Wk3;[.E51]=C_Build2Wk1;[.E51]=C_Build2Wk2;[.E51]=C_Build2Wk3;[.E51]=C_Peak1;[.E51]=C_Peak2);&quot;X&quot;;IF(AND(OR([.E51]=C_Build2Wk1;[.E51]=C_Build2Wk2;[.E51]=C_Build2Wk3);OR([.$B$4]=&quot;Muscular-Endurance&quot;;[.$B$5]=&quot;Muscular-Endurance&quot;));&quot;X&quot;;IF(AND(OR([.E51]=C_Peak1;[.E51]=C_Peak2);[.$B$5]=&quot;Muscular-Endurance&quot;);&quot;X&quot;;&quot;&quot;)))">
            <text:p/>
          </table:table-cell>
          <table:table-cell table:style-name="ce55" table:formula="of:=IF(AND(OR([.E51]=C_Build1Wk1;[.E51]=C_Build1Wk2;[.E51]=C_Build1Wk3);[.$B$4]=&quot;Speed-Endurance&quot;);&quot;X&quot;;IF(AND(OR([.E51]=C_Build2Wk1;[.E51]=C_Build2Wk2;[.E51]=C_Build2Wk3);OR([.$B$4]=&quot;Speed-endurance&quot;;[.$B$5]=&quot;Speed-Endurance&quot;));&quot;X&quot;;IF(AND(OR([.E51]=C_Peak1;[.E51]=C_Peak2);[.$B$5]=&quot;Speed-Endurance&quot;);&quot;X&quot;;&quot;&quot;)))">
            <text:p/>
          </table:table-cell>
          <table:table-cell table:style-name="ce55" table:formula="of:=IF(AND(OR([.E51]=C_Build1Wk1;[.E51]=C_Build1Wk2;[.E51]=C_Build1Wk3);[.$B$4]=&quot;Power&quot;);&quot;X&quot;;IF(AND(OR([.E51]=C_Build2Wk1;[.E51]=C_Build2Wk2;[.E51]=C_Build2Wk3);OR([.$B$4]=&quot;Power&quot;;[.$B$5]=&quot;Power&quot;));&quot;X&quot;;IF(AND(OR([.E51]=C_Peak1;[.E51]=C_Peak2);[.$B$5]=&quot;Power&quot;);&quot;X&quot;;&quot;&quot;)))">
            <text:p/>
          </table:table-cell>
          <table:table-cell table:style-name="ce55" table:formula="of:=IF(OR([.E51]=C_Base1Rest;[.E51]=C_Base2Rest;[.E51]=C_Base3Rest;[.E51]=C_Build1Rest;[.E51]=C_Build2Rest);&quot;X&quot;;&quot;&quot;)">
            <text:p/>
          </table:table-cell>
          <table:table-cell table:style-name="ce56" table:number-columns-repeated="1009"/>
        </table:table-row>
        <table:table-row table:style-name="ro26">
          <table:table-cell table:style-name="ce15" office:value-type="float" office:value="33" calcext:value-type="float">
            <text:p>33</text:p>
          </table:table-cell>
          <table:table-cell table:style-name="ce237" table:formula="of:=[.B51]+7" office:value-type="date" office:date-value="2008-08-11" calcext:value-type="date">
            <text:p>11-Aug</text:p>
          </table:table-cell>
          <table:table-cell table:style-name="ce275"/>
          <table:table-cell table:style-name="ce275" table:content-validation-name="val3"/>
          <table:table-cell table:style-name="ce275" table:content-validation-name="val5"/>
          <table:table-cell table:style-name="ce248" table:formula="of:=IF(ISBLANK([.E52]);&quot;&quot;; VLOOKUP([.E52];AnnualUnitsTable;MATCH([.$F$4];AnnualUnits;0)+2;FALSE()))">
            <text:p/>
          </table:table-cell>
          <table:table-cell table:style-name="ce275" table:number-columns-repeated="2"/>
          <table:table-cell table:style-name="ce55" table:formula="of:=IF(OR([.E52]=C_Prep;[.E52]=C_Base1Wk1;[.E52]=C_Base1Wk2;[.E52]=C_Base1Wk3;[.E52]=C_Base2Wk1;[.E52]=C_Base2Wk2;[.E52]=C_Base2Wk3;[.E52]=C_Base3Wk1;[.E52]=C_Base3Wk2;[.E52]=C_Base3Wk3;[.E52]=C_Build1Wk1;[.E52]=C_Build1Wk2;[.E52]=C_Build1Wk3;[.E52]=C_Build2Wk1;[.E52]=C_Build2Wk2;[.E52]=C_Build2Wk3;[.E52]=C_Transition);&quot;X&quot;;IF(AND(OR([.E52]=C_Build1Wk1;[.E52]=C_Build1Wk2;[.E52]=C_Build1Wk3);[.$B$4]=&quot;Endurance&quot;);&quot;X&quot;;IF(AND(OR([.E52]=C_Peak1;[.E52]=C_Peak2);[.$B$5]=&quot;Endurance&quot;);&quot;X&quot;;&quot;&quot;)))">
            <text:p/>
          </table:table-cell>
          <table:table-cell table:style-name="ce55" table:formula="of:=IF(OR([.E52]=C_Base3Wk1;[.E52]=C_Base3Wk2;[.E52]=C_Base3Wk3);&quot;X&quot;;IF(AND(OR([.E52]=C_Build2Wk1;[.E52]=C_Build2Wk2;[.E52]=C_Build2Wk3);OR([.$B$4]=&quot;Strength&quot;;[.$B$5]=&quot;Strength&quot;));&quot;X&quot;;IF(AND(OR([.E52]=C_Peak1;[.E52]=C_Peak2);[.$B$5]=&quot;Strength&quot;);&quot;X&quot;;&quot;&quot;)))">
            <text:p/>
          </table:table-cell>
          <table:table-cell table:style-name="ce55" table:formula="of:=IF(OR([.E52]=C_Prep;[.E52]=C_Base1Wk1;[.E52]=C_Base1Wk2;[.E52]=C_Base1Wk3;[.E52]=C_Base1Rest;[.E52]=C_Base2Wk1;[.E52]=C_Base2Wk2;[.E52]=C_Base2Wk3;[.E52]=C_Base2Rest;[.E52]=C_Base3Wk1;[.E52]=C_Base3Wk2;[.E52]=C_Base3Wk3;[.E52]=C_Base3Rest;[.E52]=C_Build1Wk1;[.E52]=C_Build1Wk2;[.E52]=C_Build1Wk3;[.E52]=C_Build2Wk1;[.E52]=C_Build2Wk2;[.E52]=C_Build2Wk3;[.E52]=C_RaceSat;[.E52]=C_RaceSun;[.E52]=C_RaceSatSun;[.E52]=C_Transition);&quot;X&quot;;IF(AND(OR([.E52]=C_Build2Wk1;[.E52]=C_Build2Wk2;[.E52]=C_Build2Wk3);OR([.$B$4]=&quot;Speed&quot;;[.$B$5]=&quot;Speed&quot;));&quot;X&quot;;IF(AND(OR([.E52]=C_Peak1;[.E52]=C_Peak2);[.$B$5]=&quot;Speed&quot;);&quot;X&quot;;&quot;&quot;)))">
            <text:p/>
          </table:table-cell>
          <table:table-cell table:style-name="ce55" table:formula="of:=IF(OR([.E52]=C_Base2Wk1;[.E52]=C_Base2Wk2;[.E52]=C_Base2Wk3;[.E52]=C_Base3Wk1;[.E52]=C_Base3Wk2;[.E52]=C_Base3Wk3;[.E52]=C_Build1Wk1;[.E52]=C_Build1Wk2;[.E52]=C_Build1Wk3;[.E52]=C_Build2Wk1;[.E52]=C_Build2Wk2;[.E52]=C_Build2Wk3;[.E52]=C_Peak1;[.E52]=C_Peak2);&quot;X&quot;;IF(AND(OR([.E52]=C_Build2Wk1;[.E52]=C_Build2Wk2;[.E52]=C_Build2Wk3);OR([.$B$4]=&quot;Muscular-Endurance&quot;;[.$B$5]=&quot;Muscular-Endurance&quot;));&quot;X&quot;;IF(AND(OR([.E52]=C_Peak1;[.E52]=C_Peak2);[.$B$5]=&quot;Muscular-Endurance&quot;);&quot;X&quot;;&quot;&quot;)))">
            <text:p/>
          </table:table-cell>
          <table:table-cell table:style-name="ce55" table:formula="of:=IF(AND(OR([.E52]=C_Build1Wk1;[.E52]=C_Build1Wk2;[.E52]=C_Build1Wk3);[.$B$4]=&quot;Speed-Endurance&quot;);&quot;X&quot;;IF(AND(OR([.E52]=C_Build2Wk1;[.E52]=C_Build2Wk2;[.E52]=C_Build2Wk3);OR([.$B$4]=&quot;Speed-endurance&quot;;[.$B$5]=&quot;Speed-Endurance&quot;));&quot;X&quot;;IF(AND(OR([.E52]=C_Peak1;[.E52]=C_Peak2);[.$B$5]=&quot;Speed-Endurance&quot;);&quot;X&quot;;&quot;&quot;)))">
            <text:p/>
          </table:table-cell>
          <table:table-cell table:style-name="ce55" table:formula="of:=IF(AND(OR([.E52]=C_Build1Wk1;[.E52]=C_Build1Wk2;[.E52]=C_Build1Wk3);[.$B$4]=&quot;Power&quot;);&quot;X&quot;;IF(AND(OR([.E52]=C_Build2Wk1;[.E52]=C_Build2Wk2;[.E52]=C_Build2Wk3);OR([.$B$4]=&quot;Power&quot;;[.$B$5]=&quot;Power&quot;));&quot;X&quot;;IF(AND(OR([.E52]=C_Peak1;[.E52]=C_Peak2);[.$B$5]=&quot;Power&quot;);&quot;X&quot;;&quot;&quot;)))">
            <text:p/>
          </table:table-cell>
          <table:table-cell table:style-name="ce55" table:formula="of:=IF(OR([.E52]=C_Base1Rest;[.E52]=C_Base2Rest;[.E52]=C_Base3Rest;[.E52]=C_Build1Rest;[.E52]=C_Build2Rest);&quot;X&quot;;&quot;&quot;)">
            <text:p/>
          </table:table-cell>
          <table:table-cell table:style-name="ce56" table:number-columns-repeated="1009"/>
        </table:table-row>
        <table:table-row table:style-name="ro26">
          <table:table-cell table:style-name="ce15" office:value-type="float" office:value="34" calcext:value-type="float">
            <text:p>34</text:p>
          </table:table-cell>
          <table:table-cell table:style-name="ce237" table:formula="of:=[.B52]+7" office:value-type="date" office:date-value="2008-08-18" calcext:value-type="date">
            <text:p>18-Aug</text:p>
          </table:table-cell>
          <table:table-cell table:style-name="ce275"/>
          <table:table-cell table:style-name="ce275" table:content-validation-name="val3"/>
          <table:table-cell table:style-name="ce275" table:content-validation-name="val5"/>
          <table:table-cell table:style-name="ce248" table:formula="of:=IF(ISBLANK([.E53]);&quot;&quot;; VLOOKUP([.E53];AnnualUnitsTable;MATCH([.$F$4];AnnualUnits;0)+2;FALSE()))">
            <text:p/>
          </table:table-cell>
          <table:table-cell table:style-name="ce275" table:number-columns-repeated="2"/>
          <table:table-cell table:style-name="ce55" table:formula="of:=IF(OR([.E53]=C_Prep;[.E53]=C_Base1Wk1;[.E53]=C_Base1Wk2;[.E53]=C_Base1Wk3;[.E53]=C_Base2Wk1;[.E53]=C_Base2Wk2;[.E53]=C_Base2Wk3;[.E53]=C_Base3Wk1;[.E53]=C_Base3Wk2;[.E53]=C_Base3Wk3;[.E53]=C_Build1Wk1;[.E53]=C_Build1Wk2;[.E53]=C_Build1Wk3;[.E53]=C_Build2Wk1;[.E53]=C_Build2Wk2;[.E53]=C_Build2Wk3;[.E53]=C_Transition);&quot;X&quot;;IF(AND(OR([.E53]=C_Build1Wk1;[.E53]=C_Build1Wk2;[.E53]=C_Build1Wk3);[.$B$4]=&quot;Endurance&quot;);&quot;X&quot;;IF(AND(OR([.E53]=C_Peak1;[.E53]=C_Peak2);[.$B$5]=&quot;Endurance&quot;);&quot;X&quot;;&quot;&quot;)))">
            <text:p/>
          </table:table-cell>
          <table:table-cell table:style-name="ce55" table:formula="of:=IF(OR([.E53]=C_Base3Wk1;[.E53]=C_Base3Wk2;[.E53]=C_Base3Wk3);&quot;X&quot;;IF(AND(OR([.E53]=C_Build2Wk1;[.E53]=C_Build2Wk2;[.E53]=C_Build2Wk3);OR([.$B$4]=&quot;Strength&quot;;[.$B$5]=&quot;Strength&quot;));&quot;X&quot;;IF(AND(OR([.E53]=C_Peak1;[.E53]=C_Peak2);[.$B$5]=&quot;Strength&quot;);&quot;X&quot;;&quot;&quot;)))">
            <text:p/>
          </table:table-cell>
          <table:table-cell table:style-name="ce55" table:formula="of:=IF(OR([.E53]=C_Prep;[.E53]=C_Base1Wk1;[.E53]=C_Base1Wk2;[.E53]=C_Base1Wk3;[.E53]=C_Base1Rest;[.E53]=C_Base2Wk1;[.E53]=C_Base2Wk2;[.E53]=C_Base2Wk3;[.E53]=C_Base2Rest;[.E53]=C_Base3Wk1;[.E53]=C_Base3Wk2;[.E53]=C_Base3Wk3;[.E53]=C_Base3Rest;[.E53]=C_Build1Wk1;[.E53]=C_Build1Wk2;[.E53]=C_Build1Wk3;[.E53]=C_Build2Wk1;[.E53]=C_Build2Wk2;[.E53]=C_Build2Wk3;[.E53]=C_RaceSat;[.E53]=C_RaceSun;[.E53]=C_RaceSatSun;[.E53]=C_Transition);&quot;X&quot;;IF(AND(OR([.E53]=C_Build2Wk1;[.E53]=C_Build2Wk2;[.E53]=C_Build2Wk3);OR([.$B$4]=&quot;Speed&quot;;[.$B$5]=&quot;Speed&quot;));&quot;X&quot;;IF(AND(OR([.E53]=C_Peak1;[.E53]=C_Peak2);[.$B$5]=&quot;Speed&quot;);&quot;X&quot;;&quot;&quot;)))">
            <text:p/>
          </table:table-cell>
          <table:table-cell table:style-name="ce55" table:formula="of:=IF(OR([.E53]=C_Base2Wk1;[.E53]=C_Base2Wk2;[.E53]=C_Base2Wk3;[.E53]=C_Base3Wk1;[.E53]=C_Base3Wk2;[.E53]=C_Base3Wk3;[.E53]=C_Build1Wk1;[.E53]=C_Build1Wk2;[.E53]=C_Build1Wk3;[.E53]=C_Build2Wk1;[.E53]=C_Build2Wk2;[.E53]=C_Build2Wk3;[.E53]=C_Peak1;[.E53]=C_Peak2);&quot;X&quot;;IF(AND(OR([.E53]=C_Build2Wk1;[.E53]=C_Build2Wk2;[.E53]=C_Build2Wk3);OR([.$B$4]=&quot;Muscular-Endurance&quot;;[.$B$5]=&quot;Muscular-Endurance&quot;));&quot;X&quot;;IF(AND(OR([.E53]=C_Peak1;[.E53]=C_Peak2);[.$B$5]=&quot;Muscular-Endurance&quot;);&quot;X&quot;;&quot;&quot;)))">
            <text:p/>
          </table:table-cell>
          <table:table-cell table:style-name="ce55" table:formula="of:=IF(AND(OR([.E53]=C_Build1Wk1;[.E53]=C_Build1Wk2;[.E53]=C_Build1Wk3);[.$B$4]=&quot;Speed-Endurance&quot;);&quot;X&quot;;IF(AND(OR([.E53]=C_Build2Wk1;[.E53]=C_Build2Wk2;[.E53]=C_Build2Wk3);OR([.$B$4]=&quot;Speed-endurance&quot;;[.$B$5]=&quot;Speed-Endurance&quot;));&quot;X&quot;;IF(AND(OR([.E53]=C_Peak1;[.E53]=C_Peak2);[.$B$5]=&quot;Speed-Endurance&quot;);&quot;X&quot;;&quot;&quot;)))">
            <text:p/>
          </table:table-cell>
          <table:table-cell table:style-name="ce55" table:formula="of:=IF(AND(OR([.E53]=C_Build1Wk1;[.E53]=C_Build1Wk2;[.E53]=C_Build1Wk3);[.$B$4]=&quot;Power&quot;);&quot;X&quot;;IF(AND(OR([.E53]=C_Build2Wk1;[.E53]=C_Build2Wk2;[.E53]=C_Build2Wk3);OR([.$B$4]=&quot;Power&quot;;[.$B$5]=&quot;Power&quot;));&quot;X&quot;;IF(AND(OR([.E53]=C_Peak1;[.E53]=C_Peak2);[.$B$5]=&quot;Power&quot;);&quot;X&quot;;&quot;&quot;)))">
            <text:p/>
          </table:table-cell>
          <table:table-cell table:style-name="ce55" table:formula="of:=IF(OR([.E53]=C_Base1Rest;[.E53]=C_Base2Rest;[.E53]=C_Base3Rest;[.E53]=C_Build1Rest;[.E53]=C_Build2Rest);&quot;X&quot;;&quot;&quot;)">
            <text:p/>
          </table:table-cell>
          <table:table-cell table:style-name="ce56" table:number-columns-repeated="1009"/>
        </table:table-row>
        <table:table-row table:style-name="ro26">
          <table:table-cell table:style-name="ce15" office:value-type="float" office:value="35" calcext:value-type="float">
            <text:p>35</text:p>
          </table:table-cell>
          <table:table-cell table:style-name="ce237" table:formula="of:=[.B53]+7" office:value-type="date" office:date-value="2008-08-25" calcext:value-type="date">
            <text:p>25-Aug</text:p>
          </table:table-cell>
          <table:table-cell table:style-name="ce275"/>
          <table:table-cell table:style-name="ce275" table:content-validation-name="val3"/>
          <table:table-cell table:style-name="ce275" table:content-validation-name="val5"/>
          <table:table-cell table:style-name="ce248" table:formula="of:=IF(ISBLANK([.E54]);&quot;&quot;; VLOOKUP([.E54];AnnualUnitsTable;MATCH([.$F$4];AnnualUnits;0)+2;FALSE()))">
            <text:p/>
          </table:table-cell>
          <table:table-cell table:style-name="ce275" table:number-columns-repeated="2"/>
          <table:table-cell table:style-name="ce55" table:formula="of:=IF(OR([.E54]=C_Prep;[.E54]=C_Base1Wk1;[.E54]=C_Base1Wk2;[.E54]=C_Base1Wk3;[.E54]=C_Base2Wk1;[.E54]=C_Base2Wk2;[.E54]=C_Base2Wk3;[.E54]=C_Base3Wk1;[.E54]=C_Base3Wk2;[.E54]=C_Base3Wk3;[.E54]=C_Build1Wk1;[.E54]=C_Build1Wk2;[.E54]=C_Build1Wk3;[.E54]=C_Build2Wk1;[.E54]=C_Build2Wk2;[.E54]=C_Build2Wk3;[.E54]=C_Transition);&quot;X&quot;;IF(AND(OR([.E54]=C_Build1Wk1;[.E54]=C_Build1Wk2;[.E54]=C_Build1Wk3);[.$B$4]=&quot;Endurance&quot;);&quot;X&quot;;IF(AND(OR([.E54]=C_Peak1;[.E54]=C_Peak2);[.$B$5]=&quot;Endurance&quot;);&quot;X&quot;;&quot;&quot;)))">
            <text:p/>
          </table:table-cell>
          <table:table-cell table:style-name="ce55" table:formula="of:=IF(OR([.E54]=C_Base3Wk1;[.E54]=C_Base3Wk2;[.E54]=C_Base3Wk3);&quot;X&quot;;IF(AND(OR([.E54]=C_Build2Wk1;[.E54]=C_Build2Wk2;[.E54]=C_Build2Wk3);OR([.$B$4]=&quot;Strength&quot;;[.$B$5]=&quot;Strength&quot;));&quot;X&quot;;IF(AND(OR([.E54]=C_Peak1;[.E54]=C_Peak2);[.$B$5]=&quot;Strength&quot;);&quot;X&quot;;&quot;&quot;)))">
            <text:p/>
          </table:table-cell>
          <table:table-cell table:style-name="ce55" table:formula="of:=IF(OR([.E54]=C_Prep;[.E54]=C_Base1Wk1;[.E54]=C_Base1Wk2;[.E54]=C_Base1Wk3;[.E54]=C_Base1Rest;[.E54]=C_Base2Wk1;[.E54]=C_Base2Wk2;[.E54]=C_Base2Wk3;[.E54]=C_Base2Rest;[.E54]=C_Base3Wk1;[.E54]=C_Base3Wk2;[.E54]=C_Base3Wk3;[.E54]=C_Base3Rest;[.E54]=C_Build1Wk1;[.E54]=C_Build1Wk2;[.E54]=C_Build1Wk3;[.E54]=C_Build2Wk1;[.E54]=C_Build2Wk2;[.E54]=C_Build2Wk3;[.E54]=C_RaceSat;[.E54]=C_RaceSun;[.E54]=C_RaceSatSun;[.E54]=C_Transition);&quot;X&quot;;IF(AND(OR([.E54]=C_Build2Wk1;[.E54]=C_Build2Wk2;[.E54]=C_Build2Wk3);OR([.$B$4]=&quot;Speed&quot;;[.$B$5]=&quot;Speed&quot;));&quot;X&quot;;IF(AND(OR([.E54]=C_Peak1;[.E54]=C_Peak2);[.$B$5]=&quot;Speed&quot;);&quot;X&quot;;&quot;&quot;)))">
            <text:p/>
          </table:table-cell>
          <table:table-cell table:style-name="ce55" table:formula="of:=IF(OR([.E54]=C_Base2Wk1;[.E54]=C_Base2Wk2;[.E54]=C_Base2Wk3;[.E54]=C_Base3Wk1;[.E54]=C_Base3Wk2;[.E54]=C_Base3Wk3;[.E54]=C_Build1Wk1;[.E54]=C_Build1Wk2;[.E54]=C_Build1Wk3;[.E54]=C_Build2Wk1;[.E54]=C_Build2Wk2;[.E54]=C_Build2Wk3;[.E54]=C_Peak1;[.E54]=C_Peak2);&quot;X&quot;;IF(AND(OR([.E54]=C_Build2Wk1;[.E54]=C_Build2Wk2;[.E54]=C_Build2Wk3);OR([.$B$4]=&quot;Muscular-Endurance&quot;;[.$B$5]=&quot;Muscular-Endurance&quot;));&quot;X&quot;;IF(AND(OR([.E54]=C_Peak1;[.E54]=C_Peak2);[.$B$5]=&quot;Muscular-Endurance&quot;);&quot;X&quot;;&quot;&quot;)))">
            <text:p/>
          </table:table-cell>
          <table:table-cell table:style-name="ce55" table:formula="of:=IF(AND(OR([.E54]=C_Build1Wk1;[.E54]=C_Build1Wk2;[.E54]=C_Build1Wk3);[.$B$4]=&quot;Speed-Endurance&quot;);&quot;X&quot;;IF(AND(OR([.E54]=C_Build2Wk1;[.E54]=C_Build2Wk2;[.E54]=C_Build2Wk3);OR([.$B$4]=&quot;Speed-endurance&quot;;[.$B$5]=&quot;Speed-Endurance&quot;));&quot;X&quot;;IF(AND(OR([.E54]=C_Peak1;[.E54]=C_Peak2);[.$B$5]=&quot;Speed-Endurance&quot;);&quot;X&quot;;&quot;&quot;)))">
            <text:p/>
          </table:table-cell>
          <table:table-cell table:style-name="ce55" table:formula="of:=IF(AND(OR([.E54]=C_Build1Wk1;[.E54]=C_Build1Wk2;[.E54]=C_Build1Wk3);[.$B$4]=&quot;Power&quot;);&quot;X&quot;;IF(AND(OR([.E54]=C_Build2Wk1;[.E54]=C_Build2Wk2;[.E54]=C_Build2Wk3);OR([.$B$4]=&quot;Power&quot;;[.$B$5]=&quot;Power&quot;));&quot;X&quot;;IF(AND(OR([.E54]=C_Peak1;[.E54]=C_Peak2);[.$B$5]=&quot;Power&quot;);&quot;X&quot;;&quot;&quot;)))">
            <text:p/>
          </table:table-cell>
          <table:table-cell table:style-name="ce55" table:formula="of:=IF(OR([.E54]=C_Base1Rest;[.E54]=C_Base2Rest;[.E54]=C_Base3Rest;[.E54]=C_Build1Rest;[.E54]=C_Build2Rest);&quot;X&quot;;&quot;&quot;)">
            <text:p/>
          </table:table-cell>
          <table:table-cell table:style-name="ce56" table:number-columns-repeated="1009"/>
        </table:table-row>
        <table:table-row table:style-name="ro26">
          <table:table-cell table:style-name="ce15" office:value-type="float" office:value="36" calcext:value-type="float">
            <text:p>36</text:p>
          </table:table-cell>
          <table:table-cell table:style-name="ce237" table:formula="of:=[.B54]+7" office:value-type="date" office:date-value="2008-09-01" calcext:value-type="date">
            <text:p>01-Sep</text:p>
          </table:table-cell>
          <table:table-cell table:style-name="ce275"/>
          <table:table-cell table:style-name="ce275" table:content-validation-name="val3"/>
          <table:table-cell table:style-name="ce275" table:content-validation-name="val5"/>
          <table:table-cell table:style-name="ce248" table:formula="of:=IF(ISBLANK([.E55]);&quot;&quot;; VLOOKUP([.E55];AnnualUnitsTable;MATCH([.$F$4];AnnualUnits;0)+2;FALSE()))">
            <text:p/>
          </table:table-cell>
          <table:table-cell table:style-name="ce275" table:number-columns-repeated="2"/>
          <table:table-cell table:style-name="ce55" table:formula="of:=IF(OR([.E55]=C_Prep;[.E55]=C_Base1Wk1;[.E55]=C_Base1Wk2;[.E55]=C_Base1Wk3;[.E55]=C_Base2Wk1;[.E55]=C_Base2Wk2;[.E55]=C_Base2Wk3;[.E55]=C_Base3Wk1;[.E55]=C_Base3Wk2;[.E55]=C_Base3Wk3;[.E55]=C_Build1Wk1;[.E55]=C_Build1Wk2;[.E55]=C_Build1Wk3;[.E55]=C_Build2Wk1;[.E55]=C_Build2Wk2;[.E55]=C_Build2Wk3;[.E55]=C_Transition);&quot;X&quot;;IF(AND(OR([.E55]=C_Build1Wk1;[.E55]=C_Build1Wk2;[.E55]=C_Build1Wk3);[.$B$4]=&quot;Endurance&quot;);&quot;X&quot;;IF(AND(OR([.E55]=C_Peak1;[.E55]=C_Peak2);[.$B$5]=&quot;Endurance&quot;);&quot;X&quot;;&quot;&quot;)))">
            <text:p/>
          </table:table-cell>
          <table:table-cell table:style-name="ce55" table:formula="of:=IF(OR([.E55]=C_Base3Wk1;[.E55]=C_Base3Wk2;[.E55]=C_Base3Wk3);&quot;X&quot;;IF(AND(OR([.E55]=C_Build2Wk1;[.E55]=C_Build2Wk2;[.E55]=C_Build2Wk3);OR([.$B$4]=&quot;Strength&quot;;[.$B$5]=&quot;Strength&quot;));&quot;X&quot;;IF(AND(OR([.E55]=C_Peak1;[.E55]=C_Peak2);[.$B$5]=&quot;Strength&quot;);&quot;X&quot;;&quot;&quot;)))">
            <text:p/>
          </table:table-cell>
          <table:table-cell table:style-name="ce55" table:formula="of:=IF(OR([.E55]=C_Prep;[.E55]=C_Base1Wk1;[.E55]=C_Base1Wk2;[.E55]=C_Base1Wk3;[.E55]=C_Base1Rest;[.E55]=C_Base2Wk1;[.E55]=C_Base2Wk2;[.E55]=C_Base2Wk3;[.E55]=C_Base2Rest;[.E55]=C_Base3Wk1;[.E55]=C_Base3Wk2;[.E55]=C_Base3Wk3;[.E55]=C_Base3Rest;[.E55]=C_Build1Wk1;[.E55]=C_Build1Wk2;[.E55]=C_Build1Wk3;[.E55]=C_Build2Wk1;[.E55]=C_Build2Wk2;[.E55]=C_Build2Wk3;[.E55]=C_RaceSat;[.E55]=C_RaceSun;[.E55]=C_RaceSatSun;[.E55]=C_Transition);&quot;X&quot;;IF(AND(OR([.E55]=C_Build2Wk1;[.E55]=C_Build2Wk2;[.E55]=C_Build2Wk3);OR([.$B$4]=&quot;Speed&quot;;[.$B$5]=&quot;Speed&quot;));&quot;X&quot;;IF(AND(OR([.E55]=C_Peak1;[.E55]=C_Peak2);[.$B$5]=&quot;Speed&quot;);&quot;X&quot;;&quot;&quot;)))">
            <text:p/>
          </table:table-cell>
          <table:table-cell table:style-name="ce55" table:formula="of:=IF(OR([.E55]=C_Base2Wk1;[.E55]=C_Base2Wk2;[.E55]=C_Base2Wk3;[.E55]=C_Base3Wk1;[.E55]=C_Base3Wk2;[.E55]=C_Base3Wk3;[.E55]=C_Build1Wk1;[.E55]=C_Build1Wk2;[.E55]=C_Build1Wk3;[.E55]=C_Build2Wk1;[.E55]=C_Build2Wk2;[.E55]=C_Build2Wk3;[.E55]=C_Peak1;[.E55]=C_Peak2);&quot;X&quot;;IF(AND(OR([.E55]=C_Build2Wk1;[.E55]=C_Build2Wk2;[.E55]=C_Build2Wk3);OR([.$B$4]=&quot;Muscular-Endurance&quot;;[.$B$5]=&quot;Muscular-Endurance&quot;));&quot;X&quot;;IF(AND(OR([.E55]=C_Peak1;[.E55]=C_Peak2);[.$B$5]=&quot;Muscular-Endurance&quot;);&quot;X&quot;;&quot;&quot;)))">
            <text:p/>
          </table:table-cell>
          <table:table-cell table:style-name="ce55" table:formula="of:=IF(AND(OR([.E55]=C_Build1Wk1;[.E55]=C_Build1Wk2;[.E55]=C_Build1Wk3);[.$B$4]=&quot;Speed-Endurance&quot;);&quot;X&quot;;IF(AND(OR([.E55]=C_Build2Wk1;[.E55]=C_Build2Wk2;[.E55]=C_Build2Wk3);OR([.$B$4]=&quot;Speed-endurance&quot;;[.$B$5]=&quot;Speed-Endurance&quot;));&quot;X&quot;;IF(AND(OR([.E55]=C_Peak1;[.E55]=C_Peak2);[.$B$5]=&quot;Speed-Endurance&quot;);&quot;X&quot;;&quot;&quot;)))">
            <text:p/>
          </table:table-cell>
          <table:table-cell table:style-name="ce55" table:formula="of:=IF(AND(OR([.E55]=C_Build1Wk1;[.E55]=C_Build1Wk2;[.E55]=C_Build1Wk3);[.$B$4]=&quot;Power&quot;);&quot;X&quot;;IF(AND(OR([.E55]=C_Build2Wk1;[.E55]=C_Build2Wk2;[.E55]=C_Build2Wk3);OR([.$B$4]=&quot;Power&quot;;[.$B$5]=&quot;Power&quot;));&quot;X&quot;;IF(AND(OR([.E55]=C_Peak1;[.E55]=C_Peak2);[.$B$5]=&quot;Power&quot;);&quot;X&quot;;&quot;&quot;)))">
            <text:p/>
          </table:table-cell>
          <table:table-cell table:style-name="ce55" table:formula="of:=IF(OR([.E55]=C_Base1Rest;[.E55]=C_Base2Rest;[.E55]=C_Base3Rest;[.E55]=C_Build1Rest;[.E55]=C_Build2Rest);&quot;X&quot;;&quot;&quot;)">
            <text:p/>
          </table:table-cell>
          <table:table-cell table:style-name="ce56" table:number-columns-repeated="1009"/>
        </table:table-row>
        <table:table-row table:style-name="ro26">
          <table:table-cell table:style-name="ce15" office:value-type="float" office:value="37" calcext:value-type="float">
            <text:p>37</text:p>
          </table:table-cell>
          <table:table-cell table:style-name="ce237" table:formula="of:=[.B55]+7" office:value-type="date" office:date-value="2008-09-08" calcext:value-type="date">
            <text:p>08-Sep</text:p>
          </table:table-cell>
          <table:table-cell table:style-name="ce275"/>
          <table:table-cell table:style-name="ce275" table:content-validation-name="val3"/>
          <table:table-cell table:style-name="ce275" table:content-validation-name="val5"/>
          <table:table-cell table:style-name="ce248" table:formula="of:=IF(ISBLANK([.E56]);&quot;&quot;; VLOOKUP([.E56];AnnualUnitsTable;MATCH([.$F$4];AnnualUnits;0)+2;FALSE()))">
            <text:p/>
          </table:table-cell>
          <table:table-cell table:style-name="ce275" table:number-columns-repeated="2"/>
          <table:table-cell table:style-name="ce55" table:formula="of:=IF(OR([.E56]=C_Prep;[.E56]=C_Base1Wk1;[.E56]=C_Base1Wk2;[.E56]=C_Base1Wk3;[.E56]=C_Base2Wk1;[.E56]=C_Base2Wk2;[.E56]=C_Base2Wk3;[.E56]=C_Base3Wk1;[.E56]=C_Base3Wk2;[.E56]=C_Base3Wk3;[.E56]=C_Build1Wk1;[.E56]=C_Build1Wk2;[.E56]=C_Build1Wk3;[.E56]=C_Build2Wk1;[.E56]=C_Build2Wk2;[.E56]=C_Build2Wk3;[.E56]=C_Transition);&quot;X&quot;;IF(AND(OR([.E56]=C_Build1Wk1;[.E56]=C_Build1Wk2;[.E56]=C_Build1Wk3);[.$B$4]=&quot;Endurance&quot;);&quot;X&quot;;IF(AND(OR([.E56]=C_Peak1;[.E56]=C_Peak2);[.$B$5]=&quot;Endurance&quot;);&quot;X&quot;;&quot;&quot;)))">
            <text:p/>
          </table:table-cell>
          <table:table-cell table:style-name="ce55" table:formula="of:=IF(OR([.E56]=C_Base3Wk1;[.E56]=C_Base3Wk2;[.E56]=C_Base3Wk3);&quot;X&quot;;IF(AND(OR([.E56]=C_Build2Wk1;[.E56]=C_Build2Wk2;[.E56]=C_Build2Wk3);OR([.$B$4]=&quot;Strength&quot;;[.$B$5]=&quot;Strength&quot;));&quot;X&quot;;IF(AND(OR([.E56]=C_Peak1;[.E56]=C_Peak2);[.$B$5]=&quot;Strength&quot;);&quot;X&quot;;&quot;&quot;)))">
            <text:p/>
          </table:table-cell>
          <table:table-cell table:style-name="ce55" table:formula="of:=IF(OR([.E56]=C_Prep;[.E56]=C_Base1Wk1;[.E56]=C_Base1Wk2;[.E56]=C_Base1Wk3;[.E56]=C_Base1Rest;[.E56]=C_Base2Wk1;[.E56]=C_Base2Wk2;[.E56]=C_Base2Wk3;[.E56]=C_Base2Rest;[.E56]=C_Base3Wk1;[.E56]=C_Base3Wk2;[.E56]=C_Base3Wk3;[.E56]=C_Base3Rest;[.E56]=C_Build1Wk1;[.E56]=C_Build1Wk2;[.E56]=C_Build1Wk3;[.E56]=C_Build2Wk1;[.E56]=C_Build2Wk2;[.E56]=C_Build2Wk3;[.E56]=C_RaceSat;[.E56]=C_RaceSun;[.E56]=C_RaceSatSun;[.E56]=C_Transition);&quot;X&quot;;IF(AND(OR([.E56]=C_Build2Wk1;[.E56]=C_Build2Wk2;[.E56]=C_Build2Wk3);OR([.$B$4]=&quot;Speed&quot;;[.$B$5]=&quot;Speed&quot;));&quot;X&quot;;IF(AND(OR([.E56]=C_Peak1;[.E56]=C_Peak2);[.$B$5]=&quot;Speed&quot;);&quot;X&quot;;&quot;&quot;)))">
            <text:p/>
          </table:table-cell>
          <table:table-cell table:style-name="ce55" table:formula="of:=IF(OR([.E56]=C_Base2Wk1;[.E56]=C_Base2Wk2;[.E56]=C_Base2Wk3;[.E56]=C_Base3Wk1;[.E56]=C_Base3Wk2;[.E56]=C_Base3Wk3;[.E56]=C_Build1Wk1;[.E56]=C_Build1Wk2;[.E56]=C_Build1Wk3;[.E56]=C_Build2Wk1;[.E56]=C_Build2Wk2;[.E56]=C_Build2Wk3;[.E56]=C_Peak1;[.E56]=C_Peak2);&quot;X&quot;;IF(AND(OR([.E56]=C_Build2Wk1;[.E56]=C_Build2Wk2;[.E56]=C_Build2Wk3);OR([.$B$4]=&quot;Muscular-Endurance&quot;;[.$B$5]=&quot;Muscular-Endurance&quot;));&quot;X&quot;;IF(AND(OR([.E56]=C_Peak1;[.E56]=C_Peak2);[.$B$5]=&quot;Muscular-Endurance&quot;);&quot;X&quot;;&quot;&quot;)))">
            <text:p/>
          </table:table-cell>
          <table:table-cell table:style-name="ce55" table:formula="of:=IF(AND(OR([.E56]=C_Build1Wk1;[.E56]=C_Build1Wk2;[.E56]=C_Build1Wk3);[.$B$4]=&quot;Speed-Endurance&quot;);&quot;X&quot;;IF(AND(OR([.E56]=C_Build2Wk1;[.E56]=C_Build2Wk2;[.E56]=C_Build2Wk3);OR([.$B$4]=&quot;Speed-endurance&quot;;[.$B$5]=&quot;Speed-Endurance&quot;));&quot;X&quot;;IF(AND(OR([.E56]=C_Peak1;[.E56]=C_Peak2);[.$B$5]=&quot;Speed-Endurance&quot;);&quot;X&quot;;&quot;&quot;)))">
            <text:p/>
          </table:table-cell>
          <table:table-cell table:style-name="ce55" table:formula="of:=IF(AND(OR([.E56]=C_Build1Wk1;[.E56]=C_Build1Wk2;[.E56]=C_Build1Wk3);[.$B$4]=&quot;Power&quot;);&quot;X&quot;;IF(AND(OR([.E56]=C_Build2Wk1;[.E56]=C_Build2Wk2;[.E56]=C_Build2Wk3);OR([.$B$4]=&quot;Power&quot;;[.$B$5]=&quot;Power&quot;));&quot;X&quot;;IF(AND(OR([.E56]=C_Peak1;[.E56]=C_Peak2);[.$B$5]=&quot;Power&quot;);&quot;X&quot;;&quot;&quot;)))">
            <text:p/>
          </table:table-cell>
          <table:table-cell table:style-name="ce55" table:formula="of:=IF(OR([.E56]=C_Base1Rest;[.E56]=C_Base2Rest;[.E56]=C_Base3Rest;[.E56]=C_Build1Rest;[.E56]=C_Build2Rest);&quot;X&quot;;&quot;&quot;)">
            <text:p/>
          </table:table-cell>
          <table:table-cell table:style-name="ce56" table:number-columns-repeated="1009"/>
        </table:table-row>
        <table:table-row table:style-name="ro26">
          <table:table-cell table:style-name="ce15" office:value-type="float" office:value="38" calcext:value-type="float">
            <text:p>38</text:p>
          </table:table-cell>
          <table:table-cell table:style-name="ce237" table:formula="of:=[.B56]+7" office:value-type="date" office:date-value="2008-09-15" calcext:value-type="date">
            <text:p>15-Sep</text:p>
          </table:table-cell>
          <table:table-cell table:style-name="ce275"/>
          <table:table-cell table:style-name="ce275" table:content-validation-name="val3"/>
          <table:table-cell table:style-name="ce275" table:content-validation-name="val5"/>
          <table:table-cell table:style-name="ce248" table:formula="of:=IF(ISBLANK([.E57]);&quot;&quot;; VLOOKUP([.E57];AnnualUnitsTable;MATCH([.$F$4];AnnualUnits;0)+2;FALSE()))">
            <text:p/>
          </table:table-cell>
          <table:table-cell table:style-name="ce275" table:number-columns-repeated="2"/>
          <table:table-cell table:style-name="ce55" table:formula="of:=IF(OR([.E57]=C_Prep;[.E57]=C_Base1Wk1;[.E57]=C_Base1Wk2;[.E57]=C_Base1Wk3;[.E57]=C_Base2Wk1;[.E57]=C_Base2Wk2;[.E57]=C_Base2Wk3;[.E57]=C_Base3Wk1;[.E57]=C_Base3Wk2;[.E57]=C_Base3Wk3;[.E57]=C_Build1Wk1;[.E57]=C_Build1Wk2;[.E57]=C_Build1Wk3;[.E57]=C_Build2Wk1;[.E57]=C_Build2Wk2;[.E57]=C_Build2Wk3;[.E57]=C_Transition);&quot;X&quot;;IF(AND(OR([.E57]=C_Build1Wk1;[.E57]=C_Build1Wk2;[.E57]=C_Build1Wk3);[.$B$4]=&quot;Endurance&quot;);&quot;X&quot;;IF(AND(OR([.E57]=C_Peak1;[.E57]=C_Peak2);[.$B$5]=&quot;Endurance&quot;);&quot;X&quot;;&quot;&quot;)))">
            <text:p/>
          </table:table-cell>
          <table:table-cell table:style-name="ce55" table:formula="of:=IF(OR([.E57]=C_Base3Wk1;[.E57]=C_Base3Wk2;[.E57]=C_Base3Wk3);&quot;X&quot;;IF(AND(OR([.E57]=C_Build2Wk1;[.E57]=C_Build2Wk2;[.E57]=C_Build2Wk3);OR([.$B$4]=&quot;Strength&quot;;[.$B$5]=&quot;Strength&quot;));&quot;X&quot;;IF(AND(OR([.E57]=C_Peak1;[.E57]=C_Peak2);[.$B$5]=&quot;Strength&quot;);&quot;X&quot;;&quot;&quot;)))">
            <text:p/>
          </table:table-cell>
          <table:table-cell table:style-name="ce55" table:formula="of:=IF(OR([.E57]=C_Prep;[.E57]=C_Base1Wk1;[.E57]=C_Base1Wk2;[.E57]=C_Base1Wk3;[.E57]=C_Base1Rest;[.E57]=C_Base2Wk1;[.E57]=C_Base2Wk2;[.E57]=C_Base2Wk3;[.E57]=C_Base2Rest;[.E57]=C_Base3Wk1;[.E57]=C_Base3Wk2;[.E57]=C_Base3Wk3;[.E57]=C_Base3Rest;[.E57]=C_Build1Wk1;[.E57]=C_Build1Wk2;[.E57]=C_Build1Wk3;[.E57]=C_Build2Wk1;[.E57]=C_Build2Wk2;[.E57]=C_Build2Wk3;[.E57]=C_RaceSat;[.E57]=C_RaceSun;[.E57]=C_RaceSatSun;[.E57]=C_Transition);&quot;X&quot;;IF(AND(OR([.E57]=C_Build2Wk1;[.E57]=C_Build2Wk2;[.E57]=C_Build2Wk3);OR([.$B$4]=&quot;Speed&quot;;[.$B$5]=&quot;Speed&quot;));&quot;X&quot;;IF(AND(OR([.E57]=C_Peak1;[.E57]=C_Peak2);[.$B$5]=&quot;Speed&quot;);&quot;X&quot;;&quot;&quot;)))">
            <text:p/>
          </table:table-cell>
          <table:table-cell table:style-name="ce55" table:formula="of:=IF(OR([.E57]=C_Base2Wk1;[.E57]=C_Base2Wk2;[.E57]=C_Base2Wk3;[.E57]=C_Base3Wk1;[.E57]=C_Base3Wk2;[.E57]=C_Base3Wk3;[.E57]=C_Build1Wk1;[.E57]=C_Build1Wk2;[.E57]=C_Build1Wk3;[.E57]=C_Build2Wk1;[.E57]=C_Build2Wk2;[.E57]=C_Build2Wk3;[.E57]=C_Peak1;[.E57]=C_Peak2);&quot;X&quot;;IF(AND(OR([.E57]=C_Build2Wk1;[.E57]=C_Build2Wk2;[.E57]=C_Build2Wk3);OR([.$B$4]=&quot;Muscular-Endurance&quot;;[.$B$5]=&quot;Muscular-Endurance&quot;));&quot;X&quot;;IF(AND(OR([.E57]=C_Peak1;[.E57]=C_Peak2);[.$B$5]=&quot;Muscular-Endurance&quot;);&quot;X&quot;;&quot;&quot;)))">
            <text:p/>
          </table:table-cell>
          <table:table-cell table:style-name="ce55" table:formula="of:=IF(AND(OR([.E57]=C_Build1Wk1;[.E57]=C_Build1Wk2;[.E57]=C_Build1Wk3);[.$B$4]=&quot;Speed-Endurance&quot;);&quot;X&quot;;IF(AND(OR([.E57]=C_Build2Wk1;[.E57]=C_Build2Wk2;[.E57]=C_Build2Wk3);OR([.$B$4]=&quot;Speed-endurance&quot;;[.$B$5]=&quot;Speed-Endurance&quot;));&quot;X&quot;;IF(AND(OR([.E57]=C_Peak1;[.E57]=C_Peak2);[.$B$5]=&quot;Speed-Endurance&quot;);&quot;X&quot;;&quot;&quot;)))">
            <text:p/>
          </table:table-cell>
          <table:table-cell table:style-name="ce55" table:formula="of:=IF(AND(OR([.E57]=C_Build1Wk1;[.E57]=C_Build1Wk2;[.E57]=C_Build1Wk3);[.$B$4]=&quot;Power&quot;);&quot;X&quot;;IF(AND(OR([.E57]=C_Build2Wk1;[.E57]=C_Build2Wk2;[.E57]=C_Build2Wk3);OR([.$B$4]=&quot;Power&quot;;[.$B$5]=&quot;Power&quot;));&quot;X&quot;;IF(AND(OR([.E57]=C_Peak1;[.E57]=C_Peak2);[.$B$5]=&quot;Power&quot;);&quot;X&quot;;&quot;&quot;)))">
            <text:p/>
          </table:table-cell>
          <table:table-cell table:style-name="ce55" table:formula="of:=IF(OR([.E57]=C_Base1Rest;[.E57]=C_Base2Rest;[.E57]=C_Base3Rest;[.E57]=C_Build1Rest;[.E57]=C_Build2Rest);&quot;X&quot;;&quot;&quot;)">
            <text:p/>
          </table:table-cell>
          <table:table-cell table:style-name="ce56" table:number-columns-repeated="1009"/>
        </table:table-row>
        <table:table-row table:style-name="ro26">
          <table:table-cell table:style-name="ce15" office:value-type="float" office:value="39" calcext:value-type="float">
            <text:p>39</text:p>
          </table:table-cell>
          <table:table-cell table:style-name="ce237" table:formula="of:=[.B57]+7" office:value-type="date" office:date-value="2008-09-22" calcext:value-type="date">
            <text:p>22-Sep</text:p>
          </table:table-cell>
          <table:table-cell table:style-name="ce275"/>
          <table:table-cell table:style-name="ce275" table:content-validation-name="val3"/>
          <table:table-cell table:style-name="ce275" table:content-validation-name="val5"/>
          <table:table-cell table:style-name="ce248" table:formula="of:=IF(ISBLANK([.E58]);&quot;&quot;; VLOOKUP([.E58];AnnualUnitsTable;MATCH([.$F$4];AnnualUnits;0)+2;FALSE()))">
            <text:p/>
          </table:table-cell>
          <table:table-cell table:style-name="ce275" table:number-columns-repeated="2"/>
          <table:table-cell table:style-name="ce55" table:formula="of:=IF(OR([.E58]=C_Prep;[.E58]=C_Base1Wk1;[.E58]=C_Base1Wk2;[.E58]=C_Base1Wk3;[.E58]=C_Base2Wk1;[.E58]=C_Base2Wk2;[.E58]=C_Base2Wk3;[.E58]=C_Base3Wk1;[.E58]=C_Base3Wk2;[.E58]=C_Base3Wk3;[.E58]=C_Build1Wk1;[.E58]=C_Build1Wk2;[.E58]=C_Build1Wk3;[.E58]=C_Build2Wk1;[.E58]=C_Build2Wk2;[.E58]=C_Build2Wk3;[.E58]=C_Transition);&quot;X&quot;;IF(AND(OR([.E58]=C_Build1Wk1;[.E58]=C_Build1Wk2;[.E58]=C_Build1Wk3);[.$B$4]=&quot;Endurance&quot;);&quot;X&quot;;IF(AND(OR([.E58]=C_Peak1;[.E58]=C_Peak2);[.$B$5]=&quot;Endurance&quot;);&quot;X&quot;;&quot;&quot;)))">
            <text:p/>
          </table:table-cell>
          <table:table-cell table:style-name="ce55" table:formula="of:=IF(OR([.E58]=C_Base3Wk1;[.E58]=C_Base3Wk2;[.E58]=C_Base3Wk3);&quot;X&quot;;IF(AND(OR([.E58]=C_Build2Wk1;[.E58]=C_Build2Wk2;[.E58]=C_Build2Wk3);OR([.$B$4]=&quot;Strength&quot;;[.$B$5]=&quot;Strength&quot;));&quot;X&quot;;IF(AND(OR([.E58]=C_Peak1;[.E58]=C_Peak2);[.$B$5]=&quot;Strength&quot;);&quot;X&quot;;&quot;&quot;)))">
            <text:p/>
          </table:table-cell>
          <table:table-cell table:style-name="ce55" table:formula="of:=IF(OR([.E58]=C_Prep;[.E58]=C_Base1Wk1;[.E58]=C_Base1Wk2;[.E58]=C_Base1Wk3;[.E58]=C_Base1Rest;[.E58]=C_Base2Wk1;[.E58]=C_Base2Wk2;[.E58]=C_Base2Wk3;[.E58]=C_Base2Rest;[.E58]=C_Base3Wk1;[.E58]=C_Base3Wk2;[.E58]=C_Base3Wk3;[.E58]=C_Base3Rest;[.E58]=C_Build1Wk1;[.E58]=C_Build1Wk2;[.E58]=C_Build1Wk3;[.E58]=C_Build2Wk1;[.E58]=C_Build2Wk2;[.E58]=C_Build2Wk3;[.E58]=C_RaceSat;[.E58]=C_RaceSun;[.E58]=C_RaceSatSun;[.E58]=C_Transition);&quot;X&quot;;IF(AND(OR([.E58]=C_Build2Wk1;[.E58]=C_Build2Wk2;[.E58]=C_Build2Wk3);OR([.$B$4]=&quot;Speed&quot;;[.$B$5]=&quot;Speed&quot;));&quot;X&quot;;IF(AND(OR([.E58]=C_Peak1;[.E58]=C_Peak2);[.$B$5]=&quot;Speed&quot;);&quot;X&quot;;&quot;&quot;)))">
            <text:p/>
          </table:table-cell>
          <table:table-cell table:style-name="ce55" table:formula="of:=IF(OR([.E58]=C_Base2Wk1;[.E58]=C_Base2Wk2;[.E58]=C_Base2Wk3;[.E58]=C_Base3Wk1;[.E58]=C_Base3Wk2;[.E58]=C_Base3Wk3;[.E58]=C_Build1Wk1;[.E58]=C_Build1Wk2;[.E58]=C_Build1Wk3;[.E58]=C_Build2Wk1;[.E58]=C_Build2Wk2;[.E58]=C_Build2Wk3;[.E58]=C_Peak1;[.E58]=C_Peak2);&quot;X&quot;;IF(AND(OR([.E58]=C_Build2Wk1;[.E58]=C_Build2Wk2;[.E58]=C_Build2Wk3);OR([.$B$4]=&quot;Muscular-Endurance&quot;;[.$B$5]=&quot;Muscular-Endurance&quot;));&quot;X&quot;;IF(AND(OR([.E58]=C_Peak1;[.E58]=C_Peak2);[.$B$5]=&quot;Muscular-Endurance&quot;);&quot;X&quot;;&quot;&quot;)))">
            <text:p/>
          </table:table-cell>
          <table:table-cell table:style-name="ce55" table:formula="of:=IF(AND(OR([.E58]=C_Build1Wk1;[.E58]=C_Build1Wk2;[.E58]=C_Build1Wk3);[.$B$4]=&quot;Speed-Endurance&quot;);&quot;X&quot;;IF(AND(OR([.E58]=C_Build2Wk1;[.E58]=C_Build2Wk2;[.E58]=C_Build2Wk3);OR([.$B$4]=&quot;Speed-endurance&quot;;[.$B$5]=&quot;Speed-Endurance&quot;));&quot;X&quot;;IF(AND(OR([.E58]=C_Peak1;[.E58]=C_Peak2);[.$B$5]=&quot;Speed-Endurance&quot;);&quot;X&quot;;&quot;&quot;)))">
            <text:p/>
          </table:table-cell>
          <table:table-cell table:style-name="ce55" table:formula="of:=IF(AND(OR([.E58]=C_Build1Wk1;[.E58]=C_Build1Wk2;[.E58]=C_Build1Wk3);[.$B$4]=&quot;Power&quot;);&quot;X&quot;;IF(AND(OR([.E58]=C_Build2Wk1;[.E58]=C_Build2Wk2;[.E58]=C_Build2Wk3);OR([.$B$4]=&quot;Power&quot;;[.$B$5]=&quot;Power&quot;));&quot;X&quot;;IF(AND(OR([.E58]=C_Peak1;[.E58]=C_Peak2);[.$B$5]=&quot;Power&quot;);&quot;X&quot;;&quot;&quot;)))">
            <text:p/>
          </table:table-cell>
          <table:table-cell table:style-name="ce55" table:formula="of:=IF(OR([.E58]=C_Base1Rest;[.E58]=C_Base2Rest;[.E58]=C_Base3Rest;[.E58]=C_Build1Rest;[.E58]=C_Build2Rest);&quot;X&quot;;&quot;&quot;)">
            <text:p/>
          </table:table-cell>
          <table:table-cell table:style-name="ce56" table:number-columns-repeated="1009"/>
        </table:table-row>
        <table:table-row table:style-name="ro26">
          <table:table-cell table:style-name="ce15" office:value-type="float" office:value="40" calcext:value-type="float">
            <text:p>40</text:p>
          </table:table-cell>
          <table:table-cell table:style-name="ce237" table:formula="of:=[.B58]+7" office:value-type="date" office:date-value="2008-09-29" calcext:value-type="date">
            <text:p>29-Sep</text:p>
          </table:table-cell>
          <table:table-cell table:style-name="ce275"/>
          <table:table-cell table:style-name="ce275" table:content-validation-name="val3"/>
          <table:table-cell table:style-name="ce275" table:content-validation-name="val5"/>
          <table:table-cell table:style-name="ce248" table:formula="of:=IF(ISBLANK([.E59]);&quot;&quot;; VLOOKUP([.E59];AnnualUnitsTable;MATCH([.$F$4];AnnualUnits;0)+2;FALSE()))">
            <text:p/>
          </table:table-cell>
          <table:table-cell table:style-name="ce275" table:number-columns-repeated="2"/>
          <table:table-cell table:style-name="ce55" table:formula="of:=IF(OR([.E59]=C_Prep;[.E59]=C_Base1Wk1;[.E59]=C_Base1Wk2;[.E59]=C_Base1Wk3;[.E59]=C_Base2Wk1;[.E59]=C_Base2Wk2;[.E59]=C_Base2Wk3;[.E59]=C_Base3Wk1;[.E59]=C_Base3Wk2;[.E59]=C_Base3Wk3;[.E59]=C_Build1Wk1;[.E59]=C_Build1Wk2;[.E59]=C_Build1Wk3;[.E59]=C_Build2Wk1;[.E59]=C_Build2Wk2;[.E59]=C_Build2Wk3;[.E59]=C_Transition);&quot;X&quot;;IF(AND(OR([.E59]=C_Build1Wk1;[.E59]=C_Build1Wk2;[.E59]=C_Build1Wk3);[.$B$4]=&quot;Endurance&quot;);&quot;X&quot;;IF(AND(OR([.E59]=C_Peak1;[.E59]=C_Peak2);[.$B$5]=&quot;Endurance&quot;);&quot;X&quot;;&quot;&quot;)))">
            <text:p/>
          </table:table-cell>
          <table:table-cell table:style-name="ce55" table:formula="of:=IF(OR([.E59]=C_Base3Wk1;[.E59]=C_Base3Wk2;[.E59]=C_Base3Wk3);&quot;X&quot;;IF(AND(OR([.E59]=C_Build2Wk1;[.E59]=C_Build2Wk2;[.E59]=C_Build2Wk3);OR([.$B$4]=&quot;Strength&quot;;[.$B$5]=&quot;Strength&quot;));&quot;X&quot;;IF(AND(OR([.E59]=C_Peak1;[.E59]=C_Peak2);[.$B$5]=&quot;Strength&quot;);&quot;X&quot;;&quot;&quot;)))">
            <text:p/>
          </table:table-cell>
          <table:table-cell table:style-name="ce55" table:formula="of:=IF(OR([.E59]=C_Prep;[.E59]=C_Base1Wk1;[.E59]=C_Base1Wk2;[.E59]=C_Base1Wk3;[.E59]=C_Base1Rest;[.E59]=C_Base2Wk1;[.E59]=C_Base2Wk2;[.E59]=C_Base2Wk3;[.E59]=C_Base2Rest;[.E59]=C_Base3Wk1;[.E59]=C_Base3Wk2;[.E59]=C_Base3Wk3;[.E59]=C_Base3Rest;[.E59]=C_Build1Wk1;[.E59]=C_Build1Wk2;[.E59]=C_Build1Wk3;[.E59]=C_Build2Wk1;[.E59]=C_Build2Wk2;[.E59]=C_Build2Wk3;[.E59]=C_RaceSat;[.E59]=C_RaceSun;[.E59]=C_RaceSatSun;[.E59]=C_Transition);&quot;X&quot;;IF(AND(OR([.E59]=C_Build2Wk1;[.E59]=C_Build2Wk2;[.E59]=C_Build2Wk3);OR([.$B$4]=&quot;Speed&quot;;[.$B$5]=&quot;Speed&quot;));&quot;X&quot;;IF(AND(OR([.E59]=C_Peak1;[.E59]=C_Peak2);[.$B$5]=&quot;Speed&quot;);&quot;X&quot;;&quot;&quot;)))">
            <text:p/>
          </table:table-cell>
          <table:table-cell table:style-name="ce55" table:formula="of:=IF(OR([.E59]=C_Base2Wk1;[.E59]=C_Base2Wk2;[.E59]=C_Base2Wk3;[.E59]=C_Base3Wk1;[.E59]=C_Base3Wk2;[.E59]=C_Base3Wk3;[.E59]=C_Build1Wk1;[.E59]=C_Build1Wk2;[.E59]=C_Build1Wk3;[.E59]=C_Build2Wk1;[.E59]=C_Build2Wk2;[.E59]=C_Build2Wk3;[.E59]=C_Peak1;[.E59]=C_Peak2);&quot;X&quot;;IF(AND(OR([.E59]=C_Build2Wk1;[.E59]=C_Build2Wk2;[.E59]=C_Build2Wk3);OR([.$B$4]=&quot;Muscular-Endurance&quot;;[.$B$5]=&quot;Muscular-Endurance&quot;));&quot;X&quot;;IF(AND(OR([.E59]=C_Peak1;[.E59]=C_Peak2);[.$B$5]=&quot;Muscular-Endurance&quot;);&quot;X&quot;;&quot;&quot;)))">
            <text:p/>
          </table:table-cell>
          <table:table-cell table:style-name="ce55" table:formula="of:=IF(AND(OR([.E59]=C_Build1Wk1;[.E59]=C_Build1Wk2;[.E59]=C_Build1Wk3);[.$B$4]=&quot;Speed-Endurance&quot;);&quot;X&quot;;IF(AND(OR([.E59]=C_Build2Wk1;[.E59]=C_Build2Wk2;[.E59]=C_Build2Wk3);OR([.$B$4]=&quot;Speed-endurance&quot;;[.$B$5]=&quot;Speed-Endurance&quot;));&quot;X&quot;;IF(AND(OR([.E59]=C_Peak1;[.E59]=C_Peak2);[.$B$5]=&quot;Speed-Endurance&quot;);&quot;X&quot;;&quot;&quot;)))">
            <text:p/>
          </table:table-cell>
          <table:table-cell table:style-name="ce55" table:formula="of:=IF(AND(OR([.E59]=C_Build1Wk1;[.E59]=C_Build1Wk2;[.E59]=C_Build1Wk3);[.$B$4]=&quot;Power&quot;);&quot;X&quot;;IF(AND(OR([.E59]=C_Build2Wk1;[.E59]=C_Build2Wk2;[.E59]=C_Build2Wk3);OR([.$B$4]=&quot;Power&quot;;[.$B$5]=&quot;Power&quot;));&quot;X&quot;;IF(AND(OR([.E59]=C_Peak1;[.E59]=C_Peak2);[.$B$5]=&quot;Power&quot;);&quot;X&quot;;&quot;&quot;)))">
            <text:p/>
          </table:table-cell>
          <table:table-cell table:style-name="ce55" table:formula="of:=IF(OR([.E59]=C_Base1Rest;[.E59]=C_Base2Rest;[.E59]=C_Base3Rest;[.E59]=C_Build1Rest;[.E59]=C_Build2Rest);&quot;X&quot;;&quot;&quot;)">
            <text:p/>
          </table:table-cell>
          <table:table-cell table:style-name="ce56" table:number-columns-repeated="1009"/>
        </table:table-row>
        <table:table-row table:style-name="ro26">
          <table:table-cell table:style-name="ce15" office:value-type="float" office:value="41" calcext:value-type="float">
            <text:p>41</text:p>
          </table:table-cell>
          <table:table-cell table:style-name="ce237" table:formula="of:=[.B59]+7" office:value-type="date" office:date-value="2008-10-06" calcext:value-type="date">
            <text:p>06-Oct</text:p>
          </table:table-cell>
          <table:table-cell table:style-name="ce275"/>
          <table:table-cell table:style-name="ce275" table:content-validation-name="val3"/>
          <table:table-cell table:style-name="ce275" table:content-validation-name="val5"/>
          <table:table-cell table:style-name="ce248" table:formula="of:=IF(ISBLANK([.E60]);&quot;&quot;; VLOOKUP([.E60];AnnualUnitsTable;MATCH([.$F$4];AnnualUnits;0)+2;FALSE()))">
            <text:p/>
          </table:table-cell>
          <table:table-cell table:style-name="ce275" table:number-columns-repeated="2"/>
          <table:table-cell table:style-name="ce55" table:formula="of:=IF(OR([.E60]=C_Prep;[.E60]=C_Base1Wk1;[.E60]=C_Base1Wk2;[.E60]=C_Base1Wk3;[.E60]=C_Base2Wk1;[.E60]=C_Base2Wk2;[.E60]=C_Base2Wk3;[.E60]=C_Base3Wk1;[.E60]=C_Base3Wk2;[.E60]=C_Base3Wk3;[.E60]=C_Build1Wk1;[.E60]=C_Build1Wk2;[.E60]=C_Build1Wk3;[.E60]=C_Build2Wk1;[.E60]=C_Build2Wk2;[.E60]=C_Build2Wk3;[.E60]=C_Transition);&quot;X&quot;;IF(AND(OR([.E60]=C_Build1Wk1;[.E60]=C_Build1Wk2;[.E60]=C_Build1Wk3);[.$B$4]=&quot;Endurance&quot;);&quot;X&quot;;IF(AND(OR([.E60]=C_Peak1;[.E60]=C_Peak2);[.$B$5]=&quot;Endurance&quot;);&quot;X&quot;;&quot;&quot;)))">
            <text:p/>
          </table:table-cell>
          <table:table-cell table:style-name="ce55" table:formula="of:=IF(OR([.E60]=C_Base3Wk1;[.E60]=C_Base3Wk2;[.E60]=C_Base3Wk3);&quot;X&quot;;IF(AND(OR([.E60]=C_Build2Wk1;[.E60]=C_Build2Wk2;[.E60]=C_Build2Wk3);OR([.$B$4]=&quot;Strength&quot;;[.$B$5]=&quot;Strength&quot;));&quot;X&quot;;IF(AND(OR([.E60]=C_Peak1;[.E60]=C_Peak2);[.$B$5]=&quot;Strength&quot;);&quot;X&quot;;&quot;&quot;)))">
            <text:p/>
          </table:table-cell>
          <table:table-cell table:style-name="ce55" table:formula="of:=IF(OR([.E60]=C_Prep;[.E60]=C_Base1Wk1;[.E60]=C_Base1Wk2;[.E60]=C_Base1Wk3;[.E60]=C_Base1Rest;[.E60]=C_Base2Wk1;[.E60]=C_Base2Wk2;[.E60]=C_Base2Wk3;[.E60]=C_Base2Rest;[.E60]=C_Base3Wk1;[.E60]=C_Base3Wk2;[.E60]=C_Base3Wk3;[.E60]=C_Base3Rest;[.E60]=C_Build1Wk1;[.E60]=C_Build1Wk2;[.E60]=C_Build1Wk3;[.E60]=C_Build2Wk1;[.E60]=C_Build2Wk2;[.E60]=C_Build2Wk3;[.E60]=C_RaceSat;[.E60]=C_RaceSun;[.E60]=C_RaceSatSun;[.E60]=C_Transition);&quot;X&quot;;IF(AND(OR([.E60]=C_Build2Wk1;[.E60]=C_Build2Wk2;[.E60]=C_Build2Wk3);OR([.$B$4]=&quot;Speed&quot;;[.$B$5]=&quot;Speed&quot;));&quot;X&quot;;IF(AND(OR([.E60]=C_Peak1;[.E60]=C_Peak2);[.$B$5]=&quot;Speed&quot;);&quot;X&quot;;&quot;&quot;)))">
            <text:p/>
          </table:table-cell>
          <table:table-cell table:style-name="ce55" table:formula="of:=IF(OR([.E60]=C_Base2Wk1;[.E60]=C_Base2Wk2;[.E60]=C_Base2Wk3;[.E60]=C_Base3Wk1;[.E60]=C_Base3Wk2;[.E60]=C_Base3Wk3;[.E60]=C_Build1Wk1;[.E60]=C_Build1Wk2;[.E60]=C_Build1Wk3;[.E60]=C_Build2Wk1;[.E60]=C_Build2Wk2;[.E60]=C_Build2Wk3;[.E60]=C_Peak1;[.E60]=C_Peak2);&quot;X&quot;;IF(AND(OR([.E60]=C_Build2Wk1;[.E60]=C_Build2Wk2;[.E60]=C_Build2Wk3);OR([.$B$4]=&quot;Muscular-Endurance&quot;;[.$B$5]=&quot;Muscular-Endurance&quot;));&quot;X&quot;;IF(AND(OR([.E60]=C_Peak1;[.E60]=C_Peak2);[.$B$5]=&quot;Muscular-Endurance&quot;);&quot;X&quot;;&quot;&quot;)))">
            <text:p/>
          </table:table-cell>
          <table:table-cell table:style-name="ce55" table:formula="of:=IF(AND(OR([.E60]=C_Build1Wk1;[.E60]=C_Build1Wk2;[.E60]=C_Build1Wk3);[.$B$4]=&quot;Speed-Endurance&quot;);&quot;X&quot;;IF(AND(OR([.E60]=C_Build2Wk1;[.E60]=C_Build2Wk2;[.E60]=C_Build2Wk3);OR([.$B$4]=&quot;Speed-endurance&quot;;[.$B$5]=&quot;Speed-Endurance&quot;));&quot;X&quot;;IF(AND(OR([.E60]=C_Peak1;[.E60]=C_Peak2);[.$B$5]=&quot;Speed-Endurance&quot;);&quot;X&quot;;&quot;&quot;)))">
            <text:p/>
          </table:table-cell>
          <table:table-cell table:style-name="ce55" table:formula="of:=IF(AND(OR([.E60]=C_Build1Wk1;[.E60]=C_Build1Wk2;[.E60]=C_Build1Wk3);[.$B$4]=&quot;Power&quot;);&quot;X&quot;;IF(AND(OR([.E60]=C_Build2Wk1;[.E60]=C_Build2Wk2;[.E60]=C_Build2Wk3);OR([.$B$4]=&quot;Power&quot;;[.$B$5]=&quot;Power&quot;));&quot;X&quot;;IF(AND(OR([.E60]=C_Peak1;[.E60]=C_Peak2);[.$B$5]=&quot;Power&quot;);&quot;X&quot;;&quot;&quot;)))">
            <text:p/>
          </table:table-cell>
          <table:table-cell table:style-name="ce55" table:formula="of:=IF(OR([.E60]=C_Base1Rest;[.E60]=C_Base2Rest;[.E60]=C_Base3Rest;[.E60]=C_Build1Rest;[.E60]=C_Build2Rest);&quot;X&quot;;&quot;&quot;)">
            <text:p/>
          </table:table-cell>
          <table:table-cell table:style-name="ce56" table:number-columns-repeated="1009"/>
        </table:table-row>
        <table:table-row table:style-name="ro26">
          <table:table-cell table:style-name="ce15" office:value-type="float" office:value="42" calcext:value-type="float">
            <text:p>42</text:p>
          </table:table-cell>
          <table:table-cell table:style-name="ce237" table:formula="of:=[.B60]+7" office:value-type="date" office:date-value="2008-10-13" calcext:value-type="date">
            <text:p>13-Oct</text:p>
          </table:table-cell>
          <table:table-cell table:style-name="ce275"/>
          <table:table-cell table:style-name="ce275" table:content-validation-name="val3"/>
          <table:table-cell table:style-name="ce275" table:content-validation-name="val5"/>
          <table:table-cell table:style-name="ce248" table:formula="of:=IF(ISBLANK([.E61]);&quot;&quot;; VLOOKUP([.E61];AnnualUnitsTable;MATCH([.$F$4];AnnualUnits;0)+2;FALSE()))">
            <text:p/>
          </table:table-cell>
          <table:table-cell table:style-name="ce275" table:number-columns-repeated="2"/>
          <table:table-cell table:style-name="ce55" table:formula="of:=IF(OR([.E61]=C_Prep;[.E61]=C_Base1Wk1;[.E61]=C_Base1Wk2;[.E61]=C_Base1Wk3;[.E61]=C_Base2Wk1;[.E61]=C_Base2Wk2;[.E61]=C_Base2Wk3;[.E61]=C_Base3Wk1;[.E61]=C_Base3Wk2;[.E61]=C_Base3Wk3;[.E61]=C_Build1Wk1;[.E61]=C_Build1Wk2;[.E61]=C_Build1Wk3;[.E61]=C_Build2Wk1;[.E61]=C_Build2Wk2;[.E61]=C_Build2Wk3;[.E61]=C_Transition);&quot;X&quot;;IF(AND(OR([.E61]=C_Build1Wk1;[.E61]=C_Build1Wk2;[.E61]=C_Build1Wk3);[.$B$4]=&quot;Endurance&quot;);&quot;X&quot;;IF(AND(OR([.E61]=C_Peak1;[.E61]=C_Peak2);[.$B$5]=&quot;Endurance&quot;);&quot;X&quot;;&quot;&quot;)))">
            <text:p/>
          </table:table-cell>
          <table:table-cell table:style-name="ce55" table:formula="of:=IF(OR([.E61]=C_Base3Wk1;[.E61]=C_Base3Wk2;[.E61]=C_Base3Wk3);&quot;X&quot;;IF(AND(OR([.E61]=C_Build2Wk1;[.E61]=C_Build2Wk2;[.E61]=C_Build2Wk3);OR([.$B$4]=&quot;Strength&quot;;[.$B$5]=&quot;Strength&quot;));&quot;X&quot;;IF(AND(OR([.E61]=C_Peak1;[.E61]=C_Peak2);[.$B$5]=&quot;Strength&quot;);&quot;X&quot;;&quot;&quot;)))">
            <text:p/>
          </table:table-cell>
          <table:table-cell table:style-name="ce55" table:formula="of:=IF(OR([.E61]=C_Prep;[.E61]=C_Base1Wk1;[.E61]=C_Base1Wk2;[.E61]=C_Base1Wk3;[.E61]=C_Base1Rest;[.E61]=C_Base2Wk1;[.E61]=C_Base2Wk2;[.E61]=C_Base2Wk3;[.E61]=C_Base2Rest;[.E61]=C_Base3Wk1;[.E61]=C_Base3Wk2;[.E61]=C_Base3Wk3;[.E61]=C_Base3Rest;[.E61]=C_Build1Wk1;[.E61]=C_Build1Wk2;[.E61]=C_Build1Wk3;[.E61]=C_Build2Wk1;[.E61]=C_Build2Wk2;[.E61]=C_Build2Wk3;[.E61]=C_RaceSat;[.E61]=C_RaceSun;[.E61]=C_RaceSatSun;[.E61]=C_Transition);&quot;X&quot;;IF(AND(OR([.E61]=C_Build2Wk1;[.E61]=C_Build2Wk2;[.E61]=C_Build2Wk3);OR([.$B$4]=&quot;Speed&quot;;[.$B$5]=&quot;Speed&quot;));&quot;X&quot;;IF(AND(OR([.E61]=C_Peak1;[.E61]=C_Peak2);[.$B$5]=&quot;Speed&quot;);&quot;X&quot;;&quot;&quot;)))">
            <text:p/>
          </table:table-cell>
          <table:table-cell table:style-name="ce55" table:formula="of:=IF(OR([.E61]=C_Base2Wk1;[.E61]=C_Base2Wk2;[.E61]=C_Base2Wk3;[.E61]=C_Base3Wk1;[.E61]=C_Base3Wk2;[.E61]=C_Base3Wk3;[.E61]=C_Build1Wk1;[.E61]=C_Build1Wk2;[.E61]=C_Build1Wk3;[.E61]=C_Build2Wk1;[.E61]=C_Build2Wk2;[.E61]=C_Build2Wk3;[.E61]=C_Peak1;[.E61]=C_Peak2);&quot;X&quot;;IF(AND(OR([.E61]=C_Build2Wk1;[.E61]=C_Build2Wk2;[.E61]=C_Build2Wk3);OR([.$B$4]=&quot;Muscular-Endurance&quot;;[.$B$5]=&quot;Muscular-Endurance&quot;));&quot;X&quot;;IF(AND(OR([.E61]=C_Peak1;[.E61]=C_Peak2);[.$B$5]=&quot;Muscular-Endurance&quot;);&quot;X&quot;;&quot;&quot;)))">
            <text:p/>
          </table:table-cell>
          <table:table-cell table:style-name="ce55" table:formula="of:=IF(AND(OR([.E61]=C_Build1Wk1;[.E61]=C_Build1Wk2;[.E61]=C_Build1Wk3);[.$B$4]=&quot;Speed-Endurance&quot;);&quot;X&quot;;IF(AND(OR([.E61]=C_Build2Wk1;[.E61]=C_Build2Wk2;[.E61]=C_Build2Wk3);OR([.$B$4]=&quot;Speed-endurance&quot;;[.$B$5]=&quot;Speed-Endurance&quot;));&quot;X&quot;;IF(AND(OR([.E61]=C_Peak1;[.E61]=C_Peak2);[.$B$5]=&quot;Speed-Endurance&quot;);&quot;X&quot;;&quot;&quot;)))">
            <text:p/>
          </table:table-cell>
          <table:table-cell table:style-name="ce55" table:formula="of:=IF(AND(OR([.E61]=C_Build1Wk1;[.E61]=C_Build1Wk2;[.E61]=C_Build1Wk3);[.$B$4]=&quot;Power&quot;);&quot;X&quot;;IF(AND(OR([.E61]=C_Build2Wk1;[.E61]=C_Build2Wk2;[.E61]=C_Build2Wk3);OR([.$B$4]=&quot;Power&quot;;[.$B$5]=&quot;Power&quot;));&quot;X&quot;;IF(AND(OR([.E61]=C_Peak1;[.E61]=C_Peak2);[.$B$5]=&quot;Power&quot;);&quot;X&quot;;&quot;&quot;)))">
            <text:p/>
          </table:table-cell>
          <table:table-cell table:style-name="ce55" table:formula="of:=IF(OR([.E61]=C_Base1Rest;[.E61]=C_Base2Rest;[.E61]=C_Base3Rest;[.E61]=C_Build1Rest;[.E61]=C_Build2Rest);&quot;X&quot;;&quot;&quot;)">
            <text:p/>
          </table:table-cell>
          <table:table-cell table:style-name="ce56" table:number-columns-repeated="1009"/>
        </table:table-row>
        <table:table-row table:style-name="ro26">
          <table:table-cell table:style-name="ce15" office:value-type="float" office:value="43" calcext:value-type="float">
            <text:p>43</text:p>
          </table:table-cell>
          <table:table-cell table:style-name="ce237" table:formula="of:=[.B61]+7" office:value-type="date" office:date-value="2008-10-20" calcext:value-type="date">
            <text:p>20-Oct</text:p>
          </table:table-cell>
          <table:table-cell table:style-name="ce275"/>
          <table:table-cell table:style-name="ce275" table:content-validation-name="val3"/>
          <table:table-cell table:style-name="ce275" table:content-validation-name="val5"/>
          <table:table-cell table:style-name="ce248" table:formula="of:=IF(ISBLANK([.E62]);&quot;&quot;; VLOOKUP([.E62];AnnualUnitsTable;MATCH([.$F$4];AnnualUnits;0)+2;FALSE()))">
            <text:p/>
          </table:table-cell>
          <table:table-cell table:style-name="ce275" table:number-columns-repeated="2"/>
          <table:table-cell table:style-name="ce55" table:formula="of:=IF(OR([.E62]=C_Prep;[.E62]=C_Base1Wk1;[.E62]=C_Base1Wk2;[.E62]=C_Base1Wk3;[.E62]=C_Base2Wk1;[.E62]=C_Base2Wk2;[.E62]=C_Base2Wk3;[.E62]=C_Base3Wk1;[.E62]=C_Base3Wk2;[.E62]=C_Base3Wk3;[.E62]=C_Build1Wk1;[.E62]=C_Build1Wk2;[.E62]=C_Build1Wk3;[.E62]=C_Build2Wk1;[.E62]=C_Build2Wk2;[.E62]=C_Build2Wk3;[.E62]=C_Transition);&quot;X&quot;;IF(AND(OR([.E62]=C_Build1Wk1;[.E62]=C_Build1Wk2;[.E62]=C_Build1Wk3);[.$B$4]=&quot;Endurance&quot;);&quot;X&quot;;IF(AND(OR([.E62]=C_Peak1;[.E62]=C_Peak2);[.$B$5]=&quot;Endurance&quot;);&quot;X&quot;;&quot;&quot;)))">
            <text:p/>
          </table:table-cell>
          <table:table-cell table:style-name="ce55" table:formula="of:=IF(OR([.E62]=C_Base3Wk1;[.E62]=C_Base3Wk2;[.E62]=C_Base3Wk3);&quot;X&quot;;IF(AND(OR([.E62]=C_Build2Wk1;[.E62]=C_Build2Wk2;[.E62]=C_Build2Wk3);OR([.$B$4]=&quot;Strength&quot;;[.$B$5]=&quot;Strength&quot;));&quot;X&quot;;IF(AND(OR([.E62]=C_Peak1;[.E62]=C_Peak2);[.$B$5]=&quot;Strength&quot;);&quot;X&quot;;&quot;&quot;)))">
            <text:p/>
          </table:table-cell>
          <table:table-cell table:style-name="ce55" table:formula="of:=IF(OR([.E62]=C_Prep;[.E62]=C_Base1Wk1;[.E62]=C_Base1Wk2;[.E62]=C_Base1Wk3;[.E62]=C_Base1Rest;[.E62]=C_Base2Wk1;[.E62]=C_Base2Wk2;[.E62]=C_Base2Wk3;[.E62]=C_Base2Rest;[.E62]=C_Base3Wk1;[.E62]=C_Base3Wk2;[.E62]=C_Base3Wk3;[.E62]=C_Base3Rest;[.E62]=C_Build1Wk1;[.E62]=C_Build1Wk2;[.E62]=C_Build1Wk3;[.E62]=C_Build2Wk1;[.E62]=C_Build2Wk2;[.E62]=C_Build2Wk3;[.E62]=C_RaceSat;[.E62]=C_RaceSun;[.E62]=C_RaceSatSun;[.E62]=C_Transition);&quot;X&quot;;IF(AND(OR([.E62]=C_Build2Wk1;[.E62]=C_Build2Wk2;[.E62]=C_Build2Wk3);OR([.$B$4]=&quot;Speed&quot;;[.$B$5]=&quot;Speed&quot;));&quot;X&quot;;IF(AND(OR([.E62]=C_Peak1;[.E62]=C_Peak2);[.$B$5]=&quot;Speed&quot;);&quot;X&quot;;&quot;&quot;)))">
            <text:p/>
          </table:table-cell>
          <table:table-cell table:style-name="ce55" table:formula="of:=IF(OR([.E62]=C_Base2Wk1;[.E62]=C_Base2Wk2;[.E62]=C_Base2Wk3;[.E62]=C_Base3Wk1;[.E62]=C_Base3Wk2;[.E62]=C_Base3Wk3;[.E62]=C_Build1Wk1;[.E62]=C_Build1Wk2;[.E62]=C_Build1Wk3;[.E62]=C_Build2Wk1;[.E62]=C_Build2Wk2;[.E62]=C_Build2Wk3;[.E62]=C_Peak1;[.E62]=C_Peak2);&quot;X&quot;;IF(AND(OR([.E62]=C_Build2Wk1;[.E62]=C_Build2Wk2;[.E62]=C_Build2Wk3);OR([.$B$4]=&quot;Muscular-Endurance&quot;;[.$B$5]=&quot;Muscular-Endurance&quot;));&quot;X&quot;;IF(AND(OR([.E62]=C_Peak1;[.E62]=C_Peak2);[.$B$5]=&quot;Muscular-Endurance&quot;);&quot;X&quot;;&quot;&quot;)))">
            <text:p/>
          </table:table-cell>
          <table:table-cell table:style-name="ce55" table:formula="of:=IF(AND(OR([.E62]=C_Build1Wk1;[.E62]=C_Build1Wk2;[.E62]=C_Build1Wk3);[.$B$4]=&quot;Speed-Endurance&quot;);&quot;X&quot;;IF(AND(OR([.E62]=C_Build2Wk1;[.E62]=C_Build2Wk2;[.E62]=C_Build2Wk3);OR([.$B$4]=&quot;Speed-endurance&quot;;[.$B$5]=&quot;Speed-Endurance&quot;));&quot;X&quot;;IF(AND(OR([.E62]=C_Peak1;[.E62]=C_Peak2);[.$B$5]=&quot;Speed-Endurance&quot;);&quot;X&quot;;&quot;&quot;)))">
            <text:p/>
          </table:table-cell>
          <table:table-cell table:style-name="ce55" table:formula="of:=IF(AND(OR([.E62]=C_Build1Wk1;[.E62]=C_Build1Wk2;[.E62]=C_Build1Wk3);[.$B$4]=&quot;Power&quot;);&quot;X&quot;;IF(AND(OR([.E62]=C_Build2Wk1;[.E62]=C_Build2Wk2;[.E62]=C_Build2Wk3);OR([.$B$4]=&quot;Power&quot;;[.$B$5]=&quot;Power&quot;));&quot;X&quot;;IF(AND(OR([.E62]=C_Peak1;[.E62]=C_Peak2);[.$B$5]=&quot;Power&quot;);&quot;X&quot;;&quot;&quot;)))">
            <text:p/>
          </table:table-cell>
          <table:table-cell table:style-name="ce55" table:formula="of:=IF(OR([.E62]=C_Base1Rest;[.E62]=C_Base2Rest;[.E62]=C_Base3Rest;[.E62]=C_Build1Rest;[.E62]=C_Build2Rest);&quot;X&quot;;&quot;&quot;)">
            <text:p/>
          </table:table-cell>
          <table:table-cell table:style-name="ce56" table:number-columns-repeated="1009"/>
        </table:table-row>
        <table:table-row table:style-name="ro26">
          <table:table-cell table:style-name="ce15" office:value-type="float" office:value="44" calcext:value-type="float">
            <text:p>44</text:p>
          </table:table-cell>
          <table:table-cell table:style-name="ce237" table:formula="of:=[.B62]+7" office:value-type="date" office:date-value="2008-10-27" calcext:value-type="date">
            <text:p>27-Oct</text:p>
          </table:table-cell>
          <table:table-cell table:style-name="ce275"/>
          <table:table-cell table:style-name="ce275" table:content-validation-name="val3"/>
          <table:table-cell table:style-name="ce275" table:content-validation-name="val5"/>
          <table:table-cell table:style-name="ce248" table:formula="of:=IF(ISBLANK([.E63]);&quot;&quot;; VLOOKUP([.E63];AnnualUnitsTable;MATCH([.$F$4];AnnualUnits;0)+2;FALSE()))">
            <text:p/>
          </table:table-cell>
          <table:table-cell table:style-name="ce275" table:number-columns-repeated="2"/>
          <table:table-cell table:style-name="ce55" table:formula="of:=IF(OR([.E63]=C_Prep;[.E63]=C_Base1Wk1;[.E63]=C_Base1Wk2;[.E63]=C_Base1Wk3;[.E63]=C_Base2Wk1;[.E63]=C_Base2Wk2;[.E63]=C_Base2Wk3;[.E63]=C_Base3Wk1;[.E63]=C_Base3Wk2;[.E63]=C_Base3Wk3;[.E63]=C_Build1Wk1;[.E63]=C_Build1Wk2;[.E63]=C_Build1Wk3;[.E63]=C_Build2Wk1;[.E63]=C_Build2Wk2;[.E63]=C_Build2Wk3;[.E63]=C_Transition);&quot;X&quot;;IF(AND(OR([.E63]=C_Build1Wk1;[.E63]=C_Build1Wk2;[.E63]=C_Build1Wk3);[.$B$4]=&quot;Endurance&quot;);&quot;X&quot;;IF(AND(OR([.E63]=C_Peak1;[.E63]=C_Peak2);[.$B$5]=&quot;Endurance&quot;);&quot;X&quot;;&quot;&quot;)))">
            <text:p/>
          </table:table-cell>
          <table:table-cell table:style-name="ce55" table:formula="of:=IF(OR([.E63]=C_Base3Wk1;[.E63]=C_Base3Wk2;[.E63]=C_Base3Wk3);&quot;X&quot;;IF(AND(OR([.E63]=C_Build2Wk1;[.E63]=C_Build2Wk2;[.E63]=C_Build2Wk3);OR([.$B$4]=&quot;Strength&quot;;[.$B$5]=&quot;Strength&quot;));&quot;X&quot;;IF(AND(OR([.E63]=C_Peak1;[.E63]=C_Peak2);[.$B$5]=&quot;Strength&quot;);&quot;X&quot;;&quot;&quot;)))">
            <text:p/>
          </table:table-cell>
          <table:table-cell table:style-name="ce55" table:formula="of:=IF(OR([.E63]=C_Prep;[.E63]=C_Base1Wk1;[.E63]=C_Base1Wk2;[.E63]=C_Base1Wk3;[.E63]=C_Base1Rest;[.E63]=C_Base2Wk1;[.E63]=C_Base2Wk2;[.E63]=C_Base2Wk3;[.E63]=C_Base2Rest;[.E63]=C_Base3Wk1;[.E63]=C_Base3Wk2;[.E63]=C_Base3Wk3;[.E63]=C_Base3Rest;[.E63]=C_Build1Wk1;[.E63]=C_Build1Wk2;[.E63]=C_Build1Wk3;[.E63]=C_Build2Wk1;[.E63]=C_Build2Wk2;[.E63]=C_Build2Wk3;[.E63]=C_RaceSat;[.E63]=C_RaceSun;[.E63]=C_RaceSatSun;[.E63]=C_Transition);&quot;X&quot;;IF(AND(OR([.E63]=C_Build2Wk1;[.E63]=C_Build2Wk2;[.E63]=C_Build2Wk3);OR([.$B$4]=&quot;Speed&quot;;[.$B$5]=&quot;Speed&quot;));&quot;X&quot;;IF(AND(OR([.E63]=C_Peak1;[.E63]=C_Peak2);[.$B$5]=&quot;Speed&quot;);&quot;X&quot;;&quot;&quot;)))">
            <text:p/>
          </table:table-cell>
          <table:table-cell table:style-name="ce55" table:formula="of:=IF(OR([.E63]=C_Base2Wk1;[.E63]=C_Base2Wk2;[.E63]=C_Base2Wk3;[.E63]=C_Base3Wk1;[.E63]=C_Base3Wk2;[.E63]=C_Base3Wk3;[.E63]=C_Build1Wk1;[.E63]=C_Build1Wk2;[.E63]=C_Build1Wk3;[.E63]=C_Build2Wk1;[.E63]=C_Build2Wk2;[.E63]=C_Build2Wk3;[.E63]=C_Peak1;[.E63]=C_Peak2);&quot;X&quot;;IF(AND(OR([.E63]=C_Build2Wk1;[.E63]=C_Build2Wk2;[.E63]=C_Build2Wk3);OR([.$B$4]=&quot;Muscular-Endurance&quot;;[.$B$5]=&quot;Muscular-Endurance&quot;));&quot;X&quot;;IF(AND(OR([.E63]=C_Peak1;[.E63]=C_Peak2);[.$B$5]=&quot;Muscular-Endurance&quot;);&quot;X&quot;;&quot;&quot;)))">
            <text:p/>
          </table:table-cell>
          <table:table-cell table:style-name="ce55" table:formula="of:=IF(AND(OR([.E63]=C_Build1Wk1;[.E63]=C_Build1Wk2;[.E63]=C_Build1Wk3);[.$B$4]=&quot;Speed-Endurance&quot;);&quot;X&quot;;IF(AND(OR([.E63]=C_Build2Wk1;[.E63]=C_Build2Wk2;[.E63]=C_Build2Wk3);OR([.$B$4]=&quot;Speed-endurance&quot;;[.$B$5]=&quot;Speed-Endurance&quot;));&quot;X&quot;;IF(AND(OR([.E63]=C_Peak1;[.E63]=C_Peak2);[.$B$5]=&quot;Speed-Endurance&quot;);&quot;X&quot;;&quot;&quot;)))">
            <text:p/>
          </table:table-cell>
          <table:table-cell table:style-name="ce55" table:formula="of:=IF(AND(OR([.E63]=C_Build1Wk1;[.E63]=C_Build1Wk2;[.E63]=C_Build1Wk3);[.$B$4]=&quot;Power&quot;);&quot;X&quot;;IF(AND(OR([.E63]=C_Build2Wk1;[.E63]=C_Build2Wk2;[.E63]=C_Build2Wk3);OR([.$B$4]=&quot;Power&quot;;[.$B$5]=&quot;Power&quot;));&quot;X&quot;;IF(AND(OR([.E63]=C_Peak1;[.E63]=C_Peak2);[.$B$5]=&quot;Power&quot;);&quot;X&quot;;&quot;&quot;)))">
            <text:p/>
          </table:table-cell>
          <table:table-cell table:style-name="ce55" table:formula="of:=IF(OR([.E63]=C_Base1Rest;[.E63]=C_Base2Rest;[.E63]=C_Base3Rest;[.E63]=C_Build1Rest;[.E63]=C_Build2Rest);&quot;X&quot;;&quot;&quot;)">
            <text:p/>
          </table:table-cell>
          <table:table-cell table:style-name="ce56" table:number-columns-repeated="1009"/>
        </table:table-row>
        <table:table-row table:style-name="ro26">
          <table:table-cell table:style-name="ce15" office:value-type="float" office:value="45" calcext:value-type="float">
            <text:p>45</text:p>
          </table:table-cell>
          <table:table-cell table:style-name="ce237" table:formula="of:=[.B63]+7" office:value-type="date" office:date-value="2008-11-03" calcext:value-type="date">
            <text:p>03-Nov</text:p>
          </table:table-cell>
          <table:table-cell table:style-name="ce275"/>
          <table:table-cell table:style-name="ce275" table:content-validation-name="val3"/>
          <table:table-cell table:style-name="ce275" table:content-validation-name="val5"/>
          <table:table-cell table:style-name="ce248" table:formula="of:=IF(ISBLANK([.E64]);&quot;&quot;; VLOOKUP([.E64];AnnualUnitsTable;MATCH([.$F$4];AnnualUnits;0)+2;FALSE()))">
            <text:p/>
          </table:table-cell>
          <table:table-cell table:style-name="ce275" table:number-columns-repeated="2"/>
          <table:table-cell table:style-name="ce55" table:formula="of:=IF(OR([.E64]=C_Prep;[.E64]=C_Base1Wk1;[.E64]=C_Base1Wk2;[.E64]=C_Base1Wk3;[.E64]=C_Base2Wk1;[.E64]=C_Base2Wk2;[.E64]=C_Base2Wk3;[.E64]=C_Base3Wk1;[.E64]=C_Base3Wk2;[.E64]=C_Base3Wk3;[.E64]=C_Build1Wk1;[.E64]=C_Build1Wk2;[.E64]=C_Build1Wk3;[.E64]=C_Build2Wk1;[.E64]=C_Build2Wk2;[.E64]=C_Build2Wk3;[.E64]=C_Transition);&quot;X&quot;;IF(AND(OR([.E64]=C_Build1Wk1;[.E64]=C_Build1Wk2;[.E64]=C_Build1Wk3);[.$B$4]=&quot;Endurance&quot;);&quot;X&quot;;IF(AND(OR([.E64]=C_Peak1;[.E64]=C_Peak2);[.$B$5]=&quot;Endurance&quot;);&quot;X&quot;;&quot;&quot;)))">
            <text:p/>
          </table:table-cell>
          <table:table-cell table:style-name="ce55" table:formula="of:=IF(OR([.E64]=C_Base3Wk1;[.E64]=C_Base3Wk2;[.E64]=C_Base3Wk3);&quot;X&quot;;IF(AND(OR([.E64]=C_Build2Wk1;[.E64]=C_Build2Wk2;[.E64]=C_Build2Wk3);OR([.$B$4]=&quot;Strength&quot;;[.$B$5]=&quot;Strength&quot;));&quot;X&quot;;IF(AND(OR([.E64]=C_Peak1;[.E64]=C_Peak2);[.$B$5]=&quot;Strength&quot;);&quot;X&quot;;&quot;&quot;)))">
            <text:p/>
          </table:table-cell>
          <table:table-cell table:style-name="ce55" table:formula="of:=IF(OR([.E64]=C_Prep;[.E64]=C_Base1Wk1;[.E64]=C_Base1Wk2;[.E64]=C_Base1Wk3;[.E64]=C_Base1Rest;[.E64]=C_Base2Wk1;[.E64]=C_Base2Wk2;[.E64]=C_Base2Wk3;[.E64]=C_Base2Rest;[.E64]=C_Base3Wk1;[.E64]=C_Base3Wk2;[.E64]=C_Base3Wk3;[.E64]=C_Base3Rest;[.E64]=C_Build1Wk1;[.E64]=C_Build1Wk2;[.E64]=C_Build1Wk3;[.E64]=C_Build2Wk1;[.E64]=C_Build2Wk2;[.E64]=C_Build2Wk3;[.E64]=C_RaceSat;[.E64]=C_RaceSun;[.E64]=C_RaceSatSun;[.E64]=C_Transition);&quot;X&quot;;IF(AND(OR([.E64]=C_Build2Wk1;[.E64]=C_Build2Wk2;[.E64]=C_Build2Wk3);OR([.$B$4]=&quot;Speed&quot;;[.$B$5]=&quot;Speed&quot;));&quot;X&quot;;IF(AND(OR([.E64]=C_Peak1;[.E64]=C_Peak2);[.$B$5]=&quot;Speed&quot;);&quot;X&quot;;&quot;&quot;)))">
            <text:p/>
          </table:table-cell>
          <table:table-cell table:style-name="ce55" table:formula="of:=IF(OR([.E64]=C_Base2Wk1;[.E64]=C_Base2Wk2;[.E64]=C_Base2Wk3;[.E64]=C_Base3Wk1;[.E64]=C_Base3Wk2;[.E64]=C_Base3Wk3;[.E64]=C_Build1Wk1;[.E64]=C_Build1Wk2;[.E64]=C_Build1Wk3;[.E64]=C_Build2Wk1;[.E64]=C_Build2Wk2;[.E64]=C_Build2Wk3;[.E64]=C_Peak1;[.E64]=C_Peak2);&quot;X&quot;;IF(AND(OR([.E64]=C_Build2Wk1;[.E64]=C_Build2Wk2;[.E64]=C_Build2Wk3);OR([.$B$4]=&quot;Muscular-Endurance&quot;;[.$B$5]=&quot;Muscular-Endurance&quot;));&quot;X&quot;;IF(AND(OR([.E64]=C_Peak1;[.E64]=C_Peak2);[.$B$5]=&quot;Muscular-Endurance&quot;);&quot;X&quot;;&quot;&quot;)))">
            <text:p/>
          </table:table-cell>
          <table:table-cell table:style-name="ce55" table:formula="of:=IF(AND(OR([.E64]=C_Build1Wk1;[.E64]=C_Build1Wk2;[.E64]=C_Build1Wk3);[.$B$4]=&quot;Speed-Endurance&quot;);&quot;X&quot;;IF(AND(OR([.E64]=C_Build2Wk1;[.E64]=C_Build2Wk2;[.E64]=C_Build2Wk3);OR([.$B$4]=&quot;Speed-endurance&quot;;[.$B$5]=&quot;Speed-Endurance&quot;));&quot;X&quot;;IF(AND(OR([.E64]=C_Peak1;[.E64]=C_Peak2);[.$B$5]=&quot;Speed-Endurance&quot;);&quot;X&quot;;&quot;&quot;)))">
            <text:p/>
          </table:table-cell>
          <table:table-cell table:style-name="ce55" table:formula="of:=IF(AND(OR([.E64]=C_Build1Wk1;[.E64]=C_Build1Wk2;[.E64]=C_Build1Wk3);[.$B$4]=&quot;Power&quot;);&quot;X&quot;;IF(AND(OR([.E64]=C_Build2Wk1;[.E64]=C_Build2Wk2;[.E64]=C_Build2Wk3);OR([.$B$4]=&quot;Power&quot;;[.$B$5]=&quot;Power&quot;));&quot;X&quot;;IF(AND(OR([.E64]=C_Peak1;[.E64]=C_Peak2);[.$B$5]=&quot;Power&quot;);&quot;X&quot;;&quot;&quot;)))">
            <text:p/>
          </table:table-cell>
          <table:table-cell table:style-name="ce55" table:formula="of:=IF(OR([.E64]=C_Base1Rest;[.E64]=C_Base2Rest;[.E64]=C_Base3Rest;[.E64]=C_Build1Rest;[.E64]=C_Build2Rest);&quot;X&quot;;&quot;&quot;)">
            <text:p/>
          </table:table-cell>
          <table:table-cell table:style-name="ce56" table:number-columns-repeated="1009"/>
        </table:table-row>
        <table:table-row table:style-name="ro26">
          <table:table-cell table:style-name="ce15" office:value-type="float" office:value="46" calcext:value-type="float">
            <text:p>46</text:p>
          </table:table-cell>
          <table:table-cell table:style-name="ce237" table:formula="of:=[.B64]+7" office:value-type="date" office:date-value="2008-11-10" calcext:value-type="date">
            <text:p>10-Nov</text:p>
          </table:table-cell>
          <table:table-cell table:style-name="ce275"/>
          <table:table-cell table:style-name="ce275" table:content-validation-name="val3"/>
          <table:table-cell table:style-name="ce275" table:content-validation-name="val5"/>
          <table:table-cell table:style-name="ce248" table:formula="of:=IF(ISBLANK([.E65]);&quot;&quot;; VLOOKUP([.E65];AnnualUnitsTable;MATCH([.$F$4];AnnualUnits;0)+2;FALSE()))">
            <text:p/>
          </table:table-cell>
          <table:table-cell table:style-name="ce275" table:number-columns-repeated="2"/>
          <table:table-cell table:style-name="ce55" table:formula="of:=IF(OR([.E65]=C_Prep;[.E65]=C_Base1Wk1;[.E65]=C_Base1Wk2;[.E65]=C_Base1Wk3;[.E65]=C_Base2Wk1;[.E65]=C_Base2Wk2;[.E65]=C_Base2Wk3;[.E65]=C_Base3Wk1;[.E65]=C_Base3Wk2;[.E65]=C_Base3Wk3;[.E65]=C_Build1Wk1;[.E65]=C_Build1Wk2;[.E65]=C_Build1Wk3;[.E65]=C_Build2Wk1;[.E65]=C_Build2Wk2;[.E65]=C_Build2Wk3;[.E65]=C_Transition);&quot;X&quot;;IF(AND(OR([.E65]=C_Build1Wk1;[.E65]=C_Build1Wk2;[.E65]=C_Build1Wk3);[.$B$4]=&quot;Endurance&quot;);&quot;X&quot;;IF(AND(OR([.E65]=C_Peak1;[.E65]=C_Peak2);[.$B$5]=&quot;Endurance&quot;);&quot;X&quot;;&quot;&quot;)))">
            <text:p/>
          </table:table-cell>
          <table:table-cell table:style-name="ce55" table:formula="of:=IF(OR([.E65]=C_Base3Wk1;[.E65]=C_Base3Wk2;[.E65]=C_Base3Wk3);&quot;X&quot;;IF(AND(OR([.E65]=C_Build2Wk1;[.E65]=C_Build2Wk2;[.E65]=C_Build2Wk3);OR([.$B$4]=&quot;Strength&quot;;[.$B$5]=&quot;Strength&quot;));&quot;X&quot;;IF(AND(OR([.E65]=C_Peak1;[.E65]=C_Peak2);[.$B$5]=&quot;Strength&quot;);&quot;X&quot;;&quot;&quot;)))">
            <text:p/>
          </table:table-cell>
          <table:table-cell table:style-name="ce55" table:formula="of:=IF(OR([.E65]=C_Prep;[.E65]=C_Base1Wk1;[.E65]=C_Base1Wk2;[.E65]=C_Base1Wk3;[.E65]=C_Base1Rest;[.E65]=C_Base2Wk1;[.E65]=C_Base2Wk2;[.E65]=C_Base2Wk3;[.E65]=C_Base2Rest;[.E65]=C_Base3Wk1;[.E65]=C_Base3Wk2;[.E65]=C_Base3Wk3;[.E65]=C_Base3Rest;[.E65]=C_Build1Wk1;[.E65]=C_Build1Wk2;[.E65]=C_Build1Wk3;[.E65]=C_Build2Wk1;[.E65]=C_Build2Wk2;[.E65]=C_Build2Wk3;[.E65]=C_RaceSat;[.E65]=C_RaceSun;[.E65]=C_RaceSatSun;[.E65]=C_Transition);&quot;X&quot;;IF(AND(OR([.E65]=C_Build2Wk1;[.E65]=C_Build2Wk2;[.E65]=C_Build2Wk3);OR([.$B$4]=&quot;Speed&quot;;[.$B$5]=&quot;Speed&quot;));&quot;X&quot;;IF(AND(OR([.E65]=C_Peak1;[.E65]=C_Peak2);[.$B$5]=&quot;Speed&quot;);&quot;X&quot;;&quot;&quot;)))">
            <text:p/>
          </table:table-cell>
          <table:table-cell table:style-name="ce55" table:formula="of:=IF(OR([.E65]=C_Base2Wk1;[.E65]=C_Base2Wk2;[.E65]=C_Base2Wk3;[.E65]=C_Base3Wk1;[.E65]=C_Base3Wk2;[.E65]=C_Base3Wk3;[.E65]=C_Build1Wk1;[.E65]=C_Build1Wk2;[.E65]=C_Build1Wk3;[.E65]=C_Build2Wk1;[.E65]=C_Build2Wk2;[.E65]=C_Build2Wk3;[.E65]=C_Peak1;[.E65]=C_Peak2);&quot;X&quot;;IF(AND(OR([.E65]=C_Build2Wk1;[.E65]=C_Build2Wk2;[.E65]=C_Build2Wk3);OR([.$B$4]=&quot;Muscular-Endurance&quot;;[.$B$5]=&quot;Muscular-Endurance&quot;));&quot;X&quot;;IF(AND(OR([.E65]=C_Peak1;[.E65]=C_Peak2);[.$B$5]=&quot;Muscular-Endurance&quot;);&quot;X&quot;;&quot;&quot;)))">
            <text:p/>
          </table:table-cell>
          <table:table-cell table:style-name="ce55" table:formula="of:=IF(AND(OR([.E65]=C_Build1Wk1;[.E65]=C_Build1Wk2;[.E65]=C_Build1Wk3);[.$B$4]=&quot;Speed-Endurance&quot;);&quot;X&quot;;IF(AND(OR([.E65]=C_Build2Wk1;[.E65]=C_Build2Wk2;[.E65]=C_Build2Wk3);OR([.$B$4]=&quot;Speed-endurance&quot;;[.$B$5]=&quot;Speed-Endurance&quot;));&quot;X&quot;;IF(AND(OR([.E65]=C_Peak1;[.E65]=C_Peak2);[.$B$5]=&quot;Speed-Endurance&quot;);&quot;X&quot;;&quot;&quot;)))">
            <text:p/>
          </table:table-cell>
          <table:table-cell table:style-name="ce55" table:formula="of:=IF(AND(OR([.E65]=C_Build1Wk1;[.E65]=C_Build1Wk2;[.E65]=C_Build1Wk3);[.$B$4]=&quot;Power&quot;);&quot;X&quot;;IF(AND(OR([.E65]=C_Build2Wk1;[.E65]=C_Build2Wk2;[.E65]=C_Build2Wk3);OR([.$B$4]=&quot;Power&quot;;[.$B$5]=&quot;Power&quot;));&quot;X&quot;;IF(AND(OR([.E65]=C_Peak1;[.E65]=C_Peak2);[.$B$5]=&quot;Power&quot;);&quot;X&quot;;&quot;&quot;)))">
            <text:p/>
          </table:table-cell>
          <table:table-cell table:style-name="ce55" table:formula="of:=IF(OR([.E65]=C_Base1Rest;[.E65]=C_Base2Rest;[.E65]=C_Base3Rest;[.E65]=C_Build1Rest;[.E65]=C_Build2Rest);&quot;X&quot;;&quot;&quot;)">
            <text:p/>
          </table:table-cell>
          <table:table-cell table:style-name="ce56" table:number-columns-repeated="1009"/>
        </table:table-row>
        <table:table-row table:style-name="ro26">
          <table:table-cell table:style-name="ce15" office:value-type="float" office:value="47" calcext:value-type="float">
            <text:p>47</text:p>
          </table:table-cell>
          <table:table-cell table:style-name="ce237" table:formula="of:=[.B65]+7" office:value-type="date" office:date-value="2008-11-17" calcext:value-type="date">
            <text:p>17-Nov</text:p>
          </table:table-cell>
          <table:table-cell table:style-name="ce275"/>
          <table:table-cell table:style-name="ce275" table:content-validation-name="val3"/>
          <table:table-cell table:style-name="ce275" table:content-validation-name="val5"/>
          <table:table-cell table:style-name="ce248" table:formula="of:=IF(ISBLANK([.E66]);&quot;&quot;; VLOOKUP([.E66];AnnualUnitsTable;MATCH([.$F$4];AnnualUnits;0)+2;FALSE()))">
            <text:p/>
          </table:table-cell>
          <table:table-cell table:style-name="ce275" table:number-columns-repeated="2"/>
          <table:table-cell table:style-name="ce55" table:formula="of:=IF(OR([.E66]=C_Prep;[.E66]=C_Base1Wk1;[.E66]=C_Base1Wk2;[.E66]=C_Base1Wk3;[.E66]=C_Base2Wk1;[.E66]=C_Base2Wk2;[.E66]=C_Base2Wk3;[.E66]=C_Base3Wk1;[.E66]=C_Base3Wk2;[.E66]=C_Base3Wk3;[.E66]=C_Build1Wk1;[.E66]=C_Build1Wk2;[.E66]=C_Build1Wk3;[.E66]=C_Build2Wk1;[.E66]=C_Build2Wk2;[.E66]=C_Build2Wk3;[.E66]=C_Transition);&quot;X&quot;;IF(AND(OR([.E66]=C_Build1Wk1;[.E66]=C_Build1Wk2;[.E66]=C_Build1Wk3);[.$B$4]=&quot;Endurance&quot;);&quot;X&quot;;IF(AND(OR([.E66]=C_Peak1;[.E66]=C_Peak2);[.$B$5]=&quot;Endurance&quot;);&quot;X&quot;;&quot;&quot;)))">
            <text:p/>
          </table:table-cell>
          <table:table-cell table:style-name="ce55" table:formula="of:=IF(OR([.E66]=C_Base3Wk1;[.E66]=C_Base3Wk2;[.E66]=C_Base3Wk3);&quot;X&quot;;IF(AND(OR([.E66]=C_Build2Wk1;[.E66]=C_Build2Wk2;[.E66]=C_Build2Wk3);OR([.$B$4]=&quot;Strength&quot;;[.$B$5]=&quot;Strength&quot;));&quot;X&quot;;IF(AND(OR([.E66]=C_Peak1;[.E66]=C_Peak2);[.$B$5]=&quot;Strength&quot;);&quot;X&quot;;&quot;&quot;)))">
            <text:p/>
          </table:table-cell>
          <table:table-cell table:style-name="ce55" table:formula="of:=IF(OR([.E66]=C_Prep;[.E66]=C_Base1Wk1;[.E66]=C_Base1Wk2;[.E66]=C_Base1Wk3;[.E66]=C_Base1Rest;[.E66]=C_Base2Wk1;[.E66]=C_Base2Wk2;[.E66]=C_Base2Wk3;[.E66]=C_Base2Rest;[.E66]=C_Base3Wk1;[.E66]=C_Base3Wk2;[.E66]=C_Base3Wk3;[.E66]=C_Base3Rest;[.E66]=C_Build1Wk1;[.E66]=C_Build1Wk2;[.E66]=C_Build1Wk3;[.E66]=C_Build2Wk1;[.E66]=C_Build2Wk2;[.E66]=C_Build2Wk3;[.E66]=C_RaceSat;[.E66]=C_RaceSun;[.E66]=C_RaceSatSun;[.E66]=C_Transition);&quot;X&quot;;IF(AND(OR([.E66]=C_Build2Wk1;[.E66]=C_Build2Wk2;[.E66]=C_Build2Wk3);OR([.$B$4]=&quot;Speed&quot;;[.$B$5]=&quot;Speed&quot;));&quot;X&quot;;IF(AND(OR([.E66]=C_Peak1;[.E66]=C_Peak2);[.$B$5]=&quot;Speed&quot;);&quot;X&quot;;&quot;&quot;)))">
            <text:p/>
          </table:table-cell>
          <table:table-cell table:style-name="ce55" table:formula="of:=IF(OR([.E66]=C_Base2Wk1;[.E66]=C_Base2Wk2;[.E66]=C_Base2Wk3;[.E66]=C_Base3Wk1;[.E66]=C_Base3Wk2;[.E66]=C_Base3Wk3;[.E66]=C_Build1Wk1;[.E66]=C_Build1Wk2;[.E66]=C_Build1Wk3;[.E66]=C_Build2Wk1;[.E66]=C_Build2Wk2;[.E66]=C_Build2Wk3;[.E66]=C_Peak1;[.E66]=C_Peak2);&quot;X&quot;;IF(AND(OR([.E66]=C_Build2Wk1;[.E66]=C_Build2Wk2;[.E66]=C_Build2Wk3);OR([.$B$4]=&quot;Muscular-Endurance&quot;;[.$B$5]=&quot;Muscular-Endurance&quot;));&quot;X&quot;;IF(AND(OR([.E66]=C_Peak1;[.E66]=C_Peak2);[.$B$5]=&quot;Muscular-Endurance&quot;);&quot;X&quot;;&quot;&quot;)))">
            <text:p/>
          </table:table-cell>
          <table:table-cell table:style-name="ce55" table:formula="of:=IF(AND(OR([.E66]=C_Build1Wk1;[.E66]=C_Build1Wk2;[.E66]=C_Build1Wk3);[.$B$4]=&quot;Speed-Endurance&quot;);&quot;X&quot;;IF(AND(OR([.E66]=C_Build2Wk1;[.E66]=C_Build2Wk2;[.E66]=C_Build2Wk3);OR([.$B$4]=&quot;Speed-endurance&quot;;[.$B$5]=&quot;Speed-Endurance&quot;));&quot;X&quot;;IF(AND(OR([.E66]=C_Peak1;[.E66]=C_Peak2);[.$B$5]=&quot;Speed-Endurance&quot;);&quot;X&quot;;&quot;&quot;)))">
            <text:p/>
          </table:table-cell>
          <table:table-cell table:style-name="ce55" table:formula="of:=IF(AND(OR([.E66]=C_Build1Wk1;[.E66]=C_Build1Wk2;[.E66]=C_Build1Wk3);[.$B$4]=&quot;Power&quot;);&quot;X&quot;;IF(AND(OR([.E66]=C_Build2Wk1;[.E66]=C_Build2Wk2;[.E66]=C_Build2Wk3);OR([.$B$4]=&quot;Power&quot;;[.$B$5]=&quot;Power&quot;));&quot;X&quot;;IF(AND(OR([.E66]=C_Peak1;[.E66]=C_Peak2);[.$B$5]=&quot;Power&quot;);&quot;X&quot;;&quot;&quot;)))">
            <text:p/>
          </table:table-cell>
          <table:table-cell table:style-name="ce55" table:formula="of:=IF(OR([.E66]=C_Base1Rest;[.E66]=C_Base2Rest;[.E66]=C_Base3Rest;[.E66]=C_Build1Rest;[.E66]=C_Build2Rest);&quot;X&quot;;&quot;&quot;)">
            <text:p/>
          </table:table-cell>
          <table:table-cell table:style-name="ce56" table:number-columns-repeated="1009"/>
        </table:table-row>
        <table:table-row table:style-name="ro26">
          <table:table-cell table:style-name="ce15" office:value-type="float" office:value="48" calcext:value-type="float">
            <text:p>48</text:p>
          </table:table-cell>
          <table:table-cell table:style-name="ce237" table:formula="of:=[.B66]+7" office:value-type="date" office:date-value="2008-11-24" calcext:value-type="date">
            <text:p>24-Nov</text:p>
          </table:table-cell>
          <table:table-cell table:style-name="ce275"/>
          <table:table-cell table:style-name="ce275" table:content-validation-name="val3"/>
          <table:table-cell table:style-name="ce275" table:content-validation-name="val5"/>
          <table:table-cell table:style-name="ce248" table:formula="of:=IF(ISBLANK([.E67]);&quot;&quot;; VLOOKUP([.E67];AnnualUnitsTable;MATCH([.$F$4];AnnualUnits;0)+2;FALSE()))">
            <text:p/>
          </table:table-cell>
          <table:table-cell table:style-name="ce275" table:number-columns-repeated="2"/>
          <table:table-cell table:style-name="ce55" table:formula="of:=IF(OR([.E67]=C_Prep;[.E67]=C_Base1Wk1;[.E67]=C_Base1Wk2;[.E67]=C_Base1Wk3;[.E67]=C_Base2Wk1;[.E67]=C_Base2Wk2;[.E67]=C_Base2Wk3;[.E67]=C_Base3Wk1;[.E67]=C_Base3Wk2;[.E67]=C_Base3Wk3;[.E67]=C_Build1Wk1;[.E67]=C_Build1Wk2;[.E67]=C_Build1Wk3;[.E67]=C_Build2Wk1;[.E67]=C_Build2Wk2;[.E67]=C_Build2Wk3;[.E67]=C_Transition);&quot;X&quot;;IF(AND(OR([.E67]=C_Build1Wk1;[.E67]=C_Build1Wk2;[.E67]=C_Build1Wk3);[.$B$4]=&quot;Endurance&quot;);&quot;X&quot;;IF(AND(OR([.E67]=C_Peak1;[.E67]=C_Peak2);[.$B$5]=&quot;Endurance&quot;);&quot;X&quot;;&quot;&quot;)))">
            <text:p/>
          </table:table-cell>
          <table:table-cell table:style-name="ce55" table:formula="of:=IF(OR([.E67]=C_Base3Wk1;[.E67]=C_Base3Wk2;[.E67]=C_Base3Wk3);&quot;X&quot;;IF(AND(OR([.E67]=C_Build2Wk1;[.E67]=C_Build2Wk2;[.E67]=C_Build2Wk3);OR([.$B$4]=&quot;Strength&quot;;[.$B$5]=&quot;Strength&quot;));&quot;X&quot;;IF(AND(OR([.E67]=C_Peak1;[.E67]=C_Peak2);[.$B$5]=&quot;Strength&quot;);&quot;X&quot;;&quot;&quot;)))">
            <text:p/>
          </table:table-cell>
          <table:table-cell table:style-name="ce55" table:formula="of:=IF(OR([.E67]=C_Prep;[.E67]=C_Base1Wk1;[.E67]=C_Base1Wk2;[.E67]=C_Base1Wk3;[.E67]=C_Base1Rest;[.E67]=C_Base2Wk1;[.E67]=C_Base2Wk2;[.E67]=C_Base2Wk3;[.E67]=C_Base2Rest;[.E67]=C_Base3Wk1;[.E67]=C_Base3Wk2;[.E67]=C_Base3Wk3;[.E67]=C_Base3Rest;[.E67]=C_Build1Wk1;[.E67]=C_Build1Wk2;[.E67]=C_Build1Wk3;[.E67]=C_Build2Wk1;[.E67]=C_Build2Wk2;[.E67]=C_Build2Wk3;[.E67]=C_RaceSat;[.E67]=C_RaceSun;[.E67]=C_RaceSatSun;[.E67]=C_Transition);&quot;X&quot;;IF(AND(OR([.E67]=C_Build2Wk1;[.E67]=C_Build2Wk2;[.E67]=C_Build2Wk3);OR([.$B$4]=&quot;Speed&quot;;[.$B$5]=&quot;Speed&quot;));&quot;X&quot;;IF(AND(OR([.E67]=C_Peak1;[.E67]=C_Peak2);[.$B$5]=&quot;Speed&quot;);&quot;X&quot;;&quot;&quot;)))">
            <text:p/>
          </table:table-cell>
          <table:table-cell table:style-name="ce55" table:formula="of:=IF(OR([.E67]=C_Base2Wk1;[.E67]=C_Base2Wk2;[.E67]=C_Base2Wk3;[.E67]=C_Base3Wk1;[.E67]=C_Base3Wk2;[.E67]=C_Base3Wk3;[.E67]=C_Build1Wk1;[.E67]=C_Build1Wk2;[.E67]=C_Build1Wk3;[.E67]=C_Build2Wk1;[.E67]=C_Build2Wk2;[.E67]=C_Build2Wk3;[.E67]=C_Peak1;[.E67]=C_Peak2);&quot;X&quot;;IF(AND(OR([.E67]=C_Build2Wk1;[.E67]=C_Build2Wk2;[.E67]=C_Build2Wk3);OR([.$B$4]=&quot;Muscular-Endurance&quot;;[.$B$5]=&quot;Muscular-Endurance&quot;));&quot;X&quot;;IF(AND(OR([.E67]=C_Peak1;[.E67]=C_Peak2);[.$B$5]=&quot;Muscular-Endurance&quot;);&quot;X&quot;;&quot;&quot;)))">
            <text:p/>
          </table:table-cell>
          <table:table-cell table:style-name="ce55" table:formula="of:=IF(AND(OR([.E67]=C_Build1Wk1;[.E67]=C_Build1Wk2;[.E67]=C_Build1Wk3);[.$B$4]=&quot;Speed-Endurance&quot;);&quot;X&quot;;IF(AND(OR([.E67]=C_Build2Wk1;[.E67]=C_Build2Wk2;[.E67]=C_Build2Wk3);OR([.$B$4]=&quot;Speed-endurance&quot;;[.$B$5]=&quot;Speed-Endurance&quot;));&quot;X&quot;;IF(AND(OR([.E67]=C_Peak1;[.E67]=C_Peak2);[.$B$5]=&quot;Speed-Endurance&quot;);&quot;X&quot;;&quot;&quot;)))">
            <text:p/>
          </table:table-cell>
          <table:table-cell table:style-name="ce55" table:formula="of:=IF(AND(OR([.E67]=C_Build1Wk1;[.E67]=C_Build1Wk2;[.E67]=C_Build1Wk3);[.$B$4]=&quot;Power&quot;);&quot;X&quot;;IF(AND(OR([.E67]=C_Build2Wk1;[.E67]=C_Build2Wk2;[.E67]=C_Build2Wk3);OR([.$B$4]=&quot;Power&quot;;[.$B$5]=&quot;Power&quot;));&quot;X&quot;;IF(AND(OR([.E67]=C_Peak1;[.E67]=C_Peak2);[.$B$5]=&quot;Power&quot;);&quot;X&quot;;&quot;&quot;)))">
            <text:p/>
          </table:table-cell>
          <table:table-cell table:style-name="ce55" table:formula="of:=IF(OR([.E67]=C_Base1Rest;[.E67]=C_Base2Rest;[.E67]=C_Base3Rest;[.E67]=C_Build1Rest;[.E67]=C_Build2Rest);&quot;X&quot;;&quot;&quot;)">
            <text:p/>
          </table:table-cell>
          <table:table-cell table:style-name="ce56" table:number-columns-repeated="1009"/>
        </table:table-row>
        <table:table-row table:style-name="ro26">
          <table:table-cell table:style-name="ce15" office:value-type="float" office:value="49" calcext:value-type="float">
            <text:p>49</text:p>
          </table:table-cell>
          <table:table-cell table:style-name="ce237" table:formula="of:=[.B67]+7" office:value-type="date" office:date-value="2008-12-01" calcext:value-type="date">
            <text:p>01-Dec</text:p>
          </table:table-cell>
          <table:table-cell table:style-name="ce275"/>
          <table:table-cell table:style-name="ce275" table:content-validation-name="val3"/>
          <table:table-cell table:style-name="ce275" table:content-validation-name="val5"/>
          <table:table-cell table:style-name="ce248" table:formula="of:=IF(ISBLANK([.E68]);&quot;&quot;; VLOOKUP([.E68];AnnualUnitsTable;MATCH([.$F$4];AnnualUnits;0)+2;FALSE()))">
            <text:p/>
          </table:table-cell>
          <table:table-cell table:style-name="ce275" table:number-columns-repeated="2"/>
          <table:table-cell table:style-name="ce55" table:formula="of:=IF(OR([.E68]=C_Prep;[.E68]=C_Base1Wk1;[.E68]=C_Base1Wk2;[.E68]=C_Base1Wk3;[.E68]=C_Base2Wk1;[.E68]=C_Base2Wk2;[.E68]=C_Base2Wk3;[.E68]=C_Base3Wk1;[.E68]=C_Base3Wk2;[.E68]=C_Base3Wk3;[.E68]=C_Build1Wk1;[.E68]=C_Build1Wk2;[.E68]=C_Build1Wk3;[.E68]=C_Build2Wk1;[.E68]=C_Build2Wk2;[.E68]=C_Build2Wk3;[.E68]=C_Transition);&quot;X&quot;;IF(AND(OR([.E68]=C_Build1Wk1;[.E68]=C_Build1Wk2;[.E68]=C_Build1Wk3);[.$B$4]=&quot;Endurance&quot;);&quot;X&quot;;IF(AND(OR([.E68]=C_Peak1;[.E68]=C_Peak2);[.$B$5]=&quot;Endurance&quot;);&quot;X&quot;;&quot;&quot;)))">
            <text:p/>
          </table:table-cell>
          <table:table-cell table:style-name="ce55" table:formula="of:=IF(OR([.E68]=C_Base3Wk1;[.E68]=C_Base3Wk2;[.E68]=C_Base3Wk3);&quot;X&quot;;IF(AND(OR([.E68]=C_Build2Wk1;[.E68]=C_Build2Wk2;[.E68]=C_Build2Wk3);OR([.$B$4]=&quot;Strength&quot;;[.$B$5]=&quot;Strength&quot;));&quot;X&quot;;IF(AND(OR([.E68]=C_Peak1;[.E68]=C_Peak2);[.$B$5]=&quot;Strength&quot;);&quot;X&quot;;&quot;&quot;)))">
            <text:p/>
          </table:table-cell>
          <table:table-cell table:style-name="ce55" table:formula="of:=IF(OR([.E68]=C_Prep;[.E68]=C_Base1Wk1;[.E68]=C_Base1Wk2;[.E68]=C_Base1Wk3;[.E68]=C_Base1Rest;[.E68]=C_Base2Wk1;[.E68]=C_Base2Wk2;[.E68]=C_Base2Wk3;[.E68]=C_Base2Rest;[.E68]=C_Base3Wk1;[.E68]=C_Base3Wk2;[.E68]=C_Base3Wk3;[.E68]=C_Base3Rest;[.E68]=C_Build1Wk1;[.E68]=C_Build1Wk2;[.E68]=C_Build1Wk3;[.E68]=C_Build2Wk1;[.E68]=C_Build2Wk2;[.E68]=C_Build2Wk3;[.E68]=C_RaceSat;[.E68]=C_RaceSun;[.E68]=C_RaceSatSun;[.E68]=C_Transition);&quot;X&quot;;IF(AND(OR([.E68]=C_Build2Wk1;[.E68]=C_Build2Wk2;[.E68]=C_Build2Wk3);OR([.$B$4]=&quot;Speed&quot;;[.$B$5]=&quot;Speed&quot;));&quot;X&quot;;IF(AND(OR([.E68]=C_Peak1;[.E68]=C_Peak2);[.$B$5]=&quot;Speed&quot;);&quot;X&quot;;&quot;&quot;)))">
            <text:p/>
          </table:table-cell>
          <table:table-cell table:style-name="ce55" table:formula="of:=IF(OR([.E68]=C_Base2Wk1;[.E68]=C_Base2Wk2;[.E68]=C_Base2Wk3;[.E68]=C_Base3Wk1;[.E68]=C_Base3Wk2;[.E68]=C_Base3Wk3;[.E68]=C_Build1Wk1;[.E68]=C_Build1Wk2;[.E68]=C_Build1Wk3;[.E68]=C_Build2Wk1;[.E68]=C_Build2Wk2;[.E68]=C_Build2Wk3;[.E68]=C_Peak1;[.E68]=C_Peak2);&quot;X&quot;;IF(AND(OR([.E68]=C_Build2Wk1;[.E68]=C_Build2Wk2;[.E68]=C_Build2Wk3);OR([.$B$4]=&quot;Muscular-Endurance&quot;;[.$B$5]=&quot;Muscular-Endurance&quot;));&quot;X&quot;;IF(AND(OR([.E68]=C_Peak1;[.E68]=C_Peak2);[.$B$5]=&quot;Muscular-Endurance&quot;);&quot;X&quot;;&quot;&quot;)))">
            <text:p/>
          </table:table-cell>
          <table:table-cell table:style-name="ce55" table:formula="of:=IF(AND(OR([.E68]=C_Build1Wk1;[.E68]=C_Build1Wk2;[.E68]=C_Build1Wk3);[.$B$4]=&quot;Speed-Endurance&quot;);&quot;X&quot;;IF(AND(OR([.E68]=C_Build2Wk1;[.E68]=C_Build2Wk2;[.E68]=C_Build2Wk3);OR([.$B$4]=&quot;Speed-endurance&quot;;[.$B$5]=&quot;Speed-Endurance&quot;));&quot;X&quot;;IF(AND(OR([.E68]=C_Peak1;[.E68]=C_Peak2);[.$B$5]=&quot;Speed-Endurance&quot;);&quot;X&quot;;&quot;&quot;)))">
            <text:p/>
          </table:table-cell>
          <table:table-cell table:style-name="ce55" table:formula="of:=IF(AND(OR([.E68]=C_Build1Wk1;[.E68]=C_Build1Wk2;[.E68]=C_Build1Wk3);[.$B$4]=&quot;Power&quot;);&quot;X&quot;;IF(AND(OR([.E68]=C_Build2Wk1;[.E68]=C_Build2Wk2;[.E68]=C_Build2Wk3);OR([.$B$4]=&quot;Power&quot;;[.$B$5]=&quot;Power&quot;));&quot;X&quot;;IF(AND(OR([.E68]=C_Peak1;[.E68]=C_Peak2);[.$B$5]=&quot;Power&quot;);&quot;X&quot;;&quot;&quot;)))">
            <text:p/>
          </table:table-cell>
          <table:table-cell table:style-name="ce55" table:formula="of:=IF(OR([.E68]=C_Base1Rest;[.E68]=C_Base2Rest;[.E68]=C_Base3Rest;[.E68]=C_Build1Rest;[.E68]=C_Build2Rest);&quot;X&quot;;&quot;&quot;)">
            <text:p/>
          </table:table-cell>
          <table:table-cell table:style-name="ce56" table:number-columns-repeated="1009"/>
        </table:table-row>
        <table:table-row table:style-name="ro26">
          <table:table-cell table:style-name="ce15" office:value-type="float" office:value="50" calcext:value-type="float">
            <text:p>50</text:p>
          </table:table-cell>
          <table:table-cell table:style-name="ce237" table:formula="of:=[.B68]+7" office:value-type="date" office:date-value="2008-12-08" calcext:value-type="date">
            <text:p>08-Dec</text:p>
          </table:table-cell>
          <table:table-cell table:style-name="ce275"/>
          <table:table-cell table:style-name="ce275" table:content-validation-name="val3"/>
          <table:table-cell table:style-name="ce275" table:content-validation-name="val5"/>
          <table:table-cell table:style-name="ce248" table:formula="of:=IF(ISBLANK([.E69]);&quot;&quot;; VLOOKUP([.E69];AnnualUnitsTable;MATCH([.$F$4];AnnualUnits;0)+2;FALSE()))">
            <text:p/>
          </table:table-cell>
          <table:table-cell table:style-name="ce275" table:number-columns-repeated="2"/>
          <table:table-cell table:style-name="ce55" table:formula="of:=IF(OR([.E69]=C_Prep;[.E69]=C_Base1Wk1;[.E69]=C_Base1Wk2;[.E69]=C_Base1Wk3;[.E69]=C_Base2Wk1;[.E69]=C_Base2Wk2;[.E69]=C_Base2Wk3;[.E69]=C_Base3Wk1;[.E69]=C_Base3Wk2;[.E69]=C_Base3Wk3;[.E69]=C_Build1Wk1;[.E69]=C_Build1Wk2;[.E69]=C_Build1Wk3;[.E69]=C_Build2Wk1;[.E69]=C_Build2Wk2;[.E69]=C_Build2Wk3;[.E69]=C_Transition);&quot;X&quot;;IF(AND(OR([.E69]=C_Build1Wk1;[.E69]=C_Build1Wk2;[.E69]=C_Build1Wk3);[.$B$4]=&quot;Endurance&quot;);&quot;X&quot;;IF(AND(OR([.E69]=C_Peak1;[.E69]=C_Peak2);[.$B$5]=&quot;Endurance&quot;);&quot;X&quot;;&quot;&quot;)))">
            <text:p/>
          </table:table-cell>
          <table:table-cell table:style-name="ce55" table:formula="of:=IF(OR([.E69]=C_Base3Wk1;[.E69]=C_Base3Wk2;[.E69]=C_Base3Wk3);&quot;X&quot;;IF(AND(OR([.E69]=C_Build2Wk1;[.E69]=C_Build2Wk2;[.E69]=C_Build2Wk3);OR([.$B$4]=&quot;Strength&quot;;[.$B$5]=&quot;Strength&quot;));&quot;X&quot;;IF(AND(OR([.E69]=C_Peak1;[.E69]=C_Peak2);[.$B$5]=&quot;Strength&quot;);&quot;X&quot;;&quot;&quot;)))">
            <text:p/>
          </table:table-cell>
          <table:table-cell table:style-name="ce55" table:formula="of:=IF(OR([.E69]=C_Prep;[.E69]=C_Base1Wk1;[.E69]=C_Base1Wk2;[.E69]=C_Base1Wk3;[.E69]=C_Base1Rest;[.E69]=C_Base2Wk1;[.E69]=C_Base2Wk2;[.E69]=C_Base2Wk3;[.E69]=C_Base2Rest;[.E69]=C_Base3Wk1;[.E69]=C_Base3Wk2;[.E69]=C_Base3Wk3;[.E69]=C_Base3Rest;[.E69]=C_Build1Wk1;[.E69]=C_Build1Wk2;[.E69]=C_Build1Wk3;[.E69]=C_Build2Wk1;[.E69]=C_Build2Wk2;[.E69]=C_Build2Wk3;[.E69]=C_RaceSat;[.E69]=C_RaceSun;[.E69]=C_RaceSatSun;[.E69]=C_Transition);&quot;X&quot;;IF(AND(OR([.E69]=C_Build2Wk1;[.E69]=C_Build2Wk2;[.E69]=C_Build2Wk3);OR([.$B$4]=&quot;Speed&quot;;[.$B$5]=&quot;Speed&quot;));&quot;X&quot;;IF(AND(OR([.E69]=C_Peak1;[.E69]=C_Peak2);[.$B$5]=&quot;Speed&quot;);&quot;X&quot;;&quot;&quot;)))">
            <text:p/>
          </table:table-cell>
          <table:table-cell table:style-name="ce55" table:formula="of:=IF(OR([.E69]=C_Base2Wk1;[.E69]=C_Base2Wk2;[.E69]=C_Base2Wk3;[.E69]=C_Base3Wk1;[.E69]=C_Base3Wk2;[.E69]=C_Base3Wk3;[.E69]=C_Build1Wk1;[.E69]=C_Build1Wk2;[.E69]=C_Build1Wk3;[.E69]=C_Build2Wk1;[.E69]=C_Build2Wk2;[.E69]=C_Build2Wk3;[.E69]=C_Peak1;[.E69]=C_Peak2);&quot;X&quot;;IF(AND(OR([.E69]=C_Build2Wk1;[.E69]=C_Build2Wk2;[.E69]=C_Build2Wk3);OR([.$B$4]=&quot;Muscular-Endurance&quot;;[.$B$5]=&quot;Muscular-Endurance&quot;));&quot;X&quot;;IF(AND(OR([.E69]=C_Peak1;[.E69]=C_Peak2);[.$B$5]=&quot;Muscular-Endurance&quot;);&quot;X&quot;;&quot;&quot;)))">
            <text:p/>
          </table:table-cell>
          <table:table-cell table:style-name="ce55" table:formula="of:=IF(AND(OR([.E69]=C_Build1Wk1;[.E69]=C_Build1Wk2;[.E69]=C_Build1Wk3);[.$B$4]=&quot;Speed-Endurance&quot;);&quot;X&quot;;IF(AND(OR([.E69]=C_Build2Wk1;[.E69]=C_Build2Wk2;[.E69]=C_Build2Wk3);OR([.$B$4]=&quot;Speed-endurance&quot;;[.$B$5]=&quot;Speed-Endurance&quot;));&quot;X&quot;;IF(AND(OR([.E69]=C_Peak1;[.E69]=C_Peak2);[.$B$5]=&quot;Speed-Endurance&quot;);&quot;X&quot;;&quot;&quot;)))">
            <text:p/>
          </table:table-cell>
          <table:table-cell table:style-name="ce55" table:formula="of:=IF(AND(OR([.E69]=C_Build1Wk1;[.E69]=C_Build1Wk2;[.E69]=C_Build1Wk3);[.$B$4]=&quot;Power&quot;);&quot;X&quot;;IF(AND(OR([.E69]=C_Build2Wk1;[.E69]=C_Build2Wk2;[.E69]=C_Build2Wk3);OR([.$B$4]=&quot;Power&quot;;[.$B$5]=&quot;Power&quot;));&quot;X&quot;;IF(AND(OR([.E69]=C_Peak1;[.E69]=C_Peak2);[.$B$5]=&quot;Power&quot;);&quot;X&quot;;&quot;&quot;)))">
            <text:p/>
          </table:table-cell>
          <table:table-cell table:style-name="ce55" table:formula="of:=IF(OR([.E69]=C_Base1Rest;[.E69]=C_Base2Rest;[.E69]=C_Base3Rest;[.E69]=C_Build1Rest;[.E69]=C_Build2Rest);&quot;X&quot;;&quot;&quot;)">
            <text:p/>
          </table:table-cell>
          <table:table-cell table:style-name="ce56" table:number-columns-repeated="1009"/>
        </table:table-row>
        <table:table-row table:style-name="ro26">
          <table:table-cell table:style-name="ce15" office:value-type="float" office:value="51" calcext:value-type="float">
            <text:p>51</text:p>
          </table:table-cell>
          <table:table-cell table:style-name="ce237" table:formula="of:=[.B69]+7" office:value-type="date" office:date-value="2008-12-15" calcext:value-type="date">
            <text:p>15-Dec</text:p>
          </table:table-cell>
          <table:table-cell table:style-name="ce275"/>
          <table:table-cell table:style-name="ce275" table:content-validation-name="val3"/>
          <table:table-cell table:style-name="ce275" table:content-validation-name="val5"/>
          <table:table-cell table:style-name="ce248" table:formula="of:=IF(ISBLANK([.E70]);&quot;&quot;; VLOOKUP([.E70];AnnualUnitsTable;MATCH([.$F$4];AnnualUnits;0)+2;FALSE()))">
            <text:p/>
          </table:table-cell>
          <table:table-cell table:style-name="ce275" table:number-columns-repeated="2"/>
          <table:table-cell table:style-name="ce55" table:formula="of:=IF(OR([.E70]=C_Prep;[.E70]=C_Base1Wk1;[.E70]=C_Base1Wk2;[.E70]=C_Base1Wk3;[.E70]=C_Base2Wk1;[.E70]=C_Base2Wk2;[.E70]=C_Base2Wk3;[.E70]=C_Base3Wk1;[.E70]=C_Base3Wk2;[.E70]=C_Base3Wk3;[.E70]=C_Build1Wk1;[.E70]=C_Build1Wk2;[.E70]=C_Build1Wk3;[.E70]=C_Build2Wk1;[.E70]=C_Build2Wk2;[.E70]=C_Build2Wk3;[.E70]=C_Transition);&quot;X&quot;;IF(AND(OR([.E70]=C_Build1Wk1;[.E70]=C_Build1Wk2;[.E70]=C_Build1Wk3);[.$B$4]=&quot;Endurance&quot;);&quot;X&quot;;IF(AND(OR([.E70]=C_Peak1;[.E70]=C_Peak2);[.$B$5]=&quot;Endurance&quot;);&quot;X&quot;;&quot;&quot;)))">
            <text:p/>
          </table:table-cell>
          <table:table-cell table:style-name="ce55" table:formula="of:=IF(OR([.E70]=C_Base3Wk1;[.E70]=C_Base3Wk2;[.E70]=C_Base3Wk3);&quot;X&quot;;IF(AND(OR([.E70]=C_Build2Wk1;[.E70]=C_Build2Wk2;[.E70]=C_Build2Wk3);OR([.$B$4]=&quot;Strength&quot;;[.$B$5]=&quot;Strength&quot;));&quot;X&quot;;IF(AND(OR([.E70]=C_Peak1;[.E70]=C_Peak2);[.$B$5]=&quot;Strength&quot;);&quot;X&quot;;&quot;&quot;)))">
            <text:p/>
          </table:table-cell>
          <table:table-cell table:style-name="ce55" table:formula="of:=IF(OR([.E70]=C_Prep;[.E70]=C_Base1Wk1;[.E70]=C_Base1Wk2;[.E70]=C_Base1Wk3;[.E70]=C_Base1Rest;[.E70]=C_Base2Wk1;[.E70]=C_Base2Wk2;[.E70]=C_Base2Wk3;[.E70]=C_Base2Rest;[.E70]=C_Base3Wk1;[.E70]=C_Base3Wk2;[.E70]=C_Base3Wk3;[.E70]=C_Base3Rest;[.E70]=C_Build1Wk1;[.E70]=C_Build1Wk2;[.E70]=C_Build1Wk3;[.E70]=C_Build2Wk1;[.E70]=C_Build2Wk2;[.E70]=C_Build2Wk3;[.E70]=C_RaceSat;[.E70]=C_RaceSun;[.E70]=C_RaceSatSun;[.E70]=C_Transition);&quot;X&quot;;IF(AND(OR([.E70]=C_Build2Wk1;[.E70]=C_Build2Wk2;[.E70]=C_Build2Wk3);OR([.$B$4]=&quot;Speed&quot;;[.$B$5]=&quot;Speed&quot;));&quot;X&quot;;IF(AND(OR([.E70]=C_Peak1;[.E70]=C_Peak2);[.$B$5]=&quot;Speed&quot;);&quot;X&quot;;&quot;&quot;)))">
            <text:p/>
          </table:table-cell>
          <table:table-cell table:style-name="ce55" table:formula="of:=IF(OR([.E70]=C_Base2Wk1;[.E70]=C_Base2Wk2;[.E70]=C_Base2Wk3;[.E70]=C_Base3Wk1;[.E70]=C_Base3Wk2;[.E70]=C_Base3Wk3;[.E70]=C_Build1Wk1;[.E70]=C_Build1Wk2;[.E70]=C_Build1Wk3;[.E70]=C_Build2Wk1;[.E70]=C_Build2Wk2;[.E70]=C_Build2Wk3;[.E70]=C_Peak1;[.E70]=C_Peak2);&quot;X&quot;;IF(AND(OR([.E70]=C_Build2Wk1;[.E70]=C_Build2Wk2;[.E70]=C_Build2Wk3);OR([.$B$4]=&quot;Muscular-Endurance&quot;;[.$B$5]=&quot;Muscular-Endurance&quot;));&quot;X&quot;;IF(AND(OR([.E70]=C_Peak1;[.E70]=C_Peak2);[.$B$5]=&quot;Muscular-Endurance&quot;);&quot;X&quot;;&quot;&quot;)))">
            <text:p/>
          </table:table-cell>
          <table:table-cell table:style-name="ce55" table:formula="of:=IF(AND(OR([.E70]=C_Build1Wk1;[.E70]=C_Build1Wk2;[.E70]=C_Build1Wk3);[.$B$4]=&quot;Speed-Endurance&quot;);&quot;X&quot;;IF(AND(OR([.E70]=C_Build2Wk1;[.E70]=C_Build2Wk2;[.E70]=C_Build2Wk3);OR([.$B$4]=&quot;Speed-endurance&quot;;[.$B$5]=&quot;Speed-Endurance&quot;));&quot;X&quot;;IF(AND(OR([.E70]=C_Peak1;[.E70]=C_Peak2);[.$B$5]=&quot;Speed-Endurance&quot;);&quot;X&quot;;&quot;&quot;)))">
            <text:p/>
          </table:table-cell>
          <table:table-cell table:style-name="ce55" table:formula="of:=IF(AND(OR([.E70]=C_Build1Wk1;[.E70]=C_Build1Wk2;[.E70]=C_Build1Wk3);[.$B$4]=&quot;Power&quot;);&quot;X&quot;;IF(AND(OR([.E70]=C_Build2Wk1;[.E70]=C_Build2Wk2;[.E70]=C_Build2Wk3);OR([.$B$4]=&quot;Power&quot;;[.$B$5]=&quot;Power&quot;));&quot;X&quot;;IF(AND(OR([.E70]=C_Peak1;[.E70]=C_Peak2);[.$B$5]=&quot;Power&quot;);&quot;X&quot;;&quot;&quot;)))">
            <text:p/>
          </table:table-cell>
          <table:table-cell table:style-name="ce55" table:formula="of:=IF(OR([.E70]=C_Base1Rest;[.E70]=C_Base2Rest;[.E70]=C_Base3Rest;[.E70]=C_Build1Rest;[.E70]=C_Build2Rest);&quot;X&quot;;&quot;&quot;)">
            <text:p/>
          </table:table-cell>
          <table:table-cell table:style-name="ce56" table:number-columns-repeated="1009"/>
        </table:table-row>
        <table:table-row table:style-name="ro26">
          <table:table-cell table:style-name="ce16" office:value-type="float" office:value="52" calcext:value-type="float">
            <text:p>52</text:p>
          </table:table-cell>
          <table:table-cell table:style-name="ce237" table:formula="of:=[.B70]+7" office:value-type="date" office:date-value="2008-12-22" calcext:value-type="date">
            <text:p>22-Dec</text:p>
          </table:table-cell>
          <table:table-cell table:style-name="ce275"/>
          <table:table-cell table:style-name="ce275" table:content-validation-name="val3"/>
          <table:table-cell table:style-name="ce275" table:content-validation-name="val5"/>
          <table:table-cell table:style-name="ce248" table:formula="of:=IF(ISBLANK([.E71]);&quot;&quot;; VLOOKUP([.E71];AnnualUnitsTable;MATCH([.$F$4];AnnualUnits;0)+2;FALSE()))">
            <text:p/>
          </table:table-cell>
          <table:table-cell table:style-name="ce275" table:number-columns-repeated="2"/>
          <table:table-cell table:style-name="ce55" table:formula="of:=IF(OR([.E71]=C_Prep;[.E71]=C_Base1Wk1;[.E71]=C_Base1Wk2;[.E71]=C_Base1Wk3;[.E71]=C_Base2Wk1;[.E71]=C_Base2Wk2;[.E71]=C_Base2Wk3;[.E71]=C_Base3Wk1;[.E71]=C_Base3Wk2;[.E71]=C_Base3Wk3;[.E71]=C_Build1Wk1;[.E71]=C_Build1Wk2;[.E71]=C_Build1Wk3;[.E71]=C_Build2Wk1;[.E71]=C_Build2Wk2;[.E71]=C_Build2Wk3;[.E71]=C_Transition);&quot;X&quot;;IF(AND(OR([.E71]=C_Build1Wk1;[.E71]=C_Build1Wk2;[.E71]=C_Build1Wk3);[.$B$4]=&quot;Endurance&quot;);&quot;X&quot;;IF(AND(OR([.E71]=C_Peak1;[.E71]=C_Peak2);[.$B$5]=&quot;Endurance&quot;);&quot;X&quot;;&quot;&quot;)))">
            <text:p/>
          </table:table-cell>
          <table:table-cell table:style-name="ce55" table:formula="of:=IF(OR([.E71]=C_Base3Wk1;[.E71]=C_Base3Wk2;[.E71]=C_Base3Wk3);&quot;X&quot;;IF(AND(OR([.E71]=C_Build2Wk1;[.E71]=C_Build2Wk2;[.E71]=C_Build2Wk3);OR([.$B$4]=&quot;Strength&quot;;[.$B$5]=&quot;Strength&quot;));&quot;X&quot;;IF(AND(OR([.E71]=C_Peak1;[.E71]=C_Peak2);[.$B$5]=&quot;Strength&quot;);&quot;X&quot;;&quot;&quot;)))">
            <text:p/>
          </table:table-cell>
          <table:table-cell table:style-name="ce55" table:formula="of:=IF(OR([.E71]=C_Prep;[.E71]=C_Base1Wk1;[.E71]=C_Base1Wk2;[.E71]=C_Base1Wk3;[.E71]=C_Base1Rest;[.E71]=C_Base2Wk1;[.E71]=C_Base2Wk2;[.E71]=C_Base2Wk3;[.E71]=C_Base2Rest;[.E71]=C_Base3Wk1;[.E71]=C_Base3Wk2;[.E71]=C_Base3Wk3;[.E71]=C_Base3Rest;[.E71]=C_Build1Wk1;[.E71]=C_Build1Wk2;[.E71]=C_Build1Wk3;[.E71]=C_Build2Wk1;[.E71]=C_Build2Wk2;[.E71]=C_Build2Wk3;[.E71]=C_RaceSat;[.E71]=C_RaceSun;[.E71]=C_RaceSatSun;[.E71]=C_Transition);&quot;X&quot;;IF(AND(OR([.E71]=C_Build2Wk1;[.E71]=C_Build2Wk2;[.E71]=C_Build2Wk3);OR([.$B$4]=&quot;Speed&quot;;[.$B$5]=&quot;Speed&quot;));&quot;X&quot;;IF(AND(OR([.E71]=C_Peak1;[.E71]=C_Peak2);[.$B$5]=&quot;Speed&quot;);&quot;X&quot;;&quot;&quot;)))">
            <text:p/>
          </table:table-cell>
          <table:table-cell table:style-name="ce55" table:formula="of:=IF(OR([.E71]=C_Base2Wk1;[.E71]=C_Base2Wk2;[.E71]=C_Base2Wk3;[.E71]=C_Base3Wk1;[.E71]=C_Base3Wk2;[.E71]=C_Base3Wk3;[.E71]=C_Build1Wk1;[.E71]=C_Build1Wk2;[.E71]=C_Build1Wk3;[.E71]=C_Build2Wk1;[.E71]=C_Build2Wk2;[.E71]=C_Build2Wk3;[.E71]=C_Peak1;[.E71]=C_Peak2);&quot;X&quot;;IF(AND(OR([.E71]=C_Build2Wk1;[.E71]=C_Build2Wk2;[.E71]=C_Build2Wk3);OR([.$B$4]=&quot;Muscular-Endurance&quot;;[.$B$5]=&quot;Muscular-Endurance&quot;));&quot;X&quot;;IF(AND(OR([.E71]=C_Peak1;[.E71]=C_Peak2);[.$B$5]=&quot;Muscular-Endurance&quot;);&quot;X&quot;;&quot;&quot;)))">
            <text:p/>
          </table:table-cell>
          <table:table-cell table:style-name="ce55" table:formula="of:=IF(AND(OR([.E71]=C_Build1Wk1;[.E71]=C_Build1Wk2;[.E71]=C_Build1Wk3);[.$B$4]=&quot;Speed-Endurance&quot;);&quot;X&quot;;IF(AND(OR([.E71]=C_Build2Wk1;[.E71]=C_Build2Wk2;[.E71]=C_Build2Wk3);OR([.$B$4]=&quot;Speed-endurance&quot;;[.$B$5]=&quot;Speed-Endurance&quot;));&quot;X&quot;;IF(AND(OR([.E71]=C_Peak1;[.E71]=C_Peak2);[.$B$5]=&quot;Speed-Endurance&quot;);&quot;X&quot;;&quot;&quot;)))">
            <text:p/>
          </table:table-cell>
          <table:table-cell table:style-name="ce55" table:formula="of:=IF(AND(OR([.E71]=C_Build1Wk1;[.E71]=C_Build1Wk2;[.E71]=C_Build1Wk3);[.$B$4]=&quot;Power&quot;);&quot;X&quot;;IF(AND(OR([.E71]=C_Build2Wk1;[.E71]=C_Build2Wk2;[.E71]=C_Build2Wk3);OR([.$B$4]=&quot;Power&quot;;[.$B$5]=&quot;Power&quot;));&quot;X&quot;;IF(AND(OR([.E71]=C_Peak1;[.E71]=C_Peak2);[.$B$5]=&quot;Power&quot;);&quot;X&quot;;&quot;&quot;)))">
            <text:p/>
          </table:table-cell>
          <table:table-cell table:style-name="ce55" table:formula="of:=IF(OR([.E71]=C_Base1Rest;[.E71]=C_Base2Rest;[.E71]=C_Base3Rest;[.E71]=C_Build1Rest;[.E71]=C_Build2Rest);&quot;X&quot;;&quot;&quot;)">
            <text:p/>
          </table:table-cell>
          <table:table-cell table:style-name="ce56" table:number-columns-repeated="1009"/>
        </table:table-row>
        <table:table-row table:style-name="ro2" table:number-rows-repeated="1048504">
          <table:table-cell table:number-columns-repeated="1024"/>
        </table:table-row>
        <table:table-row table:style-name="ro2">
          <table:table-cell table:number-columns-repeated="1024"/>
        </table:table-row>
      </table:table>
      <table:table table:name="WeeklySchedule" table:style-name="ta10">
        <table:table-column table:style-name="co34" table:default-cell-style-name="ce63"/>
        <table:table-column table:style-name="co35" table:default-cell-style-name="ce63"/>
        <table:table-column table:style-name="co36" table:default-cell-style-name="ce63"/>
        <table:table-column table:style-name="co37" table:default-cell-style-name="ce63"/>
        <table:table-column table:style-name="co13" table:number-columns-repeated="60" table:default-cell-style-name="ce63"/>
        <table:table-column table:style-name="co13" table:number-columns-repeated="210" table:default-cell-style-name="Default"/>
        <table:table-row table:style-name="ro25">
          <table:table-cell table:style-name="ce57" office:value-type="string" calcext:value-type="string" table:number-columns-spanned="26" table:number-rows-spanned="1">
            <text:p>Daily Training Hours/TSS</text:p>
          </table:table-cell>
          <table:covered-table-cell table:number-columns-repeated="25" table:style-name="ce298"/>
          <table:table-cell table:style-name="ce298"/>
          <table:table-cell table:number-columns-repeated="247"/>
        </table:table-row>
        <table:table-row table:style-name="ro25">
          <table:table-cell table:style-name="ce58" office:value-type="string" calcext:value-type="string" table:number-columns-spanned="4" table:number-rows-spanned="1">
            <text:p>You only need to fill in yellow cells</text:p>
          </table:table-cell>
          <table:covered-table-cell table:number-columns-repeated="3" table:style-name="ce298"/>
          <table:table-cell table:style-name="ce314" office:value-type="string" calcext:value-type="string" table:number-columns-spanned="3" table:number-rows-spanned="1">
            <text:p>Mon</text:p>
          </table:table-cell>
          <table:covered-table-cell table:number-columns-repeated="2" table:style-name="ce314"/>
          <table:table-cell table:style-name="ce314" office:value-type="string" calcext:value-type="string" table:number-columns-spanned="3" table:number-rows-spanned="1">
            <text:p>Tue</text:p>
          </table:table-cell>
          <table:covered-table-cell table:number-columns-repeated="2" table:style-name="ce298"/>
          <table:table-cell table:style-name="ce314" office:value-type="string" calcext:value-type="string" table:number-columns-spanned="3" table:number-rows-spanned="1">
            <text:p>Wed</text:p>
          </table:table-cell>
          <table:covered-table-cell table:number-columns-repeated="2" table:style-name="ce298"/>
          <table:table-cell table:style-name="ce314" office:value-type="string" calcext:value-type="string" table:number-columns-spanned="3" table:number-rows-spanned="1">
            <text:p>Thu</text:p>
          </table:table-cell>
          <table:covered-table-cell table:number-columns-repeated="2" table:style-name="ce298"/>
          <table:table-cell table:style-name="ce314" office:value-type="string" calcext:value-type="string" table:number-columns-spanned="3" table:number-rows-spanned="1">
            <text:p>Fri</text:p>
          </table:table-cell>
          <table:covered-table-cell table:number-columns-repeated="2" table:style-name="ce298"/>
          <table:table-cell table:style-name="ce314" office:value-type="string" calcext:value-type="string" table:number-columns-spanned="3" table:number-rows-spanned="1">
            <text:p>Sat</text:p>
          </table:table-cell>
          <table:covered-table-cell table:number-columns-repeated="2" table:style-name="ce298"/>
          <table:table-cell table:style-name="ce314" office:value-type="string" calcext:value-type="string" table:number-columns-spanned="3" table:number-rows-spanned="1">
            <text:p>Sun</text:p>
          </table:table-cell>
          <table:covered-table-cell table:number-columns-repeated="2" table:style-name="ce298"/>
          <table:table-cell table:style-name="ce298" office:value-type="string" calcext:value-type="string" table:number-columns-spanned="3" table:number-rows-spanned="1">
            <text:p>Totals</text:p>
          </table:table-cell>
          <table:covered-table-cell table:style-name="ce298"/>
          <table:covered-table-cell/>
          <table:table-cell table:number-columns-repeated="246"/>
        </table:table-row>
        <table:table-row table:style-name="ro2">
          <table:table-cell table:style-name="ce59" table:number-columns-repeated="2"/>
          <table:table-cell table:style-name="ce68" office:value-type="string" calcext:value-type="string">
            <text:p>Workout Pattern</text:p>
          </table:table-cell>
          <table:table-cell table:style-name="ce72" office:value-type="string" calcext:value-type="string">
            <text:p>Workout Selections</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93" office:value-type="string" calcext:value-type="string">
            <text:p>Planned</text:p>
          </table:table-cell>
          <table:table-cell table:style-name="ce93" office:value-type="string" calcext:value-type="string">
            <text:p>Actual</text:p>
          </table:table-cell>
          <table:table-cell table:style-name="ce100" office:value-type="string" calcext:value-type="string">
            <text:p>Difference</text:p>
          </table:table-cell>
          <table:table-cell table:number-columns-repeated="246"/>
        </table:table-row>
        <table:table-row table:style-name="ro2">
          <table:table-cell table:style-name="ce60" table:formula="of:=CONCATENATE(&quot;Wk &quot;;[$TrainingPlan.A20])" office:value-type="string" office:string-value="Wk 1" calcext:value-type="string">
            <text:p>Wk 1</text:p>
          </table:table-cell>
          <table:table-cell table:style-name="ce65" table:formula="of:=[$TrainingPlan.B20]" office:value-type="date" office:date-value="2007-12-31" calcext:value-type="date">
            <text:p>31-Dec</text:p>
          </table:table-cell>
          <table:table-cell table:style-name="ce69" table:formula="of:=[TrainingPlan.E20]" office:value-type="string" office:string-value="Prep" calcext:value-type="string">
            <text:p>Prep</text:p>
          </table:table-cell>
          <table:table-cell table:style-name="ce73" table:content-validation-name="val10" office:value-type="string" calcext:value-type="string">
            <text:p>Base 1Rest: S4---S3---</text:p>
          </table:table-cell>
          <table:table-cell table:style-name="ce79" table:formula="of:=IF(ISBLANK([$TrainingPlan.$E20]);&quot;&quot;;VLOOKUP([$TrainingPlan.$F20];WeeklyUnitsTable;VLOOKUP([$TrainingPlan.$E20];[$WorkoutPatterns.$A$1:$WorkoutPatterns.$R$1048576];5;FALSE())+1;FALSE()))" office:value-type="float" office:value="50" calcext:value-type="float">
            <text:p>50.0</text:p>
          </table:table-cell>
          <table:table-cell table:style-name="ce82"/>
          <table:table-cell table:style-name="ce85" table:formula="of:=IF(ISBLANK([.D4]);&quot;&quot;;VLOOKUP([.D4];[WorkoutPatternsList.$A$1:.$H$73];2;0))" office:value-type="string" office:string-value="S4" calcext:value-type="string">
            <text:p>S4</text:p>
          </table:table-cell>
          <table:table-cell table:style-name="ce79" table:formula="of:=IF(ISBLANK([$TrainingPlan.$E20]);&quot;&quot;;VLOOKUP([$TrainingPlan.$F20];WeeklyUnitsTable;VLOOKUP([$TrainingPlan.$E20];[$WorkoutPatterns.$A$1:$WorkoutPatterns.$R$1048576];7;FALSE())+1;FALSE()))" office:value-type="float" office:value="60" calcext:value-type="float">
            <text:p>60.0</text:p>
          </table:table-cell>
          <table:table-cell table:style-name="ce82"/>
          <table:table-cell table:style-name="ce88" table:formula="of:=IF(ISBLANK([.D4]);&quot;&quot;;VLOOKUP([.D4];[WorkoutPatternsList.$A$1:.$H$73];3;0))" office:value-type="float" office:value="0" calcext:value-type="float">
            <text:p/>
          </table:table-cell>
          <table:table-cell table:style-name="ce79" table:formula="of:=IF(ISBLANK([$TrainingPlan.$E20]);&quot;&quot;;VLOOKUP([$TrainingPlan.$F20];WeeklyUnitsTable;VLOOKUP([$TrainingPlan.$E20];[$WorkoutPatterns.$A$1:$WorkoutPatterns.$R$1048576];9;FALSE())+1;FALSE()))" office:value-type="float" office:value="40" calcext:value-type="float">
            <text:p>40.0</text:p>
          </table:table-cell>
          <table:table-cell table:style-name="ce82"/>
          <table:table-cell table:style-name="ce88" table:formula="of:=IF(ISBLANK([.D4]);&quot;&quot;;VLOOKUP([.D4];[WorkoutPatternsList.$A$1:.$H$73];4;0))" office:value-type="float" office:value="0" calcext:value-type="float">
            <text:p/>
          </table:table-cell>
          <table:table-cell table:style-name="ce79" table:formula="of:=IF(ISBLANK([$TrainingPlan.$E20]);&quot;&quot;;VLOOKUP([$TrainingPlan.$F20];WeeklyUnitsTable;VLOOKUP([$TrainingPlan.$E20];[$WorkoutPatterns.$A$1:$WorkoutPatterns.$R$1048576];11;FALSE())+1;FALSE()))" office:value-type="float" office:value="60" calcext:value-type="float">
            <text:p>60.0</text:p>
          </table:table-cell>
          <table:table-cell table:style-name="ce82"/>
          <table:table-cell table:style-name="ce88" table:formula="of:=IF(ISBLANK([.D4]);&quot;&quot;;VLOOKUP([.D4];[WorkoutPatternsList.$A$1:.$H$73];5;0))" office:value-type="string" office:string-value="S3" calcext:value-type="string">
            <text:p>S3</text:p>
          </table:table-cell>
          <table:table-cell table:style-name="ce79" table:formula="of:=IF(ISBLANK([$TrainingPlan.$E20]);&quot;&quot;;VLOOKUP([$TrainingPlan.$F20];WeeklyUnitsTable;VLOOKUP([$TrainingPlan.$E20];[$WorkoutPatterns.$A$1:$WorkoutPatterns.$R$1048576];13;FALSE())+1;FALSE()))" office:value-type="float" office:value="80" calcext:value-type="float">
            <text:p>80.0</text:p>
          </table:table-cell>
          <table:table-cell table:style-name="ce82"/>
          <table:table-cell table:style-name="ce88" table:formula="of:=IF(ISBLANK([.D4]);&quot;&quot;;VLOOKUP([.D4];[WorkoutPatternsList.$A$1:.$H$73];6;0))" office:value-type="float" office:value="0" calcext:value-type="float">
            <text:p/>
          </table:table-cell>
          <table:table-cell table:style-name="ce79" table:formula="of:=IF(ISBLANK([$TrainingPlan.$E20]);&quot;&quot;;VLOOKUP([$TrainingPlan.$F20];WeeklyUnitsTable;VLOOKUP([$TrainingPlan.$E20];[$WorkoutPatterns.$A$1:$WorkoutPatterns.$R$1048576];15;FALSE())+1;FALSE()))" office:value-type="float" office:value="30" calcext:value-type="float">
            <text:p>30.0</text:p>
          </table:table-cell>
          <table:table-cell table:style-name="ce82"/>
          <table:table-cell table:style-name="ce88" table:formula="of:=IF(ISBLANK([.D4]);&quot;&quot;;VLOOKUP([.D4];[WorkoutPatternsList.$A$1:.$H$73];7;0))" office:value-type="float" office:value="0" calcext:value-type="float">
            <text:p/>
          </table:table-cell>
          <table:table-cell table:style-name="ce79" table:formula="of:=IF(ISBLANK([$TrainingPlan.E20]);&quot;&quot;;VLOOKUP([$TrainingPlan.F20];WeeklyHrsTable;VLOOKUP([$TrainingPlan.E20];[$WorkoutPatterns.A$1:$WorkoutPatterns.R$1048576];17;FALSE())+1;FALSE()))" office:value-type="string" office:string-value="" calcext:value-type="error">
            <text:p>#N/A</text:p>
          </table:table-cell>
          <table:table-cell table:style-name="ce82"/>
          <table:table-cell table:style-name="ce88" table:formula="of:=IF(ISBLANK([.D4]);&quot;&quot;;VLOOKUP([.D4];[WorkoutPatternsList.$A$1:.$H$73];8;0))" office:value-type="float" office:value="0" calcext:value-type="float">
            <text:p/>
          </table:table-cell>
          <table:table-cell table:style-name="ce94" table:formula="of:=IF(ISBLANK([$TrainingPlan.E20]);&quot;&quot;;([.E4]+[.H4]+[.K4]+[.N4]+[.Q4]+[.T4]+[.W4]))" office:value-type="string" office:string-value="" calcext:value-type="error">
            <text:p>#N/A</text:p>
          </table:table-cell>
          <table:table-cell table:style-name="ce97" table:formula="of:=IF(ISBLANK([$TrainingPlan.E20]);&quot;&quot;;([.F4]+[.I4]+[.L4]+[.O4]+[.R4]+[.U4]+[.X4]))" office:value-type="float" office:value="0" calcext:value-type="float">
            <text:p>0.0</text:p>
          </table:table-cell>
          <table:table-cell table:style-name="ce303" table:formula="of:=IF(ISBLANK([$TrainingPlan.E20]);&quot;&quot;;[.AA4]-[.Z4])" office:value-type="string" office:string-value="" calcext:value-type="error">
            <text:p>#N/A</text:p>
          </table:table-cell>
          <table:table-cell table:number-columns-repeated="246"/>
        </table:table-row>
        <table:table-row table:style-name="ro2">
          <table:table-cell table:style-name="ce61" table:formula="of:=CONCATENATE(&quot;Wk &quot;;[$TrainingPlan.A21])" office:value-type="string" office:string-value="Wk 2" calcext:value-type="string">
            <text:p>Wk 2</text:p>
          </table:table-cell>
          <table:table-cell table:style-name="ce66" table:formula="of:=[$TrainingPlan.B21]" office:value-type="date" office:date-value="2008-01-07" calcext:value-type="date">
            <text:p>07-Jan</text:p>
          </table:table-cell>
          <table:table-cell table:style-name="ce70" table:formula="of:=[TrainingPlan.E21]" office:value-type="string" office:string-value="Base 1Wk1" calcext:value-type="string">
            <text:p>Base 1Wk1</text:p>
          </table:table-cell>
          <table:table-cell table:style-name="ce74" table:content-validation-name="val10" office:value-type="string" calcext:value-type="string">
            <text:p>Base 2: OFF-E3-E2-E2-S1-E2-E2</text:p>
          </table:table-cell>
          <table:table-cell table:style-name="ce80" table:formula="of:=IF(ISBLANK([$TrainingPlan.$E21]);&quot;&quot;;VLOOKUP([$TrainingPlan.$F21];WeeklyUnitsTable;VLOOKUP([$TrainingPlan.$E21];[$WorkoutPatterns.$A$1:$WorkoutPatterns.$R$1048576];5;FALSE())+1;FALSE()))" office:value-type="float" office:value="60" calcext:value-type="float">
            <text:p>60.0</text:p>
          </table:table-cell>
          <table:table-cell table:style-name="ce83"/>
          <table:table-cell table:style-name="ce86" table:formula="of:=IF(ISBLANK([.D5]);&quot;&quot;;VLOOKUP([.D5];[WorkoutPatternsList.$A$1:.$H$73];2;0))" office:value-type="string" office:string-value="OFF" calcext:value-type="string">
            <text:p>OFF</text:p>
          </table:table-cell>
          <table:table-cell table:style-name="ce80" table:formula="of:=IF(ISBLANK([$TrainingPlan.$E21]);&quot;&quot;;VLOOKUP([$TrainingPlan.$F21];WeeklyUnitsTable;VLOOKUP([$TrainingPlan.$E21];[$WorkoutPatterns.$A$1:$WorkoutPatterns.$R$1048576];7;FALSE())+1;FALSE()))" office:value-type="float" office:value="50" calcext:value-type="float">
            <text:p>50.0</text:p>
          </table:table-cell>
          <table:table-cell table:style-name="ce83"/>
          <table:table-cell table:style-name="ce89" table:formula="of:=IF(ISBLANK([.D5]);&quot;&quot;;VLOOKUP([.D5];[WorkoutPatternsList.$A$1:.$H$73];3;0))" office:value-type="string" office:string-value="E3" calcext:value-type="string">
            <text:p>E3</text:p>
          </table:table-cell>
          <table:table-cell table:style-name="ce80" table:formula="of:=IF(ISBLANK([$TrainingPlan.$E21]);&quot;&quot;;VLOOKUP([$TrainingPlan.$F21];WeeklyUnitsTable;VLOOKUP([$TrainingPlan.$E21];[$WorkoutPatterns.$A$1:$WorkoutPatterns.$R$1048576];9;FALSE())+1;FALSE()))" office:value-type="float" office:value="40" calcext:value-type="float">
            <text:p>40.0</text:p>
          </table:table-cell>
          <table:table-cell table:style-name="ce83"/>
          <table:table-cell table:style-name="ce89" table:formula="of:=IF(ISBLANK([.D5]);&quot;&quot;;VLOOKUP([.D5];[WorkoutPatternsList.$A$1:.$H$73];4;0))" office:value-type="string" office:string-value="E2" calcext:value-type="string">
            <text:p>E2</text:p>
          </table:table-cell>
          <table:table-cell table:style-name="ce91" table:formula="of:=IF(ISBLANK([$TrainingPlan.$E21]);&quot;&quot;;VLOOKUP([$TrainingPlan.$F21];WeeklyUnitsTable;VLOOKUP([$TrainingPlan.$E21];[$WorkoutPatterns.$A$1:$WorkoutPatterns.$R$1048576];11;FALSE())+1;FALSE()))" office:value-type="float" office:value="60" calcext:value-type="float">
            <text:p>60.0</text:p>
          </table:table-cell>
          <table:table-cell table:style-name="ce83"/>
          <table:table-cell table:style-name="ce89" table:formula="of:=IF(ISBLANK([.D5]);&quot;&quot;;VLOOKUP([.D5];[WorkoutPatternsList.$A$1:.$H$73];5;0))" office:value-type="string" office:string-value="E2" calcext:value-type="string">
            <text:p>E2</text:p>
          </table:table-cell>
          <table:table-cell table:style-name="ce80" table:formula="of:=IF(ISBLANK([$TrainingPlan.$E21]);&quot;&quot;;VLOOKUP([$TrainingPlan.$F21];WeeklyUnitsTable;VLOOKUP([$TrainingPlan.$E21];[$WorkoutPatterns.$A$1:$WorkoutPatterns.$R$1048576];13;FALSE())+1;FALSE()))" office:value-type="float" office:value="100" calcext:value-type="float">
            <text:p>100.0</text:p>
          </table:table-cell>
          <table:table-cell table:style-name="ce83"/>
          <table:table-cell table:style-name="ce89" table:formula="of:=IF(ISBLANK([.D5]);&quot;&quot;;VLOOKUP([.D5];[WorkoutPatternsList.$A$1:.$H$73];6;0))" office:value-type="string" office:string-value="S1" calcext:value-type="string">
            <text:p>S1</text:p>
          </table:table-cell>
          <table:table-cell table:style-name="ce80" table:formula="of:=IF(ISBLANK([$TrainingPlan.$E21]);&quot;&quot;;VLOOKUP([$TrainingPlan.$F21];WeeklyUnitsTable;VLOOKUP([$TrainingPlan.$E21];[$WorkoutPatterns.$A$1:$WorkoutPatterns.$R$1048576];15;FALSE())+1;FALSE()))" office:value-type="float" office:value="0" calcext:value-type="float">
            <text:p>0.0</text:p>
          </table:table-cell>
          <table:table-cell table:style-name="ce83"/>
          <table:table-cell table:style-name="ce89" table:formula="of:=IF(ISBLANK([.D5]);&quot;&quot;;VLOOKUP([.D5];[WorkoutPatternsList.$A$1:.$H$73];7;0))" office:value-type="string" office:string-value="E2" calcext:value-type="string">
            <text:p>E2</text:p>
          </table:table-cell>
          <table:table-cell table:style-name="ce80" table:formula="of:=IF(ISBLANK([$TrainingPlan.E21]);&quot;&quot;;VLOOKUP([$TrainingPlan.F21];WeeklyHrsTable;VLOOKUP([$TrainingPlan.E21];[$WorkoutPatterns.A$1:$WorkoutPatterns.R$1048576];17;FALSE())+1;FALSE()))" office:value-type="string" office:string-value="" calcext:value-type="error">
            <text:p>#N/A</text:p>
          </table:table-cell>
          <table:table-cell table:style-name="ce83"/>
          <table:table-cell table:style-name="ce89" table:formula="of:=IF(ISBLANK([.D5]);&quot;&quot;;VLOOKUP([.D5];[WorkoutPatternsList.$A$1:.$H$73];8;0))" office:value-type="string" office:string-value="E2" calcext:value-type="string">
            <text:p>E2</text:p>
          </table:table-cell>
          <table:table-cell table:style-name="ce95" table:formula="of:=IF(ISBLANK([$TrainingPlan.E21]);&quot;&quot;;([.E5]+[.H5]+[.K5]+[.N5]+[.Q5]+[.T5]+[.W5]))" office:value-type="string" office:string-value="" calcext:value-type="error">
            <text:p>#N/A</text:p>
          </table:table-cell>
          <table:table-cell table:style-name="ce98" table:formula="of:=IF(ISBLANK([$TrainingPlan.E21]);&quot;&quot;;([.F5]+[.I5]+[.L5]+[.O5]+[.R5]+[.U5]+[.X5]))" office:value-type="float" office:value="0" calcext:value-type="float">
            <text:p>0.0</text:p>
          </table:table-cell>
          <table:table-cell table:style-name="ce304" table:formula="of:=IF(ISBLANK([$TrainingPlan.E21]);&quot;&quot;;[.AA5]-[.Z5])" office:value-type="string" office:string-value="" calcext:value-type="error">
            <text:p>#N/A</text:p>
          </table:table-cell>
          <table:table-cell table:number-columns-repeated="246"/>
        </table:table-row>
        <table:table-row table:style-name="ro2">
          <table:table-cell table:style-name="ce61" table:formula="of:=CONCATENATE(&quot;Wk &quot;;[$TrainingPlan.A22])" office:value-type="string" office:string-value="Wk 3" calcext:value-type="string">
            <text:p>Wk 3</text:p>
          </table:table-cell>
          <table:table-cell table:style-name="ce66" table:formula="of:=[$TrainingPlan.B22]" office:value-type="date" office:date-value="2008-01-14" calcext:value-type="date">
            <text:p>14-Jan</text:p>
          </table:table-cell>
          <table:table-cell table:style-name="ce70" table:formula="of:=[TrainingPlan.E22]" office:value-type="string" office:string-value="Base 1Wk2" calcext:value-type="string">
            <text:p>Base 1Wk2</text:p>
          </table:table-cell>
          <table:table-cell table:style-name="ce75" table:content-validation-name="val10" office:value-type="string" calcext:value-type="string">
            <text:p>Base 2: E1-M1---S2--</text:p>
          </table:table-cell>
          <table:table-cell table:style-name="ce80" table:formula="of:=IF(ISBLANK([$TrainingPlan.$E22]);&quot;&quot;;VLOOKUP([$TrainingPlan.$F22];WeeklyUnitsTable;VLOOKUP([$TrainingPlan.$E22];[$WorkoutPatterns.$A$1:$WorkoutPatterns.$R$1048576];5;FALSE())+1;FALSE()))" office:value-type="float" office:value="60" calcext:value-type="float">
            <text:p>60.0</text:p>
          </table:table-cell>
          <table:table-cell table:style-name="ce83"/>
          <table:table-cell table:style-name="ce86" table:formula="of:=IF(ISBLANK([.D6]);&quot;&quot;;VLOOKUP([.D6];[WorkoutPatternsList.$A$1:.$H$73];2;0))" office:value-type="string" office:string-value="E1" calcext:value-type="string">
            <text:p>E1</text:p>
          </table:table-cell>
          <table:table-cell table:style-name="ce80" table:formula="of:=IF(ISBLANK([$TrainingPlan.$E22]);&quot;&quot;;VLOOKUP([$TrainingPlan.$F22];WeeklyUnitsTable;VLOOKUP([$TrainingPlan.$E22];[$WorkoutPatterns.$A$1:$WorkoutPatterns.$R$1048576];7;FALSE())+1;FALSE()))" office:value-type="float" office:value="50" calcext:value-type="float">
            <text:p>50.0</text:p>
          </table:table-cell>
          <table:table-cell table:style-name="ce83"/>
          <table:table-cell table:style-name="ce89" table:formula="of:=IF(ISBLANK([.D6]);&quot;&quot;;VLOOKUP([.D6];[WorkoutPatternsList.$A$1:.$H$73];3;0))" office:value-type="string" office:string-value="M1" calcext:value-type="string">
            <text:p>M1</text:p>
          </table:table-cell>
          <table:table-cell table:style-name="ce80" table:formula="of:=IF(ISBLANK([$TrainingPlan.$E22]);&quot;&quot;;VLOOKUP([$TrainingPlan.$F22];WeeklyUnitsTable;VLOOKUP([$TrainingPlan.$E22];[$WorkoutPatterns.$A$1:$WorkoutPatterns.$R$1048576];9;FALSE())+1;FALSE()))" office:value-type="float" office:value="50" calcext:value-type="float">
            <text:p>50.0</text:p>
          </table:table-cell>
          <table:table-cell table:style-name="ce83"/>
          <table:table-cell table:style-name="ce89" table:formula="of:=IF(ISBLANK([.D6]);&quot;&quot;;VLOOKUP([.D6];[WorkoutPatternsList.$A$1:.$H$73];4;0))" office:value-type="float" office:value="0" calcext:value-type="float">
            <text:p/>
          </table:table-cell>
          <table:table-cell table:style-name="ce91" table:formula="of:=IF(ISBLANK([$TrainingPlan.$E22]);&quot;&quot;;VLOOKUP([$TrainingPlan.$F22];WeeklyUnitsTable;VLOOKUP([$TrainingPlan.$E22];[$WorkoutPatterns.$A$1:$WorkoutPatterns.$R$1048576];11;FALSE())+1;FALSE()))" office:value-type="float" office:value="60" calcext:value-type="float">
            <text:p>60.0</text:p>
          </table:table-cell>
          <table:table-cell table:style-name="ce83"/>
          <table:table-cell table:style-name="ce89" table:formula="of:=IF(ISBLANK([.D6]);&quot;&quot;;VLOOKUP([.D6];[WorkoutPatternsList.$A$1:.$H$73];5;0))" office:value-type="float" office:value="0" calcext:value-type="float">
            <text:p/>
          </table:table-cell>
          <table:table-cell table:style-name="ce80" table:formula="of:=IF(ISBLANK([$TrainingPlan.$E22]);&quot;&quot;;VLOOKUP([$TrainingPlan.$F22];WeeklyUnitsTable;VLOOKUP([$TrainingPlan.$E22];[$WorkoutPatterns.$A$1:$WorkoutPatterns.$R$1048576];13;FALSE())+1;FALSE()))" office:value-type="float" office:value="100" calcext:value-type="float">
            <text:p>100.0</text:p>
          </table:table-cell>
          <table:table-cell table:style-name="ce83"/>
          <table:table-cell table:style-name="ce89" table:formula="of:=IF(ISBLANK([.D6]);&quot;&quot;;VLOOKUP([.D6];[WorkoutPatternsList.$A$1:.$H$73];6;0))" office:value-type="string" office:string-value="S2" calcext:value-type="string">
            <text:p>S2</text:p>
          </table:table-cell>
          <table:table-cell table:style-name="ce80" table:formula="of:=IF(ISBLANK([$TrainingPlan.$E22]);&quot;&quot;;VLOOKUP([$TrainingPlan.$F22];WeeklyUnitsTable;VLOOKUP([$TrainingPlan.$E22];[$WorkoutPatterns.$A$1:$WorkoutPatterns.$R$1048576];15;FALSE())+1;FALSE()))" office:value-type="float" office:value="30" calcext:value-type="float">
            <text:p>30.0</text:p>
          </table:table-cell>
          <table:table-cell table:style-name="ce83"/>
          <table:table-cell table:style-name="ce89" table:formula="of:=IF(ISBLANK([.D6]);&quot;&quot;;VLOOKUP([.D6];[WorkoutPatternsList.$A$1:.$H$73];7;0))" office:value-type="float" office:value="0" calcext:value-type="float">
            <text:p/>
          </table:table-cell>
          <table:table-cell table:style-name="ce80" table:formula="of:=IF(ISBLANK([$TrainingPlan.E22]);&quot;&quot;;VLOOKUP([$TrainingPlan.F22];WeeklyHrsTable;VLOOKUP([$TrainingPlan.E22];[$WorkoutPatterns.A$1:$WorkoutPatterns.R$1048576];17;FALSE())+1;FALSE()))" office:value-type="string" office:string-value="" calcext:value-type="error">
            <text:p>#N/A</text:p>
          </table:table-cell>
          <table:table-cell table:style-name="ce83"/>
          <table:table-cell table:style-name="ce89" table:formula="of:=IF(ISBLANK([.D6]);&quot;&quot;;VLOOKUP([.D6];[WorkoutPatternsList.$A$1:.$H$73];8;0))" office:value-type="float" office:value="0" calcext:value-type="float">
            <text:p/>
          </table:table-cell>
          <table:table-cell table:style-name="ce95" table:formula="of:=IF(ISBLANK([$TrainingPlan.E22]);&quot;&quot;;([.E6]+[.H6]+[.K6]+[.N6]+[.Q6]+[.T6]+[.W6]))" office:value-type="string" office:string-value="" calcext:value-type="error">
            <text:p>#N/A</text:p>
          </table:table-cell>
          <table:table-cell table:style-name="ce98" table:formula="of:=IF(ISBLANK([$TrainingPlan.E22]);&quot;&quot;;([.F6]+[.I6]+[.L6]+[.O6]+[.R6]+[.U6]+[.X6]))" office:value-type="float" office:value="0" calcext:value-type="float">
            <text:p>0.0</text:p>
          </table:table-cell>
          <table:table-cell table:style-name="ce304" table:formula="of:=IF(ISBLANK([$TrainingPlan.E22]);&quot;&quot;;[.AA6]-[.Z6])" office:value-type="string" office:string-value="" calcext:value-type="error">
            <text:p>#N/A</text:p>
          </table:table-cell>
          <table:table-cell table:number-columns-repeated="246"/>
        </table:table-row>
        <table:table-row table:style-name="ro2">
          <table:table-cell table:style-name="ce61" table:formula="of:=CONCATENATE(&quot;Wk &quot;;[$TrainingPlan.A23])" office:value-type="string" office:string-value="Wk 4" calcext:value-type="string">
            <text:p>Wk 4</text:p>
          </table:table-cell>
          <table:table-cell table:style-name="ce66" table:formula="of:=[$TrainingPlan.B23]" office:value-type="date" office:date-value="2008-01-21" calcext:value-type="date">
            <text:p>21-Jan</text:p>
          </table:table-cell>
          <table:table-cell table:style-name="ce70" table:formula="of:=[TrainingPlan.E23]" office:value-type="string" office:string-value="Base 1Rest" calcext:value-type="string">
            <text:p>Base 1Rest</text:p>
          </table:table-cell>
          <table:table-cell table:style-name="ce75" table:content-validation-name="val10" office:value-type="string" calcext:value-type="string">
            <text:p>Base 2: E1-M1---S2--</text:p>
          </table:table-cell>
          <table:table-cell table:style-name="ce80" table:formula="of:=IF(ISBLANK([$TrainingPlan.$E23]);&quot;&quot;;VLOOKUP([$TrainingPlan.$F23];WeeklyUnitsTable;VLOOKUP([$TrainingPlan.$E23];[$WorkoutPatterns.$A$1:$WorkoutPatterns.$R$1048576];5;FALSE())+1;FALSE()))" office:value-type="float" office:value="50" calcext:value-type="float">
            <text:p>50.0</text:p>
          </table:table-cell>
          <table:table-cell table:style-name="ce83"/>
          <table:table-cell table:style-name="ce86" table:formula="of:=IF(ISBLANK([.D7]);&quot;&quot;;VLOOKUP([.D7];[WorkoutPatternsList.$A$1:.$H$73];2;0))" office:value-type="string" office:string-value="E1" calcext:value-type="string">
            <text:p>E1</text:p>
          </table:table-cell>
          <table:table-cell table:style-name="ce80" table:formula="of:=IF(ISBLANK([$TrainingPlan.$E23]);&quot;&quot;;VLOOKUP([$TrainingPlan.$F23];WeeklyUnitsTable;VLOOKUP([$TrainingPlan.$E23];[$WorkoutPatterns.$A$1:$WorkoutPatterns.$R$1048576];7;FALSE())+1;FALSE()))" office:value-type="float" office:value="40" calcext:value-type="float">
            <text:p>40.0</text:p>
          </table:table-cell>
          <table:table-cell table:style-name="ce83"/>
          <table:table-cell table:style-name="ce89" table:formula="of:=IF(ISBLANK([.D7]);&quot;&quot;;VLOOKUP([.D7];[WorkoutPatternsList.$A$1:.$H$73];3;0))" office:value-type="string" office:string-value="M1" calcext:value-type="string">
            <text:p>M1</text:p>
          </table:table-cell>
          <table:table-cell table:style-name="ce80" table:formula="of:=IF(ISBLANK([$TrainingPlan.$E23]);&quot;&quot;;VLOOKUP([$TrainingPlan.$F23];WeeklyUnitsTable;VLOOKUP([$TrainingPlan.$E23];[$WorkoutPatterns.$A$1:$WorkoutPatterns.$R$1048576];9;FALSE())+1;FALSE()))" office:value-type="float" office:value="60" calcext:value-type="float">
            <text:p>60.0</text:p>
          </table:table-cell>
          <table:table-cell table:style-name="ce83"/>
          <table:table-cell table:style-name="ce89" table:formula="of:=IF(ISBLANK([.D7]);&quot;&quot;;VLOOKUP([.D7];[WorkoutPatternsList.$A$1:.$H$73];4;0))" office:value-type="float" office:value="0" calcext:value-type="float">
            <text:p/>
          </table:table-cell>
          <table:table-cell table:style-name="ce91" table:formula="of:=IF(ISBLANK([$TrainingPlan.$E23]);&quot;&quot;;VLOOKUP([$TrainingPlan.$F23];WeeklyUnitsTable;VLOOKUP([$TrainingPlan.$E23];[$WorkoutPatterns.$A$1:$WorkoutPatterns.$R$1048576];11;FALSE())+1;FALSE()))" office:value-type="float" office:value="80" calcext:value-type="float">
            <text:p>80.0</text:p>
          </table:table-cell>
          <table:table-cell table:style-name="ce83"/>
          <table:table-cell table:style-name="ce89" table:formula="of:=IF(ISBLANK([.D7]);&quot;&quot;;VLOOKUP([.D7];[WorkoutPatternsList.$A$1:.$H$73];5;0))" office:value-type="float" office:value="0" calcext:value-type="float">
            <text:p/>
          </table:table-cell>
          <table:table-cell table:style-name="ce80" table:formula="of:=IF(ISBLANK([$TrainingPlan.$E23]);&quot;&quot;;VLOOKUP([$TrainingPlan.$F23];WeeklyUnitsTable;VLOOKUP([$TrainingPlan.$E23];[$WorkoutPatterns.$A$1:$WorkoutPatterns.$R$1048576];13;FALSE())+1;FALSE()))" office:value-type="float" office:value="30" calcext:value-type="float">
            <text:p>30.0</text:p>
          </table:table-cell>
          <table:table-cell table:style-name="ce83"/>
          <table:table-cell table:style-name="ce89" table:formula="of:=IF(ISBLANK([.D7]);&quot;&quot;;VLOOKUP([.D7];[WorkoutPatternsList.$A$1:.$H$73];6;0))" office:value-type="string" office:string-value="S2" calcext:value-type="string">
            <text:p>S2</text:p>
          </table:table-cell>
          <table:table-cell table:style-name="ce80" table:formula="of:=IF(ISBLANK([$TrainingPlan.$E23]);&quot;&quot;;VLOOKUP([$TrainingPlan.$F23];WeeklyUnitsTable;VLOOKUP([$TrainingPlan.$E23];[$WorkoutPatterns.$A$1:$WorkoutPatterns.$R$1048576];15;FALSE())+1;FALSE()))" office:value-type="float" office:value="60" calcext:value-type="float">
            <text:p>60.0</text:p>
          </table:table-cell>
          <table:table-cell table:style-name="ce83"/>
          <table:table-cell table:style-name="ce89" table:formula="of:=IF(ISBLANK([.D7]);&quot;&quot;;VLOOKUP([.D7];[WorkoutPatternsList.$A$1:.$H$73];7;0))" office:value-type="float" office:value="0" calcext:value-type="float">
            <text:p/>
          </table:table-cell>
          <table:table-cell table:style-name="ce80" table:formula="of:=IF(ISBLANK([$TrainingPlan.E23]);&quot;&quot;;VLOOKUP([$TrainingPlan.F23];WeeklyHrsTable;VLOOKUP([$TrainingPlan.E23];[$WorkoutPatterns.A$1:$WorkoutPatterns.R$1048576];17;FALSE())+1;FALSE()))" office:value-type="string" office:string-value="" calcext:value-type="error">
            <text:p>#N/A</text:p>
          </table:table-cell>
          <table:table-cell table:style-name="ce83"/>
          <table:table-cell table:style-name="ce89" table:formula="of:=IF(ISBLANK([.D7]);&quot;&quot;;VLOOKUP([.D7];[WorkoutPatternsList.$A$1:.$H$73];8;0))" office:value-type="float" office:value="0" calcext:value-type="float">
            <text:p/>
          </table:table-cell>
          <table:table-cell table:style-name="ce95" table:formula="of:=IF(ISBLANK([$TrainingPlan.E23]);&quot;&quot;;([.E7]+[.H7]+[.K7]+[.N7]+[.Q7]+[.T7]+[.W7]))" office:value-type="string" office:string-value="" calcext:value-type="error">
            <text:p>#N/A</text:p>
          </table:table-cell>
          <table:table-cell table:style-name="ce98" table:formula="of:=IF(ISBLANK([$TrainingPlan.E23]);&quot;&quot;;([.F7]+[.I7]+[.L7]+[.O7]+[.R7]+[.U7]+[.X7]))" office:value-type="float" office:value="0" calcext:value-type="float">
            <text:p>0.0</text:p>
          </table:table-cell>
          <table:table-cell table:style-name="ce304" table:formula="of:=IF(ISBLANK([$TrainingPlan.E23]);&quot;&quot;;[.AA7]-[.Z7])" office:value-type="string" office:string-value="" calcext:value-type="error">
            <text:p>#N/A</text:p>
          </table:table-cell>
          <table:table-cell table:number-columns-repeated="246"/>
        </table:table-row>
        <table:table-row table:style-name="ro2">
          <table:table-cell table:style-name="ce61" table:formula="of:=CONCATENATE(&quot;Wk &quot;;[$TrainingPlan.A24])" office:value-type="string" office:string-value="Wk 5" calcext:value-type="string">
            <text:p>Wk 5</text:p>
          </table:table-cell>
          <table:table-cell table:style-name="ce66" table:formula="of:=[$TrainingPlan.B24]" office:value-type="date" office:date-value="2008-01-28" calcext:value-type="date">
            <text:p>28-Jan</text:p>
          </table:table-cell>
          <table:table-cell table:style-name="ce70" table:formula="of:=[TrainingPlan.E24]" office:value-type="string" office:string-value="Base 2Wk1" calcext:value-type="string">
            <text:p>Base 2Wk1</text:p>
          </table:table-cell>
          <table:table-cell table:style-name="ce75" table:content-validation-name="val10" office:value-type="string" calcext:value-type="string">
            <text:p>Base 2Rest: OFF-E2-E2-S1-E1-T1-E2</text:p>
          </table:table-cell>
          <table:table-cell table:style-name="ce80" table:formula="of:=IF(ISBLANK([$TrainingPlan.$E24]);&quot;&quot;;VLOOKUP([$TrainingPlan.$F24];WeeklyUnitsTable;VLOOKUP([$TrainingPlan.$E24];[$WorkoutPatterns.$A$1:$WorkoutPatterns.$R$1048576];5;FALSE())+1;FALSE()))" office:value-type="float" office:value="60" calcext:value-type="float">
            <text:p>60.0</text:p>
          </table:table-cell>
          <table:table-cell table:style-name="ce83"/>
          <table:table-cell table:style-name="ce86" table:formula="of:=IF(ISBLANK([.D8]);&quot;&quot;;VLOOKUP([.D8];[WorkoutPatternsList.$A$1:.$H$73];2;0))" office:value-type="string" office:string-value="OFF" calcext:value-type="string">
            <text:p>OFF</text:p>
          </table:table-cell>
          <table:table-cell table:style-name="ce80" table:formula="of:=IF(ISBLANK([$TrainingPlan.$E24]);&quot;&quot;;VLOOKUP([$TrainingPlan.$F24];WeeklyUnitsTable;VLOOKUP([$TrainingPlan.$E24];[$WorkoutPatterns.$A$1:$WorkoutPatterns.$R$1048576];7;FALSE())+1;FALSE()))" office:value-type="float" office:value="100" calcext:value-type="float">
            <text:p>100.0</text:p>
          </table:table-cell>
          <table:table-cell table:style-name="ce83"/>
          <table:table-cell table:style-name="ce89" table:formula="of:=IF(ISBLANK([.D8]);&quot;&quot;;VLOOKUP([.D8];[WorkoutPatternsList.$A$1:.$H$73];3;0))" office:value-type="string" office:string-value="E2" calcext:value-type="string">
            <text:p>E2</text:p>
          </table:table-cell>
          <table:table-cell table:style-name="ce80" table:formula="of:=IF(ISBLANK([$TrainingPlan.$E24]);&quot;&quot;;VLOOKUP([$TrainingPlan.$F24];WeeklyUnitsTable;VLOOKUP([$TrainingPlan.$E24];[$WorkoutPatterns.$A$1:$WorkoutPatterns.$R$1048576];9;FALSE())+1;FALSE()))" office:value-type="float" office:value="70" calcext:value-type="float">
            <text:p>70.0</text:p>
          </table:table-cell>
          <table:table-cell table:style-name="ce83"/>
          <table:table-cell table:style-name="ce89" table:formula="of:=IF(ISBLANK([.D8]);&quot;&quot;;VLOOKUP([.D8];[WorkoutPatternsList.$A$1:.$H$73];4;0))" office:value-type="string" office:string-value="E2" calcext:value-type="string">
            <text:p>E2</text:p>
          </table:table-cell>
          <table:table-cell table:style-name="ce91" table:formula="of:=IF(ISBLANK([$TrainingPlan.$E24]);&quot;&quot;;VLOOKUP([$TrainingPlan.$F24];WeeklyUnitsTable;VLOOKUP([$TrainingPlan.$E24];[$WorkoutPatterns.$A$1:$WorkoutPatterns.$R$1048576];11;FALSE())+1;FALSE()))" office:value-type="float" office:value="60" calcext:value-type="float">
            <text:p>60.0</text:p>
          </table:table-cell>
          <table:table-cell table:style-name="ce83"/>
          <table:table-cell table:style-name="ce89" table:formula="of:=IF(ISBLANK([.D8]);&quot;&quot;;VLOOKUP([.D8];[WorkoutPatternsList.$A$1:.$H$73];5;0))" office:value-type="string" office:string-value="S1" calcext:value-type="string">
            <text:p>S1</text:p>
          </table:table-cell>
          <table:table-cell table:style-name="ce80" table:formula="of:=IF(ISBLANK([$TrainingPlan.$E24]);&quot;&quot;;VLOOKUP([$TrainingPlan.$F24];WeeklyUnitsTable;VLOOKUP([$TrainingPlan.$E24];[$WorkoutPatterns.$A$1:$WorkoutPatterns.$R$1048576];13;FALSE())+1;FALSE()))" office:value-type="float" office:value="50" calcext:value-type="float">
            <text:p>50.0</text:p>
          </table:table-cell>
          <table:table-cell table:style-name="ce83"/>
          <table:table-cell table:style-name="ce89" table:formula="of:=IF(ISBLANK([.D8]);&quot;&quot;;VLOOKUP([.D8];[WorkoutPatternsList.$A$1:.$H$73];6;0))" office:value-type="string" office:string-value="E1" calcext:value-type="string">
            <text:p>E1</text:p>
          </table:table-cell>
          <table:table-cell table:style-name="ce80" table:formula="of:=IF(ISBLANK([$TrainingPlan.$E24]);&quot;&quot;;VLOOKUP([$TrainingPlan.$F24];WeeklyUnitsTable;VLOOKUP([$TrainingPlan.$E24];[$WorkoutPatterns.$A$1:$WorkoutPatterns.$R$1048576];15;FALSE())+1;FALSE()))" office:value-type="float" office:value="0" calcext:value-type="float">
            <text:p>0.0</text:p>
          </table:table-cell>
          <table:table-cell table:style-name="ce83"/>
          <table:table-cell table:style-name="ce89" table:formula="of:=IF(ISBLANK([.D8]);&quot;&quot;;VLOOKUP([.D8];[WorkoutPatternsList.$A$1:.$H$73];7;0))" office:value-type="string" office:string-value="T1" calcext:value-type="string">
            <text:p>T1</text:p>
          </table:table-cell>
          <table:table-cell table:style-name="ce80" table:formula="of:=IF(ISBLANK([$TrainingPlan.E24]);&quot;&quot;;VLOOKUP([$TrainingPlan.F24];WeeklyHrsTable;VLOOKUP([$TrainingPlan.E24];[$WorkoutPatterns.A$1:$WorkoutPatterns.R$1048576];17;FALSE())+1;FALSE()))" office:value-type="string" office:string-value="" calcext:value-type="error">
            <text:p>#N/A</text:p>
          </table:table-cell>
          <table:table-cell table:style-name="ce83"/>
          <table:table-cell table:style-name="ce89" table:formula="of:=IF(ISBLANK([.D8]);&quot;&quot;;VLOOKUP([.D8];[WorkoutPatternsList.$A$1:.$H$73];8;0))" office:value-type="string" office:string-value="E2" calcext:value-type="string">
            <text:p>E2</text:p>
          </table:table-cell>
          <table:table-cell table:style-name="ce95" table:formula="of:=IF(ISBLANK([$TrainingPlan.E24]);&quot;&quot;;([.E8]+[.H8]+[.K8]+[.N8]+[.Q8]+[.T8]+[.W8]))" office:value-type="string" office:string-value="" calcext:value-type="error">
            <text:p>#N/A</text:p>
          </table:table-cell>
          <table:table-cell table:style-name="ce98" table:formula="of:=IF(ISBLANK([$TrainingPlan.E24]);&quot;&quot;;([.F8]+[.I8]+[.L8]+[.O8]+[.R8]+[.U8]+[.X8]))" office:value-type="float" office:value="0" calcext:value-type="float">
            <text:p>0.0</text:p>
          </table:table-cell>
          <table:table-cell table:style-name="ce304" table:formula="of:=IF(ISBLANK([$TrainingPlan.E24]);&quot;&quot;;[.AA8]-[.Z8])" office:value-type="string" office:string-value="" calcext:value-type="error">
            <text:p>#N/A</text:p>
          </table:table-cell>
          <table:table-cell table:number-columns-repeated="246"/>
        </table:table-row>
        <table:table-row table:style-name="ro2">
          <table:table-cell table:style-name="ce61" table:formula="of:=CONCATENATE(&quot;Wk &quot;;[$TrainingPlan.A25])" office:value-type="string" office:string-value="Wk 6" calcext:value-type="string">
            <text:p>Wk 6</text:p>
          </table:table-cell>
          <table:table-cell table:style-name="ce66" table:formula="of:=[$TrainingPlan.B25]" office:value-type="date" office:date-value="2008-02-04" calcext:value-type="date">
            <text:p>04-Feb</text:p>
          </table:table-cell>
          <table:table-cell table:style-name="ce70" table:formula="of:=[TrainingPlan.E25]" office:value-type="string" office:string-value="Base 2Wk2" calcext:value-type="string">
            <text:p>Base 2Wk2</text:p>
          </table:table-cell>
          <table:table-cell table:style-name="ce75" table:content-validation-name="val10" office:value-type="string" calcext:value-type="string">
            <text:p>Base 3Rest: E1---S2---</text:p>
          </table:table-cell>
          <table:table-cell table:style-name="ce80" table:formula="of:=IF(ISBLANK([$TrainingPlan.$E25]);&quot;&quot;;VLOOKUP([$TrainingPlan.$F25];WeeklyUnitsTable;VLOOKUP([$TrainingPlan.$E25];[$WorkoutPatterns.$A$1:$WorkoutPatterns.$R$1048576];5;FALSE())+1;FALSE()))" office:value-type="float" office:value="60" calcext:value-type="float">
            <text:p>60.0</text:p>
          </table:table-cell>
          <table:table-cell table:style-name="ce83"/>
          <table:table-cell table:style-name="ce86" table:formula="of:=IF(ISBLANK([.D9]);&quot;&quot;;VLOOKUP([.D9];[WorkoutPatternsList.$A$1:.$H$73];2;0))" office:value-type="string" office:string-value="E1" calcext:value-type="string">
            <text:p>E1</text:p>
          </table:table-cell>
          <table:table-cell table:style-name="ce80" table:formula="of:=IF(ISBLANK([$TrainingPlan.$E25]);&quot;&quot;;VLOOKUP([$TrainingPlan.$F25];WeeklyUnitsTable;VLOOKUP([$TrainingPlan.$E25];[$WorkoutPatterns.$A$1:$WorkoutPatterns.$R$1048576];7;FALSE())+1;FALSE()))" office:value-type="float" office:value="100" calcext:value-type="float">
            <text:p>100.0</text:p>
          </table:table-cell>
          <table:table-cell table:style-name="ce83"/>
          <table:table-cell table:style-name="ce89" table:formula="of:=IF(ISBLANK([.D9]);&quot;&quot;;VLOOKUP([.D9];[WorkoutPatternsList.$A$1:.$H$73];3;0))" office:value-type="float" office:value="0" calcext:value-type="float">
            <text:p/>
          </table:table-cell>
          <table:table-cell table:style-name="ce80" table:formula="of:=IF(ISBLANK([$TrainingPlan.$E25]);&quot;&quot;;VLOOKUP([$TrainingPlan.$F25];WeeklyUnitsTable;VLOOKUP([$TrainingPlan.$E25];[$WorkoutPatterns.$A$1:$WorkoutPatterns.$R$1048576];9;FALSE())+1;FALSE()))" office:value-type="float" office:value="70" calcext:value-type="float">
            <text:p>70.0</text:p>
          </table:table-cell>
          <table:table-cell table:style-name="ce83"/>
          <table:table-cell table:style-name="ce89" table:formula="of:=IF(ISBLANK([.D9]);&quot;&quot;;VLOOKUP([.D9];[WorkoutPatternsList.$A$1:.$H$73];4;0))" office:value-type="float" office:value="0" calcext:value-type="float">
            <text:p/>
          </table:table-cell>
          <table:table-cell table:style-name="ce91" table:formula="of:=IF(ISBLANK([$TrainingPlan.$E25]);&quot;&quot;;VLOOKUP([$TrainingPlan.$F25];WeeklyUnitsTable;VLOOKUP([$TrainingPlan.$E25];[$WorkoutPatterns.$A$1:$WorkoutPatterns.$R$1048576];11;FALSE())+1;FALSE()))" office:value-type="float" office:value="70" calcext:value-type="float">
            <text:p>70.0</text:p>
          </table:table-cell>
          <table:table-cell table:style-name="ce83"/>
          <table:table-cell table:style-name="ce89" table:formula="of:=IF(ISBLANK([.D9]);&quot;&quot;;VLOOKUP([.D9];[WorkoutPatternsList.$A$1:.$H$73];5;0))" office:value-type="string" office:string-value="S2" calcext:value-type="string">
            <text:p>S2</text:p>
          </table:table-cell>
          <table:table-cell table:style-name="ce80" table:formula="of:=IF(ISBLANK([$TrainingPlan.$E25]);&quot;&quot;;VLOOKUP([$TrainingPlan.$F25];WeeklyUnitsTable;VLOOKUP([$TrainingPlan.$E25];[$WorkoutPatterns.$A$1:$WorkoutPatterns.$R$1048576];13;FALSE())+1;FALSE()))" office:value-type="float" office:value="50" calcext:value-type="float">
            <text:p>50.0</text:p>
          </table:table-cell>
          <table:table-cell table:style-name="ce83"/>
          <table:table-cell table:style-name="ce89" table:formula="of:=IF(ISBLANK([.D9]);&quot;&quot;;VLOOKUP([.D9];[WorkoutPatternsList.$A$1:.$H$73];6;0))" office:value-type="float" office:value="0" calcext:value-type="float">
            <text:p/>
          </table:table-cell>
          <table:table-cell table:style-name="ce80" table:formula="of:=IF(ISBLANK([$TrainingPlan.$E25]);&quot;&quot;;VLOOKUP([$TrainingPlan.$F25];WeeklyUnitsTable;VLOOKUP([$TrainingPlan.$E25];[$WorkoutPatterns.$A$1:$WorkoutPatterns.$R$1048576];15;FALSE())+1;FALSE()))" office:value-type="float" office:value="40" calcext:value-type="float">
            <text:p>40.0</text:p>
          </table:table-cell>
          <table:table-cell table:style-name="ce83"/>
          <table:table-cell table:style-name="ce89" table:formula="of:=IF(ISBLANK([.D9]);&quot;&quot;;VLOOKUP([.D9];[WorkoutPatternsList.$A$1:.$H$73];7;0))" office:value-type="float" office:value="0" calcext:value-type="float">
            <text:p/>
          </table:table-cell>
          <table:table-cell table:style-name="ce80" table:formula="of:=IF(ISBLANK([$TrainingPlan.E25]);&quot;&quot;;VLOOKUP([$TrainingPlan.F25];WeeklyHrsTable;VLOOKUP([$TrainingPlan.E25];[$WorkoutPatterns.A$1:$WorkoutPatterns.R$1048576];17;FALSE())+1;FALSE()))" office:value-type="string" office:string-value="" calcext:value-type="error">
            <text:p>#N/A</text:p>
          </table:table-cell>
          <table:table-cell table:style-name="ce83"/>
          <table:table-cell table:style-name="ce89" table:formula="of:=IF(ISBLANK([.D9]);&quot;&quot;;VLOOKUP([.D9];[WorkoutPatternsList.$A$1:.$H$73];8;0))" office:value-type="float" office:value="0" calcext:value-type="float">
            <text:p/>
          </table:table-cell>
          <table:table-cell table:style-name="ce95" table:formula="of:=IF(ISBLANK([$TrainingPlan.E25]);&quot;&quot;;([.E9]+[.H9]+[.K9]+[.N9]+[.Q9]+[.T9]+[.W9]))" office:value-type="string" office:string-value="" calcext:value-type="error">
            <text:p>#N/A</text:p>
          </table:table-cell>
          <table:table-cell table:style-name="ce98" table:formula="of:=IF(ISBLANK([$TrainingPlan.E25]);&quot;&quot;;([.F9]+[.I9]+[.L9]+[.O9]+[.R9]+[.U9]+[.X9]))" office:value-type="float" office:value="0" calcext:value-type="float">
            <text:p>0.0</text:p>
          </table:table-cell>
          <table:table-cell table:style-name="ce304" table:formula="of:=IF(ISBLANK([$TrainingPlan.E25]);&quot;&quot;;[.AA9]-[.Z9])" office:value-type="string" office:string-value="" calcext:value-type="error">
            <text:p>#N/A</text:p>
          </table:table-cell>
          <table:table-cell table:number-columns-repeated="246"/>
        </table:table-row>
        <table:table-row table:style-name="ro2">
          <table:table-cell table:style-name="ce61" table:formula="of:=CONCATENATE(&quot;Wk &quot;;[$TrainingPlan.A26])" office:value-type="string" office:string-value="Wk 7" calcext:value-type="string">
            <text:p>Wk 7</text:p>
          </table:table-cell>
          <table:table-cell table:style-name="ce66" table:formula="of:=[$TrainingPlan.B26]" office:value-type="date" office:date-value="2008-02-11" calcext:value-type="date">
            <text:p>11-Feb</text:p>
          </table:table-cell>
          <table:table-cell table:style-name="ce70" table:formula="of:=[TrainingPlan.E26]" office:value-type="string" office:string-value="Base 2Rest" calcext:value-type="string">
            <text:p>Base 2Rest</text:p>
          </table:table-cell>
          <table:table-cell table:style-name="ce75" table:content-validation-name="val10" office:value-type="string" calcext:value-type="string">
            <text:p>Base 3: E1-M2--S1--P2-</text:p>
          </table:table-cell>
          <table:table-cell table:style-name="ce80" table:formula="of:=IF(ISBLANK([$TrainingPlan.$E26]);&quot;&quot;;VLOOKUP([$TrainingPlan.$F26];WeeklyUnitsTable;VLOOKUP([$TrainingPlan.$E26];[$WorkoutPatterns.$A$1:$WorkoutPatterns.$R$1048576];5;FALSE())+1;FALSE()))" office:value-type="float" office:value="50" calcext:value-type="float">
            <text:p>50.0</text:p>
          </table:table-cell>
          <table:table-cell table:style-name="ce83"/>
          <table:table-cell table:style-name="ce86" table:formula="of:=IF(ISBLANK([.D10]);&quot;&quot;;VLOOKUP([.D10];[WorkoutPatternsList.$A$1:.$H$73];2;0))" office:value-type="string" office:string-value="E1" calcext:value-type="string">
            <text:p>E1</text:p>
          </table:table-cell>
          <table:table-cell table:style-name="ce80" table:formula="of:=IF(ISBLANK([$TrainingPlan.$E26]);&quot;&quot;;VLOOKUP([$TrainingPlan.$F26];WeeklyUnitsTable;VLOOKUP([$TrainingPlan.$E26];[$WorkoutPatterns.$A$1:$WorkoutPatterns.$R$1048576];7;FALSE())+1;FALSE()))" office:value-type="float" office:value="40" calcext:value-type="float">
            <text:p>40.0</text:p>
          </table:table-cell>
          <table:table-cell table:style-name="ce83"/>
          <table:table-cell table:style-name="ce89" table:formula="of:=IF(ISBLANK([.D10]);&quot;&quot;;VLOOKUP([.D10];[WorkoutPatternsList.$A$1:.$H$73];3;0))" office:value-type="string" office:string-value="M2" calcext:value-type="string">
            <text:p>M2</text:p>
          </table:table-cell>
          <table:table-cell table:style-name="ce80" table:formula="of:=IF(ISBLANK([$TrainingPlan.$E26]);&quot;&quot;;VLOOKUP([$TrainingPlan.$F26];WeeklyUnitsTable;VLOOKUP([$TrainingPlan.$E26];[$WorkoutPatterns.$A$1:$WorkoutPatterns.$R$1048576];9;FALSE())+1;FALSE()))" office:value-type="float" office:value="60" calcext:value-type="float">
            <text:p>60.0</text:p>
          </table:table-cell>
          <table:table-cell table:style-name="ce83"/>
          <table:table-cell table:style-name="ce89" table:formula="of:=IF(ISBLANK([.D10]);&quot;&quot;;VLOOKUP([.D10];[WorkoutPatternsList.$A$1:.$H$73];4;0))" office:value-type="float" office:value="0" calcext:value-type="float">
            <text:p/>
          </table:table-cell>
          <table:table-cell table:style-name="ce91" table:formula="of:=IF(ISBLANK([$TrainingPlan.$E26]);&quot;&quot;;VLOOKUP([$TrainingPlan.$F26];WeeklyUnitsTable;VLOOKUP([$TrainingPlan.$E26];[$WorkoutPatterns.$A$1:$WorkoutPatterns.$R$1048576];11;FALSE())+1;FALSE()))" office:value-type="float" office:value="80" calcext:value-type="float">
            <text:p>80.0</text:p>
          </table:table-cell>
          <table:table-cell table:style-name="ce83"/>
          <table:table-cell table:style-name="ce89" table:formula="of:=IF(ISBLANK([.D10]);&quot;&quot;;VLOOKUP([.D10];[WorkoutPatternsList.$A$1:.$H$73];5;0))" office:value-type="string" office:string-value="S1" calcext:value-type="string">
            <text:p>S1</text:p>
          </table:table-cell>
          <table:table-cell table:style-name="ce80" table:formula="of:=IF(ISBLANK([$TrainingPlan.$E26]);&quot;&quot;;VLOOKUP([$TrainingPlan.$F26];WeeklyUnitsTable;VLOOKUP([$TrainingPlan.$E26];[$WorkoutPatterns.$A$1:$WorkoutPatterns.$R$1048576];13;FALSE())+1;FALSE()))" office:value-type="float" office:value="30" calcext:value-type="float">
            <text:p>30.0</text:p>
          </table:table-cell>
          <table:table-cell table:style-name="ce83"/>
          <table:table-cell table:style-name="ce89" table:formula="of:=IF(ISBLANK([.D10]);&quot;&quot;;VLOOKUP([.D10];[WorkoutPatternsList.$A$1:.$H$73];6;0))" office:value-type="float" office:value="0" calcext:value-type="float">
            <text:p/>
          </table:table-cell>
          <table:table-cell table:style-name="ce80" table:formula="of:=IF(ISBLANK([$TrainingPlan.$E26]);&quot;&quot;;VLOOKUP([$TrainingPlan.$F26];WeeklyUnitsTable;VLOOKUP([$TrainingPlan.$E26];[$WorkoutPatterns.$A$1:$WorkoutPatterns.$R$1048576];15;FALSE())+1;FALSE()))" office:value-type="float" office:value="60" calcext:value-type="float">
            <text:p>60.0</text:p>
          </table:table-cell>
          <table:table-cell table:style-name="ce83"/>
          <table:table-cell table:style-name="ce89" table:formula="of:=IF(ISBLANK([.D10]);&quot;&quot;;VLOOKUP([.D10];[WorkoutPatternsList.$A$1:.$H$73];7;0))" office:value-type="string" office:string-value="P2" calcext:value-type="string">
            <text:p>P2</text:p>
          </table:table-cell>
          <table:table-cell table:style-name="ce80" table:formula="of:=IF(ISBLANK([$TrainingPlan.E26]);&quot;&quot;;VLOOKUP([$TrainingPlan.F26];WeeklyHrsTable;VLOOKUP([$TrainingPlan.E26];[$WorkoutPatterns.A$1:$WorkoutPatterns.R$1048576];17;FALSE())+1;FALSE()))" office:value-type="string" office:string-value="" calcext:value-type="error">
            <text:p>#N/A</text:p>
          </table:table-cell>
          <table:table-cell table:style-name="ce83"/>
          <table:table-cell table:style-name="ce89" table:formula="of:=IF(ISBLANK([.D10]);&quot;&quot;;VLOOKUP([.D10];[WorkoutPatternsList.$A$1:.$H$73];8;0))" office:value-type="float" office:value="0" calcext:value-type="float">
            <text:p/>
          </table:table-cell>
          <table:table-cell table:style-name="ce95" table:formula="of:=IF(ISBLANK([$TrainingPlan.E26]);&quot;&quot;;([.E10]+[.H10]+[.K10]+[.N10]+[.Q10]+[.T10]+[.W10]))" office:value-type="string" office:string-value="" calcext:value-type="error">
            <text:p>#N/A</text:p>
          </table:table-cell>
          <table:table-cell table:style-name="ce98" table:formula="of:=IF(ISBLANK([$TrainingPlan.E26]);&quot;&quot;;([.F10]+[.I10]+[.L10]+[.O10]+[.R10]+[.U10]+[.X10]))" office:value-type="float" office:value="0" calcext:value-type="float">
            <text:p>0.0</text:p>
          </table:table-cell>
          <table:table-cell table:style-name="ce304" table:formula="of:=IF(ISBLANK([$TrainingPlan.E26]);&quot;&quot;;[.AA10]-[.Z10])" office:value-type="string" office:string-value="" calcext:value-type="error">
            <text:p>#N/A</text:p>
          </table:table-cell>
          <table:table-cell table:number-columns-repeated="246"/>
        </table:table-row>
        <table:table-row table:style-name="ro2">
          <table:table-cell table:style-name="ce61" table:formula="of:=CONCATENATE(&quot;Wk &quot;;[$TrainingPlan.A27])" office:value-type="string" office:string-value="Wk 8" calcext:value-type="string">
            <text:p>Wk 8</text:p>
          </table:table-cell>
          <table:table-cell table:style-name="ce66" table:formula="of:=[$TrainingPlan.B27]" office:value-type="date" office:date-value="2008-02-18" calcext:value-type="date">
            <text:p>18-Feb</text:p>
          </table:table-cell>
          <table:table-cell table:style-name="ce70" table:formula="of:=[TrainingPlan.E27]" office:value-type="string" office:string-value="Base 3Wk3" calcext:value-type="string">
            <text:p>Base 3Wk3</text:p>
          </table:table-cell>
          <table:table-cell table:style-name="ce75" table:content-validation-name="val10" office:value-type="string" calcext:value-type="string">
            <text:p>Base 3Rest: S4---S3---</text:p>
          </table:table-cell>
          <table:table-cell table:style-name="ce80" table:formula="of:=IF(ISBLANK([$TrainingPlan.$E27]);&quot;&quot;;VLOOKUP([$TrainingPlan.$F27];WeeklyUnitsTable;VLOOKUP([$TrainingPlan.$E27];[$WorkoutPatterns.$A$1:$WorkoutPatterns.$R$1048576];5;FALSE())+1;FALSE()))" office:value-type="float" office:value="70" calcext:value-type="float">
            <text:p>70.0</text:p>
          </table:table-cell>
          <table:table-cell table:style-name="ce83"/>
          <table:table-cell table:style-name="ce86" table:formula="of:=IF(ISBLANK([.D11]);&quot;&quot;;VLOOKUP([.D11];[WorkoutPatternsList.$A$1:.$H$73];2;0))" office:value-type="string" office:string-value="S4" calcext:value-type="string">
            <text:p>S4</text:p>
          </table:table-cell>
          <table:table-cell table:style-name="ce80" table:formula="of:=IF(ISBLANK([$TrainingPlan.$E27]);&quot;&quot;;VLOOKUP([$TrainingPlan.$F27];WeeklyUnitsTable;VLOOKUP([$TrainingPlan.$E27];[$WorkoutPatterns.$A$1:$WorkoutPatterns.$R$1048576];7;FALSE())+1;FALSE()))" office:value-type="float" office:value="70" calcext:value-type="float">
            <text:p>70.0</text:p>
          </table:table-cell>
          <table:table-cell table:style-name="ce83"/>
          <table:table-cell table:style-name="ce89" table:formula="of:=IF(ISBLANK([.D11]);&quot;&quot;;VLOOKUP([.D11];[WorkoutPatternsList.$A$1:.$H$73];3;0))" office:value-type="float" office:value="0" calcext:value-type="float">
            <text:p/>
          </table:table-cell>
          <table:table-cell table:style-name="ce80" table:formula="of:=IF(ISBLANK([$TrainingPlan.$E27]);&quot;&quot;;VLOOKUP([$TrainingPlan.$F27];WeeklyUnitsTable;VLOOKUP([$TrainingPlan.$E27];[$WorkoutPatterns.$A$1:$WorkoutPatterns.$R$1048576];9;FALSE())+1;FALSE()))" office:value-type="float" office:value="90" calcext:value-type="float">
            <text:p>90.0</text:p>
          </table:table-cell>
          <table:table-cell table:style-name="ce83"/>
          <table:table-cell table:style-name="ce89" table:formula="of:=IF(ISBLANK([.D11]);&quot;&quot;;VLOOKUP([.D11];[WorkoutPatternsList.$A$1:.$H$73];4;0))" office:value-type="float" office:value="0" calcext:value-type="float">
            <text:p/>
          </table:table-cell>
          <table:table-cell table:style-name="ce91" table:formula="of:=IF(ISBLANK([$TrainingPlan.$E27]);&quot;&quot;;VLOOKUP([$TrainingPlan.$F27];WeeklyUnitsTable;VLOOKUP([$TrainingPlan.$E27];[$WorkoutPatterns.$A$1:$WorkoutPatterns.$R$1048576];11;FALSE())+1;FALSE()))" office:value-type="float" office:value="70" calcext:value-type="float">
            <text:p>70.0</text:p>
          </table:table-cell>
          <table:table-cell table:style-name="ce83"/>
          <table:table-cell table:style-name="ce89" table:formula="of:=IF(ISBLANK([.D11]);&quot;&quot;;VLOOKUP([.D11];[WorkoutPatternsList.$A$1:.$H$73];5;0))" office:value-type="string" office:string-value="S3" calcext:value-type="string">
            <text:p>S3</text:p>
          </table:table-cell>
          <table:table-cell table:style-name="ce80" table:formula="of:=IF(ISBLANK([$TrainingPlan.$E27]);&quot;&quot;;VLOOKUP([$TrainingPlan.$F27];WeeklyUnitsTable;VLOOKUP([$TrainingPlan.$E27];[$WorkoutPatterns.$A$1:$WorkoutPatterns.$R$1048576];13;FALSE())+1;FALSE()))" office:value-type="float" office:value="50" calcext:value-type="float">
            <text:p>50.0</text:p>
          </table:table-cell>
          <table:table-cell table:style-name="ce83"/>
          <table:table-cell table:style-name="ce89" table:formula="of:=IF(ISBLANK([.D11]);&quot;&quot;;VLOOKUP([.D11];[WorkoutPatternsList.$A$1:.$H$73];6;0))" office:value-type="float" office:value="0" calcext:value-type="float">
            <text:p/>
          </table:table-cell>
          <table:table-cell table:style-name="ce80" table:formula="of:=IF(ISBLANK([$TrainingPlan.$E27]);&quot;&quot;;VLOOKUP([$TrainingPlan.$F27];WeeklyUnitsTable;VLOOKUP([$TrainingPlan.$E27];[$WorkoutPatterns.$A$1:$WorkoutPatterns.$R$1048576];15;FALSE())+1;FALSE()))" office:value-type="float" office:value="140" calcext:value-type="float">
            <text:p>140.0</text:p>
          </table:table-cell>
          <table:table-cell table:style-name="ce83"/>
          <table:table-cell table:style-name="ce89" table:formula="of:=IF(ISBLANK([.D11]);&quot;&quot;;VLOOKUP([.D11];[WorkoutPatternsList.$A$1:.$H$73];7;0))" office:value-type="float" office:value="0" calcext:value-type="float">
            <text:p/>
          </table:table-cell>
          <table:table-cell table:style-name="ce80" table:formula="of:=IF(ISBLANK([$TrainingPlan.E27]);&quot;&quot;;VLOOKUP([$TrainingPlan.F27];WeeklyHrsTable;VLOOKUP([$TrainingPlan.E27];[$WorkoutPatterns.A$1:$WorkoutPatterns.R$1048576];17;FALSE())+1;FALSE()))" office:value-type="string" office:string-value="" calcext:value-type="error">
            <text:p>#N/A</text:p>
          </table:table-cell>
          <table:table-cell table:style-name="ce83"/>
          <table:table-cell table:style-name="ce89" table:formula="of:=IF(ISBLANK([.D11]);&quot;&quot;;VLOOKUP([.D11];[WorkoutPatternsList.$A$1:.$H$73];8;0))" office:value-type="float" office:value="0" calcext:value-type="float">
            <text:p/>
          </table:table-cell>
          <table:table-cell table:style-name="ce95" table:formula="of:=IF(ISBLANK([$TrainingPlan.E27]);&quot;&quot;;([.E11]+[.H11]+[.K11]+[.N11]+[.Q11]+[.T11]+[.W11]))" office:value-type="string" office:string-value="" calcext:value-type="error">
            <text:p>#N/A</text:p>
          </table:table-cell>
          <table:table-cell table:style-name="ce98" table:formula="of:=IF(ISBLANK([$TrainingPlan.E27]);&quot;&quot;;([.F11]+[.I11]+[.L11]+[.O11]+[.R11]+[.U11]+[.X11]))" office:value-type="float" office:value="0" calcext:value-type="float">
            <text:p>0.0</text:p>
          </table:table-cell>
          <table:table-cell table:style-name="ce304" table:formula="of:=IF(ISBLANK([$TrainingPlan.E27]);&quot;&quot;;[.AA11]-[.Z11])" office:value-type="string" office:string-value="" calcext:value-type="error">
            <text:p>#N/A</text:p>
          </table:table-cell>
          <table:table-cell table:number-columns-repeated="246"/>
        </table:table-row>
        <table:table-row table:style-name="ro2">
          <table:table-cell table:style-name="ce61" table:formula="of:=CONCATENATE(&quot;Wk &quot;;[$TrainingPlan.A28])" office:value-type="string" office:string-value="Wk 9" calcext:value-type="string">
            <text:p>Wk 9</text:p>
          </table:table-cell>
          <table:table-cell table:style-name="ce66" table:formula="of:=[$TrainingPlan.B28]" office:value-type="date" office:date-value="2008-02-25" calcext:value-type="date">
            <text:p>25-Feb</text:p>
          </table:table-cell>
          <table:table-cell table:style-name="ce70" table:formula="of:=[TrainingPlan.E28]" office:value-type="string" office:string-value="Base 3Rest" calcext:value-type="string">
            <text:p>Base 3Rest</text:p>
          </table:table-cell>
          <table:table-cell table:style-name="ce75" table:content-validation-name="val10" office:value-type="string" calcext:value-type="string">
            <text:p>Base 3Rest: S4---S3---</text:p>
          </table:table-cell>
          <table:table-cell table:style-name="ce80" table:formula="of:=IF(ISBLANK([$TrainingPlan.$E28]);&quot;&quot;;VLOOKUP([$TrainingPlan.$F28];WeeklyUnitsTable;VLOOKUP([$TrainingPlan.$E28];[$WorkoutPatterns.$A$1:$WorkoutPatterns.$R$1048576];5;FALSE())+1;FALSE()))" office:value-type="float" office:value="50" calcext:value-type="float">
            <text:p>50.0</text:p>
          </table:table-cell>
          <table:table-cell table:style-name="ce83"/>
          <table:table-cell table:style-name="ce86" table:formula="of:=IF(ISBLANK([.D12]);&quot;&quot;;VLOOKUP([.D12];[WorkoutPatternsList.$A$1:.$H$73];2;0))" office:value-type="string" office:string-value="S4" calcext:value-type="string">
            <text:p>S4</text:p>
          </table:table-cell>
          <table:table-cell table:style-name="ce80" table:formula="of:=IF(ISBLANK([$TrainingPlan.$E28]);&quot;&quot;;VLOOKUP([$TrainingPlan.$F28];WeeklyUnitsTable;VLOOKUP([$TrainingPlan.$E28];[$WorkoutPatterns.$A$1:$WorkoutPatterns.$R$1048576];7;FALSE())+1;FALSE()))" office:value-type="float" office:value="40" calcext:value-type="float">
            <text:p>40.0</text:p>
          </table:table-cell>
          <table:table-cell table:style-name="ce83"/>
          <table:table-cell table:style-name="ce89" table:formula="of:=IF(ISBLANK([.D12]);&quot;&quot;;VLOOKUP([.D12];[WorkoutPatternsList.$A$1:.$H$73];3;0))" office:value-type="float" office:value="0" calcext:value-type="float">
            <text:p/>
          </table:table-cell>
          <table:table-cell table:style-name="ce80" table:formula="of:=IF(ISBLANK([$TrainingPlan.$E28]);&quot;&quot;;VLOOKUP([$TrainingPlan.$F28];WeeklyUnitsTable;VLOOKUP([$TrainingPlan.$E28];[$WorkoutPatterns.$A$1:$WorkoutPatterns.$R$1048576];9;FALSE())+1;FALSE()))" office:value-type="float" office:value="60" calcext:value-type="float">
            <text:p>60.0</text:p>
          </table:table-cell>
          <table:table-cell table:style-name="ce83"/>
          <table:table-cell table:style-name="ce89" table:formula="of:=IF(ISBLANK([.D12]);&quot;&quot;;VLOOKUP([.D12];[WorkoutPatternsList.$A$1:.$H$73];4;0))" office:value-type="float" office:value="0" calcext:value-type="float">
            <text:p/>
          </table:table-cell>
          <table:table-cell table:style-name="ce91" table:formula="of:=IF(ISBLANK([$TrainingPlan.$E28]);&quot;&quot;;VLOOKUP([$TrainingPlan.$F28];WeeklyUnitsTable;VLOOKUP([$TrainingPlan.$E28];[$WorkoutPatterns.$A$1:$WorkoutPatterns.$R$1048576];11;FALSE())+1;FALSE()))" office:value-type="float" office:value="80" calcext:value-type="float">
            <text:p>80.0</text:p>
          </table:table-cell>
          <table:table-cell table:style-name="ce83"/>
          <table:table-cell table:style-name="ce89" table:formula="of:=IF(ISBLANK([.D12]);&quot;&quot;;VLOOKUP([.D12];[WorkoutPatternsList.$A$1:.$H$73];5;0))" office:value-type="string" office:string-value="S3" calcext:value-type="string">
            <text:p>S3</text:p>
          </table:table-cell>
          <table:table-cell table:style-name="ce80" table:formula="of:=IF(ISBLANK([$TrainingPlan.$E28]);&quot;&quot;;VLOOKUP([$TrainingPlan.$F28];WeeklyUnitsTable;VLOOKUP([$TrainingPlan.$E28];[$WorkoutPatterns.$A$1:$WorkoutPatterns.$R$1048576];13;FALSE())+1;FALSE()))" office:value-type="float" office:value="30" calcext:value-type="float">
            <text:p>30.0</text:p>
          </table:table-cell>
          <table:table-cell table:style-name="ce83"/>
          <table:table-cell table:style-name="ce89" table:formula="of:=IF(ISBLANK([.D12]);&quot;&quot;;VLOOKUP([.D12];[WorkoutPatternsList.$A$1:.$H$73];6;0))" office:value-type="float" office:value="0" calcext:value-type="float">
            <text:p/>
          </table:table-cell>
          <table:table-cell table:style-name="ce80" table:formula="of:=IF(ISBLANK([$TrainingPlan.$E28]);&quot;&quot;;VLOOKUP([$TrainingPlan.$F28];WeeklyUnitsTable;VLOOKUP([$TrainingPlan.$E28];[$WorkoutPatterns.$A$1:$WorkoutPatterns.$R$1048576];15;FALSE())+1;FALSE()))" office:value-type="float" office:value="60" calcext:value-type="float">
            <text:p>60.0</text:p>
          </table:table-cell>
          <table:table-cell table:style-name="ce83"/>
          <table:table-cell table:style-name="ce89" table:formula="of:=IF(ISBLANK([.D12]);&quot;&quot;;VLOOKUP([.D12];[WorkoutPatternsList.$A$1:.$H$73];7;0))" office:value-type="float" office:value="0" calcext:value-type="float">
            <text:p/>
          </table:table-cell>
          <table:table-cell table:style-name="ce80" table:formula="of:=IF(ISBLANK([$TrainingPlan.E28]);&quot;&quot;;VLOOKUP([$TrainingPlan.F28];WeeklyHrsTable;VLOOKUP([$TrainingPlan.E28];[$WorkoutPatterns.A$1:$WorkoutPatterns.R$1048576];17;FALSE())+1;FALSE()))" office:value-type="string" office:string-value="" calcext:value-type="error">
            <text:p>#N/A</text:p>
          </table:table-cell>
          <table:table-cell table:style-name="ce83"/>
          <table:table-cell table:style-name="ce89" table:formula="of:=IF(ISBLANK([.D12]);&quot;&quot;;VLOOKUP([.D12];[WorkoutPatternsList.$A$1:.$H$73];8;0))" office:value-type="float" office:value="0" calcext:value-type="float">
            <text:p/>
          </table:table-cell>
          <table:table-cell table:style-name="ce95" table:formula="of:=IF(ISBLANK([$TrainingPlan.E28]);&quot;&quot;;([.E12]+[.H12]+[.K12]+[.N12]+[.Q12]+[.T12]+[.W12]))" office:value-type="string" office:string-value="" calcext:value-type="error">
            <text:p>#N/A</text:p>
          </table:table-cell>
          <table:table-cell table:style-name="ce98" table:formula="of:=IF(ISBLANK([$TrainingPlan.E28]);&quot;&quot;;([.F12]+[.I12]+[.L12]+[.O12]+[.R12]+[.U12]+[.X12]))" office:value-type="float" office:value="0" calcext:value-type="float">
            <text:p>0.0</text:p>
          </table:table-cell>
          <table:table-cell table:style-name="ce304" table:formula="of:=IF(ISBLANK([$TrainingPlan.E28]);&quot;&quot;;[.AA12]-[.Z12])" office:value-type="string" office:string-value="" calcext:value-type="error">
            <text:p>#N/A</text:p>
          </table:table-cell>
          <table:table-cell table:number-columns-repeated="246"/>
        </table:table-row>
        <table:table-row table:style-name="ro2">
          <table:table-cell table:style-name="ce61" table:formula="of:=CONCATENATE(&quot;Wk &quot;;[$TrainingPlan.A29])" office:value-type="string" office:string-value="Wk 10" calcext:value-type="string">
            <text:p>Wk 10</text:p>
          </table:table-cell>
          <table:table-cell table:style-name="ce66" table:formula="of:=[$TrainingPlan.B29]" office:value-type="date" office:date-value="2008-03-03" calcext:value-type="date">
            <text:p>03-Mar</text:p>
          </table:table-cell>
          <table:table-cell table:style-name="ce70" table:formula="of:=[TrainingPlan.E29]" office:value-type="float" office:value="0" calcext:value-type="float">
            <text:p/>
          </table:table-cell>
          <table:table-cell table:style-name="ce75" table:content-validation-name="val10"/>
          <table:table-cell table:style-name="ce80" table:formula="of:=IF(ISBLANK([$TrainingPlan.$E29]);&quot;&quot;;VLOOKUP([$TrainingPlan.$F29];WeeklyUnitsTable;VLOOKUP([$TrainingPlan.$E29];[$WorkoutPatterns.$A$1:$WorkoutPatterns.$R$1048576];5;FALSE())+1;FALSE()))">
            <text:p/>
          </table:table-cell>
          <table:table-cell table:style-name="ce83"/>
          <table:table-cell table:style-name="ce86" table:formula="of:=IF(ISBLANK([.D13]);&quot;&quot;;VLOOKUP([.D13];[WorkoutPatternsList.$A$1:.$H$73];2;0))">
            <text:p/>
          </table:table-cell>
          <table:table-cell table:style-name="ce80" table:formula="of:=IF(ISBLANK([$TrainingPlan.$E29]);&quot;&quot;;VLOOKUP([$TrainingPlan.$F29];WeeklyUnitsTable;VLOOKUP([$TrainingPlan.$E29];[$WorkoutPatterns.$A$1:$WorkoutPatterns.$R$1048576];7;FALSE())+1;FALSE()))">
            <text:p/>
          </table:table-cell>
          <table:table-cell table:style-name="ce83"/>
          <table:table-cell table:style-name="ce89" table:formula="of:=IF(ISBLANK([.D13]);&quot;&quot;;VLOOKUP([.D13];[WorkoutPatternsList.$A$1:.$H$73];3;0))">
            <text:p/>
          </table:table-cell>
          <table:table-cell table:style-name="ce80" table:formula="of:=IF(ISBLANK([$TrainingPlan.$E29]);&quot;&quot;;VLOOKUP([$TrainingPlan.$F29];WeeklyUnitsTable;VLOOKUP([$TrainingPlan.$E29];[$WorkoutPatterns.$A$1:$WorkoutPatterns.$R$1048576];9;FALSE())+1;FALSE()))">
            <text:p/>
          </table:table-cell>
          <table:table-cell table:style-name="ce83"/>
          <table:table-cell table:style-name="ce89" table:formula="of:=IF(ISBLANK([.D13]);&quot;&quot;;VLOOKUP([.D13];[WorkoutPatternsList.$A$1:.$H$73];4;0))">
            <text:p/>
          </table:table-cell>
          <table:table-cell table:style-name="ce91" table:formula="of:=IF(ISBLANK([$TrainingPlan.$E29]);&quot;&quot;;VLOOKUP([$TrainingPlan.$F29];WeeklyUnitsTable;VLOOKUP([$TrainingPlan.$E29];[$WorkoutPatterns.$A$1:$WorkoutPatterns.$R$1048576];11;FALSE())+1;FALSE()))">
            <text:p/>
          </table:table-cell>
          <table:table-cell table:style-name="ce83"/>
          <table:table-cell table:style-name="ce89" table:formula="of:=IF(ISBLANK([.D13]);&quot;&quot;;VLOOKUP([.D13];[WorkoutPatternsList.$A$1:.$H$73];5;0))">
            <text:p/>
          </table:table-cell>
          <table:table-cell table:style-name="ce80" table:formula="of:=IF(ISBLANK([$TrainingPlan.$E29]);&quot;&quot;;VLOOKUP([$TrainingPlan.$F29];WeeklyUnitsTable;VLOOKUP([$TrainingPlan.$E29];[$WorkoutPatterns.$A$1:$WorkoutPatterns.$R$1048576];13;FALSE())+1;FALSE()))">
            <text:p/>
          </table:table-cell>
          <table:table-cell table:style-name="ce83"/>
          <table:table-cell table:style-name="ce89" table:formula="of:=IF(ISBLANK([.D13]);&quot;&quot;;VLOOKUP([.D13];[WorkoutPatternsList.$A$1:.$H$73];6;0))">
            <text:p/>
          </table:table-cell>
          <table:table-cell table:style-name="ce80" table:formula="of:=IF(ISBLANK([$TrainingPlan.$E29]);&quot;&quot;;VLOOKUP([$TrainingPlan.$F29];WeeklyUnitsTable;VLOOKUP([$TrainingPlan.$E29];[$WorkoutPatterns.$A$1:$WorkoutPatterns.$R$1048576];15;FALSE())+1;FALSE()))">
            <text:p/>
          </table:table-cell>
          <table:table-cell table:style-name="ce83"/>
          <table:table-cell table:style-name="ce89" table:formula="of:=IF(ISBLANK([.D13]);&quot;&quot;;VLOOKUP([.D13];[WorkoutPatternsList.$A$1:.$H$73];7;0))">
            <text:p/>
          </table:table-cell>
          <table:table-cell table:style-name="ce80" table:formula="of:=IF(ISBLANK([$TrainingPlan.E29]);&quot;&quot;;VLOOKUP([$TrainingPlan.F29];WeeklyHrsTable;VLOOKUP([$TrainingPlan.E29];[$WorkoutPatterns.A$1:$WorkoutPatterns.R$1048576];17;FALSE())+1;FALSE()))">
            <text:p/>
          </table:table-cell>
          <table:table-cell table:style-name="ce83"/>
          <table:table-cell table:style-name="ce89" table:formula="of:=IF(ISBLANK([.D13]);&quot;&quot;;VLOOKUP([.D13];[WorkoutPatternsList.$A$1:.$H$73];8;0))">
            <text:p/>
          </table:table-cell>
          <table:table-cell table:style-name="ce95" table:formula="of:=IF(ISBLANK([$TrainingPlan.E29]);&quot;&quot;;([.E13]+[.H13]+[.K13]+[.N13]+[.Q13]+[.T13]+[.W13]))">
            <text:p/>
          </table:table-cell>
          <table:table-cell table:style-name="ce98" table:formula="of:=IF(ISBLANK([$TrainingPlan.E29]);&quot;&quot;;([.F13]+[.I13]+[.L13]+[.O13]+[.R13]+[.U13]+[.X13]))">
            <text:p/>
          </table:table-cell>
          <table:table-cell table:style-name="ce304" table:formula="of:=IF(ISBLANK([$TrainingPlan.E29]);&quot;&quot;;[.AA13]-[.Z13])">
            <text:p/>
          </table:table-cell>
          <table:table-cell table:number-columns-repeated="246"/>
        </table:table-row>
        <table:table-row table:style-name="ro2">
          <table:table-cell table:style-name="ce61" table:formula="of:=CONCATENATE(&quot;Wk &quot;;[$TrainingPlan.A30])" office:value-type="string" office:string-value="Wk 11" calcext:value-type="string">
            <text:p>Wk 11</text:p>
          </table:table-cell>
          <table:table-cell table:style-name="ce66" table:formula="of:=[$TrainingPlan.B30]" office:value-type="date" office:date-value="2008-03-10" calcext:value-type="date">
            <text:p>10-Mar</text:p>
          </table:table-cell>
          <table:table-cell table:style-name="ce70" table:formula="of:=[TrainingPlan.E30]" office:value-type="float" office:value="0" calcext:value-type="float">
            <text:p/>
          </table:table-cell>
          <table:table-cell table:style-name="ce75" table:content-validation-name="val10"/>
          <table:table-cell table:style-name="ce80" table:formula="of:=IF(ISBLANK([$TrainingPlan.$E30]);&quot;&quot;;VLOOKUP([$TrainingPlan.$F30];WeeklyUnitsTable;VLOOKUP([$TrainingPlan.$E30];[$WorkoutPatterns.$A$1:$WorkoutPatterns.$R$1048576];5;FALSE())+1;FALSE()))">
            <text:p/>
          </table:table-cell>
          <table:table-cell table:style-name="ce83"/>
          <table:table-cell table:style-name="ce86" table:formula="of:=IF(ISBLANK([.D14]);&quot;&quot;;VLOOKUP([.D14];[WorkoutPatternsList.$A$1:.$H$73];2;0))">
            <text:p/>
          </table:table-cell>
          <table:table-cell table:style-name="ce80" table:formula="of:=IF(ISBLANK([$TrainingPlan.$E30]);&quot;&quot;;VLOOKUP([$TrainingPlan.$F30];WeeklyUnitsTable;VLOOKUP([$TrainingPlan.$E30];[$WorkoutPatterns.$A$1:$WorkoutPatterns.$R$1048576];7;FALSE())+1;FALSE()))">
            <text:p/>
          </table:table-cell>
          <table:table-cell table:style-name="ce83"/>
          <table:table-cell table:style-name="ce89" table:formula="of:=IF(ISBLANK([.D14]);&quot;&quot;;VLOOKUP([.D14];[WorkoutPatternsList.$A$1:.$H$73];3;0))">
            <text:p/>
          </table:table-cell>
          <table:table-cell table:style-name="ce80" table:formula="of:=IF(ISBLANK([$TrainingPlan.$E30]);&quot;&quot;;VLOOKUP([$TrainingPlan.$F30];WeeklyUnitsTable;VLOOKUP([$TrainingPlan.$E30];[$WorkoutPatterns.$A$1:$WorkoutPatterns.$R$1048576];9;FALSE())+1;FALSE()))">
            <text:p/>
          </table:table-cell>
          <table:table-cell table:style-name="ce83"/>
          <table:table-cell table:style-name="ce89" table:formula="of:=IF(ISBLANK([.D14]);&quot;&quot;;VLOOKUP([.D14];[WorkoutPatternsList.$A$1:.$H$73];4;0))">
            <text:p/>
          </table:table-cell>
          <table:table-cell table:style-name="ce91" table:formula="of:=IF(ISBLANK([$TrainingPlan.$E30]);&quot;&quot;;VLOOKUP([$TrainingPlan.$F30];WeeklyUnitsTable;VLOOKUP([$TrainingPlan.$E30];[$WorkoutPatterns.$A$1:$WorkoutPatterns.$R$1048576];11;FALSE())+1;FALSE()))">
            <text:p/>
          </table:table-cell>
          <table:table-cell table:style-name="ce83"/>
          <table:table-cell table:style-name="ce89" table:formula="of:=IF(ISBLANK([.D14]);&quot;&quot;;VLOOKUP([.D14];[WorkoutPatternsList.$A$1:.$H$73];5;0))">
            <text:p/>
          </table:table-cell>
          <table:table-cell table:style-name="ce80" table:formula="of:=IF(ISBLANK([$TrainingPlan.$E30]);&quot;&quot;;VLOOKUP([$TrainingPlan.$F30];WeeklyUnitsTable;VLOOKUP([$TrainingPlan.$E30];[$WorkoutPatterns.$A$1:$WorkoutPatterns.$R$1048576];13;FALSE())+1;FALSE()))">
            <text:p/>
          </table:table-cell>
          <table:table-cell table:style-name="ce83"/>
          <table:table-cell table:style-name="ce89" table:formula="of:=IF(ISBLANK([.D14]);&quot;&quot;;VLOOKUP([.D14];[WorkoutPatternsList.$A$1:.$H$73];6;0))">
            <text:p/>
          </table:table-cell>
          <table:table-cell table:style-name="ce80" table:formula="of:=IF(ISBLANK([$TrainingPlan.$E30]);&quot;&quot;;VLOOKUP([$TrainingPlan.$F30];WeeklyUnitsTable;VLOOKUP([$TrainingPlan.$E30];[$WorkoutPatterns.$A$1:$WorkoutPatterns.$R$1048576];15;FALSE())+1;FALSE()))">
            <text:p/>
          </table:table-cell>
          <table:table-cell table:style-name="ce83"/>
          <table:table-cell table:style-name="ce89" table:formula="of:=IF(ISBLANK([.D14]);&quot;&quot;;VLOOKUP([.D14];[WorkoutPatternsList.$A$1:.$H$73];7;0))">
            <text:p/>
          </table:table-cell>
          <table:table-cell table:style-name="ce80" table:formula="of:=IF(ISBLANK([$TrainingPlan.E30]);&quot;&quot;;VLOOKUP([$TrainingPlan.F30];WeeklyHrsTable;VLOOKUP([$TrainingPlan.E30];[$WorkoutPatterns.A$1:$WorkoutPatterns.R$1048576];17;FALSE())+1;FALSE()))">
            <text:p/>
          </table:table-cell>
          <table:table-cell table:style-name="ce83"/>
          <table:table-cell table:style-name="ce89" table:formula="of:=IF(ISBLANK([.D14]);&quot;&quot;;VLOOKUP([.D14];[WorkoutPatternsList.$A$1:.$H$73];8;0))">
            <text:p/>
          </table:table-cell>
          <table:table-cell table:style-name="ce95" table:formula="of:=IF(ISBLANK([$TrainingPlan.E30]);&quot;&quot;;([.E14]+[.H14]+[.K14]+[.N14]+[.Q14]+[.T14]+[.W14]))">
            <text:p/>
          </table:table-cell>
          <table:table-cell table:style-name="ce98" table:formula="of:=IF(ISBLANK([$TrainingPlan.E30]);&quot;&quot;;([.F14]+[.I14]+[.L14]+[.O14]+[.R14]+[.U14]+[.X14]))">
            <text:p/>
          </table:table-cell>
          <table:table-cell table:style-name="ce304" table:formula="of:=IF(ISBLANK([$TrainingPlan.E30]);&quot;&quot;;[.AA14]-[.Z14])">
            <text:p/>
          </table:table-cell>
          <table:table-cell table:number-columns-repeated="246"/>
        </table:table-row>
        <table:table-row table:style-name="ro2">
          <table:table-cell table:style-name="ce61" table:formula="of:=CONCATENATE(&quot;Wk &quot;;[$TrainingPlan.A31])" office:value-type="string" office:string-value="Wk 12" calcext:value-type="string">
            <text:p>Wk 12</text:p>
          </table:table-cell>
          <table:table-cell table:style-name="ce66" table:formula="of:=[$TrainingPlan.B31]" office:value-type="date" office:date-value="2008-03-17" calcext:value-type="date">
            <text:p>17-Mar</text:p>
          </table:table-cell>
          <table:table-cell table:style-name="ce70" table:formula="of:=[TrainingPlan.E31]" office:value-type="float" office:value="0" calcext:value-type="float">
            <text:p/>
          </table:table-cell>
          <table:table-cell table:style-name="ce75" table:content-validation-name="val10"/>
          <table:table-cell table:style-name="ce80" table:formula="of:=IF(ISBLANK([$TrainingPlan.$E31]);&quot;&quot;;VLOOKUP([$TrainingPlan.$F31];WeeklyUnitsTable;VLOOKUP([$TrainingPlan.$E31];[$WorkoutPatterns.$A$1:$WorkoutPatterns.$R$1048576];5;FALSE())+1;FALSE()))">
            <text:p/>
          </table:table-cell>
          <table:table-cell table:style-name="ce83"/>
          <table:table-cell table:style-name="ce86" table:formula="of:=IF(ISBLANK([.D15]);&quot;&quot;;VLOOKUP([.D15];[WorkoutPatternsList.$A$1:.$H$73];2;0))">
            <text:p/>
          </table:table-cell>
          <table:table-cell table:style-name="ce80" table:formula="of:=IF(ISBLANK([$TrainingPlan.$E31]);&quot;&quot;;VLOOKUP([$TrainingPlan.$F31];WeeklyUnitsTable;VLOOKUP([$TrainingPlan.$E31];[$WorkoutPatterns.$A$1:$WorkoutPatterns.$R$1048576];7;FALSE())+1;FALSE()))">
            <text:p/>
          </table:table-cell>
          <table:table-cell table:style-name="ce83"/>
          <table:table-cell table:style-name="ce89" table:formula="of:=IF(ISBLANK([.D15]);&quot;&quot;;VLOOKUP([.D15];[WorkoutPatternsList.$A$1:.$H$73];3;0))">
            <text:p/>
          </table:table-cell>
          <table:table-cell table:style-name="ce80" table:formula="of:=IF(ISBLANK([$TrainingPlan.$E31]);&quot;&quot;;VLOOKUP([$TrainingPlan.$F31];WeeklyUnitsTable;VLOOKUP([$TrainingPlan.$E31];[$WorkoutPatterns.$A$1:$WorkoutPatterns.$R$1048576];9;FALSE())+1;FALSE()))">
            <text:p/>
          </table:table-cell>
          <table:table-cell table:style-name="ce83"/>
          <table:table-cell table:style-name="ce89" table:formula="of:=IF(ISBLANK([.D15]);&quot;&quot;;VLOOKUP([.D15];[WorkoutPatternsList.$A$1:.$H$73];4;0))">
            <text:p/>
          </table:table-cell>
          <table:table-cell table:style-name="ce91" table:formula="of:=IF(ISBLANK([$TrainingPlan.$E31]);&quot;&quot;;VLOOKUP([$TrainingPlan.$F31];WeeklyUnitsTable;VLOOKUP([$TrainingPlan.$E31];[$WorkoutPatterns.$A$1:$WorkoutPatterns.$R$1048576];11;FALSE())+1;FALSE()))">
            <text:p/>
          </table:table-cell>
          <table:table-cell table:style-name="ce83"/>
          <table:table-cell table:style-name="ce89" table:formula="of:=IF(ISBLANK([.D15]);&quot;&quot;;VLOOKUP([.D15];[WorkoutPatternsList.$A$1:.$H$73];5;0))">
            <text:p/>
          </table:table-cell>
          <table:table-cell table:style-name="ce80" table:formula="of:=IF(ISBLANK([$TrainingPlan.$E31]);&quot;&quot;;VLOOKUP([$TrainingPlan.$F31];WeeklyUnitsTable;VLOOKUP([$TrainingPlan.$E31];[$WorkoutPatterns.$A$1:$WorkoutPatterns.$R$1048576];13;FALSE())+1;FALSE()))">
            <text:p/>
          </table:table-cell>
          <table:table-cell table:style-name="ce83"/>
          <table:table-cell table:style-name="ce89" table:formula="of:=IF(ISBLANK([.D15]);&quot;&quot;;VLOOKUP([.D15];[WorkoutPatternsList.$A$1:.$H$73];6;0))">
            <text:p/>
          </table:table-cell>
          <table:table-cell table:style-name="ce80" table:formula="of:=IF(ISBLANK([$TrainingPlan.$E31]);&quot;&quot;;VLOOKUP([$TrainingPlan.$F31];WeeklyUnitsTable;VLOOKUP([$TrainingPlan.$E31];[$WorkoutPatterns.$A$1:$WorkoutPatterns.$R$1048576];15;FALSE())+1;FALSE()))">
            <text:p/>
          </table:table-cell>
          <table:table-cell table:style-name="ce83"/>
          <table:table-cell table:style-name="ce89" table:formula="of:=IF(ISBLANK([.D15]);&quot;&quot;;VLOOKUP([.D15];[WorkoutPatternsList.$A$1:.$H$73];7;0))">
            <text:p/>
          </table:table-cell>
          <table:table-cell table:style-name="ce80" table:formula="of:=IF(ISBLANK([$TrainingPlan.E31]);&quot;&quot;;VLOOKUP([$TrainingPlan.F31];WeeklyHrsTable;VLOOKUP([$TrainingPlan.E31];[$WorkoutPatterns.A$1:$WorkoutPatterns.R$1048576];17;FALSE())+1;FALSE()))">
            <text:p/>
          </table:table-cell>
          <table:table-cell table:style-name="ce83"/>
          <table:table-cell table:style-name="ce89" table:formula="of:=IF(ISBLANK([.D15]);&quot;&quot;;VLOOKUP([.D15];[WorkoutPatternsList.$A$1:.$H$73];8;0))">
            <text:p/>
          </table:table-cell>
          <table:table-cell table:style-name="ce95" table:formula="of:=IF(ISBLANK([$TrainingPlan.E31]);&quot;&quot;;([.E15]+[.H15]+[.K15]+[.N15]+[.Q15]+[.T15]+[.W15]))">
            <text:p/>
          </table:table-cell>
          <table:table-cell table:style-name="ce98" table:formula="of:=IF(ISBLANK([$TrainingPlan.E31]);&quot;&quot;;([.F15]+[.I15]+[.L15]+[.O15]+[.R15]+[.U15]+[.X15]))">
            <text:p/>
          </table:table-cell>
          <table:table-cell table:style-name="ce304" table:formula="of:=IF(ISBLANK([$TrainingPlan.E31]);&quot;&quot;;[.AA15]-[.Z15])">
            <text:p/>
          </table:table-cell>
          <table:table-cell table:number-columns-repeated="246"/>
        </table:table-row>
        <table:table-row table:style-name="ro2">
          <table:table-cell table:style-name="ce61" table:formula="of:=CONCATENATE(&quot;Wk &quot;;[$TrainingPlan.A32])" office:value-type="string" office:string-value="Wk 13" calcext:value-type="string">
            <text:p>Wk 13</text:p>
          </table:table-cell>
          <table:table-cell table:style-name="ce66" table:formula="of:=[$TrainingPlan.B32]" office:value-type="date" office:date-value="2008-03-24" calcext:value-type="date">
            <text:p>24-Mar</text:p>
          </table:table-cell>
          <table:table-cell table:style-name="ce70" table:formula="of:=[TrainingPlan.E32]" office:value-type="float" office:value="0" calcext:value-type="float">
            <text:p/>
          </table:table-cell>
          <table:table-cell table:style-name="ce75" table:content-validation-name="val10"/>
          <table:table-cell table:style-name="ce80" table:formula="of:=IF(ISBLANK([$TrainingPlan.$E32]);&quot;&quot;;VLOOKUP([$TrainingPlan.$F32];WeeklyUnitsTable;VLOOKUP([$TrainingPlan.$E32];[$WorkoutPatterns.$A$1:$WorkoutPatterns.$R$1048576];5;FALSE())+1;FALSE()))">
            <text:p/>
          </table:table-cell>
          <table:table-cell table:style-name="ce83"/>
          <table:table-cell table:style-name="ce86" table:formula="of:=IF(ISBLANK([.D16]);&quot;&quot;;VLOOKUP([.D16];[WorkoutPatternsList.$A$1:.$H$73];2;0))">
            <text:p/>
          </table:table-cell>
          <table:table-cell table:style-name="ce80" table:formula="of:=IF(ISBLANK([$TrainingPlan.$E32]);&quot;&quot;;VLOOKUP([$TrainingPlan.$F32];WeeklyUnitsTable;VLOOKUP([$TrainingPlan.$E32];[$WorkoutPatterns.$A$1:$WorkoutPatterns.$R$1048576];7;FALSE())+1;FALSE()))">
            <text:p/>
          </table:table-cell>
          <table:table-cell table:style-name="ce83"/>
          <table:table-cell table:style-name="ce89" table:formula="of:=IF(ISBLANK([.D16]);&quot;&quot;;VLOOKUP([.D16];[WorkoutPatternsList.$A$1:.$H$73];3;0))">
            <text:p/>
          </table:table-cell>
          <table:table-cell table:style-name="ce80" table:formula="of:=IF(ISBLANK([$TrainingPlan.$E32]);&quot;&quot;;VLOOKUP([$TrainingPlan.$F32];WeeklyUnitsTable;VLOOKUP([$TrainingPlan.$E32];[$WorkoutPatterns.$A$1:$WorkoutPatterns.$R$1048576];9;FALSE())+1;FALSE()))">
            <text:p/>
          </table:table-cell>
          <table:table-cell table:style-name="ce83"/>
          <table:table-cell table:style-name="ce89" table:formula="of:=IF(ISBLANK([.D16]);&quot;&quot;;VLOOKUP([.D16];[WorkoutPatternsList.$A$1:.$H$73];4;0))">
            <text:p/>
          </table:table-cell>
          <table:table-cell table:style-name="ce91" table:formula="of:=IF(ISBLANK([$TrainingPlan.$E32]);&quot;&quot;;VLOOKUP([$TrainingPlan.$F32];WeeklyUnitsTable;VLOOKUP([$TrainingPlan.$E32];[$WorkoutPatterns.$A$1:$WorkoutPatterns.$R$1048576];11;FALSE())+1;FALSE()))">
            <text:p/>
          </table:table-cell>
          <table:table-cell table:style-name="ce83"/>
          <table:table-cell table:style-name="ce89" table:formula="of:=IF(ISBLANK([.D16]);&quot;&quot;;VLOOKUP([.D16];[WorkoutPatternsList.$A$1:.$H$73];5;0))">
            <text:p/>
          </table:table-cell>
          <table:table-cell table:style-name="ce80" table:formula="of:=IF(ISBLANK([$TrainingPlan.$E32]);&quot;&quot;;VLOOKUP([$TrainingPlan.$F32];WeeklyUnitsTable;VLOOKUP([$TrainingPlan.$E32];[$WorkoutPatterns.$A$1:$WorkoutPatterns.$R$1048576];13;FALSE())+1;FALSE()))">
            <text:p/>
          </table:table-cell>
          <table:table-cell table:style-name="ce83"/>
          <table:table-cell table:style-name="ce89" table:formula="of:=IF(ISBLANK([.D16]);&quot;&quot;;VLOOKUP([.D16];[WorkoutPatternsList.$A$1:.$H$73];6;0))">
            <text:p/>
          </table:table-cell>
          <table:table-cell table:style-name="ce80" table:formula="of:=IF(ISBLANK([$TrainingPlan.$E32]);&quot;&quot;;VLOOKUP([$TrainingPlan.$F32];WeeklyUnitsTable;VLOOKUP([$TrainingPlan.$E32];[$WorkoutPatterns.$A$1:$WorkoutPatterns.$R$1048576];15;FALSE())+1;FALSE()))">
            <text:p/>
          </table:table-cell>
          <table:table-cell table:style-name="ce83"/>
          <table:table-cell table:style-name="ce89" table:formula="of:=IF(ISBLANK([.D16]);&quot;&quot;;VLOOKUP([.D16];[WorkoutPatternsList.$A$1:.$H$73];7;0))">
            <text:p/>
          </table:table-cell>
          <table:table-cell table:style-name="ce80" table:formula="of:=IF(ISBLANK([$TrainingPlan.E32]);&quot;&quot;;VLOOKUP([$TrainingPlan.F32];WeeklyHrsTable;VLOOKUP([$TrainingPlan.E32];[$WorkoutPatterns.A$1:$WorkoutPatterns.R$1048576];17;FALSE())+1;FALSE()))">
            <text:p/>
          </table:table-cell>
          <table:table-cell table:style-name="ce83"/>
          <table:table-cell table:style-name="ce89" table:formula="of:=IF(ISBLANK([.D16]);&quot;&quot;;VLOOKUP([.D16];[WorkoutPatternsList.$A$1:.$H$73];8;0))">
            <text:p/>
          </table:table-cell>
          <table:table-cell table:style-name="ce95" table:formula="of:=IF(ISBLANK([$TrainingPlan.E32]);&quot;&quot;;([.E16]+[.H16]+[.K16]+[.N16]+[.Q16]+[.T16]+[.W16]))">
            <text:p/>
          </table:table-cell>
          <table:table-cell table:style-name="ce98" table:formula="of:=IF(ISBLANK([$TrainingPlan.E32]);&quot;&quot;;([.F16]+[.I16]+[.L16]+[.O16]+[.R16]+[.U16]+[.X16]))">
            <text:p/>
          </table:table-cell>
          <table:table-cell table:style-name="ce304" table:formula="of:=IF(ISBLANK([$TrainingPlan.E32]);&quot;&quot;;[.AA16]-[.Z16])">
            <text:p/>
          </table:table-cell>
          <table:table-cell table:number-columns-repeated="246"/>
        </table:table-row>
        <table:table-row table:style-name="ro2">
          <table:table-cell table:style-name="ce61" table:formula="of:=CONCATENATE(&quot;Wk &quot;;[$TrainingPlan.A33])" office:value-type="string" office:string-value="Wk 14" calcext:value-type="string">
            <text:p>Wk 14</text:p>
          </table:table-cell>
          <table:table-cell table:style-name="ce66" table:formula="of:=[$TrainingPlan.B33]" office:value-type="date" office:date-value="2008-03-31" calcext:value-type="date">
            <text:p>31-Mar</text:p>
          </table:table-cell>
          <table:table-cell table:style-name="ce70" table:formula="of:=[TrainingPlan.E33]" office:value-type="float" office:value="0" calcext:value-type="float">
            <text:p/>
          </table:table-cell>
          <table:table-cell table:style-name="ce75" table:content-validation-name="val10"/>
          <table:table-cell table:style-name="ce80" table:formula="of:=IF(ISBLANK([$TrainingPlan.$E33]);&quot;&quot;;VLOOKUP([$TrainingPlan.$F33];WeeklyUnitsTable;VLOOKUP([$TrainingPlan.$E33];[$WorkoutPatterns.$A$1:$WorkoutPatterns.$R$1048576];5;FALSE())+1;FALSE()))">
            <text:p/>
          </table:table-cell>
          <table:table-cell table:style-name="ce83"/>
          <table:table-cell table:style-name="ce86" table:formula="of:=IF(ISBLANK([.D17]);&quot;&quot;;VLOOKUP([.D17];[WorkoutPatternsList.$A$1:.$H$73];2;0))">
            <text:p/>
          </table:table-cell>
          <table:table-cell table:style-name="ce80" table:formula="of:=IF(ISBLANK([$TrainingPlan.$E33]);&quot;&quot;;VLOOKUP([$TrainingPlan.$F33];WeeklyUnitsTable;VLOOKUP([$TrainingPlan.$E33];[$WorkoutPatterns.$A$1:$WorkoutPatterns.$R$1048576];7;FALSE())+1;FALSE()))">
            <text:p/>
          </table:table-cell>
          <table:table-cell table:style-name="ce83"/>
          <table:table-cell table:style-name="ce89" table:formula="of:=IF(ISBLANK([.D17]);&quot;&quot;;VLOOKUP([.D17];[WorkoutPatternsList.$A$1:.$H$73];3;0))">
            <text:p/>
          </table:table-cell>
          <table:table-cell table:style-name="ce80" table:formula="of:=IF(ISBLANK([$TrainingPlan.$E33]);&quot;&quot;;VLOOKUP([$TrainingPlan.$F33];WeeklyUnitsTable;VLOOKUP([$TrainingPlan.$E33];[$WorkoutPatterns.$A$1:$WorkoutPatterns.$R$1048576];9;FALSE())+1;FALSE()))">
            <text:p/>
          </table:table-cell>
          <table:table-cell table:style-name="ce83"/>
          <table:table-cell table:style-name="ce89" table:formula="of:=IF(ISBLANK([.D17]);&quot;&quot;;VLOOKUP([.D17];[WorkoutPatternsList.$A$1:.$H$73];4;0))">
            <text:p/>
          </table:table-cell>
          <table:table-cell table:style-name="ce91" table:formula="of:=IF(ISBLANK([$TrainingPlan.$E33]);&quot;&quot;;VLOOKUP([$TrainingPlan.$F33];WeeklyUnitsTable;VLOOKUP([$TrainingPlan.$E33];[$WorkoutPatterns.$A$1:$WorkoutPatterns.$R$1048576];11;FALSE())+1;FALSE()))">
            <text:p/>
          </table:table-cell>
          <table:table-cell table:style-name="ce83"/>
          <table:table-cell table:style-name="ce89" table:formula="of:=IF(ISBLANK([.D17]);&quot;&quot;;VLOOKUP([.D17];[WorkoutPatternsList.$A$1:.$H$73];5;0))">
            <text:p/>
          </table:table-cell>
          <table:table-cell table:style-name="ce80" table:formula="of:=IF(ISBLANK([$TrainingPlan.$E33]);&quot;&quot;;VLOOKUP([$TrainingPlan.$F33];WeeklyUnitsTable;VLOOKUP([$TrainingPlan.$E33];[$WorkoutPatterns.$A$1:$WorkoutPatterns.$R$1048576];13;FALSE())+1;FALSE()))">
            <text:p/>
          </table:table-cell>
          <table:table-cell table:style-name="ce83"/>
          <table:table-cell table:style-name="ce89" table:formula="of:=IF(ISBLANK([.D17]);&quot;&quot;;VLOOKUP([.D17];[WorkoutPatternsList.$A$1:.$H$73];6;0))">
            <text:p/>
          </table:table-cell>
          <table:table-cell table:style-name="ce80" table:formula="of:=IF(ISBLANK([$TrainingPlan.$E33]);&quot;&quot;;VLOOKUP([$TrainingPlan.$F33];WeeklyUnitsTable;VLOOKUP([$TrainingPlan.$E33];[$WorkoutPatterns.$A$1:$WorkoutPatterns.$R$1048576];15;FALSE())+1;FALSE()))">
            <text:p/>
          </table:table-cell>
          <table:table-cell table:style-name="ce83"/>
          <table:table-cell table:style-name="ce89" table:formula="of:=IF(ISBLANK([.D17]);&quot;&quot;;VLOOKUP([.D17];[WorkoutPatternsList.$A$1:.$H$73];7;0))">
            <text:p/>
          </table:table-cell>
          <table:table-cell table:style-name="ce80" table:formula="of:=IF(ISBLANK([$TrainingPlan.E33]);&quot;&quot;;VLOOKUP([$TrainingPlan.F33];WeeklyHrsTable;VLOOKUP([$TrainingPlan.E33];[$WorkoutPatterns.A$1:$WorkoutPatterns.R$1048576];17;FALSE())+1;FALSE()))">
            <text:p/>
          </table:table-cell>
          <table:table-cell table:style-name="ce83"/>
          <table:table-cell table:style-name="ce89" table:formula="of:=IF(ISBLANK([.D17]);&quot;&quot;;VLOOKUP([.D17];[WorkoutPatternsList.$A$1:.$H$73];8;0))">
            <text:p/>
          </table:table-cell>
          <table:table-cell table:style-name="ce95" table:formula="of:=IF(ISBLANK([$TrainingPlan.E33]);&quot;&quot;;([.E17]+[.H17]+[.K17]+[.N17]+[.Q17]+[.T17]+[.W17]))">
            <text:p/>
          </table:table-cell>
          <table:table-cell table:style-name="ce98" table:formula="of:=IF(ISBLANK([$TrainingPlan.E33]);&quot;&quot;;([.F17]+[.I17]+[.L17]+[.O17]+[.R17]+[.U17]+[.X17]))">
            <text:p/>
          </table:table-cell>
          <table:table-cell table:style-name="ce304" table:formula="of:=IF(ISBLANK([$TrainingPlan.E33]);&quot;&quot;;[.AA17]-[.Z17])">
            <text:p/>
          </table:table-cell>
          <table:table-cell table:number-columns-repeated="246"/>
        </table:table-row>
        <table:table-row table:style-name="ro2">
          <table:table-cell table:style-name="ce61" table:formula="of:=CONCATENATE(&quot;Wk &quot;;[$TrainingPlan.A34])" office:value-type="string" office:string-value="Wk 15" calcext:value-type="string">
            <text:p>Wk 15</text:p>
          </table:table-cell>
          <table:table-cell table:style-name="ce66" table:formula="of:=[$TrainingPlan.B34]" office:value-type="date" office:date-value="2008-04-07" calcext:value-type="date">
            <text:p>07-Apr</text:p>
          </table:table-cell>
          <table:table-cell table:style-name="ce70" table:formula="of:=[TrainingPlan.E34]" office:value-type="float" office:value="0" calcext:value-type="float">
            <text:p/>
          </table:table-cell>
          <table:table-cell table:style-name="ce75" table:content-validation-name="val10"/>
          <table:table-cell table:style-name="ce80" table:formula="of:=IF(ISBLANK([$TrainingPlan.$E34]);&quot;&quot;;VLOOKUP([$TrainingPlan.$F34];WeeklyUnitsTable;VLOOKUP([$TrainingPlan.$E34];[$WorkoutPatterns.$A$1:$WorkoutPatterns.$R$1048576];5;FALSE())+1;FALSE()))">
            <text:p/>
          </table:table-cell>
          <table:table-cell table:style-name="ce83"/>
          <table:table-cell table:style-name="ce86" table:formula="of:=IF(ISBLANK([.D18]);&quot;&quot;;VLOOKUP([.D18];[WorkoutPatternsList.$A$1:.$H$73];2;0))">
            <text:p/>
          </table:table-cell>
          <table:table-cell table:style-name="ce80" table:formula="of:=IF(ISBLANK([$TrainingPlan.$E34]);&quot;&quot;;VLOOKUP([$TrainingPlan.$F34];WeeklyUnitsTable;VLOOKUP([$TrainingPlan.$E34];[$WorkoutPatterns.$A$1:$WorkoutPatterns.$R$1048576];7;FALSE())+1;FALSE()))">
            <text:p/>
          </table:table-cell>
          <table:table-cell table:style-name="ce83"/>
          <table:table-cell table:style-name="ce89" table:formula="of:=IF(ISBLANK([.D18]);&quot;&quot;;VLOOKUP([.D18];[WorkoutPatternsList.$A$1:.$H$73];3;0))">
            <text:p/>
          </table:table-cell>
          <table:table-cell table:style-name="ce80" table:formula="of:=IF(ISBLANK([$TrainingPlan.$E34]);&quot;&quot;;VLOOKUP([$TrainingPlan.$F34];WeeklyUnitsTable;VLOOKUP([$TrainingPlan.$E34];[$WorkoutPatterns.$A$1:$WorkoutPatterns.$R$1048576];9;FALSE())+1;FALSE()))">
            <text:p/>
          </table:table-cell>
          <table:table-cell table:style-name="ce83"/>
          <table:table-cell table:style-name="ce89" table:formula="of:=IF(ISBLANK([.D18]);&quot;&quot;;VLOOKUP([.D18];[WorkoutPatternsList.$A$1:.$H$73];4;0))">
            <text:p/>
          </table:table-cell>
          <table:table-cell table:style-name="ce91" table:formula="of:=IF(ISBLANK([$TrainingPlan.$E34]);&quot;&quot;;VLOOKUP([$TrainingPlan.$F34];WeeklyUnitsTable;VLOOKUP([$TrainingPlan.$E34];[$WorkoutPatterns.$A$1:$WorkoutPatterns.$R$1048576];11;FALSE())+1;FALSE()))">
            <text:p/>
          </table:table-cell>
          <table:table-cell table:style-name="ce83"/>
          <table:table-cell table:style-name="ce89" table:formula="of:=IF(ISBLANK([.D18]);&quot;&quot;;VLOOKUP([.D18];[WorkoutPatternsList.$A$1:.$H$73];5;0))">
            <text:p/>
          </table:table-cell>
          <table:table-cell table:style-name="ce80" table:formula="of:=IF(ISBLANK([$TrainingPlan.$E34]);&quot;&quot;;VLOOKUP([$TrainingPlan.$F34];WeeklyUnitsTable;VLOOKUP([$TrainingPlan.$E34];[$WorkoutPatterns.$A$1:$WorkoutPatterns.$R$1048576];13;FALSE())+1;FALSE()))">
            <text:p/>
          </table:table-cell>
          <table:table-cell table:style-name="ce83"/>
          <table:table-cell table:style-name="ce89" table:formula="of:=IF(ISBLANK([.D18]);&quot;&quot;;VLOOKUP([.D18];[WorkoutPatternsList.$A$1:.$H$73];6;0))">
            <text:p/>
          </table:table-cell>
          <table:table-cell table:style-name="ce80" table:formula="of:=IF(ISBLANK([$TrainingPlan.$E34]);&quot;&quot;;VLOOKUP([$TrainingPlan.$F34];WeeklyUnitsTable;VLOOKUP([$TrainingPlan.$E34];[$WorkoutPatterns.$A$1:$WorkoutPatterns.$R$1048576];15;FALSE())+1;FALSE()))">
            <text:p/>
          </table:table-cell>
          <table:table-cell table:style-name="ce83"/>
          <table:table-cell table:style-name="ce89" table:formula="of:=IF(ISBLANK([.D18]);&quot;&quot;;VLOOKUP([.D18];[WorkoutPatternsList.$A$1:.$H$73];7;0))">
            <text:p/>
          </table:table-cell>
          <table:table-cell table:style-name="ce80" table:formula="of:=IF(ISBLANK([$TrainingPlan.E34]);&quot;&quot;;VLOOKUP([$TrainingPlan.F34];WeeklyHrsTable;VLOOKUP([$TrainingPlan.E34];[$WorkoutPatterns.A$1:$WorkoutPatterns.R$1048576];17;FALSE())+1;FALSE()))">
            <text:p/>
          </table:table-cell>
          <table:table-cell table:style-name="ce83"/>
          <table:table-cell table:style-name="ce89" table:formula="of:=IF(ISBLANK([.D18]);&quot;&quot;;VLOOKUP([.D18];[WorkoutPatternsList.$A$1:.$H$73];8;0))">
            <text:p/>
          </table:table-cell>
          <table:table-cell table:style-name="ce95" table:formula="of:=IF(ISBLANK([$TrainingPlan.E34]);&quot;&quot;;([.E18]+[.H18]+[.K18]+[.N18]+[.Q18]+[.T18]+[.W18]))">
            <text:p/>
          </table:table-cell>
          <table:table-cell table:style-name="ce98" table:formula="of:=IF(ISBLANK([$TrainingPlan.E34]);&quot;&quot;;([.F18]+[.I18]+[.L18]+[.O18]+[.R18]+[.U18]+[.X18]))">
            <text:p/>
          </table:table-cell>
          <table:table-cell table:style-name="ce304" table:formula="of:=IF(ISBLANK([$TrainingPlan.E34]);&quot;&quot;;[.AA18]-[.Z18])">
            <text:p/>
          </table:table-cell>
          <table:table-cell table:number-columns-repeated="246"/>
        </table:table-row>
        <table:table-row table:style-name="ro2">
          <table:table-cell table:style-name="ce61" table:formula="of:=CONCATENATE(&quot;Wk &quot;;[$TrainingPlan.A35])" office:value-type="string" office:string-value="Wk 16" calcext:value-type="string">
            <text:p>Wk 16</text:p>
          </table:table-cell>
          <table:table-cell table:style-name="ce66" table:formula="of:=[$TrainingPlan.B35]" office:value-type="date" office:date-value="2008-04-14" calcext:value-type="date">
            <text:p>14-Apr</text:p>
          </table:table-cell>
          <table:table-cell table:style-name="ce70" table:formula="of:=[TrainingPlan.E35]" office:value-type="float" office:value="0" calcext:value-type="float">
            <text:p/>
          </table:table-cell>
          <table:table-cell table:style-name="ce75" table:content-validation-name="val10"/>
          <table:table-cell table:style-name="ce80" table:formula="of:=IF(ISBLANK([$TrainingPlan.$E35]);&quot;&quot;;VLOOKUP([$TrainingPlan.$F35];WeeklyUnitsTable;VLOOKUP([$TrainingPlan.$E35];[$WorkoutPatterns.$A$1:$WorkoutPatterns.$R$1048576];5;FALSE())+1;FALSE()))">
            <text:p/>
          </table:table-cell>
          <table:table-cell table:style-name="ce83"/>
          <table:table-cell table:style-name="ce86" table:formula="of:=IF(ISBLANK([.D19]);&quot;&quot;;VLOOKUP([.D19];[WorkoutPatternsList.$A$1:.$H$73];2;0))">
            <text:p/>
          </table:table-cell>
          <table:table-cell table:style-name="ce80" table:formula="of:=IF(ISBLANK([$TrainingPlan.$E35]);&quot;&quot;;VLOOKUP([$TrainingPlan.$F35];WeeklyUnitsTable;VLOOKUP([$TrainingPlan.$E35];[$WorkoutPatterns.$A$1:$WorkoutPatterns.$R$1048576];7;FALSE())+1;FALSE()))">
            <text:p/>
          </table:table-cell>
          <table:table-cell table:style-name="ce83"/>
          <table:table-cell table:style-name="ce89" table:formula="of:=IF(ISBLANK([.D19]);&quot;&quot;;VLOOKUP([.D19];[WorkoutPatternsList.$A$1:.$H$73];3;0))">
            <text:p/>
          </table:table-cell>
          <table:table-cell table:style-name="ce80" table:formula="of:=IF(ISBLANK([$TrainingPlan.$E35]);&quot;&quot;;VLOOKUP([$TrainingPlan.$F35];WeeklyUnitsTable;VLOOKUP([$TrainingPlan.$E35];[$WorkoutPatterns.$A$1:$WorkoutPatterns.$R$1048576];9;FALSE())+1;FALSE()))">
            <text:p/>
          </table:table-cell>
          <table:table-cell table:style-name="ce83"/>
          <table:table-cell table:style-name="ce89" table:formula="of:=IF(ISBLANK([.D19]);&quot;&quot;;VLOOKUP([.D19];[WorkoutPatternsList.$A$1:.$H$73];4;0))">
            <text:p/>
          </table:table-cell>
          <table:table-cell table:style-name="ce91" table:formula="of:=IF(ISBLANK([$TrainingPlan.$E35]);&quot;&quot;;VLOOKUP([$TrainingPlan.$F35];WeeklyUnitsTable;VLOOKUP([$TrainingPlan.$E35];[$WorkoutPatterns.$A$1:$WorkoutPatterns.$R$1048576];11;FALSE())+1;FALSE()))">
            <text:p/>
          </table:table-cell>
          <table:table-cell table:style-name="ce83"/>
          <table:table-cell table:style-name="ce89" table:formula="of:=IF(ISBLANK([.D19]);&quot;&quot;;VLOOKUP([.D19];[WorkoutPatternsList.$A$1:.$H$73];5;0))">
            <text:p/>
          </table:table-cell>
          <table:table-cell table:style-name="ce80" table:formula="of:=IF(ISBLANK([$TrainingPlan.$E35]);&quot;&quot;;VLOOKUP([$TrainingPlan.$F35];WeeklyUnitsTable;VLOOKUP([$TrainingPlan.$E35];[$WorkoutPatterns.$A$1:$WorkoutPatterns.$R$1048576];13;FALSE())+1;FALSE()))">
            <text:p/>
          </table:table-cell>
          <table:table-cell table:style-name="ce83"/>
          <table:table-cell table:style-name="ce89" table:formula="of:=IF(ISBLANK([.D19]);&quot;&quot;;VLOOKUP([.D19];[WorkoutPatternsList.$A$1:.$H$73];6;0))">
            <text:p/>
          </table:table-cell>
          <table:table-cell table:style-name="ce80" table:formula="of:=IF(ISBLANK([$TrainingPlan.$E35]);&quot;&quot;;VLOOKUP([$TrainingPlan.$F35];WeeklyUnitsTable;VLOOKUP([$TrainingPlan.$E35];[$WorkoutPatterns.$A$1:$WorkoutPatterns.$R$1048576];15;FALSE())+1;FALSE()))">
            <text:p/>
          </table:table-cell>
          <table:table-cell table:style-name="ce83"/>
          <table:table-cell table:style-name="ce89" table:formula="of:=IF(ISBLANK([.D19]);&quot;&quot;;VLOOKUP([.D19];[WorkoutPatternsList.$A$1:.$H$73];7;0))">
            <text:p/>
          </table:table-cell>
          <table:table-cell table:style-name="ce80" table:formula="of:=IF(ISBLANK([$TrainingPlan.E35]);&quot;&quot;;VLOOKUP([$TrainingPlan.F35];WeeklyHrsTable;VLOOKUP([$TrainingPlan.E35];[$WorkoutPatterns.A$1:$WorkoutPatterns.R$1048576];17;FALSE())+1;FALSE()))">
            <text:p/>
          </table:table-cell>
          <table:table-cell table:style-name="ce83"/>
          <table:table-cell table:style-name="ce89" table:formula="of:=IF(ISBLANK([.D19]);&quot;&quot;;VLOOKUP([.D19];[WorkoutPatternsList.$A$1:.$H$73];8;0))">
            <text:p/>
          </table:table-cell>
          <table:table-cell table:style-name="ce95" table:formula="of:=IF(ISBLANK([$TrainingPlan.E35]);&quot;&quot;;([.E19]+[.H19]+[.K19]+[.N19]+[.Q19]+[.T19]+[.W19]))">
            <text:p/>
          </table:table-cell>
          <table:table-cell table:style-name="ce98" table:formula="of:=IF(ISBLANK([$TrainingPlan.E35]);&quot;&quot;;([.F19]+[.I19]+[.L19]+[.O19]+[.R19]+[.U19]+[.X19]))">
            <text:p/>
          </table:table-cell>
          <table:table-cell table:style-name="ce304" table:formula="of:=IF(ISBLANK([$TrainingPlan.E35]);&quot;&quot;;[.AA19]-[.Z19])">
            <text:p/>
          </table:table-cell>
          <table:table-cell table:number-columns-repeated="246"/>
        </table:table-row>
        <table:table-row table:style-name="ro2">
          <table:table-cell table:style-name="ce61" table:formula="of:=CONCATENATE(&quot;Wk &quot;;[$TrainingPlan.A36])" office:value-type="string" office:string-value="Wk 17" calcext:value-type="string">
            <text:p>Wk 17</text:p>
          </table:table-cell>
          <table:table-cell table:style-name="ce66" table:formula="of:=[$TrainingPlan.B36]" office:value-type="date" office:date-value="2008-04-21" calcext:value-type="date">
            <text:p>21-Apr</text:p>
          </table:table-cell>
          <table:table-cell table:style-name="ce70" table:formula="of:=[TrainingPlan.E36]" office:value-type="float" office:value="0" calcext:value-type="float">
            <text:p/>
          </table:table-cell>
          <table:table-cell table:style-name="ce75" table:content-validation-name="val10"/>
          <table:table-cell table:style-name="ce80" table:formula="of:=IF(ISBLANK([$TrainingPlan.$E36]);&quot;&quot;;VLOOKUP([$TrainingPlan.$F36];WeeklyUnitsTable;VLOOKUP([$TrainingPlan.$E36];[$WorkoutPatterns.$A$1:$WorkoutPatterns.$R$1048576];5;FALSE())+1;FALSE()))">
            <text:p/>
          </table:table-cell>
          <table:table-cell table:style-name="ce83"/>
          <table:table-cell table:style-name="ce86" table:formula="of:=IF(ISBLANK([.D20]);&quot;&quot;;VLOOKUP([.D20];[WorkoutPatternsList.$A$1:.$H$73];2;0))">
            <text:p/>
          </table:table-cell>
          <table:table-cell table:style-name="ce80" table:formula="of:=IF(ISBLANK([$TrainingPlan.$E36]);&quot;&quot;;VLOOKUP([$TrainingPlan.$F36];WeeklyUnitsTable;VLOOKUP([$TrainingPlan.$E36];[$WorkoutPatterns.$A$1:$WorkoutPatterns.$R$1048576];7;FALSE())+1;FALSE()))">
            <text:p/>
          </table:table-cell>
          <table:table-cell table:style-name="ce83"/>
          <table:table-cell table:style-name="ce89" table:formula="of:=IF(ISBLANK([.D20]);&quot;&quot;;VLOOKUP([.D20];[WorkoutPatternsList.$A$1:.$H$73];3;0))">
            <text:p/>
          </table:table-cell>
          <table:table-cell table:style-name="ce80" table:formula="of:=IF(ISBLANK([$TrainingPlan.$E36]);&quot;&quot;;VLOOKUP([$TrainingPlan.$F36];WeeklyUnitsTable;VLOOKUP([$TrainingPlan.$E36];[$WorkoutPatterns.$A$1:$WorkoutPatterns.$R$1048576];9;FALSE())+1;FALSE()))">
            <text:p/>
          </table:table-cell>
          <table:table-cell table:style-name="ce83"/>
          <table:table-cell table:style-name="ce89" table:formula="of:=IF(ISBLANK([.D20]);&quot;&quot;;VLOOKUP([.D20];[WorkoutPatternsList.$A$1:.$H$73];4;0))">
            <text:p/>
          </table:table-cell>
          <table:table-cell table:style-name="ce91" table:formula="of:=IF(ISBLANK([$TrainingPlan.$E36]);&quot;&quot;;VLOOKUP([$TrainingPlan.$F36];WeeklyUnitsTable;VLOOKUP([$TrainingPlan.$E36];[$WorkoutPatterns.$A$1:$WorkoutPatterns.$R$1048576];11;FALSE())+1;FALSE()))">
            <text:p/>
          </table:table-cell>
          <table:table-cell table:style-name="ce83"/>
          <table:table-cell table:style-name="ce89" table:formula="of:=IF(ISBLANK([.D20]);&quot;&quot;;VLOOKUP([.D20];[WorkoutPatternsList.$A$1:.$H$73];5;0))">
            <text:p/>
          </table:table-cell>
          <table:table-cell table:style-name="ce80" table:formula="of:=IF(ISBLANK([$TrainingPlan.$E36]);&quot;&quot;;VLOOKUP([$TrainingPlan.$F36];WeeklyUnitsTable;VLOOKUP([$TrainingPlan.$E36];[$WorkoutPatterns.$A$1:$WorkoutPatterns.$R$1048576];13;FALSE())+1;FALSE()))">
            <text:p/>
          </table:table-cell>
          <table:table-cell table:style-name="ce83"/>
          <table:table-cell table:style-name="ce89" table:formula="of:=IF(ISBLANK([.D20]);&quot;&quot;;VLOOKUP([.D20];[WorkoutPatternsList.$A$1:.$H$73];6;0))">
            <text:p/>
          </table:table-cell>
          <table:table-cell table:style-name="ce80" table:formula="of:=IF(ISBLANK([$TrainingPlan.$E36]);&quot;&quot;;VLOOKUP([$TrainingPlan.$F36];WeeklyUnitsTable;VLOOKUP([$TrainingPlan.$E36];[$WorkoutPatterns.$A$1:$WorkoutPatterns.$R$1048576];15;FALSE())+1;FALSE()))">
            <text:p/>
          </table:table-cell>
          <table:table-cell table:style-name="ce83"/>
          <table:table-cell table:style-name="ce89" table:formula="of:=IF(ISBLANK([.D20]);&quot;&quot;;VLOOKUP([.D20];[WorkoutPatternsList.$A$1:.$H$73];7;0))">
            <text:p/>
          </table:table-cell>
          <table:table-cell table:style-name="ce80" table:formula="of:=IF(ISBLANK([$TrainingPlan.E36]);&quot;&quot;;VLOOKUP([$TrainingPlan.F36];WeeklyHrsTable;VLOOKUP([$TrainingPlan.E36];[$WorkoutPatterns.A$1:$WorkoutPatterns.R$1048576];17;FALSE())+1;FALSE()))">
            <text:p/>
          </table:table-cell>
          <table:table-cell table:style-name="ce83"/>
          <table:table-cell table:style-name="ce89" table:formula="of:=IF(ISBLANK([.D20]);&quot;&quot;;VLOOKUP([.D20];[WorkoutPatternsList.$A$1:.$H$73];8;0))">
            <text:p/>
          </table:table-cell>
          <table:table-cell table:style-name="ce95" table:formula="of:=IF(ISBLANK([$TrainingPlan.E36]);&quot;&quot;;([.E20]+[.H20]+[.K20]+[.N20]+[.Q20]+[.T20]+[.W20]))">
            <text:p/>
          </table:table-cell>
          <table:table-cell table:style-name="ce98" table:formula="of:=IF(ISBLANK([$TrainingPlan.E36]);&quot;&quot;;([.F20]+[.I20]+[.L20]+[.O20]+[.R20]+[.U20]+[.X20]))">
            <text:p/>
          </table:table-cell>
          <table:table-cell table:style-name="ce304" table:formula="of:=IF(ISBLANK([$TrainingPlan.E36]);&quot;&quot;;[.AA20]-[.Z20])">
            <text:p/>
          </table:table-cell>
          <table:table-cell table:number-columns-repeated="246"/>
        </table:table-row>
        <table:table-row table:style-name="ro2">
          <table:table-cell table:style-name="ce61" table:formula="of:=CONCATENATE(&quot;Wk &quot;;[$TrainingPlan.A37])" office:value-type="string" office:string-value="Wk 18" calcext:value-type="string">
            <text:p>Wk 18</text:p>
          </table:table-cell>
          <table:table-cell table:style-name="ce66" table:formula="of:=[$TrainingPlan.B37]" office:value-type="date" office:date-value="2008-04-28" calcext:value-type="date">
            <text:p>28-Apr</text:p>
          </table:table-cell>
          <table:table-cell table:style-name="ce70" table:formula="of:=[TrainingPlan.E37]" office:value-type="float" office:value="0" calcext:value-type="float">
            <text:p/>
          </table:table-cell>
          <table:table-cell table:style-name="ce75" table:content-validation-name="val10"/>
          <table:table-cell table:style-name="ce80" table:formula="of:=IF(ISBLANK([$TrainingPlan.$E37]);&quot;&quot;;VLOOKUP([$TrainingPlan.$F37];WeeklyUnitsTable;VLOOKUP([$TrainingPlan.$E37];[$WorkoutPatterns.$A$1:$WorkoutPatterns.$R$1048576];5;FALSE())+1;FALSE()))">
            <text:p/>
          </table:table-cell>
          <table:table-cell table:style-name="ce83"/>
          <table:table-cell table:style-name="ce86" table:formula="of:=IF(ISBLANK([.D21]);&quot;&quot;;VLOOKUP([.D21];[WorkoutPatternsList.$A$1:.$H$73];2;0))">
            <text:p/>
          </table:table-cell>
          <table:table-cell table:style-name="ce80" table:formula="of:=IF(ISBLANK([$TrainingPlan.$E37]);&quot;&quot;;VLOOKUP([$TrainingPlan.$F37];WeeklyUnitsTable;VLOOKUP([$TrainingPlan.$E37];[$WorkoutPatterns.$A$1:$WorkoutPatterns.$R$1048576];7;FALSE())+1;FALSE()))">
            <text:p/>
          </table:table-cell>
          <table:table-cell table:style-name="ce83"/>
          <table:table-cell table:style-name="ce89" table:formula="of:=IF(ISBLANK([.D21]);&quot;&quot;;VLOOKUP([.D21];[WorkoutPatternsList.$A$1:.$H$73];3;0))">
            <text:p/>
          </table:table-cell>
          <table:table-cell table:style-name="ce80" table:formula="of:=IF(ISBLANK([$TrainingPlan.$E37]);&quot;&quot;;VLOOKUP([$TrainingPlan.$F37];WeeklyUnitsTable;VLOOKUP([$TrainingPlan.$E37];[$WorkoutPatterns.$A$1:$WorkoutPatterns.$R$1048576];9;FALSE())+1;FALSE()))">
            <text:p/>
          </table:table-cell>
          <table:table-cell table:style-name="ce83"/>
          <table:table-cell table:style-name="ce89" table:formula="of:=IF(ISBLANK([.D21]);&quot;&quot;;VLOOKUP([.D21];[WorkoutPatternsList.$A$1:.$H$73];4;0))">
            <text:p/>
          </table:table-cell>
          <table:table-cell table:style-name="ce91" table:formula="of:=IF(ISBLANK([$TrainingPlan.$E37]);&quot;&quot;;VLOOKUP([$TrainingPlan.$F37];WeeklyUnitsTable;VLOOKUP([$TrainingPlan.$E37];[$WorkoutPatterns.$A$1:$WorkoutPatterns.$R$1048576];11;FALSE())+1;FALSE()))">
            <text:p/>
          </table:table-cell>
          <table:table-cell table:style-name="ce83"/>
          <table:table-cell table:style-name="ce89" table:formula="of:=IF(ISBLANK([.D21]);&quot;&quot;;VLOOKUP([.D21];[WorkoutPatternsList.$A$1:.$H$73];5;0))">
            <text:p/>
          </table:table-cell>
          <table:table-cell table:style-name="ce80" table:formula="of:=IF(ISBLANK([$TrainingPlan.$E37]);&quot;&quot;;VLOOKUP([$TrainingPlan.$F37];WeeklyUnitsTable;VLOOKUP([$TrainingPlan.$E37];[$WorkoutPatterns.$A$1:$WorkoutPatterns.$R$1048576];13;FALSE())+1;FALSE()))">
            <text:p/>
          </table:table-cell>
          <table:table-cell table:style-name="ce83"/>
          <table:table-cell table:style-name="ce89" table:formula="of:=IF(ISBLANK([.D21]);&quot;&quot;;VLOOKUP([.D21];[WorkoutPatternsList.$A$1:.$H$73];6;0))">
            <text:p/>
          </table:table-cell>
          <table:table-cell table:style-name="ce80" table:formula="of:=IF(ISBLANK([$TrainingPlan.$E37]);&quot;&quot;;VLOOKUP([$TrainingPlan.$F37];WeeklyUnitsTable;VLOOKUP([$TrainingPlan.$E37];[$WorkoutPatterns.$A$1:$WorkoutPatterns.$R$1048576];15;FALSE())+1;FALSE()))">
            <text:p/>
          </table:table-cell>
          <table:table-cell table:style-name="ce83"/>
          <table:table-cell table:style-name="ce89" table:formula="of:=IF(ISBLANK([.D21]);&quot;&quot;;VLOOKUP([.D21];[WorkoutPatternsList.$A$1:.$H$73];7;0))">
            <text:p/>
          </table:table-cell>
          <table:table-cell table:style-name="ce80" table:formula="of:=IF(ISBLANK([$TrainingPlan.E37]);&quot;&quot;;VLOOKUP([$TrainingPlan.F37];WeeklyHrsTable;VLOOKUP([$TrainingPlan.E37];[$WorkoutPatterns.A$1:$WorkoutPatterns.R$1048576];17;FALSE())+1;FALSE()))">
            <text:p/>
          </table:table-cell>
          <table:table-cell table:style-name="ce83"/>
          <table:table-cell table:style-name="ce89" table:formula="of:=IF(ISBLANK([.D21]);&quot;&quot;;VLOOKUP([.D21];[WorkoutPatternsList.$A$1:.$H$73];8;0))">
            <text:p/>
          </table:table-cell>
          <table:table-cell table:style-name="ce95" table:formula="of:=IF(ISBLANK([$TrainingPlan.E37]);&quot;&quot;;([.E21]+[.H21]+[.K21]+[.N21]+[.Q21]+[.T21]+[.W21]))">
            <text:p/>
          </table:table-cell>
          <table:table-cell table:style-name="ce98" table:formula="of:=IF(ISBLANK([$TrainingPlan.E37]);&quot;&quot;;([.F21]+[.I21]+[.L21]+[.O21]+[.R21]+[.U21]+[.X21]))">
            <text:p/>
          </table:table-cell>
          <table:table-cell table:style-name="ce304" table:formula="of:=IF(ISBLANK([$TrainingPlan.E37]);&quot;&quot;;[.AA21]-[.Z21])">
            <text:p/>
          </table:table-cell>
          <table:table-cell table:number-columns-repeated="246"/>
        </table:table-row>
        <table:table-row table:style-name="ro2">
          <table:table-cell table:style-name="ce61" table:formula="of:=CONCATENATE(&quot;Wk &quot;;[$TrainingPlan.A38])" office:value-type="string" office:string-value="Wk 19" calcext:value-type="string">
            <text:p>Wk 19</text:p>
          </table:table-cell>
          <table:table-cell table:style-name="ce66" table:formula="of:=[$TrainingPlan.B38]" office:value-type="date" office:date-value="2008-05-05" calcext:value-type="date">
            <text:p>05-May</text:p>
          </table:table-cell>
          <table:table-cell table:style-name="ce70" table:formula="of:=[TrainingPlan.E38]" office:value-type="float" office:value="0" calcext:value-type="float">
            <text:p/>
          </table:table-cell>
          <table:table-cell table:style-name="ce75" table:content-validation-name="val10"/>
          <table:table-cell table:style-name="ce80" table:formula="of:=IF(ISBLANK([$TrainingPlan.$E38]);&quot;&quot;;VLOOKUP([$TrainingPlan.$F38];WeeklyUnitsTable;VLOOKUP([$TrainingPlan.$E38];[$WorkoutPatterns.$A$1:$WorkoutPatterns.$R$1048576];5;FALSE())+1;FALSE()))">
            <text:p/>
          </table:table-cell>
          <table:table-cell table:style-name="ce83"/>
          <table:table-cell table:style-name="ce86" table:formula="of:=IF(ISBLANK([.D22]);&quot;&quot;;VLOOKUP([.D22];[WorkoutPatternsList.$A$1:.$H$73];2;0))">
            <text:p/>
          </table:table-cell>
          <table:table-cell table:style-name="ce80" table:formula="of:=IF(ISBLANK([$TrainingPlan.$E38]);&quot;&quot;;VLOOKUP([$TrainingPlan.$F38];WeeklyUnitsTable;VLOOKUP([$TrainingPlan.$E38];[$WorkoutPatterns.$A$1:$WorkoutPatterns.$R$1048576];7;FALSE())+1;FALSE()))">
            <text:p/>
          </table:table-cell>
          <table:table-cell table:style-name="ce83"/>
          <table:table-cell table:style-name="ce89" table:formula="of:=IF(ISBLANK([.D22]);&quot;&quot;;VLOOKUP([.D22];[WorkoutPatternsList.$A$1:.$H$73];3;0))">
            <text:p/>
          </table:table-cell>
          <table:table-cell table:style-name="ce80" table:formula="of:=IF(ISBLANK([$TrainingPlan.$E38]);&quot;&quot;;VLOOKUP([$TrainingPlan.$F38];WeeklyUnitsTable;VLOOKUP([$TrainingPlan.$E38];[$WorkoutPatterns.$A$1:$WorkoutPatterns.$R$1048576];9;FALSE())+1;FALSE()))">
            <text:p/>
          </table:table-cell>
          <table:table-cell table:style-name="ce83"/>
          <table:table-cell table:style-name="ce89" table:formula="of:=IF(ISBLANK([.D22]);&quot;&quot;;VLOOKUP([.D22];[WorkoutPatternsList.$A$1:.$H$73];4;0))">
            <text:p/>
          </table:table-cell>
          <table:table-cell table:style-name="ce91" table:formula="of:=IF(ISBLANK([$TrainingPlan.$E38]);&quot;&quot;;VLOOKUP([$TrainingPlan.$F38];WeeklyUnitsTable;VLOOKUP([$TrainingPlan.$E38];[$WorkoutPatterns.$A$1:$WorkoutPatterns.$R$1048576];11;FALSE())+1;FALSE()))">
            <text:p/>
          </table:table-cell>
          <table:table-cell table:style-name="ce83"/>
          <table:table-cell table:style-name="ce89" table:formula="of:=IF(ISBLANK([.D22]);&quot;&quot;;VLOOKUP([.D22];[WorkoutPatternsList.$A$1:.$H$73];5;0))">
            <text:p/>
          </table:table-cell>
          <table:table-cell table:style-name="ce80" table:formula="of:=IF(ISBLANK([$TrainingPlan.$E38]);&quot;&quot;;VLOOKUP([$TrainingPlan.$F38];WeeklyUnitsTable;VLOOKUP([$TrainingPlan.$E38];[$WorkoutPatterns.$A$1:$WorkoutPatterns.$R$1048576];13;FALSE())+1;FALSE()))">
            <text:p/>
          </table:table-cell>
          <table:table-cell table:style-name="ce83"/>
          <table:table-cell table:style-name="ce89" table:formula="of:=IF(ISBLANK([.D22]);&quot;&quot;;VLOOKUP([.D22];[WorkoutPatternsList.$A$1:.$H$73];6;0))">
            <text:p/>
          </table:table-cell>
          <table:table-cell table:style-name="ce80" table:formula="of:=IF(ISBLANK([$TrainingPlan.$E38]);&quot;&quot;;VLOOKUP([$TrainingPlan.$F38];WeeklyUnitsTable;VLOOKUP([$TrainingPlan.$E38];[$WorkoutPatterns.$A$1:$WorkoutPatterns.$R$1048576];15;FALSE())+1;FALSE()))">
            <text:p/>
          </table:table-cell>
          <table:table-cell table:style-name="ce83"/>
          <table:table-cell table:style-name="ce89" table:formula="of:=IF(ISBLANK([.D22]);&quot;&quot;;VLOOKUP([.D22];[WorkoutPatternsList.$A$1:.$H$73];7;0))">
            <text:p/>
          </table:table-cell>
          <table:table-cell table:style-name="ce80" table:formula="of:=IF(ISBLANK([$TrainingPlan.E38]);&quot;&quot;;VLOOKUP([$TrainingPlan.F38];WeeklyHrsTable;VLOOKUP([$TrainingPlan.E38];[$WorkoutPatterns.A$1:$WorkoutPatterns.R$1048576];17;FALSE())+1;FALSE()))">
            <text:p/>
          </table:table-cell>
          <table:table-cell table:style-name="ce83"/>
          <table:table-cell table:style-name="ce89" table:formula="of:=IF(ISBLANK([.D22]);&quot;&quot;;VLOOKUP([.D22];[WorkoutPatternsList.$A$1:.$H$73];8;0))">
            <text:p/>
          </table:table-cell>
          <table:table-cell table:style-name="ce95" table:formula="of:=IF(ISBLANK([$TrainingPlan.E38]);&quot;&quot;;([.E22]+[.H22]+[.K22]+[.N22]+[.Q22]+[.T22]+[.W22]))">
            <text:p/>
          </table:table-cell>
          <table:table-cell table:style-name="ce98" table:formula="of:=IF(ISBLANK([$TrainingPlan.E38]);&quot;&quot;;([.F22]+[.I22]+[.L22]+[.O22]+[.R22]+[.U22]+[.X22]))">
            <text:p/>
          </table:table-cell>
          <table:table-cell table:style-name="ce304" table:formula="of:=IF(ISBLANK([$TrainingPlan.E38]);&quot;&quot;;[.AA22]-[.Z22])">
            <text:p/>
          </table:table-cell>
          <table:table-cell table:number-columns-repeated="246"/>
        </table:table-row>
        <table:table-row table:style-name="ro2">
          <table:table-cell table:style-name="ce61" table:formula="of:=CONCATENATE(&quot;Wk &quot;;[$TrainingPlan.A39])" office:value-type="string" office:string-value="Wk 20" calcext:value-type="string">
            <text:p>Wk 20</text:p>
          </table:table-cell>
          <table:table-cell table:style-name="ce66" table:formula="of:=[$TrainingPlan.B39]" office:value-type="date" office:date-value="2008-05-12" calcext:value-type="date">
            <text:p>12-May</text:p>
          </table:table-cell>
          <table:table-cell table:style-name="ce70" table:formula="of:=[TrainingPlan.E39]" office:value-type="float" office:value="0" calcext:value-type="float">
            <text:p/>
          </table:table-cell>
          <table:table-cell table:style-name="ce75" table:content-validation-name="val10"/>
          <table:table-cell table:style-name="ce80" table:formula="of:=IF(ISBLANK([$TrainingPlan.$E39]);&quot;&quot;;VLOOKUP([$TrainingPlan.$F39];WeeklyUnitsTable;VLOOKUP([$TrainingPlan.$E39];[$WorkoutPatterns.$A$1:$WorkoutPatterns.$R$1048576];5;FALSE())+1;FALSE()))">
            <text:p/>
          </table:table-cell>
          <table:table-cell table:style-name="ce83"/>
          <table:table-cell table:style-name="ce86" table:formula="of:=IF(ISBLANK([.D23]);&quot;&quot;;VLOOKUP([.D23];[WorkoutPatternsList.$A$1:.$H$73];2;0))">
            <text:p/>
          </table:table-cell>
          <table:table-cell table:style-name="ce80" table:formula="of:=IF(ISBLANK([$TrainingPlan.$E39]);&quot;&quot;;VLOOKUP([$TrainingPlan.$F39];WeeklyUnitsTable;VLOOKUP([$TrainingPlan.$E39];[$WorkoutPatterns.$A$1:$WorkoutPatterns.$R$1048576];7;FALSE())+1;FALSE()))">
            <text:p/>
          </table:table-cell>
          <table:table-cell table:style-name="ce83"/>
          <table:table-cell table:style-name="ce89" table:formula="of:=IF(ISBLANK([.D23]);&quot;&quot;;VLOOKUP([.D23];[WorkoutPatternsList.$A$1:.$H$73];3;0))">
            <text:p/>
          </table:table-cell>
          <table:table-cell table:style-name="ce80" table:formula="of:=IF(ISBLANK([$TrainingPlan.$E39]);&quot;&quot;;VLOOKUP([$TrainingPlan.$F39];WeeklyUnitsTable;VLOOKUP([$TrainingPlan.$E39];[$WorkoutPatterns.$A$1:$WorkoutPatterns.$R$1048576];9;FALSE())+1;FALSE()))">
            <text:p/>
          </table:table-cell>
          <table:table-cell table:style-name="ce83"/>
          <table:table-cell table:style-name="ce89" table:formula="of:=IF(ISBLANK([.D23]);&quot;&quot;;VLOOKUP([.D23];[WorkoutPatternsList.$A$1:.$H$73];4;0))">
            <text:p/>
          </table:table-cell>
          <table:table-cell table:style-name="ce91" table:formula="of:=IF(ISBLANK([$TrainingPlan.$E39]);&quot;&quot;;VLOOKUP([$TrainingPlan.$F39];WeeklyUnitsTable;VLOOKUP([$TrainingPlan.$E39];[$WorkoutPatterns.$A$1:$WorkoutPatterns.$R$1048576];11;FALSE())+1;FALSE()))">
            <text:p/>
          </table:table-cell>
          <table:table-cell table:style-name="ce83"/>
          <table:table-cell table:style-name="ce89" table:formula="of:=IF(ISBLANK([.D23]);&quot;&quot;;VLOOKUP([.D23];[WorkoutPatternsList.$A$1:.$H$73];5;0))">
            <text:p/>
          </table:table-cell>
          <table:table-cell table:style-name="ce80" table:formula="of:=IF(ISBLANK([$TrainingPlan.$E39]);&quot;&quot;;VLOOKUP([$TrainingPlan.$F39];WeeklyUnitsTable;VLOOKUP([$TrainingPlan.$E39];[$WorkoutPatterns.$A$1:$WorkoutPatterns.$R$1048576];13;FALSE())+1;FALSE()))">
            <text:p/>
          </table:table-cell>
          <table:table-cell table:style-name="ce83"/>
          <table:table-cell table:style-name="ce89" table:formula="of:=IF(ISBLANK([.D23]);&quot;&quot;;VLOOKUP([.D23];[WorkoutPatternsList.$A$1:.$H$73];6;0))">
            <text:p/>
          </table:table-cell>
          <table:table-cell table:style-name="ce80" table:formula="of:=IF(ISBLANK([$TrainingPlan.$E39]);&quot;&quot;;VLOOKUP([$TrainingPlan.$F39];WeeklyUnitsTable;VLOOKUP([$TrainingPlan.$E39];[$WorkoutPatterns.$A$1:$WorkoutPatterns.$R$1048576];15;FALSE())+1;FALSE()))">
            <text:p/>
          </table:table-cell>
          <table:table-cell table:style-name="ce83"/>
          <table:table-cell table:style-name="ce89" table:formula="of:=IF(ISBLANK([.D23]);&quot;&quot;;VLOOKUP([.D23];[WorkoutPatternsList.$A$1:.$H$73];7;0))">
            <text:p/>
          </table:table-cell>
          <table:table-cell table:style-name="ce80" table:formula="of:=IF(ISBLANK([$TrainingPlan.E39]);&quot;&quot;;VLOOKUP([$TrainingPlan.F39];WeeklyHrsTable;VLOOKUP([$TrainingPlan.E39];[$WorkoutPatterns.A$1:$WorkoutPatterns.R$1048576];17;FALSE())+1;FALSE()))">
            <text:p/>
          </table:table-cell>
          <table:table-cell table:style-name="ce83"/>
          <table:table-cell table:style-name="ce89" table:formula="of:=IF(ISBLANK([.D23]);&quot;&quot;;VLOOKUP([.D23];[WorkoutPatternsList.$A$1:.$H$73];8;0))">
            <text:p/>
          </table:table-cell>
          <table:table-cell table:style-name="ce95" table:formula="of:=IF(ISBLANK([$TrainingPlan.E39]);&quot;&quot;;([.E23]+[.H23]+[.K23]+[.N23]+[.Q23]+[.T23]+[.W23]))">
            <text:p/>
          </table:table-cell>
          <table:table-cell table:style-name="ce98" table:formula="of:=IF(ISBLANK([$TrainingPlan.E39]);&quot;&quot;;([.F23]+[.I23]+[.L23]+[.O23]+[.R23]+[.U23]+[.X23]))">
            <text:p/>
          </table:table-cell>
          <table:table-cell table:style-name="ce304" table:formula="of:=IF(ISBLANK([$TrainingPlan.E39]);&quot;&quot;;[.AA23]-[.Z23])">
            <text:p/>
          </table:table-cell>
          <table:table-cell table:number-columns-repeated="246"/>
        </table:table-row>
        <table:table-row table:style-name="ro2">
          <table:table-cell table:style-name="ce61" table:formula="of:=CONCATENATE(&quot;Wk &quot;;[$TrainingPlan.A40])" office:value-type="string" office:string-value="Wk 21" calcext:value-type="string">
            <text:p>Wk 21</text:p>
          </table:table-cell>
          <table:table-cell table:style-name="ce66" table:formula="of:=[$TrainingPlan.B40]" office:value-type="date" office:date-value="2008-05-19" calcext:value-type="date">
            <text:p>19-May</text:p>
          </table:table-cell>
          <table:table-cell table:style-name="ce70" table:formula="of:=[TrainingPlan.E40]" office:value-type="float" office:value="0" calcext:value-type="float">
            <text:p/>
          </table:table-cell>
          <table:table-cell table:style-name="ce75" table:content-validation-name="val10"/>
          <table:table-cell table:style-name="ce80" table:formula="of:=IF(ISBLANK([$TrainingPlan.$E40]);&quot;&quot;;VLOOKUP([$TrainingPlan.$F40];WeeklyUnitsTable;VLOOKUP([$TrainingPlan.$E40];[$WorkoutPatterns.$A$1:$WorkoutPatterns.$R$1048576];5;FALSE())+1;FALSE()))">
            <text:p/>
          </table:table-cell>
          <table:table-cell table:style-name="ce83"/>
          <table:table-cell table:style-name="ce86" table:formula="of:=IF(ISBLANK([.D24]);&quot;&quot;;VLOOKUP([.D24];[WorkoutPatternsList.$A$1:.$H$73];2;0))">
            <text:p/>
          </table:table-cell>
          <table:table-cell table:style-name="ce80" table:formula="of:=IF(ISBLANK([$TrainingPlan.$E40]);&quot;&quot;;VLOOKUP([$TrainingPlan.$F40];WeeklyUnitsTable;VLOOKUP([$TrainingPlan.$E40];[$WorkoutPatterns.$A$1:$WorkoutPatterns.$R$1048576];7;FALSE())+1;FALSE()))">
            <text:p/>
          </table:table-cell>
          <table:table-cell table:style-name="ce83"/>
          <table:table-cell table:style-name="ce89" table:formula="of:=IF(ISBLANK([.D24]);&quot;&quot;;VLOOKUP([.D24];[WorkoutPatternsList.$A$1:.$H$73];3;0))">
            <text:p/>
          </table:table-cell>
          <table:table-cell table:style-name="ce80" table:formula="of:=IF(ISBLANK([$TrainingPlan.$E40]);&quot;&quot;;VLOOKUP([$TrainingPlan.$F40];WeeklyUnitsTable;VLOOKUP([$TrainingPlan.$E40];[$WorkoutPatterns.$A$1:$WorkoutPatterns.$R$1048576];9;FALSE())+1;FALSE()))">
            <text:p/>
          </table:table-cell>
          <table:table-cell table:style-name="ce83"/>
          <table:table-cell table:style-name="ce89" table:formula="of:=IF(ISBLANK([.D24]);&quot;&quot;;VLOOKUP([.D24];[WorkoutPatternsList.$A$1:.$H$73];4;0))">
            <text:p/>
          </table:table-cell>
          <table:table-cell table:style-name="ce91" table:formula="of:=IF(ISBLANK([$TrainingPlan.$E40]);&quot;&quot;;VLOOKUP([$TrainingPlan.$F40];WeeklyUnitsTable;VLOOKUP([$TrainingPlan.$E40];[$WorkoutPatterns.$A$1:$WorkoutPatterns.$R$1048576];11;FALSE())+1;FALSE()))">
            <text:p/>
          </table:table-cell>
          <table:table-cell table:style-name="ce83"/>
          <table:table-cell table:style-name="ce89" table:formula="of:=IF(ISBLANK([.D24]);&quot;&quot;;VLOOKUP([.D24];[WorkoutPatternsList.$A$1:.$H$73];5;0))">
            <text:p/>
          </table:table-cell>
          <table:table-cell table:style-name="ce80" table:formula="of:=IF(ISBLANK([$TrainingPlan.$E40]);&quot;&quot;;VLOOKUP([$TrainingPlan.$F40];WeeklyUnitsTable;VLOOKUP([$TrainingPlan.$E40];[$WorkoutPatterns.$A$1:$WorkoutPatterns.$R$1048576];13;FALSE())+1;FALSE()))">
            <text:p/>
          </table:table-cell>
          <table:table-cell table:style-name="ce83"/>
          <table:table-cell table:style-name="ce89" table:formula="of:=IF(ISBLANK([.D24]);&quot;&quot;;VLOOKUP([.D24];[WorkoutPatternsList.$A$1:.$H$73];6;0))">
            <text:p/>
          </table:table-cell>
          <table:table-cell table:style-name="ce80" table:formula="of:=IF(ISBLANK([$TrainingPlan.$E40]);&quot;&quot;;VLOOKUP([$TrainingPlan.$F40];WeeklyUnitsTable;VLOOKUP([$TrainingPlan.$E40];[$WorkoutPatterns.$A$1:$WorkoutPatterns.$R$1048576];15;FALSE())+1;FALSE()))">
            <text:p/>
          </table:table-cell>
          <table:table-cell table:style-name="ce83"/>
          <table:table-cell table:style-name="ce89" table:formula="of:=IF(ISBLANK([.D24]);&quot;&quot;;VLOOKUP([.D24];[WorkoutPatternsList.$A$1:.$H$73];7;0))">
            <text:p/>
          </table:table-cell>
          <table:table-cell table:style-name="ce80" table:formula="of:=IF(ISBLANK([$TrainingPlan.E40]);&quot;&quot;;VLOOKUP([$TrainingPlan.F40];WeeklyHrsTable;VLOOKUP([$TrainingPlan.E40];[$WorkoutPatterns.A$1:$WorkoutPatterns.R$1048576];17;FALSE())+1;FALSE()))">
            <text:p/>
          </table:table-cell>
          <table:table-cell table:style-name="ce83"/>
          <table:table-cell table:style-name="ce89" table:formula="of:=IF(ISBLANK([.D24]);&quot;&quot;;VLOOKUP([.D24];[WorkoutPatternsList.$A$1:.$H$73];8;0))">
            <text:p/>
          </table:table-cell>
          <table:table-cell table:style-name="ce95" table:formula="of:=IF(ISBLANK([$TrainingPlan.E40]);&quot;&quot;;([.E24]+[.H24]+[.K24]+[.N24]+[.Q24]+[.T24]+[.W24]))">
            <text:p/>
          </table:table-cell>
          <table:table-cell table:style-name="ce98" table:formula="of:=IF(ISBLANK([$TrainingPlan.E40]);&quot;&quot;;([.F24]+[.I24]+[.L24]+[.O24]+[.R24]+[.U24]+[.X24]))">
            <text:p/>
          </table:table-cell>
          <table:table-cell table:style-name="ce304" table:formula="of:=IF(ISBLANK([$TrainingPlan.E40]);&quot;&quot;;[.AA24]-[.Z24])">
            <text:p/>
          </table:table-cell>
          <table:table-cell table:number-columns-repeated="246"/>
        </table:table-row>
        <table:table-row table:style-name="ro2">
          <table:table-cell table:style-name="ce61" table:formula="of:=CONCATENATE(&quot;Wk &quot;;[$TrainingPlan.A41])" office:value-type="string" office:string-value="Wk 22" calcext:value-type="string">
            <text:p>Wk 22</text:p>
          </table:table-cell>
          <table:table-cell table:style-name="ce66" table:formula="of:=[$TrainingPlan.B41]" office:value-type="date" office:date-value="2008-05-26" calcext:value-type="date">
            <text:p>26-May</text:p>
          </table:table-cell>
          <table:table-cell table:style-name="ce70" table:formula="of:=[TrainingPlan.E41]" office:value-type="float" office:value="0" calcext:value-type="float">
            <text:p/>
          </table:table-cell>
          <table:table-cell table:style-name="ce75" table:content-validation-name="val10"/>
          <table:table-cell table:style-name="ce80" table:formula="of:=IF(ISBLANK([$TrainingPlan.$E41]);&quot;&quot;;VLOOKUP([$TrainingPlan.$F41];WeeklyUnitsTable;VLOOKUP([$TrainingPlan.$E41];[$WorkoutPatterns.$A$1:$WorkoutPatterns.$R$1048576];5;FALSE())+1;FALSE()))">
            <text:p/>
          </table:table-cell>
          <table:table-cell table:style-name="ce83"/>
          <table:table-cell table:style-name="ce86" table:formula="of:=IF(ISBLANK([.D25]);&quot;&quot;;VLOOKUP([.D25];[WorkoutPatternsList.$A$1:.$H$73];2;0))">
            <text:p/>
          </table:table-cell>
          <table:table-cell table:style-name="ce80" table:formula="of:=IF(ISBLANK([$TrainingPlan.$E41]);&quot;&quot;;VLOOKUP([$TrainingPlan.$F41];WeeklyUnitsTable;VLOOKUP([$TrainingPlan.$E41];[$WorkoutPatterns.$A$1:$WorkoutPatterns.$R$1048576];7;FALSE())+1;FALSE()))">
            <text:p/>
          </table:table-cell>
          <table:table-cell table:style-name="ce83"/>
          <table:table-cell table:style-name="ce89" table:formula="of:=IF(ISBLANK([.D25]);&quot;&quot;;VLOOKUP([.D25];[WorkoutPatternsList.$A$1:.$H$73];3;0))">
            <text:p/>
          </table:table-cell>
          <table:table-cell table:style-name="ce80" table:formula="of:=IF(ISBLANK([$TrainingPlan.$E41]);&quot;&quot;;VLOOKUP([$TrainingPlan.$F41];WeeklyUnitsTable;VLOOKUP([$TrainingPlan.$E41];[$WorkoutPatterns.$A$1:$WorkoutPatterns.$R$1048576];9;FALSE())+1;FALSE()))">
            <text:p/>
          </table:table-cell>
          <table:table-cell table:style-name="ce83"/>
          <table:table-cell table:style-name="ce89" table:formula="of:=IF(ISBLANK([.D25]);&quot;&quot;;VLOOKUP([.D25];[WorkoutPatternsList.$A$1:.$H$73];4;0))">
            <text:p/>
          </table:table-cell>
          <table:table-cell table:style-name="ce91" table:formula="of:=IF(ISBLANK([$TrainingPlan.$E41]);&quot;&quot;;VLOOKUP([$TrainingPlan.$F41];WeeklyUnitsTable;VLOOKUP([$TrainingPlan.$E41];[$WorkoutPatterns.$A$1:$WorkoutPatterns.$R$1048576];11;FALSE())+1;FALSE()))">
            <text:p/>
          </table:table-cell>
          <table:table-cell table:style-name="ce83"/>
          <table:table-cell table:style-name="ce89" table:formula="of:=IF(ISBLANK([.D25]);&quot;&quot;;VLOOKUP([.D25];[WorkoutPatternsList.$A$1:.$H$73];5;0))">
            <text:p/>
          </table:table-cell>
          <table:table-cell table:style-name="ce80" table:formula="of:=IF(ISBLANK([$TrainingPlan.$E41]);&quot;&quot;;VLOOKUP([$TrainingPlan.$F41];WeeklyUnitsTable;VLOOKUP([$TrainingPlan.$E41];[$WorkoutPatterns.$A$1:$WorkoutPatterns.$R$1048576];13;FALSE())+1;FALSE()))">
            <text:p/>
          </table:table-cell>
          <table:table-cell table:style-name="ce83"/>
          <table:table-cell table:style-name="ce89" table:formula="of:=IF(ISBLANK([.D25]);&quot;&quot;;VLOOKUP([.D25];[WorkoutPatternsList.$A$1:.$H$73];6;0))">
            <text:p/>
          </table:table-cell>
          <table:table-cell table:style-name="ce80" table:formula="of:=IF(ISBLANK([$TrainingPlan.$E41]);&quot;&quot;;VLOOKUP([$TrainingPlan.$F41];WeeklyUnitsTable;VLOOKUP([$TrainingPlan.$E41];[$WorkoutPatterns.$A$1:$WorkoutPatterns.$R$1048576];15;FALSE())+1;FALSE()))">
            <text:p/>
          </table:table-cell>
          <table:table-cell table:style-name="ce83"/>
          <table:table-cell table:style-name="ce89" table:formula="of:=IF(ISBLANK([.D25]);&quot;&quot;;VLOOKUP([.D25];[WorkoutPatternsList.$A$1:.$H$73];7;0))">
            <text:p/>
          </table:table-cell>
          <table:table-cell table:style-name="ce80" table:formula="of:=IF(ISBLANK([$TrainingPlan.E41]);&quot;&quot;;VLOOKUP([$TrainingPlan.F41];WeeklyHrsTable;VLOOKUP([$TrainingPlan.E41];[$WorkoutPatterns.A$1:$WorkoutPatterns.R$1048576];17;FALSE())+1;FALSE()))">
            <text:p/>
          </table:table-cell>
          <table:table-cell table:style-name="ce83"/>
          <table:table-cell table:style-name="ce89" table:formula="of:=IF(ISBLANK([.D25]);&quot;&quot;;VLOOKUP([.D25];[WorkoutPatternsList.$A$1:.$H$73];8;0))">
            <text:p/>
          </table:table-cell>
          <table:table-cell table:style-name="ce95" table:formula="of:=IF(ISBLANK([$TrainingPlan.E41]);&quot;&quot;;([.E25]+[.H25]+[.K25]+[.N25]+[.Q25]+[.T25]+[.W25]))">
            <text:p/>
          </table:table-cell>
          <table:table-cell table:style-name="ce98" table:formula="of:=IF(ISBLANK([$TrainingPlan.E41]);&quot;&quot;;([.F25]+[.I25]+[.L25]+[.O25]+[.R25]+[.U25]+[.X25]))">
            <text:p/>
          </table:table-cell>
          <table:table-cell table:style-name="ce304" table:formula="of:=IF(ISBLANK([$TrainingPlan.E41]);&quot;&quot;;[.AA25]-[.Z25])">
            <text:p/>
          </table:table-cell>
          <table:table-cell table:number-columns-repeated="246"/>
        </table:table-row>
        <table:table-row table:style-name="ro2">
          <table:table-cell table:style-name="ce61" table:formula="of:=CONCATENATE(&quot;Wk &quot;;[$TrainingPlan.A42])" office:value-type="string" office:string-value="Wk 23" calcext:value-type="string">
            <text:p>Wk 23</text:p>
          </table:table-cell>
          <table:table-cell table:style-name="ce66" table:formula="of:=[$TrainingPlan.B42]" office:value-type="date" office:date-value="2008-06-02" calcext:value-type="date">
            <text:p>02-Jun</text:p>
          </table:table-cell>
          <table:table-cell table:style-name="ce70" table:formula="of:=[TrainingPlan.E42]" office:value-type="float" office:value="0" calcext:value-type="float">
            <text:p/>
          </table:table-cell>
          <table:table-cell table:style-name="ce75" table:content-validation-name="val10"/>
          <table:table-cell table:style-name="ce80" table:formula="of:=IF(ISBLANK([$TrainingPlan.$E42]);&quot;&quot;;VLOOKUP([$TrainingPlan.$F42];WeeklyUnitsTable;VLOOKUP([$TrainingPlan.$E42];[$WorkoutPatterns.$A$1:$WorkoutPatterns.$R$1048576];5;FALSE())+1;FALSE()))">
            <text:p/>
          </table:table-cell>
          <table:table-cell table:style-name="ce83"/>
          <table:table-cell table:style-name="ce86" table:formula="of:=IF(ISBLANK([.D26]);&quot;&quot;;VLOOKUP([.D26];[WorkoutPatternsList.$A$1:.$H$73];2;0))">
            <text:p/>
          </table:table-cell>
          <table:table-cell table:style-name="ce80" table:formula="of:=IF(ISBLANK([$TrainingPlan.$E42]);&quot;&quot;;VLOOKUP([$TrainingPlan.$F42];WeeklyUnitsTable;VLOOKUP([$TrainingPlan.$E42];[$WorkoutPatterns.$A$1:$WorkoutPatterns.$R$1048576];7;FALSE())+1;FALSE()))">
            <text:p/>
          </table:table-cell>
          <table:table-cell table:style-name="ce83"/>
          <table:table-cell table:style-name="ce89" table:formula="of:=IF(ISBLANK([.D26]);&quot;&quot;;VLOOKUP([.D26];[WorkoutPatternsList.$A$1:.$H$73];3;0))">
            <text:p/>
          </table:table-cell>
          <table:table-cell table:style-name="ce80" table:formula="of:=IF(ISBLANK([$TrainingPlan.$E42]);&quot;&quot;;VLOOKUP([$TrainingPlan.$F42];WeeklyUnitsTable;VLOOKUP([$TrainingPlan.$E42];[$WorkoutPatterns.$A$1:$WorkoutPatterns.$R$1048576];9;FALSE())+1;FALSE()))">
            <text:p/>
          </table:table-cell>
          <table:table-cell table:style-name="ce83"/>
          <table:table-cell table:style-name="ce89" table:formula="of:=IF(ISBLANK([.D26]);&quot;&quot;;VLOOKUP([.D26];[WorkoutPatternsList.$A$1:.$H$73];4;0))">
            <text:p/>
          </table:table-cell>
          <table:table-cell table:style-name="ce91" table:formula="of:=IF(ISBLANK([$TrainingPlan.$E42]);&quot;&quot;;VLOOKUP([$TrainingPlan.$F42];WeeklyUnitsTable;VLOOKUP([$TrainingPlan.$E42];[$WorkoutPatterns.$A$1:$WorkoutPatterns.$R$1048576];11;FALSE())+1;FALSE()))">
            <text:p/>
          </table:table-cell>
          <table:table-cell table:style-name="ce83"/>
          <table:table-cell table:style-name="ce89" table:formula="of:=IF(ISBLANK([.D26]);&quot;&quot;;VLOOKUP([.D26];[WorkoutPatternsList.$A$1:.$H$73];5;0))">
            <text:p/>
          </table:table-cell>
          <table:table-cell table:style-name="ce80" table:formula="of:=IF(ISBLANK([$TrainingPlan.$E42]);&quot;&quot;;VLOOKUP([$TrainingPlan.$F42];WeeklyUnitsTable;VLOOKUP([$TrainingPlan.$E42];[$WorkoutPatterns.$A$1:$WorkoutPatterns.$R$1048576];13;FALSE())+1;FALSE()))">
            <text:p/>
          </table:table-cell>
          <table:table-cell table:style-name="ce83"/>
          <table:table-cell table:style-name="ce89" table:formula="of:=IF(ISBLANK([.D26]);&quot;&quot;;VLOOKUP([.D26];[WorkoutPatternsList.$A$1:.$H$73];6;0))">
            <text:p/>
          </table:table-cell>
          <table:table-cell table:style-name="ce80" table:formula="of:=IF(ISBLANK([$TrainingPlan.$E42]);&quot;&quot;;VLOOKUP([$TrainingPlan.$F42];WeeklyUnitsTable;VLOOKUP([$TrainingPlan.$E42];[$WorkoutPatterns.$A$1:$WorkoutPatterns.$R$1048576];15;FALSE())+1;FALSE()))">
            <text:p/>
          </table:table-cell>
          <table:table-cell table:style-name="ce83"/>
          <table:table-cell table:style-name="ce89" table:formula="of:=IF(ISBLANK([.D26]);&quot;&quot;;VLOOKUP([.D26];[WorkoutPatternsList.$A$1:.$H$73];7;0))">
            <text:p/>
          </table:table-cell>
          <table:table-cell table:style-name="ce80" table:formula="of:=IF(ISBLANK([$TrainingPlan.E42]);&quot;&quot;;VLOOKUP([$TrainingPlan.F42];WeeklyHrsTable;VLOOKUP([$TrainingPlan.E42];[$WorkoutPatterns.A$1:$WorkoutPatterns.R$1048576];17;FALSE())+1;FALSE()))">
            <text:p/>
          </table:table-cell>
          <table:table-cell table:style-name="ce83"/>
          <table:table-cell table:style-name="ce89" table:formula="of:=IF(ISBLANK([.D26]);&quot;&quot;;VLOOKUP([.D26];[WorkoutPatternsList.$A$1:.$H$73];8;0))">
            <text:p/>
          </table:table-cell>
          <table:table-cell table:style-name="ce95" table:formula="of:=IF(ISBLANK([$TrainingPlan.E42]);&quot;&quot;;([.E26]+[.H26]+[.K26]+[.N26]+[.Q26]+[.T26]+[.W26]))">
            <text:p/>
          </table:table-cell>
          <table:table-cell table:style-name="ce98" table:formula="of:=IF(ISBLANK([$TrainingPlan.E42]);&quot;&quot;;([.F26]+[.I26]+[.L26]+[.O26]+[.R26]+[.U26]+[.X26]))">
            <text:p/>
          </table:table-cell>
          <table:table-cell table:style-name="ce304" table:formula="of:=IF(ISBLANK([$TrainingPlan.E42]);&quot;&quot;;[.AA26]-[.Z26])">
            <text:p/>
          </table:table-cell>
          <table:table-cell table:number-columns-repeated="246"/>
        </table:table-row>
        <table:table-row table:style-name="ro2">
          <table:table-cell table:style-name="ce61" table:formula="of:=CONCATENATE(&quot;Wk &quot;;[$TrainingPlan.A43])" office:value-type="string" office:string-value="Wk 24" calcext:value-type="string">
            <text:p>Wk 24</text:p>
          </table:table-cell>
          <table:table-cell table:style-name="ce66" table:formula="of:=[$TrainingPlan.B43]" office:value-type="date" office:date-value="2008-06-09" calcext:value-type="date">
            <text:p>09-Jun</text:p>
          </table:table-cell>
          <table:table-cell table:style-name="ce70" table:formula="of:=[TrainingPlan.E43]" office:value-type="float" office:value="0" calcext:value-type="float">
            <text:p/>
          </table:table-cell>
          <table:table-cell table:style-name="ce75" table:content-validation-name="val10"/>
          <table:table-cell table:style-name="ce80" table:formula="of:=IF(ISBLANK([$TrainingPlan.$E43]);&quot;&quot;;VLOOKUP([$TrainingPlan.$F43];WeeklyUnitsTable;VLOOKUP([$TrainingPlan.$E43];[$WorkoutPatterns.$A$1:$WorkoutPatterns.$R$1048576];5;FALSE())+1;FALSE()))">
            <text:p/>
          </table:table-cell>
          <table:table-cell table:style-name="ce83"/>
          <table:table-cell table:style-name="ce86" table:formula="of:=IF(ISBLANK([.D27]);&quot;&quot;;VLOOKUP([.D27];[WorkoutPatternsList.$A$1:.$H$73];2;0))">
            <text:p/>
          </table:table-cell>
          <table:table-cell table:style-name="ce80" table:formula="of:=IF(ISBLANK([$TrainingPlan.$E43]);&quot;&quot;;VLOOKUP([$TrainingPlan.$F43];WeeklyUnitsTable;VLOOKUP([$TrainingPlan.$E43];[$WorkoutPatterns.$A$1:$WorkoutPatterns.$R$1048576];7;FALSE())+1;FALSE()))">
            <text:p/>
          </table:table-cell>
          <table:table-cell table:style-name="ce83"/>
          <table:table-cell table:style-name="ce89" table:formula="of:=IF(ISBLANK([.D27]);&quot;&quot;;VLOOKUP([.D27];[WorkoutPatternsList.$A$1:.$H$73];3;0))">
            <text:p/>
          </table:table-cell>
          <table:table-cell table:style-name="ce80" table:formula="of:=IF(ISBLANK([$TrainingPlan.$E43]);&quot;&quot;;VLOOKUP([$TrainingPlan.$F43];WeeklyUnitsTable;VLOOKUP([$TrainingPlan.$E43];[$WorkoutPatterns.$A$1:$WorkoutPatterns.$R$1048576];9;FALSE())+1;FALSE()))">
            <text:p/>
          </table:table-cell>
          <table:table-cell table:style-name="ce83"/>
          <table:table-cell table:style-name="ce89" table:formula="of:=IF(ISBLANK([.D27]);&quot;&quot;;VLOOKUP([.D27];[WorkoutPatternsList.$A$1:.$H$73];4;0))">
            <text:p/>
          </table:table-cell>
          <table:table-cell table:style-name="ce91" table:formula="of:=IF(ISBLANK([$TrainingPlan.$E43]);&quot;&quot;;VLOOKUP([$TrainingPlan.$F43];WeeklyUnitsTable;VLOOKUP([$TrainingPlan.$E43];[$WorkoutPatterns.$A$1:$WorkoutPatterns.$R$1048576];11;FALSE())+1;FALSE()))">
            <text:p/>
          </table:table-cell>
          <table:table-cell table:style-name="ce83"/>
          <table:table-cell table:style-name="ce89" table:formula="of:=IF(ISBLANK([.D27]);&quot;&quot;;VLOOKUP([.D27];[WorkoutPatternsList.$A$1:.$H$73];5;0))">
            <text:p/>
          </table:table-cell>
          <table:table-cell table:style-name="ce80" table:formula="of:=IF(ISBLANK([$TrainingPlan.$E43]);&quot;&quot;;VLOOKUP([$TrainingPlan.$F43];WeeklyUnitsTable;VLOOKUP([$TrainingPlan.$E43];[$WorkoutPatterns.$A$1:$WorkoutPatterns.$R$1048576];13;FALSE())+1;FALSE()))">
            <text:p/>
          </table:table-cell>
          <table:table-cell table:style-name="ce83"/>
          <table:table-cell table:style-name="ce89" table:formula="of:=IF(ISBLANK([.D27]);&quot;&quot;;VLOOKUP([.D27];[WorkoutPatternsList.$A$1:.$H$73];6;0))">
            <text:p/>
          </table:table-cell>
          <table:table-cell table:style-name="ce80" table:formula="of:=IF(ISBLANK([$TrainingPlan.$E43]);&quot;&quot;;VLOOKUP([$TrainingPlan.$F43];WeeklyUnitsTable;VLOOKUP([$TrainingPlan.$E43];[$WorkoutPatterns.$A$1:$WorkoutPatterns.$R$1048576];15;FALSE())+1;FALSE()))">
            <text:p/>
          </table:table-cell>
          <table:table-cell table:style-name="ce83"/>
          <table:table-cell table:style-name="ce89" table:formula="of:=IF(ISBLANK([.D27]);&quot;&quot;;VLOOKUP([.D27];[WorkoutPatternsList.$A$1:.$H$73];7;0))">
            <text:p/>
          </table:table-cell>
          <table:table-cell table:style-name="ce80" table:formula="of:=IF(ISBLANK([$TrainingPlan.E43]);&quot;&quot;;VLOOKUP([$TrainingPlan.F43];WeeklyHrsTable;VLOOKUP([$TrainingPlan.E43];[$WorkoutPatterns.A$1:$WorkoutPatterns.R$1048576];17;FALSE())+1;FALSE()))">
            <text:p/>
          </table:table-cell>
          <table:table-cell table:style-name="ce83"/>
          <table:table-cell table:style-name="ce89" table:formula="of:=IF(ISBLANK([.D27]);&quot;&quot;;VLOOKUP([.D27];[WorkoutPatternsList.$A$1:.$H$73];8;0))">
            <text:p/>
          </table:table-cell>
          <table:table-cell table:style-name="ce95" table:formula="of:=IF(ISBLANK([$TrainingPlan.E43]);&quot;&quot;;([.E27]+[.H27]+[.K27]+[.N27]+[.Q27]+[.T27]+[.W27]))">
            <text:p/>
          </table:table-cell>
          <table:table-cell table:style-name="ce98" table:formula="of:=IF(ISBLANK([$TrainingPlan.E43]);&quot;&quot;;([.F27]+[.I27]+[.L27]+[.O27]+[.R27]+[.U27]+[.X27]))">
            <text:p/>
          </table:table-cell>
          <table:table-cell table:style-name="ce304" table:formula="of:=IF(ISBLANK([$TrainingPlan.E43]);&quot;&quot;;[.AA27]-[.Z27])">
            <text:p/>
          </table:table-cell>
          <table:table-cell table:number-columns-repeated="246"/>
        </table:table-row>
        <table:table-row table:style-name="ro2">
          <table:table-cell table:style-name="ce61" table:formula="of:=CONCATENATE(&quot;Wk &quot;;[$TrainingPlan.A44])" office:value-type="string" office:string-value="Wk 25" calcext:value-type="string">
            <text:p>Wk 25</text:p>
          </table:table-cell>
          <table:table-cell table:style-name="ce66" table:formula="of:=[$TrainingPlan.B44]" office:value-type="date" office:date-value="2008-06-16" calcext:value-type="date">
            <text:p>16-Jun</text:p>
          </table:table-cell>
          <table:table-cell table:style-name="ce70" table:formula="of:=[TrainingPlan.E44]" office:value-type="float" office:value="0" calcext:value-type="float">
            <text:p/>
          </table:table-cell>
          <table:table-cell table:style-name="ce75" table:content-validation-name="val10"/>
          <table:table-cell table:style-name="ce80" table:formula="of:=IF(ISBLANK([$TrainingPlan.$E44]);&quot;&quot;;VLOOKUP([$TrainingPlan.$F44];WeeklyUnitsTable;VLOOKUP([$TrainingPlan.$E44];[$WorkoutPatterns.$A$1:$WorkoutPatterns.$R$1048576];5;FALSE())+1;FALSE()))">
            <text:p/>
          </table:table-cell>
          <table:table-cell table:style-name="ce83"/>
          <table:table-cell table:style-name="ce86" table:formula="of:=IF(ISBLANK([.D28]);&quot;&quot;;VLOOKUP([.D28];[WorkoutPatternsList.$A$1:.$H$73];2;0))">
            <text:p/>
          </table:table-cell>
          <table:table-cell table:style-name="ce80" table:formula="of:=IF(ISBLANK([$TrainingPlan.$E44]);&quot;&quot;;VLOOKUP([$TrainingPlan.$F44];WeeklyUnitsTable;VLOOKUP([$TrainingPlan.$E44];[$WorkoutPatterns.$A$1:$WorkoutPatterns.$R$1048576];7;FALSE())+1;FALSE()))">
            <text:p/>
          </table:table-cell>
          <table:table-cell table:style-name="ce83"/>
          <table:table-cell table:style-name="ce89" table:formula="of:=IF(ISBLANK([.D28]);&quot;&quot;;VLOOKUP([.D28];[WorkoutPatternsList.$A$1:.$H$73];3;0))">
            <text:p/>
          </table:table-cell>
          <table:table-cell table:style-name="ce80" table:formula="of:=IF(ISBLANK([$TrainingPlan.$E44]);&quot;&quot;;VLOOKUP([$TrainingPlan.$F44];WeeklyUnitsTable;VLOOKUP([$TrainingPlan.$E44];[$WorkoutPatterns.$A$1:$WorkoutPatterns.$R$1048576];9;FALSE())+1;FALSE()))">
            <text:p/>
          </table:table-cell>
          <table:table-cell table:style-name="ce83"/>
          <table:table-cell table:style-name="ce89" table:formula="of:=IF(ISBLANK([.D28]);&quot;&quot;;VLOOKUP([.D28];[WorkoutPatternsList.$A$1:.$H$73];4;0))">
            <text:p/>
          </table:table-cell>
          <table:table-cell table:style-name="ce91" table:formula="of:=IF(ISBLANK([$TrainingPlan.$E44]);&quot;&quot;;VLOOKUP([$TrainingPlan.$F44];WeeklyUnitsTable;VLOOKUP([$TrainingPlan.$E44];[$WorkoutPatterns.$A$1:$WorkoutPatterns.$R$1048576];11;FALSE())+1;FALSE()))">
            <text:p/>
          </table:table-cell>
          <table:table-cell table:style-name="ce83"/>
          <table:table-cell table:style-name="ce89" table:formula="of:=IF(ISBLANK([.D28]);&quot;&quot;;VLOOKUP([.D28];[WorkoutPatternsList.$A$1:.$H$73];5;0))">
            <text:p/>
          </table:table-cell>
          <table:table-cell table:style-name="ce80" table:formula="of:=IF(ISBLANK([$TrainingPlan.$E44]);&quot;&quot;;VLOOKUP([$TrainingPlan.$F44];WeeklyUnitsTable;VLOOKUP([$TrainingPlan.$E44];[$WorkoutPatterns.$A$1:$WorkoutPatterns.$R$1048576];13;FALSE())+1;FALSE()))">
            <text:p/>
          </table:table-cell>
          <table:table-cell table:style-name="ce83"/>
          <table:table-cell table:style-name="ce89" table:formula="of:=IF(ISBLANK([.D28]);&quot;&quot;;VLOOKUP([.D28];[WorkoutPatternsList.$A$1:.$H$73];6;0))">
            <text:p/>
          </table:table-cell>
          <table:table-cell table:style-name="ce80" table:formula="of:=IF(ISBLANK([$TrainingPlan.$E44]);&quot;&quot;;VLOOKUP([$TrainingPlan.$F44];WeeklyUnitsTable;VLOOKUP([$TrainingPlan.$E44];[$WorkoutPatterns.$A$1:$WorkoutPatterns.$R$1048576];15;FALSE())+1;FALSE()))">
            <text:p/>
          </table:table-cell>
          <table:table-cell table:style-name="ce83"/>
          <table:table-cell table:style-name="ce89" table:formula="of:=IF(ISBLANK([.D28]);&quot;&quot;;VLOOKUP([.D28];[WorkoutPatternsList.$A$1:.$H$73];7;0))">
            <text:p/>
          </table:table-cell>
          <table:table-cell table:style-name="ce80" table:formula="of:=IF(ISBLANK([$TrainingPlan.E44]);&quot;&quot;;VLOOKUP([$TrainingPlan.F44];WeeklyHrsTable;VLOOKUP([$TrainingPlan.E44];[$WorkoutPatterns.A$1:$WorkoutPatterns.R$1048576];17;FALSE())+1;FALSE()))">
            <text:p/>
          </table:table-cell>
          <table:table-cell table:style-name="ce83"/>
          <table:table-cell table:style-name="ce89" table:formula="of:=IF(ISBLANK([.D28]);&quot;&quot;;VLOOKUP([.D28];[WorkoutPatternsList.$A$1:.$H$73];8;0))">
            <text:p/>
          </table:table-cell>
          <table:table-cell table:style-name="ce95" table:formula="of:=IF(ISBLANK([$TrainingPlan.E44]);&quot;&quot;;([.E28]+[.H28]+[.K28]+[.N28]+[.Q28]+[.T28]+[.W28]))">
            <text:p/>
          </table:table-cell>
          <table:table-cell table:style-name="ce98" table:formula="of:=IF(ISBLANK([$TrainingPlan.E44]);&quot;&quot;;([.F28]+[.I28]+[.L28]+[.O28]+[.R28]+[.U28]+[.X28]))">
            <text:p/>
          </table:table-cell>
          <table:table-cell table:style-name="ce304" table:formula="of:=IF(ISBLANK([$TrainingPlan.E44]);&quot;&quot;;[.AA28]-[.Z28])">
            <text:p/>
          </table:table-cell>
          <table:table-cell table:number-columns-repeated="246"/>
        </table:table-row>
        <table:table-row table:style-name="ro2">
          <table:table-cell table:style-name="ce61" table:formula="of:=CONCATENATE(&quot;Wk &quot;;[$TrainingPlan.A45])" office:value-type="string" office:string-value="Wk 26" calcext:value-type="string">
            <text:p>Wk 26</text:p>
          </table:table-cell>
          <table:table-cell table:style-name="ce66" table:formula="of:=[$TrainingPlan.B45]" office:value-type="date" office:date-value="2008-06-23" calcext:value-type="date">
            <text:p>23-Jun</text:p>
          </table:table-cell>
          <table:table-cell table:style-name="ce70" table:formula="of:=[TrainingPlan.E45]" office:value-type="float" office:value="0" calcext:value-type="float">
            <text:p/>
          </table:table-cell>
          <table:table-cell table:style-name="ce75" table:content-validation-name="val10"/>
          <table:table-cell table:style-name="ce80" table:formula="of:=IF(ISBLANK([$TrainingPlan.$E45]);&quot;&quot;;VLOOKUP([$TrainingPlan.$F45];WeeklyUnitsTable;VLOOKUP([$TrainingPlan.$E45];[$WorkoutPatterns.$A$1:$WorkoutPatterns.$R$1048576];5;FALSE())+1;FALSE()))">
            <text:p/>
          </table:table-cell>
          <table:table-cell table:style-name="ce83"/>
          <table:table-cell table:style-name="ce86" table:formula="of:=IF(ISBLANK([.D29]);&quot;&quot;;VLOOKUP([.D29];[WorkoutPatternsList.$A$1:.$H$73];2;0))">
            <text:p/>
          </table:table-cell>
          <table:table-cell table:style-name="ce80" table:formula="of:=IF(ISBLANK([$TrainingPlan.$E45]);&quot;&quot;;VLOOKUP([$TrainingPlan.$F45];WeeklyUnitsTable;VLOOKUP([$TrainingPlan.$E45];[$WorkoutPatterns.$A$1:$WorkoutPatterns.$R$1048576];7;FALSE())+1;FALSE()))">
            <text:p/>
          </table:table-cell>
          <table:table-cell table:style-name="ce83"/>
          <table:table-cell table:style-name="ce89" table:formula="of:=IF(ISBLANK([.D29]);&quot;&quot;;VLOOKUP([.D29];[WorkoutPatternsList.$A$1:.$H$73];3;0))">
            <text:p/>
          </table:table-cell>
          <table:table-cell table:style-name="ce80" table:formula="of:=IF(ISBLANK([$TrainingPlan.$E45]);&quot;&quot;;VLOOKUP([$TrainingPlan.$F45];WeeklyUnitsTable;VLOOKUP([$TrainingPlan.$E45];[$WorkoutPatterns.$A$1:$WorkoutPatterns.$R$1048576];9;FALSE())+1;FALSE()))">
            <text:p/>
          </table:table-cell>
          <table:table-cell table:style-name="ce83"/>
          <table:table-cell table:style-name="ce89" table:formula="of:=IF(ISBLANK([.D29]);&quot;&quot;;VLOOKUP([.D29];[WorkoutPatternsList.$A$1:.$H$73];4;0))">
            <text:p/>
          </table:table-cell>
          <table:table-cell table:style-name="ce91" table:formula="of:=IF(ISBLANK([$TrainingPlan.$E45]);&quot;&quot;;VLOOKUP([$TrainingPlan.$F45];WeeklyUnitsTable;VLOOKUP([$TrainingPlan.$E45];[$WorkoutPatterns.$A$1:$WorkoutPatterns.$R$1048576];11;FALSE())+1;FALSE()))">
            <text:p/>
          </table:table-cell>
          <table:table-cell table:style-name="ce83"/>
          <table:table-cell table:style-name="ce89" table:formula="of:=IF(ISBLANK([.D29]);&quot;&quot;;VLOOKUP([.D29];[WorkoutPatternsList.$A$1:.$H$73];5;0))">
            <text:p/>
          </table:table-cell>
          <table:table-cell table:style-name="ce80" table:formula="of:=IF(ISBLANK([$TrainingPlan.$E45]);&quot;&quot;;VLOOKUP([$TrainingPlan.$F45];WeeklyUnitsTable;VLOOKUP([$TrainingPlan.$E45];[$WorkoutPatterns.$A$1:$WorkoutPatterns.$R$1048576];13;FALSE())+1;FALSE()))">
            <text:p/>
          </table:table-cell>
          <table:table-cell table:style-name="ce83"/>
          <table:table-cell table:style-name="ce89" table:formula="of:=IF(ISBLANK([.D29]);&quot;&quot;;VLOOKUP([.D29];[WorkoutPatternsList.$A$1:.$H$73];6;0))">
            <text:p/>
          </table:table-cell>
          <table:table-cell table:style-name="ce80" table:formula="of:=IF(ISBLANK([$TrainingPlan.$E45]);&quot;&quot;;VLOOKUP([$TrainingPlan.$F45];WeeklyUnitsTable;VLOOKUP([$TrainingPlan.$E45];[$WorkoutPatterns.$A$1:$WorkoutPatterns.$R$1048576];15;FALSE())+1;FALSE()))">
            <text:p/>
          </table:table-cell>
          <table:table-cell table:style-name="ce83"/>
          <table:table-cell table:style-name="ce89" table:formula="of:=IF(ISBLANK([.D29]);&quot;&quot;;VLOOKUP([.D29];[WorkoutPatternsList.$A$1:.$H$73];7;0))">
            <text:p/>
          </table:table-cell>
          <table:table-cell table:style-name="ce80" table:formula="of:=IF(ISBLANK([$TrainingPlan.E45]);&quot;&quot;;VLOOKUP([$TrainingPlan.F45];WeeklyHrsTable;VLOOKUP([$TrainingPlan.E45];[$WorkoutPatterns.A$1:$WorkoutPatterns.R$1048576];17;FALSE())+1;FALSE()))">
            <text:p/>
          </table:table-cell>
          <table:table-cell table:style-name="ce83"/>
          <table:table-cell table:style-name="ce89" table:formula="of:=IF(ISBLANK([.D29]);&quot;&quot;;VLOOKUP([.D29];[WorkoutPatternsList.$A$1:.$H$73];8;0))">
            <text:p/>
          </table:table-cell>
          <table:table-cell table:style-name="ce95" table:formula="of:=IF(ISBLANK([$TrainingPlan.E45]);&quot;&quot;;([.E29]+[.H29]+[.K29]+[.N29]+[.Q29]+[.T29]+[.W29]))">
            <text:p/>
          </table:table-cell>
          <table:table-cell table:style-name="ce98" table:formula="of:=IF(ISBLANK([$TrainingPlan.E45]);&quot;&quot;;([.F29]+[.I29]+[.L29]+[.O29]+[.R29]+[.U29]+[.X29]))">
            <text:p/>
          </table:table-cell>
          <table:table-cell table:style-name="ce304" table:formula="of:=IF(ISBLANK([$TrainingPlan.E45]);&quot;&quot;;[.AA29]-[.Z29])">
            <text:p/>
          </table:table-cell>
          <table:table-cell table:number-columns-repeated="246"/>
        </table:table-row>
        <table:table-row table:style-name="ro2">
          <table:table-cell table:style-name="ce61" table:formula="of:=CONCATENATE(&quot;Wk &quot;;[$TrainingPlan.A46])" office:value-type="string" office:string-value="Wk 27" calcext:value-type="string">
            <text:p>Wk 27</text:p>
          </table:table-cell>
          <table:table-cell table:style-name="ce66" table:formula="of:=[$TrainingPlan.B46]" office:value-type="date" office:date-value="2008-06-30" calcext:value-type="date">
            <text:p>30-Jun</text:p>
          </table:table-cell>
          <table:table-cell table:style-name="ce70" table:formula="of:=[TrainingPlan.E46]" office:value-type="float" office:value="0" calcext:value-type="float">
            <text:p/>
          </table:table-cell>
          <table:table-cell table:style-name="ce75" table:content-validation-name="val10"/>
          <table:table-cell table:style-name="ce80" table:formula="of:=IF(ISBLANK([$TrainingPlan.$E46]);&quot;&quot;;VLOOKUP([$TrainingPlan.$F46];WeeklyUnitsTable;VLOOKUP([$TrainingPlan.$E46];[$WorkoutPatterns.$A$1:$WorkoutPatterns.$R$1048576];5;FALSE())+1;FALSE()))">
            <text:p/>
          </table:table-cell>
          <table:table-cell table:style-name="ce83"/>
          <table:table-cell table:style-name="ce86" table:formula="of:=IF(ISBLANK([.D30]);&quot;&quot;;VLOOKUP([.D30];[WorkoutPatternsList.$A$1:.$H$73];2;0))">
            <text:p/>
          </table:table-cell>
          <table:table-cell table:style-name="ce80" table:formula="of:=IF(ISBLANK([$TrainingPlan.$E46]);&quot;&quot;;VLOOKUP([$TrainingPlan.$F46];WeeklyUnitsTable;VLOOKUP([$TrainingPlan.$E46];[$WorkoutPatterns.$A$1:$WorkoutPatterns.$R$1048576];7;FALSE())+1;FALSE()))">
            <text:p/>
          </table:table-cell>
          <table:table-cell table:style-name="ce83"/>
          <table:table-cell table:style-name="ce89" table:formula="of:=IF(ISBLANK([.D30]);&quot;&quot;;VLOOKUP([.D30];[WorkoutPatternsList.$A$1:.$H$73];3;0))">
            <text:p/>
          </table:table-cell>
          <table:table-cell table:style-name="ce80" table:formula="of:=IF(ISBLANK([$TrainingPlan.$E46]);&quot;&quot;;VLOOKUP([$TrainingPlan.$F46];WeeklyUnitsTable;VLOOKUP([$TrainingPlan.$E46];[$WorkoutPatterns.$A$1:$WorkoutPatterns.$R$1048576];9;FALSE())+1;FALSE()))">
            <text:p/>
          </table:table-cell>
          <table:table-cell table:style-name="ce83"/>
          <table:table-cell table:style-name="ce89" table:formula="of:=IF(ISBLANK([.D30]);&quot;&quot;;VLOOKUP([.D30];[WorkoutPatternsList.$A$1:.$H$73];4;0))">
            <text:p/>
          </table:table-cell>
          <table:table-cell table:style-name="ce91" table:formula="of:=IF(ISBLANK([$TrainingPlan.$E46]);&quot;&quot;;VLOOKUP([$TrainingPlan.$F46];WeeklyUnitsTable;VLOOKUP([$TrainingPlan.$E46];[$WorkoutPatterns.$A$1:$WorkoutPatterns.$R$1048576];11;FALSE())+1;FALSE()))">
            <text:p/>
          </table:table-cell>
          <table:table-cell table:style-name="ce83"/>
          <table:table-cell table:style-name="ce89" table:formula="of:=IF(ISBLANK([.D30]);&quot;&quot;;VLOOKUP([.D30];[WorkoutPatternsList.$A$1:.$H$73];5;0))">
            <text:p/>
          </table:table-cell>
          <table:table-cell table:style-name="ce80" table:formula="of:=IF(ISBLANK([$TrainingPlan.$E46]);&quot;&quot;;VLOOKUP([$TrainingPlan.$F46];WeeklyUnitsTable;VLOOKUP([$TrainingPlan.$E46];[$WorkoutPatterns.$A$1:$WorkoutPatterns.$R$1048576];13;FALSE())+1;FALSE()))">
            <text:p/>
          </table:table-cell>
          <table:table-cell table:style-name="ce83"/>
          <table:table-cell table:style-name="ce89" table:formula="of:=IF(ISBLANK([.D30]);&quot;&quot;;VLOOKUP([.D30];[WorkoutPatternsList.$A$1:.$H$73];6;0))">
            <text:p/>
          </table:table-cell>
          <table:table-cell table:style-name="ce80" table:formula="of:=IF(ISBLANK([$TrainingPlan.$E46]);&quot;&quot;;VLOOKUP([$TrainingPlan.$F46];WeeklyUnitsTable;VLOOKUP([$TrainingPlan.$E46];[$WorkoutPatterns.$A$1:$WorkoutPatterns.$R$1048576];15;FALSE())+1;FALSE()))">
            <text:p/>
          </table:table-cell>
          <table:table-cell table:style-name="ce83"/>
          <table:table-cell table:style-name="ce89" table:formula="of:=IF(ISBLANK([.D30]);&quot;&quot;;VLOOKUP([.D30];[WorkoutPatternsList.$A$1:.$H$73];7;0))">
            <text:p/>
          </table:table-cell>
          <table:table-cell table:style-name="ce80" table:formula="of:=IF(ISBLANK([$TrainingPlan.E46]);&quot;&quot;;VLOOKUP([$TrainingPlan.F46];WeeklyHrsTable;VLOOKUP([$TrainingPlan.E46];[$WorkoutPatterns.A$1:$WorkoutPatterns.R$1048576];17;FALSE())+1;FALSE()))">
            <text:p/>
          </table:table-cell>
          <table:table-cell table:style-name="ce83"/>
          <table:table-cell table:style-name="ce89" table:formula="of:=IF(ISBLANK([.D30]);&quot;&quot;;VLOOKUP([.D30];[WorkoutPatternsList.$A$1:.$H$73];8;0))">
            <text:p/>
          </table:table-cell>
          <table:table-cell table:style-name="ce95" table:formula="of:=IF(ISBLANK([$TrainingPlan.E46]);&quot;&quot;;([.E30]+[.H30]+[.K30]+[.N30]+[.Q30]+[.T30]+[.W30]))">
            <text:p/>
          </table:table-cell>
          <table:table-cell table:style-name="ce98" table:formula="of:=IF(ISBLANK([$TrainingPlan.E46]);&quot;&quot;;([.F30]+[.I30]+[.L30]+[.O30]+[.R30]+[.U30]+[.X30]))">
            <text:p/>
          </table:table-cell>
          <table:table-cell table:style-name="ce304" table:formula="of:=IF(ISBLANK([$TrainingPlan.E46]);&quot;&quot;;[.AA30]-[.Z30])">
            <text:p/>
          </table:table-cell>
          <table:table-cell table:number-columns-repeated="246"/>
        </table:table-row>
        <table:table-row table:style-name="ro2">
          <table:table-cell table:style-name="ce61" table:formula="of:=CONCATENATE(&quot;Wk &quot;;[$TrainingPlan.A47])" office:value-type="string" office:string-value="Wk 28" calcext:value-type="string">
            <text:p>Wk 28</text:p>
          </table:table-cell>
          <table:table-cell table:style-name="ce66" table:formula="of:=[$TrainingPlan.B47]" office:value-type="date" office:date-value="2008-07-07" calcext:value-type="date">
            <text:p>07-Jul</text:p>
          </table:table-cell>
          <table:table-cell table:style-name="ce70" table:formula="of:=[TrainingPlan.E47]" office:value-type="float" office:value="0" calcext:value-type="float">
            <text:p/>
          </table:table-cell>
          <table:table-cell table:style-name="ce75" table:content-validation-name="val10"/>
          <table:table-cell table:style-name="ce80" table:formula="of:=IF(ISBLANK([$TrainingPlan.$E47]);&quot;&quot;;VLOOKUP([$TrainingPlan.$F47];WeeklyUnitsTable;VLOOKUP([$TrainingPlan.$E47];[$WorkoutPatterns.$A$1:$WorkoutPatterns.$R$1048576];5;FALSE())+1;FALSE()))">
            <text:p/>
          </table:table-cell>
          <table:table-cell table:style-name="ce83"/>
          <table:table-cell table:style-name="ce86" table:formula="of:=IF(ISBLANK([.D31]);&quot;&quot;;VLOOKUP([.D31];[WorkoutPatternsList.$A$1:.$H$73];2;0))">
            <text:p/>
          </table:table-cell>
          <table:table-cell table:style-name="ce80" table:formula="of:=IF(ISBLANK([$TrainingPlan.$E47]);&quot;&quot;;VLOOKUP([$TrainingPlan.$F47];WeeklyUnitsTable;VLOOKUP([$TrainingPlan.$E47];[$WorkoutPatterns.$A$1:$WorkoutPatterns.$R$1048576];7;FALSE())+1;FALSE()))">
            <text:p/>
          </table:table-cell>
          <table:table-cell table:style-name="ce83"/>
          <table:table-cell table:style-name="ce89" table:formula="of:=IF(ISBLANK([.D31]);&quot;&quot;;VLOOKUP([.D31];[WorkoutPatternsList.$A$1:.$H$73];3;0))">
            <text:p/>
          </table:table-cell>
          <table:table-cell table:style-name="ce80" table:formula="of:=IF(ISBLANK([$TrainingPlan.$E47]);&quot;&quot;;VLOOKUP([$TrainingPlan.$F47];WeeklyUnitsTable;VLOOKUP([$TrainingPlan.$E47];[$WorkoutPatterns.$A$1:$WorkoutPatterns.$R$1048576];9;FALSE())+1;FALSE()))">
            <text:p/>
          </table:table-cell>
          <table:table-cell table:style-name="ce83"/>
          <table:table-cell table:style-name="ce89" table:formula="of:=IF(ISBLANK([.D31]);&quot;&quot;;VLOOKUP([.D31];[WorkoutPatternsList.$A$1:.$H$73];4;0))">
            <text:p/>
          </table:table-cell>
          <table:table-cell table:style-name="ce91" table:formula="of:=IF(ISBLANK([$TrainingPlan.$E47]);&quot;&quot;;VLOOKUP([$TrainingPlan.$F47];WeeklyUnitsTable;VLOOKUP([$TrainingPlan.$E47];[$WorkoutPatterns.$A$1:$WorkoutPatterns.$R$1048576];11;FALSE())+1;FALSE()))">
            <text:p/>
          </table:table-cell>
          <table:table-cell table:style-name="ce83"/>
          <table:table-cell table:style-name="ce89" table:formula="of:=IF(ISBLANK([.D31]);&quot;&quot;;VLOOKUP([.D31];[WorkoutPatternsList.$A$1:.$H$73];5;0))">
            <text:p/>
          </table:table-cell>
          <table:table-cell table:style-name="ce80" table:formula="of:=IF(ISBLANK([$TrainingPlan.$E47]);&quot;&quot;;VLOOKUP([$TrainingPlan.$F47];WeeklyUnitsTable;VLOOKUP([$TrainingPlan.$E47];[$WorkoutPatterns.$A$1:$WorkoutPatterns.$R$1048576];13;FALSE())+1;FALSE()))">
            <text:p/>
          </table:table-cell>
          <table:table-cell table:style-name="ce83"/>
          <table:table-cell table:style-name="ce89" table:formula="of:=IF(ISBLANK([.D31]);&quot;&quot;;VLOOKUP([.D31];[WorkoutPatternsList.$A$1:.$H$73];6;0))">
            <text:p/>
          </table:table-cell>
          <table:table-cell table:style-name="ce80" table:formula="of:=IF(ISBLANK([$TrainingPlan.$E47]);&quot;&quot;;VLOOKUP([$TrainingPlan.$F47];WeeklyUnitsTable;VLOOKUP([$TrainingPlan.$E47];[$WorkoutPatterns.$A$1:$WorkoutPatterns.$R$1048576];15;FALSE())+1;FALSE()))">
            <text:p/>
          </table:table-cell>
          <table:table-cell table:style-name="ce83"/>
          <table:table-cell table:style-name="ce89" table:formula="of:=IF(ISBLANK([.D31]);&quot;&quot;;VLOOKUP([.D31];[WorkoutPatternsList.$A$1:.$H$73];7;0))">
            <text:p/>
          </table:table-cell>
          <table:table-cell table:style-name="ce80" table:formula="of:=IF(ISBLANK([$TrainingPlan.E47]);&quot;&quot;;VLOOKUP([$TrainingPlan.F47];WeeklyHrsTable;VLOOKUP([$TrainingPlan.E47];[$WorkoutPatterns.A$1:$WorkoutPatterns.R$1048576];17;FALSE())+1;FALSE()))">
            <text:p/>
          </table:table-cell>
          <table:table-cell table:style-name="ce83"/>
          <table:table-cell table:style-name="ce89" table:formula="of:=IF(ISBLANK([.D31]);&quot;&quot;;VLOOKUP([.D31];[WorkoutPatternsList.$A$1:.$H$73];8;0))">
            <text:p/>
          </table:table-cell>
          <table:table-cell table:style-name="ce95" table:formula="of:=IF(ISBLANK([$TrainingPlan.E47]);&quot;&quot;;([.E31]+[.H31]+[.K31]+[.N31]+[.Q31]+[.T31]+[.W31]))">
            <text:p/>
          </table:table-cell>
          <table:table-cell table:style-name="ce98" table:formula="of:=IF(ISBLANK([$TrainingPlan.E47]);&quot;&quot;;([.F31]+[.I31]+[.L31]+[.O31]+[.R31]+[.U31]+[.X31]))">
            <text:p/>
          </table:table-cell>
          <table:table-cell table:style-name="ce304" table:formula="of:=IF(ISBLANK([$TrainingPlan.E47]);&quot;&quot;;[.AA31]-[.Z31])">
            <text:p/>
          </table:table-cell>
          <table:table-cell table:number-columns-repeated="246"/>
        </table:table-row>
        <table:table-row table:style-name="ro2">
          <table:table-cell table:style-name="ce61" table:formula="of:=CONCATENATE(&quot;Wk &quot;;[$TrainingPlan.A48])" office:value-type="string" office:string-value="Wk 29" calcext:value-type="string">
            <text:p>Wk 29</text:p>
          </table:table-cell>
          <table:table-cell table:style-name="ce66" table:formula="of:=[$TrainingPlan.B48]" office:value-type="date" office:date-value="2008-07-14" calcext:value-type="date">
            <text:p>14-Jul</text:p>
          </table:table-cell>
          <table:table-cell table:style-name="ce70" table:formula="of:=[TrainingPlan.E48]" office:value-type="float" office:value="0" calcext:value-type="float">
            <text:p/>
          </table:table-cell>
          <table:table-cell table:style-name="ce75" table:content-validation-name="val10"/>
          <table:table-cell table:style-name="ce80" table:formula="of:=IF(ISBLANK([$TrainingPlan.$E48]);&quot;&quot;;VLOOKUP([$TrainingPlan.$F48];WeeklyUnitsTable;VLOOKUP([$TrainingPlan.$E48];[$WorkoutPatterns.$A$1:$WorkoutPatterns.$R$1048576];5;FALSE())+1;FALSE()))">
            <text:p/>
          </table:table-cell>
          <table:table-cell table:style-name="ce83"/>
          <table:table-cell table:style-name="ce86" table:formula="of:=IF(ISBLANK([.D32]);&quot;&quot;;VLOOKUP([.D32];[WorkoutPatternsList.$A$1:.$H$73];2;0))">
            <text:p/>
          </table:table-cell>
          <table:table-cell table:style-name="ce80" table:formula="of:=IF(ISBLANK([$TrainingPlan.$E48]);&quot;&quot;;VLOOKUP([$TrainingPlan.$F48];WeeklyUnitsTable;VLOOKUP([$TrainingPlan.$E48];[$WorkoutPatterns.$A$1:$WorkoutPatterns.$R$1048576];7;FALSE())+1;FALSE()))">
            <text:p/>
          </table:table-cell>
          <table:table-cell table:style-name="ce83"/>
          <table:table-cell table:style-name="ce89" table:formula="of:=IF(ISBLANK([.D32]);&quot;&quot;;VLOOKUP([.D32];[WorkoutPatternsList.$A$1:.$H$73];3;0))">
            <text:p/>
          </table:table-cell>
          <table:table-cell table:style-name="ce80" table:formula="of:=IF(ISBLANK([$TrainingPlan.$E48]);&quot;&quot;;VLOOKUP([$TrainingPlan.$F48];WeeklyUnitsTable;VLOOKUP([$TrainingPlan.$E48];[$WorkoutPatterns.$A$1:$WorkoutPatterns.$R$1048576];9;FALSE())+1;FALSE()))">
            <text:p/>
          </table:table-cell>
          <table:table-cell table:style-name="ce83"/>
          <table:table-cell table:style-name="ce89" table:formula="of:=IF(ISBLANK([.D32]);&quot;&quot;;VLOOKUP([.D32];[WorkoutPatternsList.$A$1:.$H$73];4;0))">
            <text:p/>
          </table:table-cell>
          <table:table-cell table:style-name="ce91" table:formula="of:=IF(ISBLANK([$TrainingPlan.$E48]);&quot;&quot;;VLOOKUP([$TrainingPlan.$F48];WeeklyUnitsTable;VLOOKUP([$TrainingPlan.$E48];[$WorkoutPatterns.$A$1:$WorkoutPatterns.$R$1048576];11;FALSE())+1;FALSE()))">
            <text:p/>
          </table:table-cell>
          <table:table-cell table:style-name="ce83"/>
          <table:table-cell table:style-name="ce89" table:formula="of:=IF(ISBLANK([.D32]);&quot;&quot;;VLOOKUP([.D32];[WorkoutPatternsList.$A$1:.$H$73];5;0))">
            <text:p/>
          </table:table-cell>
          <table:table-cell table:style-name="ce80" table:formula="of:=IF(ISBLANK([$TrainingPlan.$E48]);&quot;&quot;;VLOOKUP([$TrainingPlan.$F48];WeeklyUnitsTable;VLOOKUP([$TrainingPlan.$E48];[$WorkoutPatterns.$A$1:$WorkoutPatterns.$R$1048576];13;FALSE())+1;FALSE()))">
            <text:p/>
          </table:table-cell>
          <table:table-cell table:style-name="ce83"/>
          <table:table-cell table:style-name="ce89" table:formula="of:=IF(ISBLANK([.D32]);&quot;&quot;;VLOOKUP([.D32];[WorkoutPatternsList.$A$1:.$H$73];6;0))">
            <text:p/>
          </table:table-cell>
          <table:table-cell table:style-name="ce80" table:formula="of:=IF(ISBLANK([$TrainingPlan.$E48]);&quot;&quot;;VLOOKUP([$TrainingPlan.$F48];WeeklyUnitsTable;VLOOKUP([$TrainingPlan.$E48];[$WorkoutPatterns.$A$1:$WorkoutPatterns.$R$1048576];15;FALSE())+1;FALSE()))">
            <text:p/>
          </table:table-cell>
          <table:table-cell table:style-name="ce83"/>
          <table:table-cell table:style-name="ce89" table:formula="of:=IF(ISBLANK([.D32]);&quot;&quot;;VLOOKUP([.D32];[WorkoutPatternsList.$A$1:.$H$73];7;0))">
            <text:p/>
          </table:table-cell>
          <table:table-cell table:style-name="ce80" table:formula="of:=IF(ISBLANK([$TrainingPlan.E48]);&quot;&quot;;VLOOKUP([$TrainingPlan.F48];WeeklyHrsTable;VLOOKUP([$TrainingPlan.E48];[$WorkoutPatterns.A$1:$WorkoutPatterns.R$1048576];17;FALSE())+1;FALSE()))">
            <text:p/>
          </table:table-cell>
          <table:table-cell table:style-name="ce83"/>
          <table:table-cell table:style-name="ce89" table:formula="of:=IF(ISBLANK([.D32]);&quot;&quot;;VLOOKUP([.D32];[WorkoutPatternsList.$A$1:.$H$73];8;0))">
            <text:p/>
          </table:table-cell>
          <table:table-cell table:style-name="ce95" table:formula="of:=IF(ISBLANK([$TrainingPlan.E48]);&quot;&quot;;([.E32]+[.H32]+[.K32]+[.N32]+[.Q32]+[.T32]+[.W32]))">
            <text:p/>
          </table:table-cell>
          <table:table-cell table:style-name="ce98" table:formula="of:=IF(ISBLANK([$TrainingPlan.E48]);&quot;&quot;;([.F32]+[.I32]+[.L32]+[.O32]+[.R32]+[.U32]+[.X32]))">
            <text:p/>
          </table:table-cell>
          <table:table-cell table:style-name="ce304" table:formula="of:=IF(ISBLANK([$TrainingPlan.E48]);&quot;&quot;;[.AA32]-[.Z32])">
            <text:p/>
          </table:table-cell>
          <table:table-cell table:number-columns-repeated="246"/>
        </table:table-row>
        <table:table-row table:style-name="ro2">
          <table:table-cell table:style-name="ce61" table:formula="of:=CONCATENATE(&quot;Wk &quot;;[$TrainingPlan.A49])" office:value-type="string" office:string-value="Wk 30" calcext:value-type="string">
            <text:p>Wk 30</text:p>
          </table:table-cell>
          <table:table-cell table:style-name="ce66" table:formula="of:=[$TrainingPlan.B49]" office:value-type="date" office:date-value="2008-07-21" calcext:value-type="date">
            <text:p>21-Jul</text:p>
          </table:table-cell>
          <table:table-cell table:style-name="ce70" table:formula="of:=[TrainingPlan.E49]" office:value-type="float" office:value="0" calcext:value-type="float">
            <text:p/>
          </table:table-cell>
          <table:table-cell table:style-name="ce75" table:content-validation-name="val10"/>
          <table:table-cell table:style-name="ce80" table:formula="of:=IF(ISBLANK([$TrainingPlan.$E49]);&quot;&quot;;VLOOKUP([$TrainingPlan.$F49];WeeklyUnitsTable;VLOOKUP([$TrainingPlan.$E49];[$WorkoutPatterns.$A$1:$WorkoutPatterns.$R$1048576];5;FALSE())+1;FALSE()))">
            <text:p/>
          </table:table-cell>
          <table:table-cell table:style-name="ce83"/>
          <table:table-cell table:style-name="ce86" table:formula="of:=IF(ISBLANK([.D33]);&quot;&quot;;VLOOKUP([.D33];[WorkoutPatternsList.$A$1:.$H$73];2;0))">
            <text:p/>
          </table:table-cell>
          <table:table-cell table:style-name="ce80" table:formula="of:=IF(ISBLANK([$TrainingPlan.$E49]);&quot;&quot;;VLOOKUP([$TrainingPlan.$F49];WeeklyUnitsTable;VLOOKUP([$TrainingPlan.$E49];[$WorkoutPatterns.$A$1:$WorkoutPatterns.$R$1048576];7;FALSE())+1;FALSE()))">
            <text:p/>
          </table:table-cell>
          <table:table-cell table:style-name="ce83"/>
          <table:table-cell table:style-name="ce89" table:formula="of:=IF(ISBLANK([.D33]);&quot;&quot;;VLOOKUP([.D33];[WorkoutPatternsList.$A$1:.$H$73];3;0))">
            <text:p/>
          </table:table-cell>
          <table:table-cell table:style-name="ce80" table:formula="of:=IF(ISBLANK([$TrainingPlan.$E49]);&quot;&quot;;VLOOKUP([$TrainingPlan.$F49];WeeklyUnitsTable;VLOOKUP([$TrainingPlan.$E49];[$WorkoutPatterns.$A$1:$WorkoutPatterns.$R$1048576];9;FALSE())+1;FALSE()))">
            <text:p/>
          </table:table-cell>
          <table:table-cell table:style-name="ce83"/>
          <table:table-cell table:style-name="ce89" table:formula="of:=IF(ISBLANK([.D33]);&quot;&quot;;VLOOKUP([.D33];[WorkoutPatternsList.$A$1:.$H$73];4;0))">
            <text:p/>
          </table:table-cell>
          <table:table-cell table:style-name="ce91" table:formula="of:=IF(ISBLANK([$TrainingPlan.$E49]);&quot;&quot;;VLOOKUP([$TrainingPlan.$F49];WeeklyUnitsTable;VLOOKUP([$TrainingPlan.$E49];[$WorkoutPatterns.$A$1:$WorkoutPatterns.$R$1048576];11;FALSE())+1;FALSE()))">
            <text:p/>
          </table:table-cell>
          <table:table-cell table:style-name="ce83"/>
          <table:table-cell table:style-name="ce89" table:formula="of:=IF(ISBLANK([.D33]);&quot;&quot;;VLOOKUP([.D33];[WorkoutPatternsList.$A$1:.$H$73];5;0))">
            <text:p/>
          </table:table-cell>
          <table:table-cell table:style-name="ce80" table:formula="of:=IF(ISBLANK([$TrainingPlan.$E49]);&quot;&quot;;VLOOKUP([$TrainingPlan.$F49];WeeklyUnitsTable;VLOOKUP([$TrainingPlan.$E49];[$WorkoutPatterns.$A$1:$WorkoutPatterns.$R$1048576];13;FALSE())+1;FALSE()))">
            <text:p/>
          </table:table-cell>
          <table:table-cell table:style-name="ce83"/>
          <table:table-cell table:style-name="ce89" table:formula="of:=IF(ISBLANK([.D33]);&quot;&quot;;VLOOKUP([.D33];[WorkoutPatternsList.$A$1:.$H$73];6;0))">
            <text:p/>
          </table:table-cell>
          <table:table-cell table:style-name="ce80" table:formula="of:=IF(ISBLANK([$TrainingPlan.$E49]);&quot;&quot;;VLOOKUP([$TrainingPlan.$F49];WeeklyUnitsTable;VLOOKUP([$TrainingPlan.$E49];[$WorkoutPatterns.$A$1:$WorkoutPatterns.$R$1048576];15;FALSE())+1;FALSE()))">
            <text:p/>
          </table:table-cell>
          <table:table-cell table:style-name="ce83"/>
          <table:table-cell table:style-name="ce89" table:formula="of:=IF(ISBLANK([.D33]);&quot;&quot;;VLOOKUP([.D33];[WorkoutPatternsList.$A$1:.$H$73];7;0))">
            <text:p/>
          </table:table-cell>
          <table:table-cell table:style-name="ce80" table:formula="of:=IF(ISBLANK([$TrainingPlan.E49]);&quot;&quot;;VLOOKUP([$TrainingPlan.F49];WeeklyHrsTable;VLOOKUP([$TrainingPlan.E49];[$WorkoutPatterns.A$1:$WorkoutPatterns.R$1048576];17;FALSE())+1;FALSE()))">
            <text:p/>
          </table:table-cell>
          <table:table-cell table:style-name="ce83"/>
          <table:table-cell table:style-name="ce89" table:formula="of:=IF(ISBLANK([.D33]);&quot;&quot;;VLOOKUP([.D33];[WorkoutPatternsList.$A$1:.$H$73];8;0))">
            <text:p/>
          </table:table-cell>
          <table:table-cell table:style-name="ce95" table:formula="of:=IF(ISBLANK([$TrainingPlan.E49]);&quot;&quot;;([.E33]+[.H33]+[.K33]+[.N33]+[.Q33]+[.T33]+[.W33]))">
            <text:p/>
          </table:table-cell>
          <table:table-cell table:style-name="ce98" table:formula="of:=IF(ISBLANK([$TrainingPlan.E49]);&quot;&quot;;([.F33]+[.I33]+[.L33]+[.O33]+[.R33]+[.U33]+[.X33]))">
            <text:p/>
          </table:table-cell>
          <table:table-cell table:style-name="ce304" table:formula="of:=IF(ISBLANK([$TrainingPlan.E49]);&quot;&quot;;[.AA33]-[.Z33])">
            <text:p/>
          </table:table-cell>
          <table:table-cell table:number-columns-repeated="246"/>
        </table:table-row>
        <table:table-row table:style-name="ro2">
          <table:table-cell table:style-name="ce61" table:formula="of:=CONCATENATE(&quot;Wk &quot;;[$TrainingPlan.A50])" office:value-type="string" office:string-value="Wk 31" calcext:value-type="string">
            <text:p>Wk 31</text:p>
          </table:table-cell>
          <table:table-cell table:style-name="ce66" table:formula="of:=[$TrainingPlan.B50]" office:value-type="date" office:date-value="2008-07-28" calcext:value-type="date">
            <text:p>28-Jul</text:p>
          </table:table-cell>
          <table:table-cell table:style-name="ce70" table:formula="of:=[TrainingPlan.E50]" office:value-type="float" office:value="0" calcext:value-type="float">
            <text:p/>
          </table:table-cell>
          <table:table-cell table:style-name="ce75" table:content-validation-name="val10"/>
          <table:table-cell table:style-name="ce80" table:formula="of:=IF(ISBLANK([$TrainingPlan.$E50]);&quot;&quot;;VLOOKUP([$TrainingPlan.$F50];WeeklyUnitsTable;VLOOKUP([$TrainingPlan.$E50];[$WorkoutPatterns.$A$1:$WorkoutPatterns.$R$1048576];5;FALSE())+1;FALSE()))">
            <text:p/>
          </table:table-cell>
          <table:table-cell table:style-name="ce83"/>
          <table:table-cell table:style-name="ce86" table:formula="of:=IF(ISBLANK([.D34]);&quot;&quot;;VLOOKUP([.D34];[WorkoutPatternsList.$A$1:.$H$73];2;0))">
            <text:p/>
          </table:table-cell>
          <table:table-cell table:style-name="ce80" table:formula="of:=IF(ISBLANK([$TrainingPlan.$E50]);&quot;&quot;;VLOOKUP([$TrainingPlan.$F50];WeeklyUnitsTable;VLOOKUP([$TrainingPlan.$E50];[$WorkoutPatterns.$A$1:$WorkoutPatterns.$R$1048576];7;FALSE())+1;FALSE()))">
            <text:p/>
          </table:table-cell>
          <table:table-cell table:style-name="ce83"/>
          <table:table-cell table:style-name="ce89" table:formula="of:=IF(ISBLANK([.D34]);&quot;&quot;;VLOOKUP([.D34];[WorkoutPatternsList.$A$1:.$H$73];3;0))">
            <text:p/>
          </table:table-cell>
          <table:table-cell table:style-name="ce80" table:formula="of:=IF(ISBLANK([$TrainingPlan.$E50]);&quot;&quot;;VLOOKUP([$TrainingPlan.$F50];WeeklyUnitsTable;VLOOKUP([$TrainingPlan.$E50];[$WorkoutPatterns.$A$1:$WorkoutPatterns.$R$1048576];9;FALSE())+1;FALSE()))">
            <text:p/>
          </table:table-cell>
          <table:table-cell table:style-name="ce83"/>
          <table:table-cell table:style-name="ce89" table:formula="of:=IF(ISBLANK([.D34]);&quot;&quot;;VLOOKUP([.D34];[WorkoutPatternsList.$A$1:.$H$73];4;0))">
            <text:p/>
          </table:table-cell>
          <table:table-cell table:style-name="ce91" table:formula="of:=IF(ISBLANK([$TrainingPlan.$E50]);&quot;&quot;;VLOOKUP([$TrainingPlan.$F50];WeeklyUnitsTable;VLOOKUP([$TrainingPlan.$E50];[$WorkoutPatterns.$A$1:$WorkoutPatterns.$R$1048576];11;FALSE())+1;FALSE()))">
            <text:p/>
          </table:table-cell>
          <table:table-cell table:style-name="ce83"/>
          <table:table-cell table:style-name="ce89" table:formula="of:=IF(ISBLANK([.D34]);&quot;&quot;;VLOOKUP([.D34];[WorkoutPatternsList.$A$1:.$H$73];5;0))">
            <text:p/>
          </table:table-cell>
          <table:table-cell table:style-name="ce80" table:formula="of:=IF(ISBLANK([$TrainingPlan.$E50]);&quot;&quot;;VLOOKUP([$TrainingPlan.$F50];WeeklyUnitsTable;VLOOKUP([$TrainingPlan.$E50];[$WorkoutPatterns.$A$1:$WorkoutPatterns.$R$1048576];13;FALSE())+1;FALSE()))">
            <text:p/>
          </table:table-cell>
          <table:table-cell table:style-name="ce83"/>
          <table:table-cell table:style-name="ce89" table:formula="of:=IF(ISBLANK([.D34]);&quot;&quot;;VLOOKUP([.D34];[WorkoutPatternsList.$A$1:.$H$73];6;0))">
            <text:p/>
          </table:table-cell>
          <table:table-cell table:style-name="ce80" table:formula="of:=IF(ISBLANK([$TrainingPlan.$E50]);&quot;&quot;;VLOOKUP([$TrainingPlan.$F50];WeeklyUnitsTable;VLOOKUP([$TrainingPlan.$E50];[$WorkoutPatterns.$A$1:$WorkoutPatterns.$R$1048576];15;FALSE())+1;FALSE()))">
            <text:p/>
          </table:table-cell>
          <table:table-cell table:style-name="ce83"/>
          <table:table-cell table:style-name="ce89" table:formula="of:=IF(ISBLANK([.D34]);&quot;&quot;;VLOOKUP([.D34];[WorkoutPatternsList.$A$1:.$H$73];7;0))">
            <text:p/>
          </table:table-cell>
          <table:table-cell table:style-name="ce80" table:formula="of:=IF(ISBLANK([$TrainingPlan.E50]);&quot;&quot;;VLOOKUP([$TrainingPlan.F50];WeeklyHrsTable;VLOOKUP([$TrainingPlan.E50];[$WorkoutPatterns.A$1:$WorkoutPatterns.R$1048576];17;FALSE())+1;FALSE()))">
            <text:p/>
          </table:table-cell>
          <table:table-cell table:style-name="ce83"/>
          <table:table-cell table:style-name="ce89" table:formula="of:=IF(ISBLANK([.D34]);&quot;&quot;;VLOOKUP([.D34];[WorkoutPatternsList.$A$1:.$H$73];8;0))">
            <text:p/>
          </table:table-cell>
          <table:table-cell table:style-name="ce95" table:formula="of:=IF(ISBLANK([$TrainingPlan.E50]);&quot;&quot;;([.E34]+[.H34]+[.K34]+[.N34]+[.Q34]+[.T34]+[.W34]))">
            <text:p/>
          </table:table-cell>
          <table:table-cell table:style-name="ce98" table:formula="of:=IF(ISBLANK([$TrainingPlan.E50]);&quot;&quot;;([.F34]+[.I34]+[.L34]+[.O34]+[.R34]+[.U34]+[.X34]))">
            <text:p/>
          </table:table-cell>
          <table:table-cell table:style-name="ce304" table:formula="of:=IF(ISBLANK([$TrainingPlan.E50]);&quot;&quot;;[.AA34]-[.Z34])">
            <text:p/>
          </table:table-cell>
          <table:table-cell table:number-columns-repeated="246"/>
        </table:table-row>
        <table:table-row table:style-name="ro2">
          <table:table-cell table:style-name="ce61" table:formula="of:=CONCATENATE(&quot;Wk &quot;;[$TrainingPlan.A51])" office:value-type="string" office:string-value="Wk 32" calcext:value-type="string">
            <text:p>Wk 32</text:p>
          </table:table-cell>
          <table:table-cell table:style-name="ce66" table:formula="of:=[$TrainingPlan.B51]" office:value-type="date" office:date-value="2008-08-04" calcext:value-type="date">
            <text:p>04-Aug</text:p>
          </table:table-cell>
          <table:table-cell table:style-name="ce70" table:formula="of:=[TrainingPlan.E51]" office:value-type="float" office:value="0" calcext:value-type="float">
            <text:p/>
          </table:table-cell>
          <table:table-cell table:style-name="ce75" table:content-validation-name="val10"/>
          <table:table-cell table:style-name="ce80" table:formula="of:=IF(ISBLANK([$TrainingPlan.$E51]);&quot;&quot;;VLOOKUP([$TrainingPlan.$F51];WeeklyUnitsTable;VLOOKUP([$TrainingPlan.$E51];[$WorkoutPatterns.$A$1:$WorkoutPatterns.$R$1048576];5;FALSE())+1;FALSE()))">
            <text:p/>
          </table:table-cell>
          <table:table-cell table:style-name="ce83"/>
          <table:table-cell table:style-name="ce86" table:formula="of:=IF(ISBLANK([.D35]);&quot;&quot;;VLOOKUP([.D35];[WorkoutPatternsList.$A$1:.$H$73];2;0))">
            <text:p/>
          </table:table-cell>
          <table:table-cell table:style-name="ce80" table:formula="of:=IF(ISBLANK([$TrainingPlan.$E51]);&quot;&quot;;VLOOKUP([$TrainingPlan.$F51];WeeklyUnitsTable;VLOOKUP([$TrainingPlan.$E51];[$WorkoutPatterns.$A$1:$WorkoutPatterns.$R$1048576];7;FALSE())+1;FALSE()))">
            <text:p/>
          </table:table-cell>
          <table:table-cell table:style-name="ce83"/>
          <table:table-cell table:style-name="ce89" table:formula="of:=IF(ISBLANK([.D35]);&quot;&quot;;VLOOKUP([.D35];[WorkoutPatternsList.$A$1:.$H$73];3;0))">
            <text:p/>
          </table:table-cell>
          <table:table-cell table:style-name="ce80" table:formula="of:=IF(ISBLANK([$TrainingPlan.$E51]);&quot;&quot;;VLOOKUP([$TrainingPlan.$F51];WeeklyUnitsTable;VLOOKUP([$TrainingPlan.$E51];[$WorkoutPatterns.$A$1:$WorkoutPatterns.$R$1048576];9;FALSE())+1;FALSE()))">
            <text:p/>
          </table:table-cell>
          <table:table-cell table:style-name="ce83"/>
          <table:table-cell table:style-name="ce89" table:formula="of:=IF(ISBLANK([.D35]);&quot;&quot;;VLOOKUP([.D35];[WorkoutPatternsList.$A$1:.$H$73];4;0))">
            <text:p/>
          </table:table-cell>
          <table:table-cell table:style-name="ce91" table:formula="of:=IF(ISBLANK([$TrainingPlan.$E51]);&quot;&quot;;VLOOKUP([$TrainingPlan.$F51];WeeklyUnitsTable;VLOOKUP([$TrainingPlan.$E51];[$WorkoutPatterns.$A$1:$WorkoutPatterns.$R$1048576];11;FALSE())+1;FALSE()))">
            <text:p/>
          </table:table-cell>
          <table:table-cell table:style-name="ce83"/>
          <table:table-cell table:style-name="ce89" table:formula="of:=IF(ISBLANK([.D35]);&quot;&quot;;VLOOKUP([.D35];[WorkoutPatternsList.$A$1:.$H$73];5;0))">
            <text:p/>
          </table:table-cell>
          <table:table-cell table:style-name="ce80" table:formula="of:=IF(ISBLANK([$TrainingPlan.$E51]);&quot;&quot;;VLOOKUP([$TrainingPlan.$F51];WeeklyUnitsTable;VLOOKUP([$TrainingPlan.$E51];[$WorkoutPatterns.$A$1:$WorkoutPatterns.$R$1048576];13;FALSE())+1;FALSE()))">
            <text:p/>
          </table:table-cell>
          <table:table-cell table:style-name="ce83"/>
          <table:table-cell table:style-name="ce89" table:formula="of:=IF(ISBLANK([.D35]);&quot;&quot;;VLOOKUP([.D35];[WorkoutPatternsList.$A$1:.$H$73];6;0))">
            <text:p/>
          </table:table-cell>
          <table:table-cell table:style-name="ce80" table:formula="of:=IF(ISBLANK([$TrainingPlan.$E51]);&quot;&quot;;VLOOKUP([$TrainingPlan.$F51];WeeklyUnitsTable;VLOOKUP([$TrainingPlan.$E51];[$WorkoutPatterns.$A$1:$WorkoutPatterns.$R$1048576];15;FALSE())+1;FALSE()))">
            <text:p/>
          </table:table-cell>
          <table:table-cell table:style-name="ce83"/>
          <table:table-cell table:style-name="ce89" table:formula="of:=IF(ISBLANK([.D35]);&quot;&quot;;VLOOKUP([.D35];[WorkoutPatternsList.$A$1:.$H$73];7;0))">
            <text:p/>
          </table:table-cell>
          <table:table-cell table:style-name="ce80" table:formula="of:=IF(ISBLANK([$TrainingPlan.E51]);&quot;&quot;;VLOOKUP([$TrainingPlan.F51];WeeklyHrsTable;VLOOKUP([$TrainingPlan.E51];[$WorkoutPatterns.A$1:$WorkoutPatterns.R$1048576];17;FALSE())+1;FALSE()))">
            <text:p/>
          </table:table-cell>
          <table:table-cell table:style-name="ce83"/>
          <table:table-cell table:style-name="ce89" table:formula="of:=IF(ISBLANK([.D35]);&quot;&quot;;VLOOKUP([.D35];[WorkoutPatternsList.$A$1:.$H$73];8;0))">
            <text:p/>
          </table:table-cell>
          <table:table-cell table:style-name="ce95" table:formula="of:=IF(ISBLANK([$TrainingPlan.E51]);&quot;&quot;;([.E35]+[.H35]+[.K35]+[.N35]+[.Q35]+[.T35]+[.W35]))">
            <text:p/>
          </table:table-cell>
          <table:table-cell table:style-name="ce98" table:formula="of:=IF(ISBLANK([$TrainingPlan.E51]);&quot;&quot;;([.F35]+[.I35]+[.L35]+[.O35]+[.R35]+[.U35]+[.X35]))">
            <text:p/>
          </table:table-cell>
          <table:table-cell table:style-name="ce304" table:formula="of:=IF(ISBLANK([$TrainingPlan.E51]);&quot;&quot;;[.AA35]-[.Z35])">
            <text:p/>
          </table:table-cell>
          <table:table-cell table:number-columns-repeated="246"/>
        </table:table-row>
        <table:table-row table:style-name="ro2">
          <table:table-cell table:style-name="ce61" table:formula="of:=CONCATENATE(&quot;Wk &quot;;[$TrainingPlan.A52])" office:value-type="string" office:string-value="Wk 33" calcext:value-type="string">
            <text:p>Wk 33</text:p>
          </table:table-cell>
          <table:table-cell table:style-name="ce66" table:formula="of:=[$TrainingPlan.B52]" office:value-type="date" office:date-value="2008-08-11" calcext:value-type="date">
            <text:p>11-Aug</text:p>
          </table:table-cell>
          <table:table-cell table:style-name="ce70" table:formula="of:=[TrainingPlan.E52]" office:value-type="float" office:value="0" calcext:value-type="float">
            <text:p/>
          </table:table-cell>
          <table:table-cell table:style-name="ce75" table:content-validation-name="val10"/>
          <table:table-cell table:style-name="ce80" table:formula="of:=IF(ISBLANK([$TrainingPlan.$E52]);&quot;&quot;;VLOOKUP([$TrainingPlan.$F52];WeeklyUnitsTable;VLOOKUP([$TrainingPlan.$E52];[$WorkoutPatterns.$A$1:$WorkoutPatterns.$R$1048576];5;FALSE())+1;FALSE()))">
            <text:p/>
          </table:table-cell>
          <table:table-cell table:style-name="ce83"/>
          <table:table-cell table:style-name="ce86" table:formula="of:=IF(ISBLANK([.D36]);&quot;&quot;;VLOOKUP([.D36];[WorkoutPatternsList.$A$1:.$H$73];2;0))">
            <text:p/>
          </table:table-cell>
          <table:table-cell table:style-name="ce80" table:formula="of:=IF(ISBLANK([$TrainingPlan.$E52]);&quot;&quot;;VLOOKUP([$TrainingPlan.$F52];WeeklyUnitsTable;VLOOKUP([$TrainingPlan.$E52];[$WorkoutPatterns.$A$1:$WorkoutPatterns.$R$1048576];7;FALSE())+1;FALSE()))">
            <text:p/>
          </table:table-cell>
          <table:table-cell table:style-name="ce83"/>
          <table:table-cell table:style-name="ce89" table:formula="of:=IF(ISBLANK([.D36]);&quot;&quot;;VLOOKUP([.D36];[WorkoutPatternsList.$A$1:.$H$73];3;0))">
            <text:p/>
          </table:table-cell>
          <table:table-cell table:style-name="ce80" table:formula="of:=IF(ISBLANK([$TrainingPlan.$E52]);&quot;&quot;;VLOOKUP([$TrainingPlan.$F52];WeeklyUnitsTable;VLOOKUP([$TrainingPlan.$E52];[$WorkoutPatterns.$A$1:$WorkoutPatterns.$R$1048576];9;FALSE())+1;FALSE()))">
            <text:p/>
          </table:table-cell>
          <table:table-cell table:style-name="ce83"/>
          <table:table-cell table:style-name="ce89" table:formula="of:=IF(ISBLANK([.D36]);&quot;&quot;;VLOOKUP([.D36];[WorkoutPatternsList.$A$1:.$H$73];4;0))">
            <text:p/>
          </table:table-cell>
          <table:table-cell table:style-name="ce91" table:formula="of:=IF(ISBLANK([$TrainingPlan.$E52]);&quot;&quot;;VLOOKUP([$TrainingPlan.$F52];WeeklyUnitsTable;VLOOKUP([$TrainingPlan.$E52];[$WorkoutPatterns.$A$1:$WorkoutPatterns.$R$1048576];11;FALSE())+1;FALSE()))">
            <text:p/>
          </table:table-cell>
          <table:table-cell table:style-name="ce83"/>
          <table:table-cell table:style-name="ce89" table:formula="of:=IF(ISBLANK([.D36]);&quot;&quot;;VLOOKUP([.D36];[WorkoutPatternsList.$A$1:.$H$73];5;0))">
            <text:p/>
          </table:table-cell>
          <table:table-cell table:style-name="ce80" table:formula="of:=IF(ISBLANK([$TrainingPlan.$E52]);&quot;&quot;;VLOOKUP([$TrainingPlan.$F52];WeeklyUnitsTable;VLOOKUP([$TrainingPlan.$E52];[$WorkoutPatterns.$A$1:$WorkoutPatterns.$R$1048576];13;FALSE())+1;FALSE()))">
            <text:p/>
          </table:table-cell>
          <table:table-cell table:style-name="ce83"/>
          <table:table-cell table:style-name="ce89" table:formula="of:=IF(ISBLANK([.D36]);&quot;&quot;;VLOOKUP([.D36];[WorkoutPatternsList.$A$1:.$H$73];6;0))">
            <text:p/>
          </table:table-cell>
          <table:table-cell table:style-name="ce80" table:formula="of:=IF(ISBLANK([$TrainingPlan.$E52]);&quot;&quot;;VLOOKUP([$TrainingPlan.$F52];WeeklyUnitsTable;VLOOKUP([$TrainingPlan.$E52];[$WorkoutPatterns.$A$1:$WorkoutPatterns.$R$1048576];15;FALSE())+1;FALSE()))">
            <text:p/>
          </table:table-cell>
          <table:table-cell table:style-name="ce83"/>
          <table:table-cell table:style-name="ce89" table:formula="of:=IF(ISBLANK([.D36]);&quot;&quot;;VLOOKUP([.D36];[WorkoutPatternsList.$A$1:.$H$73];7;0))">
            <text:p/>
          </table:table-cell>
          <table:table-cell table:style-name="ce80" table:formula="of:=IF(ISBLANK([$TrainingPlan.E52]);&quot;&quot;;VLOOKUP([$TrainingPlan.F52];WeeklyHrsTable;VLOOKUP([$TrainingPlan.E52];[$WorkoutPatterns.A$1:$WorkoutPatterns.R$1048576];17;FALSE())+1;FALSE()))">
            <text:p/>
          </table:table-cell>
          <table:table-cell table:style-name="ce83"/>
          <table:table-cell table:style-name="ce89" table:formula="of:=IF(ISBLANK([.D36]);&quot;&quot;;VLOOKUP([.D36];[WorkoutPatternsList.$A$1:.$H$73];8;0))">
            <text:p/>
          </table:table-cell>
          <table:table-cell table:style-name="ce95" table:formula="of:=IF(ISBLANK([$TrainingPlan.E52]);&quot;&quot;;([.E36]+[.H36]+[.K36]+[.N36]+[.Q36]+[.T36]+[.W36]))">
            <text:p/>
          </table:table-cell>
          <table:table-cell table:style-name="ce98" table:formula="of:=IF(ISBLANK([$TrainingPlan.E52]);&quot;&quot;;([.F36]+[.I36]+[.L36]+[.O36]+[.R36]+[.U36]+[.X36]))">
            <text:p/>
          </table:table-cell>
          <table:table-cell table:style-name="ce304" table:formula="of:=IF(ISBLANK([$TrainingPlan.E52]);&quot;&quot;;[.AA36]-[.Z36])">
            <text:p/>
          </table:table-cell>
          <table:table-cell table:number-columns-repeated="246"/>
        </table:table-row>
        <table:table-row table:style-name="ro2">
          <table:table-cell table:style-name="ce61" table:formula="of:=CONCATENATE(&quot;Wk &quot;;[$TrainingPlan.A53])" office:value-type="string" office:string-value="Wk 34" calcext:value-type="string">
            <text:p>Wk 34</text:p>
          </table:table-cell>
          <table:table-cell table:style-name="ce66" table:formula="of:=[$TrainingPlan.B53]" office:value-type="date" office:date-value="2008-08-18" calcext:value-type="date">
            <text:p>18-Aug</text:p>
          </table:table-cell>
          <table:table-cell table:style-name="ce70" table:formula="of:=[TrainingPlan.E53]" office:value-type="float" office:value="0" calcext:value-type="float">
            <text:p/>
          </table:table-cell>
          <table:table-cell table:style-name="ce75" table:content-validation-name="val10"/>
          <table:table-cell table:style-name="ce80" table:formula="of:=IF(ISBLANK([$TrainingPlan.$E53]);&quot;&quot;;VLOOKUP([$TrainingPlan.$F53];WeeklyUnitsTable;VLOOKUP([$TrainingPlan.$E53];[$WorkoutPatterns.$A$1:$WorkoutPatterns.$R$1048576];5;FALSE())+1;FALSE()))">
            <text:p/>
          </table:table-cell>
          <table:table-cell table:style-name="ce83"/>
          <table:table-cell table:style-name="ce86" table:formula="of:=IF(ISBLANK([.D37]);&quot;&quot;;VLOOKUP([.D37];[WorkoutPatternsList.$A$1:.$H$73];2;0))">
            <text:p/>
          </table:table-cell>
          <table:table-cell table:style-name="ce80" table:formula="of:=IF(ISBLANK([$TrainingPlan.$E53]);&quot;&quot;;VLOOKUP([$TrainingPlan.$F53];WeeklyUnitsTable;VLOOKUP([$TrainingPlan.$E53];[$WorkoutPatterns.$A$1:$WorkoutPatterns.$R$1048576];7;FALSE())+1;FALSE()))">
            <text:p/>
          </table:table-cell>
          <table:table-cell table:style-name="ce83"/>
          <table:table-cell table:style-name="ce89" table:formula="of:=IF(ISBLANK([.D37]);&quot;&quot;;VLOOKUP([.D37];[WorkoutPatternsList.$A$1:.$H$73];3;0))">
            <text:p/>
          </table:table-cell>
          <table:table-cell table:style-name="ce80" table:formula="of:=IF(ISBLANK([$TrainingPlan.$E53]);&quot;&quot;;VLOOKUP([$TrainingPlan.$F53];WeeklyUnitsTable;VLOOKUP([$TrainingPlan.$E53];[$WorkoutPatterns.$A$1:$WorkoutPatterns.$R$1048576];9;FALSE())+1;FALSE()))">
            <text:p/>
          </table:table-cell>
          <table:table-cell table:style-name="ce83"/>
          <table:table-cell table:style-name="ce89" table:formula="of:=IF(ISBLANK([.D37]);&quot;&quot;;VLOOKUP([.D37];[WorkoutPatternsList.$A$1:.$H$73];4;0))">
            <text:p/>
          </table:table-cell>
          <table:table-cell table:style-name="ce91" table:formula="of:=IF(ISBLANK([$TrainingPlan.$E53]);&quot;&quot;;VLOOKUP([$TrainingPlan.$F53];WeeklyUnitsTable;VLOOKUP([$TrainingPlan.$E53];[$WorkoutPatterns.$A$1:$WorkoutPatterns.$R$1048576];11;FALSE())+1;FALSE()))">
            <text:p/>
          </table:table-cell>
          <table:table-cell table:style-name="ce83"/>
          <table:table-cell table:style-name="ce89" table:formula="of:=IF(ISBLANK([.D37]);&quot;&quot;;VLOOKUP([.D37];[WorkoutPatternsList.$A$1:.$H$73];5;0))">
            <text:p/>
          </table:table-cell>
          <table:table-cell table:style-name="ce80" table:formula="of:=IF(ISBLANK([$TrainingPlan.$E53]);&quot;&quot;;VLOOKUP([$TrainingPlan.$F53];WeeklyUnitsTable;VLOOKUP([$TrainingPlan.$E53];[$WorkoutPatterns.$A$1:$WorkoutPatterns.$R$1048576];13;FALSE())+1;FALSE()))">
            <text:p/>
          </table:table-cell>
          <table:table-cell table:style-name="ce83"/>
          <table:table-cell table:style-name="ce89" table:formula="of:=IF(ISBLANK([.D37]);&quot;&quot;;VLOOKUP([.D37];[WorkoutPatternsList.$A$1:.$H$73];6;0))">
            <text:p/>
          </table:table-cell>
          <table:table-cell table:style-name="ce80" table:formula="of:=IF(ISBLANK([$TrainingPlan.$E53]);&quot;&quot;;VLOOKUP([$TrainingPlan.$F53];WeeklyUnitsTable;VLOOKUP([$TrainingPlan.$E53];[$WorkoutPatterns.$A$1:$WorkoutPatterns.$R$1048576];15;FALSE())+1;FALSE()))">
            <text:p/>
          </table:table-cell>
          <table:table-cell table:style-name="ce83"/>
          <table:table-cell table:style-name="ce89" table:formula="of:=IF(ISBLANK([.D37]);&quot;&quot;;VLOOKUP([.D37];[WorkoutPatternsList.$A$1:.$H$73];7;0))">
            <text:p/>
          </table:table-cell>
          <table:table-cell table:style-name="ce80" table:formula="of:=IF(ISBLANK([$TrainingPlan.E53]);&quot;&quot;;VLOOKUP([$TrainingPlan.F53];WeeklyHrsTable;VLOOKUP([$TrainingPlan.E53];[$WorkoutPatterns.A$1:$WorkoutPatterns.R$1048576];17;FALSE())+1;FALSE()))">
            <text:p/>
          </table:table-cell>
          <table:table-cell table:style-name="ce83"/>
          <table:table-cell table:style-name="ce89" table:formula="of:=IF(ISBLANK([.D37]);&quot;&quot;;VLOOKUP([.D37];[WorkoutPatternsList.$A$1:.$H$73];8;0))">
            <text:p/>
          </table:table-cell>
          <table:table-cell table:style-name="ce95" table:formula="of:=IF(ISBLANK([$TrainingPlan.E53]);&quot;&quot;;([.E37]+[.H37]+[.K37]+[.N37]+[.Q37]+[.T37]+[.W37]))">
            <text:p/>
          </table:table-cell>
          <table:table-cell table:style-name="ce98" table:formula="of:=IF(ISBLANK([$TrainingPlan.E53]);&quot;&quot;;([.F37]+[.I37]+[.L37]+[.O37]+[.R37]+[.U37]+[.X37]))">
            <text:p/>
          </table:table-cell>
          <table:table-cell table:style-name="ce304" table:formula="of:=IF(ISBLANK([$TrainingPlan.E53]);&quot;&quot;;[.AA37]-[.Z37])">
            <text:p/>
          </table:table-cell>
          <table:table-cell table:number-columns-repeated="246"/>
        </table:table-row>
        <table:table-row table:style-name="ro2">
          <table:table-cell table:style-name="ce61" table:formula="of:=CONCATENATE(&quot;Wk &quot;;[$TrainingPlan.A54])" office:value-type="string" office:string-value="Wk 35" calcext:value-type="string">
            <text:p>Wk 35</text:p>
          </table:table-cell>
          <table:table-cell table:style-name="ce66" table:formula="of:=[$TrainingPlan.B54]" office:value-type="date" office:date-value="2008-08-25" calcext:value-type="date">
            <text:p>25-Aug</text:p>
          </table:table-cell>
          <table:table-cell table:style-name="ce70" table:formula="of:=[TrainingPlan.E54]" office:value-type="float" office:value="0" calcext:value-type="float">
            <text:p/>
          </table:table-cell>
          <table:table-cell table:style-name="ce75" table:content-validation-name="val10"/>
          <table:table-cell table:style-name="ce80" table:formula="of:=IF(ISBLANK([$TrainingPlan.$E54]);&quot;&quot;;VLOOKUP([$TrainingPlan.$F54];WeeklyUnitsTable;VLOOKUP([$TrainingPlan.$E54];[$WorkoutPatterns.$A$1:$WorkoutPatterns.$R$1048576];5;FALSE())+1;FALSE()))">
            <text:p/>
          </table:table-cell>
          <table:table-cell table:style-name="ce83"/>
          <table:table-cell table:style-name="ce86" table:formula="of:=IF(ISBLANK([.D38]);&quot;&quot;;VLOOKUP([.D38];[WorkoutPatternsList.$A$1:.$H$73];2;0))">
            <text:p/>
          </table:table-cell>
          <table:table-cell table:style-name="ce80" table:formula="of:=IF(ISBLANK([$TrainingPlan.$E54]);&quot;&quot;;VLOOKUP([$TrainingPlan.$F54];WeeklyUnitsTable;VLOOKUP([$TrainingPlan.$E54];[$WorkoutPatterns.$A$1:$WorkoutPatterns.$R$1048576];7;FALSE())+1;FALSE()))">
            <text:p/>
          </table:table-cell>
          <table:table-cell table:style-name="ce83"/>
          <table:table-cell table:style-name="ce89" table:formula="of:=IF(ISBLANK([.D38]);&quot;&quot;;VLOOKUP([.D38];[WorkoutPatternsList.$A$1:.$H$73];3;0))">
            <text:p/>
          </table:table-cell>
          <table:table-cell table:style-name="ce80" table:formula="of:=IF(ISBLANK([$TrainingPlan.$E54]);&quot;&quot;;VLOOKUP([$TrainingPlan.$F54];WeeklyUnitsTable;VLOOKUP([$TrainingPlan.$E54];[$WorkoutPatterns.$A$1:$WorkoutPatterns.$R$1048576];9;FALSE())+1;FALSE()))">
            <text:p/>
          </table:table-cell>
          <table:table-cell table:style-name="ce83"/>
          <table:table-cell table:style-name="ce89" table:formula="of:=IF(ISBLANK([.D38]);&quot;&quot;;VLOOKUP([.D38];[WorkoutPatternsList.$A$1:.$H$73];4;0))">
            <text:p/>
          </table:table-cell>
          <table:table-cell table:style-name="ce91" table:formula="of:=IF(ISBLANK([$TrainingPlan.$E54]);&quot;&quot;;VLOOKUP([$TrainingPlan.$F54];WeeklyUnitsTable;VLOOKUP([$TrainingPlan.$E54];[$WorkoutPatterns.$A$1:$WorkoutPatterns.$R$1048576];11;FALSE())+1;FALSE()))">
            <text:p/>
          </table:table-cell>
          <table:table-cell table:style-name="ce83"/>
          <table:table-cell table:style-name="ce89" table:formula="of:=IF(ISBLANK([.D38]);&quot;&quot;;VLOOKUP([.D38];[WorkoutPatternsList.$A$1:.$H$73];5;0))">
            <text:p/>
          </table:table-cell>
          <table:table-cell table:style-name="ce80" table:formula="of:=IF(ISBLANK([$TrainingPlan.$E54]);&quot;&quot;;VLOOKUP([$TrainingPlan.$F54];WeeklyUnitsTable;VLOOKUP([$TrainingPlan.$E54];[$WorkoutPatterns.$A$1:$WorkoutPatterns.$R$1048576];13;FALSE())+1;FALSE()))">
            <text:p/>
          </table:table-cell>
          <table:table-cell table:style-name="ce83"/>
          <table:table-cell table:style-name="ce89" table:formula="of:=IF(ISBLANK([.D38]);&quot;&quot;;VLOOKUP([.D38];[WorkoutPatternsList.$A$1:.$H$73];6;0))">
            <text:p/>
          </table:table-cell>
          <table:table-cell table:style-name="ce80" table:formula="of:=IF(ISBLANK([$TrainingPlan.$E54]);&quot;&quot;;VLOOKUP([$TrainingPlan.$F54];WeeklyUnitsTable;VLOOKUP([$TrainingPlan.$E54];[$WorkoutPatterns.$A$1:$WorkoutPatterns.$R$1048576];15;FALSE())+1;FALSE()))">
            <text:p/>
          </table:table-cell>
          <table:table-cell table:style-name="ce83"/>
          <table:table-cell table:style-name="ce89" table:formula="of:=IF(ISBLANK([.D38]);&quot;&quot;;VLOOKUP([.D38];[WorkoutPatternsList.$A$1:.$H$73];7;0))">
            <text:p/>
          </table:table-cell>
          <table:table-cell table:style-name="ce80" table:formula="of:=IF(ISBLANK([$TrainingPlan.E54]);&quot;&quot;;VLOOKUP([$TrainingPlan.F54];WeeklyHrsTable;VLOOKUP([$TrainingPlan.E54];[$WorkoutPatterns.A$1:$WorkoutPatterns.R$1048576];17;FALSE())+1;FALSE()))">
            <text:p/>
          </table:table-cell>
          <table:table-cell table:style-name="ce83"/>
          <table:table-cell table:style-name="ce89" table:formula="of:=IF(ISBLANK([.D38]);&quot;&quot;;VLOOKUP([.D38];[WorkoutPatternsList.$A$1:.$H$73];8;0))">
            <text:p/>
          </table:table-cell>
          <table:table-cell table:style-name="ce95" table:formula="of:=IF(ISBLANK([$TrainingPlan.E54]);&quot;&quot;;([.E38]+[.H38]+[.K38]+[.N38]+[.Q38]+[.T38]+[.W38]))">
            <text:p/>
          </table:table-cell>
          <table:table-cell table:style-name="ce98" table:formula="of:=IF(ISBLANK([$TrainingPlan.E54]);&quot;&quot;;([.F38]+[.I38]+[.L38]+[.O38]+[.R38]+[.U38]+[.X38]))">
            <text:p/>
          </table:table-cell>
          <table:table-cell table:style-name="ce304" table:formula="of:=IF(ISBLANK([$TrainingPlan.E54]);&quot;&quot;;[.AA38]-[.Z38])">
            <text:p/>
          </table:table-cell>
          <table:table-cell table:number-columns-repeated="246"/>
        </table:table-row>
        <table:table-row table:style-name="ro2">
          <table:table-cell table:style-name="ce61" table:formula="of:=CONCATENATE(&quot;Wk &quot;;[$TrainingPlan.A55])" office:value-type="string" office:string-value="Wk 36" calcext:value-type="string">
            <text:p>Wk 36</text:p>
          </table:table-cell>
          <table:table-cell table:style-name="ce66" table:formula="of:=[$TrainingPlan.B55]" office:value-type="date" office:date-value="2008-09-01" calcext:value-type="date">
            <text:p>01-Sep</text:p>
          </table:table-cell>
          <table:table-cell table:style-name="ce70" table:formula="of:=[TrainingPlan.E55]" office:value-type="float" office:value="0" calcext:value-type="float">
            <text:p/>
          </table:table-cell>
          <table:table-cell table:style-name="ce75" table:content-validation-name="val10"/>
          <table:table-cell table:style-name="ce80" table:formula="of:=IF(ISBLANK([$TrainingPlan.$E55]);&quot;&quot;;VLOOKUP([$TrainingPlan.$F55];WeeklyUnitsTable;VLOOKUP([$TrainingPlan.$E55];[$WorkoutPatterns.$A$1:$WorkoutPatterns.$R$1048576];5;FALSE())+1;FALSE()))">
            <text:p/>
          </table:table-cell>
          <table:table-cell table:style-name="ce83"/>
          <table:table-cell table:style-name="ce86" table:formula="of:=IF(ISBLANK([.D39]);&quot;&quot;;VLOOKUP([.D39];[WorkoutPatternsList.$A$1:.$H$73];2;0))">
            <text:p/>
          </table:table-cell>
          <table:table-cell table:style-name="ce80" table:formula="of:=IF(ISBLANK([$TrainingPlan.$E55]);&quot;&quot;;VLOOKUP([$TrainingPlan.$F55];WeeklyUnitsTable;VLOOKUP([$TrainingPlan.$E55];[$WorkoutPatterns.$A$1:$WorkoutPatterns.$R$1048576];7;FALSE())+1;FALSE()))">
            <text:p/>
          </table:table-cell>
          <table:table-cell table:style-name="ce83"/>
          <table:table-cell table:style-name="ce89" table:formula="of:=IF(ISBLANK([.D39]);&quot;&quot;;VLOOKUP([.D39];[WorkoutPatternsList.$A$1:.$H$73];3;0))">
            <text:p/>
          </table:table-cell>
          <table:table-cell table:style-name="ce80" table:formula="of:=IF(ISBLANK([$TrainingPlan.$E55]);&quot;&quot;;VLOOKUP([$TrainingPlan.$F55];WeeklyUnitsTable;VLOOKUP([$TrainingPlan.$E55];[$WorkoutPatterns.$A$1:$WorkoutPatterns.$R$1048576];9;FALSE())+1;FALSE()))">
            <text:p/>
          </table:table-cell>
          <table:table-cell table:style-name="ce83"/>
          <table:table-cell table:style-name="ce89" table:formula="of:=IF(ISBLANK([.D39]);&quot;&quot;;VLOOKUP([.D39];[WorkoutPatternsList.$A$1:.$H$73];4;0))">
            <text:p/>
          </table:table-cell>
          <table:table-cell table:style-name="ce91" table:formula="of:=IF(ISBLANK([$TrainingPlan.$E55]);&quot;&quot;;VLOOKUP([$TrainingPlan.$F55];WeeklyUnitsTable;VLOOKUP([$TrainingPlan.$E55];[$WorkoutPatterns.$A$1:$WorkoutPatterns.$R$1048576];11;FALSE())+1;FALSE()))">
            <text:p/>
          </table:table-cell>
          <table:table-cell table:style-name="ce83"/>
          <table:table-cell table:style-name="ce89" table:formula="of:=IF(ISBLANK([.D39]);&quot;&quot;;VLOOKUP([.D39];[WorkoutPatternsList.$A$1:.$H$73];5;0))">
            <text:p/>
          </table:table-cell>
          <table:table-cell table:style-name="ce80" table:formula="of:=IF(ISBLANK([$TrainingPlan.$E55]);&quot;&quot;;VLOOKUP([$TrainingPlan.$F55];WeeklyUnitsTable;VLOOKUP([$TrainingPlan.$E55];[$WorkoutPatterns.$A$1:$WorkoutPatterns.$R$1048576];13;FALSE())+1;FALSE()))">
            <text:p/>
          </table:table-cell>
          <table:table-cell table:style-name="ce83"/>
          <table:table-cell table:style-name="ce89" table:formula="of:=IF(ISBLANK([.D39]);&quot;&quot;;VLOOKUP([.D39];[WorkoutPatternsList.$A$1:.$H$73];6;0))">
            <text:p/>
          </table:table-cell>
          <table:table-cell table:style-name="ce80" table:formula="of:=IF(ISBLANK([$TrainingPlan.$E55]);&quot;&quot;;VLOOKUP([$TrainingPlan.$F55];WeeklyUnitsTable;VLOOKUP([$TrainingPlan.$E55];[$WorkoutPatterns.$A$1:$WorkoutPatterns.$R$1048576];15;FALSE())+1;FALSE()))">
            <text:p/>
          </table:table-cell>
          <table:table-cell table:style-name="ce83"/>
          <table:table-cell table:style-name="ce89" table:formula="of:=IF(ISBLANK([.D39]);&quot;&quot;;VLOOKUP([.D39];[WorkoutPatternsList.$A$1:.$H$73];7;0))">
            <text:p/>
          </table:table-cell>
          <table:table-cell table:style-name="ce80" table:formula="of:=IF(ISBLANK([$TrainingPlan.E55]);&quot;&quot;;VLOOKUP([$TrainingPlan.F55];WeeklyHrsTable;VLOOKUP([$TrainingPlan.E55];[$WorkoutPatterns.A$1:$WorkoutPatterns.R$1048576];17;FALSE())+1;FALSE()))">
            <text:p/>
          </table:table-cell>
          <table:table-cell table:style-name="ce83"/>
          <table:table-cell table:style-name="ce89" table:formula="of:=IF(ISBLANK([.D39]);&quot;&quot;;VLOOKUP([.D39];[WorkoutPatternsList.$A$1:.$H$73];8;0))">
            <text:p/>
          </table:table-cell>
          <table:table-cell table:style-name="ce95" table:formula="of:=IF(ISBLANK([$TrainingPlan.E55]);&quot;&quot;;([.E39]+[.H39]+[.K39]+[.N39]+[.Q39]+[.T39]+[.W39]))">
            <text:p/>
          </table:table-cell>
          <table:table-cell table:style-name="ce98" table:formula="of:=IF(ISBLANK([$TrainingPlan.E55]);&quot;&quot;;([.F39]+[.I39]+[.L39]+[.O39]+[.R39]+[.U39]+[.X39]))">
            <text:p/>
          </table:table-cell>
          <table:table-cell table:style-name="ce304" table:formula="of:=IF(ISBLANK([$TrainingPlan.E55]);&quot;&quot;;[.AA39]-[.Z39])">
            <text:p/>
          </table:table-cell>
          <table:table-cell table:number-columns-repeated="246"/>
        </table:table-row>
        <table:table-row table:style-name="ro2">
          <table:table-cell table:style-name="ce61" table:formula="of:=CONCATENATE(&quot;Wk &quot;;[$TrainingPlan.A56])" office:value-type="string" office:string-value="Wk 37" calcext:value-type="string">
            <text:p>Wk 37</text:p>
          </table:table-cell>
          <table:table-cell table:style-name="ce66" table:formula="of:=[$TrainingPlan.B56]" office:value-type="date" office:date-value="2008-09-08" calcext:value-type="date">
            <text:p>08-Sep</text:p>
          </table:table-cell>
          <table:table-cell table:style-name="ce70" table:formula="of:=[TrainingPlan.E56]" office:value-type="float" office:value="0" calcext:value-type="float">
            <text:p/>
          </table:table-cell>
          <table:table-cell table:style-name="ce75" table:content-validation-name="val10"/>
          <table:table-cell table:style-name="ce80" table:formula="of:=IF(ISBLANK([$TrainingPlan.$E56]);&quot;&quot;;VLOOKUP([$TrainingPlan.$F56];WeeklyUnitsTable;VLOOKUP([$TrainingPlan.$E56];[$WorkoutPatterns.$A$1:$WorkoutPatterns.$R$1048576];5;FALSE())+1;FALSE()))">
            <text:p/>
          </table:table-cell>
          <table:table-cell table:style-name="ce83"/>
          <table:table-cell table:style-name="ce86" table:formula="of:=IF(ISBLANK([.D40]);&quot;&quot;;VLOOKUP([.D40];[WorkoutPatternsList.$A$1:.$H$73];2;0))">
            <text:p/>
          </table:table-cell>
          <table:table-cell table:style-name="ce80" table:formula="of:=IF(ISBLANK([$TrainingPlan.$E56]);&quot;&quot;;VLOOKUP([$TrainingPlan.$F56];WeeklyUnitsTable;VLOOKUP([$TrainingPlan.$E56];[$WorkoutPatterns.$A$1:$WorkoutPatterns.$R$1048576];7;FALSE())+1;FALSE()))">
            <text:p/>
          </table:table-cell>
          <table:table-cell table:style-name="ce83"/>
          <table:table-cell table:style-name="ce89" table:formula="of:=IF(ISBLANK([.D40]);&quot;&quot;;VLOOKUP([.D40];[WorkoutPatternsList.$A$1:.$H$73];3;0))">
            <text:p/>
          </table:table-cell>
          <table:table-cell table:style-name="ce80" table:formula="of:=IF(ISBLANK([$TrainingPlan.$E56]);&quot;&quot;;VLOOKUP([$TrainingPlan.$F56];WeeklyUnitsTable;VLOOKUP([$TrainingPlan.$E56];[$WorkoutPatterns.$A$1:$WorkoutPatterns.$R$1048576];9;FALSE())+1;FALSE()))">
            <text:p/>
          </table:table-cell>
          <table:table-cell table:style-name="ce83"/>
          <table:table-cell table:style-name="ce89" table:formula="of:=IF(ISBLANK([.D40]);&quot;&quot;;VLOOKUP([.D40];[WorkoutPatternsList.$A$1:.$H$73];4;0))">
            <text:p/>
          </table:table-cell>
          <table:table-cell table:style-name="ce91" table:formula="of:=IF(ISBLANK([$TrainingPlan.$E56]);&quot;&quot;;VLOOKUP([$TrainingPlan.$F56];WeeklyUnitsTable;VLOOKUP([$TrainingPlan.$E56];[$WorkoutPatterns.$A$1:$WorkoutPatterns.$R$1048576];11;FALSE())+1;FALSE()))">
            <text:p/>
          </table:table-cell>
          <table:table-cell table:style-name="ce83"/>
          <table:table-cell table:style-name="ce89" table:formula="of:=IF(ISBLANK([.D40]);&quot;&quot;;VLOOKUP([.D40];[WorkoutPatternsList.$A$1:.$H$73];5;0))">
            <text:p/>
          </table:table-cell>
          <table:table-cell table:style-name="ce80" table:formula="of:=IF(ISBLANK([$TrainingPlan.$E56]);&quot;&quot;;VLOOKUP([$TrainingPlan.$F56];WeeklyUnitsTable;VLOOKUP([$TrainingPlan.$E56];[$WorkoutPatterns.$A$1:$WorkoutPatterns.$R$1048576];13;FALSE())+1;FALSE()))">
            <text:p/>
          </table:table-cell>
          <table:table-cell table:style-name="ce83"/>
          <table:table-cell table:style-name="ce89" table:formula="of:=IF(ISBLANK([.D40]);&quot;&quot;;VLOOKUP([.D40];[WorkoutPatternsList.$A$1:.$H$73];6;0))">
            <text:p/>
          </table:table-cell>
          <table:table-cell table:style-name="ce80" table:formula="of:=IF(ISBLANK([$TrainingPlan.$E56]);&quot;&quot;;VLOOKUP([$TrainingPlan.$F56];WeeklyUnitsTable;VLOOKUP([$TrainingPlan.$E56];[$WorkoutPatterns.$A$1:$WorkoutPatterns.$R$1048576];15;FALSE())+1;FALSE()))">
            <text:p/>
          </table:table-cell>
          <table:table-cell table:style-name="ce83"/>
          <table:table-cell table:style-name="ce89" table:formula="of:=IF(ISBLANK([.D40]);&quot;&quot;;VLOOKUP([.D40];[WorkoutPatternsList.$A$1:.$H$73];7;0))">
            <text:p/>
          </table:table-cell>
          <table:table-cell table:style-name="ce80" table:formula="of:=IF(ISBLANK([$TrainingPlan.E56]);&quot;&quot;;VLOOKUP([$TrainingPlan.F56];WeeklyHrsTable;VLOOKUP([$TrainingPlan.E56];[$WorkoutPatterns.A$1:$WorkoutPatterns.R$1048576];17;FALSE())+1;FALSE()))">
            <text:p/>
          </table:table-cell>
          <table:table-cell table:style-name="ce83"/>
          <table:table-cell table:style-name="ce89" table:formula="of:=IF(ISBLANK([.D40]);&quot;&quot;;VLOOKUP([.D40];[WorkoutPatternsList.$A$1:.$H$73];8;0))">
            <text:p/>
          </table:table-cell>
          <table:table-cell table:style-name="ce95" table:formula="of:=IF(ISBLANK([$TrainingPlan.E56]);&quot;&quot;;([.E40]+[.H40]+[.K40]+[.N40]+[.Q40]+[.T40]+[.W40]))">
            <text:p/>
          </table:table-cell>
          <table:table-cell table:style-name="ce98" table:formula="of:=IF(ISBLANK([$TrainingPlan.E56]);&quot;&quot;;([.F40]+[.I40]+[.L40]+[.O40]+[.R40]+[.U40]+[.X40]))">
            <text:p/>
          </table:table-cell>
          <table:table-cell table:style-name="ce304" table:formula="of:=IF(ISBLANK([$TrainingPlan.E56]);&quot;&quot;;[.AA40]-[.Z40])">
            <text:p/>
          </table:table-cell>
          <table:table-cell table:number-columns-repeated="246"/>
        </table:table-row>
        <table:table-row table:style-name="ro2">
          <table:table-cell table:style-name="ce61" table:formula="of:=CONCATENATE(&quot;Wk &quot;;[$TrainingPlan.A57])" office:value-type="string" office:string-value="Wk 38" calcext:value-type="string">
            <text:p>Wk 38</text:p>
          </table:table-cell>
          <table:table-cell table:style-name="ce66" table:formula="of:=[$TrainingPlan.B57]" office:value-type="date" office:date-value="2008-09-15" calcext:value-type="date">
            <text:p>15-Sep</text:p>
          </table:table-cell>
          <table:table-cell table:style-name="ce70" table:formula="of:=[TrainingPlan.E57]" office:value-type="float" office:value="0" calcext:value-type="float">
            <text:p/>
          </table:table-cell>
          <table:table-cell table:style-name="ce75" table:content-validation-name="val10"/>
          <table:table-cell table:style-name="ce80" table:formula="of:=IF(ISBLANK([$TrainingPlan.$E57]);&quot;&quot;;VLOOKUP([$TrainingPlan.$F57];WeeklyUnitsTable;VLOOKUP([$TrainingPlan.$E57];[$WorkoutPatterns.$A$1:$WorkoutPatterns.$R$1048576];5;FALSE())+1;FALSE()))">
            <text:p/>
          </table:table-cell>
          <table:table-cell table:style-name="ce83"/>
          <table:table-cell table:style-name="ce86" table:formula="of:=IF(ISBLANK([.D41]);&quot;&quot;;VLOOKUP([.D41];[WorkoutPatternsList.$A$1:.$H$73];2;0))">
            <text:p/>
          </table:table-cell>
          <table:table-cell table:style-name="ce80" table:formula="of:=IF(ISBLANK([$TrainingPlan.$E57]);&quot;&quot;;VLOOKUP([$TrainingPlan.$F57];WeeklyUnitsTable;VLOOKUP([$TrainingPlan.$E57];[$WorkoutPatterns.$A$1:$WorkoutPatterns.$R$1048576];7;FALSE())+1;FALSE()))">
            <text:p/>
          </table:table-cell>
          <table:table-cell table:style-name="ce83"/>
          <table:table-cell table:style-name="ce89" table:formula="of:=IF(ISBLANK([.D41]);&quot;&quot;;VLOOKUP([.D41];[WorkoutPatternsList.$A$1:.$H$73];3;0))">
            <text:p/>
          </table:table-cell>
          <table:table-cell table:style-name="ce80" table:formula="of:=IF(ISBLANK([$TrainingPlan.$E57]);&quot;&quot;;VLOOKUP([$TrainingPlan.$F57];WeeklyUnitsTable;VLOOKUP([$TrainingPlan.$E57];[$WorkoutPatterns.$A$1:$WorkoutPatterns.$R$1048576];9;FALSE())+1;FALSE()))">
            <text:p/>
          </table:table-cell>
          <table:table-cell table:style-name="ce83"/>
          <table:table-cell table:style-name="ce89" table:formula="of:=IF(ISBLANK([.D41]);&quot;&quot;;VLOOKUP([.D41];[WorkoutPatternsList.$A$1:.$H$73];4;0))">
            <text:p/>
          </table:table-cell>
          <table:table-cell table:style-name="ce91" table:formula="of:=IF(ISBLANK([$TrainingPlan.$E57]);&quot;&quot;;VLOOKUP([$TrainingPlan.$F57];WeeklyUnitsTable;VLOOKUP([$TrainingPlan.$E57];[$WorkoutPatterns.$A$1:$WorkoutPatterns.$R$1048576];11;FALSE())+1;FALSE()))">
            <text:p/>
          </table:table-cell>
          <table:table-cell table:style-name="ce83"/>
          <table:table-cell table:style-name="ce89" table:formula="of:=IF(ISBLANK([.D41]);&quot;&quot;;VLOOKUP([.D41];[WorkoutPatternsList.$A$1:.$H$73];5;0))">
            <text:p/>
          </table:table-cell>
          <table:table-cell table:style-name="ce80" table:formula="of:=IF(ISBLANK([$TrainingPlan.$E57]);&quot;&quot;;VLOOKUP([$TrainingPlan.$F57];WeeklyUnitsTable;VLOOKUP([$TrainingPlan.$E57];[$WorkoutPatterns.$A$1:$WorkoutPatterns.$R$1048576];13;FALSE())+1;FALSE()))">
            <text:p/>
          </table:table-cell>
          <table:table-cell table:style-name="ce83"/>
          <table:table-cell table:style-name="ce89" table:formula="of:=IF(ISBLANK([.D41]);&quot;&quot;;VLOOKUP([.D41];[WorkoutPatternsList.$A$1:.$H$73];6;0))">
            <text:p/>
          </table:table-cell>
          <table:table-cell table:style-name="ce80" table:formula="of:=IF(ISBLANK([$TrainingPlan.$E57]);&quot;&quot;;VLOOKUP([$TrainingPlan.$F57];WeeklyUnitsTable;VLOOKUP([$TrainingPlan.$E57];[$WorkoutPatterns.$A$1:$WorkoutPatterns.$R$1048576];15;FALSE())+1;FALSE()))">
            <text:p/>
          </table:table-cell>
          <table:table-cell table:style-name="ce83"/>
          <table:table-cell table:style-name="ce89" table:formula="of:=IF(ISBLANK([.D41]);&quot;&quot;;VLOOKUP([.D41];[WorkoutPatternsList.$A$1:.$H$73];7;0))">
            <text:p/>
          </table:table-cell>
          <table:table-cell table:style-name="ce80" table:formula="of:=IF(ISBLANK([$TrainingPlan.E57]);&quot;&quot;;VLOOKUP([$TrainingPlan.F57];WeeklyHrsTable;VLOOKUP([$TrainingPlan.E57];[$WorkoutPatterns.A$1:$WorkoutPatterns.R$1048576];17;FALSE())+1;FALSE()))">
            <text:p/>
          </table:table-cell>
          <table:table-cell table:style-name="ce83"/>
          <table:table-cell table:style-name="ce89" table:formula="of:=IF(ISBLANK([.D41]);&quot;&quot;;VLOOKUP([.D41];[WorkoutPatternsList.$A$1:.$H$73];8;0))">
            <text:p/>
          </table:table-cell>
          <table:table-cell table:style-name="ce95" table:formula="of:=IF(ISBLANK([$TrainingPlan.E57]);&quot;&quot;;([.E41]+[.H41]+[.K41]+[.N41]+[.Q41]+[.T41]+[.W41]))">
            <text:p/>
          </table:table-cell>
          <table:table-cell table:style-name="ce98" table:formula="of:=IF(ISBLANK([$TrainingPlan.E57]);&quot;&quot;;([.F41]+[.I41]+[.L41]+[.O41]+[.R41]+[.U41]+[.X41]))">
            <text:p/>
          </table:table-cell>
          <table:table-cell table:style-name="ce304" table:formula="of:=IF(ISBLANK([$TrainingPlan.E57]);&quot;&quot;;[.AA41]-[.Z41])">
            <text:p/>
          </table:table-cell>
          <table:table-cell table:number-columns-repeated="246"/>
        </table:table-row>
        <table:table-row table:style-name="ro2">
          <table:table-cell table:style-name="ce61" table:formula="of:=CONCATENATE(&quot;Wk &quot;;[$TrainingPlan.A58])" office:value-type="string" office:string-value="Wk 39" calcext:value-type="string">
            <text:p>Wk 39</text:p>
          </table:table-cell>
          <table:table-cell table:style-name="ce66" table:formula="of:=[$TrainingPlan.B58]" office:value-type="date" office:date-value="2008-09-22" calcext:value-type="date">
            <text:p>22-Sep</text:p>
          </table:table-cell>
          <table:table-cell table:style-name="ce70" table:formula="of:=[TrainingPlan.E58]" office:value-type="float" office:value="0" calcext:value-type="float">
            <text:p/>
          </table:table-cell>
          <table:table-cell table:style-name="ce75" table:content-validation-name="val10"/>
          <table:table-cell table:style-name="ce80" table:formula="of:=IF(ISBLANK([$TrainingPlan.$E58]);&quot;&quot;;VLOOKUP([$TrainingPlan.$F58];WeeklyUnitsTable;VLOOKUP([$TrainingPlan.$E58];[$WorkoutPatterns.$A$1:$WorkoutPatterns.$R$1048576];5;FALSE())+1;FALSE()))">
            <text:p/>
          </table:table-cell>
          <table:table-cell table:style-name="ce83"/>
          <table:table-cell table:style-name="ce86" table:formula="of:=IF(ISBLANK([.D42]);&quot;&quot;;VLOOKUP([.D42];[WorkoutPatternsList.$A$1:.$H$73];2;0))">
            <text:p/>
          </table:table-cell>
          <table:table-cell table:style-name="ce80" table:formula="of:=IF(ISBLANK([$TrainingPlan.$E58]);&quot;&quot;;VLOOKUP([$TrainingPlan.$F58];WeeklyUnitsTable;VLOOKUP([$TrainingPlan.$E58];[$WorkoutPatterns.$A$1:$WorkoutPatterns.$R$1048576];7;FALSE())+1;FALSE()))">
            <text:p/>
          </table:table-cell>
          <table:table-cell table:style-name="ce83"/>
          <table:table-cell table:style-name="ce89" table:formula="of:=IF(ISBLANK([.D42]);&quot;&quot;;VLOOKUP([.D42];[WorkoutPatternsList.$A$1:.$H$73];3;0))">
            <text:p/>
          </table:table-cell>
          <table:table-cell table:style-name="ce80" table:formula="of:=IF(ISBLANK([$TrainingPlan.$E58]);&quot;&quot;;VLOOKUP([$TrainingPlan.$F58];WeeklyUnitsTable;VLOOKUP([$TrainingPlan.$E58];[$WorkoutPatterns.$A$1:$WorkoutPatterns.$R$1048576];9;FALSE())+1;FALSE()))">
            <text:p/>
          </table:table-cell>
          <table:table-cell table:style-name="ce83"/>
          <table:table-cell table:style-name="ce89" table:formula="of:=IF(ISBLANK([.D42]);&quot;&quot;;VLOOKUP([.D42];[WorkoutPatternsList.$A$1:.$H$73];4;0))">
            <text:p/>
          </table:table-cell>
          <table:table-cell table:style-name="ce91" table:formula="of:=IF(ISBLANK([$TrainingPlan.$E58]);&quot;&quot;;VLOOKUP([$TrainingPlan.$F58];WeeklyUnitsTable;VLOOKUP([$TrainingPlan.$E58];[$WorkoutPatterns.$A$1:$WorkoutPatterns.$R$1048576];11;FALSE())+1;FALSE()))">
            <text:p/>
          </table:table-cell>
          <table:table-cell table:style-name="ce83"/>
          <table:table-cell table:style-name="ce89" table:formula="of:=IF(ISBLANK([.D42]);&quot;&quot;;VLOOKUP([.D42];[WorkoutPatternsList.$A$1:.$H$73];5;0))">
            <text:p/>
          </table:table-cell>
          <table:table-cell table:style-name="ce80" table:formula="of:=IF(ISBLANK([$TrainingPlan.$E58]);&quot;&quot;;VLOOKUP([$TrainingPlan.$F58];WeeklyUnitsTable;VLOOKUP([$TrainingPlan.$E58];[$WorkoutPatterns.$A$1:$WorkoutPatterns.$R$1048576];13;FALSE())+1;FALSE()))">
            <text:p/>
          </table:table-cell>
          <table:table-cell table:style-name="ce83"/>
          <table:table-cell table:style-name="ce89" table:formula="of:=IF(ISBLANK([.D42]);&quot;&quot;;VLOOKUP([.D42];[WorkoutPatternsList.$A$1:.$H$73];6;0))">
            <text:p/>
          </table:table-cell>
          <table:table-cell table:style-name="ce80" table:formula="of:=IF(ISBLANK([$TrainingPlan.$E58]);&quot;&quot;;VLOOKUP([$TrainingPlan.$F58];WeeklyUnitsTable;VLOOKUP([$TrainingPlan.$E58];[$WorkoutPatterns.$A$1:$WorkoutPatterns.$R$1048576];15;FALSE())+1;FALSE()))">
            <text:p/>
          </table:table-cell>
          <table:table-cell table:style-name="ce83"/>
          <table:table-cell table:style-name="ce89" table:formula="of:=IF(ISBLANK([.D42]);&quot;&quot;;VLOOKUP([.D42];[WorkoutPatternsList.$A$1:.$H$73];7;0))">
            <text:p/>
          </table:table-cell>
          <table:table-cell table:style-name="ce80" table:formula="of:=IF(ISBLANK([$TrainingPlan.E58]);&quot;&quot;;VLOOKUP([$TrainingPlan.F58];WeeklyHrsTable;VLOOKUP([$TrainingPlan.E58];[$WorkoutPatterns.A$1:$WorkoutPatterns.R$1048576];17;FALSE())+1;FALSE()))">
            <text:p/>
          </table:table-cell>
          <table:table-cell table:style-name="ce83"/>
          <table:table-cell table:style-name="ce89" table:formula="of:=IF(ISBLANK([.D42]);&quot;&quot;;VLOOKUP([.D42];[WorkoutPatternsList.$A$1:.$H$73];8;0))">
            <text:p/>
          </table:table-cell>
          <table:table-cell table:style-name="ce95" table:formula="of:=IF(ISBLANK([$TrainingPlan.E58]);&quot;&quot;;([.E42]+[.H42]+[.K42]+[.N42]+[.Q42]+[.T42]+[.W42]))">
            <text:p/>
          </table:table-cell>
          <table:table-cell table:style-name="ce98" table:formula="of:=IF(ISBLANK([$TrainingPlan.E58]);&quot;&quot;;([.F42]+[.I42]+[.L42]+[.O42]+[.R42]+[.U42]+[.X42]))">
            <text:p/>
          </table:table-cell>
          <table:table-cell table:style-name="ce304" table:formula="of:=IF(ISBLANK([$TrainingPlan.E58]);&quot;&quot;;[.AA42]-[.Z42])">
            <text:p/>
          </table:table-cell>
          <table:table-cell table:number-columns-repeated="246"/>
        </table:table-row>
        <table:table-row table:style-name="ro2">
          <table:table-cell table:style-name="ce61" table:formula="of:=CONCATENATE(&quot;Wk &quot;;[$TrainingPlan.A59])" office:value-type="string" office:string-value="Wk 40" calcext:value-type="string">
            <text:p>Wk 40</text:p>
          </table:table-cell>
          <table:table-cell table:style-name="ce66" table:formula="of:=[$TrainingPlan.B59]" office:value-type="date" office:date-value="2008-09-29" calcext:value-type="date">
            <text:p>29-Sep</text:p>
          </table:table-cell>
          <table:table-cell table:style-name="ce70" table:formula="of:=[TrainingPlan.E59]" office:value-type="float" office:value="0" calcext:value-type="float">
            <text:p/>
          </table:table-cell>
          <table:table-cell table:style-name="ce75" table:content-validation-name="val10"/>
          <table:table-cell table:style-name="ce80" table:formula="of:=IF(ISBLANK([$TrainingPlan.$E59]);&quot;&quot;;VLOOKUP([$TrainingPlan.$F59];WeeklyUnitsTable;VLOOKUP([$TrainingPlan.$E59];[$WorkoutPatterns.$A$1:$WorkoutPatterns.$R$1048576];5;FALSE())+1;FALSE()))">
            <text:p/>
          </table:table-cell>
          <table:table-cell table:style-name="ce83"/>
          <table:table-cell table:style-name="ce86" table:formula="of:=IF(ISBLANK([.D43]);&quot;&quot;;VLOOKUP([.D43];[WorkoutPatternsList.$A$1:.$H$73];2;0))">
            <text:p/>
          </table:table-cell>
          <table:table-cell table:style-name="ce80" table:formula="of:=IF(ISBLANK([$TrainingPlan.$E59]);&quot;&quot;;VLOOKUP([$TrainingPlan.$F59];WeeklyUnitsTable;VLOOKUP([$TrainingPlan.$E59];[$WorkoutPatterns.$A$1:$WorkoutPatterns.$R$1048576];7;FALSE())+1;FALSE()))">
            <text:p/>
          </table:table-cell>
          <table:table-cell table:style-name="ce83"/>
          <table:table-cell table:style-name="ce89" table:formula="of:=IF(ISBLANK([.D43]);&quot;&quot;;VLOOKUP([.D43];[WorkoutPatternsList.$A$1:.$H$73];3;0))">
            <text:p/>
          </table:table-cell>
          <table:table-cell table:style-name="ce80" table:formula="of:=IF(ISBLANK([$TrainingPlan.$E59]);&quot;&quot;;VLOOKUP([$TrainingPlan.$F59];WeeklyUnitsTable;VLOOKUP([$TrainingPlan.$E59];[$WorkoutPatterns.$A$1:$WorkoutPatterns.$R$1048576];9;FALSE())+1;FALSE()))">
            <text:p/>
          </table:table-cell>
          <table:table-cell table:style-name="ce83"/>
          <table:table-cell table:style-name="ce89" table:formula="of:=IF(ISBLANK([.D43]);&quot;&quot;;VLOOKUP([.D43];[WorkoutPatternsList.$A$1:.$H$73];4;0))">
            <text:p/>
          </table:table-cell>
          <table:table-cell table:style-name="ce91" table:formula="of:=IF(ISBLANK([$TrainingPlan.$E59]);&quot;&quot;;VLOOKUP([$TrainingPlan.$F59];WeeklyUnitsTable;VLOOKUP([$TrainingPlan.$E59];[$WorkoutPatterns.$A$1:$WorkoutPatterns.$R$1048576];11;FALSE())+1;FALSE()))">
            <text:p/>
          </table:table-cell>
          <table:table-cell table:style-name="ce83"/>
          <table:table-cell table:style-name="ce89" table:formula="of:=IF(ISBLANK([.D43]);&quot;&quot;;VLOOKUP([.D43];[WorkoutPatternsList.$A$1:.$H$73];5;0))">
            <text:p/>
          </table:table-cell>
          <table:table-cell table:style-name="ce80" table:formula="of:=IF(ISBLANK([$TrainingPlan.$E59]);&quot;&quot;;VLOOKUP([$TrainingPlan.$F59];WeeklyUnitsTable;VLOOKUP([$TrainingPlan.$E59];[$WorkoutPatterns.$A$1:$WorkoutPatterns.$R$1048576];13;FALSE())+1;FALSE()))">
            <text:p/>
          </table:table-cell>
          <table:table-cell table:style-name="ce83"/>
          <table:table-cell table:style-name="ce89" table:formula="of:=IF(ISBLANK([.D43]);&quot;&quot;;VLOOKUP([.D43];[WorkoutPatternsList.$A$1:.$H$73];6;0))">
            <text:p/>
          </table:table-cell>
          <table:table-cell table:style-name="ce80" table:formula="of:=IF(ISBLANK([$TrainingPlan.$E59]);&quot;&quot;;VLOOKUP([$TrainingPlan.$F59];WeeklyUnitsTable;VLOOKUP([$TrainingPlan.$E59];[$WorkoutPatterns.$A$1:$WorkoutPatterns.$R$1048576];15;FALSE())+1;FALSE()))">
            <text:p/>
          </table:table-cell>
          <table:table-cell table:style-name="ce83"/>
          <table:table-cell table:style-name="ce89" table:formula="of:=IF(ISBLANK([.D43]);&quot;&quot;;VLOOKUP([.D43];[WorkoutPatternsList.$A$1:.$H$73];7;0))">
            <text:p/>
          </table:table-cell>
          <table:table-cell table:style-name="ce80" table:formula="of:=IF(ISBLANK([$TrainingPlan.E59]);&quot;&quot;;VLOOKUP([$TrainingPlan.F59];WeeklyHrsTable;VLOOKUP([$TrainingPlan.E59];[$WorkoutPatterns.A$1:$WorkoutPatterns.R$1048576];17;FALSE())+1;FALSE()))">
            <text:p/>
          </table:table-cell>
          <table:table-cell table:style-name="ce83"/>
          <table:table-cell table:style-name="ce89" table:formula="of:=IF(ISBLANK([.D43]);&quot;&quot;;VLOOKUP([.D43];[WorkoutPatternsList.$A$1:.$H$73];8;0))">
            <text:p/>
          </table:table-cell>
          <table:table-cell table:style-name="ce95" table:formula="of:=IF(ISBLANK([$TrainingPlan.E59]);&quot;&quot;;([.E43]+[.H43]+[.K43]+[.N43]+[.Q43]+[.T43]+[.W43]))">
            <text:p/>
          </table:table-cell>
          <table:table-cell table:style-name="ce98" table:formula="of:=IF(ISBLANK([$TrainingPlan.E59]);&quot;&quot;;([.F43]+[.I43]+[.L43]+[.O43]+[.R43]+[.U43]+[.X43]))">
            <text:p/>
          </table:table-cell>
          <table:table-cell table:style-name="ce304" table:formula="of:=IF(ISBLANK([$TrainingPlan.E59]);&quot;&quot;;[.AA43]-[.Z43])">
            <text:p/>
          </table:table-cell>
          <table:table-cell table:number-columns-repeated="246"/>
        </table:table-row>
        <table:table-row table:style-name="ro2">
          <table:table-cell table:style-name="ce61" table:formula="of:=CONCATENATE(&quot;Wk &quot;;[$TrainingPlan.A60])" office:value-type="string" office:string-value="Wk 41" calcext:value-type="string">
            <text:p>Wk 41</text:p>
          </table:table-cell>
          <table:table-cell table:style-name="ce66" table:formula="of:=[$TrainingPlan.B60]" office:value-type="date" office:date-value="2008-10-06" calcext:value-type="date">
            <text:p>06-Oct</text:p>
          </table:table-cell>
          <table:table-cell table:style-name="ce70" table:formula="of:=[TrainingPlan.E60]" office:value-type="float" office:value="0" calcext:value-type="float">
            <text:p/>
          </table:table-cell>
          <table:table-cell table:style-name="ce75" table:content-validation-name="val10"/>
          <table:table-cell table:style-name="ce80" table:formula="of:=IF(ISBLANK([$TrainingPlan.$E60]);&quot;&quot;;VLOOKUP([$TrainingPlan.$F60];WeeklyUnitsTable;VLOOKUP([$TrainingPlan.$E60];[$WorkoutPatterns.$A$1:$WorkoutPatterns.$R$1048576];5;FALSE())+1;FALSE()))">
            <text:p/>
          </table:table-cell>
          <table:table-cell table:style-name="ce83"/>
          <table:table-cell table:style-name="ce86" table:formula="of:=IF(ISBLANK([.D44]);&quot;&quot;;VLOOKUP([.D44];[WorkoutPatternsList.$A$1:.$H$73];2;0))">
            <text:p/>
          </table:table-cell>
          <table:table-cell table:style-name="ce80" table:formula="of:=IF(ISBLANK([$TrainingPlan.$E60]);&quot;&quot;;VLOOKUP([$TrainingPlan.$F60];WeeklyUnitsTable;VLOOKUP([$TrainingPlan.$E60];[$WorkoutPatterns.$A$1:$WorkoutPatterns.$R$1048576];7;FALSE())+1;FALSE()))">
            <text:p/>
          </table:table-cell>
          <table:table-cell table:style-name="ce83"/>
          <table:table-cell table:style-name="ce89" table:formula="of:=IF(ISBLANK([.D44]);&quot;&quot;;VLOOKUP([.D44];[WorkoutPatternsList.$A$1:.$H$73];3;0))">
            <text:p/>
          </table:table-cell>
          <table:table-cell table:style-name="ce80" table:formula="of:=IF(ISBLANK([$TrainingPlan.$E60]);&quot;&quot;;VLOOKUP([$TrainingPlan.$F60];WeeklyUnitsTable;VLOOKUP([$TrainingPlan.$E60];[$WorkoutPatterns.$A$1:$WorkoutPatterns.$R$1048576];9;FALSE())+1;FALSE()))">
            <text:p/>
          </table:table-cell>
          <table:table-cell table:style-name="ce83"/>
          <table:table-cell table:style-name="ce89" table:formula="of:=IF(ISBLANK([.D44]);&quot;&quot;;VLOOKUP([.D44];[WorkoutPatternsList.$A$1:.$H$73];4;0))">
            <text:p/>
          </table:table-cell>
          <table:table-cell table:style-name="ce91" table:formula="of:=IF(ISBLANK([$TrainingPlan.$E60]);&quot;&quot;;VLOOKUP([$TrainingPlan.$F60];WeeklyUnitsTable;VLOOKUP([$TrainingPlan.$E60];[$WorkoutPatterns.$A$1:$WorkoutPatterns.$R$1048576];11;FALSE())+1;FALSE()))">
            <text:p/>
          </table:table-cell>
          <table:table-cell table:style-name="ce83"/>
          <table:table-cell table:style-name="ce89" table:formula="of:=IF(ISBLANK([.D44]);&quot;&quot;;VLOOKUP([.D44];[WorkoutPatternsList.$A$1:.$H$73];5;0))">
            <text:p/>
          </table:table-cell>
          <table:table-cell table:style-name="ce80" table:formula="of:=IF(ISBLANK([$TrainingPlan.$E60]);&quot;&quot;;VLOOKUP([$TrainingPlan.$F60];WeeklyUnitsTable;VLOOKUP([$TrainingPlan.$E60];[$WorkoutPatterns.$A$1:$WorkoutPatterns.$R$1048576];13;FALSE())+1;FALSE()))">
            <text:p/>
          </table:table-cell>
          <table:table-cell table:style-name="ce83"/>
          <table:table-cell table:style-name="ce89" table:formula="of:=IF(ISBLANK([.D44]);&quot;&quot;;VLOOKUP([.D44];[WorkoutPatternsList.$A$1:.$H$73];6;0))">
            <text:p/>
          </table:table-cell>
          <table:table-cell table:style-name="ce80" table:formula="of:=IF(ISBLANK([$TrainingPlan.$E60]);&quot;&quot;;VLOOKUP([$TrainingPlan.$F60];WeeklyUnitsTable;VLOOKUP([$TrainingPlan.$E60];[$WorkoutPatterns.$A$1:$WorkoutPatterns.$R$1048576];15;FALSE())+1;FALSE()))">
            <text:p/>
          </table:table-cell>
          <table:table-cell table:style-name="ce83"/>
          <table:table-cell table:style-name="ce89" table:formula="of:=IF(ISBLANK([.D44]);&quot;&quot;;VLOOKUP([.D44];[WorkoutPatternsList.$A$1:.$H$73];7;0))">
            <text:p/>
          </table:table-cell>
          <table:table-cell table:style-name="ce80" table:formula="of:=IF(ISBLANK([$TrainingPlan.E60]);&quot;&quot;;VLOOKUP([$TrainingPlan.F60];WeeklyHrsTable;VLOOKUP([$TrainingPlan.E60];[$WorkoutPatterns.A$1:$WorkoutPatterns.R$1048576];17;FALSE())+1;FALSE()))">
            <text:p/>
          </table:table-cell>
          <table:table-cell table:style-name="ce83"/>
          <table:table-cell table:style-name="ce89" table:formula="of:=IF(ISBLANK([.D44]);&quot;&quot;;VLOOKUP([.D44];[WorkoutPatternsList.$A$1:.$H$73];8;0))">
            <text:p/>
          </table:table-cell>
          <table:table-cell table:style-name="ce95" table:formula="of:=IF(ISBLANK([$TrainingPlan.E60]);&quot;&quot;;([.E44]+[.H44]+[.K44]+[.N44]+[.Q44]+[.T44]+[.W44]))">
            <text:p/>
          </table:table-cell>
          <table:table-cell table:style-name="ce98" table:formula="of:=IF(ISBLANK([$TrainingPlan.E60]);&quot;&quot;;([.F44]+[.I44]+[.L44]+[.O44]+[.R44]+[.U44]+[.X44]))">
            <text:p/>
          </table:table-cell>
          <table:table-cell table:style-name="ce304" table:formula="of:=IF(ISBLANK([$TrainingPlan.E60]);&quot;&quot;;[.AA44]-[.Z44])">
            <text:p/>
          </table:table-cell>
          <table:table-cell table:number-columns-repeated="246"/>
        </table:table-row>
        <table:table-row table:style-name="ro2">
          <table:table-cell table:style-name="ce61" table:formula="of:=CONCATENATE(&quot;Wk &quot;;[$TrainingPlan.A61])" office:value-type="string" office:string-value="Wk 42" calcext:value-type="string">
            <text:p>Wk 42</text:p>
          </table:table-cell>
          <table:table-cell table:style-name="ce66" table:formula="of:=[$TrainingPlan.B61]" office:value-type="date" office:date-value="2008-10-13" calcext:value-type="date">
            <text:p>13-Oct</text:p>
          </table:table-cell>
          <table:table-cell table:style-name="ce70" table:formula="of:=[TrainingPlan.E61]" office:value-type="float" office:value="0" calcext:value-type="float">
            <text:p/>
          </table:table-cell>
          <table:table-cell table:style-name="ce75" table:content-validation-name="val10"/>
          <table:table-cell table:style-name="ce80" table:formula="of:=IF(ISBLANK([$TrainingPlan.$E61]);&quot;&quot;;VLOOKUP([$TrainingPlan.$F61];WeeklyUnitsTable;VLOOKUP([$TrainingPlan.$E61];[$WorkoutPatterns.$A$1:$WorkoutPatterns.$R$1048576];5;FALSE())+1;FALSE()))">
            <text:p/>
          </table:table-cell>
          <table:table-cell table:style-name="ce83"/>
          <table:table-cell table:style-name="ce86" table:formula="of:=IF(ISBLANK([.D45]);&quot;&quot;;VLOOKUP([.D45];[WorkoutPatternsList.$A$1:.$H$73];2;0))">
            <text:p/>
          </table:table-cell>
          <table:table-cell table:style-name="ce80" table:formula="of:=IF(ISBLANK([$TrainingPlan.$E61]);&quot;&quot;;VLOOKUP([$TrainingPlan.$F61];WeeklyUnitsTable;VLOOKUP([$TrainingPlan.$E61];[$WorkoutPatterns.$A$1:$WorkoutPatterns.$R$1048576];7;FALSE())+1;FALSE()))">
            <text:p/>
          </table:table-cell>
          <table:table-cell table:style-name="ce83"/>
          <table:table-cell table:style-name="ce89" table:formula="of:=IF(ISBLANK([.D45]);&quot;&quot;;VLOOKUP([.D45];[WorkoutPatternsList.$A$1:.$H$73];3;0))">
            <text:p/>
          </table:table-cell>
          <table:table-cell table:style-name="ce80" table:formula="of:=IF(ISBLANK([$TrainingPlan.$E61]);&quot;&quot;;VLOOKUP([$TrainingPlan.$F61];WeeklyUnitsTable;VLOOKUP([$TrainingPlan.$E61];[$WorkoutPatterns.$A$1:$WorkoutPatterns.$R$1048576];9;FALSE())+1;FALSE()))">
            <text:p/>
          </table:table-cell>
          <table:table-cell table:style-name="ce83"/>
          <table:table-cell table:style-name="ce89" table:formula="of:=IF(ISBLANK([.D45]);&quot;&quot;;VLOOKUP([.D45];[WorkoutPatternsList.$A$1:.$H$73];4;0))">
            <text:p/>
          </table:table-cell>
          <table:table-cell table:style-name="ce91" table:formula="of:=IF(ISBLANK([$TrainingPlan.$E61]);&quot;&quot;;VLOOKUP([$TrainingPlan.$F61];WeeklyUnitsTable;VLOOKUP([$TrainingPlan.$E61];[$WorkoutPatterns.$A$1:$WorkoutPatterns.$R$1048576];11;FALSE())+1;FALSE()))">
            <text:p/>
          </table:table-cell>
          <table:table-cell table:style-name="ce83"/>
          <table:table-cell table:style-name="ce89" table:formula="of:=IF(ISBLANK([.D45]);&quot;&quot;;VLOOKUP([.D45];[WorkoutPatternsList.$A$1:.$H$73];5;0))">
            <text:p/>
          </table:table-cell>
          <table:table-cell table:style-name="ce80" table:formula="of:=IF(ISBLANK([$TrainingPlan.$E61]);&quot;&quot;;VLOOKUP([$TrainingPlan.$F61];WeeklyUnitsTable;VLOOKUP([$TrainingPlan.$E61];[$WorkoutPatterns.$A$1:$WorkoutPatterns.$R$1048576];13;FALSE())+1;FALSE()))">
            <text:p/>
          </table:table-cell>
          <table:table-cell table:style-name="ce83"/>
          <table:table-cell table:style-name="ce89" table:formula="of:=IF(ISBLANK([.D45]);&quot;&quot;;VLOOKUP([.D45];[WorkoutPatternsList.$A$1:.$H$73];6;0))">
            <text:p/>
          </table:table-cell>
          <table:table-cell table:style-name="ce80" table:formula="of:=IF(ISBLANK([$TrainingPlan.$E61]);&quot;&quot;;VLOOKUP([$TrainingPlan.$F61];WeeklyUnitsTable;VLOOKUP([$TrainingPlan.$E61];[$WorkoutPatterns.$A$1:$WorkoutPatterns.$R$1048576];15;FALSE())+1;FALSE()))">
            <text:p/>
          </table:table-cell>
          <table:table-cell table:style-name="ce83"/>
          <table:table-cell table:style-name="ce89" table:formula="of:=IF(ISBLANK([.D45]);&quot;&quot;;VLOOKUP([.D45];[WorkoutPatternsList.$A$1:.$H$73];7;0))">
            <text:p/>
          </table:table-cell>
          <table:table-cell table:style-name="ce80" table:formula="of:=IF(ISBLANK([$TrainingPlan.E61]);&quot;&quot;;VLOOKUP([$TrainingPlan.F61];WeeklyHrsTable;VLOOKUP([$TrainingPlan.E61];[$WorkoutPatterns.A$1:$WorkoutPatterns.R$1048576];17;FALSE())+1;FALSE()))">
            <text:p/>
          </table:table-cell>
          <table:table-cell table:style-name="ce83"/>
          <table:table-cell table:style-name="ce89" table:formula="of:=IF(ISBLANK([.D45]);&quot;&quot;;VLOOKUP([.D45];[WorkoutPatternsList.$A$1:.$H$73];8;0))">
            <text:p/>
          </table:table-cell>
          <table:table-cell table:style-name="ce95" table:formula="of:=IF(ISBLANK([$TrainingPlan.E61]);&quot;&quot;;([.E45]+[.H45]+[.K45]+[.N45]+[.Q45]+[.T45]+[.W45]))">
            <text:p/>
          </table:table-cell>
          <table:table-cell table:style-name="ce98" table:formula="of:=IF(ISBLANK([$TrainingPlan.E61]);&quot;&quot;;([.F45]+[.I45]+[.L45]+[.O45]+[.R45]+[.U45]+[.X45]))">
            <text:p/>
          </table:table-cell>
          <table:table-cell table:style-name="ce304" table:formula="of:=IF(ISBLANK([$TrainingPlan.E61]);&quot;&quot;;[.AA45]-[.Z45])">
            <text:p/>
          </table:table-cell>
          <table:table-cell table:number-columns-repeated="246"/>
        </table:table-row>
        <table:table-row table:style-name="ro2">
          <table:table-cell table:style-name="ce61" table:formula="of:=CONCATENATE(&quot;Wk &quot;;[$TrainingPlan.A62])" office:value-type="string" office:string-value="Wk 43" calcext:value-type="string">
            <text:p>Wk 43</text:p>
          </table:table-cell>
          <table:table-cell table:style-name="ce66" table:formula="of:=[$TrainingPlan.B62]" office:value-type="date" office:date-value="2008-10-20" calcext:value-type="date">
            <text:p>20-Oct</text:p>
          </table:table-cell>
          <table:table-cell table:style-name="ce70" table:formula="of:=[TrainingPlan.E62]" office:value-type="float" office:value="0" calcext:value-type="float">
            <text:p/>
          </table:table-cell>
          <table:table-cell table:style-name="ce75" table:content-validation-name="val10"/>
          <table:table-cell table:style-name="ce80" table:formula="of:=IF(ISBLANK([$TrainingPlan.$E62]);&quot;&quot;;VLOOKUP([$TrainingPlan.$F62];WeeklyUnitsTable;VLOOKUP([$TrainingPlan.$E62];[$WorkoutPatterns.$A$1:$WorkoutPatterns.$R$1048576];5;FALSE())+1;FALSE()))">
            <text:p/>
          </table:table-cell>
          <table:table-cell table:style-name="ce83"/>
          <table:table-cell table:style-name="ce86" table:formula="of:=IF(ISBLANK([.D46]);&quot;&quot;;VLOOKUP([.D46];[WorkoutPatternsList.$A$1:.$H$73];2;0))">
            <text:p/>
          </table:table-cell>
          <table:table-cell table:style-name="ce80" table:formula="of:=IF(ISBLANK([$TrainingPlan.$E62]);&quot;&quot;;VLOOKUP([$TrainingPlan.$F62];WeeklyUnitsTable;VLOOKUP([$TrainingPlan.$E62];[$WorkoutPatterns.$A$1:$WorkoutPatterns.$R$1048576];7;FALSE())+1;FALSE()))">
            <text:p/>
          </table:table-cell>
          <table:table-cell table:style-name="ce83"/>
          <table:table-cell table:style-name="ce89" table:formula="of:=IF(ISBLANK([.D46]);&quot;&quot;;VLOOKUP([.D46];[WorkoutPatternsList.$A$1:.$H$73];3;0))">
            <text:p/>
          </table:table-cell>
          <table:table-cell table:style-name="ce80" table:formula="of:=IF(ISBLANK([$TrainingPlan.$E62]);&quot;&quot;;VLOOKUP([$TrainingPlan.$F62];WeeklyUnitsTable;VLOOKUP([$TrainingPlan.$E62];[$WorkoutPatterns.$A$1:$WorkoutPatterns.$R$1048576];9;FALSE())+1;FALSE()))">
            <text:p/>
          </table:table-cell>
          <table:table-cell table:style-name="ce83"/>
          <table:table-cell table:style-name="ce89" table:formula="of:=IF(ISBLANK([.D46]);&quot;&quot;;VLOOKUP([.D46];[WorkoutPatternsList.$A$1:.$H$73];4;0))">
            <text:p/>
          </table:table-cell>
          <table:table-cell table:style-name="ce91" table:formula="of:=IF(ISBLANK([$TrainingPlan.$E62]);&quot;&quot;;VLOOKUP([$TrainingPlan.$F62];WeeklyUnitsTable;VLOOKUP([$TrainingPlan.$E62];[$WorkoutPatterns.$A$1:$WorkoutPatterns.$R$1048576];11;FALSE())+1;FALSE()))">
            <text:p/>
          </table:table-cell>
          <table:table-cell table:style-name="ce83"/>
          <table:table-cell table:style-name="ce89" table:formula="of:=IF(ISBLANK([.D46]);&quot;&quot;;VLOOKUP([.D46];[WorkoutPatternsList.$A$1:.$H$73];5;0))">
            <text:p/>
          </table:table-cell>
          <table:table-cell table:style-name="ce80" table:formula="of:=IF(ISBLANK([$TrainingPlan.$E62]);&quot;&quot;;VLOOKUP([$TrainingPlan.$F62];WeeklyUnitsTable;VLOOKUP([$TrainingPlan.$E62];[$WorkoutPatterns.$A$1:$WorkoutPatterns.$R$1048576];13;FALSE())+1;FALSE()))">
            <text:p/>
          </table:table-cell>
          <table:table-cell table:style-name="ce83"/>
          <table:table-cell table:style-name="ce89" table:formula="of:=IF(ISBLANK([.D46]);&quot;&quot;;VLOOKUP([.D46];[WorkoutPatternsList.$A$1:.$H$73];6;0))">
            <text:p/>
          </table:table-cell>
          <table:table-cell table:style-name="ce80" table:formula="of:=IF(ISBLANK([$TrainingPlan.$E62]);&quot;&quot;;VLOOKUP([$TrainingPlan.$F62];WeeklyUnitsTable;VLOOKUP([$TrainingPlan.$E62];[$WorkoutPatterns.$A$1:$WorkoutPatterns.$R$1048576];15;FALSE())+1;FALSE()))">
            <text:p/>
          </table:table-cell>
          <table:table-cell table:style-name="ce83"/>
          <table:table-cell table:style-name="ce89" table:formula="of:=IF(ISBLANK([.D46]);&quot;&quot;;VLOOKUP([.D46];[WorkoutPatternsList.$A$1:.$H$73];7;0))">
            <text:p/>
          </table:table-cell>
          <table:table-cell table:style-name="ce80" table:formula="of:=IF(ISBLANK([$TrainingPlan.E62]);&quot;&quot;;VLOOKUP([$TrainingPlan.F62];WeeklyHrsTable;VLOOKUP([$TrainingPlan.E62];[$WorkoutPatterns.A$1:$WorkoutPatterns.R$1048576];17;FALSE())+1;FALSE()))">
            <text:p/>
          </table:table-cell>
          <table:table-cell table:style-name="ce83"/>
          <table:table-cell table:style-name="ce89" table:formula="of:=IF(ISBLANK([.D46]);&quot;&quot;;VLOOKUP([.D46];[WorkoutPatternsList.$A$1:.$H$73];8;0))">
            <text:p/>
          </table:table-cell>
          <table:table-cell table:style-name="ce95" table:formula="of:=IF(ISBLANK([$TrainingPlan.E62]);&quot;&quot;;([.E46]+[.H46]+[.K46]+[.N46]+[.Q46]+[.T46]+[.W46]))">
            <text:p/>
          </table:table-cell>
          <table:table-cell table:style-name="ce98" table:formula="of:=IF(ISBLANK([$TrainingPlan.E62]);&quot;&quot;;([.F46]+[.I46]+[.L46]+[.O46]+[.R46]+[.U46]+[.X46]))">
            <text:p/>
          </table:table-cell>
          <table:table-cell table:style-name="ce304" table:formula="of:=IF(ISBLANK([$TrainingPlan.E62]);&quot;&quot;;[.AA46]-[.Z46])">
            <text:p/>
          </table:table-cell>
          <table:table-cell table:number-columns-repeated="246"/>
        </table:table-row>
        <table:table-row table:style-name="ro2">
          <table:table-cell table:style-name="ce61" table:formula="of:=CONCATENATE(&quot;Wk &quot;;[$TrainingPlan.A63])" office:value-type="string" office:string-value="Wk 44" calcext:value-type="string">
            <text:p>Wk 44</text:p>
          </table:table-cell>
          <table:table-cell table:style-name="ce66" table:formula="of:=[$TrainingPlan.B63]" office:value-type="date" office:date-value="2008-10-27" calcext:value-type="date">
            <text:p>27-Oct</text:p>
          </table:table-cell>
          <table:table-cell table:style-name="ce70" table:formula="of:=[TrainingPlan.E63]" office:value-type="float" office:value="0" calcext:value-type="float">
            <text:p/>
          </table:table-cell>
          <table:table-cell table:style-name="ce75" table:content-validation-name="val10"/>
          <table:table-cell table:style-name="ce80" table:formula="of:=IF(ISBLANK([$TrainingPlan.$E63]);&quot;&quot;;VLOOKUP([$TrainingPlan.$F63];WeeklyUnitsTable;VLOOKUP([$TrainingPlan.$E63];[$WorkoutPatterns.$A$1:$WorkoutPatterns.$R$1048576];5;FALSE())+1;FALSE()))">
            <text:p/>
          </table:table-cell>
          <table:table-cell table:style-name="ce83"/>
          <table:table-cell table:style-name="ce86" table:formula="of:=IF(ISBLANK([.D47]);&quot;&quot;;VLOOKUP([.D47];[WorkoutPatternsList.$A$1:.$H$73];2;0))">
            <text:p/>
          </table:table-cell>
          <table:table-cell table:style-name="ce80" table:formula="of:=IF(ISBLANK([$TrainingPlan.$E63]);&quot;&quot;;VLOOKUP([$TrainingPlan.$F63];WeeklyUnitsTable;VLOOKUP([$TrainingPlan.$E63];[$WorkoutPatterns.$A$1:$WorkoutPatterns.$R$1048576];7;FALSE())+1;FALSE()))">
            <text:p/>
          </table:table-cell>
          <table:table-cell table:style-name="ce83"/>
          <table:table-cell table:style-name="ce89" table:formula="of:=IF(ISBLANK([.D47]);&quot;&quot;;VLOOKUP([.D47];[WorkoutPatternsList.$A$1:.$H$73];3;0))">
            <text:p/>
          </table:table-cell>
          <table:table-cell table:style-name="ce80" table:formula="of:=IF(ISBLANK([$TrainingPlan.$E63]);&quot;&quot;;VLOOKUP([$TrainingPlan.$F63];WeeklyUnitsTable;VLOOKUP([$TrainingPlan.$E63];[$WorkoutPatterns.$A$1:$WorkoutPatterns.$R$1048576];9;FALSE())+1;FALSE()))">
            <text:p/>
          </table:table-cell>
          <table:table-cell table:style-name="ce83"/>
          <table:table-cell table:style-name="ce89" table:formula="of:=IF(ISBLANK([.D47]);&quot;&quot;;VLOOKUP([.D47];[WorkoutPatternsList.$A$1:.$H$73];4;0))">
            <text:p/>
          </table:table-cell>
          <table:table-cell table:style-name="ce91" table:formula="of:=IF(ISBLANK([$TrainingPlan.$E63]);&quot;&quot;;VLOOKUP([$TrainingPlan.$F63];WeeklyUnitsTable;VLOOKUP([$TrainingPlan.$E63];[$WorkoutPatterns.$A$1:$WorkoutPatterns.$R$1048576];11;FALSE())+1;FALSE()))">
            <text:p/>
          </table:table-cell>
          <table:table-cell table:style-name="ce83"/>
          <table:table-cell table:style-name="ce89" table:formula="of:=IF(ISBLANK([.D47]);&quot;&quot;;VLOOKUP([.D47];[WorkoutPatternsList.$A$1:.$H$73];5;0))">
            <text:p/>
          </table:table-cell>
          <table:table-cell table:style-name="ce80" table:formula="of:=IF(ISBLANK([$TrainingPlan.$E63]);&quot;&quot;;VLOOKUP([$TrainingPlan.$F63];WeeklyUnitsTable;VLOOKUP([$TrainingPlan.$E63];[$WorkoutPatterns.$A$1:$WorkoutPatterns.$R$1048576];13;FALSE())+1;FALSE()))">
            <text:p/>
          </table:table-cell>
          <table:table-cell table:style-name="ce83"/>
          <table:table-cell table:style-name="ce89" table:formula="of:=IF(ISBLANK([.D47]);&quot;&quot;;VLOOKUP([.D47];[WorkoutPatternsList.$A$1:.$H$73];6;0))">
            <text:p/>
          </table:table-cell>
          <table:table-cell table:style-name="ce80" table:formula="of:=IF(ISBLANK([$TrainingPlan.$E63]);&quot;&quot;;VLOOKUP([$TrainingPlan.$F63];WeeklyUnitsTable;VLOOKUP([$TrainingPlan.$E63];[$WorkoutPatterns.$A$1:$WorkoutPatterns.$R$1048576];15;FALSE())+1;FALSE()))">
            <text:p/>
          </table:table-cell>
          <table:table-cell table:style-name="ce83"/>
          <table:table-cell table:style-name="ce89" table:formula="of:=IF(ISBLANK([.D47]);&quot;&quot;;VLOOKUP([.D47];[WorkoutPatternsList.$A$1:.$H$73];7;0))">
            <text:p/>
          </table:table-cell>
          <table:table-cell table:style-name="ce80" table:formula="of:=IF(ISBLANK([$TrainingPlan.E63]);&quot;&quot;;VLOOKUP([$TrainingPlan.F63];WeeklyHrsTable;VLOOKUP([$TrainingPlan.E63];[$WorkoutPatterns.A$1:$WorkoutPatterns.R$1048576];17;FALSE())+1;FALSE()))">
            <text:p/>
          </table:table-cell>
          <table:table-cell table:style-name="ce83"/>
          <table:table-cell table:style-name="ce89" table:formula="of:=IF(ISBLANK([.D47]);&quot;&quot;;VLOOKUP([.D47];[WorkoutPatternsList.$A$1:.$H$73];8;0))">
            <text:p/>
          </table:table-cell>
          <table:table-cell table:style-name="ce95" table:formula="of:=IF(ISBLANK([$TrainingPlan.E63]);&quot;&quot;;([.E47]+[.H47]+[.K47]+[.N47]+[.Q47]+[.T47]+[.W47]))">
            <text:p/>
          </table:table-cell>
          <table:table-cell table:style-name="ce98" table:formula="of:=IF(ISBLANK([$TrainingPlan.E63]);&quot;&quot;;([.F47]+[.I47]+[.L47]+[.O47]+[.R47]+[.U47]+[.X47]))">
            <text:p/>
          </table:table-cell>
          <table:table-cell table:style-name="ce304" table:formula="of:=IF(ISBLANK([$TrainingPlan.E63]);&quot;&quot;;[.AA47]-[.Z47])">
            <text:p/>
          </table:table-cell>
          <table:table-cell table:number-columns-repeated="246"/>
        </table:table-row>
        <table:table-row table:style-name="ro2">
          <table:table-cell table:style-name="ce61" table:formula="of:=CONCATENATE(&quot;Wk &quot;;[$TrainingPlan.A64])" office:value-type="string" office:string-value="Wk 45" calcext:value-type="string">
            <text:p>Wk 45</text:p>
          </table:table-cell>
          <table:table-cell table:style-name="ce66" table:formula="of:=[$TrainingPlan.B64]" office:value-type="date" office:date-value="2008-11-03" calcext:value-type="date">
            <text:p>03-Nov</text:p>
          </table:table-cell>
          <table:table-cell table:style-name="ce70" table:formula="of:=[TrainingPlan.E64]" office:value-type="float" office:value="0" calcext:value-type="float">
            <text:p/>
          </table:table-cell>
          <table:table-cell table:style-name="ce75" table:content-validation-name="val10"/>
          <table:table-cell table:style-name="ce80" table:formula="of:=IF(ISBLANK([$TrainingPlan.$E64]);&quot;&quot;;VLOOKUP([$TrainingPlan.$F64];WeeklyUnitsTable;VLOOKUP([$TrainingPlan.$E64];[$WorkoutPatterns.$A$1:$WorkoutPatterns.$R$1048576];5;FALSE())+1;FALSE()))">
            <text:p/>
          </table:table-cell>
          <table:table-cell table:style-name="ce83"/>
          <table:table-cell table:style-name="ce86" table:formula="of:=IF(ISBLANK([.D48]);&quot;&quot;;VLOOKUP([.D48];[WorkoutPatternsList.$A$1:.$H$73];2;0))">
            <text:p/>
          </table:table-cell>
          <table:table-cell table:style-name="ce80" table:formula="of:=IF(ISBLANK([$TrainingPlan.$E64]);&quot;&quot;;VLOOKUP([$TrainingPlan.$F64];WeeklyUnitsTable;VLOOKUP([$TrainingPlan.$E64];[$WorkoutPatterns.$A$1:$WorkoutPatterns.$R$1048576];7;FALSE())+1;FALSE()))">
            <text:p/>
          </table:table-cell>
          <table:table-cell table:style-name="ce83"/>
          <table:table-cell table:style-name="ce89" table:formula="of:=IF(ISBLANK([.D48]);&quot;&quot;;VLOOKUP([.D48];[WorkoutPatternsList.$A$1:.$H$73];3;0))">
            <text:p/>
          </table:table-cell>
          <table:table-cell table:style-name="ce80" table:formula="of:=IF(ISBLANK([$TrainingPlan.$E64]);&quot;&quot;;VLOOKUP([$TrainingPlan.$F64];WeeklyUnitsTable;VLOOKUP([$TrainingPlan.$E64];[$WorkoutPatterns.$A$1:$WorkoutPatterns.$R$1048576];9;FALSE())+1;FALSE()))">
            <text:p/>
          </table:table-cell>
          <table:table-cell table:style-name="ce83"/>
          <table:table-cell table:style-name="ce89" table:formula="of:=IF(ISBLANK([.D48]);&quot;&quot;;VLOOKUP([.D48];[WorkoutPatternsList.$A$1:.$H$73];4;0))">
            <text:p/>
          </table:table-cell>
          <table:table-cell table:style-name="ce91" table:formula="of:=IF(ISBLANK([$TrainingPlan.$E64]);&quot;&quot;;VLOOKUP([$TrainingPlan.$F64];WeeklyUnitsTable;VLOOKUP([$TrainingPlan.$E64];[$WorkoutPatterns.$A$1:$WorkoutPatterns.$R$1048576];11;FALSE())+1;FALSE()))">
            <text:p/>
          </table:table-cell>
          <table:table-cell table:style-name="ce83"/>
          <table:table-cell table:style-name="ce89" table:formula="of:=IF(ISBLANK([.D48]);&quot;&quot;;VLOOKUP([.D48];[WorkoutPatternsList.$A$1:.$H$73];5;0))">
            <text:p/>
          </table:table-cell>
          <table:table-cell table:style-name="ce80" table:formula="of:=IF(ISBLANK([$TrainingPlan.$E64]);&quot;&quot;;VLOOKUP([$TrainingPlan.$F64];WeeklyUnitsTable;VLOOKUP([$TrainingPlan.$E64];[$WorkoutPatterns.$A$1:$WorkoutPatterns.$R$1048576];13;FALSE())+1;FALSE()))">
            <text:p/>
          </table:table-cell>
          <table:table-cell table:style-name="ce83"/>
          <table:table-cell table:style-name="ce89" table:formula="of:=IF(ISBLANK([.D48]);&quot;&quot;;VLOOKUP([.D48];[WorkoutPatternsList.$A$1:.$H$73];6;0))">
            <text:p/>
          </table:table-cell>
          <table:table-cell table:style-name="ce80" table:formula="of:=IF(ISBLANK([$TrainingPlan.$E64]);&quot;&quot;;VLOOKUP([$TrainingPlan.$F64];WeeklyUnitsTable;VLOOKUP([$TrainingPlan.$E64];[$WorkoutPatterns.$A$1:$WorkoutPatterns.$R$1048576];15;FALSE())+1;FALSE()))">
            <text:p/>
          </table:table-cell>
          <table:table-cell table:style-name="ce83"/>
          <table:table-cell table:style-name="ce89" table:formula="of:=IF(ISBLANK([.D48]);&quot;&quot;;VLOOKUP([.D48];[WorkoutPatternsList.$A$1:.$H$73];7;0))">
            <text:p/>
          </table:table-cell>
          <table:table-cell table:style-name="ce80" table:formula="of:=IF(ISBLANK([$TrainingPlan.E64]);&quot;&quot;;VLOOKUP([$TrainingPlan.F64];WeeklyHrsTable;VLOOKUP([$TrainingPlan.E64];[$WorkoutPatterns.A$1:$WorkoutPatterns.R$1048576];17;FALSE())+1;FALSE()))">
            <text:p/>
          </table:table-cell>
          <table:table-cell table:style-name="ce83"/>
          <table:table-cell table:style-name="ce89" table:formula="of:=IF(ISBLANK([.D48]);&quot;&quot;;VLOOKUP([.D48];[WorkoutPatternsList.$A$1:.$H$73];8;0))">
            <text:p/>
          </table:table-cell>
          <table:table-cell table:style-name="ce95" table:formula="of:=IF(ISBLANK([$TrainingPlan.E64]);&quot;&quot;;([.E48]+[.H48]+[.K48]+[.N48]+[.Q48]+[.T48]+[.W48]))">
            <text:p/>
          </table:table-cell>
          <table:table-cell table:style-name="ce98" table:formula="of:=IF(ISBLANK([$TrainingPlan.E64]);&quot;&quot;;([.F48]+[.I48]+[.L48]+[.O48]+[.R48]+[.U48]+[.X48]))">
            <text:p/>
          </table:table-cell>
          <table:table-cell table:style-name="ce304" table:formula="of:=IF(ISBLANK([$TrainingPlan.E64]);&quot;&quot;;[.AA48]-[.Z48])">
            <text:p/>
          </table:table-cell>
          <table:table-cell table:number-columns-repeated="246"/>
        </table:table-row>
        <table:table-row table:style-name="ro2">
          <table:table-cell table:style-name="ce61" table:formula="of:=CONCATENATE(&quot;Wk &quot;;[$TrainingPlan.A65])" office:value-type="string" office:string-value="Wk 46" calcext:value-type="string">
            <text:p>Wk 46</text:p>
          </table:table-cell>
          <table:table-cell table:style-name="ce66" table:formula="of:=[$TrainingPlan.B65]" office:value-type="date" office:date-value="2008-11-10" calcext:value-type="date">
            <text:p>10-Nov</text:p>
          </table:table-cell>
          <table:table-cell table:style-name="ce70" table:formula="of:=[TrainingPlan.E65]" office:value-type="float" office:value="0" calcext:value-type="float">
            <text:p/>
          </table:table-cell>
          <table:table-cell table:style-name="ce75" table:content-validation-name="val10"/>
          <table:table-cell table:style-name="ce80" table:formula="of:=IF(ISBLANK([$TrainingPlan.$E65]);&quot;&quot;;VLOOKUP([$TrainingPlan.$F65];WeeklyUnitsTable;VLOOKUP([$TrainingPlan.$E65];[$WorkoutPatterns.$A$1:$WorkoutPatterns.$R$1048576];5;FALSE())+1;FALSE()))">
            <text:p/>
          </table:table-cell>
          <table:table-cell table:style-name="ce83"/>
          <table:table-cell table:style-name="ce86" table:formula="of:=IF(ISBLANK([.D49]);&quot;&quot;;VLOOKUP([.D49];[WorkoutPatternsList.$A$1:.$H$73];2;0))">
            <text:p/>
          </table:table-cell>
          <table:table-cell table:style-name="ce80" table:formula="of:=IF(ISBLANK([$TrainingPlan.$E65]);&quot;&quot;;VLOOKUP([$TrainingPlan.$F65];WeeklyUnitsTable;VLOOKUP([$TrainingPlan.$E65];[$WorkoutPatterns.$A$1:$WorkoutPatterns.$R$1048576];7;FALSE())+1;FALSE()))">
            <text:p/>
          </table:table-cell>
          <table:table-cell table:style-name="ce83"/>
          <table:table-cell table:style-name="ce89" table:formula="of:=IF(ISBLANK([.D49]);&quot;&quot;;VLOOKUP([.D49];[WorkoutPatternsList.$A$1:.$H$73];3;0))">
            <text:p/>
          </table:table-cell>
          <table:table-cell table:style-name="ce80" table:formula="of:=IF(ISBLANK([$TrainingPlan.$E65]);&quot;&quot;;VLOOKUP([$TrainingPlan.$F65];WeeklyUnitsTable;VLOOKUP([$TrainingPlan.$E65];[$WorkoutPatterns.$A$1:$WorkoutPatterns.$R$1048576];9;FALSE())+1;FALSE()))">
            <text:p/>
          </table:table-cell>
          <table:table-cell table:style-name="ce83"/>
          <table:table-cell table:style-name="ce89" table:formula="of:=IF(ISBLANK([.D49]);&quot;&quot;;VLOOKUP([.D49];[WorkoutPatternsList.$A$1:.$H$73];4;0))">
            <text:p/>
          </table:table-cell>
          <table:table-cell table:style-name="ce91" table:formula="of:=IF(ISBLANK([$TrainingPlan.$E65]);&quot;&quot;;VLOOKUP([$TrainingPlan.$F65];WeeklyUnitsTable;VLOOKUP([$TrainingPlan.$E65];[$WorkoutPatterns.$A$1:$WorkoutPatterns.$R$1048576];11;FALSE())+1;FALSE()))">
            <text:p/>
          </table:table-cell>
          <table:table-cell table:style-name="ce83"/>
          <table:table-cell table:style-name="ce89" table:formula="of:=IF(ISBLANK([.D49]);&quot;&quot;;VLOOKUP([.D49];[WorkoutPatternsList.$A$1:.$H$73];5;0))">
            <text:p/>
          </table:table-cell>
          <table:table-cell table:style-name="ce80" table:formula="of:=IF(ISBLANK([$TrainingPlan.$E65]);&quot;&quot;;VLOOKUP([$TrainingPlan.$F65];WeeklyUnitsTable;VLOOKUP([$TrainingPlan.$E65];[$WorkoutPatterns.$A$1:$WorkoutPatterns.$R$1048576];13;FALSE())+1;FALSE()))">
            <text:p/>
          </table:table-cell>
          <table:table-cell table:style-name="ce83"/>
          <table:table-cell table:style-name="ce89" table:formula="of:=IF(ISBLANK([.D49]);&quot;&quot;;VLOOKUP([.D49];[WorkoutPatternsList.$A$1:.$H$73];6;0))">
            <text:p/>
          </table:table-cell>
          <table:table-cell table:style-name="ce80" table:formula="of:=IF(ISBLANK([$TrainingPlan.$E65]);&quot;&quot;;VLOOKUP([$TrainingPlan.$F65];WeeklyUnitsTable;VLOOKUP([$TrainingPlan.$E65];[$WorkoutPatterns.$A$1:$WorkoutPatterns.$R$1048576];15;FALSE())+1;FALSE()))">
            <text:p/>
          </table:table-cell>
          <table:table-cell table:style-name="ce83"/>
          <table:table-cell table:style-name="ce89" table:formula="of:=IF(ISBLANK([.D49]);&quot;&quot;;VLOOKUP([.D49];[WorkoutPatternsList.$A$1:.$H$73];7;0))">
            <text:p/>
          </table:table-cell>
          <table:table-cell table:style-name="ce80" table:formula="of:=IF(ISBLANK([$TrainingPlan.E65]);&quot;&quot;;VLOOKUP([$TrainingPlan.F65];WeeklyHrsTable;VLOOKUP([$TrainingPlan.E65];[$WorkoutPatterns.A$1:$WorkoutPatterns.R$1048576];17;FALSE())+1;FALSE()))">
            <text:p/>
          </table:table-cell>
          <table:table-cell table:style-name="ce83"/>
          <table:table-cell table:style-name="ce89" table:formula="of:=IF(ISBLANK([.D49]);&quot;&quot;;VLOOKUP([.D49];[WorkoutPatternsList.$A$1:.$H$73];8;0))">
            <text:p/>
          </table:table-cell>
          <table:table-cell table:style-name="ce95" table:formula="of:=IF(ISBLANK([$TrainingPlan.E65]);&quot;&quot;;([.E49]+[.H49]+[.K49]+[.N49]+[.Q49]+[.T49]+[.W49]))">
            <text:p/>
          </table:table-cell>
          <table:table-cell table:style-name="ce98" table:formula="of:=IF(ISBLANK([$TrainingPlan.E65]);&quot;&quot;;([.F49]+[.I49]+[.L49]+[.O49]+[.R49]+[.U49]+[.X49]))">
            <text:p/>
          </table:table-cell>
          <table:table-cell table:style-name="ce304" table:formula="of:=IF(ISBLANK([$TrainingPlan.E65]);&quot;&quot;;[.AA49]-[.Z49])">
            <text:p/>
          </table:table-cell>
          <table:table-cell table:number-columns-repeated="246"/>
        </table:table-row>
        <table:table-row table:style-name="ro2">
          <table:table-cell table:style-name="ce61" table:formula="of:=CONCATENATE(&quot;Wk &quot;;[$TrainingPlan.A66])" office:value-type="string" office:string-value="Wk 47" calcext:value-type="string">
            <text:p>Wk 47</text:p>
          </table:table-cell>
          <table:table-cell table:style-name="ce66" table:formula="of:=[$TrainingPlan.B66]" office:value-type="date" office:date-value="2008-11-17" calcext:value-type="date">
            <text:p>17-Nov</text:p>
          </table:table-cell>
          <table:table-cell table:style-name="ce70" table:formula="of:=[TrainingPlan.E66]" office:value-type="float" office:value="0" calcext:value-type="float">
            <text:p/>
          </table:table-cell>
          <table:table-cell table:style-name="ce75" table:content-validation-name="val10"/>
          <table:table-cell table:style-name="ce80" table:formula="of:=IF(ISBLANK([$TrainingPlan.$E66]);&quot;&quot;;VLOOKUP([$TrainingPlan.$F66];WeeklyUnitsTable;VLOOKUP([$TrainingPlan.$E66];[$WorkoutPatterns.$A$1:$WorkoutPatterns.$R$1048576];5;FALSE())+1;FALSE()))">
            <text:p/>
          </table:table-cell>
          <table:table-cell table:style-name="ce83"/>
          <table:table-cell table:style-name="ce86" table:formula="of:=IF(ISBLANK([.D50]);&quot;&quot;;VLOOKUP([.D50];[WorkoutPatternsList.$A$1:.$H$73];2;0))">
            <text:p/>
          </table:table-cell>
          <table:table-cell table:style-name="ce80" table:formula="of:=IF(ISBLANK([$TrainingPlan.$E66]);&quot;&quot;;VLOOKUP([$TrainingPlan.$F66];WeeklyUnitsTable;VLOOKUP([$TrainingPlan.$E66];[$WorkoutPatterns.$A$1:$WorkoutPatterns.$R$1048576];7;FALSE())+1;FALSE()))">
            <text:p/>
          </table:table-cell>
          <table:table-cell table:style-name="ce83"/>
          <table:table-cell table:style-name="ce89" table:formula="of:=IF(ISBLANK([.D50]);&quot;&quot;;VLOOKUP([.D50];[WorkoutPatternsList.$A$1:.$H$73];3;0))">
            <text:p/>
          </table:table-cell>
          <table:table-cell table:style-name="ce80" table:formula="of:=IF(ISBLANK([$TrainingPlan.$E66]);&quot;&quot;;VLOOKUP([$TrainingPlan.$F66];WeeklyUnitsTable;VLOOKUP([$TrainingPlan.$E66];[$WorkoutPatterns.$A$1:$WorkoutPatterns.$R$1048576];9;FALSE())+1;FALSE()))">
            <text:p/>
          </table:table-cell>
          <table:table-cell table:style-name="ce83"/>
          <table:table-cell table:style-name="ce89" table:formula="of:=IF(ISBLANK([.D50]);&quot;&quot;;VLOOKUP([.D50];[WorkoutPatternsList.$A$1:.$H$73];4;0))">
            <text:p/>
          </table:table-cell>
          <table:table-cell table:style-name="ce91" table:formula="of:=IF(ISBLANK([$TrainingPlan.$E66]);&quot;&quot;;VLOOKUP([$TrainingPlan.$F66];WeeklyUnitsTable;VLOOKUP([$TrainingPlan.$E66];[$WorkoutPatterns.$A$1:$WorkoutPatterns.$R$1048576];11;FALSE())+1;FALSE()))">
            <text:p/>
          </table:table-cell>
          <table:table-cell table:style-name="ce83"/>
          <table:table-cell table:style-name="ce89" table:formula="of:=IF(ISBLANK([.D50]);&quot;&quot;;VLOOKUP([.D50];[WorkoutPatternsList.$A$1:.$H$73];5;0))">
            <text:p/>
          </table:table-cell>
          <table:table-cell table:style-name="ce80" table:formula="of:=IF(ISBLANK([$TrainingPlan.$E66]);&quot;&quot;;VLOOKUP([$TrainingPlan.$F66];WeeklyUnitsTable;VLOOKUP([$TrainingPlan.$E66];[$WorkoutPatterns.$A$1:$WorkoutPatterns.$R$1048576];13;FALSE())+1;FALSE()))">
            <text:p/>
          </table:table-cell>
          <table:table-cell table:style-name="ce83"/>
          <table:table-cell table:style-name="ce89" table:formula="of:=IF(ISBLANK([.D50]);&quot;&quot;;VLOOKUP([.D50];[WorkoutPatternsList.$A$1:.$H$73];6;0))">
            <text:p/>
          </table:table-cell>
          <table:table-cell table:style-name="ce80" table:formula="of:=IF(ISBLANK([$TrainingPlan.$E66]);&quot;&quot;;VLOOKUP([$TrainingPlan.$F66];WeeklyUnitsTable;VLOOKUP([$TrainingPlan.$E66];[$WorkoutPatterns.$A$1:$WorkoutPatterns.$R$1048576];15;FALSE())+1;FALSE()))">
            <text:p/>
          </table:table-cell>
          <table:table-cell table:style-name="ce83"/>
          <table:table-cell table:style-name="ce89" table:formula="of:=IF(ISBLANK([.D50]);&quot;&quot;;VLOOKUP([.D50];[WorkoutPatternsList.$A$1:.$H$73];7;0))">
            <text:p/>
          </table:table-cell>
          <table:table-cell table:style-name="ce80" table:formula="of:=IF(ISBLANK([$TrainingPlan.E66]);&quot;&quot;;VLOOKUP([$TrainingPlan.F66];WeeklyHrsTable;VLOOKUP([$TrainingPlan.E66];[$WorkoutPatterns.A$1:$WorkoutPatterns.R$1048576];17;FALSE())+1;FALSE()))">
            <text:p/>
          </table:table-cell>
          <table:table-cell table:style-name="ce83"/>
          <table:table-cell table:style-name="ce89" table:formula="of:=IF(ISBLANK([.D50]);&quot;&quot;;VLOOKUP([.D50];[WorkoutPatternsList.$A$1:.$H$73];8;0))">
            <text:p/>
          </table:table-cell>
          <table:table-cell table:style-name="ce95" table:formula="of:=IF(ISBLANK([$TrainingPlan.E66]);&quot;&quot;;([.E50]+[.H50]+[.K50]+[.N50]+[.Q50]+[.T50]+[.W50]))">
            <text:p/>
          </table:table-cell>
          <table:table-cell table:style-name="ce98" table:formula="of:=IF(ISBLANK([$TrainingPlan.E66]);&quot;&quot;;([.F50]+[.I50]+[.L50]+[.O50]+[.R50]+[.U50]+[.X50]))">
            <text:p/>
          </table:table-cell>
          <table:table-cell table:style-name="ce304" table:formula="of:=IF(ISBLANK([$TrainingPlan.E66]);&quot;&quot;;[.AA50]-[.Z50])">
            <text:p/>
          </table:table-cell>
          <table:table-cell table:number-columns-repeated="246"/>
        </table:table-row>
        <table:table-row table:style-name="ro2">
          <table:table-cell table:style-name="ce61" table:formula="of:=CONCATENATE(&quot;Wk &quot;;[$TrainingPlan.A67])" office:value-type="string" office:string-value="Wk 48" calcext:value-type="string">
            <text:p>Wk 48</text:p>
          </table:table-cell>
          <table:table-cell table:style-name="ce66" table:formula="of:=[$TrainingPlan.B67]" office:value-type="date" office:date-value="2008-11-24" calcext:value-type="date">
            <text:p>24-Nov</text:p>
          </table:table-cell>
          <table:table-cell table:style-name="ce70" table:formula="of:=[TrainingPlan.E67]" office:value-type="float" office:value="0" calcext:value-type="float">
            <text:p/>
          </table:table-cell>
          <table:table-cell table:style-name="ce75" table:content-validation-name="val10"/>
          <table:table-cell table:style-name="ce80" table:formula="of:=IF(ISBLANK([$TrainingPlan.$E67]);&quot;&quot;;VLOOKUP([$TrainingPlan.$F67];WeeklyUnitsTable;VLOOKUP([$TrainingPlan.$E67];[$WorkoutPatterns.$A$1:$WorkoutPatterns.$R$1048576];5;FALSE())+1;FALSE()))">
            <text:p/>
          </table:table-cell>
          <table:table-cell table:style-name="ce83"/>
          <table:table-cell table:style-name="ce86" table:formula="of:=IF(ISBLANK([.D51]);&quot;&quot;;VLOOKUP([.D51];[WorkoutPatternsList.$A$1:.$H$73];2;0))">
            <text:p/>
          </table:table-cell>
          <table:table-cell table:style-name="ce80" table:formula="of:=IF(ISBLANK([$TrainingPlan.$E67]);&quot;&quot;;VLOOKUP([$TrainingPlan.$F67];WeeklyUnitsTable;VLOOKUP([$TrainingPlan.$E67];[$WorkoutPatterns.$A$1:$WorkoutPatterns.$R$1048576];7;FALSE())+1;FALSE()))">
            <text:p/>
          </table:table-cell>
          <table:table-cell table:style-name="ce83"/>
          <table:table-cell table:style-name="ce89" table:formula="of:=IF(ISBLANK([.D51]);&quot;&quot;;VLOOKUP([.D51];[WorkoutPatternsList.$A$1:.$H$73];3;0))">
            <text:p/>
          </table:table-cell>
          <table:table-cell table:style-name="ce80" table:formula="of:=IF(ISBLANK([$TrainingPlan.$E67]);&quot;&quot;;VLOOKUP([$TrainingPlan.$F67];WeeklyUnitsTable;VLOOKUP([$TrainingPlan.$E67];[$WorkoutPatterns.$A$1:$WorkoutPatterns.$R$1048576];9;FALSE())+1;FALSE()))">
            <text:p/>
          </table:table-cell>
          <table:table-cell table:style-name="ce83"/>
          <table:table-cell table:style-name="ce89" table:formula="of:=IF(ISBLANK([.D51]);&quot;&quot;;VLOOKUP([.D51];[WorkoutPatternsList.$A$1:.$H$73];4;0))">
            <text:p/>
          </table:table-cell>
          <table:table-cell table:style-name="ce91" table:formula="of:=IF(ISBLANK([$TrainingPlan.$E67]);&quot;&quot;;VLOOKUP([$TrainingPlan.$F67];WeeklyUnitsTable;VLOOKUP([$TrainingPlan.$E67];[$WorkoutPatterns.$A$1:$WorkoutPatterns.$R$1048576];11;FALSE())+1;FALSE()))">
            <text:p/>
          </table:table-cell>
          <table:table-cell table:style-name="ce83"/>
          <table:table-cell table:style-name="ce89" table:formula="of:=IF(ISBLANK([.D51]);&quot;&quot;;VLOOKUP([.D51];[WorkoutPatternsList.$A$1:.$H$73];5;0))">
            <text:p/>
          </table:table-cell>
          <table:table-cell table:style-name="ce80" table:formula="of:=IF(ISBLANK([$TrainingPlan.$E67]);&quot;&quot;;VLOOKUP([$TrainingPlan.$F67];WeeklyUnitsTable;VLOOKUP([$TrainingPlan.$E67];[$WorkoutPatterns.$A$1:$WorkoutPatterns.$R$1048576];13;FALSE())+1;FALSE()))">
            <text:p/>
          </table:table-cell>
          <table:table-cell table:style-name="ce83"/>
          <table:table-cell table:style-name="ce89" table:formula="of:=IF(ISBLANK([.D51]);&quot;&quot;;VLOOKUP([.D51];[WorkoutPatternsList.$A$1:.$H$73];6;0))">
            <text:p/>
          </table:table-cell>
          <table:table-cell table:style-name="ce80" table:formula="of:=IF(ISBLANK([$TrainingPlan.$E67]);&quot;&quot;;VLOOKUP([$TrainingPlan.$F67];WeeklyUnitsTable;VLOOKUP([$TrainingPlan.$E67];[$WorkoutPatterns.$A$1:$WorkoutPatterns.$R$1048576];15;FALSE())+1;FALSE()))">
            <text:p/>
          </table:table-cell>
          <table:table-cell table:style-name="ce83"/>
          <table:table-cell table:style-name="ce89" table:formula="of:=IF(ISBLANK([.D51]);&quot;&quot;;VLOOKUP([.D51];[WorkoutPatternsList.$A$1:.$H$73];7;0))">
            <text:p/>
          </table:table-cell>
          <table:table-cell table:style-name="ce80" table:formula="of:=IF(ISBLANK([$TrainingPlan.E67]);&quot;&quot;;VLOOKUP([$TrainingPlan.F67];WeeklyHrsTable;VLOOKUP([$TrainingPlan.E67];[$WorkoutPatterns.A$1:$WorkoutPatterns.R$1048576];17;FALSE())+1;FALSE()))">
            <text:p/>
          </table:table-cell>
          <table:table-cell table:style-name="ce83"/>
          <table:table-cell table:style-name="ce89" table:formula="of:=IF(ISBLANK([.D51]);&quot;&quot;;VLOOKUP([.D51];[WorkoutPatternsList.$A$1:.$H$73];8;0))">
            <text:p/>
          </table:table-cell>
          <table:table-cell table:style-name="ce95" table:formula="of:=IF(ISBLANK([$TrainingPlan.E67]);&quot;&quot;;([.E51]+[.H51]+[.K51]+[.N51]+[.Q51]+[.T51]+[.W51]))">
            <text:p/>
          </table:table-cell>
          <table:table-cell table:style-name="ce98" table:formula="of:=IF(ISBLANK([$TrainingPlan.E67]);&quot;&quot;;([.F51]+[.I51]+[.L51]+[.O51]+[.R51]+[.U51]+[.X51]))">
            <text:p/>
          </table:table-cell>
          <table:table-cell table:style-name="ce304" table:formula="of:=IF(ISBLANK([$TrainingPlan.E67]);&quot;&quot;;[.AA51]-[.Z51])">
            <text:p/>
          </table:table-cell>
          <table:table-cell table:number-columns-repeated="246"/>
        </table:table-row>
        <table:table-row table:style-name="ro2">
          <table:table-cell table:style-name="ce61" table:formula="of:=CONCATENATE(&quot;Wk &quot;;[$TrainingPlan.A68])" office:value-type="string" office:string-value="Wk 49" calcext:value-type="string">
            <text:p>Wk 49</text:p>
          </table:table-cell>
          <table:table-cell table:style-name="ce66" table:formula="of:=[$TrainingPlan.B68]" office:value-type="date" office:date-value="2008-12-01" calcext:value-type="date">
            <text:p>01-Dec</text:p>
          </table:table-cell>
          <table:table-cell table:style-name="ce70" table:formula="of:=[TrainingPlan.E68]" office:value-type="float" office:value="0" calcext:value-type="float">
            <text:p/>
          </table:table-cell>
          <table:table-cell table:style-name="ce75" table:content-validation-name="val10"/>
          <table:table-cell table:style-name="ce80" table:formula="of:=IF(ISBLANK([$TrainingPlan.$E68]);&quot;&quot;;VLOOKUP([$TrainingPlan.$F68];WeeklyUnitsTable;VLOOKUP([$TrainingPlan.$E68];[$WorkoutPatterns.$A$1:$WorkoutPatterns.$R$1048576];5;FALSE())+1;FALSE()))">
            <text:p/>
          </table:table-cell>
          <table:table-cell table:style-name="ce83"/>
          <table:table-cell table:style-name="ce86" table:formula="of:=IF(ISBLANK([.D52]);&quot;&quot;;VLOOKUP([.D52];[WorkoutPatternsList.$A$1:.$H$73];2;0))">
            <text:p/>
          </table:table-cell>
          <table:table-cell table:style-name="ce80" table:formula="of:=IF(ISBLANK([$TrainingPlan.$E68]);&quot;&quot;;VLOOKUP([$TrainingPlan.$F68];WeeklyUnitsTable;VLOOKUP([$TrainingPlan.$E68];[$WorkoutPatterns.$A$1:$WorkoutPatterns.$R$1048576];7;FALSE())+1;FALSE()))">
            <text:p/>
          </table:table-cell>
          <table:table-cell table:style-name="ce83"/>
          <table:table-cell table:style-name="ce89" table:formula="of:=IF(ISBLANK([.D52]);&quot;&quot;;VLOOKUP([.D52];[WorkoutPatternsList.$A$1:.$H$73];3;0))">
            <text:p/>
          </table:table-cell>
          <table:table-cell table:style-name="ce80" table:formula="of:=IF(ISBLANK([$TrainingPlan.$E68]);&quot;&quot;;VLOOKUP([$TrainingPlan.$F68];WeeklyUnitsTable;VLOOKUP([$TrainingPlan.$E68];[$WorkoutPatterns.$A$1:$WorkoutPatterns.$R$1048576];9;FALSE())+1;FALSE()))">
            <text:p/>
          </table:table-cell>
          <table:table-cell table:style-name="ce83"/>
          <table:table-cell table:style-name="ce89" table:formula="of:=IF(ISBLANK([.D52]);&quot;&quot;;VLOOKUP([.D52];[WorkoutPatternsList.$A$1:.$H$73];4;0))">
            <text:p/>
          </table:table-cell>
          <table:table-cell table:style-name="ce91" table:formula="of:=IF(ISBLANK([$TrainingPlan.$E68]);&quot;&quot;;VLOOKUP([$TrainingPlan.$F68];WeeklyUnitsTable;VLOOKUP([$TrainingPlan.$E68];[$WorkoutPatterns.$A$1:$WorkoutPatterns.$R$1048576];11;FALSE())+1;FALSE()))">
            <text:p/>
          </table:table-cell>
          <table:table-cell table:style-name="ce83"/>
          <table:table-cell table:style-name="ce89" table:formula="of:=IF(ISBLANK([.D52]);&quot;&quot;;VLOOKUP([.D52];[WorkoutPatternsList.$A$1:.$H$73];5;0))">
            <text:p/>
          </table:table-cell>
          <table:table-cell table:style-name="ce80" table:formula="of:=IF(ISBLANK([$TrainingPlan.$E68]);&quot;&quot;;VLOOKUP([$TrainingPlan.$F68];WeeklyUnitsTable;VLOOKUP([$TrainingPlan.$E68];[$WorkoutPatterns.$A$1:$WorkoutPatterns.$R$1048576];13;FALSE())+1;FALSE()))">
            <text:p/>
          </table:table-cell>
          <table:table-cell table:style-name="ce83"/>
          <table:table-cell table:style-name="ce89" table:formula="of:=IF(ISBLANK([.D52]);&quot;&quot;;VLOOKUP([.D52];[WorkoutPatternsList.$A$1:.$H$73];6;0))">
            <text:p/>
          </table:table-cell>
          <table:table-cell table:style-name="ce80" table:formula="of:=IF(ISBLANK([$TrainingPlan.$E68]);&quot;&quot;;VLOOKUP([$TrainingPlan.$F68];WeeklyUnitsTable;VLOOKUP([$TrainingPlan.$E68];[$WorkoutPatterns.$A$1:$WorkoutPatterns.$R$1048576];15;FALSE())+1;FALSE()))">
            <text:p/>
          </table:table-cell>
          <table:table-cell table:style-name="ce83"/>
          <table:table-cell table:style-name="ce89" table:formula="of:=IF(ISBLANK([.D52]);&quot;&quot;;VLOOKUP([.D52];[WorkoutPatternsList.$A$1:.$H$73];7;0))">
            <text:p/>
          </table:table-cell>
          <table:table-cell table:style-name="ce80" table:formula="of:=IF(ISBLANK([$TrainingPlan.E68]);&quot;&quot;;VLOOKUP([$TrainingPlan.F68];WeeklyHrsTable;VLOOKUP([$TrainingPlan.E68];[$WorkoutPatterns.A$1:$WorkoutPatterns.R$1048576];17;FALSE())+1;FALSE()))">
            <text:p/>
          </table:table-cell>
          <table:table-cell table:style-name="ce83"/>
          <table:table-cell table:style-name="ce89" table:formula="of:=IF(ISBLANK([.D52]);&quot;&quot;;VLOOKUP([.D52];[WorkoutPatternsList.$A$1:.$H$73];8;0))">
            <text:p/>
          </table:table-cell>
          <table:table-cell table:style-name="ce95" table:formula="of:=IF(ISBLANK([$TrainingPlan.E68]);&quot;&quot;;([.E52]+[.H52]+[.K52]+[.N52]+[.Q52]+[.T52]+[.W52]))">
            <text:p/>
          </table:table-cell>
          <table:table-cell table:style-name="ce98" table:formula="of:=IF(ISBLANK([$TrainingPlan.E68]);&quot;&quot;;([.F52]+[.I52]+[.L52]+[.O52]+[.R52]+[.U52]+[.X52]))">
            <text:p/>
          </table:table-cell>
          <table:table-cell table:style-name="ce304" table:formula="of:=IF(ISBLANK([$TrainingPlan.E68]);&quot;&quot;;[.AA52]-[.Z52])">
            <text:p/>
          </table:table-cell>
          <table:table-cell table:number-columns-repeated="246"/>
        </table:table-row>
        <table:table-row table:style-name="ro2">
          <table:table-cell table:style-name="ce61" table:formula="of:=CONCATENATE(&quot;Wk &quot;;[$TrainingPlan.A69])" office:value-type="string" office:string-value="Wk 50" calcext:value-type="string">
            <text:p>Wk 50</text:p>
          </table:table-cell>
          <table:table-cell table:style-name="ce66" table:formula="of:=[$TrainingPlan.B69]" office:value-type="date" office:date-value="2008-12-08" calcext:value-type="date">
            <text:p>08-Dec</text:p>
          </table:table-cell>
          <table:table-cell table:style-name="ce70" table:formula="of:=[TrainingPlan.E69]" office:value-type="float" office:value="0" calcext:value-type="float">
            <text:p/>
          </table:table-cell>
          <table:table-cell table:style-name="ce75" table:content-validation-name="val10"/>
          <table:table-cell table:style-name="ce80" table:formula="of:=IF(ISBLANK([$TrainingPlan.$E69]);&quot;&quot;;VLOOKUP([$TrainingPlan.$F69];WeeklyUnitsTable;VLOOKUP([$TrainingPlan.$E69];[$WorkoutPatterns.$A$1:$WorkoutPatterns.$R$1048576];5;FALSE())+1;FALSE()))">
            <text:p/>
          </table:table-cell>
          <table:table-cell table:style-name="ce83"/>
          <table:table-cell table:style-name="ce86" table:formula="of:=IF(ISBLANK([.D53]);&quot;&quot;;VLOOKUP([.D53];[WorkoutPatternsList.$A$1:.$H$73];2;0))">
            <text:p/>
          </table:table-cell>
          <table:table-cell table:style-name="ce80" table:formula="of:=IF(ISBLANK([$TrainingPlan.$E69]);&quot;&quot;;VLOOKUP([$TrainingPlan.$F69];WeeklyUnitsTable;VLOOKUP([$TrainingPlan.$E69];[$WorkoutPatterns.$A$1:$WorkoutPatterns.$R$1048576];7;FALSE())+1;FALSE()))">
            <text:p/>
          </table:table-cell>
          <table:table-cell table:style-name="ce83"/>
          <table:table-cell table:style-name="ce89" table:formula="of:=IF(ISBLANK([.D53]);&quot;&quot;;VLOOKUP([.D53];[WorkoutPatternsList.$A$1:.$H$73];3;0))">
            <text:p/>
          </table:table-cell>
          <table:table-cell table:style-name="ce80" table:formula="of:=IF(ISBLANK([$TrainingPlan.$E69]);&quot;&quot;;VLOOKUP([$TrainingPlan.$F69];WeeklyUnitsTable;VLOOKUP([$TrainingPlan.$E69];[$WorkoutPatterns.$A$1:$WorkoutPatterns.$R$1048576];9;FALSE())+1;FALSE()))">
            <text:p/>
          </table:table-cell>
          <table:table-cell table:style-name="ce83"/>
          <table:table-cell table:style-name="ce89" table:formula="of:=IF(ISBLANK([.D53]);&quot;&quot;;VLOOKUP([.D53];[WorkoutPatternsList.$A$1:.$H$73];4;0))">
            <text:p/>
          </table:table-cell>
          <table:table-cell table:style-name="ce91" table:formula="of:=IF(ISBLANK([$TrainingPlan.$E69]);&quot;&quot;;VLOOKUP([$TrainingPlan.$F69];WeeklyUnitsTable;VLOOKUP([$TrainingPlan.$E69];[$WorkoutPatterns.$A$1:$WorkoutPatterns.$R$1048576];11;FALSE())+1;FALSE()))">
            <text:p/>
          </table:table-cell>
          <table:table-cell table:style-name="ce83"/>
          <table:table-cell table:style-name="ce89" table:formula="of:=IF(ISBLANK([.D53]);&quot;&quot;;VLOOKUP([.D53];[WorkoutPatternsList.$A$1:.$H$73];5;0))">
            <text:p/>
          </table:table-cell>
          <table:table-cell table:style-name="ce80" table:formula="of:=IF(ISBLANK([$TrainingPlan.$E69]);&quot;&quot;;VLOOKUP([$TrainingPlan.$F69];WeeklyUnitsTable;VLOOKUP([$TrainingPlan.$E69];[$WorkoutPatterns.$A$1:$WorkoutPatterns.$R$1048576];13;FALSE())+1;FALSE()))">
            <text:p/>
          </table:table-cell>
          <table:table-cell table:style-name="ce83"/>
          <table:table-cell table:style-name="ce89" table:formula="of:=IF(ISBLANK([.D53]);&quot;&quot;;VLOOKUP([.D53];[WorkoutPatternsList.$A$1:.$H$73];6;0))">
            <text:p/>
          </table:table-cell>
          <table:table-cell table:style-name="ce80" table:formula="of:=IF(ISBLANK([$TrainingPlan.$E69]);&quot;&quot;;VLOOKUP([$TrainingPlan.$F69];WeeklyUnitsTable;VLOOKUP([$TrainingPlan.$E69];[$WorkoutPatterns.$A$1:$WorkoutPatterns.$R$1048576];15;FALSE())+1;FALSE()))">
            <text:p/>
          </table:table-cell>
          <table:table-cell table:style-name="ce83"/>
          <table:table-cell table:style-name="ce89" table:formula="of:=IF(ISBLANK([.D53]);&quot;&quot;;VLOOKUP([.D53];[WorkoutPatternsList.$A$1:.$H$73];7;0))">
            <text:p/>
          </table:table-cell>
          <table:table-cell table:style-name="ce80" table:formula="of:=IF(ISBLANK([$TrainingPlan.E69]);&quot;&quot;;VLOOKUP([$TrainingPlan.F69];WeeklyHrsTable;VLOOKUP([$TrainingPlan.E69];[$WorkoutPatterns.A$1:$WorkoutPatterns.R$1048576];17;FALSE())+1;FALSE()))">
            <text:p/>
          </table:table-cell>
          <table:table-cell table:style-name="ce83"/>
          <table:table-cell table:style-name="ce89" table:formula="of:=IF(ISBLANK([.D53]);&quot;&quot;;VLOOKUP([.D53];[WorkoutPatternsList.$A$1:.$H$73];8;0))">
            <text:p/>
          </table:table-cell>
          <table:table-cell table:style-name="ce95" table:formula="of:=IF(ISBLANK([$TrainingPlan.E69]);&quot;&quot;;([.E53]+[.H53]+[.K53]+[.N53]+[.Q53]+[.T53]+[.W53]))">
            <text:p/>
          </table:table-cell>
          <table:table-cell table:style-name="ce98" table:formula="of:=IF(ISBLANK([$TrainingPlan.E69]);&quot;&quot;;([.F53]+[.I53]+[.L53]+[.O53]+[.R53]+[.U53]+[.X53]))">
            <text:p/>
          </table:table-cell>
          <table:table-cell table:style-name="ce304" table:formula="of:=IF(ISBLANK([$TrainingPlan.E69]);&quot;&quot;;[.AA53]-[.Z53])">
            <text:p/>
          </table:table-cell>
          <table:table-cell table:number-columns-repeated="246"/>
        </table:table-row>
        <table:table-row table:style-name="ro2">
          <table:table-cell table:style-name="ce61" table:formula="of:=CONCATENATE(&quot;Wk &quot;;[$TrainingPlan.A70])" office:value-type="string" office:string-value="Wk 51" calcext:value-type="string">
            <text:p>Wk 51</text:p>
          </table:table-cell>
          <table:table-cell table:style-name="ce66" table:formula="of:=[$TrainingPlan.B70]" office:value-type="date" office:date-value="2008-12-15" calcext:value-type="date">
            <text:p>15-Dec</text:p>
          </table:table-cell>
          <table:table-cell table:style-name="ce70" table:formula="of:=[TrainingPlan.E70]" office:value-type="float" office:value="0" calcext:value-type="float">
            <text:p/>
          </table:table-cell>
          <table:table-cell table:style-name="ce75" table:content-validation-name="val10"/>
          <table:table-cell table:style-name="ce80" table:formula="of:=IF(ISBLANK([$TrainingPlan.$E70]);&quot;&quot;;VLOOKUP([$TrainingPlan.$F70];WeeklyUnitsTable;VLOOKUP([$TrainingPlan.$E70];[$WorkoutPatterns.$A$1:$WorkoutPatterns.$R$1048576];5;FALSE())+1;FALSE()))">
            <text:p/>
          </table:table-cell>
          <table:table-cell table:style-name="ce83"/>
          <table:table-cell table:style-name="ce86" table:formula="of:=IF(ISBLANK([.D54]);&quot;&quot;;VLOOKUP([.D54];[WorkoutPatternsList.$A$1:.$H$73];2;0))">
            <text:p/>
          </table:table-cell>
          <table:table-cell table:style-name="ce80" table:formula="of:=IF(ISBLANK([$TrainingPlan.$E70]);&quot;&quot;;VLOOKUP([$TrainingPlan.$F70];WeeklyUnitsTable;VLOOKUP([$TrainingPlan.$E70];[$WorkoutPatterns.$A$1:$WorkoutPatterns.$R$1048576];7;FALSE())+1;FALSE()))">
            <text:p/>
          </table:table-cell>
          <table:table-cell table:style-name="ce83"/>
          <table:table-cell table:style-name="ce89" table:formula="of:=IF(ISBLANK([.D54]);&quot;&quot;;VLOOKUP([.D54];[WorkoutPatternsList.$A$1:.$H$73];3;0))">
            <text:p/>
          </table:table-cell>
          <table:table-cell table:style-name="ce80" table:formula="of:=IF(ISBLANK([$TrainingPlan.$E70]);&quot;&quot;;VLOOKUP([$TrainingPlan.$F70];WeeklyUnitsTable;VLOOKUP([$TrainingPlan.$E70];[$WorkoutPatterns.$A$1:$WorkoutPatterns.$R$1048576];9;FALSE())+1;FALSE()))">
            <text:p/>
          </table:table-cell>
          <table:table-cell table:style-name="ce83"/>
          <table:table-cell table:style-name="ce89" table:formula="of:=IF(ISBLANK([.D54]);&quot;&quot;;VLOOKUP([.D54];[WorkoutPatternsList.$A$1:.$H$73];4;0))">
            <text:p/>
          </table:table-cell>
          <table:table-cell table:style-name="ce91" table:formula="of:=IF(ISBLANK([$TrainingPlan.$E70]);&quot;&quot;;VLOOKUP([$TrainingPlan.$F70];WeeklyUnitsTable;VLOOKUP([$TrainingPlan.$E70];[$WorkoutPatterns.$A$1:$WorkoutPatterns.$R$1048576];11;FALSE())+1;FALSE()))">
            <text:p/>
          </table:table-cell>
          <table:table-cell table:style-name="ce83"/>
          <table:table-cell table:style-name="ce89" table:formula="of:=IF(ISBLANK([.D54]);&quot;&quot;;VLOOKUP([.D54];[WorkoutPatternsList.$A$1:.$H$73];5;0))">
            <text:p/>
          </table:table-cell>
          <table:table-cell table:style-name="ce80" table:formula="of:=IF(ISBLANK([$TrainingPlan.$E70]);&quot;&quot;;VLOOKUP([$TrainingPlan.$F70];WeeklyUnitsTable;VLOOKUP([$TrainingPlan.$E70];[$WorkoutPatterns.$A$1:$WorkoutPatterns.$R$1048576];13;FALSE())+1;FALSE()))">
            <text:p/>
          </table:table-cell>
          <table:table-cell table:style-name="ce83"/>
          <table:table-cell table:style-name="ce89" table:formula="of:=IF(ISBLANK([.D54]);&quot;&quot;;VLOOKUP([.D54];[WorkoutPatternsList.$A$1:.$H$73];6;0))">
            <text:p/>
          </table:table-cell>
          <table:table-cell table:style-name="ce80" table:formula="of:=IF(ISBLANK([$TrainingPlan.$E70]);&quot;&quot;;VLOOKUP([$TrainingPlan.$F70];WeeklyUnitsTable;VLOOKUP([$TrainingPlan.$E70];[$WorkoutPatterns.$A$1:$WorkoutPatterns.$R$1048576];15;FALSE())+1;FALSE()))">
            <text:p/>
          </table:table-cell>
          <table:table-cell table:style-name="ce83"/>
          <table:table-cell table:style-name="ce89" table:formula="of:=IF(ISBLANK([.D54]);&quot;&quot;;VLOOKUP([.D54];[WorkoutPatternsList.$A$1:.$H$73];7;0))">
            <text:p/>
          </table:table-cell>
          <table:table-cell table:style-name="ce80" table:formula="of:=IF(ISBLANK([$TrainingPlan.E70]);&quot;&quot;;VLOOKUP([$TrainingPlan.F70];WeeklyHrsTable;VLOOKUP([$TrainingPlan.E70];[$WorkoutPatterns.A$1:$WorkoutPatterns.R$1048576];17;FALSE())+1;FALSE()))">
            <text:p/>
          </table:table-cell>
          <table:table-cell table:style-name="ce83"/>
          <table:table-cell table:style-name="ce89" table:formula="of:=IF(ISBLANK([.D54]);&quot;&quot;;VLOOKUP([.D54];[WorkoutPatternsList.$A$1:.$H$73];8;0))">
            <text:p/>
          </table:table-cell>
          <table:table-cell table:style-name="ce95" table:formula="of:=IF(ISBLANK([$TrainingPlan.E70]);&quot;&quot;;([.E54]+[.H54]+[.K54]+[.N54]+[.Q54]+[.T54]+[.W54]))">
            <text:p/>
          </table:table-cell>
          <table:table-cell table:style-name="ce98" table:formula="of:=IF(ISBLANK([$TrainingPlan.E70]);&quot;&quot;;([.F54]+[.I54]+[.L54]+[.O54]+[.R54]+[.U54]+[.X54]))">
            <text:p/>
          </table:table-cell>
          <table:table-cell table:style-name="ce304" table:formula="of:=IF(ISBLANK([$TrainingPlan.E70]);&quot;&quot;;[.AA54]-[.Z54])">
            <text:p/>
          </table:table-cell>
          <table:table-cell table:number-columns-repeated="246"/>
        </table:table-row>
        <table:table-row table:style-name="ro2">
          <table:table-cell table:style-name="ce62" table:formula="of:=CONCATENATE(&quot;Wk &quot;;[$TrainingPlan.A71])" office:value-type="string" office:string-value="Wk 52" calcext:value-type="string">
            <text:p>Wk 52</text:p>
          </table:table-cell>
          <table:table-cell table:style-name="ce67" table:formula="of:=[$TrainingPlan.B71]" office:value-type="date" office:date-value="2008-12-22" calcext:value-type="date">
            <text:p>22-Dec</text:p>
          </table:table-cell>
          <table:table-cell table:style-name="ce71" table:formula="of:=[TrainingPlan.E71]" office:value-type="float" office:value="0" calcext:value-type="float">
            <text:p/>
          </table:table-cell>
          <table:table-cell table:style-name="ce76" table:content-validation-name="val10"/>
          <table:table-cell table:style-name="ce272" table:formula="of:=IF(ISBLANK([$TrainingPlan.$E71]);&quot;&quot;;VLOOKUP([$TrainingPlan.$F71];WeeklyUnitsTable;VLOOKUP([$TrainingPlan.$E71];[$WorkoutPatterns.$A$1:$WorkoutPatterns.$R$1048576];5;FALSE())+1;FALSE()))">
            <text:p/>
          </table:table-cell>
          <table:table-cell table:style-name="ce84"/>
          <table:table-cell table:style-name="ce87" table:formula="of:=IF(ISBLANK([.D55]);&quot;&quot;;VLOOKUP([.D55];[WorkoutPatternsList.$A$1:.$H$73];2;0))">
            <text:p/>
          </table:table-cell>
          <table:table-cell table:style-name="ce272" table:formula="of:=IF(ISBLANK([$TrainingPlan.$E71]);&quot;&quot;;VLOOKUP([$TrainingPlan.$F71];WeeklyUnitsTable;VLOOKUP([$TrainingPlan.$E71];[$WorkoutPatterns.$A$1:$WorkoutPatterns.$R$1048576];7;FALSE())+1;FALSE()))">
            <text:p/>
          </table:table-cell>
          <table:table-cell table:style-name="ce84"/>
          <table:table-cell table:style-name="ce87" table:formula="of:=IF(ISBLANK([.D55]);&quot;&quot;;VLOOKUP([.D55];[WorkoutPatternsList.$A$1:.$H$73];3;0))">
            <text:p/>
          </table:table-cell>
          <table:table-cell table:style-name="ce272" table:formula="of:=IF(ISBLANK([$TrainingPlan.$E71]);&quot;&quot;;VLOOKUP([$TrainingPlan.$F71];WeeklyUnitsTable;VLOOKUP([$TrainingPlan.$E71];[$WorkoutPatterns.$A$1:$WorkoutPatterns.$R$1048576];9;FALSE())+1;FALSE()))">
            <text:p/>
          </table:table-cell>
          <table:table-cell table:style-name="ce84"/>
          <table:table-cell table:style-name="ce87" table:formula="of:=IF(ISBLANK([.D55]);&quot;&quot;;VLOOKUP([.D55];[WorkoutPatternsList.$A$1:.$H$73];4;0))">
            <text:p/>
          </table:table-cell>
          <table:table-cell table:style-name="ce272" table:formula="of:=IF(ISBLANK([$TrainingPlan.$E71]);&quot;&quot;;VLOOKUP([$TrainingPlan.$F71];WeeklyUnitsTable;VLOOKUP([$TrainingPlan.$E71];[$WorkoutPatterns.$A$1:$WorkoutPatterns.$R$1048576];11;FALSE())+1;FALSE()))">
            <text:p/>
          </table:table-cell>
          <table:table-cell table:style-name="ce84"/>
          <table:table-cell table:style-name="ce87" table:formula="of:=IF(ISBLANK([.D55]);&quot;&quot;;VLOOKUP([.D55];[WorkoutPatternsList.$A$1:.$H$73];5;0))">
            <text:p/>
          </table:table-cell>
          <table:table-cell table:style-name="ce272" table:formula="of:=IF(ISBLANK([$TrainingPlan.$E71]);&quot;&quot;;VLOOKUP([$TrainingPlan.$F71];WeeklyUnitsTable;VLOOKUP([$TrainingPlan.$E71];[$WorkoutPatterns.$A$1:$WorkoutPatterns.$R$1048576];13;FALSE())+1;FALSE()))">
            <text:p/>
          </table:table-cell>
          <table:table-cell table:style-name="ce84"/>
          <table:table-cell table:style-name="ce87" table:formula="of:=IF(ISBLANK([.D55]);&quot;&quot;;VLOOKUP([.D55];[WorkoutPatternsList.$A$1:.$H$73];6;0))">
            <text:p/>
          </table:table-cell>
          <table:table-cell table:style-name="ce272" table:formula="of:=IF(ISBLANK([$TrainingPlan.$E71]);&quot;&quot;;VLOOKUP([$TrainingPlan.$F71];WeeklyUnitsTable;VLOOKUP([$TrainingPlan.$E71];[$WorkoutPatterns.$A$1:$WorkoutPatterns.$R$1048576];15;FALSE())+1;FALSE()))">
            <text:p/>
          </table:table-cell>
          <table:table-cell table:style-name="ce84"/>
          <table:table-cell table:style-name="ce87" table:formula="of:=IF(ISBLANK([.D55]);&quot;&quot;;VLOOKUP([.D55];[WorkoutPatternsList.$A$1:.$H$73];7;0))">
            <text:p/>
          </table:table-cell>
          <table:table-cell table:style-name="ce81" table:formula="of:=IF(ISBLANK([$TrainingPlan.E71]);&quot;&quot;;VLOOKUP([$TrainingPlan.F71];WeeklyHrsTable;VLOOKUP([$TrainingPlan.E71];[$WorkoutPatterns.A$1:$WorkoutPatterns.R$1048576];17;FALSE())+1;FALSE()))">
            <text:p/>
          </table:table-cell>
          <table:table-cell table:style-name="ce84"/>
          <table:table-cell table:style-name="ce87" table:formula="of:=IF(ISBLANK([.D55]);&quot;&quot;;VLOOKUP([.D55];[WorkoutPatternsList.$A$1:.$H$73];8;0))">
            <text:p/>
          </table:table-cell>
          <table:table-cell table:style-name="ce96" table:formula="of:=IF(ISBLANK([$TrainingPlan.E71]);&quot;&quot;;([.E55]+[.H55]+[.K55]+[.N55]+[.Q55]+[.T55]+[.W55]))">
            <text:p/>
          </table:table-cell>
          <table:table-cell table:style-name="ce99" table:formula="of:=IF(ISBLANK([$TrainingPlan.E71]);&quot;&quot;;([.F55]+[.I55]+[.L55]+[.O55]+[.R55]+[.U55]+[.X55]))">
            <text:p/>
          </table:table-cell>
          <table:table-cell table:style-name="ce305" table:formula="of:=IF(ISBLANK([$TrainingPlan.E71]);&quot;&quot;;[.AA55]-[.Z55])">
            <text:p/>
          </table:table-cell>
          <table:table-cell table:number-columns-repeated="246"/>
        </table:table-row>
        <table:table-row table:style-name="ro2">
          <table:table-cell table:number-columns-repeated="25"/>
          <table:table-cell table:formula="of:=SUM([.Z4:.Z55])" office:value-type="string" office:string-value="" calcext:value-type="error">
            <text:p>#N/A</text:p>
          </table:table-cell>
          <table:table-cell table:formula="of:=SUM([.AA4:.AA55])" office:value-type="float" office:value="0" calcext:value-type="float">
            <text:p>0</text:p>
          </table:table-cell>
          <table:table-cell table:formula="of:=SUM([.AB4:.AB55])" office:value-type="string" office:string-value="" calcext:value-type="error">
            <text:p>#N/A</text:p>
          </table:table-cell>
          <table:table-cell table:number-columns-repeated="246"/>
        </table:table-row>
        <table:table-row table:style-name="ro2" table:number-rows-repeated="1048519">
          <table:table-cell table:number-columns-repeated="274"/>
        </table:table-row>
        <table:table-row table:style-name="ro2">
          <table:table-cell table:number-columns-repeated="274"/>
        </table:table-row>
        <calcext:conditional-formats>
          <calcext:conditional-format calcext:target-range-address="WeeklySchedule.AB4:WeeklySchedule.AB55">
            <calcext:condition calcext:apply-style-name="Warning" calcext:value="&gt;0" calcext:base-cell-address="WeeklySchedule.AB4"/>
          </calcext:conditional-format>
        </calcext:conditional-formats>
      </table:table>
      <table:table table:name="WorkoutPatterns" table:style-name="ta4">
        <table:table-column table:style-name="co14" table:default-cell-style-name="ce242"/>
        <table:table-column table:style-name="co15" table:number-columns-repeated="2" table:default-cell-style-name="Default"/>
        <table:table-column table:style-name="co4" table:number-columns-repeated="16" table:default-cell-style-name="ce242"/>
        <table:table-column table:style-name="co16" table:default-cell-style-name="ce242"/>
        <table:table-column table:style-name="co4" table:number-columns-repeated="44" table:default-cell-style-name="ce242"/>
        <table:table-column table:style-name="co4" table:number-columns-repeated="957" table:default-cell-style-name="Default"/>
        <table:table-row table:style-name="ro11">
          <table:table-cell table:style-name="ce340"/>
          <table:table-cell table:style-name="ce349" table:number-columns-repeated="2"/>
          <table:table-cell table:style-name="ce340"/>
          <table:table-cell table:style-name="ce356" office:value-type="string" calcext:value-type="string">
            <text:p>Mon</text:p>
          </table:table-cell>
          <table:table-cell table:style-name="ce377"/>
          <table:table-cell table:style-name="ce386" office:value-type="string" calcext:value-type="string">
            <text:p>Tue</text:p>
          </table:table-cell>
          <table:table-cell table:style-name="ce377"/>
          <table:table-cell table:style-name="ce386" office:value-type="string" calcext:value-type="string">
            <text:p>Wed</text:p>
          </table:table-cell>
          <table:table-cell table:style-name="ce377"/>
          <table:table-cell table:style-name="ce386" office:value-type="string" calcext:value-type="string">
            <text:p>Thu</text:p>
          </table:table-cell>
          <table:table-cell table:style-name="ce377"/>
          <table:table-cell table:style-name="ce386" office:value-type="string" calcext:value-type="string">
            <text:p>Fri</text:p>
          </table:table-cell>
          <table:table-cell table:style-name="ce377"/>
          <table:table-cell table:style-name="ce386" office:value-type="string" calcext:value-type="string">
            <text:p>Sat</text:p>
          </table:table-cell>
          <table:table-cell table:style-name="ce377"/>
          <table:table-cell table:style-name="ce393" office:value-type="string" calcext:value-type="string">
            <text:p>Sun</text:p>
          </table:table-cell>
          <table:table-cell table:style-name="ce377"/>
          <table:table-cell table:style-name="ce399" table:number-columns-repeated="1003"/>
        </table:table-row>
        <table:table-row table:style-name="ro2">
          <table:table-cell table:style-name="ce341"/>
          <table:table-cell table:style-name="ce350" table:number-columns-repeated="2"/>
          <table:table-cell table:style-name="ce341"/>
          <table:table-cell table:style-name="ce357" office:value-type="string" calcext:value-type="string">
            <text:p>Mon</text:p>
          </table:table-cell>
          <table:table-cell table:style-name="ce378" office:value-type="string" calcext:value-type="string">
            <text:p>Mon</text:p>
          </table:table-cell>
          <table:table-cell table:style-name="ce357" office:value-type="string" calcext:value-type="string">
            <text:p>Tue</text:p>
          </table:table-cell>
          <table:table-cell table:style-name="ce378" office:value-type="string" calcext:value-type="string">
            <text:p>Tue</text:p>
          </table:table-cell>
          <table:table-cell table:style-name="ce357" office:value-type="string" calcext:value-type="string">
            <text:p>Wed</text:p>
          </table:table-cell>
          <table:table-cell table:style-name="ce378" office:value-type="string" calcext:value-type="string">
            <text:p>Wed</text:p>
          </table:table-cell>
          <table:table-cell table:style-name="ce357" office:value-type="string" calcext:value-type="string">
            <text:p>Thu</text:p>
          </table:table-cell>
          <table:table-cell table:style-name="ce378" office:value-type="string" calcext:value-type="string">
            <text:p>Thu</text:p>
          </table:table-cell>
          <table:table-cell table:style-name="ce357" office:value-type="string" calcext:value-type="string">
            <text:p>Fri</text:p>
          </table:table-cell>
          <table:table-cell table:style-name="ce378" office:value-type="string" calcext:value-type="string">
            <text:p>Fri</text:p>
          </table:table-cell>
          <table:table-cell table:style-name="ce357" office:value-type="string" calcext:value-type="string">
            <text:p>Sat</text:p>
          </table:table-cell>
          <table:table-cell table:style-name="ce378" office:value-type="string" calcext:value-type="string">
            <text:p>Sat</text:p>
          </table:table-cell>
          <table:table-cell table:style-name="ce357" office:value-type="string" calcext:value-type="string">
            <text:p>Sun</text:p>
          </table:table-cell>
          <table:table-cell table:style-name="ce385" office:value-type="string" calcext:value-type="string">
            <text:p>Sun</text:p>
          </table:table-cell>
          <table:table-cell/>
          <table:table-cell table:style-name="ce355" office:value-type="string" calcext:value-type="string">
            <text:p>VolumeWgt</text:p>
          </table:table-cell>
          <table:table-cell table:style-name="ce355" office:value-type="float" office:value="4" calcext:value-type="float">
            <text:p>4</text:p>
          </table:table-cell>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42"/>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ce355" office:value-type="string" calcext:value-type="string">
            <text:p>IntensityWgt</text:p>
          </table:table-cell>
          <table:table-cell table:style-name="ce355" office:value-type="float" office:value="1" calcext:value-type="float">
            <text:p>1</text:p>
          </table:table-cell>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style-name="ce342"/>
          <table:table-cell table:style-name="ce359"/>
          <table:table-cell table:style-name="ce380"/>
          <table:table-cell table:style-name="ce359"/>
          <table:table-cell table:style-name="ce388"/>
          <table:table-cell table:style-name="ce359"/>
          <table:table-cell table:style-name="ce380"/>
          <table:table-cell table:style-name="ce359" table:formula="of:=VolWgt*[.B4]"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formula="of:=VolWgt*[.B4]" office:value-type="float" office:value="16" calcext:value-type="float">
            <text:p>16</text:p>
          </table:table-cell>
          <table:table-cell table:style-name="ce380"/>
          <table:table-cell table:number-columns-repeated="1003"/>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style-name="ce342"/>
          <table:table-cell table:style-name="ce360"/>
          <table:table-cell table:style-name="ce381"/>
          <table:table-cell table:style-name="ce360"/>
          <table:table-cell table:style-name="ce389"/>
          <table:table-cell table:style-name="ce360"/>
          <table:table-cell table:style-name="ce381" table:formula="of:=IntWgt*[.C5]" office:value-type="float" office:value="2" calcext:value-type="float">
            <text:p>2</text:p>
          </table:table-cell>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number-columns-repeated="1003"/>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style-name="ce342"/>
          <table:table-cell table:style-name="ce361"/>
          <table:table-cell table:style-name="ce382"/>
          <table:table-cell table:style-name="ce361" table:formula="of:=VolWgt*[.B6]" office:value-type="float" office:value="8" calcext:value-type="float">
            <text:p>8</text:p>
          </table:table-cell>
          <table:table-cell table:style-name="ce390" table:formula="of:=IntWgt*[.C6]" office:value-type="float" office:value="3" calcext:value-type="float">
            <text:p>3</text:p>
          </table:table-cell>
          <table:table-cell table:style-name="ce361" table:formula="of:=VolWgt*[.B6]" office:value-type="float" office:value="8" calcext:value-type="float">
            <text:p>8</text:p>
          </table:table-cell>
          <table:table-cell table:style-name="ce382"/>
          <table:table-cell table:style-name="ce361"/>
          <table:table-cell table:style-name="ce382" table:formula="of:=IntWgt*[.C6]" office:value-type="float" office:value="3" calcext:value-type="float">
            <text:p>3</text:p>
          </table:table-cell>
          <table:table-cell table:style-name="ce361"/>
          <table:table-cell table:style-name="ce382"/>
          <table:table-cell table:style-name="ce361" table:formula="of:=VolWgt*[.B6]" office:value-type="float" office:value="8" calcext:value-type="float">
            <text:p>8</text:p>
          </table:table-cell>
          <table:table-cell table:style-name="ce382" table:formula="of:=IntWgt*[.C6]" office:value-type="float" office:value="3" calcext:value-type="float">
            <text:p>3</text:p>
          </table:table-cell>
          <table:table-cell table:style-name="ce361"/>
          <table:table-cell table:style-name="ce382" table:formula="of:=IntWgt*[.C6]" office:value-type="float" office:value="3" calcext:value-type="float">
            <text:p>3</text:p>
          </table:table-cell>
          <table:table-cell table:number-columns-repeated="1003"/>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style-name="ce342"/>
          <table:table-cell table:style-name="ce362" table:formula="of:=VolWgt*[.B7]" office:value-type="float" office:value="4" calcext:value-type="float">
            <text:p>4</text:p>
          </table:table-cell>
          <table:table-cell table:style-name="ce383" table:formula="of:=IntWgt*[.C7]"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formula="of:=VolWgt*[.B7]" office:value-type="float" office:value="4" calcext:value-type="float">
            <text:p>4</text:p>
          </table:table-cell>
          <table:table-cell table:style-name="ce383" table:formula="of:=IntWgt*[.C7]" office:value-type="float" office:value="4" calcext:value-type="float">
            <text:p>4</text:p>
          </table:table-cell>
          <table:table-cell table:style-name="ce362"/>
          <table:table-cell table:style-name="ce383"/>
          <table:table-cell table:style-name="ce362"/>
          <table:table-cell table:style-name="ce383"/>
          <table:table-cell table:number-columns-repeated="1003"/>
        </table:table-row>
        <table:table-row table:style-name="ro2">
          <table:table-cell table:style-name="ce342"/>
          <table:table-cell table:style-name="ce351" table:number-columns-repeated="2"/>
          <table:table-cell table:style-name="ce342"/>
          <table:table-cell table:style-name="ce369" table:formula="of:=SUM([.E4:.F7])" office:value-type="float" office:value="8" calcext:value-type="float">
            <text:p>8</text:p>
          </table:table-cell>
          <table:table-cell table:style-name="ce351"/>
          <table:table-cell table:style-name="ce369" table:formula="of:=SUM([.G4:.H7])" office:value-type="float" office:value="11" calcext:value-type="float">
            <text:p>11</text:p>
          </table:table-cell>
          <table:table-cell table:style-name="ce351"/>
          <table:table-cell table:style-name="ce369" table:formula="of:=SUM([.I4:.J7])" office:value-type="float" office:value="10" calcext:value-type="float">
            <text:p>10</text:p>
          </table:table-cell>
          <table:table-cell table:style-name="ce351"/>
          <table:table-cell table:style-name="ce369" table:formula="of:=SUM([.K4:.L7])" office:value-type="float" office:value="19" calcext:value-type="float">
            <text:p>19</text:p>
          </table:table-cell>
          <table:table-cell table:style-name="ce351"/>
          <table:table-cell table:style-name="ce369" table:formula="of:=SUM([.M4:.N7])" office:value-type="float" office:value="8" calcext:value-type="float">
            <text:p>8</text:p>
          </table:table-cell>
          <table:table-cell table:style-name="ce351"/>
          <table:table-cell table:style-name="ce369" table:formula="of:=SUM([.O4:.P7])" office:value-type="float" office:value="11" calcext:value-type="float">
            <text:p>11</text:p>
          </table:table-cell>
          <table:table-cell table:style-name="ce351"/>
          <table:table-cell table:style-name="ce369" table:formula="of:=SUM([.Q4:.R7])" office:value-type="float" office:value="19" calcext:value-type="float">
            <text:p>19</text:p>
          </table:table-cell>
          <table:table-cell table:style-name="ce397"/>
          <table:table-cell table:number-columns-repeated="1003"/>
        </table:table-row>
        <table:table-row table:style-name="ro2">
          <table:table-cell table:style-name="ce342"/>
          <table:table-cell table:style-name="ce351" table:number-columns-repeated="2"/>
          <table:table-cell table:style-name="ce342"/>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number-columns-repeated="1003"/>
        </table:table-row>
        <table:table-row table:style-name="ro2">
          <table:table-cell table:style-name="ce343" office:value-type="string" calcext:value-type="string">
            <text:p>Prep</text:p>
          </table:table-cell>
          <table:table-cell table:style-name="ce351" table:number-columns-repeated="2"/>
          <table:table-cell table:style-name="ce343"/>
          <table:table-cell table:style-name="ce371" office:value-type="float" office:value="7" calcext:value-type="float">
            <text:p>7</text:p>
          </table:table-cell>
          <table:table-cell table:style-name="ce384"/>
          <table:table-cell table:style-name="ce371" office:value-type="float" office:value="4" calcext:value-type="float">
            <text:p>4</text:p>
          </table:table-cell>
          <table:table-cell table:style-name="ce392"/>
          <table:table-cell table:style-name="ce371" office:value-type="float" office:value="5" calcext:value-type="float">
            <text:p>5</text:p>
          </table:table-cell>
          <table:table-cell table:style-name="ce392"/>
          <table:table-cell table:style-name="ce371" office:value-type="float" office:value="2" calcext:value-type="float">
            <text:p>2</text:p>
          </table:table-cell>
          <table:table-cell table:style-name="ce384"/>
          <table:table-cell table:style-name="ce371" office:value-type="float" office:value="6" calcext:value-type="float">
            <text:p>6</text:p>
          </table:table-cell>
          <table:table-cell table:style-name="ce384"/>
          <table:table-cell table:style-name="ce371" office:value-type="float" office:value="3" calcext:value-type="float">
            <text:p>3</text:p>
          </table:table-cell>
          <table:table-cell table:style-name="ce384"/>
          <table:table-cell table:style-name="ce371" office:value-type="float" office:value="1" calcext:value-type="float">
            <text:p>1</text:p>
          </table:table-cell>
          <table:table-cell table:style-name="ce398"/>
          <table:table-cell table:number-columns-repeated="1003"/>
        </table:table-row>
        <table:table-row table:style-name="ro2">
          <table:table-cell table:style-name="ce344" office:value-type="string" calcext:value-type="string">
            <text:p>Prep</text:p>
          </table:table-cell>
          <table:table-cell table:style-name="ce352" table:number-columns-repeated="2"/>
          <table:table-cell table:formula="of:=[.A$11]&amp;&quot;: &quot;&amp;[.E11]&amp;&quot;-&quot;&amp;[.G11]&amp;&quot;-&quot;&amp;[.I11]&amp;&quot;-&quot;&amp;[.K11]&amp;&quot;-&quot;&amp;[.M11]&amp;&quot;-&quot;&amp;[.O11]&amp;&quot;-&quot;&amp;[.Q11]" office:value-type="string" office:string-value="Prep: OFF-E2-S1-E2-OFF-E2-E2" calcext:value-type="string">
            <text:p>Prep: OFF-E2-S1-E2-OFF-E2-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94" office:value-type="string" calcext:value-type="string">
            <text:p>E2</text:p>
          </table:table-cell>
          <table:table-cell table:style-name="ce396"/>
          <table:table-cell/>
          <table:table-cell table:style-name="Default"/>
          <table:table-cell table:number-columns-repeated="1001"/>
        </table:table-row>
        <table:table-row table:style-name="ro2">
          <table:table-cell table:style-name="ce345" office:value-type="string" calcext:value-type="string">
            <text:p>Workouts</text:p>
          </table:table-cell>
          <table:table-cell table:style-name="ce353" table:number-columns-repeated="2"/>
          <table:table-cell table:formula="of:=[.A$11]&amp;&quot;: &quot;&amp;[.E12]&amp;&quot;-&quot;&amp;[.G12]&amp;&quot;-&quot;&amp;[.I12]&amp;&quot;-&quot;&amp;[.K12]&amp;&quot;-&quot;&amp;[.M12]&amp;&quot;-&quot;&amp;[.O12]&amp;&quot;-&quot;&amp;[.Q12]" office:value-type="string" office:string-value="Prep: E1----E1--" calcext:value-type="string">
            <text:p>Prep: E1----E1--</text:p>
          </table:table-cell>
          <table:table-cell table:style-name="ce373" office:value-type="string" calcext:value-type="string">
            <text:p>E1</text:p>
          </table:table-cell>
          <table:table-cell table:style-name="ce373" table:number-columns-repeated="7"/>
          <table:table-cell table:style-name="ce373" office:value-type="string" calcext:value-type="string">
            <text:p>E1</text:p>
          </table:table-cell>
          <table:table-cell table:style-name="ce373" table:number-columns-repeated="3"/>
          <table:table-cell table:style-name="ce395" table:number-columns-repeated="2"/>
          <table:table-cell/>
          <table:table-cell table:style-name="Default"/>
          <table:table-cell table:number-columns-repeated="1001"/>
        </table:table-row>
        <table:table-row table:style-name="ro12">
          <table:table-cell table:number-columns-repeated="1021"/>
        </table:table-row>
        <table:table-row table:style-name="ro11">
          <table:table-cell table:style-name="ce341"/>
          <table:table-cell table:style-name="ce350" table:number-columns-repeated="2"/>
          <table:table-cell table:style-name="ce341"/>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ce355" table:number-columns-repeated="2"/>
          <table:table-cell table:style-name="ce400"/>
          <table:table-cell table:style-name="Default"/>
          <table:table-cell table:number-columns-repeated="998"/>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42"/>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ce355" table:number-columns-repeated="2"/>
          <table:table-cell table:style-name="ce401" office:value-type="string" calcext:value-type="string">
            <text:p>VolumeWgt</text:p>
          </table:table-cell>
          <table:table-cell table:style-name="ce402" office:value-type="float" office:value="4" calcext:value-type="float">
            <text:p>4</text:p>
          </table:table-cell>
          <table:table-cell table:number-columns-repeated="998"/>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style-name="ce342"/>
          <table:table-cell table:style-name="ce359"/>
          <table:table-cell table:style-name="ce380"/>
          <table:table-cell table:style-name="ce359"/>
          <table:table-cell table:style-name="ce388"/>
          <table:table-cell table:style-name="ce359" table:formula="of:=VolWgt*[.B16]"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formula="of:=VolWgt*[.B16]" office:value-type="float" office:value="16" calcext:value-type="float">
            <text:p>16</text:p>
          </table:table-cell>
          <table:table-cell table:style-name="ce380"/>
          <table:table-cell table:style-name="ce359"/>
          <table:table-cell table:style-name="ce380"/>
          <table:table-cell table:number-columns-repeated="3"/>
          <table:table-cell table:style-name="ce401" office:value-type="string" calcext:value-type="string">
            <text:p>IntensityWgt</text:p>
          </table:table-cell>
          <table:table-cell table:style-name="ce402" office:value-type="float" office:value="1" calcext:value-type="float">
            <text:p>1</text:p>
          </table:table-cell>
          <table:table-cell table:number-columns-repeated="998"/>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style-name="ce342"/>
          <table:table-cell table:style-name="ce360"/>
          <table:table-cell table:style-name="ce381"/>
          <table:table-cell table:style-name="ce360"/>
          <table:table-cell table:style-name="ce389"/>
          <table:table-cell table:style-name="ce360"/>
          <table:table-cell table:style-name="ce381"/>
          <table:table-cell table:style-name="ce360" table:formula="of:=VolWgt*[.B17]" office:value-type="float" office:value="12" calcext:value-type="float">
            <text:p>12</text:p>
          </table:table-cell>
          <table:table-cell table:style-name="ce381"/>
          <table:table-cell table:style-name="ce360"/>
          <table:table-cell table:style-name="ce381" table:formula="of:=IntWgt*[.C17]" office:value-type="float" office:value="2" calcext:value-type="float">
            <text:p>2</text:p>
          </table:table-cell>
          <table:table-cell table:style-name="ce360"/>
          <table:table-cell table:style-name="ce381"/>
          <table:table-cell table:style-name="ce360" table:formula="of:=VolWgt*[.B17]" office:value-type="float" office:value="12" calcext:value-type="float">
            <text:p>12</text:p>
          </table:table-cell>
          <table:table-cell table:style-name="ce381"/>
          <table:table-cell table:number-columns-repeated="3"/>
          <table:table-cell table:style-name="Default" table:number-columns-repeated="2"/>
          <table:table-cell table:number-columns-repeated="998"/>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style-name="ce342"/>
          <table:table-cell table:style-name="ce361"/>
          <table:table-cell table:style-name="ce382"/>
          <table:table-cell table:style-name="ce361" table:formula="of:=VolWgt*[.B18]" office:value-type="float" office:value="8" calcext:value-type="float">
            <text:p>8</text:p>
          </table:table-cell>
          <table:table-cell table:style-name="ce390" table:formula="of:=IntWgt*[.C18]" office:value-type="float" office:value="3" calcext:value-type="float">
            <text:p>3</text:p>
          </table:table-cell>
          <table:table-cell table:style-name="ce361"/>
          <table:table-cell table:style-name="ce382" table:formula="of:=IntWgt*[.C18]" office:value-type="float" office:value="3" calcext:value-type="float">
            <text:p>3</text:p>
          </table:table-cell>
          <table:table-cell table:style-name="ce361"/>
          <table:table-cell table:style-name="ce382" table:formula="of:=IntWgt*[.C18]" office:value-type="float" office:value="3" calcext:value-type="float">
            <text:p>3</text:p>
          </table:table-cell>
          <table:table-cell table:style-name="ce361" table:formula="of:=VolWgt*[.B18]" office:value-type="float" office:value="8" calcext:value-type="float">
            <text:p>8</text:p>
          </table:table-cell>
          <table:table-cell table:style-name="ce382"/>
          <table:table-cell table:style-name="ce361"/>
          <table:table-cell table:style-name="ce382" table:formula="of:=IntWgt*[.C18]" office:value-type="float" office:value="3" calcext:value-type="float">
            <text:p>3</text:p>
          </table:table-cell>
          <table:table-cell table:style-name="ce361"/>
          <table:table-cell table:style-name="ce382" table:formula="of:=IntWgt*[.C18]" office:value-type="float" office:value="3" calcext:value-type="float">
            <text:p>3</text:p>
          </table:table-cell>
          <table:table-cell table:number-columns-repeated="1003"/>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style-name="ce342"/>
          <table:table-cell table:style-name="ce362" table:formula="of:=VolWgt*[.B19]" office:value-type="float" office:value="4" calcext:value-type="float">
            <text:p>4</text:p>
          </table:table-cell>
          <table:table-cell table:style-name="ce383" table:formula="of:=IntWgt*[.C19]"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number-columns-repeated="1003"/>
        </table:table-row>
        <table:table-row table:style-name="ro2">
          <table:table-cell table:style-name="ce342"/>
          <table:table-cell table:style-name="ce351" table:number-columns-repeated="2"/>
          <table:table-cell table:style-name="ce342"/>
          <table:table-cell table:style-name="ce369" table:formula="of:=SUM([.E16:.F19])" office:value-type="float" office:value="8" calcext:value-type="float">
            <text:p>8</text:p>
          </table:table-cell>
          <table:table-cell table:style-name="ce351"/>
          <table:table-cell table:style-name="ce369" table:formula="of:=SUM([.G16:.H19])" office:value-type="float" office:value="11" calcext:value-type="float">
            <text:p>11</text:p>
          </table:table-cell>
          <table:table-cell table:style-name="ce351"/>
          <table:table-cell table:style-name="ce369" table:formula="of:=SUM([.I16:.J19])" office:value-type="float" office:value="19" calcext:value-type="float">
            <text:p>19</text:p>
          </table:table-cell>
          <table:table-cell table:style-name="ce351"/>
          <table:table-cell table:style-name="ce369" table:formula="of:=SUM([.K16:.L19])" office:value-type="float" office:value="15" calcext:value-type="float">
            <text:p>15</text:p>
          </table:table-cell>
          <table:table-cell table:style-name="ce351"/>
          <table:table-cell table:style-name="ce369" table:formula="of:=SUM([.M16:.N19])" office:value-type="float" office:value="10" calcext:value-type="float">
            <text:p>10</text:p>
          </table:table-cell>
          <table:table-cell table:style-name="ce351"/>
          <table:table-cell table:style-name="ce369" table:formula="of:=SUM([.O16:.P19])" office:value-type="float" office:value="19" calcext:value-type="float">
            <text:p>19</text:p>
          </table:table-cell>
          <table:table-cell table:style-name="ce351"/>
          <table:table-cell table:style-name="ce369" table:formula="of:=SUM([.Q16:.R19])" office:value-type="float" office:value="15" calcext:value-type="float">
            <text:p>15</text:p>
          </table:table-cell>
          <table:table-cell table:style-name="ce397"/>
          <table:table-cell table:number-columns-repeated="1003"/>
        </table:table-row>
        <table:table-row table:style-name="ro2">
          <table:table-cell table:style-name="ce342"/>
          <table:table-cell table:style-name="ce351" table:number-columns-repeated="2"/>
          <table:table-cell table:style-name="ce342"/>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number-columns-repeated="1003"/>
        </table:table-row>
        <table:table-row table:style-name="ro2">
          <table:table-cell table:style-name="ce343" office:value-type="string" calcext:value-type="string">
            <text:p>Base 1Wk1</text:p>
          </table:table-cell>
          <table:table-cell table:style-name="ce351" table:number-columns-repeated="2"/>
          <table:table-cell table:style-name="ce343"/>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3" calcext:value-type="float">
            <text:p>3</text:p>
          </table:table-cell>
          <table:table-cell table:style-name="ce370"/>
          <table:table-cell table:style-name="ce375" office:value-type="float" office:value="4" calcext:value-type="float">
            <text:p>4</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number-columns-repeated="1003"/>
        </table:table-row>
        <table:table-row table:style-name="ro2">
          <table:table-cell table:style-name="ce343" office:value-type="string" calcext:value-type="string">
            <text:p>Base 1Wk2</text:p>
          </table:table-cell>
          <table:table-cell table:style-name="ce351" table:number-columns-repeated="2"/>
          <table:table-cell table:style-name="ce343"/>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3" calcext:value-type="float">
            <text:p>3</text:p>
          </table:table-cell>
          <table:table-cell table:style-name="ce370"/>
          <table:table-cell table:style-name="ce375" office:value-type="float" office:value="4" calcext:value-type="float">
            <text:p>4</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number-columns-repeated="1003"/>
        </table:table-row>
        <table:table-row table:style-name="ro2">
          <table:table-cell table:style-name="ce343" office:value-type="string" calcext:value-type="string">
            <text:p>Base 1Wk3</text:p>
          </table:table-cell>
          <table:table-cell table:style-name="ce351" table:number-columns-repeated="2"/>
          <table:table-cell table:style-name="ce343"/>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3" calcext:value-type="float">
            <text:p>3</text:p>
          </table:table-cell>
          <table:table-cell table:style-name="ce370"/>
          <table:table-cell table:style-name="ce375" office:value-type="float" office:value="4" calcext:value-type="float">
            <text:p>4</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number-columns-repeated="1003"/>
        </table:table-row>
        <table:table-row table:style-name="ro2">
          <table:table-cell table:style-name="ce344" office:value-type="string" calcext:value-type="string">
            <text:p>Base 1</text:p>
          </table:table-cell>
          <table:table-cell table:style-name="ce352" table:number-columns-repeated="2"/>
          <table:table-cell table:formula="of:=[.A$25]&amp;&quot;: &quot;&amp;[.E25]&amp;&quot;-&quot;&amp;[.G25]&amp;&quot;-&quot;&amp;[.I25]&amp;&quot;-&quot;&amp;[.K25]&amp;&quot;-&quot;&amp;[.M25]&amp;&quot;-&quot;&amp;[.O25]&amp;&quot;-&quot;&amp;[.Q25]" office:value-type="string" office:string-value="Base 1: OFF-E2-E2-E2-S1-E2-E2" calcext:value-type="string">
            <text:p>Base 1: OFF-E2-E2-E2-S1-E2-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2</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5" office:value-type="string" calcext:value-type="string">
            <text:p>Workouts</text:p>
          </table:table-cell>
          <table:table-cell table:style-name="ce353" table:number-columns-repeated="2"/>
          <table:table-cell table:formula="of:=[.A$25]&amp;&quot;: &quot;&amp;[.E26]&amp;&quot;-&quot;&amp;[.G26]&amp;&quot;-&quot;&amp;[.I26]&amp;&quot;-&quot;&amp;[.K26]&amp;&quot;-&quot;&amp;[.M26]&amp;&quot;-&quot;&amp;[.O26]&amp;&quot;-&quot;&amp;[.Q26]" office:value-type="string" office:string-value="Base 1: E1----S2--" calcext:value-type="string">
            <text:p>Base 1: E1----S2--</text:p>
          </table:table-cell>
          <table:table-cell table:style-name="ce373" office:value-type="string" calcext:value-type="string">
            <text:p>E1</text:p>
          </table:table-cell>
          <table:table-cell table:style-name="ce373" table:number-columns-repeated="7"/>
          <table:table-cell table:style-name="ce373" office:value-type="string" calcext:value-type="string">
            <text:p>S2</text:p>
          </table:table-cell>
          <table:table-cell table:style-name="ce373" table:number-columns-repeated="3"/>
          <table:table-cell table:style-name="ce395" table:number-columns-repeated="2"/>
          <table:table-cell/>
          <table:table-cell table:style-name="Default"/>
          <table:table-cell table:number-columns-repeated="1001"/>
        </table:table-row>
        <table:table-row table:style-name="ro12">
          <table:table-cell table:number-columns-repeated="1021"/>
        </table:table-row>
        <table:table-row table:style-name="ro2">
          <table:table-cell table:style-name="ce341"/>
          <table:table-cell table:style-name="ce350" table:number-columns-repeated="2"/>
          <table:table-cell table:style-name="ce341"/>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ce355" table:number-columns-repeated="2"/>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42"/>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ce355" table:number-columns-repeated="2"/>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style-name="ce342"/>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30]" office:value-type="float" office:value="1" calcext:value-type="float">
            <text:p>1</text:p>
          </table:table-cell>
          <table:table-cell table:style-name="ce359"/>
          <table:table-cell table:style-name="ce380"/>
          <table:table-cell table:style-name="ce359"/>
          <table:table-cell table:style-name="ce380"/>
          <table:table-cell table:style-name="ce359" table:formula="of:=VolWgt*[.B30]" office:value-type="float" office:value="16" calcext:value-type="float">
            <text:p>16</text:p>
          </table:table-cell>
          <table:table-cell table:style-name="ce380"/>
          <table:table-cell table:number-columns-repeated="1003"/>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style-name="ce342"/>
          <table:table-cell table:style-name="ce360"/>
          <table:table-cell table:style-name="ce381"/>
          <table:table-cell table:style-name="ce360"/>
          <table:table-cell table:style-name="ce389"/>
          <table:table-cell table:style-name="ce360" table:formula="of:=VolWgt*[.B31]"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formula="of:=IntWgt*[.C32]" office:value-type="float" office:value="3" calcext:value-type="float">
            <text:p>3</text:p>
          </table:table-cell>
          <table:table-cell table:style-name="ce360"/>
          <table:table-cell table:style-name="ce381"/>
          <table:table-cell table:number-columns-repeated="1003"/>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style-name="ce342"/>
          <table:table-cell table:style-name="ce361"/>
          <table:table-cell table:style-name="ce382"/>
          <table:table-cell table:style-name="ce361" table:formula="of:=VolWgt*[.B32]" office:value-type="float" office:value="8" calcext:value-type="float">
            <text:p>8</text:p>
          </table:table-cell>
          <table:table-cell table:style-name="ce390" table:formula="of:=IntWgt*[.C32]" office:value-type="float" office:value="3" calcext:value-type="float">
            <text:p>3</text:p>
          </table:table-cell>
          <table:table-cell table:style-name="ce361"/>
          <table:table-cell table:style-name="ce382" table:formula="of:=IntWgt*[.C32]" office:value-type="float" office:value="3" calcext:value-type="float">
            <text:p>3</text:p>
          </table:table-cell>
          <table:table-cell table:style-name="ce361" table:formula="of:=VolWgt*[.B32]" office:value-type="float" office:value="8" calcext:value-type="float">
            <text:p>8</text:p>
          </table:table-cell>
          <table:table-cell table:style-name="ce382"/>
          <table:table-cell table:style-name="ce361" table:formula="of:=VolWgt*[.B32]" office:value-type="float" office:value="8" calcext:value-type="float">
            <text:p>8</text:p>
          </table:table-cell>
          <table:table-cell table:style-name="ce382"/>
          <table:table-cell table:style-name="ce361" table:formula="of:=VolWgt*[.B32]" office:value-type="float" office:value="8" calcext:value-type="float">
            <text:p>8</text:p>
          </table:table-cell>
          <table:table-cell table:style-name="ce382"/>
          <table:table-cell table:style-name="ce361"/>
          <table:table-cell table:style-name="ce382" table:formula="of:=IntWgt*[.C32]" office:value-type="float" office:value="3" calcext:value-type="float">
            <text:p>3</text:p>
          </table:table-cell>
          <table:table-cell table:number-columns-repeated="1003"/>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style-name="ce342"/>
          <table:table-cell table:style-name="ce362" table:formula="of:=VolWgt*[.B33]" office:value-type="float" office:value="4" calcext:value-type="float">
            <text:p>4</text:p>
          </table:table-cell>
          <table:table-cell table:style-name="ce383" table:formula="of:=IntWgt*[.C33]"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33]" office:value-type="float" office:value="4" calcext:value-type="float">
            <text:p>4</text:p>
          </table:table-cell>
          <table:table-cell table:style-name="ce362"/>
          <table:table-cell table:style-name="ce383"/>
          <table:table-cell table:style-name="ce362"/>
          <table:table-cell table:style-name="ce383"/>
          <table:table-cell table:number-columns-repeated="1003"/>
        </table:table-row>
        <table:table-row table:style-name="ro2">
          <table:table-cell table:style-name="ce342"/>
          <table:table-cell table:style-name="ce351" table:number-columns-repeated="2"/>
          <table:table-cell table:style-name="ce342"/>
          <table:table-cell table:style-name="ce369" table:formula="of:=SUM([.E30:.F33])" office:value-type="float" office:value="8" calcext:value-type="float">
            <text:p>8</text:p>
          </table:table-cell>
          <table:table-cell table:style-name="ce351"/>
          <table:table-cell table:style-name="ce369" table:formula="of:=SUM([.G30:.H33])" office:value-type="float" office:value="11" calcext:value-type="float">
            <text:p>11</text:p>
          </table:table-cell>
          <table:table-cell table:style-name="ce351"/>
          <table:table-cell table:style-name="ce369" table:formula="of:=SUM([.I30:.J33])" office:value-type="float" office:value="15" calcext:value-type="float">
            <text:p>15</text:p>
          </table:table-cell>
          <table:table-cell table:style-name="ce351"/>
          <table:table-cell table:style-name="ce369" table:formula="of:=SUM([.K30:.L33])" office:value-type="float" office:value="9" calcext:value-type="float">
            <text:p>9</text:p>
          </table:table-cell>
          <table:table-cell table:style-name="ce351"/>
          <table:table-cell table:style-name="ce369" table:formula="of:=SUM([.M30:.N33])" office:value-type="float" office:value="12" calcext:value-type="float">
            <text:p>12</text:p>
          </table:table-cell>
          <table:table-cell table:style-name="ce351"/>
          <table:table-cell table:style-name="ce369" table:formula="of:=SUM([.O30:.P33])" office:value-type="float" office:value="11" calcext:value-type="float">
            <text:p>11</text:p>
          </table:table-cell>
          <table:table-cell table:style-name="ce351"/>
          <table:table-cell table:style-name="ce369" table:formula="of:=SUM([.Q30:.R33])" office:value-type="float" office:value="19" calcext:value-type="float">
            <text:p>19</text:p>
          </table:table-cell>
          <table:table-cell table:style-name="ce397"/>
          <table:table-cell table:number-columns-repeated="1003"/>
        </table:table-row>
        <table:table-row table:style-name="ro2">
          <table:table-cell table:style-name="ce342"/>
          <table:table-cell table:style-name="ce351" table:number-columns-repeated="2"/>
          <table:table-cell table:style-name="ce342"/>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number-columns-repeated="1003"/>
        </table:table-row>
        <table:table-row table:style-name="ro2">
          <table:table-cell table:style-name="ce343" office:value-type="string" calcext:value-type="string">
            <text:p>Base 1Rest</text:p>
          </table:table-cell>
          <table:table-cell table:style-name="ce351" table:number-columns-repeated="2"/>
          <table:table-cell table:style-name="ce343"/>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number-columns-repeated="1003"/>
        </table:table-row>
        <table:table-row table:style-name="ro2">
          <table:table-cell table:style-name="ce344" office:value-type="string" calcext:value-type="string">
            <text:p>Base 1Rest</text:p>
          </table:table-cell>
          <table:table-cell table:style-name="ce352" table:number-columns-repeated="2"/>
          <table:table-cell table:formula="of:=[.A$37]&amp;&quot;: &quot;&amp;[.E37]&amp;&quot;-&quot;&amp;[.G37]&amp;&quot;-&quot;&amp;[.I37]&amp;&quot;-&quot;&amp;[.K37]&amp;&quot;-&quot;&amp;[.M37]&amp;&quot;-&quot;&amp;[.O37]&amp;&quot;-&quot;&amp;[.Q37]" office:value-type="string" office:string-value="Base 1Rest: OFF-E2-E2-S1-E1-T1-E2" calcext:value-type="string">
            <text:p>Base 1Rest: OFF-E2-E2-S1-E1-T1-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1</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37]&amp;&quot;: &quot;&amp;[.E38]&amp;&quot;-&quot;&amp;[.G38]&amp;&quot;-&quot;&amp;[.I38]&amp;&quot;-&quot;&amp;[.K38]&amp;&quot;-&quot;&amp;[.M38]&amp;&quot;-&quot;&amp;[.O38]&amp;&quot;-&quot;&amp;[.Q38]" office:value-type="string" office:string-value="Base 1Rest: E1---S2---" calcext:value-type="string">
            <text:p>Base 1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37]&amp;&quot;: &quot;&amp;[.E39]&amp;&quot;-&quot;&amp;[.G39]&amp;&quot;-&quot;&amp;[.I39]&amp;&quot;-&quot;&amp;[.K39]&amp;&quot;-&quot;&amp;[.M39]&amp;&quot;-&quot;&amp;[.O39]&amp;&quot;-&quot;&amp;[.Q39]" office:value-type="string" office:string-value="Base 1Rest: S4---S3---" calcext:value-type="string">
            <text:p>Base 1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37]&amp;&quot;: &quot;&amp;[.E40]&amp;&quot;-&quot;&amp;[.G40]&amp;&quot;-&quot;&amp;[.I40]&amp;&quot;-&quot;&amp;[.K40]&amp;&quot;-&quot;&amp;[.M40]&amp;&quot;-&quot;&amp;[.O40]&amp;&quot;-&quot;&amp;[.Q40]" office:value-type="string" office:string-value="Base 1Rest: ---S5---" calcext:value-type="string">
            <text:p>Base 1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formula="of:=VolWgt*[.B44]"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formula="of:=VolWgt*[.B44]" office:value-type="float" office:value="16" calcext:value-type="float">
            <text:p>16</text:p>
          </table:table-cell>
          <table:table-cell table:style-name="ce380"/>
          <table:table-cell table:style-name="ce359"/>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formula="of:=IntWgt*[.C45]" office:value-type="float" office:value="2" calcext:value-type="float">
            <text:p>2</text:p>
          </table:table-cell>
          <table:table-cell table:style-name="ce360"/>
          <table:table-cell table:style-name="ce381"/>
          <table:table-cell table:style-name="ce360" table:formula="of:=VolWgt*[.B45]" office:value-type="float" office:value="12" calcext:value-type="float">
            <text:p>12</text:p>
          </table:table-cell>
          <table:table-cell table:style-name="ce381"/>
          <table:table-cell table:style-name="ce360"/>
          <table:table-cell table:style-name="ce381" table:formula="of:=IntWgt*[.C45]" office:value-type="float" office:value="2" calcext:value-type="float">
            <text:p>2</text:p>
          </table:table-cell>
          <table:table-cell table:style-name="ce360"/>
          <table:table-cell table:style-name="ce381"/>
          <table:table-cell table:style-name="ce360" table:formula="of:=VolWgt*[.B45]" office:value-type="float" office:value="12" calcext:value-type="float">
            <text:p>12</text:p>
          </table:table-cell>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46]" office:value-type="float" office:value="8" calcext:value-type="float">
            <text:p>8</text:p>
          </table:table-cell>
          <table:table-cell table:style-name="ce390"/>
          <table:table-cell table:style-name="ce361"/>
          <table:table-cell table:style-name="ce382" table:formula="of:=IntWgt*[.C46]" office:value-type="float" office:value="3" calcext:value-type="float">
            <text:p>3</text:p>
          </table:table-cell>
          <table:table-cell table:style-name="ce361"/>
          <table:table-cell table:style-name="ce382" table:formula="of:=IntWgt*[.C46]" office:value-type="float" office:value="3" calcext:value-type="float">
            <text:p>3</text:p>
          </table:table-cell>
          <table:table-cell table:style-name="ce361" table:formula="of:=VolWgt*[.B46]" office:value-type="float" office:value="8" calcext:value-type="float">
            <text:p>8</text:p>
          </table:table-cell>
          <table:table-cell table:style-name="ce382"/>
          <table:table-cell table:style-name="ce361"/>
          <table:table-cell table:style-name="ce382" table:formula="of:=IntWgt*[.C46]" office:value-type="float" office:value="3" calcext:value-type="float">
            <text:p>3</text:p>
          </table:table-cell>
          <table:table-cell table:style-name="ce361"/>
          <table:table-cell table:style-name="ce382" table:formula="of:=IntWgt*[.C46]"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47]" office:value-type="float" office:value="4" calcext:value-type="float">
            <text:p>4</text:p>
          </table:table-cell>
          <table:table-cell table:style-name="ce383" table:formula="of:=IntWgt*[.C47]"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44:.F47])" office:value-type="float" office:value="8" calcext:value-type="float">
            <text:p>8</text:p>
          </table:table-cell>
          <table:table-cell table:style-name="ce351"/>
          <table:table-cell table:style-name="ce369" table:formula="of:=SUM([.G44:.H47])" office:value-type="float" office:value="10" calcext:value-type="float">
            <text:p>10</text:p>
          </table:table-cell>
          <table:table-cell table:style-name="ce351"/>
          <table:table-cell table:style-name="ce369" table:formula="of:=SUM([.I44:.J47])" office:value-type="float" office:value="19" calcext:value-type="float">
            <text:p>19</text:p>
          </table:table-cell>
          <table:table-cell table:style-name="ce351"/>
          <table:table-cell table:style-name="ce369" table:formula="of:=SUM([.K44:.L47])" office:value-type="float" office:value="15" calcext:value-type="float">
            <text:p>15</text:p>
          </table:table-cell>
          <table:table-cell table:style-name="ce351"/>
          <table:table-cell table:style-name="ce369" table:formula="of:=SUM([.M44:.N47])" office:value-type="float" office:value="10" calcext:value-type="float">
            <text:p>10</text:p>
          </table:table-cell>
          <table:table-cell table:style-name="ce351"/>
          <table:table-cell table:style-name="ce369" table:formula="of:=SUM([.O44:.P47])" office:value-type="float" office:value="19" calcext:value-type="float">
            <text:p>19</text:p>
          </table:table-cell>
          <table:table-cell table:style-name="ce351"/>
          <table:table-cell table:style-name="ce369" table:formula="of:=SUM([.Q44:.R47])" office:value-type="float" office:value="15" calcext:value-type="float">
            <text:p>15</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ase 2Wk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3" calcext:value-type="float">
            <text:p>3</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ase 2Wk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3" calcext:value-type="float">
            <text:p>3</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ase 2Wk3</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3" calcext:value-type="float">
            <text:p>3</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ase 2</text:p>
          </table:table-cell>
          <table:table-cell table:style-name="ce352" table:number-columns-repeated="2"/>
          <table:table-cell table:formula="of:=[.A$53]&amp;&quot;: &quot;&amp;[.E53]&amp;&quot;-&quot;&amp;[.G53]&amp;&quot;-&quot;&amp;[.I53]&amp;&quot;-&quot;&amp;[.K53]&amp;&quot;-&quot;&amp;[.M53]&amp;&quot;-&quot;&amp;[.O53]&amp;&quot;-&quot;&amp;[.Q53]" office:value-type="string" office:string-value="Base 2: OFF-E3-E2-E2-S1-E2-E2" calcext:value-type="string">
            <text:p>Base 2: OFF-E3-E2-E2-S1-E2-E2</text:p>
          </table:table-cell>
          <table:table-cell table:style-name="ce372" office:value-type="string" calcext:value-type="string">
            <text:p>OFF</text:p>
          </table:table-cell>
          <table:table-cell table:style-name="ce372"/>
          <table:table-cell table:style-name="ce372" office:value-type="string" calcext:value-type="string">
            <text:p>E3</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2</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5" office:value-type="string" calcext:value-type="string">
            <text:p>Workouts</text:p>
          </table:table-cell>
          <table:table-cell table:style-name="ce353" table:number-columns-repeated="2"/>
          <table:table-cell table:formula="of:=[.A$53]&amp;&quot;: &quot;&amp;[.E54]&amp;&quot;-&quot;&amp;[.G54]&amp;&quot;-&quot;&amp;[.I54]&amp;&quot;-&quot;&amp;[.K54]&amp;&quot;-&quot;&amp;[.M54]&amp;&quot;-&quot;&amp;[.O54]&amp;&quot;-&quot;&amp;[.Q54]" office:value-type="string" office:string-value="Base 2: E1-M1---S2--" calcext:value-type="string">
            <text:p>Base 2: E1-M1---S2--</text:p>
          </table:table-cell>
          <table:table-cell table:style-name="ce373" office:value-type="string" calcext:value-type="string">
            <text:p>E1</text:p>
          </table:table-cell>
          <table:table-cell table:style-name="ce373"/>
          <table:table-cell table:style-name="ce373" office:value-type="string" calcext:value-type="string">
            <text:p>M1</text:p>
          </table:table-cell>
          <table:table-cell table:style-name="ce373" table:number-columns-repeated="5"/>
          <table:table-cell table:style-name="ce373" office:value-type="string" calcext:value-type="string">
            <text:p>S2</text:p>
          </table:table-cell>
          <table:table-cell table:style-name="ce373" table:number-columns-repeated="3"/>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58]" office:value-type="float" office:value="1" calcext:value-type="float">
            <text:p>1</text:p>
          </table:table-cell>
          <table:table-cell table:style-name="ce359"/>
          <table:table-cell table:style-name="ce380"/>
          <table:table-cell table:style-name="ce359"/>
          <table:table-cell table:style-name="ce380"/>
          <table:table-cell table:style-name="ce359" table:formula="of:=VolWgt*[.B58]"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59]"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formula="of:=IntWgt*[.C60]" office:value-type="float" office:value="3" calcext:value-type="float">
            <text:p>3</text:p>
          </table:table-cell>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60]" office:value-type="float" office:value="8" calcext:value-type="float">
            <text:p>8</text:p>
          </table:table-cell>
          <table:table-cell table:style-name="ce390" table:formula="of:=IntWgt*[.C60]" office:value-type="float" office:value="3" calcext:value-type="float">
            <text:p>3</text:p>
          </table:table-cell>
          <table:table-cell table:style-name="ce361"/>
          <table:table-cell table:style-name="ce382" table:formula="of:=IntWgt*[.C60]" office:value-type="float" office:value="3" calcext:value-type="float">
            <text:p>3</text:p>
          </table:table-cell>
          <table:table-cell table:style-name="ce361" table:formula="of:=VolWgt*[.B60]" office:value-type="float" office:value="8" calcext:value-type="float">
            <text:p>8</text:p>
          </table:table-cell>
          <table:table-cell table:style-name="ce382"/>
          <table:table-cell table:style-name="ce361" table:formula="of:=VolWgt*[.B60]" office:value-type="float" office:value="8" calcext:value-type="float">
            <text:p>8</text:p>
          </table:table-cell>
          <table:table-cell table:style-name="ce382"/>
          <table:table-cell table:style-name="ce361" table:formula="of:=VolWgt*[.B60]" office:value-type="float" office:value="8" calcext:value-type="float">
            <text:p>8</text:p>
          </table:table-cell>
          <table:table-cell table:style-name="ce382"/>
          <table:table-cell table:style-name="ce361"/>
          <table:table-cell table:style-name="ce382" table:formula="of:=IntWgt*[.C60]"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61]" office:value-type="float" office:value="4" calcext:value-type="float">
            <text:p>4</text:p>
          </table:table-cell>
          <table:table-cell table:style-name="ce383" table:formula="of:=IntWgt*[.C61]"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61]" office:value-type="float" office:value="4" calcext:value-type="float">
            <text:p>4</text:p>
          </table:table-cell>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58:.F61])" office:value-type="float" office:value="8" calcext:value-type="float">
            <text:p>8</text:p>
          </table:table-cell>
          <table:table-cell table:style-name="ce351"/>
          <table:table-cell table:style-name="ce369" table:formula="of:=SUM([.G58:.H61])" office:value-type="float" office:value="11" calcext:value-type="float">
            <text:p>11</text:p>
          </table:table-cell>
          <table:table-cell table:style-name="ce351"/>
          <table:table-cell table:style-name="ce369" table:formula="of:=SUM([.I58:.J61])" office:value-type="float" office:value="15" calcext:value-type="float">
            <text:p>15</text:p>
          </table:table-cell>
          <table:table-cell table:style-name="ce351"/>
          <table:table-cell table:style-name="ce369" table:formula="of:=SUM([.K58:.L61])" office:value-type="float" office:value="9" calcext:value-type="float">
            <text:p>9</text:p>
          </table:table-cell>
          <table:table-cell table:style-name="ce351"/>
          <table:table-cell table:style-name="ce369" table:formula="of:=SUM([.M58:.N61])" office:value-type="float" office:value="12" calcext:value-type="float">
            <text:p>12</text:p>
          </table:table-cell>
          <table:table-cell table:style-name="ce351"/>
          <table:table-cell table:style-name="ce369" table:formula="of:=SUM([.O58:.P61])" office:value-type="float" office:value="11" calcext:value-type="float">
            <text:p>11</text:p>
          </table:table-cell>
          <table:table-cell table:style-name="ce351"/>
          <table:table-cell table:style-name="ce369" table:formula="of:=SUM([.Q58:.R61])"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ase 2Res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ase 2Rest</text:p>
          </table:table-cell>
          <table:table-cell table:style-name="ce352" table:number-columns-repeated="2"/>
          <table:table-cell table:formula="of:=[.A$65]&amp;&quot;: &quot;&amp;[.E65]&amp;&quot;-&quot;&amp;[.G65]&amp;&quot;-&quot;&amp;[.I65]&amp;&quot;-&quot;&amp;[.K65]&amp;&quot;-&quot;&amp;[.M65]&amp;&quot;-&quot;&amp;[.O65]&amp;&quot;-&quot;&amp;[.Q65]" office:value-type="string" office:string-value="Base 2Rest: OFF-E2-E2-S1-E1-T1-E2" calcext:value-type="string">
            <text:p>Base 2Rest: OFF-E2-E2-S1-E1-T1-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1</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65]&amp;&quot;: &quot;&amp;[.E66]&amp;&quot;-&quot;&amp;[.G66]&amp;&quot;-&quot;&amp;[.I66]&amp;&quot;-&quot;&amp;[.K66]&amp;&quot;-&quot;&amp;[.M66]&amp;&quot;-&quot;&amp;[.O66]&amp;&quot;-&quot;&amp;[.Q66]" office:value-type="string" office:string-value="Base 2Rest: E1---S2---" calcext:value-type="string">
            <text:p>Base 2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65]&amp;&quot;: &quot;&amp;[.E67]&amp;&quot;-&quot;&amp;[.G67]&amp;&quot;-&quot;&amp;[.I67]&amp;&quot;-&quot;&amp;[.K67]&amp;&quot;-&quot;&amp;[.M67]&amp;&quot;-&quot;&amp;[.O67]&amp;&quot;-&quot;&amp;[.Q67]" office:value-type="string" office:string-value="Base 2Rest: S4---S3---" calcext:value-type="string">
            <text:p>Base 2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65]&amp;&quot;: &quot;&amp;[.E68]&amp;&quot;-&quot;&amp;[.G68]&amp;&quot;-&quot;&amp;[.I68]&amp;&quot;-&quot;&amp;[.K68]&amp;&quot;-&quot;&amp;[.M68]&amp;&quot;-&quot;&amp;[.O68]&amp;&quot;-&quot;&amp;[.Q68]" office:value-type="string" office:string-value="Base 2Rest: ---S5---" calcext:value-type="string">
            <text:p>Base 2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formula="of:=VolWgt*[.B72]"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table-cell table:style-name="ce380" table:formula="of:=IntWgt*[.C72]" office:value-type="float" office:value="1" calcext:value-type="float">
            <text:p>1</text:p>
          </table:table-cell>
          <table:table-cell table:style-name="ce359" table:formula="of:=VolWgt*[.B72]"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73]" office:value-type="float" office:value="12" calcext:value-type="float">
            <text:p>12</text:p>
          </table:table-cell>
          <table:table-cell table:style-name="ce389" table:formula="of:=IntWgt*[.C73]" office:value-type="float" office:value="2" calcext:value-type="float">
            <text:p>2</text:p>
          </table:table-cell>
          <table:table-cell table:style-name="ce360"/>
          <table:table-cell table:style-name="ce381"/>
          <table:table-cell table:style-name="ce360"/>
          <table:table-cell table:style-name="ce381" table:formula="of:=IntWgt*[.C73]" office:value-type="float" office:value="2" calcext:value-type="float">
            <text:p>2</text:p>
          </table:table-cell>
          <table:table-cell table:style-name="ce360" table:formula="of:=VolWgt*[.B73]"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table-cell table:style-name="ce361"/>
          <table:table-cell table:style-name="ce382" table:formula="of:=IntWgt*[.C74]" office:value-type="float" office:value="3" calcext:value-type="float">
            <text:p>3</text:p>
          </table:table-cell>
          <table:table-cell table:style-name="ce361" table:formula="of:=VolWgt*[.B74]" office:value-type="float" office:value="8" calcext:value-type="float">
            <text:p>8</text:p>
          </table:table-cell>
          <table:table-cell table:style-name="ce382"/>
          <table:table-cell table:style-name="ce361"/>
          <table:table-cell table:style-name="ce382" table:formula="of:=IntWgt*[.C74]" office:value-type="float" office:value="3" calcext:value-type="float">
            <text:p>3</text:p>
          </table:table-cell>
          <table:table-cell table:style-name="ce361" table:formula="of:=VolWgt*[.B74]" office:value-type="float" office:value="8" calcext:value-type="float">
            <text:p>8</text:p>
          </table:table-cell>
          <table:table-cell table:style-name="ce382"/>
          <table:table-cell table:style-name="ce361"/>
          <table:table-cell table:style-name="ce382" table:formula="of:=IntWgt*[.C74]"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75]" office:value-type="float" office:value="4" calcext:value-type="float">
            <text:p>4</text:p>
          </table:table-cell>
          <table:table-cell table:style-name="ce383" table:formula="of:=IntWgt*[.C75]"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72:.F75])" office:value-type="float" office:value="8" calcext:value-type="float">
            <text:p>8</text:p>
          </table:table-cell>
          <table:table-cell table:style-name="ce351"/>
          <table:table-cell table:style-name="ce369" table:formula="of:=SUM([.G72:.H75])" office:value-type="float" office:value="14" calcext:value-type="float">
            <text:p>14</text:p>
          </table:table-cell>
          <table:table-cell table:style-name="ce351"/>
          <table:table-cell table:style-name="ce369" table:formula="of:=SUM([.I72:.J75])" office:value-type="float" office:value="19" calcext:value-type="float">
            <text:p>19</text:p>
          </table:table-cell>
          <table:table-cell table:style-name="ce351"/>
          <table:table-cell table:style-name="ce369" table:formula="of:=SUM([.K72:.L75])" office:value-type="float" office:value="10" calcext:value-type="float">
            <text:p>10</text:p>
          </table:table-cell>
          <table:table-cell table:style-name="ce351"/>
          <table:table-cell table:style-name="ce369" table:formula="of:=SUM([.M72:.N75])" office:value-type="float" office:value="15" calcext:value-type="float">
            <text:p>15</text:p>
          </table:table-cell>
          <table:table-cell table:style-name="ce351"/>
          <table:table-cell table:style-name="ce369" table:formula="of:=SUM([.O72:.P75])" office:value-type="float" office:value="9" calcext:value-type="float">
            <text:p>9</text:p>
          </table:table-cell>
          <table:table-cell table:style-name="ce351"/>
          <table:table-cell table:style-name="ce369" table:formula="of:=SUM([.Q72:.R75])"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ase 3Wk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3" calcext:value-type="float">
            <text:p>3</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ase 3Wk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3" calcext:value-type="float">
            <text:p>3</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ase 3Wk3</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3" calcext:value-type="float">
            <text:p>3</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ase 3</text:p>
          </table:table-cell>
          <table:table-cell table:style-name="ce352" table:number-columns-repeated="2"/>
          <table:table-cell table:formula="of:=[.A$81]&amp;&quot;: &quot;&amp;[.E81]&amp;&quot;-&quot;&amp;[.G81]&amp;&quot;-&quot;&amp;[.I81]&amp;&quot;-&quot;&amp;[.K81]&amp;&quot;-&quot;&amp;[.M81]&amp;&quot;-&quot;&amp;[.O81]&amp;&quot;-&quot;&amp;[.Q81]" office:value-type="string" office:string-value="Base 3: OFF-M1-E2-E3-E2-P1-E2" calcext:value-type="string">
            <text:p>Base 3: OFF-M1-E2-E3-E2-P1-E2</text:p>
          </table:table-cell>
          <table:table-cell table:style-name="ce372" office:value-type="string" calcext:value-type="string">
            <text:p>OFF</text:p>
          </table:table-cell>
          <table:table-cell table:style-name="ce372"/>
          <table:table-cell table:style-name="ce372" office:value-type="string" calcext:value-type="string">
            <text:p>M1</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3</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P1</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81]&amp;&quot;: &quot;&amp;[.E82]&amp;&quot;-&quot;&amp;[.G82]&amp;&quot;-&quot;&amp;[.I82]&amp;&quot;-&quot;&amp;[.K82]&amp;&quot;-&quot;&amp;[.M82]&amp;&quot;-&quot;&amp;[.O82]&amp;&quot;-&quot;&amp;[.Q82]" office:value-type="string" office:string-value="Base 3: E1-M2--S1--P2-" calcext:value-type="string">
            <text:p>Base 3: E1-M2--S1--P2-</text:p>
          </table:table-cell>
          <table:table-cell table:style-name="ce376" office:value-type="string" calcext:value-type="string">
            <text:p>E1</text:p>
          </table:table-cell>
          <table:table-cell table:style-name="ce376"/>
          <table:table-cell table:style-name="ce376" office:value-type="string" calcext:value-type="string">
            <text:p>M2</text:p>
          </table:table-cell>
          <table:table-cell table:style-name="ce376" table:number-columns-repeated="3"/>
          <table:table-cell table:style-name="ce376" office:value-type="string" calcext:value-type="string">
            <text:p>S1</text:p>
          </table:table-cell>
          <table:table-cell table:style-name="ce376" table:number-columns-repeated="3"/>
          <table:table-cell table:style-name="ce376" office:value-type="string" calcext:value-type="string">
            <text:p>P2</text:p>
          </table:table-cell>
          <table:table-cell table:style-name="ce376"/>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81]&amp;&quot;: &quot;&amp;[.E83]&amp;&quot;-&quot;&amp;[.G83]&amp;&quot;-&quot;&amp;[.I83]&amp;&quot;-&quot;&amp;[.K83]&amp;&quot;-&quot;&amp;[.M83]&amp;&quot;-&quot;&amp;[.O83]&amp;&quot;-&quot;&amp;[.Q83]" office:value-type="string" office:string-value="Base 3: S4---S3---" calcext:value-type="string">
            <text:p>Base 3: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81]&amp;&quot;: &quot;&amp;[.E84]&amp;&quot;-&quot;&amp;[.G84]&amp;&quot;-&quot;&amp;[.I84]&amp;&quot;-&quot;&amp;[.K84]&amp;&quot;-&quot;&amp;[.M84]&amp;&quot;-&quot;&amp;[.O84]&amp;&quot;-&quot;&amp;[.Q84]" office:value-type="string" office:string-value="Base 3: ---S5---" calcext:value-type="string">
            <text:p>Base 3: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88]" office:value-type="float" office:value="1" calcext:value-type="float">
            <text:p>1</text:p>
          </table:table-cell>
          <table:table-cell table:style-name="ce359"/>
          <table:table-cell table:style-name="ce380"/>
          <table:table-cell table:style-name="ce359"/>
          <table:table-cell table:style-name="ce380"/>
          <table:table-cell table:style-name="ce359" table:formula="of:=VolWgt*[.B88]"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89]"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formula="of:=IntWgt*[.C90]" office:value-type="float" office:value="3" calcext:value-type="float">
            <text:p>3</text:p>
          </table:table-cell>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90]" office:value-type="float" office:value="8" calcext:value-type="float">
            <text:p>8</text:p>
          </table:table-cell>
          <table:table-cell table:style-name="ce390" table:formula="of:=IntWgt*[.C90]" office:value-type="float" office:value="3" calcext:value-type="float">
            <text:p>3</text:p>
          </table:table-cell>
          <table:table-cell table:style-name="ce361"/>
          <table:table-cell table:style-name="ce382" table:formula="of:=IntWgt*[.C90]" office:value-type="float" office:value="3" calcext:value-type="float">
            <text:p>3</text:p>
          </table:table-cell>
          <table:table-cell table:style-name="ce361" table:formula="of:=VolWgt*[.B90]" office:value-type="float" office:value="8" calcext:value-type="float">
            <text:p>8</text:p>
          </table:table-cell>
          <table:table-cell table:style-name="ce382"/>
          <table:table-cell table:style-name="ce361" table:formula="of:=VolWgt*[.B90]" office:value-type="float" office:value="8" calcext:value-type="float">
            <text:p>8</text:p>
          </table:table-cell>
          <table:table-cell table:style-name="ce382"/>
          <table:table-cell table:style-name="ce361" table:formula="of:=VolWgt*[.B90]" office:value-type="float" office:value="8" calcext:value-type="float">
            <text:p>8</text:p>
          </table:table-cell>
          <table:table-cell table:style-name="ce382"/>
          <table:table-cell table:style-name="ce361"/>
          <table:table-cell table:style-name="ce382" table:formula="of:=IntWgt*[.C90]"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91]" office:value-type="float" office:value="4" calcext:value-type="float">
            <text:p>4</text:p>
          </table:table-cell>
          <table:table-cell table:style-name="ce383" table:formula="of:=IntWgt*[.C91]"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91]" office:value-type="float" office:value="4" calcext:value-type="float">
            <text:p>4</text:p>
          </table:table-cell>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88:.F91])" office:value-type="float" office:value="8" calcext:value-type="float">
            <text:p>8</text:p>
          </table:table-cell>
          <table:table-cell table:style-name="ce351"/>
          <table:table-cell table:style-name="ce369" table:formula="of:=SUM([.G88:.H91])" office:value-type="float" office:value="11" calcext:value-type="float">
            <text:p>11</text:p>
          </table:table-cell>
          <table:table-cell table:style-name="ce351"/>
          <table:table-cell table:style-name="ce369" table:formula="of:=SUM([.I88:.J91])" office:value-type="float" office:value="15" calcext:value-type="float">
            <text:p>15</text:p>
          </table:table-cell>
          <table:table-cell table:style-name="ce351"/>
          <table:table-cell table:style-name="ce369" table:formula="of:=SUM([.K88:.L91])" office:value-type="float" office:value="9" calcext:value-type="float">
            <text:p>9</text:p>
          </table:table-cell>
          <table:table-cell table:style-name="ce351"/>
          <table:table-cell table:style-name="ce369" table:formula="of:=SUM([.M88:.N91])" office:value-type="float" office:value="12" calcext:value-type="float">
            <text:p>12</text:p>
          </table:table-cell>
          <table:table-cell table:style-name="ce351"/>
          <table:table-cell table:style-name="ce369" table:formula="of:=SUM([.O88:.P91])" office:value-type="float" office:value="11" calcext:value-type="float">
            <text:p>11</text:p>
          </table:table-cell>
          <table:table-cell table:style-name="ce351"/>
          <table:table-cell table:style-name="ce369" table:formula="of:=SUM([.Q88:.R91])"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table:formula="of:=[$AnnualHrs.A14]" office:value-type="string" office:string-value="Base 3Rest" calcext:value-type="string">
            <text:p>Base 3Res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ase 3Rest</text:p>
          </table:table-cell>
          <table:table-cell table:style-name="ce352" table:number-columns-repeated="2"/>
          <table:table-cell table:formula="of:=[.A$95]&amp;&quot;: &quot;&amp;[.E95]&amp;&quot;-&quot;&amp;[.G95]&amp;&quot;-&quot;&amp;[.I95]&amp;&quot;-&quot;&amp;[.K95]&amp;&quot;-&quot;&amp;[.M95]&amp;&quot;-&quot;&amp;[.O95]&amp;&quot;-&quot;&amp;[.Q95]" office:value-type="string" office:string-value="Base 3Rest: OFF-E2-E2-S1-E1-T1-E2" calcext:value-type="string">
            <text:p>Base 3Rest: OFF-E2-E2-S1-E1-T1-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1</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95]&amp;&quot;: &quot;&amp;[.E96]&amp;&quot;-&quot;&amp;[.G96]&amp;&quot;-&quot;&amp;[.I96]&amp;&quot;-&quot;&amp;[.K96]&amp;&quot;-&quot;&amp;[.M96]&amp;&quot;-&quot;&amp;[.O96]&amp;&quot;-&quot;&amp;[.Q96]" office:value-type="string" office:string-value="Base 3Rest: E1---S2---" calcext:value-type="string">
            <text:p>Base 3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95]&amp;&quot;: &quot;&amp;[.E97]&amp;&quot;-&quot;&amp;[.G97]&amp;&quot;-&quot;&amp;[.I97]&amp;&quot;-&quot;&amp;[.K97]&amp;&quot;-&quot;&amp;[.M97]&amp;&quot;-&quot;&amp;[.O97]&amp;&quot;-&quot;&amp;[.Q97]" office:value-type="string" office:string-value="Base 3Rest: S4---S3---" calcext:value-type="string">
            <text:p>Base 3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95]&amp;&quot;: &quot;&amp;[.E98]&amp;&quot;-&quot;&amp;[.G98]&amp;&quot;-&quot;&amp;[.I98]&amp;&quot;-&quot;&amp;[.K98]&amp;&quot;-&quot;&amp;[.M98]&amp;&quot;-&quot;&amp;[.O98]&amp;&quot;-&quot;&amp;[.Q98]" office:value-type="string" office:string-value="Base 3Rest: ---S5---" calcext:value-type="string">
            <text:p>Base 3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formula="of:=VolWgt*[.B102]" office:value-type="float" office:value="16" calcext:value-type="float">
            <text:p>16</text:p>
          </table:table-cell>
          <table:table-cell table:style-name="ce380"/>
          <table:table-cell table:style-name="ce359"/>
          <table:table-cell table:style-name="ce380" table:formula="of:=IntWgt*[.C102]" office:value-type="float" office:value="1" calcext:value-type="float">
            <text:p>1</text:p>
          </table:table-cell>
          <table:table-cell table:style-name="ce359"/>
          <table:table-cell table:style-name="ce380"/>
          <table:table-cell table:style-name="ce359"/>
          <table:table-cell table:style-name="ce380" table:formula="of:=IntWgt*[.C102]" office:value-type="float" office:value="1" calcext:value-type="float">
            <text:p>1</text:p>
          </table:table-cell>
          <table:table-cell table:style-name="ce359" table:formula="of:=VolWgt*[.B102]"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103]" office:value-type="float" office:value="12" calcext:value-type="float">
            <text:p>12</text:p>
          </table:table-cell>
          <table:table-cell table:style-name="ce389" table:formula="of:=IntWgt*[.C103]" office:value-type="float" office:value="2" calcext:value-type="float">
            <text:p>2</text:p>
          </table:table-cell>
          <table:table-cell table:style-name="ce360"/>
          <table:table-cell table:style-name="ce381"/>
          <table:table-cell table:style-name="ce360"/>
          <table:table-cell table:style-name="ce381"/>
          <table:table-cell table:style-name="ce360"/>
          <table:table-cell table:style-name="ce381"/>
          <table:table-cell table:style-name="ce360" table:formula="of:=VolWgt*[.B103]" office:value-type="float" office:value="12" calcext:value-type="float">
            <text:p>12</text:p>
          </table:table-cell>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table-cell table:style-name="ce361"/>
          <table:table-cell table:style-name="ce382" table:formula="of:=IntWgt*[.C104]" office:value-type="float" office:value="3" calcext:value-type="float">
            <text:p>3</text:p>
          </table:table-cell>
          <table:table-cell table:style-name="ce361" table:formula="of:=VolWgt*[.B104]" office:value-type="float" office:value="8" calcext:value-type="float">
            <text:p>8</text:p>
          </table:table-cell>
          <table:table-cell table:style-name="ce382"/>
          <table:table-cell table:style-name="ce361" table:formula="of:=VolWgt*[.B104]" office:value-type="float" office:value="8" calcext:value-type="float">
            <text:p>8</text:p>
          </table:table-cell>
          <table:table-cell table:style-name="ce382" table:formula="of:=IntWgt*[.C104]" office:value-type="float" office:value="3" calcext:value-type="float">
            <text:p>3</text:p>
          </table:table-cell>
          <table:table-cell table:style-name="ce361"/>
          <table:table-cell table:style-name="ce382"/>
          <table:table-cell table:style-name="ce361"/>
          <table:table-cell table:style-name="ce382" table:formula="of:=IntWgt*[.C104]"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05]" office:value-type="float" office:value="4" calcext:value-type="float">
            <text:p>4</text:p>
          </table:table-cell>
          <table:table-cell table:style-name="ce383" table:formula="of:=IntWgt*[.C105]"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02:.F105])" office:value-type="float" office:value="8" calcext:value-type="float">
            <text:p>8</text:p>
          </table:table-cell>
          <table:table-cell table:style-name="ce351"/>
          <table:table-cell table:style-name="ce369" table:formula="of:=SUM([.G102:.H105])" office:value-type="float" office:value="14" calcext:value-type="float">
            <text:p>14</text:p>
          </table:table-cell>
          <table:table-cell table:style-name="ce351"/>
          <table:table-cell table:style-name="ce369" table:formula="of:=SUM([.I102:.J105])" office:value-type="float" office:value="19" calcext:value-type="float">
            <text:p>19</text:p>
          </table:table-cell>
          <table:table-cell table:style-name="ce351"/>
          <table:table-cell table:style-name="ce369" table:formula="of:=SUM([.K102:.L105])" office:value-type="float" office:value="9" calcext:value-type="float">
            <text:p>9</text:p>
          </table:table-cell>
          <table:table-cell table:style-name="ce351"/>
          <table:table-cell table:style-name="ce369" table:formula="of:=SUM([.M102:.N105])" office:value-type="float" office:value="11" calcext:value-type="float">
            <text:p>11</text:p>
          </table:table-cell>
          <table:table-cell table:style-name="ce351"/>
          <table:table-cell table:style-name="ce369" table:formula="of:=SUM([.O102:.P105])" office:value-type="float" office:value="13" calcext:value-type="float">
            <text:p>13</text:p>
          </table:table-cell>
          <table:table-cell table:style-name="ce351"/>
          <table:table-cell table:style-name="ce369" table:formula="of:=SUM([.Q102:.R105])"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uild 1Wk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uild 1Wk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uild 1Wk3</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uild 1</text:p>
          </table:table-cell>
          <table:table-cell table:style-name="ce352" table:number-columns-repeated="2"/>
          <table:table-cell table:formula="of:=[.A$111]&amp;&quot;: &quot;&amp;[.E111]&amp;&quot;-&quot;&amp;[.G111]&amp;&quot;-&quot;&amp;[.I111]&amp;&quot;-&quot;&amp;[.K111]&amp;&quot;-&quot;&amp;[.M111]&amp;&quot;-&quot;&amp;[.O111]&amp;&quot;-&quot;&amp;[.Q111]" office:value-type="string" office:string-value="Build 1: OFF-M2-E1-P1-S3-CRIT-E1" calcext:value-type="string">
            <text:p>Build 1: OFF-M2-E1-P1-S3-CRIT-E1</text:p>
          </table:table-cell>
          <table:table-cell table:style-name="ce372" office:value-type="string" calcext:value-type="string">
            <text:p>OFF</text:p>
          </table:table-cell>
          <table:table-cell table:style-name="ce372"/>
          <table:table-cell table:style-name="ce372" office:value-type="string" calcext:value-type="string">
            <text:p>M2</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P1</text:p>
          </table:table-cell>
          <table:table-cell table:style-name="ce372"/>
          <table:table-cell table:style-name="ce372" office:value-type="string" calcext:value-type="string">
            <text:p>S3</text:p>
          </table:table-cell>
          <table:table-cell table:style-name="ce372"/>
          <table:table-cell table:style-name="ce372" office:value-type="string" calcext:value-type="string">
            <text:p>CRIT</text:p>
          </table:table-cell>
          <table:table-cell table:style-name="ce372"/>
          <table:table-cell table:style-name="ce394" office:value-type="string" calcext:value-type="string">
            <text:p>E1</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11]&amp;&quot;: &quot;&amp;[.E112]&amp;&quot;-&quot;&amp;[.G112]&amp;&quot;-&quot;&amp;[.I112]&amp;&quot;-&quot;&amp;[.K112]&amp;&quot;-&quot;&amp;[.M112]&amp;&quot;-&quot;&amp;[.O112]&amp;&quot;-&quot;&amp;[.Q112]" office:value-type="string" office:string-value="Build 1: E1-M3-E2-S6-S5-M4-E2" calcext:value-type="string">
            <text:p>Build 1: E1-M3-E2-S6-S5-M4-E2</text:p>
          </table:table-cell>
          <table:table-cell table:style-name="ce376" office:value-type="string" calcext:value-type="string">
            <text:p>E1</text:p>
          </table:table-cell>
          <table:table-cell table:style-name="ce376"/>
          <table:table-cell table:style-name="ce376" office:value-type="string" calcext:value-type="string">
            <text:p>M3</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S6</text:p>
          </table:table-cell>
          <table:table-cell table:style-name="ce376"/>
          <table:table-cell table:style-name="ce376" office:value-type="string" calcext:value-type="string">
            <text:p>S5</text:p>
          </table:table-cell>
          <table:table-cell table:style-name="ce376"/>
          <table:table-cell table:style-name="ce376" office:value-type="string" calcext:value-type="string">
            <text:p>M4</text:p>
          </table:table-cell>
          <table:table-cell table:style-name="ce376"/>
          <table:table-cell table:style-name="ce396" office:value-type="string" calcext:value-type="string">
            <text:p>E2</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11]&amp;&quot;: &quot;&amp;[.E113]&amp;&quot;-&quot;&amp;[.G113]&amp;&quot;-&quot;&amp;[.I113]&amp;&quot;-&quot;&amp;[.K113]&amp;&quot;-&quot;&amp;[.M113]&amp;&quot;-&quot;&amp;[.O113]&amp;&quot;-&quot;&amp;[.Q113]" office:value-type="string" office:string-value="Build 1: S4-F2--A1--A1-" calcext:value-type="string">
            <text:p>Build 1: S4-F2--A1--A1-</text:p>
          </table:table-cell>
          <table:table-cell table:style-name="ce376" office:value-type="string" calcext:value-type="string">
            <text:p>S4</text:p>
          </table:table-cell>
          <table:table-cell table:style-name="ce376"/>
          <table:table-cell table:style-name="ce376" office:value-type="string" calcext:value-type="string">
            <text:p>F2</text:p>
          </table:table-cell>
          <table:table-cell table:style-name="ce376" table:number-columns-repeated="3"/>
          <table:table-cell table:style-name="ce376" office:value-type="string" calcext:value-type="string">
            <text:p>A1</text:p>
          </table:table-cell>
          <table:table-cell table:style-name="ce376" table:number-columns-repeated="3"/>
          <table:table-cell table:style-name="ce376" office:value-type="string" calcext:value-type="string">
            <text:p>A1</text:p>
          </table:table-cell>
          <table:table-cell table:style-name="ce376"/>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11]&amp;&quot;: &quot;&amp;[.E114]&amp;&quot;-&quot;&amp;[.G114]&amp;&quot;-&quot;&amp;[.I114]&amp;&quot;-&quot;&amp;[.K114]&amp;&quot;-&quot;&amp;[.M114]&amp;&quot;-&quot;&amp;[.O114]&amp;&quot;-&quot;&amp;[.Q114]" office:value-type="string" office:string-value="Build 1: -F3--A2---" calcext:value-type="string">
            <text:p>Build 1: -F3--A2---</text:p>
          </table:table-cell>
          <table:table-cell table:style-name="ce376" table:number-columns-repeated="2"/>
          <table:table-cell table:style-name="ce376" office:value-type="string" calcext:value-type="string">
            <text:p>F3</text:p>
          </table:table-cell>
          <table:table-cell table:style-name="ce376" table:number-columns-repeated="3"/>
          <table:table-cell table:style-name="ce376" office:value-type="string" calcext:value-type="string">
            <text:p>A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11]&amp;&quot;: &quot;&amp;[.E115]&amp;&quot;-&quot;&amp;[.G115]&amp;&quot;-&quot;&amp;[.I115]&amp;&quot;-&quot;&amp;[.K115]&amp;&quot;-&quot;&amp;[.M115]&amp;&quot;-&quot;&amp;[.O115]&amp;&quot;-&quot;&amp;[.Q115]" office:value-type="string" office:string-value="Build 1: ---A3---" calcext:value-type="string">
            <text:p>Build 1: ---A3---</text:p>
          </table:table-cell>
          <table:table-cell table:style-name="ce373" table:number-columns-repeated="6"/>
          <table:table-cell table:style-name="ce373" office:value-type="string" calcext:value-type="string">
            <text:p>A3</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119]" office:value-type="float" office:value="1" calcext:value-type="float">
            <text:p>1</text:p>
          </table:table-cell>
          <table:table-cell table:style-name="ce359"/>
          <table:table-cell table:style-name="ce380"/>
          <table:table-cell table:style-name="ce359"/>
          <table:table-cell table:style-name="ce380" table:formula="of:=IntWgt*[.C119]" office:value-type="float" office:value="1" calcext:value-type="float">
            <text:p>1</text:p>
          </table:table-cell>
          <table:table-cell table:style-name="ce359" table:formula="of:=VolWgt*[.B119]"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120]"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121]" office:value-type="float" office:value="8" calcext:value-type="float">
            <text:p>8</text:p>
          </table:table-cell>
          <table:table-cell table:style-name="ce390" table:formula="of:=IntWgt*[.C121]" office:value-type="float" office:value="3" calcext:value-type="float">
            <text:p>3</text:p>
          </table:table-cell>
          <table:table-cell table:style-name="ce361"/>
          <table:table-cell table:style-name="ce382" table:formula="of:=IntWgt*[.C121]" office:value-type="float" office:value="3" calcext:value-type="float">
            <text:p>3</text:p>
          </table:table-cell>
          <table:table-cell table:style-name="ce361" table:formula="of:=VolWgt*[.B121]" office:value-type="float" office:value="8" calcext:value-type="float">
            <text:p>8</text:p>
          </table:table-cell>
          <table:table-cell table:style-name="ce382"/>
          <table:table-cell table:style-name="ce361" table:formula="of:=VolWgt*[.B121]" office:value-type="float" office:value="8" calcext:value-type="float">
            <text:p>8</text:p>
          </table:table-cell>
          <table:table-cell table:style-name="ce382"/>
          <table:table-cell table:style-name="ce361" table:formula="of:=VolWgt*[.B121]" office:value-type="float" office:value="8" calcext:value-type="float">
            <text:p>8</text:p>
          </table:table-cell>
          <table:table-cell table:style-name="ce382"/>
          <table:table-cell table:style-name="ce361"/>
          <table:table-cell table:style-name="ce382" table:formula="of:=IntWgt*[.C121]"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22]" office:value-type="float" office:value="4" calcext:value-type="float">
            <text:p>4</text:p>
          </table:table-cell>
          <table:table-cell table:style-name="ce383" table:formula="of:=IntWgt*[.C122]"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122]" office:value-type="float" office:value="4" calcext:value-type="float">
            <text:p>4</text:p>
          </table:table-cell>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19:.F122])" office:value-type="float" office:value="8" calcext:value-type="float">
            <text:p>8</text:p>
          </table:table-cell>
          <table:table-cell table:style-name="ce351"/>
          <table:table-cell table:style-name="ce369" table:formula="of:=SUM([.G119:.H122])" office:value-type="float" office:value="11" calcext:value-type="float">
            <text:p>11</text:p>
          </table:table-cell>
          <table:table-cell table:style-name="ce351"/>
          <table:table-cell table:style-name="ce369" table:formula="of:=SUM([.I119:.J122])" office:value-type="float" office:value="15" calcext:value-type="float">
            <text:p>15</text:p>
          </table:table-cell>
          <table:table-cell table:style-name="ce351"/>
          <table:table-cell table:style-name="ce369" table:formula="of:=SUM([.K119:.L122])" office:value-type="float" office:value="9" calcext:value-type="float">
            <text:p>9</text:p>
          </table:table-cell>
          <table:table-cell table:style-name="ce351"/>
          <table:table-cell table:style-name="ce369" table:formula="of:=SUM([.M119:.N122])" office:value-type="float" office:value="12" calcext:value-type="float">
            <text:p>12</text:p>
          </table:table-cell>
          <table:table-cell table:style-name="ce351"/>
          <table:table-cell table:style-name="ce369" table:formula="of:=SUM([.O119:.P122])" office:value-type="float" office:value="9" calcext:value-type="float">
            <text:p>9</text:p>
          </table:table-cell>
          <table:table-cell table:style-name="ce351"/>
          <table:table-cell table:style-name="ce369" table:formula="of:=SUM([.Q119:.R122])"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uild 1Res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uild 1Rest</text:p>
          </table:table-cell>
          <table:table-cell table:style-name="ce352" table:number-columns-repeated="2"/>
          <table:table-cell table:formula="of:=[.A$126]&amp;&quot;: &quot;&amp;[.E126]&amp;&quot;-&quot;&amp;[.G126]&amp;&quot;-&quot;&amp;[.I126]&amp;&quot;-&quot;&amp;[.K126]&amp;&quot;-&quot;&amp;[.M126]&amp;&quot;-&quot;&amp;[.O126]&amp;&quot;-&quot;&amp;[.Q126]" office:value-type="string" office:string-value="Build 1Rest: OFF-E2-E2-S1-E1-T2-E2" calcext:value-type="string">
            <text:p>Build 1Rest: OFF-E2-E2-S1-E1-T2-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2</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26]&amp;&quot;: &quot;&amp;[.E127]&amp;&quot;-&quot;&amp;[.G127]&amp;&quot;-&quot;&amp;[.I127]&amp;&quot;-&quot;&amp;[.K127]&amp;&quot;-&quot;&amp;[.M127]&amp;&quot;-&quot;&amp;[.O127]&amp;&quot;-&quot;&amp;[.Q127]" office:value-type="string" office:string-value="Build 1Rest: E1---S2---" calcext:value-type="string">
            <text:p>Build 1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26]&amp;&quot;: &quot;&amp;[.E128]&amp;&quot;-&quot;&amp;[.G128]&amp;&quot;-&quot;&amp;[.I128]&amp;&quot;-&quot;&amp;[.K128]&amp;&quot;-&quot;&amp;[.M128]&amp;&quot;-&quot;&amp;[.O128]&amp;&quot;-&quot;&amp;[.Q128]" office:value-type="string" office:string-value="Build 1Rest: S4---S3---" calcext:value-type="string">
            <text:p>Build 1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26]&amp;&quot;: &quot;&amp;[.E129]&amp;&quot;-&quot;&amp;[.G129]&amp;&quot;-&quot;&amp;[.I129]&amp;&quot;-&quot;&amp;[.K129]&amp;&quot;-&quot;&amp;[.M129]&amp;&quot;-&quot;&amp;[.O129]&amp;&quot;-&quot;&amp;[.Q129]" office:value-type="string" office:string-value="Build 1Rest: ---S5---" calcext:value-type="string">
            <text:p>Build 1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formula="of:=IntWgt*[.C133]" office:value-type="float" office:value="1" calcext:value-type="float">
            <text:p>1</text:p>
          </table:table-cell>
          <table:table-cell table:style-name="ce359" table:formula="of:=VolWgt*[.B133]" office:value-type="float" office:value="16" calcext:value-type="float">
            <text:p>16</text:p>
          </table:table-cell>
          <table:table-cell table:style-name="ce380"/>
          <table:table-cell table:style-name="ce359"/>
          <table:table-cell table:style-name="ce380" table:formula="of:=IntWgt*[.C133]" office:value-type="float" office:value="1" calcext:value-type="float">
            <text:p>1</text:p>
          </table:table-cell>
          <table:table-cell table:style-name="ce359"/>
          <table:table-cell table:style-name="ce380"/>
          <table:table-cell table:style-name="ce359" table:formula="of:=VolWgt*[.B133]" office:value-type="float" office:value="16" calcext:value-type="float">
            <text:p>16</text:p>
          </table:table-cell>
          <table:table-cell table:style-name="ce380" table:formula="of:=IntWgt*[.C133]" office:value-type="float" office:value="1" calcext:value-type="float">
            <text:p>1</text:p>
          </table:table-cell>
          <table:table-cell table:style-name="ce359" table:formula="of:=VolWgt*[.B133]"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135]" office:value-type="float" office:value="8" calcext:value-type="float">
            <text:p>8</text:p>
          </table:table-cell>
          <table:table-cell table:style-name="ce390"/>
          <table:table-cell table:style-name="ce361"/>
          <table:table-cell table:style-name="ce382" table:formula="of:=IntWgt*[.C135]" office:value-type="float" office:value="3" calcext:value-type="float">
            <text:p>3</text:p>
          </table:table-cell>
          <table:table-cell table:style-name="ce361" table:formula="of:=VolWgt*[.B135]" office:value-type="float" office:value="8" calcext:value-type="float">
            <text:p>8</text:p>
          </table:table-cell>
          <table:table-cell table:style-name="ce382"/>
          <table:table-cell table:style-name="ce361" table:formula="of:=VolWgt*[.B135]" office:value-type="float" office:value="8" calcext:value-type="float">
            <text:p>8</text:p>
          </table:table-cell>
          <table:table-cell table:style-name="ce382" table:formula="of:=IntWgt*[.C135]" office:value-type="float" office:value="3" calcext:value-type="float">
            <text:p>3</text:p>
          </table:table-cell>
          <table:table-cell table:style-name="ce361"/>
          <table:table-cell table:style-name="ce382"/>
          <table:table-cell table:style-name="ce361"/>
          <table:table-cell table:style-name="ce382" table:formula="of:=IntWgt*[.C135]"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36]" office:value-type="float" office:value="4" calcext:value-type="float">
            <text:p>4</text:p>
          </table:table-cell>
          <table:table-cell table:style-name="ce383" table:formula="of:=IntWgt*[.C136]"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33:.F136])" office:value-type="float" office:value="8" calcext:value-type="float">
            <text:p>8</text:p>
          </table:table-cell>
          <table:table-cell table:style-name="ce351"/>
          <table:table-cell table:style-name="ce369" table:formula="of:=SUM([.G133:.H136])" office:value-type="float" office:value="9" calcext:value-type="float">
            <text:p>9</text:p>
          </table:table-cell>
          <table:table-cell table:style-name="ce351"/>
          <table:table-cell table:style-name="ce369" table:formula="of:=SUM([.I133:.J136])" office:value-type="float" office:value="19" calcext:value-type="float">
            <text:p>19</text:p>
          </table:table-cell>
          <table:table-cell table:style-name="ce351"/>
          <table:table-cell table:style-name="ce369" table:formula="of:=SUM([.K133:.L136])" office:value-type="float" office:value="9" calcext:value-type="float">
            <text:p>9</text:p>
          </table:table-cell>
          <table:table-cell table:style-name="ce351"/>
          <table:table-cell table:style-name="ce369" table:formula="of:=SUM([.M133:.N136])" office:value-type="float" office:value="11" calcext:value-type="float">
            <text:p>11</text:p>
          </table:table-cell>
          <table:table-cell table:style-name="ce351"/>
          <table:table-cell table:style-name="ce369" table:formula="of:=SUM([.O133:.P136])" office:value-type="float" office:value="17" calcext:value-type="float">
            <text:p>17</text:p>
          </table:table-cell>
          <table:table-cell table:style-name="ce351"/>
          <table:table-cell table:style-name="ce369" table:formula="of:=SUM([.Q133:.R136])"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uild 2Wk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3" calcext:value-type="float">
            <text:p>3</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uild 2Wk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3" calcext:value-type="float">
            <text:p>3</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uild 2Wk3</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3" calcext:value-type="float">
            <text:p>3</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uild 2</text:p>
          </table:table-cell>
          <table:table-cell table:style-name="ce352" table:number-columns-repeated="2"/>
          <table:table-cell table:formula="of:=[.A$142]&amp;&quot;: &quot;&amp;[.E142]&amp;&quot;-&quot;&amp;[.G142]&amp;&quot;-&quot;&amp;[.I142]&amp;&quot;-&quot;&amp;[.K142]&amp;&quot;-&quot;&amp;[.M142]&amp;&quot;-&quot;&amp;[.O142]&amp;&quot;-&quot;&amp;[.Q142]" office:value-type="string" office:string-value="Build 2: OFF-M2-E1-S6-S3-RR-E1" calcext:value-type="string">
            <text:p>Build 2: OFF-M2-E1-S6-S3-RR-E1</text:p>
          </table:table-cell>
          <table:table-cell table:style-name="ce372" office:value-type="string" calcext:value-type="string">
            <text:p>OFF</text:p>
          </table:table-cell>
          <table:table-cell table:style-name="ce372"/>
          <table:table-cell table:style-name="ce372" office:value-type="string" calcext:value-type="string">
            <text:p>M2</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S3</text:p>
          </table:table-cell>
          <table:table-cell table:style-name="ce372"/>
          <table:table-cell table:style-name="ce372" office:value-type="string" calcext:value-type="string">
            <text:p>RR</text:p>
          </table:table-cell>
          <table:table-cell table:style-name="ce372"/>
          <table:table-cell table:style-name="ce394" office:value-type="string" calcext:value-type="string">
            <text:p>E1</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42]&amp;&quot;: &quot;&amp;[.E143]&amp;&quot;-&quot;&amp;[.G143]&amp;&quot;-&quot;&amp;[.I143]&amp;&quot;-&quot;&amp;[.K143]&amp;&quot;-&quot;&amp;[.M143]&amp;&quot;-&quot;&amp;[.O143]&amp;&quot;-&quot;&amp;[.Q143]" office:value-type="string" office:string-value="Build 2: E1-M3-E2-A1-S5-M7-E2" calcext:value-type="string">
            <text:p>Build 2: E1-M3-E2-A1-S5-M7-E2</text:p>
          </table:table-cell>
          <table:table-cell table:style-name="ce376" office:value-type="string" calcext:value-type="string">
            <text:p>E1</text:p>
          </table:table-cell>
          <table:table-cell table:style-name="ce376"/>
          <table:table-cell table:style-name="ce376" office:value-type="string" calcext:value-type="string">
            <text:p>M3</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A1</text:p>
          </table:table-cell>
          <table:table-cell table:style-name="ce376"/>
          <table:table-cell table:style-name="ce376" office:value-type="string" calcext:value-type="string">
            <text:p>S5</text:p>
          </table:table-cell>
          <table:table-cell table:style-name="ce376"/>
          <table:table-cell table:style-name="ce376" office:value-type="string" calcext:value-type="string">
            <text:p>M7</text:p>
          </table:table-cell>
          <table:table-cell table:style-name="ce376"/>
          <table:table-cell table:style-name="ce396" office:value-type="string" calcext:value-type="string">
            <text:p>E2</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4]&amp;&quot;-&quot;&amp;[.G144]&amp;&quot;-&quot;&amp;[.I144]&amp;&quot;-&quot;&amp;[.K144]&amp;&quot;-&quot;&amp;[.M144]&amp;&quot;-&quot;&amp;[.O144]&amp;&quot;-&quot;&amp;[.Q144]" office:value-type="string" office:string-value="Build 2: S4-M4--A2--A1-" calcext:value-type="string">
            <text:p>Build 2: S4-M4--A2--A1-</text:p>
          </table:table-cell>
          <table:table-cell table:style-name="ce376" office:value-type="string" calcext:value-type="string">
            <text:p>S4</text:p>
          </table:table-cell>
          <table:table-cell table:style-name="ce376"/>
          <table:table-cell table:style-name="ce376" office:value-type="string" calcext:value-type="string">
            <text:p>M4</text:p>
          </table:table-cell>
          <table:table-cell table:style-name="ce376" table:number-columns-repeated="3"/>
          <table:table-cell table:style-name="ce376" office:value-type="string" calcext:value-type="string">
            <text:p>A2</text:p>
          </table:table-cell>
          <table:table-cell table:style-name="ce376" table:number-columns-repeated="3"/>
          <table:table-cell table:style-name="ce376" office:value-type="string" calcext:value-type="string">
            <text:p>A1</text:p>
          </table:table-cell>
          <table:table-cell table:style-name="ce376"/>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5]&amp;&quot;-&quot;&amp;[.G145]&amp;&quot;-&quot;&amp;[.I145]&amp;&quot;-&quot;&amp;[.K145]&amp;&quot;-&quot;&amp;[.M145]&amp;&quot;-&quot;&amp;[.O145]&amp;&quot;-&quot;&amp;[.Q145]" office:value-type="string" office:string-value="Build 2: -M5--A3---" calcext:value-type="string">
            <text:p>Build 2: -M5--A3---</text:p>
          </table:table-cell>
          <table:table-cell table:style-name="ce376" table:number-columns-repeated="2"/>
          <table:table-cell table:style-name="ce376" office:value-type="string" calcext:value-type="string">
            <text:p>M5</text:p>
          </table:table-cell>
          <table:table-cell table:style-name="ce376" table:number-columns-repeated="3"/>
          <table:table-cell table:style-name="ce376" office:value-type="string" calcext:value-type="string">
            <text:p>A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6]&amp;&quot;-&quot;&amp;[.G146]&amp;&quot;-&quot;&amp;[.I146]&amp;&quot;-&quot;&amp;[.K146]&amp;&quot;-&quot;&amp;[.M146]&amp;&quot;-&quot;&amp;[.O146]&amp;&quot;-&quot;&amp;[.Q146]" office:value-type="string" office:string-value="Build 2: -M6--A4---" calcext:value-type="string">
            <text:p>Build 2: -M6--A4---</text:p>
          </table:table-cell>
          <table:table-cell table:style-name="ce376" table:number-columns-repeated="2"/>
          <table:table-cell table:style-name="ce376" office:value-type="string" calcext:value-type="string">
            <text:p>M6</text:p>
          </table:table-cell>
          <table:table-cell table:style-name="ce376" table:number-columns-repeated="3"/>
          <table:table-cell table:style-name="ce376" office:value-type="string" calcext:value-type="string">
            <text:p>A4</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7]&amp;&quot;-&quot;&amp;[.G147]&amp;&quot;-&quot;&amp;[.I147]&amp;&quot;-&quot;&amp;[.K147]&amp;&quot;-&quot;&amp;[.M147]&amp;&quot;-&quot;&amp;[.O147]&amp;&quot;-&quot;&amp;[.Q147]" office:value-type="string" office:string-value="Build 2: -F3--A5---" calcext:value-type="string">
            <text:p>Build 2: -F3--A5---</text:p>
          </table:table-cell>
          <table:table-cell table:style-name="ce376" table:number-columns-repeated="2"/>
          <table:table-cell table:style-name="ce376" office:value-type="string" calcext:value-type="string">
            <text:p>F3</text:p>
          </table:table-cell>
          <table:table-cell table:style-name="ce376" table:number-columns-repeated="3"/>
          <table:table-cell table:style-name="ce376" office:value-type="string" calcext:value-type="string">
            <text:p>A5</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8]&amp;&quot;-&quot;&amp;[.G148]&amp;&quot;-&quot;&amp;[.I148]&amp;&quot;-&quot;&amp;[.K148]&amp;&quot;-&quot;&amp;[.M148]&amp;&quot;-&quot;&amp;[.O148]&amp;&quot;-&quot;&amp;[.Q148]" office:value-type="string" office:string-value="Build 2: ---A6---" calcext:value-type="string">
            <text:p>Build 2: ---A6---</text:p>
          </table:table-cell>
          <table:table-cell table:style-name="ce376" table:number-columns-repeated="6"/>
          <table:table-cell table:style-name="ce376" office:value-type="string" calcext:value-type="string">
            <text:p>A6</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9]&amp;&quot;-&quot;&amp;[.G149]&amp;&quot;-&quot;&amp;[.I149]&amp;&quot;-&quot;&amp;[.K149]&amp;&quot;-&quot;&amp;[.M149]&amp;&quot;-&quot;&amp;[.O149]&amp;&quot;-&quot;&amp;[.Q149]" office:value-type="string" office:string-value="Build 2: ---P1---" calcext:value-type="string">
            <text:p>Build 2: ---P1---</text:p>
          </table:table-cell>
          <table:table-cell table:style-name="ce376" table:number-columns-repeated="6"/>
          <table:table-cell table:style-name="ce376" office:value-type="string" calcext:value-type="string">
            <text:p>P1</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50]&amp;&quot;-&quot;&amp;[.G150]&amp;&quot;-&quot;&amp;[.I150]&amp;&quot;-&quot;&amp;[.K150]&amp;&quot;-&quot;&amp;[.M150]&amp;&quot;-&quot;&amp;[.O150]&amp;&quot;-&quot;&amp;[.Q150]" office:value-type="string" office:string-value="Build 2: ---P2---" calcext:value-type="string">
            <text:p>Build 2: ---P2---</text:p>
          </table:table-cell>
          <table:table-cell table:style-name="ce376" table:number-columns-repeated="6"/>
          <table:table-cell table:style-name="ce376" office:value-type="string" calcext:value-type="string">
            <text:p>P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42]&amp;&quot;: &quot;&amp;[.E151]&amp;&quot;-&quot;&amp;[.G151]&amp;&quot;-&quot;&amp;[.I151]&amp;&quot;-&quot;&amp;[.K151]&amp;&quot;-&quot;&amp;[.M151]&amp;&quot;-&quot;&amp;[.O151]&amp;&quot;-&quot;&amp;[.Q151]" office:value-type="string" office:string-value="Build 2: ---P3---" calcext:value-type="string">
            <text:p>Build 2: ---P3---</text:p>
          </table:table-cell>
          <table:table-cell table:style-name="ce373" table:number-columns-repeated="6"/>
          <table:table-cell table:style-name="ce373" office:value-type="string" calcext:value-type="string">
            <text:p>P3</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155]" office:value-type="float" office:value="1" calcext:value-type="float">
            <text:p>1</text:p>
          </table:table-cell>
          <table:table-cell table:style-name="ce359"/>
          <table:table-cell table:style-name="ce380"/>
          <table:table-cell table:style-name="ce359"/>
          <table:table-cell table:style-name="ce380" table:formula="of:=IntWgt*[.C155]" office:value-type="float" office:value="1" calcext:value-type="float">
            <text:p>1</text:p>
          </table:table-cell>
          <table:table-cell table:style-name="ce359" table:formula="of:=VolWgt*[.B155]"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156]"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157]" office:value-type="float" office:value="8" calcext:value-type="float">
            <text:p>8</text:p>
          </table:table-cell>
          <table:table-cell table:style-name="ce390" table:formula="of:=IntWgt*[.C157]" office:value-type="float" office:value="3" calcext:value-type="float">
            <text:p>3</text:p>
          </table:table-cell>
          <table:table-cell table:style-name="ce361"/>
          <table:table-cell table:style-name="ce382" table:formula="of:=IntWgt*[.C157]" office:value-type="float" office:value="3" calcext:value-type="float">
            <text:p>3</text:p>
          </table:table-cell>
          <table:table-cell table:style-name="ce361" table:formula="of:=VolWgt*[.B157]" office:value-type="float" office:value="8" calcext:value-type="float">
            <text:p>8</text:p>
          </table:table-cell>
          <table:table-cell table:style-name="ce382"/>
          <table:table-cell table:style-name="ce361" table:formula="of:=VolWgt*[.B157]" office:value-type="float" office:value="8" calcext:value-type="float">
            <text:p>8</text:p>
          </table:table-cell>
          <table:table-cell table:style-name="ce382"/>
          <table:table-cell table:style-name="ce361" table:formula="of:=VolWgt*[.B157]" office:value-type="float" office:value="8" calcext:value-type="float">
            <text:p>8</text:p>
          </table:table-cell>
          <table:table-cell table:style-name="ce382"/>
          <table:table-cell table:style-name="ce361"/>
          <table:table-cell table:style-name="ce382" table:formula="of:=IntWgt*[.C157]"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58]" office:value-type="float" office:value="4" calcext:value-type="float">
            <text:p>4</text:p>
          </table:table-cell>
          <table:table-cell table:style-name="ce383" table:formula="of:=IntWgt*[.C158]"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158]" office:value-type="float" office:value="4" calcext:value-type="float">
            <text:p>4</text:p>
          </table:table-cell>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55:.F158])" office:value-type="float" office:value="8" calcext:value-type="float">
            <text:p>8</text:p>
          </table:table-cell>
          <table:table-cell table:style-name="ce351"/>
          <table:table-cell table:style-name="ce369" table:formula="of:=SUM([.G155:.H158])" office:value-type="float" office:value="11" calcext:value-type="float">
            <text:p>11</text:p>
          </table:table-cell>
          <table:table-cell table:style-name="ce351"/>
          <table:table-cell table:style-name="ce369" table:formula="of:=SUM([.I155:.J158])" office:value-type="float" office:value="15" calcext:value-type="float">
            <text:p>15</text:p>
          </table:table-cell>
          <table:table-cell table:style-name="ce351"/>
          <table:table-cell table:style-name="ce369" table:formula="of:=SUM([.K155:.L158])" office:value-type="float" office:value="9" calcext:value-type="float">
            <text:p>9</text:p>
          </table:table-cell>
          <table:table-cell table:style-name="ce351"/>
          <table:table-cell table:style-name="ce369" table:formula="of:=SUM([.M155:.N158])" office:value-type="float" office:value="12" calcext:value-type="float">
            <text:p>12</text:p>
          </table:table-cell>
          <table:table-cell table:style-name="ce351"/>
          <table:table-cell table:style-name="ce369" table:formula="of:=SUM([.O155:.P158])" office:value-type="float" office:value="9" calcext:value-type="float">
            <text:p>9</text:p>
          </table:table-cell>
          <table:table-cell table:style-name="ce351"/>
          <table:table-cell table:style-name="ce369" table:formula="of:=SUM([.Q155:.R158])"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uild 2Res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uild 2Rest</text:p>
          </table:table-cell>
          <table:table-cell table:style-name="ce352" table:number-columns-repeated="2"/>
          <table:table-cell table:formula="of:=[.A$162]&amp;&quot;: &quot;&amp;[.E162]&amp;&quot;-&quot;&amp;[.G162]&amp;&quot;-&quot;&amp;[.I162]&amp;&quot;-&quot;&amp;[.K162]&amp;&quot;-&quot;&amp;[.M162]&amp;&quot;-&quot;&amp;[.O162]&amp;&quot;-&quot;&amp;[.Q162]" office:value-type="string" office:string-value="Build 2Rest: OFF-E2-E2-S1-E1-T2-E2" calcext:value-type="string">
            <text:p>Build 2Rest: OFF-E2-E2-S1-E1-T2-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2</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62]&amp;&quot;: &quot;&amp;[.E163]&amp;&quot;-&quot;&amp;[.G163]&amp;&quot;-&quot;&amp;[.I163]&amp;&quot;-&quot;&amp;[.K163]&amp;&quot;-&quot;&amp;[.M163]&amp;&quot;-&quot;&amp;[.O163]&amp;&quot;-&quot;&amp;[.Q163]" office:value-type="string" office:string-value="Build 2Rest: E1---S2---" calcext:value-type="string">
            <text:p>Build 2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62]&amp;&quot;: &quot;&amp;[.E164]&amp;&quot;-&quot;&amp;[.G164]&amp;&quot;-&quot;&amp;[.I164]&amp;&quot;-&quot;&amp;[.K164]&amp;&quot;-&quot;&amp;[.M164]&amp;&quot;-&quot;&amp;[.O164]&amp;&quot;-&quot;&amp;[.Q164]" office:value-type="string" office:string-value="Build 2Rest: S4---S3---" calcext:value-type="string">
            <text:p>Build 2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62]&amp;&quot;: &quot;&amp;[.E165]&amp;&quot;-&quot;&amp;[.G165]&amp;&quot;-&quot;&amp;[.I165]&amp;&quot;-&quot;&amp;[.K165]&amp;&quot;-&quot;&amp;[.M165]&amp;&quot;-&quot;&amp;[.O165]&amp;&quot;-&quot;&amp;[.Q165]" office:value-type="string" office:string-value="Build 2Rest: ---S5---" calcext:value-type="string">
            <text:p>Build 2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formula="of:=IntWgt*[.C169]" office:value-type="float" office:value="1" calcext:value-type="float">
            <text:p>1</text:p>
          </table:table-cell>
          <table:table-cell table:style-name="ce359" table:formula="of:=VolWgt*[.B169]"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table-cell table:style-name="ce380" table:formula="of:=IntWgt*[.C169]" office:value-type="float" office:value="1" calcext:value-type="float">
            <text:p>1</text:p>
          </table:table-cell>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170]" office:value-type="float" office:value="12" calcext:value-type="float">
            <text:p>12</text:p>
          </table:table-cell>
          <table:table-cell table:style-name="ce389"/>
          <table:table-cell table:style-name="ce360"/>
          <table:table-cell table:style-name="ce381"/>
          <table:table-cell table:style-name="ce360"/>
          <table:table-cell table:style-name="ce381"/>
          <table:table-cell table:style-name="ce360"/>
          <table:table-cell table:style-name="ce381"/>
          <table:table-cell table:style-name="ce360" table:formula="of:=VolWgt*[.B170]" office:value-type="float" office:value="12" calcext:value-type="float">
            <text:p>12</text:p>
          </table:table-cell>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formula="of:=IntWgt*[.C171]" office:value-type="float" office:value="3" calcext:value-type="float">
            <text:p>3</text:p>
          </table:table-cell>
          <table:table-cell table:style-name="ce361" table:formula="of:=VolWgt*[.B171]" office:value-type="float" office:value="8" calcext:value-type="float">
            <text:p>8</text:p>
          </table:table-cell>
          <table:table-cell table:style-name="ce382"/>
          <table:table-cell table:style-name="ce361"/>
          <table:table-cell table:style-name="ce382" table:formula="of:=IntWgt*[.C171]" office:value-type="float" office:value="3" calcext:value-type="float">
            <text:p>3</text:p>
          </table:table-cell>
          <table:table-cell table:style-name="ce361" table:formula="of:=VolWgt*[.B171]" office:value-type="float" office:value="8" calcext:value-type="float">
            <text:p>8</text:p>
          </table:table-cell>
          <table:table-cell table:style-name="ce382" table:formula="of:=IntWgt*[.C171]" office:value-type="float" office:value="3" calcext:value-type="float">
            <text:p>3</text:p>
          </table:table-cell>
          <table:table-cell table:style-name="ce361"/>
          <table:table-cell table:style-name="ce382" table:formula="of:=IntWgt*[.C171]" office:value-type="float" office:value="3" calcext:value-type="float">
            <text:p>3</text:p>
          </table:table-cell>
          <table:table-cell table:style-name="ce361" table:formula="of:=VolWgt*[.B171]" office:value-type="float" office:value="8" calcext:value-type="float">
            <text:p>8</text:p>
          </table:table-cell>
          <table:table-cell table:style-name="ce382"/>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72]" office:value-type="float" office:value="4" calcext:value-type="float">
            <text:p>4</text:p>
          </table:table-cell>
          <table:table-cell table:style-name="ce383" table:formula="of:=IntWgt*[.C172]"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69:.F172])" office:value-type="float" office:value="8" calcext:value-type="float">
            <text:p>8</text:p>
          </table:table-cell>
          <table:table-cell table:style-name="ce351"/>
          <table:table-cell table:style-name="ce369" table:formula="of:=SUM([.G169:.H172])" office:value-type="float" office:value="15" calcext:value-type="float">
            <text:p>15</text:p>
          </table:table-cell>
          <table:table-cell table:style-name="ce351"/>
          <table:table-cell table:style-name="ce369" table:formula="of:=SUM([.I169:.J172])" office:value-type="float" office:value="9" calcext:value-type="float">
            <text:p>9</text:p>
          </table:table-cell>
          <table:table-cell table:style-name="ce351"/>
          <table:table-cell table:style-name="ce369" table:formula="of:=SUM([.K169:.L172])" office:value-type="float" office:value="19" calcext:value-type="float">
            <text:p>19</text:p>
          </table:table-cell>
          <table:table-cell table:style-name="ce351"/>
          <table:table-cell table:style-name="ce369" table:formula="of:=SUM([.M169:.N172])" office:value-type="float" office:value="11" calcext:value-type="float">
            <text:p>11</text:p>
          </table:table-cell>
          <table:table-cell table:style-name="ce351"/>
          <table:table-cell table:style-name="ce369" table:formula="of:=SUM([.O169:.P172])" office:value-type="float" office:value="15" calcext:value-type="float">
            <text:p>15</text:p>
          </table:table-cell>
          <table:table-cell table:style-name="ce351"/>
          <table:table-cell table:style-name="ce369" table:formula="of:=SUM([.Q169:.R172])" office:value-type="float" office:value="9" calcext:value-type="float">
            <text:p>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Peak 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6" calcext:value-type="float">
            <text:p>6</text:p>
          </table:table-cell>
          <table:table-cell table:style-name="ce370"/>
          <table:table-cell table:style-name="ce375" office:value-type="float" office:value="1" calcext:value-type="float">
            <text:p>1</text:p>
          </table:table-cell>
          <table:table-cell table:style-name="ce351"/>
          <table:table-cell table:style-name="ce375" office:value-type="float" office:value="4" calcext:value-type="float">
            <text:p>4</text:p>
          </table:table-cell>
          <table:table-cell table:style-name="ce351"/>
          <table:table-cell table:style-name="ce375" office:value-type="float" office:value="2" calcext:value-type="float">
            <text:p>2</text:p>
          </table:table-cell>
          <table:table-cell table:style-name="ce351"/>
          <table:table-cell table:style-name="ce375" office:value-type="float" office:value="5" calcext:value-type="float">
            <text:p>5</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Peak 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6" calcext:value-type="float">
            <text:p>6</text:p>
          </table:table-cell>
          <table:table-cell table:style-name="ce370"/>
          <table:table-cell table:style-name="ce375" office:value-type="float" office:value="1" calcext:value-type="float">
            <text:p>1</text:p>
          </table:table-cell>
          <table:table-cell table:style-name="ce351"/>
          <table:table-cell table:style-name="ce375" office:value-type="float" office:value="4" calcext:value-type="float">
            <text:p>4</text:p>
          </table:table-cell>
          <table:table-cell table:style-name="ce351"/>
          <table:table-cell table:style-name="ce375" office:value-type="float" office:value="2" calcext:value-type="float">
            <text:p>2</text:p>
          </table:table-cell>
          <table:table-cell table:style-name="ce351"/>
          <table:table-cell table:style-name="ce375" office:value-type="float" office:value="5" calcext:value-type="float">
            <text:p>5</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Peak</text:p>
          </table:table-cell>
          <table:table-cell table:style-name="ce352" table:number-columns-repeated="2"/>
          <table:table-cell table:formula="of:=[.A$177]&amp;&quot;: &quot;&amp;[.E177]&amp;&quot;-&quot;&amp;[.G177]&amp;&quot;-&quot;&amp;[.I177]&amp;&quot;-&quot;&amp;[.K177]&amp;&quot;-&quot;&amp;[.M177]&amp;&quot;-&quot;&amp;[.O177]&amp;&quot;-&quot;&amp;[.Q177]" office:value-type="string" office:string-value="Peak: OFF-E2-F3-E1-E2-E2-CRIT" calcext:value-type="string">
            <text:p>Peak: OFF-E2-F3-E1-E2-E2-CRIT</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F3</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94" office:value-type="string" calcext:value-type="string">
            <text:p>CRIT</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77]&amp;&quot;: &quot;&amp;[.E178]&amp;&quot;-&quot;&amp;[.G178]&amp;&quot;-&quot;&amp;[.I178]&amp;&quot;-&quot;&amp;[.K178]&amp;&quot;-&quot;&amp;[.M178]&amp;&quot;-&quot;&amp;[.O178]&amp;&quot;-&quot;&amp;[.Q178]" office:value-type="string" office:string-value="Peak: E1--A2-E2-S5--M4" calcext:value-type="string">
            <text:p>Peak: E1--A2-E2-S5--M4</text:p>
          </table:table-cell>
          <table:table-cell table:style-name="ce376" office:value-type="string" calcext:value-type="string">
            <text:p>E1</text:p>
          </table:table-cell>
          <table:table-cell table:style-name="ce376" table:number-columns-repeated="3"/>
          <table:table-cell table:style-name="ce376" office:value-type="string" calcext:value-type="string">
            <text:p>A2</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S5</text:p>
          </table:table-cell>
          <table:table-cell table:style-name="ce376" table:number-columns-repeated="3"/>
          <table:table-cell table:style-name="ce396" office:value-type="string" calcext:value-type="string">
            <text:p>M4</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79]&amp;&quot;-&quot;&amp;[.G179]&amp;&quot;-&quot;&amp;[.I179]&amp;&quot;-&quot;&amp;[.K179]&amp;&quot;-&quot;&amp;[.M179]&amp;&quot;-&quot;&amp;[.O179]&amp;&quot;-&quot;&amp;[.Q179]" office:value-type="string" office:string-value="Peak: --A3----M7" calcext:value-type="string">
            <text:p>Peak: --A3----M7</text:p>
          </table:table-cell>
          <table:table-cell table:style-name="ce376" table:number-columns-repeated="4"/>
          <table:table-cell table:style-name="ce376" office:value-type="string" calcext:value-type="string">
            <text:p>A3</text:p>
          </table:table-cell>
          <table:table-cell table:style-name="ce376" table:number-columns-repeated="7"/>
          <table:table-cell table:style-name="ce396" office:value-type="string" calcext:value-type="string">
            <text:p>M7</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0]&amp;&quot;-&quot;&amp;[.G180]&amp;&quot;-&quot;&amp;[.I180]&amp;&quot;-&quot;&amp;[.K180]&amp;&quot;-&quot;&amp;[.M180]&amp;&quot;-&quot;&amp;[.O180]&amp;&quot;-&quot;&amp;[.Q180]" office:value-type="string" office:string-value="Peak: --A4----A1" calcext:value-type="string">
            <text:p>Peak: --A4----A1</text:p>
          </table:table-cell>
          <table:table-cell table:style-name="ce376" table:number-columns-repeated="4"/>
          <table:table-cell table:style-name="ce376" office:value-type="string" calcext:value-type="string">
            <text:p>A4</text:p>
          </table:table-cell>
          <table:table-cell table:style-name="ce376" table:number-columns-repeated="7"/>
          <table:table-cell table:style-name="ce396" office:value-type="string" calcext:value-type="string">
            <text:p>A1</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1]&amp;&quot;-&quot;&amp;[.G181]&amp;&quot;-&quot;&amp;[.I181]&amp;&quot;-&quot;&amp;[.K181]&amp;&quot;-&quot;&amp;[.M181]&amp;&quot;-&quot;&amp;[.O181]&amp;&quot;-&quot;&amp;[.Q181]" office:value-type="string" office:string-value="Peak: --A5----A2" calcext:value-type="string">
            <text:p>Peak: --A5----A2</text:p>
          </table:table-cell>
          <table:table-cell table:style-name="ce376" table:number-columns-repeated="4"/>
          <table:table-cell table:style-name="ce376" office:value-type="string" calcext:value-type="string">
            <text:p>A5</text:p>
          </table:table-cell>
          <table:table-cell table:style-name="ce376" table:number-columns-repeated="7"/>
          <table:table-cell table:style-name="ce396" office:value-type="string" calcext:value-type="string">
            <text:p>A2</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2]&amp;&quot;-&quot;&amp;[.G182]&amp;&quot;-&quot;&amp;[.I182]&amp;&quot;-&quot;&amp;[.K182]&amp;&quot;-&quot;&amp;[.M182]&amp;&quot;-&quot;&amp;[.O182]&amp;&quot;-&quot;&amp;[.Q182]" office:value-type="string" office:string-value="Peak: --A6----" calcext:value-type="string">
            <text:p>Peak: --A6----</text:p>
          </table:table-cell>
          <table:table-cell table:style-name="ce376" table:number-columns-repeated="4"/>
          <table:table-cell table:style-name="ce376" office:value-type="string" calcext:value-type="string">
            <text:p>A6</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3]&amp;&quot;-&quot;&amp;[.G183]&amp;&quot;-&quot;&amp;[.I183]&amp;&quot;-&quot;&amp;[.K183]&amp;&quot;-&quot;&amp;[.M183]&amp;&quot;-&quot;&amp;[.O183]&amp;&quot;-&quot;&amp;[.Q183]" office:value-type="string" office:string-value="Peak: --M2----" calcext:value-type="string">
            <text:p>Peak: --M2----</text:p>
          </table:table-cell>
          <table:table-cell table:style-name="ce376" table:number-columns-repeated="4"/>
          <table:table-cell table:style-name="ce376" office:value-type="string" calcext:value-type="string">
            <text:p>M2</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4]&amp;&quot;-&quot;&amp;[.G184]&amp;&quot;-&quot;&amp;[.I184]&amp;&quot;-&quot;&amp;[.K184]&amp;&quot;-&quot;&amp;[.M184]&amp;&quot;-&quot;&amp;[.O184]&amp;&quot;-&quot;&amp;[.Q184]" office:value-type="string" office:string-value="Peak: --M3----" calcext:value-type="string">
            <text:p>Peak: --M3----</text:p>
          </table:table-cell>
          <table:table-cell table:style-name="ce376" table:number-columns-repeated="4"/>
          <table:table-cell table:style-name="ce376" office:value-type="string" calcext:value-type="string">
            <text:p>M3</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5]&amp;&quot;-&quot;&amp;[.G185]&amp;&quot;-&quot;&amp;[.I185]&amp;&quot;-&quot;&amp;[.K185]&amp;&quot;-&quot;&amp;[.M185]&amp;&quot;-&quot;&amp;[.O185]&amp;&quot;-&quot;&amp;[.Q185]" office:value-type="string" office:string-value="Peak: --M5----" calcext:value-type="string">
            <text:p>Peak: --M5----</text:p>
          </table:table-cell>
          <table:table-cell table:style-name="ce376" table:number-columns-repeated="4"/>
          <table:table-cell table:style-name="ce376" office:value-type="string" calcext:value-type="string">
            <text:p>M5</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6]&amp;&quot;-&quot;&amp;[.G186]&amp;&quot;-&quot;&amp;[.I186]&amp;&quot;-&quot;&amp;[.K186]&amp;&quot;-&quot;&amp;[.M186]&amp;&quot;-&quot;&amp;[.O186]&amp;&quot;-&quot;&amp;[.Q186]" office:value-type="string" office:string-value="Peak: --M6----" calcext:value-type="string">
            <text:p>Peak: --M6----</text:p>
          </table:table-cell>
          <table:table-cell table:style-name="ce376" table:number-columns-repeated="4"/>
          <table:table-cell table:style-name="ce376" office:value-type="string" calcext:value-type="string">
            <text:p>M6</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7]&amp;&quot;-&quot;&amp;[.G187]&amp;&quot;-&quot;&amp;[.I187]&amp;&quot;-&quot;&amp;[.K187]&amp;&quot;-&quot;&amp;[.M187]&amp;&quot;-&quot;&amp;[.O187]&amp;&quot;-&quot;&amp;[.Q187]" office:value-type="string" office:string-value="Peak: --S6----" calcext:value-type="string">
            <text:p>Peak: --S6----</text:p>
          </table:table-cell>
          <table:table-cell table:style-name="ce376" table:number-columns-repeated="4"/>
          <table:table-cell table:style-name="ce376" office:value-type="string" calcext:value-type="string">
            <text:p>S6</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8]&amp;&quot;-&quot;&amp;[.G188]&amp;&quot;-&quot;&amp;[.I188]&amp;&quot;-&quot;&amp;[.K188]&amp;&quot;-&quot;&amp;[.M188]&amp;&quot;-&quot;&amp;[.O188]&amp;&quot;-&quot;&amp;[.Q188]" office:value-type="string" office:string-value="Peak: --P1----" calcext:value-type="string">
            <text:p>Peak: --P1----</text:p>
          </table:table-cell>
          <table:table-cell table:style-name="ce376" table:number-columns-repeated="4"/>
          <table:table-cell table:style-name="ce376" office:value-type="string" calcext:value-type="string">
            <text:p>P1</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9]&amp;&quot;-&quot;&amp;[.G189]&amp;&quot;-&quot;&amp;[.I189]&amp;&quot;-&quot;&amp;[.K189]&amp;&quot;-&quot;&amp;[.M189]&amp;&quot;-&quot;&amp;[.O189]&amp;&quot;-&quot;&amp;[.Q189]" office:value-type="string" office:string-value="Peak: --P2----" calcext:value-type="string">
            <text:p>Peak: --P2----</text:p>
          </table:table-cell>
          <table:table-cell table:style-name="ce376" table:number-columns-repeated="4"/>
          <table:table-cell table:style-name="ce376" office:value-type="string" calcext:value-type="string">
            <text:p>P2</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77]&amp;&quot;: &quot;&amp;[.E190]&amp;&quot;-&quot;&amp;[.G190]&amp;&quot;-&quot;&amp;[.I190]&amp;&quot;-&quot;&amp;[.K190]&amp;&quot;-&quot;&amp;[.M190]&amp;&quot;-&quot;&amp;[.O190]&amp;&quot;-&quot;&amp;[.Q190]" office:value-type="string" office:string-value="Peak: --P3----" calcext:value-type="string">
            <text:p>Peak: --P3----</text:p>
          </table:table-cell>
          <table:table-cell table:style-name="ce373" table:number-columns-repeated="4"/>
          <table:table-cell table:style-name="ce373" office:value-type="string" calcext:value-type="string">
            <text:p>P3</text:p>
          </table:table-cell>
          <table:table-cell table:style-name="ce373" table:number-columns-repeated="7"/>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formula="of:=IntWgt*[.C194]" office:value-type="float" office:value="1" calcext:value-type="float">
            <text:p>1</text:p>
          </table:table-cell>
          <table:table-cell table:style-name="ce359"/>
          <table:table-cell table:style-name="ce380"/>
          <table:table-cell table:style-name="ce359"/>
          <table:table-cell table:style-name="ce380"/>
          <table:table-cell table:style-name="ce359"/>
          <table:table-cell table:style-name="ce380"/>
          <table:table-cell table:style-name="ce359" table:formula="of:=VolWgt*[.B194]"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195]" office:value-type="float" office:value="12" calcext:value-type="float">
            <text:p>12</text:p>
          </table:table-cell>
          <table:table-cell table:style-name="ce389"/>
          <table:table-cell table:style-name="ce360"/>
          <table:table-cell table:style-name="ce381"/>
          <table:table-cell table:style-name="ce360"/>
          <table:table-cell table:style-name="ce381"/>
          <table:table-cell table:style-name="ce360"/>
          <table:table-cell table:style-name="ce381" table:formula="of:=IntWgt*[.C195]" office:value-type="float" office:value="2" calcext:value-type="float">
            <text:p>2</text:p>
          </table:table-cell>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formula="of:=IntWgt*[.C196]" office:value-type="float" office:value="3" calcext:value-type="float">
            <text:p>3</text:p>
          </table:table-cell>
          <table:table-cell table:style-name="ce361" table:formula="of:=VolWgt*[.B196]" office:value-type="float" office:value="8" calcext:value-type="float">
            <text:p>8</text:p>
          </table:table-cell>
          <table:table-cell table:style-name="ce382"/>
          <table:table-cell table:style-name="ce361" table:formula="of:=VolWgt*[.B196]" office:value-type="float" office:value="8" calcext:value-type="float">
            <text:p>8</text:p>
          </table:table-cell>
          <table:table-cell table:style-name="ce382" table:formula="of:=IntWgt*[.C196]" office:value-type="float" office:value="3" calcext:value-type="float">
            <text:p>3</text:p>
          </table:table-cell>
          <table:table-cell table:style-name="ce361" table:formula="of:=VolWgt*[.B196]" office:value-type="float" office:value="8" calcext:value-type="float">
            <text:p>8</text:p>
          </table:table-cell>
          <table:table-cell table:style-name="ce382"/>
          <table:table-cell table:style-name="ce361"/>
          <table:table-cell table:style-name="ce382"/>
          <table:table-cell table:style-name="ce361"/>
          <table:table-cell table:style-name="ce382" table:formula="of:=IntWgt*[.C196]"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97]" office:value-type="float" office:value="4" calcext:value-type="float">
            <text:p>4</text:p>
          </table:table-cell>
          <table:table-cell table:style-name="ce383" table:formula="of:=IntWgt*[.C197]"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94:.F197])" office:value-type="float" office:value="8" calcext:value-type="float">
            <text:p>8</text:p>
          </table:table-cell>
          <table:table-cell table:style-name="ce351"/>
          <table:table-cell table:style-name="ce369" table:formula="of:=SUM([.G194:.H197])" office:value-type="float" office:value="15" calcext:value-type="float">
            <text:p>15</text:p>
          </table:table-cell>
          <table:table-cell table:style-name="ce351"/>
          <table:table-cell table:style-name="ce369" table:formula="of:=SUM([.I194:.J197])" office:value-type="float" office:value="9" calcext:value-type="float">
            <text:p>9</text:p>
          </table:table-cell>
          <table:table-cell table:style-name="ce351"/>
          <table:table-cell table:style-name="ce369" table:formula="of:=SUM([.K194:.L197])" office:value-type="float" office:value="11" calcext:value-type="float">
            <text:p>11</text:p>
          </table:table-cell>
          <table:table-cell table:style-name="ce351"/>
          <table:table-cell table:style-name="ce369" table:formula="of:=SUM([.M194:.N197])" office:value-type="float" office:value="10" calcext:value-type="float">
            <text:p>10</text:p>
          </table:table-cell>
          <table:table-cell table:style-name="ce351"/>
          <table:table-cell table:style-name="ce369" table:formula="of:=SUM([.O194:.P197])" office:value-type="float" office:value="0" calcext:value-type="float">
            <text:p>0</text:p>
          </table:table-cell>
          <table:table-cell table:style-name="ce351"/>
          <table:table-cell table:style-name="ce369" table:formula="of:=SUM([.Q194:.R197])"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RaceSa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6" calcext:value-type="float">
            <text:p>6</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RaceSat</text:p>
          </table:table-cell>
          <table:table-cell table:style-name="ce352" table:number-columns-repeated="2"/>
          <table:table-cell table:formula="of:=[.A$201]&amp;&quot;: &quot;&amp;[.E201]&amp;&quot;-&quot;&amp;[.G201]&amp;&quot;-&quot;&amp;[.I201]&amp;&quot;-&quot;&amp;[.K201]&amp;&quot;-&quot;&amp;[.M201]&amp;&quot;-&quot;&amp;[.O201]&amp;&quot;-&quot;&amp;[.Q201]" office:value-type="string" office:string-value="RaceSat: OFF-E2-S6-E1-S6-Race-E1" calcext:value-type="string">
            <text:p>RaceSat: OFF-E2-S6-E1-S6-Race-E1</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Race</text:p>
          </table:table-cell>
          <table:table-cell table:style-name="ce372"/>
          <table:table-cell table:style-name="ce394" office:value-type="string" calcext:value-type="string">
            <text:p>E1</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201]&amp;&quot;: &quot;&amp;[.E202]&amp;&quot;-&quot;&amp;[.G202]&amp;&quot;-&quot;&amp;[.I202]&amp;&quot;-&quot;&amp;[.K202]&amp;&quot;-&quot;&amp;[.M202]&amp;&quot;-&quot;&amp;[.O202]&amp;&quot;-&quot;&amp;[.Q202]" office:value-type="string" office:string-value="RaceSat: E1--P1-E2-P1-M7-E2" calcext:value-type="string">
            <text:p>RaceSat: E1--P1-E2-P1-M7-E2</text:p>
          </table:table-cell>
          <table:table-cell table:style-name="ce376" office:value-type="string" calcext:value-type="string">
            <text:p>E1</text:p>
          </table:table-cell>
          <table:table-cell table:style-name="ce376" table:number-columns-repeated="3"/>
          <table:table-cell table:style-name="ce376" office:value-type="string" calcext:value-type="string">
            <text:p>P1</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P1</text:p>
          </table:table-cell>
          <table:table-cell table:style-name="ce376"/>
          <table:table-cell table:style-name="ce376" office:value-type="string" calcext:value-type="string">
            <text:p>M7</text:p>
          </table:table-cell>
          <table:table-cell table:style-name="ce376"/>
          <table:table-cell table:style-name="ce396" office:value-type="string" calcext:value-type="string">
            <text:p>E2</text:p>
          </table:table-cell>
          <table:table-cell table:style-name="ce396"/>
          <table:table-cell/>
          <table:table-cell table:style-name="Default"/>
          <table:table-cell table:number-columns-repeated="1001"/>
        </table:table-row>
        <table:table-row table:style-name="ro2">
          <table:table-cell table:style-name="ce348"/>
          <table:table-cell table:style-name="ce353" table:number-columns-repeated="2"/>
          <table:table-cell table:formula="of:=[.A$201]&amp;&quot;: &quot;&amp;[.E203]&amp;&quot;-&quot;&amp;[.G203]&amp;&quot;-&quot;&amp;[.I203]&amp;&quot;-&quot;&amp;[.K203]&amp;&quot;-&quot;&amp;[.M203]&amp;&quot;-&quot;&amp;[.O203]&amp;&quot;-&quot;&amp;[.Q203]" office:value-type="string" office:string-value="RaceSat: --P3-S5--A1-" calcext:value-type="string">
            <text:p>RaceSat: --P3-S5--A1-</text:p>
          </table:table-cell>
          <table:table-cell table:style-name="ce373" table:number-columns-repeated="4"/>
          <table:table-cell table:style-name="ce373" office:value-type="string" calcext:value-type="string">
            <text:p>P3</text:p>
          </table:table-cell>
          <table:table-cell table:style-name="ce373"/>
          <table:table-cell table:style-name="ce373" office:value-type="string" calcext:value-type="string">
            <text:p>S5</text:p>
          </table:table-cell>
          <table:table-cell table:style-name="ce373" table:number-columns-repeated="3"/>
          <table:table-cell table:style-name="ce373" office:value-type="string" calcext:value-type="string">
            <text:p>A1</text:p>
          </table:table-cell>
          <table:table-cell table:style-name="ce373"/>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formula="of:=VolWgt*[.B207]" office:value-type="float" office:value="16" calcext:value-type="float">
            <text:p>16</text:p>
          </table:table-cell>
          <table:table-cell table:style-name="ce380"/>
          <table:table-cell table:style-name="ce359"/>
          <table:table-cell table:style-name="ce380" table:formula="of:=IntWgt*[.C207]" office:value-type="float" office:value="1" calcext:value-type="float">
            <text:p>1</text:p>
          </table:table-cell>
          <table:table-cell table:style-name="ce359"/>
          <table:table-cell table:style-name="ce380"/>
          <table:table-cell table:style-name="ce359"/>
          <table:table-cell table:style-name="ce380"/>
          <table:table-cell table:style-name="ce359"/>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208]" office:value-type="float" office:value="12" calcext:value-type="float">
            <text:p>12</text:p>
          </table:table-cell>
          <table:table-cell table:style-name="ce389" table:formula="of:=IntWgt*[.C208]" office:value-type="float" office:value="2" calcext:value-type="float">
            <text:p>2</text:p>
          </table:table-cell>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formula="of:=IntWgt*[.C208]" office:value-type="float" office:value="2" calcext:value-type="float">
            <text:p>2</text:p>
          </table:table-cell>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table-cell table:style-name="ce361"/>
          <table:table-cell table:style-name="ce382" table:formula="of:=IntWgt*[.C209]" office:value-type="float" office:value="3" calcext:value-type="float">
            <text:p>3</text:p>
          </table:table-cell>
          <table:table-cell table:style-name="ce361" table:formula="of:=VolWgt*[.B209]" office:value-type="float" office:value="8" calcext:value-type="float">
            <text:p>8</text:p>
          </table:table-cell>
          <table:table-cell table:style-name="ce382"/>
          <table:table-cell table:style-name="ce361" table:formula="of:=VolWgt*[.B209]" office:value-type="float" office:value="8" calcext:value-type="float">
            <text:p>8</text:p>
          </table:table-cell>
          <table:table-cell table:style-name="ce382" table:formula="of:=IntWgt*[.C209]" office:value-type="float" office:value="3" calcext:value-type="float">
            <text:p>3</text:p>
          </table:table-cell>
          <table:table-cell table:style-name="ce361" table:formula="of:=VolWgt*[.B209]" office:value-type="float" office:value="8" calcext:value-type="float">
            <text:p>8</text:p>
          </table:table-cell>
          <table:table-cell table:style-name="ce382"/>
          <table:table-cell table:style-name="ce361"/>
          <table:table-cell table:style-name="ce382"/>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210]" office:value-type="float" office:value="4" calcext:value-type="float">
            <text:p>4</text:p>
          </table:table-cell>
          <table:table-cell table:style-name="ce383" table:formula="of:=IntWgt*[.C210]"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207:.F210])" office:value-type="float" office:value="8" calcext:value-type="float">
            <text:p>8</text:p>
          </table:table-cell>
          <table:table-cell table:style-name="ce351"/>
          <table:table-cell table:style-name="ce369" table:formula="of:=SUM([.G207:.H210])" office:value-type="float" office:value="14" calcext:value-type="float">
            <text:p>14</text:p>
          </table:table-cell>
          <table:table-cell table:style-name="ce351"/>
          <table:table-cell table:style-name="ce369" table:formula="of:=SUM([.I207:.J210])" office:value-type="float" office:value="19" calcext:value-type="float">
            <text:p>19</text:p>
          </table:table-cell>
          <table:table-cell table:style-name="ce351"/>
          <table:table-cell table:style-name="ce369" table:formula="of:=SUM([.K207:.L210])" office:value-type="float" office:value="9" calcext:value-type="float">
            <text:p>9</text:p>
          </table:table-cell>
          <table:table-cell table:style-name="ce351"/>
          <table:table-cell table:style-name="ce369" table:formula="of:=SUM([.M207:.N210])" office:value-type="float" office:value="11" calcext:value-type="float">
            <text:p>11</text:p>
          </table:table-cell>
          <table:table-cell table:style-name="ce351"/>
          <table:table-cell table:style-name="ce369" table:formula="of:=SUM([.O207:.P210])" office:value-type="float" office:value="10" calcext:value-type="float">
            <text:p>10</text:p>
          </table:table-cell>
          <table:table-cell table:style-name="ce351"/>
          <table:table-cell table:style-name="ce369" table:formula="of:=SUM([.Q207:.R210])" office:value-type="float" office:value="0" calcext:value-type="float">
            <text:p>0</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RaceSun</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RaceSun</text:p>
          </table:table-cell>
          <table:table-cell table:style-name="ce352" table:number-columns-repeated="2"/>
          <table:table-cell table:formula="of:=[.A$214]&amp;&quot;: &quot;&amp;[.E214]&amp;&quot;-&quot;&amp;[.G214]&amp;&quot;-&quot;&amp;[.I214]&amp;&quot;-&quot;&amp;[.K214]&amp;&quot;-&quot;&amp;[.M214]&amp;&quot;-&quot;&amp;[.O214]&amp;&quot;-&quot;&amp;[.Q214]" office:value-type="string" office:string-value="RaceSun: OFF-F3-E1-S6-E1-S6-Race" calcext:value-type="string">
            <text:p>RaceSun: OFF-F3-E1-S6-E1-S6-Race</text:p>
          </table:table-cell>
          <table:table-cell table:style-name="ce372" office:value-type="string" calcext:value-type="string">
            <text:p>OFF</text:p>
          </table:table-cell>
          <table:table-cell table:style-name="ce372"/>
          <table:table-cell table:style-name="ce372" office:value-type="string" calcext:value-type="string">
            <text:p>F3</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94" office:value-type="string" calcext:value-type="string">
            <text:p>Race</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214]&amp;&quot;: &quot;&amp;[.E215]&amp;&quot;-&quot;&amp;[.G215]&amp;&quot;-&quot;&amp;[.I215]&amp;&quot;-&quot;&amp;[.K215]&amp;&quot;-&quot;&amp;[.M215]&amp;&quot;-&quot;&amp;[.O215]&amp;&quot;-&quot;&amp;[.Q215]" office:value-type="string" office:string-value="RaceSun: E1-M2-E2-P1-E2-P1-M7" calcext:value-type="string">
            <text:p>RaceSun: E1-M2-E2-P1-E2-P1-M7</text:p>
          </table:table-cell>
          <table:table-cell table:style-name="ce376" office:value-type="string" calcext:value-type="string">
            <text:p>E1</text:p>
          </table:table-cell>
          <table:table-cell table:style-name="ce376"/>
          <table:table-cell table:style-name="ce376" office:value-type="string" calcext:value-type="string">
            <text:p>M2</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P1</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P1</text:p>
          </table:table-cell>
          <table:table-cell table:style-name="ce376"/>
          <table:table-cell table:style-name="ce396" office:value-type="string" calcext:value-type="string">
            <text:p>M7</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214]&amp;&quot;: &quot;&amp;[.E216]&amp;&quot;-&quot;&amp;[.G216]&amp;&quot;-&quot;&amp;[.I216]&amp;&quot;-&quot;&amp;[.K216]&amp;&quot;-&quot;&amp;[.M216]&amp;&quot;-&quot;&amp;[.O216]&amp;&quot;-&quot;&amp;[.Q216]" office:value-type="string" office:string-value="RaceSun: -M3--P3-S5--A1" calcext:value-type="string">
            <text:p>RaceSun: -M3--P3-S5--A1</text:p>
          </table:table-cell>
          <table:table-cell table:style-name="ce376" table:number-columns-repeated="2"/>
          <table:table-cell table:style-name="ce376" office:value-type="string" calcext:value-type="string">
            <text:p>M3</text:p>
          </table:table-cell>
          <table:table-cell table:style-name="ce376" table:number-columns-repeated="3"/>
          <table:table-cell table:style-name="ce376" office:value-type="string" calcext:value-type="string">
            <text:p>P3</text:p>
          </table:table-cell>
          <table:table-cell table:style-name="ce376"/>
          <table:table-cell table:style-name="ce376" office:value-type="string" calcext:value-type="string">
            <text:p>S5</text:p>
          </table:table-cell>
          <table:table-cell table:style-name="ce376" table:number-columns-repeated="3"/>
          <table:table-cell table:style-name="ce396" office:value-type="string" calcext:value-type="string">
            <text:p>A1</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214]&amp;&quot;: &quot;&amp;[.E217]&amp;&quot;-&quot;&amp;[.G217]&amp;&quot;-&quot;&amp;[.I217]&amp;&quot;-&quot;&amp;[.K217]&amp;&quot;-&quot;&amp;[.M217]&amp;&quot;-&quot;&amp;[.O217]&amp;&quot;-&quot;&amp;[.Q217]" office:value-type="string" office:string-value="RaceSun: -A2-----" calcext:value-type="string">
            <text:p>RaceSun: -A2-----</text:p>
          </table:table-cell>
          <table:table-cell table:style-name="ce376" table:number-columns-repeated="2"/>
          <table:table-cell table:style-name="ce376" office:value-type="string" calcext:value-type="string">
            <text:p>A2</text:p>
          </table:table-cell>
          <table:table-cell table:style-name="ce376" table:number-columns-repeated="9"/>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214]&amp;&quot;: &quot;&amp;[.E218]&amp;&quot;-&quot;&amp;[.G218]&amp;&quot;-&quot;&amp;[.I218]&amp;&quot;-&quot;&amp;[.K218]&amp;&quot;-&quot;&amp;[.M218]&amp;&quot;-&quot;&amp;[.O218]&amp;&quot;-&quot;&amp;[.Q218]" office:value-type="string" office:string-value="RaceSun: -A3-----" calcext:value-type="string">
            <text:p>RaceSun: -A3-----</text:p>
          </table:table-cell>
          <table:table-cell table:style-name="ce373" table:number-columns-repeated="2"/>
          <table:table-cell table:style-name="ce373" office:value-type="string" calcext:value-type="string">
            <text:p>A3</text:p>
          </table:table-cell>
          <table:table-cell table:style-name="ce373" table:number-columns-repeated="9"/>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formula="of:=IntWgt*[.C222]" office:value-type="float" office:value="1" calcext:value-type="float">
            <text:p>1</text:p>
          </table:table-cell>
          <table:table-cell table:style-name="ce359"/>
          <table:table-cell table:style-name="ce380"/>
          <table:table-cell table:style-name="ce359"/>
          <table:table-cell table:style-name="ce380"/>
          <table:table-cell table:style-name="ce359"/>
          <table:table-cell table:style-name="ce380"/>
          <table:table-cell table:style-name="ce359"/>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table-cell table:style-name="ce381"/>
          <table:table-cell table:style-name="ce360"/>
          <table:table-cell table:style-name="ce381"/>
          <table:table-cell table:style-name="ce360"/>
          <table:table-cell table:style-name="ce381" table:formula="of:=IntWgt*[.C223]" office:value-type="float" office:value="2" calcext:value-type="float">
            <text:p>2</text:p>
          </table:table-cell>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224]" office:value-type="float" office:value="8" calcext:value-type="float">
            <text:p>8</text:p>
          </table:table-cell>
          <table:table-cell table:style-name="ce390" table:formula="of:=IntWgt*[.C224]" office:value-type="float" office:value="3" calcext:value-type="float">
            <text:p>3</text:p>
          </table:table-cell>
          <table:table-cell table:style-name="ce361" table:formula="of:=VolWgt*[.B224]" office:value-type="float" office:value="8" calcext:value-type="float">
            <text:p>8</text:p>
          </table:table-cell>
          <table:table-cell table:style-name="ce382"/>
          <table:table-cell table:style-name="ce361" table:formula="of:=VolWgt*[.B224]" office:value-type="float" office:value="8" calcext:value-type="float">
            <text:p>8</text:p>
          </table:table-cell>
          <table:table-cell table:style-name="ce382" table:formula="of:=IntWgt*[.C224]" office:value-type="float" office:value="3" calcext:value-type="float">
            <text:p>3</text:p>
          </table:table-cell>
          <table:table-cell table:style-name="ce361" table:formula="of:=VolWgt*[.B224]" office:value-type="float" office:value="8" calcext:value-type="float">
            <text:p>8</text:p>
          </table:table-cell>
          <table:table-cell table:style-name="ce382"/>
          <table:table-cell table:style-name="ce361"/>
          <table:table-cell table:style-name="ce382"/>
          <table:table-cell table:style-name="ce361"/>
          <table:table-cell table:style-name="ce382"/>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225]" office:value-type="float" office:value="4" calcext:value-type="float">
            <text:p>4</text:p>
          </table:table-cell>
          <table:table-cell table:style-name="ce383" table:formula="of:=IntWgt*[.C225]"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222:.F225])" office:value-type="float" office:value="8" calcext:value-type="float">
            <text:p>8</text:p>
          </table:table-cell>
          <table:table-cell table:style-name="ce351"/>
          <table:table-cell table:style-name="ce369" table:formula="of:=SUM([.G222:.H225])" office:value-type="float" office:value="11" calcext:value-type="float">
            <text:p>11</text:p>
          </table:table-cell>
          <table:table-cell table:style-name="ce351"/>
          <table:table-cell table:style-name="ce369" table:formula="of:=SUM([.I222:.J225])" office:value-type="float" office:value="9" calcext:value-type="float">
            <text:p>9</text:p>
          </table:table-cell>
          <table:table-cell table:style-name="ce351"/>
          <table:table-cell table:style-name="ce369" table:formula="of:=SUM([.K222:.L225])" office:value-type="float" office:value="11" calcext:value-type="float">
            <text:p>11</text:p>
          </table:table-cell>
          <table:table-cell table:style-name="ce351"/>
          <table:table-cell table:style-name="ce369" table:formula="of:=SUM([.M222:.N225])" office:value-type="float" office:value="10" calcext:value-type="float">
            <text:p>10</text:p>
          </table:table-cell>
          <table:table-cell table:style-name="ce351"/>
          <table:table-cell table:style-name="ce369" table:formula="of:=SUM([.O222:.P225])" office:value-type="float" office:value="0" calcext:value-type="float">
            <text:p>0</text:p>
          </table:table-cell>
          <table:table-cell table:style-name="ce351"/>
          <table:table-cell table:style-name="ce369" table:formula="of:=SUM([.Q222:.R225])" office:value-type="float" office:value="0" calcext:value-type="float">
            <text:p>0</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RaceSatSun</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6" calcext:value-type="float">
            <text:p>6</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RaceSatSun</text:p>
          </table:table-cell>
          <table:table-cell table:style-name="ce352" table:number-columns-repeated="2"/>
          <table:table-cell table:formula="of:=[.A$229]&amp;&quot;: &quot;&amp;[.E229]&amp;&quot;-&quot;&amp;[.G229]&amp;&quot;-&quot;&amp;[.I229]&amp;&quot;-&quot;&amp;[.K229]&amp;&quot;-&quot;&amp;[.M229]&amp;&quot;-&quot;&amp;[.O229]&amp;&quot;-&quot;&amp;[.Q229]" office:value-type="string" office:string-value="RaceSatSun: OFF-E2-S6-E1-S6-Race-Race" calcext:value-type="string">
            <text:p>RaceSatSun: OFF-E2-S6-E1-S6-Race-Race</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Race</text:p>
          </table:table-cell>
          <table:table-cell table:style-name="ce372"/>
          <table:table-cell table:style-name="ce394" office:value-type="string" calcext:value-type="string">
            <text:p>Race</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229]&amp;&quot;: &quot;&amp;[.E230]&amp;&quot;-&quot;&amp;[.G230]&amp;&quot;-&quot;&amp;[.I230]&amp;&quot;-&quot;&amp;[.K230]&amp;&quot;-&quot;&amp;[.M230]&amp;&quot;-&quot;&amp;[.O230]&amp;&quot;-&quot;&amp;[.Q230]" office:value-type="string" office:string-value="RaceSatSun: E1--P1-E2-P1--" calcext:value-type="string">
            <text:p>RaceSatSun: E1--P1-E2-P1--</text:p>
          </table:table-cell>
          <table:table-cell table:style-name="ce376" office:value-type="string" calcext:value-type="string">
            <text:p>E1</text:p>
          </table:table-cell>
          <table:table-cell table:style-name="ce376" table:number-columns-repeated="3"/>
          <table:table-cell table:style-name="ce376" office:value-type="string" calcext:value-type="string">
            <text:p>P1</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P1</text:p>
          </table:table-cell>
          <table:table-cell table:style-name="ce376" table:number-columns-repeated="3"/>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229]&amp;&quot;: &quot;&amp;[.E231]&amp;&quot;-&quot;&amp;[.G231]&amp;&quot;-&quot;&amp;[.I231]&amp;&quot;-&quot;&amp;[.K231]&amp;&quot;-&quot;&amp;[.M231]&amp;&quot;-&quot;&amp;[.O231]&amp;&quot;-&quot;&amp;[.Q231]" office:value-type="string" office:string-value="RaceSatSun: --P3-S5---" calcext:value-type="string">
            <text:p>RaceSatSun: --P3-S5---</text:p>
          </table:table-cell>
          <table:table-cell table:style-name="ce373" table:number-columns-repeated="4"/>
          <table:table-cell table:style-name="ce373" office:value-type="string" calcext:value-type="string">
            <text:p>P3</text:p>
          </table:table-cell>
          <table:table-cell table:style-name="ce373"/>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table-cell table:style-name="ce359"/>
          <table:table-cell table:style-name="ce380"/>
          <table:table-cell table:style-name="ce359"/>
          <table:table-cell table:style-name="ce380"/>
          <table:table-cell table:style-name="ce359" table:formula="of:=VolWgt*[.B235]"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236]"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237]" office:value-type="float" office:value="8" calcext:value-type="float">
            <text:p>8</text:p>
          </table:table-cell>
          <table:table-cell table:style-name="ce390" table:formula="of:=IntWgt*[.C237]" office:value-type="float" office:value="3" calcext:value-type="float">
            <text:p>3</text:p>
          </table:table-cell>
          <table:table-cell table:style-name="ce361"/>
          <table:table-cell table:style-name="ce382" table:formula="of:=IntWgt*[.C237]" office:value-type="float" office:value="3" calcext:value-type="float">
            <text:p>3</text:p>
          </table:table-cell>
          <table:table-cell table:style-name="ce361" table:formula="of:=VolWgt*[.B237]" office:value-type="float" office:value="8" calcext:value-type="float">
            <text:p>8</text:p>
          </table:table-cell>
          <table:table-cell table:style-name="ce382" table:formula="of:=IntWgt*[.C237]" office:value-type="float" office:value="3" calcext:value-type="float">
            <text:p>3</text:p>
          </table:table-cell>
          <table:table-cell table:style-name="ce361" table:formula="of:=VolWgt*[.B237]" office:value-type="float" office:value="8" calcext:value-type="float">
            <text:p>8</text:p>
          </table:table-cell>
          <table:table-cell table:style-name="ce382" table:formula="of:=IntWgt*[.C237]" office:value-type="float" office:value="3" calcext:value-type="float">
            <text:p>3</text:p>
          </table:table-cell>
          <table:table-cell table:style-name="ce361" table:formula="of:=VolWgt*[.B237]" office:value-type="float" office:value="8" calcext:value-type="float">
            <text:p>8</text:p>
          </table:table-cell>
          <table:table-cell table:style-name="ce382" table:formula="of:=IntWgt*[.C237]" office:value-type="float" office:value="3" calcext:value-type="float">
            <text:p>3</text:p>
          </table:table-cell>
          <table:table-cell table:style-name="ce361"/>
          <table:table-cell table:style-name="ce382" table:formula="of:=IntWgt*[.C237]"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238]" office:value-type="float" office:value="4" calcext:value-type="float">
            <text:p>4</text:p>
          </table:table-cell>
          <table:table-cell table:style-name="ce383" table:formula="of:=IntWgt*[.C238]"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235:.F238])" office:value-type="float" office:value="8" calcext:value-type="float">
            <text:p>8</text:p>
          </table:table-cell>
          <table:table-cell table:style-name="ce351"/>
          <table:table-cell table:style-name="ce369" table:formula="of:=SUM([.G235:.H238])" office:value-type="float" office:value="11" calcext:value-type="float">
            <text:p>11</text:p>
          </table:table-cell>
          <table:table-cell table:style-name="ce351"/>
          <table:table-cell table:style-name="ce369" table:formula="of:=SUM([.I235:.J238])" office:value-type="float" office:value="15" calcext:value-type="float">
            <text:p>15</text:p>
          </table:table-cell>
          <table:table-cell table:style-name="ce351"/>
          <table:table-cell table:style-name="ce369" table:formula="of:=SUM([.K235:.L238])" office:value-type="float" office:value="11" calcext:value-type="float">
            <text:p>11</text:p>
          </table:table-cell>
          <table:table-cell table:style-name="ce351"/>
          <table:table-cell table:style-name="ce369" table:formula="of:=SUM([.M235:.N238])" office:value-type="float" office:value="11" calcext:value-type="float">
            <text:p>11</text:p>
          </table:table-cell>
          <table:table-cell table:style-name="ce351"/>
          <table:table-cell table:style-name="ce369" table:formula="of:=SUM([.O235:.P238])" office:value-type="float" office:value="11" calcext:value-type="float">
            <text:p>11</text:p>
          </table:table-cell>
          <table:table-cell table:style-name="ce351"/>
          <table:table-cell table:style-name="ce369" table:formula="of:=SUM([.Q235:.R238])"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Transition</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5" calcext:value-type="float">
            <text:p>5</text:p>
          </table:table-cell>
          <table:table-cell table:style-name="ce351"/>
          <table:table-cell table:style-name="ce375" office:value-type="float" office:value="3" calcext:value-type="float">
            <text:p>3</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Transition</text:p>
          </table:table-cell>
          <table:table-cell table:style-name="ce352" table:number-columns-repeated="2"/>
          <table:table-cell table:formula="of:=[.A$242]&amp;&quot;: &quot;&amp;[.E242]&amp;&quot;-&quot;&amp;[.G242]&amp;&quot;-&quot;&amp;[.I242]&amp;&quot;-&quot;&amp;[.K242]&amp;&quot;-&quot;&amp;[.M242]&amp;&quot;-&quot;&amp;[.O242]&amp;&quot;-&quot;&amp;[.Q242]" office:value-type="string" office:string-value="Transition: OFF-E1-E1-E1-E1-E1-E1" calcext:value-type="string">
            <text:p>Transition: OFF-E1-E1-E1-E1-E1-E1</text:p>
          </table:table-cell>
          <table:table-cell table:style-name="ce372" office:value-type="string" calcext:value-type="string">
            <text:p>OFF</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1</text:p>
          </table:table-cell>
          <table:table-cell table:style-name="ce372"/>
          <table:table-cell table:style-name="ce394" office:value-type="string" calcext:value-type="string">
            <text:p>E1</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242]&amp;&quot;: &quot;&amp;[.E243]&amp;&quot;-&quot;&amp;[.G243]&amp;&quot;-&quot;&amp;[.I243]&amp;&quot;-&quot;&amp;[.K243]&amp;&quot;-&quot;&amp;[.M243]&amp;&quot;-&quot;&amp;[.O243]&amp;&quot;-&quot;&amp;[.Q243]" office:value-type="string" office:string-value="Transition: E1-S1-S1-S1-S1-S1-S1" calcext:value-type="string">
            <text:p>Transition: E1-S1-S1-S1-S1-S1-S1</text:p>
          </table:table-cell>
          <table:table-cell table:style-name="ce376" office:value-type="string" calcext:value-type="string">
            <text:p>E1</text:p>
          </table:table-cell>
          <table:table-cell table:style-name="ce376"/>
          <table:table-cell table:style-name="ce376" office:value-type="string" calcext:value-type="string">
            <text:p>S1</text:p>
          </table:table-cell>
          <table:table-cell table:style-name="ce376"/>
          <table:table-cell table:style-name="ce376" office:value-type="string" calcext:value-type="string">
            <text:p>S1</text:p>
          </table:table-cell>
          <table:table-cell table:style-name="ce376"/>
          <table:table-cell table:style-name="ce376" office:value-type="string" calcext:value-type="string">
            <text:p>S1</text:p>
          </table:table-cell>
          <table:table-cell table:style-name="ce376"/>
          <table:table-cell table:style-name="ce376" office:value-type="string" calcext:value-type="string">
            <text:p>S1</text:p>
          </table:table-cell>
          <table:table-cell table:style-name="ce376"/>
          <table:table-cell table:style-name="ce376" office:value-type="string" calcext:value-type="string">
            <text:p>S1</text:p>
          </table:table-cell>
          <table:table-cell table:style-name="ce376"/>
          <table:table-cell table:style-name="ce396" office:value-type="string" calcext:value-type="string">
            <text:p>S1</text:p>
          </table:table-cell>
          <table:table-cell table:style-name="ce396"/>
          <table:table-cell/>
          <table:table-cell table:style-name="Default"/>
          <table:table-cell table:number-columns-repeated="1001"/>
        </table:table-row>
        <table:table-row table:style-name="ro2">
          <table:table-cell table:style-name="ce348"/>
          <table:table-cell table:style-name="ce353" table:number-columns-repeated="2"/>
          <table:table-cell table:formula="of:=[.A$242]&amp;&quot;: &quot;&amp;[.E244]&amp;&quot;-&quot;&amp;[.G244]&amp;&quot;-&quot;&amp;[.I244]&amp;&quot;-&quot;&amp;[.K244]&amp;&quot;-&quot;&amp;[.M244]&amp;&quot;-&quot;&amp;[.O244]&amp;&quot;-&quot;&amp;[.Q244]" office:value-type="string" office:string-value="Transition: -S2-S2-S2-S2-S2-S2" calcext:value-type="string">
            <text:p>Transition: -S2-S2-S2-S2-S2-S2</text:p>
          </table:table-cell>
          <table:table-cell table:style-name="ce373" table:number-columns-repeated="2"/>
          <table:table-cell table:style-name="ce373" office:value-type="string" calcext:value-type="string">
            <text:p>S2</text:p>
          </table:table-cell>
          <table:table-cell table:style-name="ce373"/>
          <table:table-cell table:style-name="ce373" office:value-type="string" calcext:value-type="string">
            <text:p>S2</text:p>
          </table:table-cell>
          <table:table-cell table:style-name="ce373"/>
          <table:table-cell table:style-name="ce373" office:value-type="string" calcext:value-type="string">
            <text:p>S2</text:p>
          </table:table-cell>
          <table:table-cell table:style-name="ce373"/>
          <table:table-cell table:style-name="ce373" office:value-type="string" calcext:value-type="string">
            <text:p>S2</text:p>
          </table:table-cell>
          <table:table-cell table:style-name="ce373"/>
          <table:table-cell table:style-name="ce373" office:value-type="string" calcext:value-type="string">
            <text:p>S2</text:p>
          </table:table-cell>
          <table:table-cell table:style-name="ce373"/>
          <table:table-cell table:style-name="ce395" office:value-type="string" calcext:value-type="string">
            <text:p>S2</text:p>
          </table:table-cell>
          <table:table-cell table:style-name="ce395"/>
          <table:table-cell/>
          <table:table-cell table:style-name="Default"/>
          <table:table-cell table:number-columns-repeated="1001"/>
        </table:table-row>
        <table:table-row table:style-name="ro2" table:number-rows-repeated="1048331">
          <table:table-cell table:number-columns-repeated="1021"/>
        </table:table-row>
        <table:table-row table:style-name="ro2">
          <table:table-cell table:number-columns-repeated="1021"/>
        </table:table-row>
      </table:table>
      <table:table table:name="Workouts" table:style-name="ta5">
        <table:table-column table:style-name="co13" table:default-cell-style-name="ce406"/>
        <table:table-column table:style-name="co17" table:default-cell-style-name="ce410"/>
        <table:table-column table:style-name="co18" table:default-cell-style-name="ce410"/>
        <table:table-column table:style-name="co13" table:number-columns-repeated="254" table:default-cell-style-name="ce415"/>
        <table:table-row table:style-name="ro11">
          <table:table-cell table:style-name="ce403" office:value-type="string" calcext:value-type="string">
            <text:p>Endurance</text:p>
          </table:table-cell>
          <table:table-cell table:style-name="ce407"/>
          <table:table-cell table:style-name="ce411"/>
          <table:table-cell table:number-columns-repeated="254"/>
        </table:table-row>
        <table:table-row table:style-name="ro13">
          <table:table-cell table:style-name="ce404" office:value-type="string" calcext:value-type="string">
            <text:p>E1</text:p>
          </table:table-cell>
          <table:table-cell table:style-name="ce408" office:value-type="string" calcext:value-type="string">
            <text:p>Recovery</text:p>
          </table:table-cell>
          <table:table-cell table:style-name="ce412" office:value-type="string" calcext:value-type="string">
            <text:p>Done in the 1 zone using the small chainring on a flat course. Do these the day after a BT workout. Best if done alone. May also be done on an indoor trainer or rollers, especially if flat courses are not available. Cross training is appropriate for recovery in Preparation, Base 1, and Base 2 periods. An excellent time to do a recovery spin is in the evening on a day when you’ve done intervals, sprints, a hard group ride, hills or a race. Spinning for 15-30 minutes on rollers or a trainer hastens recovery for most experienced riders. Novices are better taking the time off. These workouts are not scheduled on the Annual Training Plan, but are an integral part of training throughout the season. (Periods: All)</text:p>
          </table:table-cell>
          <table:table-cell table:number-columns-repeated="254"/>
        </table:table-row>
        <table:table-row table:style-name="ro14">
          <table:table-cell table:style-name="ce404" office:value-type="string" calcext:value-type="string">
            <text:p>E2</text:p>
          </table:table-cell>
          <table:table-cell table:style-name="ce408" office:value-type="string" calcext:value-type="string">
            <text:p>Aerobic</text:p>
          </table:table-cell>
          <table:table-cell table:style-name="ce412" office:value-type="string" calcext:value-type="string">
            <text:p>Used for aerobic maintenance and endurance training. Stay primarily in the 1 and 2 zones on a rolling course up to 4% grades. Remain seated on the uphill portions to build greater strength while maintaining a comfortably high cadence. Can be done with a disciplined group or on an indoor trainer by shifting through the gears to simulate rolling hills. Cross training is effective during Preparation and Base 1. (Periods: All) </text:p>
          </table:table-cell>
          <table:table-cell table:number-columns-repeated="254"/>
        </table:table-row>
        <table:table-row table:style-name="ro14">
          <table:table-cell table:style-name="ce405" office:value-type="string" calcext:value-type="string">
            <text:p>E3</text:p>
          </table:table-cell>
          <table:table-cell table:style-name="ce409" office:value-type="string" calcext:value-type="string">
            <text:p>Fixed Gear</text:p>
          </table:table-cell>
          <table:table-cell table:style-name="ce413" office:value-type="string" calcext:value-type="string">
            <text:p>Set up your bike with a gear that is appropriate for your strength level using a small chainring (39-42) and a large cog (15-19). If you are in your first two years of training, don’t do this workout. Start by riding flat courses and gradually add rolling hills. Intensity should be mostly in the 2-3 zones. This workout is multi-ability including endurance, strength, and speed — all elements required of Base training. (Periods: Base 2, Base 3) </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Strength (Force) Workouts</text:p>
          </table:table-cell>
          <table:table-cell table:style-name="ce407"/>
          <table:table-cell table:style-name="ce411"/>
          <table:table-cell table:number-columns-repeated="254"/>
        </table:table-row>
        <table:table-row table:style-name="ro15">
          <table:table-cell table:style-name="ce404" office:value-type="string" calcext:value-type="string">
            <text:p>F1</text:p>
          </table:table-cell>
          <table:table-cell table:style-name="ce408" office:value-type="string" calcext:value-type="string">
            <text:p>Moderate Hills</text:p>
          </table:table-cell>
          <table:table-cell table:style-name="ce412" office:value-type="string" calcext:value-type="string">
            <text:p>Select a course that includes several hills of up to 6% gradient that take up to three minutes to ascend. Stay seated on all climbs pedalling from the hips. Cadence at 70 rpm or higher. Stay in the 1-4 zones on this ride. (Periods: Base 3) </text:p>
          </table:table-cell>
          <table:table-cell table:number-columns-repeated="254"/>
        </table:table-row>
        <table:table-row table:style-name="ro15">
          <table:table-cell table:style-name="ce404" office:value-type="string" calcext:value-type="string">
            <text:p>F2</text:p>
          </table:table-cell>
          <table:table-cell table:style-name="ce408" office:value-type="string" calcext:value-type="string">
            <text:p>Long Hills</text:p>
          </table:table-cell>
          <table:table-cell table:style-name="ce412" office:value-type="string" calcext:value-type="string">
            <text:p>Ride a course including long gradients of up to 8% that take six or more minutes to climb. Remain mostly seated on the hills and keep your cadence at 60 rpm or higher. Go no higher than 5a zone. Concentrate on bike position and smooth pedalling. (Periods: Base 3, Build 1) </text:p>
          </table:table-cell>
          <table:table-cell table:number-columns-repeated="254"/>
        </table:table-row>
        <table:table-row table:style-name="ro16">
          <table:table-cell table:style-name="ce405" office:value-type="string" calcext:value-type="string">
            <text:p>F3</text:p>
          </table:table-cell>
          <table:table-cell table:style-name="ce409" office:value-type="string" calcext:value-type="string">
            <text:p>Steep Hills</text:p>
          </table:table-cell>
          <table:table-cell table:style-name="ce413" office:value-type="string" calcext:value-type="string">
            <text:p>Ride a course that includes 8% or steeper hills that take less than two minutes to climb. You can do sprints on the same hill with 3-5 minutes of recovery between climbs. Be sure to warm up thoroughly. Intensity may climb to 5b several times with recoveries into the 1 zone. Climb in and out of the saddle. Maintain a cadence of 50-60 rpm. Stop the workout if you cannot maintain at least 50 rpm. Do this workout no more than twice per week. Do not do this workout if you have knee problems. (Periods: Build 1, Build 2, Peak, Race)</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Speed Workouts</text:p>
          </table:table-cell>
          <table:table-cell table:style-name="ce407"/>
          <table:table-cell table:style-name="ce411"/>
          <table:table-cell table:number-columns-repeated="254"/>
        </table:table-row>
        <table:table-row table:style-name="ro16">
          <table:table-cell table:style-name="ce404" office:value-type="string" calcext:value-type="string">
            <text:p>S1</text:p>
          </table:table-cell>
          <table:table-cell table:style-name="ce408" office:value-type="string" calcext:value-type="string">
            <text:p>Spin-ups</text:p>
          </table:table-cell>
          <table:table-cell table:style-name="ce412" office:value-type="string" calcext:value-type="string">
            <text:p>On a downhill or on an indoor trainer set to light resistance, for one minute gradually increase cadence to maximum. Maximum is the cadence you can maintain without bouncing. As the cadence increases, allow your lower legs and feet to relax — especially the toes. Hold your maximum for as long as possible. Recover for at least three minutes and repeat several times. These are best done with a handlebar computer that displays cadence. Heart rate and power ratings have no significance for this workout. (Periods: Preparation, Base 1, Base 2, Base 3) </text:p>
          </table:table-cell>
          <table:table-cell table:number-columns-repeated="254"/>
        </table:table-row>
        <table:table-row table:style-name="ro14">
          <table:table-cell table:style-name="ce404" office:value-type="string" calcext:value-type="string">
            <text:p>S2</text:p>
          </table:table-cell>
          <table:table-cell table:style-name="ce408" office:value-type="string" calcext:value-type="string">
            <text:p>Isolated Leg</text:p>
          </table:table-cell>
          <table:table-cell table:style-name="ce412" office:value-type="string" calcext:value-type="string">
            <text:p>ith a light resistance on trainer or downhill, do 90% of work with one leg while the other is “along for the ride.” Spin with a higher than normal cadence. Change legs when fatigue begins to set in. Can also be done on a trainer with one foot out of the pedal and resting on a stool while the other works. Focus on eliminating “dead” spots at top and bottom of stroke. Heart rate and power ratings have no bearing on this workout. (Periods: Base 1, Base 2) </text:p>
          </table:table-cell>
          <table:table-cell table:number-columns-repeated="254"/>
        </table:table-row>
        <table:table-row table:style-name="ro14">
          <table:table-cell table:style-name="ce404" office:value-type="string" calcext:value-type="string">
            <text:p>S3</text:p>
          </table:table-cell>
          <table:table-cell table:style-name="ce408" office:value-type="string" calcext:value-type="string">
            <text:p>Cornering</text:p>
          </table:table-cell>
          <table:table-cell table:style-name="ce412" office:value-type="string" calcext:value-type="string">
            <text:p>On a kerbed street with a clean surface and 90-degree turns, practise cornering techniques: lean both bike and body into turn, lean body while keeping bike upright, and keep body upright while leaning bike. Avoid streets with heavy traffic. Practise several speeds with different angles of approach. Include two or three sprint efforts into the turn. Heart rate and power ratings are not important for this workout. (Periods: Base 3, Build 1, Build 2) </text:p>
          </table:table-cell>
          <table:table-cell table:number-columns-repeated="254"/>
        </table:table-row>
        <table:table-row table:style-name="ro15">
          <table:table-cell table:style-name="ce404" office:value-type="string" calcext:value-type="string">
            <text:p>S4</text:p>
          </table:table-cell>
          <table:table-cell table:style-name="ce408" office:value-type="string" calcext:value-type="string">
            <text:p>Bumping</text:p>
          </table:table-cell>
          <table:table-cell table:style-name="ce412" office:value-type="string" calcext:value-type="string">
            <text:p>On a firm, grassy field practise making body contact with a partner while riding slowly. Increase speed as skill improves. Also include touching overlapped wheels. (Periods: Base 3, Build 1, Build 2) </text:p>
          </table:table-cell>
          <table:table-cell table:number-columns-repeated="254"/>
        </table:table-row>
        <table:table-row table:style-name="ro16">
          <table:table-cell table:style-name="ce404" office:value-type="string" calcext:value-type="string">
            <text:p>S5</text:p>
          </table:table-cell>
          <table:table-cell table:style-name="ce408" office:value-type="string" calcext:value-type="string">
            <text:p>Form Sprints</text:p>
          </table:table-cell>
          <table:table-cell table:style-name="ce412" office:value-type="string" calcext:value-type="string">
            <text:p>Early in a ride, do 6-10 sprints on a slight downhill or with a tail wind. Each sprint lasts about 15 seconds with a five-minute recovery. These sprints are done for form, so hold back a bit on intensity. Heart rate is not an accurate gauge. Power/RPE should be in the 5b zone. Stand for the first 10 seconds while running smoothly on the pedals building leg speed. Then sit for <text:s/>5 seconds and maintain a high cadence. Best done alone to avoid “competing.” (Periods: Base 3, Build 1, Build 2, Peak, Race) </text:p>
          </table:table-cell>
          <table:table-cell table:number-columns-repeated="254"/>
        </table:table-row>
        <table:table-row table:style-name="ro14">
          <table:table-cell table:style-name="ce405" office:value-type="string" calcext:value-type="string">
            <text:p>S6</text:p>
          </table:table-cell>
          <table:table-cell table:style-name="ce409" office:value-type="string" calcext:value-type="string">
            <text:p>Sprints</text:p>
          </table:table-cell>
          <table:table-cell table:style-name="ce413" office:value-type="string" calcext:value-type="string">
            <text:p>Within an aerobic ride, include several 10- to 15-second, race-effort sprints. These can be done with another rider or with a group. Designate sprint primes such as signs. Employ all of the techniques of form sprints, only now at a higher intensity. Power/RPE should be 5c zone. Heart rate is not a good indicator. There should be at least five minutes recovery between sprints. (Periods: Build 1, Build 2, Peak, Race) </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Muscular-Endurance Workouts</text:p>
          </table:table-cell>
          <table:table-cell table:style-name="ce407"/>
          <table:table-cell table:style-name="ce411"/>
          <table:table-cell table:number-columns-repeated="254"/>
        </table:table-row>
        <table:table-row table:style-name="ro14">
          <table:table-cell table:style-name="ce404" office:value-type="string" calcext:value-type="string">
            <text:p>M1</text:p>
          </table:table-cell>
          <table:table-cell table:style-name="ce408" office:value-type="string" calcext:value-type="string">
            <text:p>Tempo</text:p>
          </table:table-cell>
          <table:table-cell table:style-name="ce412" office:value-type="string" calcext:value-type="string">
            <text:p>On a mostly flat course, or on an indoor trainer, ride continually in the 3 zone without recovery at time-trial cadence. Avoid roads with heavy traffic and stop signs. Stay in an aerodynamic position throughout. Start with 20 to 30 minutes and build to 75 to 90 minutes by adding 10 to 15 minutes each week. This workout may be done two or three times weekly. (Periods: Base 2, Base 3) </text:p>
          </table:table-cell>
          <table:table-cell table:number-columns-repeated="254"/>
        </table:table-row>
        <table:table-row table:style-name="ro13">
          <table:table-cell table:style-name="ce404" office:value-type="string" calcext:value-type="string">
            <text:p>M2</text:p>
          </table:table-cell>
          <table:table-cell table:style-name="ce408" office:value-type="string" calcext:value-type="string">
            <text:p>Cruise Intervals</text:p>
          </table:table-cell>
          <table:table-cell table:style-name="ce412" office:value-type="string" calcext:value-type="string">
            <text:p>On a relatively flat course, or an indoor trainer, complete three to five work intervals that are six to 12 minutes long. Build to the 4 and 5a zones on each work interval. If training with a heart rate monitor, the work interval starts as soon as you begin pedalling hard — not when you reach the 4 zone. Recover for two or three minutes after each. Recovery should take 2-3 minutes with heart rate dropping into the 2 zone. The first workout should total 0-30 minutes of combined work interval time. Stay relaxed, aerodynamic, and iosely listen to your breathing while pedalling at time-trial cadence. (Periods: Base 3, Build 1, Build 2, Peak, Race) </text:p>
          </table:table-cell>
          <table:table-cell table:number-columns-repeated="254"/>
        </table:table-row>
        <table:table-row table:style-name="ro17">
          <table:table-cell table:style-name="ce404" office:value-type="string" calcext:value-type="string">
            <text:p>M3</text:p>
          </table:table-cell>
          <table:table-cell table:style-name="ce408" office:value-type="string" calcext:value-type="string">
            <text:p>Hill Cruise Intervals</text:p>
          </table:table-cell>
          <table:table-cell table:style-name="ce412" office:value-type="string" calcext:value-type="string">
            <text:p>Same as M2 cruise intervals, except that you do them on a long 2-4% gradient. These are good if strength is a limiting factor. (Periods: Build 1, Build 2, Peak, Race) </text:p>
          </table:table-cell>
          <table:table-cell table:number-columns-repeated="254"/>
        </table:table-row>
        <table:table-row table:style-name="ro16">
          <table:table-cell table:style-name="ce404" office:value-type="string" calcext:value-type="string">
            <text:p>M4</text:p>
          </table:table-cell>
          <table:table-cell table:style-name="ce408" office:value-type="string" calcext:value-type="string">
            <text:p>Motorpaced Cruise Intervals</text:p>
          </table:table-cell>
          <table:table-cell table:style-name="ce412" office:value-type="string" calcext:value-type="string">
            <text:p>Same as M2 cruise intervals, except that you do this as a motorpaced workout. Whenever doing motorpace use only a motorcycle for pacing. Do not use a car or truck. Not only do they make the workout too fast, they also make it more dangerous. Be sure the driver of the motorcycle has experience with motorpaced workouts and will always be thinking about your safety. Discuss the workout details with the driver before starting. (Periods: Build 1, Build 2, Peak) </text:p>
          </table:table-cell>
          <table:table-cell table:number-columns-repeated="254"/>
        </table:table-row>
        <table:table-row table:style-name="ro16">
          <table:table-cell table:style-name="ce404" office:value-type="string" calcext:value-type="string">
            <text:p>M5</text:p>
          </table:table-cell>
          <table:table-cell table:style-name="ce408" office:value-type="string" calcext:value-type="string">
            <text:p>Criss-Cross Threshold</text:p>
          </table:table-cell>
          <table:table-cell table:style-name="ce412" office:value-type="string" calcext:value-type="string">
            <text:p>On a mostly flat course with little traffic and no traffic lights, ride 20 to 40 minutes in the 4 and 5a zones. Once you have reached the 4 zone, gradually build effort to the top of the 5a zone taking about two minutes to do so. Then begin backing off slightly and slowly drop back to the bottom of the 4 zone taking about two minutes again. Continue this pattern throughout the ride. Cadence will vary. Complete three or four cruise interval workouts before doing this workout. (Periods: Build 2, Peak) </text:p>
          </table:table-cell>
          <table:table-cell table:number-columns-repeated="254"/>
        </table:table-row>
        <table:table-row table:style-name="ro14">
          <table:table-cell table:style-name="ce404" office:value-type="string" calcext:value-type="string">
            <text:p>M6</text:p>
          </table:table-cell>
          <table:table-cell table:style-name="ce408" office:value-type="string" calcext:value-type="string">
            <text:p>Threshold</text:p>
          </table:table-cell>
          <table:table-cell table:style-name="ce412" office:value-type="string" calcext:value-type="string">
            <text:p>On a mostly flat course with little traffic and no traffic lights, ride 20 to 40 minutes non-stop in the 4 and 5a zones. Stay relaxed, aerodynamic, and closely listen to your breathing throughout. Don’t attempt a threshold ride until you’ve completed at least four cruise interval workouts. This workout definitely should be included in your training, preferably on your time-trial bike. (Periods: Build 2, Peak) </text:p>
          </table:table-cell>
          <table:table-cell table:number-columns-repeated="254"/>
        </table:table-row>
        <table:table-row table:style-name="ro17">
          <table:table-cell table:style-name="ce405" office:value-type="string" calcext:value-type="string">
            <text:p>M7</text:p>
          </table:table-cell>
          <table:table-cell table:style-name="ce409" office:value-type="string" calcext:value-type="string">
            <text:p>Motorpaced Threshold</text:p>
          </table:table-cell>
          <table:table-cell table:style-name="ce413" office:value-type="string" calcext:value-type="string">
            <text:p>Same as M6 threshold, except done as a motorpaced workout. (Periods: Build 2, Peak, Race)</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Speed-Endurance (Anaerobic) Workouts</text:p>
          </table:table-cell>
          <table:table-cell table:style-name="ce407"/>
          <table:table-cell table:style-name="ce411"/>
          <table:table-cell table:number-columns-repeated="254"/>
        </table:table-row>
        <table:table-row table:style-name="ro15">
          <table:table-cell table:style-name="ce404" office:value-type="string" calcext:value-type="string">
            <text:p>A1</text:p>
          </table:table-cell>
          <table:table-cell table:style-name="ce408" office:value-type="string" calcext:value-type="string">
            <text:p>Group Ride</text:p>
          </table:table-cell>
          <table:table-cell table:style-name="ce412" office:value-type="string" calcext:value-type="string">
            <text:p>Ride how you feel. If tired, sit in or break off and ride by yourself. If fresh, ride hard going into the 5 zones several times. (Periods: Build 1, Build 2, Peak, Race) </text:p>
          </table:table-cell>
          <table:table-cell table:number-columns-repeated="254"/>
        </table:table-row>
        <table:table-row table:style-name="ro14">
          <table:table-cell table:style-name="ce404" office:value-type="string" calcext:value-type="string">
            <text:p>A2</text:p>
          </table:table-cell>
          <table:table-cell table:style-name="ce408" office:value-type="string" calcext:value-type="string">
            <text:p>SE Intervals</text:p>
          </table:table-cell>
          <table:table-cell table:style-name="ce412" office:value-type="string" calcext:value-type="string">
            <text:p>After a good warm-up, on a mostly flat course with no stop signs and light traffic, do five work intervals of three- to six-minutes duration each. Build to the 5b zone on each with a cadence of 90 rpm or higher. If unable to achieve the 5b zone by the end of the third work interval, stop the workout. You aren’t ready. Recover to the 1 zone for the same time as the preceding work interval. (Periods: Build 1, Build 2, Peak, Race) </text:p>
          </table:table-cell>
          <table:table-cell table:number-columns-repeated="254"/>
        </table:table-row>
        <table:table-row table:style-name="ro15">
          <table:table-cell table:style-name="ce404" office:value-type="string" calcext:value-type="string">
            <text:p>A3</text:p>
          </table:table-cell>
          <table:table-cell table:style-name="ce408" office:value-type="string" calcext:value-type="string">
            <text:p>Pyramid Intervals</text:p>
          </table:table-cell>
          <table:table-cell table:style-name="ce412" office:value-type="string" calcext:value-type="string">
            <text:p>The same as SE intervals, except the work intervals are 1-, 2-, 3-, 4-, 4-, 3-, 2-, 1-minutes building to the 5b zone. The recovery after each is equal to the preceding work interval. (Periods: Build 1, Build 2, Peak, Race)</text:p>
          </table:table-cell>
          <table:table-cell table:number-columns-repeated="254"/>
        </table:table-row>
        <table:table-row table:style-name="ro14">
          <table:table-cell table:style-name="ce404" office:value-type="string" calcext:value-type="string">
            <text:p>A4</text:p>
          </table:table-cell>
          <table:table-cell table:style-name="ce408" office:value-type="string" calcext:value-type="string">
            <text:p>Hill Intervals</text:p>
          </table:table-cell>
          <table:table-cell table:style-name="ce412" office:value-type="string" calcext:value-type="string">
            <text:p>Following a thorough warm-up, go to a 6-8% hill that takes three to four minutes to go up and do five climbs. Stay seated with cadence at 60 or higher rpm. Build to the 5b zone on each. Recover to the 1 zone by spinning down the hill and at the bottom for a total of three to four minutes depending on how long the climb is. (Periods: Build 2, Peak) </text:p>
          </table:table-cell>
          <table:table-cell table:number-columns-repeated="254"/>
        </table:table-row>
        <table:table-row table:style-name="ro18">
          <table:table-cell table:style-name="ce404" office:value-type="string" calcext:value-type="string">
            <text:p>A5</text:p>
          </table:table-cell>
          <table:table-cell table:style-name="ce408" office:value-type="string" calcext:value-type="string">
            <text:p>Lactate Tolerance Reps</text:p>
          </table:table-cell>
          <table:table-cell table:style-name="ce412" office:value-type="string" calcext:value-type="string">
            <text:p>This is to be done on a flat or slightly uphill course or into the wind. After a long warm-up and several jumps, do four to eight repetitions of 90 seconds to two minutes each. Intensity is 5c zone. Cadence is high. The total of all work intervals must not exceed 12 minutes. Recovery intervals are 2.5 times as long as the preceding work interval. For example, after a two-minute rep, recover for five minutes. Build to this workout conservatively starting with six minutes total and adding no more than two minutes weekly. Do this workout no more than once a week and recover for at least 48 hours after. If you are unable to achieve the 5c zone after three attempts, stop the workout. Do not do this workout if you are in the first two years of training for cycling. (Periods: Build 2, Peak) </text:p>
          </table:table-cell>
          <table:table-cell table:number-columns-repeated="254"/>
        </table:table-row>
        <table:table-row table:style-name="ro16">
          <table:table-cell table:style-name="ce405" office:value-type="string" calcext:value-type="string">
            <text:p>A6</text:p>
          </table:table-cell>
          <table:table-cell table:style-name="ce409" office:value-type="string" calcext:value-type="string">
            <text:p>Hill Reps</text:p>
          </table:table-cell>
          <table:table-cell table:style-name="ce413" office:value-type="string" calcext:value-type="string">
            <text:p>After a good warm-up, go to a 6-8% hill and do four to eight reps of 90 seconds each. Stay seated for the first 60 seconds as you build to the 5b zone at 60-70 rpm. In the last 30 seconds, shift to a higher gear, stand, and sprint to the top attaining the 5c zone. Recover completely for four minutes after each rep. If you are unable to achieve the 5c zone after three attempts, stop the workout. Do not do this workout if you are in the first two years of training for cycling. (Periods: Build 2, Peak)</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Power Workouts</text:p>
          </table:table-cell>
          <table:table-cell table:style-name="ce407"/>
          <table:table-cell table:style-name="ce411"/>
          <table:table-cell table:number-columns-repeated="254"/>
        </table:table-row>
        <table:table-row table:style-name="ro14">
          <table:table-cell table:style-name="ce404" office:value-type="string" calcext:value-type="string">
            <text:p>P1</text:p>
          </table:table-cell>
          <table:table-cell table:style-name="ce408" office:value-type="string" calcext:value-type="string">
            <text:p>Jumps</text:p>
          </table:table-cell>
          <table:table-cell table:style-name="ce412" office:value-type="string" calcext:value-type="string">
            <text:p>Warm up well. Then early in a workout, on an indoor trainer or the road, do 15-25 jumps to improve explosive power. Complete three to five sets of five jumps each. Each jump is 10 to 12 revolutions of the cranks (each leg) at high cadence. Recover for one minute between efforts and five minutes between sets. Power/RPE should be zone 5c. Heart rate is not a good indicator of exertion for this workout. (Periods: Build 1, Build 2, Peak, Race)</text:p>
          </table:table-cell>
          <table:table-cell table:number-columns-repeated="254"/>
        </table:table-row>
        <table:table-row table:style-name="ro16">
          <table:table-cell table:style-name="ce404" office:value-type="string" calcext:value-type="string">
            <text:p>P2</text:p>
          </table:table-cell>
          <table:table-cell table:style-name="ce408" office:value-type="string" calcext:value-type="string">
            <text:p>Hill Sprints</text:p>
          </table:table-cell>
          <table:table-cell table:style-name="ce412" office:value-type="string" calcext:value-type="string">
            <text:p>Early in the workout, after a good warm-up, go to a hill with a 4-6% gradient. Do six to nine sprints of 20 seconds each. Use a flying start for each sprint taking 10 seconds to build speed on the flat approach while standing. Climb the hill for 10 seconds applying maximal force standing on the pedals with a high cadence. Recover for five minutes after each sprint. Power/RPE should be zone 5c. Heart rate is not a good indicator of exertion for this workout. (Periods: Build 1, Build 2, Peak) </text:p>
          </table:table-cell>
          <table:table-cell table:number-columns-repeated="254"/>
        </table:table-row>
        <table:table-row table:style-name="ro14">
          <table:table-cell table:style-name="ce405" office:value-type="string" calcext:value-type="string">
            <text:p>P3</text:p>
          </table:table-cell>
          <table:table-cell table:style-name="ce409" office:value-type="string" calcext:value-type="string">
            <text:p>Crit Sprints</text:p>
          </table:table-cell>
          <table:table-cell table:style-name="ce413" office:value-type="string" calcext:value-type="string">
            <text:p>Warm up and then go to a course with kerbed corners, clean turns, and little traffic. Do six to nine sprints of 25-35 seconds duration including corners just as in a criterium. Recover to the 1 zone for five minutes after each. Can be done with another rider taking turns leading the sprints. (Periods: Build 2, Peak, Race) </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Test Workouts</text:p>
          </table:table-cell>
          <table:table-cell table:style-name="ce407"/>
          <table:table-cell table:style-name="ce411"/>
          <table:table-cell table:number-columns-repeated="254"/>
        </table:table-row>
        <table:table-row table:style-name="ro13">
          <table:table-cell table:style-name="ce404" office:value-type="string" calcext:value-type="string">
            <text:p>T1</text:p>
          </table:table-cell>
          <table:table-cell table:style-name="ce408" office:value-type="string" calcext:value-type="string">
            <text:p>Aerobic Time Trial</text:p>
          </table:table-cell>
          <table:table-cell table:style-name="ce412" office:value-type="string" calcext:value-type="string">
            <text:p>This is best on an indoor trainer with a rear-wheel computer pick-up. May also be done on a flat section of road, but weather conditions will have an effect. After a warm-up, ride five miles with heart rate nine to 11 beats below lactate threshold heart rate. Use a standard gear without shifting. Record time. The conditions of this workout must be as similar as possible from one test to the next. This includes the amount of rest since the last BT workout, the length and intensity of the warm-up, the weather if on the road, and the gear used during the test. As aerobic fitness improves, the time should decrease. (Periods: Base 1, Base 2) </text:p>
          </table:table-cell>
          <table:table-cell table:number-columns-repeated="254"/>
        </table:table-row>
        <table:table-row table:style-name="ro16">
          <table:table-cell table:style-name="ce405" office:value-type="string" calcext:value-type="string">
            <text:p>T2</text:p>
          </table:table-cell>
          <table:table-cell table:style-name="ce409" office:value-type="string" calcext:value-type="string">
            <text:p>Time Trial</text:p>
          </table:table-cell>
          <table:table-cell table:style-name="ce413" office:value-type="string" calcext:value-type="string">
            <text:p>After a 15- to 30-minute warm-up, complete an eight-mile time trial on a flat course. Go four miles out, turn around, and return to the start line. Mark your start and turn for later reference. Look for faster times as your speed- endurance and muscular-endurance improve. In addition to time, record average power/heart rate and peak power/heart rate. Keep the conditions the same from one time trial to the next as in the aerobic time trial. Use any gear and feel free to change gear during the test. (Periods: Build 1, Build 2) </text:p>
          </table:table-cell>
          <table:table-cell table:number-columns-repeated="254"/>
        </table:table-row>
        <table:table-row table:style-name="ro2" table:number-rows-repeated="1048532">
          <table:table-cell table:number-columns-repeated="257"/>
        </table:table-row>
        <table:table-row table:style-name="ro2">
          <table:table-cell table:number-columns-repeated="257"/>
        </table:table-row>
      </table:table>
      <table:table table:name="AnnualHrs" table:style-name="ta6">
        <table:table-column table:style-name="co19" table:default-cell-style-name="ce242"/>
        <table:table-column table:style-name="co20" table:default-cell-style-name="ce242"/>
        <table:table-column table:style-name="co21" table:number-columns-repeated="16" table:default-cell-style-name="ce242"/>
        <table:table-column table:style-name="co22" table:number-columns-repeated="5" table:default-cell-style-name="ce242"/>
        <table:table-column table:style-name="co4" table:number-columns-repeated="41" table:default-cell-style-name="ce242"/>
        <table:table-column table:style-name="co4" table:number-columns-repeated="960" table:default-cell-style-name="Default"/>
        <table:table-row table:style-name="ro2">
          <table:table-cell table:style-name="ce416" office:value-type="string" calcext:value-type="string">
            <text:p>Period</text:p>
          </table:table-cell>
          <table:table-cell table:style-name="ce419" office:value-type="string" calcext:value-type="string">
            <text:p>Week</text:p>
          </table:table-cell>
          <table:table-cell table:style-name="ce419" office:value-type="float" office:value="200" calcext:value-type="float">
            <text:p>200</text:p>
          </table:table-cell>
          <table:table-cell table:style-name="ce419" office:value-type="float" office:value="250" calcext:value-type="float">
            <text:p>250</text:p>
          </table:table-cell>
          <table:table-cell table:style-name="ce419" table:formula="of:=[.D1]+50" office:value-type="float" office:value="300" calcext:value-type="float">
            <text:p>300</text:p>
          </table:table-cell>
          <table:table-cell table:style-name="ce419" table:formula="of:=[.E1]+50" office:value-type="float" office:value="350" calcext:value-type="float">
            <text:p>350</text:p>
          </table:table-cell>
          <table:table-cell table:style-name="ce419" table:formula="of:=[.F1]+50" office:value-type="float" office:value="400" calcext:value-type="float">
            <text:p>400</text:p>
          </table:table-cell>
          <table:table-cell table:style-name="ce419" table:formula="of:=[.G1]+50" office:value-type="float" office:value="450" calcext:value-type="float">
            <text:p>450</text:p>
          </table:table-cell>
          <table:table-cell table:style-name="ce419" table:formula="of:=[.H1]+50" office:value-type="float" office:value="500" calcext:value-type="float">
            <text:p>500</text:p>
          </table:table-cell>
          <table:table-cell table:style-name="ce419" table:formula="of:=[.I1]+50" office:value-type="float" office:value="550" calcext:value-type="float">
            <text:p>550</text:p>
          </table:table-cell>
          <table:table-cell table:style-name="ce419" table:formula="of:=[.J1]+50" office:value-type="float" office:value="600" calcext:value-type="float">
            <text:p>600</text:p>
          </table:table-cell>
          <table:table-cell table:style-name="ce419" table:formula="of:=[.K1]+50" office:value-type="float" office:value="650" calcext:value-type="float">
            <text:p>650</text:p>
          </table:table-cell>
          <table:table-cell table:style-name="ce419" table:formula="of:=[.L1]+50" office:value-type="float" office:value="700" calcext:value-type="float">
            <text:p>700</text:p>
          </table:table-cell>
          <table:table-cell table:style-name="ce419" table:formula="of:=[.M1]+50" office:value-type="float" office:value="750" calcext:value-type="float">
            <text:p>750</text:p>
          </table:table-cell>
          <table:table-cell table:style-name="ce419" table:formula="of:=[.N1]+50" office:value-type="float" office:value="800" calcext:value-type="float">
            <text:p>800</text:p>
          </table:table-cell>
          <table:table-cell table:style-name="ce419" table:formula="of:=[.O1]+50" office:value-type="float" office:value="850" calcext:value-type="float">
            <text:p>850</text:p>
          </table:table-cell>
          <table:table-cell table:style-name="ce419" table:formula="of:=[.P1]+50" office:value-type="float" office:value="900" calcext:value-type="float">
            <text:p>900</text:p>
          </table:table-cell>
          <table:table-cell table:style-name="ce419" table:formula="of:=[.Q1]+50" office:value-type="float" office:value="950" calcext:value-type="float">
            <text:p>950</text:p>
          </table:table-cell>
          <table:table-cell table:style-name="ce419" table:formula="of:=[.R1]+50" office:value-type="float" office:value="1000" calcext:value-type="float">
            <text:p>1000</text:p>
          </table:table-cell>
          <table:table-cell table:style-name="ce419" table:formula="of:=[.S1]+50" office:value-type="float" office:value="1050" calcext:value-type="float">
            <text:p>1050</text:p>
          </table:table-cell>
          <table:table-cell table:style-name="ce419" table:formula="of:=[.T1]+50" office:value-type="float" office:value="1100" calcext:value-type="float">
            <text:p>1100</text:p>
          </table:table-cell>
          <table:table-cell table:style-name="ce419" table:formula="of:=[.U1]+50" office:value-type="float" office:value="1150" calcext:value-type="float">
            <text:p>1150</text:p>
          </table:table-cell>
          <table:table-cell table:style-name="ce426" table:formula="of:=[.V1]+50" office:value-type="float" office:value="1200" calcext:value-type="float">
            <text:p>1200</text:p>
          </table:table-cell>
          <table:table-cell table:style-name="ce430" table:number-columns-repeated="1001"/>
        </table:table-row>
        <table:table-row table:style-name="ro2">
          <table:table-cell table:style-name="ce417" office:value-type="string" calcext:value-type="string">
            <text:p>Prep</text:p>
          </table:table-cell>
          <table:table-cell table:style-name="ce420" office:value-type="string" calcext:value-type="string">
            <text:p>All</text:p>
          </table:table-cell>
          <table:table-cell table:style-name="ce422" office:value-type="float" office:value="3.5" calcext:value-type="float">
            <text:p>3.5</text:p>
          </table:table-cell>
          <table:table-cell table:style-name="ce422" office:value-type="float" office:value="4" calcext:value-type="float">
            <text:p>4.0</text:p>
          </table:table-cell>
          <table:table-cell table:style-name="ce422" office:value-type="float" office:value="5" calcext:value-type="float">
            <text:p>5.0</text:p>
          </table:table-cell>
          <table:table-cell table:style-name="ce422" office:value-type="float" office:value="6" calcext:value-type="float">
            <text:p>6.0</text:p>
          </table:table-cell>
          <table:table-cell table:style-name="ce422" office:value-type="float" office:value="7" calcext:value-type="float">
            <text:p>7.0</text:p>
          </table:table-cell>
          <table:table-cell table:style-name="ce422" office:value-type="float" office:value="7.5" calcext:value-type="float">
            <text:p>7.5</text:p>
          </table:table-cell>
          <table:table-cell table:style-name="ce422" office:value-type="float" office:value="8.5" calcext:value-type="float">
            <text:p>8.5</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 calcext:value-type="float">
            <text:p>11.0</text:p>
          </table:table-cell>
          <table:table-cell table:style-name="ce422" office:value-type="float" office:value="12" calcext:value-type="float">
            <text:p>12.0</text:p>
          </table:table-cell>
          <table:table-cell table:style-name="ce422" office:value-type="float" office:value="12.5" calcext:value-type="float">
            <text:p>12.5</text:p>
          </table:table-cell>
          <table:table-cell table:style-name="ce422" office:value-type="float" office:value="13.5" calcext:value-type="float">
            <text:p>13.5</text:p>
          </table:table-cell>
          <table:table-cell table:style-name="ce422" office:value-type="float" office:value="14.5" calcext:value-type="float">
            <text:p>14.5</text:p>
          </table:table-cell>
          <table:table-cell table:style-name="ce422" office:value-type="float" office:value="15" calcext:value-type="float">
            <text:p>15.0</text:p>
          </table:table-cell>
          <table:table-cell table:style-name="ce422" office:value-type="float" office:value="16" calcext:value-type="float">
            <text:p>16.0</text:p>
          </table:table-cell>
          <table:table-cell table:style-name="ce422" office:value-type="float" office:value="17" calcext:value-type="float">
            <text:p>17.0</text:p>
          </table:table-cell>
          <table:table-cell table:style-name="ce422" office:value-type="float" office:value="17.5" calcext:value-type="float">
            <text:p>17.5</text:p>
          </table:table-cell>
          <table:table-cell table:style-name="ce422" office:value-type="float" office:value="18.5" calcext:value-type="float">
            <text:p>18.5</text:p>
          </table:table-cell>
          <table:table-cell table:style-name="ce422" office:value-type="float" office:value="19.5" calcext:value-type="float">
            <text:p>19.5</text:p>
          </table:table-cell>
          <table:table-cell table:style-name="ce427" office:value-type="float" office:value="20" calcext:value-type="float">
            <text:p>20.0</text:p>
          </table:table-cell>
          <table:table-cell table:number-columns-repeated="1001"/>
        </table:table-row>
        <table:table-row table:style-name="ro2">
          <table:table-cell table:style-name="ce417" office:value-type="string" calcext:value-type="string">
            <text:p>Base 1Wk1</text:p>
          </table:table-cell>
          <table:table-cell table:style-name="ce376" office:value-type="float" office:value="1" calcext:value-type="float">
            <text:p>1</text:p>
          </table:table-cell>
          <table:table-cell table:style-name="ce423" office:value-type="float" office:value="4" calcext:value-type="float">
            <text:p>4.0</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1" calcext:value-type="float">
            <text:p>11.0</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4" calcext:value-type="float">
            <text:p>14.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7.5" calcext:value-type="float">
            <text:p>17.5</text:p>
          </table:table-cell>
          <table:table-cell table:style-name="ce423" office:value-type="float" office:value="18.5" calcext:value-type="float">
            <text:p>18.5</text:p>
          </table:table-cell>
          <table:table-cell table:style-name="ce423" office:value-type="float" office:value="19.5" calcext:value-type="float">
            <text:p>19.5</text:p>
          </table:table-cell>
          <table:table-cell table:style-name="ce423" office:value-type="float" office:value="20.5" calcext:value-type="float">
            <text:p>20.5</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8" office:value-type="float" office:value="23.5" calcext:value-type="float">
            <text:p>23.5</text:p>
          </table:table-cell>
          <table:table-cell table:number-columns-repeated="1001"/>
        </table:table-row>
        <table:table-row table:style-name="ro2">
          <table:table-cell table:style-name="ce417" office:value-type="string" calcext:value-type="string">
            <text:p>Base 1Wk2</text:p>
          </table:table-cell>
          <table:table-cell table:style-name="ce376" office:value-type="float" office:value="2" calcext:value-type="float">
            <text:p>2</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5" calcext:value-type="float">
            <text:p>8.5</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2" calcext:value-type="float">
            <text:p>12.0</text:p>
          </table:table-cell>
          <table:table-cell table:style-name="ce423" office:value-type="float" office:value="13" calcext:value-type="float">
            <text:p>13.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 calcext:value-type="float">
            <text:p>20.0</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 calcext:value-type="float">
            <text:p>26.0</text:p>
          </table:table-cell>
          <table:table-cell table:style-name="ce423" office:value-type="float" office:value="27.5" calcext:value-type="float">
            <text:p>27.5</text:p>
          </table:table-cell>
          <table:table-cell table:style-name="ce428" office:value-type="float" office:value="28.5" calcext:value-type="float">
            <text:p>28.5</text:p>
          </table:table-cell>
          <table:table-cell table:number-columns-repeated="1001"/>
        </table:table-row>
        <table:table-row table:style-name="ro2">
          <table:table-cell table:style-name="ce417" office:value-type="string" calcext:value-type="string">
            <text:p>Base 1Wk3</text:p>
          </table:table-cell>
          <table:table-cell table:style-name="ce376" office:value-type="float" office:value="3" calcext:value-type="float">
            <text:p>3</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8" calcext:value-type="float">
            <text:p>8.0</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2" calcext:value-type="float">
            <text:p>12.0</text:p>
          </table:table-cell>
          <table:table-cell table:style-name="ce423" office:value-type="float" office:value="13.5" calcext:value-type="float">
            <text:p>13.5</text:p>
          </table:table-cell>
          <table:table-cell table:style-name="ce423" office:value-type="float" office:value="14.5" calcext:value-type="float">
            <text:p>14.5</text:p>
          </table:table-cell>
          <table:table-cell table:style-name="ce423" office:value-type="float" office:value="16" calcext:value-type="float">
            <text:p>16.0</text:p>
          </table:table-cell>
          <table:table-cell table:style-name="ce423" office:value-type="float" office:value="17.5" calcext:value-type="float">
            <text:p>17.5</text:p>
          </table:table-cell>
          <table:table-cell table:style-name="ce423" office:value-type="float" office:value="18.5" calcext:value-type="float">
            <text:p>18.5</text:p>
          </table:table-cell>
          <table:table-cell table:style-name="ce423" office:value-type="float" office:value="20" calcext:value-type="float">
            <text:p>20.0</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5" calcext:value-type="float">
            <text:p>25.5</text:p>
          </table:table-cell>
          <table:table-cell table:style-name="ce423" office:value-type="float" office:value="26.5" calcext:value-type="float">
            <text:p>26.5</text:p>
          </table:table-cell>
          <table:table-cell table:style-name="ce423" office:value-type="float" office:value="28" calcext:value-type="float">
            <text:p>28.0</text:p>
          </table:table-cell>
          <table:table-cell table:style-name="ce423" office:value-type="float" office:value="29.5" calcext:value-type="float">
            <text:p>29.5</text:p>
          </table:table-cell>
          <table:table-cell table:style-name="ce423" office:value-type="float" office:value="30.5" calcext:value-type="float">
            <text:p>30.5</text:p>
          </table:table-cell>
          <table:table-cell table:style-name="ce428" office:value-type="float" office:value="32" calcext:value-type="float">
            <text:p>32.0</text:p>
          </table:table-cell>
          <table:table-cell table:number-columns-repeated="1001"/>
        </table:table-row>
        <table:table-row table:style-name="ro2">
          <table:table-cell table:style-name="ce417" office:value-type="string" calcext:value-type="string">
            <text:p>Base 1Rest</text:p>
          </table:table-cell>
          <table:table-cell table:style-name="ce376" office:value-type="float" office:value="4" calcext:value-type="float">
            <text:p>4</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 calcext:value-type="float">
            <text:p>4.0</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 calcext:value-type="float">
            <text:p>11.0</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Base 2Wk1</text:p>
          </table:table-cell>
          <table:table-cell table:style-name="ce420" office:value-type="float" office:value="1" calcext:value-type="float">
            <text:p>1</text:p>
          </table:table-cell>
          <table:table-cell table:style-name="ce422" office:value-type="float" office:value="4" calcext:value-type="float">
            <text:p>4.0</text:p>
          </table:table-cell>
          <table:table-cell table:style-name="ce422" office:value-type="float" office:value="5.5" calcext:value-type="float">
            <text:p>5.5</text:p>
          </table:table-cell>
          <table:table-cell table:style-name="ce422" office:value-type="float" office:value="6.5" calcext:value-type="float">
            <text:p>6.5</text:p>
          </table:table-cell>
          <table:table-cell table:style-name="ce422" office:value-type="float" office:value="7.5" calcext:value-type="float">
            <text:p>7.5</text:p>
          </table:table-cell>
          <table:table-cell table:style-name="ce422" office:value-type="float" office:value="8.5" calcext:value-type="float">
            <text:p>8.5</text:p>
          </table:table-cell>
          <table:table-cell table:style-name="ce422" office:value-type="float" office:value="9.5" calcext:value-type="float">
            <text:p>9.5</text:p>
          </table:table-cell>
          <table:table-cell table:style-name="ce422" office:value-type="float" office:value="10.5" calcext:value-type="float">
            <text:p>10.5</text:p>
          </table:table-cell>
          <table:table-cell table:number-columns-repeated="2" table:style-name="ce422" office:value-type="float" office:value="12.5" calcext:value-type="float">
            <text:p>12.5</text:p>
          </table:table-cell>
          <table:table-cell table:style-name="ce422" office:value-type="float" office:value="13" calcext:value-type="float">
            <text:p>13.0</text:p>
          </table:table-cell>
          <table:table-cell table:style-name="ce422" office:value-type="float" office:value="14.5" calcext:value-type="float">
            <text:p>14.5</text:p>
          </table:table-cell>
          <table:table-cell table:style-name="ce422" office:value-type="float" office:value="16" calcext:value-type="float">
            <text:p>16.0</text:p>
          </table:table-cell>
          <table:table-cell table:style-name="ce422" office:value-type="float" office:value="17" calcext:value-type="float">
            <text:p>17.0</text:p>
          </table:table-cell>
          <table:table-cell table:style-name="ce422" office:value-type="float" office:value="18" calcext:value-type="float">
            <text:p>18.0</text:p>
          </table:table-cell>
          <table:table-cell table:style-name="ce425" office:value-type="float" office:value="19" calcext:value-type="float">
            <text:p>19.0</text:p>
          </table:table-cell>
          <table:table-cell table:style-name="ce422" office:value-type="float" office:value="20" calcext:value-type="float">
            <text:p>20.0</text:p>
          </table:table-cell>
          <table:table-cell table:style-name="ce422" office:value-type="float" office:value="21" calcext:value-type="float">
            <text:p>21.0</text:p>
          </table:table-cell>
          <table:table-cell table:style-name="ce422" office:value-type="float" office:value="22" calcext:value-type="float">
            <text:p>22.0</text:p>
          </table:table-cell>
          <table:table-cell table:style-name="ce422" office:value-type="float" office:value="23" calcext:value-type="float">
            <text:p>23.0</text:p>
          </table:table-cell>
          <table:table-cell table:style-name="ce422" office:value-type="float" office:value="24" calcext:value-type="float">
            <text:p>24.0</text:p>
          </table:table-cell>
          <table:table-cell table:style-name="ce427" office:value-type="float" office:value="25" calcext:value-type="float">
            <text:p>25.0</text:p>
          </table:table-cell>
          <table:table-cell table:number-columns-repeated="1001"/>
        </table:table-row>
        <table:table-row table:style-name="ro2">
          <table:table-cell table:style-name="ce417" office:value-type="string" calcext:value-type="string">
            <text:p>Base 2Wk2</text:p>
          </table:table-cell>
          <table:table-cell table:style-name="ce420" office:value-type="float" office:value="2" calcext:value-type="float">
            <text:p>2</text:p>
          </table:table-cell>
          <table:table-cell table:style-name="ce422" office:value-type="float" office:value="5" calcext:value-type="float">
            <text:p>5.0</text:p>
          </table:table-cell>
          <table:table-cell table:style-name="ce422" office:value-type="float" office:value="6.5" calcext:value-type="float">
            <text:p>6.5</text:p>
          </table:table-cell>
          <table:table-cell table:style-name="ce422" office:value-type="float" office:value="7.5" calcext:value-type="float">
            <text:p>7.5</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 calcext:value-type="float">
            <text:p>15.0</text:p>
          </table:table-cell>
          <table:table-cell table:style-name="ce422" office:value-type="float" office:value="16.5" calcext:value-type="float">
            <text:p>16.5</text:p>
          </table:table-cell>
          <table:table-cell table:style-name="ce422" office:value-type="float" office:value="17.5" calcext:value-type="float">
            <text:p>17.5</text:p>
          </table:table-cell>
          <table:table-cell table:style-name="ce422" office:value-type="float" office:value="19" calcext:value-type="float">
            <text:p>19.0</text:p>
          </table:table-cell>
          <table:table-cell table:style-name="ce422" office:value-type="float" office:value="20" calcext:value-type="float">
            <text:p>20.0</text:p>
          </table:table-cell>
          <table:table-cell table:style-name="ce422" office:value-type="float" office:value="21.5" calcext:value-type="float">
            <text:p>21.5</text:p>
          </table:table-cell>
          <table:table-cell table:style-name="Default" office:value-type="float" office:value="22.5"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7.5" calcext:value-type="float">
            <text:p>27.5</text:p>
          </table:table-cell>
          <table:table-cell table:style-name="ce422" office:value-type="float" office:value="29" calcext:value-type="float">
            <text:p>29.0</text:p>
          </table:table-cell>
          <table:table-cell table:style-name="ce427" office:value-type="float" office:value="30" calcext:value-type="float">
            <text:p>30.0</text:p>
          </table:table-cell>
          <table:table-cell table:number-columns-repeated="1001"/>
        </table:table-row>
        <table:table-row table:style-name="ro2">
          <table:table-cell table:style-name="ce417" office:value-type="string" calcext:value-type="string">
            <text:p>Base 2Wk3</text:p>
          </table:table-cell>
          <table:table-cell table:style-name="ce420" office:value-type="float" office:value="3" calcext:value-type="float">
            <text:p>3</text:p>
          </table:table-cell>
          <table:table-cell table:style-name="ce422" office:value-type="float" office:value="5.5" calcext:value-type="float">
            <text:p>5.5</text:p>
          </table:table-cell>
          <table:table-cell table:style-name="ce422" office:value-type="float" office:value="7" calcext:value-type="float">
            <text:p>7.0</text:p>
          </table:table-cell>
          <table:table-cell table:style-name="ce422" office:value-type="float" office:value="8.5" calcext:value-type="float">
            <text:p>8.5</text:p>
          </table:table-cell>
          <table:table-cell table:style-name="ce422" office:value-type="float" office:value="10" calcext:value-type="float">
            <text:p>10.0</text:p>
          </table:table-cell>
          <table:table-cell table:style-name="ce422" office:value-type="float" office:value="11" calcext:value-type="float">
            <text:p>11.0</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5" calcext:value-type="float">
            <text:p>15.5</text:p>
          </table:table-cell>
          <table:table-cell table:style-name="ce422" office:value-type="float" office:value="17" calcext:value-type="float">
            <text:p>17.0</text:p>
          </table:table-cell>
          <table:table-cell table:style-name="ce422" office:value-type="float" office:value="18" calcext:value-type="float">
            <text:p>18.0</text:p>
          </table:table-cell>
          <table:table-cell table:style-name="ce422" office:value-type="float" office:value="19.5" calcext:value-type="float">
            <text:p>19.5</text:p>
          </table:table-cell>
          <table:table-cell table:style-name="ce422" office:value-type="float" office:value="21" calcext:value-type="float">
            <text:p>21.0</text:p>
          </table:table-cell>
          <table:table-cell table:style-name="ce422" office:value-type="float" office:value="22.5"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8" calcext:value-type="float">
            <text:p>28.0</text:p>
          </table:table-cell>
          <table:table-cell table:style-name="ce422" office:value-type="float" office:value="29.5" calcext:value-type="float">
            <text:p>29.5</text:p>
          </table:table-cell>
          <table:table-cell table:style-name="ce422" office:value-type="float" office:value="31" calcext:value-type="float">
            <text:p>31.0</text:p>
          </table:table-cell>
          <table:table-cell table:style-name="ce422" office:value-type="float" office:value="32" calcext:value-type="float">
            <text:p>32.0</text:p>
          </table:table-cell>
          <table:table-cell table:style-name="ce427" office:value-type="float" office:value="33.5" calcext:value-type="float">
            <text:p>33.5</text:p>
          </table:table-cell>
          <table:table-cell table:number-columns-repeated="1001"/>
        </table:table-row>
        <table:table-row table:style-name="ro2">
          <table:table-cell table:style-name="ce417" office:value-type="string" calcext:value-type="string">
            <text:p>Base 2Rest</text:p>
          </table:table-cell>
          <table:table-cell table:style-name="ce420" office:value-type="float" office:value="4" calcext:value-type="float">
            <text:p>4</text:p>
          </table:table-cell>
          <table:table-cell table:style-name="ce422" office:value-type="float" office:value="3" calcext:value-type="float">
            <text:p>3.0</text:p>
          </table:table-cell>
          <table:table-cell table:style-name="ce422" office:value-type="float" office:value="3.5" calcext:value-type="float">
            <text:p>3.5</text:p>
          </table:table-cell>
          <table:table-cell table:style-name="ce422" office:value-type="float" office:value="4.5" calcext:value-type="float">
            <text:p>4.5</text:p>
          </table:table-cell>
          <table:table-cell table:style-name="ce422" office:value-type="float" office:value="5" calcext:value-type="float">
            <text:p>5.0</text:p>
          </table:table-cell>
          <table:table-cell table:style-name="ce422" office:value-type="float" office:value="5.5" calcext:value-type="float">
            <text:p>5.5</text:p>
          </table:table-cell>
          <table:table-cell table:style-name="ce422" office:value-type="float" office:value="6.5" calcext:value-type="float">
            <text:p>6.5</text:p>
          </table:table-cell>
          <table:table-cell table:style-name="ce422" office:value-type="float" office:value="7" calcext:value-type="float">
            <text:p>7.0</text:p>
          </table:table-cell>
          <table:table-cell table:style-name="ce422" office:value-type="float" office:value="8" calcext:value-type="float">
            <text:p>8.0</text:p>
          </table:table-cell>
          <table:table-cell table:style-name="ce422" office:value-type="float" office:value="8.5" calcext:value-type="float">
            <text:p>8.5</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0.5" calcext:value-type="float">
            <text:p>10.5</text:p>
          </table:table-cell>
          <table:table-cell table:style-name="ce422" office:value-type="float" office:value="11.5" calcext:value-type="float">
            <text:p>11.5</text:p>
          </table:table-cell>
          <table:table-cell table:style-name="ce422" office:value-type="float" office:value="12" calcext:value-type="float">
            <text:p>12.0</text:p>
          </table:table-cell>
          <table:table-cell table:style-name="ce422" office:value-type="float" office:value="12.5" calcext:value-type="float">
            <text:p>12.5</text:p>
          </table:table-cell>
          <table:table-cell table:style-name="ce422" office:value-type="float" office:value="13.5" calcext:value-type="float">
            <text:p>13.5</text:p>
          </table:table-cell>
          <table:table-cell table:style-name="ce422" office:value-type="float" office:value="14" calcext:value-type="float">
            <text:p>14.0</text:p>
          </table:table-cell>
          <table:table-cell table:style-name="ce422" office:value-type="float" office:value="15" calcext:value-type="float">
            <text:p>15.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7" office:value-type="float" office:value="17" calcext:value-type="float">
            <text:p>17.0</text:p>
          </table:table-cell>
          <table:table-cell table:number-columns-repeated="1001"/>
        </table:table-row>
        <table:table-row table:style-name="ro2">
          <table:table-cell table:style-name="ce417" office:value-type="string" calcext:value-type="string">
            <text:p>Base 3Wk1</text:p>
          </table:table-cell>
          <table:table-cell table:style-name="ce376" office:value-type="float" office:value="1" calcext:value-type="float">
            <text:p>1</text:p>
          </table:table-cell>
          <table:table-cell table:style-name="ce423" office:value-type="float" office:value="4.5" calcext:value-type="float">
            <text:p>4.5</text:p>
          </table:table-cell>
          <table:table-cell table:style-name="ce423" office:value-type="float" office:value="5.5" calcext:value-type="float">
            <text:p>5.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1" calcext:value-type="float">
            <text:p>11.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7" calcext:value-type="float">
            <text:p>17.0</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 calcext:value-type="float">
            <text:p>20.0</text:p>
          </table:table-cell>
          <table:table-cell table:style-name="ce423" office:value-type="float" office:value="21" calcext:value-type="float">
            <text:p>21.0</text:p>
          </table:table-cell>
          <table:table-cell table:style-name="ce423" office:value-type="float" office:value="22.5" calcext:value-type="float">
            <text:p>22.5</text:p>
          </table:table-cell>
          <table:table-cell table:style-name="ce423" office:value-type="float" office:value="23.5" calcext:value-type="float">
            <text:p>23.5</text:p>
          </table:table-cell>
          <table:table-cell table:style-name="ce423" office:value-type="float" office:value="25" calcext:value-type="float">
            <text:p>25.0</text:p>
          </table:table-cell>
          <table:table-cell table:style-name="ce423" office:value-type="float" office:value="25.5" calcext:value-type="float">
            <text:p>25.5</text:p>
          </table:table-cell>
          <table:table-cell table:style-name="ce428" office:value-type="float" office:value="27" calcext:value-type="float">
            <text:p>27.0</text:p>
          </table:table-cell>
          <table:table-cell table:number-columns-repeated="1001"/>
        </table:table-row>
        <table:table-row table:style-name="ro2">
          <table:table-cell table:style-name="ce417" office:value-type="string" calcext:value-type="string">
            <text:p>Base 3Wk2</text:p>
          </table:table-cell>
          <table:table-cell table:style-name="ce376" office:value-type="float" office:value="2" calcext:value-type="float">
            <text:p>2</text:p>
          </table:table-cell>
          <table:table-cell table:style-name="ce423" office:value-type="float" office:value="5" calcext:value-type="float">
            <text:p>5.0</text:p>
          </table:table-cell>
          <table:table-cell table:style-name="ce423" office:value-type="float" office:value="6.5" calcext:value-type="float">
            <text:p>6.5</text:p>
          </table:table-cell>
          <table:table-cell table:style-name="ce423" office:value-type="float" office:value="8" calcext:value-type="float">
            <text:p>8.0</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2" calcext:value-type="float">
            <text:p>12.0</text:p>
          </table:table-cell>
          <table:table-cell table:style-name="ce423" office:value-type="float" office:value="13.5" calcext:value-type="float">
            <text:p>13.5</text:p>
          </table:table-cell>
          <table:table-cell table:style-name="ce423" office:value-type="float" office:value="14.5" calcext:value-type="float">
            <text:p>14.5</text:p>
          </table:table-cell>
          <table:table-cell table:style-name="ce423" office:value-type="float" office:value="16" calcext:value-type="float">
            <text:p>16.0</text:p>
          </table:table-cell>
          <table:table-cell table:style-name="ce423" office:value-type="float" office:value="17" calcext:value-type="float">
            <text:p>17.0</text:p>
          </table:table-cell>
          <table:table-cell table:style-name="ce423" office:value-type="float" office:value="18.5" calcext:value-type="float">
            <text:p>18.5</text:p>
          </table:table-cell>
          <table:table-cell table:style-name="ce423" office:value-type="float" office:value="20" calcext:value-type="float">
            <text:p>20.0</text:p>
          </table:table-cell>
          <table:table-cell table:style-name="ce423" office:value-type="float" office:value="21.5" calcext:value-type="float">
            <text:p>21.5</text:p>
          </table:table-cell>
          <table:table-cell table:style-name="ce423" office:value-type="float" office:value="23" calcext:value-type="float">
            <text:p>23.0</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8" calcext:value-type="float">
            <text:p>28.0</text:p>
          </table:table-cell>
          <table:table-cell table:style-name="ce423" office:value-type="float" office:value="29.5" calcext:value-type="float">
            <text:p>29.5</text:p>
          </table:table-cell>
          <table:table-cell table:style-name="ce423" office:value-type="float" office:value="30.5" calcext:value-type="float">
            <text:p>30.5</text:p>
          </table:table-cell>
          <table:table-cell table:style-name="ce428" office:value-type="float" office:value="32" calcext:value-type="float">
            <text:p>32.0</text:p>
          </table:table-cell>
          <table:table-cell table:number-columns-repeated="1001"/>
        </table:table-row>
        <table:table-row table:style-name="ro2">
          <table:table-cell table:style-name="ce417" office:value-type="string" calcext:value-type="string">
            <text:p>Base 3Wk3</text:p>
          </table:table-cell>
          <table:table-cell table:style-name="ce376" office:value-type="float" office:value="3" calcext:value-type="float">
            <text:p>3</text:p>
          </table:table-cell>
          <table:table-cell table:style-name="ce423" office:value-type="float" office:value="6" calcext:value-type="float">
            <text:p>6.0</text:p>
          </table:table-cell>
          <table:table-cell table:style-name="ce423" office:value-type="float" office:value="7.5" calcext:value-type="float">
            <text:p>7.5</text:p>
          </table:table-cell>
          <table:table-cell table:style-name="ce423" office:value-type="float" office:value="9" calcext:value-type="float">
            <text:p>9.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3" calcext:value-type="float">
            <text:p>13.0</text:p>
          </table:table-cell>
          <table:table-cell table:style-name="ce423" office:value-type="float" office:value="15" calcext:value-type="float">
            <text:p>15.0</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5" calcext:value-type="float">
            <text:p>20.5</text:p>
          </table:table-cell>
          <table:table-cell table:style-name="ce423" office:value-type="float" office:value="22" calcext:value-type="float">
            <text:p>22.0</text:p>
          </table:table-cell>
          <table:table-cell table:style-name="ce423" office:value-type="float" office:value="23.5" calcext:value-type="float">
            <text:p>23.5</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8" calcext:value-type="float">
            <text:p>28.0</text:p>
          </table:table-cell>
          <table:table-cell table:style-name="ce423" office:value-type="float" office:value="29.5" calcext:value-type="float">
            <text:p>29.5</text:p>
          </table:table-cell>
          <table:table-cell table:style-name="ce423" office:value-type="float" office:value="31" calcext:value-type="float">
            <text:p>31.0</text:p>
          </table:table-cell>
          <table:table-cell table:style-name="ce423" office:value-type="float" office:value="32.5" calcext:value-type="float">
            <text:p>32.5</text:p>
          </table:table-cell>
          <table:table-cell table:style-name="ce423" office:value-type="float" office:value="33.5" calcext:value-type="float">
            <text:p>33.5</text:p>
          </table:table-cell>
          <table:table-cell table:style-name="ce428" office:value-type="float" office:value="35" calcext:value-type="float">
            <text:p>35.0</text:p>
          </table:table-cell>
          <table:table-cell table:number-columns-repeated="1001"/>
        </table:table-row>
        <table:table-row table:style-name="ro2">
          <table:table-cell table:style-name="ce417" office:value-type="string" calcext:value-type="string">
            <text:p>Base 3Rest</text:p>
          </table:table-cell>
          <table:table-cell table:style-name="ce376" office:value-type="float" office:value="4" calcext:value-type="float">
            <text:p>4</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Build 1Wk1</text:p>
          </table:table-cell>
          <table:table-cell table:style-name="ce420" office:value-type="float" office:value="1" calcext:value-type="float">
            <text:p>1</text:p>
          </table:table-cell>
          <table:table-cell table:style-name="ce422" office:value-type="float" office:value="5" calcext:value-type="float">
            <text:p>5.0</text:p>
          </table:table-cell>
          <table:table-cell table:style-name="ce422" office:value-type="float" office:value="6.5" calcext:value-type="float">
            <text:p>6.5</text:p>
          </table:table-cell>
          <table:table-cell table:style-name="ce422" office:value-type="float" office:value="8" calcext:value-type="float">
            <text:p>8.0</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2" office:value-type="float" office:value="17.5" calcext:value-type="float">
            <text:p>17.5</text:p>
          </table:table-cell>
          <table:table-cell table:style-name="ce422" office:value-type="float" office:value="19" calcext:value-type="float">
            <text:p>19.0</text:p>
          </table:table-cell>
          <table:table-cell table:style-name="ce422" office:value-type="float" office:value="20.5" calcext:value-type="float">
            <text:p>20.5</text:p>
          </table:table-cell>
          <table:table-cell table:style-name="ce422" office:value-type="float" office:value="21.5" calcext:value-type="float">
            <text:p>21.5</text:p>
          </table:table-cell>
          <table:table-cell table:style-name="ce422" office:value-type="float" office:value="22.524"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8" calcext:value-type="float">
            <text:p>28.0</text:p>
          </table:table-cell>
          <table:table-cell table:style-name="ce422" office:value-type="float" office:value="29" calcext:value-type="float">
            <text:p>29.0</text:p>
          </table:table-cell>
          <table:table-cell table:style-name="ce427" office:value-type="float" office:value="30" calcext:value-type="float">
            <text:p>30.0</text:p>
          </table:table-cell>
          <table:table-cell table:number-columns-repeated="1001"/>
        </table:table-row>
        <table:table-row table:style-name="ro2">
          <table:table-cell table:style-name="ce417" office:value-type="string" calcext:value-type="string">
            <text:p>Build 1Wk2</text:p>
          </table:table-cell>
          <table:table-cell table:style-name="ce420" office:value-type="float" office:value="2" calcext:value-type="float">
            <text:p>2</text:p>
          </table:table-cell>
          <table:table-cell table:style-name="ce422" office:value-type="float" office:value="5" calcext:value-type="float">
            <text:p>5.0</text:p>
          </table:table-cell>
          <table:table-cell table:style-name="ce422" office:value-type="float" office:value="6.5" calcext:value-type="float">
            <text:p>6.5</text:p>
          </table:table-cell>
          <table:table-cell table:style-name="ce422" office:value-type="float" office:value="8" calcext:value-type="float">
            <text:p>8.0</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2" office:value-type="float" office:value="17.5" calcext:value-type="float">
            <text:p>17.5</text:p>
          </table:table-cell>
          <table:table-cell table:style-name="ce422" office:value-type="float" office:value="19" calcext:value-type="float">
            <text:p>19.0</text:p>
          </table:table-cell>
          <table:table-cell table:style-name="ce422" office:value-type="float" office:value="20.5" calcext:value-type="float">
            <text:p>20.5</text:p>
          </table:table-cell>
          <table:table-cell table:style-name="ce422" office:value-type="float" office:value="21.5" calcext:value-type="float">
            <text:p>21.5</text:p>
          </table:table-cell>
          <table:table-cell table:style-name="ce422" office:value-type="float" office:value="22.524"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8" calcext:value-type="float">
            <text:p>28.0</text:p>
          </table:table-cell>
          <table:table-cell table:style-name="ce422" office:value-type="float" office:value="29" calcext:value-type="float">
            <text:p>29.0</text:p>
          </table:table-cell>
          <table:table-cell table:style-name="ce427" office:value-type="float" office:value="30" calcext:value-type="float">
            <text:p>30.0</text:p>
          </table:table-cell>
          <table:table-cell table:number-columns-repeated="1001"/>
        </table:table-row>
        <table:table-row table:style-name="ro2">
          <table:table-cell table:style-name="ce417" office:value-type="string" calcext:value-type="string">
            <text:p>Build 1Wk3</text:p>
          </table:table-cell>
          <table:table-cell table:style-name="ce420" office:value-type="float" office:value="3" calcext:value-type="float">
            <text:p>3</text:p>
          </table:table-cell>
          <table:table-cell table:style-name="ce422" office:value-type="float" office:value="5" calcext:value-type="float">
            <text:p>5.0</text:p>
          </table:table-cell>
          <table:table-cell table:style-name="ce422" office:value-type="float" office:value="6.5" calcext:value-type="float">
            <text:p>6.5</text:p>
          </table:table-cell>
          <table:table-cell table:style-name="ce422" office:value-type="float" office:value="8" calcext:value-type="float">
            <text:p>8.0</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2" office:value-type="float" office:value="17.5" calcext:value-type="float">
            <text:p>17.5</text:p>
          </table:table-cell>
          <table:table-cell table:style-name="ce422" office:value-type="float" office:value="19" calcext:value-type="float">
            <text:p>19.0</text:p>
          </table:table-cell>
          <table:table-cell table:style-name="ce422" office:value-type="float" office:value="20.5" calcext:value-type="float">
            <text:p>20.5</text:p>
          </table:table-cell>
          <table:table-cell table:style-name="ce422" office:value-type="float" office:value="21.5" calcext:value-type="float">
            <text:p>21.5</text:p>
          </table:table-cell>
          <table:table-cell table:style-name="ce422" office:value-type="float" office:value="22.524"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8" calcext:value-type="float">
            <text:p>28.0</text:p>
          </table:table-cell>
          <table:table-cell table:style-name="ce422" office:value-type="float" office:value="29" calcext:value-type="float">
            <text:p>29.0</text:p>
          </table:table-cell>
          <table:table-cell table:style-name="ce427" office:value-type="float" office:value="30" calcext:value-type="float">
            <text:p>30.0</text:p>
          </table:table-cell>
          <table:table-cell table:number-columns-repeated="1001"/>
        </table:table-row>
        <table:table-row table:style-name="ro2">
          <table:table-cell table:style-name="ce417" office:value-type="string" calcext:value-type="string">
            <text:p>Build 1Rest</text:p>
          </table:table-cell>
          <table:table-cell table:style-name="ce420" office:value-type="float" office:value="4" calcext:value-type="float">
            <text:p>4</text:p>
          </table:table-cell>
          <table:table-cell table:style-name="ce422" office:value-type="float" office:value="3" calcext:value-type="float">
            <text:p>3.0</text:p>
          </table:table-cell>
          <table:table-cell table:style-name="ce422" office:value-type="float" office:value="3.5" calcext:value-type="float">
            <text:p>3.5</text:p>
          </table:table-cell>
          <table:table-cell table:style-name="ce422" office:value-type="float" office:value="4.5" calcext:value-type="float">
            <text:p>4.5</text:p>
          </table:table-cell>
          <table:table-cell table:style-name="ce422" office:value-type="float" office:value="5" calcext:value-type="float">
            <text:p>5.0</text:p>
          </table:table-cell>
          <table:table-cell table:style-name="ce422" office:value-type="float" office:value="5.5" calcext:value-type="float">
            <text:p>5.5</text:p>
          </table:table-cell>
          <table:table-cell table:style-name="ce422" office:value-type="float" office:value="6.5" calcext:value-type="float">
            <text:p>6.5</text:p>
          </table:table-cell>
          <table:table-cell table:style-name="ce422" office:value-type="float" office:value="7" calcext:value-type="float">
            <text:p>7.0</text:p>
          </table:table-cell>
          <table:table-cell table:style-name="ce422" office:value-type="float" office:value="8" calcext:value-type="float">
            <text:p>8.0</text:p>
          </table:table-cell>
          <table:table-cell table:style-name="ce422" office:value-type="float" office:value="8.5" calcext:value-type="float">
            <text:p>8.5</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0.5" calcext:value-type="float">
            <text:p>10.5</text:p>
          </table:table-cell>
          <table:table-cell table:style-name="ce422" office:value-type="float" office:value="11.5" calcext:value-type="float">
            <text:p>11.5</text:p>
          </table:table-cell>
          <table:table-cell table:style-name="ce422" office:value-type="float" office:value="12" calcext:value-type="float">
            <text:p>12.0</text:p>
          </table:table-cell>
          <table:table-cell table:style-name="ce422" office:value-type="float" office:value="12.5" calcext:value-type="float">
            <text:p>12.5</text:p>
          </table:table-cell>
          <table:table-cell table:style-name="ce422" office:value-type="float" office:value="13.5" calcext:value-type="float">
            <text:p>13.5</text:p>
          </table:table-cell>
          <table:table-cell table:style-name="ce422" office:value-type="float" office:value="14" calcext:value-type="float">
            <text:p>14.0</text:p>
          </table:table-cell>
          <table:table-cell table:style-name="ce422" office:value-type="float" office:value="15" calcext:value-type="float">
            <text:p>15.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7" office:value-type="float" office:value="17" calcext:value-type="float">
            <text:p>17.0</text:p>
          </table:table-cell>
          <table:table-cell table:number-columns-repeated="1001"/>
        </table:table-row>
        <table:table-row table:style-name="ro2">
          <table:table-cell table:style-name="ce417" office:value-type="string" calcext:value-type="string">
            <text:p>Build 2Wk1</text:p>
          </table:table-cell>
          <table:table-cell table:style-name="ce376" office:value-type="float" office:value="1" calcext:value-type="float">
            <text:p>1</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5" calcext:value-type="float">
            <text:p>8.5</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1" calcext:value-type="float">
            <text:p>11.0</text:p>
          </table:table-cell>
          <table:table-cell table:style-name="ce423" office:value-type="float" office:value="13" calcext:value-type="float">
            <text:p>13.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5" calcext:value-type="float">
            <text:p>20.5</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7" calcext:value-type="float">
            <text:p>27.0</text:p>
          </table:table-cell>
          <table:table-cell table:style-name="ce428" office:value-type="float" office:value="28.5" calcext:value-type="float">
            <text:p>28.5</text:p>
          </table:table-cell>
          <table:table-cell table:number-columns-repeated="1001"/>
        </table:table-row>
        <table:table-row table:style-name="ro2">
          <table:table-cell table:style-name="ce417" office:value-type="string" calcext:value-type="string">
            <text:p>Build 2Wk2</text:p>
          </table:table-cell>
          <table:table-cell table:style-name="ce376" office:value-type="float" office:value="2" calcext:value-type="float">
            <text:p>2</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5" calcext:value-type="float">
            <text:p>8.5</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1" calcext:value-type="float">
            <text:p>11.0</text:p>
          </table:table-cell>
          <table:table-cell table:style-name="ce423" office:value-type="float" office:value="13" calcext:value-type="float">
            <text:p>13.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5" calcext:value-type="float">
            <text:p>20.5</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7" calcext:value-type="float">
            <text:p>27.0</text:p>
          </table:table-cell>
          <table:table-cell table:style-name="ce428" office:value-type="float" office:value="28.5" calcext:value-type="float">
            <text:p>28.5</text:p>
          </table:table-cell>
          <table:table-cell table:number-columns-repeated="1001"/>
        </table:table-row>
        <table:table-row table:style-name="ro2">
          <table:table-cell table:style-name="ce417" office:value-type="string" calcext:value-type="string">
            <text:p>Build 2Wk3</text:p>
          </table:table-cell>
          <table:table-cell table:style-name="ce376" office:value-type="float" office:value="3" calcext:value-type="float">
            <text:p>3</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5" calcext:value-type="float">
            <text:p>8.5</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1" calcext:value-type="float">
            <text:p>11.0</text:p>
          </table:table-cell>
          <table:table-cell table:style-name="ce423" office:value-type="float" office:value="13" calcext:value-type="float">
            <text:p>13.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5" calcext:value-type="float">
            <text:p>20.5</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7" calcext:value-type="float">
            <text:p>27.0</text:p>
          </table:table-cell>
          <table:table-cell table:style-name="ce428" office:value-type="float" office:value="28.5" calcext:value-type="float">
            <text:p>28.5</text:p>
          </table:table-cell>
          <table:table-cell table:number-columns-repeated="1001"/>
        </table:table-row>
        <table:table-row table:style-name="ro2">
          <table:table-cell table:style-name="ce417" office:value-type="string" calcext:value-type="string">
            <text:p>Build 2Rest</text:p>
          </table:table-cell>
          <table:table-cell table:style-name="ce376" office:value-type="float" office:value="4" calcext:value-type="float">
            <text:p>4</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Peak 1</text:p>
          </table:table-cell>
          <table:table-cell table:style-name="ce420" office:value-type="float" office:value="1" calcext:value-type="float">
            <text:p>1</text:p>
          </table:table-cell>
          <table:table-cell table:style-name="ce422" office:value-type="float" office:value="4" calcext:value-type="float">
            <text:p>4.0</text:p>
          </table:table-cell>
          <table:table-cell table:style-name="ce422" office:value-type="float" office:value="5.5" calcext:value-type="float">
            <text:p>5.5</text:p>
          </table:table-cell>
          <table:table-cell table:style-name="ce422" office:value-type="float" office:value="6.5" calcext:value-type="float">
            <text:p>6.5</text:p>
          </table:table-cell>
          <table:table-cell table:style-name="ce422" office:value-type="float" office:value="7.5" calcext:value-type="float">
            <text:p>7.5</text:p>
          </table:table-cell>
          <table:table-cell table:style-name="ce422" office:value-type="float" office:value="8.5" calcext:value-type="float">
            <text:p>8.5</text:p>
          </table:table-cell>
          <table:table-cell table:style-name="ce422" office:value-type="float" office:value="9.5" calcext:value-type="float">
            <text:p>9.5</text:p>
          </table:table-cell>
          <table:table-cell table:style-name="ce422" office:value-type="float" office:value="10.5" calcext:value-type="float">
            <text:p>10.5</text:p>
          </table:table-cell>
          <table:table-cell table:style-name="ce422" office:value-type="float" office:value="11.5" calcext:value-type="float">
            <text:p>11.5</text:p>
          </table:table-cell>
          <table:table-cell table:style-name="ce422" office:value-type="float" office:value="13" calcext:value-type="float">
            <text:p>13.0</text:p>
          </table:table-cell>
          <table:table-cell table:style-name="ce422" office:value-type="float" office:value="13.5" calcext:value-type="float">
            <text:p>13.5</text:p>
          </table:table-cell>
          <table:table-cell table:style-name="ce422" office:value-type="float" office:value="14.5" calcext:value-type="float">
            <text:p>14.5</text:p>
          </table:table-cell>
          <table:table-cell table:style-name="ce422" office:value-type="float" office:value="16" calcext:value-type="float">
            <text:p>16.0</text:p>
          </table:table-cell>
          <table:table-cell table:style-name="ce422" office:value-type="float" office:value="17" calcext:value-type="float">
            <text:p>17.0</text:p>
          </table:table-cell>
          <table:table-cell table:style-name="ce422" office:value-type="float" office:value="18" calcext:value-type="float">
            <text:p>18.0</text:p>
          </table:table-cell>
          <table:table-cell table:style-name="ce422" office:value-type="float" office:value="19" calcext:value-type="float">
            <text:p>19.0</text:p>
          </table:table-cell>
          <table:table-cell table:style-name="ce422" office:value-type="float" office:value="20" calcext:value-type="float">
            <text:p>20.0</text:p>
          </table:table-cell>
          <table:table-cell table:style-name="ce422" office:value-type="float" office:value="21" calcext:value-type="float">
            <text:p>21.0</text:p>
          </table:table-cell>
          <table:table-cell table:style-name="ce422" office:value-type="float" office:value="22" calcext:value-type="float">
            <text:p>22.0</text:p>
          </table:table-cell>
          <table:table-cell table:style-name="ce422" office:value-type="float" office:value="23.5" calcext:value-type="float">
            <text:p>23.5</text:p>
          </table:table-cell>
          <table:table-cell table:style-name="ce422" office:value-type="float" office:value="24" calcext:value-type="float">
            <text:p>24.0</text:p>
          </table:table-cell>
          <table:table-cell table:style-name="ce427" office:value-type="float" office:value="25" calcext:value-type="float">
            <text:p>25.0</text:p>
          </table:table-cell>
          <table:table-cell table:number-columns-repeated="1001"/>
        </table:table-row>
        <table:table-row table:style-name="ro2">
          <table:table-cell table:style-name="ce417" office:value-type="string" calcext:value-type="string">
            <text:p>Peak 2</text:p>
          </table:table-cell>
          <table:table-cell table:style-name="ce420" office:value-type="float" office:value="2" calcext:value-type="float">
            <text:p>2</text:p>
          </table:table-cell>
          <table:table-cell table:style-name="ce422" office:value-type="float" office:value="3.5" calcext:value-type="float">
            <text:p>3.5</text:p>
          </table:table-cell>
          <table:table-cell table:style-name="ce422" office:value-type="float" office:value="4" calcext:value-type="float">
            <text:p>4.0</text:p>
          </table:table-cell>
          <table:table-cell table:style-name="ce422" office:value-type="float" office:value="5" calcext:value-type="float">
            <text:p>5.0</text:p>
          </table:table-cell>
          <table:table-cell table:style-name="ce422" office:value-type="float" office:value="6" calcext:value-type="float">
            <text:p>6.0</text:p>
          </table:table-cell>
          <table:table-cell table:style-name="ce422" office:value-type="float" office:value="6.5" calcext:value-type="float">
            <text:p>6.5</text:p>
          </table:table-cell>
          <table:table-cell table:style-name="ce422" office:value-type="float" office:value="7.5" calcext:value-type="float">
            <text:p>7.5</text:p>
          </table:table-cell>
          <table:table-cell table:style-name="ce422" office:value-type="float" office:value="8.5" calcext:value-type="float">
            <text:p>8.5</text:p>
          </table:table-cell>
          <table:table-cell table:style-name="ce422" office:value-type="float" office:value="9.5" calcext:value-type="float">
            <text:p>9.5</text:p>
          </table:table-cell>
          <table:table-cell table:style-name="ce422" office:value-type="float" office:value="10" calcext:value-type="float">
            <text:p>10.0</text:p>
          </table:table-cell>
          <table:table-cell table:style-name="ce422" office:value-type="float" office:value="11" calcext:value-type="float">
            <text:p>11.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3.5" calcext:value-type="float">
            <text:p>13.5</text:p>
          </table:table-cell>
          <table:table-cell table:style-name="ce422" office:value-type="float" office:value="14.5" calcext:value-type="float">
            <text:p>14.5</text:p>
          </table:table-cell>
          <table:table-cell table:style-name="ce422" office:value-type="float" office:value="15" calcext:value-type="float">
            <text:p>15.0</text:p>
          </table:table-cell>
          <table:table-cell table:style-name="ce422" office:value-type="float" office:value="16" calcext:value-type="float">
            <text:p>16.0</text:p>
          </table:table-cell>
          <table:table-cell table:style-name="ce422" office:value-type="float" office:value="17" calcext:value-type="float">
            <text:p>17.0</text:p>
          </table:table-cell>
          <table:table-cell table:style-name="ce422" office:value-type="float" office:value="17.5" calcext:value-type="float">
            <text:p>17.5</text:p>
          </table:table-cell>
          <table:table-cell table:style-name="ce422" office:value-type="float" office:value="18.5" calcext:value-type="float">
            <text:p>18.5</text:p>
          </table:table-cell>
          <table:table-cell table:style-name="ce422" office:value-type="float" office:value="19" calcext:value-type="float">
            <text:p>19.0</text:p>
          </table:table-cell>
          <table:table-cell table:style-name="ce427" office:value-type="float" office:value="20" calcext:value-type="float">
            <text:p>20.0</text:p>
          </table:table-cell>
          <table:table-cell table:number-columns-repeated="1001"/>
        </table:table-row>
        <table:table-row table:style-name="ro2">
          <table:table-cell table:style-name="ce417" office:value-type="string" calcext:value-type="string">
            <text:p>RaceSat</text:p>
          </table:table-cell>
          <table:table-cell table:style-name="ce376" office:value-type="string" calcext:value-type="string">
            <text:p>All</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RaceSun</text:p>
          </table:table-cell>
          <table:table-cell table:style-name="ce376" office:value-type="string" calcext:value-type="string">
            <text:p>All</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RaceSatSun</text:p>
          </table:table-cell>
          <table:table-cell table:style-name="ce376" office:value-type="string" calcext:value-type="string">
            <text:p>All</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8" office:value-type="string" calcext:value-type="string">
            <text:p>Transition</text:p>
          </table:table-cell>
          <table:table-cell table:style-name="ce421" office:value-type="string" calcext:value-type="string">
            <text:p>All</text:p>
          </table:table-cell>
          <table:table-cell table:style-name="ce424" office:value-type="float" office:value="3.1" calcext:value-type="float">
            <text:p>3.1</text:p>
          </table:table-cell>
          <table:table-cell table:style-name="ce424" office:value-type="float" office:value="3.5" calcext:value-type="float">
            <text:p>3.5</text:p>
          </table:table-cell>
          <table:table-cell table:style-name="ce424" office:value-type="float" office:value="4.5" calcext:value-type="float">
            <text:p>4.5</text:p>
          </table:table-cell>
          <table:table-cell table:style-name="ce424" office:value-type="float" office:value="5" calcext:value-type="float">
            <text:p>5.0</text:p>
          </table:table-cell>
          <table:table-cell table:style-name="ce424" office:value-type="float" office:value="5.5" calcext:value-type="float">
            <text:p>5.5</text:p>
          </table:table-cell>
          <table:table-cell table:style-name="ce424" office:value-type="float" office:value="6.5" calcext:value-type="float">
            <text:p>6.5</text:p>
          </table:table-cell>
          <table:table-cell table:style-name="ce424" office:value-type="float" office:value="7" calcext:value-type="float">
            <text:p>7.0</text:p>
          </table:table-cell>
          <table:table-cell table:style-name="ce424" office:value-type="float" office:value="8" calcext:value-type="float">
            <text:p>8.0</text:p>
          </table:table-cell>
          <table:table-cell table:style-name="ce424" office:value-type="float" office:value="8.5" calcext:value-type="float">
            <text:p>8.5</text:p>
          </table:table-cell>
          <table:table-cell table:style-name="ce424" office:value-type="float" office:value="9" calcext:value-type="float">
            <text:p>9.0</text:p>
          </table:table-cell>
          <table:table-cell table:style-name="ce424" office:value-type="float" office:value="10" calcext:value-type="float">
            <text:p>10.0</text:p>
          </table:table-cell>
          <table:table-cell table:style-name="ce424" office:value-type="float" office:value="10.5" calcext:value-type="float">
            <text:p>10.5</text:p>
          </table:table-cell>
          <table:table-cell table:style-name="ce424" office:value-type="float" office:value="11.5" calcext:value-type="float">
            <text:p>11.5</text:p>
          </table:table-cell>
          <table:table-cell table:style-name="ce424" office:value-type="float" office:value="12" calcext:value-type="float">
            <text:p>12.0</text:p>
          </table:table-cell>
          <table:table-cell table:style-name="ce424" office:value-type="float" office:value="12.5" calcext:value-type="float">
            <text:p>12.5</text:p>
          </table:table-cell>
          <table:table-cell table:style-name="ce424" office:value-type="float" office:value="13.5" calcext:value-type="float">
            <text:p>13.5</text:p>
          </table:table-cell>
          <table:table-cell table:style-name="ce424" office:value-type="float" office:value="14" calcext:value-type="float">
            <text:p>14.0</text:p>
          </table:table-cell>
          <table:table-cell table:style-name="ce424" office:value-type="float" office:value="15" calcext:value-type="float">
            <text:p>15.0</text:p>
          </table:table-cell>
          <table:table-cell table:style-name="ce424" office:value-type="float" office:value="15.5" calcext:value-type="float">
            <text:p>15.5</text:p>
          </table:table-cell>
          <table:table-cell table:style-name="ce424" office:value-type="float" office:value="16" calcext:value-type="float">
            <text:p>16.0</text:p>
          </table:table-cell>
          <table:table-cell table:style-name="ce429" office:value-type="float" office:value="17" calcext:value-type="float">
            <text:p>17.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Hrs" table:style-name="ta7">
        <table:table-column table:style-name="co23" table:default-cell-style-name="ce436"/>
        <table:table-column table:style-name="co24" table:default-cell-style-name="ce436"/>
        <table:table-column table:style-name="co25" table:number-columns-repeated="6" table:default-cell-style-name="ce436"/>
        <table:table-column table:style-name="co4" table:default-cell-style-name="ce436"/>
        <table:table-column table:style-name="co4" table:number-columns-repeated="55" table:default-cell-style-name="ce242"/>
        <table:table-column table:style-name="co4" table:number-columns-repeated="960" table:default-cell-style-name="Default"/>
        <table:table-row table:style-name="ro19">
          <table:table-cell table:style-name="ce431" office:value-type="string" calcext:value-type="string">
            <text:p>Weekly Hrs</text:p>
          </table:table-cell>
          <table:table-cell table:style-name="ce437" office:value-type="string" calcext:value-type="string">
            <text:p>Long Ride</text:p>
          </table:table-cell>
          <table:table-cell table:style-name="ce444" office:value-type="string" calcext:value-type="string">
            <text:p>May be 2-a-day workouts</text:p>
          </table:table-cell>
          <table:table-cell table:style-name="ce446" table:number-columns-repeated="4"/>
          <table:table-cell table:style-name="ce450"/>
          <table:table-cell table:number-columns-repeated="1016"/>
        </table:table-row>
        <table:table-row table:style-name="ro20">
          <table:table-cell table:style-name="ce432" office:value-type="float" office:value="3" calcext:value-type="float">
            <text:p>3.0</text:p>
          </table:table-cell>
          <table:table-cell table:style-name="ce438" office:value-type="float" office:value="1.5" calcext:value-type="float">
            <text:p>1.5</text:p>
          </table:table-cell>
          <table:table-cell table:number-columns-repeated="2" table:style-name="ce445" office:value-type="float" office:value="0.75" calcext:value-type="float">
            <text:p>0.75</text:p>
          </table:table-cell>
          <table:table-cell table:number-columns-repeated="3" table:style-name="ce447" office:value-type="float" office:value="0" calcext:value-type="float">
            <text:p>0</text:p>
          </table:table-cell>
          <table:table-cell table:style-name="ce451" office:value-type="float" office:value="0" calcext:value-type="float">
            <text:p>0</text:p>
          </table:table-cell>
          <table:table-cell table:style-name="ce456"/>
          <table:table-cell table:style-name="ce458" table:number-columns-repeated="1015"/>
        </table:table-row>
        <table:table-row table:style-name="ro20">
          <table:table-cell table:style-name="ce433" table:formula="of:=[.A2]+0.5" office:value-type="float" office:value="3.5" calcext:value-type="float">
            <text:p>3.5</text:p>
          </table:table-cell>
          <table:table-cell table:style-name="ce439" office:value-type="float" office:value="1.5" calcext:value-type="float">
            <text:p>1.5</text:p>
          </table:table-cell>
          <table:table-cell table:number-columns-repeated="2" table:style-name="ce439" office:value-type="float" office:value="1" calcext:value-type="float">
            <text:p>1.0</text:p>
          </table:table-cell>
          <table:table-cell table:number-columns-repeated="3"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0.5" office:value-type="float" office:value="4" calcext:value-type="float">
            <text:p>4.0</text:p>
          </table:table-cell>
          <table:table-cell table:style-name="ce440" office:value-type="float" office:value="1.5" calcext:value-type="float">
            <text:p>1.5</text:p>
          </table:table-cell>
          <table:table-cell table:number-columns-repeated="2" table:style-name="ce440" office:value-type="float" office:value="1" calcext:value-type="float">
            <text:p>1.0</text:p>
          </table:table-cell>
          <table:table-cell table:style-name="ce440" office:value-type="float" office:value="0.5" calcext:value-type="float">
            <text:p>0.5</text:p>
          </table:table-cell>
          <table:table-cell table:number-columns-repeated="2"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0.5" office:value-type="float" office:value="4.5" calcext:value-type="float">
            <text:p>4.5</text:p>
          </table:table-cell>
          <table:table-cell table:style-name="ce441" office:value-type="float" office:value="1.75" calcext:value-type="float">
            <text:p>1.75</text:p>
          </table:table-cell>
          <table:table-cell table:number-columns-repeated="2" table:style-name="ce439" office:value-type="float" office:value="1" calcext:value-type="float">
            <text:p>1.0</text:p>
          </table:table-cell>
          <table:table-cell table:style-name="ce441" office:value-type="float" office:value="0.75" calcext:value-type="float">
            <text:p>0.75</text:p>
          </table:table-cell>
          <table:table-cell table:number-columns-repeated="2"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0.5" office:value-type="float" office:value="5" calcext:value-type="float">
            <text:p>5.0</text:p>
          </table:table-cell>
          <table:table-cell table:style-name="ce440" office:value-type="float" office:value="2" calcext:value-type="float">
            <text:p>2.0</text:p>
          </table:table-cell>
          <table:table-cell table:number-columns-repeated="3" table:style-name="ce440" office:value-type="float" office:value="1" calcext:value-type="float">
            <text:p>1.0</text:p>
          </table:table-cell>
          <table:table-cell table:number-columns-repeated="2"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6]+0.5" office:value-type="float" office:value="5.5" calcext:value-type="float">
            <text:p>5.5</text:p>
          </table:table-cell>
          <table:table-cell table:style-name="ce439" office:value-type="float" office:value="2" calcext:value-type="float">
            <text:p>2.0</text:p>
          </table:table-cell>
          <table:table-cell table:style-name="ce439" office:value-type="float" office:value="1.5" calcext:value-type="float">
            <text:p>1.5</text:p>
          </table:table-cell>
          <table:table-cell table:number-columns-repeated="2" table:style-name="ce439" office:value-type="float" office:value="1" calcext:value-type="float">
            <text:p>1.0</text:p>
          </table:table-cell>
          <table:table-cell table:number-columns-repeated="2"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7]+0.5" office:value-type="float" office:value="6" calcext:value-type="float">
            <text:p>6.0</text:p>
          </table:table-cell>
          <table:table-cell table:style-name="ce440" office:value-type="float" office:value="2" calcext:value-type="float">
            <text:p>2.0</text:p>
          </table:table-cell>
          <table:table-cell table:number-columns-repeated="4" table:style-name="ce440" office:value-type="float" office:value="1" calcext:value-type="float">
            <text:p>1.0</text:p>
          </table:table-cell>
          <table:table-cell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8]+0.5" office:value-type="float" office:value="6.5" calcext:value-type="float">
            <text:p>6.5</text:p>
          </table:table-cell>
          <table:table-cell table:style-name="ce439" office:value-type="float" office:value="2" calcext:value-type="float">
            <text:p>2.0</text:p>
          </table:table-cell>
          <table:table-cell table:style-name="ce439" office:value-type="float" office:value="1.5" calcext:value-type="float">
            <text:p>1.5</text:p>
          </table:table-cell>
          <table:table-cell table:number-columns-repeated="3" table:style-name="ce439" office:value-type="float" office:value="1" calcext:value-type="float">
            <text:p>1.0</text:p>
          </table:table-cell>
          <table:table-cell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9]+0.5" office:value-type="float" office:value="7" calcext:value-type="float">
            <text:p>7.0</text:p>
          </table:table-cell>
          <table:table-cell table:style-name="ce442" office:value-type="float" office:value="2" calcext:value-type="float">
            <text:p>2</text:p>
          </table:table-cell>
          <table:table-cell table:number-columns-repeated="2" table:style-name="ce442" office:value-type="float" office:value="1.5" calcext:value-type="float">
            <text:p>1.5</text:p>
          </table:table-cell>
          <table:table-cell table:number-columns-repeated="2" table:style-name="ce440" office:value-type="float" office:value="1" calcext:value-type="float">
            <text:p>1.0</text:p>
          </table:table-cell>
          <table:table-cell table:style-name="ce442" office:value-type="float" office:value="0" calcext:value-type="float">
            <text:p>0</text:p>
          </table:table-cell>
          <table:table-cell table:style-name="ce454" office:value-type="float" office:value="0" calcext:value-type="float">
            <text:p>0</text:p>
          </table:table-cell>
          <table:table-cell table:style-name="ce242"/>
          <table:table-cell table:number-columns-repeated="1015"/>
        </table:table-row>
        <table:table-row table:style-name="ro20">
          <table:table-cell table:style-name="ce433" table:formula="of:=[.A10]+0.5" office:value-type="float" office:value="7.5" calcext:value-type="float">
            <text:p>7.5</text:p>
          </table:table-cell>
          <table:table-cell table:style-name="ce439" office:value-type="float" office:value="2.5" calcext:value-type="float">
            <text:p>2.5</text:p>
          </table:table-cell>
          <table:table-cell table:number-columns-repeated="2" table:style-name="ce439" office:value-type="float" office:value="1.5" calcext:value-type="float">
            <text:p>1.5</text:p>
          </table:table-cell>
          <table:table-cell table:number-columns-repeated="2" table:style-name="ce439" office:value-type="float" office:value="1" calcext:value-type="float">
            <text:p>1.0</text:p>
          </table:table-cell>
          <table:table-cell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1]+0.5" office:value-type="float" office:value="8" calcext:value-type="float">
            <text:p>8.0</text:p>
          </table:table-cell>
          <table:table-cell table:style-name="ce440" office:value-type="float" office:value="2.5" calcext:value-type="float">
            <text:p>2.5</text:p>
          </table:table-cell>
          <table:table-cell table:number-columns-repeated="3" table:style-name="ce440" office:value-type="float" office:value="1.5" calcext:value-type="float">
            <text:p>1.5</text:p>
          </table:table-cell>
          <table:table-cell table:style-name="ce440" office:value-type="float" office:value="1" calcext:value-type="float">
            <text:p>1.0</text:p>
          </table:table-cell>
          <table:table-cell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12]+0.5" office:value-type="float" office:value="8.5" calcext:value-type="float">
            <text:p>8.5</text:p>
          </table:table-cell>
          <table:table-cell table:style-name="ce439" office:value-type="float" office:value="3" calcext:value-type="float">
            <text:p>3.0</text:p>
          </table:table-cell>
          <table:table-cell table:style-name="ce439" office:value-type="float" office:value="2" calcext:value-type="float">
            <text:p>2.0</text:p>
          </table:table-cell>
          <table:table-cell table:number-columns-repeated="2" table:style-name="ce439" office:value-type="float" office:value="1.5" calcext:value-type="float">
            <text:p>1.5</text:p>
          </table:table-cell>
          <table:table-cell table:style-name="ce439" office:value-type="float" office:value="1" calcext:value-type="float">
            <text:p>1.0</text:p>
          </table:table-cell>
          <table:table-cell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3]+0.5" office:value-type="float" office:value="9" calcext:value-type="float">
            <text:p>9.0</text:p>
          </table:table-cell>
          <table:table-cell table:style-name="ce440" office:value-type="float" office:value="3" calcext:value-type="float">
            <text:p>3.0</text:p>
          </table:table-cell>
          <table:table-cell table:style-name="ce440" office:value-type="float" office:value="2" calcext:value-type="float">
            <text:p>2.0</text:p>
          </table:table-cell>
          <table:table-cell table:number-columns-repeated="2" table:style-name="ce440" office:value-type="float" office:value="1.5" calcext:value-type="float">
            <text:p>1.5</text:p>
          </table:table-cell>
          <table:table-cell table:style-name="ce440" office:value-type="float" office:value="1" calcext:value-type="float">
            <text:p>1.0</text:p>
          </table:table-cell>
          <table:table-cell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14]+0.5" office:value-type="float" office:value="9.5" calcext:value-type="float">
            <text:p>9.5</text:p>
          </table:table-cell>
          <table:table-cell table:style-name="ce439" office:value-type="float" office:value="3" calcext:value-type="float">
            <text:p>3.0</text:p>
          </table:table-cell>
          <table:table-cell table:style-name="ce439" office:value-type="float" office:value="2" calcext:value-type="float">
            <text:p>2.0</text:p>
          </table:table-cell>
          <table:table-cell table:number-columns-repeated="2" table:style-name="ce439" office:value-type="float" office:value="1.5" calcext:value-type="float">
            <text:p>1.5</text:p>
          </table:table-cell>
          <table:table-cell table:style-name="ce439" office:value-type="float" office:value="1" calcext:value-type="float">
            <text:p>1.0</text:p>
          </table:table-cell>
          <table:table-cell table:style-name="ce439" office:value-type="float" office:value="0.5" calcext:value-type="float">
            <text:p>0.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5]+0.5" office:value-type="float" office:value="10" calcext:value-type="float">
            <text:p>10.0</text:p>
          </table:table-cell>
          <table:table-cell table:style-name="ce442" office:value-type="float" office:value="3" calcext:value-type="float">
            <text:p>3</text:p>
          </table:table-cell>
          <table:table-cell table:style-name="ce442" office:value-type="float" office:value="2" calcext:value-type="float">
            <text:p>2</text:p>
          </table:table-cell>
          <table:table-cell table:number-columns-repeated="2" table:style-name="ce442" office:value-type="float" office:value="1.5" calcext:value-type="float">
            <text:p>1.5</text:p>
          </table:table-cell>
          <table:table-cell table:number-columns-repeated="2" table:style-name="ce442" office:value-type="float" office:value="1" calcext:value-type="float">
            <text:p>1</text:p>
          </table:table-cell>
          <table:table-cell table:style-name="ce454" office:value-type="float" office:value="0" calcext:value-type="float">
            <text:p>0</text:p>
          </table:table-cell>
          <table:table-cell table:style-name="ce457" table:number-columns-repeated="1016"/>
        </table:table-row>
        <table:table-row table:style-name="ro20">
          <table:table-cell table:style-name="ce433" table:formula="of:=[.A16]+0.5" office:value-type="float" office:value="10.5" calcext:value-type="float">
            <text:p>10.5</text:p>
          </table:table-cell>
          <table:table-cell table:style-name="ce439" office:value-type="float" office:value="3" calcext:value-type="float">
            <text:p>3.0</text:p>
          </table:table-cell>
          <table:table-cell table:number-columns-repeated="2" table:style-name="ce439" office:value-type="float" office:value="2" calcext:value-type="float">
            <text:p>2.0</text:p>
          </table:table-cell>
          <table:table-cell table:style-name="ce439" office:value-type="float" office:value="1.5" calcext:value-type="float">
            <text:p>1.5</text:p>
          </table:table-cell>
          <table:table-cell table:number-columns-repeated="2"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7]+0.5" office:value-type="float" office:value="11" calcext:value-type="float">
            <text:p>11.0</text:p>
          </table:table-cell>
          <table:table-cell table:style-name="ce440" office:value-type="float" office:value="3" calcext:value-type="float">
            <text:p>3.0</text:p>
          </table:table-cell>
          <table:table-cell table:number-columns-repeated="2" table:style-name="ce440" office:value-type="float" office:value="2" calcext:value-type="float">
            <text:p>2.0</text:p>
          </table:table-cell>
          <table:table-cell table:number-columns-repeated="2"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18]+0.5" office:value-type="float" office:value="11.5" calcext:value-type="float">
            <text:p>11.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number-columns-repeated="2" table:style-name="ce439" office:value-type="float" office:value="1.5" calcext:value-type="float">
            <text:p>1.5</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9]+0.5" office:value-type="float" office:value="12" calcext:value-type="float">
            <text:p>12.0</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number-columns-repeated="2" table:style-name="ce440" office:value-type="float" office:value="2" calcext:value-type="float">
            <text:p>2.0</text:p>
          </table:table-cell>
          <table:table-cell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0]+0.5" office:value-type="float" office:value="12.5" calcext:value-type="float">
            <text:p>12.5</text:p>
          </table:table-cell>
          <table:table-cell table:style-name="ce439" office:value-type="float" office:value="3.5" calcext:value-type="float">
            <text:p>3.5</text:p>
          </table:table-cell>
          <table:table-cell table:style-name="ce439" office:value-type="float" office:value="2.5" calcext:value-type="float">
            <text:p>2.5</text:p>
          </table:table-cell>
          <table:table-cell table:number-columns-repeated="2" table:style-name="ce439" office:value-type="float" office:value="2" calcext:value-type="float">
            <text:p>2.0</text:p>
          </table:table-cell>
          <table:table-cell table:style-name="ce439" office:value-type="float" office:value="1.5" calcext:value-type="float">
            <text:p>1.5</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1]+0.5" office:value-type="float" office:value="13" calcext:value-type="float">
            <text:p>13.0</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number-columns-repeated="2" table:style-name="ce440" office:value-type="float" office:value="2" calcext:value-type="float">
            <text:p>2.0</text:p>
          </table:table-cell>
          <table:table-cell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2]+0.5" office:value-type="float" office:value="13.5" calcext:value-type="float">
            <text:p>13.5</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style-name="ce439" office:value-type="float" office:value="1.5" calcext:value-type="float">
            <text:p>1.5</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3]+0.5" office:value-type="float" office:value="14" calcext:value-type="float">
            <text:p>14.0</text:p>
          </table:table-cell>
          <table:table-cell table:style-name="ce440" office:value-type="float" office:value="4" calcext:value-type="float">
            <text:p>4.0</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2" calcext:value-type="float">
            <text:p>2.0</text:p>
          </table:table-cell>
          <table:table-cell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4]+0.5" office:value-type="float" office:value="14.5" calcext:value-type="float">
            <text:p>14.5</text:p>
          </table:table-cell>
          <table:table-cell table:style-name="ce439" office:value-type="float" office:value="4" calcext:value-type="float">
            <text:p>4.0</text:p>
          </table:table-cell>
          <table:table-cell table:style-name="ce439" office:value-type="float" office:value="3" calcext:value-type="float">
            <text:p>3.0</text:p>
          </table:table-cell>
          <table:table-cell table:number-columns-repeated="2" table:style-name="ce439" office:value-type="float" office:value="2.5" calcext:value-type="float">
            <text:p>2.5</text:p>
          </table:table-cell>
          <table:table-cell table:style-name="ce439" office:value-type="float" office:value="1.5" calcext:value-type="float">
            <text:p>1.5</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5]+0.5" office:value-type="float" office:value="15" calcext:value-type="float">
            <text:p>15.0</text:p>
          </table:table-cell>
          <table:table-cell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6]+0.5" office:value-type="float" office:value="15.5" calcext:value-type="float">
            <text:p>15.5</text:p>
          </table:table-cell>
          <table:table-cell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7]+0.5" office:value-type="float" office:value="16" calcext:value-type="float">
            <text:p>16.0</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2" calcext:value-type="float">
            <text:p>2.0</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8]+0.5" office:value-type="float" office:value="16.5" calcext:value-type="float">
            <text:p>16.5</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number-columns-repeated="2" table:style-name="ce439" office:value-type="float" office:value="3" calcext:value-type="float">
            <text:p>3.0</text:p>
          </table:table-cell>
          <table:table-cell table:style-name="ce439" office:value-type="float" office:value="2" calcext:value-type="float">
            <text:p>2.0</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9]+0.5" office:value-type="float" office:value="17" calcext:value-type="float">
            <text:p>17.0</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number-columns-repeated="2" table:style-name="ce440" office:value-type="float" office:value="3" calcext:value-type="float">
            <text:p>3.0</text:p>
          </table:table-cell>
          <table:table-cell table:style-name="ce440" office:value-type="float" office:value="2" calcext:value-type="float">
            <text:p>2.0</text:p>
          </table:table-cell>
          <table:table-cell table:style-name="ce440" office:value-type="float" office:value="1.5" calcext:value-type="float">
            <text:p>1.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0]+0.5" office:value-type="float" office:value="17.5" calcext:value-type="float">
            <text:p>17.5</text:p>
          </table:table-cell>
          <table:table-cell table:number-columns-repeated="2"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39" office:value-type="float" office:value="2" calcext:value-type="float">
            <text:p>2.0</text:p>
          </table:table-cell>
          <table:table-cell table:style-name="ce439" office:value-type="float" office:value="1.5" calcext:value-type="float">
            <text:p>1.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1]+0.5" office:value-type="float" office:value="18" calcext:value-type="float">
            <text:p>18.0</text:p>
          </table:table-cell>
          <table:table-cell table:number-columns-repeated="2"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1.5" calcext:value-type="float">
            <text:p>1.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2]+0.5" office:value-type="float" office:value="18.5" calcext:value-type="float">
            <text:p>18.5</text:p>
          </table:table-cell>
          <table:table-cell table:number-columns-repeated="2"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1.5" calcext:value-type="float">
            <text:p>1.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3]+0.5" office:value-type="float" office:value="19" calcext:value-type="float">
            <text:p>19.0</text:p>
          </table:table-cell>
          <table:table-cell table:number-columns-repeated="2" table:style-name="ce440" office:value-type="float" office:value="4.5" calcext:value-type="float">
            <text:p>4.5</text:p>
          </table:table-cell>
          <table:table-cell table:number-columns-repeated="2"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1.5" calcext:value-type="float">
            <text:p>1.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4]+0.5" office:value-type="float" office:value="19.5" calcext:value-type="float">
            <text:p>19.5</text:p>
          </table:table-cell>
          <table:table-cell table:number-columns-repeated="2" table:style-name="ce439" office:value-type="float" office:value="4.5" calcext:value-type="float">
            <text:p>4.5</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1.5" calcext:value-type="float">
            <text:p>1.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5]+0.5" office:value-type="float" office:value="20" calcext:value-type="float">
            <text:p>20.0</text:p>
          </table:table-cell>
          <table:table-cell table:number-columns-repeated="2" table:style-name="ce440" office:value-type="float" office:value="4.5" calcext:value-type="float">
            <text:p>4.5</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2" calcext:value-type="float">
            <text:p>2.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6]+0.5" office:value-type="float" office:value="20.5" calcext:value-type="float">
            <text:p>20.5</text:p>
          </table:table-cell>
          <table:table-cell table:number-columns-repeated="2" table:style-name="ce439" office:value-type="float" office:value="4.5" calcext:value-type="float">
            <text:p>4.5</text:p>
          </table:table-cell>
          <table:table-cell table:number-columns-repeated="2" table:style-name="ce439" office:value-type="float" office:value="3.5" calcext:value-type="float">
            <text:p>3.5</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7]+0.5" office:value-type="float" office:value="21" calcext:value-type="float">
            <text:p>21.0</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number-columns-repeated="2" table:style-name="ce440" office:value-type="float" office:value="3.5" calcext:value-type="float">
            <text:p>3.5</text:p>
          </table:table-cell>
          <table:table-cell table:style-name="ce440" office:value-type="float" office:value="2.5" calcext:value-type="float">
            <text:p>2.5</text:p>
          </table:table-cell>
          <table:table-cell table:style-name="ce440" office:value-type="float" office:value="2" calcext:value-type="float">
            <text:p>2.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8]+0.5" office:value-type="float" office:value="21.5" calcext:value-type="float">
            <text:p>21.5</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9]+0.5" office:value-type="float" office:value="22" calcext:value-type="float">
            <text:p>22.0</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 calcext:value-type="float">
            <text:p>2.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0]+0.5" office:value-type="float" office:value="22.5" calcext:value-type="float">
            <text:p>22.5</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1]+0.5" office:value-type="float" office:value="23" calcext:value-type="float">
            <text:p>23.0</text:p>
          </table:table-cell>
          <table:table-cell table:number-columns-repeated="2" table:style-name="ce440" office:value-type="float" office:value="5" calcext:value-type="float">
            <text:p>5.0</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2]+0.5" office:value-type="float" office:value="23.5" calcext:value-type="float">
            <text:p>23.5</text:p>
          </table:table-cell>
          <table:table-cell table:style-name="ce439" office:value-type="float" office:value="5.5" calcext:value-type="float">
            <text:p>5.5</text:p>
          </table:table-cell>
          <table:table-cell table:style-name="ce439" office:value-type="float" office:value="5" calcext:value-type="float">
            <text:p>5.0</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3]+0.5" office:value-type="float" office:value="24" calcext:value-type="float">
            <text:p>24.0</text:p>
          </table:table-cell>
          <table:table-cell table:style-name="ce440" office:value-type="float" office:value="5.5" calcext:value-type="float">
            <text:p>5.5</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4]+0.5" office:value-type="float" office:value="24.5" calcext:value-type="float">
            <text:p>24.5</text:p>
          </table:table-cell>
          <table:table-cell table:style-name="ce439" office:value-type="float" office:value="5.5" calcext:value-type="float">
            <text:p>5.5</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5]+0.5" office:value-type="float" office:value="25" calcext:value-type="float">
            <text:p>25.0</text:p>
          </table:table-cell>
          <table:table-cell table:style-name="ce440" office:value-type="float" office:value="5.5" calcext:value-type="float">
            <text:p>5.5</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6]+0.5" office:value-type="float" office:value="25.5" calcext:value-type="float">
            <text:p>25.5</text:p>
          </table:table-cell>
          <table:table-cell table:number-columns-repeated="2" table:style-name="ce439" office:value-type="float" office:value="5.5" calcext:value-type="float">
            <text:p>5.5</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7]+0.5" office:value-type="float" office:value="26" calcext:value-type="float">
            <text:p>26.0</text:p>
          </table:table-cell>
          <table:table-cell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8]+0.5" office:value-type="float" office:value="26.5" calcext:value-type="float">
            <text:p>26.5</text:p>
          </table:table-cell>
          <table:table-cell table:style-name="ce439" office:value-type="float" office:value="6" calcext:value-type="float">
            <text:p>6.0</text:p>
          </table:table-cell>
          <table:table-cell table:style-name="ce439" office:value-type="float" office:value="5.5" calcext:value-type="float">
            <text:p>5.5</text:p>
          </table:table-cell>
          <table:table-cell table:style-name="ce439" office:value-type="float" office:value="5" calcext:value-type="float">
            <text:p>5.0</text:p>
          </table:table-cell>
          <table:table-cell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9]+0.5" office:value-type="float" office:value="27" calcext:value-type="float">
            <text:p>27.0</text:p>
          </table:table-cell>
          <table:table-cell table:number-columns-repeated="2" table:style-name="ce440" office:value-type="float" office:value="6" calcext:value-type="float">
            <text:p>6.0</text:p>
          </table:table-cell>
          <table:table-cell table:style-name="ce440" office:value-type="float" office:value="5" calcext:value-type="float">
            <text:p>5.0</text:p>
          </table:table-cell>
          <table:table-cell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0]+0.5" office:value-type="float" office:value="27.5" calcext:value-type="float">
            <text:p>27.5</text:p>
          </table:table-cell>
          <table:table-cell table:number-columns-repeated="2"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1]+0.5" office:value-type="float" office:value="28" calcext:value-type="float">
            <text:p>28.0</text:p>
          </table:table-cell>
          <table:table-cell table:number-columns-repeated="2" table:style-name="ce440" office:value-type="float" office:value="6" calcext:value-type="float">
            <text:p>6.0</text:p>
          </table:table-cell>
          <table:table-cell table:style-name="ce440" office:value-type="float" office:value="5" calcext:value-type="float">
            <text:p>5.0</text:p>
          </table:table-cell>
          <table:table-cell table:style-name="ce440" office:value-type="float" office:value="4" calcext:value-type="float">
            <text:p>4.0</text:p>
          </table:table-cell>
          <table:table-cell table:number-columns-repeated="2" table:style-name="ce440" office:value-type="float" office:value="3.5" calcext:value-type="float">
            <text:p>3.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2]+0.5" office:value-type="float" office:value="28.5" calcext:value-type="float">
            <text:p>28.5</text:p>
          </table:table-cell>
          <table:table-cell table:number-columns-repeated="2"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number-columns-repeated="2" table:style-name="ce439" office:value-type="float" office:value="3.5" calcext:value-type="float">
            <text:p>3.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3]+0.5" office:value-type="float" office:value="29" calcext:value-type="float">
            <text:p>29.0</text:p>
          </table:table-cell>
          <table:table-cell table:number-columns-repeated="2"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4.5" calcext:value-type="float">
            <text:p>4.5</text:p>
          </table:table-cell>
          <table:table-cell table:number-columns-repeated="2" table:style-name="ce440" office:value-type="float" office:value="3.5" calcext:value-type="float">
            <text:p>3.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4]+0.5" office:value-type="float" office:value="29.5" calcext:value-type="float">
            <text:p>29.5</text:p>
          </table:table-cell>
          <table:table-cell table:number-columns-repeated="3" table:style-name="ce439" office:value-type="float" office:value="6" calcext:value-type="float">
            <text:p>6.0</text:p>
          </table:table-cell>
          <table:table-cell table:style-name="ce439" office:value-type="float" office:value="4.5" calcext:value-type="float">
            <text:p>4.5</text:p>
          </table:table-cell>
          <table:table-cell table:number-columns-repeated="2" table:style-name="ce439" office:value-type="float" office:value="3.5" calcext:value-type="float">
            <text:p>3.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5]+0.5" office:value-type="float" office:value="30" calcext:value-type="float">
            <text:p>30.0</text:p>
          </table:table-cell>
          <table:table-cell table:number-columns-repeated="3" table:style-name="ce440" office:value-type="float" office:value="6" calcext:value-type="float">
            <text:p>6.0</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6]+0.5" office:value-type="float" office:value="30.5" calcext:value-type="float">
            <text:p>30.5</text:p>
          </table:table-cell>
          <table:table-cell table:number-columns-repeated="3"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7]+0.5" office:value-type="float" office:value="31" calcext:value-type="float">
            <text:p>31.0</text:p>
          </table:table-cell>
          <table:table-cell table:number-columns-repeated="3" table:style-name="ce440" office:value-type="float" office:value="6" calcext:value-type="float">
            <text:p>6.0</text:p>
          </table:table-cell>
          <table:table-cell table:style-name="ce440" office:value-type="float" office:value="5" calcext:value-type="float">
            <text:p>5.0</text:p>
          </table:table-cell>
          <table:table-cell table:number-columns-repeated="2" table:style-name="ce440" office:value-type="float" office:value="4" calcext:value-type="float">
            <text:p>4.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8]+0.5" office:value-type="float" office:value="31.5" calcext:value-type="float">
            <text:p>31.5</text:p>
          </table:table-cell>
          <table:table-cell table:number-columns-repeated="3"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9]+0.5" office:value-type="float" office:value="32" calcext:value-type="float">
            <text:p>32.0</text:p>
          </table:table-cell>
          <table:table-cell table:number-columns-repeated="3"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60]+0.5" office:value-type="float" office:value="32.5" calcext:value-type="float">
            <text:p>32.5</text:p>
          </table:table-cell>
          <table:table-cell table:number-columns-repeated="3" table:style-name="ce439" office:value-type="float" office:value="6" calcext:value-type="float">
            <text:p>6.0</text:p>
          </table:table-cell>
          <table:table-cell table:style-name="ce439" office:value-type="float" office:value="5.5" calcext:value-type="float">
            <text:p>5.5</text:p>
          </table:table-cell>
          <table:table-cell table:number-columns-repeated="2" table:style-name="ce439" office:value-type="float" office:value="4.5" calcext:value-type="float">
            <text:p>4.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61]+0.5" office:value-type="float" office:value="33" calcext:value-type="float">
            <text:p>33.0</text:p>
          </table:table-cell>
          <table:table-cell table:number-columns-repeated="3"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62]+0.5" office:value-type="float" office:value="33.5" calcext:value-type="float">
            <text:p>33.5</text:p>
          </table:table-cell>
          <table:table-cell table:number-columns-repeated="4"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63]+0.5" office:value-type="float" office:value="34" calcext:value-type="float">
            <text:p>34.0</text:p>
          </table:table-cell>
          <table:table-cell table:number-columns-repeated="4"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4.5" calcext:value-type="float">
            <text:p>4.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64]+0.5" office:value-type="float" office:value="34.5" calcext:value-type="float">
            <text:p>34.5</text:p>
          </table:table-cell>
          <table:table-cell table:number-columns-repeated="4" table:style-name="ce439" office:value-type="float" office:value="6" calcext:value-type="float">
            <text:p>6.0</text:p>
          </table:table-cell>
          <table:table-cell table:style-name="ce439" office:value-type="float" office:value="5.5" calcext:value-type="float">
            <text:p>5.5</text:p>
          </table:table-cell>
          <table:table-cell table:style-name="ce439" office:value-type="float" office:value="5" calcext:value-type="float">
            <text:p>5.0</text:p>
          </table:table-cell>
          <table:table-cell table:style-name="ce452" office:value-type="float" office:value="0" calcext:value-type="float">
            <text:p>0</text:p>
          </table:table-cell>
          <table:table-cell table:number-columns-repeated="1016"/>
        </table:table-row>
        <table:table-row table:style-name="ro20">
          <table:table-cell table:style-name="ce435" table:formula="of:=[.A65]+0.5" office:value-type="float" office:value="35" calcext:value-type="float">
            <text:p>35.0</text:p>
          </table:table-cell>
          <table:table-cell table:number-columns-repeated="5" table:style-name="ce443" office:value-type="float" office:value="6" calcext:value-type="float">
            <text:p>6.0</text:p>
          </table:table-cell>
          <table:table-cell table:style-name="ce443" office:value-type="float" office:value="5" calcext:value-type="float">
            <text:p>5.0</text:p>
          </table:table-cell>
          <table:table-cell table:style-name="ce455" office:value-type="float" office:value="0" calcext:value-type="float">
            <text:p>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AnnualTSS" table:style-name="ta8">
        <table:table-column table:style-name="co19" table:default-cell-style-name="ce242"/>
        <table:table-column table:style-name="co20" table:default-cell-style-name="ce242"/>
        <table:table-column table:style-name="co21" table:number-columns-repeated="16" table:default-cell-style-name="ce242"/>
        <table:table-column table:style-name="co22" table:number-columns-repeated="3" table:default-cell-style-name="ce242"/>
        <table:table-column table:style-name="co4" table:number-columns-repeated="234" table:default-cell-style-name="ce242"/>
        <table:table-column table:style-name="co4" table:number-columns-repeated="767" table:default-cell-style-name="Default"/>
        <table:table-row table:style-name="ro2">
          <table:table-cell table:style-name="ce459" office:value-type="string" calcext:value-type="string">
            <text:p>Period</text:p>
          </table:table-cell>
          <table:table-cell table:style-name="ce462" office:value-type="string" calcext:value-type="string">
            <text:p>Week</text:p>
          </table:table-cell>
          <table:table-cell table:style-name="ce462" office:value-type="float" office:value="15" calcext:value-type="float">
            <text:p>15</text:p>
          </table:table-cell>
          <table:table-cell table:style-name="ce462" table:formula="of:=[.C1]+2.5" office:value-type="float" office:value="17.5" calcext:value-type="float">
            <text:p>17.5</text:p>
          </table:table-cell>
          <table:table-cell table:style-name="ce462" table:formula="of:=[.D1]+2.5" office:value-type="float" office:value="20" calcext:value-type="float">
            <text:p>20</text:p>
          </table:table-cell>
          <table:table-cell table:style-name="ce462" table:formula="of:=[.E1]+2.5" office:value-type="float" office:value="22.5" calcext:value-type="float">
            <text:p>22.5</text:p>
          </table:table-cell>
          <table:table-cell table:style-name="ce462" table:formula="of:=[.F1]+2.5" office:value-type="float" office:value="25" calcext:value-type="float">
            <text:p>25</text:p>
          </table:table-cell>
          <table:table-cell table:style-name="ce462" table:formula="of:=[.G1]+2.5" office:value-type="float" office:value="27.5" calcext:value-type="float">
            <text:p>27.5</text:p>
          </table:table-cell>
          <table:table-cell table:style-name="ce462" table:formula="of:=[.H1]+2.5" office:value-type="float" office:value="30" calcext:value-type="float">
            <text:p>30</text:p>
          </table:table-cell>
          <table:table-cell table:style-name="ce462" table:formula="of:=[.I1]+2.5" office:value-type="float" office:value="32.5" calcext:value-type="float">
            <text:p>32.5</text:p>
          </table:table-cell>
          <table:table-cell table:style-name="ce462" table:formula="of:=[.J1]+2.5" office:value-type="float" office:value="35" calcext:value-type="float">
            <text:p>35</text:p>
          </table:table-cell>
          <table:table-cell table:style-name="ce462" table:formula="of:=[.K1]+2.5" office:value-type="float" office:value="37.5" calcext:value-type="float">
            <text:p>37.5</text:p>
          </table:table-cell>
          <table:table-cell table:style-name="ce462" table:formula="of:=[.L1]+2.5" office:value-type="float" office:value="40" calcext:value-type="float">
            <text:p>40</text:p>
          </table:table-cell>
          <table:table-cell table:style-name="ce462" table:formula="of:=[.M1]+2.5" office:value-type="float" office:value="42.5" calcext:value-type="float">
            <text:p>42.5</text:p>
          </table:table-cell>
          <table:table-cell table:style-name="ce462" table:formula="of:=[.N1]+2.5" office:value-type="float" office:value="45" calcext:value-type="float">
            <text:p>45</text:p>
          </table:table-cell>
          <table:table-cell table:style-name="ce462" table:formula="of:=[.O1]+2.5" office:value-type="float" office:value="47.5" calcext:value-type="float">
            <text:p>47.5</text:p>
          </table:table-cell>
          <table:table-cell table:style-name="ce462" table:formula="of:=[.P1]+2.5" office:value-type="float" office:value="50" calcext:value-type="float">
            <text:p>50</text:p>
          </table:table-cell>
          <table:table-cell table:style-name="ce462" table:formula="of:=[.Q1]+2.5" office:value-type="float" office:value="52.5" calcext:value-type="float">
            <text:p>52.5</text:p>
          </table:table-cell>
          <table:table-cell table:style-name="ce462" table:formula="of:=[.R1]+2.5" office:value-type="float" office:value="55" calcext:value-type="float">
            <text:p>55</text:p>
          </table:table-cell>
          <table:table-cell table:style-name="ce462" table:formula="of:=[.S1]+2.5" office:value-type="float" office:value="57.5" calcext:value-type="float">
            <text:p>57.5</text:p>
          </table:table-cell>
          <table:table-cell table:style-name="ce462" table:formula="of:=[.T1]+2.5" office:value-type="float" office:value="60" calcext:value-type="float">
            <text:p>60</text:p>
          </table:table-cell>
          <table:table-cell table:style-name="ce430" table:number-columns-repeated="1001"/>
        </table:table-row>
        <table:table-row table:style-name="ro2">
          <table:table-cell table:style-name="ce460" office:value-type="string" calcext:value-type="string">
            <text:p>Prep</text:p>
          </table:table-cell>
          <table:table-cell table:style-name="ce463" office:value-type="string" calcext:value-type="string">
            <text:p>All</text:p>
          </table:table-cell>
          <table:table-cell table:style-name="ce467" office:value-type="float" office:value="240" calcext:value-type="float">
            <text:p>240</text:p>
          </table:table-cell>
          <table:table-cell table:style-name="ce467" office:value-type="float" office:value="280" calcext:value-type="float">
            <text:p>280</text:p>
          </table:table-cell>
          <table:table-cell table:style-name="ce467" office:value-type="float" office:value="320" calcext:value-type="float">
            <text:p>320</text:p>
          </table:table-cell>
          <table:table-cell table:style-name="ce467" office:value-type="float" office:value="360" calcext:value-type="float">
            <text:p>360</text:p>
          </table:table-cell>
          <table:table-cell table:style-name="ce467" office:value-type="float" office:value="400" calcext:value-type="float">
            <text:p>400</text:p>
          </table:table-cell>
          <table:table-cell table:style-name="ce467" office:value-type="float" office:value="440" calcext:value-type="float">
            <text:p>440</text:p>
          </table:table-cell>
          <table:table-cell table:style-name="ce467" office:value-type="float" office:value="480" calcext:value-type="float">
            <text:p>480</text:p>
          </table:table-cell>
          <table:table-cell table:style-name="ce467" office:value-type="float" office:value="520" calcext:value-type="float">
            <text:p>520</text:p>
          </table:table-cell>
          <table:table-cell table:style-name="ce467" office:value-type="float" office:value="560" calcext:value-type="float">
            <text:p>560</text:p>
          </table:table-cell>
          <table:table-cell table:style-name="ce467" office:value-type="float" office:value="600" calcext:value-type="float">
            <text:p>600</text:p>
          </table:table-cell>
          <table:table-cell table:style-name="ce467" office:value-type="float" office:value="640" calcext:value-type="float">
            <text:p>640</text:p>
          </table:table-cell>
          <table:table-cell table:style-name="ce467" office:value-type="float" office:value="700" calcext:value-type="float">
            <text:p>700</text:p>
          </table:table-cell>
          <table:table-cell table:style-name="ce467" office:value-type="float" office:value="720" calcext:value-type="float">
            <text:p>720</text:p>
          </table:table-cell>
          <table:table-cell table:style-name="ce467" office:value-type="float" office:value="760" calcext:value-type="float">
            <text:p>760</text:p>
          </table:table-cell>
          <table:table-cell table:style-name="ce467" office:value-type="float" office:value="800" calcext:value-type="float">
            <text:p>800</text:p>
          </table:table-cell>
          <table:table-cell table:style-name="ce467" office:value-type="float" office:value="840" calcext:value-type="float">
            <text:p>840</text:p>
          </table:table-cell>
          <table:table-cell table:style-name="ce467" office:value-type="float" office:value="880" calcext:value-type="float">
            <text:p>880</text:p>
          </table:table-cell>
          <table:table-cell table:style-name="ce467" office:value-type="float" office:value="920" calcext:value-type="float">
            <text:p>920</text:p>
          </table:table-cell>
          <table:table-cell table:style-name="ce472" office:value-type="float" office:value="960" calcext:value-type="float">
            <text:p>960</text:p>
          </table:table-cell>
          <table:table-cell table:number-columns-repeated="1001"/>
        </table:table-row>
        <table:table-row table:style-name="ro2">
          <table:table-cell table:style-name="ce460" office:value-type="string" calcext:value-type="string">
            <text:p>Base 1Wk1</text:p>
          </table:table-cell>
          <table:table-cell table:style-name="ce464" office:value-type="float" office:value="1" calcext:value-type="float">
            <text:p>1</text:p>
          </table:table-cell>
          <table:table-cell table:style-name="ce468" office:value-type="float" office:value="280" calcext:value-type="float">
            <text:p>280</text:p>
          </table:table-cell>
          <table:table-cell table:style-name="ce468" office:value-type="float" office:value="330" calcext:value-type="float">
            <text:p>330</text:p>
          </table:table-cell>
          <table:table-cell table:style-name="ce468" office:value-type="float" office:value="380" calcext:value-type="float">
            <text:p>380</text:p>
          </table:table-cell>
          <table:table-cell table:style-name="ce468" office:value-type="float" office:value="430" calcext:value-type="float">
            <text:p>43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70" calcext:value-type="float">
            <text:p>570</text:p>
          </table:table-cell>
          <table:table-cell table:style-name="ce468" office:value-type="float" office:value="620" calcext:value-type="float">
            <text:p>620</text:p>
          </table:table-cell>
          <table:table-cell table:style-name="ce468" office:value-type="float" office:value="670" calcext:value-type="float">
            <text:p>670</text:p>
          </table:table-cell>
          <table:table-cell table:style-name="ce468" office:value-type="float" office:value="710" calcext:value-type="float">
            <text:p>710</text:p>
          </table:table-cell>
          <table:table-cell table:style-name="ce468" office:value-type="float" office:value="760" calcext:value-type="float">
            <text:p>760</text:p>
          </table:table-cell>
          <table:table-cell table:style-name="ce468" office:value-type="float" office:value="810" calcext:value-type="float">
            <text:p>810</text:p>
          </table:table-cell>
          <table:table-cell table:style-name="ce468" office:value-type="float" office:value="850" calcext:value-type="float">
            <text:p>850</text:p>
          </table:table-cell>
          <table:table-cell table:style-name="ce468" office:value-type="float" office:value="900" calcext:value-type="float">
            <text:p>900</text:p>
          </table:table-cell>
          <table:table-cell table:style-name="ce468" office:value-type="float" office:value="950" calcext:value-type="float">
            <text:p>950</text:p>
          </table:table-cell>
          <table:table-cell table:style-name="ce468" office:value-type="float" office:value="1000" calcext:value-type="float">
            <text:p>1000</text:p>
          </table:table-cell>
          <table:table-cell table:style-name="ce468" office:value-type="float" office:value="1040" calcext:value-type="float">
            <text:p>1040</text:p>
          </table:table-cell>
          <table:table-cell table:style-name="ce468" office:value-type="float" office:value="1090" calcext:value-type="float">
            <text:p>1090</text:p>
          </table:table-cell>
          <table:table-cell table:style-name="ce473" office:value-type="float" office:value="1140" calcext:value-type="float">
            <text:p>1140</text:p>
          </table:table-cell>
          <table:table-cell table:number-columns-repeated="1001"/>
        </table:table-row>
        <table:table-row table:style-name="ro2">
          <table:table-cell table:style-name="ce460" office:value-type="string" calcext:value-type="string">
            <text:p>Base 1Wk2</text:p>
          </table:table-cell>
          <table:table-cell table:style-name="ce464" office:value-type="float" office:value="2" calcext:value-type="float">
            <text:p>2</text:p>
          </table:table-cell>
          <table:table-cell table:style-name="ce468" office:value-type="float" office:value="310" calcext:value-type="float">
            <text:p>310</text:p>
          </table:table-cell>
          <table:table-cell table:style-name="ce468" office:value-type="float" office:value="370" calcext:value-type="float">
            <text:p>370</text:p>
          </table:table-cell>
          <table:table-cell table:style-name="ce468" office:value-type="float" office:value="420" calcext:value-type="float">
            <text:p>420</text:p>
          </table:table-cell>
          <table:table-cell table:style-name="ce468" office:value-type="float" office:value="470" calcext:value-type="float">
            <text:p>470</text:p>
          </table:table-cell>
          <table:table-cell table:style-name="ce468" office:value-type="float" office:value="530" calcext:value-type="float">
            <text:p>530</text:p>
          </table:table-cell>
          <table:table-cell table:style-name="ce468" office:value-type="float" office:value="580" calcext:value-type="float">
            <text:p>580</text:p>
          </table:table-cell>
          <table:table-cell table:style-name="ce468" office:value-type="float" office:value="630" calcext:value-type="float">
            <text:p>630</text:p>
          </table:table-cell>
          <table:table-cell table:style-name="ce468" office:value-type="float" office:value="680" calcext:value-type="float">
            <text:p>680</text:p>
          </table:table-cell>
          <table:table-cell table:style-name="ce468" office:value-type="float" office:value="730" calcext:value-type="float">
            <text:p>730</text:p>
          </table:table-cell>
          <table:table-cell table:style-name="ce468" office:value-type="float" office:value="780" calcext:value-type="float">
            <text:p>780</text:p>
          </table:table-cell>
          <table:table-cell table:style-name="ce468" office:value-type="float" office:value="840" calcext:value-type="float">
            <text:p>840</text:p>
          </table:table-cell>
          <table:table-cell table:style-name="ce468" office:value-type="float" office:value="890" calcext:value-type="float">
            <text:p>890</text:p>
          </table:table-cell>
          <table:table-cell table:style-name="ce468" office:value-type="float" office:value="950" calcext:value-type="float">
            <text:p>950</text:p>
          </table:table-cell>
          <table:table-cell table:style-name="ce468" office:value-type="float" office:value="1000" calcext:value-type="float">
            <text:p>1000</text:p>
          </table:table-cell>
          <table:table-cell table:style-name="ce468" office:value-type="float" office:value="1050" calcext:value-type="float">
            <text:p>1050</text:p>
          </table:table-cell>
          <table:table-cell table:style-name="ce468" office:value-type="float" office:value="1100" calcext:value-type="float">
            <text:p>110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73" office:value-type="float" office:value="1260" calcext:value-type="float">
            <text:p>1260</text:p>
          </table:table-cell>
          <table:table-cell table:number-columns-repeated="1001"/>
        </table:table-row>
        <table:table-row table:style-name="ro2">
          <table:table-cell table:style-name="ce460" office:value-type="string" calcext:value-type="string">
            <text:p>Base 1Wk3</text:p>
          </table:table-cell>
          <table:table-cell table:style-name="ce464" office:value-type="float" office:value="3" calcext:value-type="float">
            <text:p>3</text:p>
          </table:table-cell>
          <table:table-cell table:style-name="ce468" office:value-type="float" office:value="350" calcext:value-type="float">
            <text:p>350</text:p>
          </table:table-cell>
          <table:table-cell table:style-name="ce468" office:value-type="float" office:value="400" calcext:value-type="float">
            <text:p>400</text:p>
          </table:table-cell>
          <table:table-cell table:style-name="ce468" office:value-type="float" office:value="460" calcext:value-type="float">
            <text:p>460</text:p>
          </table:table-cell>
          <table:table-cell table:style-name="ce468" office:value-type="float" office:value="520" calcext:value-type="float">
            <text:p>520</text:p>
          </table:table-cell>
          <table:table-cell table:style-name="ce468" office:value-type="float" office:value="580" calcext:value-type="float">
            <text:p>580</text:p>
          </table:table-cell>
          <table:table-cell table:style-name="ce468" office:value-type="float" office:value="630" calcext:value-type="float">
            <text:p>630</text:p>
          </table:table-cell>
          <table:table-cell table:style-name="ce468" office:value-type="float" office:value="690" calcext:value-type="float">
            <text:p>690</text:p>
          </table:table-cell>
          <table:table-cell table:style-name="ce468" office:value-type="float" office:value="750" calcext:value-type="float">
            <text:p>750</text:p>
          </table:table-cell>
          <table:table-cell table:style-name="ce468" office:value-type="float" office:value="810" calcext:value-type="float">
            <text:p>810</text:p>
          </table:table-cell>
          <table:table-cell table:style-name="ce468" office:value-type="float" office:value="860" calcext:value-type="float">
            <text:p>860</text:p>
          </table:table-cell>
          <table:table-cell table:style-name="ce468" office:value-type="float" office:value="920" calcext:value-type="float">
            <text:p>920</text:p>
          </table:table-cell>
          <table:table-cell table:style-name="ce468" office:value-type="float" office:value="980" calcext:value-type="float">
            <text:p>980</text:p>
          </table:table-cell>
          <table:table-cell table:style-name="ce468" office:value-type="float" office:value="1030" calcext:value-type="float">
            <text:p>1030</text:p>
          </table:table-cell>
          <table:table-cell table:style-name="ce468" office:value-type="float" office:value="1090" calcext:value-type="float">
            <text:p>109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60" calcext:value-type="float">
            <text:p>1260</text:p>
          </table:table-cell>
          <table:table-cell table:style-name="ce468" office:value-type="float" office:value="1320" calcext:value-type="float">
            <text:p>1320</text:p>
          </table:table-cell>
          <table:table-cell table:style-name="ce473" office:value-type="float" office:value="1380" calcext:value-type="float">
            <text:p>1380</text:p>
          </table:table-cell>
          <table:table-cell table:number-columns-repeated="1001"/>
        </table:table-row>
        <table:table-row table:style-name="ro2">
          <table:table-cell table:style-name="ce460" office:value-type="string" calcext:value-type="string">
            <text:p>Base 1Rest</text:p>
          </table:table-cell>
          <table:table-cell table:style-name="ce464" office:value-type="float" office:value="4" calcext:value-type="float">
            <text:p>4</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0" office:value-type="string" calcext:value-type="string">
            <text:p>Base 2Wk1</text:p>
          </table:table-cell>
          <table:table-cell table:style-name="ce465" office:value-type="float" office:value="1" calcext:value-type="float">
            <text:p>1</text:p>
          </table:table-cell>
          <table:table-cell table:style-name="ce469" office:value-type="float" office:value="290" calcext:value-type="float">
            <text:p>290</text:p>
          </table:table-cell>
          <table:table-cell table:style-name="ce469" office:value-type="float" office:value="335" calcext:value-type="float">
            <text:p>335</text:p>
          </table:table-cell>
          <table:table-cell table:style-name="ce469" office:value-type="float" office:value="380" calcext:value-type="float">
            <text:p>380</text:p>
          </table:table-cell>
          <table:table-cell table:style-name="ce469" office:value-type="float" office:value="430" calcext:value-type="float">
            <text:p>43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70" calcext:value-type="float">
            <text:p>570</text:p>
          </table:table-cell>
          <table:table-cell table:style-name="ce469" office:value-type="float" office:value="620" calcext:value-type="float">
            <text:p>620</text:p>
          </table:table-cell>
          <table:table-cell table:style-name="ce469" office:value-type="float" office:value="670" calcext:value-type="float">
            <text:p>670</text:p>
          </table:table-cell>
          <table:table-cell table:style-name="ce469" office:value-type="float" office:value="710" calcext:value-type="float">
            <text:p>710</text:p>
          </table:table-cell>
          <table:table-cell table:style-name="ce469" office:value-type="float" office:value="760" calcext:value-type="float">
            <text:p>760</text:p>
          </table:table-cell>
          <table:table-cell table:style-name="ce469" office:value-type="float" office:value="810" calcext:value-type="float">
            <text:p>810</text:p>
          </table:table-cell>
          <table:table-cell table:style-name="ce469" office:value-type="float" office:value="850" calcext:value-type="float">
            <text:p>850</text:p>
          </table:table-cell>
          <table:table-cell table:style-name="ce469" office:value-type="float" office:value="900" calcext:value-type="float">
            <text:p>900</text:p>
          </table:table-cell>
          <table:table-cell table:style-name="ce469" office:value-type="float" office:value="950" calcext:value-type="float">
            <text:p>950</text:p>
          </table:table-cell>
          <table:table-cell table:style-name="ce469" office:value-type="float" office:value="1000" calcext:value-type="float">
            <text:p>1000</text:p>
          </table:table-cell>
          <table:table-cell table:style-name="ce469" office:value-type="float" office:value="1040" calcext:value-type="float">
            <text:p>1040</text:p>
          </table:table-cell>
          <table:table-cell table:style-name="ce469" office:value-type="float" office:value="1090" calcext:value-type="float">
            <text:p>1090</text:p>
          </table:table-cell>
          <table:table-cell table:style-name="ce474" office:value-type="float" office:value="1140" calcext:value-type="float">
            <text:p>1140</text:p>
          </table:table-cell>
          <table:table-cell table:number-columns-repeated="1001"/>
        </table:table-row>
        <table:table-row table:style-name="ro2">
          <table:table-cell table:style-name="ce460" office:value-type="string" calcext:value-type="string">
            <text:p>Base 2Wk2</text:p>
          </table:table-cell>
          <table:table-cell table:style-name="ce465" office:value-type="float" office:value="2" calcext:value-type="float">
            <text:p>2</text:p>
          </table:table-cell>
          <table:table-cell table:style-name="ce469" office:value-type="float" office:value="330" calcext:value-type="float">
            <text:p>330</text:p>
          </table:table-cell>
          <table:table-cell table:style-name="ce469" office:value-type="float" office:value="385" calcext:value-type="float">
            <text:p>385</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50" calcext:value-type="float">
            <text:p>550</text:p>
          </table:table-cell>
          <table:table-cell table:style-name="ce469" office:value-type="float" office:value="600" calcext:value-type="float">
            <text:p>600</text:p>
          </table:table-cell>
          <table:table-cell table:style-name="ce469" office:value-type="float" office:value="660" calcext:value-type="float">
            <text:p>660</text:p>
          </table:table-cell>
          <table:table-cell table:style-name="ce469" office:value-type="float" office:value="720" calcext:value-type="float">
            <text:p>720</text:p>
          </table:table-cell>
          <table:table-cell table:style-name="ce469" office:value-type="float" office:value="770" calcext:value-type="float">
            <text:p>770</text:p>
          </table:table-cell>
          <table:table-cell table:style-name="ce469" office:value-type="float" office:value="820" calcext:value-type="float">
            <text:p>82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990" calcext:value-type="float">
            <text:p>990</text:p>
          </table:table-cell>
          <table:table-cell table:style-name="ce469" office:value-type="float" office:value="1040" calcext:value-type="float">
            <text:p>1040</text:p>
          </table:table-cell>
          <table:table-cell table:style-name="ce469" office:value-type="float" office:value="1100" calcext:value-type="float">
            <text:p>1100</text:p>
          </table:table-cell>
          <table:table-cell table:style-name="ce469" office:value-type="float" office:value="1150" calcext:value-type="float">
            <text:p>1150</text:p>
          </table:table-cell>
          <table:table-cell table:style-name="ce469" office:value-type="float" office:value="1210" calcext:value-type="float">
            <text:p>1210</text:p>
          </table:table-cell>
          <table:table-cell table:style-name="ce469" office:value-type="float" office:value="1260" calcext:value-type="float">
            <text:p>1260</text:p>
          </table:table-cell>
          <table:table-cell table:style-name="ce474" office:value-type="float" office:value="1320" calcext:value-type="float">
            <text:p>1320</text:p>
          </table:table-cell>
          <table:table-cell table:number-columns-repeated="1001"/>
        </table:table-row>
        <table:table-row table:style-name="ro2">
          <table:table-cell table:style-name="ce460" office:value-type="string" calcext:value-type="string">
            <text:p>Base 2Wk3</text:p>
          </table:table-cell>
          <table:table-cell table:style-name="ce465" office:value-type="float" office:value="3" calcext:value-type="float">
            <text:p>3</text:p>
          </table:table-cell>
          <table:table-cell table:style-name="ce469" office:value-type="float" office:value="370" calcext:value-type="float">
            <text:p>370</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60" calcext:value-type="float">
            <text:p>560</text:p>
          </table:table-cell>
          <table:table-cell table:style-name="ce469" office:value-type="float" office:value="630" calcext:value-type="float">
            <text:p>630</text:p>
          </table:table-cell>
          <table:table-cell table:style-name="ce469" office:value-type="float" office:value="690" calcext:value-type="float">
            <text:p>690</text:p>
          </table:table-cell>
          <table:table-cell table:style-name="ce469" office:value-type="float" office:value="750" calcext:value-type="float">
            <text:p>750</text:p>
          </table:table-cell>
          <table:table-cell table:style-name="ce469" office:value-type="float" office:value="810" calcext:value-type="float">
            <text:p>81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1000" calcext:value-type="float">
            <text:p>1000</text:p>
          </table:table-cell>
          <table:table-cell table:style-name="ce469" office:value-type="float" office:value="1060" calcext:value-type="float">
            <text:p>1060</text:p>
          </table:table-cell>
          <table:table-cell table:style-name="ce469" office:value-type="float" office:value="1120" calcext:value-type="float">
            <text:p>1120</text:p>
          </table:table-cell>
          <table:table-cell table:style-name="ce469" office:value-type="float" office:value="1190" calcext:value-type="float">
            <text:p>1190</text:p>
          </table:table-cell>
          <table:table-cell table:style-name="ce469" office:value-type="float" office:value="1250" calcext:value-type="float">
            <text:p>1250</text:p>
          </table:table-cell>
          <table:table-cell table:style-name="ce469" office:value-type="float" office:value="1310" calcext:value-type="float">
            <text:p>1310</text:p>
          </table:table-cell>
          <table:table-cell table:style-name="ce469" office:value-type="float" office:value="1370" calcext:value-type="float">
            <text:p>1370</text:p>
          </table:table-cell>
          <table:table-cell table:style-name="ce469" office:value-type="float" office:value="1440" calcext:value-type="float">
            <text:p>1440</text:p>
          </table:table-cell>
          <table:table-cell table:style-name="ce474" office:value-type="float" office:value="1500" calcext:value-type="float">
            <text:p>1500</text:p>
          </table:table-cell>
          <table:table-cell table:number-columns-repeated="1001"/>
        </table:table-row>
        <table:table-row table:style-name="ro2">
          <table:table-cell table:style-name="ce460" office:value-type="string" calcext:value-type="string">
            <text:p>Base 2Rest</text:p>
          </table:table-cell>
          <table:table-cell table:style-name="ce465" office:value-type="float" office:value="4" calcext:value-type="float">
            <text:p>4</text:p>
          </table:table-cell>
          <table:table-cell table:style-name="ce469" office:value-type="float" office:value="240" calcext:value-type="float">
            <text:p>240</text:p>
          </table:table-cell>
          <table:table-cell table:style-name="ce469" office:value-type="float" office:value="280" calcext:value-type="float">
            <text:p>280</text:p>
          </table:table-cell>
          <table:table-cell table:style-name="ce469" office:value-type="float" office:value="320" calcext:value-type="float">
            <text:p>320</text:p>
          </table:table-cell>
          <table:table-cell table:style-name="ce469" office:value-type="float" office:value="360" calcext:value-type="float">
            <text:p>360</text:p>
          </table:table-cell>
          <table:table-cell table:style-name="ce469" office:value-type="float" office:value="400" calcext:value-type="float">
            <text:p>400</text:p>
          </table:table-cell>
          <table:table-cell table:style-name="ce469" office:value-type="float" office:value="440" calcext:value-type="float">
            <text:p>44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60" calcext:value-type="float">
            <text:p>560</text:p>
          </table:table-cell>
          <table:table-cell table:style-name="ce469" office:value-type="float" office:value="600" calcext:value-type="float">
            <text:p>600</text:p>
          </table:table-cell>
          <table:table-cell table:style-name="ce469" office:value-type="float" office:value="640" calcext:value-type="float">
            <text:p>640</text:p>
          </table:table-cell>
          <table:table-cell table:style-name="ce469" office:value-type="float" office:value="700" calcext:value-type="float">
            <text:p>700</text:p>
          </table:table-cell>
          <table:table-cell table:style-name="ce469" office:value-type="float" office:value="720" calcext:value-type="float">
            <text:p>720</text:p>
          </table:table-cell>
          <table:table-cell table:style-name="ce469" office:value-type="float" office:value="760" calcext:value-type="float">
            <text:p>760</text:p>
          </table:table-cell>
          <table:table-cell table:style-name="ce469" office:value-type="float" office:value="800" calcext:value-type="float">
            <text:p>800</text:p>
          </table:table-cell>
          <table:table-cell table:style-name="ce469" office:value-type="float" office:value="840" calcext:value-type="float">
            <text:p>840</text:p>
          </table:table-cell>
          <table:table-cell table:style-name="ce469" office:value-type="float" office:value="880" calcext:value-type="float">
            <text:p>880</text:p>
          </table:table-cell>
          <table:table-cell table:style-name="ce469" office:value-type="float" office:value="920" calcext:value-type="float">
            <text:p>920</text:p>
          </table:table-cell>
          <table:table-cell table:style-name="ce474" office:value-type="float" office:value="960" calcext:value-type="float">
            <text:p>960</text:p>
          </table:table-cell>
          <table:table-cell table:number-columns-repeated="1001"/>
        </table:table-row>
        <table:table-row table:style-name="ro2">
          <table:table-cell table:style-name="ce460" office:value-type="string" calcext:value-type="string">
            <text:p>Base 3Wk1</text:p>
          </table:table-cell>
          <table:table-cell table:style-name="ce464" office:value-type="float" office:value="1" calcext:value-type="float">
            <text:p>1</text:p>
          </table:table-cell>
          <table:table-cell table:style-name="ce468" office:value-type="float" office:value="330" calcext:value-type="float">
            <text:p>330</text:p>
          </table:table-cell>
          <table:table-cell table:style-name="ce468" office:value-type="float" office:value="385" calcext:value-type="float">
            <text:p>385</text:p>
          </table:table-cell>
          <table:table-cell table:style-name="ce468" office:value-type="float" office:value="440" calcext:value-type="float">
            <text:p>440</text:p>
          </table:table-cell>
          <table:table-cell table:style-name="ce468" office:value-type="float" office:value="500" calcext:value-type="float">
            <text:p>500</text:p>
          </table:table-cell>
          <table:table-cell table:style-name="ce468" office:value-type="float" office:value="550" calcext:value-type="float">
            <text:p>550</text:p>
          </table:table-cell>
          <table:table-cell table:style-name="ce468" office:value-type="float" office:value="600" calcext:value-type="float">
            <text:p>600</text:p>
          </table:table-cell>
          <table:table-cell table:style-name="ce468" office:value-type="float" office:value="660" calcext:value-type="float">
            <text:p>660</text:p>
          </table:table-cell>
          <table:table-cell table:style-name="ce468" office:value-type="float" office:value="720" calcext:value-type="float">
            <text:p>720</text:p>
          </table:table-cell>
          <table:table-cell table:style-name="ce468" office:value-type="float" office:value="780" calcext:value-type="float">
            <text:p>780</text:p>
          </table:table-cell>
          <table:table-cell table:style-name="ce468" office:value-type="float" office:value="820" calcext:value-type="float">
            <text:p>820</text:p>
          </table:table-cell>
          <table:table-cell table:style-name="ce468" office:value-type="float" office:value="880" calcext:value-type="float">
            <text:p>880</text:p>
          </table:table-cell>
          <table:table-cell table:style-name="ce468" office:value-type="float" office:value="940" calcext:value-type="float">
            <text:p>940</text:p>
          </table:table-cell>
          <table:table-cell table:style-name="ce468" office:value-type="float" office:value="990" calcext:value-type="float">
            <text:p>990</text:p>
          </table:table-cell>
          <table:table-cell table:style-name="ce468" office:value-type="float" office:value="1040" calcext:value-type="float">
            <text:p>1040</text:p>
          </table:table-cell>
          <table:table-cell table:style-name="ce468" office:value-type="float" office:value="1100" calcext:value-type="float">
            <text:p>110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60" calcext:value-type="float">
            <text:p>1260</text:p>
          </table:table-cell>
          <table:table-cell table:style-name="ce473" office:value-type="float" office:value="1320" calcext:value-type="float">
            <text:p>1320</text:p>
          </table:table-cell>
          <table:table-cell table:number-columns-repeated="1001"/>
        </table:table-row>
        <table:table-row table:style-name="ro2">
          <table:table-cell table:style-name="ce460" office:value-type="string" calcext:value-type="string">
            <text:p>Base 3Wk2</text:p>
          </table:table-cell>
          <table:table-cell table:style-name="ce464" office:value-type="float" office:value="2" calcext:value-type="float">
            <text:p>2</text:p>
          </table:table-cell>
          <table:table-cell table:style-name="ce468" office:value-type="float" office:value="370" calcext:value-type="float">
            <text:p>370</text:p>
          </table:table-cell>
          <table:table-cell table:style-name="ce468" office:value-type="float" office:value="440" calcext:value-type="float">
            <text:p>440</text:p>
          </table:table-cell>
          <table:table-cell table:style-name="ce468" office:value-type="float" office:value="500" calcext:value-type="float">
            <text:p>500</text:p>
          </table:table-cell>
          <table:table-cell table:style-name="ce468" office:value-type="float" office:value="560" calcext:value-type="float">
            <text:p>560</text:p>
          </table:table-cell>
          <table:table-cell table:style-name="ce468" office:value-type="float" office:value="630" calcext:value-type="float">
            <text:p>630</text:p>
          </table:table-cell>
          <table:table-cell table:style-name="ce468" office:value-type="float" office:value="690" calcext:value-type="float">
            <text:p>690</text:p>
          </table:table-cell>
          <table:table-cell table:style-name="ce468" office:value-type="float" office:value="750" calcext:value-type="float">
            <text:p>750</text:p>
          </table:table-cell>
          <table:table-cell table:style-name="ce468" office:value-type="float" office:value="810" calcext:value-type="float">
            <text:p>810</text:p>
          </table:table-cell>
          <table:table-cell table:style-name="ce468" office:value-type="float" office:value="880" calcext:value-type="float">
            <text:p>880</text:p>
          </table:table-cell>
          <table:table-cell table:style-name="ce468" office:value-type="float" office:value="940" calcext:value-type="float">
            <text:p>940</text:p>
          </table:table-cell>
          <table:table-cell table:style-name="ce468" office:value-type="float" office:value="1000" calcext:value-type="float">
            <text:p>1000</text:p>
          </table:table-cell>
          <table:table-cell table:style-name="ce468" office:value-type="float" office:value="1060" calcext:value-type="float">
            <text:p>1060</text:p>
          </table:table-cell>
          <table:table-cell table:style-name="ce468" office:value-type="float" office:value="1120" calcext:value-type="float">
            <text:p>1120</text:p>
          </table:table-cell>
          <table:table-cell table:style-name="ce468" office:value-type="float" office:value="1190" calcext:value-type="float">
            <text:p>1190</text:p>
          </table:table-cell>
          <table:table-cell table:style-name="ce468" office:value-type="float" office:value="1250" calcext:value-type="float">
            <text:p>1250</text:p>
          </table:table-cell>
          <table:table-cell table:style-name="ce468" office:value-type="float" office:value="1310" calcext:value-type="float">
            <text:p>1310</text:p>
          </table:table-cell>
          <table:table-cell table:style-name="ce468" office:value-type="float" office:value="1370" calcext:value-type="float">
            <text:p>1370</text:p>
          </table:table-cell>
          <table:table-cell table:style-name="ce468" office:value-type="float" office:value="1440" calcext:value-type="float">
            <text:p>1440</text:p>
          </table:table-cell>
          <table:table-cell table:style-name="ce473" office:value-type="float" office:value="1510" calcext:value-type="float">
            <text:p>1510</text:p>
          </table:table-cell>
          <table:table-cell table:number-columns-repeated="1001"/>
        </table:table-row>
        <table:table-row table:style-name="ro2">
          <table:table-cell table:style-name="ce460" office:value-type="string" calcext:value-type="string">
            <text:p>Base 3Wk3</text:p>
          </table:table-cell>
          <table:table-cell table:style-name="ce464" office:value-type="float" office:value="3" calcext:value-type="float">
            <text:p>3</text:p>
          </table:table-cell>
          <table:table-cell table:style-name="ce468" office:value-type="float" office:value="410" calcext:value-type="float">
            <text:p>410</text:p>
          </table:table-cell>
          <table:table-cell table:style-name="ce468" office:value-type="float" office:value="475" calcext:value-type="float">
            <text:p>475</text:p>
          </table:table-cell>
          <table:table-cell table:style-name="ce468" office:value-type="float" office:value="540" calcext:value-type="float">
            <text:p>540</text:p>
          </table:table-cell>
          <table:table-cell table:style-name="ce468" office:value-type="float" office:value="610" calcext:value-type="float">
            <text:p>610</text:p>
          </table:table-cell>
          <table:table-cell table:style-name="ce468" office:value-type="float" office:value="680" calcext:value-type="float">
            <text:p>680</text:p>
          </table:table-cell>
          <table:table-cell table:style-name="ce468" office:value-type="float" office:value="740" calcext:value-type="float">
            <text:p>740</text:p>
          </table:table-cell>
          <table:table-cell table:style-name="ce468" office:value-type="float" office:value="810" calcext:value-type="float">
            <text:p>810</text:p>
          </table:table-cell>
          <table:table-cell table:style-name="ce468" office:value-type="float" office:value="520" calcext:value-type="float">
            <text:p>520</text:p>
          </table:table-cell>
          <table:table-cell table:style-name="ce468" office:value-type="float" office:value="950" calcext:value-type="float">
            <text:p>950</text:p>
          </table:table-cell>
          <table:table-cell table:style-name="ce468" office:value-type="float" office:value="1010" calcext:value-type="float">
            <text:p>1010</text:p>
          </table:table-cell>
          <table:table-cell table:style-name="ce468" office:value-type="float" office:value="1080" calcext:value-type="float">
            <text:p>108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80" calcext:value-type="float">
            <text:p>1280</text:p>
          </table:table-cell>
          <table:table-cell table:style-name="ce468" office:value-type="float" office:value="1350" calcext:value-type="float">
            <text:p>1350</text:p>
          </table:table-cell>
          <table:table-cell table:style-name="ce468" office:value-type="float" office:value="1420" calcext:value-type="float">
            <text:p>1420</text:p>
          </table:table-cell>
          <table:table-cell table:style-name="ce468" office:value-type="float" office:value="1480" calcext:value-type="float">
            <text:p>1480</text:p>
          </table:table-cell>
          <table:table-cell table:style-name="ce468" office:value-type="float" office:value="1550" calcext:value-type="float">
            <text:p>1550</text:p>
          </table:table-cell>
          <table:table-cell table:style-name="ce473" office:value-type="float" office:value="1620" calcext:value-type="float">
            <text:p>1620</text:p>
          </table:table-cell>
          <table:table-cell table:number-columns-repeated="1001"/>
        </table:table-row>
        <table:table-row table:style-name="ro2">
          <table:table-cell table:style-name="ce460" office:value-type="string" calcext:value-type="string">
            <text:p>Base 3Rest</text:p>
          </table:table-cell>
          <table:table-cell table:style-name="ce464" office:value-type="float" office:value="4" calcext:value-type="float">
            <text:p>4</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720" calcext:value-type="float">
            <text:p>7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0" office:value-type="string" calcext:value-type="string">
            <text:p>Build 1Wk1</text:p>
          </table:table-cell>
          <table:table-cell table:style-name="ce465" office:value-type="float" office:value="1" calcext:value-type="float">
            <text:p>1</text:p>
          </table:table-cell>
          <table:table-cell table:style-name="ce469" office:value-type="float" office:value="370" calcext:value-type="float">
            <text:p>370</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60" calcext:value-type="float">
            <text:p>560</text:p>
          </table:table-cell>
          <table:table-cell table:style-name="ce469" office:value-type="float" office:value="630" calcext:value-type="float">
            <text:p>630</text:p>
          </table:table-cell>
          <table:table-cell table:style-name="ce469" office:value-type="float" office:value="690" calcext:value-type="float">
            <text:p>690</text:p>
          </table:table-cell>
          <table:table-cell table:style-name="ce469" office:value-type="float" office:value="750" calcext:value-type="float">
            <text:p>750</text:p>
          </table:table-cell>
          <table:table-cell table:style-name="ce469" office:value-type="float" office:value="810" calcext:value-type="float">
            <text:p>81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1000" calcext:value-type="float">
            <text:p>1000</text:p>
          </table:table-cell>
          <table:table-cell table:style-name="ce469" office:value-type="float" office:value="1060" calcext:value-type="float">
            <text:p>1060</text:p>
          </table:table-cell>
          <table:table-cell table:style-name="ce469" office:value-type="float" office:value="1120" calcext:value-type="float">
            <text:p>1120</text:p>
          </table:table-cell>
          <table:table-cell table:style-name="ce469" office:value-type="float" office:value="1190" calcext:value-type="float">
            <text:p>1190</text:p>
          </table:table-cell>
          <table:table-cell table:style-name="ce469" office:value-type="float" office:value="1250" calcext:value-type="float">
            <text:p>1250</text:p>
          </table:table-cell>
          <table:table-cell table:style-name="ce469" office:value-type="float" office:value="1310" calcext:value-type="float">
            <text:p>1310</text:p>
          </table:table-cell>
          <table:table-cell table:style-name="ce469" office:value-type="float" office:value="1370" calcext:value-type="float">
            <text:p>1370</text:p>
          </table:table-cell>
          <table:table-cell table:style-name="ce469" office:value-type="float" office:value="1440" calcext:value-type="float">
            <text:p>1440</text:p>
          </table:table-cell>
          <table:table-cell table:style-name="ce474" office:value-type="float" office:value="1510" calcext:value-type="float">
            <text:p>1510</text:p>
          </table:table-cell>
          <table:table-cell table:number-columns-repeated="1001"/>
        </table:table-row>
        <table:table-row table:style-name="ro2">
          <table:table-cell table:style-name="ce460" office:value-type="string" calcext:value-type="string">
            <text:p>Build 1Wk2</text:p>
          </table:table-cell>
          <table:table-cell table:style-name="ce465" office:value-type="float" office:value="2" calcext:value-type="float">
            <text:p>2</text:p>
          </table:table-cell>
          <table:table-cell table:style-name="ce469" office:value-type="float" office:value="370" calcext:value-type="float">
            <text:p>370</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60" calcext:value-type="float">
            <text:p>560</text:p>
          </table:table-cell>
          <table:table-cell table:style-name="ce469" office:value-type="float" office:value="630" calcext:value-type="float">
            <text:p>630</text:p>
          </table:table-cell>
          <table:table-cell table:style-name="ce469" office:value-type="float" office:value="690" calcext:value-type="float">
            <text:p>690</text:p>
          </table:table-cell>
          <table:table-cell table:style-name="ce469" office:value-type="float" office:value="750" calcext:value-type="float">
            <text:p>750</text:p>
          </table:table-cell>
          <table:table-cell table:style-name="ce469" office:value-type="float" office:value="810" calcext:value-type="float">
            <text:p>81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1000" calcext:value-type="float">
            <text:p>1000</text:p>
          </table:table-cell>
          <table:table-cell table:style-name="ce469" office:value-type="float" office:value="1060" calcext:value-type="float">
            <text:p>1060</text:p>
          </table:table-cell>
          <table:table-cell table:style-name="ce469" office:value-type="float" office:value="1120" calcext:value-type="float">
            <text:p>1120</text:p>
          </table:table-cell>
          <table:table-cell table:style-name="ce469" office:value-type="float" office:value="1190" calcext:value-type="float">
            <text:p>1190</text:p>
          </table:table-cell>
          <table:table-cell table:style-name="ce469" office:value-type="float" office:value="1250" calcext:value-type="float">
            <text:p>1250</text:p>
          </table:table-cell>
          <table:table-cell table:style-name="ce469" office:value-type="float" office:value="1310" calcext:value-type="float">
            <text:p>1310</text:p>
          </table:table-cell>
          <table:table-cell table:style-name="ce469" office:value-type="float" office:value="1370" calcext:value-type="float">
            <text:p>1370</text:p>
          </table:table-cell>
          <table:table-cell table:style-name="ce469" office:value-type="float" office:value="1440" calcext:value-type="float">
            <text:p>1440</text:p>
          </table:table-cell>
          <table:table-cell table:style-name="ce474" office:value-type="float" office:value="1510" calcext:value-type="float">
            <text:p>1510</text:p>
          </table:table-cell>
          <table:table-cell table:number-columns-repeated="1001"/>
        </table:table-row>
        <table:table-row table:style-name="ro2">
          <table:table-cell table:style-name="ce460" office:value-type="string" calcext:value-type="string">
            <text:p>Build 1Wk3</text:p>
          </table:table-cell>
          <table:table-cell table:style-name="ce465" office:value-type="float" office:value="3" calcext:value-type="float">
            <text:p>3</text:p>
          </table:table-cell>
          <table:table-cell table:style-name="ce469" office:value-type="float" office:value="370" calcext:value-type="float">
            <text:p>370</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60" calcext:value-type="float">
            <text:p>560</text:p>
          </table:table-cell>
          <table:table-cell table:style-name="ce469" office:value-type="float" office:value="630" calcext:value-type="float">
            <text:p>630</text:p>
          </table:table-cell>
          <table:table-cell table:style-name="ce469" office:value-type="float" office:value="690" calcext:value-type="float">
            <text:p>690</text:p>
          </table:table-cell>
          <table:table-cell table:style-name="ce469" office:value-type="float" office:value="750" calcext:value-type="float">
            <text:p>750</text:p>
          </table:table-cell>
          <table:table-cell table:style-name="ce469" office:value-type="float" office:value="810" calcext:value-type="float">
            <text:p>81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1000" calcext:value-type="float">
            <text:p>1000</text:p>
          </table:table-cell>
          <table:table-cell table:style-name="ce469" office:value-type="float" office:value="1060" calcext:value-type="float">
            <text:p>1060</text:p>
          </table:table-cell>
          <table:table-cell table:style-name="ce469" office:value-type="float" office:value="1120" calcext:value-type="float">
            <text:p>1120</text:p>
          </table:table-cell>
          <table:table-cell table:style-name="ce469" office:value-type="float" office:value="1190" calcext:value-type="float">
            <text:p>1190</text:p>
          </table:table-cell>
          <table:table-cell table:style-name="ce469" office:value-type="float" office:value="1250" calcext:value-type="float">
            <text:p>1250</text:p>
          </table:table-cell>
          <table:table-cell table:style-name="ce469" office:value-type="float" office:value="1310" calcext:value-type="float">
            <text:p>1310</text:p>
          </table:table-cell>
          <table:table-cell table:style-name="ce469" office:value-type="float" office:value="1370" calcext:value-type="float">
            <text:p>1370</text:p>
          </table:table-cell>
          <table:table-cell table:style-name="ce469" office:value-type="float" office:value="1440" calcext:value-type="float">
            <text:p>1440</text:p>
          </table:table-cell>
          <table:table-cell table:style-name="ce474" office:value-type="float" office:value="1510" calcext:value-type="float">
            <text:p>1510</text:p>
          </table:table-cell>
          <table:table-cell table:number-columns-repeated="1001"/>
        </table:table-row>
        <table:table-row table:style-name="ro2">
          <table:table-cell table:style-name="ce460" office:value-type="string" calcext:value-type="string">
            <text:p>Build 1Rest</text:p>
          </table:table-cell>
          <table:table-cell table:style-name="ce465" office:value-type="float" office:value="4" calcext:value-type="float">
            <text:p>4</text:p>
          </table:table-cell>
          <table:table-cell table:style-name="ce469" office:value-type="float" office:value="240" calcext:value-type="float">
            <text:p>240</text:p>
          </table:table-cell>
          <table:table-cell table:style-name="ce469" office:value-type="float" office:value="280" calcext:value-type="float">
            <text:p>280</text:p>
          </table:table-cell>
          <table:table-cell table:style-name="ce469" office:value-type="float" office:value="320" calcext:value-type="float">
            <text:p>320</text:p>
          </table:table-cell>
          <table:table-cell table:style-name="ce469" office:value-type="float" office:value="360" calcext:value-type="float">
            <text:p>360</text:p>
          </table:table-cell>
          <table:table-cell table:style-name="ce469" office:value-type="float" office:value="400" calcext:value-type="float">
            <text:p>400</text:p>
          </table:table-cell>
          <table:table-cell table:style-name="ce469" office:value-type="float" office:value="440" calcext:value-type="float">
            <text:p>44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60" calcext:value-type="float">
            <text:p>560</text:p>
          </table:table-cell>
          <table:table-cell table:style-name="ce469" office:value-type="float" office:value="600" calcext:value-type="float">
            <text:p>600</text:p>
          </table:table-cell>
          <table:table-cell table:style-name="ce469" office:value-type="float" office:value="640" calcext:value-type="float">
            <text:p>640</text:p>
          </table:table-cell>
          <table:table-cell table:style-name="ce469" office:value-type="float" office:value="700" calcext:value-type="float">
            <text:p>700</text:p>
          </table:table-cell>
          <table:table-cell table:style-name="ce469" office:value-type="float" office:value="720" calcext:value-type="float">
            <text:p>720</text:p>
          </table:table-cell>
          <table:table-cell table:style-name="ce469" office:value-type="float" office:value="760" calcext:value-type="float">
            <text:p>760</text:p>
          </table:table-cell>
          <table:table-cell table:style-name="ce469" office:value-type="float" office:value="800" calcext:value-type="float">
            <text:p>800</text:p>
          </table:table-cell>
          <table:table-cell table:style-name="ce469" office:value-type="float" office:value="840" calcext:value-type="float">
            <text:p>840</text:p>
          </table:table-cell>
          <table:table-cell table:style-name="ce469" office:value-type="float" office:value="880" calcext:value-type="float">
            <text:p>880</text:p>
          </table:table-cell>
          <table:table-cell table:style-name="ce469" office:value-type="float" office:value="920" calcext:value-type="float">
            <text:p>920</text:p>
          </table:table-cell>
          <table:table-cell table:style-name="ce474" office:value-type="float" office:value="960" calcext:value-type="float">
            <text:p>960</text:p>
          </table:table-cell>
          <table:table-cell table:number-columns-repeated="1001"/>
        </table:table-row>
        <table:table-row table:style-name="ro2">
          <table:table-cell table:style-name="ce460" office:value-type="string" calcext:value-type="string">
            <text:p>Build 2Wk1</text:p>
          </table:table-cell>
          <table:table-cell table:style-name="ce464" office:value-type="float" office:value="1" calcext:value-type="float">
            <text:p>1</text:p>
          </table:table-cell>
          <table:table-cell table:style-name="ce468" office:value-type="float" office:value="410" calcext:value-type="float">
            <text:p>410</text:p>
          </table:table-cell>
          <table:table-cell table:style-name="ce468" office:value-type="float" office:value="475" calcext:value-type="float">
            <text:p>475</text:p>
          </table:table-cell>
          <table:table-cell table:style-name="ce468" office:value-type="float" office:value="540" calcext:value-type="float">
            <text:p>540</text:p>
          </table:table-cell>
          <table:table-cell table:style-name="ce468" office:value-type="float" office:value="610" calcext:value-type="float">
            <text:p>610</text:p>
          </table:table-cell>
          <table:table-cell table:style-name="ce468" office:value-type="float" office:value="680" calcext:value-type="float">
            <text:p>680</text:p>
          </table:table-cell>
          <table:table-cell table:style-name="ce468" office:value-type="float" office:value="740" calcext:value-type="float">
            <text:p>740</text:p>
          </table:table-cell>
          <table:table-cell table:style-name="ce468" office:value-type="float" office:value="810" calcext:value-type="float">
            <text:p>810</text:p>
          </table:table-cell>
          <table:table-cell table:style-name="ce468" office:value-type="float" office:value="880" calcext:value-type="float">
            <text:p>880</text:p>
          </table:table-cell>
          <table:table-cell table:style-name="ce468" office:value-type="float" office:value="950" calcext:value-type="float">
            <text:p>950</text:p>
          </table:table-cell>
          <table:table-cell table:style-name="ce468" office:value-type="float" office:value="1010" calcext:value-type="float">
            <text:p>1010</text:p>
          </table:table-cell>
          <table:table-cell table:style-name="ce468" office:value-type="float" office:value="1080" calcext:value-type="float">
            <text:p>108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80" calcext:value-type="float">
            <text:p>1280</text:p>
          </table:table-cell>
          <table:table-cell table:style-name="ce468" office:value-type="float" office:value="1350" calcext:value-type="float">
            <text:p>1350</text:p>
          </table:table-cell>
          <table:table-cell table:style-name="ce468" office:value-type="float" office:value="1420" calcext:value-type="float">
            <text:p>1420</text:p>
          </table:table-cell>
          <table:table-cell table:style-name="ce468" office:value-type="float" office:value="1480" calcext:value-type="float">
            <text:p>1480</text:p>
          </table:table-cell>
          <table:table-cell table:style-name="ce468" office:value-type="float" office:value="1550" calcext:value-type="float">
            <text:p>1550</text:p>
          </table:table-cell>
          <table:table-cell table:style-name="ce473" office:value-type="float" office:value="1620" calcext:value-type="float">
            <text:p>1620</text:p>
          </table:table-cell>
          <table:table-cell table:number-columns-repeated="1001"/>
        </table:table-row>
        <table:table-row table:style-name="ro2">
          <table:table-cell table:style-name="ce460" office:value-type="string" calcext:value-type="string">
            <text:p>Build 2Wk2</text:p>
          </table:table-cell>
          <table:table-cell table:style-name="ce464" office:value-type="float" office:value="2" calcext:value-type="float">
            <text:p>2</text:p>
          </table:table-cell>
          <table:table-cell table:style-name="ce468" office:value-type="float" office:value="410" calcext:value-type="float">
            <text:p>410</text:p>
          </table:table-cell>
          <table:table-cell table:style-name="ce468" office:value-type="float" office:value="475" calcext:value-type="float">
            <text:p>475</text:p>
          </table:table-cell>
          <table:table-cell table:style-name="ce468" office:value-type="float" office:value="540" calcext:value-type="float">
            <text:p>540</text:p>
          </table:table-cell>
          <table:table-cell table:style-name="ce468" office:value-type="float" office:value="610" calcext:value-type="float">
            <text:p>610</text:p>
          </table:table-cell>
          <table:table-cell table:style-name="ce468" office:value-type="float" office:value="680" calcext:value-type="float">
            <text:p>680</text:p>
          </table:table-cell>
          <table:table-cell table:style-name="ce468" office:value-type="float" office:value="740" calcext:value-type="float">
            <text:p>740</text:p>
          </table:table-cell>
          <table:table-cell table:style-name="ce468" office:value-type="float" office:value="810" calcext:value-type="float">
            <text:p>810</text:p>
          </table:table-cell>
          <table:table-cell table:style-name="ce468" office:value-type="float" office:value="880" calcext:value-type="float">
            <text:p>880</text:p>
          </table:table-cell>
          <table:table-cell table:style-name="ce468" office:value-type="float" office:value="950" calcext:value-type="float">
            <text:p>950</text:p>
          </table:table-cell>
          <table:table-cell table:style-name="ce468" office:value-type="float" office:value="1010" calcext:value-type="float">
            <text:p>1010</text:p>
          </table:table-cell>
          <table:table-cell table:style-name="ce468" office:value-type="float" office:value="1080" calcext:value-type="float">
            <text:p>108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80" calcext:value-type="float">
            <text:p>1280</text:p>
          </table:table-cell>
          <table:table-cell table:style-name="ce468" office:value-type="float" office:value="1350" calcext:value-type="float">
            <text:p>1350</text:p>
          </table:table-cell>
          <table:table-cell table:style-name="ce468" office:value-type="float" office:value="1420" calcext:value-type="float">
            <text:p>1420</text:p>
          </table:table-cell>
          <table:table-cell table:style-name="ce468" office:value-type="float" office:value="1480" calcext:value-type="float">
            <text:p>1480</text:p>
          </table:table-cell>
          <table:table-cell table:style-name="ce468" office:value-type="float" office:value="1550" calcext:value-type="float">
            <text:p>1550</text:p>
          </table:table-cell>
          <table:table-cell table:style-name="ce473" office:value-type="float" office:value="1620" calcext:value-type="float">
            <text:p>1620</text:p>
          </table:table-cell>
          <table:table-cell table:number-columns-repeated="1001"/>
        </table:table-row>
        <table:table-row table:style-name="ro2">
          <table:table-cell table:style-name="ce460" office:value-type="string" calcext:value-type="string">
            <text:p>Build 2Wk3</text:p>
          </table:table-cell>
          <table:table-cell table:style-name="ce464" office:value-type="float" office:value="3" calcext:value-type="float">
            <text:p>3</text:p>
          </table:table-cell>
          <table:table-cell table:style-name="ce468" office:value-type="float" office:value="410" calcext:value-type="float">
            <text:p>410</text:p>
          </table:table-cell>
          <table:table-cell table:style-name="ce468" office:value-type="float" office:value="475" calcext:value-type="float">
            <text:p>475</text:p>
          </table:table-cell>
          <table:table-cell table:style-name="ce468" office:value-type="float" office:value="540" calcext:value-type="float">
            <text:p>540</text:p>
          </table:table-cell>
          <table:table-cell table:style-name="ce468" office:value-type="float" office:value="10.5" calcext:value-type="float">
            <text:p>11</text:p>
          </table:table-cell>
          <table:table-cell table:style-name="ce468" office:value-type="float" office:value="680" calcext:value-type="float">
            <text:p>680</text:p>
          </table:table-cell>
          <table:table-cell table:style-name="ce468" office:value-type="float" office:value="740" calcext:value-type="float">
            <text:p>740</text:p>
          </table:table-cell>
          <table:table-cell table:style-name="ce468" office:value-type="float" office:value="810" calcext:value-type="float">
            <text:p>810</text:p>
          </table:table-cell>
          <table:table-cell table:style-name="ce468" office:value-type="float" office:value="880" calcext:value-type="float">
            <text:p>880</text:p>
          </table:table-cell>
          <table:table-cell table:style-name="ce468" office:value-type="float" office:value="950" calcext:value-type="float">
            <text:p>950</text:p>
          </table:table-cell>
          <table:table-cell table:style-name="ce468" office:value-type="float" office:value="1010" calcext:value-type="float">
            <text:p>1010</text:p>
          </table:table-cell>
          <table:table-cell table:style-name="ce468" office:value-type="float" office:value="1080" calcext:value-type="float">
            <text:p>108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80" calcext:value-type="float">
            <text:p>1280</text:p>
          </table:table-cell>
          <table:table-cell table:style-name="ce468" office:value-type="float" office:value="1350" calcext:value-type="float">
            <text:p>1350</text:p>
          </table:table-cell>
          <table:table-cell table:style-name="ce468" office:value-type="float" office:value="1420" calcext:value-type="float">
            <text:p>1420</text:p>
          </table:table-cell>
          <table:table-cell table:style-name="ce468" office:value-type="float" office:value="1480" calcext:value-type="float">
            <text:p>1480</text:p>
          </table:table-cell>
          <table:table-cell table:style-name="ce468" office:value-type="float" office:value="1550" calcext:value-type="float">
            <text:p>1550</text:p>
          </table:table-cell>
          <table:table-cell table:style-name="ce473" office:value-type="float" office:value="1620" calcext:value-type="float">
            <text:p>1620</text:p>
          </table:table-cell>
          <table:table-cell table:number-columns-repeated="1001"/>
        </table:table-row>
        <table:table-row table:style-name="ro2">
          <table:table-cell table:style-name="ce460" office:value-type="string" calcext:value-type="string">
            <text:p>Build 2Rest</text:p>
          </table:table-cell>
          <table:table-cell table:style-name="ce464" office:value-type="float" office:value="4" calcext:value-type="float">
            <text:p>4</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0" office:value-type="string" calcext:value-type="string">
            <text:p>Peak 1</text:p>
          </table:table-cell>
          <table:table-cell table:style-name="ce465" office:value-type="float" office:value="1" calcext:value-type="float">
            <text:p>1</text:p>
          </table:table-cell>
          <table:table-cell table:style-name="ce469" office:value-type="float" office:value="290" calcext:value-type="float">
            <text:p>290</text:p>
          </table:table-cell>
          <table:table-cell table:style-name="ce469" office:value-type="float" office:value="335" calcext:value-type="float">
            <text:p>335</text:p>
          </table:table-cell>
          <table:table-cell table:style-name="ce469" office:value-type="float" office:value="380" calcext:value-type="float">
            <text:p>380</text:p>
          </table:table-cell>
          <table:table-cell table:style-name="ce469" office:value-type="float" office:value="430" calcext:value-type="float">
            <text:p>43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70" calcext:value-type="float">
            <text:p>570</text:p>
          </table:table-cell>
          <table:table-cell table:style-name="ce469" office:value-type="float" office:value="620" calcext:value-type="float">
            <text:p>620</text:p>
          </table:table-cell>
          <table:table-cell table:style-name="ce469" office:value-type="float" office:value="670" calcext:value-type="float">
            <text:p>670</text:p>
          </table:table-cell>
          <table:table-cell table:style-name="ce469" office:value-type="float" office:value="710" calcext:value-type="float">
            <text:p>710</text:p>
          </table:table-cell>
          <table:table-cell table:style-name="ce469" office:value-type="float" office:value="760" calcext:value-type="float">
            <text:p>760</text:p>
          </table:table-cell>
          <table:table-cell table:style-name="ce469" office:value-type="float" office:value="810" calcext:value-type="float">
            <text:p>810</text:p>
          </table:table-cell>
          <table:table-cell table:style-name="ce469" office:value-type="float" office:value="850" calcext:value-type="float">
            <text:p>850</text:p>
          </table:table-cell>
          <table:table-cell table:style-name="ce469" office:value-type="float" office:value="900" calcext:value-type="float">
            <text:p>900</text:p>
          </table:table-cell>
          <table:table-cell table:style-name="ce469" office:value-type="float" office:value="950" calcext:value-type="float">
            <text:p>950</text:p>
          </table:table-cell>
          <table:table-cell table:style-name="ce469" office:value-type="float" office:value="1000" calcext:value-type="float">
            <text:p>1000</text:p>
          </table:table-cell>
          <table:table-cell table:style-name="ce469" office:value-type="float" office:value="1040" calcext:value-type="float">
            <text:p>1040</text:p>
          </table:table-cell>
          <table:table-cell table:style-name="ce469" office:value-type="float" office:value="1090" calcext:value-type="float">
            <text:p>1090</text:p>
          </table:table-cell>
          <table:table-cell table:style-name="ce474" office:value-type="float" office:value="1140" calcext:value-type="float">
            <text:p>1140</text:p>
          </table:table-cell>
          <table:table-cell table:number-columns-repeated="1001"/>
        </table:table-row>
        <table:table-row table:style-name="ro2">
          <table:table-cell table:style-name="ce460" office:value-type="string" calcext:value-type="string">
            <text:p>Peak 2</text:p>
          </table:table-cell>
          <table:table-cell table:style-name="ce465" office:value-type="float" office:value="2" calcext:value-type="float">
            <text:p>2</text:p>
          </table:table-cell>
          <table:table-cell table:style-name="ce469" office:value-type="float" office:value="240" calcext:value-type="float">
            <text:p>240</text:p>
          </table:table-cell>
          <table:table-cell table:style-name="ce469" office:value-type="float" office:value="280" calcext:value-type="float">
            <text:p>280</text:p>
          </table:table-cell>
          <table:table-cell table:style-name="ce469" office:value-type="float" office:value="320" calcext:value-type="float">
            <text:p>320</text:p>
          </table:table-cell>
          <table:table-cell table:style-name="ce469" office:value-type="float" office:value="360" calcext:value-type="float">
            <text:p>360</text:p>
          </table:table-cell>
          <table:table-cell table:style-name="ce469" office:value-type="float" office:value="400" calcext:value-type="float">
            <text:p>400</text:p>
          </table:table-cell>
          <table:table-cell table:style-name="ce469" office:value-type="float" office:value="440" calcext:value-type="float">
            <text:p>44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60" calcext:value-type="float">
            <text:p>560</text:p>
          </table:table-cell>
          <table:table-cell table:style-name="ce469" office:value-type="float" office:value="600" calcext:value-type="float">
            <text:p>600</text:p>
          </table:table-cell>
          <table:table-cell table:style-name="ce469" office:value-type="float" office:value="640" calcext:value-type="float">
            <text:p>640</text:p>
          </table:table-cell>
          <table:table-cell table:style-name="ce469" office:value-type="float" office:value="700" calcext:value-type="float">
            <text:p>700</text:p>
          </table:table-cell>
          <table:table-cell table:style-name="ce469" office:value-type="float" office:value="720" calcext:value-type="float">
            <text:p>720</text:p>
          </table:table-cell>
          <table:table-cell table:style-name="ce469" office:value-type="float" office:value="760" calcext:value-type="float">
            <text:p>760</text:p>
          </table:table-cell>
          <table:table-cell table:style-name="ce469" office:value-type="float" office:value="800" calcext:value-type="float">
            <text:p>800</text:p>
          </table:table-cell>
          <table:table-cell table:style-name="ce469" office:value-type="float" office:value="840" calcext:value-type="float">
            <text:p>840</text:p>
          </table:table-cell>
          <table:table-cell table:style-name="ce469" office:value-type="float" office:value="880" calcext:value-type="float">
            <text:p>880</text:p>
          </table:table-cell>
          <table:table-cell table:style-name="ce469" office:value-type="float" office:value="920" calcext:value-type="float">
            <text:p>920</text:p>
          </table:table-cell>
          <table:table-cell table:style-name="ce474" office:value-type="float" office:value="960" calcext:value-type="float">
            <text:p>960</text:p>
          </table:table-cell>
          <table:table-cell table:number-columns-repeated="1001"/>
        </table:table-row>
        <table:table-row table:style-name="ro2">
          <table:table-cell table:style-name="ce460" office:value-type="string" calcext:value-type="string">
            <text:p>RaceSat</text:p>
          </table:table-cell>
          <table:table-cell table:style-name="ce464" office:value-type="string" calcext:value-type="string">
            <text:p>All</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0" office:value-type="string" calcext:value-type="string">
            <text:p>RaceSun</text:p>
          </table:table-cell>
          <table:table-cell table:style-name="ce464" office:value-type="string" calcext:value-type="string">
            <text:p>All</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1" calcext:value-type="float">
            <text:p>481</text:p>
          </table:table-cell>
          <table:table-cell table:style-name="ce468" office:value-type="float" office:value="521" calcext:value-type="float">
            <text:p>521</text:p>
          </table:table-cell>
          <table:table-cell table:style-name="ce468" office:value-type="float" office:value="561" calcext:value-type="float">
            <text:p>561</text:p>
          </table:table-cell>
          <table:table-cell table:style-name="ce468" office:value-type="float" office:value="601" calcext:value-type="float">
            <text:p>601</text:p>
          </table:table-cell>
          <table:table-cell table:style-name="ce468" office:value-type="float" office:value="641" calcext:value-type="float">
            <text:p>641</text:p>
          </table:table-cell>
          <table:table-cell table:style-name="ce468" office:value-type="float" office:value="701" calcext:value-type="float">
            <text:p>701</text:p>
          </table:table-cell>
          <table:table-cell table:style-name="ce468" office:value-type="float" office:value="721" calcext:value-type="float">
            <text:p>721</text:p>
          </table:table-cell>
          <table:table-cell table:style-name="ce468" office:value-type="float" office:value="761" calcext:value-type="float">
            <text:p>761</text:p>
          </table:table-cell>
          <table:table-cell table:style-name="ce468" office:value-type="float" office:value="801" calcext:value-type="float">
            <text:p>801</text:p>
          </table:table-cell>
          <table:table-cell table:style-name="ce468" office:value-type="float" office:value="841" calcext:value-type="float">
            <text:p>841</text:p>
          </table:table-cell>
          <table:table-cell table:style-name="ce468" office:value-type="float" office:value="881" calcext:value-type="float">
            <text:p>881</text:p>
          </table:table-cell>
          <table:table-cell table:style-name="ce468" office:value-type="float" office:value="921" calcext:value-type="float">
            <text:p>921</text:p>
          </table:table-cell>
          <table:table-cell table:style-name="ce473" office:value-type="float" office:value="961" calcext:value-type="float">
            <text:p>961</text:p>
          </table:table-cell>
          <table:table-cell table:number-columns-repeated="1001"/>
        </table:table-row>
        <table:table-row table:style-name="ro2">
          <table:table-cell table:style-name="ce460" office:value-type="string" calcext:value-type="string">
            <text:p>RaceSatSun</text:p>
          </table:table-cell>
          <table:table-cell table:style-name="ce464" office:value-type="string" calcext:value-type="string">
            <text:p>All</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2" calcext:value-type="float">
            <text:p>482</text:p>
          </table:table-cell>
          <table:table-cell table:style-name="ce468" office:value-type="float" office:value="522" calcext:value-type="float">
            <text:p>522</text:p>
          </table:table-cell>
          <table:table-cell table:style-name="ce468" office:value-type="float" office:value="562" calcext:value-type="float">
            <text:p>562</text:p>
          </table:table-cell>
          <table:table-cell table:style-name="ce468" office:value-type="float" office:value="602" calcext:value-type="float">
            <text:p>602</text:p>
          </table:table-cell>
          <table:table-cell table:style-name="ce468" office:value-type="float" office:value="642" calcext:value-type="float">
            <text:p>642</text:p>
          </table:table-cell>
          <table:table-cell table:style-name="ce468" office:value-type="float" office:value="702" calcext:value-type="float">
            <text:p>702</text:p>
          </table:table-cell>
          <table:table-cell table:style-name="ce468" office:value-type="float" office:value="722" calcext:value-type="float">
            <text:p>722</text:p>
          </table:table-cell>
          <table:table-cell table:style-name="ce468" office:value-type="float" office:value="762" calcext:value-type="float">
            <text:p>762</text:p>
          </table:table-cell>
          <table:table-cell table:style-name="ce468" office:value-type="float" office:value="802" calcext:value-type="float">
            <text:p>802</text:p>
          </table:table-cell>
          <table:table-cell table:style-name="ce468" office:value-type="float" office:value="842" calcext:value-type="float">
            <text:p>842</text:p>
          </table:table-cell>
          <table:table-cell table:style-name="ce468" office:value-type="float" office:value="882" calcext:value-type="float">
            <text:p>882</text:p>
          </table:table-cell>
          <table:table-cell table:style-name="ce468" office:value-type="float" office:value="922" calcext:value-type="float">
            <text:p>922</text:p>
          </table:table-cell>
          <table:table-cell table:style-name="ce473" office:value-type="float" office:value="962" calcext:value-type="float">
            <text:p>962</text:p>
          </table:table-cell>
          <table:table-cell table:number-columns-repeated="1001"/>
        </table:table-row>
        <table:table-row table:style-name="ro2">
          <table:table-cell table:style-name="ce461" office:value-type="string" calcext:value-type="string">
            <text:p>Transition</text:p>
          </table:table-cell>
          <table:table-cell table:style-name="ce466" office:value-type="string" calcext:value-type="string">
            <text:p>All</text:p>
          </table:table-cell>
          <table:table-cell table:style-name="ce470" office:value-type="float" office:value="240" calcext:value-type="float">
            <text:p>240</text:p>
          </table:table-cell>
          <table:table-cell table:style-name="ce470" office:value-type="float" office:value="280" calcext:value-type="float">
            <text:p>280</text:p>
          </table:table-cell>
          <table:table-cell table:style-name="ce470" office:value-type="float" office:value="320" calcext:value-type="float">
            <text:p>320</text:p>
          </table:table-cell>
          <table:table-cell table:style-name="ce470" office:value-type="float" office:value="360" calcext:value-type="float">
            <text:p>360</text:p>
          </table:table-cell>
          <table:table-cell table:style-name="ce470" office:value-type="float" office:value="400" calcext:value-type="float">
            <text:p>400</text:p>
          </table:table-cell>
          <table:table-cell table:style-name="ce470" office:value-type="float" office:value="440" calcext:value-type="float">
            <text:p>440</text:p>
          </table:table-cell>
          <table:table-cell table:style-name="ce471" office:value-type="float" office:value="483" calcext:value-type="float">
            <text:p>483</text:p>
          </table:table-cell>
          <table:table-cell table:style-name="ce471" office:value-type="float" office:value="523" calcext:value-type="float">
            <text:p>523</text:p>
          </table:table-cell>
          <table:table-cell table:style-name="ce471" office:value-type="float" office:value="563" calcext:value-type="float">
            <text:p>563</text:p>
          </table:table-cell>
          <table:table-cell table:style-name="ce471" office:value-type="float" office:value="603" calcext:value-type="float">
            <text:p>603</text:p>
          </table:table-cell>
          <table:table-cell table:style-name="ce471" office:value-type="float" office:value="643" calcext:value-type="float">
            <text:p>643</text:p>
          </table:table-cell>
          <table:table-cell table:style-name="ce471" office:value-type="float" office:value="703" calcext:value-type="float">
            <text:p>703</text:p>
          </table:table-cell>
          <table:table-cell table:style-name="ce471" office:value-type="float" office:value="723" calcext:value-type="float">
            <text:p>723</text:p>
          </table:table-cell>
          <table:table-cell table:style-name="ce471" office:value-type="float" office:value="763" calcext:value-type="float">
            <text:p>763</text:p>
          </table:table-cell>
          <table:table-cell table:style-name="ce471" office:value-type="float" office:value="803" calcext:value-type="float">
            <text:p>803</text:p>
          </table:table-cell>
          <table:table-cell table:style-name="ce471" office:value-type="float" office:value="843" calcext:value-type="float">
            <text:p>843</text:p>
          </table:table-cell>
          <table:table-cell table:style-name="ce471" office:value-type="float" office:value="883" calcext:value-type="float">
            <text:p>883</text:p>
          </table:table-cell>
          <table:table-cell table:style-name="ce471" office:value-type="float" office:value="923" calcext:value-type="float">
            <text:p>923</text:p>
          </table:table-cell>
          <table:table-cell table:style-name="ce475" office:value-type="float" office:value="963" calcext:value-type="float">
            <text:p>963</text:p>
          </table:table-cell>
          <table:table-cell table:number-columns-repeated="1001"/>
        </table:table-row>
        <table:table-row table:style-name="ro2" table:number-rows-repeated="1048547">
          <table:table-cell table:number-columns-repeated="1022"/>
        </table:table-row>
        <table:table-row table:style-name="ro2">
          <table:table-cell table:number-columns-repeated="1022"/>
        </table:table-row>
      </table:table>
      <table:table table:name="WeeklyTSS" table:style-name="ta8">
        <table:table-column table:style-name="co23" table:default-cell-style-name="ce480"/>
        <table:table-column table:style-name="co24" table:default-cell-style-name="ce436"/>
        <table:table-column table:style-name="co25" table:number-columns-repeated="6" table:default-cell-style-name="ce436"/>
        <table:table-column table:style-name="co4" table:default-cell-style-name="ce436"/>
        <table:table-column table:style-name="co4" table:number-columns-repeated="55" table:default-cell-style-name="ce242"/>
        <table:table-column table:style-name="co4" table:number-columns-repeated="960" table:default-cell-style-name="Default"/>
        <table:table-row table:style-name="ro19">
          <table:table-cell table:style-name="ce476" office:value-type="string" calcext:value-type="string">
            <text:p>Weekly TSS</text:p>
          </table:table-cell>
          <table:table-cell table:style-name="ce481" office:value-type="string" calcext:value-type="string">
            <text:p>Long Ride</text:p>
          </table:table-cell>
          <table:table-cell table:style-name="ce486" office:value-type="string" calcext:value-type="string">
            <text:p>May be 2-a-day workouts</text:p>
          </table:table-cell>
          <table:table-cell table:style-name="ce489" table:number-columns-repeated="4"/>
          <table:table-cell table:style-name="ce490"/>
          <table:table-cell table:number-columns-repeated="1016"/>
        </table:table-row>
        <table:table-row table:style-name="ro20">
          <table:table-cell table:style-name="ce477" office:value-type="float" office:value="240" calcext:value-type="float">
            <text:p>240</text:p>
          </table:table-cell>
          <table:table-cell table:style-name="ce482" office:value-type="float" office:value="0" calcext:value-type="float">
            <text:p>0</text:p>
          </table:table-cell>
          <table:table-cell table:style-name="ce487" office:value-type="float" office:value="50" calcext:value-type="float">
            <text:p>50</text:p>
          </table:table-cell>
          <table:table-cell table:style-name="ce487" office:value-type="float" office:value="0" calcext:value-type="float">
            <text:p>0</text:p>
          </table:table-cell>
          <table:table-cell table:style-name="ce487" office:value-type="float" office:value="50" calcext:value-type="float">
            <text:p>50</text:p>
          </table:table-cell>
          <table:table-cell table:style-name="ce487" office:value-type="float" office:value="20" calcext:value-type="float">
            <text:p>20</text:p>
          </table:table-cell>
          <table:table-cell table:style-name="ce487" office:value-type="float" office:value="80" calcext:value-type="float">
            <text:p>80</text:p>
          </table:table-cell>
          <table:table-cell table:style-name="ce491" office:value-type="float" office:value="40" calcext:value-type="float">
            <text:p>40</text:p>
          </table:table-cell>
          <table:table-cell table:style-name="ce456"/>
          <table:table-cell table:style-name="ce458" table:number-columns-repeated="1015"/>
        </table:table-row>
        <table:table-row table:style-name="ro20">
          <table:table-cell table:style-name="ce478" table:formula="of:=[.A2]+20" office:value-type="float" office:value="260" calcext:value-type="float">
            <text:p>260</text:p>
          </table:table-cell>
          <table:table-cell table:style-name="ce483" office:value-type="float" office:value="0" calcext:value-type="float">
            <text:p>0</text:p>
          </table:table-cell>
          <table:table-cell table:style-name="ce448" office:value-type="float" office:value="50" calcext:value-type="float">
            <text:p>50</text:p>
          </table:table-cell>
          <table:table-cell table:style-name="ce448" office:value-type="float" office:value="0" calcext:value-type="float">
            <text:p>0</text:p>
          </table:table-cell>
          <table:table-cell table:style-name="ce448" office:value-type="float" office:value="60" calcext:value-type="float">
            <text:p>60</text:p>
          </table:table-cell>
          <table:table-cell table:style-name="ce448" office:value-type="float" office:value="20" calcext:value-type="float">
            <text:p>20</text:p>
          </table:table-cell>
          <table:table-cell table:style-name="ce448" office:value-type="float" office:value="80" calcext:value-type="float">
            <text:p>80</text:p>
          </table:table-cell>
          <table:table-cell table:style-name="ce492" office:value-type="float" office:value="50" calcext:value-type="float">
            <text:p>50</text:p>
          </table:table-cell>
          <table:table-cell table:number-columns-repeated="1016"/>
        </table:table-row>
        <table:table-row table:style-name="ro20">
          <table:table-cell table:style-name="ce478" table:formula="of:=[.A3]+20" office:value-type="float" office:value="280" calcext:value-type="float">
            <text:p>280</text:p>
          </table:table-cell>
          <table:table-cell table:style-name="ce484" office:value-type="float" office:value="0" calcext:value-type="float">
            <text:p>0</text:p>
          </table:table-cell>
          <table:table-cell table:style-name="ce449" office:value-type="float" office:value="50" calcext:value-type="float">
            <text:p>50</text:p>
          </table:table-cell>
          <table:table-cell table:style-name="ce449" office:value-type="float" office:value="20" calcext:value-type="float">
            <text:p>20</text:p>
          </table:table-cell>
          <table:table-cell table:style-name="ce449" office:value-type="float" office:value="60" calcext:value-type="float">
            <text:p>60</text:p>
          </table:table-cell>
          <table:table-cell table:style-name="ce449" office:value-type="float" office:value="20" calcext:value-type="float">
            <text:p>20</text:p>
          </table:table-cell>
          <table:table-cell table:style-name="ce449" office:value-type="float" office:value="80" calcext:value-type="float">
            <text:p>80</text:p>
          </table:table-cell>
          <table:table-cell table:style-name="ce493" office:value-type="float" office:value="50" calcext:value-type="float">
            <text:p>50</text:p>
          </table:table-cell>
          <table:table-cell table:number-columns-repeated="1016"/>
        </table:table-row>
        <table:table-row table:style-name="ro20">
          <table:table-cell table:style-name="ce478" table:formula="of:=[.A4]+20" office:value-type="float" office:value="300" calcext:value-type="float">
            <text:p>300</text:p>
          </table:table-cell>
          <table:table-cell table:style-name="ce483" office:value-type="float" office:value="0" calcext:value-type="float">
            <text:p>0</text:p>
          </table:table-cell>
          <table:table-cell table:style-name="ce448" office:value-type="float" office:value="50" calcext:value-type="float">
            <text:p>50</text:p>
          </table:table-cell>
          <table:table-cell table:style-name="ce448" office:value-type="float" office:value="30" calcext:value-type="float">
            <text:p>30</text:p>
          </table:table-cell>
          <table:table-cell table:style-name="ce448" office:value-type="float" office:value="60" calcext:value-type="float">
            <text:p>60</text:p>
          </table:table-cell>
          <table:table-cell table:style-name="ce448" office:value-type="float" office:value="30" calcext:value-type="float">
            <text:p>30</text:p>
          </table:table-cell>
          <table:table-cell table:style-name="ce448" office:value-type="float" office:value="80" calcext:value-type="float">
            <text:p>80</text:p>
          </table:table-cell>
          <table:table-cell table:style-name="ce492" office:value-type="float" office:value="50" calcext:value-type="float">
            <text:p>50</text:p>
          </table:table-cell>
          <table:table-cell table:number-columns-repeated="1016"/>
        </table:table-row>
        <table:table-row table:style-name="ro20">
          <table:table-cell table:style-name="ce478" table:formula="of:=[.A5]+20" office:value-type="float" office:value="320" calcext:value-type="float">
            <text:p>320</text:p>
          </table:table-cell>
          <table:table-cell table:style-name="ce484" office:value-type="float" office:value="0" calcext:value-type="float">
            <text:p>0</text:p>
          </table:table-cell>
          <table:table-cell table:style-name="ce449" office:value-type="float" office:value="60" calcext:value-type="float">
            <text:p>60</text:p>
          </table:table-cell>
          <table:table-cell table:style-name="ce449" office:value-type="float" office:value="30" calcext:value-type="float">
            <text:p>30</text:p>
          </table:table-cell>
          <table:table-cell table:style-name="ce449" office:value-type="float" office:value="60" calcext:value-type="float">
            <text:p>60</text:p>
          </table:table-cell>
          <table:table-cell table:style-name="ce449" office:value-type="float" office:value="40" calcext:value-type="float">
            <text:p>40</text:p>
          </table:table-cell>
          <table:table-cell table:style-name="ce449" office:value-type="float" office:value="80" calcext:value-type="float">
            <text:p>80</text:p>
          </table:table-cell>
          <table:table-cell table:style-name="ce493" office:value-type="float" office:value="50" calcext:value-type="float">
            <text:p>50</text:p>
          </table:table-cell>
          <table:table-cell table:number-columns-repeated="1016"/>
        </table:table-row>
        <table:table-row table:style-name="ro20">
          <table:table-cell table:style-name="ce478" table:formula="of:=[.A6]+20" office:value-type="float" office:value="340" calcext:value-type="float">
            <text:p>340</text:p>
          </table:table-cell>
          <table:table-cell table:style-name="ce483" office:value-type="float" office:value="0" calcext:value-type="float">
            <text:p>0</text:p>
          </table:table-cell>
          <table:table-cell table:style-name="ce448" office:value-type="float" office:value="60" calcext:value-type="float">
            <text:p>60</text:p>
          </table:table-cell>
          <table:table-cell table:style-name="ce448" office:value-type="float" office:value="30" calcext:value-type="float">
            <text:p>30</text:p>
          </table:table-cell>
          <table:table-cell table:style-name="ce448" office:value-type="float" office:value="60" calcext:value-type="float">
            <text:p>60</text:p>
          </table:table-cell>
          <table:table-cell table:style-name="ce448" office:value-type="float" office:value="50" calcext:value-type="float">
            <text:p>50</text:p>
          </table:table-cell>
          <table:table-cell table:style-name="ce448" office:value-type="float" office:value="90" calcext:value-type="float">
            <text:p>90</text:p>
          </table:table-cell>
          <table:table-cell table:style-name="ce492" office:value-type="float" office:value="50" calcext:value-type="float">
            <text:p>50</text:p>
          </table:table-cell>
          <table:table-cell table:number-columns-repeated="1016"/>
        </table:table-row>
        <table:table-row table:style-name="ro20">
          <table:table-cell table:style-name="ce478" table:formula="of:=[.A7]+20" office:value-type="float" office:value="360" calcext:value-type="float">
            <text:p>360</text:p>
          </table:table-cell>
          <table:table-cell table:style-name="ce484" office:value-type="float" office:value="0" calcext:value-type="float">
            <text:p>0</text:p>
          </table:table-cell>
          <table:table-cell table:style-name="ce449" office:value-type="float" office:value="70" calcext:value-type="float">
            <text:p>70</text:p>
          </table:table-cell>
          <table:table-cell table:style-name="ce449" office:value-type="float" office:value="40" calcext:value-type="float">
            <text:p>40</text:p>
          </table:table-cell>
          <table:table-cell table:style-name="ce449" office:value-type="float" office:value="60" calcext:value-type="float">
            <text:p>60</text:p>
          </table:table-cell>
          <table:table-cell table:style-name="ce449" office:value-type="float" office:value="50" calcext:value-type="float">
            <text:p>50</text:p>
          </table:table-cell>
          <table:table-cell table:style-name="ce449" office:value-type="float" office:value="90" calcext:value-type="float">
            <text:p>90</text:p>
          </table:table-cell>
          <table:table-cell table:style-name="ce493" office:value-type="float" office:value="50" calcext:value-type="float">
            <text:p>50</text:p>
          </table:table-cell>
          <table:table-cell table:number-columns-repeated="1016"/>
        </table:table-row>
        <table:table-row table:style-name="ro20">
          <table:table-cell table:style-name="ce478" table:formula="of:=[.A8]+20" office:value-type="float" office:value="380" calcext:value-type="float">
            <text:p>380</text:p>
          </table:table-cell>
          <table:table-cell table:style-name="ce483" office:value-type="float" office:value="0" calcext:value-type="float">
            <text:p>0</text:p>
          </table:table-cell>
          <table:table-cell table:style-name="ce448" office:value-type="float" office:value="70" calcext:value-type="float">
            <text:p>70</text:p>
          </table:table-cell>
          <table:table-cell table:style-name="ce448" office:value-type="float" office:value="40" calcext:value-type="float">
            <text:p>40</text:p>
          </table:table-cell>
          <table:table-cell table:style-name="ce448" office:value-type="float" office:value="60" calcext:value-type="float">
            <text:p>60</text:p>
          </table:table-cell>
          <table:table-cell table:style-name="ce448" office:value-type="float" office:value="50" calcext:value-type="float">
            <text:p>50</text:p>
          </table:table-cell>
          <table:table-cell table:style-name="ce448" office:value-type="float" office:value="100" calcext:value-type="float">
            <text:p>100</text:p>
          </table:table-cell>
          <table:table-cell table:style-name="ce492" office:value-type="float" office:value="60" calcext:value-type="float">
            <text:p>60</text:p>
          </table:table-cell>
          <table:table-cell table:number-columns-repeated="1016"/>
        </table:table-row>
        <table:table-row table:style-name="ro20">
          <table:table-cell table:style-name="ce478" table:formula="of:=[.A9]+20" office:value-type="float" office:value="400" calcext:value-type="float">
            <text:p>400</text:p>
          </table:table-cell>
          <table:table-cell table:style-name="ce484" office:value-type="float" office:value="10" calcext:value-type="float">
            <text:p>10</text:p>
          </table:table-cell>
          <table:table-cell table:style-name="ce449" office:value-type="float" office:value="70" calcext:value-type="float">
            <text:p>70</text:p>
          </table:table-cell>
          <table:table-cell table:style-name="ce449" office:value-type="float" office:value="50" calcext:value-type="float">
            <text:p>50</text:p>
          </table:table-cell>
          <table:table-cell table:style-name="ce449" office:value-type="float" office:value="60" calcext:value-type="float">
            <text:p>60</text:p>
          </table:table-cell>
          <table:table-cell table:style-name="ce449" office:value-type="float" office:value="50" calcext:value-type="float">
            <text:p>50</text:p>
          </table:table-cell>
          <table:table-cell table:style-name="ce449" office:value-type="float" office:value="100" calcext:value-type="float">
            <text:p>100</text:p>
          </table:table-cell>
          <table:table-cell table:style-name="ce493" office:value-type="float" office:value="60" calcext:value-type="float">
            <text:p>60</text:p>
          </table:table-cell>
          <table:table-cell table:style-name="ce242"/>
          <table:table-cell table:number-columns-repeated="1015"/>
        </table:table-row>
        <table:table-row table:style-name="ro20">
          <table:table-cell table:style-name="ce478" table:formula="of:=[.A10]+20" office:value-type="float" office:value="420" calcext:value-type="float">
            <text:p>420</text:p>
          </table:table-cell>
          <table:table-cell table:style-name="ce483" office:value-type="float" office:value="30" calcext:value-type="float">
            <text:p>30</text:p>
          </table:table-cell>
          <table:table-cell table:style-name="ce448" office:value-type="float" office:value="70" calcext:value-type="float">
            <text:p>70</text:p>
          </table:table-cell>
          <table:table-cell table:style-name="ce448" office:value-type="float" office:value="50" calcext:value-type="float">
            <text:p>50</text:p>
          </table:table-cell>
          <table:table-cell table:style-name="ce448" office:value-type="float" office:value="60" calcext:value-type="float">
            <text:p>60</text:p>
          </table:table-cell>
          <table:table-cell table:style-name="ce448" office:value-type="float" office:value="50" calcext:value-type="float">
            <text:p>50</text:p>
          </table:table-cell>
          <table:table-cell table:style-name="ce448" office:value-type="float" office:value="100" calcext:value-type="float">
            <text:p>100</text:p>
          </table:table-cell>
          <table:table-cell table:style-name="ce492" office:value-type="float" office:value="60" calcext:value-type="float">
            <text:p>60</text:p>
          </table:table-cell>
          <table:table-cell table:number-columns-repeated="1016"/>
        </table:table-row>
        <table:table-row table:style-name="ro20">
          <table:table-cell table:style-name="ce478" table:formula="of:=[.A11]+20" office:value-type="float" office:value="440" calcext:value-type="float">
            <text:p>440</text:p>
          </table:table-cell>
          <table:table-cell table:style-name="ce484" office:value-type="float" office:value="40" calcext:value-type="float">
            <text:p>40</text:p>
          </table:table-cell>
          <table:table-cell table:style-name="ce449" office:value-type="float" office:value="70" calcext:value-type="float">
            <text:p>70</text:p>
          </table:table-cell>
          <table:table-cell table:style-name="ce449" office:value-type="float" office:value="50" calcext:value-type="float">
            <text:p>50</text:p>
          </table:table-cell>
          <table:table-cell table:style-name="ce449" office:value-type="float" office:value="70" calcext:value-type="float">
            <text:p>70</text:p>
          </table:table-cell>
          <table:table-cell table:style-name="ce449" office:value-type="float" office:value="50" calcext:value-type="float">
            <text:p>50</text:p>
          </table:table-cell>
          <table:table-cell table:style-name="ce449" office:value-type="float" office:value="100" calcext:value-type="float">
            <text:p>100</text:p>
          </table:table-cell>
          <table:table-cell table:style-name="ce493" office:value-type="float" office:value="60" calcext:value-type="float">
            <text:p>60</text:p>
          </table:table-cell>
          <table:table-cell table:number-columns-repeated="1016"/>
        </table:table-row>
        <table:table-row table:style-name="ro20">
          <table:table-cell table:style-name="ce478" table:formula="of:=[.A12]+20" office:value-type="float" office:value="460" calcext:value-type="float">
            <text:p>460</text:p>
          </table:table-cell>
          <table:table-cell table:style-name="ce483" office:value-type="float" office:value="40" calcext:value-type="float">
            <text:p>40</text:p>
          </table:table-cell>
          <table:table-cell table:style-name="ce448" office:value-type="float" office:value="70" calcext:value-type="float">
            <text:p>70</text:p>
          </table:table-cell>
          <table:table-cell table:style-name="ce448" office:value-type="float" office:value="50" calcext:value-type="float">
            <text:p>50</text:p>
          </table:table-cell>
          <table:table-cell table:style-name="ce448" office:value-type="float" office:value="70" calcext:value-type="float">
            <text:p>70</text:p>
          </table:table-cell>
          <table:table-cell table:style-name="ce448" office:value-type="float" office:value="50" calcext:value-type="float">
            <text:p>50</text:p>
          </table:table-cell>
          <table:table-cell table:style-name="ce448" office:value-type="float" office:value="120" calcext:value-type="float">
            <text:p>120</text:p>
          </table:table-cell>
          <table:table-cell table:style-name="ce492" office:value-type="float" office:value="60" calcext:value-type="float">
            <text:p>60</text:p>
          </table:table-cell>
          <table:table-cell table:number-columns-repeated="1016"/>
        </table:table-row>
        <table:table-row table:style-name="ro20">
          <table:table-cell table:style-name="ce478" table:formula="of:=[.A13]+20" office:value-type="float" office:value="480" calcext:value-type="float">
            <text:p>480</text:p>
          </table:table-cell>
          <table:table-cell table:style-name="ce484" office:value-type="float" office:value="40" calcext:value-type="float">
            <text:p>40</text:p>
          </table:table-cell>
          <table:table-cell table:style-name="ce449" office:value-type="float" office:value="90" calcext:value-type="float">
            <text:p>90</text:p>
          </table:table-cell>
          <table:table-cell table:style-name="ce449" office:value-type="float" office:value="50" calcext:value-type="float">
            <text:p>50</text:p>
          </table:table-cell>
          <table:table-cell table:style-name="ce449" office:value-type="float" office:value="70" calcext:value-type="float">
            <text:p>70</text:p>
          </table:table-cell>
          <table:table-cell table:style-name="ce449" office:value-type="float" office:value="50" calcext:value-type="float">
            <text:p>50</text:p>
          </table:table-cell>
          <table:table-cell table:style-name="ce449" office:value-type="float" office:value="120" calcext:value-type="float">
            <text:p>120</text:p>
          </table:table-cell>
          <table:table-cell table:style-name="ce493" office:value-type="float" office:value="60" calcext:value-type="float">
            <text:p>60</text:p>
          </table:table-cell>
          <table:table-cell table:number-columns-repeated="1016"/>
        </table:table-row>
        <table:table-row table:style-name="ro20">
          <table:table-cell table:style-name="ce478" table:formula="of:=[.A14]+20" office:value-type="float" office:value="500" calcext:value-type="float">
            <text:p>500</text:p>
          </table:table-cell>
          <table:table-cell table:style-name="ce483" office:value-type="float" office:value="50" calcext:value-type="float">
            <text:p>50</text:p>
          </table:table-cell>
          <table:table-cell table:style-name="ce448" office:value-type="float" office:value="90" calcext:value-type="float">
            <text:p>90</text:p>
          </table:table-cell>
          <table:table-cell table:style-name="ce448" office:value-type="float" office:value="50" calcext:value-type="float">
            <text:p>50</text:p>
          </table:table-cell>
          <table:table-cell table:style-name="ce448" office:value-type="float" office:value="70" calcext:value-type="float">
            <text:p>70</text:p>
          </table:table-cell>
          <table:table-cell table:style-name="ce448" office:value-type="float" office:value="50" calcext:value-type="float">
            <text:p>50</text:p>
          </table:table-cell>
          <table:table-cell table:style-name="ce448" office:value-type="float" office:value="120" calcext:value-type="float">
            <text:p>120</text:p>
          </table:table-cell>
          <table:table-cell table:style-name="ce492" office:value-type="float" office:value="70" calcext:value-type="float">
            <text:p>70</text:p>
          </table:table-cell>
          <table:table-cell table:number-columns-repeated="1016"/>
        </table:table-row>
        <table:table-row table:style-name="ro20">
          <table:table-cell table:style-name="ce478" table:formula="of:=[.A15]+20" office:value-type="float" office:value="520" calcext:value-type="float">
            <text:p>520</text:p>
          </table:table-cell>
          <table:table-cell table:style-name="ce484" office:value-type="float" office:value="50" calcext:value-type="float">
            <text:p>50</text:p>
          </table:table-cell>
          <table:table-cell table:style-name="ce449" office:value-type="float" office:value="90" calcext:value-type="float">
            <text:p>90</text:p>
          </table:table-cell>
          <table:table-cell table:style-name="ce449" office:value-type="float" office:value="50" calcext:value-type="float">
            <text:p>50</text:p>
          </table:table-cell>
          <table:table-cell table:number-columns-repeated="2" table:style-name="ce449" office:value-type="float" office:value="70" calcext:value-type="float">
            <text:p>70</text:p>
          </table:table-cell>
          <table:table-cell table:style-name="ce449" office:value-type="float" office:value="120" calcext:value-type="float">
            <text:p>120</text:p>
          </table:table-cell>
          <table:table-cell table:style-name="ce493" office:value-type="float" office:value="70" calcext:value-type="float">
            <text:p>70</text:p>
          </table:table-cell>
          <table:table-cell table:style-name="ce457" table:number-columns-repeated="1016"/>
        </table:table-row>
        <table:table-row table:style-name="ro20">
          <table:table-cell table:style-name="ce478" table:formula="of:=[.A16]+20" office:value-type="float" office:value="540" calcext:value-type="float">
            <text:p>540</text:p>
          </table:table-cell>
          <table:table-cell table:style-name="ce483" office:value-type="float" office:value="50" calcext:value-type="float">
            <text:p>50</text:p>
          </table:table-cell>
          <table:table-cell table:style-name="ce448" office:value-type="float" office:value="90" calcext:value-type="float">
            <text:p>90</text:p>
          </table:table-cell>
          <table:table-cell table:style-name="ce448" office:value-type="float" office:value="50" calcext:value-type="float">
            <text:p>50</text:p>
          </table:table-cell>
          <table:table-cell table:number-columns-repeated="2" table:style-name="ce448" office:value-type="float" office:value="70" calcext:value-type="float">
            <text:p>70</text:p>
          </table:table-cell>
          <table:table-cell table:style-name="ce448" office:value-type="float" office:value="140" calcext:value-type="float">
            <text:p>140</text:p>
          </table:table-cell>
          <table:table-cell table:style-name="ce492" office:value-type="float" office:value="70" calcext:value-type="float">
            <text:p>70</text:p>
          </table:table-cell>
          <table:table-cell table:number-columns-repeated="1016"/>
        </table:table-row>
        <table:table-row table:style-name="ro20">
          <table:table-cell table:style-name="ce478" table:formula="of:=[.A17]+20" office:value-type="float" office:value="560" calcext:value-type="float">
            <text:p>560</text:p>
          </table:table-cell>
          <table:table-cell table:style-name="ce484" office:value-type="float" office:value="50" calcext:value-type="float">
            <text:p>50</text:p>
          </table:table-cell>
          <table:table-cell table:style-name="ce449" office:value-type="float" office:value="90" calcext:value-type="float">
            <text:p>90</text:p>
          </table:table-cell>
          <table:table-cell table:style-name="ce449" office:value-type="float" office:value="50" calcext:value-type="float">
            <text:p>50</text:p>
          </table:table-cell>
          <table:table-cell table:style-name="ce449" office:value-type="float" office:value="90" calcext:value-type="float">
            <text:p>90</text:p>
          </table:table-cell>
          <table:table-cell table:style-name="ce449" office:value-type="float" office:value="70" calcext:value-type="float">
            <text:p>70</text:p>
          </table:table-cell>
          <table:table-cell table:style-name="ce449" office:value-type="float" office:value="140" calcext:value-type="float">
            <text:p>140</text:p>
          </table:table-cell>
          <table:table-cell table:style-name="ce493" office:value-type="float" office:value="70" calcext:value-type="float">
            <text:p>70</text:p>
          </table:table-cell>
          <table:table-cell table:number-columns-repeated="1016"/>
        </table:table-row>
        <table:table-row table:style-name="ro20">
          <table:table-cell table:style-name="ce478" table:formula="of:=[.A18]+20" office:value-type="float" office:value="580" calcext:value-type="float">
            <text:p>580</text:p>
          </table:table-cell>
          <table:table-cell table:style-name="ce483" office:value-type="float" office:value="50" calcext:value-type="float">
            <text:p>50</text:p>
          </table:table-cell>
          <table:table-cell table:style-name="ce448" office:value-type="float" office:value="90" calcext:value-type="float">
            <text:p>90</text:p>
          </table:table-cell>
          <table:table-cell table:style-name="ce448" office:value-type="float" office:value="50" calcext:value-type="float">
            <text:p>50</text:p>
          </table:table-cell>
          <table:table-cell table:style-name="ce448" office:value-type="float" office:value="90" calcext:value-type="float">
            <text:p>90</text:p>
          </table:table-cell>
          <table:table-cell table:style-name="ce448" office:value-type="float" office:value="70" calcext:value-type="float">
            <text:p>70</text:p>
          </table:table-cell>
          <table:table-cell table:style-name="ce448" office:value-type="float" office:value="160" calcext:value-type="float">
            <text:p>160</text:p>
          </table:table-cell>
          <table:table-cell table:style-name="ce492" office:value-type="float" office:value="70" calcext:value-type="float">
            <text:p>70</text:p>
          </table:table-cell>
          <table:table-cell table:number-columns-repeated="1016"/>
        </table:table-row>
        <table:table-row table:style-name="ro20">
          <table:table-cell table:style-name="ce478" table:formula="of:=[.A19]+20" office:value-type="float" office:value="600" calcext:value-type="float">
            <text:p>600</text:p>
          </table:table-cell>
          <table:table-cell table:style-name="ce484" office:value-type="float" office:value="50" calcext:value-type="float">
            <text:p>50</text:p>
          </table:table-cell>
          <table:table-cell table:style-name="ce449" office:value-type="float" office:value="110" calcext:value-type="float">
            <text:p>110</text:p>
          </table:table-cell>
          <table:table-cell table:style-name="ce449" office:value-type="float" office:value="50" calcext:value-type="float">
            <text:p>50</text:p>
          </table:table-cell>
          <table:table-cell table:style-name="ce449" office:value-type="float" office:value="90" calcext:value-type="float">
            <text:p>90</text:p>
          </table:table-cell>
          <table:table-cell table:style-name="ce449" office:value-type="float" office:value="70" calcext:value-type="float">
            <text:p>70</text:p>
          </table:table-cell>
          <table:table-cell table:style-name="ce449" office:value-type="float" office:value="160" calcext:value-type="float">
            <text:p>160</text:p>
          </table:table-cell>
          <table:table-cell table:style-name="ce493" office:value-type="float" office:value="70" calcext:value-type="float">
            <text:p>70</text:p>
          </table:table-cell>
          <table:table-cell table:number-columns-repeated="1016"/>
        </table:table-row>
        <table:table-row table:style-name="ro20">
          <table:table-cell table:style-name="ce478" table:formula="of:=[.A20]+20" office:value-type="float" office:value="620" calcext:value-type="float">
            <text:p>620</text:p>
          </table:table-cell>
          <table:table-cell table:style-name="ce483" office:value-type="float" office:value="50" calcext:value-type="float">
            <text:p>50</text:p>
          </table:table-cell>
          <table:table-cell table:style-name="ce448" office:value-type="float" office:value="110" calcext:value-type="float">
            <text:p>110</text:p>
          </table:table-cell>
          <table:table-cell table:style-name="ce448" office:value-type="float" office:value="50" calcext:value-type="float">
            <text:p>50</text:p>
          </table:table-cell>
          <table:table-cell table:style-name="ce448" office:value-type="float" office:value="90" calcext:value-type="float">
            <text:p>90</text:p>
          </table:table-cell>
          <table:table-cell table:style-name="ce448" office:value-type="float" office:value="70" calcext:value-type="float">
            <text:p>70</text:p>
          </table:table-cell>
          <table:table-cell table:style-name="ce448" office:value-type="float" office:value="160" calcext:value-type="float">
            <text:p>160</text:p>
          </table:table-cell>
          <table:table-cell table:style-name="ce492" office:value-type="float" office:value="90" calcext:value-type="float">
            <text:p>90</text:p>
          </table:table-cell>
          <table:table-cell table:number-columns-repeated="1016"/>
        </table:table-row>
        <table:table-row table:style-name="ro20">
          <table:table-cell table:style-name="ce478" table:formula="of:=[.A21]+20" office:value-type="float" office:value="640" calcext:value-type="float">
            <text:p>640</text:p>
          </table:table-cell>
          <table:table-cell table:style-name="ce484" office:value-type="float" office:value="50" calcext:value-type="float">
            <text:p>50</text:p>
          </table:table-cell>
          <table:table-cell table:style-name="ce449" office:value-type="float" office:value="110" calcext:value-type="float">
            <text:p>110</text:p>
          </table:table-cell>
          <table:table-cell table:style-name="ce449" office:value-type="float" office:value="50" calcext:value-type="float">
            <text:p>50</text:p>
          </table:table-cell>
          <table:table-cell table:style-name="ce449" office:value-type="float" office:value="90" calcext:value-type="float">
            <text:p>90</text:p>
          </table:table-cell>
          <table:table-cell table:style-name="ce449" office:value-type="float" office:value="70" calcext:value-type="float">
            <text:p>70</text:p>
          </table:table-cell>
          <table:table-cell table:style-name="ce449" office:value-type="float" office:value="180" calcext:value-type="float">
            <text:p>180</text:p>
          </table:table-cell>
          <table:table-cell table:style-name="ce493" office:value-type="float" office:value="90" calcext:value-type="float">
            <text:p>90</text:p>
          </table:table-cell>
          <table:table-cell table:number-columns-repeated="1016"/>
        </table:table-row>
        <table:table-row table:style-name="ro20">
          <table:table-cell table:style-name="ce478" table:formula="of:=[.A22]+20" office:value-type="float" office:value="660" calcext:value-type="float">
            <text:p>660</text:p>
          </table:table-cell>
          <table:table-cell table:style-name="ce483" office:value-type="float" office:value="50" calcext:value-type="float">
            <text:p>50</text:p>
          </table:table-cell>
          <table:table-cell table:style-name="ce448" office:value-type="float" office:value="110" calcext:value-type="float">
            <text:p>110</text:p>
          </table:table-cell>
          <table:table-cell table:style-name="ce448" office:value-type="float" office:value="70" calcext:value-type="float">
            <text:p>70</text:p>
          </table:table-cell>
          <table:table-cell table:style-name="ce448" office:value-type="float" office:value="90" calcext:value-type="float">
            <text:p>90</text:p>
          </table:table-cell>
          <table:table-cell table:style-name="ce448" office:value-type="float" office:value="70" calcext:value-type="float">
            <text:p>70</text:p>
          </table:table-cell>
          <table:table-cell table:style-name="ce448" office:value-type="float" office:value="180" calcext:value-type="float">
            <text:p>180</text:p>
          </table:table-cell>
          <table:table-cell table:style-name="ce492" office:value-type="float" office:value="90" calcext:value-type="float">
            <text:p>90</text:p>
          </table:table-cell>
          <table:table-cell table:number-columns-repeated="1016"/>
        </table:table-row>
        <table:table-row table:style-name="ro20">
          <table:table-cell table:style-name="ce478" table:formula="of:=[.A23]+20" office:value-type="float" office:value="680" calcext:value-type="float">
            <text:p>680</text:p>
          </table:table-cell>
          <table:table-cell table:style-name="ce484" office:value-type="float" office:value="50" calcext:value-type="float">
            <text:p>50</text:p>
          </table:table-cell>
          <table:table-cell table:style-name="ce449" office:value-type="float" office:value="110" calcext:value-type="float">
            <text:p>110</text:p>
          </table:table-cell>
          <table:table-cell table:style-name="ce449" office:value-type="float" office:value="70" calcext:value-type="float">
            <text:p>70</text:p>
          </table:table-cell>
          <table:table-cell table:style-name="ce449" office:value-type="float" office:value="110" calcext:value-type="float">
            <text:p>110</text:p>
          </table:table-cell>
          <table:table-cell table:style-name="ce449" office:value-type="float" office:value="70" calcext:value-type="float">
            <text:p>70</text:p>
          </table:table-cell>
          <table:table-cell table:style-name="ce449" office:value-type="float" office:value="180" calcext:value-type="float">
            <text:p>180</text:p>
          </table:table-cell>
          <table:table-cell table:style-name="ce493" office:value-type="float" office:value="90" calcext:value-type="float">
            <text:p>90</text:p>
          </table:table-cell>
          <table:table-cell table:number-columns-repeated="1016"/>
        </table:table-row>
        <table:table-row table:style-name="ro20">
          <table:table-cell table:style-name="ce478" table:formula="of:=[.A24]+20" office:value-type="float" office:value="700" calcext:value-type="float">
            <text:p>700</text:p>
          </table:table-cell>
          <table:table-cell table:style-name="ce483" office:value-type="float" office:value="50" calcext:value-type="float">
            <text:p>50</text:p>
          </table:table-cell>
          <table:table-cell table:style-name="ce448" office:value-type="float" office:value="110" calcext:value-type="float">
            <text:p>110</text:p>
          </table:table-cell>
          <table:table-cell table:style-name="ce448" office:value-type="float" office:value="70" calcext:value-type="float">
            <text:p>70</text:p>
          </table:table-cell>
          <table:table-cell table:style-name="ce448" office:value-type="float" office:value="110" calcext:value-type="float">
            <text:p>110</text:p>
          </table:table-cell>
          <table:table-cell table:style-name="ce448" office:value-type="float" office:value="90" calcext:value-type="float">
            <text:p>90</text:p>
          </table:table-cell>
          <table:table-cell table:style-name="ce448" office:value-type="float" office:value="180" calcext:value-type="float">
            <text:p>180</text:p>
          </table:table-cell>
          <table:table-cell table:style-name="ce492" office:value-type="float" office:value="90" calcext:value-type="float">
            <text:p>90</text:p>
          </table:table-cell>
          <table:table-cell table:number-columns-repeated="1016"/>
        </table:table-row>
        <table:table-row table:style-name="ro20">
          <table:table-cell table:style-name="ce478" table:formula="of:=[.A25]+20" office:value-type="float" office:value="720" calcext:value-type="float">
            <text:p>720</text:p>
          </table:table-cell>
          <table:table-cell table:style-name="ce484" office:value-type="float" office:value="50" calcext:value-type="float">
            <text:p>50</text:p>
          </table:table-cell>
          <table:table-cell table:style-name="ce449" office:value-type="float" office:value="130" calcext:value-type="float">
            <text:p>130</text:p>
          </table:table-cell>
          <table:table-cell table:style-name="ce449" office:value-type="float" office:value="70" calcext:value-type="float">
            <text:p>70</text:p>
          </table:table-cell>
          <table:table-cell table:style-name="ce449" office:value-type="float" office:value="110" calcext:value-type="float">
            <text:p>110</text:p>
          </table:table-cell>
          <table:table-cell table:style-name="ce449" office:value-type="float" office:value="90" calcext:value-type="float">
            <text:p>90</text:p>
          </table:table-cell>
          <table:table-cell table:style-name="ce449" office:value-type="float" office:value="180" calcext:value-type="float">
            <text:p>180</text:p>
          </table:table-cell>
          <table:table-cell table:style-name="ce493" office:value-type="float" office:value="90" calcext:value-type="float">
            <text:p>90</text:p>
          </table:table-cell>
          <table:table-cell table:number-columns-repeated="1016"/>
        </table:table-row>
        <table:table-row table:style-name="ro20">
          <table:table-cell table:style-name="ce478" table:formula="of:=[.A26]+20" office:value-type="float" office:value="740" calcext:value-type="float">
            <text:p>740</text:p>
          </table:table-cell>
          <table:table-cell table:style-name="ce483" office:value-type="float" office:value="50" calcext:value-type="float">
            <text:p>50</text:p>
          </table:table-cell>
          <table:table-cell table:style-name="ce448" office:value-type="float" office:value="130" calcext:value-type="float">
            <text:p>130</text:p>
          </table:table-cell>
          <table:table-cell table:style-name="ce448" office:value-type="float" office:value="70" calcext:value-type="float">
            <text:p>70</text:p>
          </table:table-cell>
          <table:table-cell table:style-name="ce448" office:value-type="float" office:value="110" calcext:value-type="float">
            <text:p>110</text:p>
          </table:table-cell>
          <table:table-cell table:style-name="ce448" office:value-type="float" office:value="90" calcext:value-type="float">
            <text:p>90</text:p>
          </table:table-cell>
          <table:table-cell table:style-name="ce448" office:value-type="float" office:value="180" calcext:value-type="float">
            <text:p>180</text:p>
          </table:table-cell>
          <table:table-cell table:style-name="ce492" office:value-type="float" office:value="110" calcext:value-type="float">
            <text:p>110</text:p>
          </table:table-cell>
          <table:table-cell table:number-columns-repeated="1016"/>
        </table:table-row>
        <table:table-row table:style-name="ro20">
          <table:table-cell table:style-name="ce478" table:formula="of:=[.A27]+20" office:value-type="float" office:value="760" calcext:value-type="float">
            <text:p>760</text:p>
          </table:table-cell>
          <table:table-cell table:style-name="ce484" office:value-type="float" office:value="50" calcext:value-type="float">
            <text:p>50</text:p>
          </table:table-cell>
          <table:table-cell table:style-name="ce449" office:value-type="float" office:value="130" calcext:value-type="float">
            <text:p>130</text:p>
          </table:table-cell>
          <table:table-cell table:style-name="ce449" office:value-type="float" office:value="90" calcext:value-type="float">
            <text:p>90</text:p>
          </table:table-cell>
          <table:table-cell table:style-name="ce449" office:value-type="float" office:value="110" calcext:value-type="float">
            <text:p>110</text:p>
          </table:table-cell>
          <table:table-cell table:style-name="ce449" office:value-type="float" office:value="90" calcext:value-type="float">
            <text:p>90</text:p>
          </table:table-cell>
          <table:table-cell table:style-name="ce449" office:value-type="float" office:value="180" calcext:value-type="float">
            <text:p>180</text:p>
          </table:table-cell>
          <table:table-cell table:style-name="ce493" office:value-type="float" office:value="110" calcext:value-type="float">
            <text:p>110</text:p>
          </table:table-cell>
          <table:table-cell table:number-columns-repeated="1016"/>
        </table:table-row>
        <table:table-row table:style-name="ro20">
          <table:table-cell table:style-name="ce478" table:formula="of:=[.A28]+20" office:value-type="float" office:value="780" calcext:value-type="float">
            <text:p>780</text:p>
          </table:table-cell>
          <table:table-cell table:style-name="ce483" office:value-type="float" office:value="50" calcext:value-type="float">
            <text:p>50</text:p>
          </table:table-cell>
          <table:table-cell table:style-name="ce448" office:value-type="float" office:value="130" calcext:value-type="float">
            <text:p>130</text:p>
          </table:table-cell>
          <table:table-cell table:style-name="ce448" office:value-type="float" office:value="90" calcext:value-type="float">
            <text:p>90</text:p>
          </table:table-cell>
          <table:table-cell table:style-name="ce448" office:value-type="float" office:value="110" calcext:value-type="float">
            <text:p>110</text:p>
          </table:table-cell>
          <table:table-cell table:style-name="ce448" office:value-type="float" office:value="90" calcext:value-type="float">
            <text:p>90</text:p>
          </table:table-cell>
          <table:table-cell table:style-name="ce448" office:value-type="float" office:value="200" calcext:value-type="float">
            <text:p>200</text:p>
          </table:table-cell>
          <table:table-cell table:style-name="ce492" office:value-type="float" office:value="110" calcext:value-type="float">
            <text:p>110</text:p>
          </table:table-cell>
          <table:table-cell table:number-columns-repeated="1016"/>
        </table:table-row>
        <table:table-row table:style-name="ro20">
          <table:table-cell table:style-name="ce478" table:formula="of:=[.A29]+20" office:value-type="float" office:value="800" calcext:value-type="float">
            <text:p>800</text:p>
          </table:table-cell>
          <table:table-cell table:style-name="ce484" office:value-type="float" office:value="50" calcext:value-type="float">
            <text:p>50</text:p>
          </table:table-cell>
          <table:table-cell table:style-name="ce449" office:value-type="float" office:value="130" calcext:value-type="float">
            <text:p>130</text:p>
          </table:table-cell>
          <table:table-cell table:style-name="ce449" office:value-type="float" office:value="90" calcext:value-type="float">
            <text:p>90</text:p>
          </table:table-cell>
          <table:table-cell table:style-name="ce449" office:value-type="float" office:value="130" calcext:value-type="float">
            <text:p>130</text:p>
          </table:table-cell>
          <table:table-cell table:style-name="ce449" office:value-type="float" office:value="90" calcext:value-type="float">
            <text:p>90</text:p>
          </table:table-cell>
          <table:table-cell table:style-name="ce449" office:value-type="float" office:value="200" calcext:value-type="float">
            <text:p>200</text:p>
          </table:table-cell>
          <table:table-cell table:style-name="ce493" office:value-type="float" office:value="110" calcext:value-type="float">
            <text:p>110</text:p>
          </table:table-cell>
          <table:table-cell table:number-columns-repeated="1016"/>
        </table:table-row>
        <table:table-row table:style-name="ro20">
          <table:table-cell table:style-name="ce478" table:formula="of:=[.A30]+20" office:value-type="float" office:value="820" calcext:value-type="float">
            <text:p>820</text:p>
          </table:table-cell>
          <table:table-cell table:style-name="ce483" office:value-type="float" office:value="50" calcext:value-type="float">
            <text:p>50</text:p>
          </table:table-cell>
          <table:table-cell table:style-name="ce448" office:value-type="float" office:value="130" calcext:value-type="float">
            <text:p>130</text:p>
          </table:table-cell>
          <table:table-cell table:style-name="ce448" office:value-type="float" office:value="90" calcext:value-type="float">
            <text:p>90</text:p>
          </table:table-cell>
          <table:table-cell table:style-name="ce448" office:value-type="float" office:value="130" calcext:value-type="float">
            <text:p>130</text:p>
          </table:table-cell>
          <table:table-cell table:style-name="ce448" office:value-type="float" office:value="90" calcext:value-type="float">
            <text:p>90</text:p>
          </table:table-cell>
          <table:table-cell table:style-name="ce448" office:value-type="float" office:value="200" calcext:value-type="float">
            <text:p>200</text:p>
          </table:table-cell>
          <table:table-cell table:style-name="ce492" office:value-type="float" office:value="110" calcext:value-type="float">
            <text:p>110</text:p>
          </table:table-cell>
          <table:table-cell table:number-columns-repeated="1016"/>
        </table:table-row>
        <table:table-row table:style-name="ro20">
          <table:table-cell table:style-name="ce478" table:formula="of:=[.A31]+20" office:value-type="float" office:value="840" calcext:value-type="float">
            <text:p>840</text:p>
          </table:table-cell>
          <table:table-cell table:style-name="ce484" office:value-type="float" office:value="50" calcext:value-type="float">
            <text:p>50</text:p>
          </table:table-cell>
          <table:table-cell table:style-name="ce449" office:value-type="float" office:value="130" calcext:value-type="float">
            <text:p>130</text:p>
          </table:table-cell>
          <table:table-cell table:style-name="ce449" office:value-type="float" office:value="90" calcext:value-type="float">
            <text:p>90</text:p>
          </table:table-cell>
          <table:table-cell table:style-name="ce449" office:value-type="float" office:value="130" calcext:value-type="float">
            <text:p>130</text:p>
          </table:table-cell>
          <table:table-cell table:style-name="ce449" office:value-type="float" office:value="110" calcext:value-type="float">
            <text:p>110</text:p>
          </table:table-cell>
          <table:table-cell table:style-name="ce449" office:value-type="float" office:value="200" calcext:value-type="float">
            <text:p>200</text:p>
          </table:table-cell>
          <table:table-cell table:style-name="ce493" office:value-type="float" office:value="110" calcext:value-type="float">
            <text:p>110</text:p>
          </table:table-cell>
          <table:table-cell table:number-columns-repeated="1016"/>
        </table:table-row>
        <table:table-row table:style-name="ro20">
          <table:table-cell table:style-name="ce478" table:formula="of:=[.A32]+20" office:value-type="float" office:value="860" calcext:value-type="float">
            <text:p>860</text:p>
          </table:table-cell>
          <table:table-cell table:style-name="ce483" office:value-type="float" office:value="50" calcext:value-type="float">
            <text:p>50</text:p>
          </table:table-cell>
          <table:table-cell table:style-name="ce448" office:value-type="float" office:value="130" calcext:value-type="float">
            <text:p>130</text:p>
          </table:table-cell>
          <table:table-cell table:style-name="ce448" office:value-type="float" office:value="90" calcext:value-type="float">
            <text:p>90</text:p>
          </table:table-cell>
          <table:table-cell table:style-name="ce448" office:value-type="float" office:value="130" calcext:value-type="float">
            <text:p>130</text:p>
          </table:table-cell>
          <table:table-cell table:style-name="ce448" office:value-type="float" office:value="110" calcext:value-type="float">
            <text:p>110</text:p>
          </table:table-cell>
          <table:table-cell table:style-name="ce448" office:value-type="float" office:value="200" calcext:value-type="float">
            <text:p>200</text:p>
          </table:table-cell>
          <table:table-cell table:style-name="ce492" office:value-type="float" office:value="130" calcext:value-type="float">
            <text:p>130</text:p>
          </table:table-cell>
          <table:table-cell table:number-columns-repeated="1016"/>
        </table:table-row>
        <table:table-row table:style-name="ro20">
          <table:table-cell table:style-name="ce478" table:formula="of:=[.A33]+20" office:value-type="float" office:value="880" calcext:value-type="float">
            <text:p>880</text:p>
          </table:table-cell>
          <table:table-cell table:style-name="ce484" office:value-type="float" office:value="50" calcext:value-type="float">
            <text:p>50</text:p>
          </table:table-cell>
          <table:table-cell table:style-name="ce449" office:value-type="float" office:value="130" calcext:value-type="float">
            <text:p>130</text:p>
          </table:table-cell>
          <table:table-cell table:style-name="ce449" office:value-type="float" office:value="110" calcext:value-type="float">
            <text:p>110</text:p>
          </table:table-cell>
          <table:table-cell table:style-name="ce449" office:value-type="float" office:value="130" calcext:value-type="float">
            <text:p>130</text:p>
          </table:table-cell>
          <table:table-cell table:style-name="ce449" office:value-type="float" office:value="110" calcext:value-type="float">
            <text:p>110</text:p>
          </table:table-cell>
          <table:table-cell table:style-name="ce449" office:value-type="float" office:value="200" calcext:value-type="float">
            <text:p>200</text:p>
          </table:table-cell>
          <table:table-cell table:style-name="ce493" office:value-type="float" office:value="130" calcext:value-type="float">
            <text:p>130</text:p>
          </table:table-cell>
          <table:table-cell table:number-columns-repeated="1016"/>
        </table:table-row>
        <table:table-row table:style-name="ro20">
          <table:table-cell table:style-name="ce478" table:formula="of:=[.A34]+20" office:value-type="float" office:value="900" calcext:value-type="float">
            <text:p>900</text:p>
          </table:table-cell>
          <table:table-cell table:style-name="ce483" office:value-type="float" office:value="50" calcext:value-type="float">
            <text:p>50</text:p>
          </table:table-cell>
          <table:table-cell table:style-name="ce448" office:value-type="float" office:value="130" calcext:value-type="float">
            <text:p>130</text:p>
          </table:table-cell>
          <table:table-cell table:style-name="ce448" office:value-type="float" office:value="110" calcext:value-type="float">
            <text:p>110</text:p>
          </table:table-cell>
          <table:table-cell table:style-name="ce448" office:value-type="float" office:value="130" calcext:value-type="float">
            <text:p>130</text:p>
          </table:table-cell>
          <table:table-cell table:style-name="ce448" office:value-type="float" office:value="110" calcext:value-type="float">
            <text:p>110</text:p>
          </table:table-cell>
          <table:table-cell table:style-name="ce448" office:value-type="float" office:value="220" calcext:value-type="float">
            <text:p>220</text:p>
          </table:table-cell>
          <table:table-cell table:style-name="ce492" office:value-type="float" office:value="130" calcext:value-type="float">
            <text:p>130</text:p>
          </table:table-cell>
          <table:table-cell table:number-columns-repeated="1016"/>
        </table:table-row>
        <table:table-row table:style-name="ro20">
          <table:table-cell table:style-name="ce478" table:formula="of:=[.A35]+20" office:value-type="float" office:value="920" calcext:value-type="float">
            <text:p>920</text:p>
          </table:table-cell>
          <table:table-cell table:style-name="ce484" office:value-type="float" office:value="50" calcext:value-type="float">
            <text:p>50</text:p>
          </table:table-cell>
          <table:table-cell table:style-name="ce449" office:value-type="float" office:value="150" calcext:value-type="float">
            <text:p>150</text:p>
          </table:table-cell>
          <table:table-cell table:style-name="ce449" office:value-type="float" office:value="110" calcext:value-type="float">
            <text:p>110</text:p>
          </table:table-cell>
          <table:table-cell table:style-name="ce449" office:value-type="float" office:value="150" calcext:value-type="float">
            <text:p>150</text:p>
          </table:table-cell>
          <table:table-cell table:style-name="ce449" office:value-type="float" office:value="110" calcext:value-type="float">
            <text:p>110</text:p>
          </table:table-cell>
          <table:table-cell table:style-name="ce449" office:value-type="float" office:value="220" calcext:value-type="float">
            <text:p>220</text:p>
          </table:table-cell>
          <table:table-cell table:style-name="ce493" office:value-type="float" office:value="130" calcext:value-type="float">
            <text:p>130</text:p>
          </table:table-cell>
          <table:table-cell table:number-columns-repeated="1016"/>
        </table:table-row>
        <table:table-row table:style-name="ro20">
          <table:table-cell table:style-name="ce478" table:formula="of:=[.A36]+20" office:value-type="float" office:value="940" calcext:value-type="float">
            <text:p>940</text:p>
          </table:table-cell>
          <table:table-cell table:style-name="ce483" office:value-type="float" office:value="50" calcext:value-type="float">
            <text:p>50</text:p>
          </table:table-cell>
          <table:table-cell table:style-name="ce448" office:value-type="float" office:value="150" calcext:value-type="float">
            <text:p>150</text:p>
          </table:table-cell>
          <table:table-cell table:style-name="ce448" office:value-type="float" office:value="110" calcext:value-type="float">
            <text:p>110</text:p>
          </table:table-cell>
          <table:table-cell table:style-name="ce448" office:value-type="float" office:value="150" calcext:value-type="float">
            <text:p>150</text:p>
          </table:table-cell>
          <table:table-cell table:style-name="ce448" office:value-type="float" office:value="130" calcext:value-type="float">
            <text:p>130</text:p>
          </table:table-cell>
          <table:table-cell table:style-name="ce448" office:value-type="float" office:value="220" calcext:value-type="float">
            <text:p>220</text:p>
          </table:table-cell>
          <table:table-cell table:style-name="ce492" office:value-type="float" office:value="130" calcext:value-type="float">
            <text:p>130</text:p>
          </table:table-cell>
          <table:table-cell table:number-columns-repeated="1016"/>
        </table:table-row>
        <table:table-row table:style-name="ro20">
          <table:table-cell table:style-name="ce478" table:formula="of:=[.A37]+20" office:value-type="float" office:value="960" calcext:value-type="float">
            <text:p>960</text:p>
          </table:table-cell>
          <table:table-cell table:style-name="ce484" office:value-type="float" office:value="50" calcext:value-type="float">
            <text:p>50</text:p>
          </table:table-cell>
          <table:table-cell table:style-name="ce449" office:value-type="float" office:value="170" calcext:value-type="float">
            <text:p>170</text:p>
          </table:table-cell>
          <table:table-cell table:style-name="ce449" office:value-type="float" office:value="110" calcext:value-type="float">
            <text:p>110</text:p>
          </table:table-cell>
          <table:table-cell table:style-name="ce449" office:value-type="float" office:value="150" calcext:value-type="float">
            <text:p>150</text:p>
          </table:table-cell>
          <table:table-cell table:style-name="ce449" office:value-type="float" office:value="130" calcext:value-type="float">
            <text:p>130</text:p>
          </table:table-cell>
          <table:table-cell table:style-name="ce449" office:value-type="float" office:value="220" calcext:value-type="float">
            <text:p>220</text:p>
          </table:table-cell>
          <table:table-cell table:style-name="ce493" office:value-type="float" office:value="130" calcext:value-type="float">
            <text:p>130</text:p>
          </table:table-cell>
          <table:table-cell table:number-columns-repeated="1016"/>
        </table:table-row>
        <table:table-row table:style-name="ro20">
          <table:table-cell table:style-name="ce478" table:formula="of:=[.A38]+20" office:value-type="float" office:value="980" calcext:value-type="float">
            <text:p>980</text:p>
          </table:table-cell>
          <table:table-cell table:style-name="ce483" office:value-type="float" office:value="50" calcext:value-type="float">
            <text:p>50</text:p>
          </table:table-cell>
          <table:table-cell table:style-name="ce448" office:value-type="float" office:value="170" calcext:value-type="float">
            <text:p>170</text:p>
          </table:table-cell>
          <table:table-cell table:style-name="ce448" office:value-type="float" office:value="110" calcext:value-type="float">
            <text:p>110</text:p>
          </table:table-cell>
          <table:table-cell table:style-name="ce448" office:value-type="float" office:value="150" calcext:value-type="float">
            <text:p>150</text:p>
          </table:table-cell>
          <table:table-cell table:style-name="ce448" office:value-type="float" office:value="130" calcext:value-type="float">
            <text:p>130</text:p>
          </table:table-cell>
          <table:table-cell table:style-name="ce448" office:value-type="float" office:value="220" calcext:value-type="float">
            <text:p>220</text:p>
          </table:table-cell>
          <table:table-cell table:style-name="ce492" office:value-type="float" office:value="150" calcext:value-type="float">
            <text:p>150</text:p>
          </table:table-cell>
          <table:table-cell table:number-columns-repeated="1016"/>
        </table:table-row>
        <table:table-row table:style-name="ro20">
          <table:table-cell table:style-name="ce478" table:formula="of:=[.A39]+20" office:value-type="float" office:value="1000" calcext:value-type="float">
            <text:p>1000</text:p>
          </table:table-cell>
          <table:table-cell table:style-name="ce484" office:value-type="float" office:value="70" calcext:value-type="float">
            <text:p>70</text:p>
          </table:table-cell>
          <table:table-cell table:style-name="ce449" office:value-type="float" office:value="170" calcext:value-type="float">
            <text:p>170</text:p>
          </table:table-cell>
          <table:table-cell table:style-name="ce449" office:value-type="float" office:value="110" calcext:value-type="float">
            <text:p>110</text:p>
          </table:table-cell>
          <table:table-cell table:style-name="ce449" office:value-type="float" office:value="150" calcext:value-type="float">
            <text:p>150</text:p>
          </table:table-cell>
          <table:table-cell table:style-name="ce449" office:value-type="float" office:value="130" calcext:value-type="float">
            <text:p>130</text:p>
          </table:table-cell>
          <table:table-cell table:style-name="ce449" office:value-type="float" office:value="220" calcext:value-type="float">
            <text:p>220</text:p>
          </table:table-cell>
          <table:table-cell table:style-name="ce493" office:value-type="float" office:value="150" calcext:value-type="float">
            <text:p>150</text:p>
          </table:table-cell>
          <table:table-cell table:number-columns-repeated="1016"/>
        </table:table-row>
        <table:table-row table:style-name="ro20">
          <table:table-cell table:style-name="ce478" table:formula="of:=[.A40]+20" office:value-type="float" office:value="1020" calcext:value-type="float">
            <text:p>1020</text:p>
          </table:table-cell>
          <table:table-cell table:style-name="ce483" office:value-type="float" office:value="70" calcext:value-type="float">
            <text:p>70</text:p>
          </table:table-cell>
          <table:table-cell table:style-name="ce448" office:value-type="float" office:value="170" calcext:value-type="float">
            <text:p>170</text:p>
          </table:table-cell>
          <table:table-cell table:style-name="ce448" office:value-type="float" office:value="110" calcext:value-type="float">
            <text:p>110</text:p>
          </table:table-cell>
          <table:table-cell table:style-name="ce448" office:value-type="float" office:value="150" calcext:value-type="float">
            <text:p>150</text:p>
          </table:table-cell>
          <table:table-cell table:style-name="ce448" office:value-type="float" office:value="130" calcext:value-type="float">
            <text:p>130</text:p>
          </table:table-cell>
          <table:table-cell table:style-name="ce448" office:value-type="float" office:value="240" calcext:value-type="float">
            <text:p>240</text:p>
          </table:table-cell>
          <table:table-cell table:style-name="ce492" office:value-type="float" office:value="150" calcext:value-type="float">
            <text:p>150</text:p>
          </table:table-cell>
          <table:table-cell table:number-columns-repeated="1016"/>
        </table:table-row>
        <table:table-row table:style-name="ro20">
          <table:table-cell table:style-name="ce478" table:formula="of:=[.A41]+20" office:value-type="float" office:value="1040" calcext:value-type="float">
            <text:p>1040</text:p>
          </table:table-cell>
          <table:table-cell table:style-name="ce484" office:value-type="float" office:value="70" calcext:value-type="float">
            <text:p>70</text:p>
          </table:table-cell>
          <table:table-cell table:style-name="ce449" office:value-type="float" office:value="170" calcext:value-type="float">
            <text:p>170</text:p>
          </table:table-cell>
          <table:table-cell table:style-name="ce449" office:value-type="float" office:value="110" calcext:value-type="float">
            <text:p>110</text:p>
          </table:table-cell>
          <table:table-cell table:style-name="ce449" office:value-type="float" office:value="170" calcext:value-type="float">
            <text:p>170</text:p>
          </table:table-cell>
          <table:table-cell table:style-name="ce449" office:value-type="float" office:value="130" calcext:value-type="float">
            <text:p>130</text:p>
          </table:table-cell>
          <table:table-cell table:style-name="ce449" office:value-type="float" office:value="240" calcext:value-type="float">
            <text:p>240</text:p>
          </table:table-cell>
          <table:table-cell table:style-name="ce493" office:value-type="float" office:value="150" calcext:value-type="float">
            <text:p>150</text:p>
          </table:table-cell>
          <table:table-cell table:number-columns-repeated="1016"/>
        </table:table-row>
        <table:table-row table:style-name="ro20">
          <table:table-cell table:style-name="ce478" table:formula="of:=[.A42]+20" office:value-type="float" office:value="1060" calcext:value-type="float">
            <text:p>1060</text:p>
          </table:table-cell>
          <table:table-cell table:style-name="ce483" office:value-type="float" office:value="70" calcext:value-type="float">
            <text:p>70</text:p>
          </table:table-cell>
          <table:table-cell table:style-name="ce448" office:value-type="float" office:value="170" calcext:value-type="float">
            <text:p>170</text:p>
          </table:table-cell>
          <table:table-cell table:style-name="ce448" office:value-type="float" office:value="110" calcext:value-type="float">
            <text:p>110</text:p>
          </table:table-cell>
          <table:table-cell table:style-name="ce448" office:value-type="float" office:value="170" calcext:value-type="float">
            <text:p>170</text:p>
          </table:table-cell>
          <table:table-cell table:style-name="ce448" office:value-type="float" office:value="150" calcext:value-type="float">
            <text:p>150</text:p>
          </table:table-cell>
          <table:table-cell table:style-name="ce448" office:value-type="float" office:value="240" calcext:value-type="float">
            <text:p>240</text:p>
          </table:table-cell>
          <table:table-cell table:style-name="ce492" office:value-type="float" office:value="150" calcext:value-type="float">
            <text:p>150</text:p>
          </table:table-cell>
          <table:table-cell table:number-columns-repeated="1016"/>
        </table:table-row>
        <table:table-row table:style-name="ro20">
          <table:table-cell table:style-name="ce478" table:formula="of:=[.A43]+20" office:value-type="float" office:value="1080" calcext:value-type="float">
            <text:p>1080</text:p>
          </table:table-cell>
          <table:table-cell table:style-name="ce484" office:value-type="float" office:value="70" calcext:value-type="float">
            <text:p>70</text:p>
          </table:table-cell>
          <table:table-cell table:style-name="ce449" office:value-type="float" office:value="190" calcext:value-type="float">
            <text:p>190</text:p>
          </table:table-cell>
          <table:table-cell table:style-name="ce449" office:value-type="float" office:value="110" calcext:value-type="float">
            <text:p>110</text:p>
          </table:table-cell>
          <table:table-cell table:style-name="ce449" office:value-type="float" office:value="170" calcext:value-type="float">
            <text:p>170</text:p>
          </table:table-cell>
          <table:table-cell table:style-name="ce449" office:value-type="float" office:value="150" calcext:value-type="float">
            <text:p>150</text:p>
          </table:table-cell>
          <table:table-cell table:style-name="ce449" office:value-type="float" office:value="240" calcext:value-type="float">
            <text:p>240</text:p>
          </table:table-cell>
          <table:table-cell table:style-name="ce493" office:value-type="float" office:value="150" calcext:value-type="float">
            <text:p>150</text:p>
          </table:table-cell>
          <table:table-cell table:number-columns-repeated="1016"/>
        </table:table-row>
        <table:table-row table:style-name="ro20">
          <table:table-cell table:style-name="ce478" table:formula="of:=[.A44]+20" office:value-type="float" office:value="1100" calcext:value-type="float">
            <text:p>1100</text:p>
          </table:table-cell>
          <table:table-cell table:style-name="ce483" office:value-type="float" office:value="70" calcext:value-type="float">
            <text:p>70</text:p>
          </table:table-cell>
          <table:table-cell table:style-name="ce448" office:value-type="float" office:value="190" calcext:value-type="float">
            <text:p>190</text:p>
          </table:table-cell>
          <table:table-cell table:style-name="ce448" office:value-type="float" office:value="110" calcext:value-type="float">
            <text:p>110</text:p>
          </table:table-cell>
          <table:table-cell table:style-name="ce448" office:value-type="float" office:value="170" calcext:value-type="float">
            <text:p>170</text:p>
          </table:table-cell>
          <table:table-cell table:style-name="ce448" office:value-type="float" office:value="150" calcext:value-type="float">
            <text:p>150</text:p>
          </table:table-cell>
          <table:table-cell table:style-name="ce448" office:value-type="float" office:value="240" calcext:value-type="float">
            <text:p>240</text:p>
          </table:table-cell>
          <table:table-cell table:style-name="ce492" office:value-type="float" office:value="170" calcext:value-type="float">
            <text:p>170</text:p>
          </table:table-cell>
          <table:table-cell table:number-columns-repeated="1016"/>
        </table:table-row>
        <table:table-row table:style-name="ro20">
          <table:table-cell table:style-name="ce478" table:formula="of:=[.A45]+20" office:value-type="float" office:value="1120" calcext:value-type="float">
            <text:p>1120</text:p>
          </table:table-cell>
          <table:table-cell table:style-name="ce484" office:value-type="float" office:value="70" calcext:value-type="float">
            <text:p>70</text:p>
          </table:table-cell>
          <table:table-cell table:style-name="ce449" office:value-type="float" office:value="190" calcext:value-type="float">
            <text:p>190</text:p>
          </table:table-cell>
          <table:table-cell table:style-name="ce449" office:value-type="float" office:value="110" calcext:value-type="float">
            <text:p>110</text:p>
          </table:table-cell>
          <table:table-cell table:style-name="ce449" office:value-type="float" office:value="170" calcext:value-type="float">
            <text:p>170</text:p>
          </table:table-cell>
          <table:table-cell table:style-name="ce449" office:value-type="float" office:value="150" calcext:value-type="float">
            <text:p>150</text:p>
          </table:table-cell>
          <table:table-cell table:style-name="ce449" office:value-type="float" office:value="260" calcext:value-type="float">
            <text:p>260</text:p>
          </table:table-cell>
          <table:table-cell table:style-name="ce493" office:value-type="float" office:value="170" calcext:value-type="float">
            <text:p>170</text:p>
          </table:table-cell>
          <table:table-cell table:number-columns-repeated="1016"/>
        </table:table-row>
        <table:table-row table:style-name="ro20">
          <table:table-cell table:style-name="ce478" table:formula="of:=[.A46]+20" office:value-type="float" office:value="1140" calcext:value-type="float">
            <text:p>1140</text:p>
          </table:table-cell>
          <table:table-cell table:style-name="ce483" office:value-type="float" office:value="70" calcext:value-type="float">
            <text:p>70</text:p>
          </table:table-cell>
          <table:table-cell table:style-name="ce448" office:value-type="float" office:value="190" calcext:value-type="float">
            <text:p>190</text:p>
          </table:table-cell>
          <table:table-cell table:style-name="ce448" office:value-type="float" office:value="130" calcext:value-type="float">
            <text:p>130</text:p>
          </table:table-cell>
          <table:table-cell table:style-name="ce448" office:value-type="float" office:value="170" calcext:value-type="float">
            <text:p>170</text:p>
          </table:table-cell>
          <table:table-cell table:style-name="ce448" office:value-type="float" office:value="150" calcext:value-type="float">
            <text:p>150</text:p>
          </table:table-cell>
          <table:table-cell table:style-name="ce448" office:value-type="float" office:value="260" calcext:value-type="float">
            <text:p>260</text:p>
          </table:table-cell>
          <table:table-cell table:style-name="ce492" office:value-type="float" office:value="170" calcext:value-type="float">
            <text:p>170</text:p>
          </table:table-cell>
          <table:table-cell table:number-columns-repeated="1016"/>
        </table:table-row>
        <table:table-row table:style-name="ro20">
          <table:table-cell table:style-name="ce478" table:formula="of:=[.A47]+20" office:value-type="float" office:value="1160" calcext:value-type="float">
            <text:p>1160</text:p>
          </table:table-cell>
          <table:table-cell table:style-name="ce484" office:value-type="float" office:value="70" calcext:value-type="float">
            <text:p>70</text:p>
          </table:table-cell>
          <table:table-cell table:style-name="ce449" office:value-type="float" office:value="190" calcext:value-type="float">
            <text:p>190</text:p>
          </table:table-cell>
          <table:table-cell table:style-name="ce449" office:value-type="float" office:value="130" calcext:value-type="float">
            <text:p>130</text:p>
          </table:table-cell>
          <table:table-cell table:style-name="ce449" office:value-type="float" office:value="190" calcext:value-type="float">
            <text:p>190</text:p>
          </table:table-cell>
          <table:table-cell table:style-name="ce449" office:value-type="float" office:value="150" calcext:value-type="float">
            <text:p>150</text:p>
          </table:table-cell>
          <table:table-cell table:style-name="ce449" office:value-type="float" office:value="260" calcext:value-type="float">
            <text:p>260</text:p>
          </table:table-cell>
          <table:table-cell table:style-name="ce493" office:value-type="float" office:value="170" calcext:value-type="float">
            <text:p>170</text:p>
          </table:table-cell>
          <table:table-cell table:number-columns-repeated="1016"/>
        </table:table-row>
        <table:table-row table:style-name="ro20">
          <table:table-cell table:style-name="ce478" table:formula="of:=[.A48]+20" office:value-type="float" office:value="1180" calcext:value-type="float">
            <text:p>1180</text:p>
          </table:table-cell>
          <table:table-cell table:style-name="ce483" office:value-type="float" office:value="70" calcext:value-type="float">
            <text:p>70</text:p>
          </table:table-cell>
          <table:table-cell table:style-name="ce448" office:value-type="float" office:value="190" calcext:value-type="float">
            <text:p>190</text:p>
          </table:table-cell>
          <table:table-cell table:style-name="ce448" office:value-type="float" office:value="130" calcext:value-type="float">
            <text:p>130</text:p>
          </table:table-cell>
          <table:table-cell table:style-name="ce448" office:value-type="float" office:value="190" calcext:value-type="float">
            <text:p>190</text:p>
          </table:table-cell>
          <table:table-cell table:style-name="ce448" office:value-type="float" office:value="170" calcext:value-type="float">
            <text:p>170</text:p>
          </table:table-cell>
          <table:table-cell table:style-name="ce448" office:value-type="float" office:value="260" calcext:value-type="float">
            <text:p>260</text:p>
          </table:table-cell>
          <table:table-cell table:style-name="ce492" office:value-type="float" office:value="170" calcext:value-type="float">
            <text:p>170</text:p>
          </table:table-cell>
          <table:table-cell table:number-columns-repeated="1016"/>
        </table:table-row>
        <table:table-row table:style-name="ro20">
          <table:table-cell table:style-name="ce478" table:formula="of:=[.A49]+20" office:value-type="float" office:value="1200" calcext:value-type="float">
            <text:p>1200</text:p>
          </table:table-cell>
          <table:table-cell table:style-name="ce484" office:value-type="float" office:value="70" calcext:value-type="float">
            <text:p>70</text:p>
          </table:table-cell>
          <table:table-cell table:style-name="ce449" office:value-type="float" office:value="210" calcext:value-type="float">
            <text:p>210</text:p>
          </table:table-cell>
          <table:table-cell table:style-name="ce449" office:value-type="float" office:value="130" calcext:value-type="float">
            <text:p>130</text:p>
          </table:table-cell>
          <table:table-cell table:style-name="ce449" office:value-type="float" office:value="190" calcext:value-type="float">
            <text:p>190</text:p>
          </table:table-cell>
          <table:table-cell table:style-name="ce449" office:value-type="float" office:value="170" calcext:value-type="float">
            <text:p>170</text:p>
          </table:table-cell>
          <table:table-cell table:style-name="ce449" office:value-type="float" office:value="260" calcext:value-type="float">
            <text:p>260</text:p>
          </table:table-cell>
          <table:table-cell table:style-name="ce493" office:value-type="float" office:value="170" calcext:value-type="float">
            <text:p>170</text:p>
          </table:table-cell>
          <table:table-cell table:number-columns-repeated="1016"/>
        </table:table-row>
        <table:table-row table:style-name="ro20">
          <table:table-cell table:style-name="ce478" table:formula="of:=[.A50]+20" office:value-type="float" office:value="1220" calcext:value-type="float">
            <text:p>1220</text:p>
          </table:table-cell>
          <table:table-cell table:style-name="ce483" office:value-type="float" office:value="70" calcext:value-type="float">
            <text:p>70</text:p>
          </table:table-cell>
          <table:table-cell table:style-name="ce448" office:value-type="float" office:value="210" calcext:value-type="float">
            <text:p>210</text:p>
          </table:table-cell>
          <table:table-cell table:style-name="ce448" office:value-type="float" office:value="130" calcext:value-type="float">
            <text:p>130</text:p>
          </table:table-cell>
          <table:table-cell table:style-name="ce448" office:value-type="float" office:value="190" calcext:value-type="float">
            <text:p>190</text:p>
          </table:table-cell>
          <table:table-cell table:style-name="ce448" office:value-type="float" office:value="170" calcext:value-type="float">
            <text:p>170</text:p>
          </table:table-cell>
          <table:table-cell table:style-name="ce448" office:value-type="float" office:value="260" calcext:value-type="float">
            <text:p>260</text:p>
          </table:table-cell>
          <table:table-cell table:style-name="ce492" office:value-type="float" office:value="190" calcext:value-type="float">
            <text:p>190</text:p>
          </table:table-cell>
          <table:table-cell table:number-columns-repeated="1016"/>
        </table:table-row>
        <table:table-row table:style-name="ro20">
          <table:table-cell table:style-name="ce478" table:formula="of:=[.A51]+20" office:value-type="float" office:value="1240" calcext:value-type="float">
            <text:p>1240</text:p>
          </table:table-cell>
          <table:table-cell table:style-name="ce484" office:value-type="float" office:value="70" calcext:value-type="float">
            <text:p>70</text:p>
          </table:table-cell>
          <table:table-cell table:style-name="ce449" office:value-type="float" office:value="210" calcext:value-type="float">
            <text:p>210</text:p>
          </table:table-cell>
          <table:table-cell table:style-name="ce449" office:value-type="float" office:value="150" calcext:value-type="float">
            <text:p>150</text:p>
          </table:table-cell>
          <table:table-cell table:style-name="ce449" office:value-type="float" office:value="190" calcext:value-type="float">
            <text:p>190</text:p>
          </table:table-cell>
          <table:table-cell table:style-name="ce449" office:value-type="float" office:value="170" calcext:value-type="float">
            <text:p>170</text:p>
          </table:table-cell>
          <table:table-cell table:style-name="ce449" office:value-type="float" office:value="260" calcext:value-type="float">
            <text:p>260</text:p>
          </table:table-cell>
          <table:table-cell table:style-name="ce493" office:value-type="float" office:value="190" calcext:value-type="float">
            <text:p>190</text:p>
          </table:table-cell>
          <table:table-cell table:number-columns-repeated="1016"/>
        </table:table-row>
        <table:table-row table:style-name="ro20">
          <table:table-cell table:style-name="ce478" table:formula="of:=[.A52]+20" office:value-type="float" office:value="1260" calcext:value-type="float">
            <text:p>1260</text:p>
          </table:table-cell>
          <table:table-cell table:style-name="ce483" office:value-type="float" office:value="90" calcext:value-type="float">
            <text:p>90</text:p>
          </table:table-cell>
          <table:table-cell table:style-name="ce448" office:value-type="float" office:value="210" calcext:value-type="float">
            <text:p>210</text:p>
          </table:table-cell>
          <table:table-cell table:style-name="ce448" office:value-type="float" office:value="150" calcext:value-type="float">
            <text:p>150</text:p>
          </table:table-cell>
          <table:table-cell table:style-name="ce448" office:value-type="float" office:value="190" calcext:value-type="float">
            <text:p>190</text:p>
          </table:table-cell>
          <table:table-cell table:style-name="ce448" office:value-type="float" office:value="170" calcext:value-type="float">
            <text:p>170</text:p>
          </table:table-cell>
          <table:table-cell table:style-name="ce448" office:value-type="float" office:value="260" calcext:value-type="float">
            <text:p>260</text:p>
          </table:table-cell>
          <table:table-cell table:style-name="ce492" office:value-type="float" office:value="190" calcext:value-type="float">
            <text:p>190</text:p>
          </table:table-cell>
          <table:table-cell table:number-columns-repeated="1016"/>
        </table:table-row>
        <table:table-row table:style-name="ro20">
          <table:table-cell table:style-name="ce478" table:formula="of:=[.A53]+20" office:value-type="float" office:value="1280" calcext:value-type="float">
            <text:p>1280</text:p>
          </table:table-cell>
          <table:table-cell table:style-name="ce484" office:value-type="float" office:value="90" calcext:value-type="float">
            <text:p>90</text:p>
          </table:table-cell>
          <table:table-cell table:style-name="ce449" office:value-type="float" office:value="210" calcext:value-type="float">
            <text:p>210</text:p>
          </table:table-cell>
          <table:table-cell table:style-name="ce449" office:value-type="float" office:value="150" calcext:value-type="float">
            <text:p>150</text:p>
          </table:table-cell>
          <table:table-cell table:style-name="ce449" office:value-type="float" office:value="210" calcext:value-type="float">
            <text:p>210</text:p>
          </table:table-cell>
          <table:table-cell table:style-name="ce449" office:value-type="float" office:value="170" calcext:value-type="float">
            <text:p>170</text:p>
          </table:table-cell>
          <table:table-cell table:style-name="ce449" office:value-type="float" office:value="260" calcext:value-type="float">
            <text:p>260</text:p>
          </table:table-cell>
          <table:table-cell table:style-name="ce493" office:value-type="float" office:value="190" calcext:value-type="float">
            <text:p>190</text:p>
          </table:table-cell>
          <table:table-cell table:number-columns-repeated="1016"/>
        </table:table-row>
        <table:table-row table:style-name="ro20">
          <table:table-cell table:style-name="ce478" table:formula="of:=[.A54]+20" office:value-type="float" office:value="1300" calcext:value-type="float">
            <text:p>1300</text:p>
          </table:table-cell>
          <table:table-cell table:style-name="ce483" office:value-type="float" office:value="90" calcext:value-type="float">
            <text:p>90</text:p>
          </table:table-cell>
          <table:table-cell table:style-name="ce448" office:value-type="float" office:value="210" calcext:value-type="float">
            <text:p>210</text:p>
          </table:table-cell>
          <table:table-cell table:style-name="ce448" office:value-type="float" office:value="150" calcext:value-type="float">
            <text:p>150</text:p>
          </table:table-cell>
          <table:table-cell table:style-name="ce448" office:value-type="float" office:value="210" calcext:value-type="float">
            <text:p>210</text:p>
          </table:table-cell>
          <table:table-cell table:style-name="ce448" office:value-type="float" office:value="190" calcext:value-type="float">
            <text:p>190</text:p>
          </table:table-cell>
          <table:table-cell table:style-name="ce448" office:value-type="float" office:value="260" calcext:value-type="float">
            <text:p>260</text:p>
          </table:table-cell>
          <table:table-cell table:style-name="ce492" office:value-type="float" office:value="190" calcext:value-type="float">
            <text:p>190</text:p>
          </table:table-cell>
          <table:table-cell table:number-columns-repeated="1016"/>
        </table:table-row>
        <table:table-row table:style-name="ro20">
          <table:table-cell table:style-name="ce478" table:formula="of:=[.A55]+20" office:value-type="float" office:value="1320" calcext:value-type="float">
            <text:p>1320</text:p>
          </table:table-cell>
          <table:table-cell table:style-name="ce484" office:value-type="float" office:value="90" calcext:value-type="float">
            <text:p>90</text:p>
          </table:table-cell>
          <table:table-cell table:style-name="ce449" office:value-type="float" office:value="230" calcext:value-type="float">
            <text:p>230</text:p>
          </table:table-cell>
          <table:table-cell table:style-name="ce449" office:value-type="float" office:value="150" calcext:value-type="float">
            <text:p>150</text:p>
          </table:table-cell>
          <table:table-cell table:style-name="ce449" office:value-type="float" office:value="210" calcext:value-type="float">
            <text:p>210</text:p>
          </table:table-cell>
          <table:table-cell table:style-name="ce449" office:value-type="float" office:value="190" calcext:value-type="float">
            <text:p>190</text:p>
          </table:table-cell>
          <table:table-cell table:style-name="ce449" office:value-type="float" office:value="260" calcext:value-type="float">
            <text:p>260</text:p>
          </table:table-cell>
          <table:table-cell table:style-name="ce493" office:value-type="float" office:value="190" calcext:value-type="float">
            <text:p>190</text:p>
          </table:table-cell>
          <table:table-cell table:number-columns-repeated="1016"/>
        </table:table-row>
        <table:table-row table:style-name="ro20">
          <table:table-cell table:style-name="ce478" table:formula="of:=[.A56]+20" office:value-type="float" office:value="1340" calcext:value-type="float">
            <text:p>1340</text:p>
          </table:table-cell>
          <table:table-cell table:style-name="ce483" office:value-type="float" office:value="90" calcext:value-type="float">
            <text:p>90</text:p>
          </table:table-cell>
          <table:table-cell table:style-name="ce448" office:value-type="float" office:value="230" calcext:value-type="float">
            <text:p>230</text:p>
          </table:table-cell>
          <table:table-cell table:style-name="ce448" office:value-type="float" office:value="150" calcext:value-type="float">
            <text:p>150</text:p>
          </table:table-cell>
          <table:table-cell table:style-name="ce448" office:value-type="float" office:value="210" calcext:value-type="float">
            <text:p>210</text:p>
          </table:table-cell>
          <table:table-cell table:style-name="ce448" office:value-type="float" office:value="190" calcext:value-type="float">
            <text:p>190</text:p>
          </table:table-cell>
          <table:table-cell table:style-name="ce448" office:value-type="float" office:value="260" calcext:value-type="float">
            <text:p>260</text:p>
          </table:table-cell>
          <table:table-cell table:style-name="ce492" office:value-type="float" office:value="210" calcext:value-type="float">
            <text:p>210</text:p>
          </table:table-cell>
          <table:table-cell table:number-columns-repeated="1016"/>
        </table:table-row>
        <table:table-row table:style-name="ro20">
          <table:table-cell table:style-name="ce478" table:formula="of:=[.A57]+20" office:value-type="float" office:value="1360" calcext:value-type="float">
            <text:p>1360</text:p>
          </table:table-cell>
          <table:table-cell table:style-name="ce484" office:value-type="float" office:value="90" calcext:value-type="float">
            <text:p>90</text:p>
          </table:table-cell>
          <table:table-cell table:style-name="ce449" office:value-type="float" office:value="230" calcext:value-type="float">
            <text:p>230</text:p>
          </table:table-cell>
          <table:table-cell table:style-name="ce449" office:value-type="float" office:value="170" calcext:value-type="float">
            <text:p>170</text:p>
          </table:table-cell>
          <table:table-cell table:style-name="ce449" office:value-type="float" office:value="210" calcext:value-type="float">
            <text:p>210</text:p>
          </table:table-cell>
          <table:table-cell table:style-name="ce449" office:value-type="float" office:value="190" calcext:value-type="float">
            <text:p>190</text:p>
          </table:table-cell>
          <table:table-cell table:style-name="ce449" office:value-type="float" office:value="260" calcext:value-type="float">
            <text:p>260</text:p>
          </table:table-cell>
          <table:table-cell table:style-name="ce493" office:value-type="float" office:value="210" calcext:value-type="float">
            <text:p>210</text:p>
          </table:table-cell>
          <table:table-cell table:number-columns-repeated="1016"/>
        </table:table-row>
        <table:table-row table:style-name="ro20">
          <table:table-cell table:style-name="ce478" table:formula="of:=[.A58]+20" office:value-type="float" office:value="1380" calcext:value-type="float">
            <text:p>1380</text:p>
          </table:table-cell>
          <table:table-cell table:style-name="ce483" office:value-type="float" office:value="90" calcext:value-type="float">
            <text:p>90</text:p>
          </table:table-cell>
          <table:table-cell table:style-name="ce448" office:value-type="float" office:value="230" calcext:value-type="float">
            <text:p>230</text:p>
          </table:table-cell>
          <table:table-cell table:style-name="ce448" office:value-type="float" office:value="170" calcext:value-type="float">
            <text:p>170</text:p>
          </table:table-cell>
          <table:table-cell table:style-name="ce448" office:value-type="float" office:value="230" calcext:value-type="float">
            <text:p>230</text:p>
          </table:table-cell>
          <table:table-cell table:style-name="ce448" office:value-type="float" office:value="190" calcext:value-type="float">
            <text:p>190</text:p>
          </table:table-cell>
          <table:table-cell table:style-name="ce448" office:value-type="float" office:value="260" calcext:value-type="float">
            <text:p>260</text:p>
          </table:table-cell>
          <table:table-cell table:style-name="ce492" office:value-type="float" office:value="210" calcext:value-type="float">
            <text:p>210</text:p>
          </table:table-cell>
          <table:table-cell table:number-columns-repeated="1016"/>
        </table:table-row>
        <table:table-row table:style-name="ro20">
          <table:table-cell table:style-name="ce478" table:formula="of:=[.A59]+20" office:value-type="float" office:value="1400" calcext:value-type="float">
            <text:p>1400</text:p>
          </table:table-cell>
          <table:table-cell table:style-name="ce484" office:value-type="float" office:value="90" calcext:value-type="float">
            <text:p>90</text:p>
          </table:table-cell>
          <table:table-cell table:style-name="ce449" office:value-type="float" office:value="230" calcext:value-type="float">
            <text:p>230</text:p>
          </table:table-cell>
          <table:table-cell table:style-name="ce449" office:value-type="float" office:value="170" calcext:value-type="float">
            <text:p>170</text:p>
          </table:table-cell>
          <table:table-cell table:style-name="ce449" office:value-type="float" office:value="230" calcext:value-type="float">
            <text:p>230</text:p>
          </table:table-cell>
          <table:table-cell table:style-name="ce449" office:value-type="float" office:value="210" calcext:value-type="float">
            <text:p>210</text:p>
          </table:table-cell>
          <table:table-cell table:style-name="ce449" office:value-type="float" office:value="260" calcext:value-type="float">
            <text:p>260</text:p>
          </table:table-cell>
          <table:table-cell table:style-name="ce493" office:value-type="float" office:value="210" calcext:value-type="float">
            <text:p>210</text:p>
          </table:table-cell>
          <table:table-cell table:number-columns-repeated="1016"/>
        </table:table-row>
        <table:table-row table:style-name="ro20">
          <table:table-cell table:style-name="ce478" table:formula="of:=[.A60]+20" office:value-type="float" office:value="1420" calcext:value-type="float">
            <text:p>1420</text:p>
          </table:table-cell>
          <table:table-cell table:style-name="ce483" office:value-type="float" office:value="90" calcext:value-type="float">
            <text:p>90</text:p>
          </table:table-cell>
          <table:table-cell table:style-name="ce448" office:value-type="float" office:value="250" calcext:value-type="float">
            <text:p>250</text:p>
          </table:table-cell>
          <table:table-cell table:style-name="ce448" office:value-type="float" office:value="170" calcext:value-type="float">
            <text:p>170</text:p>
          </table:table-cell>
          <table:table-cell table:style-name="ce448" office:value-type="float" office:value="230" calcext:value-type="float">
            <text:p>230</text:p>
          </table:table-cell>
          <table:table-cell table:style-name="ce448" office:value-type="float" office:value="210" calcext:value-type="float">
            <text:p>210</text:p>
          </table:table-cell>
          <table:table-cell table:style-name="ce448" office:value-type="float" office:value="260" calcext:value-type="float">
            <text:p>260</text:p>
          </table:table-cell>
          <table:table-cell table:style-name="ce492" office:value-type="float" office:value="210" calcext:value-type="float">
            <text:p>210</text:p>
          </table:table-cell>
          <table:table-cell table:number-columns-repeated="1016"/>
        </table:table-row>
        <table:table-row table:style-name="ro20">
          <table:table-cell table:style-name="ce478" table:formula="of:=[.A61]+20" office:value-type="float" office:value="1440" calcext:value-type="float">
            <text:p>1440</text:p>
          </table:table-cell>
          <table:table-cell table:style-name="ce484" office:value-type="float" office:value="90" calcext:value-type="float">
            <text:p>90</text:p>
          </table:table-cell>
          <table:table-cell table:style-name="ce449" office:value-type="float" office:value="250" calcext:value-type="float">
            <text:p>250</text:p>
          </table:table-cell>
          <table:table-cell table:style-name="ce449" office:value-type="float" office:value="190" calcext:value-type="float">
            <text:p>190</text:p>
          </table:table-cell>
          <table:table-cell table:style-name="ce449" office:value-type="float" office:value="230" calcext:value-type="float">
            <text:p>230</text:p>
          </table:table-cell>
          <table:table-cell table:style-name="ce449" office:value-type="float" office:value="210" calcext:value-type="float">
            <text:p>210</text:p>
          </table:table-cell>
          <table:table-cell table:style-name="ce449" office:value-type="float" office:value="260" calcext:value-type="float">
            <text:p>260</text:p>
          </table:table-cell>
          <table:table-cell table:style-name="ce493" office:value-type="float" office:value="210" calcext:value-type="float">
            <text:p>210</text:p>
          </table:table-cell>
          <table:table-cell table:number-columns-repeated="1016"/>
        </table:table-row>
        <table:table-row table:style-name="ro20">
          <table:table-cell table:style-name="ce478" table:formula="of:=[.A62]+20" office:value-type="float" office:value="1460" calcext:value-type="float">
            <text:p>1460</text:p>
          </table:table-cell>
          <table:table-cell table:style-name="ce483" office:value-type="float" office:value="90" calcext:value-type="float">
            <text:p>90</text:p>
          </table:table-cell>
          <table:table-cell table:style-name="ce448" office:value-type="float" office:value="250" calcext:value-type="float">
            <text:p>250</text:p>
          </table:table-cell>
          <table:table-cell table:style-name="ce448" office:value-type="float" office:value="190" calcext:value-type="float">
            <text:p>190</text:p>
          </table:table-cell>
          <table:table-cell table:style-name="ce448" office:value-type="float" office:value="230" calcext:value-type="float">
            <text:p>230</text:p>
          </table:table-cell>
          <table:table-cell table:style-name="ce448" office:value-type="float" office:value="210" calcext:value-type="float">
            <text:p>210</text:p>
          </table:table-cell>
          <table:table-cell table:style-name="ce448" office:value-type="float" office:value="260" calcext:value-type="float">
            <text:p>260</text:p>
          </table:table-cell>
          <table:table-cell table:style-name="ce492" office:value-type="float" office:value="230" calcext:value-type="float">
            <text:p>230</text:p>
          </table:table-cell>
          <table:table-cell table:number-columns-repeated="1016"/>
        </table:table-row>
        <table:table-row table:style-name="ro21">
          <table:table-cell table:style-name="ce478" table:formula="of:=[.A63]+20" office:value-type="float" office:value="1480" calcext:value-type="float">
            <text:p>1480</text:p>
          </table:table-cell>
          <table:table-cell table:style-name="ce484" office:value-type="float" office:value="90" calcext:value-type="float">
            <text:p>90</text:p>
          </table:table-cell>
          <table:table-cell table:style-name="ce449" office:value-type="float" office:value="250" calcext:value-type="float">
            <text:p>250</text:p>
          </table:table-cell>
          <table:table-cell table:style-name="ce449" office:value-type="float" office:value="210" calcext:value-type="float">
            <text:p>210</text:p>
          </table:table-cell>
          <table:table-cell table:style-name="ce449" office:value-type="float" office:value="230" calcext:value-type="float">
            <text:p>230</text:p>
          </table:table-cell>
          <table:table-cell table:style-name="ce449" office:value-type="float" office:value="210" calcext:value-type="float">
            <text:p>210</text:p>
          </table:table-cell>
          <table:table-cell table:style-name="ce449" office:value-type="float" office:value="260" calcext:value-type="float">
            <text:p>260</text:p>
          </table:table-cell>
          <table:table-cell table:style-name="ce493" office:value-type="float" office:value="230" calcext:value-type="float">
            <text:p>230</text:p>
          </table:table-cell>
          <table:table-cell table:number-columns-repeated="1016"/>
        </table:table-row>
        <table:table-row table:style-name="ro21">
          <table:table-cell table:style-name="ce478" table:formula="of:=[.A64]+20" office:value-type="float" office:value="1500" calcext:value-type="float">
            <text:p>1500</text:p>
          </table:table-cell>
          <table:table-cell table:style-name="ce483" office:value-type="float" office:value="90" calcext:value-type="float">
            <text:p>90</text:p>
          </table:table-cell>
          <table:table-cell table:style-name="ce448" office:value-type="float" office:value="250" calcext:value-type="float">
            <text:p>250</text:p>
          </table:table-cell>
          <table:table-cell table:style-name="ce448" office:value-type="float" office:value="210" calcext:value-type="float">
            <text:p>210</text:p>
          </table:table-cell>
          <table:table-cell table:style-name="ce448" office:value-type="float" office:value="230" calcext:value-type="float">
            <text:p>230</text:p>
          </table:table-cell>
          <table:table-cell table:style-name="ce448" office:value-type="float" office:value="210" calcext:value-type="float">
            <text:p>210</text:p>
          </table:table-cell>
          <table:table-cell table:style-name="ce448" office:value-type="float" office:value="280" calcext:value-type="float">
            <text:p>280</text:p>
          </table:table-cell>
          <table:table-cell table:style-name="ce492" office:value-type="float" office:value="230" calcext:value-type="float">
            <text:p>230</text:p>
          </table:table-cell>
          <table:table-cell table:number-columns-repeated="1016"/>
        </table:table-row>
        <table:table-row table:style-name="ro21">
          <table:table-cell table:style-name="ce478" table:formula="of:=[.A65]+20" office:value-type="float" office:value="1520" calcext:value-type="float">
            <text:p>1520</text:p>
          </table:table-cell>
          <table:table-cell table:style-name="ce484" office:value-type="float" office:value="90" calcext:value-type="float">
            <text:p>90</text:p>
          </table:table-cell>
          <table:table-cell table:style-name="ce449" office:value-type="float" office:value="270" calcext:value-type="float">
            <text:p>270</text:p>
          </table:table-cell>
          <table:table-cell table:style-name="ce449" office:value-type="float" office:value="210" calcext:value-type="float">
            <text:p>210</text:p>
          </table:table-cell>
          <table:table-cell table:style-name="ce449" office:value-type="float" office:value="230" calcext:value-type="float">
            <text:p>230</text:p>
          </table:table-cell>
          <table:table-cell table:style-name="ce449" office:value-type="float" office:value="210" calcext:value-type="float">
            <text:p>210</text:p>
          </table:table-cell>
          <table:table-cell table:style-name="ce449" office:value-type="float" office:value="280" calcext:value-type="float">
            <text:p>280</text:p>
          </table:table-cell>
          <table:table-cell table:style-name="ce493" office:value-type="float" office:value="230" calcext:value-type="float">
            <text:p>230</text:p>
          </table:table-cell>
          <table:table-cell table:number-columns-repeated="1016"/>
        </table:table-row>
        <table:table-row table:style-name="ro21">
          <table:table-cell table:style-name="ce478" table:formula="of:=[.A66]+20" office:value-type="float" office:value="1540" calcext:value-type="float">
            <text:p>1540</text:p>
          </table:table-cell>
          <table:table-cell table:style-name="ce483" office:value-type="float" office:value="90" calcext:value-type="float">
            <text:p>90</text:p>
          </table:table-cell>
          <table:table-cell table:style-name="ce448" office:value-type="float" office:value="270" calcext:value-type="float">
            <text:p>270</text:p>
          </table:table-cell>
          <table:table-cell table:style-name="ce448" office:value-type="float" office:value="210" calcext:value-type="float">
            <text:p>210</text:p>
          </table:table-cell>
          <table:table-cell table:style-name="ce448" office:value-type="float" office:value="250" calcext:value-type="float">
            <text:p>250</text:p>
          </table:table-cell>
          <table:table-cell table:style-name="ce448" office:value-type="float" office:value="210" calcext:value-type="float">
            <text:p>210</text:p>
          </table:table-cell>
          <table:table-cell table:style-name="ce448" office:value-type="float" office:value="280" calcext:value-type="float">
            <text:p>280</text:p>
          </table:table-cell>
          <table:table-cell table:style-name="ce492" office:value-type="float" office:value="230" calcext:value-type="float">
            <text:p>230</text:p>
          </table:table-cell>
          <table:table-cell table:number-columns-repeated="1016"/>
        </table:table-row>
        <table:table-row table:style-name="ro21">
          <table:table-cell table:style-name="ce478" table:formula="of:=[.A67]+20" office:value-type="float" office:value="1560" calcext:value-type="float">
            <text:p>1560</text:p>
          </table:table-cell>
          <table:table-cell table:style-name="ce484" office:value-type="float" office:value="90" calcext:value-type="float">
            <text:p>90</text:p>
          </table:table-cell>
          <table:table-cell table:style-name="ce449" office:value-type="float" office:value="270" calcext:value-type="float">
            <text:p>270</text:p>
          </table:table-cell>
          <table:table-cell table:style-name="ce449" office:value-type="float" office:value="210" calcext:value-type="float">
            <text:p>210</text:p>
          </table:table-cell>
          <table:table-cell table:style-name="ce449" office:value-type="float" office:value="250" calcext:value-type="float">
            <text:p>250</text:p>
          </table:table-cell>
          <table:table-cell table:style-name="ce449" office:value-type="float" office:value="210" calcext:value-type="float">
            <text:p>210</text:p>
          </table:table-cell>
          <table:table-cell table:style-name="ce449" office:value-type="float" office:value="280" calcext:value-type="float">
            <text:p>280</text:p>
          </table:table-cell>
          <table:table-cell table:style-name="ce493" office:value-type="float" office:value="250" calcext:value-type="float">
            <text:p>250</text:p>
          </table:table-cell>
          <table:table-cell table:number-columns-repeated="1016"/>
        </table:table-row>
        <table:table-row table:style-name="ro21">
          <table:table-cell table:style-name="ce478" table:formula="of:=[.A68]+20" office:value-type="float" office:value="1580" calcext:value-type="float">
            <text:p>1580</text:p>
          </table:table-cell>
          <table:table-cell table:style-name="ce483" office:value-type="float" office:value="90" calcext:value-type="float">
            <text:p>90</text:p>
          </table:table-cell>
          <table:table-cell table:style-name="ce448" office:value-type="float" office:value="270" calcext:value-type="float">
            <text:p>270</text:p>
          </table:table-cell>
          <table:table-cell table:style-name="ce448" office:value-type="float" office:value="210" calcext:value-type="float">
            <text:p>210</text:p>
          </table:table-cell>
          <table:table-cell table:style-name="ce448" office:value-type="float" office:value="250" calcext:value-type="float">
            <text:p>250</text:p>
          </table:table-cell>
          <table:table-cell table:style-name="ce448" office:value-type="float" office:value="210" calcext:value-type="float">
            <text:p>210</text:p>
          </table:table-cell>
          <table:table-cell table:style-name="ce448" office:value-type="float" office:value="300" calcext:value-type="float">
            <text:p>300</text:p>
          </table:table-cell>
          <table:table-cell table:style-name="ce492" office:value-type="float" office:value="250" calcext:value-type="float">
            <text:p>250</text:p>
          </table:table-cell>
          <table:table-cell table:number-columns-repeated="1016"/>
        </table:table-row>
        <table:table-row table:style-name="ro21">
          <table:table-cell table:style-name="ce478" table:formula="of:=[.A69]+20" office:value-type="float" office:value="1600" calcext:value-type="float">
            <text:p>1600</text:p>
          </table:table-cell>
          <table:table-cell table:style-name="ce484" office:value-type="float" office:value="90" calcext:value-type="float">
            <text:p>90</text:p>
          </table:table-cell>
          <table:table-cell table:style-name="ce449" office:value-type="float" office:value="290" calcext:value-type="float">
            <text:p>290</text:p>
          </table:table-cell>
          <table:table-cell table:style-name="ce449" office:value-type="float" office:value="210" calcext:value-type="float">
            <text:p>210</text:p>
          </table:table-cell>
          <table:table-cell table:style-name="ce449" office:value-type="float" office:value="250" calcext:value-type="float">
            <text:p>250</text:p>
          </table:table-cell>
          <table:table-cell table:style-name="ce449" office:value-type="float" office:value="210" calcext:value-type="float">
            <text:p>210</text:p>
          </table:table-cell>
          <table:table-cell table:style-name="ce449" office:value-type="float" office:value="300" calcext:value-type="float">
            <text:p>300</text:p>
          </table:table-cell>
          <table:table-cell table:style-name="ce493" office:value-type="float" office:value="250" calcext:value-type="float">
            <text:p>250</text:p>
          </table:table-cell>
          <table:table-cell table:number-columns-repeated="1016"/>
        </table:table-row>
        <table:table-row table:style-name="ro21">
          <table:table-cell table:style-name="ce479" table:formula="of:=[.A70]+20" office:value-type="float" office:value="1620" calcext:value-type="float">
            <text:p>1620</text:p>
          </table:table-cell>
          <table:table-cell table:style-name="ce485" office:value-type="float" office:value="90" calcext:value-type="float">
            <text:p>90</text:p>
          </table:table-cell>
          <table:table-cell table:style-name="ce488" office:value-type="float" office:value="290" calcext:value-type="float">
            <text:p>290</text:p>
          </table:table-cell>
          <table:table-cell table:style-name="ce488" office:value-type="float" office:value="210" calcext:value-type="float">
            <text:p>210</text:p>
          </table:table-cell>
          <table:table-cell table:style-name="ce488" office:value-type="float" office:value="270" calcext:value-type="float">
            <text:p>270</text:p>
          </table:table-cell>
          <table:table-cell table:style-name="ce488" office:value-type="float" office:value="210" calcext:value-type="float">
            <text:p>210</text:p>
          </table:table-cell>
          <table:table-cell table:style-name="ce488" office:value-type="float" office:value="300" calcext:value-type="float">
            <text:p>300</text:p>
          </table:table-cell>
          <table:table-cell table:style-name="ce494" office:value-type="float" office:value="250" calcext:value-type="float">
            <text:p>250</text:p>
          </table:table-cell>
          <table:table-cell table:number-columns-repeated="1016"/>
        </table:table-row>
        <table:table-row table:style-name="ro2" table:number-rows-repeated="1048504">
          <table:table-cell table:number-columns-repeated="1024"/>
        </table:table-row>
        <table:table-row table:style-name="ro2">
          <table:table-cell table:number-columns-repeated="1024"/>
        </table:table-row>
      </table:table>
      <table:table table:name="AnnualUnits" table:style-name="ta8">
        <table:table-column table:style-name="co19" table:default-cell-style-name="ce242"/>
        <table:table-column table:style-name="co20" table:default-cell-style-name="ce242"/>
        <table:table-column table:style-name="co26" table:number-columns-repeated="9" table:default-cell-style-name="ce242"/>
        <table:table-column table:style-name="co27" table:number-columns-repeated="10" table:default-cell-style-name="ce242"/>
        <table:table-column table:style-name="co28" table:number-columns-repeated="2" table:default-cell-style-name="ce242"/>
        <table:table-column table:style-name="co4" table:number-columns-repeated="234" table:default-cell-style-name="ce242"/>
        <table:table-column table:style-name="co4" table:number-columns-repeated="767" table:default-cell-style-name="Default"/>
        <table:table-row table:style-name="ro2">
          <table:table-cell table:style-name="ce416" office:value-type="string" calcext:value-type="string">
            <text:p>Period</text:p>
          </table:table-cell>
          <table:table-cell table:style-name="ce419" office:value-type="string" calcext:value-type="string">
            <text:p>Week</text:p>
          </table:table-cell>
          <table:table-cell table:style-name="ce419" table:formula="of:=IF([$TrainingPlan.$F$3]=&quot;TSS&quot;; [$AnnualTSS.C1]; [$AnnualHrs.C1])" office:value-type="float" office:value="15" calcext:value-type="float">
            <text:p>15</text:p>
          </table:table-cell>
          <table:table-cell table:style-name="ce419" table:formula="of:=IF([$TrainingPlan.$F$3]=&quot;TSS&quot;; [$AnnualTSS.D1]; [$AnnualHrs.D1])" office:value-type="float" office:value="17.5" calcext:value-type="float">
            <text:p>17.5</text:p>
          </table:table-cell>
          <table:table-cell table:style-name="ce419" table:formula="of:=IF([$TrainingPlan.$F$3]=&quot;TSS&quot;; [$AnnualTSS.E1]; [$AnnualHrs.E1])" office:value-type="float" office:value="20" calcext:value-type="float">
            <text:p>20</text:p>
          </table:table-cell>
          <table:table-cell table:style-name="ce419" table:formula="of:=IF([$TrainingPlan.$F$3]=&quot;TSS&quot;; [$AnnualTSS.F1]; [$AnnualHrs.F1])" office:value-type="float" office:value="22.5" calcext:value-type="float">
            <text:p>22.5</text:p>
          </table:table-cell>
          <table:table-cell table:style-name="ce419" table:formula="of:=IF([$TrainingPlan.$F$3]=&quot;TSS&quot;; [$AnnualTSS.G1]; [$AnnualHrs.G1])" office:value-type="float" office:value="25" calcext:value-type="float">
            <text:p>25</text:p>
          </table:table-cell>
          <table:table-cell table:style-name="ce419" table:formula="of:=IF([$TrainingPlan.$F$3]=&quot;TSS&quot;; [$AnnualTSS.H1]; [$AnnualHrs.H1])" office:value-type="float" office:value="27.5" calcext:value-type="float">
            <text:p>27.5</text:p>
          </table:table-cell>
          <table:table-cell table:style-name="ce419" table:formula="of:=IF([$TrainingPlan.$F$3]=&quot;TSS&quot;; [$AnnualTSS.I1]; [$AnnualHrs.I1])" office:value-type="float" office:value="30" calcext:value-type="float">
            <text:p>30</text:p>
          </table:table-cell>
          <table:table-cell table:style-name="ce419" table:formula="of:=IF([$TrainingPlan.$F$3]=&quot;TSS&quot;; [$AnnualTSS.J1]; [$AnnualHrs.J1])" office:value-type="float" office:value="32.5" calcext:value-type="float">
            <text:p>32.5</text:p>
          </table:table-cell>
          <table:table-cell table:style-name="ce419" table:formula="of:=IF([$TrainingPlan.$F$3]=&quot;TSS&quot;; [$AnnualTSS.K1]; [$AnnualHrs.K1])" office:value-type="float" office:value="35" calcext:value-type="float">
            <text:p>35</text:p>
          </table:table-cell>
          <table:table-cell table:style-name="ce419" table:formula="of:=IF([$TrainingPlan.$F$3]=&quot;TSS&quot;; [$AnnualTSS.L1]; [$AnnualHrs.L1])" office:value-type="float" office:value="37.5" calcext:value-type="float">
            <text:p>37.5</text:p>
          </table:table-cell>
          <table:table-cell table:style-name="ce419" table:formula="of:=IF([$TrainingPlan.$F$3]=&quot;TSS&quot;; [$AnnualTSS.M1]; [$AnnualHrs.M1])" office:value-type="float" office:value="40" calcext:value-type="float">
            <text:p>40</text:p>
          </table:table-cell>
          <table:table-cell table:style-name="ce419" table:formula="of:=IF([$TrainingPlan.$F$3]=&quot;TSS&quot;; [$AnnualTSS.N1]; [$AnnualHrs.N1])" office:value-type="float" office:value="42.5" calcext:value-type="float">
            <text:p>42.5</text:p>
          </table:table-cell>
          <table:table-cell table:style-name="ce419" table:formula="of:=IF([$TrainingPlan.$F$3]=&quot;TSS&quot;; [$AnnualTSS.O1]; [$AnnualHrs.O1])" office:value-type="float" office:value="45" calcext:value-type="float">
            <text:p>45</text:p>
          </table:table-cell>
          <table:table-cell table:style-name="ce419" table:formula="of:=IF([$TrainingPlan.$F$3]=&quot;TSS&quot;; [$AnnualTSS.P1]; [$AnnualHrs.P1])" office:value-type="float" office:value="47.5" calcext:value-type="float">
            <text:p>47.5</text:p>
          </table:table-cell>
          <table:table-cell table:style-name="ce419" table:formula="of:=IF([$TrainingPlan.$F$3]=&quot;TSS&quot;; [$AnnualTSS.Q1]; [$AnnualHrs.Q1])" office:value-type="float" office:value="50" calcext:value-type="float">
            <text:p>50</text:p>
          </table:table-cell>
          <table:table-cell table:style-name="ce419" table:formula="of:=IF([$TrainingPlan.$F$3]=&quot;TSS&quot;; [$AnnualTSS.R1]; [$AnnualHrs.R1])" office:value-type="float" office:value="52.5" calcext:value-type="float">
            <text:p>52.5</text:p>
          </table:table-cell>
          <table:table-cell table:style-name="ce419" table:formula="of:=IF([$TrainingPlan.$F$3]=&quot;TSS&quot;; [$AnnualTSS.S1]; [$AnnualHrs.S1])" office:value-type="float" office:value="55" calcext:value-type="float">
            <text:p>55</text:p>
          </table:table-cell>
          <table:table-cell table:style-name="ce419" table:formula="of:=IF([$TrainingPlan.$F$3]=&quot;TSS&quot;; [$AnnualTSS.T1]; [$AnnualHrs.T1])" office:value-type="float" office:value="57.5" calcext:value-type="float">
            <text:p>57.5</text:p>
          </table:table-cell>
          <table:table-cell table:style-name="ce419" table:formula="of:=IF([$TrainingPlan.$F$3]=&quot;TSS&quot;; [$AnnualTSS.U1]; [$AnnualHrs.U1])" office:value-type="float" office:value="60" calcext:value-type="float">
            <text:p>60</text:p>
          </table:table-cell>
          <table:table-cell table:style-name="ce419" table:formula="of:=IF([$TrainingPlan.$F$3]=&quot;TSS&quot;; [$AnnualTSS.V1]; [$AnnualHrs.V1])" office:value-type="float" office:value="0" calcext:value-type="float">
            <text:p>0</text:p>
          </table:table-cell>
          <table:table-cell table:style-name="ce419" table:formula="of:=IF([$TrainingPlan.$F$3]=&quot;TSS&quot;; [$AnnualTSS.W1]; [$AnnualHrs.W1])" office:value-type="float" office:value="0" calcext:value-type="float">
            <text:p>0</text:p>
          </table:table-cell>
          <table:table-cell table:style-name="ce430" table:number-columns-repeated="1001"/>
        </table:table-row>
        <table:table-row table:style-name="ro2">
          <table:table-cell table:style-name="ce417" office:value-type="string" calcext:value-type="string">
            <text:p>Prep</text:p>
          </table:table-cell>
          <table:table-cell table:style-name="ce420" office:value-type="string" calcext:value-type="string">
            <text:p>All</text:p>
          </table:table-cell>
          <table:table-cell table:style-name="ce422" table:formula="of:=IF([$TrainingPlan.$F$3]=&quot;TSS&quot;; [$AnnualTSS.C2]; [$AnnualHrs.C2])" office:value-type="float" office:value="240" calcext:value-type="float">
            <text:p>240.0</text:p>
          </table:table-cell>
          <table:table-cell table:style-name="ce422" table:formula="of:=IF([$TrainingPlan.$F$3]=&quot;TSS&quot;; [$AnnualTSS.D2]; [$AnnualHrs.D2])" office:value-type="float" office:value="280" calcext:value-type="float">
            <text:p>280.0</text:p>
          </table:table-cell>
          <table:table-cell table:style-name="ce422" table:formula="of:=IF([$TrainingPlan.$F$3]=&quot;TSS&quot;; [$AnnualTSS.E2]; [$AnnualHrs.E2])" office:value-type="float" office:value="320" calcext:value-type="float">
            <text:p>320.0</text:p>
          </table:table-cell>
          <table:table-cell table:style-name="ce422" table:formula="of:=IF([$TrainingPlan.$F$3]=&quot;TSS&quot;; [$AnnualTSS.F2]; [$AnnualHrs.F2])" office:value-type="float" office:value="360" calcext:value-type="float">
            <text:p>360.0</text:p>
          </table:table-cell>
          <table:table-cell table:style-name="ce422" table:formula="of:=IF([$TrainingPlan.$F$3]=&quot;TSS&quot;; [$AnnualTSS.G2]; [$AnnualHrs.G2])" office:value-type="float" office:value="400" calcext:value-type="float">
            <text:p>400.0</text:p>
          </table:table-cell>
          <table:table-cell table:style-name="ce422" table:formula="of:=IF([$TrainingPlan.$F$3]=&quot;TSS&quot;; [$AnnualTSS.H2]; [$AnnualHrs.H2])" office:value-type="float" office:value="440" calcext:value-type="float">
            <text:p>440.0</text:p>
          </table:table-cell>
          <table:table-cell table:style-name="ce422" table:formula="of:=IF([$TrainingPlan.$F$3]=&quot;TSS&quot;; [$AnnualTSS.I2]; [$AnnualHrs.I2])" office:value-type="float" office:value="480" calcext:value-type="float">
            <text:p>480.0</text:p>
          </table:table-cell>
          <table:table-cell table:style-name="ce422" table:formula="of:=IF([$TrainingPlan.$F$3]=&quot;TSS&quot;; [$AnnualTSS.J2]; [$AnnualHrs.J2])" office:value-type="float" office:value="520" calcext:value-type="float">
            <text:p>520.0</text:p>
          </table:table-cell>
          <table:table-cell table:style-name="ce422" table:formula="of:=IF([$TrainingPlan.$F$3]=&quot;TSS&quot;; [$AnnualTSS.K2]; [$AnnualHrs.K2])" office:value-type="float" office:value="560" calcext:value-type="float">
            <text:p>560.0</text:p>
          </table:table-cell>
          <table:table-cell table:style-name="ce422" table:formula="of:=IF([$TrainingPlan.$F$3]=&quot;TSS&quot;; [$AnnualTSS.L2]; [$AnnualHrs.L2])" office:value-type="float" office:value="600" calcext:value-type="float">
            <text:p>600.0</text:p>
          </table:table-cell>
          <table:table-cell table:style-name="ce422" table:formula="of:=IF([$TrainingPlan.$F$3]=&quot;TSS&quot;; [$AnnualTSS.M2]; [$AnnualHrs.M2])" office:value-type="float" office:value="640" calcext:value-type="float">
            <text:p>640.0</text:p>
          </table:table-cell>
          <table:table-cell table:style-name="ce422" table:formula="of:=IF([$TrainingPlan.$F$3]=&quot;TSS&quot;; [$AnnualTSS.N2]; [$AnnualHrs.N2])" office:value-type="float" office:value="700" calcext:value-type="float">
            <text:p>700.0</text:p>
          </table:table-cell>
          <table:table-cell table:style-name="ce422" table:formula="of:=IF([$TrainingPlan.$F$3]=&quot;TSS&quot;; [$AnnualTSS.O2]; [$AnnualHrs.O2])" office:value-type="float" office:value="720" calcext:value-type="float">
            <text:p>720.0</text:p>
          </table:table-cell>
          <table:table-cell table:style-name="ce422" table:formula="of:=IF([$TrainingPlan.$F$3]=&quot;TSS&quot;; [$AnnualTSS.P2]; [$AnnualHrs.P2])" office:value-type="float" office:value="760" calcext:value-type="float">
            <text:p>760.0</text:p>
          </table:table-cell>
          <table:table-cell table:style-name="ce422" table:formula="of:=IF([$TrainingPlan.$F$3]=&quot;TSS&quot;; [$AnnualTSS.Q2]; [$AnnualHrs.Q2])" office:value-type="float" office:value="800" calcext:value-type="float">
            <text:p>800.0</text:p>
          </table:table-cell>
          <table:table-cell table:style-name="ce422" table:formula="of:=IF([$TrainingPlan.$F$3]=&quot;TSS&quot;; [$AnnualTSS.R2]; [$AnnualHrs.R2])" office:value-type="float" office:value="840" calcext:value-type="float">
            <text:p>840.0</text:p>
          </table:table-cell>
          <table:table-cell table:style-name="ce422" table:formula="of:=IF([$TrainingPlan.$F$3]=&quot;TSS&quot;; [$AnnualTSS.S2]; [$AnnualHrs.S2])" office:value-type="float" office:value="880" calcext:value-type="float">
            <text:p>880.0</text:p>
          </table:table-cell>
          <table:table-cell table:style-name="ce422" table:formula="of:=IF([$TrainingPlan.$F$3]=&quot;TSS&quot;; [$AnnualTSS.T2]; [$AnnualHrs.T2])" office:value-type="float" office:value="920" calcext:value-type="float">
            <text:p>920.0</text:p>
          </table:table-cell>
          <table:table-cell table:style-name="ce422" table:formula="of:=IF([$TrainingPlan.$F$3]=&quot;TSS&quot;; [$AnnualTSS.U2]; [$AnnualHrs.U2])" office:value-type="float" office:value="960" calcext:value-type="float">
            <text:p>960.0</text:p>
          </table:table-cell>
          <table:table-cell table:style-name="ce422" table:formula="of:=IF([$TrainingPlan.$F$3]=&quot;TSS&quot;; [$AnnualTSS.V2]; [$AnnualHrs.V2])" office:value-type="float" office:value="0" calcext:value-type="float">
            <text:p>0.0</text:p>
          </table:table-cell>
          <table:table-cell table:style-name="ce427" table:formula="of:=IF([$TrainingPlan.$F$3]=&quot;TSS&quot;; [$AnnualTSS.W2]; [$AnnualHrs.W2])" office:value-type="float" office:value="0" calcext:value-type="float">
            <text:p>0.0</text:p>
          </table:table-cell>
          <table:table-cell table:number-columns-repeated="1001"/>
        </table:table-row>
        <table:table-row table:style-name="ro2">
          <table:table-cell table:style-name="ce417" office:value-type="string" calcext:value-type="string">
            <text:p>Base 1Wk1</text:p>
          </table:table-cell>
          <table:table-cell table:style-name="ce376" office:value-type="float" office:value="1" calcext:value-type="float">
            <text:p>1</text:p>
          </table:table-cell>
          <table:table-cell table:style-name="ce423" table:formula="of:=IF([$TrainingPlan.$F$3]=&quot;TSS&quot;; [$AnnualTSS.C3]; [$AnnualHrs.C3])" office:value-type="float" office:value="280" calcext:value-type="float">
            <text:p>280.0</text:p>
          </table:table-cell>
          <table:table-cell table:style-name="ce423" table:formula="of:=IF([$TrainingPlan.$F$3]=&quot;TSS&quot;; [$AnnualTSS.D3]; [$AnnualHrs.D3])" office:value-type="float" office:value="330" calcext:value-type="float">
            <text:p>330.0</text:p>
          </table:table-cell>
          <table:table-cell table:style-name="ce423" table:formula="of:=IF([$TrainingPlan.$F$3]=&quot;TSS&quot;; [$AnnualTSS.E3]; [$AnnualHrs.E3])" office:value-type="float" office:value="380" calcext:value-type="float">
            <text:p>380.0</text:p>
          </table:table-cell>
          <table:table-cell table:style-name="ce423" table:formula="of:=IF([$TrainingPlan.$F$3]=&quot;TSS&quot;; [$AnnualTSS.F3]; [$AnnualHrs.F3])" office:value-type="float" office:value="430" calcext:value-type="float">
            <text:p>430.0</text:p>
          </table:table-cell>
          <table:table-cell table:style-name="ce423" table:formula="of:=IF([$TrainingPlan.$F$3]=&quot;TSS&quot;; [$AnnualTSS.G3]; [$AnnualHrs.G3])" office:value-type="float" office:value="480" calcext:value-type="float">
            <text:p>480.0</text:p>
          </table:table-cell>
          <table:table-cell table:style-name="ce423" table:formula="of:=IF([$TrainingPlan.$F$3]=&quot;TSS&quot;; [$AnnualTSS.H3]; [$AnnualHrs.H3])" office:value-type="float" office:value="520" calcext:value-type="float">
            <text:p>520.0</text:p>
          </table:table-cell>
          <table:table-cell table:style-name="ce423" table:formula="of:=IF([$TrainingPlan.$F$3]=&quot;TSS&quot;; [$AnnualTSS.I3]; [$AnnualHrs.I3])" office:value-type="float" office:value="570" calcext:value-type="float">
            <text:p>570.0</text:p>
          </table:table-cell>
          <table:table-cell table:style-name="ce423" table:formula="of:=IF([$TrainingPlan.$F$3]=&quot;TSS&quot;; [$AnnualTSS.J3]; [$AnnualHrs.J3])" office:value-type="float" office:value="620" calcext:value-type="float">
            <text:p>620.0</text:p>
          </table:table-cell>
          <table:table-cell table:style-name="ce423" table:formula="of:=IF([$TrainingPlan.$F$3]=&quot;TSS&quot;; [$AnnualTSS.K3]; [$AnnualHrs.K3])" office:value-type="float" office:value="670" calcext:value-type="float">
            <text:p>670.0</text:p>
          </table:table-cell>
          <table:table-cell table:style-name="ce423" table:formula="of:=IF([$TrainingPlan.$F$3]=&quot;TSS&quot;; [$AnnualTSS.L3]; [$AnnualHrs.L3])" office:value-type="float" office:value="710" calcext:value-type="float">
            <text:p>710.0</text:p>
          </table:table-cell>
          <table:table-cell table:style-name="ce423" table:formula="of:=IF([$TrainingPlan.$F$3]=&quot;TSS&quot;; [$AnnualTSS.M3]; [$AnnualHrs.M3])" office:value-type="float" office:value="760" calcext:value-type="float">
            <text:p>760.0</text:p>
          </table:table-cell>
          <table:table-cell table:style-name="ce423" table:formula="of:=IF([$TrainingPlan.$F$3]=&quot;TSS&quot;; [$AnnualTSS.N3]; [$AnnualHrs.N3])" office:value-type="float" office:value="810" calcext:value-type="float">
            <text:p>810.0</text:p>
          </table:table-cell>
          <table:table-cell table:style-name="ce423" table:formula="of:=IF([$TrainingPlan.$F$3]=&quot;TSS&quot;; [$AnnualTSS.O3]; [$AnnualHrs.O3])" office:value-type="float" office:value="850" calcext:value-type="float">
            <text:p>850.0</text:p>
          </table:table-cell>
          <table:table-cell table:style-name="ce423" table:formula="of:=IF([$TrainingPlan.$F$3]=&quot;TSS&quot;; [$AnnualTSS.P3]; [$AnnualHrs.P3])" office:value-type="float" office:value="900" calcext:value-type="float">
            <text:p>900.0</text:p>
          </table:table-cell>
          <table:table-cell table:style-name="ce423" table:formula="of:=IF([$TrainingPlan.$F$3]=&quot;TSS&quot;; [$AnnualTSS.Q3]; [$AnnualHrs.Q3])" office:value-type="float" office:value="950" calcext:value-type="float">
            <text:p>950.0</text:p>
          </table:table-cell>
          <table:table-cell table:style-name="ce423" table:formula="of:=IF([$TrainingPlan.$F$3]=&quot;TSS&quot;; [$AnnualTSS.R3]; [$AnnualHrs.R3])" office:value-type="float" office:value="1000" calcext:value-type="float">
            <text:p>1000.0</text:p>
          </table:table-cell>
          <table:table-cell table:style-name="ce423" table:formula="of:=IF([$TrainingPlan.$F$3]=&quot;TSS&quot;; [$AnnualTSS.S3]; [$AnnualHrs.S3])" office:value-type="float" office:value="1040" calcext:value-type="float">
            <text:p>1040.0</text:p>
          </table:table-cell>
          <table:table-cell table:style-name="ce423" table:formula="of:=IF([$TrainingPlan.$F$3]=&quot;TSS&quot;; [$AnnualTSS.T3]; [$AnnualHrs.T3])" office:value-type="float" office:value="1090" calcext:value-type="float">
            <text:p>1090.0</text:p>
          </table:table-cell>
          <table:table-cell table:style-name="ce423" table:formula="of:=IF([$TrainingPlan.$F$3]=&quot;TSS&quot;; [$AnnualTSS.U3]; [$AnnualHrs.U3])" office:value-type="float" office:value="1140" calcext:value-type="float">
            <text:p>1140.0</text:p>
          </table:table-cell>
          <table:table-cell table:style-name="ce423" table:formula="of:=IF([$TrainingPlan.$F$3]=&quot;TSS&quot;; [$AnnualTSS.V3]; [$AnnualHrs.V3])" office:value-type="float" office:value="0" calcext:value-type="float">
            <text:p>0.0</text:p>
          </table:table-cell>
          <table:table-cell table:style-name="ce428" table:formula="of:=IF([$TrainingPlan.$F$3]=&quot;TSS&quot;; [$AnnualTSS.W3]; [$AnnualHrs.W3])" office:value-type="float" office:value="0" calcext:value-type="float">
            <text:p>0.0</text:p>
          </table:table-cell>
          <table:table-cell table:number-columns-repeated="1001"/>
        </table:table-row>
        <table:table-row table:style-name="ro2">
          <table:table-cell table:style-name="ce417" office:value-type="string" calcext:value-type="string">
            <text:p>Base 1Wk2</text:p>
          </table:table-cell>
          <table:table-cell table:style-name="ce376" office:value-type="float" office:value="2" calcext:value-type="float">
            <text:p>2</text:p>
          </table:table-cell>
          <table:table-cell table:style-name="ce423" table:formula="of:=IF([$TrainingPlan.$F$3]=&quot;TSS&quot;; [$AnnualTSS.C4]; [$AnnualHrs.C4])" office:value-type="float" office:value="310" calcext:value-type="float">
            <text:p>310.0</text:p>
          </table:table-cell>
          <table:table-cell table:style-name="ce423" table:formula="of:=IF([$TrainingPlan.$F$3]=&quot;TSS&quot;; [$AnnualTSS.D4]; [$AnnualHrs.D4])" office:value-type="float" office:value="370" calcext:value-type="float">
            <text:p>370.0</text:p>
          </table:table-cell>
          <table:table-cell table:style-name="ce423" table:formula="of:=IF([$TrainingPlan.$F$3]=&quot;TSS&quot;; [$AnnualTSS.E4]; [$AnnualHrs.E4])" office:value-type="float" office:value="420" calcext:value-type="float">
            <text:p>420.0</text:p>
          </table:table-cell>
          <table:table-cell table:style-name="ce423" table:formula="of:=IF([$TrainingPlan.$F$3]=&quot;TSS&quot;; [$AnnualTSS.F4]; [$AnnualHrs.F4])" office:value-type="float" office:value="470" calcext:value-type="float">
            <text:p>470.0</text:p>
          </table:table-cell>
          <table:table-cell table:style-name="ce423" table:formula="of:=IF([$TrainingPlan.$F$3]=&quot;TSS&quot;; [$AnnualTSS.G4]; [$AnnualHrs.G4])" office:value-type="float" office:value="530" calcext:value-type="float">
            <text:p>530.0</text:p>
          </table:table-cell>
          <table:table-cell table:style-name="ce423" table:formula="of:=IF([$TrainingPlan.$F$3]=&quot;TSS&quot;; [$AnnualTSS.H4]; [$AnnualHrs.H4])" office:value-type="float" office:value="580" calcext:value-type="float">
            <text:p>580.0</text:p>
          </table:table-cell>
          <table:table-cell table:style-name="ce423" table:formula="of:=IF([$TrainingPlan.$F$3]=&quot;TSS&quot;; [$AnnualTSS.I4]; [$AnnualHrs.I4])" office:value-type="float" office:value="630" calcext:value-type="float">
            <text:p>630.0</text:p>
          </table:table-cell>
          <table:table-cell table:style-name="ce423" table:formula="of:=IF([$TrainingPlan.$F$3]=&quot;TSS&quot;; [$AnnualTSS.J4]; [$AnnualHrs.J4])" office:value-type="float" office:value="680" calcext:value-type="float">
            <text:p>680.0</text:p>
          </table:table-cell>
          <table:table-cell table:style-name="ce423" table:formula="of:=IF([$TrainingPlan.$F$3]=&quot;TSS&quot;; [$AnnualTSS.K4]; [$AnnualHrs.K4])" office:value-type="float" office:value="730" calcext:value-type="float">
            <text:p>730.0</text:p>
          </table:table-cell>
          <table:table-cell table:style-name="ce423" table:formula="of:=IF([$TrainingPlan.$F$3]=&quot;TSS&quot;; [$AnnualTSS.L4]; [$AnnualHrs.L4])" office:value-type="float" office:value="780" calcext:value-type="float">
            <text:p>780.0</text:p>
          </table:table-cell>
          <table:table-cell table:style-name="ce423" table:formula="of:=IF([$TrainingPlan.$F$3]=&quot;TSS&quot;; [$AnnualTSS.M4]; [$AnnualHrs.M4])" office:value-type="float" office:value="840" calcext:value-type="float">
            <text:p>840.0</text:p>
          </table:table-cell>
          <table:table-cell table:style-name="ce423" table:formula="of:=IF([$TrainingPlan.$F$3]=&quot;TSS&quot;; [$AnnualTSS.N4]; [$AnnualHrs.N4])" office:value-type="float" office:value="890" calcext:value-type="float">
            <text:p>890.0</text:p>
          </table:table-cell>
          <table:table-cell table:style-name="ce423" table:formula="of:=IF([$TrainingPlan.$F$3]=&quot;TSS&quot;; [$AnnualTSS.O4]; [$AnnualHrs.O4])" office:value-type="float" office:value="950" calcext:value-type="float">
            <text:p>950.0</text:p>
          </table:table-cell>
          <table:table-cell table:style-name="ce423" table:formula="of:=IF([$TrainingPlan.$F$3]=&quot;TSS&quot;; [$AnnualTSS.P4]; [$AnnualHrs.P4])" office:value-type="float" office:value="1000" calcext:value-type="float">
            <text:p>1000.0</text:p>
          </table:table-cell>
          <table:table-cell table:style-name="ce423" table:formula="of:=IF([$TrainingPlan.$F$3]=&quot;TSS&quot;; [$AnnualTSS.Q4]; [$AnnualHrs.Q4])" office:value-type="float" office:value="1050" calcext:value-type="float">
            <text:p>1050.0</text:p>
          </table:table-cell>
          <table:table-cell table:style-name="ce423" table:formula="of:=IF([$TrainingPlan.$F$3]=&quot;TSS&quot;; [$AnnualTSS.R4]; [$AnnualHrs.R4])" office:value-type="float" office:value="1100" calcext:value-type="float">
            <text:p>1100.0</text:p>
          </table:table-cell>
          <table:table-cell table:style-name="ce423" table:formula="of:=IF([$TrainingPlan.$F$3]=&quot;TSS&quot;; [$AnnualTSS.S4]; [$AnnualHrs.S4])" office:value-type="float" office:value="1150" calcext:value-type="float">
            <text:p>1150.0</text:p>
          </table:table-cell>
          <table:table-cell table:style-name="ce423" table:formula="of:=IF([$TrainingPlan.$F$3]=&quot;TSS&quot;; [$AnnualTSS.T4]; [$AnnualHrs.T4])" office:value-type="float" office:value="1210" calcext:value-type="float">
            <text:p>1210.0</text:p>
          </table:table-cell>
          <table:table-cell table:style-name="ce423" table:formula="of:=IF([$TrainingPlan.$F$3]=&quot;TSS&quot;; [$AnnualTSS.U4]; [$AnnualHrs.U4])" office:value-type="float" office:value="1260" calcext:value-type="float">
            <text:p>1260.0</text:p>
          </table:table-cell>
          <table:table-cell table:style-name="ce423" table:formula="of:=IF([$TrainingPlan.$F$3]=&quot;TSS&quot;; [$AnnualTSS.V4]; [$AnnualHrs.V4])" office:value-type="float" office:value="0" calcext:value-type="float">
            <text:p>0.0</text:p>
          </table:table-cell>
          <table:table-cell table:style-name="ce428" table:formula="of:=IF([$TrainingPlan.$F$3]=&quot;TSS&quot;; [$AnnualTSS.W4]; [$AnnualHrs.W4])" office:value-type="float" office:value="0" calcext:value-type="float">
            <text:p>0.0</text:p>
          </table:table-cell>
          <table:table-cell table:number-columns-repeated="1001"/>
        </table:table-row>
        <table:table-row table:style-name="ro2">
          <table:table-cell table:style-name="ce417" office:value-type="string" calcext:value-type="string">
            <text:p>Base 1Wk3</text:p>
          </table:table-cell>
          <table:table-cell table:style-name="ce376" office:value-type="float" office:value="3" calcext:value-type="float">
            <text:p>3</text:p>
          </table:table-cell>
          <table:table-cell table:style-name="ce423" table:formula="of:=IF([$TrainingPlan.$F$3]=&quot;TSS&quot;; [$AnnualTSS.C5]; [$AnnualHrs.C5])" office:value-type="float" office:value="350" calcext:value-type="float">
            <text:p>350.0</text:p>
          </table:table-cell>
          <table:table-cell table:style-name="ce423" table:formula="of:=IF([$TrainingPlan.$F$3]=&quot;TSS&quot;; [$AnnualTSS.D5]; [$AnnualHrs.D5])" office:value-type="float" office:value="400" calcext:value-type="float">
            <text:p>400.0</text:p>
          </table:table-cell>
          <table:table-cell table:style-name="ce423" table:formula="of:=IF([$TrainingPlan.$F$3]=&quot;TSS&quot;; [$AnnualTSS.E5]; [$AnnualHrs.E5])" office:value-type="float" office:value="460" calcext:value-type="float">
            <text:p>460.0</text:p>
          </table:table-cell>
          <table:table-cell table:style-name="ce423" table:formula="of:=IF([$TrainingPlan.$F$3]=&quot;TSS&quot;; [$AnnualTSS.F5]; [$AnnualHrs.F5])" office:value-type="float" office:value="520" calcext:value-type="float">
            <text:p>520.0</text:p>
          </table:table-cell>
          <table:table-cell table:style-name="ce423" table:formula="of:=IF([$TrainingPlan.$F$3]=&quot;TSS&quot;; [$AnnualTSS.G5]; [$AnnualHrs.G5])" office:value-type="float" office:value="580" calcext:value-type="float">
            <text:p>580.0</text:p>
          </table:table-cell>
          <table:table-cell table:style-name="ce423" table:formula="of:=IF([$TrainingPlan.$F$3]=&quot;TSS&quot;; [$AnnualTSS.H5]; [$AnnualHrs.H5])" office:value-type="float" office:value="630" calcext:value-type="float">
            <text:p>630.0</text:p>
          </table:table-cell>
          <table:table-cell table:style-name="ce423" table:formula="of:=IF([$TrainingPlan.$F$3]=&quot;TSS&quot;; [$AnnualTSS.I5]; [$AnnualHrs.I5])" office:value-type="float" office:value="690" calcext:value-type="float">
            <text:p>690.0</text:p>
          </table:table-cell>
          <table:table-cell table:style-name="ce423" table:formula="of:=IF([$TrainingPlan.$F$3]=&quot;TSS&quot;; [$AnnualTSS.J5]; [$AnnualHrs.J5])" office:value-type="float" office:value="750" calcext:value-type="float">
            <text:p>750.0</text:p>
          </table:table-cell>
          <table:table-cell table:style-name="ce423" table:formula="of:=IF([$TrainingPlan.$F$3]=&quot;TSS&quot;; [$AnnualTSS.K5]; [$AnnualHrs.K5])" office:value-type="float" office:value="810" calcext:value-type="float">
            <text:p>810.0</text:p>
          </table:table-cell>
          <table:table-cell table:style-name="ce423" table:formula="of:=IF([$TrainingPlan.$F$3]=&quot;TSS&quot;; [$AnnualTSS.L5]; [$AnnualHrs.L5])" office:value-type="float" office:value="860" calcext:value-type="float">
            <text:p>860.0</text:p>
          </table:table-cell>
          <table:table-cell table:style-name="ce423" table:formula="of:=IF([$TrainingPlan.$F$3]=&quot;TSS&quot;; [$AnnualTSS.M5]; [$AnnualHrs.M5])" office:value-type="float" office:value="920" calcext:value-type="float">
            <text:p>920.0</text:p>
          </table:table-cell>
          <table:table-cell table:style-name="ce423" table:formula="of:=IF([$TrainingPlan.$F$3]=&quot;TSS&quot;; [$AnnualTSS.N5]; [$AnnualHrs.N5])" office:value-type="float" office:value="980" calcext:value-type="float">
            <text:p>980.0</text:p>
          </table:table-cell>
          <table:table-cell table:style-name="ce423" table:formula="of:=IF([$TrainingPlan.$F$3]=&quot;TSS&quot;; [$AnnualTSS.O5]; [$AnnualHrs.O5])" office:value-type="float" office:value="1030" calcext:value-type="float">
            <text:p>1030.0</text:p>
          </table:table-cell>
          <table:table-cell table:style-name="ce423" table:formula="of:=IF([$TrainingPlan.$F$3]=&quot;TSS&quot;; [$AnnualTSS.P5]; [$AnnualHrs.P5])" office:value-type="float" office:value="1090" calcext:value-type="float">
            <text:p>1090.0</text:p>
          </table:table-cell>
          <table:table-cell table:style-name="ce423" table:formula="of:=IF([$TrainingPlan.$F$3]=&quot;TSS&quot;; [$AnnualTSS.Q5]; [$AnnualHrs.Q5])" office:value-type="float" office:value="1150" calcext:value-type="float">
            <text:p>1150.0</text:p>
          </table:table-cell>
          <table:table-cell table:style-name="ce423" table:formula="of:=IF([$TrainingPlan.$F$3]=&quot;TSS&quot;; [$AnnualTSS.R5]; [$AnnualHrs.R5])" office:value-type="float" office:value="1210" calcext:value-type="float">
            <text:p>1210.0</text:p>
          </table:table-cell>
          <table:table-cell table:style-name="ce423" table:formula="of:=IF([$TrainingPlan.$F$3]=&quot;TSS&quot;; [$AnnualTSS.S5]; [$AnnualHrs.S5])" office:value-type="float" office:value="1260" calcext:value-type="float">
            <text:p>1260.0</text:p>
          </table:table-cell>
          <table:table-cell table:style-name="ce423" table:formula="of:=IF([$TrainingPlan.$F$3]=&quot;TSS&quot;; [$AnnualTSS.T5]; [$AnnualHrs.T5])" office:value-type="float" office:value="1320" calcext:value-type="float">
            <text:p>1320.0</text:p>
          </table:table-cell>
          <table:table-cell table:style-name="ce423" table:formula="of:=IF([$TrainingPlan.$F$3]=&quot;TSS&quot;; [$AnnualTSS.U5]; [$AnnualHrs.U5])" office:value-type="float" office:value="1380" calcext:value-type="float">
            <text:p>1380.0</text:p>
          </table:table-cell>
          <table:table-cell table:style-name="ce423" table:formula="of:=IF([$TrainingPlan.$F$3]=&quot;TSS&quot;; [$AnnualTSS.V5]; [$AnnualHrs.V5])" office:value-type="float" office:value="0" calcext:value-type="float">
            <text:p>0.0</text:p>
          </table:table-cell>
          <table:table-cell table:style-name="ce428" table:formula="of:=IF([$TrainingPlan.$F$3]=&quot;TSS&quot;; [$AnnualTSS.W5]; [$AnnualHrs.W5])" office:value-type="float" office:value="0" calcext:value-type="float">
            <text:p>0.0</text:p>
          </table:table-cell>
          <table:table-cell table:number-columns-repeated="1001"/>
        </table:table-row>
        <table:table-row table:style-name="ro2">
          <table:table-cell table:style-name="ce417" office:value-type="string" calcext:value-type="string">
            <text:p>Base 1Rest</text:p>
          </table:table-cell>
          <table:table-cell table:style-name="ce376" office:value-type="float" office:value="4" calcext:value-type="float">
            <text:p>4</text:p>
          </table:table-cell>
          <table:table-cell table:style-name="ce423" table:formula="of:=IF([$TrainingPlan.$F$3]=&quot;TSS&quot;; [$AnnualTSS.C6]; [$AnnualHrs.C6])" office:value-type="float" office:value="240" calcext:value-type="float">
            <text:p>240.0</text:p>
          </table:table-cell>
          <table:table-cell table:style-name="ce423" table:formula="of:=IF([$TrainingPlan.$F$3]=&quot;TSS&quot;; [$AnnualTSS.D6]; [$AnnualHrs.D6])" office:value-type="float" office:value="280" calcext:value-type="float">
            <text:p>280.0</text:p>
          </table:table-cell>
          <table:table-cell table:style-name="ce423" table:formula="of:=IF([$TrainingPlan.$F$3]=&quot;TSS&quot;; [$AnnualTSS.E6]; [$AnnualHrs.E6])" office:value-type="float" office:value="320" calcext:value-type="float">
            <text:p>320.0</text:p>
          </table:table-cell>
          <table:table-cell table:style-name="ce423" table:formula="of:=IF([$TrainingPlan.$F$3]=&quot;TSS&quot;; [$AnnualTSS.F6]; [$AnnualHrs.F6])" office:value-type="float" office:value="360" calcext:value-type="float">
            <text:p>360.0</text:p>
          </table:table-cell>
          <table:table-cell table:style-name="ce423" table:formula="of:=IF([$TrainingPlan.$F$3]=&quot;TSS&quot;; [$AnnualTSS.G6]; [$AnnualHrs.G6])" office:value-type="float" office:value="400" calcext:value-type="float">
            <text:p>400.0</text:p>
          </table:table-cell>
          <table:table-cell table:style-name="ce423" table:formula="of:=IF([$TrainingPlan.$F$3]=&quot;TSS&quot;; [$AnnualTSS.H6]; [$AnnualHrs.H6])" office:value-type="float" office:value="440" calcext:value-type="float">
            <text:p>440.0</text:p>
          </table:table-cell>
          <table:table-cell table:style-name="ce423" table:formula="of:=IF([$TrainingPlan.$F$3]=&quot;TSS&quot;; [$AnnualTSS.I6]; [$AnnualHrs.I6])" office:value-type="float" office:value="480" calcext:value-type="float">
            <text:p>480.0</text:p>
          </table:table-cell>
          <table:table-cell table:style-name="ce423" table:formula="of:=IF([$TrainingPlan.$F$3]=&quot;TSS&quot;; [$AnnualTSS.J6]; [$AnnualHrs.J6])" office:value-type="float" office:value="520" calcext:value-type="float">
            <text:p>520.0</text:p>
          </table:table-cell>
          <table:table-cell table:style-name="ce423" table:formula="of:=IF([$TrainingPlan.$F$3]=&quot;TSS&quot;; [$AnnualTSS.K6]; [$AnnualHrs.K6])" office:value-type="float" office:value="560" calcext:value-type="float">
            <text:p>560.0</text:p>
          </table:table-cell>
          <table:table-cell table:style-name="ce423" table:formula="of:=IF([$TrainingPlan.$F$3]=&quot;TSS&quot;; [$AnnualTSS.L6]; [$AnnualHrs.L6])" office:value-type="float" office:value="600" calcext:value-type="float">
            <text:p>600.0</text:p>
          </table:table-cell>
          <table:table-cell table:style-name="ce423" table:formula="of:=IF([$TrainingPlan.$F$3]=&quot;TSS&quot;; [$AnnualTSS.M6]; [$AnnualHrs.M6])" office:value-type="float" office:value="640" calcext:value-type="float">
            <text:p>640.0</text:p>
          </table:table-cell>
          <table:table-cell table:style-name="ce423" table:formula="of:=IF([$TrainingPlan.$F$3]=&quot;TSS&quot;; [$AnnualTSS.N6]; [$AnnualHrs.N6])" office:value-type="float" office:value="700" calcext:value-type="float">
            <text:p>700.0</text:p>
          </table:table-cell>
          <table:table-cell table:style-name="ce423" table:formula="of:=IF([$TrainingPlan.$F$3]=&quot;TSS&quot;; [$AnnualTSS.O6]; [$AnnualHrs.O6])" office:value-type="float" office:value="720" calcext:value-type="float">
            <text:p>720.0</text:p>
          </table:table-cell>
          <table:table-cell table:style-name="ce423" table:formula="of:=IF([$TrainingPlan.$F$3]=&quot;TSS&quot;; [$AnnualTSS.P6]; [$AnnualHrs.P6])" office:value-type="float" office:value="760" calcext:value-type="float">
            <text:p>760.0</text:p>
          </table:table-cell>
          <table:table-cell table:style-name="ce423" table:formula="of:=IF([$TrainingPlan.$F$3]=&quot;TSS&quot;; [$AnnualTSS.Q6]; [$AnnualHrs.Q6])" office:value-type="float" office:value="800" calcext:value-type="float">
            <text:p>800.0</text:p>
          </table:table-cell>
          <table:table-cell table:style-name="ce423" table:formula="of:=IF([$TrainingPlan.$F$3]=&quot;TSS&quot;; [$AnnualTSS.R6]; [$AnnualHrs.R6])" office:value-type="float" office:value="840" calcext:value-type="float">
            <text:p>840.0</text:p>
          </table:table-cell>
          <table:table-cell table:style-name="ce423" table:formula="of:=IF([$TrainingPlan.$F$3]=&quot;TSS&quot;; [$AnnualTSS.S6]; [$AnnualHrs.S6])" office:value-type="float" office:value="880" calcext:value-type="float">
            <text:p>880.0</text:p>
          </table:table-cell>
          <table:table-cell table:style-name="ce423" table:formula="of:=IF([$TrainingPlan.$F$3]=&quot;TSS&quot;; [$AnnualTSS.T6]; [$AnnualHrs.T6])" office:value-type="float" office:value="920" calcext:value-type="float">
            <text:p>920.0</text:p>
          </table:table-cell>
          <table:table-cell table:style-name="ce423" table:formula="of:=IF([$TrainingPlan.$F$3]=&quot;TSS&quot;; [$AnnualTSS.U6]; [$AnnualHrs.U6])" office:value-type="float" office:value="960" calcext:value-type="float">
            <text:p>960.0</text:p>
          </table:table-cell>
          <table:table-cell table:style-name="ce423" table:formula="of:=IF([$TrainingPlan.$F$3]=&quot;TSS&quot;; [$AnnualTSS.V6]; [$AnnualHrs.V6])" office:value-type="float" office:value="0" calcext:value-type="float">
            <text:p>0.0</text:p>
          </table:table-cell>
          <table:table-cell table:style-name="ce428" table:formula="of:=IF([$TrainingPlan.$F$3]=&quot;TSS&quot;; [$AnnualTSS.W6]; [$AnnualHrs.W6])" office:value-type="float" office:value="0" calcext:value-type="float">
            <text:p>0.0</text:p>
          </table:table-cell>
          <table:table-cell table:number-columns-repeated="1001"/>
        </table:table-row>
        <table:table-row table:style-name="ro2">
          <table:table-cell table:style-name="ce417" office:value-type="string" calcext:value-type="string">
            <text:p>Base 2Wk1</text:p>
          </table:table-cell>
          <table:table-cell table:style-name="ce420" office:value-type="float" office:value="1" calcext:value-type="float">
            <text:p>1</text:p>
          </table:table-cell>
          <table:table-cell table:style-name="ce422" table:formula="of:=IF([$TrainingPlan.$F$3]=&quot;TSS&quot;; [$AnnualTSS.C7]; [$AnnualHrs.C7])" office:value-type="float" office:value="290" calcext:value-type="float">
            <text:p>290.0</text:p>
          </table:table-cell>
          <table:table-cell table:style-name="ce422" table:formula="of:=IF([$TrainingPlan.$F$3]=&quot;TSS&quot;; [$AnnualTSS.D7]; [$AnnualHrs.D7])" office:value-type="float" office:value="335" calcext:value-type="float">
            <text:p>335.0</text:p>
          </table:table-cell>
          <table:table-cell table:style-name="ce422" table:formula="of:=IF([$TrainingPlan.$F$3]=&quot;TSS&quot;; [$AnnualTSS.E7]; [$AnnualHrs.E7])" office:value-type="float" office:value="380" calcext:value-type="float">
            <text:p>380.0</text:p>
          </table:table-cell>
          <table:table-cell table:style-name="ce422" table:formula="of:=IF([$TrainingPlan.$F$3]=&quot;TSS&quot;; [$AnnualTSS.F7]; [$AnnualHrs.F7])" office:value-type="float" office:value="430" calcext:value-type="float">
            <text:p>430.0</text:p>
          </table:table-cell>
          <table:table-cell table:style-name="ce422" table:formula="of:=IF([$TrainingPlan.$F$3]=&quot;TSS&quot;; [$AnnualTSS.G7]; [$AnnualHrs.G7])" office:value-type="float" office:value="480" calcext:value-type="float">
            <text:p>480.0</text:p>
          </table:table-cell>
          <table:table-cell table:style-name="ce422" table:formula="of:=IF([$TrainingPlan.$F$3]=&quot;TSS&quot;; [$AnnualTSS.H7]; [$AnnualHrs.H7])" office:value-type="float" office:value="520" calcext:value-type="float">
            <text:p>520.0</text:p>
          </table:table-cell>
          <table:table-cell table:style-name="ce422" table:formula="of:=IF([$TrainingPlan.$F$3]=&quot;TSS&quot;; [$AnnualTSS.I7]; [$AnnualHrs.I7])" office:value-type="float" office:value="570" calcext:value-type="float">
            <text:p>570.0</text:p>
          </table:table-cell>
          <table:table-cell table:style-name="ce422" table:formula="of:=IF([$TrainingPlan.$F$3]=&quot;TSS&quot;; [$AnnualTSS.J7]; [$AnnualHrs.J7])" office:value-type="float" office:value="620" calcext:value-type="float">
            <text:p>620.0</text:p>
          </table:table-cell>
          <table:table-cell table:style-name="ce422" table:formula="of:=IF([$TrainingPlan.$F$3]=&quot;TSS&quot;; [$AnnualTSS.K7]; [$AnnualHrs.K7])" office:value-type="float" office:value="670" calcext:value-type="float">
            <text:p>670.0</text:p>
          </table:table-cell>
          <table:table-cell table:style-name="ce422" table:formula="of:=IF([$TrainingPlan.$F$3]=&quot;TSS&quot;; [$AnnualTSS.L7]; [$AnnualHrs.L7])" office:value-type="float" office:value="710" calcext:value-type="float">
            <text:p>710.0</text:p>
          </table:table-cell>
          <table:table-cell table:style-name="ce422" table:formula="of:=IF([$TrainingPlan.$F$3]=&quot;TSS&quot;; [$AnnualTSS.M7]; [$AnnualHrs.M7])" office:value-type="float" office:value="760" calcext:value-type="float">
            <text:p>760.0</text:p>
          </table:table-cell>
          <table:table-cell table:style-name="ce422" table:formula="of:=IF([$TrainingPlan.$F$3]=&quot;TSS&quot;; [$AnnualTSS.N7]; [$AnnualHrs.N7])" office:value-type="float" office:value="810" calcext:value-type="float">
            <text:p>810.0</text:p>
          </table:table-cell>
          <table:table-cell table:style-name="ce422" table:formula="of:=IF([$TrainingPlan.$F$3]=&quot;TSS&quot;; [$AnnualTSS.O7]; [$AnnualHrs.O7])" office:value-type="float" office:value="850" calcext:value-type="float">
            <text:p>850.0</text:p>
          </table:table-cell>
          <table:table-cell table:style-name="ce422" table:formula="of:=IF([$TrainingPlan.$F$3]=&quot;TSS&quot;; [$AnnualTSS.P7]; [$AnnualHrs.P7])" office:value-type="float" office:value="900" calcext:value-type="float">
            <text:p>900.0</text:p>
          </table:table-cell>
          <table:table-cell table:style-name="Default" table:formula="of:=IF([$TrainingPlan.$F$3]=&quot;TSS&quot;; [$AnnualTSS.Q7]; [$AnnualHrs.Q7])" office:value-type="float" office:value="950" calcext:value-type="float">
            <text:p>950</text:p>
          </table:table-cell>
          <table:table-cell table:style-name="ce422" table:formula="of:=IF([$TrainingPlan.$F$3]=&quot;TSS&quot;; [$AnnualTSS.R7]; [$AnnualHrs.R7])" office:value-type="float" office:value="1000" calcext:value-type="float">
            <text:p>1000.0</text:p>
          </table:table-cell>
          <table:table-cell table:style-name="ce422" table:formula="of:=IF([$TrainingPlan.$F$3]=&quot;TSS&quot;; [$AnnualTSS.S7]; [$AnnualHrs.S7])" office:value-type="float" office:value="1040" calcext:value-type="float">
            <text:p>1040.0</text:p>
          </table:table-cell>
          <table:table-cell table:style-name="ce422" table:formula="of:=IF([$TrainingPlan.$F$3]=&quot;TSS&quot;; [$AnnualTSS.T7]; [$AnnualHrs.T7])" office:value-type="float" office:value="1090" calcext:value-type="float">
            <text:p>1090.0</text:p>
          </table:table-cell>
          <table:table-cell table:style-name="ce422" table:formula="of:=IF([$TrainingPlan.$F$3]=&quot;TSS&quot;; [$AnnualTSS.U7]; [$AnnualHrs.U7])" office:value-type="float" office:value="1140" calcext:value-type="float">
            <text:p>1140.0</text:p>
          </table:table-cell>
          <table:table-cell table:style-name="ce422" table:formula="of:=IF([$TrainingPlan.$F$3]=&quot;TSS&quot;; [$AnnualTSS.V7]; [$AnnualHrs.V7])" office:value-type="float" office:value="0" calcext:value-type="float">
            <text:p>0.0</text:p>
          </table:table-cell>
          <table:table-cell table:style-name="ce427" table:formula="of:=IF([$TrainingPlan.$F$3]=&quot;TSS&quot;; [$AnnualTSS.W7]; [$AnnualHrs.W7])" office:value-type="float" office:value="0" calcext:value-type="float">
            <text:p>0.0</text:p>
          </table:table-cell>
          <table:table-cell table:number-columns-repeated="1001"/>
        </table:table-row>
        <table:table-row table:style-name="ro2">
          <table:table-cell table:style-name="ce417" office:value-type="string" calcext:value-type="string">
            <text:p>Base 2Wk2</text:p>
          </table:table-cell>
          <table:table-cell table:style-name="ce420" office:value-type="float" office:value="2" calcext:value-type="float">
            <text:p>2</text:p>
          </table:table-cell>
          <table:table-cell table:style-name="ce422" table:formula="of:=IF([$TrainingPlan.$F$3]=&quot;TSS&quot;; [$AnnualTSS.C8]; [$AnnualHrs.C8])" office:value-type="float" office:value="330" calcext:value-type="float">
            <text:p>330.0</text:p>
          </table:table-cell>
          <table:table-cell table:style-name="ce422" table:formula="of:=IF([$TrainingPlan.$F$3]=&quot;TSS&quot;; [$AnnualTSS.D8]; [$AnnualHrs.D8])" office:value-type="float" office:value="385" calcext:value-type="float">
            <text:p>385.0</text:p>
          </table:table-cell>
          <table:table-cell table:style-name="ce422" table:formula="of:=IF([$TrainingPlan.$F$3]=&quot;TSS&quot;; [$AnnualTSS.E8]; [$AnnualHrs.E8])" office:value-type="float" office:value="440" calcext:value-type="float">
            <text:p>440.0</text:p>
          </table:table-cell>
          <table:table-cell table:style-name="ce422" table:formula="of:=IF([$TrainingPlan.$F$3]=&quot;TSS&quot;; [$AnnualTSS.F8]; [$AnnualHrs.F8])" office:value-type="float" office:value="500" calcext:value-type="float">
            <text:p>500.0</text:p>
          </table:table-cell>
          <table:table-cell table:style-name="ce422" table:formula="of:=IF([$TrainingPlan.$F$3]=&quot;TSS&quot;; [$AnnualTSS.G8]; [$AnnualHrs.G8])" office:value-type="float" office:value="550" calcext:value-type="float">
            <text:p>550.0</text:p>
          </table:table-cell>
          <table:table-cell table:style-name="ce422" table:formula="of:=IF([$TrainingPlan.$F$3]=&quot;TSS&quot;; [$AnnualTSS.H8]; [$AnnualHrs.H8])" office:value-type="float" office:value="600" calcext:value-type="float">
            <text:p>600.0</text:p>
          </table:table-cell>
          <table:table-cell table:style-name="ce422" table:formula="of:=IF([$TrainingPlan.$F$3]=&quot;TSS&quot;; [$AnnualTSS.I8]; [$AnnualHrs.I8])" office:value-type="float" office:value="660" calcext:value-type="float">
            <text:p>660.0</text:p>
          </table:table-cell>
          <table:table-cell table:style-name="ce422" table:formula="of:=IF([$TrainingPlan.$F$3]=&quot;TSS&quot;; [$AnnualTSS.J8]; [$AnnualHrs.J8])" office:value-type="float" office:value="720" calcext:value-type="float">
            <text:p>720.0</text:p>
          </table:table-cell>
          <table:table-cell table:style-name="ce422" table:formula="of:=IF([$TrainingPlan.$F$3]=&quot;TSS&quot;; [$AnnualTSS.K8]; [$AnnualHrs.K8])" office:value-type="float" office:value="770" calcext:value-type="float">
            <text:p>770.0</text:p>
          </table:table-cell>
          <table:table-cell table:style-name="ce422" table:formula="of:=IF([$TrainingPlan.$F$3]=&quot;TSS&quot;; [$AnnualTSS.L8]; [$AnnualHrs.L8])" office:value-type="float" office:value="820" calcext:value-type="float">
            <text:p>820.0</text:p>
          </table:table-cell>
          <table:table-cell table:style-name="ce422" table:formula="of:=IF([$TrainingPlan.$F$3]=&quot;TSS&quot;; [$AnnualTSS.M8]; [$AnnualHrs.M8])" office:value-type="float" office:value="880" calcext:value-type="float">
            <text:p>880.0</text:p>
          </table:table-cell>
          <table:table-cell table:style-name="ce422" table:formula="of:=IF([$TrainingPlan.$F$3]=&quot;TSS&quot;; [$AnnualTSS.N8]; [$AnnualHrs.N8])" office:value-type="float" office:value="940" calcext:value-type="float">
            <text:p>940.0</text:p>
          </table:table-cell>
          <table:table-cell table:style-name="ce422" table:formula="of:=IF([$TrainingPlan.$F$3]=&quot;TSS&quot;; [$AnnualTSS.O8]; [$AnnualHrs.O8])" office:value-type="float" office:value="990" calcext:value-type="float">
            <text:p>990.0</text:p>
          </table:table-cell>
          <table:table-cell table:style-name="ce422" table:formula="of:=IF([$TrainingPlan.$F$3]=&quot;TSS&quot;; [$AnnualTSS.P8]; [$AnnualHrs.P8])" office:value-type="float" office:value="1040" calcext:value-type="float">
            <text:p>1040.0</text:p>
          </table:table-cell>
          <table:table-cell table:style-name="Default" table:formula="of:=IF([$TrainingPlan.$F$3]=&quot;TSS&quot;; [$AnnualTSS.Q8]; [$AnnualHrs.Q8])" office:value-type="float" office:value="1100" calcext:value-type="float">
            <text:p>1100</text:p>
          </table:table-cell>
          <table:table-cell table:style-name="ce422" table:formula="of:=IF([$TrainingPlan.$F$3]=&quot;TSS&quot;; [$AnnualTSS.R8]; [$AnnualHrs.R8])" office:value-type="float" office:value="1150" calcext:value-type="float">
            <text:p>1150.0</text:p>
          </table:table-cell>
          <table:table-cell table:style-name="ce422" table:formula="of:=IF([$TrainingPlan.$F$3]=&quot;TSS&quot;; [$AnnualTSS.S8]; [$AnnualHrs.S8])" office:value-type="float" office:value="1210" calcext:value-type="float">
            <text:p>1210.0</text:p>
          </table:table-cell>
          <table:table-cell table:style-name="ce422" table:formula="of:=IF([$TrainingPlan.$F$3]=&quot;TSS&quot;; [$AnnualTSS.T8]; [$AnnualHrs.T8])" office:value-type="float" office:value="1260" calcext:value-type="float">
            <text:p>1260.0</text:p>
          </table:table-cell>
          <table:table-cell table:style-name="ce422" table:formula="of:=IF([$TrainingPlan.$F$3]=&quot;TSS&quot;; [$AnnualTSS.U8]; [$AnnualHrs.U8])" office:value-type="float" office:value="1320" calcext:value-type="float">
            <text:p>1320.0</text:p>
          </table:table-cell>
          <table:table-cell table:style-name="ce422" table:formula="of:=IF([$TrainingPlan.$F$3]=&quot;TSS&quot;; [$AnnualTSS.V8]; [$AnnualHrs.V8])" office:value-type="float" office:value="0" calcext:value-type="float">
            <text:p>0.0</text:p>
          </table:table-cell>
          <table:table-cell table:style-name="ce427" table:formula="of:=IF([$TrainingPlan.$F$3]=&quot;TSS&quot;; [$AnnualTSS.W8]; [$AnnualHrs.W8])" office:value-type="float" office:value="0" calcext:value-type="float">
            <text:p>0.0</text:p>
          </table:table-cell>
          <table:table-cell table:number-columns-repeated="1001"/>
        </table:table-row>
        <table:table-row table:style-name="ro2">
          <table:table-cell table:style-name="ce417" office:value-type="string" calcext:value-type="string">
            <text:p>Base 2Wk3</text:p>
          </table:table-cell>
          <table:table-cell table:style-name="ce420" office:value-type="float" office:value="3" calcext:value-type="float">
            <text:p>3</text:p>
          </table:table-cell>
          <table:table-cell table:style-name="ce422" table:formula="of:=IF([$TrainingPlan.$F$3]=&quot;TSS&quot;; [$AnnualTSS.C9]; [$AnnualHrs.C9])" office:value-type="float" office:value="370" calcext:value-type="float">
            <text:p>370.0</text:p>
          </table:table-cell>
          <table:table-cell table:style-name="ce422" table:formula="of:=IF([$TrainingPlan.$F$3]=&quot;TSS&quot;; [$AnnualTSS.D9]; [$AnnualHrs.D9])" office:value-type="float" office:value="440" calcext:value-type="float">
            <text:p>440.0</text:p>
          </table:table-cell>
          <table:table-cell table:style-name="ce422" table:formula="of:=IF([$TrainingPlan.$F$3]=&quot;TSS&quot;; [$AnnualTSS.E9]; [$AnnualHrs.E9])" office:value-type="float" office:value="500" calcext:value-type="float">
            <text:p>500.0</text:p>
          </table:table-cell>
          <table:table-cell table:style-name="ce422" table:formula="of:=IF([$TrainingPlan.$F$3]=&quot;TSS&quot;; [$AnnualTSS.F9]; [$AnnualHrs.F9])" office:value-type="float" office:value="560" calcext:value-type="float">
            <text:p>560.0</text:p>
          </table:table-cell>
          <table:table-cell table:style-name="ce422" table:formula="of:=IF([$TrainingPlan.$F$3]=&quot;TSS&quot;; [$AnnualTSS.G9]; [$AnnualHrs.G9])" office:value-type="float" office:value="630" calcext:value-type="float">
            <text:p>630.0</text:p>
          </table:table-cell>
          <table:table-cell table:style-name="ce422" table:formula="of:=IF([$TrainingPlan.$F$3]=&quot;TSS&quot;; [$AnnualTSS.H9]; [$AnnualHrs.H9])" office:value-type="float" office:value="690" calcext:value-type="float">
            <text:p>690.0</text:p>
          </table:table-cell>
          <table:table-cell table:style-name="ce422" table:formula="of:=IF([$TrainingPlan.$F$3]=&quot;TSS&quot;; [$AnnualTSS.I9]; [$AnnualHrs.I9])" office:value-type="float" office:value="750" calcext:value-type="float">
            <text:p>750.0</text:p>
          </table:table-cell>
          <table:table-cell table:style-name="ce422" table:formula="of:=IF([$TrainingPlan.$F$3]=&quot;TSS&quot;; [$AnnualTSS.J9]; [$AnnualHrs.J9])" office:value-type="float" office:value="810" calcext:value-type="float">
            <text:p>810.0</text:p>
          </table:table-cell>
          <table:table-cell table:style-name="ce422" table:formula="of:=IF([$TrainingPlan.$F$3]=&quot;TSS&quot;; [$AnnualTSS.K9]; [$AnnualHrs.K9])" office:value-type="float" office:value="880" calcext:value-type="float">
            <text:p>880.0</text:p>
          </table:table-cell>
          <table:table-cell table:style-name="ce422" table:formula="of:=IF([$TrainingPlan.$F$3]=&quot;TSS&quot;; [$AnnualTSS.L9]; [$AnnualHrs.L9])" office:value-type="float" office:value="940" calcext:value-type="float">
            <text:p>940.0</text:p>
          </table:table-cell>
          <table:table-cell table:style-name="ce422" table:formula="of:=IF([$TrainingPlan.$F$3]=&quot;TSS&quot;; [$AnnualTSS.M9]; [$AnnualHrs.M9])" office:value-type="float" office:value="1000" calcext:value-type="float">
            <text:p>1000.0</text:p>
          </table:table-cell>
          <table:table-cell table:style-name="ce422" table:formula="of:=IF([$TrainingPlan.$F$3]=&quot;TSS&quot;; [$AnnualTSS.N9]; [$AnnualHrs.N9])" office:value-type="float" office:value="1060" calcext:value-type="float">
            <text:p>1060.0</text:p>
          </table:table-cell>
          <table:table-cell table:style-name="ce422" table:formula="of:=IF([$TrainingPlan.$F$3]=&quot;TSS&quot;; [$AnnualTSS.O9]; [$AnnualHrs.O9])" office:value-type="float" office:value="1120" calcext:value-type="float">
            <text:p>1120.0</text:p>
          </table:table-cell>
          <table:table-cell table:style-name="ce422" table:formula="of:=IF([$TrainingPlan.$F$3]=&quot;TSS&quot;; [$AnnualTSS.P9]; [$AnnualHrs.P9])" office:value-type="float" office:value="1190" calcext:value-type="float">
            <text:p>1190.0</text:p>
          </table:table-cell>
          <table:table-cell table:style-name="ce422" table:formula="of:=IF([$TrainingPlan.$F$3]=&quot;TSS&quot;; [$AnnualTSS.Q9]; [$AnnualHrs.Q9])" office:value-type="float" office:value="1250" calcext:value-type="float">
            <text:p>1250.0</text:p>
          </table:table-cell>
          <table:table-cell table:style-name="ce422" table:formula="of:=IF([$TrainingPlan.$F$3]=&quot;TSS&quot;; [$AnnualTSS.R9]; [$AnnualHrs.R9])" office:value-type="float" office:value="1310" calcext:value-type="float">
            <text:p>1310.0</text:p>
          </table:table-cell>
          <table:table-cell table:style-name="ce422" table:formula="of:=IF([$TrainingPlan.$F$3]=&quot;TSS&quot;; [$AnnualTSS.S9]; [$AnnualHrs.S9])" office:value-type="float" office:value="1370" calcext:value-type="float">
            <text:p>1370.0</text:p>
          </table:table-cell>
          <table:table-cell table:style-name="ce422" table:formula="of:=IF([$TrainingPlan.$F$3]=&quot;TSS&quot;; [$AnnualTSS.T9]; [$AnnualHrs.T9])" office:value-type="float" office:value="1440" calcext:value-type="float">
            <text:p>1440.0</text:p>
          </table:table-cell>
          <table:table-cell table:style-name="ce422" table:formula="of:=IF([$TrainingPlan.$F$3]=&quot;TSS&quot;; [$AnnualTSS.U9]; [$AnnualHrs.U9])" office:value-type="float" office:value="1500" calcext:value-type="float">
            <text:p>1500.0</text:p>
          </table:table-cell>
          <table:table-cell table:style-name="ce422" table:formula="of:=IF([$TrainingPlan.$F$3]=&quot;TSS&quot;; [$AnnualTSS.V9]; [$AnnualHrs.V9])" office:value-type="float" office:value="0" calcext:value-type="float">
            <text:p>0.0</text:p>
          </table:table-cell>
          <table:table-cell table:style-name="ce427" table:formula="of:=IF([$TrainingPlan.$F$3]=&quot;TSS&quot;; [$AnnualTSS.W9]; [$AnnualHrs.W9])" office:value-type="float" office:value="0" calcext:value-type="float">
            <text:p>0.0</text:p>
          </table:table-cell>
          <table:table-cell table:number-columns-repeated="1001"/>
        </table:table-row>
        <table:table-row table:style-name="ro2">
          <table:table-cell table:style-name="ce417" office:value-type="string" calcext:value-type="string">
            <text:p>Base 2Rest</text:p>
          </table:table-cell>
          <table:table-cell table:style-name="ce420" office:value-type="float" office:value="4" calcext:value-type="float">
            <text:p>4</text:p>
          </table:table-cell>
          <table:table-cell table:style-name="ce422" table:formula="of:=IF([$TrainingPlan.$F$3]=&quot;TSS&quot;; [$AnnualTSS.C10]; [$AnnualHrs.C10])" office:value-type="float" office:value="240" calcext:value-type="float">
            <text:p>240.0</text:p>
          </table:table-cell>
          <table:table-cell table:style-name="ce422" table:formula="of:=IF([$TrainingPlan.$F$3]=&quot;TSS&quot;; [$AnnualTSS.D10]; [$AnnualHrs.D10])" office:value-type="float" office:value="280" calcext:value-type="float">
            <text:p>280.0</text:p>
          </table:table-cell>
          <table:table-cell table:style-name="ce422" table:formula="of:=IF([$TrainingPlan.$F$3]=&quot;TSS&quot;; [$AnnualTSS.E10]; [$AnnualHrs.E10])" office:value-type="float" office:value="320" calcext:value-type="float">
            <text:p>320.0</text:p>
          </table:table-cell>
          <table:table-cell table:style-name="ce422" table:formula="of:=IF([$TrainingPlan.$F$3]=&quot;TSS&quot;; [$AnnualTSS.F10]; [$AnnualHrs.F10])" office:value-type="float" office:value="360" calcext:value-type="float">
            <text:p>360.0</text:p>
          </table:table-cell>
          <table:table-cell table:style-name="ce422" table:formula="of:=IF([$TrainingPlan.$F$3]=&quot;TSS&quot;; [$AnnualTSS.G10]; [$AnnualHrs.G10])" office:value-type="float" office:value="400" calcext:value-type="float">
            <text:p>400.0</text:p>
          </table:table-cell>
          <table:table-cell table:style-name="ce422" table:formula="of:=IF([$TrainingPlan.$F$3]=&quot;TSS&quot;; [$AnnualTSS.H10]; [$AnnualHrs.H10])" office:value-type="float" office:value="440" calcext:value-type="float">
            <text:p>440.0</text:p>
          </table:table-cell>
          <table:table-cell table:style-name="ce422" table:formula="of:=IF([$TrainingPlan.$F$3]=&quot;TSS&quot;; [$AnnualTSS.I10]; [$AnnualHrs.I10])" office:value-type="float" office:value="480" calcext:value-type="float">
            <text:p>480.0</text:p>
          </table:table-cell>
          <table:table-cell table:style-name="ce422" table:formula="of:=IF([$TrainingPlan.$F$3]=&quot;TSS&quot;; [$AnnualTSS.J10]; [$AnnualHrs.J10])" office:value-type="float" office:value="520" calcext:value-type="float">
            <text:p>520.0</text:p>
          </table:table-cell>
          <table:table-cell table:style-name="ce422" table:formula="of:=IF([$TrainingPlan.$F$3]=&quot;TSS&quot;; [$AnnualTSS.K10]; [$AnnualHrs.K10])" office:value-type="float" office:value="560" calcext:value-type="float">
            <text:p>560.0</text:p>
          </table:table-cell>
          <table:table-cell table:style-name="ce422" table:formula="of:=IF([$TrainingPlan.$F$3]=&quot;TSS&quot;; [$AnnualTSS.L10]; [$AnnualHrs.L10])" office:value-type="float" office:value="600" calcext:value-type="float">
            <text:p>600.0</text:p>
          </table:table-cell>
          <table:table-cell table:style-name="ce422" table:formula="of:=IF([$TrainingPlan.$F$3]=&quot;TSS&quot;; [$AnnualTSS.M10]; [$AnnualHrs.M10])" office:value-type="float" office:value="640" calcext:value-type="float">
            <text:p>640.0</text:p>
          </table:table-cell>
          <table:table-cell table:style-name="ce422" table:formula="of:=IF([$TrainingPlan.$F$3]=&quot;TSS&quot;; [$AnnualTSS.N10]; [$AnnualHrs.N10])" office:value-type="float" office:value="700" calcext:value-type="float">
            <text:p>700.0</text:p>
          </table:table-cell>
          <table:table-cell table:style-name="ce422" table:formula="of:=IF([$TrainingPlan.$F$3]=&quot;TSS&quot;; [$AnnualTSS.O10]; [$AnnualHrs.O10])" office:value-type="float" office:value="720" calcext:value-type="float">
            <text:p>720.0</text:p>
          </table:table-cell>
          <table:table-cell table:style-name="ce422" table:formula="of:=IF([$TrainingPlan.$F$3]=&quot;TSS&quot;; [$AnnualTSS.P10]; [$AnnualHrs.P10])" office:value-type="float" office:value="760" calcext:value-type="float">
            <text:p>760.0</text:p>
          </table:table-cell>
          <table:table-cell table:style-name="ce422" table:formula="of:=IF([$TrainingPlan.$F$3]=&quot;TSS&quot;; [$AnnualTSS.Q10]; [$AnnualHrs.Q10])" office:value-type="float" office:value="800" calcext:value-type="float">
            <text:p>800.0</text:p>
          </table:table-cell>
          <table:table-cell table:style-name="ce422" table:formula="of:=IF([$TrainingPlan.$F$3]=&quot;TSS&quot;; [$AnnualTSS.R10]; [$AnnualHrs.R10])" office:value-type="float" office:value="840" calcext:value-type="float">
            <text:p>840.0</text:p>
          </table:table-cell>
          <table:table-cell table:style-name="ce422" table:formula="of:=IF([$TrainingPlan.$F$3]=&quot;TSS&quot;; [$AnnualTSS.S10]; [$AnnualHrs.S10])" office:value-type="float" office:value="880" calcext:value-type="float">
            <text:p>880.0</text:p>
          </table:table-cell>
          <table:table-cell table:style-name="ce422" table:formula="of:=IF([$TrainingPlan.$F$3]=&quot;TSS&quot;; [$AnnualTSS.T10]; [$AnnualHrs.T10])" office:value-type="float" office:value="920" calcext:value-type="float">
            <text:p>920.0</text:p>
          </table:table-cell>
          <table:table-cell table:style-name="ce422" table:formula="of:=IF([$TrainingPlan.$F$3]=&quot;TSS&quot;; [$AnnualTSS.U10]; [$AnnualHrs.U10])" office:value-type="float" office:value="960" calcext:value-type="float">
            <text:p>960.0</text:p>
          </table:table-cell>
          <table:table-cell table:style-name="ce422" table:formula="of:=IF([$TrainingPlan.$F$3]=&quot;TSS&quot;; [$AnnualTSS.V10]; [$AnnualHrs.V10])" office:value-type="float" office:value="0" calcext:value-type="float">
            <text:p>0.0</text:p>
          </table:table-cell>
          <table:table-cell table:style-name="ce427" table:formula="of:=IF([$TrainingPlan.$F$3]=&quot;TSS&quot;; [$AnnualTSS.W10]; [$AnnualHrs.W10])" office:value-type="float" office:value="0" calcext:value-type="float">
            <text:p>0.0</text:p>
          </table:table-cell>
          <table:table-cell table:number-columns-repeated="1001"/>
        </table:table-row>
        <table:table-row table:style-name="ro2">
          <table:table-cell table:style-name="ce417" office:value-type="string" calcext:value-type="string">
            <text:p>Base 3Wk1</text:p>
          </table:table-cell>
          <table:table-cell table:style-name="ce376" office:value-type="float" office:value="1" calcext:value-type="float">
            <text:p>1</text:p>
          </table:table-cell>
          <table:table-cell table:style-name="ce423" table:formula="of:=IF([$TrainingPlan.$F$3]=&quot;TSS&quot;; [$AnnualTSS.C11]; [$AnnualHrs.C11])" office:value-type="float" office:value="330" calcext:value-type="float">
            <text:p>330.0</text:p>
          </table:table-cell>
          <table:table-cell table:style-name="ce423" table:formula="of:=IF([$TrainingPlan.$F$3]=&quot;TSS&quot;; [$AnnualTSS.D11]; [$AnnualHrs.D11])" office:value-type="float" office:value="385" calcext:value-type="float">
            <text:p>385.0</text:p>
          </table:table-cell>
          <table:table-cell table:style-name="ce423" table:formula="of:=IF([$TrainingPlan.$F$3]=&quot;TSS&quot;; [$AnnualTSS.E11]; [$AnnualHrs.E11])" office:value-type="float" office:value="440" calcext:value-type="float">
            <text:p>440.0</text:p>
          </table:table-cell>
          <table:table-cell table:style-name="ce423" table:formula="of:=IF([$TrainingPlan.$F$3]=&quot;TSS&quot;; [$AnnualTSS.F11]; [$AnnualHrs.F11])" office:value-type="float" office:value="500" calcext:value-type="float">
            <text:p>500.0</text:p>
          </table:table-cell>
          <table:table-cell table:style-name="ce423" table:formula="of:=IF([$TrainingPlan.$F$3]=&quot;TSS&quot;; [$AnnualTSS.G11]; [$AnnualHrs.G11])" office:value-type="float" office:value="550" calcext:value-type="float">
            <text:p>550.0</text:p>
          </table:table-cell>
          <table:table-cell table:style-name="ce423" table:formula="of:=IF([$TrainingPlan.$F$3]=&quot;TSS&quot;; [$AnnualTSS.H11]; [$AnnualHrs.H11])" office:value-type="float" office:value="600" calcext:value-type="float">
            <text:p>600.0</text:p>
          </table:table-cell>
          <table:table-cell table:style-name="ce423" table:formula="of:=IF([$TrainingPlan.$F$3]=&quot;TSS&quot;; [$AnnualTSS.I11]; [$AnnualHrs.I11])" office:value-type="float" office:value="660" calcext:value-type="float">
            <text:p>660.0</text:p>
          </table:table-cell>
          <table:table-cell table:style-name="ce423" table:formula="of:=IF([$TrainingPlan.$F$3]=&quot;TSS&quot;; [$AnnualTSS.J11]; [$AnnualHrs.J11])" office:value-type="float" office:value="720" calcext:value-type="float">
            <text:p>720.0</text:p>
          </table:table-cell>
          <table:table-cell table:style-name="ce423" table:formula="of:=IF([$TrainingPlan.$F$3]=&quot;TSS&quot;; [$AnnualTSS.K11]; [$AnnualHrs.K11])" office:value-type="float" office:value="780" calcext:value-type="float">
            <text:p>780.0</text:p>
          </table:table-cell>
          <table:table-cell table:style-name="ce423" table:formula="of:=IF([$TrainingPlan.$F$3]=&quot;TSS&quot;; [$AnnualTSS.L11]; [$AnnualHrs.L11])" office:value-type="float" office:value="820" calcext:value-type="float">
            <text:p>820.0</text:p>
          </table:table-cell>
          <table:table-cell table:style-name="ce423" table:formula="of:=IF([$TrainingPlan.$F$3]=&quot;TSS&quot;; [$AnnualTSS.M11]; [$AnnualHrs.M11])" office:value-type="float" office:value="880" calcext:value-type="float">
            <text:p>880.0</text:p>
          </table:table-cell>
          <table:table-cell table:style-name="ce423" table:formula="of:=IF([$TrainingPlan.$F$3]=&quot;TSS&quot;; [$AnnualTSS.N11]; [$AnnualHrs.N11])" office:value-type="float" office:value="940" calcext:value-type="float">
            <text:p>940.0</text:p>
          </table:table-cell>
          <table:table-cell table:style-name="ce423" table:formula="of:=IF([$TrainingPlan.$F$3]=&quot;TSS&quot;; [$AnnualTSS.O11]; [$AnnualHrs.O11])" office:value-type="float" office:value="990" calcext:value-type="float">
            <text:p>990.0</text:p>
          </table:table-cell>
          <table:table-cell table:style-name="ce423" table:formula="of:=IF([$TrainingPlan.$F$3]=&quot;TSS&quot;; [$AnnualTSS.P11]; [$AnnualHrs.P11])" office:value-type="float" office:value="1040" calcext:value-type="float">
            <text:p>1040.0</text:p>
          </table:table-cell>
          <table:table-cell table:style-name="ce423" table:formula="of:=IF([$TrainingPlan.$F$3]=&quot;TSS&quot;; [$AnnualTSS.Q11]; [$AnnualHrs.Q11])" office:value-type="float" office:value="1100" calcext:value-type="float">
            <text:p>1100.0</text:p>
          </table:table-cell>
          <table:table-cell table:style-name="ce423" table:formula="of:=IF([$TrainingPlan.$F$3]=&quot;TSS&quot;; [$AnnualTSS.R11]; [$AnnualHrs.R11])" office:value-type="float" office:value="1150" calcext:value-type="float">
            <text:p>1150.0</text:p>
          </table:table-cell>
          <table:table-cell table:style-name="ce423" table:formula="of:=IF([$TrainingPlan.$F$3]=&quot;TSS&quot;; [$AnnualTSS.S11]; [$AnnualHrs.S11])" office:value-type="float" office:value="1210" calcext:value-type="float">
            <text:p>1210.0</text:p>
          </table:table-cell>
          <table:table-cell table:style-name="ce423" table:formula="of:=IF([$TrainingPlan.$F$3]=&quot;TSS&quot;; [$AnnualTSS.T11]; [$AnnualHrs.T11])" office:value-type="float" office:value="1260" calcext:value-type="float">
            <text:p>1260.0</text:p>
          </table:table-cell>
          <table:table-cell table:style-name="ce423" table:formula="of:=IF([$TrainingPlan.$F$3]=&quot;TSS&quot;; [$AnnualTSS.U11]; [$AnnualHrs.U11])" office:value-type="float" office:value="1320" calcext:value-type="float">
            <text:p>1320.0</text:p>
          </table:table-cell>
          <table:table-cell table:style-name="ce423" table:formula="of:=IF([$TrainingPlan.$F$3]=&quot;TSS&quot;; [$AnnualTSS.V11]; [$AnnualHrs.V11])" office:value-type="float" office:value="0" calcext:value-type="float">
            <text:p>0.0</text:p>
          </table:table-cell>
          <table:table-cell table:style-name="ce428" table:formula="of:=IF([$TrainingPlan.$F$3]=&quot;TSS&quot;; [$AnnualTSS.W11]; [$AnnualHrs.W11])" office:value-type="float" office:value="0" calcext:value-type="float">
            <text:p>0.0</text:p>
          </table:table-cell>
          <table:table-cell table:number-columns-repeated="1001"/>
        </table:table-row>
        <table:table-row table:style-name="ro2">
          <table:table-cell table:style-name="ce417" office:value-type="string" calcext:value-type="string">
            <text:p>Base 3Wk2</text:p>
          </table:table-cell>
          <table:table-cell table:style-name="ce376" office:value-type="float" office:value="2" calcext:value-type="float">
            <text:p>2</text:p>
          </table:table-cell>
          <table:table-cell table:style-name="ce423" table:formula="of:=IF([$TrainingPlan.$F$3]=&quot;TSS&quot;; [$AnnualTSS.C12]; [$AnnualHrs.C12])" office:value-type="float" office:value="370" calcext:value-type="float">
            <text:p>370.0</text:p>
          </table:table-cell>
          <table:table-cell table:style-name="ce423" table:formula="of:=IF([$TrainingPlan.$F$3]=&quot;TSS&quot;; [$AnnualTSS.D12]; [$AnnualHrs.D12])" office:value-type="float" office:value="440" calcext:value-type="float">
            <text:p>440.0</text:p>
          </table:table-cell>
          <table:table-cell table:style-name="ce423" table:formula="of:=IF([$TrainingPlan.$F$3]=&quot;TSS&quot;; [$AnnualTSS.E12]; [$AnnualHrs.E12])" office:value-type="float" office:value="500" calcext:value-type="float">
            <text:p>500.0</text:p>
          </table:table-cell>
          <table:table-cell table:style-name="ce423" table:formula="of:=IF([$TrainingPlan.$F$3]=&quot;TSS&quot;; [$AnnualTSS.F12]; [$AnnualHrs.F12])" office:value-type="float" office:value="560" calcext:value-type="float">
            <text:p>560.0</text:p>
          </table:table-cell>
          <table:table-cell table:style-name="ce423" table:formula="of:=IF([$TrainingPlan.$F$3]=&quot;TSS&quot;; [$AnnualTSS.G12]; [$AnnualHrs.G12])" office:value-type="float" office:value="630" calcext:value-type="float">
            <text:p>630.0</text:p>
          </table:table-cell>
          <table:table-cell table:style-name="ce423" table:formula="of:=IF([$TrainingPlan.$F$3]=&quot;TSS&quot;; [$AnnualTSS.H12]; [$AnnualHrs.H12])" office:value-type="float" office:value="690" calcext:value-type="float">
            <text:p>690.0</text:p>
          </table:table-cell>
          <table:table-cell table:style-name="ce423" table:formula="of:=IF([$TrainingPlan.$F$3]=&quot;TSS&quot;; [$AnnualTSS.I12]; [$AnnualHrs.I12])" office:value-type="float" office:value="750" calcext:value-type="float">
            <text:p>750.0</text:p>
          </table:table-cell>
          <table:table-cell table:style-name="ce423" table:formula="of:=IF([$TrainingPlan.$F$3]=&quot;TSS&quot;; [$AnnualTSS.J12]; [$AnnualHrs.J12])" office:value-type="float" office:value="810" calcext:value-type="float">
            <text:p>810.0</text:p>
          </table:table-cell>
          <table:table-cell table:style-name="ce423" table:formula="of:=IF([$TrainingPlan.$F$3]=&quot;TSS&quot;; [$AnnualTSS.K12]; [$AnnualHrs.K12])" office:value-type="float" office:value="880" calcext:value-type="float">
            <text:p>880.0</text:p>
          </table:table-cell>
          <table:table-cell table:style-name="ce423" table:formula="of:=IF([$TrainingPlan.$F$3]=&quot;TSS&quot;; [$AnnualTSS.L12]; [$AnnualHrs.L12])" office:value-type="float" office:value="940" calcext:value-type="float">
            <text:p>940.0</text:p>
          </table:table-cell>
          <table:table-cell table:style-name="ce423" table:formula="of:=IF([$TrainingPlan.$F$3]=&quot;TSS&quot;; [$AnnualTSS.M12]; [$AnnualHrs.M12])" office:value-type="float" office:value="1000" calcext:value-type="float">
            <text:p>1000.0</text:p>
          </table:table-cell>
          <table:table-cell table:style-name="ce423" table:formula="of:=IF([$TrainingPlan.$F$3]=&quot;TSS&quot;; [$AnnualTSS.N12]; [$AnnualHrs.N12])" office:value-type="float" office:value="1060" calcext:value-type="float">
            <text:p>1060.0</text:p>
          </table:table-cell>
          <table:table-cell table:style-name="ce423" table:formula="of:=IF([$TrainingPlan.$F$3]=&quot;TSS&quot;; [$AnnualTSS.O12]; [$AnnualHrs.O12])" office:value-type="float" office:value="1120" calcext:value-type="float">
            <text:p>1120.0</text:p>
          </table:table-cell>
          <table:table-cell table:style-name="ce423" table:formula="of:=IF([$TrainingPlan.$F$3]=&quot;TSS&quot;; [$AnnualTSS.P12]; [$AnnualHrs.P12])" office:value-type="float" office:value="1190" calcext:value-type="float">
            <text:p>1190.0</text:p>
          </table:table-cell>
          <table:table-cell table:style-name="ce423" table:formula="of:=IF([$TrainingPlan.$F$3]=&quot;TSS&quot;; [$AnnualTSS.Q12]; [$AnnualHrs.Q12])" office:value-type="float" office:value="1250" calcext:value-type="float">
            <text:p>1250.0</text:p>
          </table:table-cell>
          <table:table-cell table:style-name="ce423" table:formula="of:=IF([$TrainingPlan.$F$3]=&quot;TSS&quot;; [$AnnualTSS.R12]; [$AnnualHrs.R12])" office:value-type="float" office:value="1310" calcext:value-type="float">
            <text:p>1310.0</text:p>
          </table:table-cell>
          <table:table-cell table:style-name="ce423" table:formula="of:=IF([$TrainingPlan.$F$3]=&quot;TSS&quot;; [$AnnualTSS.S12]; [$AnnualHrs.S12])" office:value-type="float" office:value="1370" calcext:value-type="float">
            <text:p>1370.0</text:p>
          </table:table-cell>
          <table:table-cell table:style-name="ce423" table:formula="of:=IF([$TrainingPlan.$F$3]=&quot;TSS&quot;; [$AnnualTSS.T12]; [$AnnualHrs.T12])" office:value-type="float" office:value="1440" calcext:value-type="float">
            <text:p>1440.0</text:p>
          </table:table-cell>
          <table:table-cell table:style-name="ce423" table:formula="of:=IF([$TrainingPlan.$F$3]=&quot;TSS&quot;; [$AnnualTSS.U12]; [$AnnualHrs.U12])" office:value-type="float" office:value="1510" calcext:value-type="float">
            <text:p>1510.0</text:p>
          </table:table-cell>
          <table:table-cell table:style-name="ce423" table:formula="of:=IF([$TrainingPlan.$F$3]=&quot;TSS&quot;; [$AnnualTSS.V12]; [$AnnualHrs.V12])" office:value-type="float" office:value="0" calcext:value-type="float">
            <text:p>0.0</text:p>
          </table:table-cell>
          <table:table-cell table:style-name="ce428" table:formula="of:=IF([$TrainingPlan.$F$3]=&quot;TSS&quot;; [$AnnualTSS.W12]; [$AnnualHrs.W12])" office:value-type="float" office:value="0" calcext:value-type="float">
            <text:p>0.0</text:p>
          </table:table-cell>
          <table:table-cell table:number-columns-repeated="1001"/>
        </table:table-row>
        <table:table-row table:style-name="ro2">
          <table:table-cell table:style-name="ce417" office:value-type="string" calcext:value-type="string">
            <text:p>Base 3Wk3</text:p>
          </table:table-cell>
          <table:table-cell table:style-name="ce376" office:value-type="float" office:value="3" calcext:value-type="float">
            <text:p>3</text:p>
          </table:table-cell>
          <table:table-cell table:style-name="ce423" table:formula="of:=IF([$TrainingPlan.$F$3]=&quot;TSS&quot;; [$AnnualTSS.C13]; [$AnnualHrs.C13])" office:value-type="float" office:value="410" calcext:value-type="float">
            <text:p>410.0</text:p>
          </table:table-cell>
          <table:table-cell table:style-name="ce423" table:formula="of:=IF([$TrainingPlan.$F$3]=&quot;TSS&quot;; [$AnnualTSS.D13]; [$AnnualHrs.D13])" office:value-type="float" office:value="475" calcext:value-type="float">
            <text:p>475.0</text:p>
          </table:table-cell>
          <table:table-cell table:style-name="ce423" table:formula="of:=IF([$TrainingPlan.$F$3]=&quot;TSS&quot;; [$AnnualTSS.E13]; [$AnnualHrs.E13])" office:value-type="float" office:value="540" calcext:value-type="float">
            <text:p>540.0</text:p>
          </table:table-cell>
          <table:table-cell table:style-name="ce423" table:formula="of:=IF([$TrainingPlan.$F$3]=&quot;TSS&quot;; [$AnnualTSS.F13]; [$AnnualHrs.F13])" office:value-type="float" office:value="610" calcext:value-type="float">
            <text:p>610.0</text:p>
          </table:table-cell>
          <table:table-cell table:style-name="ce423" table:formula="of:=IF([$TrainingPlan.$F$3]=&quot;TSS&quot;; [$AnnualTSS.G13]; [$AnnualHrs.G13])" office:value-type="float" office:value="680" calcext:value-type="float">
            <text:p>680.0</text:p>
          </table:table-cell>
          <table:table-cell table:style-name="ce423" table:formula="of:=IF([$TrainingPlan.$F$3]=&quot;TSS&quot;; [$AnnualTSS.H13]; [$AnnualHrs.H13])" office:value-type="float" office:value="740" calcext:value-type="float">
            <text:p>740.0</text:p>
          </table:table-cell>
          <table:table-cell table:style-name="ce423" table:formula="of:=IF([$TrainingPlan.$F$3]=&quot;TSS&quot;; [$AnnualTSS.I13]; [$AnnualHrs.I13])" office:value-type="float" office:value="810" calcext:value-type="float">
            <text:p>810.0</text:p>
          </table:table-cell>
          <table:table-cell table:style-name="ce423" table:formula="of:=IF([$TrainingPlan.$F$3]=&quot;TSS&quot;; [$AnnualTSS.J13]; [$AnnualHrs.J13])" office:value-type="float" office:value="520" calcext:value-type="float">
            <text:p>520.0</text:p>
          </table:table-cell>
          <table:table-cell table:style-name="ce423" table:formula="of:=IF([$TrainingPlan.$F$3]=&quot;TSS&quot;; [$AnnualTSS.K13]; [$AnnualHrs.K13])" office:value-type="float" office:value="950" calcext:value-type="float">
            <text:p>950.0</text:p>
          </table:table-cell>
          <table:table-cell table:style-name="ce423" table:formula="of:=IF([$TrainingPlan.$F$3]=&quot;TSS&quot;; [$AnnualTSS.L13]; [$AnnualHrs.L13])" office:value-type="float" office:value="1010" calcext:value-type="float">
            <text:p>1010.0</text:p>
          </table:table-cell>
          <table:table-cell table:style-name="ce423" table:formula="of:=IF([$TrainingPlan.$F$3]=&quot;TSS&quot;; [$AnnualTSS.M13]; [$AnnualHrs.M13])" office:value-type="float" office:value="1080" calcext:value-type="float">
            <text:p>1080.0</text:p>
          </table:table-cell>
          <table:table-cell table:style-name="ce423" table:formula="of:=IF([$TrainingPlan.$F$3]=&quot;TSS&quot;; [$AnnualTSS.N13]; [$AnnualHrs.N13])" office:value-type="float" office:value="1150" calcext:value-type="float">
            <text:p>1150.0</text:p>
          </table:table-cell>
          <table:table-cell table:style-name="ce423" table:formula="of:=IF([$TrainingPlan.$F$3]=&quot;TSS&quot;; [$AnnualTSS.O13]; [$AnnualHrs.O13])" office:value-type="float" office:value="1210" calcext:value-type="float">
            <text:p>1210.0</text:p>
          </table:table-cell>
          <table:table-cell table:style-name="ce423" table:formula="of:=IF([$TrainingPlan.$F$3]=&quot;TSS&quot;; [$AnnualTSS.P13]; [$AnnualHrs.P13])" office:value-type="float" office:value="1280" calcext:value-type="float">
            <text:p>1280.0</text:p>
          </table:table-cell>
          <table:table-cell table:style-name="ce423" table:formula="of:=IF([$TrainingPlan.$F$3]=&quot;TSS&quot;; [$AnnualTSS.Q13]; [$AnnualHrs.Q13])" office:value-type="float" office:value="1350" calcext:value-type="float">
            <text:p>1350.0</text:p>
          </table:table-cell>
          <table:table-cell table:style-name="ce423" table:formula="of:=IF([$TrainingPlan.$F$3]=&quot;TSS&quot;; [$AnnualTSS.R13]; [$AnnualHrs.R13])" office:value-type="float" office:value="1420" calcext:value-type="float">
            <text:p>1420.0</text:p>
          </table:table-cell>
          <table:table-cell table:style-name="ce423" table:formula="of:=IF([$TrainingPlan.$F$3]=&quot;TSS&quot;; [$AnnualTSS.S13]; [$AnnualHrs.S13])" office:value-type="float" office:value="1480" calcext:value-type="float">
            <text:p>1480.0</text:p>
          </table:table-cell>
          <table:table-cell table:style-name="ce423" table:formula="of:=IF([$TrainingPlan.$F$3]=&quot;TSS&quot;; [$AnnualTSS.T13]; [$AnnualHrs.T13])" office:value-type="float" office:value="1550" calcext:value-type="float">
            <text:p>1550.0</text:p>
          </table:table-cell>
          <table:table-cell table:style-name="ce423" table:formula="of:=IF([$TrainingPlan.$F$3]=&quot;TSS&quot;; [$AnnualTSS.U13]; [$AnnualHrs.U13])" office:value-type="float" office:value="1620" calcext:value-type="float">
            <text:p>1620.0</text:p>
          </table:table-cell>
          <table:table-cell table:style-name="ce423" table:formula="of:=IF([$TrainingPlan.$F$3]=&quot;TSS&quot;; [$AnnualTSS.V13]; [$AnnualHrs.V13])" office:value-type="float" office:value="0" calcext:value-type="float">
            <text:p>0.0</text:p>
          </table:table-cell>
          <table:table-cell table:style-name="ce428" table:formula="of:=IF([$TrainingPlan.$F$3]=&quot;TSS&quot;; [$AnnualTSS.W13]; [$AnnualHrs.W13])" office:value-type="float" office:value="0" calcext:value-type="float">
            <text:p>0.0</text:p>
          </table:table-cell>
          <table:table-cell table:number-columns-repeated="1001"/>
        </table:table-row>
        <table:table-row table:style-name="ro2">
          <table:table-cell table:style-name="ce417" office:value-type="string" calcext:value-type="string">
            <text:p>Base 3Rest</text:p>
          </table:table-cell>
          <table:table-cell table:style-name="ce376" office:value-type="float" office:value="4" calcext:value-type="float">
            <text:p>4</text:p>
          </table:table-cell>
          <table:table-cell table:style-name="ce423" table:formula="of:=IF([$TrainingPlan.$F$3]=&quot;TSS&quot;; [$AnnualTSS.C14]; [$AnnualHrs.C14])" office:value-type="float" office:value="240" calcext:value-type="float">
            <text:p>240.0</text:p>
          </table:table-cell>
          <table:table-cell table:style-name="ce423" table:formula="of:=IF([$TrainingPlan.$F$3]=&quot;TSS&quot;; [$AnnualTSS.D14]; [$AnnualHrs.D14])" office:value-type="float" office:value="280" calcext:value-type="float">
            <text:p>280.0</text:p>
          </table:table-cell>
          <table:table-cell table:style-name="ce423" table:formula="of:=IF([$TrainingPlan.$F$3]=&quot;TSS&quot;; [$AnnualTSS.E14]; [$AnnualHrs.E14])" office:value-type="float" office:value="320" calcext:value-type="float">
            <text:p>320.0</text:p>
          </table:table-cell>
          <table:table-cell table:style-name="ce423" table:formula="of:=IF([$TrainingPlan.$F$3]=&quot;TSS&quot;; [$AnnualTSS.F14]; [$AnnualHrs.F14])" office:value-type="float" office:value="360" calcext:value-type="float">
            <text:p>360.0</text:p>
          </table:table-cell>
          <table:table-cell table:style-name="ce423" table:formula="of:=IF([$TrainingPlan.$F$3]=&quot;TSS&quot;; [$AnnualTSS.G14]; [$AnnualHrs.G14])" office:value-type="float" office:value="400" calcext:value-type="float">
            <text:p>400.0</text:p>
          </table:table-cell>
          <table:table-cell table:style-name="ce423" table:formula="of:=IF([$TrainingPlan.$F$3]=&quot;TSS&quot;; [$AnnualTSS.H14]; [$AnnualHrs.H14])" office:value-type="float" office:value="440" calcext:value-type="float">
            <text:p>440.0</text:p>
          </table:table-cell>
          <table:table-cell table:style-name="ce423" table:formula="of:=IF([$TrainingPlan.$F$3]=&quot;TSS&quot;; [$AnnualTSS.I14]; [$AnnualHrs.I14])" office:value-type="float" office:value="480" calcext:value-type="float">
            <text:p>480.0</text:p>
          </table:table-cell>
          <table:table-cell table:style-name="ce423" table:formula="of:=IF([$TrainingPlan.$F$3]=&quot;TSS&quot;; [$AnnualTSS.J14]; [$AnnualHrs.J14])" office:value-type="float" office:value="720" calcext:value-type="float">
            <text:p>720.0</text:p>
          </table:table-cell>
          <table:table-cell table:style-name="ce423" table:formula="of:=IF([$TrainingPlan.$F$3]=&quot;TSS&quot;; [$AnnualTSS.K14]; [$AnnualHrs.K14])" office:value-type="float" office:value="560" calcext:value-type="float">
            <text:p>560.0</text:p>
          </table:table-cell>
          <table:table-cell table:style-name="ce423" table:formula="of:=IF([$TrainingPlan.$F$3]=&quot;TSS&quot;; [$AnnualTSS.L14]; [$AnnualHrs.L14])" office:value-type="float" office:value="600" calcext:value-type="float">
            <text:p>600.0</text:p>
          </table:table-cell>
          <table:table-cell table:style-name="ce423" table:formula="of:=IF([$TrainingPlan.$F$3]=&quot;TSS&quot;; [$AnnualTSS.M14]; [$AnnualHrs.M14])" office:value-type="float" office:value="640" calcext:value-type="float">
            <text:p>640.0</text:p>
          </table:table-cell>
          <table:table-cell table:style-name="ce423" table:formula="of:=IF([$TrainingPlan.$F$3]=&quot;TSS&quot;; [$AnnualTSS.N14]; [$AnnualHrs.N14])" office:value-type="float" office:value="700" calcext:value-type="float">
            <text:p>700.0</text:p>
          </table:table-cell>
          <table:table-cell table:style-name="ce423" table:formula="of:=IF([$TrainingPlan.$F$3]=&quot;TSS&quot;; [$AnnualTSS.O14]; [$AnnualHrs.O14])" office:value-type="float" office:value="720" calcext:value-type="float">
            <text:p>720.0</text:p>
          </table:table-cell>
          <table:table-cell table:style-name="ce423" table:formula="of:=IF([$TrainingPlan.$F$3]=&quot;TSS&quot;; [$AnnualTSS.P14]; [$AnnualHrs.P14])" office:value-type="float" office:value="760" calcext:value-type="float">
            <text:p>760.0</text:p>
          </table:table-cell>
          <table:table-cell table:style-name="ce423" table:formula="of:=IF([$TrainingPlan.$F$3]=&quot;TSS&quot;; [$AnnualTSS.Q14]; [$AnnualHrs.Q14])" office:value-type="float" office:value="800" calcext:value-type="float">
            <text:p>800.0</text:p>
          </table:table-cell>
          <table:table-cell table:style-name="ce423" table:formula="of:=IF([$TrainingPlan.$F$3]=&quot;TSS&quot;; [$AnnualTSS.R14]; [$AnnualHrs.R14])" office:value-type="float" office:value="840" calcext:value-type="float">
            <text:p>840.0</text:p>
          </table:table-cell>
          <table:table-cell table:style-name="ce423" table:formula="of:=IF([$TrainingPlan.$F$3]=&quot;TSS&quot;; [$AnnualTSS.S14]; [$AnnualHrs.S14])" office:value-type="float" office:value="880" calcext:value-type="float">
            <text:p>880.0</text:p>
          </table:table-cell>
          <table:table-cell table:style-name="ce423" table:formula="of:=IF([$TrainingPlan.$F$3]=&quot;TSS&quot;; [$AnnualTSS.T14]; [$AnnualHrs.T14])" office:value-type="float" office:value="920" calcext:value-type="float">
            <text:p>920.0</text:p>
          </table:table-cell>
          <table:table-cell table:style-name="ce423" table:formula="of:=IF([$TrainingPlan.$F$3]=&quot;TSS&quot;; [$AnnualTSS.U14]; [$AnnualHrs.U14])" office:value-type="float" office:value="960" calcext:value-type="float">
            <text:p>960.0</text:p>
          </table:table-cell>
          <table:table-cell table:style-name="ce423" table:formula="of:=IF([$TrainingPlan.$F$3]=&quot;TSS&quot;; [$AnnualTSS.V14]; [$AnnualHrs.V14])" office:value-type="float" office:value="0" calcext:value-type="float">
            <text:p>0.0</text:p>
          </table:table-cell>
          <table:table-cell table:style-name="ce428" table:formula="of:=IF([$TrainingPlan.$F$3]=&quot;TSS&quot;; [$AnnualTSS.W14]; [$AnnualHrs.W14])" office:value-type="float" office:value="0" calcext:value-type="float">
            <text:p>0.0</text:p>
          </table:table-cell>
          <table:table-cell table:number-columns-repeated="1001"/>
        </table:table-row>
        <table:table-row table:style-name="ro2">
          <table:table-cell table:style-name="ce417" office:value-type="string" calcext:value-type="string">
            <text:p>Build 1Wk1</text:p>
          </table:table-cell>
          <table:table-cell table:style-name="ce420" office:value-type="float" office:value="1" calcext:value-type="float">
            <text:p>1</text:p>
          </table:table-cell>
          <table:table-cell table:style-name="ce422" table:formula="of:=IF([$TrainingPlan.$F$3]=&quot;TSS&quot;; [$AnnualTSS.C15]; [$AnnualHrs.C15])" office:value-type="float" office:value="370" calcext:value-type="float">
            <text:p>370.0</text:p>
          </table:table-cell>
          <table:table-cell table:style-name="ce422" table:formula="of:=IF([$TrainingPlan.$F$3]=&quot;TSS&quot;; [$AnnualTSS.D15]; [$AnnualHrs.D15])" office:value-type="float" office:value="440" calcext:value-type="float">
            <text:p>440.0</text:p>
          </table:table-cell>
          <table:table-cell table:style-name="ce422" table:formula="of:=IF([$TrainingPlan.$F$3]=&quot;TSS&quot;; [$AnnualTSS.E15]; [$AnnualHrs.E15])" office:value-type="float" office:value="500" calcext:value-type="float">
            <text:p>500.0</text:p>
          </table:table-cell>
          <table:table-cell table:style-name="ce422" table:formula="of:=IF([$TrainingPlan.$F$3]=&quot;TSS&quot;; [$AnnualTSS.F15]; [$AnnualHrs.F15])" office:value-type="float" office:value="560" calcext:value-type="float">
            <text:p>560.0</text:p>
          </table:table-cell>
          <table:table-cell table:style-name="ce422" table:formula="of:=IF([$TrainingPlan.$F$3]=&quot;TSS&quot;; [$AnnualTSS.G15]; [$AnnualHrs.G15])" office:value-type="float" office:value="630" calcext:value-type="float">
            <text:p>630.0</text:p>
          </table:table-cell>
          <table:table-cell table:style-name="ce422" table:formula="of:=IF([$TrainingPlan.$F$3]=&quot;TSS&quot;; [$AnnualTSS.H15]; [$AnnualHrs.H15])" office:value-type="float" office:value="690" calcext:value-type="float">
            <text:p>690.0</text:p>
          </table:table-cell>
          <table:table-cell table:style-name="ce422" table:formula="of:=IF([$TrainingPlan.$F$3]=&quot;TSS&quot;; [$AnnualTSS.I15]; [$AnnualHrs.I15])" office:value-type="float" office:value="750" calcext:value-type="float">
            <text:p>750.0</text:p>
          </table:table-cell>
          <table:table-cell table:style-name="ce422" table:formula="of:=IF([$TrainingPlan.$F$3]=&quot;TSS&quot;; [$AnnualTSS.J15]; [$AnnualHrs.J15])" office:value-type="float" office:value="810" calcext:value-type="float">
            <text:p>810.0</text:p>
          </table:table-cell>
          <table:table-cell table:style-name="ce422" table:formula="of:=IF([$TrainingPlan.$F$3]=&quot;TSS&quot;; [$AnnualTSS.K15]; [$AnnualHrs.K15])" office:value-type="float" office:value="880" calcext:value-type="float">
            <text:p>880.0</text:p>
          </table:table-cell>
          <table:table-cell table:style-name="ce422" table:formula="of:=IF([$TrainingPlan.$F$3]=&quot;TSS&quot;; [$AnnualTSS.L15]; [$AnnualHrs.L15])" office:value-type="float" office:value="940" calcext:value-type="float">
            <text:p>940.0</text:p>
          </table:table-cell>
          <table:table-cell table:style-name="ce422" table:formula="of:=IF([$TrainingPlan.$F$3]=&quot;TSS&quot;; [$AnnualTSS.M15]; [$AnnualHrs.M15])" office:value-type="float" office:value="1000" calcext:value-type="float">
            <text:p>1000.0</text:p>
          </table:table-cell>
          <table:table-cell table:style-name="ce422" table:formula="of:=IF([$TrainingPlan.$F$3]=&quot;TSS&quot;; [$AnnualTSS.N15]; [$AnnualHrs.N15])" office:value-type="float" office:value="1060" calcext:value-type="float">
            <text:p>1060.0</text:p>
          </table:table-cell>
          <table:table-cell table:style-name="ce422" table:formula="of:=IF([$TrainingPlan.$F$3]=&quot;TSS&quot;; [$AnnualTSS.O15]; [$AnnualHrs.O15])" office:value-type="float" office:value="1120" calcext:value-type="float">
            <text:p>1120.0</text:p>
          </table:table-cell>
          <table:table-cell table:style-name="ce422" table:formula="of:=IF([$TrainingPlan.$F$3]=&quot;TSS&quot;; [$AnnualTSS.P15]; [$AnnualHrs.P15])" office:value-type="float" office:value="1190" calcext:value-type="float">
            <text:p>1190.0</text:p>
          </table:table-cell>
          <table:table-cell table:style-name="ce422" table:formula="of:=IF([$TrainingPlan.$F$3]=&quot;TSS&quot;; [$AnnualTSS.Q15]; [$AnnualHrs.Q15])" office:value-type="float" office:value="1250" calcext:value-type="float">
            <text:p>1250.0</text:p>
          </table:table-cell>
          <table:table-cell table:style-name="ce422" table:formula="of:=IF([$TrainingPlan.$F$3]=&quot;TSS&quot;; [$AnnualTSS.R15]; [$AnnualHrs.R15])" office:value-type="float" office:value="1310" calcext:value-type="float">
            <text:p>1310.0</text:p>
          </table:table-cell>
          <table:table-cell table:style-name="ce422" table:formula="of:=IF([$TrainingPlan.$F$3]=&quot;TSS&quot;; [$AnnualTSS.S15]; [$AnnualHrs.S15])" office:value-type="float" office:value="1370" calcext:value-type="float">
            <text:p>1370.0</text:p>
          </table:table-cell>
          <table:table-cell table:style-name="ce422" table:formula="of:=IF([$TrainingPlan.$F$3]=&quot;TSS&quot;; [$AnnualTSS.T15]; [$AnnualHrs.T15])" office:value-type="float" office:value="1440" calcext:value-type="float">
            <text:p>1440.0</text:p>
          </table:table-cell>
          <table:table-cell table:style-name="ce422" table:formula="of:=IF([$TrainingPlan.$F$3]=&quot;TSS&quot;; [$AnnualTSS.U15]; [$AnnualHrs.U15])" office:value-type="float" office:value="1510" calcext:value-type="float">
            <text:p>1510.0</text:p>
          </table:table-cell>
          <table:table-cell table:style-name="ce422" table:formula="of:=IF([$TrainingPlan.$F$3]=&quot;TSS&quot;; [$AnnualTSS.V15]; [$AnnualHrs.V15])" office:value-type="float" office:value="0" calcext:value-type="float">
            <text:p>0.0</text:p>
          </table:table-cell>
          <table:table-cell table:style-name="ce427" table:formula="of:=IF([$TrainingPlan.$F$3]=&quot;TSS&quot;; [$AnnualTSS.W15]; [$AnnualHrs.W15])" office:value-type="float" office:value="0" calcext:value-type="float">
            <text:p>0.0</text:p>
          </table:table-cell>
          <table:table-cell table:number-columns-repeated="1001"/>
        </table:table-row>
        <table:table-row table:style-name="ro2">
          <table:table-cell table:style-name="ce417" office:value-type="string" calcext:value-type="string">
            <text:p>Build 1Wk2</text:p>
          </table:table-cell>
          <table:table-cell table:style-name="ce420" office:value-type="float" office:value="2" calcext:value-type="float">
            <text:p>2</text:p>
          </table:table-cell>
          <table:table-cell table:style-name="ce422" table:formula="of:=IF([$TrainingPlan.$F$3]=&quot;TSS&quot;; [$AnnualTSS.C16]; [$AnnualHrs.C16])" office:value-type="float" office:value="370" calcext:value-type="float">
            <text:p>370.0</text:p>
          </table:table-cell>
          <table:table-cell table:style-name="ce422" table:formula="of:=IF([$TrainingPlan.$F$3]=&quot;TSS&quot;; [$AnnualTSS.D16]; [$AnnualHrs.D16])" office:value-type="float" office:value="440" calcext:value-type="float">
            <text:p>440.0</text:p>
          </table:table-cell>
          <table:table-cell table:style-name="ce422" table:formula="of:=IF([$TrainingPlan.$F$3]=&quot;TSS&quot;; [$AnnualTSS.E16]; [$AnnualHrs.E16])" office:value-type="float" office:value="500" calcext:value-type="float">
            <text:p>500.0</text:p>
          </table:table-cell>
          <table:table-cell table:style-name="ce422" table:formula="of:=IF([$TrainingPlan.$F$3]=&quot;TSS&quot;; [$AnnualTSS.F16]; [$AnnualHrs.F16])" office:value-type="float" office:value="560" calcext:value-type="float">
            <text:p>560.0</text:p>
          </table:table-cell>
          <table:table-cell table:style-name="ce422" table:formula="of:=IF([$TrainingPlan.$F$3]=&quot;TSS&quot;; [$AnnualTSS.G16]; [$AnnualHrs.G16])" office:value-type="float" office:value="630" calcext:value-type="float">
            <text:p>630.0</text:p>
          </table:table-cell>
          <table:table-cell table:style-name="ce422" table:formula="of:=IF([$TrainingPlan.$F$3]=&quot;TSS&quot;; [$AnnualTSS.H16]; [$AnnualHrs.H16])" office:value-type="float" office:value="690" calcext:value-type="float">
            <text:p>690.0</text:p>
          </table:table-cell>
          <table:table-cell table:style-name="ce422" table:formula="of:=IF([$TrainingPlan.$F$3]=&quot;TSS&quot;; [$AnnualTSS.I16]; [$AnnualHrs.I16])" office:value-type="float" office:value="750" calcext:value-type="float">
            <text:p>750.0</text:p>
          </table:table-cell>
          <table:table-cell table:style-name="ce422" table:formula="of:=IF([$TrainingPlan.$F$3]=&quot;TSS&quot;; [$AnnualTSS.J16]; [$AnnualHrs.J16])" office:value-type="float" office:value="810" calcext:value-type="float">
            <text:p>810.0</text:p>
          </table:table-cell>
          <table:table-cell table:style-name="ce422" table:formula="of:=IF([$TrainingPlan.$F$3]=&quot;TSS&quot;; [$AnnualTSS.K16]; [$AnnualHrs.K16])" office:value-type="float" office:value="880" calcext:value-type="float">
            <text:p>880.0</text:p>
          </table:table-cell>
          <table:table-cell table:style-name="ce422" table:formula="of:=IF([$TrainingPlan.$F$3]=&quot;TSS&quot;; [$AnnualTSS.L16]; [$AnnualHrs.L16])" office:value-type="float" office:value="940" calcext:value-type="float">
            <text:p>940.0</text:p>
          </table:table-cell>
          <table:table-cell table:style-name="ce422" table:formula="of:=IF([$TrainingPlan.$F$3]=&quot;TSS&quot;; [$AnnualTSS.M16]; [$AnnualHrs.M16])" office:value-type="float" office:value="1000" calcext:value-type="float">
            <text:p>1000.0</text:p>
          </table:table-cell>
          <table:table-cell table:style-name="ce422" table:formula="of:=IF([$TrainingPlan.$F$3]=&quot;TSS&quot;; [$AnnualTSS.N16]; [$AnnualHrs.N16])" office:value-type="float" office:value="1060" calcext:value-type="float">
            <text:p>1060.0</text:p>
          </table:table-cell>
          <table:table-cell table:style-name="ce422" table:formula="of:=IF([$TrainingPlan.$F$3]=&quot;TSS&quot;; [$AnnualTSS.O16]; [$AnnualHrs.O16])" office:value-type="float" office:value="1120" calcext:value-type="float">
            <text:p>1120.0</text:p>
          </table:table-cell>
          <table:table-cell table:style-name="ce422" table:formula="of:=IF([$TrainingPlan.$F$3]=&quot;TSS&quot;; [$AnnualTSS.P16]; [$AnnualHrs.P16])" office:value-type="float" office:value="1190" calcext:value-type="float">
            <text:p>1190.0</text:p>
          </table:table-cell>
          <table:table-cell table:style-name="ce422" table:formula="of:=IF([$TrainingPlan.$F$3]=&quot;TSS&quot;; [$AnnualTSS.Q16]; [$AnnualHrs.Q16])" office:value-type="float" office:value="1250" calcext:value-type="float">
            <text:p>1250.0</text:p>
          </table:table-cell>
          <table:table-cell table:style-name="ce422" table:formula="of:=IF([$TrainingPlan.$F$3]=&quot;TSS&quot;; [$AnnualTSS.R16]; [$AnnualHrs.R16])" office:value-type="float" office:value="1310" calcext:value-type="float">
            <text:p>1310.0</text:p>
          </table:table-cell>
          <table:table-cell table:style-name="ce422" table:formula="of:=IF([$TrainingPlan.$F$3]=&quot;TSS&quot;; [$AnnualTSS.S16]; [$AnnualHrs.S16])" office:value-type="float" office:value="1370" calcext:value-type="float">
            <text:p>1370.0</text:p>
          </table:table-cell>
          <table:table-cell table:style-name="ce422" table:formula="of:=IF([$TrainingPlan.$F$3]=&quot;TSS&quot;; [$AnnualTSS.T16]; [$AnnualHrs.T16])" office:value-type="float" office:value="1440" calcext:value-type="float">
            <text:p>1440.0</text:p>
          </table:table-cell>
          <table:table-cell table:style-name="ce422" table:formula="of:=IF([$TrainingPlan.$F$3]=&quot;TSS&quot;; [$AnnualTSS.U16]; [$AnnualHrs.U16])" office:value-type="float" office:value="1510" calcext:value-type="float">
            <text:p>1510.0</text:p>
          </table:table-cell>
          <table:table-cell table:style-name="ce422" table:formula="of:=IF([$TrainingPlan.$F$3]=&quot;TSS&quot;; [$AnnualTSS.V16]; [$AnnualHrs.V16])" office:value-type="float" office:value="0" calcext:value-type="float">
            <text:p>0.0</text:p>
          </table:table-cell>
          <table:table-cell table:style-name="ce427" table:formula="of:=IF([$TrainingPlan.$F$3]=&quot;TSS&quot;; [$AnnualTSS.W16]; [$AnnualHrs.W16])" office:value-type="float" office:value="0" calcext:value-type="float">
            <text:p>0.0</text:p>
          </table:table-cell>
          <table:table-cell table:number-columns-repeated="1001"/>
        </table:table-row>
        <table:table-row table:style-name="ro2">
          <table:table-cell table:style-name="ce417" office:value-type="string" calcext:value-type="string">
            <text:p>Build 1Wk3</text:p>
          </table:table-cell>
          <table:table-cell table:style-name="ce420" office:value-type="float" office:value="3" calcext:value-type="float">
            <text:p>3</text:p>
          </table:table-cell>
          <table:table-cell table:style-name="ce422" table:formula="of:=IF([$TrainingPlan.$F$3]=&quot;TSS&quot;; [$AnnualTSS.C17]; [$AnnualHrs.C17])" office:value-type="float" office:value="370" calcext:value-type="float">
            <text:p>370.0</text:p>
          </table:table-cell>
          <table:table-cell table:style-name="ce422" table:formula="of:=IF([$TrainingPlan.$F$3]=&quot;TSS&quot;; [$AnnualTSS.D17]; [$AnnualHrs.D17])" office:value-type="float" office:value="440" calcext:value-type="float">
            <text:p>440.0</text:p>
          </table:table-cell>
          <table:table-cell table:style-name="ce422" table:formula="of:=IF([$TrainingPlan.$F$3]=&quot;TSS&quot;; [$AnnualTSS.E17]; [$AnnualHrs.E17])" office:value-type="float" office:value="500" calcext:value-type="float">
            <text:p>500.0</text:p>
          </table:table-cell>
          <table:table-cell table:style-name="ce422" table:formula="of:=IF([$TrainingPlan.$F$3]=&quot;TSS&quot;; [$AnnualTSS.F17]; [$AnnualHrs.F17])" office:value-type="float" office:value="560" calcext:value-type="float">
            <text:p>560.0</text:p>
          </table:table-cell>
          <table:table-cell table:style-name="ce422" table:formula="of:=IF([$TrainingPlan.$F$3]=&quot;TSS&quot;; [$AnnualTSS.G17]; [$AnnualHrs.G17])" office:value-type="float" office:value="630" calcext:value-type="float">
            <text:p>630.0</text:p>
          </table:table-cell>
          <table:table-cell table:style-name="ce422" table:formula="of:=IF([$TrainingPlan.$F$3]=&quot;TSS&quot;; [$AnnualTSS.H17]; [$AnnualHrs.H17])" office:value-type="float" office:value="690" calcext:value-type="float">
            <text:p>690.0</text:p>
          </table:table-cell>
          <table:table-cell table:style-name="ce422" table:formula="of:=IF([$TrainingPlan.$F$3]=&quot;TSS&quot;; [$AnnualTSS.I17]; [$AnnualHrs.I17])" office:value-type="float" office:value="750" calcext:value-type="float">
            <text:p>750.0</text:p>
          </table:table-cell>
          <table:table-cell table:style-name="ce422" table:formula="of:=IF([$TrainingPlan.$F$3]=&quot;TSS&quot;; [$AnnualTSS.J17]; [$AnnualHrs.J17])" office:value-type="float" office:value="810" calcext:value-type="float">
            <text:p>810.0</text:p>
          </table:table-cell>
          <table:table-cell table:style-name="ce422" table:formula="of:=IF([$TrainingPlan.$F$3]=&quot;TSS&quot;; [$AnnualTSS.K17]; [$AnnualHrs.K17])" office:value-type="float" office:value="880" calcext:value-type="float">
            <text:p>880.0</text:p>
          </table:table-cell>
          <table:table-cell table:style-name="ce422" table:formula="of:=IF([$TrainingPlan.$F$3]=&quot;TSS&quot;; [$AnnualTSS.L17]; [$AnnualHrs.L17])" office:value-type="float" office:value="940" calcext:value-type="float">
            <text:p>940.0</text:p>
          </table:table-cell>
          <table:table-cell table:style-name="ce422" table:formula="of:=IF([$TrainingPlan.$F$3]=&quot;TSS&quot;; [$AnnualTSS.M17]; [$AnnualHrs.M17])" office:value-type="float" office:value="1000" calcext:value-type="float">
            <text:p>1000.0</text:p>
          </table:table-cell>
          <table:table-cell table:style-name="ce422" table:formula="of:=IF([$TrainingPlan.$F$3]=&quot;TSS&quot;; [$AnnualTSS.N17]; [$AnnualHrs.N17])" office:value-type="float" office:value="1060" calcext:value-type="float">
            <text:p>1060.0</text:p>
          </table:table-cell>
          <table:table-cell table:style-name="ce422" table:formula="of:=IF([$TrainingPlan.$F$3]=&quot;TSS&quot;; [$AnnualTSS.O17]; [$AnnualHrs.O17])" office:value-type="float" office:value="1120" calcext:value-type="float">
            <text:p>1120.0</text:p>
          </table:table-cell>
          <table:table-cell table:style-name="ce422" table:formula="of:=IF([$TrainingPlan.$F$3]=&quot;TSS&quot;; [$AnnualTSS.P17]; [$AnnualHrs.P17])" office:value-type="float" office:value="1190" calcext:value-type="float">
            <text:p>1190.0</text:p>
          </table:table-cell>
          <table:table-cell table:style-name="ce422" table:formula="of:=IF([$TrainingPlan.$F$3]=&quot;TSS&quot;; [$AnnualTSS.Q17]; [$AnnualHrs.Q17])" office:value-type="float" office:value="1250" calcext:value-type="float">
            <text:p>1250.0</text:p>
          </table:table-cell>
          <table:table-cell table:style-name="ce422" table:formula="of:=IF([$TrainingPlan.$F$3]=&quot;TSS&quot;; [$AnnualTSS.R17]; [$AnnualHrs.R17])" office:value-type="float" office:value="1310" calcext:value-type="float">
            <text:p>1310.0</text:p>
          </table:table-cell>
          <table:table-cell table:style-name="ce422" table:formula="of:=IF([$TrainingPlan.$F$3]=&quot;TSS&quot;; [$AnnualTSS.S17]; [$AnnualHrs.S17])" office:value-type="float" office:value="1370" calcext:value-type="float">
            <text:p>1370.0</text:p>
          </table:table-cell>
          <table:table-cell table:style-name="ce422" table:formula="of:=IF([$TrainingPlan.$F$3]=&quot;TSS&quot;; [$AnnualTSS.T17]; [$AnnualHrs.T17])" office:value-type="float" office:value="1440" calcext:value-type="float">
            <text:p>1440.0</text:p>
          </table:table-cell>
          <table:table-cell table:style-name="ce422" table:formula="of:=IF([$TrainingPlan.$F$3]=&quot;TSS&quot;; [$AnnualTSS.U17]; [$AnnualHrs.U17])" office:value-type="float" office:value="1510" calcext:value-type="float">
            <text:p>1510.0</text:p>
          </table:table-cell>
          <table:table-cell table:style-name="ce422" table:formula="of:=IF([$TrainingPlan.$F$3]=&quot;TSS&quot;; [$AnnualTSS.V17]; [$AnnualHrs.V17])" office:value-type="float" office:value="0" calcext:value-type="float">
            <text:p>0.0</text:p>
          </table:table-cell>
          <table:table-cell table:style-name="ce427" table:formula="of:=IF([$TrainingPlan.$F$3]=&quot;TSS&quot;; [$AnnualTSS.W17]; [$AnnualHrs.W17])" office:value-type="float" office:value="0" calcext:value-type="float">
            <text:p>0.0</text:p>
          </table:table-cell>
          <table:table-cell table:number-columns-repeated="1001"/>
        </table:table-row>
        <table:table-row table:style-name="ro2">
          <table:table-cell table:style-name="ce417" office:value-type="string" calcext:value-type="string">
            <text:p>Build 1Rest</text:p>
          </table:table-cell>
          <table:table-cell table:style-name="ce420" office:value-type="float" office:value="4" calcext:value-type="float">
            <text:p>4</text:p>
          </table:table-cell>
          <table:table-cell table:style-name="ce422" table:formula="of:=IF([$TrainingPlan.$F$3]=&quot;TSS&quot;; [$AnnualTSS.C18]; [$AnnualHrs.C18])" office:value-type="float" office:value="240" calcext:value-type="float">
            <text:p>240.0</text:p>
          </table:table-cell>
          <table:table-cell table:style-name="ce422" table:formula="of:=IF([$TrainingPlan.$F$3]=&quot;TSS&quot;; [$AnnualTSS.D18]; [$AnnualHrs.D18])" office:value-type="float" office:value="280" calcext:value-type="float">
            <text:p>280.0</text:p>
          </table:table-cell>
          <table:table-cell table:style-name="ce422" table:formula="of:=IF([$TrainingPlan.$F$3]=&quot;TSS&quot;; [$AnnualTSS.E18]; [$AnnualHrs.E18])" office:value-type="float" office:value="320" calcext:value-type="float">
            <text:p>320.0</text:p>
          </table:table-cell>
          <table:table-cell table:style-name="ce422" table:formula="of:=IF([$TrainingPlan.$F$3]=&quot;TSS&quot;; [$AnnualTSS.F18]; [$AnnualHrs.F18])" office:value-type="float" office:value="360" calcext:value-type="float">
            <text:p>360.0</text:p>
          </table:table-cell>
          <table:table-cell table:style-name="ce422" table:formula="of:=IF([$TrainingPlan.$F$3]=&quot;TSS&quot;; [$AnnualTSS.G18]; [$AnnualHrs.G18])" office:value-type="float" office:value="400" calcext:value-type="float">
            <text:p>400.0</text:p>
          </table:table-cell>
          <table:table-cell table:style-name="ce422" table:formula="of:=IF([$TrainingPlan.$F$3]=&quot;TSS&quot;; [$AnnualTSS.H18]; [$AnnualHrs.H18])" office:value-type="float" office:value="440" calcext:value-type="float">
            <text:p>440.0</text:p>
          </table:table-cell>
          <table:table-cell table:style-name="ce422" table:formula="of:=IF([$TrainingPlan.$F$3]=&quot;TSS&quot;; [$AnnualTSS.I18]; [$AnnualHrs.I18])" office:value-type="float" office:value="480" calcext:value-type="float">
            <text:p>480.0</text:p>
          </table:table-cell>
          <table:table-cell table:style-name="ce422" table:formula="of:=IF([$TrainingPlan.$F$3]=&quot;TSS&quot;; [$AnnualTSS.J18]; [$AnnualHrs.J18])" office:value-type="float" office:value="520" calcext:value-type="float">
            <text:p>520.0</text:p>
          </table:table-cell>
          <table:table-cell table:style-name="ce422" table:formula="of:=IF([$TrainingPlan.$F$3]=&quot;TSS&quot;; [$AnnualTSS.K18]; [$AnnualHrs.K18])" office:value-type="float" office:value="560" calcext:value-type="float">
            <text:p>560.0</text:p>
          </table:table-cell>
          <table:table-cell table:style-name="ce422" table:formula="of:=IF([$TrainingPlan.$F$3]=&quot;TSS&quot;; [$AnnualTSS.L18]; [$AnnualHrs.L18])" office:value-type="float" office:value="600" calcext:value-type="float">
            <text:p>600.0</text:p>
          </table:table-cell>
          <table:table-cell table:style-name="ce422" table:formula="of:=IF([$TrainingPlan.$F$3]=&quot;TSS&quot;; [$AnnualTSS.M18]; [$AnnualHrs.M18])" office:value-type="float" office:value="640" calcext:value-type="float">
            <text:p>640.0</text:p>
          </table:table-cell>
          <table:table-cell table:style-name="ce422" table:formula="of:=IF([$TrainingPlan.$F$3]=&quot;TSS&quot;; [$AnnualTSS.N18]; [$AnnualHrs.N18])" office:value-type="float" office:value="700" calcext:value-type="float">
            <text:p>700.0</text:p>
          </table:table-cell>
          <table:table-cell table:style-name="ce422" table:formula="of:=IF([$TrainingPlan.$F$3]=&quot;TSS&quot;; [$AnnualTSS.O18]; [$AnnualHrs.O18])" office:value-type="float" office:value="720" calcext:value-type="float">
            <text:p>720.0</text:p>
          </table:table-cell>
          <table:table-cell table:style-name="ce422" table:formula="of:=IF([$TrainingPlan.$F$3]=&quot;TSS&quot;; [$AnnualTSS.P18]; [$AnnualHrs.P18])" office:value-type="float" office:value="760" calcext:value-type="float">
            <text:p>760.0</text:p>
          </table:table-cell>
          <table:table-cell table:style-name="ce422" table:formula="of:=IF([$TrainingPlan.$F$3]=&quot;TSS&quot;; [$AnnualTSS.Q18]; [$AnnualHrs.Q18])" office:value-type="float" office:value="800" calcext:value-type="float">
            <text:p>800.0</text:p>
          </table:table-cell>
          <table:table-cell table:style-name="ce422" table:formula="of:=IF([$TrainingPlan.$F$3]=&quot;TSS&quot;; [$AnnualTSS.R18]; [$AnnualHrs.R18])" office:value-type="float" office:value="840" calcext:value-type="float">
            <text:p>840.0</text:p>
          </table:table-cell>
          <table:table-cell table:style-name="ce422" table:formula="of:=IF([$TrainingPlan.$F$3]=&quot;TSS&quot;; [$AnnualTSS.S18]; [$AnnualHrs.S18])" office:value-type="float" office:value="880" calcext:value-type="float">
            <text:p>880.0</text:p>
          </table:table-cell>
          <table:table-cell table:style-name="ce422" table:formula="of:=IF([$TrainingPlan.$F$3]=&quot;TSS&quot;; [$AnnualTSS.T18]; [$AnnualHrs.T18])" office:value-type="float" office:value="920" calcext:value-type="float">
            <text:p>920.0</text:p>
          </table:table-cell>
          <table:table-cell table:style-name="ce422" table:formula="of:=IF([$TrainingPlan.$F$3]=&quot;TSS&quot;; [$AnnualTSS.U18]; [$AnnualHrs.U18])" office:value-type="float" office:value="960" calcext:value-type="float">
            <text:p>960.0</text:p>
          </table:table-cell>
          <table:table-cell table:style-name="ce422" table:formula="of:=IF([$TrainingPlan.$F$3]=&quot;TSS&quot;; [$AnnualTSS.V18]; [$AnnualHrs.V18])" office:value-type="float" office:value="0" calcext:value-type="float">
            <text:p>0.0</text:p>
          </table:table-cell>
          <table:table-cell table:style-name="ce427" table:formula="of:=IF([$TrainingPlan.$F$3]=&quot;TSS&quot;; [$AnnualTSS.W18]; [$AnnualHrs.W18])" office:value-type="float" office:value="0" calcext:value-type="float">
            <text:p>0.0</text:p>
          </table:table-cell>
          <table:table-cell table:number-columns-repeated="1001"/>
        </table:table-row>
        <table:table-row table:style-name="ro2">
          <table:table-cell table:style-name="ce417" office:value-type="string" calcext:value-type="string">
            <text:p>Build 2Wk1</text:p>
          </table:table-cell>
          <table:table-cell table:style-name="ce376" office:value-type="float" office:value="1" calcext:value-type="float">
            <text:p>1</text:p>
          </table:table-cell>
          <table:table-cell table:style-name="ce423" table:formula="of:=IF([$TrainingPlan.$F$3]=&quot;TSS&quot;; [$AnnualTSS.C19]; [$AnnualHrs.C19])" office:value-type="float" office:value="410" calcext:value-type="float">
            <text:p>410.0</text:p>
          </table:table-cell>
          <table:table-cell table:style-name="ce423" table:formula="of:=IF([$TrainingPlan.$F$3]=&quot;TSS&quot;; [$AnnualTSS.D19]; [$AnnualHrs.D19])" office:value-type="float" office:value="475" calcext:value-type="float">
            <text:p>475.0</text:p>
          </table:table-cell>
          <table:table-cell table:style-name="ce423" table:formula="of:=IF([$TrainingPlan.$F$3]=&quot;TSS&quot;; [$AnnualTSS.E19]; [$AnnualHrs.E19])" office:value-type="float" office:value="540" calcext:value-type="float">
            <text:p>540.0</text:p>
          </table:table-cell>
          <table:table-cell table:style-name="ce423" table:formula="of:=IF([$TrainingPlan.$F$3]=&quot;TSS&quot;; [$AnnualTSS.F19]; [$AnnualHrs.F19])" office:value-type="float" office:value="610" calcext:value-type="float">
            <text:p>610.0</text:p>
          </table:table-cell>
          <table:table-cell table:style-name="ce423" table:formula="of:=IF([$TrainingPlan.$F$3]=&quot;TSS&quot;; [$AnnualTSS.G19]; [$AnnualHrs.G19])" office:value-type="float" office:value="680" calcext:value-type="float">
            <text:p>680.0</text:p>
          </table:table-cell>
          <table:table-cell table:style-name="ce423" table:formula="of:=IF([$TrainingPlan.$F$3]=&quot;TSS&quot;; [$AnnualTSS.H19]; [$AnnualHrs.H19])" office:value-type="float" office:value="740" calcext:value-type="float">
            <text:p>740.0</text:p>
          </table:table-cell>
          <table:table-cell table:style-name="ce423" table:formula="of:=IF([$TrainingPlan.$F$3]=&quot;TSS&quot;; [$AnnualTSS.I19]; [$AnnualHrs.I19])" office:value-type="float" office:value="810" calcext:value-type="float">
            <text:p>810.0</text:p>
          </table:table-cell>
          <table:table-cell table:style-name="ce423" table:formula="of:=IF([$TrainingPlan.$F$3]=&quot;TSS&quot;; [$AnnualTSS.J19]; [$AnnualHrs.J19])" office:value-type="float" office:value="880" calcext:value-type="float">
            <text:p>880.0</text:p>
          </table:table-cell>
          <table:table-cell table:style-name="ce423" table:formula="of:=IF([$TrainingPlan.$F$3]=&quot;TSS&quot;; [$AnnualTSS.K19]; [$AnnualHrs.K19])" office:value-type="float" office:value="950" calcext:value-type="float">
            <text:p>950.0</text:p>
          </table:table-cell>
          <table:table-cell table:style-name="ce423" table:formula="of:=IF([$TrainingPlan.$F$3]=&quot;TSS&quot;; [$AnnualTSS.L19]; [$AnnualHrs.L19])" office:value-type="float" office:value="1010" calcext:value-type="float">
            <text:p>1010.0</text:p>
          </table:table-cell>
          <table:table-cell table:style-name="ce423" table:formula="of:=IF([$TrainingPlan.$F$3]=&quot;TSS&quot;; [$AnnualTSS.M19]; [$AnnualHrs.M19])" office:value-type="float" office:value="1080" calcext:value-type="float">
            <text:p>1080.0</text:p>
          </table:table-cell>
          <table:table-cell table:style-name="ce423" table:formula="of:=IF([$TrainingPlan.$F$3]=&quot;TSS&quot;; [$AnnualTSS.N19]; [$AnnualHrs.N19])" office:value-type="float" office:value="1150" calcext:value-type="float">
            <text:p>1150.0</text:p>
          </table:table-cell>
          <table:table-cell table:style-name="ce423" table:formula="of:=IF([$TrainingPlan.$F$3]=&quot;TSS&quot;; [$AnnualTSS.O19]; [$AnnualHrs.O19])" office:value-type="float" office:value="1210" calcext:value-type="float">
            <text:p>1210.0</text:p>
          </table:table-cell>
          <table:table-cell table:style-name="ce423" table:formula="of:=IF([$TrainingPlan.$F$3]=&quot;TSS&quot;; [$AnnualTSS.P19]; [$AnnualHrs.P19])" office:value-type="float" office:value="1280" calcext:value-type="float">
            <text:p>1280.0</text:p>
          </table:table-cell>
          <table:table-cell table:style-name="ce423" table:formula="of:=IF([$TrainingPlan.$F$3]=&quot;TSS&quot;; [$AnnualTSS.Q19]; [$AnnualHrs.Q19])" office:value-type="float" office:value="1350" calcext:value-type="float">
            <text:p>1350.0</text:p>
          </table:table-cell>
          <table:table-cell table:style-name="ce423" table:formula="of:=IF([$TrainingPlan.$F$3]=&quot;TSS&quot;; [$AnnualTSS.R19]; [$AnnualHrs.R19])" office:value-type="float" office:value="1420" calcext:value-type="float">
            <text:p>1420.0</text:p>
          </table:table-cell>
          <table:table-cell table:style-name="ce423" table:formula="of:=IF([$TrainingPlan.$F$3]=&quot;TSS&quot;; [$AnnualTSS.S19]; [$AnnualHrs.S19])" office:value-type="float" office:value="1480" calcext:value-type="float">
            <text:p>1480.0</text:p>
          </table:table-cell>
          <table:table-cell table:style-name="ce423" table:formula="of:=IF([$TrainingPlan.$F$3]=&quot;TSS&quot;; [$AnnualTSS.T19]; [$AnnualHrs.T19])" office:value-type="float" office:value="1550" calcext:value-type="float">
            <text:p>1550.0</text:p>
          </table:table-cell>
          <table:table-cell table:style-name="ce423" table:formula="of:=IF([$TrainingPlan.$F$3]=&quot;TSS&quot;; [$AnnualTSS.U19]; [$AnnualHrs.U19])" office:value-type="float" office:value="1620" calcext:value-type="float">
            <text:p>1620.0</text:p>
          </table:table-cell>
          <table:table-cell table:style-name="ce423" table:formula="of:=IF([$TrainingPlan.$F$3]=&quot;TSS&quot;; [$AnnualTSS.V19]; [$AnnualHrs.V19])" office:value-type="float" office:value="0" calcext:value-type="float">
            <text:p>0.0</text:p>
          </table:table-cell>
          <table:table-cell table:style-name="ce428" table:formula="of:=IF([$TrainingPlan.$F$3]=&quot;TSS&quot;; [$AnnualTSS.W19]; [$AnnualHrs.W19])" office:value-type="float" office:value="0" calcext:value-type="float">
            <text:p>0.0</text:p>
          </table:table-cell>
          <table:table-cell table:number-columns-repeated="1001"/>
        </table:table-row>
        <table:table-row table:style-name="ro2">
          <table:table-cell table:style-name="ce417" office:value-type="string" calcext:value-type="string">
            <text:p>Build 2Wk2</text:p>
          </table:table-cell>
          <table:table-cell table:style-name="ce376" office:value-type="float" office:value="2" calcext:value-type="float">
            <text:p>2</text:p>
          </table:table-cell>
          <table:table-cell table:style-name="ce423" table:formula="of:=IF([$TrainingPlan.$F$3]=&quot;TSS&quot;; [$AnnualTSS.C20]; [$AnnualHrs.C20])" office:value-type="float" office:value="410" calcext:value-type="float">
            <text:p>410.0</text:p>
          </table:table-cell>
          <table:table-cell table:style-name="ce423" table:formula="of:=IF([$TrainingPlan.$F$3]=&quot;TSS&quot;; [$AnnualTSS.D20]; [$AnnualHrs.D20])" office:value-type="float" office:value="475" calcext:value-type="float">
            <text:p>475.0</text:p>
          </table:table-cell>
          <table:table-cell table:style-name="ce423" table:formula="of:=IF([$TrainingPlan.$F$3]=&quot;TSS&quot;; [$AnnualTSS.E20]; [$AnnualHrs.E20])" office:value-type="float" office:value="540" calcext:value-type="float">
            <text:p>540.0</text:p>
          </table:table-cell>
          <table:table-cell table:style-name="ce423" table:formula="of:=IF([$TrainingPlan.$F$3]=&quot;TSS&quot;; [$AnnualTSS.F20]; [$AnnualHrs.F20])" office:value-type="float" office:value="610" calcext:value-type="float">
            <text:p>610.0</text:p>
          </table:table-cell>
          <table:table-cell table:style-name="ce423" table:formula="of:=IF([$TrainingPlan.$F$3]=&quot;TSS&quot;; [$AnnualTSS.G20]; [$AnnualHrs.G20])" office:value-type="float" office:value="680" calcext:value-type="float">
            <text:p>680.0</text:p>
          </table:table-cell>
          <table:table-cell table:style-name="ce423" table:formula="of:=IF([$TrainingPlan.$F$3]=&quot;TSS&quot;; [$AnnualTSS.H20]; [$AnnualHrs.H20])" office:value-type="float" office:value="740" calcext:value-type="float">
            <text:p>740.0</text:p>
          </table:table-cell>
          <table:table-cell table:style-name="ce423" table:formula="of:=IF([$TrainingPlan.$F$3]=&quot;TSS&quot;; [$AnnualTSS.I20]; [$AnnualHrs.I20])" office:value-type="float" office:value="810" calcext:value-type="float">
            <text:p>810.0</text:p>
          </table:table-cell>
          <table:table-cell table:style-name="ce423" table:formula="of:=IF([$TrainingPlan.$F$3]=&quot;TSS&quot;; [$AnnualTSS.J20]; [$AnnualHrs.J20])" office:value-type="float" office:value="880" calcext:value-type="float">
            <text:p>880.0</text:p>
          </table:table-cell>
          <table:table-cell table:style-name="ce423" table:formula="of:=IF([$TrainingPlan.$F$3]=&quot;TSS&quot;; [$AnnualTSS.K20]; [$AnnualHrs.K20])" office:value-type="float" office:value="950" calcext:value-type="float">
            <text:p>950.0</text:p>
          </table:table-cell>
          <table:table-cell table:style-name="ce423" table:formula="of:=IF([$TrainingPlan.$F$3]=&quot;TSS&quot;; [$AnnualTSS.L20]; [$AnnualHrs.L20])" office:value-type="float" office:value="1010" calcext:value-type="float">
            <text:p>1010.0</text:p>
          </table:table-cell>
          <table:table-cell table:style-name="ce423" table:formula="of:=IF([$TrainingPlan.$F$3]=&quot;TSS&quot;; [$AnnualTSS.M20]; [$AnnualHrs.M20])" office:value-type="float" office:value="1080" calcext:value-type="float">
            <text:p>1080.0</text:p>
          </table:table-cell>
          <table:table-cell table:style-name="ce423" table:formula="of:=IF([$TrainingPlan.$F$3]=&quot;TSS&quot;; [$AnnualTSS.N20]; [$AnnualHrs.N20])" office:value-type="float" office:value="1150" calcext:value-type="float">
            <text:p>1150.0</text:p>
          </table:table-cell>
          <table:table-cell table:style-name="ce423" table:formula="of:=IF([$TrainingPlan.$F$3]=&quot;TSS&quot;; [$AnnualTSS.O20]; [$AnnualHrs.O20])" office:value-type="float" office:value="1210" calcext:value-type="float">
            <text:p>1210.0</text:p>
          </table:table-cell>
          <table:table-cell table:style-name="ce423" table:formula="of:=IF([$TrainingPlan.$F$3]=&quot;TSS&quot;; [$AnnualTSS.P20]; [$AnnualHrs.P20])" office:value-type="float" office:value="1280" calcext:value-type="float">
            <text:p>1280.0</text:p>
          </table:table-cell>
          <table:table-cell table:style-name="ce423" table:formula="of:=IF([$TrainingPlan.$F$3]=&quot;TSS&quot;; [$AnnualTSS.Q20]; [$AnnualHrs.Q20])" office:value-type="float" office:value="1350" calcext:value-type="float">
            <text:p>1350.0</text:p>
          </table:table-cell>
          <table:table-cell table:style-name="ce423" table:formula="of:=IF([$TrainingPlan.$F$3]=&quot;TSS&quot;; [$AnnualTSS.R20]; [$AnnualHrs.R20])" office:value-type="float" office:value="1420" calcext:value-type="float">
            <text:p>1420.0</text:p>
          </table:table-cell>
          <table:table-cell table:style-name="ce423" table:formula="of:=IF([$TrainingPlan.$F$3]=&quot;TSS&quot;; [$AnnualTSS.S20]; [$AnnualHrs.S20])" office:value-type="float" office:value="1480" calcext:value-type="float">
            <text:p>1480.0</text:p>
          </table:table-cell>
          <table:table-cell table:style-name="ce423" table:formula="of:=IF([$TrainingPlan.$F$3]=&quot;TSS&quot;; [$AnnualTSS.T20]; [$AnnualHrs.T20])" office:value-type="float" office:value="1550" calcext:value-type="float">
            <text:p>1550.0</text:p>
          </table:table-cell>
          <table:table-cell table:style-name="ce423" table:formula="of:=IF([$TrainingPlan.$F$3]=&quot;TSS&quot;; [$AnnualTSS.U20]; [$AnnualHrs.U20])" office:value-type="float" office:value="1620" calcext:value-type="float">
            <text:p>1620.0</text:p>
          </table:table-cell>
          <table:table-cell table:style-name="ce423" table:formula="of:=IF([$TrainingPlan.$F$3]=&quot;TSS&quot;; [$AnnualTSS.V20]; [$AnnualHrs.V20])" office:value-type="float" office:value="0" calcext:value-type="float">
            <text:p>0.0</text:p>
          </table:table-cell>
          <table:table-cell table:style-name="ce428" table:formula="of:=IF([$TrainingPlan.$F$3]=&quot;TSS&quot;; [$AnnualTSS.W20]; [$AnnualHrs.W20])" office:value-type="float" office:value="0" calcext:value-type="float">
            <text:p>0.0</text:p>
          </table:table-cell>
          <table:table-cell table:number-columns-repeated="1001"/>
        </table:table-row>
        <table:table-row table:style-name="ro2">
          <table:table-cell table:style-name="ce417" office:value-type="string" calcext:value-type="string">
            <text:p>Build 2Wk3</text:p>
          </table:table-cell>
          <table:table-cell table:style-name="ce376" office:value-type="float" office:value="3" calcext:value-type="float">
            <text:p>3</text:p>
          </table:table-cell>
          <table:table-cell table:style-name="ce423" table:formula="of:=IF([$TrainingPlan.$F$3]=&quot;TSS&quot;; [$AnnualTSS.C21]; [$AnnualHrs.C21])" office:value-type="float" office:value="410" calcext:value-type="float">
            <text:p>410.0</text:p>
          </table:table-cell>
          <table:table-cell table:style-name="ce423" table:formula="of:=IF([$TrainingPlan.$F$3]=&quot;TSS&quot;; [$AnnualTSS.D21]; [$AnnualHrs.D21])" office:value-type="float" office:value="475" calcext:value-type="float">
            <text:p>475.0</text:p>
          </table:table-cell>
          <table:table-cell table:style-name="ce423" table:formula="of:=IF([$TrainingPlan.$F$3]=&quot;TSS&quot;; [$AnnualTSS.E21]; [$AnnualHrs.E21])" office:value-type="float" office:value="540" calcext:value-type="float">
            <text:p>540.0</text:p>
          </table:table-cell>
          <table:table-cell table:style-name="ce423" table:formula="of:=IF([$TrainingPlan.$F$3]=&quot;TSS&quot;; [$AnnualTSS.F21]; [$AnnualHrs.F21])" office:value-type="float" office:value="10.5" calcext:value-type="float">
            <text:p>10.5</text:p>
          </table:table-cell>
          <table:table-cell table:style-name="ce423" table:formula="of:=IF([$TrainingPlan.$F$3]=&quot;TSS&quot;; [$AnnualTSS.G21]; [$AnnualHrs.G21])" office:value-type="float" office:value="680" calcext:value-type="float">
            <text:p>680.0</text:p>
          </table:table-cell>
          <table:table-cell table:style-name="ce423" table:formula="of:=IF([$TrainingPlan.$F$3]=&quot;TSS&quot;; [$AnnualTSS.H21]; [$AnnualHrs.H21])" office:value-type="float" office:value="740" calcext:value-type="float">
            <text:p>740.0</text:p>
          </table:table-cell>
          <table:table-cell table:style-name="ce423" table:formula="of:=IF([$TrainingPlan.$F$3]=&quot;TSS&quot;; [$AnnualTSS.I21]; [$AnnualHrs.I21])" office:value-type="float" office:value="810" calcext:value-type="float">
            <text:p>810.0</text:p>
          </table:table-cell>
          <table:table-cell table:style-name="ce423" table:formula="of:=IF([$TrainingPlan.$F$3]=&quot;TSS&quot;; [$AnnualTSS.J21]; [$AnnualHrs.J21])" office:value-type="float" office:value="880" calcext:value-type="float">
            <text:p>880.0</text:p>
          </table:table-cell>
          <table:table-cell table:style-name="ce423" table:formula="of:=IF([$TrainingPlan.$F$3]=&quot;TSS&quot;; [$AnnualTSS.K21]; [$AnnualHrs.K21])" office:value-type="float" office:value="950" calcext:value-type="float">
            <text:p>950.0</text:p>
          </table:table-cell>
          <table:table-cell table:style-name="ce423" table:formula="of:=IF([$TrainingPlan.$F$3]=&quot;TSS&quot;; [$AnnualTSS.L21]; [$AnnualHrs.L21])" office:value-type="float" office:value="1010" calcext:value-type="float">
            <text:p>1010.0</text:p>
          </table:table-cell>
          <table:table-cell table:style-name="ce423" table:formula="of:=IF([$TrainingPlan.$F$3]=&quot;TSS&quot;; [$AnnualTSS.M21]; [$AnnualHrs.M21])" office:value-type="float" office:value="1080" calcext:value-type="float">
            <text:p>1080.0</text:p>
          </table:table-cell>
          <table:table-cell table:style-name="ce423" table:formula="of:=IF([$TrainingPlan.$F$3]=&quot;TSS&quot;; [$AnnualTSS.N21]; [$AnnualHrs.N21])" office:value-type="float" office:value="1150" calcext:value-type="float">
            <text:p>1150.0</text:p>
          </table:table-cell>
          <table:table-cell table:style-name="ce423" table:formula="of:=IF([$TrainingPlan.$F$3]=&quot;TSS&quot;; [$AnnualTSS.O21]; [$AnnualHrs.O21])" office:value-type="float" office:value="1210" calcext:value-type="float">
            <text:p>1210.0</text:p>
          </table:table-cell>
          <table:table-cell table:style-name="ce423" table:formula="of:=IF([$TrainingPlan.$F$3]=&quot;TSS&quot;; [$AnnualTSS.P21]; [$AnnualHrs.P21])" office:value-type="float" office:value="1280" calcext:value-type="float">
            <text:p>1280.0</text:p>
          </table:table-cell>
          <table:table-cell table:style-name="ce423" table:formula="of:=IF([$TrainingPlan.$F$3]=&quot;TSS&quot;; [$AnnualTSS.Q21]; [$AnnualHrs.Q21])" office:value-type="float" office:value="1350" calcext:value-type="float">
            <text:p>1350.0</text:p>
          </table:table-cell>
          <table:table-cell table:style-name="ce423" table:formula="of:=IF([$TrainingPlan.$F$3]=&quot;TSS&quot;; [$AnnualTSS.R21]; [$AnnualHrs.R21])" office:value-type="float" office:value="1420" calcext:value-type="float">
            <text:p>1420.0</text:p>
          </table:table-cell>
          <table:table-cell table:style-name="ce423" table:formula="of:=IF([$TrainingPlan.$F$3]=&quot;TSS&quot;; [$AnnualTSS.S21]; [$AnnualHrs.S21])" office:value-type="float" office:value="1480" calcext:value-type="float">
            <text:p>1480.0</text:p>
          </table:table-cell>
          <table:table-cell table:style-name="ce423" table:formula="of:=IF([$TrainingPlan.$F$3]=&quot;TSS&quot;; [$AnnualTSS.T21]; [$AnnualHrs.T21])" office:value-type="float" office:value="1550" calcext:value-type="float">
            <text:p>1550.0</text:p>
          </table:table-cell>
          <table:table-cell table:style-name="ce423" table:formula="of:=IF([$TrainingPlan.$F$3]=&quot;TSS&quot;; [$AnnualTSS.U21]; [$AnnualHrs.U21])" office:value-type="float" office:value="1620" calcext:value-type="float">
            <text:p>1620.0</text:p>
          </table:table-cell>
          <table:table-cell table:style-name="ce423" table:formula="of:=IF([$TrainingPlan.$F$3]=&quot;TSS&quot;; [$AnnualTSS.V21]; [$AnnualHrs.V21])" office:value-type="float" office:value="0" calcext:value-type="float">
            <text:p>0.0</text:p>
          </table:table-cell>
          <table:table-cell table:style-name="ce428" table:formula="of:=IF([$TrainingPlan.$F$3]=&quot;TSS&quot;; [$AnnualTSS.W21]; [$AnnualHrs.W21])" office:value-type="float" office:value="0" calcext:value-type="float">
            <text:p>0.0</text:p>
          </table:table-cell>
          <table:table-cell table:number-columns-repeated="1001"/>
        </table:table-row>
        <table:table-row table:style-name="ro2">
          <table:table-cell table:style-name="ce417" office:value-type="string" calcext:value-type="string">
            <text:p>Build 2Rest</text:p>
          </table:table-cell>
          <table:table-cell table:style-name="ce376" office:value-type="float" office:value="4" calcext:value-type="float">
            <text:p>4</text:p>
          </table:table-cell>
          <table:table-cell table:style-name="ce423" table:formula="of:=IF([$TrainingPlan.$F$3]=&quot;TSS&quot;; [$AnnualTSS.C22]; [$AnnualHrs.C22])" office:value-type="float" office:value="240" calcext:value-type="float">
            <text:p>240.0</text:p>
          </table:table-cell>
          <table:table-cell table:style-name="ce423" table:formula="of:=IF([$TrainingPlan.$F$3]=&quot;TSS&quot;; [$AnnualTSS.D22]; [$AnnualHrs.D22])" office:value-type="float" office:value="280" calcext:value-type="float">
            <text:p>280.0</text:p>
          </table:table-cell>
          <table:table-cell table:style-name="ce423" table:formula="of:=IF([$TrainingPlan.$F$3]=&quot;TSS&quot;; [$AnnualTSS.E22]; [$AnnualHrs.E22])" office:value-type="float" office:value="320" calcext:value-type="float">
            <text:p>320.0</text:p>
          </table:table-cell>
          <table:table-cell table:style-name="ce423" table:formula="of:=IF([$TrainingPlan.$F$3]=&quot;TSS&quot;; [$AnnualTSS.F22]; [$AnnualHrs.F22])" office:value-type="float" office:value="360" calcext:value-type="float">
            <text:p>360.0</text:p>
          </table:table-cell>
          <table:table-cell table:style-name="ce423" table:formula="of:=IF([$TrainingPlan.$F$3]=&quot;TSS&quot;; [$AnnualTSS.G22]; [$AnnualHrs.G22])" office:value-type="float" office:value="400" calcext:value-type="float">
            <text:p>400.0</text:p>
          </table:table-cell>
          <table:table-cell table:style-name="ce423" table:formula="of:=IF([$TrainingPlan.$F$3]=&quot;TSS&quot;; [$AnnualTSS.H22]; [$AnnualHrs.H22])" office:value-type="float" office:value="440" calcext:value-type="float">
            <text:p>440.0</text:p>
          </table:table-cell>
          <table:table-cell table:style-name="ce423" table:formula="of:=IF([$TrainingPlan.$F$3]=&quot;TSS&quot;; [$AnnualTSS.I22]; [$AnnualHrs.I22])" office:value-type="float" office:value="480" calcext:value-type="float">
            <text:p>480.0</text:p>
          </table:table-cell>
          <table:table-cell table:style-name="ce423" table:formula="of:=IF([$TrainingPlan.$F$3]=&quot;TSS&quot;; [$AnnualTSS.J22]; [$AnnualHrs.J22])" office:value-type="float" office:value="520" calcext:value-type="float">
            <text:p>520.0</text:p>
          </table:table-cell>
          <table:table-cell table:style-name="ce423" table:formula="of:=IF([$TrainingPlan.$F$3]=&quot;TSS&quot;; [$AnnualTSS.K22]; [$AnnualHrs.K22])" office:value-type="float" office:value="560" calcext:value-type="float">
            <text:p>560.0</text:p>
          </table:table-cell>
          <table:table-cell table:style-name="ce423" table:formula="of:=IF([$TrainingPlan.$F$3]=&quot;TSS&quot;; [$AnnualTSS.L22]; [$AnnualHrs.L22])" office:value-type="float" office:value="600" calcext:value-type="float">
            <text:p>600.0</text:p>
          </table:table-cell>
          <table:table-cell table:style-name="ce423" table:formula="of:=IF([$TrainingPlan.$F$3]=&quot;TSS&quot;; [$AnnualTSS.M22]; [$AnnualHrs.M22])" office:value-type="float" office:value="640" calcext:value-type="float">
            <text:p>640.0</text:p>
          </table:table-cell>
          <table:table-cell table:style-name="ce423" table:formula="of:=IF([$TrainingPlan.$F$3]=&quot;TSS&quot;; [$AnnualTSS.N22]; [$AnnualHrs.N22])" office:value-type="float" office:value="700" calcext:value-type="float">
            <text:p>700.0</text:p>
          </table:table-cell>
          <table:table-cell table:style-name="ce423" table:formula="of:=IF([$TrainingPlan.$F$3]=&quot;TSS&quot;; [$AnnualTSS.O22]; [$AnnualHrs.O22])" office:value-type="float" office:value="720" calcext:value-type="float">
            <text:p>720.0</text:p>
          </table:table-cell>
          <table:table-cell table:style-name="ce423" table:formula="of:=IF([$TrainingPlan.$F$3]=&quot;TSS&quot;; [$AnnualTSS.P22]; [$AnnualHrs.P22])" office:value-type="float" office:value="760" calcext:value-type="float">
            <text:p>760.0</text:p>
          </table:table-cell>
          <table:table-cell table:style-name="ce423" table:formula="of:=IF([$TrainingPlan.$F$3]=&quot;TSS&quot;; [$AnnualTSS.Q22]; [$AnnualHrs.Q22])" office:value-type="float" office:value="800" calcext:value-type="float">
            <text:p>800.0</text:p>
          </table:table-cell>
          <table:table-cell table:style-name="ce423" table:formula="of:=IF([$TrainingPlan.$F$3]=&quot;TSS&quot;; [$AnnualTSS.R22]; [$AnnualHrs.R22])" office:value-type="float" office:value="840" calcext:value-type="float">
            <text:p>840.0</text:p>
          </table:table-cell>
          <table:table-cell table:style-name="ce423" table:formula="of:=IF([$TrainingPlan.$F$3]=&quot;TSS&quot;; [$AnnualTSS.S22]; [$AnnualHrs.S22])" office:value-type="float" office:value="880" calcext:value-type="float">
            <text:p>880.0</text:p>
          </table:table-cell>
          <table:table-cell table:style-name="ce423" table:formula="of:=IF([$TrainingPlan.$F$3]=&quot;TSS&quot;; [$AnnualTSS.T22]; [$AnnualHrs.T22])" office:value-type="float" office:value="920" calcext:value-type="float">
            <text:p>920.0</text:p>
          </table:table-cell>
          <table:table-cell table:style-name="ce423" table:formula="of:=IF([$TrainingPlan.$F$3]=&quot;TSS&quot;; [$AnnualTSS.U22]; [$AnnualHrs.U22])" office:value-type="float" office:value="960" calcext:value-type="float">
            <text:p>960.0</text:p>
          </table:table-cell>
          <table:table-cell table:style-name="ce423" table:formula="of:=IF([$TrainingPlan.$F$3]=&quot;TSS&quot;; [$AnnualTSS.V22]; [$AnnualHrs.V22])" office:value-type="float" office:value="0" calcext:value-type="float">
            <text:p>0.0</text:p>
          </table:table-cell>
          <table:table-cell table:style-name="ce428" table:formula="of:=IF([$TrainingPlan.$F$3]=&quot;TSS&quot;; [$AnnualTSS.W22]; [$AnnualHrs.W22])" office:value-type="float" office:value="0" calcext:value-type="float">
            <text:p>0.0</text:p>
          </table:table-cell>
          <table:table-cell table:number-columns-repeated="1001"/>
        </table:table-row>
        <table:table-row table:style-name="ro2">
          <table:table-cell table:style-name="ce417" office:value-type="string" calcext:value-type="string">
            <text:p>Peak 1</text:p>
          </table:table-cell>
          <table:table-cell table:style-name="ce420" office:value-type="float" office:value="1" calcext:value-type="float">
            <text:p>1</text:p>
          </table:table-cell>
          <table:table-cell table:style-name="ce422" table:formula="of:=IF([$TrainingPlan.$F$3]=&quot;TSS&quot;; [$AnnualTSS.C23]; [$AnnualHrs.C23])" office:value-type="float" office:value="290" calcext:value-type="float">
            <text:p>290.0</text:p>
          </table:table-cell>
          <table:table-cell table:style-name="ce422" table:formula="of:=IF([$TrainingPlan.$F$3]=&quot;TSS&quot;; [$AnnualTSS.D23]; [$AnnualHrs.D23])" office:value-type="float" office:value="335" calcext:value-type="float">
            <text:p>335.0</text:p>
          </table:table-cell>
          <table:table-cell table:style-name="ce422" table:formula="of:=IF([$TrainingPlan.$F$3]=&quot;TSS&quot;; [$AnnualTSS.E23]; [$AnnualHrs.E23])" office:value-type="float" office:value="380" calcext:value-type="float">
            <text:p>380.0</text:p>
          </table:table-cell>
          <table:table-cell table:style-name="ce422" table:formula="of:=IF([$TrainingPlan.$F$3]=&quot;TSS&quot;; [$AnnualTSS.F23]; [$AnnualHrs.F23])" office:value-type="float" office:value="430" calcext:value-type="float">
            <text:p>430.0</text:p>
          </table:table-cell>
          <table:table-cell table:style-name="ce422" table:formula="of:=IF([$TrainingPlan.$F$3]=&quot;TSS&quot;; [$AnnualTSS.G23]; [$AnnualHrs.G23])" office:value-type="float" office:value="480" calcext:value-type="float">
            <text:p>480.0</text:p>
          </table:table-cell>
          <table:table-cell table:style-name="ce422" table:formula="of:=IF([$TrainingPlan.$F$3]=&quot;TSS&quot;; [$AnnualTSS.H23]; [$AnnualHrs.H23])" office:value-type="float" office:value="520" calcext:value-type="float">
            <text:p>520.0</text:p>
          </table:table-cell>
          <table:table-cell table:style-name="ce422" table:formula="of:=IF([$TrainingPlan.$F$3]=&quot;TSS&quot;; [$AnnualTSS.I23]; [$AnnualHrs.I23])" office:value-type="float" office:value="570" calcext:value-type="float">
            <text:p>570.0</text:p>
          </table:table-cell>
          <table:table-cell table:style-name="ce422" table:formula="of:=IF([$TrainingPlan.$F$3]=&quot;TSS&quot;; [$AnnualTSS.J23]; [$AnnualHrs.J23])" office:value-type="float" office:value="620" calcext:value-type="float">
            <text:p>620.0</text:p>
          </table:table-cell>
          <table:table-cell table:style-name="ce422" table:formula="of:=IF([$TrainingPlan.$F$3]=&quot;TSS&quot;; [$AnnualTSS.K23]; [$AnnualHrs.K23])" office:value-type="float" office:value="670" calcext:value-type="float">
            <text:p>670.0</text:p>
          </table:table-cell>
          <table:table-cell table:style-name="ce422" table:formula="of:=IF([$TrainingPlan.$F$3]=&quot;TSS&quot;; [$AnnualTSS.L23]; [$AnnualHrs.L23])" office:value-type="float" office:value="710" calcext:value-type="float">
            <text:p>710.0</text:p>
          </table:table-cell>
          <table:table-cell table:style-name="ce422" table:formula="of:=IF([$TrainingPlan.$F$3]=&quot;TSS&quot;; [$AnnualTSS.M23]; [$AnnualHrs.M23])" office:value-type="float" office:value="760" calcext:value-type="float">
            <text:p>760.0</text:p>
          </table:table-cell>
          <table:table-cell table:style-name="ce422" table:formula="of:=IF([$TrainingPlan.$F$3]=&quot;TSS&quot;; [$AnnualTSS.N23]; [$AnnualHrs.N23])" office:value-type="float" office:value="810" calcext:value-type="float">
            <text:p>810.0</text:p>
          </table:table-cell>
          <table:table-cell table:style-name="ce422" table:formula="of:=IF([$TrainingPlan.$F$3]=&quot;TSS&quot;; [$AnnualTSS.O23]; [$AnnualHrs.O23])" office:value-type="float" office:value="850" calcext:value-type="float">
            <text:p>850.0</text:p>
          </table:table-cell>
          <table:table-cell table:style-name="ce422" table:formula="of:=IF([$TrainingPlan.$F$3]=&quot;TSS&quot;; [$AnnualTSS.P23]; [$AnnualHrs.P23])" office:value-type="float" office:value="900" calcext:value-type="float">
            <text:p>900.0</text:p>
          </table:table-cell>
          <table:table-cell table:style-name="ce422" table:formula="of:=IF([$TrainingPlan.$F$3]=&quot;TSS&quot;; [$AnnualTSS.Q23]; [$AnnualHrs.Q23])" office:value-type="float" office:value="950" calcext:value-type="float">
            <text:p>950.0</text:p>
          </table:table-cell>
          <table:table-cell table:style-name="ce422" table:formula="of:=IF([$TrainingPlan.$F$3]=&quot;TSS&quot;; [$AnnualTSS.R23]; [$AnnualHrs.R23])" office:value-type="float" office:value="1000" calcext:value-type="float">
            <text:p>1000.0</text:p>
          </table:table-cell>
          <table:table-cell table:style-name="ce422" table:formula="of:=IF([$TrainingPlan.$F$3]=&quot;TSS&quot;; [$AnnualTSS.S23]; [$AnnualHrs.S23])" office:value-type="float" office:value="1040" calcext:value-type="float">
            <text:p>1040.0</text:p>
          </table:table-cell>
          <table:table-cell table:style-name="ce422" table:formula="of:=IF([$TrainingPlan.$F$3]=&quot;TSS&quot;; [$AnnualTSS.T23]; [$AnnualHrs.T23])" office:value-type="float" office:value="1090" calcext:value-type="float">
            <text:p>1090.0</text:p>
          </table:table-cell>
          <table:table-cell table:style-name="ce422" table:formula="of:=IF([$TrainingPlan.$F$3]=&quot;TSS&quot;; [$AnnualTSS.U23]; [$AnnualHrs.U23])" office:value-type="float" office:value="1140" calcext:value-type="float">
            <text:p>1140.0</text:p>
          </table:table-cell>
          <table:table-cell table:style-name="ce422" table:formula="of:=IF([$TrainingPlan.$F$3]=&quot;TSS&quot;; [$AnnualTSS.V23]; [$AnnualHrs.V23])" office:value-type="float" office:value="0" calcext:value-type="float">
            <text:p>0.0</text:p>
          </table:table-cell>
          <table:table-cell table:style-name="ce427" table:formula="of:=IF([$TrainingPlan.$F$3]=&quot;TSS&quot;; [$AnnualTSS.W23]; [$AnnualHrs.W23])" office:value-type="float" office:value="0" calcext:value-type="float">
            <text:p>0.0</text:p>
          </table:table-cell>
          <table:table-cell table:number-columns-repeated="1001"/>
        </table:table-row>
        <table:table-row table:style-name="ro2">
          <table:table-cell table:style-name="ce417" office:value-type="string" calcext:value-type="string">
            <text:p>Peak 2</text:p>
          </table:table-cell>
          <table:table-cell table:style-name="ce420" office:value-type="float" office:value="2" calcext:value-type="float">
            <text:p>2</text:p>
          </table:table-cell>
          <table:table-cell table:style-name="ce422" table:formula="of:=IF([$TrainingPlan.$F$3]=&quot;TSS&quot;; [$AnnualTSS.C24]; [$AnnualHrs.C24])" office:value-type="float" office:value="240" calcext:value-type="float">
            <text:p>240.0</text:p>
          </table:table-cell>
          <table:table-cell table:style-name="ce422" table:formula="of:=IF([$TrainingPlan.$F$3]=&quot;TSS&quot;; [$AnnualTSS.D24]; [$AnnualHrs.D24])" office:value-type="float" office:value="280" calcext:value-type="float">
            <text:p>280.0</text:p>
          </table:table-cell>
          <table:table-cell table:style-name="ce422" table:formula="of:=IF([$TrainingPlan.$F$3]=&quot;TSS&quot;; [$AnnualTSS.E24]; [$AnnualHrs.E24])" office:value-type="float" office:value="320" calcext:value-type="float">
            <text:p>320.0</text:p>
          </table:table-cell>
          <table:table-cell table:style-name="ce422" table:formula="of:=IF([$TrainingPlan.$F$3]=&quot;TSS&quot;; [$AnnualTSS.F24]; [$AnnualHrs.F24])" office:value-type="float" office:value="360" calcext:value-type="float">
            <text:p>360.0</text:p>
          </table:table-cell>
          <table:table-cell table:style-name="ce422" table:formula="of:=IF([$TrainingPlan.$F$3]=&quot;TSS&quot;; [$AnnualTSS.G24]; [$AnnualHrs.G24])" office:value-type="float" office:value="400" calcext:value-type="float">
            <text:p>400.0</text:p>
          </table:table-cell>
          <table:table-cell table:style-name="ce422" table:formula="of:=IF([$TrainingPlan.$F$3]=&quot;TSS&quot;; [$AnnualTSS.H24]; [$AnnualHrs.H24])" office:value-type="float" office:value="440" calcext:value-type="float">
            <text:p>440.0</text:p>
          </table:table-cell>
          <table:table-cell table:style-name="ce422" table:formula="of:=IF([$TrainingPlan.$F$3]=&quot;TSS&quot;; [$AnnualTSS.I24]; [$AnnualHrs.I24])" office:value-type="float" office:value="480" calcext:value-type="float">
            <text:p>480.0</text:p>
          </table:table-cell>
          <table:table-cell table:style-name="ce422" table:formula="of:=IF([$TrainingPlan.$F$3]=&quot;TSS&quot;; [$AnnualTSS.J24]; [$AnnualHrs.J24])" office:value-type="float" office:value="520" calcext:value-type="float">
            <text:p>520.0</text:p>
          </table:table-cell>
          <table:table-cell table:style-name="ce422" table:formula="of:=IF([$TrainingPlan.$F$3]=&quot;TSS&quot;; [$AnnualTSS.K24]; [$AnnualHrs.K24])" office:value-type="float" office:value="560" calcext:value-type="float">
            <text:p>560.0</text:p>
          </table:table-cell>
          <table:table-cell table:style-name="ce422" table:formula="of:=IF([$TrainingPlan.$F$3]=&quot;TSS&quot;; [$AnnualTSS.L24]; [$AnnualHrs.L24])" office:value-type="float" office:value="600" calcext:value-type="float">
            <text:p>600.0</text:p>
          </table:table-cell>
          <table:table-cell table:style-name="ce422" table:formula="of:=IF([$TrainingPlan.$F$3]=&quot;TSS&quot;; [$AnnualTSS.M24]; [$AnnualHrs.M24])" office:value-type="float" office:value="640" calcext:value-type="float">
            <text:p>640.0</text:p>
          </table:table-cell>
          <table:table-cell table:style-name="ce422" table:formula="of:=IF([$TrainingPlan.$F$3]=&quot;TSS&quot;; [$AnnualTSS.N24]; [$AnnualHrs.N24])" office:value-type="float" office:value="700" calcext:value-type="float">
            <text:p>700.0</text:p>
          </table:table-cell>
          <table:table-cell table:style-name="ce422" table:formula="of:=IF([$TrainingPlan.$F$3]=&quot;TSS&quot;; [$AnnualTSS.O24]; [$AnnualHrs.O24])" office:value-type="float" office:value="720" calcext:value-type="float">
            <text:p>720.0</text:p>
          </table:table-cell>
          <table:table-cell table:style-name="ce422" table:formula="of:=IF([$TrainingPlan.$F$3]=&quot;TSS&quot;; [$AnnualTSS.P24]; [$AnnualHrs.P24])" office:value-type="float" office:value="760" calcext:value-type="float">
            <text:p>760.0</text:p>
          </table:table-cell>
          <table:table-cell table:style-name="ce422" table:formula="of:=IF([$TrainingPlan.$F$3]=&quot;TSS&quot;; [$AnnualTSS.Q24]; [$AnnualHrs.Q24])" office:value-type="float" office:value="800" calcext:value-type="float">
            <text:p>800.0</text:p>
          </table:table-cell>
          <table:table-cell table:style-name="ce422" table:formula="of:=IF([$TrainingPlan.$F$3]=&quot;TSS&quot;; [$AnnualTSS.R24]; [$AnnualHrs.R24])" office:value-type="float" office:value="840" calcext:value-type="float">
            <text:p>840.0</text:p>
          </table:table-cell>
          <table:table-cell table:style-name="ce422" table:formula="of:=IF([$TrainingPlan.$F$3]=&quot;TSS&quot;; [$AnnualTSS.S24]; [$AnnualHrs.S24])" office:value-type="float" office:value="880" calcext:value-type="float">
            <text:p>880.0</text:p>
          </table:table-cell>
          <table:table-cell table:style-name="ce422" table:formula="of:=IF([$TrainingPlan.$F$3]=&quot;TSS&quot;; [$AnnualTSS.T24]; [$AnnualHrs.T24])" office:value-type="float" office:value="920" calcext:value-type="float">
            <text:p>920.0</text:p>
          </table:table-cell>
          <table:table-cell table:style-name="ce422" table:formula="of:=IF([$TrainingPlan.$F$3]=&quot;TSS&quot;; [$AnnualTSS.U24]; [$AnnualHrs.U24])" office:value-type="float" office:value="960" calcext:value-type="float">
            <text:p>960.0</text:p>
          </table:table-cell>
          <table:table-cell table:style-name="ce422" table:formula="of:=IF([$TrainingPlan.$F$3]=&quot;TSS&quot;; [$AnnualTSS.V24]; [$AnnualHrs.V24])" office:value-type="float" office:value="0" calcext:value-type="float">
            <text:p>0.0</text:p>
          </table:table-cell>
          <table:table-cell table:style-name="ce427" table:formula="of:=IF([$TrainingPlan.$F$3]=&quot;TSS&quot;; [$AnnualTSS.W24]; [$AnnualHrs.W24])" office:value-type="float" office:value="0" calcext:value-type="float">
            <text:p>0.0</text:p>
          </table:table-cell>
          <table:table-cell table:number-columns-repeated="1001"/>
        </table:table-row>
        <table:table-row table:style-name="ro2">
          <table:table-cell table:style-name="ce417" office:value-type="string" calcext:value-type="string">
            <text:p>RaceSat</text:p>
          </table:table-cell>
          <table:table-cell table:style-name="ce376" office:value-type="string" calcext:value-type="string">
            <text:p>All</text:p>
          </table:table-cell>
          <table:table-cell table:style-name="ce423" table:formula="of:=IF([$TrainingPlan.$F$3]=&quot;TSS&quot;; [$AnnualTSS.C25]; [$AnnualHrs.C25])" office:value-type="float" office:value="240" calcext:value-type="float">
            <text:p>240.0</text:p>
          </table:table-cell>
          <table:table-cell table:style-name="ce423" table:formula="of:=IF([$TrainingPlan.$F$3]=&quot;TSS&quot;; [$AnnualTSS.D25]; [$AnnualHrs.D25])" office:value-type="float" office:value="280" calcext:value-type="float">
            <text:p>280.0</text:p>
          </table:table-cell>
          <table:table-cell table:style-name="ce423" table:formula="of:=IF([$TrainingPlan.$F$3]=&quot;TSS&quot;; [$AnnualTSS.E25]; [$AnnualHrs.E25])" office:value-type="float" office:value="320" calcext:value-type="float">
            <text:p>320.0</text:p>
          </table:table-cell>
          <table:table-cell table:style-name="ce423" table:formula="of:=IF([$TrainingPlan.$F$3]=&quot;TSS&quot;; [$AnnualTSS.F25]; [$AnnualHrs.F25])" office:value-type="float" office:value="360" calcext:value-type="float">
            <text:p>360.0</text:p>
          </table:table-cell>
          <table:table-cell table:style-name="ce423" table:formula="of:=IF([$TrainingPlan.$F$3]=&quot;TSS&quot;; [$AnnualTSS.G25]; [$AnnualHrs.G25])" office:value-type="float" office:value="400" calcext:value-type="float">
            <text:p>400.0</text:p>
          </table:table-cell>
          <table:table-cell table:style-name="ce423" table:formula="of:=IF([$TrainingPlan.$F$3]=&quot;TSS&quot;; [$AnnualTSS.H25]; [$AnnualHrs.H25])" office:value-type="float" office:value="440" calcext:value-type="float">
            <text:p>440.0</text:p>
          </table:table-cell>
          <table:table-cell table:style-name="ce423" table:formula="of:=IF([$TrainingPlan.$F$3]=&quot;TSS&quot;; [$AnnualTSS.I25]; [$AnnualHrs.I25])" office:value-type="float" office:value="480" calcext:value-type="float">
            <text:p>480.0</text:p>
          </table:table-cell>
          <table:table-cell table:style-name="ce423" table:formula="of:=IF([$TrainingPlan.$F$3]=&quot;TSS&quot;; [$AnnualTSS.J25]; [$AnnualHrs.J25])" office:value-type="float" office:value="520" calcext:value-type="float">
            <text:p>520.0</text:p>
          </table:table-cell>
          <table:table-cell table:style-name="ce423" table:formula="of:=IF([$TrainingPlan.$F$3]=&quot;TSS&quot;; [$AnnualTSS.K25]; [$AnnualHrs.K25])" office:value-type="float" office:value="560" calcext:value-type="float">
            <text:p>560.0</text:p>
          </table:table-cell>
          <table:table-cell table:style-name="ce423" table:formula="of:=IF([$TrainingPlan.$F$3]=&quot;TSS&quot;; [$AnnualTSS.L25]; [$AnnualHrs.L25])" office:value-type="float" office:value="600" calcext:value-type="float">
            <text:p>600.0</text:p>
          </table:table-cell>
          <table:table-cell table:style-name="ce423" table:formula="of:=IF([$TrainingPlan.$F$3]=&quot;TSS&quot;; [$AnnualTSS.M25]; [$AnnualHrs.M25])" office:value-type="float" office:value="640" calcext:value-type="float">
            <text:p>640.0</text:p>
          </table:table-cell>
          <table:table-cell table:style-name="ce423" table:formula="of:=IF([$TrainingPlan.$F$3]=&quot;TSS&quot;; [$AnnualTSS.N25]; [$AnnualHrs.N25])" office:value-type="float" office:value="700" calcext:value-type="float">
            <text:p>700.0</text:p>
          </table:table-cell>
          <table:table-cell table:style-name="ce423" table:formula="of:=IF([$TrainingPlan.$F$3]=&quot;TSS&quot;; [$AnnualTSS.O25]; [$AnnualHrs.O25])" office:value-type="float" office:value="720" calcext:value-type="float">
            <text:p>720.0</text:p>
          </table:table-cell>
          <table:table-cell table:style-name="ce423" table:formula="of:=IF([$TrainingPlan.$F$3]=&quot;TSS&quot;; [$AnnualTSS.P25]; [$AnnualHrs.P25])" office:value-type="float" office:value="760" calcext:value-type="float">
            <text:p>760.0</text:p>
          </table:table-cell>
          <table:table-cell table:style-name="ce423" table:formula="of:=IF([$TrainingPlan.$F$3]=&quot;TSS&quot;; [$AnnualTSS.Q25]; [$AnnualHrs.Q25])" office:value-type="float" office:value="800" calcext:value-type="float">
            <text:p>800.0</text:p>
          </table:table-cell>
          <table:table-cell table:style-name="ce423" table:formula="of:=IF([$TrainingPlan.$F$3]=&quot;TSS&quot;; [$AnnualTSS.R25]; [$AnnualHrs.R25])" office:value-type="float" office:value="840" calcext:value-type="float">
            <text:p>840.0</text:p>
          </table:table-cell>
          <table:table-cell table:style-name="ce423" table:formula="of:=IF([$TrainingPlan.$F$3]=&quot;TSS&quot;; [$AnnualTSS.S25]; [$AnnualHrs.S25])" office:value-type="float" office:value="880" calcext:value-type="float">
            <text:p>880.0</text:p>
          </table:table-cell>
          <table:table-cell table:style-name="ce423" table:formula="of:=IF([$TrainingPlan.$F$3]=&quot;TSS&quot;; [$AnnualTSS.T25]; [$AnnualHrs.T25])" office:value-type="float" office:value="920" calcext:value-type="float">
            <text:p>920.0</text:p>
          </table:table-cell>
          <table:table-cell table:style-name="ce423" table:formula="of:=IF([$TrainingPlan.$F$3]=&quot;TSS&quot;; [$AnnualTSS.U25]; [$AnnualHrs.U25])" office:value-type="float" office:value="960" calcext:value-type="float">
            <text:p>960.0</text:p>
          </table:table-cell>
          <table:table-cell table:style-name="ce423" table:formula="of:=IF([$TrainingPlan.$F$3]=&quot;TSS&quot;; [$AnnualTSS.V25]; [$AnnualHrs.V25])" office:value-type="float" office:value="0" calcext:value-type="float">
            <text:p>0.0</text:p>
          </table:table-cell>
          <table:table-cell table:style-name="ce428" table:formula="of:=IF([$TrainingPlan.$F$3]=&quot;TSS&quot;; [$AnnualTSS.W25]; [$AnnualHrs.W25])" office:value-type="float" office:value="0" calcext:value-type="float">
            <text:p>0.0</text:p>
          </table:table-cell>
          <table:table-cell table:number-columns-repeated="1001"/>
        </table:table-row>
        <table:table-row table:style-name="ro2">
          <table:table-cell table:style-name="ce417" office:value-type="string" calcext:value-type="string">
            <text:p>RaceSun</text:p>
          </table:table-cell>
          <table:table-cell table:style-name="ce376" office:value-type="string" calcext:value-type="string">
            <text:p>All</text:p>
          </table:table-cell>
          <table:table-cell table:style-name="ce423" table:formula="of:=IF([$TrainingPlan.$F$3]=&quot;TSS&quot;; [$AnnualTSS.C26]; [$AnnualHrs.C26])" office:value-type="float" office:value="240" calcext:value-type="float">
            <text:p>240.0</text:p>
          </table:table-cell>
          <table:table-cell table:style-name="ce423" table:formula="of:=IF([$TrainingPlan.$F$3]=&quot;TSS&quot;; [$AnnualTSS.D26]; [$AnnualHrs.D26])" office:value-type="float" office:value="280" calcext:value-type="float">
            <text:p>280.0</text:p>
          </table:table-cell>
          <table:table-cell table:style-name="ce423" table:formula="of:=IF([$TrainingPlan.$F$3]=&quot;TSS&quot;; [$AnnualTSS.E26]; [$AnnualHrs.E26])" office:value-type="float" office:value="320" calcext:value-type="float">
            <text:p>320.0</text:p>
          </table:table-cell>
          <table:table-cell table:style-name="ce423" table:formula="of:=IF([$TrainingPlan.$F$3]=&quot;TSS&quot;; [$AnnualTSS.F26]; [$AnnualHrs.F26])" office:value-type="float" office:value="360" calcext:value-type="float">
            <text:p>360.0</text:p>
          </table:table-cell>
          <table:table-cell table:style-name="ce423" table:formula="of:=IF([$TrainingPlan.$F$3]=&quot;TSS&quot;; [$AnnualTSS.G26]; [$AnnualHrs.G26])" office:value-type="float" office:value="400" calcext:value-type="float">
            <text:p>400.0</text:p>
          </table:table-cell>
          <table:table-cell table:style-name="ce423" table:formula="of:=IF([$TrainingPlan.$F$3]=&quot;TSS&quot;; [$AnnualTSS.H26]; [$AnnualHrs.H26])" office:value-type="float" office:value="440" calcext:value-type="float">
            <text:p>440.0</text:p>
          </table:table-cell>
          <table:table-cell table:style-name="ce423" table:formula="of:=IF([$TrainingPlan.$F$3]=&quot;TSS&quot;; [$AnnualTSS.I26]; [$AnnualHrs.I26])" office:value-type="float" office:value="481" calcext:value-type="float">
            <text:p>481.0</text:p>
          </table:table-cell>
          <table:table-cell table:style-name="ce423" table:formula="of:=IF([$TrainingPlan.$F$3]=&quot;TSS&quot;; [$AnnualTSS.J26]; [$AnnualHrs.J26])" office:value-type="float" office:value="521" calcext:value-type="float">
            <text:p>521.0</text:p>
          </table:table-cell>
          <table:table-cell table:style-name="ce423" table:formula="of:=IF([$TrainingPlan.$F$3]=&quot;TSS&quot;; [$AnnualTSS.K26]; [$AnnualHrs.K26])" office:value-type="float" office:value="561" calcext:value-type="float">
            <text:p>561.0</text:p>
          </table:table-cell>
          <table:table-cell table:style-name="ce423" table:formula="of:=IF([$TrainingPlan.$F$3]=&quot;TSS&quot;; [$AnnualTSS.L26]; [$AnnualHrs.L26])" office:value-type="float" office:value="601" calcext:value-type="float">
            <text:p>601.0</text:p>
          </table:table-cell>
          <table:table-cell table:style-name="ce423" table:formula="of:=IF([$TrainingPlan.$F$3]=&quot;TSS&quot;; [$AnnualTSS.M26]; [$AnnualHrs.M26])" office:value-type="float" office:value="641" calcext:value-type="float">
            <text:p>641.0</text:p>
          </table:table-cell>
          <table:table-cell table:style-name="ce423" table:formula="of:=IF([$TrainingPlan.$F$3]=&quot;TSS&quot;; [$AnnualTSS.N26]; [$AnnualHrs.N26])" office:value-type="float" office:value="701" calcext:value-type="float">
            <text:p>701.0</text:p>
          </table:table-cell>
          <table:table-cell table:style-name="ce423" table:formula="of:=IF([$TrainingPlan.$F$3]=&quot;TSS&quot;; [$AnnualTSS.O26]; [$AnnualHrs.O26])" office:value-type="float" office:value="721" calcext:value-type="float">
            <text:p>721.0</text:p>
          </table:table-cell>
          <table:table-cell table:style-name="ce423" table:formula="of:=IF([$TrainingPlan.$F$3]=&quot;TSS&quot;; [$AnnualTSS.P26]; [$AnnualHrs.P26])" office:value-type="float" office:value="761" calcext:value-type="float">
            <text:p>761.0</text:p>
          </table:table-cell>
          <table:table-cell table:style-name="ce423" table:formula="of:=IF([$TrainingPlan.$F$3]=&quot;TSS&quot;; [$AnnualTSS.Q26]; [$AnnualHrs.Q26])" office:value-type="float" office:value="801" calcext:value-type="float">
            <text:p>801.0</text:p>
          </table:table-cell>
          <table:table-cell table:style-name="ce423" table:formula="of:=IF([$TrainingPlan.$F$3]=&quot;TSS&quot;; [$AnnualTSS.R26]; [$AnnualHrs.R26])" office:value-type="float" office:value="841" calcext:value-type="float">
            <text:p>841.0</text:p>
          </table:table-cell>
          <table:table-cell table:style-name="ce423" table:formula="of:=IF([$TrainingPlan.$F$3]=&quot;TSS&quot;; [$AnnualTSS.S26]; [$AnnualHrs.S26])" office:value-type="float" office:value="881" calcext:value-type="float">
            <text:p>881.0</text:p>
          </table:table-cell>
          <table:table-cell table:style-name="ce423" table:formula="of:=IF([$TrainingPlan.$F$3]=&quot;TSS&quot;; [$AnnualTSS.T26]; [$AnnualHrs.T26])" office:value-type="float" office:value="921" calcext:value-type="float">
            <text:p>921.0</text:p>
          </table:table-cell>
          <table:table-cell table:style-name="ce423" table:formula="of:=IF([$TrainingPlan.$F$3]=&quot;TSS&quot;; [$AnnualTSS.U26]; [$AnnualHrs.U26])" office:value-type="float" office:value="961" calcext:value-type="float">
            <text:p>961.0</text:p>
          </table:table-cell>
          <table:table-cell table:style-name="ce423" table:formula="of:=IF([$TrainingPlan.$F$3]=&quot;TSS&quot;; [$AnnualTSS.V26]; [$AnnualHrs.V26])" office:value-type="float" office:value="0" calcext:value-type="float">
            <text:p>0.0</text:p>
          </table:table-cell>
          <table:table-cell table:style-name="ce428" table:formula="of:=IF([$TrainingPlan.$F$3]=&quot;TSS&quot;; [$AnnualTSS.W26]; [$AnnualHrs.W26])" office:value-type="float" office:value="0" calcext:value-type="float">
            <text:p>0.0</text:p>
          </table:table-cell>
          <table:table-cell table:number-columns-repeated="1001"/>
        </table:table-row>
        <table:table-row table:style-name="ro2">
          <table:table-cell table:style-name="ce417" office:value-type="string" calcext:value-type="string">
            <text:p>RaceSatSun</text:p>
          </table:table-cell>
          <table:table-cell table:style-name="ce376" office:value-type="string" calcext:value-type="string">
            <text:p>All</text:p>
          </table:table-cell>
          <table:table-cell table:style-name="ce423" table:formula="of:=IF([$TrainingPlan.$F$3]=&quot;TSS&quot;; [$AnnualTSS.C27]; [$AnnualHrs.C27])" office:value-type="float" office:value="240" calcext:value-type="float">
            <text:p>240.0</text:p>
          </table:table-cell>
          <table:table-cell table:style-name="ce423" table:formula="of:=IF([$TrainingPlan.$F$3]=&quot;TSS&quot;; [$AnnualTSS.D27]; [$AnnualHrs.D27])" office:value-type="float" office:value="280" calcext:value-type="float">
            <text:p>280.0</text:p>
          </table:table-cell>
          <table:table-cell table:style-name="ce423" table:formula="of:=IF([$TrainingPlan.$F$3]=&quot;TSS&quot;; [$AnnualTSS.E27]; [$AnnualHrs.E27])" office:value-type="float" office:value="320" calcext:value-type="float">
            <text:p>320.0</text:p>
          </table:table-cell>
          <table:table-cell table:style-name="ce423" table:formula="of:=IF([$TrainingPlan.$F$3]=&quot;TSS&quot;; [$AnnualTSS.F27]; [$AnnualHrs.F27])" office:value-type="float" office:value="360" calcext:value-type="float">
            <text:p>360.0</text:p>
          </table:table-cell>
          <table:table-cell table:style-name="ce423" table:formula="of:=IF([$TrainingPlan.$F$3]=&quot;TSS&quot;; [$AnnualTSS.G27]; [$AnnualHrs.G27])" office:value-type="float" office:value="400" calcext:value-type="float">
            <text:p>400.0</text:p>
          </table:table-cell>
          <table:table-cell table:style-name="ce423" table:formula="of:=IF([$TrainingPlan.$F$3]=&quot;TSS&quot;; [$AnnualTSS.H27]; [$AnnualHrs.H27])" office:value-type="float" office:value="440" calcext:value-type="float">
            <text:p>440.0</text:p>
          </table:table-cell>
          <table:table-cell table:style-name="ce423" table:formula="of:=IF([$TrainingPlan.$F$3]=&quot;TSS&quot;; [$AnnualTSS.I27]; [$AnnualHrs.I27])" office:value-type="float" office:value="482" calcext:value-type="float">
            <text:p>482.0</text:p>
          </table:table-cell>
          <table:table-cell table:style-name="ce423" table:formula="of:=IF([$TrainingPlan.$F$3]=&quot;TSS&quot;; [$AnnualTSS.J27]; [$AnnualHrs.J27])" office:value-type="float" office:value="522" calcext:value-type="float">
            <text:p>522.0</text:p>
          </table:table-cell>
          <table:table-cell table:style-name="ce423" table:formula="of:=IF([$TrainingPlan.$F$3]=&quot;TSS&quot;; [$AnnualTSS.K27]; [$AnnualHrs.K27])" office:value-type="float" office:value="562" calcext:value-type="float">
            <text:p>562.0</text:p>
          </table:table-cell>
          <table:table-cell table:style-name="ce423" table:formula="of:=IF([$TrainingPlan.$F$3]=&quot;TSS&quot;; [$AnnualTSS.L27]; [$AnnualHrs.L27])" office:value-type="float" office:value="602" calcext:value-type="float">
            <text:p>602.0</text:p>
          </table:table-cell>
          <table:table-cell table:style-name="ce423" table:formula="of:=IF([$TrainingPlan.$F$3]=&quot;TSS&quot;; [$AnnualTSS.M27]; [$AnnualHrs.M27])" office:value-type="float" office:value="642" calcext:value-type="float">
            <text:p>642.0</text:p>
          </table:table-cell>
          <table:table-cell table:style-name="ce423" table:formula="of:=IF([$TrainingPlan.$F$3]=&quot;TSS&quot;; [$AnnualTSS.N27]; [$AnnualHrs.N27])" office:value-type="float" office:value="702" calcext:value-type="float">
            <text:p>702.0</text:p>
          </table:table-cell>
          <table:table-cell table:style-name="ce423" table:formula="of:=IF([$TrainingPlan.$F$3]=&quot;TSS&quot;; [$AnnualTSS.O27]; [$AnnualHrs.O27])" office:value-type="float" office:value="722" calcext:value-type="float">
            <text:p>722.0</text:p>
          </table:table-cell>
          <table:table-cell table:style-name="ce423" table:formula="of:=IF([$TrainingPlan.$F$3]=&quot;TSS&quot;; [$AnnualTSS.P27]; [$AnnualHrs.P27])" office:value-type="float" office:value="762" calcext:value-type="float">
            <text:p>762.0</text:p>
          </table:table-cell>
          <table:table-cell table:style-name="ce423" table:formula="of:=IF([$TrainingPlan.$F$3]=&quot;TSS&quot;; [$AnnualTSS.Q27]; [$AnnualHrs.Q27])" office:value-type="float" office:value="802" calcext:value-type="float">
            <text:p>802.0</text:p>
          </table:table-cell>
          <table:table-cell table:style-name="ce423" table:formula="of:=IF([$TrainingPlan.$F$3]=&quot;TSS&quot;; [$AnnualTSS.R27]; [$AnnualHrs.R27])" office:value-type="float" office:value="842" calcext:value-type="float">
            <text:p>842.0</text:p>
          </table:table-cell>
          <table:table-cell table:style-name="ce423" table:formula="of:=IF([$TrainingPlan.$F$3]=&quot;TSS&quot;; [$AnnualTSS.S27]; [$AnnualHrs.S27])" office:value-type="float" office:value="882" calcext:value-type="float">
            <text:p>882.0</text:p>
          </table:table-cell>
          <table:table-cell table:style-name="ce423" table:formula="of:=IF([$TrainingPlan.$F$3]=&quot;TSS&quot;; [$AnnualTSS.T27]; [$AnnualHrs.T27])" office:value-type="float" office:value="922" calcext:value-type="float">
            <text:p>922.0</text:p>
          </table:table-cell>
          <table:table-cell table:style-name="ce423" table:formula="of:=IF([$TrainingPlan.$F$3]=&quot;TSS&quot;; [$AnnualTSS.U27]; [$AnnualHrs.U27])" office:value-type="float" office:value="962" calcext:value-type="float">
            <text:p>962.0</text:p>
          </table:table-cell>
          <table:table-cell table:style-name="ce423" table:formula="of:=IF([$TrainingPlan.$F$3]=&quot;TSS&quot;; [$AnnualTSS.V27]; [$AnnualHrs.V27])" office:value-type="float" office:value="0" calcext:value-type="float">
            <text:p>0.0</text:p>
          </table:table-cell>
          <table:table-cell table:style-name="ce428" table:formula="of:=IF([$TrainingPlan.$F$3]=&quot;TSS&quot;; [$AnnualTSS.W27]; [$AnnualHrs.W27])" office:value-type="float" office:value="0" calcext:value-type="float">
            <text:p>0.0</text:p>
          </table:table-cell>
          <table:table-cell table:number-columns-repeated="1001"/>
        </table:table-row>
        <table:table-row table:style-name="ro2">
          <table:table-cell table:style-name="ce418" office:value-type="string" calcext:value-type="string">
            <text:p>Transition</text:p>
          </table:table-cell>
          <table:table-cell table:style-name="ce421" office:value-type="string" calcext:value-type="string">
            <text:p>All</text:p>
          </table:table-cell>
          <table:table-cell table:style-name="ce424" table:formula="of:=IF([$TrainingPlan.$F$3]=&quot;TSS&quot;; [$AnnualTSS.C28]; [$AnnualHrs.C28])" office:value-type="float" office:value="240" calcext:value-type="float">
            <text:p>240.0</text:p>
          </table:table-cell>
          <table:table-cell table:style-name="ce424" table:formula="of:=IF([$TrainingPlan.$F$3]=&quot;TSS&quot;; [$AnnualTSS.D28]; [$AnnualHrs.D28])" office:value-type="float" office:value="280" calcext:value-type="float">
            <text:p>280.0</text:p>
          </table:table-cell>
          <table:table-cell table:style-name="ce424" table:formula="of:=IF([$TrainingPlan.$F$3]=&quot;TSS&quot;; [$AnnualTSS.E28]; [$AnnualHrs.E28])" office:value-type="float" office:value="320" calcext:value-type="float">
            <text:p>320.0</text:p>
          </table:table-cell>
          <table:table-cell table:style-name="ce424" table:formula="of:=IF([$TrainingPlan.$F$3]=&quot;TSS&quot;; [$AnnualTSS.F28]; [$AnnualHrs.F28])" office:value-type="float" office:value="360" calcext:value-type="float">
            <text:p>360.0</text:p>
          </table:table-cell>
          <table:table-cell table:style-name="ce424" table:formula="of:=IF([$TrainingPlan.$F$3]=&quot;TSS&quot;; [$AnnualTSS.G28]; [$AnnualHrs.G28])" office:value-type="float" office:value="400" calcext:value-type="float">
            <text:p>400.0</text:p>
          </table:table-cell>
          <table:table-cell table:style-name="ce424" table:formula="of:=IF([$TrainingPlan.$F$3]=&quot;TSS&quot;; [$AnnualTSS.H28]; [$AnnualHrs.H28])" office:value-type="float" office:value="440" calcext:value-type="float">
            <text:p>440.0</text:p>
          </table:table-cell>
          <table:table-cell table:style-name="ce424" table:formula="of:=IF([$TrainingPlan.$F$3]=&quot;TSS&quot;; [$AnnualTSS.I28]; [$AnnualHrs.I28])" office:value-type="float" office:value="483" calcext:value-type="float">
            <text:p>483.0</text:p>
          </table:table-cell>
          <table:table-cell table:style-name="ce424" table:formula="of:=IF([$TrainingPlan.$F$3]=&quot;TSS&quot;; [$AnnualTSS.J28]; [$AnnualHrs.J28])" office:value-type="float" office:value="523" calcext:value-type="float">
            <text:p>523.0</text:p>
          </table:table-cell>
          <table:table-cell table:style-name="ce424" table:formula="of:=IF([$TrainingPlan.$F$3]=&quot;TSS&quot;; [$AnnualTSS.K28]; [$AnnualHrs.K28])" office:value-type="float" office:value="563" calcext:value-type="float">
            <text:p>563.0</text:p>
          </table:table-cell>
          <table:table-cell table:style-name="ce424" table:formula="of:=IF([$TrainingPlan.$F$3]=&quot;TSS&quot;; [$AnnualTSS.L28]; [$AnnualHrs.L28])" office:value-type="float" office:value="603" calcext:value-type="float">
            <text:p>603.0</text:p>
          </table:table-cell>
          <table:table-cell table:style-name="ce424" table:formula="of:=IF([$TrainingPlan.$F$3]=&quot;TSS&quot;; [$AnnualTSS.M28]; [$AnnualHrs.M28])" office:value-type="float" office:value="643" calcext:value-type="float">
            <text:p>643.0</text:p>
          </table:table-cell>
          <table:table-cell table:style-name="ce424" table:formula="of:=IF([$TrainingPlan.$F$3]=&quot;TSS&quot;; [$AnnualTSS.N28]; [$AnnualHrs.N28])" office:value-type="float" office:value="703" calcext:value-type="float">
            <text:p>703.0</text:p>
          </table:table-cell>
          <table:table-cell table:style-name="ce424" table:formula="of:=IF([$TrainingPlan.$F$3]=&quot;TSS&quot;; [$AnnualTSS.O28]; [$AnnualHrs.O28])" office:value-type="float" office:value="723" calcext:value-type="float">
            <text:p>723.0</text:p>
          </table:table-cell>
          <table:table-cell table:style-name="ce424" table:formula="of:=IF([$TrainingPlan.$F$3]=&quot;TSS&quot;; [$AnnualTSS.P28]; [$AnnualHrs.P28])" office:value-type="float" office:value="763" calcext:value-type="float">
            <text:p>763.0</text:p>
          </table:table-cell>
          <table:table-cell table:style-name="ce424" table:formula="of:=IF([$TrainingPlan.$F$3]=&quot;TSS&quot;; [$AnnualTSS.Q28]; [$AnnualHrs.Q28])" office:value-type="float" office:value="803" calcext:value-type="float">
            <text:p>803.0</text:p>
          </table:table-cell>
          <table:table-cell table:style-name="ce424" table:formula="of:=IF([$TrainingPlan.$F$3]=&quot;TSS&quot;; [$AnnualTSS.R28]; [$AnnualHrs.R28])" office:value-type="float" office:value="843" calcext:value-type="float">
            <text:p>843.0</text:p>
          </table:table-cell>
          <table:table-cell table:style-name="ce424" table:formula="of:=IF([$TrainingPlan.$F$3]=&quot;TSS&quot;; [$AnnualTSS.S28]; [$AnnualHrs.S28])" office:value-type="float" office:value="883" calcext:value-type="float">
            <text:p>883.0</text:p>
          </table:table-cell>
          <table:table-cell table:style-name="ce424" table:formula="of:=IF([$TrainingPlan.$F$3]=&quot;TSS&quot;; [$AnnualTSS.T28]; [$AnnualHrs.T28])" office:value-type="float" office:value="923" calcext:value-type="float">
            <text:p>923.0</text:p>
          </table:table-cell>
          <table:table-cell table:style-name="ce424" table:formula="of:=IF([$TrainingPlan.$F$3]=&quot;TSS&quot;; [$AnnualTSS.U28]; [$AnnualHrs.U28])" office:value-type="float" office:value="963" calcext:value-type="float">
            <text:p>963.0</text:p>
          </table:table-cell>
          <table:table-cell table:style-name="ce424" table:formula="of:=IF([$TrainingPlan.$F$3]=&quot;TSS&quot;; [$AnnualTSS.V28]; [$AnnualHrs.V28])" office:value-type="float" office:value="0" calcext:value-type="float">
            <text:p>0.0</text:p>
          </table:table-cell>
          <table:table-cell table:style-name="ce429" table:formula="of:=IF([$TrainingPlan.$F$3]=&quot;TSS&quot;; [$AnnualTSS.W28]; [$AnnualHrs.W28])" office:value-type="float" office:value="0" calcext:value-type="float">
            <text:p>0.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Units" table:style-name="ta8">
        <table:table-column table:style-name="co23" table:default-cell-style-name="ce436"/>
        <table:table-column table:style-name="co24" table:default-cell-style-name="ce436"/>
        <table:table-column table:style-name="co25" table:number-columns-repeated="6" table:default-cell-style-name="ce436"/>
        <table:table-column table:style-name="co4" table:default-cell-style-name="ce436"/>
        <table:table-column table:style-name="co4" table:number-columns-repeated="55" table:default-cell-style-name="ce242"/>
        <table:table-column table:style-name="co4" table:number-columns-repeated="960" table:default-cell-style-name="Default"/>
        <table:table-row table:style-name="ro19">
          <table:table-cell table:style-name="ce495" office:value-type="string" calcext:value-type="string">
            <text:p>Weekly</text:p>
          </table:table-cell>
          <table:table-cell table:style-name="ce437" office:value-type="string" calcext:value-type="string">
            <text:p>Long Ride</text:p>
          </table:table-cell>
          <table:table-cell table:style-name="ce444" office:value-type="string" calcext:value-type="string">
            <text:p>May be 2-a-day workouts</text:p>
          </table:table-cell>
          <table:table-cell table:style-name="ce446" table:number-columns-repeated="4"/>
          <table:table-cell table:style-name="ce450"/>
          <table:table-cell table:number-columns-repeated="1016"/>
        </table:table-row>
        <table:table-row table:style-name="ro20">
          <table:table-cell table:style-name="ce434" table:formula="of:=IF([$TrainingPlan.$F$3]=&quot;TSS&quot;; [$WeeklyTSS.A2]; [$WeeklyHrs.A2])" office:value-type="float" office:value="240" calcext:value-type="float">
            <text:p>240.0</text:p>
          </table:table-cell>
          <table:table-cell table:style-name="ce438" table:formula="of:=IF([$TrainingPlan.$F$3]=&quot;TSS&quot;; [$WeeklyTSS.B2]; [$WeeklyHrs.B2])" office:value-type="float" office:value="0" calcext:value-type="float">
            <text:p>0.0</text:p>
          </table:table-cell>
          <table:table-cell table:style-name="ce438" table:formula="of:=IF([$TrainingPlan.$F$3]=&quot;TSS&quot;; [$WeeklyTSS.C2]; [$WeeklyHrs.C2])" office:value-type="float" office:value="50" calcext:value-type="float">
            <text:p>50.0</text:p>
          </table:table-cell>
          <table:table-cell table:style-name="ce438" table:formula="of:=IF([$TrainingPlan.$F$3]=&quot;TSS&quot;; [$WeeklyTSS.D2]; [$WeeklyHrs.D2])" office:value-type="float" office:value="0" calcext:value-type="float">
            <text:p>0.0</text:p>
          </table:table-cell>
          <table:table-cell table:style-name="ce438" table:formula="of:=IF([$TrainingPlan.$F$3]=&quot;TSS&quot;; [$WeeklyTSS.E2]; [$WeeklyHrs.E2])" office:value-type="float" office:value="50" calcext:value-type="float">
            <text:p>50.0</text:p>
          </table:table-cell>
          <table:table-cell table:style-name="ce438" table:formula="of:=IF([$TrainingPlan.$F$3]=&quot;TSS&quot;; [$WeeklyTSS.F2]; [$WeeklyHrs.F2])" office:value-type="float" office:value="20" calcext:value-type="float">
            <text:p>20.0</text:p>
          </table:table-cell>
          <table:table-cell table:style-name="ce438" table:formula="of:=IF([$TrainingPlan.$F$3]=&quot;TSS&quot;; [$WeeklyTSS.G2]; [$WeeklyHrs.G2])" office:value-type="float" office:value="80" calcext:value-type="float">
            <text:p>80.0</text:p>
          </table:table-cell>
          <table:table-cell table:style-name="ce496" table:formula="of:=IF([$TrainingPlan.$F$3]=&quot;TSS&quot;; [$WeeklyTSS.H2]; [$WeeklyHrs.H2])" office:value-type="float" office:value="40" calcext:value-type="float">
            <text:p>40.0</text:p>
          </table:table-cell>
          <table:table-cell table:style-name="ce456"/>
          <table:table-cell table:style-name="ce458" table:number-columns-repeated="1015"/>
        </table:table-row>
        <table:table-row table:style-name="ro20">
          <table:table-cell table:style-name="ce433" table:formula="of:=IF([$TrainingPlan.$F$3]=&quot;TSS&quot;; [$WeeklyTSS.A3]; [$WeeklyHrs.A3])" office:value-type="float" office:value="260" calcext:value-type="float">
            <text:p>260.0</text:p>
          </table:table-cell>
          <table:table-cell table:style-name="ce439" table:formula="of:=IF([$TrainingPlan.$F$3]=&quot;TSS&quot;; [$WeeklyTSS.B3]; [$WeeklyHrs.B3])" office:value-type="float" office:value="0" calcext:value-type="float">
            <text:p>0.0</text:p>
          </table:table-cell>
          <table:table-cell table:style-name="ce439" table:formula="of:=IF([$TrainingPlan.$F$3]=&quot;TSS&quot;; [$WeeklyTSS.C3]; [$WeeklyHrs.C3])" office:value-type="float" office:value="50" calcext:value-type="float">
            <text:p>50.0</text:p>
          </table:table-cell>
          <table:table-cell table:style-name="ce439" table:formula="of:=IF([$TrainingPlan.$F$3]=&quot;TSS&quot;; [$WeeklyTSS.D3]; [$WeeklyHrs.D3])" office:value-type="float" office:value="0" calcext:value-type="float">
            <text:p>0.0</text:p>
          </table:table-cell>
          <table:table-cell table:style-name="ce439" table:formula="of:=IF([$TrainingPlan.$F$3]=&quot;TSS&quot;; [$WeeklyTSS.E3]; [$WeeklyHrs.E3])" office:value-type="float" office:value="60" calcext:value-type="float">
            <text:p>60.0</text:p>
          </table:table-cell>
          <table:table-cell table:style-name="ce439" table:formula="of:=IF([$TrainingPlan.$F$3]=&quot;TSS&quot;; [$WeeklyTSS.F3]; [$WeeklyHrs.F3])" office:value-type="float" office:value="20" calcext:value-type="float">
            <text:p>20.0</text:p>
          </table:table-cell>
          <table:table-cell table:style-name="ce439" table:formula="of:=IF([$TrainingPlan.$F$3]=&quot;TSS&quot;; [$WeeklyTSS.G3]; [$WeeklyHrs.G3])" office:value-type="float" office:value="80" calcext:value-type="float">
            <text:p>80.0</text:p>
          </table:table-cell>
          <table:table-cell table:style-name="ce650" table:formula="of:=IF([$TrainingPlan.$F$3]=&quot;TSS&quot;; [$WeeklyTSS.H3]; [$WeeklyHrs.H3])" office:value-type="float" office:value="50" calcext:value-type="float">
            <text:p>50.0</text:p>
          </table:table-cell>
          <table:table-cell table:number-columns-repeated="1016"/>
        </table:table-row>
        <table:table-row table:style-name="ro20">
          <table:table-cell table:style-name="ce434" table:formula="of:=IF([$TrainingPlan.$F$3]=&quot;TSS&quot;; [$WeeklyTSS.A4]; [$WeeklyHrs.A4])" office:value-type="float" office:value="280" calcext:value-type="float">
            <text:p>280.0</text:p>
          </table:table-cell>
          <table:table-cell table:style-name="ce440" table:formula="of:=IF([$TrainingPlan.$F$3]=&quot;TSS&quot;; [$WeeklyTSS.B4]; [$WeeklyHrs.B4])" office:value-type="float" office:value="0" calcext:value-type="float">
            <text:p>0.0</text:p>
          </table:table-cell>
          <table:table-cell table:style-name="ce440" table:formula="of:=IF([$TrainingPlan.$F$3]=&quot;TSS&quot;; [$WeeklyTSS.C4]; [$WeeklyHrs.C4])" office:value-type="float" office:value="50" calcext:value-type="float">
            <text:p>50.0</text:p>
          </table:table-cell>
          <table:table-cell table:style-name="ce440" table:formula="of:=IF([$TrainingPlan.$F$3]=&quot;TSS&quot;; [$WeeklyTSS.D4]; [$WeeklyHrs.D4])" office:value-type="float" office:value="20" calcext:value-type="float">
            <text:p>20.0</text:p>
          </table:table-cell>
          <table:table-cell table:style-name="ce440" table:formula="of:=IF([$TrainingPlan.$F$3]=&quot;TSS&quot;; [$WeeklyTSS.E4]; [$WeeklyHrs.E4])" office:value-type="float" office:value="60" calcext:value-type="float">
            <text:p>60.0</text:p>
          </table:table-cell>
          <table:table-cell table:style-name="ce440" table:formula="of:=IF([$TrainingPlan.$F$3]=&quot;TSS&quot;; [$WeeklyTSS.F4]; [$WeeklyHrs.F4])" office:value-type="float" office:value="20" calcext:value-type="float">
            <text:p>20.0</text:p>
          </table:table-cell>
          <table:table-cell table:style-name="ce440" table:formula="of:=IF([$TrainingPlan.$F$3]=&quot;TSS&quot;; [$WeeklyTSS.G4]; [$WeeklyHrs.G4])" office:value-type="float" office:value="80" calcext:value-type="float">
            <text:p>80.0</text:p>
          </table:table-cell>
          <table:table-cell table:style-name="ce651" table:formula="of:=IF([$TrainingPlan.$F$3]=&quot;TSS&quot;; [$WeeklyTSS.H4]; [$WeeklyHrs.H4])" office:value-type="float" office:value="50" calcext:value-type="float">
            <text:p>50.0</text:p>
          </table:table-cell>
          <table:table-cell table:number-columns-repeated="1016"/>
        </table:table-row>
        <table:table-row table:style-name="ro20">
          <table:table-cell table:style-name="ce433" table:formula="of:=IF([$TrainingPlan.$F$3]=&quot;TSS&quot;; [$WeeklyTSS.A5]; [$WeeklyHrs.A5])" office:value-type="float" office:value="300" calcext:value-type="float">
            <text:p>300.0</text:p>
          </table:table-cell>
          <table:table-cell table:style-name="ce439" table:formula="of:=IF([$TrainingPlan.$F$3]=&quot;TSS&quot;; [$WeeklyTSS.B5]; [$WeeklyHrs.B5])" office:value-type="float" office:value="0" calcext:value-type="float">
            <text:p>0.0</text:p>
          </table:table-cell>
          <table:table-cell table:style-name="ce439" table:formula="of:=IF([$TrainingPlan.$F$3]=&quot;TSS&quot;; [$WeeklyTSS.C5]; [$WeeklyHrs.C5])" office:value-type="float" office:value="50" calcext:value-type="float">
            <text:p>50.0</text:p>
          </table:table-cell>
          <table:table-cell table:style-name="ce439" table:formula="of:=IF([$TrainingPlan.$F$3]=&quot;TSS&quot;; [$WeeklyTSS.D5]; [$WeeklyHrs.D5])" office:value-type="float" office:value="30" calcext:value-type="float">
            <text:p>30.0</text:p>
          </table:table-cell>
          <table:table-cell table:style-name="ce439" table:formula="of:=IF([$TrainingPlan.$F$3]=&quot;TSS&quot;; [$WeeklyTSS.E5]; [$WeeklyHrs.E5])" office:value-type="float" office:value="60" calcext:value-type="float">
            <text:p>60.0</text:p>
          </table:table-cell>
          <table:table-cell table:style-name="ce439" table:formula="of:=IF([$TrainingPlan.$F$3]=&quot;TSS&quot;; [$WeeklyTSS.F5]; [$WeeklyHrs.F5])" office:value-type="float" office:value="30" calcext:value-type="float">
            <text:p>30.0</text:p>
          </table:table-cell>
          <table:table-cell table:style-name="ce439" table:formula="of:=IF([$TrainingPlan.$F$3]=&quot;TSS&quot;; [$WeeklyTSS.G5]; [$WeeklyHrs.G5])" office:value-type="float" office:value="80" calcext:value-type="float">
            <text:p>80.0</text:p>
          </table:table-cell>
          <table:table-cell table:style-name="ce650" table:formula="of:=IF([$TrainingPlan.$F$3]=&quot;TSS&quot;; [$WeeklyTSS.H5]; [$WeeklyHrs.H5])" office:value-type="float" office:value="50" calcext:value-type="float">
            <text:p>50.0</text:p>
          </table:table-cell>
          <table:table-cell table:number-columns-repeated="1016"/>
        </table:table-row>
        <table:table-row table:style-name="ro20">
          <table:table-cell table:style-name="ce434" table:formula="of:=IF([$TrainingPlan.$F$3]=&quot;TSS&quot;; [$WeeklyTSS.A6]; [$WeeklyHrs.A6])" office:value-type="float" office:value="320" calcext:value-type="float">
            <text:p>320.0</text:p>
          </table:table-cell>
          <table:table-cell table:style-name="ce440" table:formula="of:=IF([$TrainingPlan.$F$3]=&quot;TSS&quot;; [$WeeklyTSS.B6]; [$WeeklyHrs.B6])" office:value-type="float" office:value="0" calcext:value-type="float">
            <text:p>0.0</text:p>
          </table:table-cell>
          <table:table-cell table:style-name="ce440" table:formula="of:=IF([$TrainingPlan.$F$3]=&quot;TSS&quot;; [$WeeklyTSS.C6]; [$WeeklyHrs.C6])" office:value-type="float" office:value="60" calcext:value-type="float">
            <text:p>60.0</text:p>
          </table:table-cell>
          <table:table-cell table:style-name="ce440" table:formula="of:=IF([$TrainingPlan.$F$3]=&quot;TSS&quot;; [$WeeklyTSS.D6]; [$WeeklyHrs.D6])" office:value-type="float" office:value="30" calcext:value-type="float">
            <text:p>30.0</text:p>
          </table:table-cell>
          <table:table-cell table:style-name="ce440" table:formula="of:=IF([$TrainingPlan.$F$3]=&quot;TSS&quot;; [$WeeklyTSS.E6]; [$WeeklyHrs.E6])" office:value-type="float" office:value="60" calcext:value-type="float">
            <text:p>60.0</text:p>
          </table:table-cell>
          <table:table-cell table:style-name="ce440" table:formula="of:=IF([$TrainingPlan.$F$3]=&quot;TSS&quot;; [$WeeklyTSS.F6]; [$WeeklyHrs.F6])" office:value-type="float" office:value="40" calcext:value-type="float">
            <text:p>40.0</text:p>
          </table:table-cell>
          <table:table-cell table:style-name="ce440" table:formula="of:=IF([$TrainingPlan.$F$3]=&quot;TSS&quot;; [$WeeklyTSS.G6]; [$WeeklyHrs.G6])" office:value-type="float" office:value="80" calcext:value-type="float">
            <text:p>80.0</text:p>
          </table:table-cell>
          <table:table-cell table:style-name="ce651" table:formula="of:=IF([$TrainingPlan.$F$3]=&quot;TSS&quot;; [$WeeklyTSS.H6]; [$WeeklyHrs.H6])" office:value-type="float" office:value="50" calcext:value-type="float">
            <text:p>50.0</text:p>
          </table:table-cell>
          <table:table-cell table:number-columns-repeated="1016"/>
        </table:table-row>
        <table:table-row table:style-name="ro20">
          <table:table-cell table:style-name="ce433" table:formula="of:=IF([$TrainingPlan.$F$3]=&quot;TSS&quot;; [$WeeklyTSS.A7]; [$WeeklyHrs.A7])" office:value-type="float" office:value="340" calcext:value-type="float">
            <text:p>340.0</text:p>
          </table:table-cell>
          <table:table-cell table:style-name="ce439" table:formula="of:=IF([$TrainingPlan.$F$3]=&quot;TSS&quot;; [$WeeklyTSS.B7]; [$WeeklyHrs.B7])" office:value-type="float" office:value="0" calcext:value-type="float">
            <text:p>0.0</text:p>
          </table:table-cell>
          <table:table-cell table:style-name="ce439" table:formula="of:=IF([$TrainingPlan.$F$3]=&quot;TSS&quot;; [$WeeklyTSS.C7]; [$WeeklyHrs.C7])" office:value-type="float" office:value="60" calcext:value-type="float">
            <text:p>60.0</text:p>
          </table:table-cell>
          <table:table-cell table:style-name="ce439" table:formula="of:=IF([$TrainingPlan.$F$3]=&quot;TSS&quot;; [$WeeklyTSS.D7]; [$WeeklyHrs.D7])" office:value-type="float" office:value="30" calcext:value-type="float">
            <text:p>30.0</text:p>
          </table:table-cell>
          <table:table-cell table:style-name="ce439" table:formula="of:=IF([$TrainingPlan.$F$3]=&quot;TSS&quot;; [$WeeklyTSS.E7]; [$WeeklyHrs.E7])" office:value-type="float" office:value="60" calcext:value-type="float">
            <text:p>60.0</text:p>
          </table:table-cell>
          <table:table-cell table:style-name="ce439" table:formula="of:=IF([$TrainingPlan.$F$3]=&quot;TSS&quot;; [$WeeklyTSS.F7]; [$WeeklyHrs.F7])" office:value-type="float" office:value="50" calcext:value-type="float">
            <text:p>50.0</text:p>
          </table:table-cell>
          <table:table-cell table:style-name="ce439" table:formula="of:=IF([$TrainingPlan.$F$3]=&quot;TSS&quot;; [$WeeklyTSS.G7]; [$WeeklyHrs.G7])" office:value-type="float" office:value="90" calcext:value-type="float">
            <text:p>90.0</text:p>
          </table:table-cell>
          <table:table-cell table:style-name="ce650" table:formula="of:=IF([$TrainingPlan.$F$3]=&quot;TSS&quot;; [$WeeklyTSS.H7]; [$WeeklyHrs.H7])" office:value-type="float" office:value="50" calcext:value-type="float">
            <text:p>50.0</text:p>
          </table:table-cell>
          <table:table-cell table:number-columns-repeated="1016"/>
        </table:table-row>
        <table:table-row table:style-name="ro20">
          <table:table-cell table:style-name="ce434" table:formula="of:=IF([$TrainingPlan.$F$3]=&quot;TSS&quot;; [$WeeklyTSS.A8]; [$WeeklyHrs.A8])" office:value-type="float" office:value="360" calcext:value-type="float">
            <text:p>360.0</text:p>
          </table:table-cell>
          <table:table-cell table:style-name="ce440" table:formula="of:=IF([$TrainingPlan.$F$3]=&quot;TSS&quot;; [$WeeklyTSS.B8]; [$WeeklyHrs.B8])" office:value-type="float" office:value="0" calcext:value-type="float">
            <text:p>0.0</text:p>
          </table:table-cell>
          <table:table-cell table:style-name="ce440" table:formula="of:=IF([$TrainingPlan.$F$3]=&quot;TSS&quot;; [$WeeklyTSS.C8]; [$WeeklyHrs.C8])" office:value-type="float" office:value="70" calcext:value-type="float">
            <text:p>70.0</text:p>
          </table:table-cell>
          <table:table-cell table:style-name="ce440" table:formula="of:=IF([$TrainingPlan.$F$3]=&quot;TSS&quot;; [$WeeklyTSS.D8]; [$WeeklyHrs.D8])" office:value-type="float" office:value="40" calcext:value-type="float">
            <text:p>40.0</text:p>
          </table:table-cell>
          <table:table-cell table:style-name="ce440" table:formula="of:=IF([$TrainingPlan.$F$3]=&quot;TSS&quot;; [$WeeklyTSS.E8]; [$WeeklyHrs.E8])" office:value-type="float" office:value="60" calcext:value-type="float">
            <text:p>60.0</text:p>
          </table:table-cell>
          <table:table-cell table:style-name="ce440" table:formula="of:=IF([$TrainingPlan.$F$3]=&quot;TSS&quot;; [$WeeklyTSS.F8]; [$WeeklyHrs.F8])" office:value-type="float" office:value="50" calcext:value-type="float">
            <text:p>50.0</text:p>
          </table:table-cell>
          <table:table-cell table:style-name="ce440" table:formula="of:=IF([$TrainingPlan.$F$3]=&quot;TSS&quot;; [$WeeklyTSS.G8]; [$WeeklyHrs.G8])" office:value-type="float" office:value="90" calcext:value-type="float">
            <text:p>90.0</text:p>
          </table:table-cell>
          <table:table-cell table:style-name="ce651" table:formula="of:=IF([$TrainingPlan.$F$3]=&quot;TSS&quot;; [$WeeklyTSS.H8]; [$WeeklyHrs.H8])" office:value-type="float" office:value="50" calcext:value-type="float">
            <text:p>50.0</text:p>
          </table:table-cell>
          <table:table-cell table:number-columns-repeated="1016"/>
        </table:table-row>
        <table:table-row table:style-name="ro20">
          <table:table-cell table:style-name="ce433" table:formula="of:=IF([$TrainingPlan.$F$3]=&quot;TSS&quot;; [$WeeklyTSS.A9]; [$WeeklyHrs.A9])" office:value-type="float" office:value="380" calcext:value-type="float">
            <text:p>380.0</text:p>
          </table:table-cell>
          <table:table-cell table:style-name="ce439" table:formula="of:=IF([$TrainingPlan.$F$3]=&quot;TSS&quot;; [$WeeklyTSS.B9]; [$WeeklyHrs.B9])" office:value-type="float" office:value="0" calcext:value-type="float">
            <text:p>0.0</text:p>
          </table:table-cell>
          <table:table-cell table:style-name="ce439" table:formula="of:=IF([$TrainingPlan.$F$3]=&quot;TSS&quot;; [$WeeklyTSS.C9]; [$WeeklyHrs.C9])" office:value-type="float" office:value="70" calcext:value-type="float">
            <text:p>70.0</text:p>
          </table:table-cell>
          <table:table-cell table:style-name="ce439" table:formula="of:=IF([$TrainingPlan.$F$3]=&quot;TSS&quot;; [$WeeklyTSS.D9]; [$WeeklyHrs.D9])" office:value-type="float" office:value="40" calcext:value-type="float">
            <text:p>40.0</text:p>
          </table:table-cell>
          <table:table-cell table:style-name="ce439" table:formula="of:=IF([$TrainingPlan.$F$3]=&quot;TSS&quot;; [$WeeklyTSS.E9]; [$WeeklyHrs.E9])" office:value-type="float" office:value="60" calcext:value-type="float">
            <text:p>60.0</text:p>
          </table:table-cell>
          <table:table-cell table:style-name="ce439" table:formula="of:=IF([$TrainingPlan.$F$3]=&quot;TSS&quot;; [$WeeklyTSS.F9]; [$WeeklyHrs.F9])" office:value-type="float" office:value="50" calcext:value-type="float">
            <text:p>50.0</text:p>
          </table:table-cell>
          <table:table-cell table:style-name="ce439" table:formula="of:=IF([$TrainingPlan.$F$3]=&quot;TSS&quot;; [$WeeklyTSS.G9]; [$WeeklyHrs.G9])" office:value-type="float" office:value="100" calcext:value-type="float">
            <text:p>100.0</text:p>
          </table:table-cell>
          <table:table-cell table:style-name="ce650" table:formula="of:=IF([$TrainingPlan.$F$3]=&quot;TSS&quot;; [$WeeklyTSS.H9]; [$WeeklyHrs.H9])" office:value-type="float" office:value="60" calcext:value-type="float">
            <text:p>60.0</text:p>
          </table:table-cell>
          <table:table-cell table:number-columns-repeated="1016"/>
        </table:table-row>
        <table:table-row table:style-name="ro20">
          <table:table-cell table:style-name="ce434" table:formula="of:=IF([$TrainingPlan.$F$3]=&quot;TSS&quot;; [$WeeklyTSS.A10]; [$WeeklyHrs.A10])" office:value-type="float" office:value="400" calcext:value-type="float">
            <text:p>400.0</text:p>
          </table:table-cell>
          <table:table-cell table:style-name="ce440" table:formula="of:=IF([$TrainingPlan.$F$3]=&quot;TSS&quot;; [$WeeklyTSS.B10]; [$WeeklyHrs.B10])" office:value-type="float" office:value="10" calcext:value-type="float">
            <text:p>10.0</text:p>
          </table:table-cell>
          <table:table-cell table:style-name="ce440" table:formula="of:=IF([$TrainingPlan.$F$3]=&quot;TSS&quot;; [$WeeklyTSS.C10]; [$WeeklyHrs.C10])" office:value-type="float" office:value="70" calcext:value-type="float">
            <text:p>70.0</text:p>
          </table:table-cell>
          <table:table-cell table:style-name="ce440" table:formula="of:=IF([$TrainingPlan.$F$3]=&quot;TSS&quot;; [$WeeklyTSS.D10]; [$WeeklyHrs.D10])" office:value-type="float" office:value="50" calcext:value-type="float">
            <text:p>50.0</text:p>
          </table:table-cell>
          <table:table-cell table:style-name="ce440" table:formula="of:=IF([$TrainingPlan.$F$3]=&quot;TSS&quot;; [$WeeklyTSS.E10]; [$WeeklyHrs.E10])" office:value-type="float" office:value="60" calcext:value-type="float">
            <text:p>60.0</text:p>
          </table:table-cell>
          <table:table-cell table:style-name="ce440" table:formula="of:=IF([$TrainingPlan.$F$3]=&quot;TSS&quot;; [$WeeklyTSS.F10]; [$WeeklyHrs.F10])" office:value-type="float" office:value="50" calcext:value-type="float">
            <text:p>50.0</text:p>
          </table:table-cell>
          <table:table-cell table:style-name="ce440" table:formula="of:=IF([$TrainingPlan.$F$3]=&quot;TSS&quot;; [$WeeklyTSS.G10]; [$WeeklyHrs.G10])" office:value-type="float" office:value="100" calcext:value-type="float">
            <text:p>100.0</text:p>
          </table:table-cell>
          <table:table-cell table:style-name="ce651" table:formula="of:=IF([$TrainingPlan.$F$3]=&quot;TSS&quot;; [$WeeklyTSS.H10]; [$WeeklyHrs.H10])" office:value-type="float" office:value="60" calcext:value-type="float">
            <text:p>60.0</text:p>
          </table:table-cell>
          <table:table-cell table:style-name="ce242"/>
          <table:table-cell table:number-columns-repeated="1015"/>
        </table:table-row>
        <table:table-row table:style-name="ro20">
          <table:table-cell table:style-name="ce433" table:formula="of:=IF([$TrainingPlan.$F$3]=&quot;TSS&quot;; [$WeeklyTSS.A11]; [$WeeklyHrs.A11])" office:value-type="float" office:value="420" calcext:value-type="float">
            <text:p>420.0</text:p>
          </table:table-cell>
          <table:table-cell table:style-name="ce439" table:formula="of:=IF([$TrainingPlan.$F$3]=&quot;TSS&quot;; [$WeeklyTSS.B11]; [$WeeklyHrs.B11])" office:value-type="float" office:value="30" calcext:value-type="float">
            <text:p>30.0</text:p>
          </table:table-cell>
          <table:table-cell table:style-name="ce439" table:formula="of:=IF([$TrainingPlan.$F$3]=&quot;TSS&quot;; [$WeeklyTSS.C11]; [$WeeklyHrs.C11])" office:value-type="float" office:value="70" calcext:value-type="float">
            <text:p>70.0</text:p>
          </table:table-cell>
          <table:table-cell table:style-name="ce439" table:formula="of:=IF([$TrainingPlan.$F$3]=&quot;TSS&quot;; [$WeeklyTSS.D11]; [$WeeklyHrs.D11])" office:value-type="float" office:value="50" calcext:value-type="float">
            <text:p>50.0</text:p>
          </table:table-cell>
          <table:table-cell table:style-name="ce439" table:formula="of:=IF([$TrainingPlan.$F$3]=&quot;TSS&quot;; [$WeeklyTSS.E11]; [$WeeklyHrs.E11])" office:value-type="float" office:value="60" calcext:value-type="float">
            <text:p>60.0</text:p>
          </table:table-cell>
          <table:table-cell table:style-name="ce439" table:formula="of:=IF([$TrainingPlan.$F$3]=&quot;TSS&quot;; [$WeeklyTSS.F11]; [$WeeklyHrs.F11])" office:value-type="float" office:value="50" calcext:value-type="float">
            <text:p>50.0</text:p>
          </table:table-cell>
          <table:table-cell table:style-name="ce439" table:formula="of:=IF([$TrainingPlan.$F$3]=&quot;TSS&quot;; [$WeeklyTSS.G11]; [$WeeklyHrs.G11])" office:value-type="float" office:value="100" calcext:value-type="float">
            <text:p>100.0</text:p>
          </table:table-cell>
          <table:table-cell table:style-name="ce650" table:formula="of:=IF([$TrainingPlan.$F$3]=&quot;TSS&quot;; [$WeeklyTSS.H11]; [$WeeklyHrs.H11])" office:value-type="float" office:value="60" calcext:value-type="float">
            <text:p>60.0</text:p>
          </table:table-cell>
          <table:table-cell table:number-columns-repeated="1016"/>
        </table:table-row>
        <table:table-row table:style-name="ro20">
          <table:table-cell table:style-name="ce434" table:formula="of:=IF([$TrainingPlan.$F$3]=&quot;TSS&quot;; [$WeeklyTSS.A12]; [$WeeklyHrs.A12])" office:value-type="float" office:value="440" calcext:value-type="float">
            <text:p>440.0</text:p>
          </table:table-cell>
          <table:table-cell table:style-name="ce440" table:formula="of:=IF([$TrainingPlan.$F$3]=&quot;TSS&quot;; [$WeeklyTSS.B12]; [$WeeklyHrs.B12])" office:value-type="float" office:value="40" calcext:value-type="float">
            <text:p>40.0</text:p>
          </table:table-cell>
          <table:table-cell table:style-name="ce440" table:formula="of:=IF([$TrainingPlan.$F$3]=&quot;TSS&quot;; [$WeeklyTSS.C12]; [$WeeklyHrs.C12])" office:value-type="float" office:value="70" calcext:value-type="float">
            <text:p>70.0</text:p>
          </table:table-cell>
          <table:table-cell table:style-name="ce440" table:formula="of:=IF([$TrainingPlan.$F$3]=&quot;TSS&quot;; [$WeeklyTSS.D12]; [$WeeklyHrs.D12])" office:value-type="float" office:value="50" calcext:value-type="float">
            <text:p>50.0</text:p>
          </table:table-cell>
          <table:table-cell table:style-name="ce440" table:formula="of:=IF([$TrainingPlan.$F$3]=&quot;TSS&quot;; [$WeeklyTSS.E12]; [$WeeklyHrs.E12])" office:value-type="float" office:value="70" calcext:value-type="float">
            <text:p>70.0</text:p>
          </table:table-cell>
          <table:table-cell table:style-name="ce440" table:formula="of:=IF([$TrainingPlan.$F$3]=&quot;TSS&quot;; [$WeeklyTSS.F12]; [$WeeklyHrs.F12])" office:value-type="float" office:value="50" calcext:value-type="float">
            <text:p>50.0</text:p>
          </table:table-cell>
          <table:table-cell table:style-name="ce440" table:formula="of:=IF([$TrainingPlan.$F$3]=&quot;TSS&quot;; [$WeeklyTSS.G12]; [$WeeklyHrs.G12])" office:value-type="float" office:value="100" calcext:value-type="float">
            <text:p>100.0</text:p>
          </table:table-cell>
          <table:table-cell table:style-name="ce651" table:formula="of:=IF([$TrainingPlan.$F$3]=&quot;TSS&quot;; [$WeeklyTSS.H12]; [$WeeklyHrs.H12])" office:value-type="float" office:value="60" calcext:value-type="float">
            <text:p>60.0</text:p>
          </table:table-cell>
          <table:table-cell table:number-columns-repeated="1016"/>
        </table:table-row>
        <table:table-row table:style-name="ro20">
          <table:table-cell table:style-name="ce433" table:formula="of:=IF([$TrainingPlan.$F$3]=&quot;TSS&quot;; [$WeeklyTSS.A13]; [$WeeklyHrs.A13])" office:value-type="float" office:value="460" calcext:value-type="float">
            <text:p>460.0</text:p>
          </table:table-cell>
          <table:table-cell table:style-name="ce439" table:formula="of:=IF([$TrainingPlan.$F$3]=&quot;TSS&quot;; [$WeeklyTSS.B13]; [$WeeklyHrs.B13])" office:value-type="float" office:value="40" calcext:value-type="float">
            <text:p>40.0</text:p>
          </table:table-cell>
          <table:table-cell table:style-name="ce439" table:formula="of:=IF([$TrainingPlan.$F$3]=&quot;TSS&quot;; [$WeeklyTSS.C13]; [$WeeklyHrs.C13])" office:value-type="float" office:value="70" calcext:value-type="float">
            <text:p>70.0</text:p>
          </table:table-cell>
          <table:table-cell table:style-name="ce439" table:formula="of:=IF([$TrainingPlan.$F$3]=&quot;TSS&quot;; [$WeeklyTSS.D13]; [$WeeklyHrs.D13])" office:value-type="float" office:value="50" calcext:value-type="float">
            <text:p>50.0</text:p>
          </table:table-cell>
          <table:table-cell table:style-name="ce439" table:formula="of:=IF([$TrainingPlan.$F$3]=&quot;TSS&quot;; [$WeeklyTSS.E13]; [$WeeklyHrs.E13])" office:value-type="float" office:value="70" calcext:value-type="float">
            <text:p>70.0</text:p>
          </table:table-cell>
          <table:table-cell table:style-name="ce439" table:formula="of:=IF([$TrainingPlan.$F$3]=&quot;TSS&quot;; [$WeeklyTSS.F13]; [$WeeklyHrs.F13])" office:value-type="float" office:value="50" calcext:value-type="float">
            <text:p>50.0</text:p>
          </table:table-cell>
          <table:table-cell table:style-name="ce439" table:formula="of:=IF([$TrainingPlan.$F$3]=&quot;TSS&quot;; [$WeeklyTSS.G13]; [$WeeklyHrs.G13])" office:value-type="float" office:value="120" calcext:value-type="float">
            <text:p>120.0</text:p>
          </table:table-cell>
          <table:table-cell table:style-name="ce650" table:formula="of:=IF([$TrainingPlan.$F$3]=&quot;TSS&quot;; [$WeeklyTSS.H13]; [$WeeklyHrs.H13])" office:value-type="float" office:value="60" calcext:value-type="float">
            <text:p>60.0</text:p>
          </table:table-cell>
          <table:table-cell table:number-columns-repeated="1016"/>
        </table:table-row>
        <table:table-row table:style-name="ro20">
          <table:table-cell table:style-name="ce434" table:formula="of:=IF([$TrainingPlan.$F$3]=&quot;TSS&quot;; [$WeeklyTSS.A14]; [$WeeklyHrs.A14])" office:value-type="float" office:value="480" calcext:value-type="float">
            <text:p>480.0</text:p>
          </table:table-cell>
          <table:table-cell table:style-name="ce440" table:formula="of:=IF([$TrainingPlan.$F$3]=&quot;TSS&quot;; [$WeeklyTSS.B14]; [$WeeklyHrs.B14])" office:value-type="float" office:value="40" calcext:value-type="float">
            <text:p>40.0</text:p>
          </table:table-cell>
          <table:table-cell table:style-name="ce440" table:formula="of:=IF([$TrainingPlan.$F$3]=&quot;TSS&quot;; [$WeeklyTSS.C14]; [$WeeklyHrs.C14])" office:value-type="float" office:value="90" calcext:value-type="float">
            <text:p>90.0</text:p>
          </table:table-cell>
          <table:table-cell table:style-name="ce440" table:formula="of:=IF([$TrainingPlan.$F$3]=&quot;TSS&quot;; [$WeeklyTSS.D14]; [$WeeklyHrs.D14])" office:value-type="float" office:value="50" calcext:value-type="float">
            <text:p>50.0</text:p>
          </table:table-cell>
          <table:table-cell table:style-name="ce440" table:formula="of:=IF([$TrainingPlan.$F$3]=&quot;TSS&quot;; [$WeeklyTSS.E14]; [$WeeklyHrs.E14])" office:value-type="float" office:value="70" calcext:value-type="float">
            <text:p>70.0</text:p>
          </table:table-cell>
          <table:table-cell table:style-name="ce440" table:formula="of:=IF([$TrainingPlan.$F$3]=&quot;TSS&quot;; [$WeeklyTSS.F14]; [$WeeklyHrs.F14])" office:value-type="float" office:value="50" calcext:value-type="float">
            <text:p>50.0</text:p>
          </table:table-cell>
          <table:table-cell table:style-name="ce440" table:formula="of:=IF([$TrainingPlan.$F$3]=&quot;TSS&quot;; [$WeeklyTSS.G14]; [$WeeklyHrs.G14])" office:value-type="float" office:value="120" calcext:value-type="float">
            <text:p>120.0</text:p>
          </table:table-cell>
          <table:table-cell table:style-name="ce651" table:formula="of:=IF([$TrainingPlan.$F$3]=&quot;TSS&quot;; [$WeeklyTSS.H14]; [$WeeklyHrs.H14])" office:value-type="float" office:value="60" calcext:value-type="float">
            <text:p>60.0</text:p>
          </table:table-cell>
          <table:table-cell table:number-columns-repeated="1016"/>
        </table:table-row>
        <table:table-row table:style-name="ro20">
          <table:table-cell table:style-name="ce433" table:formula="of:=IF([$TrainingPlan.$F$3]=&quot;TSS&quot;; [$WeeklyTSS.A15]; [$WeeklyHrs.A15])" office:value-type="float" office:value="500" calcext:value-type="float">
            <text:p>500.0</text:p>
          </table:table-cell>
          <table:table-cell table:style-name="ce439" table:formula="of:=IF([$TrainingPlan.$F$3]=&quot;TSS&quot;; [$WeeklyTSS.B15]; [$WeeklyHrs.B15])" office:value-type="float" office:value="50" calcext:value-type="float">
            <text:p>50.0</text:p>
          </table:table-cell>
          <table:table-cell table:style-name="ce439" table:formula="of:=IF([$TrainingPlan.$F$3]=&quot;TSS&quot;; [$WeeklyTSS.C15]; [$WeeklyHrs.C15])" office:value-type="float" office:value="90" calcext:value-type="float">
            <text:p>90.0</text:p>
          </table:table-cell>
          <table:table-cell table:style-name="ce439" table:formula="of:=IF([$TrainingPlan.$F$3]=&quot;TSS&quot;; [$WeeklyTSS.D15]; [$WeeklyHrs.D15])" office:value-type="float" office:value="50" calcext:value-type="float">
            <text:p>50.0</text:p>
          </table:table-cell>
          <table:table-cell table:style-name="ce439" table:formula="of:=IF([$TrainingPlan.$F$3]=&quot;TSS&quot;; [$WeeklyTSS.E15]; [$WeeklyHrs.E15])" office:value-type="float" office:value="70" calcext:value-type="float">
            <text:p>70.0</text:p>
          </table:table-cell>
          <table:table-cell table:style-name="ce439" table:formula="of:=IF([$TrainingPlan.$F$3]=&quot;TSS&quot;; [$WeeklyTSS.F15]; [$WeeklyHrs.F15])" office:value-type="float" office:value="50" calcext:value-type="float">
            <text:p>50.0</text:p>
          </table:table-cell>
          <table:table-cell table:style-name="ce439" table:formula="of:=IF([$TrainingPlan.$F$3]=&quot;TSS&quot;; [$WeeklyTSS.G15]; [$WeeklyHrs.G15])" office:value-type="float" office:value="120" calcext:value-type="float">
            <text:p>120.0</text:p>
          </table:table-cell>
          <table:table-cell table:style-name="ce650" table:formula="of:=IF([$TrainingPlan.$F$3]=&quot;TSS&quot;; [$WeeklyTSS.H15]; [$WeeklyHrs.H15])" office:value-type="float" office:value="70" calcext:value-type="float">
            <text:p>70.0</text:p>
          </table:table-cell>
          <table:table-cell table:number-columns-repeated="1016"/>
        </table:table-row>
        <table:table-row table:style-name="ro20">
          <table:table-cell table:style-name="ce434" table:formula="of:=IF([$TrainingPlan.$F$3]=&quot;TSS&quot;; [$WeeklyTSS.A16]; [$WeeklyHrs.A16])" office:value-type="float" office:value="520" calcext:value-type="float">
            <text:p>520.0</text:p>
          </table:table-cell>
          <table:table-cell table:style-name="ce440" table:formula="of:=IF([$TrainingPlan.$F$3]=&quot;TSS&quot;; [$WeeklyTSS.B16]; [$WeeklyHrs.B16])" office:value-type="float" office:value="50" calcext:value-type="float">
            <text:p>50.0</text:p>
          </table:table-cell>
          <table:table-cell table:style-name="ce440" table:formula="of:=IF([$TrainingPlan.$F$3]=&quot;TSS&quot;; [$WeeklyTSS.C16]; [$WeeklyHrs.C16])" office:value-type="float" office:value="90" calcext:value-type="float">
            <text:p>90.0</text:p>
          </table:table-cell>
          <table:table-cell table:style-name="ce440" table:formula="of:=IF([$TrainingPlan.$F$3]=&quot;TSS&quot;; [$WeeklyTSS.D16]; [$WeeklyHrs.D16])" office:value-type="float" office:value="50" calcext:value-type="float">
            <text:p>50.0</text:p>
          </table:table-cell>
          <table:table-cell table:style-name="ce440" table:formula="of:=IF([$TrainingPlan.$F$3]=&quot;TSS&quot;; [$WeeklyTSS.E16]; [$WeeklyHrs.E16])" office:value-type="float" office:value="70" calcext:value-type="float">
            <text:p>70.0</text:p>
          </table:table-cell>
          <table:table-cell table:style-name="ce440" table:formula="of:=IF([$TrainingPlan.$F$3]=&quot;TSS&quot;; [$WeeklyTSS.F16]; [$WeeklyHrs.F16])" office:value-type="float" office:value="70" calcext:value-type="float">
            <text:p>70.0</text:p>
          </table:table-cell>
          <table:table-cell table:style-name="ce440" table:formula="of:=IF([$TrainingPlan.$F$3]=&quot;TSS&quot;; [$WeeklyTSS.G16]; [$WeeklyHrs.G16])" office:value-type="float" office:value="120" calcext:value-type="float">
            <text:p>120.0</text:p>
          </table:table-cell>
          <table:table-cell table:style-name="ce651" table:formula="of:=IF([$TrainingPlan.$F$3]=&quot;TSS&quot;; [$WeeklyTSS.H16]; [$WeeklyHrs.H16])" office:value-type="float" office:value="70" calcext:value-type="float">
            <text:p>70.0</text:p>
          </table:table-cell>
          <table:table-cell table:style-name="ce457" table:number-columns-repeated="1016"/>
        </table:table-row>
        <table:table-row table:style-name="ro20">
          <table:table-cell table:style-name="ce433" table:formula="of:=IF([$TrainingPlan.$F$3]=&quot;TSS&quot;; [$WeeklyTSS.A17]; [$WeeklyHrs.A17])" office:value-type="float" office:value="540" calcext:value-type="float">
            <text:p>540.0</text:p>
          </table:table-cell>
          <table:table-cell table:style-name="ce439" table:formula="of:=IF([$TrainingPlan.$F$3]=&quot;TSS&quot;; [$WeeklyTSS.B17]; [$WeeklyHrs.B17])" office:value-type="float" office:value="50" calcext:value-type="float">
            <text:p>50.0</text:p>
          </table:table-cell>
          <table:table-cell table:style-name="ce439" table:formula="of:=IF([$TrainingPlan.$F$3]=&quot;TSS&quot;; [$WeeklyTSS.C17]; [$WeeklyHrs.C17])" office:value-type="float" office:value="90" calcext:value-type="float">
            <text:p>90.0</text:p>
          </table:table-cell>
          <table:table-cell table:style-name="ce439" table:formula="of:=IF([$TrainingPlan.$F$3]=&quot;TSS&quot;; [$WeeklyTSS.D17]; [$WeeklyHrs.D17])" office:value-type="float" office:value="50" calcext:value-type="float">
            <text:p>50.0</text:p>
          </table:table-cell>
          <table:table-cell table:style-name="ce439" table:formula="of:=IF([$TrainingPlan.$F$3]=&quot;TSS&quot;; [$WeeklyTSS.E17]; [$WeeklyHrs.E17])" office:value-type="float" office:value="70" calcext:value-type="float">
            <text:p>70.0</text:p>
          </table:table-cell>
          <table:table-cell table:style-name="ce439" table:formula="of:=IF([$TrainingPlan.$F$3]=&quot;TSS&quot;; [$WeeklyTSS.F17]; [$WeeklyHrs.F17])" office:value-type="float" office:value="70" calcext:value-type="float">
            <text:p>70.0</text:p>
          </table:table-cell>
          <table:table-cell table:style-name="ce439" table:formula="of:=IF([$TrainingPlan.$F$3]=&quot;TSS&quot;; [$WeeklyTSS.G17]; [$WeeklyHrs.G17])" office:value-type="float" office:value="140" calcext:value-type="float">
            <text:p>140.0</text:p>
          </table:table-cell>
          <table:table-cell table:style-name="ce650" table:formula="of:=IF([$TrainingPlan.$F$3]=&quot;TSS&quot;; [$WeeklyTSS.H17]; [$WeeklyHrs.H17])" office:value-type="float" office:value="70" calcext:value-type="float">
            <text:p>70.0</text:p>
          </table:table-cell>
          <table:table-cell table:number-columns-repeated="1016"/>
        </table:table-row>
        <table:table-row table:style-name="ro20">
          <table:table-cell table:style-name="ce434" table:formula="of:=IF([$TrainingPlan.$F$3]=&quot;TSS&quot;; [$WeeklyTSS.A18]; [$WeeklyHrs.A18])" office:value-type="float" office:value="560" calcext:value-type="float">
            <text:p>560.0</text:p>
          </table:table-cell>
          <table:table-cell table:style-name="ce440" table:formula="of:=IF([$TrainingPlan.$F$3]=&quot;TSS&quot;; [$WeeklyTSS.B18]; [$WeeklyHrs.B18])" office:value-type="float" office:value="50" calcext:value-type="float">
            <text:p>50.0</text:p>
          </table:table-cell>
          <table:table-cell table:style-name="ce440" table:formula="of:=IF([$TrainingPlan.$F$3]=&quot;TSS&quot;; [$WeeklyTSS.C18]; [$WeeklyHrs.C18])" office:value-type="float" office:value="90" calcext:value-type="float">
            <text:p>90.0</text:p>
          </table:table-cell>
          <table:table-cell table:style-name="ce440" table:formula="of:=IF([$TrainingPlan.$F$3]=&quot;TSS&quot;; [$WeeklyTSS.D18]; [$WeeklyHrs.D18])" office:value-type="float" office:value="50" calcext:value-type="float">
            <text:p>50.0</text:p>
          </table:table-cell>
          <table:table-cell table:style-name="ce440" table:formula="of:=IF([$TrainingPlan.$F$3]=&quot;TSS&quot;; [$WeeklyTSS.E18]; [$WeeklyHrs.E18])" office:value-type="float" office:value="90" calcext:value-type="float">
            <text:p>90.0</text:p>
          </table:table-cell>
          <table:table-cell table:style-name="ce440" table:formula="of:=IF([$TrainingPlan.$F$3]=&quot;TSS&quot;; [$WeeklyTSS.F18]; [$WeeklyHrs.F18])" office:value-type="float" office:value="70" calcext:value-type="float">
            <text:p>70.0</text:p>
          </table:table-cell>
          <table:table-cell table:style-name="ce440" table:formula="of:=IF([$TrainingPlan.$F$3]=&quot;TSS&quot;; [$WeeklyTSS.G18]; [$WeeklyHrs.G18])" office:value-type="float" office:value="140" calcext:value-type="float">
            <text:p>140.0</text:p>
          </table:table-cell>
          <table:table-cell table:style-name="ce651" table:formula="of:=IF([$TrainingPlan.$F$3]=&quot;TSS&quot;; [$WeeklyTSS.H18]; [$WeeklyHrs.H18])" office:value-type="float" office:value="70" calcext:value-type="float">
            <text:p>70.0</text:p>
          </table:table-cell>
          <table:table-cell table:number-columns-repeated="1016"/>
        </table:table-row>
        <table:table-row table:style-name="ro20">
          <table:table-cell table:style-name="ce433" table:formula="of:=IF([$TrainingPlan.$F$3]=&quot;TSS&quot;; [$WeeklyTSS.A19]; [$WeeklyHrs.A19])" office:value-type="float" office:value="580" calcext:value-type="float">
            <text:p>580.0</text:p>
          </table:table-cell>
          <table:table-cell table:style-name="ce439" table:formula="of:=IF([$TrainingPlan.$F$3]=&quot;TSS&quot;; [$WeeklyTSS.B19]; [$WeeklyHrs.B19])" office:value-type="float" office:value="50" calcext:value-type="float">
            <text:p>50.0</text:p>
          </table:table-cell>
          <table:table-cell table:style-name="ce439" table:formula="of:=IF([$TrainingPlan.$F$3]=&quot;TSS&quot;; [$WeeklyTSS.C19]; [$WeeklyHrs.C19])" office:value-type="float" office:value="90" calcext:value-type="float">
            <text:p>90.0</text:p>
          </table:table-cell>
          <table:table-cell table:style-name="ce439" table:formula="of:=IF([$TrainingPlan.$F$3]=&quot;TSS&quot;; [$WeeklyTSS.D19]; [$WeeklyHrs.D19])" office:value-type="float" office:value="50" calcext:value-type="float">
            <text:p>50.0</text:p>
          </table:table-cell>
          <table:table-cell table:style-name="ce439" table:formula="of:=IF([$TrainingPlan.$F$3]=&quot;TSS&quot;; [$WeeklyTSS.E19]; [$WeeklyHrs.E19])" office:value-type="float" office:value="90" calcext:value-type="float">
            <text:p>90.0</text:p>
          </table:table-cell>
          <table:table-cell table:style-name="ce439" table:formula="of:=IF([$TrainingPlan.$F$3]=&quot;TSS&quot;; [$WeeklyTSS.F19]; [$WeeklyHrs.F19])" office:value-type="float" office:value="70" calcext:value-type="float">
            <text:p>70.0</text:p>
          </table:table-cell>
          <table:table-cell table:style-name="ce439" table:formula="of:=IF([$TrainingPlan.$F$3]=&quot;TSS&quot;; [$WeeklyTSS.G19]; [$WeeklyHrs.G19])" office:value-type="float" office:value="160" calcext:value-type="float">
            <text:p>160.0</text:p>
          </table:table-cell>
          <table:table-cell table:style-name="ce650" table:formula="of:=IF([$TrainingPlan.$F$3]=&quot;TSS&quot;; [$WeeklyTSS.H19]; [$WeeklyHrs.H19])" office:value-type="float" office:value="70" calcext:value-type="float">
            <text:p>70.0</text:p>
          </table:table-cell>
          <table:table-cell table:number-columns-repeated="1016"/>
        </table:table-row>
        <table:table-row table:style-name="ro20">
          <table:table-cell table:style-name="ce434" table:formula="of:=IF([$TrainingPlan.$F$3]=&quot;TSS&quot;; [$WeeklyTSS.A20]; [$WeeklyHrs.A20])" office:value-type="float" office:value="600" calcext:value-type="float">
            <text:p>600.0</text:p>
          </table:table-cell>
          <table:table-cell table:style-name="ce440" table:formula="of:=IF([$TrainingPlan.$F$3]=&quot;TSS&quot;; [$WeeklyTSS.B20]; [$WeeklyHrs.B20])" office:value-type="float" office:value="50" calcext:value-type="float">
            <text:p>50.0</text:p>
          </table:table-cell>
          <table:table-cell table:style-name="ce440" table:formula="of:=IF([$TrainingPlan.$F$3]=&quot;TSS&quot;; [$WeeklyTSS.C20]; [$WeeklyHrs.C20])" office:value-type="float" office:value="110" calcext:value-type="float">
            <text:p>110.0</text:p>
          </table:table-cell>
          <table:table-cell table:style-name="ce440" table:formula="of:=IF([$TrainingPlan.$F$3]=&quot;TSS&quot;; [$WeeklyTSS.D20]; [$WeeklyHrs.D20])" office:value-type="float" office:value="50" calcext:value-type="float">
            <text:p>50.0</text:p>
          </table:table-cell>
          <table:table-cell table:style-name="ce440" table:formula="of:=IF([$TrainingPlan.$F$3]=&quot;TSS&quot;; [$WeeklyTSS.E20]; [$WeeklyHrs.E20])" office:value-type="float" office:value="90" calcext:value-type="float">
            <text:p>90.0</text:p>
          </table:table-cell>
          <table:table-cell table:style-name="ce440" table:formula="of:=IF([$TrainingPlan.$F$3]=&quot;TSS&quot;; [$WeeklyTSS.F20]; [$WeeklyHrs.F20])" office:value-type="float" office:value="70" calcext:value-type="float">
            <text:p>70.0</text:p>
          </table:table-cell>
          <table:table-cell table:style-name="ce440" table:formula="of:=IF([$TrainingPlan.$F$3]=&quot;TSS&quot;; [$WeeklyTSS.G20]; [$WeeklyHrs.G20])" office:value-type="float" office:value="160" calcext:value-type="float">
            <text:p>160.0</text:p>
          </table:table-cell>
          <table:table-cell table:style-name="ce651" table:formula="of:=IF([$TrainingPlan.$F$3]=&quot;TSS&quot;; [$WeeklyTSS.H20]; [$WeeklyHrs.H20])" office:value-type="float" office:value="70" calcext:value-type="float">
            <text:p>70.0</text:p>
          </table:table-cell>
          <table:table-cell table:number-columns-repeated="1016"/>
        </table:table-row>
        <table:table-row table:style-name="ro20">
          <table:table-cell table:style-name="ce433" table:formula="of:=IF([$TrainingPlan.$F$3]=&quot;TSS&quot;; [$WeeklyTSS.A21]; [$WeeklyHrs.A21])" office:value-type="float" office:value="620" calcext:value-type="float">
            <text:p>620.0</text:p>
          </table:table-cell>
          <table:table-cell table:style-name="ce439" table:formula="of:=IF([$TrainingPlan.$F$3]=&quot;TSS&quot;; [$WeeklyTSS.B21]; [$WeeklyHrs.B21])" office:value-type="float" office:value="50" calcext:value-type="float">
            <text:p>50.0</text:p>
          </table:table-cell>
          <table:table-cell table:style-name="ce439" table:formula="of:=IF([$TrainingPlan.$F$3]=&quot;TSS&quot;; [$WeeklyTSS.C21]; [$WeeklyHrs.C21])" office:value-type="float" office:value="110" calcext:value-type="float">
            <text:p>110.0</text:p>
          </table:table-cell>
          <table:table-cell table:style-name="ce439" table:formula="of:=IF([$TrainingPlan.$F$3]=&quot;TSS&quot;; [$WeeklyTSS.D21]; [$WeeklyHrs.D21])" office:value-type="float" office:value="50" calcext:value-type="float">
            <text:p>50.0</text:p>
          </table:table-cell>
          <table:table-cell table:style-name="ce439" table:formula="of:=IF([$TrainingPlan.$F$3]=&quot;TSS&quot;; [$WeeklyTSS.E21]; [$WeeklyHrs.E21])" office:value-type="float" office:value="90" calcext:value-type="float">
            <text:p>90.0</text:p>
          </table:table-cell>
          <table:table-cell table:style-name="ce439" table:formula="of:=IF([$TrainingPlan.$F$3]=&quot;TSS&quot;; [$WeeklyTSS.F21]; [$WeeklyHrs.F21])" office:value-type="float" office:value="70" calcext:value-type="float">
            <text:p>70.0</text:p>
          </table:table-cell>
          <table:table-cell table:style-name="ce439" table:formula="of:=IF([$TrainingPlan.$F$3]=&quot;TSS&quot;; [$WeeklyTSS.G21]; [$WeeklyHrs.G21])" office:value-type="float" office:value="160" calcext:value-type="float">
            <text:p>160.0</text:p>
          </table:table-cell>
          <table:table-cell table:style-name="ce650" table:formula="of:=IF([$TrainingPlan.$F$3]=&quot;TSS&quot;; [$WeeklyTSS.H21]; [$WeeklyHrs.H21])" office:value-type="float" office:value="90" calcext:value-type="float">
            <text:p>90.0</text:p>
          </table:table-cell>
          <table:table-cell table:number-columns-repeated="1016"/>
        </table:table-row>
        <table:table-row table:style-name="ro20">
          <table:table-cell table:style-name="ce434" table:formula="of:=IF([$TrainingPlan.$F$3]=&quot;TSS&quot;; [$WeeklyTSS.A22]; [$WeeklyHrs.A22])" office:value-type="float" office:value="640" calcext:value-type="float">
            <text:p>640.0</text:p>
          </table:table-cell>
          <table:table-cell table:style-name="ce440" table:formula="of:=IF([$TrainingPlan.$F$3]=&quot;TSS&quot;; [$WeeklyTSS.B22]; [$WeeklyHrs.B22])" office:value-type="float" office:value="50" calcext:value-type="float">
            <text:p>50.0</text:p>
          </table:table-cell>
          <table:table-cell table:style-name="ce440" table:formula="of:=IF([$TrainingPlan.$F$3]=&quot;TSS&quot;; [$WeeklyTSS.C22]; [$WeeklyHrs.C22])" office:value-type="float" office:value="110" calcext:value-type="float">
            <text:p>110.0</text:p>
          </table:table-cell>
          <table:table-cell table:style-name="ce440" table:formula="of:=IF([$TrainingPlan.$F$3]=&quot;TSS&quot;; [$WeeklyTSS.D22]; [$WeeklyHrs.D22])" office:value-type="float" office:value="50" calcext:value-type="float">
            <text:p>50.0</text:p>
          </table:table-cell>
          <table:table-cell table:style-name="ce440" table:formula="of:=IF([$TrainingPlan.$F$3]=&quot;TSS&quot;; [$WeeklyTSS.E22]; [$WeeklyHrs.E22])" office:value-type="float" office:value="90" calcext:value-type="float">
            <text:p>90.0</text:p>
          </table:table-cell>
          <table:table-cell table:style-name="ce440" table:formula="of:=IF([$TrainingPlan.$F$3]=&quot;TSS&quot;; [$WeeklyTSS.F22]; [$WeeklyHrs.F22])" office:value-type="float" office:value="70" calcext:value-type="float">
            <text:p>70.0</text:p>
          </table:table-cell>
          <table:table-cell table:style-name="ce440" table:formula="of:=IF([$TrainingPlan.$F$3]=&quot;TSS&quot;; [$WeeklyTSS.G22]; [$WeeklyHrs.G22])" office:value-type="float" office:value="180" calcext:value-type="float">
            <text:p>180.0</text:p>
          </table:table-cell>
          <table:table-cell table:style-name="ce651" table:formula="of:=IF([$TrainingPlan.$F$3]=&quot;TSS&quot;; [$WeeklyTSS.H22]; [$WeeklyHrs.H22])" office:value-type="float" office:value="90" calcext:value-type="float">
            <text:p>90.0</text:p>
          </table:table-cell>
          <table:table-cell table:number-columns-repeated="1016"/>
        </table:table-row>
        <table:table-row table:style-name="ro20">
          <table:table-cell table:style-name="ce433" table:formula="of:=IF([$TrainingPlan.$F$3]=&quot;TSS&quot;; [$WeeklyTSS.A23]; [$WeeklyHrs.A23])" office:value-type="float" office:value="660" calcext:value-type="float">
            <text:p>660.0</text:p>
          </table:table-cell>
          <table:table-cell table:style-name="ce439" table:formula="of:=IF([$TrainingPlan.$F$3]=&quot;TSS&quot;; [$WeeklyTSS.B23]; [$WeeklyHrs.B23])" office:value-type="float" office:value="50" calcext:value-type="float">
            <text:p>50.0</text:p>
          </table:table-cell>
          <table:table-cell table:style-name="ce439" table:formula="of:=IF([$TrainingPlan.$F$3]=&quot;TSS&quot;; [$WeeklyTSS.C23]; [$WeeklyHrs.C23])" office:value-type="float" office:value="110" calcext:value-type="float">
            <text:p>110.0</text:p>
          </table:table-cell>
          <table:table-cell table:style-name="ce439" table:formula="of:=IF([$TrainingPlan.$F$3]=&quot;TSS&quot;; [$WeeklyTSS.D23]; [$WeeklyHrs.D23])" office:value-type="float" office:value="70" calcext:value-type="float">
            <text:p>70.0</text:p>
          </table:table-cell>
          <table:table-cell table:style-name="ce439" table:formula="of:=IF([$TrainingPlan.$F$3]=&quot;TSS&quot;; [$WeeklyTSS.E23]; [$WeeklyHrs.E23])" office:value-type="float" office:value="90" calcext:value-type="float">
            <text:p>90.0</text:p>
          </table:table-cell>
          <table:table-cell table:style-name="ce439" table:formula="of:=IF([$TrainingPlan.$F$3]=&quot;TSS&quot;; [$WeeklyTSS.F23]; [$WeeklyHrs.F23])" office:value-type="float" office:value="70" calcext:value-type="float">
            <text:p>70.0</text:p>
          </table:table-cell>
          <table:table-cell table:style-name="ce439" table:formula="of:=IF([$TrainingPlan.$F$3]=&quot;TSS&quot;; [$WeeklyTSS.G23]; [$WeeklyHrs.G23])" office:value-type="float" office:value="180" calcext:value-type="float">
            <text:p>180.0</text:p>
          </table:table-cell>
          <table:table-cell table:style-name="ce650" table:formula="of:=IF([$TrainingPlan.$F$3]=&quot;TSS&quot;; [$WeeklyTSS.H23]; [$WeeklyHrs.H23])" office:value-type="float" office:value="90" calcext:value-type="float">
            <text:p>90.0</text:p>
          </table:table-cell>
          <table:table-cell table:number-columns-repeated="1016"/>
        </table:table-row>
        <table:table-row table:style-name="ro20">
          <table:table-cell table:style-name="ce434" table:formula="of:=IF([$TrainingPlan.$F$3]=&quot;TSS&quot;; [$WeeklyTSS.A24]; [$WeeklyHrs.A24])" office:value-type="float" office:value="680" calcext:value-type="float">
            <text:p>680.0</text:p>
          </table:table-cell>
          <table:table-cell table:style-name="ce440" table:formula="of:=IF([$TrainingPlan.$F$3]=&quot;TSS&quot;; [$WeeklyTSS.B24]; [$WeeklyHrs.B24])" office:value-type="float" office:value="50" calcext:value-type="float">
            <text:p>50.0</text:p>
          </table:table-cell>
          <table:table-cell table:style-name="ce440" table:formula="of:=IF([$TrainingPlan.$F$3]=&quot;TSS&quot;; [$WeeklyTSS.C24]; [$WeeklyHrs.C24])" office:value-type="float" office:value="110" calcext:value-type="float">
            <text:p>110.0</text:p>
          </table:table-cell>
          <table:table-cell table:style-name="ce440" table:formula="of:=IF([$TrainingPlan.$F$3]=&quot;TSS&quot;; [$WeeklyTSS.D24]; [$WeeklyHrs.D24])" office:value-type="float" office:value="70" calcext:value-type="float">
            <text:p>70.0</text:p>
          </table:table-cell>
          <table:table-cell table:style-name="ce440" table:formula="of:=IF([$TrainingPlan.$F$3]=&quot;TSS&quot;; [$WeeklyTSS.E24]; [$WeeklyHrs.E24])" office:value-type="float" office:value="110" calcext:value-type="float">
            <text:p>110.0</text:p>
          </table:table-cell>
          <table:table-cell table:style-name="ce440" table:formula="of:=IF([$TrainingPlan.$F$3]=&quot;TSS&quot;; [$WeeklyTSS.F24]; [$WeeklyHrs.F24])" office:value-type="float" office:value="70" calcext:value-type="float">
            <text:p>70.0</text:p>
          </table:table-cell>
          <table:table-cell table:style-name="ce440" table:formula="of:=IF([$TrainingPlan.$F$3]=&quot;TSS&quot;; [$WeeklyTSS.G24]; [$WeeklyHrs.G24])" office:value-type="float" office:value="180" calcext:value-type="float">
            <text:p>180.0</text:p>
          </table:table-cell>
          <table:table-cell table:style-name="ce651" table:formula="of:=IF([$TrainingPlan.$F$3]=&quot;TSS&quot;; [$WeeklyTSS.H24]; [$WeeklyHrs.H24])" office:value-type="float" office:value="90" calcext:value-type="float">
            <text:p>90.0</text:p>
          </table:table-cell>
          <table:table-cell table:number-columns-repeated="1016"/>
        </table:table-row>
        <table:table-row table:style-name="ro20">
          <table:table-cell table:style-name="ce433" table:formula="of:=IF([$TrainingPlan.$F$3]=&quot;TSS&quot;; [$WeeklyTSS.A25]; [$WeeklyHrs.A25])" office:value-type="float" office:value="700" calcext:value-type="float">
            <text:p>700.0</text:p>
          </table:table-cell>
          <table:table-cell table:style-name="ce439" table:formula="of:=IF([$TrainingPlan.$F$3]=&quot;TSS&quot;; [$WeeklyTSS.B25]; [$WeeklyHrs.B25])" office:value-type="float" office:value="50" calcext:value-type="float">
            <text:p>50.0</text:p>
          </table:table-cell>
          <table:table-cell table:style-name="ce439" table:formula="of:=IF([$TrainingPlan.$F$3]=&quot;TSS&quot;; [$WeeklyTSS.C25]; [$WeeklyHrs.C25])" office:value-type="float" office:value="110" calcext:value-type="float">
            <text:p>110.0</text:p>
          </table:table-cell>
          <table:table-cell table:style-name="ce439" table:formula="of:=IF([$TrainingPlan.$F$3]=&quot;TSS&quot;; [$WeeklyTSS.D25]; [$WeeklyHrs.D25])" office:value-type="float" office:value="70" calcext:value-type="float">
            <text:p>70.0</text:p>
          </table:table-cell>
          <table:table-cell table:style-name="ce439" table:formula="of:=IF([$TrainingPlan.$F$3]=&quot;TSS&quot;; [$WeeklyTSS.E25]; [$WeeklyHrs.E25])" office:value-type="float" office:value="110" calcext:value-type="float">
            <text:p>110.0</text:p>
          </table:table-cell>
          <table:table-cell table:style-name="ce439" table:formula="of:=IF([$TrainingPlan.$F$3]=&quot;TSS&quot;; [$WeeklyTSS.F25]; [$WeeklyHrs.F25])" office:value-type="float" office:value="90" calcext:value-type="float">
            <text:p>90.0</text:p>
          </table:table-cell>
          <table:table-cell table:style-name="ce439" table:formula="of:=IF([$TrainingPlan.$F$3]=&quot;TSS&quot;; [$WeeklyTSS.G25]; [$WeeklyHrs.G25])" office:value-type="float" office:value="180" calcext:value-type="float">
            <text:p>180.0</text:p>
          </table:table-cell>
          <table:table-cell table:style-name="ce650" table:formula="of:=IF([$TrainingPlan.$F$3]=&quot;TSS&quot;; [$WeeklyTSS.H25]; [$WeeklyHrs.H25])" office:value-type="float" office:value="90" calcext:value-type="float">
            <text:p>90.0</text:p>
          </table:table-cell>
          <table:table-cell table:number-columns-repeated="1016"/>
        </table:table-row>
        <table:table-row table:style-name="ro20">
          <table:table-cell table:style-name="ce434" table:formula="of:=IF([$TrainingPlan.$F$3]=&quot;TSS&quot;; [$WeeklyTSS.A26]; [$WeeklyHrs.A26])" office:value-type="float" office:value="720" calcext:value-type="float">
            <text:p>720.0</text:p>
          </table:table-cell>
          <table:table-cell table:style-name="ce440" table:formula="of:=IF([$TrainingPlan.$F$3]=&quot;TSS&quot;; [$WeeklyTSS.B26]; [$WeeklyHrs.B26])" office:value-type="float" office:value="50" calcext:value-type="float">
            <text:p>50.0</text:p>
          </table:table-cell>
          <table:table-cell table:style-name="ce440" table:formula="of:=IF([$TrainingPlan.$F$3]=&quot;TSS&quot;; [$WeeklyTSS.C26]; [$WeeklyHrs.C26])" office:value-type="float" office:value="130" calcext:value-type="float">
            <text:p>130.0</text:p>
          </table:table-cell>
          <table:table-cell table:style-name="ce440" table:formula="of:=IF([$TrainingPlan.$F$3]=&quot;TSS&quot;; [$WeeklyTSS.D26]; [$WeeklyHrs.D26])" office:value-type="float" office:value="70" calcext:value-type="float">
            <text:p>70.0</text:p>
          </table:table-cell>
          <table:table-cell table:style-name="ce440" table:formula="of:=IF([$TrainingPlan.$F$3]=&quot;TSS&quot;; [$WeeklyTSS.E26]; [$WeeklyHrs.E26])" office:value-type="float" office:value="110" calcext:value-type="float">
            <text:p>110.0</text:p>
          </table:table-cell>
          <table:table-cell table:style-name="ce440" table:formula="of:=IF([$TrainingPlan.$F$3]=&quot;TSS&quot;; [$WeeklyTSS.F26]; [$WeeklyHrs.F26])" office:value-type="float" office:value="90" calcext:value-type="float">
            <text:p>90.0</text:p>
          </table:table-cell>
          <table:table-cell table:style-name="ce440" table:formula="of:=IF([$TrainingPlan.$F$3]=&quot;TSS&quot;; [$WeeklyTSS.G26]; [$WeeklyHrs.G26])" office:value-type="float" office:value="180" calcext:value-type="float">
            <text:p>180.0</text:p>
          </table:table-cell>
          <table:table-cell table:style-name="ce651" table:formula="of:=IF([$TrainingPlan.$F$3]=&quot;TSS&quot;; [$WeeklyTSS.H26]; [$WeeklyHrs.H26])" office:value-type="float" office:value="90" calcext:value-type="float">
            <text:p>90.0</text:p>
          </table:table-cell>
          <table:table-cell table:number-columns-repeated="1016"/>
        </table:table-row>
        <table:table-row table:style-name="ro20">
          <table:table-cell table:style-name="ce433" table:formula="of:=IF([$TrainingPlan.$F$3]=&quot;TSS&quot;; [$WeeklyTSS.A27]; [$WeeklyHrs.A27])" office:value-type="float" office:value="740" calcext:value-type="float">
            <text:p>740.0</text:p>
          </table:table-cell>
          <table:table-cell table:style-name="ce439" table:formula="of:=IF([$TrainingPlan.$F$3]=&quot;TSS&quot;; [$WeeklyTSS.B27]; [$WeeklyHrs.B27])" office:value-type="float" office:value="50" calcext:value-type="float">
            <text:p>50.0</text:p>
          </table:table-cell>
          <table:table-cell table:style-name="ce439" table:formula="of:=IF([$TrainingPlan.$F$3]=&quot;TSS&quot;; [$WeeklyTSS.C27]; [$WeeklyHrs.C27])" office:value-type="float" office:value="130" calcext:value-type="float">
            <text:p>130.0</text:p>
          </table:table-cell>
          <table:table-cell table:style-name="ce439" table:formula="of:=IF([$TrainingPlan.$F$3]=&quot;TSS&quot;; [$WeeklyTSS.D27]; [$WeeklyHrs.D27])" office:value-type="float" office:value="70" calcext:value-type="float">
            <text:p>70.0</text:p>
          </table:table-cell>
          <table:table-cell table:style-name="ce439" table:formula="of:=IF([$TrainingPlan.$F$3]=&quot;TSS&quot;; [$WeeklyTSS.E27]; [$WeeklyHrs.E27])" office:value-type="float" office:value="110" calcext:value-type="float">
            <text:p>110.0</text:p>
          </table:table-cell>
          <table:table-cell table:style-name="ce439" table:formula="of:=IF([$TrainingPlan.$F$3]=&quot;TSS&quot;; [$WeeklyTSS.F27]; [$WeeklyHrs.F27])" office:value-type="float" office:value="90" calcext:value-type="float">
            <text:p>90.0</text:p>
          </table:table-cell>
          <table:table-cell table:style-name="ce439" table:formula="of:=IF([$TrainingPlan.$F$3]=&quot;TSS&quot;; [$WeeklyTSS.G27]; [$WeeklyHrs.G27])" office:value-type="float" office:value="180" calcext:value-type="float">
            <text:p>180.0</text:p>
          </table:table-cell>
          <table:table-cell table:style-name="ce650" table:formula="of:=IF([$TrainingPlan.$F$3]=&quot;TSS&quot;; [$WeeklyTSS.H27]; [$WeeklyHrs.H27])" office:value-type="float" office:value="110" calcext:value-type="float">
            <text:p>110.0</text:p>
          </table:table-cell>
          <table:table-cell table:number-columns-repeated="1016"/>
        </table:table-row>
        <table:table-row table:style-name="ro20">
          <table:table-cell table:style-name="ce434" table:formula="of:=IF([$TrainingPlan.$F$3]=&quot;TSS&quot;; [$WeeklyTSS.A28]; [$WeeklyHrs.A28])" office:value-type="float" office:value="760" calcext:value-type="float">
            <text:p>760.0</text:p>
          </table:table-cell>
          <table:table-cell table:style-name="ce440" table:formula="of:=IF([$TrainingPlan.$F$3]=&quot;TSS&quot;; [$WeeklyTSS.B28]; [$WeeklyHrs.B28])" office:value-type="float" office:value="50" calcext:value-type="float">
            <text:p>50.0</text:p>
          </table:table-cell>
          <table:table-cell table:style-name="ce440" table:formula="of:=IF([$TrainingPlan.$F$3]=&quot;TSS&quot;; [$WeeklyTSS.C28]; [$WeeklyHrs.C28])" office:value-type="float" office:value="130" calcext:value-type="float">
            <text:p>130.0</text:p>
          </table:table-cell>
          <table:table-cell table:style-name="ce440" table:formula="of:=IF([$TrainingPlan.$F$3]=&quot;TSS&quot;; [$WeeklyTSS.D28]; [$WeeklyHrs.D28])" office:value-type="float" office:value="90" calcext:value-type="float">
            <text:p>90.0</text:p>
          </table:table-cell>
          <table:table-cell table:style-name="ce440" table:formula="of:=IF([$TrainingPlan.$F$3]=&quot;TSS&quot;; [$WeeklyTSS.E28]; [$WeeklyHrs.E28])" office:value-type="float" office:value="110" calcext:value-type="float">
            <text:p>110.0</text:p>
          </table:table-cell>
          <table:table-cell table:style-name="ce440" table:formula="of:=IF([$TrainingPlan.$F$3]=&quot;TSS&quot;; [$WeeklyTSS.F28]; [$WeeklyHrs.F28])" office:value-type="float" office:value="90" calcext:value-type="float">
            <text:p>90.0</text:p>
          </table:table-cell>
          <table:table-cell table:style-name="ce440" table:formula="of:=IF([$TrainingPlan.$F$3]=&quot;TSS&quot;; [$WeeklyTSS.G28]; [$WeeklyHrs.G28])" office:value-type="float" office:value="180" calcext:value-type="float">
            <text:p>180.0</text:p>
          </table:table-cell>
          <table:table-cell table:style-name="ce651" table:formula="of:=IF([$TrainingPlan.$F$3]=&quot;TSS&quot;; [$WeeklyTSS.H28]; [$WeeklyHrs.H28])" office:value-type="float" office:value="110" calcext:value-type="float">
            <text:p>110.0</text:p>
          </table:table-cell>
          <table:table-cell table:number-columns-repeated="1016"/>
        </table:table-row>
        <table:table-row table:style-name="ro20">
          <table:table-cell table:style-name="ce433" table:formula="of:=IF([$TrainingPlan.$F$3]=&quot;TSS&quot;; [$WeeklyTSS.A29]; [$WeeklyHrs.A29])" office:value-type="float" office:value="780" calcext:value-type="float">
            <text:p>780.0</text:p>
          </table:table-cell>
          <table:table-cell table:style-name="ce439" table:formula="of:=IF([$TrainingPlan.$F$3]=&quot;TSS&quot;; [$WeeklyTSS.B29]; [$WeeklyHrs.B29])" office:value-type="float" office:value="50" calcext:value-type="float">
            <text:p>50.0</text:p>
          </table:table-cell>
          <table:table-cell table:style-name="ce439" table:formula="of:=IF([$TrainingPlan.$F$3]=&quot;TSS&quot;; [$WeeklyTSS.C29]; [$WeeklyHrs.C29])" office:value-type="float" office:value="130" calcext:value-type="float">
            <text:p>130.0</text:p>
          </table:table-cell>
          <table:table-cell table:style-name="ce439" table:formula="of:=IF([$TrainingPlan.$F$3]=&quot;TSS&quot;; [$WeeklyTSS.D29]; [$WeeklyHrs.D29])" office:value-type="float" office:value="90" calcext:value-type="float">
            <text:p>90.0</text:p>
          </table:table-cell>
          <table:table-cell table:style-name="ce439" table:formula="of:=IF([$TrainingPlan.$F$3]=&quot;TSS&quot;; [$WeeklyTSS.E29]; [$WeeklyHrs.E29])" office:value-type="float" office:value="110" calcext:value-type="float">
            <text:p>110.0</text:p>
          </table:table-cell>
          <table:table-cell table:style-name="ce439" table:formula="of:=IF([$TrainingPlan.$F$3]=&quot;TSS&quot;; [$WeeklyTSS.F29]; [$WeeklyHrs.F29])" office:value-type="float" office:value="90" calcext:value-type="float">
            <text:p>90.0</text:p>
          </table:table-cell>
          <table:table-cell table:style-name="ce439" table:formula="of:=IF([$TrainingPlan.$F$3]=&quot;TSS&quot;; [$WeeklyTSS.G29]; [$WeeklyHrs.G29])" office:value-type="float" office:value="200" calcext:value-type="float">
            <text:p>200.0</text:p>
          </table:table-cell>
          <table:table-cell table:style-name="ce650" table:formula="of:=IF([$TrainingPlan.$F$3]=&quot;TSS&quot;; [$WeeklyTSS.H29]; [$WeeklyHrs.H29])" office:value-type="float" office:value="110" calcext:value-type="float">
            <text:p>110.0</text:p>
          </table:table-cell>
          <table:table-cell table:number-columns-repeated="1016"/>
        </table:table-row>
        <table:table-row table:style-name="ro20">
          <table:table-cell table:style-name="ce434" table:formula="of:=IF([$TrainingPlan.$F$3]=&quot;TSS&quot;; [$WeeklyTSS.A30]; [$WeeklyHrs.A30])" office:value-type="float" office:value="800" calcext:value-type="float">
            <text:p>800.0</text:p>
          </table:table-cell>
          <table:table-cell table:style-name="ce440" table:formula="of:=IF([$TrainingPlan.$F$3]=&quot;TSS&quot;; [$WeeklyTSS.B30]; [$WeeklyHrs.B30])" office:value-type="float" office:value="50" calcext:value-type="float">
            <text:p>50.0</text:p>
          </table:table-cell>
          <table:table-cell table:style-name="ce440" table:formula="of:=IF([$TrainingPlan.$F$3]=&quot;TSS&quot;; [$WeeklyTSS.C30]; [$WeeklyHrs.C30])" office:value-type="float" office:value="130" calcext:value-type="float">
            <text:p>130.0</text:p>
          </table:table-cell>
          <table:table-cell table:style-name="ce440" table:formula="of:=IF([$TrainingPlan.$F$3]=&quot;TSS&quot;; [$WeeklyTSS.D30]; [$WeeklyHrs.D30])" office:value-type="float" office:value="90" calcext:value-type="float">
            <text:p>90.0</text:p>
          </table:table-cell>
          <table:table-cell table:style-name="ce440" table:formula="of:=IF([$TrainingPlan.$F$3]=&quot;TSS&quot;; [$WeeklyTSS.E30]; [$WeeklyHrs.E30])" office:value-type="float" office:value="130" calcext:value-type="float">
            <text:p>130.0</text:p>
          </table:table-cell>
          <table:table-cell table:style-name="ce440" table:formula="of:=IF([$TrainingPlan.$F$3]=&quot;TSS&quot;; [$WeeklyTSS.F30]; [$WeeklyHrs.F30])" office:value-type="float" office:value="90" calcext:value-type="float">
            <text:p>90.0</text:p>
          </table:table-cell>
          <table:table-cell table:style-name="ce440" table:formula="of:=IF([$TrainingPlan.$F$3]=&quot;TSS&quot;; [$WeeklyTSS.G30]; [$WeeklyHrs.G30])" office:value-type="float" office:value="200" calcext:value-type="float">
            <text:p>200.0</text:p>
          </table:table-cell>
          <table:table-cell table:style-name="ce651" table:formula="of:=IF([$TrainingPlan.$F$3]=&quot;TSS&quot;; [$WeeklyTSS.H30]; [$WeeklyHrs.H30])" office:value-type="float" office:value="110" calcext:value-type="float">
            <text:p>110.0</text:p>
          </table:table-cell>
          <table:table-cell table:number-columns-repeated="1016"/>
        </table:table-row>
        <table:table-row table:style-name="ro20">
          <table:table-cell table:style-name="ce433" table:formula="of:=IF([$TrainingPlan.$F$3]=&quot;TSS&quot;; [$WeeklyTSS.A31]; [$WeeklyHrs.A31])" office:value-type="float" office:value="820" calcext:value-type="float">
            <text:p>820.0</text:p>
          </table:table-cell>
          <table:table-cell table:style-name="ce439" table:formula="of:=IF([$TrainingPlan.$F$3]=&quot;TSS&quot;; [$WeeklyTSS.B31]; [$WeeklyHrs.B31])" office:value-type="float" office:value="50" calcext:value-type="float">
            <text:p>50.0</text:p>
          </table:table-cell>
          <table:table-cell table:style-name="ce439" table:formula="of:=IF([$TrainingPlan.$F$3]=&quot;TSS&quot;; [$WeeklyTSS.C31]; [$WeeklyHrs.C31])" office:value-type="float" office:value="130" calcext:value-type="float">
            <text:p>130.0</text:p>
          </table:table-cell>
          <table:table-cell table:style-name="ce439" table:formula="of:=IF([$TrainingPlan.$F$3]=&quot;TSS&quot;; [$WeeklyTSS.D31]; [$WeeklyHrs.D31])" office:value-type="float" office:value="90" calcext:value-type="float">
            <text:p>90.0</text:p>
          </table:table-cell>
          <table:table-cell table:style-name="ce439" table:formula="of:=IF([$TrainingPlan.$F$3]=&quot;TSS&quot;; [$WeeklyTSS.E31]; [$WeeklyHrs.E31])" office:value-type="float" office:value="130" calcext:value-type="float">
            <text:p>130.0</text:p>
          </table:table-cell>
          <table:table-cell table:style-name="ce439" table:formula="of:=IF([$TrainingPlan.$F$3]=&quot;TSS&quot;; [$WeeklyTSS.F31]; [$WeeklyHrs.F31])" office:value-type="float" office:value="90" calcext:value-type="float">
            <text:p>90.0</text:p>
          </table:table-cell>
          <table:table-cell table:style-name="ce439" table:formula="of:=IF([$TrainingPlan.$F$3]=&quot;TSS&quot;; [$WeeklyTSS.G31]; [$WeeklyHrs.G31])" office:value-type="float" office:value="200" calcext:value-type="float">
            <text:p>200.0</text:p>
          </table:table-cell>
          <table:table-cell table:style-name="ce650" table:formula="of:=IF([$TrainingPlan.$F$3]=&quot;TSS&quot;; [$WeeklyTSS.H31]; [$WeeklyHrs.H31])" office:value-type="float" office:value="110" calcext:value-type="float">
            <text:p>110.0</text:p>
          </table:table-cell>
          <table:table-cell table:number-columns-repeated="1016"/>
        </table:table-row>
        <table:table-row table:style-name="ro20">
          <table:table-cell table:style-name="ce434" table:formula="of:=IF([$TrainingPlan.$F$3]=&quot;TSS&quot;; [$WeeklyTSS.A32]; [$WeeklyHrs.A32])" office:value-type="float" office:value="840" calcext:value-type="float">
            <text:p>840.0</text:p>
          </table:table-cell>
          <table:table-cell table:style-name="ce440" table:formula="of:=IF([$TrainingPlan.$F$3]=&quot;TSS&quot;; [$WeeklyTSS.B32]; [$WeeklyHrs.B32])" office:value-type="float" office:value="50" calcext:value-type="float">
            <text:p>50.0</text:p>
          </table:table-cell>
          <table:table-cell table:style-name="ce440" table:formula="of:=IF([$TrainingPlan.$F$3]=&quot;TSS&quot;; [$WeeklyTSS.C32]; [$WeeklyHrs.C32])" office:value-type="float" office:value="130" calcext:value-type="float">
            <text:p>130.0</text:p>
          </table:table-cell>
          <table:table-cell table:style-name="ce440" table:formula="of:=IF([$TrainingPlan.$F$3]=&quot;TSS&quot;; [$WeeklyTSS.D32]; [$WeeklyHrs.D32])" office:value-type="float" office:value="90" calcext:value-type="float">
            <text:p>90.0</text:p>
          </table:table-cell>
          <table:table-cell table:style-name="ce440" table:formula="of:=IF([$TrainingPlan.$F$3]=&quot;TSS&quot;; [$WeeklyTSS.E32]; [$WeeklyHrs.E32])" office:value-type="float" office:value="130" calcext:value-type="float">
            <text:p>130.0</text:p>
          </table:table-cell>
          <table:table-cell table:style-name="ce440" table:formula="of:=IF([$TrainingPlan.$F$3]=&quot;TSS&quot;; [$WeeklyTSS.F32]; [$WeeklyHrs.F32])" office:value-type="float" office:value="110" calcext:value-type="float">
            <text:p>110.0</text:p>
          </table:table-cell>
          <table:table-cell table:style-name="ce440" table:formula="of:=IF([$TrainingPlan.$F$3]=&quot;TSS&quot;; [$WeeklyTSS.G32]; [$WeeklyHrs.G32])" office:value-type="float" office:value="200" calcext:value-type="float">
            <text:p>200.0</text:p>
          </table:table-cell>
          <table:table-cell table:style-name="ce651" table:formula="of:=IF([$TrainingPlan.$F$3]=&quot;TSS&quot;; [$WeeklyTSS.H32]; [$WeeklyHrs.H32])" office:value-type="float" office:value="110" calcext:value-type="float">
            <text:p>110.0</text:p>
          </table:table-cell>
          <table:table-cell table:number-columns-repeated="1016"/>
        </table:table-row>
        <table:table-row table:style-name="ro20">
          <table:table-cell table:style-name="ce433" table:formula="of:=IF([$TrainingPlan.$F$3]=&quot;TSS&quot;; [$WeeklyTSS.A33]; [$WeeklyHrs.A33])" office:value-type="float" office:value="860" calcext:value-type="float">
            <text:p>860.0</text:p>
          </table:table-cell>
          <table:table-cell table:style-name="ce439" table:formula="of:=IF([$TrainingPlan.$F$3]=&quot;TSS&quot;; [$WeeklyTSS.B33]; [$WeeklyHrs.B33])" office:value-type="float" office:value="50" calcext:value-type="float">
            <text:p>50.0</text:p>
          </table:table-cell>
          <table:table-cell table:style-name="ce439" table:formula="of:=IF([$TrainingPlan.$F$3]=&quot;TSS&quot;; [$WeeklyTSS.C33]; [$WeeklyHrs.C33])" office:value-type="float" office:value="130" calcext:value-type="float">
            <text:p>130.0</text:p>
          </table:table-cell>
          <table:table-cell table:style-name="ce439" table:formula="of:=IF([$TrainingPlan.$F$3]=&quot;TSS&quot;; [$WeeklyTSS.D33]; [$WeeklyHrs.D33])" office:value-type="float" office:value="90" calcext:value-type="float">
            <text:p>90.0</text:p>
          </table:table-cell>
          <table:table-cell table:style-name="ce439" table:formula="of:=IF([$TrainingPlan.$F$3]=&quot;TSS&quot;; [$WeeklyTSS.E33]; [$WeeklyHrs.E33])" office:value-type="float" office:value="130" calcext:value-type="float">
            <text:p>130.0</text:p>
          </table:table-cell>
          <table:table-cell table:style-name="ce439" table:formula="of:=IF([$TrainingPlan.$F$3]=&quot;TSS&quot;; [$WeeklyTSS.F33]; [$WeeklyHrs.F33])" office:value-type="float" office:value="110" calcext:value-type="float">
            <text:p>110.0</text:p>
          </table:table-cell>
          <table:table-cell table:style-name="ce439" table:formula="of:=IF([$TrainingPlan.$F$3]=&quot;TSS&quot;; [$WeeklyTSS.G33]; [$WeeklyHrs.G33])" office:value-type="float" office:value="200" calcext:value-type="float">
            <text:p>200.0</text:p>
          </table:table-cell>
          <table:table-cell table:style-name="ce650" table:formula="of:=IF([$TrainingPlan.$F$3]=&quot;TSS&quot;; [$WeeklyTSS.H33]; [$WeeklyHrs.H33])" office:value-type="float" office:value="130" calcext:value-type="float">
            <text:p>130.0</text:p>
          </table:table-cell>
          <table:table-cell table:number-columns-repeated="1016"/>
        </table:table-row>
        <table:table-row table:style-name="ro20">
          <table:table-cell table:style-name="ce434" table:formula="of:=IF([$TrainingPlan.$F$3]=&quot;TSS&quot;; [$WeeklyTSS.A34]; [$WeeklyHrs.A34])" office:value-type="float" office:value="880" calcext:value-type="float">
            <text:p>880.0</text:p>
          </table:table-cell>
          <table:table-cell table:style-name="ce440" table:formula="of:=IF([$TrainingPlan.$F$3]=&quot;TSS&quot;; [$WeeklyTSS.B34]; [$WeeklyHrs.B34])" office:value-type="float" office:value="50" calcext:value-type="float">
            <text:p>50.0</text:p>
          </table:table-cell>
          <table:table-cell table:style-name="ce440" table:formula="of:=IF([$TrainingPlan.$F$3]=&quot;TSS&quot;; [$WeeklyTSS.C34]; [$WeeklyHrs.C34])" office:value-type="float" office:value="130" calcext:value-type="float">
            <text:p>130.0</text:p>
          </table:table-cell>
          <table:table-cell table:style-name="ce440" table:formula="of:=IF([$TrainingPlan.$F$3]=&quot;TSS&quot;; [$WeeklyTSS.D34]; [$WeeklyHrs.D34])" office:value-type="float" office:value="110" calcext:value-type="float">
            <text:p>110.0</text:p>
          </table:table-cell>
          <table:table-cell table:style-name="ce440" table:formula="of:=IF([$TrainingPlan.$F$3]=&quot;TSS&quot;; [$WeeklyTSS.E34]; [$WeeklyHrs.E34])" office:value-type="float" office:value="130" calcext:value-type="float">
            <text:p>130.0</text:p>
          </table:table-cell>
          <table:table-cell table:style-name="ce440" table:formula="of:=IF([$TrainingPlan.$F$3]=&quot;TSS&quot;; [$WeeklyTSS.F34]; [$WeeklyHrs.F34])" office:value-type="float" office:value="110" calcext:value-type="float">
            <text:p>110.0</text:p>
          </table:table-cell>
          <table:table-cell table:style-name="ce440" table:formula="of:=IF([$TrainingPlan.$F$3]=&quot;TSS&quot;; [$WeeklyTSS.G34]; [$WeeklyHrs.G34])" office:value-type="float" office:value="200" calcext:value-type="float">
            <text:p>200.0</text:p>
          </table:table-cell>
          <table:table-cell table:style-name="ce651" table:formula="of:=IF([$TrainingPlan.$F$3]=&quot;TSS&quot;; [$WeeklyTSS.H34]; [$WeeklyHrs.H34])" office:value-type="float" office:value="130" calcext:value-type="float">
            <text:p>130.0</text:p>
          </table:table-cell>
          <table:table-cell table:number-columns-repeated="1016"/>
        </table:table-row>
        <table:table-row table:style-name="ro20">
          <table:table-cell table:style-name="ce433" table:formula="of:=IF([$TrainingPlan.$F$3]=&quot;TSS&quot;; [$WeeklyTSS.A35]; [$WeeklyHrs.A35])" office:value-type="float" office:value="900" calcext:value-type="float">
            <text:p>900.0</text:p>
          </table:table-cell>
          <table:table-cell table:style-name="ce439" table:formula="of:=IF([$TrainingPlan.$F$3]=&quot;TSS&quot;; [$WeeklyTSS.B35]; [$WeeklyHrs.B35])" office:value-type="float" office:value="50" calcext:value-type="float">
            <text:p>50.0</text:p>
          </table:table-cell>
          <table:table-cell table:style-name="ce439" table:formula="of:=IF([$TrainingPlan.$F$3]=&quot;TSS&quot;; [$WeeklyTSS.C35]; [$WeeklyHrs.C35])" office:value-type="float" office:value="130" calcext:value-type="float">
            <text:p>130.0</text:p>
          </table:table-cell>
          <table:table-cell table:style-name="ce439" table:formula="of:=IF([$TrainingPlan.$F$3]=&quot;TSS&quot;; [$WeeklyTSS.D35]; [$WeeklyHrs.D35])" office:value-type="float" office:value="110" calcext:value-type="float">
            <text:p>110.0</text:p>
          </table:table-cell>
          <table:table-cell table:style-name="ce439" table:formula="of:=IF([$TrainingPlan.$F$3]=&quot;TSS&quot;; [$WeeklyTSS.E35]; [$WeeklyHrs.E35])" office:value-type="float" office:value="130" calcext:value-type="float">
            <text:p>130.0</text:p>
          </table:table-cell>
          <table:table-cell table:style-name="ce439" table:formula="of:=IF([$TrainingPlan.$F$3]=&quot;TSS&quot;; [$WeeklyTSS.F35]; [$WeeklyHrs.F35])" office:value-type="float" office:value="110" calcext:value-type="float">
            <text:p>110.0</text:p>
          </table:table-cell>
          <table:table-cell table:style-name="ce439" table:formula="of:=IF([$TrainingPlan.$F$3]=&quot;TSS&quot;; [$WeeklyTSS.G35]; [$WeeklyHrs.G35])" office:value-type="float" office:value="220" calcext:value-type="float">
            <text:p>220.0</text:p>
          </table:table-cell>
          <table:table-cell table:style-name="ce650" table:formula="of:=IF([$TrainingPlan.$F$3]=&quot;TSS&quot;; [$WeeklyTSS.H35]; [$WeeklyHrs.H35])" office:value-type="float" office:value="130" calcext:value-type="float">
            <text:p>130.0</text:p>
          </table:table-cell>
          <table:table-cell table:number-columns-repeated="1016"/>
        </table:table-row>
        <table:table-row table:style-name="ro20">
          <table:table-cell table:style-name="ce434" table:formula="of:=IF([$TrainingPlan.$F$3]=&quot;TSS&quot;; [$WeeklyTSS.A36]; [$WeeklyHrs.A36])" office:value-type="float" office:value="920" calcext:value-type="float">
            <text:p>920.0</text:p>
          </table:table-cell>
          <table:table-cell table:style-name="ce440" table:formula="of:=IF([$TrainingPlan.$F$3]=&quot;TSS&quot;; [$WeeklyTSS.B36]; [$WeeklyHrs.B36])" office:value-type="float" office:value="50" calcext:value-type="float">
            <text:p>50.0</text:p>
          </table:table-cell>
          <table:table-cell table:style-name="ce440" table:formula="of:=IF([$TrainingPlan.$F$3]=&quot;TSS&quot;; [$WeeklyTSS.C36]; [$WeeklyHrs.C36])" office:value-type="float" office:value="150" calcext:value-type="float">
            <text:p>150.0</text:p>
          </table:table-cell>
          <table:table-cell table:style-name="ce440" table:formula="of:=IF([$TrainingPlan.$F$3]=&quot;TSS&quot;; [$WeeklyTSS.D36]; [$WeeklyHrs.D36])" office:value-type="float" office:value="110" calcext:value-type="float">
            <text:p>110.0</text:p>
          </table:table-cell>
          <table:table-cell table:style-name="ce440" table:formula="of:=IF([$TrainingPlan.$F$3]=&quot;TSS&quot;; [$WeeklyTSS.E36]; [$WeeklyHrs.E36])" office:value-type="float" office:value="150" calcext:value-type="float">
            <text:p>150.0</text:p>
          </table:table-cell>
          <table:table-cell table:style-name="ce440" table:formula="of:=IF([$TrainingPlan.$F$3]=&quot;TSS&quot;; [$WeeklyTSS.F36]; [$WeeklyHrs.F36])" office:value-type="float" office:value="110" calcext:value-type="float">
            <text:p>110.0</text:p>
          </table:table-cell>
          <table:table-cell table:style-name="ce440" table:formula="of:=IF([$TrainingPlan.$F$3]=&quot;TSS&quot;; [$WeeklyTSS.G36]; [$WeeklyHrs.G36])" office:value-type="float" office:value="220" calcext:value-type="float">
            <text:p>220.0</text:p>
          </table:table-cell>
          <table:table-cell table:style-name="ce651" table:formula="of:=IF([$TrainingPlan.$F$3]=&quot;TSS&quot;; [$WeeklyTSS.H36]; [$WeeklyHrs.H36])" office:value-type="float" office:value="130" calcext:value-type="float">
            <text:p>130.0</text:p>
          </table:table-cell>
          <table:table-cell table:number-columns-repeated="1016"/>
        </table:table-row>
        <table:table-row table:style-name="ro20">
          <table:table-cell table:style-name="ce433" table:formula="of:=IF([$TrainingPlan.$F$3]=&quot;TSS&quot;; [$WeeklyTSS.A37]; [$WeeklyHrs.A37])" office:value-type="float" office:value="940" calcext:value-type="float">
            <text:p>940.0</text:p>
          </table:table-cell>
          <table:table-cell table:style-name="ce439" table:formula="of:=IF([$TrainingPlan.$F$3]=&quot;TSS&quot;; [$WeeklyTSS.B37]; [$WeeklyHrs.B37])" office:value-type="float" office:value="50" calcext:value-type="float">
            <text:p>50.0</text:p>
          </table:table-cell>
          <table:table-cell table:style-name="ce439" table:formula="of:=IF([$TrainingPlan.$F$3]=&quot;TSS&quot;; [$WeeklyTSS.C37]; [$WeeklyHrs.C37])" office:value-type="float" office:value="150" calcext:value-type="float">
            <text:p>150.0</text:p>
          </table:table-cell>
          <table:table-cell table:style-name="ce439" table:formula="of:=IF([$TrainingPlan.$F$3]=&quot;TSS&quot;; [$WeeklyTSS.D37]; [$WeeklyHrs.D37])" office:value-type="float" office:value="110" calcext:value-type="float">
            <text:p>110.0</text:p>
          </table:table-cell>
          <table:table-cell table:style-name="ce439" table:formula="of:=IF([$TrainingPlan.$F$3]=&quot;TSS&quot;; [$WeeklyTSS.E37]; [$WeeklyHrs.E37])" office:value-type="float" office:value="150" calcext:value-type="float">
            <text:p>150.0</text:p>
          </table:table-cell>
          <table:table-cell table:style-name="ce439" table:formula="of:=IF([$TrainingPlan.$F$3]=&quot;TSS&quot;; [$WeeklyTSS.F37]; [$WeeklyHrs.F37])" office:value-type="float" office:value="130" calcext:value-type="float">
            <text:p>130.0</text:p>
          </table:table-cell>
          <table:table-cell table:style-name="ce439" table:formula="of:=IF([$TrainingPlan.$F$3]=&quot;TSS&quot;; [$WeeklyTSS.G37]; [$WeeklyHrs.G37])" office:value-type="float" office:value="220" calcext:value-type="float">
            <text:p>220.0</text:p>
          </table:table-cell>
          <table:table-cell table:style-name="ce650" table:formula="of:=IF([$TrainingPlan.$F$3]=&quot;TSS&quot;; [$WeeklyTSS.H37]; [$WeeklyHrs.H37])" office:value-type="float" office:value="130" calcext:value-type="float">
            <text:p>130.0</text:p>
          </table:table-cell>
          <table:table-cell table:number-columns-repeated="1016"/>
        </table:table-row>
        <table:table-row table:style-name="ro20">
          <table:table-cell table:style-name="ce434" table:formula="of:=IF([$TrainingPlan.$F$3]=&quot;TSS&quot;; [$WeeklyTSS.A38]; [$WeeklyHrs.A38])" office:value-type="float" office:value="960" calcext:value-type="float">
            <text:p>960.0</text:p>
          </table:table-cell>
          <table:table-cell table:style-name="ce440" table:formula="of:=IF([$TrainingPlan.$F$3]=&quot;TSS&quot;; [$WeeklyTSS.B38]; [$WeeklyHrs.B38])" office:value-type="float" office:value="50" calcext:value-type="float">
            <text:p>50.0</text:p>
          </table:table-cell>
          <table:table-cell table:style-name="ce440" table:formula="of:=IF([$TrainingPlan.$F$3]=&quot;TSS&quot;; [$WeeklyTSS.C38]; [$WeeklyHrs.C38])" office:value-type="float" office:value="170" calcext:value-type="float">
            <text:p>170.0</text:p>
          </table:table-cell>
          <table:table-cell table:style-name="ce440" table:formula="of:=IF([$TrainingPlan.$F$3]=&quot;TSS&quot;; [$WeeklyTSS.D38]; [$WeeklyHrs.D38])" office:value-type="float" office:value="110" calcext:value-type="float">
            <text:p>110.0</text:p>
          </table:table-cell>
          <table:table-cell table:style-name="ce440" table:formula="of:=IF([$TrainingPlan.$F$3]=&quot;TSS&quot;; [$WeeklyTSS.E38]; [$WeeklyHrs.E38])" office:value-type="float" office:value="150" calcext:value-type="float">
            <text:p>150.0</text:p>
          </table:table-cell>
          <table:table-cell table:style-name="ce440" table:formula="of:=IF([$TrainingPlan.$F$3]=&quot;TSS&quot;; [$WeeklyTSS.F38]; [$WeeklyHrs.F38])" office:value-type="float" office:value="130" calcext:value-type="float">
            <text:p>130.0</text:p>
          </table:table-cell>
          <table:table-cell table:style-name="ce440" table:formula="of:=IF([$TrainingPlan.$F$3]=&quot;TSS&quot;; [$WeeklyTSS.G38]; [$WeeklyHrs.G38])" office:value-type="float" office:value="220" calcext:value-type="float">
            <text:p>220.0</text:p>
          </table:table-cell>
          <table:table-cell table:style-name="ce651" table:formula="of:=IF([$TrainingPlan.$F$3]=&quot;TSS&quot;; [$WeeklyTSS.H38]; [$WeeklyHrs.H38])" office:value-type="float" office:value="130" calcext:value-type="float">
            <text:p>130.0</text:p>
          </table:table-cell>
          <table:table-cell table:number-columns-repeated="1016"/>
        </table:table-row>
        <table:table-row table:style-name="ro20">
          <table:table-cell table:style-name="ce433" table:formula="of:=IF([$TrainingPlan.$F$3]=&quot;TSS&quot;; [$WeeklyTSS.A39]; [$WeeklyHrs.A39])" office:value-type="float" office:value="980" calcext:value-type="float">
            <text:p>980.0</text:p>
          </table:table-cell>
          <table:table-cell table:style-name="ce439" table:formula="of:=IF([$TrainingPlan.$F$3]=&quot;TSS&quot;; [$WeeklyTSS.B39]; [$WeeklyHrs.B39])" office:value-type="float" office:value="50" calcext:value-type="float">
            <text:p>50.0</text:p>
          </table:table-cell>
          <table:table-cell table:style-name="ce439" table:formula="of:=IF([$TrainingPlan.$F$3]=&quot;TSS&quot;; [$WeeklyTSS.C39]; [$WeeklyHrs.C39])" office:value-type="float" office:value="170" calcext:value-type="float">
            <text:p>170.0</text:p>
          </table:table-cell>
          <table:table-cell table:style-name="ce439" table:formula="of:=IF([$TrainingPlan.$F$3]=&quot;TSS&quot;; [$WeeklyTSS.D39]; [$WeeklyHrs.D39])" office:value-type="float" office:value="110" calcext:value-type="float">
            <text:p>110.0</text:p>
          </table:table-cell>
          <table:table-cell table:style-name="ce439" table:formula="of:=IF([$TrainingPlan.$F$3]=&quot;TSS&quot;; [$WeeklyTSS.E39]; [$WeeklyHrs.E39])" office:value-type="float" office:value="150" calcext:value-type="float">
            <text:p>150.0</text:p>
          </table:table-cell>
          <table:table-cell table:style-name="ce439" table:formula="of:=IF([$TrainingPlan.$F$3]=&quot;TSS&quot;; [$WeeklyTSS.F39]; [$WeeklyHrs.F39])" office:value-type="float" office:value="130" calcext:value-type="float">
            <text:p>130.0</text:p>
          </table:table-cell>
          <table:table-cell table:style-name="ce439" table:formula="of:=IF([$TrainingPlan.$F$3]=&quot;TSS&quot;; [$WeeklyTSS.G39]; [$WeeklyHrs.G39])" office:value-type="float" office:value="220" calcext:value-type="float">
            <text:p>220.0</text:p>
          </table:table-cell>
          <table:table-cell table:style-name="ce650" table:formula="of:=IF([$TrainingPlan.$F$3]=&quot;TSS&quot;; [$WeeklyTSS.H39]; [$WeeklyHrs.H39])" office:value-type="float" office:value="150" calcext:value-type="float">
            <text:p>150.0</text:p>
          </table:table-cell>
          <table:table-cell table:number-columns-repeated="1016"/>
        </table:table-row>
        <table:table-row table:style-name="ro20">
          <table:table-cell table:style-name="ce434" table:formula="of:=IF([$TrainingPlan.$F$3]=&quot;TSS&quot;; [$WeeklyTSS.A40]; [$WeeklyHrs.A40])" office:value-type="float" office:value="1000" calcext:value-type="float">
            <text:p>1000.0</text:p>
          </table:table-cell>
          <table:table-cell table:style-name="ce440" table:formula="of:=IF([$TrainingPlan.$F$3]=&quot;TSS&quot;; [$WeeklyTSS.B40]; [$WeeklyHrs.B40])" office:value-type="float" office:value="70" calcext:value-type="float">
            <text:p>70.0</text:p>
          </table:table-cell>
          <table:table-cell table:style-name="ce440" table:formula="of:=IF([$TrainingPlan.$F$3]=&quot;TSS&quot;; [$WeeklyTSS.C40]; [$WeeklyHrs.C40])" office:value-type="float" office:value="170" calcext:value-type="float">
            <text:p>170.0</text:p>
          </table:table-cell>
          <table:table-cell table:style-name="ce440" table:formula="of:=IF([$TrainingPlan.$F$3]=&quot;TSS&quot;; [$WeeklyTSS.D40]; [$WeeklyHrs.D40])" office:value-type="float" office:value="110" calcext:value-type="float">
            <text:p>110.0</text:p>
          </table:table-cell>
          <table:table-cell table:style-name="ce440" table:formula="of:=IF([$TrainingPlan.$F$3]=&quot;TSS&quot;; [$WeeklyTSS.E40]; [$WeeklyHrs.E40])" office:value-type="float" office:value="150" calcext:value-type="float">
            <text:p>150.0</text:p>
          </table:table-cell>
          <table:table-cell table:style-name="ce440" table:formula="of:=IF([$TrainingPlan.$F$3]=&quot;TSS&quot;; [$WeeklyTSS.F40]; [$WeeklyHrs.F40])" office:value-type="float" office:value="130" calcext:value-type="float">
            <text:p>130.0</text:p>
          </table:table-cell>
          <table:table-cell table:style-name="ce440" table:formula="of:=IF([$TrainingPlan.$F$3]=&quot;TSS&quot;; [$WeeklyTSS.G40]; [$WeeklyHrs.G40])" office:value-type="float" office:value="220" calcext:value-type="float">
            <text:p>220.0</text:p>
          </table:table-cell>
          <table:table-cell table:style-name="ce651" table:formula="of:=IF([$TrainingPlan.$F$3]=&quot;TSS&quot;; [$WeeklyTSS.H40]; [$WeeklyHrs.H40])" office:value-type="float" office:value="150" calcext:value-type="float">
            <text:p>150.0</text:p>
          </table:table-cell>
          <table:table-cell table:number-columns-repeated="1016"/>
        </table:table-row>
        <table:table-row table:style-name="ro20">
          <table:table-cell table:style-name="ce433" table:formula="of:=IF([$TrainingPlan.$F$3]=&quot;TSS&quot;; [$WeeklyTSS.A41]; [$WeeklyHrs.A41])" office:value-type="float" office:value="1020" calcext:value-type="float">
            <text:p>1020.0</text:p>
          </table:table-cell>
          <table:table-cell table:style-name="ce439" table:formula="of:=IF([$TrainingPlan.$F$3]=&quot;TSS&quot;; [$WeeklyTSS.B41]; [$WeeklyHrs.B41])" office:value-type="float" office:value="70" calcext:value-type="float">
            <text:p>70.0</text:p>
          </table:table-cell>
          <table:table-cell table:style-name="ce439" table:formula="of:=IF([$TrainingPlan.$F$3]=&quot;TSS&quot;; [$WeeklyTSS.C41]; [$WeeklyHrs.C41])" office:value-type="float" office:value="170" calcext:value-type="float">
            <text:p>170.0</text:p>
          </table:table-cell>
          <table:table-cell table:style-name="ce439" table:formula="of:=IF([$TrainingPlan.$F$3]=&quot;TSS&quot;; [$WeeklyTSS.D41]; [$WeeklyHrs.D41])" office:value-type="float" office:value="110" calcext:value-type="float">
            <text:p>110.0</text:p>
          </table:table-cell>
          <table:table-cell table:style-name="ce439" table:formula="of:=IF([$TrainingPlan.$F$3]=&quot;TSS&quot;; [$WeeklyTSS.E41]; [$WeeklyHrs.E41])" office:value-type="float" office:value="150" calcext:value-type="float">
            <text:p>150.0</text:p>
          </table:table-cell>
          <table:table-cell table:style-name="ce439" table:formula="of:=IF([$TrainingPlan.$F$3]=&quot;TSS&quot;; [$WeeklyTSS.F41]; [$WeeklyHrs.F41])" office:value-type="float" office:value="130" calcext:value-type="float">
            <text:p>130.0</text:p>
          </table:table-cell>
          <table:table-cell table:style-name="ce439" table:formula="of:=IF([$TrainingPlan.$F$3]=&quot;TSS&quot;; [$WeeklyTSS.G41]; [$WeeklyHrs.G41])" office:value-type="float" office:value="240" calcext:value-type="float">
            <text:p>240.0</text:p>
          </table:table-cell>
          <table:table-cell table:style-name="ce650" table:formula="of:=IF([$TrainingPlan.$F$3]=&quot;TSS&quot;; [$WeeklyTSS.H41]; [$WeeklyHrs.H41])" office:value-type="float" office:value="150" calcext:value-type="float">
            <text:p>150.0</text:p>
          </table:table-cell>
          <table:table-cell table:number-columns-repeated="1016"/>
        </table:table-row>
        <table:table-row table:style-name="ro20">
          <table:table-cell table:style-name="ce434" table:formula="of:=IF([$TrainingPlan.$F$3]=&quot;TSS&quot;; [$WeeklyTSS.A42]; [$WeeklyHrs.A42])" office:value-type="float" office:value="1040" calcext:value-type="float">
            <text:p>1040.0</text:p>
          </table:table-cell>
          <table:table-cell table:style-name="ce440" table:formula="of:=IF([$TrainingPlan.$F$3]=&quot;TSS&quot;; [$WeeklyTSS.B42]; [$WeeklyHrs.B42])" office:value-type="float" office:value="70" calcext:value-type="float">
            <text:p>70.0</text:p>
          </table:table-cell>
          <table:table-cell table:style-name="ce440" table:formula="of:=IF([$TrainingPlan.$F$3]=&quot;TSS&quot;; [$WeeklyTSS.C42]; [$WeeklyHrs.C42])" office:value-type="float" office:value="170" calcext:value-type="float">
            <text:p>170.0</text:p>
          </table:table-cell>
          <table:table-cell table:style-name="ce440" table:formula="of:=IF([$TrainingPlan.$F$3]=&quot;TSS&quot;; [$WeeklyTSS.D42]; [$WeeklyHrs.D42])" office:value-type="float" office:value="110" calcext:value-type="float">
            <text:p>110.0</text:p>
          </table:table-cell>
          <table:table-cell table:style-name="ce440" table:formula="of:=IF([$TrainingPlan.$F$3]=&quot;TSS&quot;; [$WeeklyTSS.E42]; [$WeeklyHrs.E42])" office:value-type="float" office:value="170" calcext:value-type="float">
            <text:p>170.0</text:p>
          </table:table-cell>
          <table:table-cell table:style-name="ce440" table:formula="of:=IF([$TrainingPlan.$F$3]=&quot;TSS&quot;; [$WeeklyTSS.F42]; [$WeeklyHrs.F42])" office:value-type="float" office:value="130" calcext:value-type="float">
            <text:p>130.0</text:p>
          </table:table-cell>
          <table:table-cell table:style-name="ce440" table:formula="of:=IF([$TrainingPlan.$F$3]=&quot;TSS&quot;; [$WeeklyTSS.G42]; [$WeeklyHrs.G42])" office:value-type="float" office:value="240" calcext:value-type="float">
            <text:p>240.0</text:p>
          </table:table-cell>
          <table:table-cell table:style-name="ce651" table:formula="of:=IF([$TrainingPlan.$F$3]=&quot;TSS&quot;; [$WeeklyTSS.H42]; [$WeeklyHrs.H42])" office:value-type="float" office:value="150" calcext:value-type="float">
            <text:p>150.0</text:p>
          </table:table-cell>
          <table:table-cell table:number-columns-repeated="1016"/>
        </table:table-row>
        <table:table-row table:style-name="ro20">
          <table:table-cell table:style-name="ce433" table:formula="of:=IF([$TrainingPlan.$F$3]=&quot;TSS&quot;; [$WeeklyTSS.A43]; [$WeeklyHrs.A43])" office:value-type="float" office:value="1060" calcext:value-type="float">
            <text:p>1060.0</text:p>
          </table:table-cell>
          <table:table-cell table:style-name="ce439" table:formula="of:=IF([$TrainingPlan.$F$3]=&quot;TSS&quot;; [$WeeklyTSS.B43]; [$WeeklyHrs.B43])" office:value-type="float" office:value="70" calcext:value-type="float">
            <text:p>70.0</text:p>
          </table:table-cell>
          <table:table-cell table:style-name="ce439" table:formula="of:=IF([$TrainingPlan.$F$3]=&quot;TSS&quot;; [$WeeklyTSS.C43]; [$WeeklyHrs.C43])" office:value-type="float" office:value="170" calcext:value-type="float">
            <text:p>170.0</text:p>
          </table:table-cell>
          <table:table-cell table:style-name="ce439" table:formula="of:=IF([$TrainingPlan.$F$3]=&quot;TSS&quot;; [$WeeklyTSS.D43]; [$WeeklyHrs.D43])" office:value-type="float" office:value="110" calcext:value-type="float">
            <text:p>110.0</text:p>
          </table:table-cell>
          <table:table-cell table:style-name="ce439" table:formula="of:=IF([$TrainingPlan.$F$3]=&quot;TSS&quot;; [$WeeklyTSS.E43]; [$WeeklyHrs.E43])" office:value-type="float" office:value="170" calcext:value-type="float">
            <text:p>170.0</text:p>
          </table:table-cell>
          <table:table-cell table:style-name="ce439" table:formula="of:=IF([$TrainingPlan.$F$3]=&quot;TSS&quot;; [$WeeklyTSS.F43]; [$WeeklyHrs.F43])" office:value-type="float" office:value="150" calcext:value-type="float">
            <text:p>150.0</text:p>
          </table:table-cell>
          <table:table-cell table:style-name="ce439" table:formula="of:=IF([$TrainingPlan.$F$3]=&quot;TSS&quot;; [$WeeklyTSS.G43]; [$WeeklyHrs.G43])" office:value-type="float" office:value="240" calcext:value-type="float">
            <text:p>240.0</text:p>
          </table:table-cell>
          <table:table-cell table:style-name="ce650" table:formula="of:=IF([$TrainingPlan.$F$3]=&quot;TSS&quot;; [$WeeklyTSS.H43]; [$WeeklyHrs.H43])" office:value-type="float" office:value="150" calcext:value-type="float">
            <text:p>150.0</text:p>
          </table:table-cell>
          <table:table-cell table:number-columns-repeated="1016"/>
        </table:table-row>
        <table:table-row table:style-name="ro20">
          <table:table-cell table:style-name="ce434" table:formula="of:=IF([$TrainingPlan.$F$3]=&quot;TSS&quot;; [$WeeklyTSS.A44]; [$WeeklyHrs.A44])" office:value-type="float" office:value="1080" calcext:value-type="float">
            <text:p>1080.0</text:p>
          </table:table-cell>
          <table:table-cell table:style-name="ce440" table:formula="of:=IF([$TrainingPlan.$F$3]=&quot;TSS&quot;; [$WeeklyTSS.B44]; [$WeeklyHrs.B44])" office:value-type="float" office:value="70" calcext:value-type="float">
            <text:p>70.0</text:p>
          </table:table-cell>
          <table:table-cell table:style-name="ce440" table:formula="of:=IF([$TrainingPlan.$F$3]=&quot;TSS&quot;; [$WeeklyTSS.C44]; [$WeeklyHrs.C44])" office:value-type="float" office:value="190" calcext:value-type="float">
            <text:p>190.0</text:p>
          </table:table-cell>
          <table:table-cell table:style-name="ce440" table:formula="of:=IF([$TrainingPlan.$F$3]=&quot;TSS&quot;; [$WeeklyTSS.D44]; [$WeeklyHrs.D44])" office:value-type="float" office:value="110" calcext:value-type="float">
            <text:p>110.0</text:p>
          </table:table-cell>
          <table:table-cell table:style-name="ce440" table:formula="of:=IF([$TrainingPlan.$F$3]=&quot;TSS&quot;; [$WeeklyTSS.E44]; [$WeeklyHrs.E44])" office:value-type="float" office:value="170" calcext:value-type="float">
            <text:p>170.0</text:p>
          </table:table-cell>
          <table:table-cell table:style-name="ce440" table:formula="of:=IF([$TrainingPlan.$F$3]=&quot;TSS&quot;; [$WeeklyTSS.F44]; [$WeeklyHrs.F44])" office:value-type="float" office:value="150" calcext:value-type="float">
            <text:p>150.0</text:p>
          </table:table-cell>
          <table:table-cell table:style-name="ce440" table:formula="of:=IF([$TrainingPlan.$F$3]=&quot;TSS&quot;; [$WeeklyTSS.G44]; [$WeeklyHrs.G44])" office:value-type="float" office:value="240" calcext:value-type="float">
            <text:p>240.0</text:p>
          </table:table-cell>
          <table:table-cell table:style-name="ce651" table:formula="of:=IF([$TrainingPlan.$F$3]=&quot;TSS&quot;; [$WeeklyTSS.H44]; [$WeeklyHrs.H44])" office:value-type="float" office:value="150" calcext:value-type="float">
            <text:p>150.0</text:p>
          </table:table-cell>
          <table:table-cell table:number-columns-repeated="1016"/>
        </table:table-row>
        <table:table-row table:style-name="ro20">
          <table:table-cell table:style-name="ce433" table:formula="of:=IF([$TrainingPlan.$F$3]=&quot;TSS&quot;; [$WeeklyTSS.A45]; [$WeeklyHrs.A45])" office:value-type="float" office:value="1100" calcext:value-type="float">
            <text:p>1100.0</text:p>
          </table:table-cell>
          <table:table-cell table:style-name="ce439" table:formula="of:=IF([$TrainingPlan.$F$3]=&quot;TSS&quot;; [$WeeklyTSS.B45]; [$WeeklyHrs.B45])" office:value-type="float" office:value="70" calcext:value-type="float">
            <text:p>70.0</text:p>
          </table:table-cell>
          <table:table-cell table:style-name="ce439" table:formula="of:=IF([$TrainingPlan.$F$3]=&quot;TSS&quot;; [$WeeklyTSS.C45]; [$WeeklyHrs.C45])" office:value-type="float" office:value="190" calcext:value-type="float">
            <text:p>190.0</text:p>
          </table:table-cell>
          <table:table-cell table:style-name="ce439" table:formula="of:=IF([$TrainingPlan.$F$3]=&quot;TSS&quot;; [$WeeklyTSS.D45]; [$WeeklyHrs.D45])" office:value-type="float" office:value="110" calcext:value-type="float">
            <text:p>110.0</text:p>
          </table:table-cell>
          <table:table-cell table:style-name="ce439" table:formula="of:=IF([$TrainingPlan.$F$3]=&quot;TSS&quot;; [$WeeklyTSS.E45]; [$WeeklyHrs.E45])" office:value-type="float" office:value="170" calcext:value-type="float">
            <text:p>170.0</text:p>
          </table:table-cell>
          <table:table-cell table:style-name="ce439" table:formula="of:=IF([$TrainingPlan.$F$3]=&quot;TSS&quot;; [$WeeklyTSS.F45]; [$WeeklyHrs.F45])" office:value-type="float" office:value="150" calcext:value-type="float">
            <text:p>150.0</text:p>
          </table:table-cell>
          <table:table-cell table:style-name="ce439" table:formula="of:=IF([$TrainingPlan.$F$3]=&quot;TSS&quot;; [$WeeklyTSS.G45]; [$WeeklyHrs.G45])" office:value-type="float" office:value="240" calcext:value-type="float">
            <text:p>240.0</text:p>
          </table:table-cell>
          <table:table-cell table:style-name="ce650" table:formula="of:=IF([$TrainingPlan.$F$3]=&quot;TSS&quot;; [$WeeklyTSS.H45]; [$WeeklyHrs.H45])" office:value-type="float" office:value="170" calcext:value-type="float">
            <text:p>170.0</text:p>
          </table:table-cell>
          <table:table-cell table:number-columns-repeated="1016"/>
        </table:table-row>
        <table:table-row table:style-name="ro20">
          <table:table-cell table:style-name="ce434" table:formula="of:=IF([$TrainingPlan.$F$3]=&quot;TSS&quot;; [$WeeklyTSS.A46]; [$WeeklyHrs.A46])" office:value-type="float" office:value="1120" calcext:value-type="float">
            <text:p>1120.0</text:p>
          </table:table-cell>
          <table:table-cell table:style-name="ce440" table:formula="of:=IF([$TrainingPlan.$F$3]=&quot;TSS&quot;; [$WeeklyTSS.B46]; [$WeeklyHrs.B46])" office:value-type="float" office:value="70" calcext:value-type="float">
            <text:p>70.0</text:p>
          </table:table-cell>
          <table:table-cell table:style-name="ce440" table:formula="of:=IF([$TrainingPlan.$F$3]=&quot;TSS&quot;; [$WeeklyTSS.C46]; [$WeeklyHrs.C46])" office:value-type="float" office:value="190" calcext:value-type="float">
            <text:p>190.0</text:p>
          </table:table-cell>
          <table:table-cell table:style-name="ce440" table:formula="of:=IF([$TrainingPlan.$F$3]=&quot;TSS&quot;; [$WeeklyTSS.D46]; [$WeeklyHrs.D46])" office:value-type="float" office:value="110" calcext:value-type="float">
            <text:p>110.0</text:p>
          </table:table-cell>
          <table:table-cell table:style-name="ce440" table:formula="of:=IF([$TrainingPlan.$F$3]=&quot;TSS&quot;; [$WeeklyTSS.E46]; [$WeeklyHrs.E46])" office:value-type="float" office:value="170" calcext:value-type="float">
            <text:p>170.0</text:p>
          </table:table-cell>
          <table:table-cell table:style-name="ce440" table:formula="of:=IF([$TrainingPlan.$F$3]=&quot;TSS&quot;; [$WeeklyTSS.F46]; [$WeeklyHrs.F46])" office:value-type="float" office:value="150" calcext:value-type="float">
            <text:p>150.0</text:p>
          </table:table-cell>
          <table:table-cell table:style-name="ce440" table:formula="of:=IF([$TrainingPlan.$F$3]=&quot;TSS&quot;; [$WeeklyTSS.G46]; [$WeeklyHrs.G46])" office:value-type="float" office:value="260" calcext:value-type="float">
            <text:p>260.0</text:p>
          </table:table-cell>
          <table:table-cell table:style-name="ce651" table:formula="of:=IF([$TrainingPlan.$F$3]=&quot;TSS&quot;; [$WeeklyTSS.H46]; [$WeeklyHrs.H46])" office:value-type="float" office:value="170" calcext:value-type="float">
            <text:p>170.0</text:p>
          </table:table-cell>
          <table:table-cell table:number-columns-repeated="1016"/>
        </table:table-row>
        <table:table-row table:style-name="ro20">
          <table:table-cell table:style-name="ce433" table:formula="of:=IF([$TrainingPlan.$F$3]=&quot;TSS&quot;; [$WeeklyTSS.A47]; [$WeeklyHrs.A47])" office:value-type="float" office:value="1140" calcext:value-type="float">
            <text:p>1140.0</text:p>
          </table:table-cell>
          <table:table-cell table:style-name="ce439" table:formula="of:=IF([$TrainingPlan.$F$3]=&quot;TSS&quot;; [$WeeklyTSS.B47]; [$WeeklyHrs.B47])" office:value-type="float" office:value="70" calcext:value-type="float">
            <text:p>70.0</text:p>
          </table:table-cell>
          <table:table-cell table:style-name="ce439" table:formula="of:=IF([$TrainingPlan.$F$3]=&quot;TSS&quot;; [$WeeklyTSS.C47]; [$WeeklyHrs.C47])" office:value-type="float" office:value="190" calcext:value-type="float">
            <text:p>190.0</text:p>
          </table:table-cell>
          <table:table-cell table:style-name="ce439" table:formula="of:=IF([$TrainingPlan.$F$3]=&quot;TSS&quot;; [$WeeklyTSS.D47]; [$WeeklyHrs.D47])" office:value-type="float" office:value="130" calcext:value-type="float">
            <text:p>130.0</text:p>
          </table:table-cell>
          <table:table-cell table:style-name="ce439" table:formula="of:=IF([$TrainingPlan.$F$3]=&quot;TSS&quot;; [$WeeklyTSS.E47]; [$WeeklyHrs.E47])" office:value-type="float" office:value="170" calcext:value-type="float">
            <text:p>170.0</text:p>
          </table:table-cell>
          <table:table-cell table:style-name="ce439" table:formula="of:=IF([$TrainingPlan.$F$3]=&quot;TSS&quot;; [$WeeklyTSS.F47]; [$WeeklyHrs.F47])" office:value-type="float" office:value="150" calcext:value-type="float">
            <text:p>150.0</text:p>
          </table:table-cell>
          <table:table-cell table:style-name="ce439" table:formula="of:=IF([$TrainingPlan.$F$3]=&quot;TSS&quot;; [$WeeklyTSS.G47]; [$WeeklyHrs.G47])" office:value-type="float" office:value="260" calcext:value-type="float">
            <text:p>260.0</text:p>
          </table:table-cell>
          <table:table-cell table:style-name="ce650" table:formula="of:=IF([$TrainingPlan.$F$3]=&quot;TSS&quot;; [$WeeklyTSS.H47]; [$WeeklyHrs.H47])" office:value-type="float" office:value="170" calcext:value-type="float">
            <text:p>170.0</text:p>
          </table:table-cell>
          <table:table-cell table:number-columns-repeated="1016"/>
        </table:table-row>
        <table:table-row table:style-name="ro20">
          <table:table-cell table:style-name="ce434" table:formula="of:=IF([$TrainingPlan.$F$3]=&quot;TSS&quot;; [$WeeklyTSS.A48]; [$WeeklyHrs.A48])" office:value-type="float" office:value="1160" calcext:value-type="float">
            <text:p>1160.0</text:p>
          </table:table-cell>
          <table:table-cell table:style-name="ce440" table:formula="of:=IF([$TrainingPlan.$F$3]=&quot;TSS&quot;; [$WeeklyTSS.B48]; [$WeeklyHrs.B48])" office:value-type="float" office:value="70" calcext:value-type="float">
            <text:p>70.0</text:p>
          </table:table-cell>
          <table:table-cell table:style-name="ce440" table:formula="of:=IF([$TrainingPlan.$F$3]=&quot;TSS&quot;; [$WeeklyTSS.C48]; [$WeeklyHrs.C48])" office:value-type="float" office:value="190" calcext:value-type="float">
            <text:p>190.0</text:p>
          </table:table-cell>
          <table:table-cell table:style-name="ce440" table:formula="of:=IF([$TrainingPlan.$F$3]=&quot;TSS&quot;; [$WeeklyTSS.D48]; [$WeeklyHrs.D48])" office:value-type="float" office:value="130" calcext:value-type="float">
            <text:p>130.0</text:p>
          </table:table-cell>
          <table:table-cell table:style-name="ce440" table:formula="of:=IF([$TrainingPlan.$F$3]=&quot;TSS&quot;; [$WeeklyTSS.E48]; [$WeeklyHrs.E48])" office:value-type="float" office:value="190" calcext:value-type="float">
            <text:p>190.0</text:p>
          </table:table-cell>
          <table:table-cell table:style-name="ce440" table:formula="of:=IF([$TrainingPlan.$F$3]=&quot;TSS&quot;; [$WeeklyTSS.F48]; [$WeeklyHrs.F48])" office:value-type="float" office:value="150" calcext:value-type="float">
            <text:p>150.0</text:p>
          </table:table-cell>
          <table:table-cell table:style-name="ce440" table:formula="of:=IF([$TrainingPlan.$F$3]=&quot;TSS&quot;; [$WeeklyTSS.G48]; [$WeeklyHrs.G48])" office:value-type="float" office:value="260" calcext:value-type="float">
            <text:p>260.0</text:p>
          </table:table-cell>
          <table:table-cell table:style-name="ce651" table:formula="of:=IF([$TrainingPlan.$F$3]=&quot;TSS&quot;; [$WeeklyTSS.H48]; [$WeeklyHrs.H48])" office:value-type="float" office:value="170" calcext:value-type="float">
            <text:p>170.0</text:p>
          </table:table-cell>
          <table:table-cell table:number-columns-repeated="1016"/>
        </table:table-row>
        <table:table-row table:style-name="ro20">
          <table:table-cell table:style-name="ce433" table:formula="of:=IF([$TrainingPlan.$F$3]=&quot;TSS&quot;; [$WeeklyTSS.A49]; [$WeeklyHrs.A49])" office:value-type="float" office:value="1180" calcext:value-type="float">
            <text:p>1180.0</text:p>
          </table:table-cell>
          <table:table-cell table:style-name="ce439" table:formula="of:=IF([$TrainingPlan.$F$3]=&quot;TSS&quot;; [$WeeklyTSS.B49]; [$WeeklyHrs.B49])" office:value-type="float" office:value="70" calcext:value-type="float">
            <text:p>70.0</text:p>
          </table:table-cell>
          <table:table-cell table:style-name="ce439" table:formula="of:=IF([$TrainingPlan.$F$3]=&quot;TSS&quot;; [$WeeklyTSS.C49]; [$WeeklyHrs.C49])" office:value-type="float" office:value="190" calcext:value-type="float">
            <text:p>190.0</text:p>
          </table:table-cell>
          <table:table-cell table:style-name="ce439" table:formula="of:=IF([$TrainingPlan.$F$3]=&quot;TSS&quot;; [$WeeklyTSS.D49]; [$WeeklyHrs.D49])" office:value-type="float" office:value="130" calcext:value-type="float">
            <text:p>130.0</text:p>
          </table:table-cell>
          <table:table-cell table:style-name="ce439" table:formula="of:=IF([$TrainingPlan.$F$3]=&quot;TSS&quot;; [$WeeklyTSS.E49]; [$WeeklyHrs.E49])" office:value-type="float" office:value="190" calcext:value-type="float">
            <text:p>190.0</text:p>
          </table:table-cell>
          <table:table-cell table:style-name="ce439" table:formula="of:=IF([$TrainingPlan.$F$3]=&quot;TSS&quot;; [$WeeklyTSS.F49]; [$WeeklyHrs.F49])" office:value-type="float" office:value="170" calcext:value-type="float">
            <text:p>170.0</text:p>
          </table:table-cell>
          <table:table-cell table:style-name="ce439" table:formula="of:=IF([$TrainingPlan.$F$3]=&quot;TSS&quot;; [$WeeklyTSS.G49]; [$WeeklyHrs.G49])" office:value-type="float" office:value="260" calcext:value-type="float">
            <text:p>260.0</text:p>
          </table:table-cell>
          <table:table-cell table:style-name="ce650" table:formula="of:=IF([$TrainingPlan.$F$3]=&quot;TSS&quot;; [$WeeklyTSS.H49]; [$WeeklyHrs.H49])" office:value-type="float" office:value="170" calcext:value-type="float">
            <text:p>170.0</text:p>
          </table:table-cell>
          <table:table-cell table:number-columns-repeated="1016"/>
        </table:table-row>
        <table:table-row table:style-name="ro20">
          <table:table-cell table:style-name="ce434" table:formula="of:=IF([$TrainingPlan.$F$3]=&quot;TSS&quot;; [$WeeklyTSS.A50]; [$WeeklyHrs.A50])" office:value-type="float" office:value="1200" calcext:value-type="float">
            <text:p>1200.0</text:p>
          </table:table-cell>
          <table:table-cell table:style-name="ce440" table:formula="of:=IF([$TrainingPlan.$F$3]=&quot;TSS&quot;; [$WeeklyTSS.B50]; [$WeeklyHrs.B50])" office:value-type="float" office:value="70" calcext:value-type="float">
            <text:p>70.0</text:p>
          </table:table-cell>
          <table:table-cell table:style-name="ce440" table:formula="of:=IF([$TrainingPlan.$F$3]=&quot;TSS&quot;; [$WeeklyTSS.C50]; [$WeeklyHrs.C50])" office:value-type="float" office:value="210" calcext:value-type="float">
            <text:p>210.0</text:p>
          </table:table-cell>
          <table:table-cell table:style-name="ce440" table:formula="of:=IF([$TrainingPlan.$F$3]=&quot;TSS&quot;; [$WeeklyTSS.D50]; [$WeeklyHrs.D50])" office:value-type="float" office:value="130" calcext:value-type="float">
            <text:p>130.0</text:p>
          </table:table-cell>
          <table:table-cell table:style-name="ce440" table:formula="of:=IF([$TrainingPlan.$F$3]=&quot;TSS&quot;; [$WeeklyTSS.E50]; [$WeeklyHrs.E50])" office:value-type="float" office:value="190" calcext:value-type="float">
            <text:p>190.0</text:p>
          </table:table-cell>
          <table:table-cell table:style-name="ce440" table:formula="of:=IF([$TrainingPlan.$F$3]=&quot;TSS&quot;; [$WeeklyTSS.F50]; [$WeeklyHrs.F50])" office:value-type="float" office:value="170" calcext:value-type="float">
            <text:p>170.0</text:p>
          </table:table-cell>
          <table:table-cell table:style-name="ce440" table:formula="of:=IF([$TrainingPlan.$F$3]=&quot;TSS&quot;; [$WeeklyTSS.G50]; [$WeeklyHrs.G50])" office:value-type="float" office:value="260" calcext:value-type="float">
            <text:p>260.0</text:p>
          </table:table-cell>
          <table:table-cell table:style-name="ce651" table:formula="of:=IF([$TrainingPlan.$F$3]=&quot;TSS&quot;; [$WeeklyTSS.H50]; [$WeeklyHrs.H50])" office:value-type="float" office:value="170" calcext:value-type="float">
            <text:p>170.0</text:p>
          </table:table-cell>
          <table:table-cell table:number-columns-repeated="1016"/>
        </table:table-row>
        <table:table-row table:style-name="ro20">
          <table:table-cell table:style-name="ce433" table:formula="of:=IF([$TrainingPlan.$F$3]=&quot;TSS&quot;; [$WeeklyTSS.A51]; [$WeeklyHrs.A51])" office:value-type="float" office:value="1220" calcext:value-type="float">
            <text:p>1220.0</text:p>
          </table:table-cell>
          <table:table-cell table:style-name="ce439" table:formula="of:=IF([$TrainingPlan.$F$3]=&quot;TSS&quot;; [$WeeklyTSS.B51]; [$WeeklyHrs.B51])" office:value-type="float" office:value="70" calcext:value-type="float">
            <text:p>70.0</text:p>
          </table:table-cell>
          <table:table-cell table:style-name="ce439" table:formula="of:=IF([$TrainingPlan.$F$3]=&quot;TSS&quot;; [$WeeklyTSS.C51]; [$WeeklyHrs.C51])" office:value-type="float" office:value="210" calcext:value-type="float">
            <text:p>210.0</text:p>
          </table:table-cell>
          <table:table-cell table:style-name="ce439" table:formula="of:=IF([$TrainingPlan.$F$3]=&quot;TSS&quot;; [$WeeklyTSS.D51]; [$WeeklyHrs.D51])" office:value-type="float" office:value="130" calcext:value-type="float">
            <text:p>130.0</text:p>
          </table:table-cell>
          <table:table-cell table:style-name="ce439" table:formula="of:=IF([$TrainingPlan.$F$3]=&quot;TSS&quot;; [$WeeklyTSS.E51]; [$WeeklyHrs.E51])" office:value-type="float" office:value="190" calcext:value-type="float">
            <text:p>190.0</text:p>
          </table:table-cell>
          <table:table-cell table:style-name="ce439" table:formula="of:=IF([$TrainingPlan.$F$3]=&quot;TSS&quot;; [$WeeklyTSS.F51]; [$WeeklyHrs.F51])" office:value-type="float" office:value="170" calcext:value-type="float">
            <text:p>170.0</text:p>
          </table:table-cell>
          <table:table-cell table:style-name="ce439" table:formula="of:=IF([$TrainingPlan.$F$3]=&quot;TSS&quot;; [$WeeklyTSS.G51]; [$WeeklyHrs.G51])" office:value-type="float" office:value="260" calcext:value-type="float">
            <text:p>260.0</text:p>
          </table:table-cell>
          <table:table-cell table:style-name="ce650" table:formula="of:=IF([$TrainingPlan.$F$3]=&quot;TSS&quot;; [$WeeklyTSS.H51]; [$WeeklyHrs.H51])" office:value-type="float" office:value="190" calcext:value-type="float">
            <text:p>190.0</text:p>
          </table:table-cell>
          <table:table-cell table:number-columns-repeated="1016"/>
        </table:table-row>
        <table:table-row table:style-name="ro20">
          <table:table-cell table:style-name="ce434" table:formula="of:=IF([$TrainingPlan.$F$3]=&quot;TSS&quot;; [$WeeklyTSS.A52]; [$WeeklyHrs.A52])" office:value-type="float" office:value="1240" calcext:value-type="float">
            <text:p>1240.0</text:p>
          </table:table-cell>
          <table:table-cell table:style-name="ce440" table:formula="of:=IF([$TrainingPlan.$F$3]=&quot;TSS&quot;; [$WeeklyTSS.B52]; [$WeeklyHrs.B52])" office:value-type="float" office:value="70" calcext:value-type="float">
            <text:p>70.0</text:p>
          </table:table-cell>
          <table:table-cell table:style-name="ce440" table:formula="of:=IF([$TrainingPlan.$F$3]=&quot;TSS&quot;; [$WeeklyTSS.C52]; [$WeeklyHrs.C52])" office:value-type="float" office:value="210" calcext:value-type="float">
            <text:p>210.0</text:p>
          </table:table-cell>
          <table:table-cell table:style-name="ce440" table:formula="of:=IF([$TrainingPlan.$F$3]=&quot;TSS&quot;; [$WeeklyTSS.D52]; [$WeeklyHrs.D52])" office:value-type="float" office:value="150" calcext:value-type="float">
            <text:p>150.0</text:p>
          </table:table-cell>
          <table:table-cell table:style-name="ce440" table:formula="of:=IF([$TrainingPlan.$F$3]=&quot;TSS&quot;; [$WeeklyTSS.E52]; [$WeeklyHrs.E52])" office:value-type="float" office:value="190" calcext:value-type="float">
            <text:p>190.0</text:p>
          </table:table-cell>
          <table:table-cell table:style-name="ce440" table:formula="of:=IF([$TrainingPlan.$F$3]=&quot;TSS&quot;; [$WeeklyTSS.F52]; [$WeeklyHrs.F52])" office:value-type="float" office:value="170" calcext:value-type="float">
            <text:p>170.0</text:p>
          </table:table-cell>
          <table:table-cell table:style-name="ce440" table:formula="of:=IF([$TrainingPlan.$F$3]=&quot;TSS&quot;; [$WeeklyTSS.G52]; [$WeeklyHrs.G52])" office:value-type="float" office:value="260" calcext:value-type="float">
            <text:p>260.0</text:p>
          </table:table-cell>
          <table:table-cell table:style-name="ce651" table:formula="of:=IF([$TrainingPlan.$F$3]=&quot;TSS&quot;; [$WeeklyTSS.H52]; [$WeeklyHrs.H52])" office:value-type="float" office:value="190" calcext:value-type="float">
            <text:p>190.0</text:p>
          </table:table-cell>
          <table:table-cell table:number-columns-repeated="1016"/>
        </table:table-row>
        <table:table-row table:style-name="ro20">
          <table:table-cell table:style-name="ce433" table:formula="of:=IF([$TrainingPlan.$F$3]=&quot;TSS&quot;; [$WeeklyTSS.A53]; [$WeeklyHrs.A53])" office:value-type="float" office:value="1260" calcext:value-type="float">
            <text:p>1260.0</text:p>
          </table:table-cell>
          <table:table-cell table:style-name="ce439" table:formula="of:=IF([$TrainingPlan.$F$3]=&quot;TSS&quot;; [$WeeklyTSS.B53]; [$WeeklyHrs.B53])" office:value-type="float" office:value="90" calcext:value-type="float">
            <text:p>90.0</text:p>
          </table:table-cell>
          <table:table-cell table:style-name="ce439" table:formula="of:=IF([$TrainingPlan.$F$3]=&quot;TSS&quot;; [$WeeklyTSS.C53]; [$WeeklyHrs.C53])" office:value-type="float" office:value="210" calcext:value-type="float">
            <text:p>210.0</text:p>
          </table:table-cell>
          <table:table-cell table:style-name="ce439" table:formula="of:=IF([$TrainingPlan.$F$3]=&quot;TSS&quot;; [$WeeklyTSS.D53]; [$WeeklyHrs.D53])" office:value-type="float" office:value="150" calcext:value-type="float">
            <text:p>150.0</text:p>
          </table:table-cell>
          <table:table-cell table:style-name="ce439" table:formula="of:=IF([$TrainingPlan.$F$3]=&quot;TSS&quot;; [$WeeklyTSS.E53]; [$WeeklyHrs.E53])" office:value-type="float" office:value="190" calcext:value-type="float">
            <text:p>190.0</text:p>
          </table:table-cell>
          <table:table-cell table:style-name="ce439" table:formula="of:=IF([$TrainingPlan.$F$3]=&quot;TSS&quot;; [$WeeklyTSS.F53]; [$WeeklyHrs.F53])" office:value-type="float" office:value="170" calcext:value-type="float">
            <text:p>170.0</text:p>
          </table:table-cell>
          <table:table-cell table:style-name="ce439" table:formula="of:=IF([$TrainingPlan.$F$3]=&quot;TSS&quot;; [$WeeklyTSS.G53]; [$WeeklyHrs.G53])" office:value-type="float" office:value="260" calcext:value-type="float">
            <text:p>260.0</text:p>
          </table:table-cell>
          <table:table-cell table:style-name="ce650" table:formula="of:=IF([$TrainingPlan.$F$3]=&quot;TSS&quot;; [$WeeklyTSS.H53]; [$WeeklyHrs.H53])" office:value-type="float" office:value="190" calcext:value-type="float">
            <text:p>190.0</text:p>
          </table:table-cell>
          <table:table-cell table:number-columns-repeated="1016"/>
        </table:table-row>
        <table:table-row table:style-name="ro20">
          <table:table-cell table:style-name="ce434" table:formula="of:=IF([$TrainingPlan.$F$3]=&quot;TSS&quot;; [$WeeklyTSS.A54]; [$WeeklyHrs.A54])" office:value-type="float" office:value="1280" calcext:value-type="float">
            <text:p>1280.0</text:p>
          </table:table-cell>
          <table:table-cell table:style-name="ce440" table:formula="of:=IF([$TrainingPlan.$F$3]=&quot;TSS&quot;; [$WeeklyTSS.B54]; [$WeeklyHrs.B54])" office:value-type="float" office:value="90" calcext:value-type="float">
            <text:p>90.0</text:p>
          </table:table-cell>
          <table:table-cell table:style-name="ce440" table:formula="of:=IF([$TrainingPlan.$F$3]=&quot;TSS&quot;; [$WeeklyTSS.C54]; [$WeeklyHrs.C54])" office:value-type="float" office:value="210" calcext:value-type="float">
            <text:p>210.0</text:p>
          </table:table-cell>
          <table:table-cell table:style-name="ce440" table:formula="of:=IF([$TrainingPlan.$F$3]=&quot;TSS&quot;; [$WeeklyTSS.D54]; [$WeeklyHrs.D54])" office:value-type="float" office:value="150" calcext:value-type="float">
            <text:p>150.0</text:p>
          </table:table-cell>
          <table:table-cell table:style-name="ce440" table:formula="of:=IF([$TrainingPlan.$F$3]=&quot;TSS&quot;; [$WeeklyTSS.E54]; [$WeeklyHrs.E54])" office:value-type="float" office:value="210" calcext:value-type="float">
            <text:p>210.0</text:p>
          </table:table-cell>
          <table:table-cell table:style-name="ce440" table:formula="of:=IF([$TrainingPlan.$F$3]=&quot;TSS&quot;; [$WeeklyTSS.F54]; [$WeeklyHrs.F54])" office:value-type="float" office:value="170" calcext:value-type="float">
            <text:p>170.0</text:p>
          </table:table-cell>
          <table:table-cell table:style-name="ce440" table:formula="of:=IF([$TrainingPlan.$F$3]=&quot;TSS&quot;; [$WeeklyTSS.G54]; [$WeeklyHrs.G54])" office:value-type="float" office:value="260" calcext:value-type="float">
            <text:p>260.0</text:p>
          </table:table-cell>
          <table:table-cell table:style-name="ce651" table:formula="of:=IF([$TrainingPlan.$F$3]=&quot;TSS&quot;; [$WeeklyTSS.H54]; [$WeeklyHrs.H54])" office:value-type="float" office:value="190" calcext:value-type="float">
            <text:p>190.0</text:p>
          </table:table-cell>
          <table:table-cell table:number-columns-repeated="1016"/>
        </table:table-row>
        <table:table-row table:style-name="ro20">
          <table:table-cell table:style-name="ce433" table:formula="of:=IF([$TrainingPlan.$F$3]=&quot;TSS&quot;; [$WeeklyTSS.A55]; [$WeeklyHrs.A55])" office:value-type="float" office:value="1300" calcext:value-type="float">
            <text:p>1300.0</text:p>
          </table:table-cell>
          <table:table-cell table:style-name="ce439" table:formula="of:=IF([$TrainingPlan.$F$3]=&quot;TSS&quot;; [$WeeklyTSS.B55]; [$WeeklyHrs.B55])" office:value-type="float" office:value="90" calcext:value-type="float">
            <text:p>90.0</text:p>
          </table:table-cell>
          <table:table-cell table:style-name="ce439" table:formula="of:=IF([$TrainingPlan.$F$3]=&quot;TSS&quot;; [$WeeklyTSS.C55]; [$WeeklyHrs.C55])" office:value-type="float" office:value="210" calcext:value-type="float">
            <text:p>210.0</text:p>
          </table:table-cell>
          <table:table-cell table:style-name="ce439" table:formula="of:=IF([$TrainingPlan.$F$3]=&quot;TSS&quot;; [$WeeklyTSS.D55]; [$WeeklyHrs.D55])" office:value-type="float" office:value="150" calcext:value-type="float">
            <text:p>150.0</text:p>
          </table:table-cell>
          <table:table-cell table:style-name="ce439" table:formula="of:=IF([$TrainingPlan.$F$3]=&quot;TSS&quot;; [$WeeklyTSS.E55]; [$WeeklyHrs.E55])" office:value-type="float" office:value="210" calcext:value-type="float">
            <text:p>210.0</text:p>
          </table:table-cell>
          <table:table-cell table:style-name="ce439" table:formula="of:=IF([$TrainingPlan.$F$3]=&quot;TSS&quot;; [$WeeklyTSS.F55]; [$WeeklyHrs.F55])" office:value-type="float" office:value="190" calcext:value-type="float">
            <text:p>190.0</text:p>
          </table:table-cell>
          <table:table-cell table:style-name="ce439" table:formula="of:=IF([$TrainingPlan.$F$3]=&quot;TSS&quot;; [$WeeklyTSS.G55]; [$WeeklyHrs.G55])" office:value-type="float" office:value="260" calcext:value-type="float">
            <text:p>260.0</text:p>
          </table:table-cell>
          <table:table-cell table:style-name="ce650" table:formula="of:=IF([$TrainingPlan.$F$3]=&quot;TSS&quot;; [$WeeklyTSS.H55]; [$WeeklyHrs.H55])" office:value-type="float" office:value="190" calcext:value-type="float">
            <text:p>190.0</text:p>
          </table:table-cell>
          <table:table-cell table:number-columns-repeated="1016"/>
        </table:table-row>
        <table:table-row table:style-name="ro20">
          <table:table-cell table:style-name="ce434" table:formula="of:=IF([$TrainingPlan.$F$3]=&quot;TSS&quot;; [$WeeklyTSS.A56]; [$WeeklyHrs.A56])" office:value-type="float" office:value="1320" calcext:value-type="float">
            <text:p>1320.0</text:p>
          </table:table-cell>
          <table:table-cell table:style-name="ce440" table:formula="of:=IF([$TrainingPlan.$F$3]=&quot;TSS&quot;; [$WeeklyTSS.B56]; [$WeeklyHrs.B56])" office:value-type="float" office:value="90" calcext:value-type="float">
            <text:p>90.0</text:p>
          </table:table-cell>
          <table:table-cell table:style-name="ce440" table:formula="of:=IF([$TrainingPlan.$F$3]=&quot;TSS&quot;; [$WeeklyTSS.C56]; [$WeeklyHrs.C56])" office:value-type="float" office:value="230" calcext:value-type="float">
            <text:p>230.0</text:p>
          </table:table-cell>
          <table:table-cell table:style-name="ce440" table:formula="of:=IF([$TrainingPlan.$F$3]=&quot;TSS&quot;; [$WeeklyTSS.D56]; [$WeeklyHrs.D56])" office:value-type="float" office:value="150" calcext:value-type="float">
            <text:p>150.0</text:p>
          </table:table-cell>
          <table:table-cell table:style-name="ce440" table:formula="of:=IF([$TrainingPlan.$F$3]=&quot;TSS&quot;; [$WeeklyTSS.E56]; [$WeeklyHrs.E56])" office:value-type="float" office:value="210" calcext:value-type="float">
            <text:p>210.0</text:p>
          </table:table-cell>
          <table:table-cell table:style-name="ce440" table:formula="of:=IF([$TrainingPlan.$F$3]=&quot;TSS&quot;; [$WeeklyTSS.F56]; [$WeeklyHrs.F56])" office:value-type="float" office:value="190" calcext:value-type="float">
            <text:p>190.0</text:p>
          </table:table-cell>
          <table:table-cell table:style-name="ce440" table:formula="of:=IF([$TrainingPlan.$F$3]=&quot;TSS&quot;; [$WeeklyTSS.G56]; [$WeeklyHrs.G56])" office:value-type="float" office:value="260" calcext:value-type="float">
            <text:p>260.0</text:p>
          </table:table-cell>
          <table:table-cell table:style-name="ce651" table:formula="of:=IF([$TrainingPlan.$F$3]=&quot;TSS&quot;; [$WeeklyTSS.H56]; [$WeeklyHrs.H56])" office:value-type="float" office:value="190" calcext:value-type="float">
            <text:p>190.0</text:p>
          </table:table-cell>
          <table:table-cell table:number-columns-repeated="1016"/>
        </table:table-row>
        <table:table-row table:style-name="ro20">
          <table:table-cell table:style-name="ce433" table:formula="of:=IF([$TrainingPlan.$F$3]=&quot;TSS&quot;; [$WeeklyTSS.A57]; [$WeeklyHrs.A57])" office:value-type="float" office:value="1340" calcext:value-type="float">
            <text:p>1340.0</text:p>
          </table:table-cell>
          <table:table-cell table:style-name="ce439" table:formula="of:=IF([$TrainingPlan.$F$3]=&quot;TSS&quot;; [$WeeklyTSS.B57]; [$WeeklyHrs.B57])" office:value-type="float" office:value="90" calcext:value-type="float">
            <text:p>90.0</text:p>
          </table:table-cell>
          <table:table-cell table:style-name="ce439" table:formula="of:=IF([$TrainingPlan.$F$3]=&quot;TSS&quot;; [$WeeklyTSS.C57]; [$WeeklyHrs.C57])" office:value-type="float" office:value="230" calcext:value-type="float">
            <text:p>230.0</text:p>
          </table:table-cell>
          <table:table-cell table:style-name="ce439" table:formula="of:=IF([$TrainingPlan.$F$3]=&quot;TSS&quot;; [$WeeklyTSS.D57]; [$WeeklyHrs.D57])" office:value-type="float" office:value="150" calcext:value-type="float">
            <text:p>150.0</text:p>
          </table:table-cell>
          <table:table-cell table:style-name="ce439" table:formula="of:=IF([$TrainingPlan.$F$3]=&quot;TSS&quot;; [$WeeklyTSS.E57]; [$WeeklyHrs.E57])" office:value-type="float" office:value="210" calcext:value-type="float">
            <text:p>210.0</text:p>
          </table:table-cell>
          <table:table-cell table:style-name="ce439" table:formula="of:=IF([$TrainingPlan.$F$3]=&quot;TSS&quot;; [$WeeklyTSS.F57]; [$WeeklyHrs.F57])" office:value-type="float" office:value="190" calcext:value-type="float">
            <text:p>190.0</text:p>
          </table:table-cell>
          <table:table-cell table:style-name="ce439" table:formula="of:=IF([$TrainingPlan.$F$3]=&quot;TSS&quot;; [$WeeklyTSS.G57]; [$WeeklyHrs.G57])" office:value-type="float" office:value="260" calcext:value-type="float">
            <text:p>260.0</text:p>
          </table:table-cell>
          <table:table-cell table:style-name="ce650" table:formula="of:=IF([$TrainingPlan.$F$3]=&quot;TSS&quot;; [$WeeklyTSS.H57]; [$WeeklyHrs.H57])" office:value-type="float" office:value="210" calcext:value-type="float">
            <text:p>210.0</text:p>
          </table:table-cell>
          <table:table-cell table:number-columns-repeated="1016"/>
        </table:table-row>
        <table:table-row table:style-name="ro20">
          <table:table-cell table:style-name="ce434" table:formula="of:=IF([$TrainingPlan.$F$3]=&quot;TSS&quot;; [$WeeklyTSS.A58]; [$WeeklyHrs.A58])" office:value-type="float" office:value="1360" calcext:value-type="float">
            <text:p>1360.0</text:p>
          </table:table-cell>
          <table:table-cell table:style-name="ce440" table:formula="of:=IF([$TrainingPlan.$F$3]=&quot;TSS&quot;; [$WeeklyTSS.B58]; [$WeeklyHrs.B58])" office:value-type="float" office:value="90" calcext:value-type="float">
            <text:p>90.0</text:p>
          </table:table-cell>
          <table:table-cell table:style-name="ce440" table:formula="of:=IF([$TrainingPlan.$F$3]=&quot;TSS&quot;; [$WeeklyTSS.C58]; [$WeeklyHrs.C58])" office:value-type="float" office:value="230" calcext:value-type="float">
            <text:p>230.0</text:p>
          </table:table-cell>
          <table:table-cell table:style-name="ce440" table:formula="of:=IF([$TrainingPlan.$F$3]=&quot;TSS&quot;; [$WeeklyTSS.D58]; [$WeeklyHrs.D58])" office:value-type="float" office:value="170" calcext:value-type="float">
            <text:p>170.0</text:p>
          </table:table-cell>
          <table:table-cell table:style-name="ce440" table:formula="of:=IF([$TrainingPlan.$F$3]=&quot;TSS&quot;; [$WeeklyTSS.E58]; [$WeeklyHrs.E58])" office:value-type="float" office:value="210" calcext:value-type="float">
            <text:p>210.0</text:p>
          </table:table-cell>
          <table:table-cell table:style-name="ce440" table:formula="of:=IF([$TrainingPlan.$F$3]=&quot;TSS&quot;; [$WeeklyTSS.F58]; [$WeeklyHrs.F58])" office:value-type="float" office:value="190" calcext:value-type="float">
            <text:p>190.0</text:p>
          </table:table-cell>
          <table:table-cell table:style-name="ce440" table:formula="of:=IF([$TrainingPlan.$F$3]=&quot;TSS&quot;; [$WeeklyTSS.G58]; [$WeeklyHrs.G58])" office:value-type="float" office:value="260" calcext:value-type="float">
            <text:p>260.0</text:p>
          </table:table-cell>
          <table:table-cell table:style-name="ce651" table:formula="of:=IF([$TrainingPlan.$F$3]=&quot;TSS&quot;; [$WeeklyTSS.H58]; [$WeeklyHrs.H58])" office:value-type="float" office:value="210" calcext:value-type="float">
            <text:p>210.0</text:p>
          </table:table-cell>
          <table:table-cell table:number-columns-repeated="1016"/>
        </table:table-row>
        <table:table-row table:style-name="ro20">
          <table:table-cell table:style-name="ce433" table:formula="of:=IF([$TrainingPlan.$F$3]=&quot;TSS&quot;; [$WeeklyTSS.A59]; [$WeeklyHrs.A59])" office:value-type="float" office:value="1380" calcext:value-type="float">
            <text:p>1380.0</text:p>
          </table:table-cell>
          <table:table-cell table:style-name="ce439" table:formula="of:=IF([$TrainingPlan.$F$3]=&quot;TSS&quot;; [$WeeklyTSS.B59]; [$WeeklyHrs.B59])" office:value-type="float" office:value="90" calcext:value-type="float">
            <text:p>90.0</text:p>
          </table:table-cell>
          <table:table-cell table:style-name="ce439" table:formula="of:=IF([$TrainingPlan.$F$3]=&quot;TSS&quot;; [$WeeklyTSS.C59]; [$WeeklyHrs.C59])" office:value-type="float" office:value="230" calcext:value-type="float">
            <text:p>230.0</text:p>
          </table:table-cell>
          <table:table-cell table:style-name="ce439" table:formula="of:=IF([$TrainingPlan.$F$3]=&quot;TSS&quot;; [$WeeklyTSS.D59]; [$WeeklyHrs.D59])" office:value-type="float" office:value="170" calcext:value-type="float">
            <text:p>170.0</text:p>
          </table:table-cell>
          <table:table-cell table:style-name="ce439" table:formula="of:=IF([$TrainingPlan.$F$3]=&quot;TSS&quot;; [$WeeklyTSS.E59]; [$WeeklyHrs.E59])" office:value-type="float" office:value="230" calcext:value-type="float">
            <text:p>230.0</text:p>
          </table:table-cell>
          <table:table-cell table:style-name="ce439" table:formula="of:=IF([$TrainingPlan.$F$3]=&quot;TSS&quot;; [$WeeklyTSS.F59]; [$WeeklyHrs.F59])" office:value-type="float" office:value="190" calcext:value-type="float">
            <text:p>190.0</text:p>
          </table:table-cell>
          <table:table-cell table:style-name="ce439" table:formula="of:=IF([$TrainingPlan.$F$3]=&quot;TSS&quot;; [$WeeklyTSS.G59]; [$WeeklyHrs.G59])" office:value-type="float" office:value="260" calcext:value-type="float">
            <text:p>260.0</text:p>
          </table:table-cell>
          <table:table-cell table:style-name="ce650" table:formula="of:=IF([$TrainingPlan.$F$3]=&quot;TSS&quot;; [$WeeklyTSS.H59]; [$WeeklyHrs.H59])" office:value-type="float" office:value="210" calcext:value-type="float">
            <text:p>210.0</text:p>
          </table:table-cell>
          <table:table-cell table:number-columns-repeated="1016"/>
        </table:table-row>
        <table:table-row table:style-name="ro20">
          <table:table-cell table:style-name="ce434" table:formula="of:=IF([$TrainingPlan.$F$3]=&quot;TSS&quot;; [$WeeklyTSS.A60]; [$WeeklyHrs.A60])" office:value-type="float" office:value="1400" calcext:value-type="float">
            <text:p>1400.0</text:p>
          </table:table-cell>
          <table:table-cell table:style-name="ce440" table:formula="of:=IF([$TrainingPlan.$F$3]=&quot;TSS&quot;; [$WeeklyTSS.B60]; [$WeeklyHrs.B60])" office:value-type="float" office:value="90" calcext:value-type="float">
            <text:p>90.0</text:p>
          </table:table-cell>
          <table:table-cell table:style-name="ce440" table:formula="of:=IF([$TrainingPlan.$F$3]=&quot;TSS&quot;; [$WeeklyTSS.C60]; [$WeeklyHrs.C60])" office:value-type="float" office:value="230" calcext:value-type="float">
            <text:p>230.0</text:p>
          </table:table-cell>
          <table:table-cell table:style-name="ce440" table:formula="of:=IF([$TrainingPlan.$F$3]=&quot;TSS&quot;; [$WeeklyTSS.D60]; [$WeeklyHrs.D60])" office:value-type="float" office:value="170" calcext:value-type="float">
            <text:p>170.0</text:p>
          </table:table-cell>
          <table:table-cell table:style-name="ce440" table:formula="of:=IF([$TrainingPlan.$F$3]=&quot;TSS&quot;; [$WeeklyTSS.E60]; [$WeeklyHrs.E60])" office:value-type="float" office:value="230" calcext:value-type="float">
            <text:p>230.0</text:p>
          </table:table-cell>
          <table:table-cell table:style-name="ce440" table:formula="of:=IF([$TrainingPlan.$F$3]=&quot;TSS&quot;; [$WeeklyTSS.F60]; [$WeeklyHrs.F60])" office:value-type="float" office:value="210" calcext:value-type="float">
            <text:p>210.0</text:p>
          </table:table-cell>
          <table:table-cell table:style-name="ce440" table:formula="of:=IF([$TrainingPlan.$F$3]=&quot;TSS&quot;; [$WeeklyTSS.G60]; [$WeeklyHrs.G60])" office:value-type="float" office:value="260" calcext:value-type="float">
            <text:p>260.0</text:p>
          </table:table-cell>
          <table:table-cell table:style-name="ce651" table:formula="of:=IF([$TrainingPlan.$F$3]=&quot;TSS&quot;; [$WeeklyTSS.H60]; [$WeeklyHrs.H60])" office:value-type="float" office:value="210" calcext:value-type="float">
            <text:p>210.0</text:p>
          </table:table-cell>
          <table:table-cell table:number-columns-repeated="1016"/>
        </table:table-row>
        <table:table-row table:style-name="ro20">
          <table:table-cell table:style-name="ce433" table:formula="of:=IF([$TrainingPlan.$F$3]=&quot;TSS&quot;; [$WeeklyTSS.A61]; [$WeeklyHrs.A61])" office:value-type="float" office:value="1420" calcext:value-type="float">
            <text:p>1420.0</text:p>
          </table:table-cell>
          <table:table-cell table:style-name="ce439" table:formula="of:=IF([$TrainingPlan.$F$3]=&quot;TSS&quot;; [$WeeklyTSS.B61]; [$WeeklyHrs.B61])" office:value-type="float" office:value="90" calcext:value-type="float">
            <text:p>90.0</text:p>
          </table:table-cell>
          <table:table-cell table:style-name="ce439" table:formula="of:=IF([$TrainingPlan.$F$3]=&quot;TSS&quot;; [$WeeklyTSS.C61]; [$WeeklyHrs.C61])" office:value-type="float" office:value="250" calcext:value-type="float">
            <text:p>250.0</text:p>
          </table:table-cell>
          <table:table-cell table:style-name="ce439" table:formula="of:=IF([$TrainingPlan.$F$3]=&quot;TSS&quot;; [$WeeklyTSS.D61]; [$WeeklyHrs.D61])" office:value-type="float" office:value="170" calcext:value-type="float">
            <text:p>170.0</text:p>
          </table:table-cell>
          <table:table-cell table:style-name="ce439" table:formula="of:=IF([$TrainingPlan.$F$3]=&quot;TSS&quot;; [$WeeklyTSS.E61]; [$WeeklyHrs.E61])" office:value-type="float" office:value="230" calcext:value-type="float">
            <text:p>230.0</text:p>
          </table:table-cell>
          <table:table-cell table:style-name="ce439" table:formula="of:=IF([$TrainingPlan.$F$3]=&quot;TSS&quot;; [$WeeklyTSS.F61]; [$WeeklyHrs.F61])" office:value-type="float" office:value="210" calcext:value-type="float">
            <text:p>210.0</text:p>
          </table:table-cell>
          <table:table-cell table:style-name="ce439" table:formula="of:=IF([$TrainingPlan.$F$3]=&quot;TSS&quot;; [$WeeklyTSS.G61]; [$WeeklyHrs.G61])" office:value-type="float" office:value="260" calcext:value-type="float">
            <text:p>260.0</text:p>
          </table:table-cell>
          <table:table-cell table:style-name="ce650" table:formula="of:=IF([$TrainingPlan.$F$3]=&quot;TSS&quot;; [$WeeklyTSS.H61]; [$WeeklyHrs.H61])" office:value-type="float" office:value="210" calcext:value-type="float">
            <text:p>210.0</text:p>
          </table:table-cell>
          <table:table-cell table:number-columns-repeated="1016"/>
        </table:table-row>
        <table:table-row table:style-name="ro20">
          <table:table-cell table:style-name="ce434" table:formula="of:=IF([$TrainingPlan.$F$3]=&quot;TSS&quot;; [$WeeklyTSS.A62]; [$WeeklyHrs.A62])" office:value-type="float" office:value="1440" calcext:value-type="float">
            <text:p>1440.0</text:p>
          </table:table-cell>
          <table:table-cell table:style-name="ce440" table:formula="of:=IF([$TrainingPlan.$F$3]=&quot;TSS&quot;; [$WeeklyTSS.B62]; [$WeeklyHrs.B62])" office:value-type="float" office:value="90" calcext:value-type="float">
            <text:p>90.0</text:p>
          </table:table-cell>
          <table:table-cell table:style-name="ce440" table:formula="of:=IF([$TrainingPlan.$F$3]=&quot;TSS&quot;; [$WeeklyTSS.C62]; [$WeeklyHrs.C62])" office:value-type="float" office:value="250" calcext:value-type="float">
            <text:p>250.0</text:p>
          </table:table-cell>
          <table:table-cell table:style-name="ce440" table:formula="of:=IF([$TrainingPlan.$F$3]=&quot;TSS&quot;; [$WeeklyTSS.D62]; [$WeeklyHrs.D62])" office:value-type="float" office:value="190" calcext:value-type="float">
            <text:p>190.0</text:p>
          </table:table-cell>
          <table:table-cell table:style-name="ce440" table:formula="of:=IF([$TrainingPlan.$F$3]=&quot;TSS&quot;; [$WeeklyTSS.E62]; [$WeeklyHrs.E62])" office:value-type="float" office:value="230" calcext:value-type="float">
            <text:p>230.0</text:p>
          </table:table-cell>
          <table:table-cell table:style-name="ce440" table:formula="of:=IF([$TrainingPlan.$F$3]=&quot;TSS&quot;; [$WeeklyTSS.F62]; [$WeeklyHrs.F62])" office:value-type="float" office:value="210" calcext:value-type="float">
            <text:p>210.0</text:p>
          </table:table-cell>
          <table:table-cell table:style-name="ce440" table:formula="of:=IF([$TrainingPlan.$F$3]=&quot;TSS&quot;; [$WeeklyTSS.G62]; [$WeeklyHrs.G62])" office:value-type="float" office:value="260" calcext:value-type="float">
            <text:p>260.0</text:p>
          </table:table-cell>
          <table:table-cell table:style-name="ce651" table:formula="of:=IF([$TrainingPlan.$F$3]=&quot;TSS&quot;; [$WeeklyTSS.H62]; [$WeeklyHrs.H62])" office:value-type="float" office:value="210" calcext:value-type="float">
            <text:p>210.0</text:p>
          </table:table-cell>
          <table:table-cell table:number-columns-repeated="1016"/>
        </table:table-row>
        <table:table-row table:style-name="ro20">
          <table:table-cell table:style-name="ce433" table:formula="of:=IF([$TrainingPlan.$F$3]=&quot;TSS&quot;; [$WeeklyTSS.A63]; [$WeeklyHrs.A63])" office:value-type="float" office:value="1460" calcext:value-type="float">
            <text:p>1460.0</text:p>
          </table:table-cell>
          <table:table-cell table:style-name="ce439" table:formula="of:=IF([$TrainingPlan.$F$3]=&quot;TSS&quot;; [$WeeklyTSS.B63]; [$WeeklyHrs.B63])" office:value-type="float" office:value="90" calcext:value-type="float">
            <text:p>90.0</text:p>
          </table:table-cell>
          <table:table-cell table:style-name="ce439" table:formula="of:=IF([$TrainingPlan.$F$3]=&quot;TSS&quot;; [$WeeklyTSS.C63]; [$WeeklyHrs.C63])" office:value-type="float" office:value="250" calcext:value-type="float">
            <text:p>250.0</text:p>
          </table:table-cell>
          <table:table-cell table:style-name="ce439" table:formula="of:=IF([$TrainingPlan.$F$3]=&quot;TSS&quot;; [$WeeklyTSS.D63]; [$WeeklyHrs.D63])" office:value-type="float" office:value="190" calcext:value-type="float">
            <text:p>190.0</text:p>
          </table:table-cell>
          <table:table-cell table:style-name="ce439" table:formula="of:=IF([$TrainingPlan.$F$3]=&quot;TSS&quot;; [$WeeklyTSS.E63]; [$WeeklyHrs.E63])" office:value-type="float" office:value="230" calcext:value-type="float">
            <text:p>230.0</text:p>
          </table:table-cell>
          <table:table-cell table:style-name="ce439" table:formula="of:=IF([$TrainingPlan.$F$3]=&quot;TSS&quot;; [$WeeklyTSS.F63]; [$WeeklyHrs.F63])" office:value-type="float" office:value="210" calcext:value-type="float">
            <text:p>210.0</text:p>
          </table:table-cell>
          <table:table-cell table:style-name="ce439" table:formula="of:=IF([$TrainingPlan.$F$3]=&quot;TSS&quot;; [$WeeklyTSS.G63]; [$WeeklyHrs.G63])" office:value-type="float" office:value="260" calcext:value-type="float">
            <text:p>260.0</text:p>
          </table:table-cell>
          <table:table-cell table:style-name="ce650" table:formula="of:=IF([$TrainingPlan.$F$3]=&quot;TSS&quot;; [$WeeklyTSS.H63]; [$WeeklyHrs.H63])" office:value-type="float" office:value="230" calcext:value-type="float">
            <text:p>230.0</text:p>
          </table:table-cell>
          <table:table-cell table:number-columns-repeated="1016"/>
        </table:table-row>
        <table:table-row table:style-name="ro20">
          <table:table-cell table:style-name="ce434" table:formula="of:=IF([$TrainingPlan.$F$3]=&quot;TSS&quot;; [$WeeklyTSS.A64]; [$WeeklyHrs.A64])" office:value-type="float" office:value="1480" calcext:value-type="float">
            <text:p>1480.0</text:p>
          </table:table-cell>
          <table:table-cell table:style-name="ce440" table:formula="of:=IF([$TrainingPlan.$F$3]=&quot;TSS&quot;; [$WeeklyTSS.B64]; [$WeeklyHrs.B64])" office:value-type="float" office:value="90" calcext:value-type="float">
            <text:p>90.0</text:p>
          </table:table-cell>
          <table:table-cell table:style-name="ce440" table:formula="of:=IF([$TrainingPlan.$F$3]=&quot;TSS&quot;; [$WeeklyTSS.C64]; [$WeeklyHrs.C64])" office:value-type="float" office:value="250" calcext:value-type="float">
            <text:p>250.0</text:p>
          </table:table-cell>
          <table:table-cell table:style-name="ce440" table:formula="of:=IF([$TrainingPlan.$F$3]=&quot;TSS&quot;; [$WeeklyTSS.D64]; [$WeeklyHrs.D64])" office:value-type="float" office:value="210" calcext:value-type="float">
            <text:p>210.0</text:p>
          </table:table-cell>
          <table:table-cell table:style-name="ce440" table:formula="of:=IF([$TrainingPlan.$F$3]=&quot;TSS&quot;; [$WeeklyTSS.E64]; [$WeeklyHrs.E64])" office:value-type="float" office:value="230" calcext:value-type="float">
            <text:p>230.0</text:p>
          </table:table-cell>
          <table:table-cell table:style-name="ce440" table:formula="of:=IF([$TrainingPlan.$F$3]=&quot;TSS&quot;; [$WeeklyTSS.F64]; [$WeeklyHrs.F64])" office:value-type="float" office:value="210" calcext:value-type="float">
            <text:p>210.0</text:p>
          </table:table-cell>
          <table:table-cell table:style-name="ce440" table:formula="of:=IF([$TrainingPlan.$F$3]=&quot;TSS&quot;; [$WeeklyTSS.G64]; [$WeeklyHrs.G64])" office:value-type="float" office:value="260" calcext:value-type="float">
            <text:p>260.0</text:p>
          </table:table-cell>
          <table:table-cell table:style-name="ce651" table:formula="of:=IF([$TrainingPlan.$F$3]=&quot;TSS&quot;; [$WeeklyTSS.H64]; [$WeeklyHrs.H64])" office:value-type="float" office:value="230" calcext:value-type="float">
            <text:p>230.0</text:p>
          </table:table-cell>
          <table:table-cell table:number-columns-repeated="1016"/>
        </table:table-row>
        <table:table-row table:style-name="ro20">
          <table:table-cell table:style-name="ce433" table:formula="of:=IF([$TrainingPlan.$F$3]=&quot;TSS&quot;; [$WeeklyTSS.A65]; [$WeeklyHrs.A65])" office:value-type="float" office:value="1500" calcext:value-type="float">
            <text:p>1500.0</text:p>
          </table:table-cell>
          <table:table-cell table:style-name="ce439" table:formula="of:=IF([$TrainingPlan.$F$3]=&quot;TSS&quot;; [$WeeklyTSS.B65]; [$WeeklyHrs.B65])" office:value-type="float" office:value="90" calcext:value-type="float">
            <text:p>90.0</text:p>
          </table:table-cell>
          <table:table-cell table:style-name="ce439" table:formula="of:=IF([$TrainingPlan.$F$3]=&quot;TSS&quot;; [$WeeklyTSS.C65]; [$WeeklyHrs.C65])" office:value-type="float" office:value="250" calcext:value-type="float">
            <text:p>250.0</text:p>
          </table:table-cell>
          <table:table-cell table:style-name="ce439" table:formula="of:=IF([$TrainingPlan.$F$3]=&quot;TSS&quot;; [$WeeklyTSS.D65]; [$WeeklyHrs.D65])" office:value-type="float" office:value="210" calcext:value-type="float">
            <text:p>210.0</text:p>
          </table:table-cell>
          <table:table-cell table:style-name="ce439" table:formula="of:=IF([$TrainingPlan.$F$3]=&quot;TSS&quot;; [$WeeklyTSS.E65]; [$WeeklyHrs.E65])" office:value-type="float" office:value="230" calcext:value-type="float">
            <text:p>230.0</text:p>
          </table:table-cell>
          <table:table-cell table:style-name="ce439" table:formula="of:=IF([$TrainingPlan.$F$3]=&quot;TSS&quot;; [$WeeklyTSS.F65]; [$WeeklyHrs.F65])" office:value-type="float" office:value="210" calcext:value-type="float">
            <text:p>210.0</text:p>
          </table:table-cell>
          <table:table-cell table:style-name="ce439" table:formula="of:=IF([$TrainingPlan.$F$3]=&quot;TSS&quot;; [$WeeklyTSS.G65]; [$WeeklyHrs.G65])" office:value-type="float" office:value="280" calcext:value-type="float">
            <text:p>280.0</text:p>
          </table:table-cell>
          <table:table-cell table:style-name="ce650" table:formula="of:=IF([$TrainingPlan.$F$3]=&quot;TSS&quot;; [$WeeklyTSS.H65]; [$WeeklyHrs.H65])" office:value-type="float" office:value="230" calcext:value-type="float">
            <text:p>230.0</text:p>
          </table:table-cell>
          <table:table-cell table:number-columns-repeated="1016"/>
        </table:table-row>
        <table:table-row table:style-name="ro20">
          <table:table-cell table:style-name="ce435" table:formula="of:=IF([$TrainingPlan.$F$3]=&quot;TSS&quot;; [$WeeklyTSS.A66]; [$WeeklyHrs.A66])" office:value-type="float" office:value="1520" calcext:value-type="float">
            <text:p>1520.0</text:p>
          </table:table-cell>
          <table:table-cell table:style-name="ce443" table:formula="of:=IF([$TrainingPlan.$F$3]=&quot;TSS&quot;; [$WeeklyTSS.B66]; [$WeeklyHrs.B66])" office:value-type="float" office:value="90" calcext:value-type="float">
            <text:p>90.0</text:p>
          </table:table-cell>
          <table:table-cell table:style-name="ce443" table:formula="of:=IF([$TrainingPlan.$F$3]=&quot;TSS&quot;; [$WeeklyTSS.C66]; [$WeeklyHrs.C66])" office:value-type="float" office:value="270" calcext:value-type="float">
            <text:p>270.0</text:p>
          </table:table-cell>
          <table:table-cell table:style-name="ce443" table:formula="of:=IF([$TrainingPlan.$F$3]=&quot;TSS&quot;; [$WeeklyTSS.D66]; [$WeeklyHrs.D66])" office:value-type="float" office:value="210" calcext:value-type="float">
            <text:p>210.0</text:p>
          </table:table-cell>
          <table:table-cell table:style-name="ce443" table:formula="of:=IF([$TrainingPlan.$F$3]=&quot;TSS&quot;; [$WeeklyTSS.E66]; [$WeeklyHrs.E66])" office:value-type="float" office:value="230" calcext:value-type="float">
            <text:p>230.0</text:p>
          </table:table-cell>
          <table:table-cell table:style-name="ce443" table:formula="of:=IF([$TrainingPlan.$F$3]=&quot;TSS&quot;; [$WeeklyTSS.F66]; [$WeeklyHrs.F66])" office:value-type="float" office:value="210" calcext:value-type="float">
            <text:p>210.0</text:p>
          </table:table-cell>
          <table:table-cell table:style-name="ce443" table:formula="of:=IF([$TrainingPlan.$F$3]=&quot;TSS&quot;; [$WeeklyTSS.G66]; [$WeeklyHrs.G66])" office:value-type="float" office:value="280" calcext:value-type="float">
            <text:p>280.0</text:p>
          </table:table-cell>
          <table:table-cell table:style-name="ce652" table:formula="of:=IF([$TrainingPlan.$F$3]=&quot;TSS&quot;; [$WeeklyTSS.H66]; [$WeeklyHrs.H66])" office:value-type="float" office:value="230" calcext:value-type="float">
            <text:p>230.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WorkoutPatternsList" table:style-name="ta8" table:print="false">
        <table:table-column table:style-name="co38" table:default-cell-style-name="ce216"/>
        <table:table-column table:style-name="co39" table:default-cell-style-name="ce217"/>
        <table:table-column table:style-name="co40" table:number-columns-repeated="6" table:default-cell-style-name="ce217"/>
        <table:table-column table:style-name="co40" table:default-cell-style-name="Default"/>
        <table:table-row table:style-name="ro2">
          <table:table-cell table:formula="of:=[WorkoutPatterns.D11]" office:value-type="string" office:string-value="Prep: OFF-E2-S1-E2-OFF-E2-E2" calcext:value-type="string">
            <text:p>Prep: OFF-E2-S1-E2-OFF-E2-E2</text:p>
          </table:table-cell>
          <table:table-cell table:formula="of:=[WorkoutPatterns.$E11]" office:value-type="string" office:string-value="OFF" calcext:value-type="string">
            <text:p>OFF</text:p>
          </table:table-cell>
          <table:table-cell table:formula="of:=[WorkoutPatterns.$G11]" office:value-type="string" office:string-value="E2" calcext:value-type="string">
            <text:p>E2</text:p>
          </table:table-cell>
          <table:table-cell table:formula="of:=[WorkoutPatterns.$I11]" office:value-type="string" office:string-value="S1" calcext:value-type="string">
            <text:p>S1</text:p>
          </table:table-cell>
          <table:table-cell table:formula="of:=[WorkoutPatterns.$K11]" office:value-type="string" office:string-value="E2" calcext:value-type="string">
            <text:p>E2</text:p>
          </table:table-cell>
          <table:table-cell table:formula="of:=[WorkoutPatterns.$M11]" office:value-type="string" office:string-value="OFF" calcext:value-type="string">
            <text:p>OFF</text:p>
          </table:table-cell>
          <table:table-cell table:formula="of:=[WorkoutPatterns.$O11]" office:value-type="string" office:string-value="E2" calcext:value-type="string">
            <text:p>E2</text:p>
          </table:table-cell>
          <table:table-cell table:formula="of:=[WorkoutPatterns.$Q11]" office:value-type="string" office:string-value="E2" calcext:value-type="string">
            <text:p>E2</text:p>
          </table:table-cell>
          <table:table-cell table:style-name="ce219"/>
        </table:table-row>
        <table:table-row table:style-name="ro2">
          <table:table-cell table:formula="of:=[WorkoutPatterns.D12]" office:value-type="string" office:string-value="Prep: E1----E1--" calcext:value-type="string">
            <text:p>Prep: E1----E1--</text:p>
          </table:table-cell>
          <table:table-cell table:formula="of:=[WorkoutPatterns.$E12]" office:value-type="string" office:string-value="E1" calcext:value-type="string">
            <text:p>E1</text:p>
          </table:table-cell>
          <table:table-cell table:formula="of:=[WorkoutPatterns.$G12]" office:value-type="float" office:value="0" calcext:value-type="float">
            <text:p/>
          </table:table-cell>
          <table:table-cell table:formula="of:=[WorkoutPatterns.$I12]" office:value-type="float" office:value="0" calcext:value-type="float">
            <text:p/>
          </table:table-cell>
          <table:table-cell table:formula="of:=[WorkoutPatterns.$K12]" office:value-type="float" office:value="0" calcext:value-type="float">
            <text:p/>
          </table:table-cell>
          <table:table-cell table:formula="of:=[WorkoutPatterns.$M12]" office:value-type="string" office:string-value="E1" calcext:value-type="string">
            <text:p>E1</text:p>
          </table:table-cell>
          <table:table-cell table:formula="of:=[WorkoutPatterns.$O12]" office:value-type="float" office:value="0" calcext:value-type="float">
            <text:p/>
          </table:table-cell>
          <table:table-cell table:formula="of:=[WorkoutPatterns.$Q12]" office:value-type="float" office:value="0" calcext:value-type="float">
            <text:p/>
          </table:table-cell>
          <table:table-cell/>
        </table:table-row>
        <table:table-row table:style-name="ro2">
          <table:table-cell table:formula="of:=[WorkoutPatterns.D25]" office:value-type="string" office:string-value="Base 1: OFF-E2-E2-E2-S1-E2-E2" calcext:value-type="string">
            <text:p>Base 1: OFF-E2-E2-E2-S1-E2-E2</text:p>
          </table:table-cell>
          <table:table-cell table:formula="of:=[WorkoutPatterns.E25]" office:value-type="string" office:string-value="OFF" calcext:value-type="string">
            <text:p>OFF</text:p>
          </table:table-cell>
          <table:table-cell table:formula="of:=[WorkoutPatterns.G25]" office:value-type="string" office:string-value="E2" calcext:value-type="string">
            <text:p>E2</text:p>
          </table:table-cell>
          <table:table-cell table:formula="of:=[WorkoutPatterns.I25]" office:value-type="string" office:string-value="E2" calcext:value-type="string">
            <text:p>E2</text:p>
          </table:table-cell>
          <table:table-cell table:formula="of:=[WorkoutPatterns.K25]" office:value-type="string" office:string-value="E2" calcext:value-type="string">
            <text:p>E2</text:p>
          </table:table-cell>
          <table:table-cell table:formula="of:=[WorkoutPatterns.M25]" office:value-type="string" office:string-value="S1" calcext:value-type="string">
            <text:p>S1</text:p>
          </table:table-cell>
          <table:table-cell table:formula="of:=[WorkoutPatterns.O25]" office:value-type="string" office:string-value="E2" calcext:value-type="string">
            <text:p>E2</text:p>
          </table:table-cell>
          <table:table-cell table:formula="of:=[WorkoutPatterns.Q25]" office:value-type="string" office:string-value="E2" calcext:value-type="string">
            <text:p>E2</text:p>
          </table:table-cell>
          <table:table-cell/>
        </table:table-row>
        <table:table-row table:style-name="ro2">
          <table:table-cell table:formula="of:=[WorkoutPatterns.D26]" office:value-type="string" office:string-value="Base 1: E1----S2--" calcext:value-type="string">
            <text:p>Base 1: E1----S2--</text:p>
          </table:table-cell>
          <table:table-cell table:formula="of:=[WorkoutPatterns.E26]" office:value-type="string" office:string-value="E1" calcext:value-type="string">
            <text:p>E1</text:p>
          </table:table-cell>
          <table:table-cell table:formula="of:=[WorkoutPatterns.G26]" office:value-type="float" office:value="0" calcext:value-type="float">
            <text:p/>
          </table:table-cell>
          <table:table-cell table:formula="of:=[WorkoutPatterns.I26]" office:value-type="float" office:value="0" calcext:value-type="float">
            <text:p/>
          </table:table-cell>
          <table:table-cell table:formula="of:=[WorkoutPatterns.K26]" office:value-type="float" office:value="0" calcext:value-type="float">
            <text:p/>
          </table:table-cell>
          <table:table-cell table:formula="of:=[WorkoutPatterns.M26]" office:value-type="string" office:string-value="S2" calcext:value-type="string">
            <text:p>S2</text:p>
          </table:table-cell>
          <table:table-cell table:formula="of:=[WorkoutPatterns.O26]" office:value-type="float" office:value="0" calcext:value-type="float">
            <text:p/>
          </table:table-cell>
          <table:table-cell table:formula="of:=[WorkoutPatterns.Q26]" office:value-type="float" office:value="0" calcext:value-type="float">
            <text:p/>
          </table:table-cell>
          <table:table-cell/>
        </table:table-row>
        <table:table-row table:style-name="ro2">
          <table:table-cell table:formula="of:=[WorkoutPatterns.D37]" office:value-type="string" office:string-value="Base 1Rest: OFF-E2-E2-S1-E1-T1-E2" calcext:value-type="string">
            <text:p>Base 1Rest: OFF-E2-E2-S1-E1-T1-E2</text:p>
          </table:table-cell>
          <table:table-cell table:formula="of:=[WorkoutPatterns.E37]" office:value-type="string" office:string-value="OFF" calcext:value-type="string">
            <text:p>OFF</text:p>
          </table:table-cell>
          <table:table-cell table:formula="of:=[WorkoutPatterns.G37]" office:value-type="string" office:string-value="E2" calcext:value-type="string">
            <text:p>E2</text:p>
          </table:table-cell>
          <table:table-cell table:formula="of:=[WorkoutPatterns.I37]" office:value-type="string" office:string-value="E2" calcext:value-type="string">
            <text:p>E2</text:p>
          </table:table-cell>
          <table:table-cell table:formula="of:=[WorkoutPatterns.K37]" office:value-type="string" office:string-value="S1" calcext:value-type="string">
            <text:p>S1</text:p>
          </table:table-cell>
          <table:table-cell table:formula="of:=[WorkoutPatterns.M37]" office:value-type="string" office:string-value="E1" calcext:value-type="string">
            <text:p>E1</text:p>
          </table:table-cell>
          <table:table-cell table:formula="of:=[WorkoutPatterns.O37]" office:value-type="string" office:string-value="T1" calcext:value-type="string">
            <text:p>T1</text:p>
          </table:table-cell>
          <table:table-cell table:formula="of:=[WorkoutPatterns.Q37]" office:value-type="string" office:string-value="E2" calcext:value-type="string">
            <text:p>E2</text:p>
          </table:table-cell>
          <table:table-cell/>
        </table:table-row>
        <table:table-row table:style-name="ro2">
          <table:table-cell table:formula="of:=[WorkoutPatterns.D38]" office:value-type="string" office:string-value="Base 1Rest: E1---S2---" calcext:value-type="string">
            <text:p>Base 1Rest: E1---S2---</text:p>
          </table:table-cell>
          <table:table-cell table:formula="of:=[WorkoutPatterns.E38]" office:value-type="string" office:string-value="E1" calcext:value-type="string">
            <text:p>E1</text:p>
          </table:table-cell>
          <table:table-cell table:formula="of:=[WorkoutPatterns.G38]" office:value-type="float" office:value="0" calcext:value-type="float">
            <text:p/>
          </table:table-cell>
          <table:table-cell table:formula="of:=[WorkoutPatterns.I38]" office:value-type="float" office:value="0" calcext:value-type="float">
            <text:p/>
          </table:table-cell>
          <table:table-cell table:formula="of:=[WorkoutPatterns.K38]" office:value-type="string" office:string-value="S2" calcext:value-type="string">
            <text:p>S2</text:p>
          </table:table-cell>
          <table:table-cell table:formula="of:=[WorkoutPatterns.M38]" office:value-type="float" office:value="0" calcext:value-type="float">
            <text:p/>
          </table:table-cell>
          <table:table-cell table:formula="of:=[WorkoutPatterns.O38]" office:value-type="float" office:value="0" calcext:value-type="float">
            <text:p/>
          </table:table-cell>
          <table:table-cell table:formula="of:=[WorkoutPatterns.Q38]" office:value-type="float" office:value="0" calcext:value-type="float">
            <text:p/>
          </table:table-cell>
          <table:table-cell/>
        </table:table-row>
        <table:table-row table:style-name="ro2">
          <table:table-cell table:formula="of:=[WorkoutPatterns.D39]" office:value-type="string" office:string-value="Base 1Rest: S4---S3---" calcext:value-type="string">
            <text:p>Base 1Rest: S4---S3---</text:p>
          </table:table-cell>
          <table:table-cell table:formula="of:=[WorkoutPatterns.E39]" office:value-type="string" office:string-value="S4" calcext:value-type="string">
            <text:p>S4</text:p>
          </table:table-cell>
          <table:table-cell table:formula="of:=[WorkoutPatterns.G39]" office:value-type="float" office:value="0" calcext:value-type="float">
            <text:p/>
          </table:table-cell>
          <table:table-cell table:formula="of:=[WorkoutPatterns.I39]" office:value-type="float" office:value="0" calcext:value-type="float">
            <text:p/>
          </table:table-cell>
          <table:table-cell table:formula="of:=[WorkoutPatterns.K39]" office:value-type="string" office:string-value="S3" calcext:value-type="string">
            <text:p>S3</text:p>
          </table:table-cell>
          <table:table-cell table:formula="of:=[WorkoutPatterns.M39]" office:value-type="float" office:value="0" calcext:value-type="float">
            <text:p/>
          </table:table-cell>
          <table:table-cell table:formula="of:=[WorkoutPatterns.O39]" office:value-type="float" office:value="0" calcext:value-type="float">
            <text:p/>
          </table:table-cell>
          <table:table-cell table:formula="of:=[WorkoutPatterns.Q39]" office:value-type="float" office:value="0" calcext:value-type="float">
            <text:p/>
          </table:table-cell>
          <table:table-cell/>
        </table:table-row>
        <table:table-row table:style-name="ro2">
          <table:table-cell table:formula="of:=[WorkoutPatterns.D40]" office:value-type="string" office:string-value="Base 1Rest: ---S5---" calcext:value-type="string">
            <text:p>Base 1Rest: ---S5---</text:p>
          </table:table-cell>
          <table:table-cell table:formula="of:=[WorkoutPatterns.E40]" office:value-type="float" office:value="0" calcext:value-type="float">
            <text:p/>
          </table:table-cell>
          <table:table-cell table:formula="of:=[WorkoutPatterns.G40]" office:value-type="float" office:value="0" calcext:value-type="float">
            <text:p/>
          </table:table-cell>
          <table:table-cell table:formula="of:=[WorkoutPatterns.I40]" office:value-type="float" office:value="0" calcext:value-type="float">
            <text:p/>
          </table:table-cell>
          <table:table-cell table:formula="of:=[WorkoutPatterns.K40]" office:value-type="string" office:string-value="S5" calcext:value-type="string">
            <text:p>S5</text:p>
          </table:table-cell>
          <table:table-cell table:formula="of:=[WorkoutPatterns.M40]" office:value-type="float" office:value="0" calcext:value-type="float">
            <text:p/>
          </table:table-cell>
          <table:table-cell table:formula="of:=[WorkoutPatterns.O40]" office:value-type="float" office:value="0" calcext:value-type="float">
            <text:p/>
          </table:table-cell>
          <table:table-cell table:formula="of:=[WorkoutPatterns.Q40]" office:value-type="float" office:value="0" calcext:value-type="float">
            <text:p/>
          </table:table-cell>
          <table:table-cell/>
        </table:table-row>
        <table:table-row table:style-name="ro2">
          <table:table-cell table:formula="of:=[WorkoutPatterns.D53]" office:value-type="string" office:string-value="Base 2: OFF-E3-E2-E2-S1-E2-E2" calcext:value-type="string">
            <text:p>Base 2: OFF-E3-E2-E2-S1-E2-E2</text:p>
          </table:table-cell>
          <table:table-cell table:formula="of:=[WorkoutPatterns.E53]" office:value-type="string" office:string-value="OFF" calcext:value-type="string">
            <text:p>OFF</text:p>
          </table:table-cell>
          <table:table-cell table:formula="of:=[WorkoutPatterns.G53]" office:value-type="string" office:string-value="E3" calcext:value-type="string">
            <text:p>E3</text:p>
          </table:table-cell>
          <table:table-cell table:formula="of:=[WorkoutPatterns.I53]" office:value-type="string" office:string-value="E2" calcext:value-type="string">
            <text:p>E2</text:p>
          </table:table-cell>
          <table:table-cell table:formula="of:=[WorkoutPatterns.K53]" office:value-type="string" office:string-value="E2" calcext:value-type="string">
            <text:p>E2</text:p>
          </table:table-cell>
          <table:table-cell table:formula="of:=[WorkoutPatterns.M53]" office:value-type="string" office:string-value="S1" calcext:value-type="string">
            <text:p>S1</text:p>
          </table:table-cell>
          <table:table-cell table:formula="of:=[WorkoutPatterns.O53]" office:value-type="string" office:string-value="E2" calcext:value-type="string">
            <text:p>E2</text:p>
          </table:table-cell>
          <table:table-cell table:formula="of:=[WorkoutPatterns.Q53]" office:value-type="string" office:string-value="E2" calcext:value-type="string">
            <text:p>E2</text:p>
          </table:table-cell>
          <table:table-cell/>
        </table:table-row>
        <table:table-row table:style-name="ro2">
          <table:table-cell table:formula="of:=[WorkoutPatterns.D54]" office:value-type="string" office:string-value="Base 2: E1-M1---S2--" calcext:value-type="string">
            <text:p>Base 2: E1-M1---S2--</text:p>
          </table:table-cell>
          <table:table-cell table:formula="of:=[WorkoutPatterns.E54]" office:value-type="string" office:string-value="E1" calcext:value-type="string">
            <text:p>E1</text:p>
          </table:table-cell>
          <table:table-cell table:formula="of:=[WorkoutPatterns.G54]" office:value-type="string" office:string-value="M1" calcext:value-type="string">
            <text:p>M1</text:p>
          </table:table-cell>
          <table:table-cell table:formula="of:=[WorkoutPatterns.I54]" office:value-type="float" office:value="0" calcext:value-type="float">
            <text:p/>
          </table:table-cell>
          <table:table-cell table:formula="of:=[WorkoutPatterns.K54]" office:value-type="float" office:value="0" calcext:value-type="float">
            <text:p/>
          </table:table-cell>
          <table:table-cell table:formula="of:=[WorkoutPatterns.M54]" office:value-type="string" office:string-value="S2" calcext:value-type="string">
            <text:p>S2</text:p>
          </table:table-cell>
          <table:table-cell table:formula="of:=[WorkoutPatterns.O54]" office:value-type="float" office:value="0" calcext:value-type="float">
            <text:p/>
          </table:table-cell>
          <table:table-cell table:formula="of:=[WorkoutPatterns.Q54]" office:value-type="float" office:value="0" calcext:value-type="float">
            <text:p/>
          </table:table-cell>
          <table:table-cell/>
        </table:table-row>
        <table:table-row table:style-name="ro2">
          <table:table-cell table:formula="of:=[WorkoutPatterns.D65]" office:value-type="string" office:string-value="Base 2Rest: OFF-E2-E2-S1-E1-T1-E2" calcext:value-type="string">
            <text:p>Base 2Rest: OFF-E2-E2-S1-E1-T1-E2</text:p>
          </table:table-cell>
          <table:table-cell table:formula="of:=[WorkoutPatterns.E65]" office:value-type="string" office:string-value="OFF" calcext:value-type="string">
            <text:p>OFF</text:p>
          </table:table-cell>
          <table:table-cell table:formula="of:=[WorkoutPatterns.G65]" office:value-type="string" office:string-value="E2" calcext:value-type="string">
            <text:p>E2</text:p>
          </table:table-cell>
          <table:table-cell table:formula="of:=[WorkoutPatterns.I65]" office:value-type="string" office:string-value="E2" calcext:value-type="string">
            <text:p>E2</text:p>
          </table:table-cell>
          <table:table-cell table:formula="of:=[WorkoutPatterns.K65]" office:value-type="string" office:string-value="S1" calcext:value-type="string">
            <text:p>S1</text:p>
          </table:table-cell>
          <table:table-cell table:formula="of:=[WorkoutPatterns.M65]" office:value-type="string" office:string-value="E1" calcext:value-type="string">
            <text:p>E1</text:p>
          </table:table-cell>
          <table:table-cell table:formula="of:=[WorkoutPatterns.O65]" office:value-type="string" office:string-value="T1" calcext:value-type="string">
            <text:p>T1</text:p>
          </table:table-cell>
          <table:table-cell table:formula="of:=[WorkoutPatterns.Q65]" office:value-type="string" office:string-value="E2" calcext:value-type="string">
            <text:p>E2</text:p>
          </table:table-cell>
          <table:table-cell/>
        </table:table-row>
        <table:table-row table:style-name="ro2">
          <table:table-cell table:formula="of:=[WorkoutPatterns.D66]" office:value-type="string" office:string-value="Base 2Rest: E1---S2---" calcext:value-type="string">
            <text:p>Base 2Rest: E1---S2---</text:p>
          </table:table-cell>
          <table:table-cell table:formula="of:=[WorkoutPatterns.E66]" office:value-type="string" office:string-value="E1" calcext:value-type="string">
            <text:p>E1</text:p>
          </table:table-cell>
          <table:table-cell table:formula="of:=[WorkoutPatterns.G66]" office:value-type="float" office:value="0" calcext:value-type="float">
            <text:p/>
          </table:table-cell>
          <table:table-cell table:formula="of:=[WorkoutPatterns.I66]" office:value-type="float" office:value="0" calcext:value-type="float">
            <text:p/>
          </table:table-cell>
          <table:table-cell table:formula="of:=[WorkoutPatterns.K66]" office:value-type="string" office:string-value="S2" calcext:value-type="string">
            <text:p>S2</text:p>
          </table:table-cell>
          <table:table-cell table:formula="of:=[WorkoutPatterns.M66]" office:value-type="float" office:value="0" calcext:value-type="float">
            <text:p/>
          </table:table-cell>
          <table:table-cell table:formula="of:=[WorkoutPatterns.O66]" office:value-type="float" office:value="0" calcext:value-type="float">
            <text:p/>
          </table:table-cell>
          <table:table-cell table:formula="of:=[WorkoutPatterns.Q66]" office:value-type="float" office:value="0" calcext:value-type="float">
            <text:p/>
          </table:table-cell>
          <table:table-cell/>
        </table:table-row>
        <table:table-row table:style-name="ro2">
          <table:table-cell table:formula="of:=[WorkoutPatterns.D67]" office:value-type="string" office:string-value="Base 2Rest: S4---S3---" calcext:value-type="string">
            <text:p>Base 2Rest: S4---S3---</text:p>
          </table:table-cell>
          <table:table-cell table:formula="of:=[WorkoutPatterns.E67]" office:value-type="string" office:string-value="S4" calcext:value-type="string">
            <text:p>S4</text:p>
          </table:table-cell>
          <table:table-cell table:formula="of:=[WorkoutPatterns.G67]" office:value-type="float" office:value="0" calcext:value-type="float">
            <text:p/>
          </table:table-cell>
          <table:table-cell table:formula="of:=[WorkoutPatterns.I67]" office:value-type="float" office:value="0" calcext:value-type="float">
            <text:p/>
          </table:table-cell>
          <table:table-cell table:formula="of:=[WorkoutPatterns.K67]" office:value-type="string" office:string-value="S3" calcext:value-type="string">
            <text:p>S3</text:p>
          </table:table-cell>
          <table:table-cell table:formula="of:=[WorkoutPatterns.M67]" office:value-type="float" office:value="0" calcext:value-type="float">
            <text:p/>
          </table:table-cell>
          <table:table-cell table:formula="of:=[WorkoutPatterns.O67]" office:value-type="float" office:value="0" calcext:value-type="float">
            <text:p/>
          </table:table-cell>
          <table:table-cell table:formula="of:=[WorkoutPatterns.Q67]" office:value-type="float" office:value="0" calcext:value-type="float">
            <text:p/>
          </table:table-cell>
          <table:table-cell/>
        </table:table-row>
        <table:table-row table:style-name="ro2">
          <table:table-cell table:formula="of:=[WorkoutPatterns.D68]" office:value-type="string" office:string-value="Base 2Rest: ---S5---" calcext:value-type="string">
            <text:p>Base 2Rest: ---S5---</text:p>
          </table:table-cell>
          <table:table-cell table:formula="of:=[WorkoutPatterns.E68]" office:value-type="float" office:value="0" calcext:value-type="float">
            <text:p/>
          </table:table-cell>
          <table:table-cell table:formula="of:=[WorkoutPatterns.G68]" office:value-type="float" office:value="0" calcext:value-type="float">
            <text:p/>
          </table:table-cell>
          <table:table-cell table:formula="of:=[WorkoutPatterns.I68]" office:value-type="float" office:value="0" calcext:value-type="float">
            <text:p/>
          </table:table-cell>
          <table:table-cell table:formula="of:=[WorkoutPatterns.K68]" office:value-type="string" office:string-value="S5" calcext:value-type="string">
            <text:p>S5</text:p>
          </table:table-cell>
          <table:table-cell table:formula="of:=[WorkoutPatterns.M68]" office:value-type="float" office:value="0" calcext:value-type="float">
            <text:p/>
          </table:table-cell>
          <table:table-cell table:formula="of:=[WorkoutPatterns.O68]" office:value-type="float" office:value="0" calcext:value-type="float">
            <text:p/>
          </table:table-cell>
          <table:table-cell table:formula="of:=[WorkoutPatterns.Q68]" office:value-type="float" office:value="0" calcext:value-type="float">
            <text:p/>
          </table:table-cell>
          <table:table-cell/>
        </table:table-row>
        <table:table-row table:style-name="ro2">
          <table:table-cell table:formula="of:=[WorkoutPatterns.D81]" office:value-type="string" office:string-value="Base 3: OFF-M1-E2-E3-E2-P1-E2" calcext:value-type="string">
            <text:p>Base 3: OFF-M1-E2-E3-E2-P1-E2</text:p>
          </table:table-cell>
          <table:table-cell table:formula="of:=[WorkoutPatterns.E81]" office:value-type="string" office:string-value="OFF" calcext:value-type="string">
            <text:p>OFF</text:p>
          </table:table-cell>
          <table:table-cell table:formula="of:=[WorkoutPatterns.G81]" office:value-type="string" office:string-value="M1" calcext:value-type="string">
            <text:p>M1</text:p>
          </table:table-cell>
          <table:table-cell table:formula="of:=[WorkoutPatterns.I81]" office:value-type="string" office:string-value="E2" calcext:value-type="string">
            <text:p>E2</text:p>
          </table:table-cell>
          <table:table-cell table:formula="of:=[WorkoutPatterns.K81]" office:value-type="string" office:string-value="E3" calcext:value-type="string">
            <text:p>E3</text:p>
          </table:table-cell>
          <table:table-cell table:formula="of:=[WorkoutPatterns.M81]" office:value-type="string" office:string-value="E2" calcext:value-type="string">
            <text:p>E2</text:p>
          </table:table-cell>
          <table:table-cell table:formula="of:=[WorkoutPatterns.O81]" office:value-type="string" office:string-value="P1" calcext:value-type="string">
            <text:p>P1</text:p>
          </table:table-cell>
          <table:table-cell table:formula="of:=[WorkoutPatterns.Q81]" office:value-type="string" office:string-value="E2" calcext:value-type="string">
            <text:p>E2</text:p>
          </table:table-cell>
          <table:table-cell/>
        </table:table-row>
        <table:table-row table:style-name="ro2">
          <table:table-cell table:formula="of:=[WorkoutPatterns.D82]" office:value-type="string" office:string-value="Base 3: E1-M2--S1--P2-" calcext:value-type="string">
            <text:p>Base 3: E1-M2--S1--P2-</text:p>
          </table:table-cell>
          <table:table-cell table:formula="of:=[WorkoutPatterns.E82]" office:value-type="string" office:string-value="E1" calcext:value-type="string">
            <text:p>E1</text:p>
          </table:table-cell>
          <table:table-cell table:formula="of:=[WorkoutPatterns.G82]" office:value-type="string" office:string-value="M2" calcext:value-type="string">
            <text:p>M2</text:p>
          </table:table-cell>
          <table:table-cell table:formula="of:=[WorkoutPatterns.I82]" office:value-type="float" office:value="0" calcext:value-type="float">
            <text:p/>
          </table:table-cell>
          <table:table-cell table:formula="of:=[WorkoutPatterns.K82]" office:value-type="string" office:string-value="S1" calcext:value-type="string">
            <text:p>S1</text:p>
          </table:table-cell>
          <table:table-cell table:formula="of:=[WorkoutPatterns.M82]" office:value-type="float" office:value="0" calcext:value-type="float">
            <text:p/>
          </table:table-cell>
          <table:table-cell table:formula="of:=[WorkoutPatterns.O82]" office:value-type="string" office:string-value="P2" calcext:value-type="string">
            <text:p>P2</text:p>
          </table:table-cell>
          <table:table-cell table:formula="of:=[WorkoutPatterns.Q82]" office:value-type="float" office:value="0" calcext:value-type="float">
            <text:p/>
          </table:table-cell>
          <table:table-cell/>
        </table:table-row>
        <table:table-row table:style-name="ro2">
          <table:table-cell table:formula="of:=[WorkoutPatterns.D83]" office:value-type="string" office:string-value="Base 3: S4---S3---" calcext:value-type="string">
            <text:p>Base 3: S4---S3---</text:p>
          </table:table-cell>
          <table:table-cell table:formula="of:=[WorkoutPatterns.E83]" office:value-type="string" office:string-value="S4" calcext:value-type="string">
            <text:p>S4</text:p>
          </table:table-cell>
          <table:table-cell table:formula="of:=[WorkoutPatterns.G83]" office:value-type="float" office:value="0" calcext:value-type="float">
            <text:p/>
          </table:table-cell>
          <table:table-cell table:formula="of:=[WorkoutPatterns.I83]" office:value-type="float" office:value="0" calcext:value-type="float">
            <text:p/>
          </table:table-cell>
          <table:table-cell table:formula="of:=[WorkoutPatterns.K83]" office:value-type="string" office:string-value="S3" calcext:value-type="string">
            <text:p>S3</text:p>
          </table:table-cell>
          <table:table-cell table:formula="of:=[WorkoutPatterns.M83]" office:value-type="float" office:value="0" calcext:value-type="float">
            <text:p/>
          </table:table-cell>
          <table:table-cell table:formula="of:=[WorkoutPatterns.O83]" office:value-type="float" office:value="0" calcext:value-type="float">
            <text:p/>
          </table:table-cell>
          <table:table-cell table:formula="of:=[WorkoutPatterns.Q83]" office:value-type="float" office:value="0" calcext:value-type="float">
            <text:p/>
          </table:table-cell>
          <table:table-cell/>
        </table:table-row>
        <table:table-row table:style-name="ro2">
          <table:table-cell table:formula="of:=[WorkoutPatterns.D84]" office:value-type="string" office:string-value="Base 3: ---S5---" calcext:value-type="string">
            <text:p>Base 3: ---S5---</text:p>
          </table:table-cell>
          <table:table-cell table:formula="of:=[WorkoutPatterns.E84]" office:value-type="float" office:value="0" calcext:value-type="float">
            <text:p/>
          </table:table-cell>
          <table:table-cell table:formula="of:=[WorkoutPatterns.G84]" office:value-type="float" office:value="0" calcext:value-type="float">
            <text:p/>
          </table:table-cell>
          <table:table-cell table:formula="of:=[WorkoutPatterns.I84]" office:value-type="float" office:value="0" calcext:value-type="float">
            <text:p/>
          </table:table-cell>
          <table:table-cell table:formula="of:=[WorkoutPatterns.K84]" office:value-type="string" office:string-value="S5" calcext:value-type="string">
            <text:p>S5</text:p>
          </table:table-cell>
          <table:table-cell table:formula="of:=[WorkoutPatterns.M84]" office:value-type="float" office:value="0" calcext:value-type="float">
            <text:p/>
          </table:table-cell>
          <table:table-cell table:formula="of:=[WorkoutPatterns.O84]" office:value-type="float" office:value="0" calcext:value-type="float">
            <text:p/>
          </table:table-cell>
          <table:table-cell table:formula="of:=[WorkoutPatterns.Q84]" office:value-type="float" office:value="0" calcext:value-type="float">
            <text:p/>
          </table:table-cell>
          <table:table-cell/>
        </table:table-row>
        <table:table-row table:style-name="ro2">
          <table:table-cell table:formula="of:=[WorkoutPatterns.D95]" office:value-type="string" office:string-value="Base 3Rest: OFF-E2-E2-S1-E1-T1-E2" calcext:value-type="string">
            <text:p>Base 3Rest: OFF-E2-E2-S1-E1-T1-E2</text:p>
          </table:table-cell>
          <table:table-cell table:formula="of:=[WorkoutPatterns.E95]" office:value-type="string" office:string-value="OFF" calcext:value-type="string">
            <text:p>OFF</text:p>
          </table:table-cell>
          <table:table-cell table:formula="of:=[WorkoutPatterns.G95]" office:value-type="string" office:string-value="E2" calcext:value-type="string">
            <text:p>E2</text:p>
          </table:table-cell>
          <table:table-cell table:formula="of:=[WorkoutPatterns.I95]" office:value-type="string" office:string-value="E2" calcext:value-type="string">
            <text:p>E2</text:p>
          </table:table-cell>
          <table:table-cell table:formula="of:=[WorkoutPatterns.K95]" office:value-type="string" office:string-value="S1" calcext:value-type="string">
            <text:p>S1</text:p>
          </table:table-cell>
          <table:table-cell table:formula="of:=[WorkoutPatterns.M95]" office:value-type="string" office:string-value="E1" calcext:value-type="string">
            <text:p>E1</text:p>
          </table:table-cell>
          <table:table-cell table:formula="of:=[WorkoutPatterns.O95]" office:value-type="string" office:string-value="T1" calcext:value-type="string">
            <text:p>T1</text:p>
          </table:table-cell>
          <table:table-cell table:formula="of:=[WorkoutPatterns.Q95]" office:value-type="string" office:string-value="E2" calcext:value-type="string">
            <text:p>E2</text:p>
          </table:table-cell>
          <table:table-cell/>
        </table:table-row>
        <table:table-row table:style-name="ro2">
          <table:table-cell table:formula="of:=[WorkoutPatterns.D96]" office:value-type="string" office:string-value="Base 3Rest: E1---S2---" calcext:value-type="string">
            <text:p>Base 3Rest: E1---S2---</text:p>
          </table:table-cell>
          <table:table-cell table:formula="of:=[WorkoutPatterns.E96]" office:value-type="string" office:string-value="E1" calcext:value-type="string">
            <text:p>E1</text:p>
          </table:table-cell>
          <table:table-cell table:formula="of:=[WorkoutPatterns.G96]" office:value-type="float" office:value="0" calcext:value-type="float">
            <text:p/>
          </table:table-cell>
          <table:table-cell table:formula="of:=[WorkoutPatterns.I96]" office:value-type="float" office:value="0" calcext:value-type="float">
            <text:p/>
          </table:table-cell>
          <table:table-cell table:formula="of:=[WorkoutPatterns.K96]" office:value-type="string" office:string-value="S2" calcext:value-type="string">
            <text:p>S2</text:p>
          </table:table-cell>
          <table:table-cell table:formula="of:=[WorkoutPatterns.M96]" office:value-type="float" office:value="0" calcext:value-type="float">
            <text:p/>
          </table:table-cell>
          <table:table-cell table:formula="of:=[WorkoutPatterns.O96]" office:value-type="float" office:value="0" calcext:value-type="float">
            <text:p/>
          </table:table-cell>
          <table:table-cell table:formula="of:=[WorkoutPatterns.Q96]" office:value-type="float" office:value="0" calcext:value-type="float">
            <text:p/>
          </table:table-cell>
          <table:table-cell/>
        </table:table-row>
        <table:table-row table:style-name="ro2">
          <table:table-cell table:formula="of:=[WorkoutPatterns.D97]" office:value-type="string" office:string-value="Base 3Rest: S4---S3---" calcext:value-type="string">
            <text:p>Base 3Rest: S4---S3---</text:p>
          </table:table-cell>
          <table:table-cell table:formula="of:=[WorkoutPatterns.E97]" office:value-type="string" office:string-value="S4" calcext:value-type="string">
            <text:p>S4</text:p>
          </table:table-cell>
          <table:table-cell table:formula="of:=[WorkoutPatterns.G97]" office:value-type="float" office:value="0" calcext:value-type="float">
            <text:p/>
          </table:table-cell>
          <table:table-cell table:formula="of:=[WorkoutPatterns.I97]" office:value-type="float" office:value="0" calcext:value-type="float">
            <text:p/>
          </table:table-cell>
          <table:table-cell table:formula="of:=[WorkoutPatterns.K97]" office:value-type="string" office:string-value="S3" calcext:value-type="string">
            <text:p>S3</text:p>
          </table:table-cell>
          <table:table-cell table:formula="of:=[WorkoutPatterns.M97]" office:value-type="float" office:value="0" calcext:value-type="float">
            <text:p/>
          </table:table-cell>
          <table:table-cell table:formula="of:=[WorkoutPatterns.O97]" office:value-type="float" office:value="0" calcext:value-type="float">
            <text:p/>
          </table:table-cell>
          <table:table-cell table:formula="of:=[WorkoutPatterns.Q97]" office:value-type="float" office:value="0" calcext:value-type="float">
            <text:p/>
          </table:table-cell>
          <table:table-cell/>
        </table:table-row>
        <table:table-row table:style-name="ro2">
          <table:table-cell table:formula="of:=[WorkoutPatterns.D98]" office:value-type="string" office:string-value="Base 3Rest: ---S5---" calcext:value-type="string">
            <text:p>Base 3Rest: ---S5---</text:p>
          </table:table-cell>
          <table:table-cell table:formula="of:=[WorkoutPatterns.E98]" office:value-type="float" office:value="0" calcext:value-type="float">
            <text:p/>
          </table:table-cell>
          <table:table-cell table:formula="of:=[WorkoutPatterns.G98]" office:value-type="float" office:value="0" calcext:value-type="float">
            <text:p/>
          </table:table-cell>
          <table:table-cell table:formula="of:=[WorkoutPatterns.I98]" office:value-type="float" office:value="0" calcext:value-type="float">
            <text:p/>
          </table:table-cell>
          <table:table-cell table:formula="of:=[WorkoutPatterns.K98]" office:value-type="string" office:string-value="S5" calcext:value-type="string">
            <text:p>S5</text:p>
          </table:table-cell>
          <table:table-cell table:formula="of:=[WorkoutPatterns.M98]" office:value-type="float" office:value="0" calcext:value-type="float">
            <text:p/>
          </table:table-cell>
          <table:table-cell table:formula="of:=[WorkoutPatterns.O98]" office:value-type="float" office:value="0" calcext:value-type="float">
            <text:p/>
          </table:table-cell>
          <table:table-cell table:formula="of:=[WorkoutPatterns.Q98]" office:value-type="float" office:value="0" calcext:value-type="float">
            <text:p/>
          </table:table-cell>
          <table:table-cell/>
        </table:table-row>
        <table:table-row table:style-name="ro2">
          <table:table-cell table:formula="of:=[WorkoutPatterns.D111]" office:value-type="string" office:string-value="Build 1: OFF-M2-E1-P1-S3-CRIT-E1" calcext:value-type="string">
            <text:p>Build 1: OFF-M2-E1-P1-S3-CRIT-E1</text:p>
          </table:table-cell>
          <table:table-cell table:formula="of:=[WorkoutPatterns.E111]" office:value-type="string" office:string-value="OFF" calcext:value-type="string">
            <text:p>OFF</text:p>
          </table:table-cell>
          <table:table-cell table:formula="of:=[WorkoutPatterns.G111]" office:value-type="string" office:string-value="M2" calcext:value-type="string">
            <text:p>M2</text:p>
          </table:table-cell>
          <table:table-cell table:formula="of:=[WorkoutPatterns.I111]" office:value-type="string" office:string-value="E1" calcext:value-type="string">
            <text:p>E1</text:p>
          </table:table-cell>
          <table:table-cell table:formula="of:=[WorkoutPatterns.K111]" office:value-type="string" office:string-value="P1" calcext:value-type="string">
            <text:p>P1</text:p>
          </table:table-cell>
          <table:table-cell table:formula="of:=[WorkoutPatterns.M111]" office:value-type="string" office:string-value="S3" calcext:value-type="string">
            <text:p>S3</text:p>
          </table:table-cell>
          <table:table-cell table:formula="of:=[WorkoutPatterns.O111]" office:value-type="string" office:string-value="CRIT" calcext:value-type="string">
            <text:p>CRIT</text:p>
          </table:table-cell>
          <table:table-cell table:formula="of:=[WorkoutPatterns.Q111]" office:value-type="string" office:string-value="E1" calcext:value-type="string">
            <text:p>E1</text:p>
          </table:table-cell>
          <table:table-cell/>
        </table:table-row>
        <table:table-row table:style-name="ro2">
          <table:table-cell table:formula="of:=[WorkoutPatterns.D112]" office:value-type="string" office:string-value="Build 1: E1-M3-E2-S6-S5-M4-E2" calcext:value-type="string">
            <text:p>Build 1: E1-M3-E2-S6-S5-M4-E2</text:p>
          </table:table-cell>
          <table:table-cell table:formula="of:=[WorkoutPatterns.E112]" office:value-type="string" office:string-value="E1" calcext:value-type="string">
            <text:p>E1</text:p>
          </table:table-cell>
          <table:table-cell table:formula="of:=[WorkoutPatterns.G112]" office:value-type="string" office:string-value="M3" calcext:value-type="string">
            <text:p>M3</text:p>
          </table:table-cell>
          <table:table-cell table:formula="of:=[WorkoutPatterns.I112]" office:value-type="string" office:string-value="E2" calcext:value-type="string">
            <text:p>E2</text:p>
          </table:table-cell>
          <table:table-cell table:formula="of:=[WorkoutPatterns.K112]" office:value-type="string" office:string-value="S6" calcext:value-type="string">
            <text:p>S6</text:p>
          </table:table-cell>
          <table:table-cell table:formula="of:=[WorkoutPatterns.M112]" office:value-type="string" office:string-value="S5" calcext:value-type="string">
            <text:p>S5</text:p>
          </table:table-cell>
          <table:table-cell table:formula="of:=[WorkoutPatterns.O112]" office:value-type="string" office:string-value="M4" calcext:value-type="string">
            <text:p>M4</text:p>
          </table:table-cell>
          <table:table-cell table:formula="of:=[WorkoutPatterns.Q112]" office:value-type="string" office:string-value="E2" calcext:value-type="string">
            <text:p>E2</text:p>
          </table:table-cell>
          <table:table-cell/>
        </table:table-row>
        <table:table-row table:style-name="ro2">
          <table:table-cell table:formula="of:=[WorkoutPatterns.D113]" office:value-type="string" office:string-value="Build 1: S4-F2--A1--A1-" calcext:value-type="string">
            <text:p>Build 1: S4-F2--A1--A1-</text:p>
          </table:table-cell>
          <table:table-cell table:formula="of:=[WorkoutPatterns.E113]" office:value-type="string" office:string-value="S4" calcext:value-type="string">
            <text:p>S4</text:p>
          </table:table-cell>
          <table:table-cell table:formula="of:=[WorkoutPatterns.G113]" office:value-type="string" office:string-value="F2" calcext:value-type="string">
            <text:p>F2</text:p>
          </table:table-cell>
          <table:table-cell table:formula="of:=[WorkoutPatterns.I113]" office:value-type="float" office:value="0" calcext:value-type="float">
            <text:p/>
          </table:table-cell>
          <table:table-cell table:formula="of:=[WorkoutPatterns.K113]" office:value-type="string" office:string-value="A1" calcext:value-type="string">
            <text:p>A1</text:p>
          </table:table-cell>
          <table:table-cell table:formula="of:=[WorkoutPatterns.M113]" office:value-type="float" office:value="0" calcext:value-type="float">
            <text:p/>
          </table:table-cell>
          <table:table-cell table:formula="of:=[WorkoutPatterns.O113]" office:value-type="string" office:string-value="A1" calcext:value-type="string">
            <text:p>A1</text:p>
          </table:table-cell>
          <table:table-cell table:formula="of:=[WorkoutPatterns.Q113]" office:value-type="float" office:value="0" calcext:value-type="float">
            <text:p/>
          </table:table-cell>
          <table:table-cell/>
        </table:table-row>
        <table:table-row table:style-name="ro2">
          <table:table-cell table:formula="of:=[WorkoutPatterns.D114]" office:value-type="string" office:string-value="Build 1: -F3--A2---" calcext:value-type="string">
            <text:p>Build 1: -F3--A2---</text:p>
          </table:table-cell>
          <table:table-cell table:formula="of:=[WorkoutPatterns.E114]" office:value-type="float" office:value="0" calcext:value-type="float">
            <text:p/>
          </table:table-cell>
          <table:table-cell table:formula="of:=[WorkoutPatterns.G114]" office:value-type="string" office:string-value="F3" calcext:value-type="string">
            <text:p>F3</text:p>
          </table:table-cell>
          <table:table-cell table:formula="of:=[WorkoutPatterns.I114]" office:value-type="float" office:value="0" calcext:value-type="float">
            <text:p/>
          </table:table-cell>
          <table:table-cell table:formula="of:=[WorkoutPatterns.K114]" office:value-type="string" office:string-value="A2" calcext:value-type="string">
            <text:p>A2</text:p>
          </table:table-cell>
          <table:table-cell table:formula="of:=[WorkoutPatterns.M114]" office:value-type="float" office:value="0" calcext:value-type="float">
            <text:p/>
          </table:table-cell>
          <table:table-cell table:formula="of:=[WorkoutPatterns.O114]" office:value-type="float" office:value="0" calcext:value-type="float">
            <text:p/>
          </table:table-cell>
          <table:table-cell table:formula="of:=[WorkoutPatterns.Q114]" office:value-type="float" office:value="0" calcext:value-type="float">
            <text:p/>
          </table:table-cell>
          <table:table-cell/>
        </table:table-row>
        <table:table-row table:style-name="ro2">
          <table:table-cell table:formula="of:=[WorkoutPatterns.D115]" office:value-type="string" office:string-value="Build 1: ---A3---" calcext:value-type="string">
            <text:p>Build 1: ---A3---</text:p>
          </table:table-cell>
          <table:table-cell table:formula="of:=[WorkoutPatterns.E115]" office:value-type="float" office:value="0" calcext:value-type="float">
            <text:p/>
          </table:table-cell>
          <table:table-cell table:formula="of:=[WorkoutPatterns.G115]" office:value-type="float" office:value="0" calcext:value-type="float">
            <text:p/>
          </table:table-cell>
          <table:table-cell table:formula="of:=[WorkoutPatterns.I115]" office:value-type="float" office:value="0" calcext:value-type="float">
            <text:p/>
          </table:table-cell>
          <table:table-cell table:formula="of:=[WorkoutPatterns.K115]" office:value-type="string" office:string-value="A3" calcext:value-type="string">
            <text:p>A3</text:p>
          </table:table-cell>
          <table:table-cell table:formula="of:=[WorkoutPatterns.M115]" office:value-type="float" office:value="0" calcext:value-type="float">
            <text:p/>
          </table:table-cell>
          <table:table-cell table:formula="of:=[WorkoutPatterns.O115]" office:value-type="float" office:value="0" calcext:value-type="float">
            <text:p/>
          </table:table-cell>
          <table:table-cell table:formula="of:=[WorkoutPatterns.Q115]" office:value-type="float" office:value="0" calcext:value-type="float">
            <text:p/>
          </table:table-cell>
          <table:table-cell/>
        </table:table-row>
        <table:table-row table:style-name="ro2">
          <table:table-cell table:formula="of:=[WorkoutPatterns.D126]" office:value-type="string" office:string-value="Build 1Rest: OFF-E2-E2-S1-E1-T2-E2" calcext:value-type="string">
            <text:p>Build 1Rest: OFF-E2-E2-S1-E1-T2-E2</text:p>
          </table:table-cell>
          <table:table-cell table:formula="of:=[WorkoutPatterns.E126]" office:value-type="string" office:string-value="OFF" calcext:value-type="string">
            <text:p>OFF</text:p>
          </table:table-cell>
          <table:table-cell table:formula="of:=[WorkoutPatterns.G126]" office:value-type="string" office:string-value="E2" calcext:value-type="string">
            <text:p>E2</text:p>
          </table:table-cell>
          <table:table-cell table:formula="of:=[WorkoutPatterns.I126]" office:value-type="string" office:string-value="E2" calcext:value-type="string">
            <text:p>E2</text:p>
          </table:table-cell>
          <table:table-cell table:formula="of:=[WorkoutPatterns.K126]" office:value-type="string" office:string-value="S1" calcext:value-type="string">
            <text:p>S1</text:p>
          </table:table-cell>
          <table:table-cell table:formula="of:=[WorkoutPatterns.M126]" office:value-type="string" office:string-value="E1" calcext:value-type="string">
            <text:p>E1</text:p>
          </table:table-cell>
          <table:table-cell table:formula="of:=[WorkoutPatterns.O126]" office:value-type="string" office:string-value="T2" calcext:value-type="string">
            <text:p>T2</text:p>
          </table:table-cell>
          <table:table-cell table:formula="of:=[WorkoutPatterns.Q126]" office:value-type="string" office:string-value="E2" calcext:value-type="string">
            <text:p>E2</text:p>
          </table:table-cell>
          <table:table-cell/>
        </table:table-row>
        <table:table-row table:style-name="ro2">
          <table:table-cell table:formula="of:=[WorkoutPatterns.D127]" office:value-type="string" office:string-value="Build 1Rest: E1---S2---" calcext:value-type="string">
            <text:p>Build 1Rest: E1---S2---</text:p>
          </table:table-cell>
          <table:table-cell table:formula="of:=[WorkoutPatterns.E127]" office:value-type="string" office:string-value="E1" calcext:value-type="string">
            <text:p>E1</text:p>
          </table:table-cell>
          <table:table-cell table:formula="of:=[WorkoutPatterns.G127]" office:value-type="float" office:value="0" calcext:value-type="float">
            <text:p/>
          </table:table-cell>
          <table:table-cell table:formula="of:=[WorkoutPatterns.I127]" office:value-type="float" office:value="0" calcext:value-type="float">
            <text:p/>
          </table:table-cell>
          <table:table-cell table:formula="of:=[WorkoutPatterns.K127]" office:value-type="string" office:string-value="S2" calcext:value-type="string">
            <text:p>S2</text:p>
          </table:table-cell>
          <table:table-cell table:formula="of:=[WorkoutPatterns.M127]" office:value-type="float" office:value="0" calcext:value-type="float">
            <text:p/>
          </table:table-cell>
          <table:table-cell table:formula="of:=[WorkoutPatterns.O127]" office:value-type="float" office:value="0" calcext:value-type="float">
            <text:p/>
          </table:table-cell>
          <table:table-cell table:formula="of:=[WorkoutPatterns.Q127]" office:value-type="float" office:value="0" calcext:value-type="float">
            <text:p/>
          </table:table-cell>
          <table:table-cell/>
        </table:table-row>
        <table:table-row table:style-name="ro2">
          <table:table-cell table:formula="of:=[WorkoutPatterns.D128]" office:value-type="string" office:string-value="Build 1Rest: S4---S3---" calcext:value-type="string">
            <text:p>Build 1Rest: S4---S3---</text:p>
          </table:table-cell>
          <table:table-cell table:formula="of:=[WorkoutPatterns.E128]" office:value-type="string" office:string-value="S4" calcext:value-type="string">
            <text:p>S4</text:p>
          </table:table-cell>
          <table:table-cell table:formula="of:=[WorkoutPatterns.G128]" office:value-type="float" office:value="0" calcext:value-type="float">
            <text:p/>
          </table:table-cell>
          <table:table-cell table:formula="of:=[WorkoutPatterns.I128]" office:value-type="float" office:value="0" calcext:value-type="float">
            <text:p/>
          </table:table-cell>
          <table:table-cell table:formula="of:=[WorkoutPatterns.K128]" office:value-type="string" office:string-value="S3" calcext:value-type="string">
            <text:p>S3</text:p>
          </table:table-cell>
          <table:table-cell table:formula="of:=[WorkoutPatterns.M128]" office:value-type="float" office:value="0" calcext:value-type="float">
            <text:p/>
          </table:table-cell>
          <table:table-cell table:formula="of:=[WorkoutPatterns.O128]" office:value-type="float" office:value="0" calcext:value-type="float">
            <text:p/>
          </table:table-cell>
          <table:table-cell table:formula="of:=[WorkoutPatterns.Q128]" office:value-type="float" office:value="0" calcext:value-type="float">
            <text:p/>
          </table:table-cell>
          <table:table-cell/>
        </table:table-row>
        <table:table-row table:style-name="ro2">
          <table:table-cell table:formula="of:=[WorkoutPatterns.D129]" office:value-type="string" office:string-value="Build 1Rest: ---S5---" calcext:value-type="string">
            <text:p>Build 1Rest: ---S5---</text:p>
          </table:table-cell>
          <table:table-cell table:formula="of:=[WorkoutPatterns.E129]" office:value-type="float" office:value="0" calcext:value-type="float">
            <text:p/>
          </table:table-cell>
          <table:table-cell table:formula="of:=[WorkoutPatterns.G129]" office:value-type="float" office:value="0" calcext:value-type="float">
            <text:p/>
          </table:table-cell>
          <table:table-cell table:formula="of:=[WorkoutPatterns.I129]" office:value-type="float" office:value="0" calcext:value-type="float">
            <text:p/>
          </table:table-cell>
          <table:table-cell table:formula="of:=[WorkoutPatterns.K129]" office:value-type="string" office:string-value="S5" calcext:value-type="string">
            <text:p>S5</text:p>
          </table:table-cell>
          <table:table-cell table:formula="of:=[WorkoutPatterns.M129]" office:value-type="float" office:value="0" calcext:value-type="float">
            <text:p/>
          </table:table-cell>
          <table:table-cell table:formula="of:=[WorkoutPatterns.O129]" office:value-type="float" office:value="0" calcext:value-type="float">
            <text:p/>
          </table:table-cell>
          <table:table-cell table:formula="of:=[WorkoutPatterns.Q129]" office:value-type="float" office:value="0" calcext:value-type="float">
            <text:p/>
          </table:table-cell>
          <table:table-cell/>
        </table:table-row>
        <table:table-row table:style-name="ro2">
          <table:table-cell table:formula="of:=[WorkoutPatterns.D142]" office:value-type="string" office:string-value="Build 2: OFF-M2-E1-S6-S3-RR-E1" calcext:value-type="string">
            <text:p>Build 2: OFF-M2-E1-S6-S3-RR-E1</text:p>
          </table:table-cell>
          <table:table-cell table:formula="of:=[WorkoutPatterns.E142]" office:value-type="string" office:string-value="OFF" calcext:value-type="string">
            <text:p>OFF</text:p>
          </table:table-cell>
          <table:table-cell table:formula="of:=[WorkoutPatterns.G142]" office:value-type="string" office:string-value="M2" calcext:value-type="string">
            <text:p>M2</text:p>
          </table:table-cell>
          <table:table-cell table:formula="of:=[WorkoutPatterns.I142]" office:value-type="string" office:string-value="E1" calcext:value-type="string">
            <text:p>E1</text:p>
          </table:table-cell>
          <table:table-cell table:formula="of:=[WorkoutPatterns.K142]" office:value-type="string" office:string-value="S6" calcext:value-type="string">
            <text:p>S6</text:p>
          </table:table-cell>
          <table:table-cell table:formula="of:=[WorkoutPatterns.M142]" office:value-type="string" office:string-value="S3" calcext:value-type="string">
            <text:p>S3</text:p>
          </table:table-cell>
          <table:table-cell table:formula="of:=[WorkoutPatterns.O142]" office:value-type="string" office:string-value="RR" calcext:value-type="string">
            <text:p>RR</text:p>
          </table:table-cell>
          <table:table-cell table:formula="of:=[WorkoutPatterns.Q142]" office:value-type="string" office:string-value="E1" calcext:value-type="string">
            <text:p>E1</text:p>
          </table:table-cell>
          <table:table-cell/>
        </table:table-row>
        <table:table-row table:style-name="ro2">
          <table:table-cell table:formula="of:=[WorkoutPatterns.D143]" office:value-type="string" office:string-value="Build 2: E1-M3-E2-A1-S5-M7-E2" calcext:value-type="string">
            <text:p>Build 2: E1-M3-E2-A1-S5-M7-E2</text:p>
          </table:table-cell>
          <table:table-cell table:formula="of:=[WorkoutPatterns.E143]" office:value-type="string" office:string-value="E1" calcext:value-type="string">
            <text:p>E1</text:p>
          </table:table-cell>
          <table:table-cell table:formula="of:=[WorkoutPatterns.G143]" office:value-type="string" office:string-value="M3" calcext:value-type="string">
            <text:p>M3</text:p>
          </table:table-cell>
          <table:table-cell table:formula="of:=[WorkoutPatterns.I143]" office:value-type="string" office:string-value="E2" calcext:value-type="string">
            <text:p>E2</text:p>
          </table:table-cell>
          <table:table-cell table:formula="of:=[WorkoutPatterns.K143]" office:value-type="string" office:string-value="A1" calcext:value-type="string">
            <text:p>A1</text:p>
          </table:table-cell>
          <table:table-cell table:formula="of:=[WorkoutPatterns.M143]" office:value-type="string" office:string-value="S5" calcext:value-type="string">
            <text:p>S5</text:p>
          </table:table-cell>
          <table:table-cell table:formula="of:=[WorkoutPatterns.O143]" office:value-type="string" office:string-value="M7" calcext:value-type="string">
            <text:p>M7</text:p>
          </table:table-cell>
          <table:table-cell table:formula="of:=[WorkoutPatterns.Q143]" office:value-type="string" office:string-value="E2" calcext:value-type="string">
            <text:p>E2</text:p>
          </table:table-cell>
          <table:table-cell/>
        </table:table-row>
        <table:table-row table:style-name="ro2">
          <table:table-cell table:formula="of:=[WorkoutPatterns.D144]" office:value-type="string" office:string-value="Build 2: S4-M4--A2--A1-" calcext:value-type="string">
            <text:p>Build 2: S4-M4--A2--A1-</text:p>
          </table:table-cell>
          <table:table-cell table:formula="of:=[WorkoutPatterns.E144]" office:value-type="string" office:string-value="S4" calcext:value-type="string">
            <text:p>S4</text:p>
          </table:table-cell>
          <table:table-cell table:formula="of:=[WorkoutPatterns.G144]" office:value-type="string" office:string-value="M4" calcext:value-type="string">
            <text:p>M4</text:p>
          </table:table-cell>
          <table:table-cell table:formula="of:=[WorkoutPatterns.I144]" office:value-type="float" office:value="0" calcext:value-type="float">
            <text:p/>
          </table:table-cell>
          <table:table-cell table:formula="of:=[WorkoutPatterns.K144]" office:value-type="string" office:string-value="A2" calcext:value-type="string">
            <text:p>A2</text:p>
          </table:table-cell>
          <table:table-cell table:formula="of:=[WorkoutPatterns.M144]" office:value-type="float" office:value="0" calcext:value-type="float">
            <text:p/>
          </table:table-cell>
          <table:table-cell table:formula="of:=[WorkoutPatterns.O144]" office:value-type="string" office:string-value="A1" calcext:value-type="string">
            <text:p>A1</text:p>
          </table:table-cell>
          <table:table-cell table:formula="of:=[WorkoutPatterns.Q144]" office:value-type="float" office:value="0" calcext:value-type="float">
            <text:p/>
          </table:table-cell>
          <table:table-cell/>
        </table:table-row>
        <table:table-row table:style-name="ro2">
          <table:table-cell table:formula="of:=[WorkoutPatterns.D145]" office:value-type="string" office:string-value="Build 2: -M5--A3---" calcext:value-type="string">
            <text:p>Build 2: -M5--A3---</text:p>
          </table:table-cell>
          <table:table-cell table:formula="of:=[WorkoutPatterns.E145]" office:value-type="float" office:value="0" calcext:value-type="float">
            <text:p/>
          </table:table-cell>
          <table:table-cell table:formula="of:=[WorkoutPatterns.G145]" office:value-type="string" office:string-value="M5" calcext:value-type="string">
            <text:p>M5</text:p>
          </table:table-cell>
          <table:table-cell table:formula="of:=[WorkoutPatterns.I145]" office:value-type="float" office:value="0" calcext:value-type="float">
            <text:p/>
          </table:table-cell>
          <table:table-cell table:formula="of:=[WorkoutPatterns.K145]" office:value-type="string" office:string-value="A3" calcext:value-type="string">
            <text:p>A3</text:p>
          </table:table-cell>
          <table:table-cell table:formula="of:=[WorkoutPatterns.M145]" office:value-type="float" office:value="0" calcext:value-type="float">
            <text:p/>
          </table:table-cell>
          <table:table-cell table:formula="of:=[WorkoutPatterns.O145]" office:value-type="float" office:value="0" calcext:value-type="float">
            <text:p/>
          </table:table-cell>
          <table:table-cell table:formula="of:=[WorkoutPatterns.Q145]" office:value-type="float" office:value="0" calcext:value-type="float">
            <text:p/>
          </table:table-cell>
          <table:table-cell/>
        </table:table-row>
        <table:table-row table:style-name="ro2">
          <table:table-cell table:formula="of:=[WorkoutPatterns.D146]" office:value-type="string" office:string-value="Build 2: -M6--A4---" calcext:value-type="string">
            <text:p>Build 2: -M6--A4---</text:p>
          </table:table-cell>
          <table:table-cell table:formula="of:=[WorkoutPatterns.E146]" office:value-type="float" office:value="0" calcext:value-type="float">
            <text:p/>
          </table:table-cell>
          <table:table-cell table:formula="of:=[WorkoutPatterns.G146]" office:value-type="string" office:string-value="M6" calcext:value-type="string">
            <text:p>M6</text:p>
          </table:table-cell>
          <table:table-cell table:formula="of:=[WorkoutPatterns.I146]" office:value-type="float" office:value="0" calcext:value-type="float">
            <text:p/>
          </table:table-cell>
          <table:table-cell table:formula="of:=[WorkoutPatterns.K146]" office:value-type="string" office:string-value="A4" calcext:value-type="string">
            <text:p>A4</text:p>
          </table:table-cell>
          <table:table-cell table:formula="of:=[WorkoutPatterns.M146]" office:value-type="float" office:value="0" calcext:value-type="float">
            <text:p/>
          </table:table-cell>
          <table:table-cell table:formula="of:=[WorkoutPatterns.O146]" office:value-type="float" office:value="0" calcext:value-type="float">
            <text:p/>
          </table:table-cell>
          <table:table-cell table:formula="of:=[WorkoutPatterns.Q146]" office:value-type="float" office:value="0" calcext:value-type="float">
            <text:p/>
          </table:table-cell>
          <table:table-cell/>
        </table:table-row>
        <table:table-row table:style-name="ro2">
          <table:table-cell table:formula="of:=[WorkoutPatterns.D147]" office:value-type="string" office:string-value="Build 2: -F3--A5---" calcext:value-type="string">
            <text:p>Build 2: -F3--A5---</text:p>
          </table:table-cell>
          <table:table-cell table:formula="of:=[WorkoutPatterns.E147]" office:value-type="float" office:value="0" calcext:value-type="float">
            <text:p/>
          </table:table-cell>
          <table:table-cell table:formula="of:=[WorkoutPatterns.G147]" office:value-type="string" office:string-value="F3" calcext:value-type="string">
            <text:p>F3</text:p>
          </table:table-cell>
          <table:table-cell table:formula="of:=[WorkoutPatterns.I147]" office:value-type="float" office:value="0" calcext:value-type="float">
            <text:p/>
          </table:table-cell>
          <table:table-cell table:formula="of:=[WorkoutPatterns.K147]" office:value-type="string" office:string-value="A5" calcext:value-type="string">
            <text:p>A5</text:p>
          </table:table-cell>
          <table:table-cell table:formula="of:=[WorkoutPatterns.M147]" office:value-type="float" office:value="0" calcext:value-type="float">
            <text:p/>
          </table:table-cell>
          <table:table-cell table:formula="of:=[WorkoutPatterns.O147]" office:value-type="float" office:value="0" calcext:value-type="float">
            <text:p/>
          </table:table-cell>
          <table:table-cell table:formula="of:=[WorkoutPatterns.Q147]" office:value-type="float" office:value="0" calcext:value-type="float">
            <text:p/>
          </table:table-cell>
          <table:table-cell/>
        </table:table-row>
        <table:table-row table:style-name="ro2">
          <table:table-cell table:formula="of:=[WorkoutPatterns.D148]" office:value-type="string" office:string-value="Build 2: ---A6---" calcext:value-type="string">
            <text:p>Build 2: ---A6---</text:p>
          </table:table-cell>
          <table:table-cell table:formula="of:=[WorkoutPatterns.E148]" office:value-type="float" office:value="0" calcext:value-type="float">
            <text:p/>
          </table:table-cell>
          <table:table-cell table:formula="of:=[WorkoutPatterns.G148]" office:value-type="float" office:value="0" calcext:value-type="float">
            <text:p/>
          </table:table-cell>
          <table:table-cell table:formula="of:=[WorkoutPatterns.I148]" office:value-type="float" office:value="0" calcext:value-type="float">
            <text:p/>
          </table:table-cell>
          <table:table-cell table:formula="of:=[WorkoutPatterns.K148]" office:value-type="string" office:string-value="A6" calcext:value-type="string">
            <text:p>A6</text:p>
          </table:table-cell>
          <table:table-cell table:formula="of:=[WorkoutPatterns.M148]" office:value-type="float" office:value="0" calcext:value-type="float">
            <text:p/>
          </table:table-cell>
          <table:table-cell table:formula="of:=[WorkoutPatterns.O148]" office:value-type="float" office:value="0" calcext:value-type="float">
            <text:p/>
          </table:table-cell>
          <table:table-cell table:formula="of:=[WorkoutPatterns.Q148]" office:value-type="float" office:value="0" calcext:value-type="float">
            <text:p/>
          </table:table-cell>
          <table:table-cell/>
        </table:table-row>
        <table:table-row table:style-name="ro2">
          <table:table-cell table:formula="of:=[WorkoutPatterns.D149]" office:value-type="string" office:string-value="Build 2: ---P1---" calcext:value-type="string">
            <text:p>Build 2: ---P1---</text:p>
          </table:table-cell>
          <table:table-cell table:formula="of:=[WorkoutPatterns.E149]" office:value-type="float" office:value="0" calcext:value-type="float">
            <text:p/>
          </table:table-cell>
          <table:table-cell table:formula="of:=[WorkoutPatterns.G149]" office:value-type="float" office:value="0" calcext:value-type="float">
            <text:p/>
          </table:table-cell>
          <table:table-cell table:formula="of:=[WorkoutPatterns.I149]" office:value-type="float" office:value="0" calcext:value-type="float">
            <text:p/>
          </table:table-cell>
          <table:table-cell table:formula="of:=[WorkoutPatterns.K149]" office:value-type="string" office:string-value="P1" calcext:value-type="string">
            <text:p>P1</text:p>
          </table:table-cell>
          <table:table-cell table:formula="of:=[WorkoutPatterns.M149]" office:value-type="float" office:value="0" calcext:value-type="float">
            <text:p/>
          </table:table-cell>
          <table:table-cell table:formula="of:=[WorkoutPatterns.O149]" office:value-type="float" office:value="0" calcext:value-type="float">
            <text:p/>
          </table:table-cell>
          <table:table-cell table:formula="of:=[WorkoutPatterns.Q149]" office:value-type="float" office:value="0" calcext:value-type="float">
            <text:p/>
          </table:table-cell>
          <table:table-cell/>
        </table:table-row>
        <table:table-row table:style-name="ro2">
          <table:table-cell table:formula="of:=[WorkoutPatterns.D150]" office:value-type="string" office:string-value="Build 2: ---P2---" calcext:value-type="string">
            <text:p>Build 2: ---P2---</text:p>
          </table:table-cell>
          <table:table-cell table:formula="of:=[WorkoutPatterns.E150]" office:value-type="float" office:value="0" calcext:value-type="float">
            <text:p/>
          </table:table-cell>
          <table:table-cell table:formula="of:=[WorkoutPatterns.G150]" office:value-type="float" office:value="0" calcext:value-type="float">
            <text:p/>
          </table:table-cell>
          <table:table-cell table:formula="of:=[WorkoutPatterns.I150]" office:value-type="float" office:value="0" calcext:value-type="float">
            <text:p/>
          </table:table-cell>
          <table:table-cell table:formula="of:=[WorkoutPatterns.K150]" office:value-type="string" office:string-value="P2" calcext:value-type="string">
            <text:p>P2</text:p>
          </table:table-cell>
          <table:table-cell table:formula="of:=[WorkoutPatterns.M150]" office:value-type="float" office:value="0" calcext:value-type="float">
            <text:p/>
          </table:table-cell>
          <table:table-cell table:formula="of:=[WorkoutPatterns.O150]" office:value-type="float" office:value="0" calcext:value-type="float">
            <text:p/>
          </table:table-cell>
          <table:table-cell table:formula="of:=[WorkoutPatterns.Q150]" office:value-type="float" office:value="0" calcext:value-type="float">
            <text:p/>
          </table:table-cell>
          <table:table-cell/>
        </table:table-row>
        <table:table-row table:style-name="ro2">
          <table:table-cell table:formula="of:=[WorkoutPatterns.D151]" office:value-type="string" office:string-value="Build 2: ---P3---" calcext:value-type="string">
            <text:p>Build 2: ---P3---</text:p>
          </table:table-cell>
          <table:table-cell table:formula="of:=[WorkoutPatterns.E151]" office:value-type="float" office:value="0" calcext:value-type="float">
            <text:p/>
          </table:table-cell>
          <table:table-cell table:formula="of:=[WorkoutPatterns.G151]" office:value-type="float" office:value="0" calcext:value-type="float">
            <text:p/>
          </table:table-cell>
          <table:table-cell table:formula="of:=[WorkoutPatterns.I151]" office:value-type="float" office:value="0" calcext:value-type="float">
            <text:p/>
          </table:table-cell>
          <table:table-cell table:formula="of:=[WorkoutPatterns.K151]" office:value-type="string" office:string-value="P3" calcext:value-type="string">
            <text:p>P3</text:p>
          </table:table-cell>
          <table:table-cell table:formula="of:=[WorkoutPatterns.M151]" office:value-type="float" office:value="0" calcext:value-type="float">
            <text:p/>
          </table:table-cell>
          <table:table-cell table:formula="of:=[WorkoutPatterns.O151]" office:value-type="float" office:value="0" calcext:value-type="float">
            <text:p/>
          </table:table-cell>
          <table:table-cell table:formula="of:=[WorkoutPatterns.Q151]" office:value-type="float" office:value="0" calcext:value-type="float">
            <text:p/>
          </table:table-cell>
          <table:table-cell/>
        </table:table-row>
        <table:table-row table:style-name="ro2">
          <table:table-cell table:formula="of:=[WorkoutPatterns.D162]" office:value-type="string" office:string-value="Build 2Rest: OFF-E2-E2-S1-E1-T2-E2" calcext:value-type="string">
            <text:p>Build 2Rest: OFF-E2-E2-S1-E1-T2-E2</text:p>
          </table:table-cell>
          <table:table-cell table:formula="of:=[WorkoutPatterns.E162]" office:value-type="string" office:string-value="OFF" calcext:value-type="string">
            <text:p>OFF</text:p>
          </table:table-cell>
          <table:table-cell table:formula="of:=[WorkoutPatterns.G162]" office:value-type="string" office:string-value="E2" calcext:value-type="string">
            <text:p>E2</text:p>
          </table:table-cell>
          <table:table-cell table:formula="of:=[WorkoutPatterns.I162]" office:value-type="string" office:string-value="E2" calcext:value-type="string">
            <text:p>E2</text:p>
          </table:table-cell>
          <table:table-cell table:formula="of:=[WorkoutPatterns.K162]" office:value-type="string" office:string-value="S1" calcext:value-type="string">
            <text:p>S1</text:p>
          </table:table-cell>
          <table:table-cell table:formula="of:=[WorkoutPatterns.M162]" office:value-type="string" office:string-value="E1" calcext:value-type="string">
            <text:p>E1</text:p>
          </table:table-cell>
          <table:table-cell table:formula="of:=[WorkoutPatterns.O162]" office:value-type="string" office:string-value="T2" calcext:value-type="string">
            <text:p>T2</text:p>
          </table:table-cell>
          <table:table-cell table:style-name="ce218" table:formula="of:=[WorkoutPatterns.Q162]" office:value-type="string" office:string-value="E2" calcext:value-type="string">
            <text:p>E2</text:p>
          </table:table-cell>
          <table:table-cell/>
        </table:table-row>
        <table:table-row table:style-name="ro2">
          <table:table-cell table:formula="of:=[WorkoutPatterns.D163]" office:value-type="string" office:string-value="Build 2Rest: E1---S2---" calcext:value-type="string">
            <text:p>Build 2Rest: E1---S2---</text:p>
          </table:table-cell>
          <table:table-cell table:formula="of:=[WorkoutPatterns.E163]" office:value-type="string" office:string-value="E1" calcext:value-type="string">
            <text:p>E1</text:p>
          </table:table-cell>
          <table:table-cell table:formula="of:=[WorkoutPatterns.G163]" office:value-type="float" office:value="0" calcext:value-type="float">
            <text:p/>
          </table:table-cell>
          <table:table-cell table:formula="of:=[WorkoutPatterns.I163]" office:value-type="float" office:value="0" calcext:value-type="float">
            <text:p/>
          </table:table-cell>
          <table:table-cell table:formula="of:=[WorkoutPatterns.K163]" office:value-type="string" office:string-value="S2" calcext:value-type="string">
            <text:p>S2</text:p>
          </table:table-cell>
          <table:table-cell table:formula="of:=[WorkoutPatterns.M163]" office:value-type="float" office:value="0" calcext:value-type="float">
            <text:p/>
          </table:table-cell>
          <table:table-cell table:formula="of:=[WorkoutPatterns.O163]" office:value-type="float" office:value="0" calcext:value-type="float">
            <text:p/>
          </table:table-cell>
          <table:table-cell table:style-name="ce218" table:formula="of:=[WorkoutPatterns.Q163]" office:value-type="float" office:value="0" calcext:value-type="float">
            <text:p/>
          </table:table-cell>
          <table:table-cell/>
        </table:table-row>
        <table:table-row table:style-name="ro2">
          <table:table-cell table:formula="of:=[WorkoutPatterns.D164]" office:value-type="string" office:string-value="Build 2Rest: S4---S3---" calcext:value-type="string">
            <text:p>Build 2Rest: S4---S3---</text:p>
          </table:table-cell>
          <table:table-cell table:formula="of:=[WorkoutPatterns.E164]" office:value-type="string" office:string-value="S4" calcext:value-type="string">
            <text:p>S4</text:p>
          </table:table-cell>
          <table:table-cell table:formula="of:=[WorkoutPatterns.G164]" office:value-type="float" office:value="0" calcext:value-type="float">
            <text:p/>
          </table:table-cell>
          <table:table-cell table:formula="of:=[WorkoutPatterns.I164]" office:value-type="float" office:value="0" calcext:value-type="float">
            <text:p/>
          </table:table-cell>
          <table:table-cell table:formula="of:=[WorkoutPatterns.K164]" office:value-type="string" office:string-value="S3" calcext:value-type="string">
            <text:p>S3</text:p>
          </table:table-cell>
          <table:table-cell table:formula="of:=[WorkoutPatterns.M164]" office:value-type="float" office:value="0" calcext:value-type="float">
            <text:p/>
          </table:table-cell>
          <table:table-cell table:formula="of:=[WorkoutPatterns.O164]" office:value-type="float" office:value="0" calcext:value-type="float">
            <text:p/>
          </table:table-cell>
          <table:table-cell table:style-name="ce218" table:formula="of:=[WorkoutPatterns.Q164]" office:value-type="float" office:value="0" calcext:value-type="float">
            <text:p/>
          </table:table-cell>
          <table:table-cell/>
        </table:table-row>
        <table:table-row table:style-name="ro2">
          <table:table-cell table:formula="of:=[WorkoutPatterns.D165]" office:value-type="string" office:string-value="Build 2Rest: ---S5---" calcext:value-type="string">
            <text:p>Build 2Rest: ---S5---</text:p>
          </table:table-cell>
          <table:table-cell table:formula="of:=[WorkoutPatterns.E165]" office:value-type="float" office:value="0" calcext:value-type="float">
            <text:p/>
          </table:table-cell>
          <table:table-cell table:formula="of:=[WorkoutPatterns.G165]" office:value-type="float" office:value="0" calcext:value-type="float">
            <text:p/>
          </table:table-cell>
          <table:table-cell table:formula="of:=[WorkoutPatterns.I165]" office:value-type="float" office:value="0" calcext:value-type="float">
            <text:p/>
          </table:table-cell>
          <table:table-cell table:formula="of:=[WorkoutPatterns.K165]" office:value-type="string" office:string-value="S5" calcext:value-type="string">
            <text:p>S5</text:p>
          </table:table-cell>
          <table:table-cell table:formula="of:=[WorkoutPatterns.M165]" office:value-type="float" office:value="0" calcext:value-type="float">
            <text:p/>
          </table:table-cell>
          <table:table-cell table:formula="of:=[WorkoutPatterns.O165]" office:value-type="float" office:value="0" calcext:value-type="float">
            <text:p/>
          </table:table-cell>
          <table:table-cell table:style-name="ce218" table:formula="of:=[WorkoutPatterns.Q165]" office:value-type="float" office:value="0" calcext:value-type="float">
            <text:p/>
          </table:table-cell>
          <table:table-cell/>
        </table:table-row>
        <table:table-row table:style-name="ro2">
          <table:table-cell table:formula="of:=[WorkoutPatterns.D177]" office:value-type="string" office:string-value="Peak: OFF-E2-F3-E1-E2-E2-CRIT" calcext:value-type="string">
            <text:p>Peak: OFF-E2-F3-E1-E2-E2-CRIT</text:p>
          </table:table-cell>
          <table:table-cell table:formula="of:=[WorkoutPatterns.E177]" office:value-type="string" office:string-value="OFF" calcext:value-type="string">
            <text:p>OFF</text:p>
          </table:table-cell>
          <table:table-cell table:formula="of:=[WorkoutPatterns.G177]" office:value-type="string" office:string-value="E2" calcext:value-type="string">
            <text:p>E2</text:p>
          </table:table-cell>
          <table:table-cell table:formula="of:=[WorkoutPatterns.I177]" office:value-type="string" office:string-value="F3" calcext:value-type="string">
            <text:p>F3</text:p>
          </table:table-cell>
          <table:table-cell table:formula="of:=[WorkoutPatterns.K177]" office:value-type="string" office:string-value="E1" calcext:value-type="string">
            <text:p>E1</text:p>
          </table:table-cell>
          <table:table-cell table:formula="of:=[WorkoutPatterns.M177]" office:value-type="string" office:string-value="E2" calcext:value-type="string">
            <text:p>E2</text:p>
          </table:table-cell>
          <table:table-cell table:formula="of:=[WorkoutPatterns.O177]" office:value-type="string" office:string-value="E2" calcext:value-type="string">
            <text:p>E2</text:p>
          </table:table-cell>
          <table:table-cell table:style-name="ce218" table:formula="of:=[WorkoutPatterns.Q177]" office:value-type="string" office:string-value="CRIT" calcext:value-type="string">
            <text:p>CRIT</text:p>
          </table:table-cell>
          <table:table-cell/>
        </table:table-row>
        <table:table-row table:style-name="ro2">
          <table:table-cell table:formula="of:=[WorkoutPatterns.D178]" office:value-type="string" office:string-value="Peak: E1--A2-E2-S5--M4" calcext:value-type="string">
            <text:p>Peak: E1--A2-E2-S5--M4</text:p>
          </table:table-cell>
          <table:table-cell table:formula="of:=[WorkoutPatterns.E178]" office:value-type="string" office:string-value="E1" calcext:value-type="string">
            <text:p>E1</text:p>
          </table:table-cell>
          <table:table-cell table:formula="of:=[WorkoutPatterns.G178]" office:value-type="float" office:value="0" calcext:value-type="float">
            <text:p/>
          </table:table-cell>
          <table:table-cell table:formula="of:=[WorkoutPatterns.I178]" office:value-type="string" office:string-value="A2" calcext:value-type="string">
            <text:p>A2</text:p>
          </table:table-cell>
          <table:table-cell table:formula="of:=[WorkoutPatterns.K178]" office:value-type="string" office:string-value="E2" calcext:value-type="string">
            <text:p>E2</text:p>
          </table:table-cell>
          <table:table-cell table:formula="of:=[WorkoutPatterns.M178]" office:value-type="string" office:string-value="S5" calcext:value-type="string">
            <text:p>S5</text:p>
          </table:table-cell>
          <table:table-cell table:formula="of:=[WorkoutPatterns.O178]" office:value-type="float" office:value="0" calcext:value-type="float">
            <text:p/>
          </table:table-cell>
          <table:table-cell table:style-name="ce218" table:formula="of:=[WorkoutPatterns.Q178]" office:value-type="string" office:string-value="M4" calcext:value-type="string">
            <text:p>M4</text:p>
          </table:table-cell>
          <table:table-cell/>
        </table:table-row>
        <table:table-row table:style-name="ro2">
          <table:table-cell table:formula="of:=[WorkoutPatterns.D179]" office:value-type="string" office:string-value="Peak: --A3----M7" calcext:value-type="string">
            <text:p>Peak: --A3----M7</text:p>
          </table:table-cell>
          <table:table-cell table:formula="of:=[WorkoutPatterns.E179]" office:value-type="float" office:value="0" calcext:value-type="float">
            <text:p/>
          </table:table-cell>
          <table:table-cell table:formula="of:=[WorkoutPatterns.G179]" office:value-type="float" office:value="0" calcext:value-type="float">
            <text:p/>
          </table:table-cell>
          <table:table-cell table:formula="of:=[WorkoutPatterns.I179]" office:value-type="string" office:string-value="A3" calcext:value-type="string">
            <text:p>A3</text:p>
          </table:table-cell>
          <table:table-cell table:formula="of:=[WorkoutPatterns.K179]" office:value-type="float" office:value="0" calcext:value-type="float">
            <text:p/>
          </table:table-cell>
          <table:table-cell table:formula="of:=[WorkoutPatterns.M179]" office:value-type="float" office:value="0" calcext:value-type="float">
            <text:p/>
          </table:table-cell>
          <table:table-cell table:formula="of:=[WorkoutPatterns.O179]" office:value-type="float" office:value="0" calcext:value-type="float">
            <text:p/>
          </table:table-cell>
          <table:table-cell table:style-name="ce218" table:formula="of:=[WorkoutPatterns.Q179]" office:value-type="string" office:string-value="M7" calcext:value-type="string">
            <text:p>M7</text:p>
          </table:table-cell>
          <table:table-cell/>
        </table:table-row>
        <table:table-row table:style-name="ro2">
          <table:table-cell table:formula="of:=[WorkoutPatterns.D180]" office:value-type="string" office:string-value="Peak: --A4----A1" calcext:value-type="string">
            <text:p>Peak: --A4----A1</text:p>
          </table:table-cell>
          <table:table-cell table:formula="of:=[WorkoutPatterns.E180]" office:value-type="float" office:value="0" calcext:value-type="float">
            <text:p/>
          </table:table-cell>
          <table:table-cell table:formula="of:=[WorkoutPatterns.G180]" office:value-type="float" office:value="0" calcext:value-type="float">
            <text:p/>
          </table:table-cell>
          <table:table-cell table:formula="of:=[WorkoutPatterns.I180]" office:value-type="string" office:string-value="A4" calcext:value-type="string">
            <text:p>A4</text:p>
          </table:table-cell>
          <table:table-cell table:formula="of:=[WorkoutPatterns.K180]" office:value-type="float" office:value="0" calcext:value-type="float">
            <text:p/>
          </table:table-cell>
          <table:table-cell table:formula="of:=[WorkoutPatterns.M180]" office:value-type="float" office:value="0" calcext:value-type="float">
            <text:p/>
          </table:table-cell>
          <table:table-cell table:formula="of:=[WorkoutPatterns.O180]" office:value-type="float" office:value="0" calcext:value-type="float">
            <text:p/>
          </table:table-cell>
          <table:table-cell table:style-name="ce218" table:formula="of:=[WorkoutPatterns.Q180]" office:value-type="string" office:string-value="A1" calcext:value-type="string">
            <text:p>A1</text:p>
          </table:table-cell>
          <table:table-cell/>
        </table:table-row>
        <table:table-row table:style-name="ro2">
          <table:table-cell table:formula="of:=[WorkoutPatterns.D181]" office:value-type="string" office:string-value="Peak: --A5----A2" calcext:value-type="string">
            <text:p>Peak: --A5----A2</text:p>
          </table:table-cell>
          <table:table-cell table:formula="of:=[WorkoutPatterns.E181]" office:value-type="float" office:value="0" calcext:value-type="float">
            <text:p/>
          </table:table-cell>
          <table:table-cell table:formula="of:=[WorkoutPatterns.G181]" office:value-type="float" office:value="0" calcext:value-type="float">
            <text:p/>
          </table:table-cell>
          <table:table-cell table:formula="of:=[WorkoutPatterns.I181]" office:value-type="string" office:string-value="A5" calcext:value-type="string">
            <text:p>A5</text:p>
          </table:table-cell>
          <table:table-cell table:formula="of:=[WorkoutPatterns.K181]" office:value-type="float" office:value="0" calcext:value-type="float">
            <text:p/>
          </table:table-cell>
          <table:table-cell table:formula="of:=[WorkoutPatterns.M181]" office:value-type="float" office:value="0" calcext:value-type="float">
            <text:p/>
          </table:table-cell>
          <table:table-cell table:formula="of:=[WorkoutPatterns.O181]" office:value-type="float" office:value="0" calcext:value-type="float">
            <text:p/>
          </table:table-cell>
          <table:table-cell table:style-name="ce218" table:formula="of:=[WorkoutPatterns.Q181]" office:value-type="string" office:string-value="A2" calcext:value-type="string">
            <text:p>A2</text:p>
          </table:table-cell>
          <table:table-cell/>
        </table:table-row>
        <table:table-row table:style-name="ro2">
          <table:table-cell table:formula="of:=[WorkoutPatterns.D182]" office:value-type="string" office:string-value="Peak: --A6----" calcext:value-type="string">
            <text:p>Peak: --A6----</text:p>
          </table:table-cell>
          <table:table-cell table:formula="of:=[WorkoutPatterns.E182]" office:value-type="float" office:value="0" calcext:value-type="float">
            <text:p/>
          </table:table-cell>
          <table:table-cell table:formula="of:=[WorkoutPatterns.G182]" office:value-type="float" office:value="0" calcext:value-type="float">
            <text:p/>
          </table:table-cell>
          <table:table-cell table:formula="of:=[WorkoutPatterns.I182]" office:value-type="string" office:string-value="A6" calcext:value-type="string">
            <text:p>A6</text:p>
          </table:table-cell>
          <table:table-cell table:formula="of:=[WorkoutPatterns.K182]" office:value-type="float" office:value="0" calcext:value-type="float">
            <text:p/>
          </table:table-cell>
          <table:table-cell table:formula="of:=[WorkoutPatterns.M182]" office:value-type="float" office:value="0" calcext:value-type="float">
            <text:p/>
          </table:table-cell>
          <table:table-cell table:formula="of:=[WorkoutPatterns.O182]" office:value-type="float" office:value="0" calcext:value-type="float">
            <text:p/>
          </table:table-cell>
          <table:table-cell table:style-name="ce218" table:formula="of:=[WorkoutPatterns.Q182]" office:value-type="float" office:value="0" calcext:value-type="float">
            <text:p/>
          </table:table-cell>
          <table:table-cell/>
        </table:table-row>
        <table:table-row table:style-name="ro2">
          <table:table-cell table:formula="of:=[WorkoutPatterns.D183]" office:value-type="string" office:string-value="Peak: --M2----" calcext:value-type="string">
            <text:p>Peak: --M2----</text:p>
          </table:table-cell>
          <table:table-cell table:formula="of:=[WorkoutPatterns.E183]" office:value-type="float" office:value="0" calcext:value-type="float">
            <text:p/>
          </table:table-cell>
          <table:table-cell table:formula="of:=[WorkoutPatterns.G183]" office:value-type="float" office:value="0" calcext:value-type="float">
            <text:p/>
          </table:table-cell>
          <table:table-cell table:formula="of:=[WorkoutPatterns.I183]" office:value-type="string" office:string-value="M2" calcext:value-type="string">
            <text:p>M2</text:p>
          </table:table-cell>
          <table:table-cell table:formula="of:=[WorkoutPatterns.K183]" office:value-type="float" office:value="0" calcext:value-type="float">
            <text:p/>
          </table:table-cell>
          <table:table-cell table:formula="of:=[WorkoutPatterns.M183]" office:value-type="float" office:value="0" calcext:value-type="float">
            <text:p/>
          </table:table-cell>
          <table:table-cell table:formula="of:=[WorkoutPatterns.O183]" office:value-type="float" office:value="0" calcext:value-type="float">
            <text:p/>
          </table:table-cell>
          <table:table-cell table:style-name="ce218" table:formula="of:=[WorkoutPatterns.Q183]" office:value-type="float" office:value="0" calcext:value-type="float">
            <text:p/>
          </table:table-cell>
          <table:table-cell/>
        </table:table-row>
        <table:table-row table:style-name="ro2">
          <table:table-cell table:formula="of:=[WorkoutPatterns.D184]" office:value-type="string" office:string-value="Peak: --M3----" calcext:value-type="string">
            <text:p>Peak: --M3----</text:p>
          </table:table-cell>
          <table:table-cell table:formula="of:=[WorkoutPatterns.E184]" office:value-type="float" office:value="0" calcext:value-type="float">
            <text:p/>
          </table:table-cell>
          <table:table-cell table:formula="of:=[WorkoutPatterns.G184]" office:value-type="float" office:value="0" calcext:value-type="float">
            <text:p/>
          </table:table-cell>
          <table:table-cell table:formula="of:=[WorkoutPatterns.I184]" office:value-type="string" office:string-value="M3" calcext:value-type="string">
            <text:p>M3</text:p>
          </table:table-cell>
          <table:table-cell table:formula="of:=[WorkoutPatterns.K184]" office:value-type="float" office:value="0" calcext:value-type="float">
            <text:p/>
          </table:table-cell>
          <table:table-cell table:formula="of:=[WorkoutPatterns.M184]" office:value-type="float" office:value="0" calcext:value-type="float">
            <text:p/>
          </table:table-cell>
          <table:table-cell table:formula="of:=[WorkoutPatterns.O184]" office:value-type="float" office:value="0" calcext:value-type="float">
            <text:p/>
          </table:table-cell>
          <table:table-cell table:style-name="ce218" table:formula="of:=[WorkoutPatterns.Q184]" office:value-type="float" office:value="0" calcext:value-type="float">
            <text:p/>
          </table:table-cell>
          <table:table-cell/>
        </table:table-row>
        <table:table-row table:style-name="ro2">
          <table:table-cell table:formula="of:=[WorkoutPatterns.D185]" office:value-type="string" office:string-value="Peak: --M5----" calcext:value-type="string">
            <text:p>Peak: --M5----</text:p>
          </table:table-cell>
          <table:table-cell table:formula="of:=[WorkoutPatterns.E185]" office:value-type="float" office:value="0" calcext:value-type="float">
            <text:p/>
          </table:table-cell>
          <table:table-cell table:formula="of:=[WorkoutPatterns.G185]" office:value-type="float" office:value="0" calcext:value-type="float">
            <text:p/>
          </table:table-cell>
          <table:table-cell table:formula="of:=[WorkoutPatterns.I185]" office:value-type="string" office:string-value="M5" calcext:value-type="string">
            <text:p>M5</text:p>
          </table:table-cell>
          <table:table-cell table:formula="of:=[WorkoutPatterns.K185]" office:value-type="float" office:value="0" calcext:value-type="float">
            <text:p/>
          </table:table-cell>
          <table:table-cell table:formula="of:=[WorkoutPatterns.M185]" office:value-type="float" office:value="0" calcext:value-type="float">
            <text:p/>
          </table:table-cell>
          <table:table-cell table:formula="of:=[WorkoutPatterns.O185]" office:value-type="float" office:value="0" calcext:value-type="float">
            <text:p/>
          </table:table-cell>
          <table:table-cell table:style-name="ce218" table:formula="of:=[WorkoutPatterns.Q185]" office:value-type="float" office:value="0" calcext:value-type="float">
            <text:p/>
          </table:table-cell>
          <table:table-cell/>
        </table:table-row>
        <table:table-row table:style-name="ro2">
          <table:table-cell table:formula="of:=[WorkoutPatterns.D186]" office:value-type="string" office:string-value="Peak: --M6----" calcext:value-type="string">
            <text:p>Peak: --M6----</text:p>
          </table:table-cell>
          <table:table-cell table:formula="of:=[WorkoutPatterns.E186]" office:value-type="float" office:value="0" calcext:value-type="float">
            <text:p/>
          </table:table-cell>
          <table:table-cell table:formula="of:=[WorkoutPatterns.G186]" office:value-type="float" office:value="0" calcext:value-type="float">
            <text:p/>
          </table:table-cell>
          <table:table-cell table:formula="of:=[WorkoutPatterns.I186]" office:value-type="string" office:string-value="M6" calcext:value-type="string">
            <text:p>M6</text:p>
          </table:table-cell>
          <table:table-cell table:formula="of:=[WorkoutPatterns.K186]" office:value-type="float" office:value="0" calcext:value-type="float">
            <text:p/>
          </table:table-cell>
          <table:table-cell table:formula="of:=[WorkoutPatterns.M186]" office:value-type="float" office:value="0" calcext:value-type="float">
            <text:p/>
          </table:table-cell>
          <table:table-cell table:formula="of:=[WorkoutPatterns.O186]" office:value-type="float" office:value="0" calcext:value-type="float">
            <text:p/>
          </table:table-cell>
          <table:table-cell table:style-name="ce218" table:formula="of:=[WorkoutPatterns.Q186]" office:value-type="float" office:value="0" calcext:value-type="float">
            <text:p/>
          </table:table-cell>
          <table:table-cell/>
        </table:table-row>
        <table:table-row table:style-name="ro2">
          <table:table-cell table:formula="of:=[WorkoutPatterns.D187]" office:value-type="string" office:string-value="Peak: --S6----" calcext:value-type="string">
            <text:p>Peak: --S6----</text:p>
          </table:table-cell>
          <table:table-cell table:formula="of:=[WorkoutPatterns.E187]" office:value-type="float" office:value="0" calcext:value-type="float">
            <text:p/>
          </table:table-cell>
          <table:table-cell table:formula="of:=[WorkoutPatterns.G187]" office:value-type="float" office:value="0" calcext:value-type="float">
            <text:p/>
          </table:table-cell>
          <table:table-cell table:formula="of:=[WorkoutPatterns.I187]" office:value-type="string" office:string-value="S6" calcext:value-type="string">
            <text:p>S6</text:p>
          </table:table-cell>
          <table:table-cell table:formula="of:=[WorkoutPatterns.K187]" office:value-type="float" office:value="0" calcext:value-type="float">
            <text:p/>
          </table:table-cell>
          <table:table-cell table:formula="of:=[WorkoutPatterns.M187]" office:value-type="float" office:value="0" calcext:value-type="float">
            <text:p/>
          </table:table-cell>
          <table:table-cell table:formula="of:=[WorkoutPatterns.O187]" office:value-type="float" office:value="0" calcext:value-type="float">
            <text:p/>
          </table:table-cell>
          <table:table-cell table:style-name="ce218" table:formula="of:=[WorkoutPatterns.Q187]" office:value-type="float" office:value="0" calcext:value-type="float">
            <text:p/>
          </table:table-cell>
          <table:table-cell/>
        </table:table-row>
        <table:table-row table:style-name="ro2">
          <table:table-cell table:formula="of:=[WorkoutPatterns.D188]" office:value-type="string" office:string-value="Peak: --P1----" calcext:value-type="string">
            <text:p>Peak: --P1----</text:p>
          </table:table-cell>
          <table:table-cell table:formula="of:=[WorkoutPatterns.E188]" office:value-type="float" office:value="0" calcext:value-type="float">
            <text:p/>
          </table:table-cell>
          <table:table-cell table:formula="of:=[WorkoutPatterns.G188]" office:value-type="float" office:value="0" calcext:value-type="float">
            <text:p/>
          </table:table-cell>
          <table:table-cell table:formula="of:=[WorkoutPatterns.I188]" office:value-type="string" office:string-value="P1" calcext:value-type="string">
            <text:p>P1</text:p>
          </table:table-cell>
          <table:table-cell table:formula="of:=[WorkoutPatterns.K188]" office:value-type="float" office:value="0" calcext:value-type="float">
            <text:p/>
          </table:table-cell>
          <table:table-cell table:formula="of:=[WorkoutPatterns.M188]" office:value-type="float" office:value="0" calcext:value-type="float">
            <text:p/>
          </table:table-cell>
          <table:table-cell table:formula="of:=[WorkoutPatterns.O188]" office:value-type="float" office:value="0" calcext:value-type="float">
            <text:p/>
          </table:table-cell>
          <table:table-cell table:style-name="ce218" table:formula="of:=[WorkoutPatterns.Q188]" office:value-type="float" office:value="0" calcext:value-type="float">
            <text:p/>
          </table:table-cell>
          <table:table-cell/>
        </table:table-row>
        <table:table-row table:style-name="ro2">
          <table:table-cell table:formula="of:=[WorkoutPatterns.D189]" office:value-type="string" office:string-value="Peak: --P2----" calcext:value-type="string">
            <text:p>Peak: --P2----</text:p>
          </table:table-cell>
          <table:table-cell table:formula="of:=[WorkoutPatterns.E189]" office:value-type="float" office:value="0" calcext:value-type="float">
            <text:p/>
          </table:table-cell>
          <table:table-cell table:formula="of:=[WorkoutPatterns.G189]" office:value-type="float" office:value="0" calcext:value-type="float">
            <text:p/>
          </table:table-cell>
          <table:table-cell table:formula="of:=[WorkoutPatterns.I189]" office:value-type="string" office:string-value="P2" calcext:value-type="string">
            <text:p>P2</text:p>
          </table:table-cell>
          <table:table-cell table:formula="of:=[WorkoutPatterns.K189]" office:value-type="float" office:value="0" calcext:value-type="float">
            <text:p/>
          </table:table-cell>
          <table:table-cell table:formula="of:=[WorkoutPatterns.M189]" office:value-type="float" office:value="0" calcext:value-type="float">
            <text:p/>
          </table:table-cell>
          <table:table-cell table:formula="of:=[WorkoutPatterns.O189]" office:value-type="float" office:value="0" calcext:value-type="float">
            <text:p/>
          </table:table-cell>
          <table:table-cell table:style-name="ce218" table:formula="of:=[WorkoutPatterns.Q189]" office:value-type="float" office:value="0" calcext:value-type="float">
            <text:p/>
          </table:table-cell>
          <table:table-cell/>
        </table:table-row>
        <table:table-row table:style-name="ro2">
          <table:table-cell table:formula="of:=[WorkoutPatterns.D190]" office:value-type="string" office:string-value="Peak: --P3----" calcext:value-type="string">
            <text:p>Peak: --P3----</text:p>
          </table:table-cell>
          <table:table-cell table:formula="of:=[WorkoutPatterns.E190]" office:value-type="float" office:value="0" calcext:value-type="float">
            <text:p/>
          </table:table-cell>
          <table:table-cell table:formula="of:=[WorkoutPatterns.G190]" office:value-type="float" office:value="0" calcext:value-type="float">
            <text:p/>
          </table:table-cell>
          <table:table-cell table:formula="of:=[WorkoutPatterns.I190]" office:value-type="string" office:string-value="P3" calcext:value-type="string">
            <text:p>P3</text:p>
          </table:table-cell>
          <table:table-cell table:formula="of:=[WorkoutPatterns.K190]" office:value-type="float" office:value="0" calcext:value-type="float">
            <text:p/>
          </table:table-cell>
          <table:table-cell table:formula="of:=[WorkoutPatterns.M190]" office:value-type="float" office:value="0" calcext:value-type="float">
            <text:p/>
          </table:table-cell>
          <table:table-cell table:formula="of:=[WorkoutPatterns.O190]" office:value-type="float" office:value="0" calcext:value-type="float">
            <text:p/>
          </table:table-cell>
          <table:table-cell table:style-name="ce218" table:formula="of:=[WorkoutPatterns.Q190]" office:value-type="float" office:value="0" calcext:value-type="float">
            <text:p/>
          </table:table-cell>
          <table:table-cell/>
        </table:table-row>
        <table:table-row table:style-name="ro2">
          <table:table-cell table:formula="of:=[WorkoutPatterns.D201]" office:value-type="string" office:string-value="RaceSat: OFF-E2-S6-E1-S6-Race-E1" calcext:value-type="string">
            <text:p>RaceSat: OFF-E2-S6-E1-S6-Race-E1</text:p>
          </table:table-cell>
          <table:table-cell table:formula="of:=[WorkoutPatterns.E201]" office:value-type="string" office:string-value="OFF" calcext:value-type="string">
            <text:p>OFF</text:p>
          </table:table-cell>
          <table:table-cell table:formula="of:=[WorkoutPatterns.G201]" office:value-type="string" office:string-value="E2" calcext:value-type="string">
            <text:p>E2</text:p>
          </table:table-cell>
          <table:table-cell table:formula="of:=[WorkoutPatterns.I201]" office:value-type="string" office:string-value="S6" calcext:value-type="string">
            <text:p>S6</text:p>
          </table:table-cell>
          <table:table-cell table:formula="of:=[WorkoutPatterns.K201]" office:value-type="string" office:string-value="E1" calcext:value-type="string">
            <text:p>E1</text:p>
          </table:table-cell>
          <table:table-cell table:formula="of:=[WorkoutPatterns.M201]" office:value-type="string" office:string-value="S6" calcext:value-type="string">
            <text:p>S6</text:p>
          </table:table-cell>
          <table:table-cell table:formula="of:=[WorkoutPatterns.O201]" office:value-type="string" office:string-value="Race" calcext:value-type="string">
            <text:p>Race</text:p>
          </table:table-cell>
          <table:table-cell table:style-name="ce218" table:formula="of:=[WorkoutPatterns.Q201]" office:value-type="string" office:string-value="E1" calcext:value-type="string">
            <text:p>E1</text:p>
          </table:table-cell>
          <table:table-cell/>
        </table:table-row>
        <table:table-row table:style-name="ro2">
          <table:table-cell table:formula="of:=[WorkoutPatterns.D202]" office:value-type="string" office:string-value="RaceSat: E1--P1-E2-P1-M7-E2" calcext:value-type="string">
            <text:p>RaceSat: E1--P1-E2-P1-M7-E2</text:p>
          </table:table-cell>
          <table:table-cell table:formula="of:=[WorkoutPatterns.E202]" office:value-type="string" office:string-value="E1" calcext:value-type="string">
            <text:p>E1</text:p>
          </table:table-cell>
          <table:table-cell table:formula="of:=[WorkoutPatterns.G202]" office:value-type="float" office:value="0" calcext:value-type="float">
            <text:p/>
          </table:table-cell>
          <table:table-cell table:formula="of:=[WorkoutPatterns.I202]" office:value-type="string" office:string-value="P1" calcext:value-type="string">
            <text:p>P1</text:p>
          </table:table-cell>
          <table:table-cell table:formula="of:=[WorkoutPatterns.K202]" office:value-type="string" office:string-value="E2" calcext:value-type="string">
            <text:p>E2</text:p>
          </table:table-cell>
          <table:table-cell table:formula="of:=[WorkoutPatterns.M202]" office:value-type="string" office:string-value="P1" calcext:value-type="string">
            <text:p>P1</text:p>
          </table:table-cell>
          <table:table-cell table:formula="of:=[WorkoutPatterns.O202]" office:value-type="string" office:string-value="M7" calcext:value-type="string">
            <text:p>M7</text:p>
          </table:table-cell>
          <table:table-cell table:style-name="ce218" table:formula="of:=[WorkoutPatterns.Q202]" office:value-type="string" office:string-value="E2" calcext:value-type="string">
            <text:p>E2</text:p>
          </table:table-cell>
          <table:table-cell/>
        </table:table-row>
        <table:table-row table:style-name="ro2">
          <table:table-cell table:formula="of:=[WorkoutPatterns.D203]" office:value-type="string" office:string-value="RaceSat: --P3-S5--A1-" calcext:value-type="string">
            <text:p>RaceSat: --P3-S5--A1-</text:p>
          </table:table-cell>
          <table:table-cell table:formula="of:=[WorkoutPatterns.E203]" office:value-type="float" office:value="0" calcext:value-type="float">
            <text:p/>
          </table:table-cell>
          <table:table-cell table:formula="of:=[WorkoutPatterns.G203]" office:value-type="float" office:value="0" calcext:value-type="float">
            <text:p/>
          </table:table-cell>
          <table:table-cell table:formula="of:=[WorkoutPatterns.I203]" office:value-type="string" office:string-value="P3" calcext:value-type="string">
            <text:p>P3</text:p>
          </table:table-cell>
          <table:table-cell table:formula="of:=[WorkoutPatterns.K203]" office:value-type="string" office:string-value="S5" calcext:value-type="string">
            <text:p>S5</text:p>
          </table:table-cell>
          <table:table-cell table:formula="of:=[WorkoutPatterns.M203]" office:value-type="float" office:value="0" calcext:value-type="float">
            <text:p/>
          </table:table-cell>
          <table:table-cell table:formula="of:=[WorkoutPatterns.O203]" office:value-type="string" office:string-value="A1" calcext:value-type="string">
            <text:p>A1</text:p>
          </table:table-cell>
          <table:table-cell table:style-name="ce218" table:formula="of:=[WorkoutPatterns.Q203]" office:value-type="float" office:value="0" calcext:value-type="float">
            <text:p/>
          </table:table-cell>
          <table:table-cell/>
        </table:table-row>
        <table:table-row table:style-name="ro2">
          <table:table-cell table:formula="of:=[WorkoutPatterns.D214]" office:value-type="string" office:string-value="RaceSun: OFF-F3-E1-S6-E1-S6-Race" calcext:value-type="string">
            <text:p>RaceSun: OFF-F3-E1-S6-E1-S6-Race</text:p>
          </table:table-cell>
          <table:table-cell table:formula="of:=[WorkoutPatterns.E214]" office:value-type="string" office:string-value="OFF" calcext:value-type="string">
            <text:p>OFF</text:p>
          </table:table-cell>
          <table:table-cell table:formula="of:=[WorkoutPatterns.G214]" office:value-type="string" office:string-value="F3" calcext:value-type="string">
            <text:p>F3</text:p>
          </table:table-cell>
          <table:table-cell table:formula="of:=[WorkoutPatterns.I214]" office:value-type="string" office:string-value="E1" calcext:value-type="string">
            <text:p>E1</text:p>
          </table:table-cell>
          <table:table-cell table:formula="of:=[WorkoutPatterns.K214]" office:value-type="string" office:string-value="S6" calcext:value-type="string">
            <text:p>S6</text:p>
          </table:table-cell>
          <table:table-cell table:formula="of:=[WorkoutPatterns.M214]" office:value-type="string" office:string-value="E1" calcext:value-type="string">
            <text:p>E1</text:p>
          </table:table-cell>
          <table:table-cell table:formula="of:=[WorkoutPatterns.O214]" office:value-type="string" office:string-value="S6" calcext:value-type="string">
            <text:p>S6</text:p>
          </table:table-cell>
          <table:table-cell table:style-name="ce218" table:formula="of:=[WorkoutPatterns.Q214]" office:value-type="string" office:string-value="Race" calcext:value-type="string">
            <text:p>Race</text:p>
          </table:table-cell>
          <table:table-cell/>
        </table:table-row>
        <table:table-row table:style-name="ro2">
          <table:table-cell table:formula="of:=[WorkoutPatterns.D215]" office:value-type="string" office:string-value="RaceSun: E1-M2-E2-P1-E2-P1-M7" calcext:value-type="string">
            <text:p>RaceSun: E1-M2-E2-P1-E2-P1-M7</text:p>
          </table:table-cell>
          <table:table-cell table:formula="of:=[WorkoutPatterns.E215]" office:value-type="string" office:string-value="E1" calcext:value-type="string">
            <text:p>E1</text:p>
          </table:table-cell>
          <table:table-cell table:formula="of:=[WorkoutPatterns.G215]" office:value-type="string" office:string-value="M2" calcext:value-type="string">
            <text:p>M2</text:p>
          </table:table-cell>
          <table:table-cell table:formula="of:=[WorkoutPatterns.I215]" office:value-type="string" office:string-value="E2" calcext:value-type="string">
            <text:p>E2</text:p>
          </table:table-cell>
          <table:table-cell table:formula="of:=[WorkoutPatterns.K215]" office:value-type="string" office:string-value="P1" calcext:value-type="string">
            <text:p>P1</text:p>
          </table:table-cell>
          <table:table-cell table:formula="of:=[WorkoutPatterns.M215]" office:value-type="string" office:string-value="E2" calcext:value-type="string">
            <text:p>E2</text:p>
          </table:table-cell>
          <table:table-cell table:formula="of:=[WorkoutPatterns.O215]" office:value-type="string" office:string-value="P1" calcext:value-type="string">
            <text:p>P1</text:p>
          </table:table-cell>
          <table:table-cell table:style-name="ce218" table:formula="of:=[WorkoutPatterns.Q215]" office:value-type="string" office:string-value="M7" calcext:value-type="string">
            <text:p>M7</text:p>
          </table:table-cell>
          <table:table-cell/>
        </table:table-row>
        <table:table-row table:style-name="ro2">
          <table:table-cell table:formula="of:=[WorkoutPatterns.D216]" office:value-type="string" office:string-value="RaceSun: -M3--P3-S5--A1" calcext:value-type="string">
            <text:p>RaceSun: -M3--P3-S5--A1</text:p>
          </table:table-cell>
          <table:table-cell table:formula="of:=[WorkoutPatterns.E216]" office:value-type="float" office:value="0" calcext:value-type="float">
            <text:p/>
          </table:table-cell>
          <table:table-cell table:formula="of:=[WorkoutPatterns.G216]" office:value-type="string" office:string-value="M3" calcext:value-type="string">
            <text:p>M3</text:p>
          </table:table-cell>
          <table:table-cell table:formula="of:=[WorkoutPatterns.I216]" office:value-type="float" office:value="0" calcext:value-type="float">
            <text:p/>
          </table:table-cell>
          <table:table-cell table:formula="of:=[WorkoutPatterns.K216]" office:value-type="string" office:string-value="P3" calcext:value-type="string">
            <text:p>P3</text:p>
          </table:table-cell>
          <table:table-cell table:formula="of:=[WorkoutPatterns.M216]" office:value-type="string" office:string-value="S5" calcext:value-type="string">
            <text:p>S5</text:p>
          </table:table-cell>
          <table:table-cell table:formula="of:=[WorkoutPatterns.O216]" office:value-type="float" office:value="0" calcext:value-type="float">
            <text:p/>
          </table:table-cell>
          <table:table-cell table:style-name="ce218" table:formula="of:=[WorkoutPatterns.Q216]" office:value-type="string" office:string-value="A1" calcext:value-type="string">
            <text:p>A1</text:p>
          </table:table-cell>
          <table:table-cell/>
        </table:table-row>
        <table:table-row table:style-name="ro2">
          <table:table-cell table:formula="of:=[WorkoutPatterns.D217]" office:value-type="string" office:string-value="RaceSun: -A2-----" calcext:value-type="string">
            <text:p>RaceSun: -A2-----</text:p>
          </table:table-cell>
          <table:table-cell table:formula="of:=[WorkoutPatterns.E217]" office:value-type="float" office:value="0" calcext:value-type="float">
            <text:p/>
          </table:table-cell>
          <table:table-cell table:formula="of:=[WorkoutPatterns.G217]" office:value-type="string" office:string-value="A2" calcext:value-type="string">
            <text:p>A2</text:p>
          </table:table-cell>
          <table:table-cell table:formula="of:=[WorkoutPatterns.I217]" office:value-type="float" office:value="0" calcext:value-type="float">
            <text:p/>
          </table:table-cell>
          <table:table-cell table:formula="of:=[WorkoutPatterns.K217]" office:value-type="float" office:value="0" calcext:value-type="float">
            <text:p/>
          </table:table-cell>
          <table:table-cell table:formula="of:=[WorkoutPatterns.M217]" office:value-type="float" office:value="0" calcext:value-type="float">
            <text:p/>
          </table:table-cell>
          <table:table-cell table:formula="of:=[WorkoutPatterns.O217]" office:value-type="float" office:value="0" calcext:value-type="float">
            <text:p/>
          </table:table-cell>
          <table:table-cell table:style-name="ce218" table:formula="of:=[WorkoutPatterns.Q217]" office:value-type="float" office:value="0" calcext:value-type="float">
            <text:p/>
          </table:table-cell>
          <table:table-cell/>
        </table:table-row>
        <table:table-row table:style-name="ro2">
          <table:table-cell table:formula="of:=[WorkoutPatterns.D218]" office:value-type="string" office:string-value="RaceSun: -A3-----" calcext:value-type="string">
            <text:p>RaceSun: -A3-----</text:p>
          </table:table-cell>
          <table:table-cell table:formula="of:=[WorkoutPatterns.E218]" office:value-type="float" office:value="0" calcext:value-type="float">
            <text:p/>
          </table:table-cell>
          <table:table-cell table:formula="of:=[WorkoutPatterns.G218]" office:value-type="string" office:string-value="A3" calcext:value-type="string">
            <text:p>A3</text:p>
          </table:table-cell>
          <table:table-cell table:formula="of:=[WorkoutPatterns.I218]" office:value-type="float" office:value="0" calcext:value-type="float">
            <text:p/>
          </table:table-cell>
          <table:table-cell table:formula="of:=[WorkoutPatterns.K218]" office:value-type="float" office:value="0" calcext:value-type="float">
            <text:p/>
          </table:table-cell>
          <table:table-cell table:formula="of:=[WorkoutPatterns.M218]" office:value-type="float" office:value="0" calcext:value-type="float">
            <text:p/>
          </table:table-cell>
          <table:table-cell table:formula="of:=[WorkoutPatterns.O218]" office:value-type="float" office:value="0" calcext:value-type="float">
            <text:p/>
          </table:table-cell>
          <table:table-cell table:style-name="ce218" table:formula="of:=[WorkoutPatterns.Q218]" office:value-type="float" office:value="0" calcext:value-type="float">
            <text:p/>
          </table:table-cell>
          <table:table-cell/>
        </table:table-row>
        <table:table-row table:style-name="ro2">
          <table:table-cell table:formula="of:=[WorkoutPatterns.D229]" office:value-type="string" office:string-value="RaceSatSun: OFF-E2-S6-E1-S6-Race-Race" calcext:value-type="string">
            <text:p>RaceSatSun: OFF-E2-S6-E1-S6-Race-Race</text:p>
          </table:table-cell>
          <table:table-cell table:formula="of:=[WorkoutPatterns.E229]" office:value-type="string" office:string-value="OFF" calcext:value-type="string">
            <text:p>OFF</text:p>
          </table:table-cell>
          <table:table-cell table:formula="of:=[WorkoutPatterns.G229]" office:value-type="string" office:string-value="E2" calcext:value-type="string">
            <text:p>E2</text:p>
          </table:table-cell>
          <table:table-cell table:formula="of:=[WorkoutPatterns.I229]" office:value-type="string" office:string-value="S6" calcext:value-type="string">
            <text:p>S6</text:p>
          </table:table-cell>
          <table:table-cell table:formula="of:=[WorkoutPatterns.K229]" office:value-type="string" office:string-value="E1" calcext:value-type="string">
            <text:p>E1</text:p>
          </table:table-cell>
          <table:table-cell table:formula="of:=[WorkoutPatterns.M229]" office:value-type="string" office:string-value="S6" calcext:value-type="string">
            <text:p>S6</text:p>
          </table:table-cell>
          <table:table-cell table:formula="of:=[WorkoutPatterns.O229]" office:value-type="string" office:string-value="Race" calcext:value-type="string">
            <text:p>Race</text:p>
          </table:table-cell>
          <table:table-cell table:style-name="ce218" table:formula="of:=[WorkoutPatterns.Q229]" office:value-type="string" office:string-value="Race" calcext:value-type="string">
            <text:p>Race</text:p>
          </table:table-cell>
          <table:table-cell/>
        </table:table-row>
        <table:table-row table:style-name="ro2">
          <table:table-cell table:formula="of:=[WorkoutPatterns.D230]" office:value-type="string" office:string-value="RaceSatSun: E1--P1-E2-P1--" calcext:value-type="string">
            <text:p>RaceSatSun: E1--P1-E2-P1--</text:p>
          </table:table-cell>
          <table:table-cell table:formula="of:=[WorkoutPatterns.E230]" office:value-type="string" office:string-value="E1" calcext:value-type="string">
            <text:p>E1</text:p>
          </table:table-cell>
          <table:table-cell table:formula="of:=[WorkoutPatterns.G230]" office:value-type="float" office:value="0" calcext:value-type="float">
            <text:p/>
          </table:table-cell>
          <table:table-cell table:formula="of:=[WorkoutPatterns.I230]" office:value-type="string" office:string-value="P1" calcext:value-type="string">
            <text:p>P1</text:p>
          </table:table-cell>
          <table:table-cell table:formula="of:=[WorkoutPatterns.K230]" office:value-type="string" office:string-value="E2" calcext:value-type="string">
            <text:p>E2</text:p>
          </table:table-cell>
          <table:table-cell table:formula="of:=[WorkoutPatterns.M230]" office:value-type="string" office:string-value="P1" calcext:value-type="string">
            <text:p>P1</text:p>
          </table:table-cell>
          <table:table-cell table:formula="of:=[WorkoutPatterns.O230]" office:value-type="float" office:value="0" calcext:value-type="float">
            <text:p/>
          </table:table-cell>
          <table:table-cell table:style-name="ce218" table:formula="of:=[WorkoutPatterns.Q230]" office:value-type="float" office:value="0" calcext:value-type="float">
            <text:p/>
          </table:table-cell>
          <table:table-cell/>
        </table:table-row>
        <table:table-row table:style-name="ro2">
          <table:table-cell table:formula="of:=[WorkoutPatterns.D231]" office:value-type="string" office:string-value="RaceSatSun: --P3-S5---" calcext:value-type="string">
            <text:p>RaceSatSun: --P3-S5---</text:p>
          </table:table-cell>
          <table:table-cell table:formula="of:=[WorkoutPatterns.E231]" office:value-type="float" office:value="0" calcext:value-type="float">
            <text:p/>
          </table:table-cell>
          <table:table-cell table:formula="of:=[WorkoutPatterns.G231]" office:value-type="float" office:value="0" calcext:value-type="float">
            <text:p/>
          </table:table-cell>
          <table:table-cell table:formula="of:=[WorkoutPatterns.I231]" office:value-type="string" office:string-value="P3" calcext:value-type="string">
            <text:p>P3</text:p>
          </table:table-cell>
          <table:table-cell table:formula="of:=[WorkoutPatterns.K231]" office:value-type="string" office:string-value="S5" calcext:value-type="string">
            <text:p>S5</text:p>
          </table:table-cell>
          <table:table-cell table:formula="of:=[WorkoutPatterns.M231]" office:value-type="float" office:value="0" calcext:value-type="float">
            <text:p/>
          </table:table-cell>
          <table:table-cell table:formula="of:=[WorkoutPatterns.O231]" office:value-type="float" office:value="0" calcext:value-type="float">
            <text:p/>
          </table:table-cell>
          <table:table-cell table:style-name="ce218" table:formula="of:=[WorkoutPatterns.Q231]" office:value-type="float" office:value="0" calcext:value-type="float">
            <text:p/>
          </table:table-cell>
          <table:table-cell/>
        </table:table-row>
        <table:table-row table:style-name="ro2">
          <table:table-cell table:formula="of:=[WorkoutPatterns.D242]" office:value-type="string" office:string-value="Transition: OFF-E1-E1-E1-E1-E1-E1" calcext:value-type="string">
            <text:p>Transition: OFF-E1-E1-E1-E1-E1-E1</text:p>
          </table:table-cell>
          <table:table-cell table:formula="of:=[WorkoutPatterns.E242]" office:value-type="string" office:string-value="OFF" calcext:value-type="string">
            <text:p>OFF</text:p>
          </table:table-cell>
          <table:table-cell table:formula="of:=[WorkoutPatterns.G242]" office:value-type="string" office:string-value="E1" calcext:value-type="string">
            <text:p>E1</text:p>
          </table:table-cell>
          <table:table-cell table:formula="of:=[WorkoutPatterns.I242]" office:value-type="string" office:string-value="E1" calcext:value-type="string">
            <text:p>E1</text:p>
          </table:table-cell>
          <table:table-cell table:formula="of:=[WorkoutPatterns.K242]" office:value-type="string" office:string-value="E1" calcext:value-type="string">
            <text:p>E1</text:p>
          </table:table-cell>
          <table:table-cell table:formula="of:=[WorkoutPatterns.M242]" office:value-type="string" office:string-value="E1" calcext:value-type="string">
            <text:p>E1</text:p>
          </table:table-cell>
          <table:table-cell table:formula="of:=[WorkoutPatterns.O242]" office:value-type="string" office:string-value="E1" calcext:value-type="string">
            <text:p>E1</text:p>
          </table:table-cell>
          <table:table-cell table:style-name="ce218" table:formula="of:=[WorkoutPatterns.Q242]" office:value-type="string" office:string-value="E1" calcext:value-type="string">
            <text:p>E1</text:p>
          </table:table-cell>
          <table:table-cell/>
        </table:table-row>
        <table:table-row table:style-name="ro2">
          <table:table-cell table:formula="of:=[WorkoutPatterns.D243]" office:value-type="string" office:string-value="Transition: E1-S1-S1-S1-S1-S1-S1" calcext:value-type="string">
            <text:p>Transition: E1-S1-S1-S1-S1-S1-S1</text:p>
          </table:table-cell>
          <table:table-cell table:formula="of:=[WorkoutPatterns.E243]" office:value-type="string" office:string-value="E1" calcext:value-type="string">
            <text:p>E1</text:p>
          </table:table-cell>
          <table:table-cell table:formula="of:=[WorkoutPatterns.G243]" office:value-type="string" office:string-value="S1" calcext:value-type="string">
            <text:p>S1</text:p>
          </table:table-cell>
          <table:table-cell table:formula="of:=[WorkoutPatterns.I243]" office:value-type="string" office:string-value="S1" calcext:value-type="string">
            <text:p>S1</text:p>
          </table:table-cell>
          <table:table-cell table:formula="of:=[WorkoutPatterns.K243]" office:value-type="string" office:string-value="S1" calcext:value-type="string">
            <text:p>S1</text:p>
          </table:table-cell>
          <table:table-cell table:formula="of:=[WorkoutPatterns.M243]" office:value-type="string" office:string-value="S1" calcext:value-type="string">
            <text:p>S1</text:p>
          </table:table-cell>
          <table:table-cell table:formula="of:=[WorkoutPatterns.O243]" office:value-type="string" office:string-value="S1" calcext:value-type="string">
            <text:p>S1</text:p>
          </table:table-cell>
          <table:table-cell table:style-name="ce218" table:formula="of:=[WorkoutPatterns.Q243]" office:value-type="string" office:string-value="S1" calcext:value-type="string">
            <text:p>S1</text:p>
          </table:table-cell>
          <table:table-cell/>
        </table:table-row>
        <table:table-row table:style-name="ro2">
          <table:table-cell table:formula="of:=[WorkoutPatterns.D244]" office:value-type="string" office:string-value="Transition: -S2-S2-S2-S2-S2-S2" calcext:value-type="string">
            <text:p>Transition: -S2-S2-S2-S2-S2-S2</text:p>
          </table:table-cell>
          <table:table-cell table:formula="of:=[WorkoutPatterns.E244]" office:value-type="float" office:value="0" calcext:value-type="float">
            <text:p/>
          </table:table-cell>
          <table:table-cell table:formula="of:=[WorkoutPatterns.G244]" office:value-type="string" office:string-value="S2" calcext:value-type="string">
            <text:p>S2</text:p>
          </table:table-cell>
          <table:table-cell table:formula="of:=[WorkoutPatterns.I244]" office:value-type="string" office:string-value="S2" calcext:value-type="string">
            <text:p>S2</text:p>
          </table:table-cell>
          <table:table-cell table:formula="of:=[WorkoutPatterns.K244]" office:value-type="string" office:string-value="S2" calcext:value-type="string">
            <text:p>S2</text:p>
          </table:table-cell>
          <table:table-cell table:formula="of:=[WorkoutPatterns.M244]" office:value-type="string" office:string-value="S2" calcext:value-type="string">
            <text:p>S2</text:p>
          </table:table-cell>
          <table:table-cell table:formula="of:=[WorkoutPatterns.O244]" office:value-type="string" office:string-value="S2" calcext:value-type="string">
            <text:p>S2</text:p>
          </table:table-cell>
          <table:table-cell table:style-name="ce218" table:formula="of:=[WorkoutPatterns.Q244]" office:value-type="string" office:string-value="S2" calcext:value-type="string">
            <text:p>S2</text:p>
          </table:table-cell>
          <table:table-cell/>
        </table:table-row>
      </table:table>
      <table:named-expressions>
        <table:named-range table:name="AnnualHrs" table:base-cell-address="$TrainingPlan.$F$21" table:cell-range-address="$AnnualHrs.$C$1:.$W$1"/>
        <table:named-range table:name="AnnualHrsTable" table:base-cell-address="$TrainingPlan.$F$21" table:cell-range-address="$AnnualHrs.$A$2:.$W$28"/>
        <table:named-range table:name="AnnualTSS" table:base-cell-address="$AnnualTSS.$C$1" table:cell-range-address="$AnnualTSS.$C$1:.$U$1"/>
        <table:named-range table:name="AnnualTSSTable" table:base-cell-address="$TrainingPlan.$F$20" table:cell-range-address="$AnnualTSS.$A$2:.$U$28"/>
        <table:named-range table:name="AnnualUnits" table:base-cell-address="$TrainingPlan.$F$21" table:cell-range-address="$AnnualUnits.$C$1:.$W$1"/>
        <table:named-range table:name="AnnualUnitsTable" table:base-cell-address="$TrainingPlan.$F$21" table:cell-range-address="$AnnualUnits.$A$2:.$W$28"/>
        <table:named-range table:name="C_Base1Rest" table:base-cell-address="$ReadMeFirst.$A$1" table:cell-range-address="$AnnualHrs.$A$6"/>
        <table:named-range table:name="C_Base1Wk1" table:base-cell-address="$ReadMeFirst.$A$1" table:cell-range-address="$AnnualHrs.$A$3"/>
        <table:named-range table:name="C_Base1Wk2" table:base-cell-address="$ReadMeFirst.$A$1" table:cell-range-address="$AnnualHrs.$A$4"/>
        <table:named-range table:name="C_Base1Wk3" table:base-cell-address="$ReadMeFirst.$A$1" table:cell-range-address="$AnnualHrs.$A$5"/>
        <table:named-range table:name="C_Base2Rest" table:base-cell-address="$ReadMeFirst.$A$1" table:cell-range-address="$AnnualHrs.$A$10"/>
        <table:named-range table:name="C_Base2Wk1" table:base-cell-address="$ReadMeFirst.$A$1" table:cell-range-address="$AnnualHrs.$A$7"/>
        <table:named-range table:name="C_Base2Wk2" table:base-cell-address="$ReadMeFirst.$A$1" table:cell-range-address="$AnnualHrs.$A$8"/>
        <table:named-range table:name="C_Base2Wk3" table:base-cell-address="$ReadMeFirst.$A$1" table:cell-range-address="$AnnualHrs.$A$9"/>
        <table:named-range table:name="C_Base3Rest" table:base-cell-address="$ReadMeFirst.$A$1" table:cell-range-address="$AnnualHrs.$A$14"/>
        <table:named-range table:name="C_Base3Wk1" table:base-cell-address="$ReadMeFirst.$A$1" table:cell-range-address="$AnnualHrs.$A$11"/>
        <table:named-range table:name="C_Base3Wk2" table:base-cell-address="$ReadMeFirst.$A$1" table:cell-range-address="$AnnualHrs.$A$12"/>
        <table:named-range table:name="C_Base3Wk3" table:base-cell-address="$ReadMeFirst.$A$1" table:cell-range-address="$AnnualHrs.$A$13"/>
        <table:named-range table:name="C_Build1Rest" table:base-cell-address="$ReadMeFirst.$A$1" table:cell-range-address="$AnnualHrs.$A$18"/>
        <table:named-range table:name="C_Build1Wk1" table:base-cell-address="$ReadMeFirst.$A$1" table:cell-range-address="$AnnualHrs.$A$15"/>
        <table:named-range table:name="C_Build1Wk2" table:base-cell-address="$ReadMeFirst.$A$1" table:cell-range-address="$AnnualHrs.$A$16"/>
        <table:named-range table:name="C_Build1Wk3" table:base-cell-address="$ReadMeFirst.$A$1" table:cell-range-address="$AnnualHrs.$A$17"/>
        <table:named-range table:name="C_Build2Rest" table:base-cell-address="$ReadMeFirst.$A$1" table:cell-range-address="$AnnualHrs.$A$22"/>
        <table:named-range table:name="C_Build2Wk1" table:base-cell-address="$ReadMeFirst.$A$1" table:cell-range-address="$AnnualHrs.$A$19"/>
        <table:named-range table:name="C_Build2Wk2" table:base-cell-address="$ReadMeFirst.$A$1" table:cell-range-address="$AnnualHrs.$A$20"/>
        <table:named-range table:name="C_Build2Wk3" table:base-cell-address="$ReadMeFirst.$A$1" table:cell-range-address="$AnnualHrs.$A$21"/>
        <table:named-range table:name="C_Peak1" table:base-cell-address="$ReadMeFirst.$A$1" table:cell-range-address="$AnnualHrs.$A$23"/>
        <table:named-range table:name="C_Peak2" table:base-cell-address="$ReadMeFirst.$A$1" table:cell-range-address="$AnnualHrs.$A$24"/>
        <table:named-range table:name="C_Prep" table:base-cell-address="$ReadMeFirst.$A$1" table:cell-range-address="$AnnualHrs.$A$2"/>
        <table:named-range table:name="C_RaceSat" table:base-cell-address="$ReadMeFirst.$A$1" table:cell-range-address="$AnnualHrs.$A$25"/>
        <table:named-range table:name="C_RaceSatSun" table:base-cell-address="$ReadMeFirst.$A$1" table:cell-range-address="$AnnualHrs.$A$27"/>
        <table:named-range table:name="C_RaceSun" table:base-cell-address="$ReadMeFirst.$A$1" table:cell-range-address="$AnnualHrs.$A$26"/>
        <table:named-range table:name="C_Transition" table:base-cell-address="$ReadMeFirst.$A$1" table:cell-range-address="$AnnualHrs.$A$28"/>
        <table:named-range table:name="IntWgt" table:base-cell-address="$ReadMeFirst.$A$1" table:cell-range-address="$WorkoutPatterns.$U$3"/>
        <table:named-range table:name="Phases" table:base-cell-address="$ReadMeFirst.$A$1" table:cell-range-address="$AnnualHrs.$A$2:.$A$28"/>
        <table:named-range table:name="VolWgt" table:base-cell-address="$ReadMeFirst.$A$1" table:cell-range-address="$WorkoutPatterns.$U$2"/>
        <table:named-range table:name="WeeklyHrsTable" table:base-cell-address="$ReadMeFirst.$A$1" table:cell-range-address="$WeeklyHrs.$A$2:.$H$66"/>
        <table:named-range table:name="WeeklyTssTable" table:base-cell-address="$WeeklySchedule.$E$5" table:cell-range-address="$WeeklyTSS.$A$2:$WeeklyTSS.$H$66"/>
        <table:named-range table:name="WeeklyUnitsTable" table:base-cell-address="$WeeklySchedule.$E$4" table:cell-range-address="$WeeklyUnits.$A$2:.$H$66"/>
      </table:named-expressions>
      <table:database-ranges>
        <table:database-range table:name="WorkoutPatternsList" table:target-range-address="WorkoutPatternsList.A1:WorkoutPatternsList.A7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ce style:name="Tahoma1"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4P0" style:volatile="true">
      <number:number number:decimal-places="0" loext:min-decimal-places="0" number:min-integer-digits="1" number:grouping="true"/>
      <number:text> </number:text>
    </number:number-style>
    <number:number-style style:name="N124P1" style:volatile="true">
      <number:number number:decimal-places="0" loext:min-decimal-places="0" number:min-integer-digits="1" number:grouping="true"/>
      <number:text> </number:text>
    </number:number-style>
    <number:number-style style:name="N124P2" style:volatile="true">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number number:decimal-places="2" loext:min-decimal-places="2" number:min-integer-digits="1" number:grouping="true"/>
      <number:text> </number:text>
    </number:number-style>
    <number:number-style style:name="N127P1" style:volatile="true">
      <number:number number:decimal-places="2" loext:min-decimal-places="2" number:min-integer-digits="1" number:grouping="true"/>
      <number:text> </number:text>
    </number:number-style>
    <number:number-style style:name="N127P2" style:volatile="true">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number:text>
    </number:number-style>
    <number:number-style style:name="N133P2" style:volatile="true">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number number:decimal-places="2" loext:min-decimal-places="2" number:min-integer-digits="1" number:grouping="true"/>
      <number:text> </number:text>
    </number:number-style>
    <number:number-style style:name="N135P1" style:volatile="true">
      <number:text>(</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 number:title="User-defined">
      <number:number number:decimal-places="1" loext:min-decimal-places="1" number:min-integer-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44">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44P0"/>
    </number:currency-style>
    <number:number-style style:name="N145">
      <number:text/>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number:text>
    </number:number-style>
    <number:number-style style:name="N153P1" style:volatile="true">
      <number:text>-£</number:text>
      <number:number number:decimal-places="0" loext:min-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number:text>
      <number:number number:decimal-places="2" loext:min-decimal-places="2" number:min-integer-digits="1" number:grouping="true"/>
      <number:text> </number:text>
    </number:number-style>
    <number:number-style style:name="N156P2" style:volatile="true">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loext:min-decimal-places="2" number:min-integer-digits="1" number:grouping="true"/>
      <number:text> </number:text>
    </number:number-style>
    <number:number-style style:name="N160P1" style:volatile="true">
      <number:text>-£</number:text>
      <number:number number:decimal-places="2" loext:min-decimal-places="2" number:min-integer-digits="1" number:grouping="true"/>
      <number:text> </number:text>
    </number:number-style>
    <number:number-style style:name="N160P2" style:volatile="true">
      <number:text> £-</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loext:min-decimal-places="1" number:min-integer-digits="3" number:min-exponent-digits="1" loext:exponent-interval="3" loext:forced-exponent-sign="true"/>
    </number:number-style>
    <number:number-style style:name="N163P0" style:volatile="true">
      <number:text> </number:text>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 </number:text>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5P0" style:volatile="true">
      <number:currency-symbol>€</number:currency-symbol>
      <number:text> </number:text>
      <number:number number:decimal-places="2" loext:min-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75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Tahoma1" fo:font-family="Tahoma" style:font-name-complex="Tahoma1" style:font-family-complex="Tahoma"/>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margin-top="2.54cm" fo:margin-bottom="2.54cm" fo:margin-left="1.905cm" fo:margin-right="1.905cm" style:first-page-number="continue"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0">00/00/0000</text:date>, <text:time style:data-style-name="N2" text:time-value="19:22:34.15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First" style:display-name="PageStyle_ReadMeFirst" style:page-layout-name="Mpm3">
      <style:header style:display="false"/>
      <style:header-left style:display="false"/>
      <style:footer style:display="false"/>
      <style:footer-left style:display="false"/>
    </style:master-page>
    <style:master-page style:name="PageStyle_5f_TrainingPlan" style:display-name="PageStyle_TrainingPlan" style:page-layout-name="Mpm4">
      <style:header style:display="false"/>
      <style:header-left style:display="false"/>
      <style:footer style:display="false"/>
      <style:footer-left style:display="false"/>
    </style:master-page>
    <style:master-page style:name="PageStyle_5f_WeeklySchedule" style:display-name="PageStyle_WeeklySchedule" style:page-layout-name="Mpm5">
      <style:header style:display="false"/>
      <style:header-left style:display="false"/>
      <style:footer style:display="false"/>
      <style:footer-left style:display="false"/>
    </style:master-page>
    <style:master-page style:name="PageStyle_5f_WorkoutPatterns" style:display-name="PageStyle_WorkoutPatterns" style:page-layout-name="Mpm4">
      <style:header style:display="false"/>
      <style:header-left style:display="false"/>
      <style:footer style:display="false"/>
      <style:footer-left style:display="false"/>
    </style:master-page>
    <style:master-page style:name="PageStyle_5f_Workouts" style:display-name="PageStyle_Workouts" style:page-layout-name="Mpm5">
      <style:header style:display="false"/>
      <style:header-left style:display="false"/>
      <style:footer style:display="false"/>
      <style:footer-left style:display="false"/>
    </style:master-page>
    <style:master-page style:name="PageStyle_5f_AnnualHrs" style:display-name="PageStyle_AnnualHrs" style:page-layout-name="Mpm3">
      <style:header style:display="false"/>
      <style:header-left style:display="false"/>
      <style:footer style:display="false"/>
      <style:footer-left style:display="false"/>
    </style:master-page>
    <style:master-page style:name="PageStyle_5f_WeeklyHrs" style:display-name="PageStyle_WeeklyHr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dmin</meta:initial-creator>
    <meta:creation-date>2007-08-17T12:07:05</meta:creation-date>
    <dc:date>2021-08-10T19:22:53.161000000</dc:date>
    <meta:editing-duration>PT3H56M39S</meta:editing-duration>
    <meta:editing-cycles>54</meta:editing-cycles>
    <meta:generator>LibreOffice/6.4.0.3$Windows_X86_64 LibreOffice_project/b0a288ab3d2d4774cb44b62f04d5d28733ac6df8</meta:generator>
    <dc:title>Cyclist's Training Bible Training Calculator</dc:title>
    <meta:document-statistic meta:table-count="12" meta:cell-count="7415" meta:object-count="0"/>
  </office:meta>
</office:document-meta>
</file>